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0000_sent</text:p>
          </table:table-cell>
          <table:table-cell office:value-type="string" calcext:value-type="string">
            <text:p>10000_recv</text:p>
          </table:table-cell>
          <table:table-cell office:value-type="string" calcext:value-type="string">
            <text:p>100000_sent</text:p>
          </table:table-cell>
          <table:table-cell office:value-type="string" calcext:value-type="string">
            <text:p>100000_recv</text:p>
          </table:table-cell>
          <table:table-cell office:value-type="string" calcext:value-type="string">
            <text:p>1000000_sent</text:p>
          </table:table-cell>
          <table:table-cell office:value-type="string" calcext:value-type="string">
            <text:p>1000000_rec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680827391723E+018" calcext:value-type="float">
            <text:p>1.47680827391723E+018</text:p>
          </table:table-cell>
          <table:table-cell office:value-type="float" office:value="1.47680827392795E+018" calcext:value-type="float">
            <text:p>1.47680827392795E+018</text:p>
          </table:table-cell>
          <table:table-cell office:value-type="float" office:value="1.47680824121217E+018" calcext:value-type="float">
            <text:p>1.47680824121217E+018</text:p>
          </table:table-cell>
          <table:table-cell office:value-type="float" office:value="1.47680824121531E+018" calcext:value-type="float">
            <text:p>1.47680824121531E+018</text:p>
          </table:table-cell>
          <table:table-cell office:value-type="float" office:value="1.47680821750984E+018" calcext:value-type="float">
            <text:p>1.47680821750984E+018</text:p>
          </table:table-cell>
          <table:table-cell office:value-type="float" office:value="1.47680821751269E+018" calcext:value-type="float">
            <text:p>1.47680821751269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680827391776E+018" calcext:value-type="float">
            <text:p>1.47680827391776E+018</text:p>
          </table:table-cell>
          <table:table-cell office:value-type="float" office:value="1.47680827393241E+018" calcext:value-type="float">
            <text:p>1.47680827393241E+018</text:p>
          </table:table-cell>
          <table:table-cell office:value-type="float" office:value="1.47680824121271E+018" calcext:value-type="float">
            <text:p>1.47680824121271E+018</text:p>
          </table:table-cell>
          <table:table-cell office:value-type="float" office:value="1.47680824121867E+018" calcext:value-type="float">
            <text:p>1.47680824121867E+018</text:p>
          </table:table-cell>
          <table:table-cell office:value-type="float" office:value="1.47680821751038E+018" calcext:value-type="float">
            <text:p>1.47680821751038E+018</text:p>
          </table:table-cell>
          <table:table-cell office:value-type="float" office:value="1.47680821751432E+018" calcext:value-type="float">
            <text:p>1.47680821751432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68082739181E+018" calcext:value-type="float">
            <text:p>1.4768082739181E+018</text:p>
          </table:table-cell>
          <table:table-cell office:value-type="float" office:value="1.47680827393283E+018" calcext:value-type="float">
            <text:p>1.47680827393283E+018</text:p>
          </table:table-cell>
          <table:table-cell office:value-type="float" office:value="1.47680824121307E+018" calcext:value-type="float">
            <text:p>1.47680824121307E+018</text:p>
          </table:table-cell>
          <table:table-cell office:value-type="float" office:value="1.47680824121955E+018" calcext:value-type="float">
            <text:p>1.47680824121955E+018</text:p>
          </table:table-cell>
          <table:table-cell office:value-type="float" office:value="1.47680821751074E+018" calcext:value-type="float">
            <text:p>1.47680821751074E+018</text:p>
          </table:table-cell>
          <table:table-cell office:value-type="float" office:value="1.47680821751686E+018" calcext:value-type="float">
            <text:p>1.47680821751686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680827391842E+018" calcext:value-type="float">
            <text:p>1.47680827391842E+018</text:p>
          </table:table-cell>
          <table:table-cell office:value-type="float" office:value="1.47680827393322E+018" calcext:value-type="float">
            <text:p>1.47680827393322E+018</text:p>
          </table:table-cell>
          <table:table-cell office:value-type="float" office:value="1.47680824121345E+018" calcext:value-type="float">
            <text:p>1.47680824121345E+018</text:p>
          </table:table-cell>
          <table:table-cell office:value-type="float" office:value="1.47680824122004E+018" calcext:value-type="float">
            <text:p>1.47680824122004E+018</text:p>
          </table:table-cell>
          <table:table-cell office:value-type="float" office:value="1.47680821751114E+018" calcext:value-type="float">
            <text:p>1.47680821751114E+018</text:p>
          </table:table-cell>
          <table:table-cell office:value-type="float" office:value="1.47680821751726E+018" calcext:value-type="float">
            <text:p>1.47680821751726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680827391874E+018" calcext:value-type="float">
            <text:p>1.47680827391874E+018</text:p>
          </table:table-cell>
          <table:table-cell office:value-type="float" office:value="1.47680827393357E+018" calcext:value-type="float">
            <text:p>1.47680827393357E+018</text:p>
          </table:table-cell>
          <table:table-cell office:value-type="float" office:value="1.47680824121395E+018" calcext:value-type="float">
            <text:p>1.47680824121395E+018</text:p>
          </table:table-cell>
          <table:table-cell office:value-type="float" office:value="1.47680824122066E+018" calcext:value-type="float">
            <text:p>1.47680824122066E+018</text:p>
          </table:table-cell>
          <table:table-cell office:value-type="float" office:value="1.4768082175115E+018" calcext:value-type="float">
            <text:p>1.4768082175115E+018</text:p>
          </table:table-cell>
          <table:table-cell office:value-type="float" office:value="1.47680821751732E+018" calcext:value-type="float">
            <text:p>1.47680821751732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680827391906E+018" calcext:value-type="float">
            <text:p>1.47680827391906E+018</text:p>
          </table:table-cell>
          <table:table-cell office:value-type="float" office:value="1.47680827393396E+018" calcext:value-type="float">
            <text:p>1.47680827393396E+018</text:p>
          </table:table-cell>
          <table:table-cell office:value-type="float" office:value="1.47680824121436E+018" calcext:value-type="float">
            <text:p>1.47680824121436E+018</text:p>
          </table:table-cell>
          <table:table-cell office:value-type="float" office:value="1.47680824122126E+018" calcext:value-type="float">
            <text:p>1.47680824122126E+018</text:p>
          </table:table-cell>
          <table:table-cell office:value-type="float" office:value="1.47680821751184E+018" calcext:value-type="float">
            <text:p>1.47680821751184E+018</text:p>
          </table:table-cell>
          <table:table-cell office:value-type="float" office:value="1.47680821751738E+018" calcext:value-type="float">
            <text:p>1.47680821751738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680827391939E+018" calcext:value-type="float">
            <text:p>1.47680827391939E+018</text:p>
          </table:table-cell>
          <table:table-cell office:value-type="float" office:value="1.47680827393432E+018" calcext:value-type="float">
            <text:p>1.47680827393432E+018</text:p>
          </table:table-cell>
          <table:table-cell office:value-type="float" office:value="1.47680824121481E+018" calcext:value-type="float">
            <text:p>1.47680824121481E+018</text:p>
          </table:table-cell>
          <table:table-cell office:value-type="float" office:value="1.47680824122204E+018" calcext:value-type="float">
            <text:p>1.47680824122204E+018</text:p>
          </table:table-cell>
          <table:table-cell office:value-type="float" office:value="1.47680821751223E+018" calcext:value-type="float">
            <text:p>1.47680821751223E+018</text:p>
          </table:table-cell>
          <table:table-cell office:value-type="float" office:value="1.47680821751777E+018" calcext:value-type="float">
            <text:p>1.47680821751777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680827391971E+018" calcext:value-type="float">
            <text:p>1.47680827391971E+018</text:p>
          </table:table-cell>
          <table:table-cell office:value-type="float" office:value="1.4768082739347E+018" calcext:value-type="float">
            <text:p>1.4768082739347E+018</text:p>
          </table:table-cell>
          <table:table-cell office:value-type="float" office:value="1.47680824121523E+018" calcext:value-type="float">
            <text:p>1.47680824121523E+018</text:p>
          </table:table-cell>
          <table:table-cell office:value-type="float" office:value="1.47680824122278E+018" calcext:value-type="float">
            <text:p>1.47680824122278E+018</text:p>
          </table:table-cell>
          <table:table-cell office:value-type="float" office:value="1.4768082175126E+018" calcext:value-type="float">
            <text:p>1.4768082175126E+018</text:p>
          </table:table-cell>
          <table:table-cell office:value-type="float" office:value="1.47680821751805E+018" calcext:value-type="float">
            <text:p>1.47680821751805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680827392003E+018" calcext:value-type="float">
            <text:p>1.47680827392003E+018</text:p>
          </table:table-cell>
          <table:table-cell office:value-type="float" office:value="1.47680827393507E+018" calcext:value-type="float">
            <text:p>1.47680827393507E+018</text:p>
          </table:table-cell>
          <table:table-cell office:value-type="float" office:value="1.4768082412156E+018" calcext:value-type="float">
            <text:p>1.4768082412156E+018</text:p>
          </table:table-cell>
          <table:table-cell office:value-type="float" office:value="1.4768082412232E+018" calcext:value-type="float">
            <text:p>1.4768082412232E+018</text:p>
          </table:table-cell>
          <table:table-cell office:value-type="float" office:value="1.47680821751297E+018" calcext:value-type="float">
            <text:p>1.47680821751297E+018</text:p>
          </table:table-cell>
          <table:table-cell office:value-type="float" office:value="1.47680821751811E+018" calcext:value-type="float">
            <text:p>1.47680821751811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680827392035E+018" calcext:value-type="float">
            <text:p>1.47680827392035E+018</text:p>
          </table:table-cell>
          <table:table-cell office:value-type="float" office:value="1.47680827393545E+018" calcext:value-type="float">
            <text:p>1.47680827393545E+018</text:p>
          </table:table-cell>
          <table:table-cell office:value-type="float" office:value="1.47680824121612E+018" calcext:value-type="float">
            <text:p>1.47680824121612E+018</text:p>
          </table:table-cell>
          <table:table-cell office:value-type="float" office:value="1.47680824122355E+018" calcext:value-type="float">
            <text:p>1.47680824122355E+018</text:p>
          </table:table-cell>
          <table:table-cell office:value-type="float" office:value="1.4768082175134E+018" calcext:value-type="float">
            <text:p>1.4768082175134E+018</text:p>
          </table:table-cell>
          <table:table-cell office:value-type="float" office:value="1.47680821751885E+018" calcext:value-type="float">
            <text:p>1.47680821751885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680827392067E+018" calcext:value-type="float">
            <text:p>1.47680827392067E+018</text:p>
          </table:table-cell>
          <table:table-cell office:value-type="float" office:value="1.47680827393582E+018" calcext:value-type="float">
            <text:p>1.47680827393582E+018</text:p>
          </table:table-cell>
          <table:table-cell office:value-type="float" office:value="1.47680824121665E+018" calcext:value-type="float">
            <text:p>1.47680824121665E+018</text:p>
          </table:table-cell>
          <table:table-cell office:value-type="float" office:value="1.4768082412243E+018" calcext:value-type="float">
            <text:p>1.4768082412243E+018</text:p>
          </table:table-cell>
          <table:table-cell office:value-type="float" office:value="1.47680821751391E+018" calcext:value-type="float">
            <text:p>1.47680821751391E+018</text:p>
          </table:table-cell>
          <table:table-cell office:value-type="float" office:value="1.47680821751911E+018" calcext:value-type="float">
            <text:p>1.47680821751911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680827392099E+018" calcext:value-type="float">
            <text:p>1.47680827392099E+018</text:p>
          </table:table-cell>
          <table:table-cell office:value-type="float" office:value="1.47680827393619E+018" calcext:value-type="float">
            <text:p>1.47680827393619E+018</text:p>
          </table:table-cell>
          <table:table-cell office:value-type="float" office:value="1.47680824121701E+018" calcext:value-type="float">
            <text:p>1.47680824121701E+018</text:p>
          </table:table-cell>
          <table:table-cell office:value-type="float" office:value="1.47680824122465E+018" calcext:value-type="float">
            <text:p>1.47680824122465E+018</text:p>
          </table:table-cell>
          <table:table-cell office:value-type="float" office:value="1.47680821751428E+018" calcext:value-type="float">
            <text:p>1.47680821751428E+018</text:p>
          </table:table-cell>
          <table:table-cell office:value-type="float" office:value="1.47680821751938E+018" calcext:value-type="float">
            <text:p>1.47680821751938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680827392132E+018" calcext:value-type="float">
            <text:p>1.47680827392132E+018</text:p>
          </table:table-cell>
          <table:table-cell office:value-type="float" office:value="1.47680827393665E+018" calcext:value-type="float">
            <text:p>1.47680827393665E+018</text:p>
          </table:table-cell>
          <table:table-cell office:value-type="float" office:value="1.47680824121746E+018" calcext:value-type="float">
            <text:p>1.47680824121746E+018</text:p>
          </table:table-cell>
          <table:table-cell office:value-type="float" office:value="1.47680824122533E+018" calcext:value-type="float">
            <text:p>1.47680824122533E+018</text:p>
          </table:table-cell>
          <table:table-cell office:value-type="float" office:value="1.47680821751464E+018" calcext:value-type="float">
            <text:p>1.47680821751464E+018</text:p>
          </table:table-cell>
          <table:table-cell office:value-type="float" office:value="1.47680821751966E+018" calcext:value-type="float">
            <text:p>1.47680821751966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680827392164E+018" calcext:value-type="float">
            <text:p>1.47680827392164E+018</text:p>
          </table:table-cell>
          <table:table-cell office:value-type="float" office:value="1.47680827393711E+018" calcext:value-type="float">
            <text:p>1.47680827393711E+018</text:p>
          </table:table-cell>
          <table:table-cell office:value-type="float" office:value="1.47680824121782E+018" calcext:value-type="float">
            <text:p>1.47680824121782E+018</text:p>
          </table:table-cell>
          <table:table-cell office:value-type="float" office:value="1.47680824122571E+018" calcext:value-type="float">
            <text:p>1.47680824122571E+018</text:p>
          </table:table-cell>
          <table:table-cell office:value-type="float" office:value="1.47680821751504E+018" calcext:value-type="float">
            <text:p>1.47680821751504E+018</text:p>
          </table:table-cell>
          <table:table-cell office:value-type="float" office:value="1.47680821752043E+018" calcext:value-type="float">
            <text:p>1.47680821752043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680827392196E+018" calcext:value-type="float">
            <text:p>1.47680827392196E+018</text:p>
          </table:table-cell>
          <table:table-cell office:value-type="float" office:value="1.47680827393744E+018" calcext:value-type="float">
            <text:p>1.47680827393744E+018</text:p>
          </table:table-cell>
          <table:table-cell office:value-type="float" office:value="1.47680824121817E+018" calcext:value-type="float">
            <text:p>1.47680824121817E+018</text:p>
          </table:table-cell>
          <table:table-cell office:value-type="float" office:value="1.47680824122643E+018" calcext:value-type="float">
            <text:p>1.47680824122643E+018</text:p>
          </table:table-cell>
          <table:table-cell office:value-type="float" office:value="1.47680821751539E+018" calcext:value-type="float">
            <text:p>1.47680821751539E+018</text:p>
          </table:table-cell>
          <table:table-cell office:value-type="float" office:value="1.47680821752106E+018" calcext:value-type="float">
            <text:p>1.47680821752106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680827392228E+018" calcext:value-type="float">
            <text:p>1.47680827392228E+018</text:p>
          </table:table-cell>
          <table:table-cell office:value-type="float" office:value="1.47680827393784E+018" calcext:value-type="float">
            <text:p>1.47680827393784E+018</text:p>
          </table:table-cell>
          <table:table-cell office:value-type="float" office:value="1.47680824121858E+018" calcext:value-type="float">
            <text:p>1.47680824121858E+018</text:p>
          </table:table-cell>
          <table:table-cell office:value-type="float" office:value="1.47680824122699E+018" calcext:value-type="float">
            <text:p>1.47680824122699E+018</text:p>
          </table:table-cell>
          <table:table-cell office:value-type="float" office:value="1.47680821751574E+018" calcext:value-type="float">
            <text:p>1.47680821751574E+018</text:p>
          </table:table-cell>
          <table:table-cell office:value-type="float" office:value="1.47680821752297E+018" calcext:value-type="float">
            <text:p>1.47680821752297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68082739226E+018" calcext:value-type="float">
            <text:p>1.4768082739226E+018</text:p>
          </table:table-cell>
          <table:table-cell office:value-type="float" office:value="1.47680827393819E+018" calcext:value-type="float">
            <text:p>1.47680827393819E+018</text:p>
          </table:table-cell>
          <table:table-cell office:value-type="float" office:value="1.47680824121963E+018" calcext:value-type="float">
            <text:p>1.47680824121963E+018</text:p>
          </table:table-cell>
          <table:table-cell office:value-type="float" office:value="1.47680824122944E+018" calcext:value-type="float">
            <text:p>1.47680824122944E+018</text:p>
          </table:table-cell>
          <table:table-cell office:value-type="float" office:value="1.47680821751608E+018" calcext:value-type="float">
            <text:p>1.47680821751608E+018</text:p>
          </table:table-cell>
          <table:table-cell office:value-type="float" office:value="1.47680821752359E+018" calcext:value-type="float">
            <text:p>1.47680821752359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680827392292E+018" calcext:value-type="float">
            <text:p>1.47680827392292E+018</text:p>
          </table:table-cell>
          <table:table-cell office:value-type="float" office:value="1.47680827393853E+018" calcext:value-type="float">
            <text:p>1.47680827393853E+018</text:p>
          </table:table-cell>
          <table:table-cell office:value-type="float" office:value="1.47680824122026E+018" calcext:value-type="float">
            <text:p>1.47680824122026E+018</text:p>
          </table:table-cell>
          <table:table-cell office:value-type="float" office:value="1.47680824123164E+018" calcext:value-type="float">
            <text:p>1.47680824123164E+018</text:p>
          </table:table-cell>
          <table:table-cell office:value-type="float" office:value="1.4768082175165E+018" calcext:value-type="float">
            <text:p>1.4768082175165E+018</text:p>
          </table:table-cell>
          <table:table-cell office:value-type="float" office:value="1.47680821752467E+018" calcext:value-type="float">
            <text:p>1.47680821752467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680827392325E+018" calcext:value-type="float">
            <text:p>1.47680827392325E+018</text:p>
          </table:table-cell>
          <table:table-cell office:value-type="float" office:value="1.47680827393896E+018" calcext:value-type="float">
            <text:p>1.47680827393896E+018</text:p>
          </table:table-cell>
          <table:table-cell office:value-type="float" office:value="1.47680824122072E+018" calcext:value-type="float">
            <text:p>1.47680824122072E+018</text:p>
          </table:table-cell>
          <table:table-cell office:value-type="float" office:value="1.47680824123363E+018" calcext:value-type="float">
            <text:p>1.47680824123363E+018</text:p>
          </table:table-cell>
          <table:table-cell office:value-type="float" office:value="1.47680821751689E+018" calcext:value-type="float">
            <text:p>1.47680821751689E+018</text:p>
          </table:table-cell>
          <table:table-cell office:value-type="float" office:value="1.47680821752764E+018" calcext:value-type="float">
            <text:p>1.47680821752764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680827392357E+018" calcext:value-type="float">
            <text:p>1.47680827392357E+018</text:p>
          </table:table-cell>
          <table:table-cell office:value-type="float" office:value="1.47680827393931E+018" calcext:value-type="float">
            <text:p>1.47680827393931E+018</text:p>
          </table:table-cell>
          <table:table-cell office:value-type="float" office:value="1.47680824122126E+018" calcext:value-type="float">
            <text:p>1.47680824122126E+018</text:p>
          </table:table-cell>
          <table:table-cell office:value-type="float" office:value="1.47680824123487E+018" calcext:value-type="float">
            <text:p>1.47680824123487E+018</text:p>
          </table:table-cell>
          <table:table-cell office:value-type="float" office:value="1.47680821751727E+018" calcext:value-type="float">
            <text:p>1.47680821751727E+018</text:p>
          </table:table-cell>
          <table:table-cell office:value-type="float" office:value="1.47680821752787E+018" calcext:value-type="float">
            <text:p>1.47680821752787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680827392389E+018" calcext:value-type="float">
            <text:p>1.47680827392389E+018</text:p>
          </table:table-cell>
          <table:table-cell office:value-type="float" office:value="1.47680827393964E+018" calcext:value-type="float">
            <text:p>1.47680827393964E+018</text:p>
          </table:table-cell>
          <table:table-cell office:value-type="float" office:value="1.47680824122219E+018" calcext:value-type="float">
            <text:p>1.47680824122219E+018</text:p>
          </table:table-cell>
          <table:table-cell office:value-type="float" office:value="1.47680824123679E+018" calcext:value-type="float">
            <text:p>1.47680824123679E+018</text:p>
          </table:table-cell>
          <table:table-cell office:value-type="float" office:value="1.4768082175177E+018" calcext:value-type="float">
            <text:p>1.4768082175177E+018</text:p>
          </table:table-cell>
          <table:table-cell office:value-type="float" office:value="1.47680821752985E+018" calcext:value-type="float">
            <text:p>1.47680821752985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680827392421E+018" calcext:value-type="float">
            <text:p>1.47680827392421E+018</text:p>
          </table:table-cell>
          <table:table-cell office:value-type="float" office:value="1.47680827394011E+018" calcext:value-type="float">
            <text:p>1.47680827394011E+018</text:p>
          </table:table-cell>
          <table:table-cell office:value-type="float" office:value="1.47680824122276E+018" calcext:value-type="float">
            <text:p>1.47680824122276E+018</text:p>
          </table:table-cell>
          <table:table-cell office:value-type="float" office:value="1.4768082412426E+018" calcext:value-type="float">
            <text:p>1.4768082412426E+018</text:p>
          </table:table-cell>
          <table:table-cell office:value-type="float" office:value="1.47680821751808E+018" calcext:value-type="float">
            <text:p>1.47680821751808E+018</text:p>
          </table:table-cell>
          <table:table-cell office:value-type="float" office:value="1.47680821753038E+018" calcext:value-type="float">
            <text:p>1.47680821753038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680827392453E+018" calcext:value-type="float">
            <text:p>1.47680827392453E+018</text:p>
          </table:table-cell>
          <table:table-cell office:value-type="float" office:value="1.47680827394046E+018" calcext:value-type="float">
            <text:p>1.47680827394046E+018</text:p>
          </table:table-cell>
          <table:table-cell office:value-type="float" office:value="1.47680824122331E+018" calcext:value-type="float">
            <text:p>1.47680824122331E+018</text:p>
          </table:table-cell>
          <table:table-cell office:value-type="float" office:value="1.47680824124415E+018" calcext:value-type="float">
            <text:p>1.47680824124415E+018</text:p>
          </table:table-cell>
          <table:table-cell office:value-type="float" office:value="1.47680821751845E+018" calcext:value-type="float">
            <text:p>1.47680821751845E+018</text:p>
          </table:table-cell>
          <table:table-cell office:value-type="float" office:value="1.4768082175317E+018" calcext:value-type="float">
            <text:p>1.4768082175317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680827392485E+018" calcext:value-type="float">
            <text:p>1.47680827392485E+018</text:p>
          </table:table-cell>
          <table:table-cell office:value-type="float" office:value="1.47680827394085E+018" calcext:value-type="float">
            <text:p>1.47680827394085E+018</text:p>
          </table:table-cell>
          <table:table-cell office:value-type="float" office:value="1.47680824122375E+018" calcext:value-type="float">
            <text:p>1.47680824122375E+018</text:p>
          </table:table-cell>
          <table:table-cell office:value-type="float" office:value="1.47680824124607E+018" calcext:value-type="float">
            <text:p>1.47680824124607E+018</text:p>
          </table:table-cell>
          <table:table-cell office:value-type="float" office:value="1.4768082175188E+018" calcext:value-type="float">
            <text:p>1.4768082175188E+018</text:p>
          </table:table-cell>
          <table:table-cell office:value-type="float" office:value="1.47680821753226E+018" calcext:value-type="float">
            <text:p>1.47680821753226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680827392517E+018" calcext:value-type="float">
            <text:p>1.47680827392517E+018</text:p>
          </table:table-cell>
          <table:table-cell office:value-type="float" office:value="1.47680827394119E+018" calcext:value-type="float">
            <text:p>1.47680827394119E+018</text:p>
          </table:table-cell>
          <table:table-cell office:value-type="float" office:value="1.47680824122429E+018" calcext:value-type="float">
            <text:p>1.47680824122429E+018</text:p>
          </table:table-cell>
          <table:table-cell office:value-type="float" office:value="1.47680824124992E+018" calcext:value-type="float">
            <text:p>1.47680824124992E+018</text:p>
          </table:table-cell>
          <table:table-cell office:value-type="float" office:value="1.47680821751917E+018" calcext:value-type="float">
            <text:p>1.47680821751917E+018</text:p>
          </table:table-cell>
          <table:table-cell office:value-type="float" office:value="1.47680821753278E+018" calcext:value-type="float">
            <text:p>1.47680821753278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680827392549E+018" calcext:value-type="float">
            <text:p>1.47680827392549E+018</text:p>
          </table:table-cell>
          <table:table-cell office:value-type="float" office:value="1.47680827394159E+018" calcext:value-type="float">
            <text:p>1.47680827394159E+018</text:p>
          </table:table-cell>
          <table:table-cell office:value-type="float" office:value="1.47680824122486E+018" calcext:value-type="float">
            <text:p>1.47680824122486E+018</text:p>
          </table:table-cell>
          <table:table-cell office:value-type="float" office:value="1.4768082412529E+018" calcext:value-type="float">
            <text:p>1.4768082412529E+018</text:p>
          </table:table-cell>
          <table:table-cell office:value-type="float" office:value="1.4768082175196E+018" calcext:value-type="float">
            <text:p>1.4768082175196E+018</text:p>
          </table:table-cell>
          <table:table-cell office:value-type="float" office:value="1.47680821753345E+018" calcext:value-type="float">
            <text:p>1.47680821753345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680827392582E+018" calcext:value-type="float">
            <text:p>1.47680827392582E+018</text:p>
          </table:table-cell>
          <table:table-cell office:value-type="float" office:value="1.47680827394195E+018" calcext:value-type="float">
            <text:p>1.47680827394195E+018</text:p>
          </table:table-cell>
          <table:table-cell office:value-type="float" office:value="1.47680824122529E+018" calcext:value-type="float">
            <text:p>1.47680824122529E+018</text:p>
          </table:table-cell>
          <table:table-cell office:value-type="float" office:value="1.47680824125439E+018" calcext:value-type="float">
            <text:p>1.47680824125439E+018</text:p>
          </table:table-cell>
          <table:table-cell office:value-type="float" office:value="1.47680821751998E+018" calcext:value-type="float">
            <text:p>1.47680821751998E+018</text:p>
          </table:table-cell>
          <table:table-cell office:value-type="float" office:value="1.47680821753403E+018" calcext:value-type="float">
            <text:p>1.47680821753403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680827392614E+018" calcext:value-type="float">
            <text:p>1.47680827392614E+018</text:p>
          </table:table-cell>
          <table:table-cell office:value-type="float" office:value="1.47680827394234E+018" calcext:value-type="float">
            <text:p>1.47680827394234E+018</text:p>
          </table:table-cell>
          <table:table-cell office:value-type="float" office:value="1.47680824122583E+018" calcext:value-type="float">
            <text:p>1.47680824122583E+018</text:p>
          </table:table-cell>
          <table:table-cell office:value-type="float" office:value="1.47680824125638E+018" calcext:value-type="float">
            <text:p>1.47680824125638E+018</text:p>
          </table:table-cell>
          <table:table-cell office:value-type="float" office:value="1.47680821752037E+018" calcext:value-type="float">
            <text:p>1.47680821752037E+018</text:p>
          </table:table-cell>
          <table:table-cell office:value-type="float" office:value="1.47680821753459E+018" calcext:value-type="float">
            <text:p>1.47680821753459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680827392719E+018" calcext:value-type="float">
            <text:p>1.47680827392719E+018</text:p>
          </table:table-cell>
          <table:table-cell office:value-type="float" office:value="1.47680827394273E+018" calcext:value-type="float">
            <text:p>1.47680827394273E+018</text:p>
          </table:table-cell>
          <table:table-cell office:value-type="float" office:value="1.47680824122643E+018" calcext:value-type="float">
            <text:p>1.47680824122643E+018</text:p>
          </table:table-cell>
          <table:table-cell office:value-type="float" office:value="1.47680824125908E+018" calcext:value-type="float">
            <text:p>1.47680824125908E+018</text:p>
          </table:table-cell>
          <table:table-cell office:value-type="float" office:value="1.47680821752075E+018" calcext:value-type="float">
            <text:p>1.47680821752075E+018</text:p>
          </table:table-cell>
          <table:table-cell office:value-type="float" office:value="1.47680821753518E+018" calcext:value-type="float">
            <text:p>1.47680821753518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680827392768E+018" calcext:value-type="float">
            <text:p>1.47680827392768E+018</text:p>
          </table:table-cell>
          <table:table-cell office:value-type="float" office:value="1.47680827394447E+018" calcext:value-type="float">
            <text:p>1.47680827394447E+018</text:p>
          </table:table-cell>
          <table:table-cell office:value-type="float" office:value="1.47680824122687E+018" calcext:value-type="float">
            <text:p>1.47680824122687E+018</text:p>
          </table:table-cell>
          <table:table-cell office:value-type="float" office:value="1.47680824126025E+018" calcext:value-type="float">
            <text:p>1.47680824126025E+018</text:p>
          </table:table-cell>
          <table:table-cell office:value-type="float" office:value="1.47680821752111E+018" calcext:value-type="float">
            <text:p>1.47680821752111E+018</text:p>
          </table:table-cell>
          <table:table-cell office:value-type="float" office:value="1.4768082175372E+018" calcext:value-type="float">
            <text:p>1.4768082175372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680827392819E+018" calcext:value-type="float">
            <text:p>1.47680827392819E+018</text:p>
          </table:table-cell>
          <table:table-cell office:value-type="float" office:value="1.47680827394484E+018" calcext:value-type="float">
            <text:p>1.47680827394484E+018</text:p>
          </table:table-cell>
          <table:table-cell office:value-type="float" office:value="1.47680824122734E+018" calcext:value-type="float">
            <text:p>1.47680824122734E+018</text:p>
          </table:table-cell>
          <table:table-cell office:value-type="float" office:value="1.47680824126097E+018" calcext:value-type="float">
            <text:p>1.47680824126097E+018</text:p>
          </table:table-cell>
          <table:table-cell office:value-type="float" office:value="1.47680821752148E+018" calcext:value-type="float">
            <text:p>1.47680821752148E+018</text:p>
          </table:table-cell>
          <table:table-cell office:value-type="float" office:value="1.47680821753792E+018" calcext:value-type="float">
            <text:p>1.47680821753792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680827392868E+018" calcext:value-type="float">
            <text:p>1.47680827392868E+018</text:p>
          </table:table-cell>
          <table:table-cell office:value-type="float" office:value="1.47680827394518E+018" calcext:value-type="float">
            <text:p>1.47680827394518E+018</text:p>
          </table:table-cell>
          <table:table-cell office:value-type="float" office:value="1.4768082412277E+018" calcext:value-type="float">
            <text:p>1.4768082412277E+018</text:p>
          </table:table-cell>
          <table:table-cell office:value-type="float" office:value="1.47680824126159E+018" calcext:value-type="float">
            <text:p>1.47680824126159E+018</text:p>
          </table:table-cell>
          <table:table-cell office:value-type="float" office:value="1.47680821752183E+018" calcext:value-type="float">
            <text:p>1.47680821752183E+018</text:p>
          </table:table-cell>
          <table:table-cell office:value-type="float" office:value="1.47680821753854E+018" calcext:value-type="float">
            <text:p>1.47680821753854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680827392912E+018" calcext:value-type="float">
            <text:p>1.47680827392912E+018</text:p>
          </table:table-cell>
          <table:table-cell office:value-type="float" office:value="1.47680827394561E+018" calcext:value-type="float">
            <text:p>1.47680827394561E+018</text:p>
          </table:table-cell>
          <table:table-cell office:value-type="float" office:value="1.47680824122805E+018" calcext:value-type="float">
            <text:p>1.47680824122805E+018</text:p>
          </table:table-cell>
          <table:table-cell office:value-type="float" office:value="1.47680824126219E+018" calcext:value-type="float">
            <text:p>1.47680824126219E+018</text:p>
          </table:table-cell>
          <table:table-cell office:value-type="float" office:value="1.47680821752221E+018" calcext:value-type="float">
            <text:p>1.47680821752221E+018</text:p>
          </table:table-cell>
          <table:table-cell office:value-type="float" office:value="1.47680821754053E+018" calcext:value-type="float">
            <text:p>1.47680821754053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680827392956E+018" calcext:value-type="float">
            <text:p>1.47680827392956E+018</text:p>
          </table:table-cell>
          <table:table-cell office:value-type="float" office:value="1.47680827394595E+018" calcext:value-type="float">
            <text:p>1.47680827394595E+018</text:p>
          </table:table-cell>
          <table:table-cell office:value-type="float" office:value="1.4768082412284E+018" calcext:value-type="float">
            <text:p>1.4768082412284E+018</text:p>
          </table:table-cell>
          <table:table-cell office:value-type="float" office:value="1.47680824126343E+018" calcext:value-type="float">
            <text:p>1.47680824126343E+018</text:p>
          </table:table-cell>
          <table:table-cell office:value-type="float" office:value="1.47680821752256E+018" calcext:value-type="float">
            <text:p>1.47680821752256E+018</text:p>
          </table:table-cell>
          <table:table-cell office:value-type="float" office:value="1.47680821754231E+018" calcext:value-type="float">
            <text:p>1.47680821754231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680827392999E+018" calcext:value-type="float">
            <text:p>1.47680827392999E+018</text:p>
          </table:table-cell>
          <table:table-cell office:value-type="float" office:value="1.47680827394642E+018" calcext:value-type="float">
            <text:p>1.47680827394642E+018</text:p>
          </table:table-cell>
          <table:table-cell office:value-type="float" office:value="1.47680824122888E+018" calcext:value-type="float">
            <text:p>1.47680824122888E+018</text:p>
          </table:table-cell>
          <table:table-cell office:value-type="float" office:value="1.47680824126379E+018" calcext:value-type="float">
            <text:p>1.47680824126379E+018</text:p>
          </table:table-cell>
          <table:table-cell office:value-type="float" office:value="1.47680821752295E+018" calcext:value-type="float">
            <text:p>1.47680821752295E+018</text:p>
          </table:table-cell>
          <table:table-cell office:value-type="float" office:value="1.47680821754342E+018" calcext:value-type="float">
            <text:p>1.47680821754342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680827393044E+018" calcext:value-type="float">
            <text:p>1.47680827393044E+018</text:p>
          </table:table-cell>
          <table:table-cell office:value-type="float" office:value="1.47680827394678E+018" calcext:value-type="float">
            <text:p>1.47680827394678E+018</text:p>
          </table:table-cell>
          <table:table-cell office:value-type="float" office:value="1.47680824122925E+018" calcext:value-type="float">
            <text:p>1.47680824122925E+018</text:p>
          </table:table-cell>
          <table:table-cell office:value-type="float" office:value="1.47680824126416E+018" calcext:value-type="float">
            <text:p>1.47680824126416E+018</text:p>
          </table:table-cell>
          <table:table-cell office:value-type="float" office:value="1.47680821752332E+018" calcext:value-type="float">
            <text:p>1.47680821752332E+018</text:p>
          </table:table-cell>
          <table:table-cell office:value-type="float" office:value="1.47680821754418E+018" calcext:value-type="float">
            <text:p>1.47680821754418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680827393087E+018" calcext:value-type="float">
            <text:p>1.47680827393087E+018</text:p>
          </table:table-cell>
          <table:table-cell office:value-type="float" office:value="1.47680827394712E+018" calcext:value-type="float">
            <text:p>1.47680827394712E+018</text:p>
          </table:table-cell>
          <table:table-cell office:value-type="float" office:value="1.47680824122967E+018" calcext:value-type="float">
            <text:p>1.47680824122967E+018</text:p>
          </table:table-cell>
          <table:table-cell office:value-type="float" office:value="1.47680824126453E+018" calcext:value-type="float">
            <text:p>1.47680824126453E+018</text:p>
          </table:table-cell>
          <table:table-cell office:value-type="float" office:value="1.47680821752369E+018" calcext:value-type="float">
            <text:p>1.47680821752369E+018</text:p>
          </table:table-cell>
          <table:table-cell office:value-type="float" office:value="1.47680821754518E+018" calcext:value-type="float">
            <text:p>1.47680821754518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68082739313E+018" calcext:value-type="float">
            <text:p>1.4768082739313E+018</text:p>
          </table:table-cell>
          <table:table-cell office:value-type="float" office:value="1.47680827394746E+018" calcext:value-type="float">
            <text:p>1.47680827394746E+018</text:p>
          </table:table-cell>
          <table:table-cell office:value-type="float" office:value="1.47680824123002E+018" calcext:value-type="float">
            <text:p>1.47680824123002E+018</text:p>
          </table:table-cell>
          <table:table-cell office:value-type="float" office:value="1.47680824126491E+018" calcext:value-type="float">
            <text:p>1.47680824126491E+018</text:p>
          </table:table-cell>
          <table:table-cell office:value-type="float" office:value="1.47680821752409E+018" calcext:value-type="float">
            <text:p>1.47680821752409E+018</text:p>
          </table:table-cell>
          <table:table-cell office:value-type="float" office:value="1.47680821754706E+018" calcext:value-type="float">
            <text:p>1.47680821754706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680827393174E+018" calcext:value-type="float">
            <text:p>1.47680827393174E+018</text:p>
          </table:table-cell>
          <table:table-cell office:value-type="float" office:value="1.47680827394788E+018" calcext:value-type="float">
            <text:p>1.47680827394788E+018</text:p>
          </table:table-cell>
          <table:table-cell office:value-type="float" office:value="1.47680824123037E+018" calcext:value-type="float">
            <text:p>1.47680824123037E+018</text:p>
          </table:table-cell>
          <table:table-cell office:value-type="float" office:value="1.47680824126528E+018" calcext:value-type="float">
            <text:p>1.47680824126528E+018</text:p>
          </table:table-cell>
          <table:table-cell office:value-type="float" office:value="1.47680821752445E+018" calcext:value-type="float">
            <text:p>1.47680821752445E+018</text:p>
          </table:table-cell>
          <table:table-cell office:value-type="float" office:value="1.47680821754892E+018" calcext:value-type="float">
            <text:p>1.47680821754892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680827393217E+018" calcext:value-type="float">
            <text:p>1.47680827393217E+018</text:p>
          </table:table-cell>
          <table:table-cell office:value-type="float" office:value="1.47680827394822E+018" calcext:value-type="float">
            <text:p>1.47680827394822E+018</text:p>
          </table:table-cell>
          <table:table-cell office:value-type="float" office:value="1.47680824123071E+018" calcext:value-type="float">
            <text:p>1.47680824123071E+018</text:p>
          </table:table-cell>
          <table:table-cell office:value-type="float" office:value="1.47680824126565E+018" calcext:value-type="float">
            <text:p>1.47680824126565E+018</text:p>
          </table:table-cell>
          <table:table-cell office:value-type="float" office:value="1.4768082175248E+018" calcext:value-type="float">
            <text:p>1.4768082175248E+018</text:p>
          </table:table-cell>
          <table:table-cell office:value-type="float" office:value="1.47680821755059E+018" calcext:value-type="float">
            <text:p>1.47680821755059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680827393263E+018" calcext:value-type="float">
            <text:p>1.47680827393263E+018</text:p>
          </table:table-cell>
          <table:table-cell office:value-type="float" office:value="1.47680827394862E+018" calcext:value-type="float">
            <text:p>1.47680827394862E+018</text:p>
          </table:table-cell>
          <table:table-cell office:value-type="float" office:value="1.47680824123117E+018" calcext:value-type="float">
            <text:p>1.47680824123117E+018</text:p>
          </table:table-cell>
          <table:table-cell office:value-type="float" office:value="1.47680824126602E+018" calcext:value-type="float">
            <text:p>1.47680824126602E+018</text:p>
          </table:table-cell>
          <table:table-cell office:value-type="float" office:value="1.47680821752516E+018" calcext:value-type="float">
            <text:p>1.47680821752516E+018</text:p>
          </table:table-cell>
          <table:table-cell office:value-type="float" office:value="1.47680821755117E+018" calcext:value-type="float">
            <text:p>1.47680821755117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680827393313E+018" calcext:value-type="float">
            <text:p>1.47680827393313E+018</text:p>
          </table:table-cell>
          <table:table-cell office:value-type="float" office:value="1.47680827394902E+018" calcext:value-type="float">
            <text:p>1.47680827394902E+018</text:p>
          </table:table-cell>
          <table:table-cell office:value-type="float" office:value="1.47680824123158E+018" calcext:value-type="float">
            <text:p>1.47680824123158E+018</text:p>
          </table:table-cell>
          <table:table-cell office:value-type="float" office:value="1.47680824126641E+018" calcext:value-type="float">
            <text:p>1.47680824126641E+018</text:p>
          </table:table-cell>
          <table:table-cell office:value-type="float" office:value="1.47680821752551E+018" calcext:value-type="float">
            <text:p>1.47680821752551E+018</text:p>
          </table:table-cell>
          <table:table-cell office:value-type="float" office:value="1.47680821755171E+018" calcext:value-type="float">
            <text:p>1.47680821755171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680827393363E+018" calcext:value-type="float">
            <text:p>1.47680827393363E+018</text:p>
          </table:table-cell>
          <table:table-cell office:value-type="float" office:value="1.47680827395071E+018" calcext:value-type="float">
            <text:p>1.47680827395071E+018</text:p>
          </table:table-cell>
          <table:table-cell office:value-type="float" office:value="1.47680824123194E+018" calcext:value-type="float">
            <text:p>1.47680824123194E+018</text:p>
          </table:table-cell>
          <table:table-cell office:value-type="float" office:value="1.47680824126704E+018" calcext:value-type="float">
            <text:p>1.47680824126704E+018</text:p>
          </table:table-cell>
          <table:table-cell office:value-type="float" office:value="1.47680821752586E+018" calcext:value-type="float">
            <text:p>1.47680821752586E+018</text:p>
          </table:table-cell>
          <table:table-cell office:value-type="float" office:value="1.47680821755205E+018" calcext:value-type="float">
            <text:p>1.47680821755205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68082739341E+018" calcext:value-type="float">
            <text:p>1.4768082739341E+018</text:p>
          </table:table-cell>
          <table:table-cell office:value-type="float" office:value="1.47680827395115E+018" calcext:value-type="float">
            <text:p>1.47680827395115E+018</text:p>
          </table:table-cell>
          <table:table-cell office:value-type="float" office:value="1.47680824123229E+018" calcext:value-type="float">
            <text:p>1.47680824123229E+018</text:p>
          </table:table-cell>
          <table:table-cell office:value-type="float" office:value="1.47680824126853E+018" calcext:value-type="float">
            <text:p>1.47680824126853E+018</text:p>
          </table:table-cell>
          <table:table-cell office:value-type="float" office:value="1.47680821752625E+018" calcext:value-type="float">
            <text:p>1.47680821752625E+018</text:p>
          </table:table-cell>
          <table:table-cell office:value-type="float" office:value="1.47680821755215E+018" calcext:value-type="float">
            <text:p>1.47680821755215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680827393457E+018" calcext:value-type="float">
            <text:p>1.47680827393457E+018</text:p>
          </table:table-cell>
          <table:table-cell office:value-type="float" office:value="1.47680827395158E+018" calcext:value-type="float">
            <text:p>1.47680827395158E+018</text:p>
          </table:table-cell>
          <table:table-cell office:value-type="float" office:value="1.47680824123264E+018" calcext:value-type="float">
            <text:p>1.47680824123264E+018</text:p>
          </table:table-cell>
          <table:table-cell office:value-type="float" office:value="1.47680824127017E+018" calcext:value-type="float">
            <text:p>1.47680824127017E+018</text:p>
          </table:table-cell>
          <table:table-cell office:value-type="float" office:value="1.47680821752666E+018" calcext:value-type="float">
            <text:p>1.47680821752666E+018</text:p>
          </table:table-cell>
          <table:table-cell office:value-type="float" office:value="1.47680821755221E+018" calcext:value-type="float">
            <text:p>1.47680821755221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680827393503E+018" calcext:value-type="float">
            <text:p>1.47680827393503E+018</text:p>
          </table:table-cell>
          <table:table-cell office:value-type="float" office:value="1.47680827395193E+018" calcext:value-type="float">
            <text:p>1.47680827395193E+018</text:p>
          </table:table-cell>
          <table:table-cell office:value-type="float" office:value="1.4768082412331E+018" calcext:value-type="float">
            <text:p>1.4768082412331E+018</text:p>
          </table:table-cell>
          <table:table-cell office:value-type="float" office:value="1.47680824127077E+018" calcext:value-type="float">
            <text:p>1.47680824127077E+018</text:p>
          </table:table-cell>
          <table:table-cell office:value-type="float" office:value="1.47680821752704E+018" calcext:value-type="float">
            <text:p>1.47680821752704E+018</text:p>
          </table:table-cell>
          <table:table-cell office:value-type="float" office:value="1.47680821755242E+018" calcext:value-type="float">
            <text:p>1.47680821755242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680827393549E+018" calcext:value-type="float">
            <text:p>1.47680827393549E+018</text:p>
          </table:table-cell>
          <table:table-cell office:value-type="float" office:value="1.47680827395233E+018" calcext:value-type="float">
            <text:p>1.47680827395233E+018</text:p>
          </table:table-cell>
          <table:table-cell office:value-type="float" office:value="1.47680824123349E+018" calcext:value-type="float">
            <text:p>1.47680824123349E+018</text:p>
          </table:table-cell>
          <table:table-cell office:value-type="float" office:value="1.47680824127179E+018" calcext:value-type="float">
            <text:p>1.47680824127179E+018</text:p>
          </table:table-cell>
          <table:table-cell office:value-type="float" office:value="1.4768082175274E+018" calcext:value-type="float">
            <text:p>1.4768082175274E+018</text:p>
          </table:table-cell>
          <table:table-cell office:value-type="float" office:value="1.47680821755267E+018" calcext:value-type="float">
            <text:p>1.47680821755267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680827393597E+018" calcext:value-type="float">
            <text:p>1.47680827393597E+018</text:p>
          </table:table-cell>
          <table:table-cell office:value-type="float" office:value="1.47680827395272E+018" calcext:value-type="float">
            <text:p>1.47680827395272E+018</text:p>
          </table:table-cell>
          <table:table-cell office:value-type="float" office:value="1.47680824123387E+018" calcext:value-type="float">
            <text:p>1.47680824123387E+018</text:p>
          </table:table-cell>
          <table:table-cell office:value-type="float" office:value="1.47680824127213E+018" calcext:value-type="float">
            <text:p>1.47680824127213E+018</text:p>
          </table:table-cell>
          <table:table-cell office:value-type="float" office:value="1.47680821752777E+018" calcext:value-type="float">
            <text:p>1.47680821752777E+018</text:p>
          </table:table-cell>
          <table:table-cell office:value-type="float" office:value="1.47680821755292E+018" calcext:value-type="float">
            <text:p>1.47680821755292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680827393657E+018" calcext:value-type="float">
            <text:p>1.47680827393657E+018</text:p>
          </table:table-cell>
          <table:table-cell office:value-type="float" office:value="1.47680827395307E+018" calcext:value-type="float">
            <text:p>1.47680827395307E+018</text:p>
          </table:table-cell>
          <table:table-cell office:value-type="float" office:value="1.47680824123432E+018" calcext:value-type="float">
            <text:p>1.47680824123432E+018</text:p>
          </table:table-cell>
          <table:table-cell office:value-type="float" office:value="1.4768082412725E+018" calcext:value-type="float">
            <text:p>1.4768082412725E+018</text:p>
          </table:table-cell>
          <table:table-cell office:value-type="float" office:value="1.47680821752813E+018" calcext:value-type="float">
            <text:p>1.47680821752813E+018</text:p>
          </table:table-cell>
          <table:table-cell office:value-type="float" office:value="1.47680821755381E+018" calcext:value-type="float">
            <text:p>1.47680821755381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680827393745E+018" calcext:value-type="float">
            <text:p>1.47680827393745E+018</text:p>
          </table:table-cell>
          <table:table-cell office:value-type="float" office:value="1.47680827395347E+018" calcext:value-type="float">
            <text:p>1.47680827395347E+018</text:p>
          </table:table-cell>
          <table:table-cell office:value-type="float" office:value="1.47680824123467E+018" calcext:value-type="float">
            <text:p>1.47680824123467E+018</text:p>
          </table:table-cell>
          <table:table-cell office:value-type="float" office:value="1.47680824127288E+018" calcext:value-type="float">
            <text:p>1.47680824127288E+018</text:p>
          </table:table-cell>
          <table:table-cell office:value-type="float" office:value="1.47680821752849E+018" calcext:value-type="float">
            <text:p>1.47680821752849E+018</text:p>
          </table:table-cell>
          <table:table-cell office:value-type="float" office:value="1.47680821755417E+018" calcext:value-type="float">
            <text:p>1.47680821755417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680827393849E+018" calcext:value-type="float">
            <text:p>1.47680827393849E+018</text:p>
          </table:table-cell>
          <table:table-cell office:value-type="float" office:value="1.47680827395388E+018" calcext:value-type="float">
            <text:p>1.47680827395388E+018</text:p>
          </table:table-cell>
          <table:table-cell office:value-type="float" office:value="1.47680824123509E+018" calcext:value-type="float">
            <text:p>1.47680824123509E+018</text:p>
          </table:table-cell>
          <table:table-cell office:value-type="float" office:value="1.47680824127325E+018" calcext:value-type="float">
            <text:p>1.47680824127325E+018</text:p>
          </table:table-cell>
          <table:table-cell office:value-type="float" office:value="1.47680821752883E+018" calcext:value-type="float">
            <text:p>1.47680821752883E+018</text:p>
          </table:table-cell>
          <table:table-cell office:value-type="float" office:value="1.47680821755432E+018" calcext:value-type="float">
            <text:p>1.47680821755432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680827393944E+018" calcext:value-type="float">
            <text:p>1.47680827393944E+018</text:p>
          </table:table-cell>
          <table:table-cell office:value-type="float" office:value="1.47680827395422E+018" calcext:value-type="float">
            <text:p>1.47680827395422E+018</text:p>
          </table:table-cell>
          <table:table-cell office:value-type="float" office:value="1.47680824123544E+018" calcext:value-type="float">
            <text:p>1.47680824123544E+018</text:p>
          </table:table-cell>
          <table:table-cell office:value-type="float" office:value="1.47680824127361E+018" calcext:value-type="float">
            <text:p>1.47680824127361E+018</text:p>
          </table:table-cell>
          <table:table-cell office:value-type="float" office:value="1.47680821752925E+018" calcext:value-type="float">
            <text:p>1.47680821752925E+018</text:p>
          </table:table-cell>
          <table:table-cell office:value-type="float" office:value="1.47680821755453E+018" calcext:value-type="float">
            <text:p>1.47680821755453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680827394037E+018" calcext:value-type="float">
            <text:p>1.47680827394037E+018</text:p>
          </table:table-cell>
          <table:table-cell office:value-type="float" office:value="1.47680827395462E+018" calcext:value-type="float">
            <text:p>1.47680827395462E+018</text:p>
          </table:table-cell>
          <table:table-cell office:value-type="float" office:value="1.47680824123579E+018" calcext:value-type="float">
            <text:p>1.47680824123579E+018</text:p>
          </table:table-cell>
          <table:table-cell office:value-type="float" office:value="1.47680824127425E+018" calcext:value-type="float">
            <text:p>1.47680824127425E+018</text:p>
          </table:table-cell>
          <table:table-cell office:value-type="float" office:value="1.47680821752961E+018" calcext:value-type="float">
            <text:p>1.47680821752961E+018</text:p>
          </table:table-cell>
          <table:table-cell office:value-type="float" office:value="1.47680821755611E+018" calcext:value-type="float">
            <text:p>1.47680821755611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680827394134E+018" calcext:value-type="float">
            <text:p>1.47680827394134E+018</text:p>
          </table:table-cell>
          <table:table-cell office:value-type="float" office:value="1.47680827395506E+018" calcext:value-type="float">
            <text:p>1.47680827395506E+018</text:p>
          </table:table-cell>
          <table:table-cell office:value-type="float" office:value="1.47680824123629E+018" calcext:value-type="float">
            <text:p>1.47680824123629E+018</text:p>
          </table:table-cell>
          <table:table-cell office:value-type="float" office:value="1.47680824127586E+018" calcext:value-type="float">
            <text:p>1.47680824127586E+018</text:p>
          </table:table-cell>
          <table:table-cell office:value-type="float" office:value="1.47680821752997E+018" calcext:value-type="float">
            <text:p>1.47680821752997E+018</text:p>
          </table:table-cell>
          <table:table-cell office:value-type="float" office:value="1.47680821755661E+018" calcext:value-type="float">
            <text:p>1.47680821755661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680827394227E+018" calcext:value-type="float">
            <text:p>1.47680827394227E+018</text:p>
          </table:table-cell>
          <table:table-cell office:value-type="float" office:value="1.4768082739554E+018" calcext:value-type="float">
            <text:p>1.4768082739554E+018</text:p>
          </table:table-cell>
          <table:table-cell office:value-type="float" office:value="1.47680824123671E+018" calcext:value-type="float">
            <text:p>1.47680824123671E+018</text:p>
          </table:table-cell>
          <table:table-cell office:value-type="float" office:value="1.47680824127626E+018" calcext:value-type="float">
            <text:p>1.47680824127626E+018</text:p>
          </table:table-cell>
          <table:table-cell office:value-type="float" office:value="1.47680821753033E+018" calcext:value-type="float">
            <text:p>1.47680821753033E+018</text:p>
          </table:table-cell>
          <table:table-cell office:value-type="float" office:value="1.47680821755706E+018" calcext:value-type="float">
            <text:p>1.47680821755706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680827394323E+018" calcext:value-type="float">
            <text:p>1.47680827394323E+018</text:p>
          </table:table-cell>
          <table:table-cell office:value-type="float" office:value="1.47680827395661E+018" calcext:value-type="float">
            <text:p>1.47680827395661E+018</text:p>
          </table:table-cell>
          <table:table-cell office:value-type="float" office:value="1.47680824123709E+018" calcext:value-type="float">
            <text:p>1.47680824123709E+018</text:p>
          </table:table-cell>
          <table:table-cell office:value-type="float" office:value="1.47680824127667E+018" calcext:value-type="float">
            <text:p>1.47680824127667E+018</text:p>
          </table:table-cell>
          <table:table-cell office:value-type="float" office:value="1.47680821753069E+018" calcext:value-type="float">
            <text:p>1.47680821753069E+018</text:p>
          </table:table-cell>
          <table:table-cell office:value-type="float" office:value="1.47680821755794E+018" calcext:value-type="float">
            <text:p>1.47680821755794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680827394411E+018" calcext:value-type="float">
            <text:p>1.47680827394411E+018</text:p>
          </table:table-cell>
          <table:table-cell office:value-type="float" office:value="1.47680827395698E+018" calcext:value-type="float">
            <text:p>1.47680827395698E+018</text:p>
          </table:table-cell>
          <table:table-cell office:value-type="float" office:value="1.47680824123746E+018" calcext:value-type="float">
            <text:p>1.47680824123746E+018</text:p>
          </table:table-cell>
          <table:table-cell office:value-type="float" office:value="1.47680824127703E+018" calcext:value-type="float">
            <text:p>1.47680824127703E+018</text:p>
          </table:table-cell>
          <table:table-cell office:value-type="float" office:value="1.4768082175311E+018" calcext:value-type="float">
            <text:p>1.4768082175311E+018</text:p>
          </table:table-cell>
          <table:table-cell office:value-type="float" office:value="1.4768082175583E+018" calcext:value-type="float">
            <text:p>1.4768082175583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680827394498E+018" calcext:value-type="float">
            <text:p>1.47680827394498E+018</text:p>
          </table:table-cell>
          <table:table-cell office:value-type="float" office:value="1.47680827395732E+018" calcext:value-type="float">
            <text:p>1.47680827395732E+018</text:p>
          </table:table-cell>
          <table:table-cell office:value-type="float" office:value="1.4768082412378E+018" calcext:value-type="float">
            <text:p>1.4768082412378E+018</text:p>
          </table:table-cell>
          <table:table-cell office:value-type="float" office:value="1.47680824127742E+018" calcext:value-type="float">
            <text:p>1.47680824127742E+018</text:p>
          </table:table-cell>
          <table:table-cell office:value-type="float" office:value="1.47680821753146E+018" calcext:value-type="float">
            <text:p>1.47680821753146E+018</text:p>
          </table:table-cell>
          <table:table-cell office:value-type="float" office:value="1.47680821755841E+018" calcext:value-type="float">
            <text:p>1.47680821755841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68082739459E+018" calcext:value-type="float">
            <text:p>1.4768082739459E+018</text:p>
          </table:table-cell>
          <table:table-cell office:value-type="float" office:value="1.47680827395773E+018" calcext:value-type="float">
            <text:p>1.47680827395773E+018</text:p>
          </table:table-cell>
          <table:table-cell office:value-type="float" office:value="1.47680824123815E+018" calcext:value-type="float">
            <text:p>1.47680824123815E+018</text:p>
          </table:table-cell>
          <table:table-cell office:value-type="float" office:value="1.4768082412778E+018" calcext:value-type="float">
            <text:p>1.4768082412778E+018</text:p>
          </table:table-cell>
          <table:table-cell office:value-type="float" office:value="1.47680821753182E+018" calcext:value-type="float">
            <text:p>1.47680821753182E+018</text:p>
          </table:table-cell>
          <table:table-cell office:value-type="float" office:value="1.47680821755847E+018" calcext:value-type="float">
            <text:p>1.47680821755847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680827394696E+018" calcext:value-type="float">
            <text:p>1.47680827394696E+018</text:p>
          </table:table-cell>
          <table:table-cell office:value-type="float" office:value="1.47680827395813E+018" calcext:value-type="float">
            <text:p>1.47680827395813E+018</text:p>
          </table:table-cell>
          <table:table-cell office:value-type="float" office:value="1.4768082412385E+018" calcext:value-type="float">
            <text:p>1.4768082412385E+018</text:p>
          </table:table-cell>
          <table:table-cell office:value-type="float" office:value="1.47680824127815E+018" calcext:value-type="float">
            <text:p>1.47680824127815E+018</text:p>
          </table:table-cell>
          <table:table-cell office:value-type="float" office:value="1.47680821753222E+018" calcext:value-type="float">
            <text:p>1.47680821753222E+018</text:p>
          </table:table-cell>
          <table:table-cell office:value-type="float" office:value="1.47680821755867E+018" calcext:value-type="float">
            <text:p>1.47680821755867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680827394789E+018" calcext:value-type="float">
            <text:p>1.47680827394789E+018</text:p>
          </table:table-cell>
          <table:table-cell office:value-type="float" office:value="1.47680827395847E+018" calcext:value-type="float">
            <text:p>1.47680827395847E+018</text:p>
          </table:table-cell>
          <table:table-cell office:value-type="float" office:value="1.47680824123886E+018" calcext:value-type="float">
            <text:p>1.47680824123886E+018</text:p>
          </table:table-cell>
          <table:table-cell office:value-type="float" office:value="1.47680824127853E+018" calcext:value-type="float">
            <text:p>1.47680824127853E+018</text:p>
          </table:table-cell>
          <table:table-cell office:value-type="float" office:value="1.47680821753263E+018" calcext:value-type="float">
            <text:p>1.47680821753263E+018</text:p>
          </table:table-cell>
          <table:table-cell office:value-type="float" office:value="1.476808217559E+018" calcext:value-type="float">
            <text:p>1.476808217559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680827394882E+018" calcext:value-type="float">
            <text:p>1.47680827394882E+018</text:p>
          </table:table-cell>
          <table:table-cell office:value-type="float" office:value="1.47680827395889E+018" calcext:value-type="float">
            <text:p>1.47680827395889E+018</text:p>
          </table:table-cell>
          <table:table-cell office:value-type="float" office:value="1.47680824123921E+018" calcext:value-type="float">
            <text:p>1.47680824123921E+018</text:p>
          </table:table-cell>
          <table:table-cell office:value-type="float" office:value="1.47680824127889E+018" calcext:value-type="float">
            <text:p>1.47680824127889E+018</text:p>
          </table:table-cell>
          <table:table-cell office:value-type="float" office:value="1.47680821753301E+018" calcext:value-type="float">
            <text:p>1.47680821753301E+018</text:p>
          </table:table-cell>
          <table:table-cell office:value-type="float" office:value="1.47680821755912E+018" calcext:value-type="float">
            <text:p>1.47680821755912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680827394976E+018" calcext:value-type="float">
            <text:p>1.47680827394976E+018</text:p>
          </table:table-cell>
          <table:table-cell office:value-type="float" office:value="1.47680827396005E+018" calcext:value-type="float">
            <text:p>1.47680827396005E+018</text:p>
          </table:table-cell>
          <table:table-cell office:value-type="float" office:value="1.47680824123956E+018" calcext:value-type="float">
            <text:p>1.47680824123956E+018</text:p>
          </table:table-cell>
          <table:table-cell office:value-type="float" office:value="1.47680824127926E+018" calcext:value-type="float">
            <text:p>1.47680824127926E+018</text:p>
          </table:table-cell>
          <table:table-cell office:value-type="float" office:value="1.47680821753341E+018" calcext:value-type="float">
            <text:p>1.47680821753341E+018</text:p>
          </table:table-cell>
          <table:table-cell office:value-type="float" office:value="1.47680821755918E+018" calcext:value-type="float">
            <text:p>1.47680821755918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680827395062E+018" calcext:value-type="float">
            <text:p>1.47680827395062E+018</text:p>
          </table:table-cell>
          <table:table-cell office:value-type="float" office:value="1.47680827396041E+018" calcext:value-type="float">
            <text:p>1.47680827396041E+018</text:p>
          </table:table-cell>
          <table:table-cell office:value-type="float" office:value="1.4768082412399E+018" calcext:value-type="float">
            <text:p>1.4768082412399E+018</text:p>
          </table:table-cell>
          <table:table-cell office:value-type="float" office:value="1.47680824127964E+018" calcext:value-type="float">
            <text:p>1.47680824127964E+018</text:p>
          </table:table-cell>
          <table:table-cell office:value-type="float" office:value="1.47680821753382E+018" calcext:value-type="float">
            <text:p>1.47680821753382E+018</text:p>
          </table:table-cell>
          <table:table-cell office:value-type="float" office:value="1.4768082175594E+018" calcext:value-type="float">
            <text:p>1.4768082175594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680827395153E+018" calcext:value-type="float">
            <text:p>1.47680827395153E+018</text:p>
          </table:table-cell>
          <table:table-cell office:value-type="float" office:value="1.47680827396076E+018" calcext:value-type="float">
            <text:p>1.47680827396076E+018</text:p>
          </table:table-cell>
          <table:table-cell office:value-type="float" office:value="1.47680824124025E+018" calcext:value-type="float">
            <text:p>1.47680824124025E+018</text:p>
          </table:table-cell>
          <table:table-cell office:value-type="float" office:value="1.47680824128006E+018" calcext:value-type="float">
            <text:p>1.47680824128006E+018</text:p>
          </table:table-cell>
          <table:table-cell office:value-type="float" office:value="1.47680821753422E+018" calcext:value-type="float">
            <text:p>1.47680821753422E+018</text:p>
          </table:table-cell>
          <table:table-cell office:value-type="float" office:value="1.4768082175618E+018" calcext:value-type="float">
            <text:p>1.4768082175618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680827395249E+018" calcext:value-type="float">
            <text:p>1.47680827395249E+018</text:p>
          </table:table-cell>
          <table:table-cell office:value-type="float" office:value="1.47680827396115E+018" calcext:value-type="float">
            <text:p>1.47680827396115E+018</text:p>
          </table:table-cell>
          <table:table-cell office:value-type="float" office:value="1.4768082412406E+018" calcext:value-type="float">
            <text:p>1.4768082412406E+018</text:p>
          </table:table-cell>
          <table:table-cell office:value-type="float" office:value="1.47680824128043E+018" calcext:value-type="float">
            <text:p>1.47680824128043E+018</text:p>
          </table:table-cell>
          <table:table-cell office:value-type="float" office:value="1.47680821753463E+018" calcext:value-type="float">
            <text:p>1.47680821753463E+018</text:p>
          </table:table-cell>
          <table:table-cell office:value-type="float" office:value="1.47680821756496E+018" calcext:value-type="float">
            <text:p>1.47680821756496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680827395342E+018" calcext:value-type="float">
            <text:p>1.47680827395342E+018</text:p>
          </table:table-cell>
          <table:table-cell office:value-type="float" office:value="1.47680827396149E+018" calcext:value-type="float">
            <text:p>1.47680827396149E+018</text:p>
          </table:table-cell>
          <table:table-cell office:value-type="float" office:value="1.47680824124094E+018" calcext:value-type="float">
            <text:p>1.47680824124094E+018</text:p>
          </table:table-cell>
          <table:table-cell office:value-type="float" office:value="1.47680824128081E+018" calcext:value-type="float">
            <text:p>1.47680824128081E+018</text:p>
          </table:table-cell>
          <table:table-cell office:value-type="float" office:value="1.476808217535E+018" calcext:value-type="float">
            <text:p>1.476808217535E+018</text:p>
          </table:table-cell>
          <table:table-cell office:value-type="float" office:value="1.47680821756525E+018" calcext:value-type="float">
            <text:p>1.47680821756525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680827395434E+018" calcext:value-type="float">
            <text:p>1.47680827395434E+018</text:p>
          </table:table-cell>
          <table:table-cell office:value-type="float" office:value="1.4768082739619E+018" calcext:value-type="float">
            <text:p>1.4768082739619E+018</text:p>
          </table:table-cell>
          <table:table-cell office:value-type="float" office:value="1.47680824124129E+018" calcext:value-type="float">
            <text:p>1.47680824124129E+018</text:p>
          </table:table-cell>
          <table:table-cell office:value-type="float" office:value="1.47680824128148E+018" calcext:value-type="float">
            <text:p>1.47680824128148E+018</text:p>
          </table:table-cell>
          <table:table-cell office:value-type="float" office:value="1.47680821753537E+018" calcext:value-type="float">
            <text:p>1.47680821753537E+018</text:p>
          </table:table-cell>
          <table:table-cell office:value-type="float" office:value="1.47680821756548E+018" calcext:value-type="float">
            <text:p>1.47680821756548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680827395528E+018" calcext:value-type="float">
            <text:p>1.47680827395528E+018</text:p>
          </table:table-cell>
          <table:table-cell office:value-type="float" office:value="1.47680827396224E+018" calcext:value-type="float">
            <text:p>1.47680827396224E+018</text:p>
          </table:table-cell>
          <table:table-cell office:value-type="float" office:value="1.47680824124163E+018" calcext:value-type="float">
            <text:p>1.47680824124163E+018</text:p>
          </table:table-cell>
          <table:table-cell office:value-type="float" office:value="1.47680824128453E+018" calcext:value-type="float">
            <text:p>1.47680824128453E+018</text:p>
          </table:table-cell>
          <table:table-cell office:value-type="float" office:value="1.47680821753572E+018" calcext:value-type="float">
            <text:p>1.47680821753572E+018</text:p>
          </table:table-cell>
          <table:table-cell office:value-type="float" office:value="1.47680821756618E+018" calcext:value-type="float">
            <text:p>1.47680821756618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680827395628E+018" calcext:value-type="float">
            <text:p>1.47680827395628E+018</text:p>
          </table:table-cell>
          <table:table-cell office:value-type="float" office:value="1.47680827396312E+018" calcext:value-type="float">
            <text:p>1.47680827396312E+018</text:p>
          </table:table-cell>
          <table:table-cell office:value-type="float" office:value="1.47680824124209E+018" calcext:value-type="float">
            <text:p>1.47680824124209E+018</text:p>
          </table:table-cell>
          <table:table-cell office:value-type="float" office:value="1.47680824128489E+018" calcext:value-type="float">
            <text:p>1.47680824128489E+018</text:p>
          </table:table-cell>
          <table:table-cell office:value-type="float" office:value="1.47680821753607E+018" calcext:value-type="float">
            <text:p>1.47680821753607E+018</text:p>
          </table:table-cell>
          <table:table-cell office:value-type="float" office:value="1.4768082175665E+018" calcext:value-type="float">
            <text:p>1.4768082175665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680827395721E+018" calcext:value-type="float">
            <text:p>1.47680827395721E+018</text:p>
          </table:table-cell>
          <table:table-cell office:value-type="float" office:value="1.47680827396347E+018" calcext:value-type="float">
            <text:p>1.47680827396347E+018</text:p>
          </table:table-cell>
          <table:table-cell office:value-type="float" office:value="1.47680824124249E+018" calcext:value-type="float">
            <text:p>1.47680824124249E+018</text:p>
          </table:table-cell>
          <table:table-cell office:value-type="float" office:value="1.47680824128525E+018" calcext:value-type="float">
            <text:p>1.47680824128525E+018</text:p>
          </table:table-cell>
          <table:table-cell office:value-type="float" office:value="1.4768082175365E+018" calcext:value-type="float">
            <text:p>1.4768082175365E+018</text:p>
          </table:table-cell>
          <table:table-cell office:value-type="float" office:value="1.47680821756685E+018" calcext:value-type="float">
            <text:p>1.47680821756685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680827395817E+018" calcext:value-type="float">
            <text:p>1.47680827395817E+018</text:p>
          </table:table-cell>
          <table:table-cell office:value-type="float" office:value="1.47680827396387E+018" calcext:value-type="float">
            <text:p>1.47680827396387E+018</text:p>
          </table:table-cell>
          <table:table-cell office:value-type="float" office:value="1.47680824124287E+018" calcext:value-type="float">
            <text:p>1.47680824124287E+018</text:p>
          </table:table-cell>
          <table:table-cell office:value-type="float" office:value="1.47680824128564E+018" calcext:value-type="float">
            <text:p>1.47680824128564E+018</text:p>
          </table:table-cell>
          <table:table-cell office:value-type="float" office:value="1.47680821753686E+018" calcext:value-type="float">
            <text:p>1.47680821753686E+018</text:p>
          </table:table-cell>
          <table:table-cell office:value-type="float" office:value="1.47680821756738E+018" calcext:value-type="float">
            <text:p>1.47680821756738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680827395927E+018" calcext:value-type="float">
            <text:p>1.47680827395927E+018</text:p>
          </table:table-cell>
          <table:table-cell office:value-type="float" office:value="1.47680827396465E+018" calcext:value-type="float">
            <text:p>1.47680827396465E+018</text:p>
          </table:table-cell>
          <table:table-cell office:value-type="float" office:value="1.47680824124322E+018" calcext:value-type="float">
            <text:p>1.47680824124322E+018</text:p>
          </table:table-cell>
          <table:table-cell office:value-type="float" office:value="1.47680824128602E+018" calcext:value-type="float">
            <text:p>1.47680824128602E+018</text:p>
          </table:table-cell>
          <table:table-cell office:value-type="float" office:value="1.47680821753725E+018" calcext:value-type="float">
            <text:p>1.47680821753725E+018</text:p>
          </table:table-cell>
          <table:table-cell office:value-type="float" office:value="1.47680821756895E+018" calcext:value-type="float">
            <text:p>1.47680821756895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680827396019E+018" calcext:value-type="float">
            <text:p>1.47680827396019E+018</text:p>
          </table:table-cell>
          <table:table-cell office:value-type="float" office:value="1.476808273965E+018" calcext:value-type="float">
            <text:p>1.476808273965E+018</text:p>
          </table:table-cell>
          <table:table-cell office:value-type="float" office:value="1.47680824124368E+018" calcext:value-type="float">
            <text:p>1.47680824124368E+018</text:p>
          </table:table-cell>
          <table:table-cell office:value-type="float" office:value="1.4768082412864E+018" calcext:value-type="float">
            <text:p>1.4768082412864E+018</text:p>
          </table:table-cell>
          <table:table-cell office:value-type="float" office:value="1.47680821753766E+018" calcext:value-type="float">
            <text:p>1.47680821753766E+018</text:p>
          </table:table-cell>
          <table:table-cell office:value-type="float" office:value="1.47680821756928E+018" calcext:value-type="float">
            <text:p>1.47680821756928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680827396112E+018" calcext:value-type="float">
            <text:p>1.47680827396112E+018</text:p>
          </table:table-cell>
          <table:table-cell office:value-type="float" office:value="1.4768082739654E+018" calcext:value-type="float">
            <text:p>1.4768082739654E+018</text:p>
          </table:table-cell>
          <table:table-cell office:value-type="float" office:value="1.47680824124408E+018" calcext:value-type="float">
            <text:p>1.47680824124408E+018</text:p>
          </table:table-cell>
          <table:table-cell office:value-type="float" office:value="1.4768082412868E+018" calcext:value-type="float">
            <text:p>1.4768082412868E+018</text:p>
          </table:table-cell>
          <table:table-cell office:value-type="float" office:value="1.47680821753804E+018" calcext:value-type="float">
            <text:p>1.47680821753804E+018</text:p>
          </table:table-cell>
          <table:table-cell office:value-type="float" office:value="1.47680821756935E+018" calcext:value-type="float">
            <text:p>1.47680821756935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680827396204E+018" calcext:value-type="float">
            <text:p>1.47680827396204E+018</text:p>
          </table:table-cell>
          <table:table-cell office:value-type="float" office:value="1.4768082739661E+018" calcext:value-type="float">
            <text:p>1.4768082739661E+018</text:p>
          </table:table-cell>
          <table:table-cell office:value-type="float" office:value="1.47680824124444E+018" calcext:value-type="float">
            <text:p>1.47680824124444E+018</text:p>
          </table:table-cell>
          <table:table-cell office:value-type="float" office:value="1.47680824128716E+018" calcext:value-type="float">
            <text:p>1.47680824128716E+018</text:p>
          </table:table-cell>
          <table:table-cell office:value-type="float" office:value="1.4768082175384E+018" calcext:value-type="float">
            <text:p>1.4768082175384E+018</text:p>
          </table:table-cell>
          <table:table-cell office:value-type="float" office:value="1.47680821756958E+018" calcext:value-type="float">
            <text:p>1.47680821756958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680827396301E+018" calcext:value-type="float">
            <text:p>1.47680827396301E+018</text:p>
          </table:table-cell>
          <table:table-cell office:value-type="float" office:value="1.47680827396654E+018" calcext:value-type="float">
            <text:p>1.47680827396654E+018</text:p>
          </table:table-cell>
          <table:table-cell office:value-type="float" office:value="1.47680824124479E+018" calcext:value-type="float">
            <text:p>1.47680824124479E+018</text:p>
          </table:table-cell>
          <table:table-cell office:value-type="float" office:value="1.47680824128753E+018" calcext:value-type="float">
            <text:p>1.47680824128753E+018</text:p>
          </table:table-cell>
          <table:table-cell office:value-type="float" office:value="1.47680821753876E+018" calcext:value-type="float">
            <text:p>1.47680821753876E+018</text:p>
          </table:table-cell>
          <table:table-cell office:value-type="float" office:value="1.47680821756964E+018" calcext:value-type="float">
            <text:p>1.47680821756964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680827396393E+018" calcext:value-type="float">
            <text:p>1.47680827396393E+018</text:p>
          </table:table-cell>
          <table:table-cell office:value-type="float" office:value="1.47680827396716E+018" calcext:value-type="float">
            <text:p>1.47680827396716E+018</text:p>
          </table:table-cell>
          <table:table-cell office:value-type="float" office:value="1.47680824124514E+018" calcext:value-type="float">
            <text:p>1.47680824124514E+018</text:p>
          </table:table-cell>
          <table:table-cell office:value-type="float" office:value="1.47680824128794E+018" calcext:value-type="float">
            <text:p>1.47680824128794E+018</text:p>
          </table:table-cell>
          <table:table-cell office:value-type="float" office:value="1.47680821753912E+018" calcext:value-type="float">
            <text:p>1.47680821753912E+018</text:p>
          </table:table-cell>
          <table:table-cell office:value-type="float" office:value="1.47680821756999E+018" calcext:value-type="float">
            <text:p>1.47680821756999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680827396485E+018" calcext:value-type="float">
            <text:p>1.47680827396485E+018</text:p>
          </table:table-cell>
          <table:table-cell office:value-type="float" office:value="1.4768082739675E+018" calcext:value-type="float">
            <text:p>1.4768082739675E+018</text:p>
          </table:table-cell>
          <table:table-cell office:value-type="float" office:value="1.47680824124561E+018" calcext:value-type="float">
            <text:p>1.47680824124561E+018</text:p>
          </table:table-cell>
          <table:table-cell office:value-type="float" office:value="1.47680824128832E+018" calcext:value-type="float">
            <text:p>1.47680824128832E+018</text:p>
          </table:table-cell>
          <table:table-cell office:value-type="float" office:value="1.47680821753947E+018" calcext:value-type="float">
            <text:p>1.47680821753947E+018</text:p>
          </table:table-cell>
          <table:table-cell office:value-type="float" office:value="1.47680821757024E+018" calcext:value-type="float">
            <text:p>1.47680821757024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680827396579E+018" calcext:value-type="float">
            <text:p>1.47680827396579E+018</text:p>
          </table:table-cell>
          <table:table-cell office:value-type="float" office:value="1.47680827396815E+018" calcext:value-type="float">
            <text:p>1.47680827396815E+018</text:p>
          </table:table-cell>
          <table:table-cell office:value-type="float" office:value="1.47680824124602E+018" calcext:value-type="float">
            <text:p>1.47680824124602E+018</text:p>
          </table:table-cell>
          <table:table-cell office:value-type="float" office:value="1.47680824128869E+018" calcext:value-type="float">
            <text:p>1.47680824128869E+018</text:p>
          </table:table-cell>
          <table:table-cell office:value-type="float" office:value="1.47680821753985E+018" calcext:value-type="float">
            <text:p>1.47680821753985E+018</text:p>
          </table:table-cell>
          <table:table-cell office:value-type="float" office:value="1.47680821757054E+018" calcext:value-type="float">
            <text:p>1.47680821757054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68082739668E+018" calcext:value-type="float">
            <text:p>1.4768082739668E+018</text:p>
          </table:table-cell>
          <table:table-cell office:value-type="float" office:value="1.47680827396876E+018" calcext:value-type="float">
            <text:p>1.47680827396876E+018</text:p>
          </table:table-cell>
          <table:table-cell office:value-type="float" office:value="1.47680824124643E+018" calcext:value-type="float">
            <text:p>1.47680824124643E+018</text:p>
          </table:table-cell>
          <table:table-cell office:value-type="float" office:value="1.47680824128911E+018" calcext:value-type="float">
            <text:p>1.47680824128911E+018</text:p>
          </table:table-cell>
          <table:table-cell office:value-type="float" office:value="1.4768082175402E+018" calcext:value-type="float">
            <text:p>1.4768082175402E+018</text:p>
          </table:table-cell>
          <table:table-cell office:value-type="float" office:value="1.47680821757126E+018" calcext:value-type="float">
            <text:p>1.47680821757126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680827396776E+018" calcext:value-type="float">
            <text:p>1.47680827396776E+018</text:p>
          </table:table-cell>
          <table:table-cell office:value-type="float" office:value="1.47680827396937E+018" calcext:value-type="float">
            <text:p>1.47680827396937E+018</text:p>
          </table:table-cell>
          <table:table-cell office:value-type="float" office:value="1.47680824124678E+018" calcext:value-type="float">
            <text:p>1.47680824124678E+018</text:p>
          </table:table-cell>
          <table:table-cell office:value-type="float" office:value="1.47680824128948E+018" calcext:value-type="float">
            <text:p>1.47680824128948E+018</text:p>
          </table:table-cell>
          <table:table-cell office:value-type="float" office:value="1.47680821754055E+018" calcext:value-type="float">
            <text:p>1.47680821754055E+018</text:p>
          </table:table-cell>
          <table:table-cell office:value-type="float" office:value="1.47680821757152E+018" calcext:value-type="float">
            <text:p>1.47680821757152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680827396877E+018" calcext:value-type="float">
            <text:p>1.47680827396877E+018</text:p>
          </table:table-cell>
          <table:table-cell office:value-type="float" office:value="1.47680827397021E+018" calcext:value-type="float">
            <text:p>1.47680827397021E+018</text:p>
          </table:table-cell>
          <table:table-cell office:value-type="float" office:value="1.47680824124713E+018" calcext:value-type="float">
            <text:p>1.47680824124713E+018</text:p>
          </table:table-cell>
          <table:table-cell office:value-type="float" office:value="1.47680824128988E+018" calcext:value-type="float">
            <text:p>1.47680824128988E+018</text:p>
          </table:table-cell>
          <table:table-cell office:value-type="float" office:value="1.47680821754091E+018" calcext:value-type="float">
            <text:p>1.47680821754091E+018</text:p>
          </table:table-cell>
          <table:table-cell office:value-type="float" office:value="1.47680821757248E+018" calcext:value-type="float">
            <text:p>1.47680821757248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680827396973E+018" calcext:value-type="float">
            <text:p>1.47680827396973E+018</text:p>
          </table:table-cell>
          <table:table-cell office:value-type="float" office:value="1.47680827397108E+018" calcext:value-type="float">
            <text:p>1.47680827397108E+018</text:p>
          </table:table-cell>
          <table:table-cell office:value-type="float" office:value="1.47680824124748E+018" calcext:value-type="float">
            <text:p>1.47680824124748E+018</text:p>
          </table:table-cell>
          <table:table-cell office:value-type="float" office:value="1.4768082412903E+018" calcext:value-type="float">
            <text:p>1.4768082412903E+018</text:p>
          </table:table-cell>
          <table:table-cell office:value-type="float" office:value="1.47680821754126E+018" calcext:value-type="float">
            <text:p>1.47680821754126E+018</text:p>
          </table:table-cell>
          <table:table-cell office:value-type="float" office:value="1.47680821757285E+018" calcext:value-type="float">
            <text:p>1.47680821757285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680827397068E+018" calcext:value-type="float">
            <text:p>1.47680827397068E+018</text:p>
          </table:table-cell>
          <table:table-cell office:value-type="float" office:value="1.47680827397202E+018" calcext:value-type="float">
            <text:p>1.47680827397202E+018</text:p>
          </table:table-cell>
          <table:table-cell office:value-type="float" office:value="1.47680824124782E+018" calcext:value-type="float">
            <text:p>1.47680824124782E+018</text:p>
          </table:table-cell>
          <table:table-cell office:value-type="float" office:value="1.47680824129067E+018" calcext:value-type="float">
            <text:p>1.47680824129067E+018</text:p>
          </table:table-cell>
          <table:table-cell office:value-type="float" office:value="1.47680821754164E+018" calcext:value-type="float">
            <text:p>1.47680821754164E+018</text:p>
          </table:table-cell>
          <table:table-cell office:value-type="float" office:value="1.47680821757332E+018" calcext:value-type="float">
            <text:p>1.47680821757332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680827397162E+018" calcext:value-type="float">
            <text:p>1.47680827397162E+018</text:p>
          </table:table-cell>
          <table:table-cell office:value-type="float" office:value="1.47680827397297E+018" calcext:value-type="float">
            <text:p>1.47680827397297E+018</text:p>
          </table:table-cell>
          <table:table-cell office:value-type="float" office:value="1.47680824124817E+018" calcext:value-type="float">
            <text:p>1.47680824124817E+018</text:p>
          </table:table-cell>
          <table:table-cell office:value-type="float" office:value="1.47680824129103E+018" calcext:value-type="float">
            <text:p>1.47680824129103E+018</text:p>
          </table:table-cell>
          <table:table-cell office:value-type="float" office:value="1.47680821754199E+018" calcext:value-type="float">
            <text:p>1.47680821754199E+018</text:p>
          </table:table-cell>
          <table:table-cell office:value-type="float" office:value="1.47680821757338E+018" calcext:value-type="float">
            <text:p>1.47680821757338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680827397255E+018" calcext:value-type="float">
            <text:p>1.47680827397255E+018</text:p>
          </table:table-cell>
          <table:table-cell office:value-type="float" office:value="1.47680827397395E+018" calcext:value-type="float">
            <text:p>1.47680827397395E+018</text:p>
          </table:table-cell>
          <table:table-cell office:value-type="float" office:value="1.47680824124851E+018" calcext:value-type="float">
            <text:p>1.47680824124851E+018</text:p>
          </table:table-cell>
          <table:table-cell office:value-type="float" office:value="1.4768082412914E+018" calcext:value-type="float">
            <text:p>1.4768082412914E+018</text:p>
          </table:table-cell>
          <table:table-cell office:value-type="float" office:value="1.47680821754234E+018" calcext:value-type="float">
            <text:p>1.47680821754234E+018</text:p>
          </table:table-cell>
          <table:table-cell office:value-type="float" office:value="1.47680821757349E+018" calcext:value-type="float">
            <text:p>1.47680821757349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680827397349E+018" calcext:value-type="float">
            <text:p>1.47680827397349E+018</text:p>
          </table:table-cell>
          <table:table-cell office:value-type="float" office:value="1.47680827397487E+018" calcext:value-type="float">
            <text:p>1.47680827397487E+018</text:p>
          </table:table-cell>
          <table:table-cell office:value-type="float" office:value="1.47680824124886E+018" calcext:value-type="float">
            <text:p>1.47680824124886E+018</text:p>
          </table:table-cell>
          <table:table-cell office:value-type="float" office:value="1.47680824129178E+018" calcext:value-type="float">
            <text:p>1.47680824129178E+018</text:p>
          </table:table-cell>
          <table:table-cell office:value-type="float" office:value="1.47680821754274E+018" calcext:value-type="float">
            <text:p>1.47680821754274E+018</text:p>
          </table:table-cell>
          <table:table-cell office:value-type="float" office:value="1.47680821757354E+018" calcext:value-type="float">
            <text:p>1.47680821757354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680827397445E+018" calcext:value-type="float">
            <text:p>1.47680827397445E+018</text:p>
          </table:table-cell>
          <table:table-cell office:value-type="float" office:value="1.47680827397583E+018" calcext:value-type="float">
            <text:p>1.47680827397583E+018</text:p>
          </table:table-cell>
          <table:table-cell office:value-type="float" office:value="1.47680824124932E+018" calcext:value-type="float">
            <text:p>1.47680824124932E+018</text:p>
          </table:table-cell>
          <table:table-cell office:value-type="float" office:value="1.47680824129215E+018" calcext:value-type="float">
            <text:p>1.47680824129215E+018</text:p>
          </table:table-cell>
          <table:table-cell office:value-type="float" office:value="1.4768082175431E+018" calcext:value-type="float">
            <text:p>1.4768082175431E+018</text:p>
          </table:table-cell>
          <table:table-cell office:value-type="float" office:value="1.4768082175736E+018" calcext:value-type="float">
            <text:p>1.4768082175736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680827397539E+018" calcext:value-type="float">
            <text:p>1.47680827397539E+018</text:p>
          </table:table-cell>
          <table:table-cell office:value-type="float" office:value="1.47680827397777E+018" calcext:value-type="float">
            <text:p>1.47680827397777E+018</text:p>
          </table:table-cell>
          <table:table-cell office:value-type="float" office:value="1.47680824124967E+018" calcext:value-type="float">
            <text:p>1.47680824124967E+018</text:p>
          </table:table-cell>
          <table:table-cell office:value-type="float" office:value="1.47680824129252E+018" calcext:value-type="float">
            <text:p>1.47680824129252E+018</text:p>
          </table:table-cell>
          <table:table-cell office:value-type="float" office:value="1.47680821754347E+018" calcext:value-type="float">
            <text:p>1.47680821754347E+018</text:p>
          </table:table-cell>
          <table:table-cell office:value-type="float" office:value="1.47680821757381E+018" calcext:value-type="float">
            <text:p>1.47680821757381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680827397638E+018" calcext:value-type="float">
            <text:p>1.47680827397638E+018</text:p>
          </table:table-cell>
          <table:table-cell office:value-type="float" office:value="1.47680827397829E+018" calcext:value-type="float">
            <text:p>1.47680827397829E+018</text:p>
          </table:table-cell>
          <table:table-cell office:value-type="float" office:value="1.47680824125009E+018" calcext:value-type="float">
            <text:p>1.47680824125009E+018</text:p>
          </table:table-cell>
          <table:table-cell office:value-type="float" office:value="1.47680824129291E+018" calcext:value-type="float">
            <text:p>1.47680824129291E+018</text:p>
          </table:table-cell>
          <table:table-cell office:value-type="float" office:value="1.47680821754385E+018" calcext:value-type="float">
            <text:p>1.47680821754385E+018</text:p>
          </table:table-cell>
          <table:table-cell office:value-type="float" office:value="1.47680821757409E+018" calcext:value-type="float">
            <text:p>1.47680821757409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680827397841E+018" calcext:value-type="float">
            <text:p>1.47680827397841E+018</text:p>
          </table:table-cell>
          <table:table-cell office:value-type="float" office:value="1.47680827398007E+018" calcext:value-type="float">
            <text:p>1.47680827398007E+018</text:p>
          </table:table-cell>
          <table:table-cell office:value-type="float" office:value="1.47680824125045E+018" calcext:value-type="float">
            <text:p>1.47680824125045E+018</text:p>
          </table:table-cell>
          <table:table-cell office:value-type="float" office:value="1.47680824129326E+018" calcext:value-type="float">
            <text:p>1.47680824129326E+018</text:p>
          </table:table-cell>
          <table:table-cell office:value-type="float" office:value="1.4768082175442E+018" calcext:value-type="float">
            <text:p>1.4768082175442E+018</text:p>
          </table:table-cell>
          <table:table-cell office:value-type="float" office:value="1.47680821757667E+018" calcext:value-type="float">
            <text:p>1.47680821757667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68082739799E+018" calcext:value-type="float">
            <text:p>1.4768082739799E+018</text:p>
          </table:table-cell>
          <table:table-cell office:value-type="float" office:value="1.47680827398134E+018" calcext:value-type="float">
            <text:p>1.47680827398134E+018</text:p>
          </table:table-cell>
          <table:table-cell office:value-type="float" office:value="1.47680824125079E+018" calcext:value-type="float">
            <text:p>1.47680824125079E+018</text:p>
          </table:table-cell>
          <table:table-cell office:value-type="float" office:value="1.47680824129363E+018" calcext:value-type="float">
            <text:p>1.47680824129363E+018</text:p>
          </table:table-cell>
          <table:table-cell office:value-type="float" office:value="1.47680821754462E+018" calcext:value-type="float">
            <text:p>1.47680821754462E+018</text:p>
          </table:table-cell>
          <table:table-cell office:value-type="float" office:value="1.47680821757751E+018" calcext:value-type="float">
            <text:p>1.47680821757751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680827398089E+018" calcext:value-type="float">
            <text:p>1.47680827398089E+018</text:p>
          </table:table-cell>
          <table:table-cell office:value-type="float" office:value="1.47680827398221E+018" calcext:value-type="float">
            <text:p>1.47680827398221E+018</text:p>
          </table:table-cell>
          <table:table-cell office:value-type="float" office:value="1.47680824125114E+018" calcext:value-type="float">
            <text:p>1.47680824125114E+018</text:p>
          </table:table-cell>
          <table:table-cell office:value-type="float" office:value="1.476808241294E+018" calcext:value-type="float">
            <text:p>1.476808241294E+018</text:p>
          </table:table-cell>
          <table:table-cell office:value-type="float" office:value="1.47680821754498E+018" calcext:value-type="float">
            <text:p>1.47680821754498E+018</text:p>
          </table:table-cell>
          <table:table-cell office:value-type="float" office:value="1.47680821757832E+018" calcext:value-type="float">
            <text:p>1.47680821757832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680827398181E+018" calcext:value-type="float">
            <text:p>1.47680827398181E+018</text:p>
          </table:table-cell>
          <table:table-cell office:value-type="float" office:value="1.47680827398315E+018" calcext:value-type="float">
            <text:p>1.47680827398315E+018</text:p>
          </table:table-cell>
          <table:table-cell office:value-type="float" office:value="1.47680824125149E+018" calcext:value-type="float">
            <text:p>1.47680824125149E+018</text:p>
          </table:table-cell>
          <table:table-cell office:value-type="float" office:value="1.47680824129438E+018" calcext:value-type="float">
            <text:p>1.47680824129438E+018</text:p>
          </table:table-cell>
          <table:table-cell office:value-type="float" office:value="1.47680821754533E+018" calcext:value-type="float">
            <text:p>1.47680821754533E+018</text:p>
          </table:table-cell>
          <table:table-cell office:value-type="float" office:value="1.47680821757878E+018" calcext:value-type="float">
            <text:p>1.47680821757878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680827398275E+018" calcext:value-type="float">
            <text:p>1.47680827398275E+018</text:p>
          </table:table-cell>
          <table:table-cell office:value-type="float" office:value="1.47680827398409E+018" calcext:value-type="float">
            <text:p>1.47680827398409E+018</text:p>
          </table:table-cell>
          <table:table-cell office:value-type="float" office:value="1.47680824125184E+018" calcext:value-type="float">
            <text:p>1.47680824125184E+018</text:p>
          </table:table-cell>
          <table:table-cell office:value-type="float" office:value="1.47680824129475E+018" calcext:value-type="float">
            <text:p>1.47680824129475E+018</text:p>
          </table:table-cell>
          <table:table-cell office:value-type="float" office:value="1.47680821754569E+018" calcext:value-type="float">
            <text:p>1.47680821754569E+018</text:p>
          </table:table-cell>
          <table:table-cell office:value-type="float" office:value="1.47680821757934E+018" calcext:value-type="float">
            <text:p>1.47680821757934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680827398368E+018" calcext:value-type="float">
            <text:p>1.47680827398368E+018</text:p>
          </table:table-cell>
          <table:table-cell office:value-type="float" office:value="1.47680827398511E+018" calcext:value-type="float">
            <text:p>1.47680827398511E+018</text:p>
          </table:table-cell>
          <table:table-cell office:value-type="float" office:value="1.47680824125232E+018" calcext:value-type="float">
            <text:p>1.47680824125232E+018</text:p>
          </table:table-cell>
          <table:table-cell office:value-type="float" office:value="1.47680824129515E+018" calcext:value-type="float">
            <text:p>1.47680824129515E+018</text:p>
          </table:table-cell>
          <table:table-cell office:value-type="float" office:value="1.47680821754603E+018" calcext:value-type="float">
            <text:p>1.47680821754603E+018</text:p>
          </table:table-cell>
          <table:table-cell office:value-type="float" office:value="1.476808217581E+018" calcext:value-type="float">
            <text:p>1.476808217581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680827398463E+018" calcext:value-type="float">
            <text:p>1.47680827398463E+018</text:p>
          </table:table-cell>
          <table:table-cell office:value-type="float" office:value="1.476808273986E+018" calcext:value-type="float">
            <text:p>1.476808273986E+018</text:p>
          </table:table-cell>
          <table:table-cell office:value-type="float" office:value="1.47680824125267E+018" calcext:value-type="float">
            <text:p>1.47680824125267E+018</text:p>
          </table:table-cell>
          <table:table-cell office:value-type="float" office:value="1.4768082412955E+018" calcext:value-type="float">
            <text:p>1.4768082412955E+018</text:p>
          </table:table-cell>
          <table:table-cell office:value-type="float" office:value="1.47680821754647E+018" calcext:value-type="float">
            <text:p>1.47680821754647E+018</text:p>
          </table:table-cell>
          <table:table-cell office:value-type="float" office:value="1.47680821758157E+018" calcext:value-type="float">
            <text:p>1.47680821758157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680827398559E+018" calcext:value-type="float">
            <text:p>1.47680827398559E+018</text:p>
          </table:table-cell>
          <table:table-cell office:value-type="float" office:value="1.47680827398696E+018" calcext:value-type="float">
            <text:p>1.47680827398696E+018</text:p>
          </table:table-cell>
          <table:table-cell office:value-type="float" office:value="1.4768082412531E+018" calcext:value-type="float">
            <text:p>1.4768082412531E+018</text:p>
          </table:table-cell>
          <table:table-cell office:value-type="float" office:value="1.47680824129586E+018" calcext:value-type="float">
            <text:p>1.47680824129586E+018</text:p>
          </table:table-cell>
          <table:table-cell office:value-type="float" office:value="1.47680821754683E+018" calcext:value-type="float">
            <text:p>1.47680821754683E+018</text:p>
          </table:table-cell>
          <table:table-cell office:value-type="float" office:value="1.47680821758211E+018" calcext:value-type="float">
            <text:p>1.47680821758211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680827398662E+018" calcext:value-type="float">
            <text:p>1.47680827398662E+018</text:p>
          </table:table-cell>
          <table:table-cell office:value-type="float" office:value="1.47680827398801E+018" calcext:value-type="float">
            <text:p>1.47680827398801E+018</text:p>
          </table:table-cell>
          <table:table-cell office:value-type="float" office:value="1.47680824125347E+018" calcext:value-type="float">
            <text:p>1.47680824125347E+018</text:p>
          </table:table-cell>
          <table:table-cell office:value-type="float" office:value="1.47680824129628E+018" calcext:value-type="float">
            <text:p>1.47680824129628E+018</text:p>
          </table:table-cell>
          <table:table-cell office:value-type="float" office:value="1.47680821754719E+018" calcext:value-type="float">
            <text:p>1.47680821754719E+018</text:p>
          </table:table-cell>
          <table:table-cell office:value-type="float" office:value="1.47680821758433E+018" calcext:value-type="float">
            <text:p>1.47680821758433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680827398761E+018" calcext:value-type="float">
            <text:p>1.47680827398761E+018</text:p>
          </table:table-cell>
          <table:table-cell office:value-type="float" office:value="1.47680827398896E+018" calcext:value-type="float">
            <text:p>1.47680827398896E+018</text:p>
          </table:table-cell>
          <table:table-cell office:value-type="float" office:value="1.47680824125393E+018" calcext:value-type="float">
            <text:p>1.47680824125393E+018</text:p>
          </table:table-cell>
          <table:table-cell office:value-type="float" office:value="1.47680824129699E+018" calcext:value-type="float">
            <text:p>1.47680824129699E+018</text:p>
          </table:table-cell>
          <table:table-cell office:value-type="float" office:value="1.47680821754754E+018" calcext:value-type="float">
            <text:p>1.47680821754754E+018</text:p>
          </table:table-cell>
          <table:table-cell office:value-type="float" office:value="1.47680821758615E+018" calcext:value-type="float">
            <text:p>1.47680821758615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680827398854E+018" calcext:value-type="float">
            <text:p>1.47680827398854E+018</text:p>
          </table:table-cell>
          <table:table-cell office:value-type="float" office:value="1.47680827398987E+018" calcext:value-type="float">
            <text:p>1.47680827398987E+018</text:p>
          </table:table-cell>
          <table:table-cell office:value-type="float" office:value="1.47680824125433E+018" calcext:value-type="float">
            <text:p>1.47680824125433E+018</text:p>
          </table:table-cell>
          <table:table-cell office:value-type="float" office:value="1.47680824130087E+018" calcext:value-type="float">
            <text:p>1.47680824130087E+018</text:p>
          </table:table-cell>
          <table:table-cell office:value-type="float" office:value="1.47680821754789E+018" calcext:value-type="float">
            <text:p>1.47680821754789E+018</text:p>
          </table:table-cell>
          <table:table-cell office:value-type="float" office:value="1.47680821758725E+018" calcext:value-type="float">
            <text:p>1.47680821758725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680827398947E+018" calcext:value-type="float">
            <text:p>1.47680827398947E+018</text:p>
          </table:table-cell>
          <table:table-cell office:value-type="float" office:value="1.47680827399083E+018" calcext:value-type="float">
            <text:p>1.47680827399083E+018</text:p>
          </table:table-cell>
          <table:table-cell office:value-type="float" office:value="1.47680824125469E+018" calcext:value-type="float">
            <text:p>1.47680824125469E+018</text:p>
          </table:table-cell>
          <table:table-cell office:value-type="float" office:value="1.47680824130107E+018" calcext:value-type="float">
            <text:p>1.47680824130107E+018</text:p>
          </table:table-cell>
          <table:table-cell office:value-type="float" office:value="1.47680821754852E+018" calcext:value-type="float">
            <text:p>1.47680821754852E+018</text:p>
          </table:table-cell>
          <table:table-cell office:value-type="float" office:value="1.47680821758777E+018" calcext:value-type="float">
            <text:p>1.47680821758777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68082739904E+018" calcext:value-type="float">
            <text:p>1.4768082739904E+018</text:p>
          </table:table-cell>
          <table:table-cell office:value-type="float" office:value="1.47680827399174E+018" calcext:value-type="float">
            <text:p>1.47680827399174E+018</text:p>
          </table:table-cell>
          <table:table-cell office:value-type="float" office:value="1.47680824125504E+018" calcext:value-type="float">
            <text:p>1.47680824125504E+018</text:p>
          </table:table-cell>
          <table:table-cell office:value-type="float" office:value="1.47680824130125E+018" calcext:value-type="float">
            <text:p>1.47680824130125E+018</text:p>
          </table:table-cell>
          <table:table-cell office:value-type="float" office:value="1.47680821754889E+018" calcext:value-type="float">
            <text:p>1.47680821754889E+018</text:p>
          </table:table-cell>
          <table:table-cell office:value-type="float" office:value="1.47680821758921E+018" calcext:value-type="float">
            <text:p>1.47680821758921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680827399133E+018" calcext:value-type="float">
            <text:p>1.47680827399133E+018</text:p>
          </table:table-cell>
          <table:table-cell office:value-type="float" office:value="1.47680827399267E+018" calcext:value-type="float">
            <text:p>1.47680827399267E+018</text:p>
          </table:table-cell>
          <table:table-cell office:value-type="float" office:value="1.47680824125539E+018" calcext:value-type="float">
            <text:p>1.47680824125539E+018</text:p>
          </table:table-cell>
          <table:table-cell office:value-type="float" office:value="1.47680824130147E+018" calcext:value-type="float">
            <text:p>1.47680824130147E+018</text:p>
          </table:table-cell>
          <table:table-cell office:value-type="float" office:value="1.47680821754925E+018" calcext:value-type="float">
            <text:p>1.47680821754925E+018</text:p>
          </table:table-cell>
          <table:table-cell office:value-type="float" office:value="1.47680821759068E+018" calcext:value-type="float">
            <text:p>1.47680821759068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680827399227E+018" calcext:value-type="float">
            <text:p>1.47680827399227E+018</text:p>
          </table:table-cell>
          <table:table-cell office:value-type="float" office:value="1.47680827399364E+018" calcext:value-type="float">
            <text:p>1.47680827399364E+018</text:p>
          </table:table-cell>
          <table:table-cell office:value-type="float" office:value="1.47680824125584E+018" calcext:value-type="float">
            <text:p>1.47680824125584E+018</text:p>
          </table:table-cell>
          <table:table-cell office:value-type="float" office:value="1.47680824130165E+018" calcext:value-type="float">
            <text:p>1.47680824130165E+018</text:p>
          </table:table-cell>
          <table:table-cell office:value-type="float" office:value="1.47680821754962E+018" calcext:value-type="float">
            <text:p>1.47680821754962E+018</text:p>
          </table:table-cell>
          <table:table-cell office:value-type="float" office:value="1.47680821759245E+018" calcext:value-type="float">
            <text:p>1.47680821759245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680827399324E+018" calcext:value-type="float">
            <text:p>1.47680827399324E+018</text:p>
          </table:table-cell>
          <table:table-cell office:value-type="float" office:value="1.47680827399458E+018" calcext:value-type="float">
            <text:p>1.47680827399458E+018</text:p>
          </table:table-cell>
          <table:table-cell office:value-type="float" office:value="1.47680824125628E+018" calcext:value-type="float">
            <text:p>1.47680824125628E+018</text:p>
          </table:table-cell>
          <table:table-cell office:value-type="float" office:value="1.47680824130182E+018" calcext:value-type="float">
            <text:p>1.47680824130182E+018</text:p>
          </table:table-cell>
          <table:table-cell office:value-type="float" office:value="1.4768082175501E+018" calcext:value-type="float">
            <text:p>1.4768082175501E+018</text:p>
          </table:table-cell>
          <table:table-cell office:value-type="float" office:value="1.47680821759462E+018" calcext:value-type="float">
            <text:p>1.47680821759462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680827399419E+018" calcext:value-type="float">
            <text:p>1.47680827399419E+018</text:p>
          </table:table-cell>
          <table:table-cell office:value-type="float" office:value="1.47680827399552E+018" calcext:value-type="float">
            <text:p>1.47680827399552E+018</text:p>
          </table:table-cell>
          <table:table-cell office:value-type="float" office:value="1.47680824125669E+018" calcext:value-type="float">
            <text:p>1.47680824125669E+018</text:p>
          </table:table-cell>
          <table:table-cell office:value-type="float" office:value="1.47680824130199E+018" calcext:value-type="float">
            <text:p>1.47680824130199E+018</text:p>
          </table:table-cell>
          <table:table-cell office:value-type="float" office:value="1.47680821755045E+018" calcext:value-type="float">
            <text:p>1.47680821755045E+018</text:p>
          </table:table-cell>
          <table:table-cell office:value-type="float" office:value="1.47680821759602E+018" calcext:value-type="float">
            <text:p>1.47680821759602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680827399513E+018" calcext:value-type="float">
            <text:p>1.47680827399513E+018</text:p>
          </table:table-cell>
          <table:table-cell office:value-type="float" office:value="1.47680827399647E+018" calcext:value-type="float">
            <text:p>1.47680827399647E+018</text:p>
          </table:table-cell>
          <table:table-cell office:value-type="float" office:value="1.47680824125704E+018" calcext:value-type="float">
            <text:p>1.47680824125704E+018</text:p>
          </table:table-cell>
          <table:table-cell office:value-type="float" office:value="1.47680824130225E+018" calcext:value-type="float">
            <text:p>1.47680824130225E+018</text:p>
          </table:table-cell>
          <table:table-cell office:value-type="float" office:value="1.47680821755082E+018" calcext:value-type="float">
            <text:p>1.47680821755082E+018</text:p>
          </table:table-cell>
          <table:table-cell office:value-type="float" office:value="1.47680821759788E+018" calcext:value-type="float">
            <text:p>1.47680821759788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680827399606E+018" calcext:value-type="float">
            <text:p>1.47680827399606E+018</text:p>
          </table:table-cell>
          <table:table-cell office:value-type="float" office:value="1.47680827399748E+018" calcext:value-type="float">
            <text:p>1.47680827399748E+018</text:p>
          </table:table-cell>
          <table:table-cell office:value-type="float" office:value="1.47680824125739E+018" calcext:value-type="float">
            <text:p>1.47680824125739E+018</text:p>
          </table:table-cell>
          <table:table-cell office:value-type="float" office:value="1.47680824130245E+018" calcext:value-type="float">
            <text:p>1.47680824130245E+018</text:p>
          </table:table-cell>
          <table:table-cell office:value-type="float" office:value="1.47680821755119E+018" calcext:value-type="float">
            <text:p>1.47680821755119E+018</text:p>
          </table:table-cell>
          <table:table-cell office:value-type="float" office:value="1.47680821759843E+018" calcext:value-type="float">
            <text:p>1.47680821759843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680827399708E+018" calcext:value-type="float">
            <text:p>1.47680827399708E+018</text:p>
          </table:table-cell>
          <table:table-cell office:value-type="float" office:value="1.47680827399843E+018" calcext:value-type="float">
            <text:p>1.47680827399843E+018</text:p>
          </table:table-cell>
          <table:table-cell office:value-type="float" office:value="1.47680824125774E+018" calcext:value-type="float">
            <text:p>1.47680824125774E+018</text:p>
          </table:table-cell>
          <table:table-cell office:value-type="float" office:value="1.47680824130268E+018" calcext:value-type="float">
            <text:p>1.47680824130268E+018</text:p>
          </table:table-cell>
          <table:table-cell office:value-type="float" office:value="1.47680821755157E+018" calcext:value-type="float">
            <text:p>1.47680821755157E+018</text:p>
          </table:table-cell>
          <table:table-cell office:value-type="float" office:value="1.47680821759902E+018" calcext:value-type="float">
            <text:p>1.47680821759902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680827399801E+018" calcext:value-type="float">
            <text:p>1.47680827399801E+018</text:p>
          </table:table-cell>
          <table:table-cell office:value-type="float" office:value="1.4768082739994E+018" calcext:value-type="float">
            <text:p>1.4768082739994E+018</text:p>
          </table:table-cell>
          <table:table-cell office:value-type="float" office:value="1.47680824125808E+018" calcext:value-type="float">
            <text:p>1.47680824125808E+018</text:p>
          </table:table-cell>
          <table:table-cell office:value-type="float" office:value="1.47680824130288E+018" calcext:value-type="float">
            <text:p>1.47680824130288E+018</text:p>
          </table:table-cell>
          <table:table-cell office:value-type="float" office:value="1.47680821755194E+018" calcext:value-type="float">
            <text:p>1.47680821755194E+018</text:p>
          </table:table-cell>
          <table:table-cell office:value-type="float" office:value="1.47680821760143E+018" calcext:value-type="float">
            <text:p>1.47680821760143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680827399899E+018" calcext:value-type="float">
            <text:p>1.47680827399899E+018</text:p>
          </table:table-cell>
          <table:table-cell office:value-type="float" office:value="1.47680827400051E+018" calcext:value-type="float">
            <text:p>1.47680827400051E+018</text:p>
          </table:table-cell>
          <table:table-cell office:value-type="float" office:value="1.47680824125854E+018" calcext:value-type="float">
            <text:p>1.47680824125854E+018</text:p>
          </table:table-cell>
          <table:table-cell office:value-type="float" office:value="1.47680824130313E+018" calcext:value-type="float">
            <text:p>1.47680824130313E+018</text:p>
          </table:table-cell>
          <table:table-cell office:value-type="float" office:value="1.47680821755238E+018" calcext:value-type="float">
            <text:p>1.47680821755238E+018</text:p>
          </table:table-cell>
          <table:table-cell office:value-type="float" office:value="1.47680821760346E+018" calcext:value-type="float">
            <text:p>1.47680821760346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680827399993E+018" calcext:value-type="float">
            <text:p>1.47680827399993E+018</text:p>
          </table:table-cell>
          <table:table-cell office:value-type="float" office:value="1.47680827400116E+018" calcext:value-type="float">
            <text:p>1.47680827400116E+018</text:p>
          </table:table-cell>
          <table:table-cell office:value-type="float" office:value="1.4768082412589E+018" calcext:value-type="float">
            <text:p>1.4768082412589E+018</text:p>
          </table:table-cell>
          <table:table-cell office:value-type="float" office:value="1.47680824130322E+018" calcext:value-type="float">
            <text:p>1.47680824130322E+018</text:p>
          </table:table-cell>
          <table:table-cell office:value-type="float" office:value="1.47680821755282E+018" calcext:value-type="float">
            <text:p>1.47680821755282E+018</text:p>
          </table:table-cell>
          <table:table-cell office:value-type="float" office:value="1.4768082176049E+018" calcext:value-type="float">
            <text:p>1.4768082176049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680827400087E+018" calcext:value-type="float">
            <text:p>1.47680827400087E+018</text:p>
          </table:table-cell>
          <table:table-cell office:value-type="float" office:value="1.47680827400196E+018" calcext:value-type="float">
            <text:p>1.47680827400196E+018</text:p>
          </table:table-cell>
          <table:table-cell office:value-type="float" office:value="1.47680824125931E+018" calcext:value-type="float">
            <text:p>1.47680824125931E+018</text:p>
          </table:table-cell>
          <table:table-cell office:value-type="float" office:value="1.47680824130343E+018" calcext:value-type="float">
            <text:p>1.47680824130343E+018</text:p>
          </table:table-cell>
          <table:table-cell office:value-type="float" office:value="1.4768082175532E+018" calcext:value-type="float">
            <text:p>1.4768082175532E+018</text:p>
          </table:table-cell>
          <table:table-cell office:value-type="float" office:value="1.47680821760593E+018" calcext:value-type="float">
            <text:p>1.47680821760593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680827400183E+018" calcext:value-type="float">
            <text:p>1.47680827400183E+018</text:p>
          </table:table-cell>
          <table:table-cell office:value-type="float" office:value="1.47680827400293E+018" calcext:value-type="float">
            <text:p>1.47680827400293E+018</text:p>
          </table:table-cell>
          <table:table-cell office:value-type="float" office:value="1.47680824125978E+018" calcext:value-type="float">
            <text:p>1.47680824125978E+018</text:p>
          </table:table-cell>
          <table:table-cell office:value-type="float" office:value="1.47680824130371E+018" calcext:value-type="float">
            <text:p>1.47680824130371E+018</text:p>
          </table:table-cell>
          <table:table-cell office:value-type="float" office:value="1.47680821755362E+018" calcext:value-type="float">
            <text:p>1.47680821755362E+018</text:p>
          </table:table-cell>
          <table:table-cell office:value-type="float" office:value="1.47680821760645E+018" calcext:value-type="float">
            <text:p>1.47680821760645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680827400277E+018" calcext:value-type="float">
            <text:p>1.47680827400277E+018</text:p>
          </table:table-cell>
          <table:table-cell office:value-type="float" office:value="1.47680827400388E+018" calcext:value-type="float">
            <text:p>1.47680827400388E+018</text:p>
          </table:table-cell>
          <table:table-cell office:value-type="float" office:value="1.47680824126021E+018" calcext:value-type="float">
            <text:p>1.47680824126021E+018</text:p>
          </table:table-cell>
          <table:table-cell office:value-type="float" office:value="1.47680824130378E+018" calcext:value-type="float">
            <text:p>1.47680824130378E+018</text:p>
          </table:table-cell>
          <table:table-cell office:value-type="float" office:value="1.47680821755406E+018" calcext:value-type="float">
            <text:p>1.47680821755406E+018</text:p>
          </table:table-cell>
          <table:table-cell office:value-type="float" office:value="1.4768082176083E+018" calcext:value-type="float">
            <text:p>1.4768082176083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680827400371E+018" calcext:value-type="float">
            <text:p>1.47680827400371E+018</text:p>
          </table:table-cell>
          <table:table-cell office:value-type="float" office:value="1.47680827400483E+018" calcext:value-type="float">
            <text:p>1.47680827400483E+018</text:p>
          </table:table-cell>
          <table:table-cell office:value-type="float" office:value="1.47680824126069E+018" calcext:value-type="float">
            <text:p>1.47680824126069E+018</text:p>
          </table:table-cell>
          <table:table-cell office:value-type="float" office:value="1.47680824130396E+018" calcext:value-type="float">
            <text:p>1.47680824130396E+018</text:p>
          </table:table-cell>
          <table:table-cell office:value-type="float" office:value="1.47680821755445E+018" calcext:value-type="float">
            <text:p>1.47680821755445E+018</text:p>
          </table:table-cell>
          <table:table-cell office:value-type="float" office:value="1.47680821760967E+018" calcext:value-type="float">
            <text:p>1.47680821760967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68082740047E+018" calcext:value-type="float">
            <text:p>1.4768082740047E+018</text:p>
          </table:table-cell>
          <table:table-cell office:value-type="float" office:value="1.47680827400578E+018" calcext:value-type="float">
            <text:p>1.47680827400578E+018</text:p>
          </table:table-cell>
          <table:table-cell office:value-type="float" office:value="1.47680824126135E+018" calcext:value-type="float">
            <text:p>1.47680824126135E+018</text:p>
          </table:table-cell>
          <table:table-cell office:value-type="float" office:value="1.47680824130418E+018" calcext:value-type="float">
            <text:p>1.47680824130418E+018</text:p>
          </table:table-cell>
          <table:table-cell office:value-type="float" office:value="1.47680821755489E+018" calcext:value-type="float">
            <text:p>1.47680821755489E+018</text:p>
          </table:table-cell>
          <table:table-cell office:value-type="float" office:value="1.47680821761157E+018" calcext:value-type="float">
            <text:p>1.47680821761157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680827400564E+018" calcext:value-type="float">
            <text:p>1.47680827400564E+018</text:p>
          </table:table-cell>
          <table:table-cell office:value-type="float" office:value="1.47680827400672E+018" calcext:value-type="float">
            <text:p>1.47680827400672E+018</text:p>
          </table:table-cell>
          <table:table-cell office:value-type="float" office:value="1.47680824126193E+018" calcext:value-type="float">
            <text:p>1.47680824126193E+018</text:p>
          </table:table-cell>
          <table:table-cell office:value-type="float" office:value="1.47680824130423E+018" calcext:value-type="float">
            <text:p>1.47680824130423E+018</text:p>
          </table:table-cell>
          <table:table-cell office:value-type="float" office:value="1.47680821755526E+018" calcext:value-type="float">
            <text:p>1.47680821755526E+018</text:p>
          </table:table-cell>
          <table:table-cell office:value-type="float" office:value="1.4768082176121E+018" calcext:value-type="float">
            <text:p>1.4768082176121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680827400663E+018" calcext:value-type="float">
            <text:p>1.47680827400663E+018</text:p>
          </table:table-cell>
          <table:table-cell office:value-type="float" office:value="1.47680827400771E+018" calcext:value-type="float">
            <text:p>1.47680827400771E+018</text:p>
          </table:table-cell>
          <table:table-cell office:value-type="float" office:value="1.47680824126237E+018" calcext:value-type="float">
            <text:p>1.47680824126237E+018</text:p>
          </table:table-cell>
          <table:table-cell office:value-type="float" office:value="1.47680824130441E+018" calcext:value-type="float">
            <text:p>1.47680824130441E+018</text:p>
          </table:table-cell>
          <table:table-cell office:value-type="float" office:value="1.47680821755561E+018" calcext:value-type="float">
            <text:p>1.47680821755561E+018</text:p>
          </table:table-cell>
          <table:table-cell office:value-type="float" office:value="1.47680821761269E+018" calcext:value-type="float">
            <text:p>1.47680821761269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680827400758E+018" calcext:value-type="float">
            <text:p>1.47680827400758E+018</text:p>
          </table:table-cell>
          <table:table-cell office:value-type="float" office:value="1.47680827400867E+018" calcext:value-type="float">
            <text:p>1.47680827400867E+018</text:p>
          </table:table-cell>
          <table:table-cell office:value-type="float" office:value="1.47680824126273E+018" calcext:value-type="float">
            <text:p>1.47680824126273E+018</text:p>
          </table:table-cell>
          <table:table-cell office:value-type="float" office:value="1.47680824130468E+018" calcext:value-type="float">
            <text:p>1.47680824130468E+018</text:p>
          </table:table-cell>
          <table:table-cell office:value-type="float" office:value="1.47680821755596E+018" calcext:value-type="float">
            <text:p>1.47680821755596E+018</text:p>
          </table:table-cell>
          <table:table-cell office:value-type="float" office:value="1.47680821761395E+018" calcext:value-type="float">
            <text:p>1.47680821761395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680827400853E+018" calcext:value-type="float">
            <text:p>1.47680827400853E+018</text:p>
          </table:table-cell>
          <table:table-cell office:value-type="float" office:value="1.47680827400963E+018" calcext:value-type="float">
            <text:p>1.47680827400963E+018</text:p>
          </table:table-cell>
          <table:table-cell office:value-type="float" office:value="1.47680824126308E+018" calcext:value-type="float">
            <text:p>1.47680824126308E+018</text:p>
          </table:table-cell>
          <table:table-cell office:value-type="float" office:value="1.47680824130474E+018" calcext:value-type="float">
            <text:p>1.47680824130474E+018</text:p>
          </table:table-cell>
          <table:table-cell office:value-type="float" office:value="1.47680821755637E+018" calcext:value-type="float">
            <text:p>1.47680821755637E+018</text:p>
          </table:table-cell>
          <table:table-cell office:value-type="float" office:value="1.47680821761472E+018" calcext:value-type="float">
            <text:p>1.47680821761472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680827400949E+018" calcext:value-type="float">
            <text:p>1.47680827400949E+018</text:p>
          </table:table-cell>
          <table:table-cell office:value-type="float" office:value="1.47680827401061E+018" calcext:value-type="float">
            <text:p>1.47680827401061E+018</text:p>
          </table:table-cell>
          <table:table-cell office:value-type="float" office:value="1.47680824126352E+018" calcext:value-type="float">
            <text:p>1.47680824126352E+018</text:p>
          </table:table-cell>
          <table:table-cell office:value-type="float" office:value="1.47680824130491E+018" calcext:value-type="float">
            <text:p>1.47680824130491E+018</text:p>
          </table:table-cell>
          <table:table-cell office:value-type="float" office:value="1.47680821755681E+018" calcext:value-type="float">
            <text:p>1.47680821755681E+018</text:p>
          </table:table-cell>
          <table:table-cell office:value-type="float" office:value="1.47680821761655E+018" calcext:value-type="float">
            <text:p>1.47680821761655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680827401046E+018" calcext:value-type="float">
            <text:p>1.47680827401046E+018</text:p>
          </table:table-cell>
          <table:table-cell office:value-type="float" office:value="1.47680827401158E+018" calcext:value-type="float">
            <text:p>1.47680827401158E+018</text:p>
          </table:table-cell>
          <table:table-cell office:value-type="float" office:value="1.47680824126397E+018" calcext:value-type="float">
            <text:p>1.47680824126397E+018</text:p>
          </table:table-cell>
          <table:table-cell office:value-type="float" office:value="1.47680824130509E+018" calcext:value-type="float">
            <text:p>1.47680824130509E+018</text:p>
          </table:table-cell>
          <table:table-cell office:value-type="float" office:value="1.47680821755719E+018" calcext:value-type="float">
            <text:p>1.47680821755719E+018</text:p>
          </table:table-cell>
          <table:table-cell office:value-type="float" office:value="1.4768082176184E+018" calcext:value-type="float">
            <text:p>1.4768082176184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68082740114E+018" calcext:value-type="float">
            <text:p>1.4768082740114E+018</text:p>
          </table:table-cell>
          <table:table-cell office:value-type="float" office:value="1.4768082740125E+018" calcext:value-type="float">
            <text:p>1.4768082740125E+018</text:p>
          </table:table-cell>
          <table:table-cell office:value-type="float" office:value="1.47680824126444E+018" calcext:value-type="float">
            <text:p>1.47680824126444E+018</text:p>
          </table:table-cell>
          <table:table-cell office:value-type="float" office:value="1.47680824130526E+018" calcext:value-type="float">
            <text:p>1.47680824130526E+018</text:p>
          </table:table-cell>
          <table:table-cell office:value-type="float" office:value="1.47680821755789E+018" calcext:value-type="float">
            <text:p>1.47680821755789E+018</text:p>
          </table:table-cell>
          <table:table-cell office:value-type="float" office:value="1.47680821761893E+018" calcext:value-type="float">
            <text:p>1.47680821761893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680827401234E+018" calcext:value-type="float">
            <text:p>1.47680827401234E+018</text:p>
          </table:table-cell>
          <table:table-cell office:value-type="float" office:value="1.47680827401344E+018" calcext:value-type="float">
            <text:p>1.47680827401344E+018</text:p>
          </table:table-cell>
          <table:table-cell office:value-type="float" office:value="1.47680824126489E+018" calcext:value-type="float">
            <text:p>1.47680824126489E+018</text:p>
          </table:table-cell>
          <table:table-cell office:value-type="float" office:value="1.47680824130542E+018" calcext:value-type="float">
            <text:p>1.47680824130542E+018</text:p>
          </table:table-cell>
          <table:table-cell office:value-type="float" office:value="1.47680821755828E+018" calcext:value-type="float">
            <text:p>1.47680821755828E+018</text:p>
          </table:table-cell>
          <table:table-cell office:value-type="float" office:value="1.4768082176213E+018" calcext:value-type="float">
            <text:p>1.4768082176213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680827401328E+018" calcext:value-type="float">
            <text:p>1.47680827401328E+018</text:p>
          </table:table-cell>
          <table:table-cell office:value-type="float" office:value="1.47680827401438E+018" calcext:value-type="float">
            <text:p>1.47680827401438E+018</text:p>
          </table:table-cell>
          <table:table-cell office:value-type="float" office:value="1.47680824126533E+018" calcext:value-type="float">
            <text:p>1.47680824126533E+018</text:p>
          </table:table-cell>
          <table:table-cell office:value-type="float" office:value="1.4768082413056E+018" calcext:value-type="float">
            <text:p>1.4768082413056E+018</text:p>
          </table:table-cell>
          <table:table-cell office:value-type="float" office:value="1.47680821755867E+018" calcext:value-type="float">
            <text:p>1.47680821755867E+018</text:p>
          </table:table-cell>
          <table:table-cell office:value-type="float" office:value="1.4768082176218E+018" calcext:value-type="float">
            <text:p>1.4768082176218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680827401422E+018" calcext:value-type="float">
            <text:p>1.47680827401422E+018</text:p>
          </table:table-cell>
          <table:table-cell office:value-type="float" office:value="1.47680827401535E+018" calcext:value-type="float">
            <text:p>1.47680827401535E+018</text:p>
          </table:table-cell>
          <table:table-cell office:value-type="float" office:value="1.47680824126576E+018" calcext:value-type="float">
            <text:p>1.47680824126576E+018</text:p>
          </table:table-cell>
          <table:table-cell office:value-type="float" office:value="1.47680824130577E+018" calcext:value-type="float">
            <text:p>1.47680824130577E+018</text:p>
          </table:table-cell>
          <table:table-cell office:value-type="float" office:value="1.47680821755923E+018" calcext:value-type="float">
            <text:p>1.47680821755923E+018</text:p>
          </table:table-cell>
          <table:table-cell office:value-type="float" office:value="1.47680821762359E+018" calcext:value-type="float">
            <text:p>1.47680821762359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68082740152E+018" calcext:value-type="float">
            <text:p>1.4768082740152E+018</text:p>
          </table:table-cell>
          <table:table-cell office:value-type="float" office:value="1.47680827401637E+018" calcext:value-type="float">
            <text:p>1.47680827401637E+018</text:p>
          </table:table-cell>
          <table:table-cell office:value-type="float" office:value="1.47680824126619E+018" calcext:value-type="float">
            <text:p>1.47680824126619E+018</text:p>
          </table:table-cell>
          <table:table-cell office:value-type="float" office:value="1.47680824130594E+018" calcext:value-type="float">
            <text:p>1.47680824130594E+018</text:p>
          </table:table-cell>
          <table:table-cell office:value-type="float" office:value="1.47680821755964E+018" calcext:value-type="float">
            <text:p>1.47680821755964E+018</text:p>
          </table:table-cell>
          <table:table-cell office:value-type="float" office:value="1.47680821762422E+018" calcext:value-type="float">
            <text:p>1.47680821762422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680827401615E+018" calcext:value-type="float">
            <text:p>1.47680827401615E+018</text:p>
          </table:table-cell>
          <table:table-cell office:value-type="float" office:value="1.47680827401731E+018" calcext:value-type="float">
            <text:p>1.47680827401731E+018</text:p>
          </table:table-cell>
          <table:table-cell office:value-type="float" office:value="1.47680824126675E+018" calcext:value-type="float">
            <text:p>1.47680824126675E+018</text:p>
          </table:table-cell>
          <table:table-cell office:value-type="float" office:value="1.47680824130611E+018" calcext:value-type="float">
            <text:p>1.47680824130611E+018</text:p>
          </table:table-cell>
          <table:table-cell office:value-type="float" office:value="1.47680821756001E+018" calcext:value-type="float">
            <text:p>1.47680821756001E+018</text:p>
          </table:table-cell>
          <table:table-cell office:value-type="float" office:value="1.47680821762474E+018" calcext:value-type="float">
            <text:p>1.47680821762474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680827401716E+018" calcext:value-type="float">
            <text:p>1.47680827401716E+018</text:p>
          </table:table-cell>
          <table:table-cell office:value-type="float" office:value="1.47680827401825E+018" calcext:value-type="float">
            <text:p>1.47680827401825E+018</text:p>
          </table:table-cell>
          <table:table-cell office:value-type="float" office:value="1.47680824126717E+018" calcext:value-type="float">
            <text:p>1.47680824126717E+018</text:p>
          </table:table-cell>
          <table:table-cell office:value-type="float" office:value="1.47680824130633E+018" calcext:value-type="float">
            <text:p>1.47680824130633E+018</text:p>
          </table:table-cell>
          <table:table-cell office:value-type="float" office:value="1.47680821756036E+018" calcext:value-type="float">
            <text:p>1.47680821756036E+018</text:p>
          </table:table-cell>
          <table:table-cell office:value-type="float" office:value="1.47680821762643E+018" calcext:value-type="float">
            <text:p>1.47680821762643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680827401811E+018" calcext:value-type="float">
            <text:p>1.47680827401811E+018</text:p>
          </table:table-cell>
          <table:table-cell office:value-type="float" office:value="1.4768082740192E+018" calcext:value-type="float">
            <text:p>1.4768082740192E+018</text:p>
          </table:table-cell>
          <table:table-cell office:value-type="float" office:value="1.47680824126753E+018" calcext:value-type="float">
            <text:p>1.47680824126753E+018</text:p>
          </table:table-cell>
          <table:table-cell office:value-type="float" office:value="1.47680824130651E+018" calcext:value-type="float">
            <text:p>1.47680824130651E+018</text:p>
          </table:table-cell>
          <table:table-cell office:value-type="float" office:value="1.47680821756071E+018" calcext:value-type="float">
            <text:p>1.47680821756071E+018</text:p>
          </table:table-cell>
          <table:table-cell office:value-type="float" office:value="1.47680821762669E+018" calcext:value-type="float">
            <text:p>1.47680821762669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680827401906E+018" calcext:value-type="float">
            <text:p>1.47680827401906E+018</text:p>
          </table:table-cell>
          <table:table-cell office:value-type="float" office:value="1.47680827402014E+018" calcext:value-type="float">
            <text:p>1.47680827402014E+018</text:p>
          </table:table-cell>
          <table:table-cell office:value-type="float" office:value="1.47680824126798E+018" calcext:value-type="float">
            <text:p>1.47680824126798E+018</text:p>
          </table:table-cell>
          <table:table-cell office:value-type="float" office:value="1.47680824130667E+018" calcext:value-type="float">
            <text:p>1.47680824130667E+018</text:p>
          </table:table-cell>
          <table:table-cell office:value-type="float" office:value="1.47680821756113E+018" calcext:value-type="float">
            <text:p>1.47680821756113E+018</text:p>
          </table:table-cell>
          <table:table-cell office:value-type="float" office:value="1.47680821762693E+018" calcext:value-type="float">
            <text:p>1.47680821762693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680827402E+018" calcext:value-type="float">
            <text:p>1.47680827402E+018</text:p>
          </table:table-cell>
          <table:table-cell office:value-type="float" office:value="1.47680827402113E+018" calcext:value-type="float">
            <text:p>1.47680827402113E+018</text:p>
          </table:table-cell>
          <table:table-cell office:value-type="float" office:value="1.47680824126833E+018" calcext:value-type="float">
            <text:p>1.47680824126833E+018</text:p>
          </table:table-cell>
          <table:table-cell office:value-type="float" office:value="1.47680824130684E+018" calcext:value-type="float">
            <text:p>1.47680824130684E+018</text:p>
          </table:table-cell>
          <table:table-cell office:value-type="float" office:value="1.47680821756155E+018" calcext:value-type="float">
            <text:p>1.47680821756155E+018</text:p>
          </table:table-cell>
          <table:table-cell office:value-type="float" office:value="1.47680821762731E+018" calcext:value-type="float">
            <text:p>1.47680821762731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680827402098E+018" calcext:value-type="float">
            <text:p>1.47680827402098E+018</text:p>
          </table:table-cell>
          <table:table-cell office:value-type="float" office:value="1.47680827402206E+018" calcext:value-type="float">
            <text:p>1.47680827402206E+018</text:p>
          </table:table-cell>
          <table:table-cell office:value-type="float" office:value="1.47680824126875E+018" calcext:value-type="float">
            <text:p>1.47680824126875E+018</text:p>
          </table:table-cell>
          <table:table-cell office:value-type="float" office:value="1.47680824130705E+018" calcext:value-type="float">
            <text:p>1.47680824130705E+018</text:p>
          </table:table-cell>
          <table:table-cell office:value-type="float" office:value="1.47680821756222E+018" calcext:value-type="float">
            <text:p>1.47680821756222E+018</text:p>
          </table:table-cell>
          <table:table-cell office:value-type="float" office:value="1.47680821762756E+018" calcext:value-type="float">
            <text:p>1.47680821762756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680827402192E+018" calcext:value-type="float">
            <text:p>1.47680827402192E+018</text:p>
          </table:table-cell>
          <table:table-cell office:value-type="float" office:value="1.476808274023E+018" calcext:value-type="float">
            <text:p>1.476808274023E+018</text:p>
          </table:table-cell>
          <table:table-cell office:value-type="float" office:value="1.47680824126911E+018" calcext:value-type="float">
            <text:p>1.47680824126911E+018</text:p>
          </table:table-cell>
          <table:table-cell office:value-type="float" office:value="1.47680824130723E+018" calcext:value-type="float">
            <text:p>1.47680824130723E+018</text:p>
          </table:table-cell>
          <table:table-cell office:value-type="float" office:value="1.47680821756259E+018" calcext:value-type="float">
            <text:p>1.47680821756259E+018</text:p>
          </table:table-cell>
          <table:table-cell office:value-type="float" office:value="1.47680821762762E+018" calcext:value-type="float">
            <text:p>1.47680821762762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680827402286E+018" calcext:value-type="float">
            <text:p>1.47680827402286E+018</text:p>
          </table:table-cell>
          <table:table-cell office:value-type="float" office:value="1.47680827402394E+018" calcext:value-type="float">
            <text:p>1.47680827402394E+018</text:p>
          </table:table-cell>
          <table:table-cell office:value-type="float" office:value="1.47680824126958E+018" calcext:value-type="float">
            <text:p>1.47680824126958E+018</text:p>
          </table:table-cell>
          <table:table-cell office:value-type="float" office:value="1.4768082413074E+018" calcext:value-type="float">
            <text:p>1.4768082413074E+018</text:p>
          </table:table-cell>
          <table:table-cell office:value-type="float" office:value="1.47680821756295E+018" calcext:value-type="float">
            <text:p>1.47680821756295E+018</text:p>
          </table:table-cell>
          <table:table-cell office:value-type="float" office:value="1.47680821762797E+018" calcext:value-type="float">
            <text:p>1.47680821762797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68082740238E+018" calcext:value-type="float">
            <text:p>1.4768082740238E+018</text:p>
          </table:table-cell>
          <table:table-cell office:value-type="float" office:value="1.47680827402489E+018" calcext:value-type="float">
            <text:p>1.47680827402489E+018</text:p>
          </table:table-cell>
          <table:table-cell office:value-type="float" office:value="1.47680824127022E+018" calcext:value-type="float">
            <text:p>1.47680824127022E+018</text:p>
          </table:table-cell>
          <table:table-cell office:value-type="float" office:value="1.47680824130757E+018" calcext:value-type="float">
            <text:p>1.47680824130757E+018</text:p>
          </table:table-cell>
          <table:table-cell office:value-type="float" office:value="1.4768082175635E+018" calcext:value-type="float">
            <text:p>1.4768082175635E+018</text:p>
          </table:table-cell>
          <table:table-cell office:value-type="float" office:value="1.47680821762881E+018" calcext:value-type="float">
            <text:p>1.47680821762881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680827402473E+018" calcext:value-type="float">
            <text:p>1.47680827402473E+018</text:p>
          </table:table-cell>
          <table:table-cell office:value-type="float" office:value="1.47680827402583E+018" calcext:value-type="float">
            <text:p>1.47680827402583E+018</text:p>
          </table:table-cell>
          <table:table-cell office:value-type="float" office:value="1.47680824127072E+018" calcext:value-type="float">
            <text:p>1.47680824127072E+018</text:p>
          </table:table-cell>
          <table:table-cell office:value-type="float" office:value="1.47680824130774E+018" calcext:value-type="float">
            <text:p>1.47680824130774E+018</text:p>
          </table:table-cell>
          <table:table-cell office:value-type="float" office:value="1.47680821756386E+018" calcext:value-type="float">
            <text:p>1.47680821756386E+018</text:p>
          </table:table-cell>
          <table:table-cell office:value-type="float" office:value="1.4768082176291E+018" calcext:value-type="float">
            <text:p>1.4768082176291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680827402568E+018" calcext:value-type="float">
            <text:p>1.47680827402568E+018</text:p>
          </table:table-cell>
          <table:table-cell office:value-type="float" office:value="1.47680827402683E+018" calcext:value-type="float">
            <text:p>1.47680827402683E+018</text:p>
          </table:table-cell>
          <table:table-cell office:value-type="float" office:value="1.4768082412711E+018" calcext:value-type="float">
            <text:p>1.4768082412711E+018</text:p>
          </table:table-cell>
          <table:table-cell office:value-type="float" office:value="1.47680824130791E+018" calcext:value-type="float">
            <text:p>1.47680824130791E+018</text:p>
          </table:table-cell>
          <table:table-cell office:value-type="float" office:value="1.47680821756425E+018" calcext:value-type="float">
            <text:p>1.47680821756425E+018</text:p>
          </table:table-cell>
          <table:table-cell office:value-type="float" office:value="1.47680821762934E+018" calcext:value-type="float">
            <text:p>1.47680821762934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680827402673E+018" calcext:value-type="float">
            <text:p>1.47680827402673E+018</text:p>
          </table:table-cell>
          <table:table-cell office:value-type="float" office:value="1.47680827402784E+018" calcext:value-type="float">
            <text:p>1.47680827402784E+018</text:p>
          </table:table-cell>
          <table:table-cell office:value-type="float" office:value="1.47680824127145E+018" calcext:value-type="float">
            <text:p>1.47680824127145E+018</text:p>
          </table:table-cell>
          <table:table-cell office:value-type="float" office:value="1.47680824130808E+018" calcext:value-type="float">
            <text:p>1.47680824130808E+018</text:p>
          </table:table-cell>
          <table:table-cell office:value-type="float" office:value="1.4768082175648E+018" calcext:value-type="float">
            <text:p>1.4768082175648E+018</text:p>
          </table:table-cell>
          <table:table-cell office:value-type="float" office:value="1.47680821762985E+018" calcext:value-type="float">
            <text:p>1.47680821762985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680827402768E+018" calcext:value-type="float">
            <text:p>1.47680827402768E+018</text:p>
          </table:table-cell>
          <table:table-cell office:value-type="float" office:value="1.47680827402876E+018" calcext:value-type="float">
            <text:p>1.47680827402876E+018</text:p>
          </table:table-cell>
          <table:table-cell office:value-type="float" office:value="1.47680824127211E+018" calcext:value-type="float">
            <text:p>1.47680824127211E+018</text:p>
          </table:table-cell>
          <table:table-cell office:value-type="float" office:value="1.47680824130825E+018" calcext:value-type="float">
            <text:p>1.47680824130825E+018</text:p>
          </table:table-cell>
          <table:table-cell office:value-type="float" office:value="1.47680821756517E+018" calcext:value-type="float">
            <text:p>1.47680821756517E+018</text:p>
          </table:table-cell>
          <table:table-cell office:value-type="float" office:value="1.47680821763069E+018" calcext:value-type="float">
            <text:p>1.47680821763069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680827402863E+018" calcext:value-type="float">
            <text:p>1.47680827402863E+018</text:p>
          </table:table-cell>
          <table:table-cell office:value-type="float" office:value="1.47680827402975E+018" calcext:value-type="float">
            <text:p>1.47680827402975E+018</text:p>
          </table:table-cell>
          <table:table-cell office:value-type="float" office:value="1.47680824127264E+018" calcext:value-type="float">
            <text:p>1.47680824127264E+018</text:p>
          </table:table-cell>
          <table:table-cell office:value-type="float" office:value="1.47680824130856E+018" calcext:value-type="float">
            <text:p>1.47680824130856E+018</text:p>
          </table:table-cell>
          <table:table-cell office:value-type="float" office:value="1.47680821756554E+018" calcext:value-type="float">
            <text:p>1.47680821756554E+018</text:p>
          </table:table-cell>
          <table:table-cell office:value-type="float" office:value="1.4768082176312E+018" calcext:value-type="float">
            <text:p>1.4768082176312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680827402958E+018" calcext:value-type="float">
            <text:p>1.47680827402958E+018</text:p>
          </table:table-cell>
          <table:table-cell office:value-type="float" office:value="1.47680827403067E+018" calcext:value-type="float">
            <text:p>1.47680827403067E+018</text:p>
          </table:table-cell>
          <table:table-cell office:value-type="float" office:value="1.47680824127314E+018" calcext:value-type="float">
            <text:p>1.47680824127314E+018</text:p>
          </table:table-cell>
          <table:table-cell office:value-type="float" office:value="1.47680824131022E+018" calcext:value-type="float">
            <text:p>1.47680824131022E+018</text:p>
          </table:table-cell>
          <table:table-cell office:value-type="float" office:value="1.47680821756599E+018" calcext:value-type="float">
            <text:p>1.47680821756599E+018</text:p>
          </table:table-cell>
          <table:table-cell office:value-type="float" office:value="1.47680821763148E+018" calcext:value-type="float">
            <text:p>1.47680821763148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680827403051E+018" calcext:value-type="float">
            <text:p>1.47680827403051E+018</text:p>
          </table:table-cell>
          <table:table-cell office:value-type="float" office:value="1.47680827403158E+018" calcext:value-type="float">
            <text:p>1.47680827403158E+018</text:p>
          </table:table-cell>
          <table:table-cell office:value-type="float" office:value="1.4768082412736E+018" calcext:value-type="float">
            <text:p>1.4768082412736E+018</text:p>
          </table:table-cell>
          <table:table-cell office:value-type="float" office:value="1.47680824131041E+018" calcext:value-type="float">
            <text:p>1.47680824131041E+018</text:p>
          </table:table-cell>
          <table:table-cell office:value-type="float" office:value="1.47680821756641E+018" calcext:value-type="float">
            <text:p>1.47680821756641E+018</text:p>
          </table:table-cell>
          <table:table-cell office:value-type="float" office:value="1.47680821763304E+018" calcext:value-type="float">
            <text:p>1.47680821763304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680827403145E+018" calcext:value-type="float">
            <text:p>1.47680827403145E+018</text:p>
          </table:table-cell>
          <table:table-cell office:value-type="float" office:value="1.47680827403258E+018" calcext:value-type="float">
            <text:p>1.47680827403258E+018</text:p>
          </table:table-cell>
          <table:table-cell office:value-type="float" office:value="1.47680824127415E+018" calcext:value-type="float">
            <text:p>1.47680824127415E+018</text:p>
          </table:table-cell>
          <table:table-cell office:value-type="float" office:value="1.47680824131059E+018" calcext:value-type="float">
            <text:p>1.47680824131059E+018</text:p>
          </table:table-cell>
          <table:table-cell office:value-type="float" office:value="1.4768082175668E+018" calcext:value-type="float">
            <text:p>1.4768082175668E+018</text:p>
          </table:table-cell>
          <table:table-cell office:value-type="float" office:value="1.47680821763344E+018" calcext:value-type="float">
            <text:p>1.47680821763344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680827403243E+018" calcext:value-type="float">
            <text:p>1.47680827403243E+018</text:p>
          </table:table-cell>
          <table:table-cell office:value-type="float" office:value="1.47680827403351E+018" calcext:value-type="float">
            <text:p>1.47680827403351E+018</text:p>
          </table:table-cell>
          <table:table-cell office:value-type="float" office:value="1.47680824127455E+018" calcext:value-type="float">
            <text:p>1.47680824127455E+018</text:p>
          </table:table-cell>
          <table:table-cell office:value-type="float" office:value="1.47680824131076E+018" calcext:value-type="float">
            <text:p>1.47680824131076E+018</text:p>
          </table:table-cell>
          <table:table-cell office:value-type="float" office:value="1.47680821756719E+018" calcext:value-type="float">
            <text:p>1.47680821756719E+018</text:p>
          </table:table-cell>
          <table:table-cell office:value-type="float" office:value="1.47680821763494E+018" calcext:value-type="float">
            <text:p>1.47680821763494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680827403337E+018" calcext:value-type="float">
            <text:p>1.47680827403337E+018</text:p>
          </table:table-cell>
          <table:table-cell office:value-type="float" office:value="1.47680827403448E+018" calcext:value-type="float">
            <text:p>1.47680827403448E+018</text:p>
          </table:table-cell>
          <table:table-cell office:value-type="float" office:value="1.47680824127495E+018" calcext:value-type="float">
            <text:p>1.47680824127495E+018</text:p>
          </table:table-cell>
          <table:table-cell office:value-type="float" office:value="1.47680824131093E+018" calcext:value-type="float">
            <text:p>1.47680824131093E+018</text:p>
          </table:table-cell>
          <table:table-cell office:value-type="float" office:value="1.47680821756757E+018" calcext:value-type="float">
            <text:p>1.47680821756757E+018</text:p>
          </table:table-cell>
          <table:table-cell office:value-type="float" office:value="1.47680821763669E+018" calcext:value-type="float">
            <text:p>1.47680821763669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680827403432E+018" calcext:value-type="float">
            <text:p>1.47680827403432E+018</text:p>
          </table:table-cell>
          <table:table-cell office:value-type="float" office:value="1.47680827403539E+018" calcext:value-type="float">
            <text:p>1.47680827403539E+018</text:p>
          </table:table-cell>
          <table:table-cell office:value-type="float" office:value="1.4768082412753E+018" calcext:value-type="float">
            <text:p>1.4768082412753E+018</text:p>
          </table:table-cell>
          <table:table-cell office:value-type="float" office:value="1.47680824131116E+018" calcext:value-type="float">
            <text:p>1.47680824131116E+018</text:p>
          </table:table-cell>
          <table:table-cell office:value-type="float" office:value="1.47680821756793E+018" calcext:value-type="float">
            <text:p>1.47680821756793E+018</text:p>
          </table:table-cell>
          <table:table-cell office:value-type="float" office:value="1.47680821763756E+018" calcext:value-type="float">
            <text:p>1.47680821763756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680827403526E+018" calcext:value-type="float">
            <text:p>1.47680827403526E+018</text:p>
          </table:table-cell>
          <table:table-cell office:value-type="float" office:value="1.47680827403649E+018" calcext:value-type="float">
            <text:p>1.47680827403649E+018</text:p>
          </table:table-cell>
          <table:table-cell office:value-type="float" office:value="1.47680824127597E+018" calcext:value-type="float">
            <text:p>1.47680824127597E+018</text:p>
          </table:table-cell>
          <table:table-cell office:value-type="float" office:value="1.47680824131134E+018" calcext:value-type="float">
            <text:p>1.47680824131134E+018</text:p>
          </table:table-cell>
          <table:table-cell office:value-type="float" office:value="1.47680821756828E+018" calcext:value-type="float">
            <text:p>1.47680821756828E+018</text:p>
          </table:table-cell>
          <table:table-cell office:value-type="float" office:value="1.47680821763905E+018" calcext:value-type="float">
            <text:p>1.47680821763905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680827403632E+018" calcext:value-type="float">
            <text:p>1.47680827403632E+018</text:p>
          </table:table-cell>
          <table:table-cell office:value-type="float" office:value="1.47680827403739E+018" calcext:value-type="float">
            <text:p>1.47680827403739E+018</text:p>
          </table:table-cell>
          <table:table-cell office:value-type="float" office:value="1.47680824127646E+018" calcext:value-type="float">
            <text:p>1.47680824127646E+018</text:p>
          </table:table-cell>
          <table:table-cell office:value-type="float" office:value="1.47680824131151E+018" calcext:value-type="float">
            <text:p>1.47680824131151E+018</text:p>
          </table:table-cell>
          <table:table-cell office:value-type="float" office:value="1.47680821756862E+018" calcext:value-type="float">
            <text:p>1.47680821756862E+018</text:p>
          </table:table-cell>
          <table:table-cell office:value-type="float" office:value="1.47680821763966E+018" calcext:value-type="float">
            <text:p>1.47680821763966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680827403731E+018" calcext:value-type="float">
            <text:p>1.47680827403731E+018</text:p>
          </table:table-cell>
          <table:table-cell office:value-type="float" office:value="1.47680827403809E+018" calcext:value-type="float">
            <text:p>1.47680827403809E+018</text:p>
          </table:table-cell>
          <table:table-cell office:value-type="float" office:value="1.47680824127695E+018" calcext:value-type="float">
            <text:p>1.47680824127695E+018</text:p>
          </table:table-cell>
          <table:table-cell office:value-type="float" office:value="1.47680824131168E+018" calcext:value-type="float">
            <text:p>1.47680824131168E+018</text:p>
          </table:table-cell>
          <table:table-cell office:value-type="float" office:value="1.47680821756898E+018" calcext:value-type="float">
            <text:p>1.47680821756898E+018</text:p>
          </table:table-cell>
          <table:table-cell office:value-type="float" office:value="1.47680821764198E+018" calcext:value-type="float">
            <text:p>1.47680821764198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680827403788E+018" calcext:value-type="float">
            <text:p>1.47680827403788E+018</text:p>
          </table:table-cell>
          <table:table-cell office:value-type="float" office:value="1.47680827403862E+018" calcext:value-type="float">
            <text:p>1.47680827403862E+018</text:p>
          </table:table-cell>
          <table:table-cell office:value-type="float" office:value="1.47680824127741E+018" calcext:value-type="float">
            <text:p>1.47680824127741E+018</text:p>
          </table:table-cell>
          <table:table-cell office:value-type="float" office:value="1.47680824131185E+018" calcext:value-type="float">
            <text:p>1.47680824131185E+018</text:p>
          </table:table-cell>
          <table:table-cell office:value-type="float" office:value="1.47680821756936E+018" calcext:value-type="float">
            <text:p>1.47680821756936E+018</text:p>
          </table:table-cell>
          <table:table-cell office:value-type="float" office:value="1.47680821764379E+018" calcext:value-type="float">
            <text:p>1.47680821764379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680827403837E+018" calcext:value-type="float">
            <text:p>1.47680827403837E+018</text:p>
          </table:table-cell>
          <table:table-cell office:value-type="float" office:value="1.47680827403913E+018" calcext:value-type="float">
            <text:p>1.47680827403913E+018</text:p>
          </table:table-cell>
          <table:table-cell office:value-type="float" office:value="1.47680824127811E+018" calcext:value-type="float">
            <text:p>1.47680824127811E+018</text:p>
          </table:table-cell>
          <table:table-cell office:value-type="float" office:value="1.47680824131202E+018" calcext:value-type="float">
            <text:p>1.47680824131202E+018</text:p>
          </table:table-cell>
          <table:table-cell office:value-type="float" office:value="1.47680821756973E+018" calcext:value-type="float">
            <text:p>1.47680821756973E+018</text:p>
          </table:table-cell>
          <table:table-cell office:value-type="float" office:value="1.47680821764557E+018" calcext:value-type="float">
            <text:p>1.47680821764557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680827403885E+018" calcext:value-type="float">
            <text:p>1.47680827403885E+018</text:p>
          </table:table-cell>
          <table:table-cell office:value-type="float" office:value="1.47680827403959E+018" calcext:value-type="float">
            <text:p>1.47680827403959E+018</text:p>
          </table:table-cell>
          <table:table-cell office:value-type="float" office:value="1.47680824127858E+018" calcext:value-type="float">
            <text:p>1.47680824127858E+018</text:p>
          </table:table-cell>
          <table:table-cell office:value-type="float" office:value="1.47680824131219E+018" calcext:value-type="float">
            <text:p>1.47680824131219E+018</text:p>
          </table:table-cell>
          <table:table-cell office:value-type="float" office:value="1.47680821757011E+018" calcext:value-type="float">
            <text:p>1.47680821757011E+018</text:p>
          </table:table-cell>
          <table:table-cell office:value-type="float" office:value="1.47680821764663E+018" calcext:value-type="float">
            <text:p>1.47680821764663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680827403933E+018" calcext:value-type="float">
            <text:p>1.47680827403933E+018</text:p>
          </table:table-cell>
          <table:table-cell office:value-type="float" office:value="1.47680827404008E+018" calcext:value-type="float">
            <text:p>1.47680827404008E+018</text:p>
          </table:table-cell>
          <table:table-cell office:value-type="float" office:value="1.47680824127909E+018" calcext:value-type="float">
            <text:p>1.47680824127909E+018</text:p>
          </table:table-cell>
          <table:table-cell office:value-type="float" office:value="1.47680824131242E+018" calcext:value-type="float">
            <text:p>1.47680824131242E+018</text:p>
          </table:table-cell>
          <table:table-cell office:value-type="float" office:value="1.47680821757048E+018" calcext:value-type="float">
            <text:p>1.47680821757048E+018</text:p>
          </table:table-cell>
          <table:table-cell office:value-type="float" office:value="1.47680821764783E+018" calcext:value-type="float">
            <text:p>1.47680821764783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680827403982E+018" calcext:value-type="float">
            <text:p>1.47680827403982E+018</text:p>
          </table:table-cell>
          <table:table-cell office:value-type="float" office:value="1.47680827404055E+018" calcext:value-type="float">
            <text:p>1.47680827404055E+018</text:p>
          </table:table-cell>
          <table:table-cell office:value-type="float" office:value="1.47680824127959E+018" calcext:value-type="float">
            <text:p>1.47680824127959E+018</text:p>
          </table:table-cell>
          <table:table-cell office:value-type="float" office:value="1.47680824131262E+018" calcext:value-type="float">
            <text:p>1.47680824131262E+018</text:p>
          </table:table-cell>
          <table:table-cell office:value-type="float" office:value="1.47680821757086E+018" calcext:value-type="float">
            <text:p>1.47680821757086E+018</text:p>
          </table:table-cell>
          <table:table-cell office:value-type="float" office:value="1.47680821764898E+018" calcext:value-type="float">
            <text:p>1.47680821764898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68082740403E+018" calcext:value-type="float">
            <text:p>1.4768082740403E+018</text:p>
          </table:table-cell>
          <table:table-cell office:value-type="float" office:value="1.47680827404105E+018" calcext:value-type="float">
            <text:p>1.47680827404105E+018</text:p>
          </table:table-cell>
          <table:table-cell office:value-type="float" office:value="1.47680824128003E+018" calcext:value-type="float">
            <text:p>1.47680824128003E+018</text:p>
          </table:table-cell>
          <table:table-cell office:value-type="float" office:value="1.47680824131282E+018" calcext:value-type="float">
            <text:p>1.47680824131282E+018</text:p>
          </table:table-cell>
          <table:table-cell office:value-type="float" office:value="1.47680821757121E+018" calcext:value-type="float">
            <text:p>1.47680821757121E+018</text:p>
          </table:table-cell>
          <table:table-cell office:value-type="float" office:value="1.47680821765044E+018" calcext:value-type="float">
            <text:p>1.47680821765044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680827404079E+018" calcext:value-type="float">
            <text:p>1.47680827404079E+018</text:p>
          </table:table-cell>
          <table:table-cell office:value-type="float" office:value="1.47680827404153E+018" calcext:value-type="float">
            <text:p>1.47680827404153E+018</text:p>
          </table:table-cell>
          <table:table-cell office:value-type="float" office:value="1.47680824128047E+018" calcext:value-type="float">
            <text:p>1.47680824128047E+018</text:p>
          </table:table-cell>
          <table:table-cell office:value-type="float" office:value="1.47680824131309E+018" calcext:value-type="float">
            <text:p>1.47680824131309E+018</text:p>
          </table:table-cell>
          <table:table-cell office:value-type="float" office:value="1.47680821757159E+018" calcext:value-type="float">
            <text:p>1.47680821757159E+018</text:p>
          </table:table-cell>
          <table:table-cell office:value-type="float" office:value="1.47680821765084E+018" calcext:value-type="float">
            <text:p>1.47680821765084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680827404127E+018" calcext:value-type="float">
            <text:p>1.47680827404127E+018</text:p>
          </table:table-cell>
          <table:table-cell office:value-type="float" office:value="1.47680827404203E+018" calcext:value-type="float">
            <text:p>1.47680827404203E+018</text:p>
          </table:table-cell>
          <table:table-cell office:value-type="float" office:value="1.47680824128099E+018" calcext:value-type="float">
            <text:p>1.47680824128099E+018</text:p>
          </table:table-cell>
          <table:table-cell office:value-type="float" office:value="1.47680824131316E+018" calcext:value-type="float">
            <text:p>1.47680824131316E+018</text:p>
          </table:table-cell>
          <table:table-cell office:value-type="float" office:value="1.47680821757197E+018" calcext:value-type="float">
            <text:p>1.47680821757197E+018</text:p>
          </table:table-cell>
          <table:table-cell office:value-type="float" office:value="1.47680821765201E+018" calcext:value-type="float">
            <text:p>1.47680821765201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680827404176E+018" calcext:value-type="float">
            <text:p>1.47680827404176E+018</text:p>
          </table:table-cell>
          <table:table-cell office:value-type="float" office:value="1.4768082740425E+018" calcext:value-type="float">
            <text:p>1.4768082740425E+018</text:p>
          </table:table-cell>
          <table:table-cell office:value-type="float" office:value="1.47680824128156E+018" calcext:value-type="float">
            <text:p>1.47680824128156E+018</text:p>
          </table:table-cell>
          <table:table-cell office:value-type="float" office:value="1.47680824131339E+018" calcext:value-type="float">
            <text:p>1.47680824131339E+018</text:p>
          </table:table-cell>
          <table:table-cell office:value-type="float" office:value="1.47680821757233E+018" calcext:value-type="float">
            <text:p>1.47680821757233E+018</text:p>
          </table:table-cell>
          <table:table-cell office:value-type="float" office:value="1.47680821765465E+018" calcext:value-type="float">
            <text:p>1.47680821765465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680827404224E+018" calcext:value-type="float">
            <text:p>1.47680827404224E+018</text:p>
          </table:table-cell>
          <table:table-cell office:value-type="float" office:value="1.47680827404299E+018" calcext:value-type="float">
            <text:p>1.47680827404299E+018</text:p>
          </table:table-cell>
          <table:table-cell office:value-type="float" office:value="1.47680824128195E+018" calcext:value-type="float">
            <text:p>1.47680824128195E+018</text:p>
          </table:table-cell>
          <table:table-cell office:value-type="float" office:value="1.47680824131363E+018" calcext:value-type="float">
            <text:p>1.47680824131363E+018</text:p>
          </table:table-cell>
          <table:table-cell office:value-type="float" office:value="1.47680821757269E+018" calcext:value-type="float">
            <text:p>1.47680821757269E+018</text:p>
          </table:table-cell>
          <table:table-cell office:value-type="float" office:value="1.47680821765741E+018" calcext:value-type="float">
            <text:p>1.47680821765741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680827404273E+018" calcext:value-type="float">
            <text:p>1.47680827404273E+018</text:p>
          </table:table-cell>
          <table:table-cell office:value-type="float" office:value="1.47680827404346E+018" calcext:value-type="float">
            <text:p>1.47680827404346E+018</text:p>
          </table:table-cell>
          <table:table-cell office:value-type="float" office:value="1.47680824128242E+018" calcext:value-type="float">
            <text:p>1.47680824128242E+018</text:p>
          </table:table-cell>
          <table:table-cell office:value-type="float" office:value="1.4768082413137E+018" calcext:value-type="float">
            <text:p>1.4768082413137E+018</text:p>
          </table:table-cell>
          <table:table-cell office:value-type="float" office:value="1.47680821757306E+018" calcext:value-type="float">
            <text:p>1.47680821757306E+018</text:p>
          </table:table-cell>
          <table:table-cell office:value-type="float" office:value="1.47680821765797E+018" calcext:value-type="float">
            <text:p>1.47680821765797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680827404321E+018" calcext:value-type="float">
            <text:p>1.47680827404321E+018</text:p>
          </table:table-cell>
          <table:table-cell office:value-type="float" office:value="1.47680827404395E+018" calcext:value-type="float">
            <text:p>1.47680827404395E+018</text:p>
          </table:table-cell>
          <table:table-cell office:value-type="float" office:value="1.47680824128284E+018" calcext:value-type="float">
            <text:p>1.47680824128284E+018</text:p>
          </table:table-cell>
          <table:table-cell office:value-type="float" office:value="1.47680824131392E+018" calcext:value-type="float">
            <text:p>1.47680824131392E+018</text:p>
          </table:table-cell>
          <table:table-cell office:value-type="float" office:value="1.47680821757348E+018" calcext:value-type="float">
            <text:p>1.47680821757348E+018</text:p>
          </table:table-cell>
          <table:table-cell office:value-type="float" office:value="1.47680821765828E+018" calcext:value-type="float">
            <text:p>1.47680821765828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680827404369E+018" calcext:value-type="float">
            <text:p>1.47680827404369E+018</text:p>
          </table:table-cell>
          <table:table-cell office:value-type="float" office:value="1.47680827404443E+018" calcext:value-type="float">
            <text:p>1.47680827404443E+018</text:p>
          </table:table-cell>
          <table:table-cell office:value-type="float" office:value="1.47680824128319E+018" calcext:value-type="float">
            <text:p>1.47680824128319E+018</text:p>
          </table:table-cell>
          <table:table-cell office:value-type="float" office:value="1.47680824131417E+018" calcext:value-type="float">
            <text:p>1.47680824131417E+018</text:p>
          </table:table-cell>
          <table:table-cell office:value-type="float" office:value="1.47680821757385E+018" calcext:value-type="float">
            <text:p>1.47680821757385E+018</text:p>
          </table:table-cell>
          <table:table-cell office:value-type="float" office:value="1.47680821765863E+018" calcext:value-type="float">
            <text:p>1.47680821765863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680827404417E+018" calcext:value-type="float">
            <text:p>1.47680827404417E+018</text:p>
          </table:table-cell>
          <table:table-cell office:value-type="float" office:value="1.47680827404492E+018" calcext:value-type="float">
            <text:p>1.47680827404492E+018</text:p>
          </table:table-cell>
          <table:table-cell office:value-type="float" office:value="1.47680824128354E+018" calcext:value-type="float">
            <text:p>1.47680824128354E+018</text:p>
          </table:table-cell>
          <table:table-cell office:value-type="float" office:value="1.47680824131425E+018" calcext:value-type="float">
            <text:p>1.47680824131425E+018</text:p>
          </table:table-cell>
          <table:table-cell office:value-type="float" office:value="1.47680821757423E+018" calcext:value-type="float">
            <text:p>1.47680821757423E+018</text:p>
          </table:table-cell>
          <table:table-cell office:value-type="float" office:value="1.47680821765874E+018" calcext:value-type="float">
            <text:p>1.47680821765874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680827404465E+018" calcext:value-type="float">
            <text:p>1.47680827404465E+018</text:p>
          </table:table-cell>
          <table:table-cell office:value-type="float" office:value="1.4768082740454E+018" calcext:value-type="float">
            <text:p>1.4768082740454E+018</text:p>
          </table:table-cell>
          <table:table-cell office:value-type="float" office:value="1.47680824128395E+018" calcext:value-type="float">
            <text:p>1.47680824128395E+018</text:p>
          </table:table-cell>
          <table:table-cell office:value-type="float" office:value="1.47680824131449E+018" calcext:value-type="float">
            <text:p>1.47680824131449E+018</text:p>
          </table:table-cell>
          <table:table-cell office:value-type="float" office:value="1.47680821757459E+018" calcext:value-type="float">
            <text:p>1.47680821757459E+018</text:p>
          </table:table-cell>
          <table:table-cell office:value-type="float" office:value="1.47680821765894E+018" calcext:value-type="float">
            <text:p>1.47680821765894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680827404513E+018" calcext:value-type="float">
            <text:p>1.47680827404513E+018</text:p>
          </table:table-cell>
          <table:table-cell office:value-type="float" office:value="1.47680827404587E+018" calcext:value-type="float">
            <text:p>1.47680827404587E+018</text:p>
          </table:table-cell>
          <table:table-cell office:value-type="float" office:value="1.47680824128453E+018" calcext:value-type="float">
            <text:p>1.47680824128453E+018</text:p>
          </table:table-cell>
          <table:table-cell office:value-type="float" office:value="1.47680824131472E+018" calcext:value-type="float">
            <text:p>1.47680824131472E+018</text:p>
          </table:table-cell>
          <table:table-cell office:value-type="float" office:value="1.47680821757494E+018" calcext:value-type="float">
            <text:p>1.47680821757494E+018</text:p>
          </table:table-cell>
          <table:table-cell office:value-type="float" office:value="1.47680821765917E+018" calcext:value-type="float">
            <text:p>1.47680821765917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680827404561E+018" calcext:value-type="float">
            <text:p>1.47680827404561E+018</text:p>
          </table:table-cell>
          <table:table-cell office:value-type="float" office:value="1.47680827404643E+018" calcext:value-type="float">
            <text:p>1.47680827404643E+018</text:p>
          </table:table-cell>
          <table:table-cell office:value-type="float" office:value="1.47680824128506E+018" calcext:value-type="float">
            <text:p>1.47680824128506E+018</text:p>
          </table:table-cell>
          <table:table-cell office:value-type="float" office:value="1.4768082413148E+018" calcext:value-type="float">
            <text:p>1.4768082413148E+018</text:p>
          </table:table-cell>
          <table:table-cell office:value-type="float" office:value="1.47680821757529E+018" calcext:value-type="float">
            <text:p>1.47680821757529E+018</text:p>
          </table:table-cell>
          <table:table-cell office:value-type="float" office:value="1.47680821765953E+018" calcext:value-type="float">
            <text:p>1.47680821765953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68082740461E+018" calcext:value-type="float">
            <text:p>1.4768082740461E+018</text:p>
          </table:table-cell>
          <table:table-cell office:value-type="float" office:value="1.47680827404688E+018" calcext:value-type="float">
            <text:p>1.47680827404688E+018</text:p>
          </table:table-cell>
          <table:table-cell office:value-type="float" office:value="1.47680824128559E+018" calcext:value-type="float">
            <text:p>1.47680824128559E+018</text:p>
          </table:table-cell>
          <table:table-cell office:value-type="float" office:value="1.47680824131503E+018" calcext:value-type="float">
            <text:p>1.47680824131503E+018</text:p>
          </table:table-cell>
          <table:table-cell office:value-type="float" office:value="1.47680821757564E+018" calcext:value-type="float">
            <text:p>1.47680821757564E+018</text:p>
          </table:table-cell>
          <table:table-cell office:value-type="float" office:value="1.47680821765959E+018" calcext:value-type="float">
            <text:p>1.47680821765959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680827404662E+018" calcext:value-type="float">
            <text:p>1.47680827404662E+018</text:p>
          </table:table-cell>
          <table:table-cell office:value-type="float" office:value="1.47680827404737E+018" calcext:value-type="float">
            <text:p>1.47680827404737E+018</text:p>
          </table:table-cell>
          <table:table-cell office:value-type="float" office:value="1.47680824128604E+018" calcext:value-type="float">
            <text:p>1.47680824128604E+018</text:p>
          </table:table-cell>
          <table:table-cell office:value-type="float" office:value="1.47680824131527E+018" calcext:value-type="float">
            <text:p>1.47680824131527E+018</text:p>
          </table:table-cell>
          <table:table-cell office:value-type="float" office:value="1.47680821757603E+018" calcext:value-type="float">
            <text:p>1.47680821757603E+018</text:p>
          </table:table-cell>
          <table:table-cell office:value-type="float" office:value="1.47680821765965E+018" calcext:value-type="float">
            <text:p>1.47680821765965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680827404711E+018" calcext:value-type="float">
            <text:p>1.47680827404711E+018</text:p>
          </table:table-cell>
          <table:table-cell office:value-type="float" office:value="1.47680827404785E+018" calcext:value-type="float">
            <text:p>1.47680827404785E+018</text:p>
          </table:table-cell>
          <table:table-cell office:value-type="float" office:value="1.47680824128653E+018" calcext:value-type="float">
            <text:p>1.47680824128653E+018</text:p>
          </table:table-cell>
          <table:table-cell office:value-type="float" office:value="1.47680824131534E+018" calcext:value-type="float">
            <text:p>1.47680824131534E+018</text:p>
          </table:table-cell>
          <table:table-cell office:value-type="float" office:value="1.47680821757643E+018" calcext:value-type="float">
            <text:p>1.47680821757643E+018</text:p>
          </table:table-cell>
          <table:table-cell office:value-type="float" office:value="1.47680821765989E+018" calcext:value-type="float">
            <text:p>1.47680821765989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68082740476E+018" calcext:value-type="float">
            <text:p>1.4768082740476E+018</text:p>
          </table:table-cell>
          <table:table-cell office:value-type="float" office:value="1.47680827404833E+018" calcext:value-type="float">
            <text:p>1.47680827404833E+018</text:p>
          </table:table-cell>
          <table:table-cell office:value-type="float" office:value="1.47680824128697E+018" calcext:value-type="float">
            <text:p>1.47680824128697E+018</text:p>
          </table:table-cell>
          <table:table-cell office:value-type="float" office:value="1.47680824131561E+018" calcext:value-type="float">
            <text:p>1.47680824131561E+018</text:p>
          </table:table-cell>
          <table:table-cell office:value-type="float" office:value="1.47680821757683E+018" calcext:value-type="float">
            <text:p>1.47680821757683E+018</text:p>
          </table:table-cell>
          <table:table-cell office:value-type="float" office:value="1.47680821765994E+018" calcext:value-type="float">
            <text:p>1.47680821765994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680827404808E+018" calcext:value-type="float">
            <text:p>1.47680827404808E+018</text:p>
          </table:table-cell>
          <table:table-cell office:value-type="float" office:value="1.47680827404883E+018" calcext:value-type="float">
            <text:p>1.47680827404883E+018</text:p>
          </table:table-cell>
          <table:table-cell office:value-type="float" office:value="1.47680824128744E+018" calcext:value-type="float">
            <text:p>1.47680824128744E+018</text:p>
          </table:table-cell>
          <table:table-cell office:value-type="float" office:value="1.47680824131567E+018" calcext:value-type="float">
            <text:p>1.47680824131567E+018</text:p>
          </table:table-cell>
          <table:table-cell office:value-type="float" office:value="1.47680821757721E+018" calcext:value-type="float">
            <text:p>1.47680821757721E+018</text:p>
          </table:table-cell>
          <table:table-cell office:value-type="float" office:value="1.4768082176614E+018" calcext:value-type="float">
            <text:p>1.4768082176614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680827404857E+018" calcext:value-type="float">
            <text:p>1.47680827404857E+018</text:p>
          </table:table-cell>
          <table:table-cell office:value-type="float" office:value="1.47680827404932E+018" calcext:value-type="float">
            <text:p>1.47680827404932E+018</text:p>
          </table:table-cell>
          <table:table-cell office:value-type="float" office:value="1.47680824128789E+018" calcext:value-type="float">
            <text:p>1.47680824128789E+018</text:p>
          </table:table-cell>
          <table:table-cell office:value-type="float" office:value="1.4768082413178E+018" calcext:value-type="float">
            <text:p>1.4768082413178E+018</text:p>
          </table:table-cell>
          <table:table-cell office:value-type="float" office:value="1.4768082175776E+018" calcext:value-type="float">
            <text:p>1.4768082175776E+018</text:p>
          </table:table-cell>
          <table:table-cell office:value-type="float" office:value="1.47680821766249E+018" calcext:value-type="float">
            <text:p>1.47680821766249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680827404905E+018" calcext:value-type="float">
            <text:p>1.47680827404905E+018</text:p>
          </table:table-cell>
          <table:table-cell office:value-type="float" office:value="1.47680827404984E+018" calcext:value-type="float">
            <text:p>1.47680827404984E+018</text:p>
          </table:table-cell>
          <table:table-cell office:value-type="float" office:value="1.47680824128833E+018" calcext:value-type="float">
            <text:p>1.47680824128833E+018</text:p>
          </table:table-cell>
          <table:table-cell office:value-type="float" office:value="1.4768082413183E+018" calcext:value-type="float">
            <text:p>1.4768082413183E+018</text:p>
          </table:table-cell>
          <table:table-cell office:value-type="float" office:value="1.47680821757801E+018" calcext:value-type="float">
            <text:p>1.47680821757801E+018</text:p>
          </table:table-cell>
          <table:table-cell office:value-type="float" office:value="1.47680821766369E+018" calcext:value-type="float">
            <text:p>1.47680821766369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680827404953E+018" calcext:value-type="float">
            <text:p>1.47680827404953E+018</text:p>
          </table:table-cell>
          <table:table-cell office:value-type="float" office:value="1.47680827405028E+018" calcext:value-type="float">
            <text:p>1.47680827405028E+018</text:p>
          </table:table-cell>
          <table:table-cell office:value-type="float" office:value="1.47680824128876E+018" calcext:value-type="float">
            <text:p>1.47680824128876E+018</text:p>
          </table:table-cell>
          <table:table-cell office:value-type="float" office:value="1.47680824131837E+018" calcext:value-type="float">
            <text:p>1.47680824131837E+018</text:p>
          </table:table-cell>
          <table:table-cell office:value-type="float" office:value="1.47680821757842E+018" calcext:value-type="float">
            <text:p>1.47680821757842E+018</text:p>
          </table:table-cell>
          <table:table-cell office:value-type="float" office:value="1.4768082176642E+018" calcext:value-type="float">
            <text:p>1.4768082176642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680827405001E+018" calcext:value-type="float">
            <text:p>1.47680827405001E+018</text:p>
          </table:table-cell>
          <table:table-cell office:value-type="float" office:value="1.47680827405075E+018" calcext:value-type="float">
            <text:p>1.47680827405075E+018</text:p>
          </table:table-cell>
          <table:table-cell office:value-type="float" office:value="1.4768082412892E+018" calcext:value-type="float">
            <text:p>1.4768082412892E+018</text:p>
          </table:table-cell>
          <table:table-cell office:value-type="float" office:value="1.47680824131842E+018" calcext:value-type="float">
            <text:p>1.47680824131842E+018</text:p>
          </table:table-cell>
          <table:table-cell office:value-type="float" office:value="1.4768082175788E+018" calcext:value-type="float">
            <text:p>1.4768082175788E+018</text:p>
          </table:table-cell>
          <table:table-cell office:value-type="float" office:value="1.4768082176646E+018" calcext:value-type="float">
            <text:p>1.4768082176646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680827405049E+018" calcext:value-type="float">
            <text:p>1.47680827405049E+018</text:p>
          </table:table-cell>
          <table:table-cell office:value-type="float" office:value="1.47680827405127E+018" calcext:value-type="float">
            <text:p>1.47680827405127E+018</text:p>
          </table:table-cell>
          <table:table-cell office:value-type="float" office:value="1.47680824128964E+018" calcext:value-type="float">
            <text:p>1.47680824128964E+018</text:p>
          </table:table-cell>
          <table:table-cell office:value-type="float" office:value="1.47680824131848E+018" calcext:value-type="float">
            <text:p>1.47680824131848E+018</text:p>
          </table:table-cell>
          <table:table-cell office:value-type="float" office:value="1.47680821757917E+018" calcext:value-type="float">
            <text:p>1.47680821757917E+018</text:p>
          </table:table-cell>
          <table:table-cell office:value-type="float" office:value="1.47680821766469E+018" calcext:value-type="float">
            <text:p>1.47680821766469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680827405098E+018" calcext:value-type="float">
            <text:p>1.47680827405098E+018</text:p>
          </table:table-cell>
          <table:table-cell office:value-type="float" office:value="1.47680827405172E+018" calcext:value-type="float">
            <text:p>1.47680827405172E+018</text:p>
          </table:table-cell>
          <table:table-cell office:value-type="float" office:value="1.47680824129007E+018" calcext:value-type="float">
            <text:p>1.47680824129007E+018</text:p>
          </table:table-cell>
          <table:table-cell office:value-type="float" office:value="1.47680824131853E+018" calcext:value-type="float">
            <text:p>1.47680824131853E+018</text:p>
          </table:table-cell>
          <table:table-cell office:value-type="float" office:value="1.47680821757954E+018" calcext:value-type="float">
            <text:p>1.47680821757954E+018</text:p>
          </table:table-cell>
          <table:table-cell office:value-type="float" office:value="1.476808217665E+018" calcext:value-type="float">
            <text:p>1.476808217665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680827405146E+018" calcext:value-type="float">
            <text:p>1.47680827405146E+018</text:p>
          </table:table-cell>
          <table:table-cell office:value-type="float" office:value="1.4768082740522E+018" calcext:value-type="float">
            <text:p>1.4768082740522E+018</text:p>
          </table:table-cell>
          <table:table-cell office:value-type="float" office:value="1.47680824129069E+018" calcext:value-type="float">
            <text:p>1.47680824129069E+018</text:p>
          </table:table-cell>
          <table:table-cell office:value-type="float" office:value="1.47680824131858E+018" calcext:value-type="float">
            <text:p>1.47680824131858E+018</text:p>
          </table:table-cell>
          <table:table-cell office:value-type="float" office:value="1.47680821757991E+018" calcext:value-type="float">
            <text:p>1.47680821757991E+018</text:p>
          </table:table-cell>
          <table:table-cell office:value-type="float" office:value="1.47680821766509E+018" calcext:value-type="float">
            <text:p>1.47680821766509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680827405193E+018" calcext:value-type="float">
            <text:p>1.47680827405193E+018</text:p>
          </table:table-cell>
          <table:table-cell office:value-type="float" office:value="1.47680827405268E+018" calcext:value-type="float">
            <text:p>1.47680827405268E+018</text:p>
          </table:table-cell>
          <table:table-cell office:value-type="float" office:value="1.47680824129114E+018" calcext:value-type="float">
            <text:p>1.47680824129114E+018</text:p>
          </table:table-cell>
          <table:table-cell office:value-type="float" office:value="1.47680824131864E+018" calcext:value-type="float">
            <text:p>1.47680824131864E+018</text:p>
          </table:table-cell>
          <table:table-cell office:value-type="float" office:value="1.4768082175803E+018" calcext:value-type="float">
            <text:p>1.4768082175803E+018</text:p>
          </table:table-cell>
          <table:table-cell office:value-type="float" office:value="1.47680821766646E+018" calcext:value-type="float">
            <text:p>1.47680821766646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680827405242E+018" calcext:value-type="float">
            <text:p>1.47680827405242E+018</text:p>
          </table:table-cell>
          <table:table-cell office:value-type="float" office:value="1.47680827405317E+018" calcext:value-type="float">
            <text:p>1.47680827405317E+018</text:p>
          </table:table-cell>
          <table:table-cell office:value-type="float" office:value="1.47680824129157E+018" calcext:value-type="float">
            <text:p>1.47680824129157E+018</text:p>
          </table:table-cell>
          <table:table-cell office:value-type="float" office:value="1.47680824131869E+018" calcext:value-type="float">
            <text:p>1.47680824131869E+018</text:p>
          </table:table-cell>
          <table:table-cell office:value-type="float" office:value="1.47680821758069E+018" calcext:value-type="float">
            <text:p>1.47680821758069E+018</text:p>
          </table:table-cell>
          <table:table-cell office:value-type="float" office:value="1.4768082176675E+018" calcext:value-type="float">
            <text:p>1.4768082176675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68082740529E+018" calcext:value-type="float">
            <text:p>1.4768082740529E+018</text:p>
          </table:table-cell>
          <table:table-cell office:value-type="float" office:value="1.47680827405365E+018" calcext:value-type="float">
            <text:p>1.47680827405365E+018</text:p>
          </table:table-cell>
          <table:table-cell office:value-type="float" office:value="1.47680824129205E+018" calcext:value-type="float">
            <text:p>1.47680824129205E+018</text:p>
          </table:table-cell>
          <table:table-cell office:value-type="float" office:value="1.47680824131874E+018" calcext:value-type="float">
            <text:p>1.47680824131874E+018</text:p>
          </table:table-cell>
          <table:table-cell office:value-type="float" office:value="1.47680821758105E+018" calcext:value-type="float">
            <text:p>1.47680821758105E+018</text:p>
          </table:table-cell>
          <table:table-cell office:value-type="float" office:value="1.4768082176687E+018" calcext:value-type="float">
            <text:p>1.4768082176687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680827405339E+018" calcext:value-type="float">
            <text:p>1.47680827405339E+018</text:p>
          </table:table-cell>
          <table:table-cell office:value-type="float" office:value="1.47680827405412E+018" calcext:value-type="float">
            <text:p>1.47680827405412E+018</text:p>
          </table:table-cell>
          <table:table-cell office:value-type="float" office:value="1.47680824129251E+018" calcext:value-type="float">
            <text:p>1.47680824129251E+018</text:p>
          </table:table-cell>
          <table:table-cell office:value-type="float" office:value="1.47680824131894E+018" calcext:value-type="float">
            <text:p>1.47680824131894E+018</text:p>
          </table:table-cell>
          <table:table-cell office:value-type="float" office:value="1.47680821758146E+018" calcext:value-type="float">
            <text:p>1.47680821758146E+018</text:p>
          </table:table-cell>
          <table:table-cell office:value-type="float" office:value="1.47680821767012E+018" calcext:value-type="float">
            <text:p>1.47680821767012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680827405387E+018" calcext:value-type="float">
            <text:p>1.47680827405387E+018</text:p>
          </table:table-cell>
          <table:table-cell office:value-type="float" office:value="1.47680827405462E+018" calcext:value-type="float">
            <text:p>1.47680827405462E+018</text:p>
          </table:table-cell>
          <table:table-cell office:value-type="float" office:value="1.47680824129306E+018" calcext:value-type="float">
            <text:p>1.47680824129306E+018</text:p>
          </table:table-cell>
          <table:table-cell office:value-type="float" office:value="1.47680824131913E+018" calcext:value-type="float">
            <text:p>1.47680824131913E+018</text:p>
          </table:table-cell>
          <table:table-cell office:value-type="float" office:value="1.47680821758184E+018" calcext:value-type="float">
            <text:p>1.47680821758184E+018</text:p>
          </table:table-cell>
          <table:table-cell office:value-type="float" office:value="1.47680821767118E+018" calcext:value-type="float">
            <text:p>1.47680821767118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680827405435E+018" calcext:value-type="float">
            <text:p>1.47680827405435E+018</text:p>
          </table:table-cell>
          <table:table-cell office:value-type="float" office:value="1.47680827405509E+018" calcext:value-type="float">
            <text:p>1.47680827405509E+018</text:p>
          </table:table-cell>
          <table:table-cell office:value-type="float" office:value="1.47680824129357E+018" calcext:value-type="float">
            <text:p>1.47680824129357E+018</text:p>
          </table:table-cell>
          <table:table-cell office:value-type="float" office:value="1.47680824132072E+018" calcext:value-type="float">
            <text:p>1.47680824132072E+018</text:p>
          </table:table-cell>
          <table:table-cell office:value-type="float" office:value="1.47680821758221E+018" calcext:value-type="float">
            <text:p>1.47680821758221E+018</text:p>
          </table:table-cell>
          <table:table-cell office:value-type="float" office:value="1.47680821767199E+018" calcext:value-type="float">
            <text:p>1.47680821767199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680827405483E+018" calcext:value-type="float">
            <text:p>1.47680827405483E+018</text:p>
          </table:table-cell>
          <table:table-cell office:value-type="float" office:value="1.47680827405557E+018" calcext:value-type="float">
            <text:p>1.47680827405557E+018</text:p>
          </table:table-cell>
          <table:table-cell office:value-type="float" office:value="1.47680824129402E+018" calcext:value-type="float">
            <text:p>1.47680824129402E+018</text:p>
          </table:table-cell>
          <table:table-cell office:value-type="float" office:value="1.47680824132102E+018" calcext:value-type="float">
            <text:p>1.47680824132102E+018</text:p>
          </table:table-cell>
          <table:table-cell office:value-type="float" office:value="1.47680821758257E+018" calcext:value-type="float">
            <text:p>1.47680821758257E+018</text:p>
          </table:table-cell>
          <table:table-cell office:value-type="float" office:value="1.47680821767349E+018" calcext:value-type="float">
            <text:p>1.47680821767349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680827405532E+018" calcext:value-type="float">
            <text:p>1.47680827405532E+018</text:p>
          </table:table-cell>
          <table:table-cell office:value-type="float" office:value="1.47680827405607E+018" calcext:value-type="float">
            <text:p>1.47680827405607E+018</text:p>
          </table:table-cell>
          <table:table-cell office:value-type="float" office:value="1.47680824129445E+018" calcext:value-type="float">
            <text:p>1.47680824129445E+018</text:p>
          </table:table-cell>
          <table:table-cell office:value-type="float" office:value="1.47680824132141E+018" calcext:value-type="float">
            <text:p>1.47680824132141E+018</text:p>
          </table:table-cell>
          <table:table-cell office:value-type="float" office:value="1.47680821758291E+018" calcext:value-type="float">
            <text:p>1.47680821758291E+018</text:p>
          </table:table-cell>
          <table:table-cell office:value-type="float" office:value="1.47680821767423E+018" calcext:value-type="float">
            <text:p>1.47680821767423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680827405581E+018" calcext:value-type="float">
            <text:p>1.47680827405581E+018</text:p>
          </table:table-cell>
          <table:table-cell office:value-type="float" office:value="1.47680827405659E+018" calcext:value-type="float">
            <text:p>1.47680827405659E+018</text:p>
          </table:table-cell>
          <table:table-cell office:value-type="float" office:value="1.47680824129489E+018" calcext:value-type="float">
            <text:p>1.47680824129489E+018</text:p>
          </table:table-cell>
          <table:table-cell office:value-type="float" office:value="1.47680824132163E+018" calcext:value-type="float">
            <text:p>1.47680824132163E+018</text:p>
          </table:table-cell>
          <table:table-cell office:value-type="float" office:value="1.47680821758327E+018" calcext:value-type="float">
            <text:p>1.47680821758327E+018</text:p>
          </table:table-cell>
          <table:table-cell office:value-type="float" office:value="1.47680821767471E+018" calcext:value-type="float">
            <text:p>1.47680821767471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680827405636E+018" calcext:value-type="float">
            <text:p>1.47680827405636E+018</text:p>
          </table:table-cell>
          <table:table-cell office:value-type="float" office:value="1.47680827405713E+018" calcext:value-type="float">
            <text:p>1.47680827405713E+018</text:p>
          </table:table-cell>
          <table:table-cell office:value-type="float" office:value="1.47680824129541E+018" calcext:value-type="float">
            <text:p>1.47680824129541E+018</text:p>
          </table:table-cell>
          <table:table-cell office:value-type="float" office:value="1.47680824132245E+018" calcext:value-type="float">
            <text:p>1.47680824132245E+018</text:p>
          </table:table-cell>
          <table:table-cell office:value-type="float" office:value="1.47680821758365E+018" calcext:value-type="float">
            <text:p>1.47680821758365E+018</text:p>
          </table:table-cell>
          <table:table-cell office:value-type="float" office:value="1.47680821767505E+018" calcext:value-type="float">
            <text:p>1.47680821767505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680827405686E+018" calcext:value-type="float">
            <text:p>1.47680827405686E+018</text:p>
          </table:table-cell>
          <table:table-cell office:value-type="float" office:value="1.4768082740576E+018" calcext:value-type="float">
            <text:p>1.4768082740576E+018</text:p>
          </table:table-cell>
          <table:table-cell office:value-type="float" office:value="1.47680824129587E+018" calcext:value-type="float">
            <text:p>1.47680824129587E+018</text:p>
          </table:table-cell>
          <table:table-cell office:value-type="float" office:value="1.47680824132331E+018" calcext:value-type="float">
            <text:p>1.47680824132331E+018</text:p>
          </table:table-cell>
          <table:table-cell office:value-type="float" office:value="1.47680821758401E+018" calcext:value-type="float">
            <text:p>1.47680821758401E+018</text:p>
          </table:table-cell>
          <table:table-cell office:value-type="float" office:value="1.47680821767512E+018" calcext:value-type="float">
            <text:p>1.47680821767512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680827405734E+018" calcext:value-type="float">
            <text:p>1.47680827405734E+018</text:p>
          </table:table-cell>
          <table:table-cell office:value-type="float" office:value="1.47680827405812E+018" calcext:value-type="float">
            <text:p>1.47680827405812E+018</text:p>
          </table:table-cell>
          <table:table-cell office:value-type="float" office:value="1.47680824129644E+018" calcext:value-type="float">
            <text:p>1.47680824129644E+018</text:p>
          </table:table-cell>
          <table:table-cell office:value-type="float" office:value="1.47680824132464E+018" calcext:value-type="float">
            <text:p>1.47680824132464E+018</text:p>
          </table:table-cell>
          <table:table-cell office:value-type="float" office:value="1.47680821758436E+018" calcext:value-type="float">
            <text:p>1.47680821758436E+018</text:p>
          </table:table-cell>
          <table:table-cell office:value-type="float" office:value="1.47680821767533E+018" calcext:value-type="float">
            <text:p>1.47680821767533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680827405786E+018" calcext:value-type="float">
            <text:p>1.47680827405786E+018</text:p>
          </table:table-cell>
          <table:table-cell office:value-type="float" office:value="1.47680827405859E+018" calcext:value-type="float">
            <text:p>1.47680827405859E+018</text:p>
          </table:table-cell>
          <table:table-cell office:value-type="float" office:value="1.47680824129694E+018" calcext:value-type="float">
            <text:p>1.47680824129694E+018</text:p>
          </table:table-cell>
          <table:table-cell office:value-type="float" office:value="1.47680824132629E+018" calcext:value-type="float">
            <text:p>1.47680824132629E+018</text:p>
          </table:table-cell>
          <table:table-cell office:value-type="float" office:value="1.47680821758472E+018" calcext:value-type="float">
            <text:p>1.47680821758472E+018</text:p>
          </table:table-cell>
          <table:table-cell office:value-type="float" office:value="1.47680821767556E+018" calcext:value-type="float">
            <text:p>1.47680821767556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680827405834E+018" calcext:value-type="float">
            <text:p>1.47680827405834E+018</text:p>
          </table:table-cell>
          <table:table-cell office:value-type="float" office:value="1.4768082740591E+018" calcext:value-type="float">
            <text:p>1.4768082740591E+018</text:p>
          </table:table-cell>
          <table:table-cell office:value-type="float" office:value="1.47680824129739E+018" calcext:value-type="float">
            <text:p>1.47680824129739E+018</text:p>
          </table:table-cell>
          <table:table-cell office:value-type="float" office:value="1.47680824132658E+018" calcext:value-type="float">
            <text:p>1.47680824132658E+018</text:p>
          </table:table-cell>
          <table:table-cell office:value-type="float" office:value="1.47680821758507E+018" calcext:value-type="float">
            <text:p>1.47680821758507E+018</text:p>
          </table:table-cell>
          <table:table-cell office:value-type="float" office:value="1.47680821767813E+018" calcext:value-type="float">
            <text:p>1.47680821767813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680827405883E+018" calcext:value-type="float">
            <text:p>1.47680827405883E+018</text:p>
          </table:table-cell>
          <table:table-cell office:value-type="float" office:value="1.47680827405955E+018" calcext:value-type="float">
            <text:p>1.47680827405955E+018</text:p>
          </table:table-cell>
          <table:table-cell office:value-type="float" office:value="1.47680824129775E+018" calcext:value-type="float">
            <text:p>1.47680824129775E+018</text:p>
          </table:table-cell>
          <table:table-cell office:value-type="float" office:value="1.476808241327E+018" calcext:value-type="float">
            <text:p>1.476808241327E+018</text:p>
          </table:table-cell>
          <table:table-cell office:value-type="float" office:value="1.47680821758545E+018" calcext:value-type="float">
            <text:p>1.47680821758545E+018</text:p>
          </table:table-cell>
          <table:table-cell office:value-type="float" office:value="1.47680821767995E+018" calcext:value-type="float">
            <text:p>1.47680821767995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680827405939E+018" calcext:value-type="float">
            <text:p>1.47680827405939E+018</text:p>
          </table:table-cell>
          <table:table-cell office:value-type="float" office:value="1.47680827406021E+018" calcext:value-type="float">
            <text:p>1.47680827406021E+018</text:p>
          </table:table-cell>
          <table:table-cell office:value-type="float" office:value="1.47680824129813E+018" calcext:value-type="float">
            <text:p>1.47680824129813E+018</text:p>
          </table:table-cell>
          <table:table-cell office:value-type="float" office:value="1.47680824132718E+018" calcext:value-type="float">
            <text:p>1.47680824132718E+018</text:p>
          </table:table-cell>
          <table:table-cell office:value-type="float" office:value="1.47680821758581E+018" calcext:value-type="float">
            <text:p>1.47680821758581E+018</text:p>
          </table:table-cell>
          <table:table-cell office:value-type="float" office:value="1.47680821768096E+018" calcext:value-type="float">
            <text:p>1.47680821768096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680827405991E+018" calcext:value-type="float">
            <text:p>1.47680827405991E+018</text:p>
          </table:table-cell>
          <table:table-cell office:value-type="float" office:value="1.47680827406066E+018" calcext:value-type="float">
            <text:p>1.47680827406066E+018</text:p>
          </table:table-cell>
          <table:table-cell office:value-type="float" office:value="1.47680824129848E+018" calcext:value-type="float">
            <text:p>1.47680824129848E+018</text:p>
          </table:table-cell>
          <table:table-cell office:value-type="float" office:value="1.47680824132749E+018" calcext:value-type="float">
            <text:p>1.47680824132749E+018</text:p>
          </table:table-cell>
          <table:table-cell office:value-type="float" office:value="1.47680821758616E+018" calcext:value-type="float">
            <text:p>1.47680821758616E+018</text:p>
          </table:table-cell>
          <table:table-cell office:value-type="float" office:value="1.47680821768142E+018" calcext:value-type="float">
            <text:p>1.47680821768142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680827406039E+018" calcext:value-type="float">
            <text:p>1.47680827406039E+018</text:p>
          </table:table-cell>
          <table:table-cell office:value-type="float" office:value="1.47680827406113E+018" calcext:value-type="float">
            <text:p>1.47680827406113E+018</text:p>
          </table:table-cell>
          <table:table-cell office:value-type="float" office:value="1.47680824129885E+018" calcext:value-type="float">
            <text:p>1.47680824129885E+018</text:p>
          </table:table-cell>
          <table:table-cell office:value-type="float" office:value="1.4768082413288E+018" calcext:value-type="float">
            <text:p>1.4768082413288E+018</text:p>
          </table:table-cell>
          <table:table-cell office:value-type="float" office:value="1.47680821758665E+018" calcext:value-type="float">
            <text:p>1.47680821758665E+018</text:p>
          </table:table-cell>
          <table:table-cell office:value-type="float" office:value="1.47680821768257E+018" calcext:value-type="float">
            <text:p>1.47680821768257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680827406088E+018" calcext:value-type="float">
            <text:p>1.47680827406088E+018</text:p>
          </table:table-cell>
          <table:table-cell office:value-type="float" office:value="1.47680827406164E+018" calcext:value-type="float">
            <text:p>1.47680827406164E+018</text:p>
          </table:table-cell>
          <table:table-cell office:value-type="float" office:value="1.4768082412992E+018" calcext:value-type="float">
            <text:p>1.4768082412992E+018</text:p>
          </table:table-cell>
          <table:table-cell office:value-type="float" office:value="1.47680824133414E+018" calcext:value-type="float">
            <text:p>1.47680824133414E+018</text:p>
          </table:table-cell>
          <table:table-cell office:value-type="float" office:value="1.47680821758705E+018" calcext:value-type="float">
            <text:p>1.47680821758705E+018</text:p>
          </table:table-cell>
          <table:table-cell office:value-type="float" office:value="1.47680821768438E+018" calcext:value-type="float">
            <text:p>1.47680821768438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680827406137E+018" calcext:value-type="float">
            <text:p>1.47680827406137E+018</text:p>
          </table:table-cell>
          <table:table-cell office:value-type="float" office:value="1.47680827406211E+018" calcext:value-type="float">
            <text:p>1.47680827406211E+018</text:p>
          </table:table-cell>
          <table:table-cell office:value-type="float" office:value="1.47680824129955E+018" calcext:value-type="float">
            <text:p>1.47680824129955E+018</text:p>
          </table:table-cell>
          <table:table-cell office:value-type="float" office:value="1.47680824133606E+018" calcext:value-type="float">
            <text:p>1.47680824133606E+018</text:p>
          </table:table-cell>
          <table:table-cell office:value-type="float" office:value="1.47680821758742E+018" calcext:value-type="float">
            <text:p>1.47680821758742E+018</text:p>
          </table:table-cell>
          <table:table-cell office:value-type="float" office:value="1.47680821768619E+018" calcext:value-type="float">
            <text:p>1.47680821768619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680827406185E+018" calcext:value-type="float">
            <text:p>1.47680827406185E+018</text:p>
          </table:table-cell>
          <table:table-cell office:value-type="float" office:value="1.47680827406258E+018" calcext:value-type="float">
            <text:p>1.47680827406258E+018</text:p>
          </table:table-cell>
          <table:table-cell office:value-type="float" office:value="1.47680824129996E+018" calcext:value-type="float">
            <text:p>1.47680824129996E+018</text:p>
          </table:table-cell>
          <table:table-cell office:value-type="float" office:value="1.47680824133811E+018" calcext:value-type="float">
            <text:p>1.47680824133811E+018</text:p>
          </table:table-cell>
          <table:table-cell office:value-type="float" office:value="1.47680821758778E+018" calcext:value-type="float">
            <text:p>1.47680821758778E+018</text:p>
          </table:table-cell>
          <table:table-cell office:value-type="float" office:value="1.47680821768729E+018" calcext:value-type="float">
            <text:p>1.47680821768729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680827406233E+018" calcext:value-type="float">
            <text:p>1.47680827406233E+018</text:p>
          </table:table-cell>
          <table:table-cell office:value-type="float" office:value="1.47680827406308E+018" calcext:value-type="float">
            <text:p>1.47680827406308E+018</text:p>
          </table:table-cell>
          <table:table-cell office:value-type="float" office:value="1.47680824130033E+018" calcext:value-type="float">
            <text:p>1.47680824130033E+018</text:p>
          </table:table-cell>
          <table:table-cell office:value-type="float" office:value="1.47680824133934E+018" calcext:value-type="float">
            <text:p>1.47680824133934E+018</text:p>
          </table:table-cell>
          <table:table-cell office:value-type="float" office:value="1.47680821758815E+018" calcext:value-type="float">
            <text:p>1.47680821758815E+018</text:p>
          </table:table-cell>
          <table:table-cell office:value-type="float" office:value="1.47680821768846E+018" calcext:value-type="float">
            <text:p>1.47680821768846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680827406282E+018" calcext:value-type="float">
            <text:p>1.47680827406282E+018</text:p>
          </table:table-cell>
          <table:table-cell office:value-type="float" office:value="1.47680827406356E+018" calcext:value-type="float">
            <text:p>1.47680827406356E+018</text:p>
          </table:table-cell>
          <table:table-cell office:value-type="float" office:value="1.47680824130074E+018" calcext:value-type="float">
            <text:p>1.47680824130074E+018</text:p>
          </table:table-cell>
          <table:table-cell office:value-type="float" office:value="1.47680824134126E+018" calcext:value-type="float">
            <text:p>1.47680824134126E+018</text:p>
          </table:table-cell>
          <table:table-cell office:value-type="float" office:value="1.47680821758853E+018" calcext:value-type="float">
            <text:p>1.47680821758853E+018</text:p>
          </table:table-cell>
          <table:table-cell office:value-type="float" office:value="1.47680821768957E+018" calcext:value-type="float">
            <text:p>1.47680821768957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68082740633E+018" calcext:value-type="float">
            <text:p>1.4768082740633E+018</text:p>
          </table:table-cell>
          <table:table-cell office:value-type="float" office:value="1.47680827406408E+018" calcext:value-type="float">
            <text:p>1.47680827406408E+018</text:p>
          </table:table-cell>
          <table:table-cell office:value-type="float" office:value="1.47680824130126E+018" calcext:value-type="float">
            <text:p>1.47680824130126E+018</text:p>
          </table:table-cell>
          <table:table-cell office:value-type="float" office:value="1.47680824134703E+018" calcext:value-type="float">
            <text:p>1.47680824134703E+018</text:p>
          </table:table-cell>
          <table:table-cell office:value-type="float" office:value="1.47680821758889E+018" calcext:value-type="float">
            <text:p>1.47680821758889E+018</text:p>
          </table:table-cell>
          <table:table-cell office:value-type="float" office:value="1.47680821769098E+018" calcext:value-type="float">
            <text:p>1.47680821769098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680827406379E+018" calcext:value-type="float">
            <text:p>1.47680827406379E+018</text:p>
          </table:table-cell>
          <table:table-cell office:value-type="float" office:value="1.47680827406453E+018" calcext:value-type="float">
            <text:p>1.47680827406453E+018</text:p>
          </table:table-cell>
          <table:table-cell office:value-type="float" office:value="1.47680824130189E+018" calcext:value-type="float">
            <text:p>1.47680824130189E+018</text:p>
          </table:table-cell>
          <table:table-cell office:value-type="float" office:value="1.4768082413486E+018" calcext:value-type="float">
            <text:p>1.4768082413486E+018</text:p>
          </table:table-cell>
          <table:table-cell office:value-type="float" office:value="1.47680821758924E+018" calcext:value-type="float">
            <text:p>1.47680821758924E+018</text:p>
          </table:table-cell>
          <table:table-cell office:value-type="float" office:value="1.47680821769182E+018" calcext:value-type="float">
            <text:p>1.47680821769182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680827406427E+018" calcext:value-type="float">
            <text:p>1.47680827406427E+018</text:p>
          </table:table-cell>
          <table:table-cell office:value-type="float" office:value="1.47680827406501E+018" calcext:value-type="float">
            <text:p>1.47680827406501E+018</text:p>
          </table:table-cell>
          <table:table-cell office:value-type="float" office:value="1.47680824130242E+018" calcext:value-type="float">
            <text:p>1.47680824130242E+018</text:p>
          </table:table-cell>
          <table:table-cell office:value-type="float" office:value="1.47680824135062E+018" calcext:value-type="float">
            <text:p>1.47680824135062E+018</text:p>
          </table:table-cell>
          <table:table-cell office:value-type="float" office:value="1.4768082175896E+018" calcext:value-type="float">
            <text:p>1.4768082175896E+018</text:p>
          </table:table-cell>
          <table:table-cell office:value-type="float" office:value="1.47680821769215E+018" calcext:value-type="float">
            <text:p>1.47680821769215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680827406475E+018" calcext:value-type="float">
            <text:p>1.47680827406475E+018</text:p>
          </table:table-cell>
          <table:table-cell office:value-type="float" office:value="1.4768082740655E+018" calcext:value-type="float">
            <text:p>1.4768082740655E+018</text:p>
          </table:table-cell>
          <table:table-cell office:value-type="float" office:value="1.47680824130297E+018" calcext:value-type="float">
            <text:p>1.47680824130297E+018</text:p>
          </table:table-cell>
          <table:table-cell office:value-type="float" office:value="1.47680824135433E+018" calcext:value-type="float">
            <text:p>1.47680824135433E+018</text:p>
          </table:table-cell>
          <table:table-cell office:value-type="float" office:value="1.47680821758999E+018" calcext:value-type="float">
            <text:p>1.47680821758999E+018</text:p>
          </table:table-cell>
          <table:table-cell office:value-type="float" office:value="1.47680821769261E+018" calcext:value-type="float">
            <text:p>1.47680821769261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680827406524E+018" calcext:value-type="float">
            <text:p>1.47680827406524E+018</text:p>
          </table:table-cell>
          <table:table-cell office:value-type="float" office:value="1.47680827406597E+018" calcext:value-type="float">
            <text:p>1.47680827406597E+018</text:p>
          </table:table-cell>
          <table:table-cell office:value-type="float" office:value="1.47680824130343E+018" calcext:value-type="float">
            <text:p>1.47680824130343E+018</text:p>
          </table:table-cell>
          <table:table-cell office:value-type="float" office:value="1.47680824135663E+018" calcext:value-type="float">
            <text:p>1.47680824135663E+018</text:p>
          </table:table-cell>
          <table:table-cell office:value-type="float" office:value="1.47680821759035E+018" calcext:value-type="float">
            <text:p>1.47680821759035E+018</text:p>
          </table:table-cell>
          <table:table-cell office:value-type="float" office:value="1.47680821769327E+018" calcext:value-type="float">
            <text:p>1.47680821769327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680827406572E+018" calcext:value-type="float">
            <text:p>1.47680827406572E+018</text:p>
          </table:table-cell>
          <table:table-cell office:value-type="float" office:value="1.47680827406645E+018" calcext:value-type="float">
            <text:p>1.47680827406645E+018</text:p>
          </table:table-cell>
          <table:table-cell office:value-type="float" office:value="1.47680824130411E+018" calcext:value-type="float">
            <text:p>1.47680824130411E+018</text:p>
          </table:table-cell>
          <table:table-cell office:value-type="float" office:value="1.47680824135905E+018" calcext:value-type="float">
            <text:p>1.47680824135905E+018</text:p>
          </table:table-cell>
          <table:table-cell office:value-type="float" office:value="1.4768082175907E+018" calcext:value-type="float">
            <text:p>1.4768082175907E+018</text:p>
          </table:table-cell>
          <table:table-cell office:value-type="float" office:value="1.47680821769558E+018" calcext:value-type="float">
            <text:p>1.47680821769558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680827406623E+018" calcext:value-type="float">
            <text:p>1.47680827406623E+018</text:p>
          </table:table-cell>
          <table:table-cell office:value-type="float" office:value="1.476808274067E+018" calcext:value-type="float">
            <text:p>1.476808274067E+018</text:p>
          </table:table-cell>
          <table:table-cell office:value-type="float" office:value="1.47680824130474E+018" calcext:value-type="float">
            <text:p>1.47680824130474E+018</text:p>
          </table:table-cell>
          <table:table-cell office:value-type="float" office:value="1.47680824135941E+018" calcext:value-type="float">
            <text:p>1.47680824135941E+018</text:p>
          </table:table-cell>
          <table:table-cell office:value-type="float" office:value="1.47680821759106E+018" calcext:value-type="float">
            <text:p>1.47680821759106E+018</text:p>
          </table:table-cell>
          <table:table-cell office:value-type="float" office:value="1.47680821769781E+018" calcext:value-type="float">
            <text:p>1.47680821769781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680827406673E+018" calcext:value-type="float">
            <text:p>1.47680827406673E+018</text:p>
          </table:table-cell>
          <table:table-cell office:value-type="float" office:value="1.47680827406747E+018" calcext:value-type="float">
            <text:p>1.47680827406747E+018</text:p>
          </table:table-cell>
          <table:table-cell office:value-type="float" office:value="1.47680824130527E+018" calcext:value-type="float">
            <text:p>1.47680824130527E+018</text:p>
          </table:table-cell>
          <table:table-cell office:value-type="float" office:value="1.47680824135959E+018" calcext:value-type="float">
            <text:p>1.47680824135959E+018</text:p>
          </table:table-cell>
          <table:table-cell office:value-type="float" office:value="1.47680821759141E+018" calcext:value-type="float">
            <text:p>1.47680821759141E+018</text:p>
          </table:table-cell>
          <table:table-cell office:value-type="float" office:value="1.47680821769924E+018" calcext:value-type="float">
            <text:p>1.47680821769924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680827406721E+018" calcext:value-type="float">
            <text:p>1.47680827406721E+018</text:p>
          </table:table-cell>
          <table:table-cell office:value-type="float" office:value="1.47680827406796E+018" calcext:value-type="float">
            <text:p>1.47680827406796E+018</text:p>
          </table:table-cell>
          <table:table-cell office:value-type="float" office:value="1.47680824130594E+018" calcext:value-type="float">
            <text:p>1.47680824130594E+018</text:p>
          </table:table-cell>
          <table:table-cell office:value-type="float" office:value="1.4768082413598E+018" calcext:value-type="float">
            <text:p>1.4768082413598E+018</text:p>
          </table:table-cell>
          <table:table-cell office:value-type="float" office:value="1.47680821759179E+018" calcext:value-type="float">
            <text:p>1.47680821759179E+018</text:p>
          </table:table-cell>
          <table:table-cell office:value-type="float" office:value="1.4768082177003E+018" calcext:value-type="float">
            <text:p>1.4768082177003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680827406769E+018" calcext:value-type="float">
            <text:p>1.47680827406769E+018</text:p>
          </table:table-cell>
          <table:table-cell office:value-type="float" office:value="1.47680827406843E+018" calcext:value-type="float">
            <text:p>1.47680827406843E+018</text:p>
          </table:table-cell>
          <table:table-cell office:value-type="float" office:value="1.47680824130659E+018" calcext:value-type="float">
            <text:p>1.47680824130659E+018</text:p>
          </table:table-cell>
          <table:table-cell office:value-type="float" office:value="1.47680824136134E+018" calcext:value-type="float">
            <text:p>1.47680824136134E+018</text:p>
          </table:table-cell>
          <table:table-cell office:value-type="float" office:value="1.47680821759214E+018" calcext:value-type="float">
            <text:p>1.47680821759214E+018</text:p>
          </table:table-cell>
          <table:table-cell office:value-type="float" office:value="1.47680821770155E+018" calcext:value-type="float">
            <text:p>1.47680821770155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680827406818E+018" calcext:value-type="float">
            <text:p>1.47680827406818E+018</text:p>
          </table:table-cell>
          <table:table-cell office:value-type="float" office:value="1.47680827406892E+018" calcext:value-type="float">
            <text:p>1.47680827406892E+018</text:p>
          </table:table-cell>
          <table:table-cell office:value-type="float" office:value="1.4768082413074E+018" calcext:value-type="float">
            <text:p>1.4768082413074E+018</text:p>
          </table:table-cell>
          <table:table-cell office:value-type="float" office:value="1.47680824136402E+018" calcext:value-type="float">
            <text:p>1.47680824136402E+018</text:p>
          </table:table-cell>
          <table:table-cell office:value-type="float" office:value="1.4768082175925E+018" calcext:value-type="float">
            <text:p>1.4768082175925E+018</text:p>
          </table:table-cell>
          <table:table-cell office:value-type="float" office:value="1.47680821770293E+018" calcext:value-type="float">
            <text:p>1.47680821770293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680827406866E+018" calcext:value-type="float">
            <text:p>1.47680827406866E+018</text:p>
          </table:table-cell>
          <table:table-cell office:value-type="float" office:value="1.4768082740694E+018" calcext:value-type="float">
            <text:p>1.4768082740694E+018</text:p>
          </table:table-cell>
          <table:table-cell office:value-type="float" office:value="1.47680824130799E+018" calcext:value-type="float">
            <text:p>1.47680824130799E+018</text:p>
          </table:table-cell>
          <table:table-cell office:value-type="float" office:value="1.47680824136521E+018" calcext:value-type="float">
            <text:p>1.47680824136521E+018</text:p>
          </table:table-cell>
          <table:table-cell office:value-type="float" office:value="1.47680821759286E+018" calcext:value-type="float">
            <text:p>1.47680821759286E+018</text:p>
          </table:table-cell>
          <table:table-cell office:value-type="float" office:value="1.47680821770442E+018" calcext:value-type="float">
            <text:p>1.47680821770442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680827406914E+018" calcext:value-type="float">
            <text:p>1.47680827406914E+018</text:p>
          </table:table-cell>
          <table:table-cell office:value-type="float" office:value="1.47680827406993E+018" calcext:value-type="float">
            <text:p>1.47680827406993E+018</text:p>
          </table:table-cell>
          <table:table-cell office:value-type="float" office:value="1.47680824130862E+018" calcext:value-type="float">
            <text:p>1.47680824130862E+018</text:p>
          </table:table-cell>
          <table:table-cell office:value-type="float" office:value="1.47680824136586E+018" calcext:value-type="float">
            <text:p>1.47680824136586E+018</text:p>
          </table:table-cell>
          <table:table-cell office:value-type="float" office:value="1.47680821759321E+018" calcext:value-type="float">
            <text:p>1.47680821759321E+018</text:p>
          </table:table-cell>
          <table:table-cell office:value-type="float" office:value="1.47680821770474E+018" calcext:value-type="float">
            <text:p>1.47680821770474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680827406962E+018" calcext:value-type="float">
            <text:p>1.47680827406962E+018</text:p>
          </table:table-cell>
          <table:table-cell office:value-type="float" office:value="1.47680827407037E+018" calcext:value-type="float">
            <text:p>1.47680827407037E+018</text:p>
          </table:table-cell>
          <table:table-cell office:value-type="float" office:value="1.47680824130907E+018" calcext:value-type="float">
            <text:p>1.47680824130907E+018</text:p>
          </table:table-cell>
          <table:table-cell office:value-type="float" office:value="1.47680824136666E+018" calcext:value-type="float">
            <text:p>1.47680824136666E+018</text:p>
          </table:table-cell>
          <table:table-cell office:value-type="float" office:value="1.47680821759357E+018" calcext:value-type="float">
            <text:p>1.47680821759357E+018</text:p>
          </table:table-cell>
          <table:table-cell office:value-type="float" office:value="1.47680821770637E+018" calcext:value-type="float">
            <text:p>1.47680821770637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680827407011E+018" calcext:value-type="float">
            <text:p>1.47680827407011E+018</text:p>
          </table:table-cell>
          <table:table-cell office:value-type="float" office:value="1.47680827407084E+018" calcext:value-type="float">
            <text:p>1.47680827407084E+018</text:p>
          </table:table-cell>
          <table:table-cell office:value-type="float" office:value="1.47680824130945E+018" calcext:value-type="float">
            <text:p>1.47680824130945E+018</text:p>
          </table:table-cell>
          <table:table-cell office:value-type="float" office:value="1.47680824136803E+018" calcext:value-type="float">
            <text:p>1.47680824136803E+018</text:p>
          </table:table-cell>
          <table:table-cell office:value-type="float" office:value="1.47680821759395E+018" calcext:value-type="float">
            <text:p>1.47680821759395E+018</text:p>
          </table:table-cell>
          <table:table-cell office:value-type="float" office:value="1.47680821770683E+018" calcext:value-type="float">
            <text:p>1.47680821770683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680827407059E+018" calcext:value-type="float">
            <text:p>1.47680827407059E+018</text:p>
          </table:table-cell>
          <table:table-cell office:value-type="float" office:value="1.47680827407133E+018" calcext:value-type="float">
            <text:p>1.47680827407133E+018</text:p>
          </table:table-cell>
          <table:table-cell office:value-type="float" office:value="1.4768082413098E+018" calcext:value-type="float">
            <text:p>1.4768082413098E+018</text:p>
          </table:table-cell>
          <table:table-cell office:value-type="float" office:value="1.47680824136927E+018" calcext:value-type="float">
            <text:p>1.47680824136927E+018</text:p>
          </table:table-cell>
          <table:table-cell office:value-type="float" office:value="1.4768082175943E+018" calcext:value-type="float">
            <text:p>1.4768082175943E+018</text:p>
          </table:table-cell>
          <table:table-cell office:value-type="float" office:value="1.47680821770922E+018" calcext:value-type="float">
            <text:p>1.47680821770922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680827407107E+018" calcext:value-type="float">
            <text:p>1.47680827407107E+018</text:p>
          </table:table-cell>
          <table:table-cell office:value-type="float" office:value="1.47680827407183E+018" calcext:value-type="float">
            <text:p>1.47680827407183E+018</text:p>
          </table:table-cell>
          <table:table-cell office:value-type="float" office:value="1.47680824131021E+018" calcext:value-type="float">
            <text:p>1.47680824131021E+018</text:p>
          </table:table-cell>
          <table:table-cell office:value-type="float" office:value="1.47680824137008E+018" calcext:value-type="float">
            <text:p>1.47680824137008E+018</text:p>
          </table:table-cell>
          <table:table-cell office:value-type="float" office:value="1.47680821759466E+018" calcext:value-type="float">
            <text:p>1.47680821759466E+018</text:p>
          </table:table-cell>
          <table:table-cell office:value-type="float" office:value="1.47680821771105E+018" calcext:value-type="float">
            <text:p>1.47680821771105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680827407156E+018" calcext:value-type="float">
            <text:p>1.47680827407156E+018</text:p>
          </table:table-cell>
          <table:table-cell office:value-type="float" office:value="1.47680827407233E+018" calcext:value-type="float">
            <text:p>1.47680827407233E+018</text:p>
          </table:table-cell>
          <table:table-cell office:value-type="float" office:value="1.47680824131075E+018" calcext:value-type="float">
            <text:p>1.47680824131075E+018</text:p>
          </table:table-cell>
          <table:table-cell office:value-type="float" office:value="1.47680824137139E+018" calcext:value-type="float">
            <text:p>1.47680824137139E+018</text:p>
          </table:table-cell>
          <table:table-cell office:value-type="float" office:value="1.47680821759502E+018" calcext:value-type="float">
            <text:p>1.47680821759502E+018</text:p>
          </table:table-cell>
          <table:table-cell office:value-type="float" office:value="1.47680821771281E+018" calcext:value-type="float">
            <text:p>1.47680821771281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680827407206E+018" calcext:value-type="float">
            <text:p>1.47680827407206E+018</text:p>
          </table:table-cell>
          <table:table-cell office:value-type="float" office:value="1.4768082740728E+018" calcext:value-type="float">
            <text:p>1.4768082740728E+018</text:p>
          </table:table-cell>
          <table:table-cell office:value-type="float" office:value="1.47680824131149E+018" calcext:value-type="float">
            <text:p>1.47680824131149E+018</text:p>
          </table:table-cell>
          <table:table-cell office:value-type="float" office:value="1.47680824137262E+018" calcext:value-type="float">
            <text:p>1.47680824137262E+018</text:p>
          </table:table-cell>
          <table:table-cell office:value-type="float" office:value="1.47680821759541E+018" calcext:value-type="float">
            <text:p>1.47680821759541E+018</text:p>
          </table:table-cell>
          <table:table-cell office:value-type="float" office:value="1.47680821771384E+018" calcext:value-type="float">
            <text:p>1.47680821771384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680827407255E+018" calcext:value-type="float">
            <text:p>1.47680827407255E+018</text:p>
          </table:table-cell>
          <table:table-cell office:value-type="float" office:value="1.4768082740733E+018" calcext:value-type="float">
            <text:p>1.4768082740733E+018</text:p>
          </table:table-cell>
          <table:table-cell office:value-type="float" office:value="1.47680824131205E+018" calcext:value-type="float">
            <text:p>1.47680824131205E+018</text:p>
          </table:table-cell>
          <table:table-cell office:value-type="float" office:value="1.47680824137309E+018" calcext:value-type="float">
            <text:p>1.47680824137309E+018</text:p>
          </table:table-cell>
          <table:table-cell office:value-type="float" office:value="1.47680821759576E+018" calcext:value-type="float">
            <text:p>1.47680821759576E+018</text:p>
          </table:table-cell>
          <table:table-cell office:value-type="float" office:value="1.47680821771505E+018" calcext:value-type="float">
            <text:p>1.47680821771505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680827407303E+018" calcext:value-type="float">
            <text:p>1.47680827407303E+018</text:p>
          </table:table-cell>
          <table:table-cell office:value-type="float" office:value="1.47680827407378E+018" calcext:value-type="float">
            <text:p>1.47680827407378E+018</text:p>
          </table:table-cell>
          <table:table-cell office:value-type="float" office:value="1.47680824131267E+018" calcext:value-type="float">
            <text:p>1.47680824131267E+018</text:p>
          </table:table-cell>
          <table:table-cell office:value-type="float" office:value="1.47680824137358E+018" calcext:value-type="float">
            <text:p>1.47680824137358E+018</text:p>
          </table:table-cell>
          <table:table-cell office:value-type="float" office:value="1.47680821759612E+018" calcext:value-type="float">
            <text:p>1.47680821759612E+018</text:p>
          </table:table-cell>
          <table:table-cell office:value-type="float" office:value="1.47680821771727E+018" calcext:value-type="float">
            <text:p>1.47680821771727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680827407352E+018" calcext:value-type="float">
            <text:p>1.47680827407352E+018</text:p>
          </table:table-cell>
          <table:table-cell office:value-type="float" office:value="1.47680827407425E+018" calcext:value-type="float">
            <text:p>1.47680827407425E+018</text:p>
          </table:table-cell>
          <table:table-cell office:value-type="float" office:value="1.47680824131319E+018" calcext:value-type="float">
            <text:p>1.47680824131319E+018</text:p>
          </table:table-cell>
          <table:table-cell office:value-type="float" office:value="1.47680824137377E+018" calcext:value-type="float">
            <text:p>1.47680824137377E+018</text:p>
          </table:table-cell>
          <table:table-cell office:value-type="float" office:value="1.47680821759652E+018" calcext:value-type="float">
            <text:p>1.47680821759652E+018</text:p>
          </table:table-cell>
          <table:table-cell office:value-type="float" office:value="1.47680821771837E+018" calcext:value-type="float">
            <text:p>1.47680821771837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6808274074E+018" calcext:value-type="float">
            <text:p>1.476808274074E+018</text:p>
          </table:table-cell>
          <table:table-cell office:value-type="float" office:value="1.47680827407475E+018" calcext:value-type="float">
            <text:p>1.47680827407475E+018</text:p>
          </table:table-cell>
          <table:table-cell office:value-type="float" office:value="1.4768082413137E+018" calcext:value-type="float">
            <text:p>1.4768082413137E+018</text:p>
          </table:table-cell>
          <table:table-cell office:value-type="float" office:value="1.47680824137394E+018" calcext:value-type="float">
            <text:p>1.47680824137394E+018</text:p>
          </table:table-cell>
          <table:table-cell office:value-type="float" office:value="1.47680821759687E+018" calcext:value-type="float">
            <text:p>1.47680821759687E+018</text:p>
          </table:table-cell>
          <table:table-cell office:value-type="float" office:value="1.47680821771908E+018" calcext:value-type="float">
            <text:p>1.47680821771908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680827407448E+018" calcext:value-type="float">
            <text:p>1.47680827407448E+018</text:p>
          </table:table-cell>
          <table:table-cell office:value-type="float" office:value="1.47680827407525E+018" calcext:value-type="float">
            <text:p>1.47680827407525E+018</text:p>
          </table:table-cell>
          <table:table-cell office:value-type="float" office:value="1.4768082413142E+018" calcext:value-type="float">
            <text:p>1.4768082413142E+018</text:p>
          </table:table-cell>
          <table:table-cell office:value-type="float" office:value="1.47680824137411E+018" calcext:value-type="float">
            <text:p>1.47680824137411E+018</text:p>
          </table:table-cell>
          <table:table-cell office:value-type="float" office:value="1.47680821759729E+018" calcext:value-type="float">
            <text:p>1.47680821759729E+018</text:p>
          </table:table-cell>
          <table:table-cell office:value-type="float" office:value="1.47680821771955E+018" calcext:value-type="float">
            <text:p>1.47680821771955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680827407499E+018" calcext:value-type="float">
            <text:p>1.47680827407499E+018</text:p>
          </table:table-cell>
          <table:table-cell office:value-type="float" office:value="1.47680827407572E+018" calcext:value-type="float">
            <text:p>1.47680827407572E+018</text:p>
          </table:table-cell>
          <table:table-cell office:value-type="float" office:value="1.47680824131476E+018" calcext:value-type="float">
            <text:p>1.47680824131476E+018</text:p>
          </table:table-cell>
          <table:table-cell office:value-type="float" office:value="1.47680824137432E+018" calcext:value-type="float">
            <text:p>1.47680824137432E+018</text:p>
          </table:table-cell>
          <table:table-cell office:value-type="float" office:value="1.47680821759764E+018" calcext:value-type="float">
            <text:p>1.47680821759764E+018</text:p>
          </table:table-cell>
          <table:table-cell office:value-type="float" office:value="1.4768082177203E+018" calcext:value-type="float">
            <text:p>1.4768082177203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680827407547E+018" calcext:value-type="float">
            <text:p>1.47680827407547E+018</text:p>
          </table:table-cell>
          <table:table-cell office:value-type="float" office:value="1.47680827407626E+018" calcext:value-type="float">
            <text:p>1.47680827407626E+018</text:p>
          </table:table-cell>
          <table:table-cell office:value-type="float" office:value="1.47680824131524E+018" calcext:value-type="float">
            <text:p>1.47680824131524E+018</text:p>
          </table:table-cell>
          <table:table-cell office:value-type="float" office:value="1.4768082413745E+018" calcext:value-type="float">
            <text:p>1.4768082413745E+018</text:p>
          </table:table-cell>
          <table:table-cell office:value-type="float" office:value="1.476808217598E+018" calcext:value-type="float">
            <text:p>1.476808217598E+018</text:p>
          </table:table-cell>
          <table:table-cell office:value-type="float" office:value="1.47680821772251E+018" calcext:value-type="float">
            <text:p>1.47680821772251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680827407596E+018" calcext:value-type="float">
            <text:p>1.47680827407596E+018</text:p>
          </table:table-cell>
          <table:table-cell office:value-type="float" office:value="1.47680827407671E+018" calcext:value-type="float">
            <text:p>1.47680827407671E+018</text:p>
          </table:table-cell>
          <table:table-cell office:value-type="float" office:value="1.47680824131778E+018" calcext:value-type="float">
            <text:p>1.47680824131778E+018</text:p>
          </table:table-cell>
          <table:table-cell office:value-type="float" office:value="1.47680824137609E+018" calcext:value-type="float">
            <text:p>1.47680824137609E+018</text:p>
          </table:table-cell>
          <table:table-cell office:value-type="float" office:value="1.47680821759841E+018" calcext:value-type="float">
            <text:p>1.47680821759841E+018</text:p>
          </table:table-cell>
          <table:table-cell office:value-type="float" office:value="1.47680821772432E+018" calcext:value-type="float">
            <text:p>1.47680821772432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680827407647E+018" calcext:value-type="float">
            <text:p>1.47680827407647E+018</text:p>
          </table:table-cell>
          <table:table-cell office:value-type="float" office:value="1.47680827407725E+018" calcext:value-type="float">
            <text:p>1.47680827407725E+018</text:p>
          </table:table-cell>
          <table:table-cell office:value-type="float" office:value="1.47680824131836E+018" calcext:value-type="float">
            <text:p>1.47680824131836E+018</text:p>
          </table:table-cell>
          <table:table-cell office:value-type="float" office:value="1.47680824137651E+018" calcext:value-type="float">
            <text:p>1.47680824137651E+018</text:p>
          </table:table-cell>
          <table:table-cell office:value-type="float" office:value="1.47680821759879E+018" calcext:value-type="float">
            <text:p>1.47680821759879E+018</text:p>
          </table:table-cell>
          <table:table-cell office:value-type="float" office:value="1.47680821772534E+018" calcext:value-type="float">
            <text:p>1.47680821772534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680827407698E+018" calcext:value-type="float">
            <text:p>1.47680827407698E+018</text:p>
          </table:table-cell>
          <table:table-cell office:value-type="float" office:value="1.47680827407776E+018" calcext:value-type="float">
            <text:p>1.47680827407776E+018</text:p>
          </table:table-cell>
          <table:table-cell office:value-type="float" office:value="1.47680824131885E+018" calcext:value-type="float">
            <text:p>1.47680824131885E+018</text:p>
          </table:table-cell>
          <table:table-cell office:value-type="float" office:value="1.47680824137751E+018" calcext:value-type="float">
            <text:p>1.47680824137751E+018</text:p>
          </table:table-cell>
          <table:table-cell office:value-type="float" office:value="1.47680821759915E+018" calcext:value-type="float">
            <text:p>1.47680821759915E+018</text:p>
          </table:table-cell>
          <table:table-cell office:value-type="float" office:value="1.47680821772656E+018" calcext:value-type="float">
            <text:p>1.47680821772656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680827407925E+018" calcext:value-type="float">
            <text:p>1.47680827407925E+018</text:p>
          </table:table-cell>
          <table:table-cell office:value-type="float" office:value="1.47680827408015E+018" calcext:value-type="float">
            <text:p>1.47680827408015E+018</text:p>
          </table:table-cell>
          <table:table-cell office:value-type="float" office:value="1.47680824131931E+018" calcext:value-type="float">
            <text:p>1.47680824131931E+018</text:p>
          </table:table-cell>
          <table:table-cell office:value-type="float" office:value="1.47680824137873E+018" calcext:value-type="float">
            <text:p>1.47680824137873E+018</text:p>
          </table:table-cell>
          <table:table-cell office:value-type="float" office:value="1.47680821759951E+018" calcext:value-type="float">
            <text:p>1.47680821759951E+018</text:p>
          </table:table-cell>
          <table:table-cell office:value-type="float" office:value="1.47680821772765E+018" calcext:value-type="float">
            <text:p>1.47680821772765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680827408006E+018" calcext:value-type="float">
            <text:p>1.47680827408006E+018</text:p>
          </table:table-cell>
          <table:table-cell office:value-type="float" office:value="1.47680827408084E+018" calcext:value-type="float">
            <text:p>1.47680827408084E+018</text:p>
          </table:table-cell>
          <table:table-cell office:value-type="float" office:value="1.47680824131968E+018" calcext:value-type="float">
            <text:p>1.47680824131968E+018</text:p>
          </table:table-cell>
          <table:table-cell office:value-type="float" office:value="1.4768082413792E+018" calcext:value-type="float">
            <text:p>1.4768082413792E+018</text:p>
          </table:table-cell>
          <table:table-cell office:value-type="float" office:value="1.47680821759986E+018" calcext:value-type="float">
            <text:p>1.47680821759986E+018</text:p>
          </table:table-cell>
          <table:table-cell office:value-type="float" office:value="1.47680821772908E+018" calcext:value-type="float">
            <text:p>1.47680821772908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680827408058E+018" calcext:value-type="float">
            <text:p>1.47680827408058E+018</text:p>
          </table:table-cell>
          <table:table-cell office:value-type="float" office:value="1.47680827408134E+018" calcext:value-type="float">
            <text:p>1.47680827408134E+018</text:p>
          </table:table-cell>
          <table:table-cell office:value-type="float" office:value="1.47680824132014E+018" calcext:value-type="float">
            <text:p>1.47680824132014E+018</text:p>
          </table:table-cell>
          <table:table-cell office:value-type="float" office:value="1.47680824137956E+018" calcext:value-type="float">
            <text:p>1.47680824137956E+018</text:p>
          </table:table-cell>
          <table:table-cell office:value-type="float" office:value="1.47680821760021E+018" calcext:value-type="float">
            <text:p>1.47680821760021E+018</text:p>
          </table:table-cell>
          <table:table-cell office:value-type="float" office:value="1.47680821772934E+018" calcext:value-type="float">
            <text:p>1.47680821772934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680827408106E+018" calcext:value-type="float">
            <text:p>1.47680827408106E+018</text:p>
          </table:table-cell>
          <table:table-cell office:value-type="float" office:value="1.47680827408183E+018" calcext:value-type="float">
            <text:p>1.47680827408183E+018</text:p>
          </table:table-cell>
          <table:table-cell office:value-type="float" office:value="1.47680824132102E+018" calcext:value-type="float">
            <text:p>1.47680824132102E+018</text:p>
          </table:table-cell>
          <table:table-cell office:value-type="float" office:value="1.47680824137977E+018" calcext:value-type="float">
            <text:p>1.47680824137977E+018</text:p>
          </table:table-cell>
          <table:table-cell office:value-type="float" office:value="1.4768082176006E+018" calcext:value-type="float">
            <text:p>1.4768082176006E+018</text:p>
          </table:table-cell>
          <table:table-cell office:value-type="float" office:value="1.47680821773072E+018" calcext:value-type="float">
            <text:p>1.47680821773072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680827408155E+018" calcext:value-type="float">
            <text:p>1.47680827408155E+018</text:p>
          </table:table-cell>
          <table:table-cell office:value-type="float" office:value="1.4768082740823E+018" calcext:value-type="float">
            <text:p>1.4768082740823E+018</text:p>
          </table:table-cell>
          <table:table-cell office:value-type="float" office:value="1.47680824132158E+018" calcext:value-type="float">
            <text:p>1.47680824132158E+018</text:p>
          </table:table-cell>
          <table:table-cell office:value-type="float" office:value="1.47680824138028E+018" calcext:value-type="float">
            <text:p>1.47680824138028E+018</text:p>
          </table:table-cell>
          <table:table-cell office:value-type="float" office:value="1.47680821760095E+018" calcext:value-type="float">
            <text:p>1.47680821760095E+018</text:p>
          </table:table-cell>
          <table:table-cell office:value-type="float" office:value="1.47680821773103E+018" calcext:value-type="float">
            <text:p>1.47680821773103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680827408204E+018" calcext:value-type="float">
            <text:p>1.47680827408204E+018</text:p>
          </table:table-cell>
          <table:table-cell office:value-type="float" office:value="1.47680827408278E+018" calcext:value-type="float">
            <text:p>1.47680827408278E+018</text:p>
          </table:table-cell>
          <table:table-cell office:value-type="float" office:value="1.47680824132218E+018" calcext:value-type="float">
            <text:p>1.47680824132218E+018</text:p>
          </table:table-cell>
          <table:table-cell office:value-type="float" office:value="1.47680824138165E+018" calcext:value-type="float">
            <text:p>1.47680824138165E+018</text:p>
          </table:table-cell>
          <table:table-cell office:value-type="float" office:value="1.4768082176013E+018" calcext:value-type="float">
            <text:p>1.4768082176013E+018</text:p>
          </table:table-cell>
          <table:table-cell office:value-type="float" office:value="1.4768082177322E+018" calcext:value-type="float">
            <text:p>1.4768082177322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680827408252E+018" calcext:value-type="float">
            <text:p>1.47680827408252E+018</text:p>
          </table:table-cell>
          <table:table-cell office:value-type="float" office:value="1.4768082740833E+018" calcext:value-type="float">
            <text:p>1.4768082740833E+018</text:p>
          </table:table-cell>
          <table:table-cell office:value-type="float" office:value="1.47680824132264E+018" calcext:value-type="float">
            <text:p>1.47680824132264E+018</text:p>
          </table:table-cell>
          <table:table-cell office:value-type="float" office:value="1.47680824138203E+018" calcext:value-type="float">
            <text:p>1.47680824138203E+018</text:p>
          </table:table-cell>
          <table:table-cell office:value-type="float" office:value="1.47680821760166E+018" calcext:value-type="float">
            <text:p>1.47680821760166E+018</text:p>
          </table:table-cell>
          <table:table-cell office:value-type="float" office:value="1.47680821773331E+018" calcext:value-type="float">
            <text:p>1.47680821773331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680827408303E+018" calcext:value-type="float">
            <text:p>1.47680827408303E+018</text:p>
          </table:table-cell>
          <table:table-cell office:value-type="float" office:value="1.47680827408378E+018" calcext:value-type="float">
            <text:p>1.47680827408378E+018</text:p>
          </table:table-cell>
          <table:table-cell office:value-type="float" office:value="1.47680824132312E+018" calcext:value-type="float">
            <text:p>1.47680824132312E+018</text:p>
          </table:table-cell>
          <table:table-cell office:value-type="float" office:value="1.47680824138221E+018" calcext:value-type="float">
            <text:p>1.47680824138221E+018</text:p>
          </table:table-cell>
          <table:table-cell office:value-type="float" office:value="1.47680821760201E+018" calcext:value-type="float">
            <text:p>1.47680821760201E+018</text:p>
          </table:table-cell>
          <table:table-cell office:value-type="float" office:value="1.47680821773398E+018" calcext:value-type="float">
            <text:p>1.47680821773398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680827408352E+018" calcext:value-type="float">
            <text:p>1.47680827408352E+018</text:p>
          </table:table-cell>
          <table:table-cell office:value-type="float" office:value="1.47680827408426E+018" calcext:value-type="float">
            <text:p>1.47680827408426E+018</text:p>
          </table:table-cell>
          <table:table-cell office:value-type="float" office:value="1.47680824132355E+018" calcext:value-type="float">
            <text:p>1.47680824132355E+018</text:p>
          </table:table-cell>
          <table:table-cell office:value-type="float" office:value="1.47680824138239E+018" calcext:value-type="float">
            <text:p>1.47680824138239E+018</text:p>
          </table:table-cell>
          <table:table-cell office:value-type="float" office:value="1.47680821760236E+018" calcext:value-type="float">
            <text:p>1.47680821760236E+018</text:p>
          </table:table-cell>
          <table:table-cell office:value-type="float" office:value="1.4768082177342E+018" calcext:value-type="float">
            <text:p>1.4768082177342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6808274084E+018" calcext:value-type="float">
            <text:p>1.476808274084E+018</text:p>
          </table:table-cell>
          <table:table-cell office:value-type="float" office:value="1.47680827408475E+018" calcext:value-type="float">
            <text:p>1.47680827408475E+018</text:p>
          </table:table-cell>
          <table:table-cell office:value-type="float" office:value="1.47680824132391E+018" calcext:value-type="float">
            <text:p>1.47680824132391E+018</text:p>
          </table:table-cell>
          <table:table-cell office:value-type="float" office:value="1.47680824138395E+018" calcext:value-type="float">
            <text:p>1.47680824138395E+018</text:p>
          </table:table-cell>
          <table:table-cell office:value-type="float" office:value="1.47680821760275E+018" calcext:value-type="float">
            <text:p>1.47680821760275E+018</text:p>
          </table:table-cell>
          <table:table-cell office:value-type="float" office:value="1.47680821773451E+018" calcext:value-type="float">
            <text:p>1.47680821773451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680827408449E+018" calcext:value-type="float">
            <text:p>1.47680827408449E+018</text:p>
          </table:table-cell>
          <table:table-cell office:value-type="float" office:value="1.47680827408522E+018" calcext:value-type="float">
            <text:p>1.47680827408522E+018</text:p>
          </table:table-cell>
          <table:table-cell office:value-type="float" office:value="1.47680824132436E+018" calcext:value-type="float">
            <text:p>1.47680824132436E+018</text:p>
          </table:table-cell>
          <table:table-cell office:value-type="float" office:value="1.47680824138552E+018" calcext:value-type="float">
            <text:p>1.47680824138552E+018</text:p>
          </table:table-cell>
          <table:table-cell office:value-type="float" office:value="1.4768082176031E+018" calcext:value-type="float">
            <text:p>1.4768082176031E+018</text:p>
          </table:table-cell>
          <table:table-cell office:value-type="float" office:value="1.47680821773458E+018" calcext:value-type="float">
            <text:p>1.47680821773458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680827408498E+018" calcext:value-type="float">
            <text:p>1.47680827408498E+018</text:p>
          </table:table-cell>
          <table:table-cell office:value-type="float" office:value="1.47680827408571E+018" calcext:value-type="float">
            <text:p>1.47680827408571E+018</text:p>
          </table:table-cell>
          <table:table-cell office:value-type="float" office:value="1.47680824132477E+018" calcext:value-type="float">
            <text:p>1.47680824132477E+018</text:p>
          </table:table-cell>
          <table:table-cell office:value-type="float" office:value="1.4768082413868E+018" calcext:value-type="float">
            <text:p>1.4768082413868E+018</text:p>
          </table:table-cell>
          <table:table-cell office:value-type="float" office:value="1.47680821760345E+018" calcext:value-type="float">
            <text:p>1.47680821760345E+018</text:p>
          </table:table-cell>
          <table:table-cell office:value-type="float" office:value="1.47680821773488E+018" calcext:value-type="float">
            <text:p>1.47680821773488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680827408546E+018" calcext:value-type="float">
            <text:p>1.47680827408546E+018</text:p>
          </table:table-cell>
          <table:table-cell office:value-type="float" office:value="1.47680827408627E+018" calcext:value-type="float">
            <text:p>1.47680827408627E+018</text:p>
          </table:table-cell>
          <table:table-cell office:value-type="float" office:value="1.47680824132513E+018" calcext:value-type="float">
            <text:p>1.47680824132513E+018</text:p>
          </table:table-cell>
          <table:table-cell office:value-type="float" office:value="1.47680824138711E+018" calcext:value-type="float">
            <text:p>1.47680824138711E+018</text:p>
          </table:table-cell>
          <table:table-cell office:value-type="float" office:value="1.47680821760382E+018" calcext:value-type="float">
            <text:p>1.47680821760382E+018</text:p>
          </table:table-cell>
          <table:table-cell office:value-type="float" office:value="1.47680821773525E+018" calcext:value-type="float">
            <text:p>1.47680821773525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680827408597E+018" calcext:value-type="float">
            <text:p>1.47680827408597E+018</text:p>
          </table:table-cell>
          <table:table-cell office:value-type="float" office:value="1.47680827408671E+018" calcext:value-type="float">
            <text:p>1.47680827408671E+018</text:p>
          </table:table-cell>
          <table:table-cell office:value-type="float" office:value="1.47680824132551E+018" calcext:value-type="float">
            <text:p>1.47680824132551E+018</text:p>
          </table:table-cell>
          <table:table-cell office:value-type="float" office:value="1.47680824138769E+018" calcext:value-type="float">
            <text:p>1.47680824138769E+018</text:p>
          </table:table-cell>
          <table:table-cell office:value-type="float" office:value="1.4768082176042E+018" calcext:value-type="float">
            <text:p>1.4768082176042E+018</text:p>
          </table:table-cell>
          <table:table-cell office:value-type="float" office:value="1.47680821773532E+018" calcext:value-type="float">
            <text:p>1.47680821773532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680827408652E+018" calcext:value-type="float">
            <text:p>1.47680827408652E+018</text:p>
          </table:table-cell>
          <table:table-cell office:value-type="float" office:value="1.47680827408728E+018" calcext:value-type="float">
            <text:p>1.47680827408728E+018</text:p>
          </table:table-cell>
          <table:table-cell office:value-type="float" office:value="1.47680824132595E+018" calcext:value-type="float">
            <text:p>1.47680824132595E+018</text:p>
          </table:table-cell>
          <table:table-cell office:value-type="float" office:value="1.47680824138788E+018" calcext:value-type="float">
            <text:p>1.47680824138788E+018</text:p>
          </table:table-cell>
          <table:table-cell office:value-type="float" office:value="1.47680821760456E+018" calcext:value-type="float">
            <text:p>1.47680821760456E+018</text:p>
          </table:table-cell>
          <table:table-cell office:value-type="float" office:value="1.47680821773537E+018" calcext:value-type="float">
            <text:p>1.47680821773537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680827408703E+018" calcext:value-type="float">
            <text:p>1.47680827408703E+018</text:p>
          </table:table-cell>
          <table:table-cell office:value-type="float" office:value="1.47680827408777E+018" calcext:value-type="float">
            <text:p>1.47680827408777E+018</text:p>
          </table:table-cell>
          <table:table-cell office:value-type="float" office:value="1.47680824132668E+018" calcext:value-type="float">
            <text:p>1.47680824132668E+018</text:p>
          </table:table-cell>
          <table:table-cell office:value-type="float" office:value="1.47680824138805E+018" calcext:value-type="float">
            <text:p>1.47680824138805E+018</text:p>
          </table:table-cell>
          <table:table-cell office:value-type="float" office:value="1.47680821760491E+018" calcext:value-type="float">
            <text:p>1.47680821760491E+018</text:p>
          </table:table-cell>
          <table:table-cell office:value-type="float" office:value="1.47680821773557E+018" calcext:value-type="float">
            <text:p>1.47680821773557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680827408752E+018" calcext:value-type="float">
            <text:p>1.47680827408752E+018</text:p>
          </table:table-cell>
          <table:table-cell office:value-type="float" office:value="1.47680827408825E+018" calcext:value-type="float">
            <text:p>1.47680827408825E+018</text:p>
          </table:table-cell>
          <table:table-cell office:value-type="float" office:value="1.47680824132724E+018" calcext:value-type="float">
            <text:p>1.47680824132724E+018</text:p>
          </table:table-cell>
          <table:table-cell office:value-type="float" office:value="1.47680824138823E+018" calcext:value-type="float">
            <text:p>1.47680824138823E+018</text:p>
          </table:table-cell>
          <table:table-cell office:value-type="float" office:value="1.47680821760533E+018" calcext:value-type="float">
            <text:p>1.47680821760533E+018</text:p>
          </table:table-cell>
          <table:table-cell office:value-type="float" office:value="1.47680821773625E+018" calcext:value-type="float">
            <text:p>1.47680821773625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6808274088E+018" calcext:value-type="float">
            <text:p>1.476808274088E+018</text:p>
          </table:table-cell>
          <table:table-cell office:value-type="float" office:value="1.47680827408875E+018" calcext:value-type="float">
            <text:p>1.47680827408875E+018</text:p>
          </table:table-cell>
          <table:table-cell office:value-type="float" office:value="1.47680824132771E+018" calcext:value-type="float">
            <text:p>1.47680824132771E+018</text:p>
          </table:table-cell>
          <table:table-cell office:value-type="float" office:value="1.47680824138844E+018" calcext:value-type="float">
            <text:p>1.47680824138844E+018</text:p>
          </table:table-cell>
          <table:table-cell office:value-type="float" office:value="1.47680821760572E+018" calcext:value-type="float">
            <text:p>1.47680821760572E+018</text:p>
          </table:table-cell>
          <table:table-cell office:value-type="float" office:value="1.47680821773648E+018" calcext:value-type="float">
            <text:p>1.47680821773648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680827408848E+018" calcext:value-type="float">
            <text:p>1.47680827408848E+018</text:p>
          </table:table-cell>
          <table:table-cell office:value-type="float" office:value="1.47680827408925E+018" calcext:value-type="float">
            <text:p>1.47680827408925E+018</text:p>
          </table:table-cell>
          <table:table-cell office:value-type="float" office:value="1.47680824132807E+018" calcext:value-type="float">
            <text:p>1.47680824132807E+018</text:p>
          </table:table-cell>
          <table:table-cell office:value-type="float" office:value="1.47680824138861E+018" calcext:value-type="float">
            <text:p>1.47680824138861E+018</text:p>
          </table:table-cell>
          <table:table-cell office:value-type="float" office:value="1.47680821760609E+018" calcext:value-type="float">
            <text:p>1.47680821760609E+018</text:p>
          </table:table-cell>
          <table:table-cell office:value-type="float" office:value="1.47680821773677E+018" calcext:value-type="float">
            <text:p>1.47680821773677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680827408899E+018" calcext:value-type="float">
            <text:p>1.47680827408899E+018</text:p>
          </table:table-cell>
          <table:table-cell office:value-type="float" office:value="1.47680827408975E+018" calcext:value-type="float">
            <text:p>1.47680827408975E+018</text:p>
          </table:table-cell>
          <table:table-cell office:value-type="float" office:value="1.47680824132853E+018" calcext:value-type="float">
            <text:p>1.47680824132853E+018</text:p>
          </table:table-cell>
          <table:table-cell office:value-type="float" office:value="1.47680824138878E+018" calcext:value-type="float">
            <text:p>1.47680824138878E+018</text:p>
          </table:table-cell>
          <table:table-cell office:value-type="float" office:value="1.47680821760651E+018" calcext:value-type="float">
            <text:p>1.47680821760651E+018</text:p>
          </table:table-cell>
          <table:table-cell office:value-type="float" office:value="1.47680821773687E+018" calcext:value-type="float">
            <text:p>1.47680821773687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680827408948E+018" calcext:value-type="float">
            <text:p>1.47680827408948E+018</text:p>
          </table:table-cell>
          <table:table-cell office:value-type="float" office:value="1.47680827409022E+018" calcext:value-type="float">
            <text:p>1.47680827409022E+018</text:p>
          </table:table-cell>
          <table:table-cell office:value-type="float" office:value="1.47680824132894E+018" calcext:value-type="float">
            <text:p>1.47680824132894E+018</text:p>
          </table:table-cell>
          <table:table-cell office:value-type="float" office:value="1.47680824138899E+018" calcext:value-type="float">
            <text:p>1.47680824138899E+018</text:p>
          </table:table-cell>
          <table:table-cell office:value-type="float" office:value="1.47680821760687E+018" calcext:value-type="float">
            <text:p>1.47680821760687E+018</text:p>
          </table:table-cell>
          <table:table-cell office:value-type="float" office:value="1.47680821773707E+018" calcext:value-type="float">
            <text:p>1.47680821773707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680827408996E+018" calcext:value-type="float">
            <text:p>1.47680827408996E+018</text:p>
          </table:table-cell>
          <table:table-cell office:value-type="float" office:value="1.47680827409071E+018" calcext:value-type="float">
            <text:p>1.47680827409071E+018</text:p>
          </table:table-cell>
          <table:table-cell office:value-type="float" office:value="1.4768082413293E+018" calcext:value-type="float">
            <text:p>1.4768082413293E+018</text:p>
          </table:table-cell>
          <table:table-cell office:value-type="float" office:value="1.47680824138916E+018" calcext:value-type="float">
            <text:p>1.47680824138916E+018</text:p>
          </table:table-cell>
          <table:table-cell office:value-type="float" office:value="1.47680821760723E+018" calcext:value-type="float">
            <text:p>1.47680821760723E+018</text:p>
          </table:table-cell>
          <table:table-cell office:value-type="float" office:value="1.4768082177373E+018" calcext:value-type="float">
            <text:p>1.4768082177373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680827409045E+018" calcext:value-type="float">
            <text:p>1.47680827409045E+018</text:p>
          </table:table-cell>
          <table:table-cell office:value-type="float" office:value="1.47680827409118E+018" calcext:value-type="float">
            <text:p>1.47680827409118E+018</text:p>
          </table:table-cell>
          <table:table-cell office:value-type="float" office:value="1.47680824132964E+018" calcext:value-type="float">
            <text:p>1.47680824132964E+018</text:p>
          </table:table-cell>
          <table:table-cell office:value-type="float" office:value="1.47680824138949E+018" calcext:value-type="float">
            <text:p>1.47680824138949E+018</text:p>
          </table:table-cell>
          <table:table-cell office:value-type="float" office:value="1.47680821760761E+018" calcext:value-type="float">
            <text:p>1.47680821760761E+018</text:p>
          </table:table-cell>
          <table:table-cell office:value-type="float" office:value="1.47680821773765E+018" calcext:value-type="float">
            <text:p>1.47680821773765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680827409093E+018" calcext:value-type="float">
            <text:p>1.47680827409093E+018</text:p>
          </table:table-cell>
          <table:table-cell office:value-type="float" office:value="1.47680827409168E+018" calcext:value-type="float">
            <text:p>1.47680827409168E+018</text:p>
          </table:table-cell>
          <table:table-cell office:value-type="float" office:value="1.47680824132999E+018" calcext:value-type="float">
            <text:p>1.47680824132999E+018</text:p>
          </table:table-cell>
          <table:table-cell office:value-type="float" office:value="1.47680824138987E+018" calcext:value-type="float">
            <text:p>1.47680824138987E+018</text:p>
          </table:table-cell>
          <table:table-cell office:value-type="float" office:value="1.47680821760797E+018" calcext:value-type="float">
            <text:p>1.47680821760797E+018</text:p>
          </table:table-cell>
          <table:table-cell office:value-type="float" office:value="1.47680821773808E+018" calcext:value-type="float">
            <text:p>1.47680821773808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680827409142E+018" calcext:value-type="float">
            <text:p>1.47680827409142E+018</text:p>
          </table:table-cell>
          <table:table-cell office:value-type="float" office:value="1.47680827409217E+018" calcext:value-type="float">
            <text:p>1.47680827409217E+018</text:p>
          </table:table-cell>
          <table:table-cell office:value-type="float" office:value="1.47680824133034E+018" calcext:value-type="float">
            <text:p>1.47680824133034E+018</text:p>
          </table:table-cell>
          <table:table-cell office:value-type="float" office:value="1.4768082413926E+018" calcext:value-type="float">
            <text:p>1.4768082413926E+018</text:p>
          </table:table-cell>
          <table:table-cell office:value-type="float" office:value="1.47680821760832E+018" calcext:value-type="float">
            <text:p>1.47680821760832E+018</text:p>
          </table:table-cell>
          <table:table-cell office:value-type="float" office:value="1.47680821773815E+018" calcext:value-type="float">
            <text:p>1.47680821773815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680827409192E+018" calcext:value-type="float">
            <text:p>1.47680827409192E+018</text:p>
          </table:table-cell>
          <table:table-cell office:value-type="float" office:value="1.47680827409269E+018" calcext:value-type="float">
            <text:p>1.47680827409269E+018</text:p>
          </table:table-cell>
          <table:table-cell office:value-type="float" office:value="1.47680824133068E+018" calcext:value-type="float">
            <text:p>1.47680824133068E+018</text:p>
          </table:table-cell>
          <table:table-cell office:value-type="float" office:value="1.47680824139339E+018" calcext:value-type="float">
            <text:p>1.47680824139339E+018</text:p>
          </table:table-cell>
          <table:table-cell office:value-type="float" office:value="1.47680821760868E+018" calcext:value-type="float">
            <text:p>1.47680821760868E+018</text:p>
          </table:table-cell>
          <table:table-cell office:value-type="float" office:value="1.47680821773821E+018" calcext:value-type="float">
            <text:p>1.47680821773821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680827409241E+018" calcext:value-type="float">
            <text:p>1.47680827409241E+018</text:p>
          </table:table-cell>
          <table:table-cell office:value-type="float" office:value="1.47680827409315E+018" calcext:value-type="float">
            <text:p>1.47680827409315E+018</text:p>
          </table:table-cell>
          <table:table-cell office:value-type="float" office:value="1.47680824133103E+018" calcext:value-type="float">
            <text:p>1.47680824133103E+018</text:p>
          </table:table-cell>
          <table:table-cell office:value-type="float" office:value="1.47680824139471E+018" calcext:value-type="float">
            <text:p>1.47680824139471E+018</text:p>
          </table:table-cell>
          <table:table-cell office:value-type="float" office:value="1.47680821760907E+018" calcext:value-type="float">
            <text:p>1.47680821760907E+018</text:p>
          </table:table-cell>
          <table:table-cell office:value-type="float" office:value="1.47680821773827E+018" calcext:value-type="float">
            <text:p>1.47680821773827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680827409289E+018" calcext:value-type="float">
            <text:p>1.47680827409289E+018</text:p>
          </table:table-cell>
          <table:table-cell office:value-type="float" office:value="1.47680827409363E+018" calcext:value-type="float">
            <text:p>1.47680827409363E+018</text:p>
          </table:table-cell>
          <table:table-cell office:value-type="float" office:value="1.47680824133137E+018" calcext:value-type="float">
            <text:p>1.47680824133137E+018</text:p>
          </table:table-cell>
          <table:table-cell office:value-type="float" office:value="1.47680824139666E+018" calcext:value-type="float">
            <text:p>1.47680824139666E+018</text:p>
          </table:table-cell>
          <table:table-cell office:value-type="float" office:value="1.47680821760943E+018" calcext:value-type="float">
            <text:p>1.47680821760943E+018</text:p>
          </table:table-cell>
          <table:table-cell office:value-type="float" office:value="1.47680821773833E+018" calcext:value-type="float">
            <text:p>1.47680821773833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680827409338E+018" calcext:value-type="float">
            <text:p>1.47680827409338E+018</text:p>
          </table:table-cell>
          <table:table-cell office:value-type="float" office:value="1.47680827409413E+018" calcext:value-type="float">
            <text:p>1.47680827409413E+018</text:p>
          </table:table-cell>
          <table:table-cell office:value-type="float" office:value="1.47680824133172E+018" calcext:value-type="float">
            <text:p>1.47680824133172E+018</text:p>
          </table:table-cell>
          <table:table-cell office:value-type="float" office:value="1.47680824139865E+018" calcext:value-type="float">
            <text:p>1.47680824139865E+018</text:p>
          </table:table-cell>
          <table:table-cell office:value-type="float" office:value="1.47680821760978E+018" calcext:value-type="float">
            <text:p>1.47680821760978E+018</text:p>
          </table:table-cell>
          <table:table-cell office:value-type="float" office:value="1.47680821773859E+018" calcext:value-type="float">
            <text:p>1.47680821773859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680827409386E+018" calcext:value-type="float">
            <text:p>1.47680827409386E+018</text:p>
          </table:table-cell>
          <table:table-cell office:value-type="float" office:value="1.47680827409459E+018" calcext:value-type="float">
            <text:p>1.47680827409459E+018</text:p>
          </table:table-cell>
          <table:table-cell office:value-type="float" office:value="1.47680824133207E+018" calcext:value-type="float">
            <text:p>1.47680824133207E+018</text:p>
          </table:table-cell>
          <table:table-cell office:value-type="float" office:value="1.47680824139948E+018" calcext:value-type="float">
            <text:p>1.47680824139948E+018</text:p>
          </table:table-cell>
          <table:table-cell office:value-type="float" office:value="1.47680821761014E+018" calcext:value-type="float">
            <text:p>1.47680821761014E+018</text:p>
          </table:table-cell>
          <table:table-cell office:value-type="float" office:value="1.47680821773899E+018" calcext:value-type="float">
            <text:p>1.47680821773899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680827409435E+018" calcext:value-type="float">
            <text:p>1.47680827409435E+018</text:p>
          </table:table-cell>
          <table:table-cell office:value-type="float" office:value="1.4768082740951E+018" calcext:value-type="float">
            <text:p>1.4768082740951E+018</text:p>
          </table:table-cell>
          <table:table-cell office:value-type="float" office:value="1.47680824133242E+018" calcext:value-type="float">
            <text:p>1.47680824133242E+018</text:p>
          </table:table-cell>
          <table:table-cell office:value-type="float" office:value="1.47680824139994E+018" calcext:value-type="float">
            <text:p>1.47680824139994E+018</text:p>
          </table:table-cell>
          <table:table-cell office:value-type="float" office:value="1.47680821761049E+018" calcext:value-type="float">
            <text:p>1.47680821761049E+018</text:p>
          </table:table-cell>
          <table:table-cell office:value-type="float" office:value="1.47680821773905E+018" calcext:value-type="float">
            <text:p>1.47680821773905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680827409484E+018" calcext:value-type="float">
            <text:p>1.47680827409484E+018</text:p>
          </table:table-cell>
          <table:table-cell office:value-type="float" office:value="1.47680827409558E+018" calcext:value-type="float">
            <text:p>1.47680827409558E+018</text:p>
          </table:table-cell>
          <table:table-cell office:value-type="float" office:value="1.47680824133276E+018" calcext:value-type="float">
            <text:p>1.47680824133276E+018</text:p>
          </table:table-cell>
          <table:table-cell office:value-type="float" office:value="1.47680824140013E+018" calcext:value-type="float">
            <text:p>1.47680824140013E+018</text:p>
          </table:table-cell>
          <table:table-cell office:value-type="float" office:value="1.47680821761088E+018" calcext:value-type="float">
            <text:p>1.47680821761088E+018</text:p>
          </table:table-cell>
          <table:table-cell office:value-type="float" office:value="1.4768082177391E+018" calcext:value-type="float">
            <text:p>1.4768082177391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680827409532E+018" calcext:value-type="float">
            <text:p>1.47680827409532E+018</text:p>
          </table:table-cell>
          <table:table-cell office:value-type="float" office:value="1.47680827409606E+018" calcext:value-type="float">
            <text:p>1.47680827409606E+018</text:p>
          </table:table-cell>
          <table:table-cell office:value-type="float" office:value="1.47680824133311E+018" calcext:value-type="float">
            <text:p>1.47680824133311E+018</text:p>
          </table:table-cell>
          <table:table-cell office:value-type="float" office:value="1.47680824140031E+018" calcext:value-type="float">
            <text:p>1.47680824140031E+018</text:p>
          </table:table-cell>
          <table:table-cell office:value-type="float" office:value="1.47680821761127E+018" calcext:value-type="float">
            <text:p>1.47680821761127E+018</text:p>
          </table:table-cell>
          <table:table-cell office:value-type="float" office:value="1.47680821773916E+018" calcext:value-type="float">
            <text:p>1.47680821773916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68082740958E+018" calcext:value-type="float">
            <text:p>1.4768082740958E+018</text:p>
          </table:table-cell>
          <table:table-cell office:value-type="float" office:value="1.47680827409656E+018" calcext:value-type="float">
            <text:p>1.47680827409656E+018</text:p>
          </table:table-cell>
          <table:table-cell office:value-type="float" office:value="1.47680824133348E+018" calcext:value-type="float">
            <text:p>1.47680824133348E+018</text:p>
          </table:table-cell>
          <table:table-cell office:value-type="float" office:value="1.47680824140252E+018" calcext:value-type="float">
            <text:p>1.47680824140252E+018</text:p>
          </table:table-cell>
          <table:table-cell office:value-type="float" office:value="1.47680821761164E+018" calcext:value-type="float">
            <text:p>1.47680821761164E+018</text:p>
          </table:table-cell>
          <table:table-cell office:value-type="float" office:value="1.47680821773936E+018" calcext:value-type="float">
            <text:p>1.47680821773936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680827409632E+018" calcext:value-type="float">
            <text:p>1.47680827409632E+018</text:p>
          </table:table-cell>
          <table:table-cell office:value-type="float" office:value="1.47680827409707E+018" calcext:value-type="float">
            <text:p>1.47680827409707E+018</text:p>
          </table:table-cell>
          <table:table-cell office:value-type="float" office:value="1.47680824133394E+018" calcext:value-type="float">
            <text:p>1.47680824133394E+018</text:p>
          </table:table-cell>
          <table:table-cell office:value-type="float" office:value="1.47680824140445E+018" calcext:value-type="float">
            <text:p>1.47680824140445E+018</text:p>
          </table:table-cell>
          <table:table-cell office:value-type="float" office:value="1.47680821761207E+018" calcext:value-type="float">
            <text:p>1.47680821761207E+018</text:p>
          </table:table-cell>
          <table:table-cell office:value-type="float" office:value="1.47680821774216E+018" calcext:value-type="float">
            <text:p>1.47680821774216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680827409682E+018" calcext:value-type="float">
            <text:p>1.47680827409682E+018</text:p>
          </table:table-cell>
          <table:table-cell office:value-type="float" office:value="1.47680827409758E+018" calcext:value-type="float">
            <text:p>1.47680827409758E+018</text:p>
          </table:table-cell>
          <table:table-cell office:value-type="float" office:value="1.47680824133436E+018" calcext:value-type="float">
            <text:p>1.47680824133436E+018</text:p>
          </table:table-cell>
          <table:table-cell office:value-type="float" office:value="1.47680824140644E+018" calcext:value-type="float">
            <text:p>1.47680824140644E+018</text:p>
          </table:table-cell>
          <table:table-cell office:value-type="float" office:value="1.47680821761245E+018" calcext:value-type="float">
            <text:p>1.47680821761245E+018</text:p>
          </table:table-cell>
          <table:table-cell office:value-type="float" office:value="1.47680821774318E+018" calcext:value-type="float">
            <text:p>1.47680821774318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680827409731E+018" calcext:value-type="float">
            <text:p>1.47680827409731E+018</text:p>
          </table:table-cell>
          <table:table-cell office:value-type="float" office:value="1.47680827409806E+018" calcext:value-type="float">
            <text:p>1.47680827409806E+018</text:p>
          </table:table-cell>
          <table:table-cell office:value-type="float" office:value="1.47680824133471E+018" calcext:value-type="float">
            <text:p>1.47680824133471E+018</text:p>
          </table:table-cell>
          <table:table-cell office:value-type="float" office:value="1.47680824141051E+018" calcext:value-type="float">
            <text:p>1.47680824141051E+018</text:p>
          </table:table-cell>
          <table:table-cell office:value-type="float" office:value="1.47680821761283E+018" calcext:value-type="float">
            <text:p>1.47680821761283E+018</text:p>
          </table:table-cell>
          <table:table-cell office:value-type="float" office:value="1.47680821774506E+018" calcext:value-type="float">
            <text:p>1.47680821774506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680827409779E+018" calcext:value-type="float">
            <text:p>1.47680827409779E+018</text:p>
          </table:table-cell>
          <table:table-cell office:value-type="float" office:value="1.47680827409853E+018" calcext:value-type="float">
            <text:p>1.47680827409853E+018</text:p>
          </table:table-cell>
          <table:table-cell office:value-type="float" office:value="1.47680824133506E+018" calcext:value-type="float">
            <text:p>1.47680824133506E+018</text:p>
          </table:table-cell>
          <table:table-cell office:value-type="float" office:value="1.47680824141242E+018" calcext:value-type="float">
            <text:p>1.47680824141242E+018</text:p>
          </table:table-cell>
          <table:table-cell office:value-type="float" office:value="1.47680821761327E+018" calcext:value-type="float">
            <text:p>1.47680821761327E+018</text:p>
          </table:table-cell>
          <table:table-cell office:value-type="float" office:value="1.47680821774619E+018" calcext:value-type="float">
            <text:p>1.47680821774619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680827409827E+018" calcext:value-type="float">
            <text:p>1.47680827409827E+018</text:p>
          </table:table-cell>
          <table:table-cell office:value-type="float" office:value="1.47680827409901E+018" calcext:value-type="float">
            <text:p>1.47680827409901E+018</text:p>
          </table:table-cell>
          <table:table-cell office:value-type="float" office:value="1.47680824133541E+018" calcext:value-type="float">
            <text:p>1.47680824133541E+018</text:p>
          </table:table-cell>
          <table:table-cell office:value-type="float" office:value="1.47680824141507E+018" calcext:value-type="float">
            <text:p>1.47680824141507E+018</text:p>
          </table:table-cell>
          <table:table-cell office:value-type="float" office:value="1.47680821761363E+018" calcext:value-type="float">
            <text:p>1.47680821761363E+018</text:p>
          </table:table-cell>
          <table:table-cell office:value-type="float" office:value="1.47680821774687E+018" calcext:value-type="float">
            <text:p>1.47680821774687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680827409876E+018" calcext:value-type="float">
            <text:p>1.47680827409876E+018</text:p>
          </table:table-cell>
          <table:table-cell office:value-type="float" office:value="1.4768082740995E+018" calcext:value-type="float">
            <text:p>1.4768082740995E+018</text:p>
          </table:table-cell>
          <table:table-cell office:value-type="float" office:value="1.47680824133587E+018" calcext:value-type="float">
            <text:p>1.47680824133587E+018</text:p>
          </table:table-cell>
          <table:table-cell office:value-type="float" office:value="1.47680824141666E+018" calcext:value-type="float">
            <text:p>1.47680824141666E+018</text:p>
          </table:table-cell>
          <table:table-cell office:value-type="float" office:value="1.47680821761401E+018" calcext:value-type="float">
            <text:p>1.47680821761401E+018</text:p>
          </table:table-cell>
          <table:table-cell office:value-type="float" office:value="1.4768082177477E+018" calcext:value-type="float">
            <text:p>1.4768082177477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680827409924E+018" calcext:value-type="float">
            <text:p>1.47680827409924E+018</text:p>
          </table:table-cell>
          <table:table-cell office:value-type="float" office:value="1.47680827410003E+018" calcext:value-type="float">
            <text:p>1.47680827410003E+018</text:p>
          </table:table-cell>
          <table:table-cell office:value-type="float" office:value="1.47680824133633E+018" calcext:value-type="float">
            <text:p>1.47680824133633E+018</text:p>
          </table:table-cell>
          <table:table-cell office:value-type="float" office:value="1.47680824141786E+018" calcext:value-type="float">
            <text:p>1.47680824141786E+018</text:p>
          </table:table-cell>
          <table:table-cell office:value-type="float" office:value="1.47680821761439E+018" calcext:value-type="float">
            <text:p>1.47680821761439E+018</text:p>
          </table:table-cell>
          <table:table-cell office:value-type="float" office:value="1.47680821774888E+018" calcext:value-type="float">
            <text:p>1.47680821774888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680827409972E+018" calcext:value-type="float">
            <text:p>1.47680827409972E+018</text:p>
          </table:table-cell>
          <table:table-cell office:value-type="float" office:value="1.47680827410048E+018" calcext:value-type="float">
            <text:p>1.47680827410048E+018</text:p>
          </table:table-cell>
          <table:table-cell office:value-type="float" office:value="1.47680824133669E+018" calcext:value-type="float">
            <text:p>1.47680824133669E+018</text:p>
          </table:table-cell>
          <table:table-cell office:value-type="float" office:value="1.47680824141917E+018" calcext:value-type="float">
            <text:p>1.47680824141917E+018</text:p>
          </table:table-cell>
          <table:table-cell office:value-type="float" office:value="1.47680821761475E+018" calcext:value-type="float">
            <text:p>1.47680821761475E+018</text:p>
          </table:table-cell>
          <table:table-cell office:value-type="float" office:value="1.47680821775005E+018" calcext:value-type="float">
            <text:p>1.47680821775005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680827410021E+018" calcext:value-type="float">
            <text:p>1.47680827410021E+018</text:p>
          </table:table-cell>
          <table:table-cell office:value-type="float" office:value="1.47680827410096E+018" calcext:value-type="float">
            <text:p>1.47680827410096E+018</text:p>
          </table:table-cell>
          <table:table-cell office:value-type="float" office:value="1.47680824133704E+018" calcext:value-type="float">
            <text:p>1.47680824133704E+018</text:p>
          </table:table-cell>
          <table:table-cell office:value-type="float" office:value="1.47680824142044E+018" calcext:value-type="float">
            <text:p>1.47680824142044E+018</text:p>
          </table:table-cell>
          <table:table-cell office:value-type="float" office:value="1.47680821761511E+018" calcext:value-type="float">
            <text:p>1.47680821761511E+018</text:p>
          </table:table-cell>
          <table:table-cell office:value-type="float" office:value="1.47680821775052E+018" calcext:value-type="float">
            <text:p>1.47680821775052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68082741007E+018" calcext:value-type="float">
            <text:p>1.4768082741007E+018</text:p>
          </table:table-cell>
          <table:table-cell office:value-type="float" office:value="1.47680827410148E+018" calcext:value-type="float">
            <text:p>1.47680827410148E+018</text:p>
          </table:table-cell>
          <table:table-cell office:value-type="float" office:value="1.47680824133739E+018" calcext:value-type="float">
            <text:p>1.47680824133739E+018</text:p>
          </table:table-cell>
          <table:table-cell office:value-type="float" office:value="1.47680824142158E+018" calcext:value-type="float">
            <text:p>1.47680824142158E+018</text:p>
          </table:table-cell>
          <table:table-cell office:value-type="float" office:value="1.47680821761546E+018" calcext:value-type="float">
            <text:p>1.47680821761546E+018</text:p>
          </table:table-cell>
          <table:table-cell office:value-type="float" office:value="1.4768082177511E+018" calcext:value-type="float">
            <text:p>1.4768082177511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680827410119E+018" calcext:value-type="float">
            <text:p>1.47680827410119E+018</text:p>
          </table:table-cell>
          <table:table-cell office:value-type="float" office:value="1.47680827410194E+018" calcext:value-type="float">
            <text:p>1.47680827410194E+018</text:p>
          </table:table-cell>
          <table:table-cell office:value-type="float" office:value="1.47680824133785E+018" calcext:value-type="float">
            <text:p>1.47680824133785E+018</text:p>
          </table:table-cell>
          <table:table-cell office:value-type="float" office:value="1.47680824142197E+018" calcext:value-type="float">
            <text:p>1.47680824142197E+018</text:p>
          </table:table-cell>
          <table:table-cell office:value-type="float" office:value="1.47680821761584E+018" calcext:value-type="float">
            <text:p>1.47680821761584E+018</text:p>
          </table:table-cell>
          <table:table-cell office:value-type="float" office:value="1.47680821775335E+018" calcext:value-type="float">
            <text:p>1.47680821775335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680827410167E+018" calcext:value-type="float">
            <text:p>1.47680827410167E+018</text:p>
          </table:table-cell>
          <table:table-cell office:value-type="float" office:value="1.47680827410246E+018" calcext:value-type="float">
            <text:p>1.47680827410246E+018</text:p>
          </table:table-cell>
          <table:table-cell office:value-type="float" office:value="1.47680824133827E+018" calcext:value-type="float">
            <text:p>1.47680824133827E+018</text:p>
          </table:table-cell>
          <table:table-cell office:value-type="float" office:value="1.47680824142692E+018" calcext:value-type="float">
            <text:p>1.47680824142692E+018</text:p>
          </table:table-cell>
          <table:table-cell office:value-type="float" office:value="1.47680821761619E+018" calcext:value-type="float">
            <text:p>1.47680821761619E+018</text:p>
          </table:table-cell>
          <table:table-cell office:value-type="float" office:value="1.47680821775514E+018" calcext:value-type="float">
            <text:p>1.47680821775514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680827410216E+018" calcext:value-type="float">
            <text:p>1.47680827410216E+018</text:p>
          </table:table-cell>
          <table:table-cell office:value-type="float" office:value="1.47680827410291E+018" calcext:value-type="float">
            <text:p>1.47680827410291E+018</text:p>
          </table:table-cell>
          <table:table-cell office:value-type="float" office:value="1.47680824133862E+018" calcext:value-type="float">
            <text:p>1.47680824133862E+018</text:p>
          </table:table-cell>
          <table:table-cell office:value-type="float" office:value="1.4768082414283E+018" calcext:value-type="float">
            <text:p>1.4768082414283E+018</text:p>
          </table:table-cell>
          <table:table-cell office:value-type="float" office:value="1.47680821761659E+018" calcext:value-type="float">
            <text:p>1.47680821761659E+018</text:p>
          </table:table-cell>
          <table:table-cell office:value-type="float" office:value="1.47680821775845E+018" calcext:value-type="float">
            <text:p>1.47680821775845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680827410264E+018" calcext:value-type="float">
            <text:p>1.47680827410264E+018</text:p>
          </table:table-cell>
          <table:table-cell office:value-type="float" office:value="1.47680827410339E+018" calcext:value-type="float">
            <text:p>1.47680827410339E+018</text:p>
          </table:table-cell>
          <table:table-cell office:value-type="float" office:value="1.47680824133908E+018" calcext:value-type="float">
            <text:p>1.47680824133908E+018</text:p>
          </table:table-cell>
          <table:table-cell office:value-type="float" office:value="1.47680824142998E+018" calcext:value-type="float">
            <text:p>1.47680824142998E+018</text:p>
          </table:table-cell>
          <table:table-cell office:value-type="float" office:value="1.47680821761696E+018" calcext:value-type="float">
            <text:p>1.47680821761696E+018</text:p>
          </table:table-cell>
          <table:table-cell office:value-type="float" office:value="1.47680821775994E+018" calcext:value-type="float">
            <text:p>1.47680821775994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680827410313E+018" calcext:value-type="float">
            <text:p>1.47680827410313E+018</text:p>
          </table:table-cell>
          <table:table-cell office:value-type="float" office:value="1.47680827410389E+018" calcext:value-type="float">
            <text:p>1.47680827410389E+018</text:p>
          </table:table-cell>
          <table:table-cell office:value-type="float" office:value="1.4768082413395E+018" calcext:value-type="float">
            <text:p>1.4768082413395E+018</text:p>
          </table:table-cell>
          <table:table-cell office:value-type="float" office:value="1.47680824143051E+018" calcext:value-type="float">
            <text:p>1.47680824143051E+018</text:p>
          </table:table-cell>
          <table:table-cell office:value-type="float" office:value="1.47680821761731E+018" calcext:value-type="float">
            <text:p>1.47680821761731E+018</text:p>
          </table:table-cell>
          <table:table-cell office:value-type="float" office:value="1.47680821776174E+018" calcext:value-type="float">
            <text:p>1.47680821776174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680827410361E+018" calcext:value-type="float">
            <text:p>1.47680827410361E+018</text:p>
          </table:table-cell>
          <table:table-cell office:value-type="float" office:value="1.47680827410438E+018" calcext:value-type="float">
            <text:p>1.47680827410438E+018</text:p>
          </table:table-cell>
          <table:table-cell office:value-type="float" office:value="1.47680824133986E+018" calcext:value-type="float">
            <text:p>1.47680824133986E+018</text:p>
          </table:table-cell>
          <table:table-cell office:value-type="float" office:value="1.47680824143071E+018" calcext:value-type="float">
            <text:p>1.47680824143071E+018</text:p>
          </table:table-cell>
          <table:table-cell office:value-type="float" office:value="1.47680821761769E+018" calcext:value-type="float">
            <text:p>1.47680821761769E+018</text:p>
          </table:table-cell>
          <table:table-cell office:value-type="float" office:value="1.4768082177654E+018" calcext:value-type="float">
            <text:p>1.4768082177654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680827410412E+018" calcext:value-type="float">
            <text:p>1.47680827410412E+018</text:p>
          </table:table-cell>
          <table:table-cell office:value-type="float" office:value="1.47680827410488E+018" calcext:value-type="float">
            <text:p>1.47680827410488E+018</text:p>
          </table:table-cell>
          <table:table-cell office:value-type="float" office:value="1.4768082413402E+018" calcext:value-type="float">
            <text:p>1.4768082413402E+018</text:p>
          </table:table-cell>
          <table:table-cell office:value-type="float" office:value="1.47680824143088E+018" calcext:value-type="float">
            <text:p>1.47680824143088E+018</text:p>
          </table:table-cell>
          <table:table-cell office:value-type="float" office:value="1.47680821761808E+018" calcext:value-type="float">
            <text:p>1.47680821761808E+018</text:p>
          </table:table-cell>
          <table:table-cell office:value-type="float" office:value="1.47680821776888E+018" calcext:value-type="float">
            <text:p>1.47680821776888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680827410461E+018" calcext:value-type="float">
            <text:p>1.47680827410461E+018</text:p>
          </table:table-cell>
          <table:table-cell office:value-type="float" office:value="1.47680827410535E+018" calcext:value-type="float">
            <text:p>1.47680827410535E+018</text:p>
          </table:table-cell>
          <table:table-cell office:value-type="float" office:value="1.47680824134055E+018" calcext:value-type="float">
            <text:p>1.47680824134055E+018</text:p>
          </table:table-cell>
          <table:table-cell office:value-type="float" office:value="1.47680824143105E+018" calcext:value-type="float">
            <text:p>1.47680824143105E+018</text:p>
          </table:table-cell>
          <table:table-cell office:value-type="float" office:value="1.47680821761844E+018" calcext:value-type="float">
            <text:p>1.47680821761844E+018</text:p>
          </table:table-cell>
          <table:table-cell office:value-type="float" office:value="1.47680821777047E+018" calcext:value-type="float">
            <text:p>1.47680821777047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680827410509E+018" calcext:value-type="float">
            <text:p>1.47680827410509E+018</text:p>
          </table:table-cell>
          <table:table-cell office:value-type="float" office:value="1.47680827410583E+018" calcext:value-type="float">
            <text:p>1.47680827410583E+018</text:p>
          </table:table-cell>
          <table:table-cell office:value-type="float" office:value="1.476808241341E+018" calcext:value-type="float">
            <text:p>1.476808241341E+018</text:p>
          </table:table-cell>
          <table:table-cell office:value-type="float" office:value="1.47680824143122E+018" calcext:value-type="float">
            <text:p>1.47680824143122E+018</text:p>
          </table:table-cell>
          <table:table-cell office:value-type="float" office:value="1.47680821761881E+018" calcext:value-type="float">
            <text:p>1.47680821761881E+018</text:p>
          </table:table-cell>
          <table:table-cell office:value-type="float" office:value="1.47680821777226E+018" calcext:value-type="float">
            <text:p>1.47680821777226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680827410558E+018" calcext:value-type="float">
            <text:p>1.47680827410558E+018</text:p>
          </table:table-cell>
          <table:table-cell office:value-type="float" office:value="1.47680827410636E+018" calcext:value-type="float">
            <text:p>1.47680827410636E+018</text:p>
          </table:table-cell>
          <table:table-cell office:value-type="float" office:value="1.47680824134143E+018" calcext:value-type="float">
            <text:p>1.47680824134143E+018</text:p>
          </table:table-cell>
          <table:table-cell office:value-type="float" office:value="1.47680824143139E+018" calcext:value-type="float">
            <text:p>1.47680824143139E+018</text:p>
          </table:table-cell>
          <table:table-cell office:value-type="float" office:value="1.47680821761918E+018" calcext:value-type="float">
            <text:p>1.47680821761918E+018</text:p>
          </table:table-cell>
          <table:table-cell office:value-type="float" office:value="1.4768082177741E+018" calcext:value-type="float">
            <text:p>1.4768082177741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680827410607E+018" calcext:value-type="float">
            <text:p>1.47680827410607E+018</text:p>
          </table:table-cell>
          <table:table-cell office:value-type="float" office:value="1.47680827410684E+018" calcext:value-type="float">
            <text:p>1.47680827410684E+018</text:p>
          </table:table-cell>
          <table:table-cell office:value-type="float" office:value="1.47680824134179E+018" calcext:value-type="float">
            <text:p>1.47680824134179E+018</text:p>
          </table:table-cell>
          <table:table-cell office:value-type="float" office:value="1.47680824143156E+018" calcext:value-type="float">
            <text:p>1.47680824143156E+018</text:p>
          </table:table-cell>
          <table:table-cell office:value-type="float" office:value="1.47680821761954E+018" calcext:value-type="float">
            <text:p>1.47680821761954E+018</text:p>
          </table:table-cell>
          <table:table-cell office:value-type="float" office:value="1.47680821777532E+018" calcext:value-type="float">
            <text:p>1.47680821777532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680827410659E+018" calcext:value-type="float">
            <text:p>1.47680827410659E+018</text:p>
          </table:table-cell>
          <table:table-cell office:value-type="float" office:value="1.47680827410738E+018" calcext:value-type="float">
            <text:p>1.47680827410738E+018</text:p>
          </table:table-cell>
          <table:table-cell office:value-type="float" office:value="1.47680824134214E+018" calcext:value-type="float">
            <text:p>1.47680824134214E+018</text:p>
          </table:table-cell>
          <table:table-cell office:value-type="float" office:value="1.47680824143173E+018" calcext:value-type="float">
            <text:p>1.47680824143173E+018</text:p>
          </table:table-cell>
          <table:table-cell office:value-type="float" office:value="1.4768082176199E+018" calcext:value-type="float">
            <text:p>1.4768082176199E+018</text:p>
          </table:table-cell>
          <table:table-cell office:value-type="float" office:value="1.4768082177756E+018" calcext:value-type="float">
            <text:p>1.4768082177756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68082741071E+018" calcext:value-type="float">
            <text:p>1.4768082741071E+018</text:p>
          </table:table-cell>
          <table:table-cell office:value-type="float" office:value="1.47680827410783E+018" calcext:value-type="float">
            <text:p>1.47680827410783E+018</text:p>
          </table:table-cell>
          <table:table-cell office:value-type="float" office:value="1.47680824134248E+018" calcext:value-type="float">
            <text:p>1.47680824134248E+018</text:p>
          </table:table-cell>
          <table:table-cell office:value-type="float" office:value="1.47680824143287E+018" calcext:value-type="float">
            <text:p>1.47680824143287E+018</text:p>
          </table:table-cell>
          <table:table-cell office:value-type="float" office:value="1.47680821762025E+018" calcext:value-type="float">
            <text:p>1.47680821762025E+018</text:p>
          </table:table-cell>
          <table:table-cell office:value-type="float" office:value="1.47680821777585E+018" calcext:value-type="float">
            <text:p>1.47680821777585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680827410758E+018" calcext:value-type="float">
            <text:p>1.47680827410758E+018</text:p>
          </table:table-cell>
          <table:table-cell office:value-type="float" office:value="1.47680827410831E+018" calcext:value-type="float">
            <text:p>1.47680827410831E+018</text:p>
          </table:table-cell>
          <table:table-cell office:value-type="float" office:value="1.47680824134283E+018" calcext:value-type="float">
            <text:p>1.47680824134283E+018</text:p>
          </table:table-cell>
          <table:table-cell office:value-type="float" office:value="1.47680824143306E+018" calcext:value-type="float">
            <text:p>1.47680824143306E+018</text:p>
          </table:table-cell>
          <table:table-cell office:value-type="float" office:value="1.47680821762067E+018" calcext:value-type="float">
            <text:p>1.47680821762067E+018</text:p>
          </table:table-cell>
          <table:table-cell office:value-type="float" office:value="1.47680821777779E+018" calcext:value-type="float">
            <text:p>1.47680821777779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680827410807E+018" calcext:value-type="float">
            <text:p>1.47680827410807E+018</text:p>
          </table:table-cell>
          <table:table-cell office:value-type="float" office:value="1.4768082741088E+018" calcext:value-type="float">
            <text:p>1.4768082741088E+018</text:p>
          </table:table-cell>
          <table:table-cell office:value-type="float" office:value="1.47680824134318E+018" calcext:value-type="float">
            <text:p>1.47680824134318E+018</text:p>
          </table:table-cell>
          <table:table-cell office:value-type="float" office:value="1.47680824143323E+018" calcext:value-type="float">
            <text:p>1.47680824143323E+018</text:p>
          </table:table-cell>
          <table:table-cell office:value-type="float" office:value="1.47680821762103E+018" calcext:value-type="float">
            <text:p>1.47680821762103E+018</text:p>
          </table:table-cell>
          <table:table-cell office:value-type="float" office:value="1.47680821777807E+018" calcext:value-type="float">
            <text:p>1.47680821777807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680827410855E+018" calcext:value-type="float">
            <text:p>1.47680827410855E+018</text:p>
          </table:table-cell>
          <table:table-cell office:value-type="float" office:value="1.47680827410928E+018" calcext:value-type="float">
            <text:p>1.47680827410928E+018</text:p>
          </table:table-cell>
          <table:table-cell office:value-type="float" office:value="1.47680824134353E+018" calcext:value-type="float">
            <text:p>1.47680824134353E+018</text:p>
          </table:table-cell>
          <table:table-cell office:value-type="float" office:value="1.4768082414334E+018" calcext:value-type="float">
            <text:p>1.4768082414334E+018</text:p>
          </table:table-cell>
          <table:table-cell office:value-type="float" office:value="1.47680821762139E+018" calcext:value-type="float">
            <text:p>1.47680821762139E+018</text:p>
          </table:table-cell>
          <table:table-cell office:value-type="float" office:value="1.47680821777886E+018" calcext:value-type="float">
            <text:p>1.47680821777886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680827410903E+018" calcext:value-type="float">
            <text:p>1.47680827410903E+018</text:p>
          </table:table-cell>
          <table:table-cell office:value-type="float" office:value="1.47680827410981E+018" calcext:value-type="float">
            <text:p>1.47680827410981E+018</text:p>
          </table:table-cell>
          <table:table-cell office:value-type="float" office:value="1.47680824134387E+018" calcext:value-type="float">
            <text:p>1.47680824134387E+018</text:p>
          </table:table-cell>
          <table:table-cell office:value-type="float" office:value="1.47680824143363E+018" calcext:value-type="float">
            <text:p>1.47680824143363E+018</text:p>
          </table:table-cell>
          <table:table-cell office:value-type="float" office:value="1.47680821762176E+018" calcext:value-type="float">
            <text:p>1.47680821762176E+018</text:p>
          </table:table-cell>
          <table:table-cell office:value-type="float" office:value="1.47680821778037E+018" calcext:value-type="float">
            <text:p>1.47680821778037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680827410951E+018" calcext:value-type="float">
            <text:p>1.47680827410951E+018</text:p>
          </table:table-cell>
          <table:table-cell office:value-type="float" office:value="1.47680827411026E+018" calcext:value-type="float">
            <text:p>1.47680827411026E+018</text:p>
          </table:table-cell>
          <table:table-cell office:value-type="float" office:value="1.47680824134422E+018" calcext:value-type="float">
            <text:p>1.47680824134422E+018</text:p>
          </table:table-cell>
          <table:table-cell office:value-type="float" office:value="1.47680824143383E+018" calcext:value-type="float">
            <text:p>1.47680824143383E+018</text:p>
          </table:table-cell>
          <table:table-cell office:value-type="float" office:value="1.47680821762213E+018" calcext:value-type="float">
            <text:p>1.47680821762213E+018</text:p>
          </table:table-cell>
          <table:table-cell office:value-type="float" office:value="1.47680821778476E+018" calcext:value-type="float">
            <text:p>1.47680821778476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680827411001E+018" calcext:value-type="float">
            <text:p>1.47680827411001E+018</text:p>
          </table:table-cell>
          <table:table-cell office:value-type="float" office:value="1.47680827411077E+018" calcext:value-type="float">
            <text:p>1.47680827411077E+018</text:p>
          </table:table-cell>
          <table:table-cell office:value-type="float" office:value="1.47680824134456E+018" calcext:value-type="float">
            <text:p>1.47680824134456E+018</text:p>
          </table:table-cell>
          <table:table-cell office:value-type="float" office:value="1.476808241434E+018" calcext:value-type="float">
            <text:p>1.476808241434E+018</text:p>
          </table:table-cell>
          <table:table-cell office:value-type="float" office:value="1.47680821762248E+018" calcext:value-type="float">
            <text:p>1.47680821762248E+018</text:p>
          </table:table-cell>
          <table:table-cell office:value-type="float" office:value="1.47680821778626E+018" calcext:value-type="float">
            <text:p>1.47680821778626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680827411051E+018" calcext:value-type="float">
            <text:p>1.47680827411051E+018</text:p>
          </table:table-cell>
          <table:table-cell office:value-type="float" office:value="1.47680827411125E+018" calcext:value-type="float">
            <text:p>1.47680827411125E+018</text:p>
          </table:table-cell>
          <table:table-cell office:value-type="float" office:value="1.47680824134491E+018" calcext:value-type="float">
            <text:p>1.47680824134491E+018</text:p>
          </table:table-cell>
          <table:table-cell office:value-type="float" office:value="1.4768082414342E+018" calcext:value-type="float">
            <text:p>1.4768082414342E+018</text:p>
          </table:table-cell>
          <table:table-cell office:value-type="float" office:value="1.47680821762286E+018" calcext:value-type="float">
            <text:p>1.47680821762286E+018</text:p>
          </table:table-cell>
          <table:table-cell office:value-type="float" office:value="1.47680821778896E+018" calcext:value-type="float">
            <text:p>1.47680821778896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6808274111E+018" calcext:value-type="float">
            <text:p>1.476808274111E+018</text:p>
          </table:table-cell>
          <table:table-cell office:value-type="float" office:value="1.47680827411175E+018" calcext:value-type="float">
            <text:p>1.47680827411175E+018</text:p>
          </table:table-cell>
          <table:table-cell office:value-type="float" office:value="1.47680824134526E+018" calcext:value-type="float">
            <text:p>1.47680824134526E+018</text:p>
          </table:table-cell>
          <table:table-cell office:value-type="float" office:value="1.47680824143437E+018" calcext:value-type="float">
            <text:p>1.47680824143437E+018</text:p>
          </table:table-cell>
          <table:table-cell office:value-type="float" office:value="1.47680821762321E+018" calcext:value-type="float">
            <text:p>1.47680821762321E+018</text:p>
          </table:table-cell>
          <table:table-cell office:value-type="float" office:value="1.47680821779074E+018" calcext:value-type="float">
            <text:p>1.47680821779074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680827411149E+018" calcext:value-type="float">
            <text:p>1.47680827411149E+018</text:p>
          </table:table-cell>
          <table:table-cell office:value-type="float" office:value="1.47680827411222E+018" calcext:value-type="float">
            <text:p>1.47680827411222E+018</text:p>
          </table:table-cell>
          <table:table-cell office:value-type="float" office:value="1.4768082413456E+018" calcext:value-type="float">
            <text:p>1.4768082413456E+018</text:p>
          </table:table-cell>
          <table:table-cell office:value-type="float" office:value="1.47680824143457E+018" calcext:value-type="float">
            <text:p>1.47680824143457E+018</text:p>
          </table:table-cell>
          <table:table-cell office:value-type="float" office:value="1.47680821762361E+018" calcext:value-type="float">
            <text:p>1.47680821762361E+018</text:p>
          </table:table-cell>
          <table:table-cell office:value-type="float" office:value="1.47680821779183E+018" calcext:value-type="float">
            <text:p>1.47680821779183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680827411197E+018" calcext:value-type="float">
            <text:p>1.47680827411197E+018</text:p>
          </table:table-cell>
          <table:table-cell office:value-type="float" office:value="1.47680827411271E+018" calcext:value-type="float">
            <text:p>1.47680827411271E+018</text:p>
          </table:table-cell>
          <table:table-cell office:value-type="float" office:value="1.47680824134595E+018" calcext:value-type="float">
            <text:p>1.47680824134595E+018</text:p>
          </table:table-cell>
          <table:table-cell office:value-type="float" office:value="1.47680824143475E+018" calcext:value-type="float">
            <text:p>1.47680824143475E+018</text:p>
          </table:table-cell>
          <table:table-cell office:value-type="float" office:value="1.47680821762402E+018" calcext:value-type="float">
            <text:p>1.47680821762402E+018</text:p>
          </table:table-cell>
          <table:table-cell office:value-type="float" office:value="1.47680821779222E+018" calcext:value-type="float">
            <text:p>1.47680821779222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680827411246E+018" calcext:value-type="float">
            <text:p>1.47680827411246E+018</text:p>
          </table:table-cell>
          <table:table-cell office:value-type="float" office:value="1.47680827411321E+018" calcext:value-type="float">
            <text:p>1.47680827411321E+018</text:p>
          </table:table-cell>
          <table:table-cell office:value-type="float" office:value="1.47680824134634E+018" calcext:value-type="float">
            <text:p>1.47680824134634E+018</text:p>
          </table:table-cell>
          <table:table-cell office:value-type="float" office:value="1.47680824143493E+018" calcext:value-type="float">
            <text:p>1.47680824143493E+018</text:p>
          </table:table-cell>
          <table:table-cell office:value-type="float" office:value="1.47680821762439E+018" calcext:value-type="float">
            <text:p>1.47680821762439E+018</text:p>
          </table:table-cell>
          <table:table-cell office:value-type="float" office:value="1.47680821779293E+018" calcext:value-type="float">
            <text:p>1.47680821779293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680827411294E+018" calcext:value-type="float">
            <text:p>1.47680827411294E+018</text:p>
          </table:table-cell>
          <table:table-cell office:value-type="float" office:value="1.47680827411368E+018" calcext:value-type="float">
            <text:p>1.47680827411368E+018</text:p>
          </table:table-cell>
          <table:table-cell office:value-type="float" office:value="1.47680824134683E+018" calcext:value-type="float">
            <text:p>1.47680824134683E+018</text:p>
          </table:table-cell>
          <table:table-cell office:value-type="float" office:value="1.47680824143515E+018" calcext:value-type="float">
            <text:p>1.47680824143515E+018</text:p>
          </table:table-cell>
          <table:table-cell office:value-type="float" office:value="1.47680821762489E+018" calcext:value-type="float">
            <text:p>1.47680821762489E+018</text:p>
          </table:table-cell>
          <table:table-cell office:value-type="float" office:value="1.47680821779416E+018" calcext:value-type="float">
            <text:p>1.47680821779416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680827411343E+018" calcext:value-type="float">
            <text:p>1.47680827411343E+018</text:p>
          </table:table-cell>
          <table:table-cell office:value-type="float" office:value="1.47680827411418E+018" calcext:value-type="float">
            <text:p>1.47680827411418E+018</text:p>
          </table:table-cell>
          <table:table-cell office:value-type="float" office:value="1.47680824134725E+018" calcext:value-type="float">
            <text:p>1.47680824134725E+018</text:p>
          </table:table-cell>
          <table:table-cell office:value-type="float" office:value="1.47680824143532E+018" calcext:value-type="float">
            <text:p>1.47680824143532E+018</text:p>
          </table:table-cell>
          <table:table-cell office:value-type="float" office:value="1.47680821762528E+018" calcext:value-type="float">
            <text:p>1.47680821762528E+018</text:p>
          </table:table-cell>
          <table:table-cell office:value-type="float" office:value="1.47680821779598E+018" calcext:value-type="float">
            <text:p>1.47680821779598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680827411391E+018" calcext:value-type="float">
            <text:p>1.47680827411391E+018</text:p>
          </table:table-cell>
          <table:table-cell office:value-type="float" office:value="1.47680827411466E+018" calcext:value-type="float">
            <text:p>1.47680827411466E+018</text:p>
          </table:table-cell>
          <table:table-cell office:value-type="float" office:value="1.4768082413476E+018" calcext:value-type="float">
            <text:p>1.4768082413476E+018</text:p>
          </table:table-cell>
          <table:table-cell office:value-type="float" office:value="1.47680824143549E+018" calcext:value-type="float">
            <text:p>1.47680824143549E+018</text:p>
          </table:table-cell>
          <table:table-cell office:value-type="float" office:value="1.47680821762567E+018" calcext:value-type="float">
            <text:p>1.47680821762567E+018</text:p>
          </table:table-cell>
          <table:table-cell office:value-type="float" office:value="1.47680821779749E+018" calcext:value-type="float">
            <text:p>1.47680821779749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680827411439E+018" calcext:value-type="float">
            <text:p>1.47680827411439E+018</text:p>
          </table:table-cell>
          <table:table-cell office:value-type="float" office:value="1.47680827411513E+018" calcext:value-type="float">
            <text:p>1.47680827411513E+018</text:p>
          </table:table-cell>
          <table:table-cell office:value-type="float" office:value="1.47680824134795E+018" calcext:value-type="float">
            <text:p>1.47680824134795E+018</text:p>
          </table:table-cell>
          <table:table-cell office:value-type="float" office:value="1.4768082414357E+018" calcext:value-type="float">
            <text:p>1.4768082414357E+018</text:p>
          </table:table-cell>
          <table:table-cell office:value-type="float" office:value="1.4768082176261E+018" calcext:value-type="float">
            <text:p>1.4768082176261E+018</text:p>
          </table:table-cell>
          <table:table-cell office:value-type="float" office:value="1.47680821779857E+018" calcext:value-type="float">
            <text:p>1.47680821779857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680827411488E+018" calcext:value-type="float">
            <text:p>1.47680827411488E+018</text:p>
          </table:table-cell>
          <table:table-cell office:value-type="float" office:value="1.47680827411563E+018" calcext:value-type="float">
            <text:p>1.47680827411563E+018</text:p>
          </table:table-cell>
          <table:table-cell office:value-type="float" office:value="1.47680824134841E+018" calcext:value-type="float">
            <text:p>1.47680824134841E+018</text:p>
          </table:table-cell>
          <table:table-cell office:value-type="float" office:value="1.47680824143587E+018" calcext:value-type="float">
            <text:p>1.47680824143587E+018</text:p>
          </table:table-cell>
          <table:table-cell office:value-type="float" office:value="1.4768082176265E+018" calcext:value-type="float">
            <text:p>1.4768082176265E+018</text:p>
          </table:table-cell>
          <table:table-cell office:value-type="float" office:value="1.47680821779897E+018" calcext:value-type="float">
            <text:p>1.47680821779897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680827411536E+018" calcext:value-type="float">
            <text:p>1.47680827411536E+018</text:p>
          </table:table-cell>
          <table:table-cell office:value-type="float" office:value="1.4768082741161E+018" calcext:value-type="float">
            <text:p>1.4768082741161E+018</text:p>
          </table:table-cell>
          <table:table-cell office:value-type="float" office:value="1.47680824134883E+018" calcext:value-type="float">
            <text:p>1.47680824134883E+018</text:p>
          </table:table-cell>
          <table:table-cell office:value-type="float" office:value="1.47680824143605E+018" calcext:value-type="float">
            <text:p>1.47680824143605E+018</text:p>
          </table:table-cell>
          <table:table-cell office:value-type="float" office:value="1.47680821762688E+018" calcext:value-type="float">
            <text:p>1.47680821762688E+018</text:p>
          </table:table-cell>
          <table:table-cell office:value-type="float" office:value="1.4768082177997E+018" calcext:value-type="float">
            <text:p>1.4768082177997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680827411585E+018" calcext:value-type="float">
            <text:p>1.47680827411585E+018</text:p>
          </table:table-cell>
          <table:table-cell office:value-type="float" office:value="1.47680827411659E+018" calcext:value-type="float">
            <text:p>1.47680827411659E+018</text:p>
          </table:table-cell>
          <table:table-cell office:value-type="float" office:value="1.47680824134919E+018" calcext:value-type="float">
            <text:p>1.47680824134919E+018</text:p>
          </table:table-cell>
          <table:table-cell office:value-type="float" office:value="1.4768082414363E+018" calcext:value-type="float">
            <text:p>1.4768082414363E+018</text:p>
          </table:table-cell>
          <table:table-cell office:value-type="float" office:value="1.47680821762725E+018" calcext:value-type="float">
            <text:p>1.47680821762725E+018</text:p>
          </table:table-cell>
          <table:table-cell office:value-type="float" office:value="1.47680821780019E+018" calcext:value-type="float">
            <text:p>1.47680821780019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680827411636E+018" calcext:value-type="float">
            <text:p>1.47680827411636E+018</text:p>
          </table:table-cell>
          <table:table-cell office:value-type="float" office:value="1.47680827411714E+018" calcext:value-type="float">
            <text:p>1.47680827411714E+018</text:p>
          </table:table-cell>
          <table:table-cell office:value-type="float" office:value="1.47680824134955E+018" calcext:value-type="float">
            <text:p>1.47680824134955E+018</text:p>
          </table:table-cell>
          <table:table-cell office:value-type="float" office:value="1.47680824143648E+018" calcext:value-type="float">
            <text:p>1.47680824143648E+018</text:p>
          </table:table-cell>
          <table:table-cell office:value-type="float" office:value="1.47680821762765E+018" calcext:value-type="float">
            <text:p>1.47680821762765E+018</text:p>
          </table:table-cell>
          <table:table-cell office:value-type="float" office:value="1.47680821780175E+018" calcext:value-type="float">
            <text:p>1.47680821780175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680827411687E+018" calcext:value-type="float">
            <text:p>1.47680827411687E+018</text:p>
          </table:table-cell>
          <table:table-cell office:value-type="float" office:value="1.4768082741176E+018" calcext:value-type="float">
            <text:p>1.4768082741176E+018</text:p>
          </table:table-cell>
          <table:table-cell office:value-type="float" office:value="1.4768082413499E+018" calcext:value-type="float">
            <text:p>1.4768082413499E+018</text:p>
          </table:table-cell>
          <table:table-cell office:value-type="float" office:value="1.47680824143665E+018" calcext:value-type="float">
            <text:p>1.47680824143665E+018</text:p>
          </table:table-cell>
          <table:table-cell office:value-type="float" office:value="1.47680821762803E+018" calcext:value-type="float">
            <text:p>1.47680821762803E+018</text:p>
          </table:table-cell>
          <table:table-cell office:value-type="float" office:value="1.47680821780347E+018" calcext:value-type="float">
            <text:p>1.47680821780347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680827411735E+018" calcext:value-type="float">
            <text:p>1.47680827411735E+018</text:p>
          </table:table-cell>
          <table:table-cell office:value-type="float" office:value="1.47680827411813E+018" calcext:value-type="float">
            <text:p>1.47680827411813E+018</text:p>
          </table:table-cell>
          <table:table-cell office:value-type="float" office:value="1.47680824135035E+018" calcext:value-type="float">
            <text:p>1.47680824135035E+018</text:p>
          </table:table-cell>
          <table:table-cell office:value-type="float" office:value="1.47680824143682E+018" calcext:value-type="float">
            <text:p>1.47680824143682E+018</text:p>
          </table:table-cell>
          <table:table-cell office:value-type="float" office:value="1.4768082176284E+018" calcext:value-type="float">
            <text:p>1.4768082176284E+018</text:p>
          </table:table-cell>
          <table:table-cell office:value-type="float" office:value="1.47680821780494E+018" calcext:value-type="float">
            <text:p>1.47680821780494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680827411783E+018" calcext:value-type="float">
            <text:p>1.47680827411783E+018</text:p>
          </table:table-cell>
          <table:table-cell office:value-type="float" office:value="1.47680827411858E+018" calcext:value-type="float">
            <text:p>1.47680827411858E+018</text:p>
          </table:table-cell>
          <table:table-cell office:value-type="float" office:value="1.47680824135078E+018" calcext:value-type="float">
            <text:p>1.47680824135078E+018</text:p>
          </table:table-cell>
          <table:table-cell office:value-type="float" office:value="1.47680824143699E+018" calcext:value-type="float">
            <text:p>1.47680824143699E+018</text:p>
          </table:table-cell>
          <table:table-cell office:value-type="float" office:value="1.47680821762878E+018" calcext:value-type="float">
            <text:p>1.47680821762878E+018</text:p>
          </table:table-cell>
          <table:table-cell office:value-type="float" office:value="1.47680821780598E+018" calcext:value-type="float">
            <text:p>1.47680821780598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680827411833E+018" calcext:value-type="float">
            <text:p>1.47680827411833E+018</text:p>
          </table:table-cell>
          <table:table-cell office:value-type="float" office:value="1.47680827411909E+018" calcext:value-type="float">
            <text:p>1.47680827411909E+018</text:p>
          </table:table-cell>
          <table:table-cell office:value-type="float" office:value="1.47680824135113E+018" calcext:value-type="float">
            <text:p>1.47680824135113E+018</text:p>
          </table:table-cell>
          <table:table-cell office:value-type="float" office:value="1.47680824143731E+018" calcext:value-type="float">
            <text:p>1.47680824143731E+018</text:p>
          </table:table-cell>
          <table:table-cell office:value-type="float" office:value="1.47680821762916E+018" calcext:value-type="float">
            <text:p>1.47680821762916E+018</text:p>
          </table:table-cell>
          <table:table-cell office:value-type="float" office:value="1.4768082178065E+018" calcext:value-type="float">
            <text:p>1.4768082178065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680827411882E+018" calcext:value-type="float">
            <text:p>1.47680827411882E+018</text:p>
          </table:table-cell>
          <table:table-cell office:value-type="float" office:value="1.47680827411956E+018" calcext:value-type="float">
            <text:p>1.47680827411956E+018</text:p>
          </table:table-cell>
          <table:table-cell office:value-type="float" office:value="1.47680824135148E+018" calcext:value-type="float">
            <text:p>1.47680824135148E+018</text:p>
          </table:table-cell>
          <table:table-cell office:value-type="float" office:value="1.4768082414377E+018" calcext:value-type="float">
            <text:p>1.4768082414377E+018</text:p>
          </table:table-cell>
          <table:table-cell office:value-type="float" office:value="1.47680821762954E+018" calcext:value-type="float">
            <text:p>1.47680821762954E+018</text:p>
          </table:table-cell>
          <table:table-cell office:value-type="float" office:value="1.47680821780687E+018" calcext:value-type="float">
            <text:p>1.47680821780687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68082741193E+018" calcext:value-type="float">
            <text:p>1.4768082741193E+018</text:p>
          </table:table-cell>
          <table:table-cell office:value-type="float" office:value="1.47680827412007E+018" calcext:value-type="float">
            <text:p>1.47680827412007E+018</text:p>
          </table:table-cell>
          <table:table-cell office:value-type="float" office:value="1.47680824135182E+018" calcext:value-type="float">
            <text:p>1.47680824135182E+018</text:p>
          </table:table-cell>
          <table:table-cell office:value-type="float" office:value="1.47680824143788E+018" calcext:value-type="float">
            <text:p>1.47680824143788E+018</text:p>
          </table:table-cell>
          <table:table-cell office:value-type="float" office:value="1.47680821762996E+018" calcext:value-type="float">
            <text:p>1.47680821762996E+018</text:p>
          </table:table-cell>
          <table:table-cell office:value-type="float" office:value="1.47680821780839E+018" calcext:value-type="float">
            <text:p>1.47680821780839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680827411979E+018" calcext:value-type="float">
            <text:p>1.47680827411979E+018</text:p>
          </table:table-cell>
          <table:table-cell office:value-type="float" office:value="1.47680827412055E+018" calcext:value-type="float">
            <text:p>1.47680827412055E+018</text:p>
          </table:table-cell>
          <table:table-cell office:value-type="float" office:value="1.47680824135217E+018" calcext:value-type="float">
            <text:p>1.47680824135217E+018</text:p>
          </table:table-cell>
          <table:table-cell office:value-type="float" office:value="1.47680824143805E+018" calcext:value-type="float">
            <text:p>1.47680824143805E+018</text:p>
          </table:table-cell>
          <table:table-cell office:value-type="float" office:value="1.47680821763034E+018" calcext:value-type="float">
            <text:p>1.47680821763034E+018</text:p>
          </table:table-cell>
          <table:table-cell office:value-type="float" office:value="1.47680821780988E+018" calcext:value-type="float">
            <text:p>1.47680821780988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680827412027E+018" calcext:value-type="float">
            <text:p>1.47680827412027E+018</text:p>
          </table:table-cell>
          <table:table-cell office:value-type="float" office:value="1.47680827412102E+018" calcext:value-type="float">
            <text:p>1.47680827412102E+018</text:p>
          </table:table-cell>
          <table:table-cell office:value-type="float" office:value="1.47680824135252E+018" calcext:value-type="float">
            <text:p>1.47680824135252E+018</text:p>
          </table:table-cell>
          <table:table-cell office:value-type="float" office:value="1.47680824143838E+018" calcext:value-type="float">
            <text:p>1.47680824143838E+018</text:p>
          </table:table-cell>
          <table:table-cell office:value-type="float" office:value="1.47680821763074E+018" calcext:value-type="float">
            <text:p>1.47680821763074E+018</text:p>
          </table:table-cell>
          <table:table-cell office:value-type="float" office:value="1.47680821781095E+018" calcext:value-type="float">
            <text:p>1.47680821781095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680827412076E+018" calcext:value-type="float">
            <text:p>1.47680827412076E+018</text:p>
          </table:table-cell>
          <table:table-cell office:value-type="float" office:value="1.47680827412151E+018" calcext:value-type="float">
            <text:p>1.47680827412151E+018</text:p>
          </table:table-cell>
          <table:table-cell office:value-type="float" office:value="1.47680824135286E+018" calcext:value-type="float">
            <text:p>1.47680824135286E+018</text:p>
          </table:table-cell>
          <table:table-cell office:value-type="float" office:value="1.47680824144E+018" calcext:value-type="float">
            <text:p>1.47680824144E+018</text:p>
          </table:table-cell>
          <table:table-cell office:value-type="float" office:value="1.47680821763116E+018" calcext:value-type="float">
            <text:p>1.47680821763116E+018</text:p>
          </table:table-cell>
          <table:table-cell office:value-type="float" office:value="1.47680821781171E+018" calcext:value-type="float">
            <text:p>1.47680821781171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680827412124E+018" calcext:value-type="float">
            <text:p>1.47680827412124E+018</text:p>
          </table:table-cell>
          <table:table-cell office:value-type="float" office:value="1.47680827412198E+018" calcext:value-type="float">
            <text:p>1.47680827412198E+018</text:p>
          </table:table-cell>
          <table:table-cell office:value-type="float" office:value="1.47680824135321E+018" calcext:value-type="float">
            <text:p>1.47680824135321E+018</text:p>
          </table:table-cell>
          <table:table-cell office:value-type="float" office:value="1.47680824144039E+018" calcext:value-type="float">
            <text:p>1.47680824144039E+018</text:p>
          </table:table-cell>
          <table:table-cell office:value-type="float" office:value="1.47680821763156E+018" calcext:value-type="float">
            <text:p>1.47680821763156E+018</text:p>
          </table:table-cell>
          <table:table-cell office:value-type="float" office:value="1.47680821781202E+018" calcext:value-type="float">
            <text:p>1.47680821781202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680827412173E+018" calcext:value-type="float">
            <text:p>1.47680827412173E+018</text:p>
          </table:table-cell>
          <table:table-cell office:value-type="float" office:value="1.47680827412247E+018" calcext:value-type="float">
            <text:p>1.47680827412247E+018</text:p>
          </table:table-cell>
          <table:table-cell office:value-type="float" office:value="1.47680824135355E+018" calcext:value-type="float">
            <text:p>1.47680824135355E+018</text:p>
          </table:table-cell>
          <table:table-cell office:value-type="float" office:value="1.47680824144205E+018" calcext:value-type="float">
            <text:p>1.47680824144205E+018</text:p>
          </table:table-cell>
          <table:table-cell office:value-type="float" office:value="1.47680821763193E+018" calcext:value-type="float">
            <text:p>1.47680821763193E+018</text:p>
          </table:table-cell>
          <table:table-cell office:value-type="float" office:value="1.47680821781432E+018" calcext:value-type="float">
            <text:p>1.47680821781432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680827412221E+018" calcext:value-type="float">
            <text:p>1.47680827412221E+018</text:p>
          </table:table-cell>
          <table:table-cell office:value-type="float" office:value="1.47680827412296E+018" calcext:value-type="float">
            <text:p>1.47680827412296E+018</text:p>
          </table:table-cell>
          <table:table-cell office:value-type="float" office:value="1.47680824135401E+018" calcext:value-type="float">
            <text:p>1.47680824135401E+018</text:p>
          </table:table-cell>
          <table:table-cell office:value-type="float" office:value="1.4768082414432E+018" calcext:value-type="float">
            <text:p>1.4768082414432E+018</text:p>
          </table:table-cell>
          <table:table-cell office:value-type="float" office:value="1.47680821763228E+018" calcext:value-type="float">
            <text:p>1.47680821763228E+018</text:p>
          </table:table-cell>
          <table:table-cell office:value-type="float" office:value="1.4768082178161E+018" calcext:value-type="float">
            <text:p>1.4768082178161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68082741227E+018" calcext:value-type="float">
            <text:p>1.4768082741227E+018</text:p>
          </table:table-cell>
          <table:table-cell office:value-type="float" office:value="1.47680827412343E+018" calcext:value-type="float">
            <text:p>1.47680827412343E+018</text:p>
          </table:table-cell>
          <table:table-cell office:value-type="float" office:value="1.47680824135443E+018" calcext:value-type="float">
            <text:p>1.47680824135443E+018</text:p>
          </table:table-cell>
          <table:table-cell office:value-type="float" office:value="1.47680824144418E+018" calcext:value-type="float">
            <text:p>1.47680824144418E+018</text:p>
          </table:table-cell>
          <table:table-cell office:value-type="float" office:value="1.47680821763267E+018" calcext:value-type="float">
            <text:p>1.47680821763267E+018</text:p>
          </table:table-cell>
          <table:table-cell office:value-type="float" office:value="1.47680821781943E+018" calcext:value-type="float">
            <text:p>1.47680821781943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680827412318E+018" calcext:value-type="float">
            <text:p>1.47680827412318E+018</text:p>
          </table:table-cell>
          <table:table-cell office:value-type="float" office:value="1.47680827412393E+018" calcext:value-type="float">
            <text:p>1.47680827412393E+018</text:p>
          </table:table-cell>
          <table:table-cell office:value-type="float" office:value="1.47680824135479E+018" calcext:value-type="float">
            <text:p>1.47680824135479E+018</text:p>
          </table:table-cell>
          <table:table-cell office:value-type="float" office:value="1.47680824144453E+018" calcext:value-type="float">
            <text:p>1.47680824144453E+018</text:p>
          </table:table-cell>
          <table:table-cell office:value-type="float" office:value="1.47680821763307E+018" calcext:value-type="float">
            <text:p>1.47680821763307E+018</text:p>
          </table:table-cell>
          <table:table-cell office:value-type="float" office:value="1.47680821782125E+018" calcext:value-type="float">
            <text:p>1.47680821782125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680827412366E+018" calcext:value-type="float">
            <text:p>1.47680827412366E+018</text:p>
          </table:table-cell>
          <table:table-cell office:value-type="float" office:value="1.47680827412441E+018" calcext:value-type="float">
            <text:p>1.47680827412441E+018</text:p>
          </table:table-cell>
          <table:table-cell office:value-type="float" office:value="1.47680824135514E+018" calcext:value-type="float">
            <text:p>1.47680824135514E+018</text:p>
          </table:table-cell>
          <table:table-cell office:value-type="float" office:value="1.47680824144504E+018" calcext:value-type="float">
            <text:p>1.47680824144504E+018</text:p>
          </table:table-cell>
          <table:table-cell office:value-type="float" office:value="1.47680821763345E+018" calcext:value-type="float">
            <text:p>1.47680821763345E+018</text:p>
          </table:table-cell>
          <table:table-cell office:value-type="float" office:value="1.47680821782371E+018" calcext:value-type="float">
            <text:p>1.47680821782371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680827412415E+018" calcext:value-type="float">
            <text:p>1.47680827412415E+018</text:p>
          </table:table-cell>
          <table:table-cell office:value-type="float" office:value="1.47680827412489E+018" calcext:value-type="float">
            <text:p>1.47680827412489E+018</text:p>
          </table:table-cell>
          <table:table-cell office:value-type="float" office:value="1.47680824135549E+018" calcext:value-type="float">
            <text:p>1.47680824135549E+018</text:p>
          </table:table-cell>
          <table:table-cell office:value-type="float" office:value="1.47680824144522E+018" calcext:value-type="float">
            <text:p>1.47680824144522E+018</text:p>
          </table:table-cell>
          <table:table-cell office:value-type="float" office:value="1.47680821763383E+018" calcext:value-type="float">
            <text:p>1.47680821763383E+018</text:p>
          </table:table-cell>
          <table:table-cell office:value-type="float" office:value="1.47680821782428E+018" calcext:value-type="float">
            <text:p>1.47680821782428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680827412463E+018" calcext:value-type="float">
            <text:p>1.47680827412463E+018</text:p>
          </table:table-cell>
          <table:table-cell office:value-type="float" office:value="1.47680827412539E+018" calcext:value-type="float">
            <text:p>1.47680827412539E+018</text:p>
          </table:table-cell>
          <table:table-cell office:value-type="float" office:value="1.47680824135583E+018" calcext:value-type="float">
            <text:p>1.47680824135583E+018</text:p>
          </table:table-cell>
          <table:table-cell office:value-type="float" office:value="1.47680824144539E+018" calcext:value-type="float">
            <text:p>1.47680824144539E+018</text:p>
          </table:table-cell>
          <table:table-cell office:value-type="float" office:value="1.47680821763418E+018" calcext:value-type="float">
            <text:p>1.47680821763418E+018</text:p>
          </table:table-cell>
          <table:table-cell office:value-type="float" office:value="1.47680821782455E+018" calcext:value-type="float">
            <text:p>1.47680821782455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680827412512E+018" calcext:value-type="float">
            <text:p>1.47680827412512E+018</text:p>
          </table:table-cell>
          <table:table-cell office:value-type="float" office:value="1.47680827412585E+018" calcext:value-type="float">
            <text:p>1.47680827412585E+018</text:p>
          </table:table-cell>
          <table:table-cell office:value-type="float" office:value="1.47680824135636E+018" calcext:value-type="float">
            <text:p>1.47680824135636E+018</text:p>
          </table:table-cell>
          <table:table-cell office:value-type="float" office:value="1.47680824144556E+018" calcext:value-type="float">
            <text:p>1.47680824144556E+018</text:p>
          </table:table-cell>
          <table:table-cell office:value-type="float" office:value="1.47680821763456E+018" calcext:value-type="float">
            <text:p>1.47680821763456E+018</text:p>
          </table:table-cell>
          <table:table-cell office:value-type="float" office:value="1.47680821782492E+018" calcext:value-type="float">
            <text:p>1.47680821782492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68082741256E+018" calcext:value-type="float">
            <text:p>1.4768082741256E+018</text:p>
          </table:table-cell>
          <table:table-cell office:value-type="float" office:value="1.47680827412636E+018" calcext:value-type="float">
            <text:p>1.47680827412636E+018</text:p>
          </table:table-cell>
          <table:table-cell office:value-type="float" office:value="1.47680824135681E+018" calcext:value-type="float">
            <text:p>1.47680824135681E+018</text:p>
          </table:table-cell>
          <table:table-cell office:value-type="float" office:value="1.47680824144577E+018" calcext:value-type="float">
            <text:p>1.47680824144577E+018</text:p>
          </table:table-cell>
          <table:table-cell office:value-type="float" office:value="1.47680821763492E+018" calcext:value-type="float">
            <text:p>1.47680821763492E+018</text:p>
          </table:table-cell>
          <table:table-cell office:value-type="float" office:value="1.47680821782499E+018" calcext:value-type="float">
            <text:p>1.47680821782499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680827412609E+018" calcext:value-type="float">
            <text:p>1.47680827412609E+018</text:p>
          </table:table-cell>
          <table:table-cell office:value-type="float" office:value="1.47680827412688E+018" calcext:value-type="float">
            <text:p>1.47680827412688E+018</text:p>
          </table:table-cell>
          <table:table-cell office:value-type="float" office:value="1.47680824135721E+018" calcext:value-type="float">
            <text:p>1.47680824135721E+018</text:p>
          </table:table-cell>
          <table:table-cell office:value-type="float" office:value="1.47680824144597E+018" calcext:value-type="float">
            <text:p>1.47680824144597E+018</text:p>
          </table:table-cell>
          <table:table-cell office:value-type="float" office:value="1.47680821763529E+018" calcext:value-type="float">
            <text:p>1.47680821763529E+018</text:p>
          </table:table-cell>
          <table:table-cell office:value-type="float" office:value="1.4768082178253E+018" calcext:value-type="float">
            <text:p>1.4768082178253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680827412661E+018" calcext:value-type="float">
            <text:p>1.47680827412661E+018</text:p>
          </table:table-cell>
          <table:table-cell office:value-type="float" office:value="1.47680827412735E+018" calcext:value-type="float">
            <text:p>1.47680827412735E+018</text:p>
          </table:table-cell>
          <table:table-cell office:value-type="float" office:value="1.47680824135757E+018" calcext:value-type="float">
            <text:p>1.47680824135757E+018</text:p>
          </table:table-cell>
          <table:table-cell office:value-type="float" office:value="1.47680824144835E+018" calcext:value-type="float">
            <text:p>1.47680824144835E+018</text:p>
          </table:table-cell>
          <table:table-cell office:value-type="float" office:value="1.47680821763564E+018" calcext:value-type="float">
            <text:p>1.47680821763564E+018</text:p>
          </table:table-cell>
          <table:table-cell office:value-type="float" office:value="1.47680821782536E+018" calcext:value-type="float">
            <text:p>1.47680821782536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68082741271E+018" calcext:value-type="float">
            <text:p>1.4768082741271E+018</text:p>
          </table:table-cell>
          <table:table-cell office:value-type="float" office:value="1.47680827412783E+018" calcext:value-type="float">
            <text:p>1.47680827412783E+018</text:p>
          </table:table-cell>
          <table:table-cell office:value-type="float" office:value="1.476808241358E+018" calcext:value-type="float">
            <text:p>1.476808241358E+018</text:p>
          </table:table-cell>
          <table:table-cell office:value-type="float" office:value="1.47680824145027E+018" calcext:value-type="float">
            <text:p>1.47680824145027E+018</text:p>
          </table:table-cell>
          <table:table-cell office:value-type="float" office:value="1.47680821763599E+018" calcext:value-type="float">
            <text:p>1.47680821763599E+018</text:p>
          </table:table-cell>
          <table:table-cell office:value-type="float" office:value="1.47680821782564E+018" calcext:value-type="float">
            <text:p>1.47680821782564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680827412758E+018" calcext:value-type="float">
            <text:p>1.47680827412758E+018</text:p>
          </table:table-cell>
          <table:table-cell office:value-type="float" office:value="1.47680827412833E+018" calcext:value-type="float">
            <text:p>1.47680827412833E+018</text:p>
          </table:table-cell>
          <table:table-cell office:value-type="float" office:value="1.47680824135836E+018" calcext:value-type="float">
            <text:p>1.47680824135836E+018</text:p>
          </table:table-cell>
          <table:table-cell office:value-type="float" office:value="1.47680824145253E+018" calcext:value-type="float">
            <text:p>1.47680824145253E+018</text:p>
          </table:table-cell>
          <table:table-cell office:value-type="float" office:value="1.47680821763643E+018" calcext:value-type="float">
            <text:p>1.47680821763643E+018</text:p>
          </table:table-cell>
          <table:table-cell office:value-type="float" office:value="1.4768082178257E+018" calcext:value-type="float">
            <text:p>1.4768082178257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680827412806E+018" calcext:value-type="float">
            <text:p>1.47680827412806E+018</text:p>
          </table:table-cell>
          <table:table-cell office:value-type="float" office:value="1.47680827412881E+018" calcext:value-type="float">
            <text:p>1.47680827412881E+018</text:p>
          </table:table-cell>
          <table:table-cell office:value-type="float" office:value="1.47680824135899E+018" calcext:value-type="float">
            <text:p>1.47680824135899E+018</text:p>
          </table:table-cell>
          <table:table-cell office:value-type="float" office:value="1.47680824145333E+018" calcext:value-type="float">
            <text:p>1.47680824145333E+018</text:p>
          </table:table-cell>
          <table:table-cell office:value-type="float" office:value="1.47680821763679E+018" calcext:value-type="float">
            <text:p>1.47680821763679E+018</text:p>
          </table:table-cell>
          <table:table-cell office:value-type="float" office:value="1.47680821782589E+018" calcext:value-type="float">
            <text:p>1.47680821782589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680827412855E+018" calcext:value-type="float">
            <text:p>1.47680827412855E+018</text:p>
          </table:table-cell>
          <table:table-cell office:value-type="float" office:value="1.47680827412931E+018" calcext:value-type="float">
            <text:p>1.47680827412931E+018</text:p>
          </table:table-cell>
          <table:table-cell office:value-type="float" office:value="1.47680824135947E+018" calcext:value-type="float">
            <text:p>1.47680824135947E+018</text:p>
          </table:table-cell>
          <table:table-cell office:value-type="float" office:value="1.47680824145372E+018" calcext:value-type="float">
            <text:p>1.47680824145372E+018</text:p>
          </table:table-cell>
          <table:table-cell office:value-type="float" office:value="1.47680821763719E+018" calcext:value-type="float">
            <text:p>1.47680821763719E+018</text:p>
          </table:table-cell>
          <table:table-cell office:value-type="float" office:value="1.47680821782698E+018" calcext:value-type="float">
            <text:p>1.47680821782698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680827412905E+018" calcext:value-type="float">
            <text:p>1.47680827412905E+018</text:p>
          </table:table-cell>
          <table:table-cell office:value-type="float" office:value="1.47680827412984E+018" calcext:value-type="float">
            <text:p>1.47680827412984E+018</text:p>
          </table:table-cell>
          <table:table-cell office:value-type="float" office:value="1.47680824135994E+018" calcext:value-type="float">
            <text:p>1.47680824135994E+018</text:p>
          </table:table-cell>
          <table:table-cell office:value-type="float" office:value="1.4768082414539E+018" calcext:value-type="float">
            <text:p>1.4768082414539E+018</text:p>
          </table:table-cell>
          <table:table-cell office:value-type="float" office:value="1.47680821763756E+018" calcext:value-type="float">
            <text:p>1.47680821763756E+018</text:p>
          </table:table-cell>
          <table:table-cell office:value-type="float" office:value="1.47680821782919E+018" calcext:value-type="float">
            <text:p>1.47680821782919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680827412954E+018" calcext:value-type="float">
            <text:p>1.47680827412954E+018</text:p>
          </table:table-cell>
          <table:table-cell office:value-type="float" office:value="1.47680827413029E+018" calcext:value-type="float">
            <text:p>1.47680827413029E+018</text:p>
          </table:table-cell>
          <table:table-cell office:value-type="float" office:value="1.47680824136031E+018" calcext:value-type="float">
            <text:p>1.47680824136031E+018</text:p>
          </table:table-cell>
          <table:table-cell office:value-type="float" office:value="1.47680824145408E+018" calcext:value-type="float">
            <text:p>1.47680824145408E+018</text:p>
          </table:table-cell>
          <table:table-cell office:value-type="float" office:value="1.47680821763793E+018" calcext:value-type="float">
            <text:p>1.47680821763793E+018</text:p>
          </table:table-cell>
          <table:table-cell office:value-type="float" office:value="1.47680821783097E+018" calcext:value-type="float">
            <text:p>1.47680821783097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680827413002E+018" calcext:value-type="float">
            <text:p>1.47680827413002E+018</text:p>
          </table:table-cell>
          <table:table-cell office:value-type="float" office:value="1.47680827413075E+018" calcext:value-type="float">
            <text:p>1.47680827413075E+018</text:p>
          </table:table-cell>
          <table:table-cell office:value-type="float" office:value="1.47680824136066E+018" calcext:value-type="float">
            <text:p>1.47680824136066E+018</text:p>
          </table:table-cell>
          <table:table-cell office:value-type="float" office:value="1.47680824145566E+018" calcext:value-type="float">
            <text:p>1.47680824145566E+018</text:p>
          </table:table-cell>
          <table:table-cell office:value-type="float" office:value="1.47680821763828E+018" calcext:value-type="float">
            <text:p>1.47680821763828E+018</text:p>
          </table:table-cell>
          <table:table-cell office:value-type="float" office:value="1.47680821783201E+018" calcext:value-type="float">
            <text:p>1.47680821783201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680827413051E+018" calcext:value-type="float">
            <text:p>1.47680827413051E+018</text:p>
          </table:table-cell>
          <table:table-cell office:value-type="float" office:value="1.47680827413125E+018" calcext:value-type="float">
            <text:p>1.47680827413125E+018</text:p>
          </table:table-cell>
          <table:table-cell office:value-type="float" office:value="1.47680824136112E+018" calcext:value-type="float">
            <text:p>1.47680824136112E+018</text:p>
          </table:table-cell>
          <table:table-cell office:value-type="float" office:value="1.47680824145615E+018" calcext:value-type="float">
            <text:p>1.47680824145615E+018</text:p>
          </table:table-cell>
          <table:table-cell office:value-type="float" office:value="1.47680821763865E+018" calcext:value-type="float">
            <text:p>1.47680821763865E+018</text:p>
          </table:table-cell>
          <table:table-cell office:value-type="float" office:value="1.4768082178332E+018" calcext:value-type="float">
            <text:p>1.4768082178332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680827413099E+018" calcext:value-type="float">
            <text:p>1.47680827413099E+018</text:p>
          </table:table-cell>
          <table:table-cell office:value-type="float" office:value="1.47680827413173E+018" calcext:value-type="float">
            <text:p>1.47680827413173E+018</text:p>
          </table:table-cell>
          <table:table-cell office:value-type="float" office:value="1.47680824136154E+018" calcext:value-type="float">
            <text:p>1.47680824136154E+018</text:p>
          </table:table-cell>
          <table:table-cell office:value-type="float" office:value="1.47680824145753E+018" calcext:value-type="float">
            <text:p>1.47680824145753E+018</text:p>
          </table:table-cell>
          <table:table-cell office:value-type="float" office:value="1.47680821763901E+018" calcext:value-type="float">
            <text:p>1.47680821763901E+018</text:p>
          </table:table-cell>
          <table:table-cell office:value-type="float" office:value="1.47680821783432E+018" calcext:value-type="float">
            <text:p>1.47680821783432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680827413148E+018" calcext:value-type="float">
            <text:p>1.47680827413148E+018</text:p>
          </table:table-cell>
          <table:table-cell office:value-type="float" office:value="1.47680827413223E+018" calcext:value-type="float">
            <text:p>1.47680827413223E+018</text:p>
          </table:table-cell>
          <table:table-cell office:value-type="float" office:value="1.47680824136189E+018" calcext:value-type="float">
            <text:p>1.47680824136189E+018</text:p>
          </table:table-cell>
          <table:table-cell office:value-type="float" office:value="1.47680824145781E+018" calcext:value-type="float">
            <text:p>1.47680824145781E+018</text:p>
          </table:table-cell>
          <table:table-cell office:value-type="float" office:value="1.47680821763942E+018" calcext:value-type="float">
            <text:p>1.47680821763942E+018</text:p>
          </table:table-cell>
          <table:table-cell office:value-type="float" office:value="1.4768082178357E+018" calcext:value-type="float">
            <text:p>1.4768082178357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680827413198E+018" calcext:value-type="float">
            <text:p>1.47680827413198E+018</text:p>
          </table:table-cell>
          <table:table-cell office:value-type="float" office:value="1.47680827413272E+018" calcext:value-type="float">
            <text:p>1.47680827413272E+018</text:p>
          </table:table-cell>
          <table:table-cell office:value-type="float" office:value="1.47680824136224E+018" calcext:value-type="float">
            <text:p>1.47680824136224E+018</text:p>
          </table:table-cell>
          <table:table-cell office:value-type="float" office:value="1.47680824145928E+018" calcext:value-type="float">
            <text:p>1.47680824145928E+018</text:p>
          </table:table-cell>
          <table:table-cell office:value-type="float" office:value="1.4768082176398E+018" calcext:value-type="float">
            <text:p>1.4768082176398E+018</text:p>
          </table:table-cell>
          <table:table-cell office:value-type="float" office:value="1.47680821784006E+018" calcext:value-type="float">
            <text:p>1.47680821784006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680827413247E+018" calcext:value-type="float">
            <text:p>1.47680827413247E+018</text:p>
          </table:table-cell>
          <table:table-cell office:value-type="float" office:value="1.47680827413321E+018" calcext:value-type="float">
            <text:p>1.47680827413321E+018</text:p>
          </table:table-cell>
          <table:table-cell office:value-type="float" office:value="1.47680824136259E+018" calcext:value-type="float">
            <text:p>1.47680824136259E+018</text:p>
          </table:table-cell>
          <table:table-cell office:value-type="float" office:value="1.47680824145979E+018" calcext:value-type="float">
            <text:p>1.47680824145979E+018</text:p>
          </table:table-cell>
          <table:table-cell office:value-type="float" office:value="1.47680821764016E+018" calcext:value-type="float">
            <text:p>1.47680821764016E+018</text:p>
          </table:table-cell>
          <table:table-cell office:value-type="float" office:value="1.47680821784145E+018" calcext:value-type="float">
            <text:p>1.47680821784145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680827413296E+018" calcext:value-type="float">
            <text:p>1.47680827413296E+018</text:p>
          </table:table-cell>
          <table:table-cell office:value-type="float" office:value="1.47680827413371E+018" calcext:value-type="float">
            <text:p>1.47680827413371E+018</text:p>
          </table:table-cell>
          <table:table-cell office:value-type="float" office:value="1.47680824136293E+018" calcext:value-type="float">
            <text:p>1.47680824136293E+018</text:p>
          </table:table-cell>
          <table:table-cell office:value-type="float" office:value="1.47680824146102E+018" calcext:value-type="float">
            <text:p>1.47680824146102E+018</text:p>
          </table:table-cell>
          <table:table-cell office:value-type="float" office:value="1.47680821764051E+018" calcext:value-type="float">
            <text:p>1.47680821764051E+018</text:p>
          </table:table-cell>
          <table:table-cell office:value-type="float" office:value="1.47680821784324E+018" calcext:value-type="float">
            <text:p>1.47680821784324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680827413345E+018" calcext:value-type="float">
            <text:p>1.47680827413345E+018</text:p>
          </table:table-cell>
          <table:table-cell office:value-type="float" office:value="1.47680827413418E+018" calcext:value-type="float">
            <text:p>1.47680827413418E+018</text:p>
          </table:table-cell>
          <table:table-cell office:value-type="float" office:value="1.47680824136332E+018" calcext:value-type="float">
            <text:p>1.47680824136332E+018</text:p>
          </table:table-cell>
          <table:table-cell office:value-type="float" office:value="1.47680824146135E+018" calcext:value-type="float">
            <text:p>1.47680824146135E+018</text:p>
          </table:table-cell>
          <table:table-cell office:value-type="float" office:value="1.47680821764086E+018" calcext:value-type="float">
            <text:p>1.47680821764086E+018</text:p>
          </table:table-cell>
          <table:table-cell office:value-type="float" office:value="1.47680821784476E+018" calcext:value-type="float">
            <text:p>1.47680821784476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680827413393E+018" calcext:value-type="float">
            <text:p>1.47680827413393E+018</text:p>
          </table:table-cell>
          <table:table-cell office:value-type="float" office:value="1.47680827413468E+018" calcext:value-type="float">
            <text:p>1.47680827413468E+018</text:p>
          </table:table-cell>
          <table:table-cell office:value-type="float" office:value="1.47680824136377E+018" calcext:value-type="float">
            <text:p>1.47680824136377E+018</text:p>
          </table:table-cell>
          <table:table-cell office:value-type="float" office:value="1.47680824146154E+018" calcext:value-type="float">
            <text:p>1.47680824146154E+018</text:p>
          </table:table-cell>
          <table:table-cell office:value-type="float" office:value="1.47680821764121E+018" calcext:value-type="float">
            <text:p>1.47680821764121E+018</text:p>
          </table:table-cell>
          <table:table-cell office:value-type="float" office:value="1.47680821784627E+018" calcext:value-type="float">
            <text:p>1.47680821784627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680827413442E+018" calcext:value-type="float">
            <text:p>1.47680827413442E+018</text:p>
          </table:table-cell>
          <table:table-cell office:value-type="float" office:value="1.47680827413519E+018" calcext:value-type="float">
            <text:p>1.47680827413519E+018</text:p>
          </table:table-cell>
          <table:table-cell office:value-type="float" office:value="1.47680824136419E+018" calcext:value-type="float">
            <text:p>1.47680824136419E+018</text:p>
          </table:table-cell>
          <table:table-cell office:value-type="float" office:value="1.47680824146192E+018" calcext:value-type="float">
            <text:p>1.47680824146192E+018</text:p>
          </table:table-cell>
          <table:table-cell office:value-type="float" office:value="1.47680821764159E+018" calcext:value-type="float">
            <text:p>1.47680821764159E+018</text:p>
          </table:table-cell>
          <table:table-cell office:value-type="float" office:value="1.47680821784742E+018" calcext:value-type="float">
            <text:p>1.47680821784742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680827413493E+018" calcext:value-type="float">
            <text:p>1.47680827413493E+018</text:p>
          </table:table-cell>
          <table:table-cell office:value-type="float" office:value="1.47680827413568E+018" calcext:value-type="float">
            <text:p>1.47680827413568E+018</text:p>
          </table:table-cell>
          <table:table-cell office:value-type="float" office:value="1.47680824136455E+018" calcext:value-type="float">
            <text:p>1.47680824136455E+018</text:p>
          </table:table-cell>
          <table:table-cell office:value-type="float" office:value="1.4768082414621E+018" calcext:value-type="float">
            <text:p>1.4768082414621E+018</text:p>
          </table:table-cell>
          <table:table-cell office:value-type="float" office:value="1.47680821764195E+018" calcext:value-type="float">
            <text:p>1.47680821764195E+018</text:p>
          </table:table-cell>
          <table:table-cell office:value-type="float" office:value="1.47680821784889E+018" calcext:value-type="float">
            <text:p>1.47680821784889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680827413541E+018" calcext:value-type="float">
            <text:p>1.47680827413541E+018</text:p>
          </table:table-cell>
          <table:table-cell office:value-type="float" office:value="1.47680827413618E+018" calcext:value-type="float">
            <text:p>1.47680827413618E+018</text:p>
          </table:table-cell>
          <table:table-cell office:value-type="float" office:value="1.47680824136501E+018" calcext:value-type="float">
            <text:p>1.47680824136501E+018</text:p>
          </table:table-cell>
          <table:table-cell office:value-type="float" office:value="1.47680824146227E+018" calcext:value-type="float">
            <text:p>1.47680824146227E+018</text:p>
          </table:table-cell>
          <table:table-cell office:value-type="float" office:value="1.47680821764231E+018" calcext:value-type="float">
            <text:p>1.47680821764231E+018</text:p>
          </table:table-cell>
          <table:table-cell office:value-type="float" office:value="1.47680821785061E+018" calcext:value-type="float">
            <text:p>1.47680821785061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68082741359E+018" calcext:value-type="float">
            <text:p>1.4768082741359E+018</text:p>
          </table:table-cell>
          <table:table-cell office:value-type="float" office:value="1.47680827413663E+018" calcext:value-type="float">
            <text:p>1.47680827413663E+018</text:p>
          </table:table-cell>
          <table:table-cell office:value-type="float" office:value="1.47680824136555E+018" calcext:value-type="float">
            <text:p>1.47680824136555E+018</text:p>
          </table:table-cell>
          <table:table-cell office:value-type="float" office:value="1.47680824146429E+018" calcext:value-type="float">
            <text:p>1.47680824146429E+018</text:p>
          </table:table-cell>
          <table:table-cell office:value-type="float" office:value="1.47680821764266E+018" calcext:value-type="float">
            <text:p>1.47680821764266E+018</text:p>
          </table:table-cell>
          <table:table-cell office:value-type="float" office:value="1.47680821785087E+018" calcext:value-type="float">
            <text:p>1.47680821785087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680827413641E+018" calcext:value-type="float">
            <text:p>1.47680827413641E+018</text:p>
          </table:table-cell>
          <table:table-cell office:value-type="float" office:value="1.47680827413718E+018" calcext:value-type="float">
            <text:p>1.47680827413718E+018</text:p>
          </table:table-cell>
          <table:table-cell office:value-type="float" office:value="1.47680824136598E+018" calcext:value-type="float">
            <text:p>1.47680824136598E+018</text:p>
          </table:table-cell>
          <table:table-cell office:value-type="float" office:value="1.47680824146616E+018" calcext:value-type="float">
            <text:p>1.47680824146616E+018</text:p>
          </table:table-cell>
          <table:table-cell office:value-type="float" office:value="1.47680821764301E+018" calcext:value-type="float">
            <text:p>1.47680821764301E+018</text:p>
          </table:table-cell>
          <table:table-cell office:value-type="float" office:value="1.47680821785188E+018" calcext:value-type="float">
            <text:p>1.47680821785188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680827413692E+018" calcext:value-type="float">
            <text:p>1.47680827413692E+018</text:p>
          </table:table-cell>
          <table:table-cell office:value-type="float" office:value="1.47680827413766E+018" calcext:value-type="float">
            <text:p>1.47680827413766E+018</text:p>
          </table:table-cell>
          <table:table-cell office:value-type="float" office:value="1.47680824136655E+018" calcext:value-type="float">
            <text:p>1.47680824136655E+018</text:p>
          </table:table-cell>
          <table:table-cell office:value-type="float" office:value="1.47680824146648E+018" calcext:value-type="float">
            <text:p>1.47680824146648E+018</text:p>
          </table:table-cell>
          <table:table-cell office:value-type="float" office:value="1.4768082176434E+018" calcext:value-type="float">
            <text:p>1.4768082176434E+018</text:p>
          </table:table-cell>
          <table:table-cell office:value-type="float" office:value="1.47680821785403E+018" calcext:value-type="float">
            <text:p>1.47680821785403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68082741374E+018" calcext:value-type="float">
            <text:p>1.4768082741374E+018</text:p>
          </table:table-cell>
          <table:table-cell office:value-type="float" office:value="1.47680827413817E+018" calcext:value-type="float">
            <text:p>1.47680827413817E+018</text:p>
          </table:table-cell>
          <table:table-cell office:value-type="float" office:value="1.47680824136695E+018" calcext:value-type="float">
            <text:p>1.47680824136695E+018</text:p>
          </table:table-cell>
          <table:table-cell office:value-type="float" office:value="1.47680824146768E+018" calcext:value-type="float">
            <text:p>1.47680824146768E+018</text:p>
          </table:table-cell>
          <table:table-cell office:value-type="float" office:value="1.47680821764375E+018" calcext:value-type="float">
            <text:p>1.47680821764375E+018</text:p>
          </table:table-cell>
          <table:table-cell office:value-type="float" office:value="1.47680821785583E+018" calcext:value-type="float">
            <text:p>1.47680821785583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68082741379E+018" calcext:value-type="float">
            <text:p>1.4768082741379E+018</text:p>
          </table:table-cell>
          <table:table-cell office:value-type="float" office:value="1.47680827413865E+018" calcext:value-type="float">
            <text:p>1.47680827413865E+018</text:p>
          </table:table-cell>
          <table:table-cell office:value-type="float" office:value="1.4768082413673E+018" calcext:value-type="float">
            <text:p>1.4768082413673E+018</text:p>
          </table:table-cell>
          <table:table-cell office:value-type="float" office:value="1.47680824146809E+018" calcext:value-type="float">
            <text:p>1.47680824146809E+018</text:p>
          </table:table-cell>
          <table:table-cell office:value-type="float" office:value="1.47680821764412E+018" calcext:value-type="float">
            <text:p>1.47680821764412E+018</text:p>
          </table:table-cell>
          <table:table-cell office:value-type="float" office:value="1.4768082178577E+018" calcext:value-type="float">
            <text:p>1.4768082178577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680827413839E+018" calcext:value-type="float">
            <text:p>1.47680827413839E+018</text:p>
          </table:table-cell>
          <table:table-cell office:value-type="float" office:value="1.47680827413913E+018" calcext:value-type="float">
            <text:p>1.47680827413913E+018</text:p>
          </table:table-cell>
          <table:table-cell office:value-type="float" office:value="1.47680824136776E+018" calcext:value-type="float">
            <text:p>1.47680824136776E+018</text:p>
          </table:table-cell>
          <table:table-cell office:value-type="float" office:value="1.47680824146839E+018" calcext:value-type="float">
            <text:p>1.47680824146839E+018</text:p>
          </table:table-cell>
          <table:table-cell office:value-type="float" office:value="1.47680821764447E+018" calcext:value-type="float">
            <text:p>1.47680821764447E+018</text:p>
          </table:table-cell>
          <table:table-cell office:value-type="float" office:value="1.47680821785872E+018" calcext:value-type="float">
            <text:p>1.47680821785872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680827413887E+018" calcext:value-type="float">
            <text:p>1.47680827413887E+018</text:p>
          </table:table-cell>
          <table:table-cell office:value-type="float" office:value="1.4768082741396E+018" calcext:value-type="float">
            <text:p>1.4768082741396E+018</text:p>
          </table:table-cell>
          <table:table-cell office:value-type="float" office:value="1.47680824136818E+018" calcext:value-type="float">
            <text:p>1.47680824136818E+018</text:p>
          </table:table-cell>
          <table:table-cell office:value-type="float" office:value="1.47680824146881E+018" calcext:value-type="float">
            <text:p>1.47680824146881E+018</text:p>
          </table:table-cell>
          <table:table-cell office:value-type="float" office:value="1.47680821764482E+018" calcext:value-type="float">
            <text:p>1.47680821764482E+018</text:p>
          </table:table-cell>
          <table:table-cell office:value-type="float" office:value="1.47680821786055E+018" calcext:value-type="float">
            <text:p>1.47680821786055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680827413935E+018" calcext:value-type="float">
            <text:p>1.47680827413935E+018</text:p>
          </table:table-cell>
          <table:table-cell office:value-type="float" office:value="1.47680827414009E+018" calcext:value-type="float">
            <text:p>1.47680827414009E+018</text:p>
          </table:table-cell>
          <table:table-cell office:value-type="float" office:value="1.47680824136854E+018" calcext:value-type="float">
            <text:p>1.47680824136854E+018</text:p>
          </table:table-cell>
          <table:table-cell office:value-type="float" office:value="1.47680824146899E+018" calcext:value-type="float">
            <text:p>1.47680824146899E+018</text:p>
          </table:table-cell>
          <table:table-cell office:value-type="float" office:value="1.4768082176452E+018" calcext:value-type="float">
            <text:p>1.4768082176452E+018</text:p>
          </table:table-cell>
          <table:table-cell office:value-type="float" office:value="1.47680821786172E+018" calcext:value-type="float">
            <text:p>1.47680821786172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680827413984E+018" calcext:value-type="float">
            <text:p>1.47680827413984E+018</text:p>
          </table:table-cell>
          <table:table-cell office:value-type="float" office:value="1.47680827414057E+018" calcext:value-type="float">
            <text:p>1.47680827414057E+018</text:p>
          </table:table-cell>
          <table:table-cell office:value-type="float" office:value="1.476808241369E+018" calcext:value-type="float">
            <text:p>1.476808241369E+018</text:p>
          </table:table-cell>
          <table:table-cell office:value-type="float" office:value="1.47680824146917E+018" calcext:value-type="float">
            <text:p>1.47680824146917E+018</text:p>
          </table:table-cell>
          <table:table-cell office:value-type="float" office:value="1.47680821764556E+018" calcext:value-type="float">
            <text:p>1.47680821764556E+018</text:p>
          </table:table-cell>
          <table:table-cell office:value-type="float" office:value="1.4768082178632E+018" calcext:value-type="float">
            <text:p>1.4768082178632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680827414031E+018" calcext:value-type="float">
            <text:p>1.47680827414031E+018</text:p>
          </table:table-cell>
          <table:table-cell office:value-type="float" office:value="1.47680827414109E+018" calcext:value-type="float">
            <text:p>1.47680827414109E+018</text:p>
          </table:table-cell>
          <table:table-cell office:value-type="float" office:value="1.47680824136942E+018" calcext:value-type="float">
            <text:p>1.47680824136942E+018</text:p>
          </table:table-cell>
          <table:table-cell office:value-type="float" office:value="1.47680824146947E+018" calcext:value-type="float">
            <text:p>1.47680824146947E+018</text:p>
          </table:table-cell>
          <table:table-cell office:value-type="float" office:value="1.47680821764592E+018" calcext:value-type="float">
            <text:p>1.47680821764592E+018</text:p>
          </table:table-cell>
          <table:table-cell office:value-type="float" office:value="1.47680821786422E+018" calcext:value-type="float">
            <text:p>1.47680821786422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680827414082E+018" calcext:value-type="float">
            <text:p>1.47680827414082E+018</text:p>
          </table:table-cell>
          <table:table-cell office:value-type="float" office:value="1.47680827414156E+018" calcext:value-type="float">
            <text:p>1.47680827414156E+018</text:p>
          </table:table-cell>
          <table:table-cell office:value-type="float" office:value="1.47680824136988E+018" calcext:value-type="float">
            <text:p>1.47680824136988E+018</text:p>
          </table:table-cell>
          <table:table-cell office:value-type="float" office:value="1.47680824147006E+018" calcext:value-type="float">
            <text:p>1.47680824147006E+018</text:p>
          </table:table-cell>
          <table:table-cell office:value-type="float" office:value="1.47680821764635E+018" calcext:value-type="float">
            <text:p>1.47680821764635E+018</text:p>
          </table:table-cell>
          <table:table-cell office:value-type="float" office:value="1.47680821786469E+018" calcext:value-type="float">
            <text:p>1.47680821786469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68082741413E+018" calcext:value-type="float">
            <text:p>1.4768082741413E+018</text:p>
          </table:table-cell>
          <table:table-cell office:value-type="float" office:value="1.47680827414205E+018" calcext:value-type="float">
            <text:p>1.47680827414205E+018</text:p>
          </table:table-cell>
          <table:table-cell office:value-type="float" office:value="1.4768082413703E+018" calcext:value-type="float">
            <text:p>1.4768082413703E+018</text:p>
          </table:table-cell>
          <table:table-cell office:value-type="float" office:value="1.47680824147025E+018" calcext:value-type="float">
            <text:p>1.47680824147025E+018</text:p>
          </table:table-cell>
          <table:table-cell office:value-type="float" office:value="1.47680821764672E+018" calcext:value-type="float">
            <text:p>1.47680821764672E+018</text:p>
          </table:table-cell>
          <table:table-cell office:value-type="float" office:value="1.47680821786536E+018" calcext:value-type="float">
            <text:p>1.47680821786536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680827414179E+018" calcext:value-type="float">
            <text:p>1.47680827414179E+018</text:p>
          </table:table-cell>
          <table:table-cell office:value-type="float" office:value="1.47680827414254E+018" calcext:value-type="float">
            <text:p>1.47680827414254E+018</text:p>
          </table:table-cell>
          <table:table-cell office:value-type="float" office:value="1.47680824137066E+018" calcext:value-type="float">
            <text:p>1.47680824137066E+018</text:p>
          </table:table-cell>
          <table:table-cell office:value-type="float" office:value="1.47680824147046E+018" calcext:value-type="float">
            <text:p>1.47680824147046E+018</text:p>
          </table:table-cell>
          <table:table-cell office:value-type="float" office:value="1.4768082176471E+018" calcext:value-type="float">
            <text:p>1.4768082176471E+018</text:p>
          </table:table-cell>
          <table:table-cell office:value-type="float" office:value="1.4768082178677E+018" calcext:value-type="float">
            <text:p>1.4768082178677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680827414227E+018" calcext:value-type="float">
            <text:p>1.47680827414227E+018</text:p>
          </table:table-cell>
          <table:table-cell office:value-type="float" office:value="1.47680827414301E+018" calcext:value-type="float">
            <text:p>1.47680827414301E+018</text:p>
          </table:table-cell>
          <table:table-cell office:value-type="float" office:value="1.47680824137112E+018" calcext:value-type="float">
            <text:p>1.47680824137112E+018</text:p>
          </table:table-cell>
          <table:table-cell office:value-type="float" office:value="1.47680824147063E+018" calcext:value-type="float">
            <text:p>1.47680824147063E+018</text:p>
          </table:table-cell>
          <table:table-cell office:value-type="float" office:value="1.4768082176475E+018" calcext:value-type="float">
            <text:p>1.4768082176475E+018</text:p>
          </table:table-cell>
          <table:table-cell office:value-type="float" office:value="1.47680821786947E+018" calcext:value-type="float">
            <text:p>1.47680821786947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680827414276E+018" calcext:value-type="float">
            <text:p>1.47680827414276E+018</text:p>
          </table:table-cell>
          <table:table-cell office:value-type="float" office:value="1.4768082741435E+018" calcext:value-type="float">
            <text:p>1.4768082741435E+018</text:p>
          </table:table-cell>
          <table:table-cell office:value-type="float" office:value="1.47680824137153E+018" calcext:value-type="float">
            <text:p>1.47680824137153E+018</text:p>
          </table:table-cell>
          <table:table-cell office:value-type="float" office:value="1.47680824147083E+018" calcext:value-type="float">
            <text:p>1.47680824147083E+018</text:p>
          </table:table-cell>
          <table:table-cell office:value-type="float" office:value="1.47680821764785E+018" calcext:value-type="float">
            <text:p>1.47680821764785E+018</text:p>
          </table:table-cell>
          <table:table-cell office:value-type="float" office:value="1.47680821787124E+018" calcext:value-type="float">
            <text:p>1.47680821787124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680827414324E+018" calcext:value-type="float">
            <text:p>1.47680827414324E+018</text:p>
          </table:table-cell>
          <table:table-cell office:value-type="float" office:value="1.47680827414401E+018" calcext:value-type="float">
            <text:p>1.47680827414401E+018</text:p>
          </table:table-cell>
          <table:table-cell office:value-type="float" office:value="1.4768082413719E+018" calcext:value-type="float">
            <text:p>1.4768082413719E+018</text:p>
          </table:table-cell>
          <table:table-cell office:value-type="float" office:value="1.476808241471E+018" calcext:value-type="float">
            <text:p>1.476808241471E+018</text:p>
          </table:table-cell>
          <table:table-cell office:value-type="float" office:value="1.47680821764822E+018" calcext:value-type="float">
            <text:p>1.47680821764822E+018</text:p>
          </table:table-cell>
          <table:table-cell office:value-type="float" office:value="1.47680821787458E+018" calcext:value-type="float">
            <text:p>1.47680821787458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680827414375E+018" calcext:value-type="float">
            <text:p>1.47680827414375E+018</text:p>
          </table:table-cell>
          <table:table-cell office:value-type="float" office:value="1.47680827414449E+018" calcext:value-type="float">
            <text:p>1.47680827414449E+018</text:p>
          </table:table-cell>
          <table:table-cell office:value-type="float" office:value="1.47680824137235E+018" calcext:value-type="float">
            <text:p>1.47680824137235E+018</text:p>
          </table:table-cell>
          <table:table-cell office:value-type="float" office:value="1.4768082414712E+018" calcext:value-type="float">
            <text:p>1.4768082414712E+018</text:p>
          </table:table-cell>
          <table:table-cell office:value-type="float" office:value="1.4768082176486E+018" calcext:value-type="float">
            <text:p>1.4768082176486E+018</text:p>
          </table:table-cell>
          <table:table-cell office:value-type="float" office:value="1.47680821787486E+018" calcext:value-type="float">
            <text:p>1.47680821787486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680827414423E+018" calcext:value-type="float">
            <text:p>1.47680827414423E+018</text:p>
          </table:table-cell>
          <table:table-cell office:value-type="float" office:value="1.47680827414497E+018" calcext:value-type="float">
            <text:p>1.47680827414497E+018</text:p>
          </table:table-cell>
          <table:table-cell office:value-type="float" office:value="1.47680824137309E+018" calcext:value-type="float">
            <text:p>1.47680824137309E+018</text:p>
          </table:table-cell>
          <table:table-cell office:value-type="float" office:value="1.47680824147153E+018" calcext:value-type="float">
            <text:p>1.47680824147153E+018</text:p>
          </table:table-cell>
          <table:table-cell office:value-type="float" office:value="1.47680821764896E+018" calcext:value-type="float">
            <text:p>1.47680821764896E+018</text:p>
          </table:table-cell>
          <table:table-cell office:value-type="float" office:value="1.47680821787519E+018" calcext:value-type="float">
            <text:p>1.47680821787519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680827414472E+018" calcext:value-type="float">
            <text:p>1.47680827414472E+018</text:p>
          </table:table-cell>
          <table:table-cell office:value-type="float" office:value="1.47680827414547E+018" calcext:value-type="float">
            <text:p>1.47680827414547E+018</text:p>
          </table:table-cell>
          <table:table-cell office:value-type="float" office:value="1.47680824137357E+018" calcext:value-type="float">
            <text:p>1.47680824137357E+018</text:p>
          </table:table-cell>
          <table:table-cell office:value-type="float" office:value="1.47680824147186E+018" calcext:value-type="float">
            <text:p>1.47680824147186E+018</text:p>
          </table:table-cell>
          <table:table-cell office:value-type="float" office:value="1.47680821764933E+018" calcext:value-type="float">
            <text:p>1.47680821764933E+018</text:p>
          </table:table-cell>
          <table:table-cell office:value-type="float" office:value="1.47680821787543E+018" calcext:value-type="float">
            <text:p>1.47680821787543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68082741452E+018" calcext:value-type="float">
            <text:p>1.4768082741452E+018</text:p>
          </table:table-cell>
          <table:table-cell office:value-type="float" office:value="1.47680827414594E+018" calcext:value-type="float">
            <text:p>1.47680827414594E+018</text:p>
          </table:table-cell>
          <table:table-cell office:value-type="float" office:value="1.47680824137411E+018" calcext:value-type="float">
            <text:p>1.47680824137411E+018</text:p>
          </table:table-cell>
          <table:table-cell office:value-type="float" office:value="1.47680824147246E+018" calcext:value-type="float">
            <text:p>1.47680824147246E+018</text:p>
          </table:table-cell>
          <table:table-cell office:value-type="float" office:value="1.47680821764968E+018" calcext:value-type="float">
            <text:p>1.47680821764968E+018</text:p>
          </table:table-cell>
          <table:table-cell office:value-type="float" office:value="1.47680821787567E+018" calcext:value-type="float">
            <text:p>1.47680821787567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680827414569E+018" calcext:value-type="float">
            <text:p>1.47680827414569E+018</text:p>
          </table:table-cell>
          <table:table-cell office:value-type="float" office:value="1.47680827414644E+018" calcext:value-type="float">
            <text:p>1.47680827414644E+018</text:p>
          </table:table-cell>
          <table:table-cell office:value-type="float" office:value="1.47680824137462E+018" calcext:value-type="float">
            <text:p>1.47680824137462E+018</text:p>
          </table:table-cell>
          <table:table-cell office:value-type="float" office:value="1.47680824147265E+018" calcext:value-type="float">
            <text:p>1.47680824147265E+018</text:p>
          </table:table-cell>
          <table:table-cell office:value-type="float" office:value="1.47680821765007E+018" calcext:value-type="float">
            <text:p>1.47680821765007E+018</text:p>
          </table:table-cell>
          <table:table-cell office:value-type="float" office:value="1.47680821787594E+018" calcext:value-type="float">
            <text:p>1.47680821787594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680827414618E+018" calcext:value-type="float">
            <text:p>1.47680827414618E+018</text:p>
          </table:table-cell>
          <table:table-cell office:value-type="float" office:value="1.47680827414697E+018" calcext:value-type="float">
            <text:p>1.47680827414697E+018</text:p>
          </table:table-cell>
          <table:table-cell office:value-type="float" office:value="1.476808241375E+018" calcext:value-type="float">
            <text:p>1.476808241375E+018</text:p>
          </table:table-cell>
          <table:table-cell office:value-type="float" office:value="1.47680824147282E+018" calcext:value-type="float">
            <text:p>1.47680824147282E+018</text:p>
          </table:table-cell>
          <table:table-cell office:value-type="float" office:value="1.47680821765045E+018" calcext:value-type="float">
            <text:p>1.47680821765045E+018</text:p>
          </table:table-cell>
          <table:table-cell office:value-type="float" office:value="1.476808217876E+018" calcext:value-type="float">
            <text:p>1.476808217876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680827414673E+018" calcext:value-type="float">
            <text:p>1.47680827414673E+018</text:p>
          </table:table-cell>
          <table:table-cell office:value-type="float" office:value="1.47680827414747E+018" calcext:value-type="float">
            <text:p>1.47680827414747E+018</text:p>
          </table:table-cell>
          <table:table-cell office:value-type="float" office:value="1.47680824137535E+018" calcext:value-type="float">
            <text:p>1.47680824137535E+018</text:p>
          </table:table-cell>
          <table:table-cell office:value-type="float" office:value="1.47680824147299E+018" calcext:value-type="float">
            <text:p>1.47680824147299E+018</text:p>
          </table:table-cell>
          <table:table-cell office:value-type="float" office:value="1.47680821765083E+018" calcext:value-type="float">
            <text:p>1.47680821765083E+018</text:p>
          </table:table-cell>
          <table:table-cell office:value-type="float" office:value="1.47680821787711E+018" calcext:value-type="float">
            <text:p>1.47680821787711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680827414721E+018" calcext:value-type="float">
            <text:p>1.47680827414721E+018</text:p>
          </table:table-cell>
          <table:table-cell office:value-type="float" office:value="1.47680827414797E+018" calcext:value-type="float">
            <text:p>1.47680827414797E+018</text:p>
          </table:table-cell>
          <table:table-cell office:value-type="float" office:value="1.4768082413758E+018" calcext:value-type="float">
            <text:p>1.4768082413758E+018</text:p>
          </table:table-cell>
          <table:table-cell office:value-type="float" office:value="1.47680824147316E+018" calcext:value-type="float">
            <text:p>1.47680824147316E+018</text:p>
          </table:table-cell>
          <table:table-cell office:value-type="float" office:value="1.47680821765121E+018" calcext:value-type="float">
            <text:p>1.47680821765121E+018</text:p>
          </table:table-cell>
          <table:table-cell office:value-type="float" office:value="1.47680821787739E+018" calcext:value-type="float">
            <text:p>1.47680821787739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68082741477E+018" calcext:value-type="float">
            <text:p>1.4768082741477E+018</text:p>
          </table:table-cell>
          <table:table-cell office:value-type="float" office:value="1.47680827414844E+018" calcext:value-type="float">
            <text:p>1.47680827414844E+018</text:p>
          </table:table-cell>
          <table:table-cell office:value-type="float" office:value="1.47680824137633E+018" calcext:value-type="float">
            <text:p>1.47680824137633E+018</text:p>
          </table:table-cell>
          <table:table-cell office:value-type="float" office:value="1.47680824147333E+018" calcext:value-type="float">
            <text:p>1.47680824147333E+018</text:p>
          </table:table-cell>
          <table:table-cell office:value-type="float" office:value="1.4768082176516E+018" calcext:value-type="float">
            <text:p>1.4768082176516E+018</text:p>
          </table:table-cell>
          <table:table-cell office:value-type="float" office:value="1.47680821787962E+018" calcext:value-type="float">
            <text:p>1.47680821787962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680827414819E+018" calcext:value-type="float">
            <text:p>1.47680827414819E+018</text:p>
          </table:table-cell>
          <table:table-cell office:value-type="float" office:value="1.47680827414894E+018" calcext:value-type="float">
            <text:p>1.47680827414894E+018</text:p>
          </table:table-cell>
          <table:table-cell office:value-type="float" office:value="1.47680824137678E+018" calcext:value-type="float">
            <text:p>1.47680824137678E+018</text:p>
          </table:table-cell>
          <table:table-cell office:value-type="float" office:value="1.4768082414735E+018" calcext:value-type="float">
            <text:p>1.4768082414735E+018</text:p>
          </table:table-cell>
          <table:table-cell office:value-type="float" office:value="1.47680821765372E+018" calcext:value-type="float">
            <text:p>1.47680821765372E+018</text:p>
          </table:table-cell>
          <table:table-cell office:value-type="float" office:value="1.47680821788142E+018" calcext:value-type="float">
            <text:p>1.47680821788142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680827414867E+018" calcext:value-type="float">
            <text:p>1.47680827414867E+018</text:p>
          </table:table-cell>
          <table:table-cell office:value-type="float" office:value="1.47680827414943E+018" calcext:value-type="float">
            <text:p>1.47680827414943E+018</text:p>
          </table:table-cell>
          <table:table-cell office:value-type="float" office:value="1.47680824137723E+018" calcext:value-type="float">
            <text:p>1.47680824137723E+018</text:p>
          </table:table-cell>
          <table:table-cell office:value-type="float" office:value="1.47680824147378E+018" calcext:value-type="float">
            <text:p>1.47680824147378E+018</text:p>
          </table:table-cell>
          <table:table-cell office:value-type="float" office:value="1.47680821765428E+018" calcext:value-type="float">
            <text:p>1.47680821765428E+018</text:p>
          </table:table-cell>
          <table:table-cell office:value-type="float" office:value="1.47680821788326E+018" calcext:value-type="float">
            <text:p>1.47680821788326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680827414916E+018" calcext:value-type="float">
            <text:p>1.47680827414916E+018</text:p>
          </table:table-cell>
          <table:table-cell office:value-type="float" office:value="1.47680827414999E+018" calcext:value-type="float">
            <text:p>1.47680827414999E+018</text:p>
          </table:table-cell>
          <table:table-cell office:value-type="float" office:value="1.47680824137764E+018" calcext:value-type="float">
            <text:p>1.47680824137764E+018</text:p>
          </table:table-cell>
          <table:table-cell office:value-type="float" office:value="1.47680824147396E+018" calcext:value-type="float">
            <text:p>1.47680824147396E+018</text:p>
          </table:table-cell>
          <table:table-cell office:value-type="float" office:value="1.47680821765465E+018" calcext:value-type="float">
            <text:p>1.47680821765465E+018</text:p>
          </table:table-cell>
          <table:table-cell office:value-type="float" office:value="1.47680821788428E+018" calcext:value-type="float">
            <text:p>1.47680821788428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68082741497E+018" calcext:value-type="float">
            <text:p>1.4768082741497E+018</text:p>
          </table:table-cell>
          <table:table-cell office:value-type="float" office:value="1.47680827415044E+018" calcext:value-type="float">
            <text:p>1.47680827415044E+018</text:p>
          </table:table-cell>
          <table:table-cell office:value-type="float" office:value="1.47680824137801E+018" calcext:value-type="float">
            <text:p>1.47680824137801E+018</text:p>
          </table:table-cell>
          <table:table-cell office:value-type="float" office:value="1.47680824147465E+018" calcext:value-type="float">
            <text:p>1.47680824147465E+018</text:p>
          </table:table-cell>
          <table:table-cell office:value-type="float" office:value="1.47680821765502E+018" calcext:value-type="float">
            <text:p>1.47680821765502E+018</text:p>
          </table:table-cell>
          <table:table-cell office:value-type="float" office:value="1.47680821788611E+018" calcext:value-type="float">
            <text:p>1.47680821788611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680827415018E+018" calcext:value-type="float">
            <text:p>1.47680827415018E+018</text:p>
          </table:table-cell>
          <table:table-cell office:value-type="float" office:value="1.47680827415094E+018" calcext:value-type="float">
            <text:p>1.47680827415094E+018</text:p>
          </table:table-cell>
          <table:table-cell office:value-type="float" office:value="1.47680824137847E+018" calcext:value-type="float">
            <text:p>1.47680824137847E+018</text:p>
          </table:table-cell>
          <table:table-cell office:value-type="float" office:value="1.47680824147996E+018" calcext:value-type="float">
            <text:p>1.47680824147996E+018</text:p>
          </table:table-cell>
          <table:table-cell office:value-type="float" office:value="1.47680821765554E+018" calcext:value-type="float">
            <text:p>1.47680821765554E+018</text:p>
          </table:table-cell>
          <table:table-cell office:value-type="float" office:value="1.47680821788647E+018" calcext:value-type="float">
            <text:p>1.47680821788647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680827415067E+018" calcext:value-type="float">
            <text:p>1.47680827415067E+018</text:p>
          </table:table-cell>
          <table:table-cell office:value-type="float" office:value="1.47680827415141E+018" calcext:value-type="float">
            <text:p>1.47680827415141E+018</text:p>
          </table:table-cell>
          <table:table-cell office:value-type="float" office:value="1.47680824137908E+018" calcext:value-type="float">
            <text:p>1.47680824137908E+018</text:p>
          </table:table-cell>
          <table:table-cell office:value-type="float" office:value="1.47680824148109E+018" calcext:value-type="float">
            <text:p>1.47680824148109E+018</text:p>
          </table:table-cell>
          <table:table-cell office:value-type="float" office:value="1.4768082176559E+018" calcext:value-type="float">
            <text:p>1.4768082176559E+018</text:p>
          </table:table-cell>
          <table:table-cell office:value-type="float" office:value="1.47680821788669E+018" calcext:value-type="float">
            <text:p>1.47680821788669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680827415115E+018" calcext:value-type="float">
            <text:p>1.47680827415115E+018</text:p>
          </table:table-cell>
          <table:table-cell office:value-type="float" office:value="1.4768082741519E+018" calcext:value-type="float">
            <text:p>1.4768082741519E+018</text:p>
          </table:table-cell>
          <table:table-cell office:value-type="float" office:value="1.47680824137959E+018" calcext:value-type="float">
            <text:p>1.47680824137959E+018</text:p>
          </table:table-cell>
          <table:table-cell office:value-type="float" office:value="1.47680824148147E+018" calcext:value-type="float">
            <text:p>1.47680824148147E+018</text:p>
          </table:table-cell>
          <table:table-cell office:value-type="float" office:value="1.47680821765629E+018" calcext:value-type="float">
            <text:p>1.47680821765629E+018</text:p>
          </table:table-cell>
          <table:table-cell office:value-type="float" office:value="1.47680821788693E+018" calcext:value-type="float">
            <text:p>1.47680821788693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680827415164E+018" calcext:value-type="float">
            <text:p>1.47680827415164E+018</text:p>
          </table:table-cell>
          <table:table-cell office:value-type="float" office:value="1.47680827415238E+018" calcext:value-type="float">
            <text:p>1.47680827415238E+018</text:p>
          </table:table-cell>
          <table:table-cell office:value-type="float" office:value="1.47680824138013E+018" calcext:value-type="float">
            <text:p>1.47680824138013E+018</text:p>
          </table:table-cell>
          <table:table-cell office:value-type="float" office:value="1.47680824148165E+018" calcext:value-type="float">
            <text:p>1.47680824148165E+018</text:p>
          </table:table-cell>
          <table:table-cell office:value-type="float" office:value="1.47680821765664E+018" calcext:value-type="float">
            <text:p>1.47680821765664E+018</text:p>
          </table:table-cell>
          <table:table-cell office:value-type="float" office:value="1.47680821788972E+018" calcext:value-type="float">
            <text:p>1.47680821788972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680827415212E+018" calcext:value-type="float">
            <text:p>1.47680827415212E+018</text:p>
          </table:table-cell>
          <table:table-cell office:value-type="float" office:value="1.47680827415289E+018" calcext:value-type="float">
            <text:p>1.47680827415289E+018</text:p>
          </table:table-cell>
          <table:table-cell office:value-type="float" office:value="1.47680824138056E+018" calcext:value-type="float">
            <text:p>1.47680824138056E+018</text:p>
          </table:table-cell>
          <table:table-cell office:value-type="float" office:value="1.47680824148183E+018" calcext:value-type="float">
            <text:p>1.47680824148183E+018</text:p>
          </table:table-cell>
          <table:table-cell office:value-type="float" office:value="1.47680821765718E+018" calcext:value-type="float">
            <text:p>1.47680821765718E+018</text:p>
          </table:table-cell>
          <table:table-cell office:value-type="float" office:value="1.47680821788996E+018" calcext:value-type="float">
            <text:p>1.47680821788996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680827415263E+018" calcext:value-type="float">
            <text:p>1.47680827415263E+018</text:p>
          </table:table-cell>
          <table:table-cell office:value-type="float" office:value="1.47680827415336E+018" calcext:value-type="float">
            <text:p>1.47680827415336E+018</text:p>
          </table:table-cell>
          <table:table-cell office:value-type="float" office:value="1.47680824138092E+018" calcext:value-type="float">
            <text:p>1.47680824138092E+018</text:p>
          </table:table-cell>
          <table:table-cell office:value-type="float" office:value="1.47680824148409E+018" calcext:value-type="float">
            <text:p>1.47680824148409E+018</text:p>
          </table:table-cell>
          <table:table-cell office:value-type="float" office:value="1.47680821765764E+018" calcext:value-type="float">
            <text:p>1.47680821765764E+018</text:p>
          </table:table-cell>
          <table:table-cell office:value-type="float" office:value="1.47680821789033E+018" calcext:value-type="float">
            <text:p>1.47680821789033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680827415311E+018" calcext:value-type="float">
            <text:p>1.47680827415311E+018</text:p>
          </table:table-cell>
          <table:table-cell office:value-type="float" office:value="1.47680827415385E+018" calcext:value-type="float">
            <text:p>1.47680827415385E+018</text:p>
          </table:table-cell>
          <table:table-cell office:value-type="float" office:value="1.47680824138146E+018" calcext:value-type="float">
            <text:p>1.47680824138146E+018</text:p>
          </table:table-cell>
          <table:table-cell office:value-type="float" office:value="1.47680824148643E+018" calcext:value-type="float">
            <text:p>1.47680824148643E+018</text:p>
          </table:table-cell>
          <table:table-cell office:value-type="float" office:value="1.476808217658E+018" calcext:value-type="float">
            <text:p>1.476808217658E+018</text:p>
          </table:table-cell>
          <table:table-cell office:value-type="float" office:value="1.47680821789052E+018" calcext:value-type="float">
            <text:p>1.47680821789052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68082741536E+018" calcext:value-type="float">
            <text:p>1.4768082741536E+018</text:p>
          </table:table-cell>
          <table:table-cell office:value-type="float" office:value="1.47680827415434E+018" calcext:value-type="float">
            <text:p>1.47680827415434E+018</text:p>
          </table:table-cell>
          <table:table-cell office:value-type="float" office:value="1.47680824138198E+018" calcext:value-type="float">
            <text:p>1.47680824138198E+018</text:p>
          </table:table-cell>
          <table:table-cell office:value-type="float" office:value="1.47680824148702E+018" calcext:value-type="float">
            <text:p>1.47680824148702E+018</text:p>
          </table:table-cell>
          <table:table-cell office:value-type="float" office:value="1.47680821765839E+018" calcext:value-type="float">
            <text:p>1.47680821765839E+018</text:p>
          </table:table-cell>
          <table:table-cell office:value-type="float" office:value="1.47680821789059E+018" calcext:value-type="float">
            <text:p>1.47680821789059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680827415408E+018" calcext:value-type="float">
            <text:p>1.47680827415408E+018</text:p>
          </table:table-cell>
          <table:table-cell office:value-type="float" office:value="1.47680827415481E+018" calcext:value-type="float">
            <text:p>1.47680827415481E+018</text:p>
          </table:table-cell>
          <table:table-cell office:value-type="float" office:value="1.47680824138249E+018" calcext:value-type="float">
            <text:p>1.47680824138249E+018</text:p>
          </table:table-cell>
          <table:table-cell office:value-type="float" office:value="1.47680824148786E+018" calcext:value-type="float">
            <text:p>1.47680824148786E+018</text:p>
          </table:table-cell>
          <table:table-cell office:value-type="float" office:value="1.47680821765877E+018" calcext:value-type="float">
            <text:p>1.47680821765877E+018</text:p>
          </table:table-cell>
          <table:table-cell office:value-type="float" office:value="1.47680821789091E+018" calcext:value-type="float">
            <text:p>1.47680821789091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680827415457E+018" calcext:value-type="float">
            <text:p>1.47680827415457E+018</text:p>
          </table:table-cell>
          <table:table-cell office:value-type="float" office:value="1.47680827415531E+018" calcext:value-type="float">
            <text:p>1.47680827415531E+018</text:p>
          </table:table-cell>
          <table:table-cell office:value-type="float" office:value="1.47680824138286E+018" calcext:value-type="float">
            <text:p>1.47680824138286E+018</text:p>
          </table:table-cell>
          <table:table-cell office:value-type="float" office:value="1.47680824148953E+018" calcext:value-type="float">
            <text:p>1.47680824148953E+018</text:p>
          </table:table-cell>
          <table:table-cell office:value-type="float" office:value="1.47680821765915E+018" calcext:value-type="float">
            <text:p>1.47680821765915E+018</text:p>
          </table:table-cell>
          <table:table-cell office:value-type="float" office:value="1.47680821789125E+018" calcext:value-type="float">
            <text:p>1.47680821789125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680827415505E+018" calcext:value-type="float">
            <text:p>1.47680827415505E+018</text:p>
          </table:table-cell>
          <table:table-cell office:value-type="float" office:value="1.47680827415581E+018" calcext:value-type="float">
            <text:p>1.47680827415581E+018</text:p>
          </table:table-cell>
          <table:table-cell office:value-type="float" office:value="1.47680824138321E+018" calcext:value-type="float">
            <text:p>1.47680824138321E+018</text:p>
          </table:table-cell>
          <table:table-cell office:value-type="float" office:value="1.47680824149002E+018" calcext:value-type="float">
            <text:p>1.47680824149002E+018</text:p>
          </table:table-cell>
          <table:table-cell office:value-type="float" office:value="1.47680821765953E+018" calcext:value-type="float">
            <text:p>1.47680821765953E+018</text:p>
          </table:table-cell>
          <table:table-cell office:value-type="float" office:value="1.47680821789131E+018" calcext:value-type="float">
            <text:p>1.47680821789131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680827415556E+018" calcext:value-type="float">
            <text:p>1.47680827415556E+018</text:p>
          </table:table-cell>
          <table:table-cell office:value-type="float" office:value="1.47680827415635E+018" calcext:value-type="float">
            <text:p>1.47680827415635E+018</text:p>
          </table:table-cell>
          <table:table-cell office:value-type="float" office:value="1.47680824138367E+018" calcext:value-type="float">
            <text:p>1.47680824138367E+018</text:p>
          </table:table-cell>
          <table:table-cell office:value-type="float" office:value="1.47680824149198E+018" calcext:value-type="float">
            <text:p>1.47680824149198E+018</text:p>
          </table:table-cell>
          <table:table-cell office:value-type="float" office:value="1.4768082176599E+018" calcext:value-type="float">
            <text:p>1.4768082176599E+018</text:p>
          </table:table-cell>
          <table:table-cell office:value-type="float" office:value="1.47680821789137E+018" calcext:value-type="float">
            <text:p>1.47680821789137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680827415604E+018" calcext:value-type="float">
            <text:p>1.47680827415604E+018</text:p>
          </table:table-cell>
          <table:table-cell office:value-type="float" office:value="1.47680827415681E+018" calcext:value-type="float">
            <text:p>1.47680827415681E+018</text:p>
          </table:table-cell>
          <table:table-cell office:value-type="float" office:value="1.47680824138408E+018" calcext:value-type="float">
            <text:p>1.47680824138408E+018</text:p>
          </table:table-cell>
          <table:table-cell office:value-type="float" office:value="1.47680824149395E+018" calcext:value-type="float">
            <text:p>1.47680824149395E+018</text:p>
          </table:table-cell>
          <table:table-cell office:value-type="float" office:value="1.47680821766026E+018" calcext:value-type="float">
            <text:p>1.47680821766026E+018</text:p>
          </table:table-cell>
          <table:table-cell office:value-type="float" office:value="1.47680821789309E+018" calcext:value-type="float">
            <text:p>1.47680821789309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680827415656E+018" calcext:value-type="float">
            <text:p>1.47680827415656E+018</text:p>
          </table:table-cell>
          <table:table-cell office:value-type="float" office:value="1.47680827415732E+018" calcext:value-type="float">
            <text:p>1.47680827415732E+018</text:p>
          </table:table-cell>
          <table:table-cell office:value-type="float" office:value="1.47680824138444E+018" calcext:value-type="float">
            <text:p>1.47680824138444E+018</text:p>
          </table:table-cell>
          <table:table-cell office:value-type="float" office:value="1.47680824149472E+018" calcext:value-type="float">
            <text:p>1.47680824149472E+018</text:p>
          </table:table-cell>
          <table:table-cell office:value-type="float" office:value="1.47680821766061E+018" calcext:value-type="float">
            <text:p>1.47680821766061E+018</text:p>
          </table:table-cell>
          <table:table-cell office:value-type="float" office:value="1.47680821789336E+018" calcext:value-type="float">
            <text:p>1.47680821789336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680827415705E+018" calcext:value-type="float">
            <text:p>1.47680827415705E+018</text:p>
          </table:table-cell>
          <table:table-cell office:value-type="float" office:value="1.4768082741578E+018" calcext:value-type="float">
            <text:p>1.4768082741578E+018</text:p>
          </table:table-cell>
          <table:table-cell office:value-type="float" office:value="1.4768082413848E+018" calcext:value-type="float">
            <text:p>1.4768082413848E+018</text:p>
          </table:table-cell>
          <table:table-cell office:value-type="float" office:value="1.47680824149671E+018" calcext:value-type="float">
            <text:p>1.47680824149671E+018</text:p>
          </table:table-cell>
          <table:table-cell office:value-type="float" office:value="1.476808217661E+018" calcext:value-type="float">
            <text:p>1.476808217661E+018</text:p>
          </table:table-cell>
          <table:table-cell office:value-type="float" office:value="1.47680821789373E+018" calcext:value-type="float">
            <text:p>1.47680821789373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680827415754E+018" calcext:value-type="float">
            <text:p>1.47680827415754E+018</text:p>
          </table:table-cell>
          <table:table-cell office:value-type="float" office:value="1.47680827415828E+018" calcext:value-type="float">
            <text:p>1.47680827415828E+018</text:p>
          </table:table-cell>
          <table:table-cell office:value-type="float" office:value="1.47680824138525E+018" calcext:value-type="float">
            <text:p>1.47680824138525E+018</text:p>
          </table:table-cell>
          <table:table-cell office:value-type="float" office:value="1.47680824149808E+018" calcext:value-type="float">
            <text:p>1.47680824149808E+018</text:p>
          </table:table-cell>
          <table:table-cell office:value-type="float" office:value="1.47680821766136E+018" calcext:value-type="float">
            <text:p>1.47680821766136E+018</text:p>
          </table:table-cell>
          <table:table-cell office:value-type="float" office:value="1.47680821789388E+018" calcext:value-type="float">
            <text:p>1.47680821789388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680827415802E+018" calcext:value-type="float">
            <text:p>1.47680827415802E+018</text:p>
          </table:table-cell>
          <table:table-cell office:value-type="float" office:value="1.47680827415876E+018" calcext:value-type="float">
            <text:p>1.47680827415876E+018</text:p>
          </table:table-cell>
          <table:table-cell office:value-type="float" office:value="1.47680824138568E+018" calcext:value-type="float">
            <text:p>1.47680824138568E+018</text:p>
          </table:table-cell>
          <table:table-cell office:value-type="float" office:value="1.4768082415E+018" calcext:value-type="float">
            <text:p>1.4768082415E+018</text:p>
          </table:table-cell>
          <table:table-cell office:value-type="float" office:value="1.47680821766172E+018" calcext:value-type="float">
            <text:p>1.47680821766172E+018</text:p>
          </table:table-cell>
          <table:table-cell office:value-type="float" office:value="1.47680821789393E+018" calcext:value-type="float">
            <text:p>1.47680821789393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680827415851E+018" calcext:value-type="float">
            <text:p>1.47680827415851E+018</text:p>
          </table:table-cell>
          <table:table-cell office:value-type="float" office:value="1.47680827415926E+018" calcext:value-type="float">
            <text:p>1.47680827415926E+018</text:p>
          </table:table-cell>
          <table:table-cell office:value-type="float" office:value="1.47680824138603E+018" calcext:value-type="float">
            <text:p>1.47680824138603E+018</text:p>
          </table:table-cell>
          <table:table-cell office:value-type="float" office:value="1.4768082415004E+018" calcext:value-type="float">
            <text:p>1.4768082415004E+018</text:p>
          </table:table-cell>
          <table:table-cell office:value-type="float" office:value="1.47680821766211E+018" calcext:value-type="float">
            <text:p>1.47680821766211E+018</text:p>
          </table:table-cell>
          <table:table-cell office:value-type="float" office:value="1.47680821789418E+018" calcext:value-type="float">
            <text:p>1.47680821789418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680827415899E+018" calcext:value-type="float">
            <text:p>1.47680827415899E+018</text:p>
          </table:table-cell>
          <table:table-cell office:value-type="float" office:value="1.47680827415972E+018" calcext:value-type="float">
            <text:p>1.47680827415972E+018</text:p>
          </table:table-cell>
          <table:table-cell office:value-type="float" office:value="1.4768082413868E+018" calcext:value-type="float">
            <text:p>1.4768082413868E+018</text:p>
          </table:table-cell>
          <table:table-cell office:value-type="float" office:value="1.47680824150058E+018" calcext:value-type="float">
            <text:p>1.47680824150058E+018</text:p>
          </table:table-cell>
          <table:table-cell office:value-type="float" office:value="1.47680821766247E+018" calcext:value-type="float">
            <text:p>1.47680821766247E+018</text:p>
          </table:table-cell>
          <table:table-cell office:value-type="float" office:value="1.47680821789478E+018" calcext:value-type="float">
            <text:p>1.47680821789478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680827415947E+018" calcext:value-type="float">
            <text:p>1.47680827415947E+018</text:p>
          </table:table-cell>
          <table:table-cell office:value-type="float" office:value="1.47680827416026E+018" calcext:value-type="float">
            <text:p>1.47680827416026E+018</text:p>
          </table:table-cell>
          <table:table-cell office:value-type="float" office:value="1.47680824138731E+018" calcext:value-type="float">
            <text:p>1.47680824138731E+018</text:p>
          </table:table-cell>
          <table:table-cell office:value-type="float" office:value="1.47680824150076E+018" calcext:value-type="float">
            <text:p>1.47680824150076E+018</text:p>
          </table:table-cell>
          <table:table-cell office:value-type="float" office:value="1.47680821766284E+018" calcext:value-type="float">
            <text:p>1.47680821766284E+018</text:p>
          </table:table-cell>
          <table:table-cell office:value-type="float" office:value="1.47680821789485E+018" calcext:value-type="float">
            <text:p>1.47680821789485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680827415997E+018" calcext:value-type="float">
            <text:p>1.47680827415997E+018</text:p>
          </table:table-cell>
          <table:table-cell office:value-type="float" office:value="1.47680827416073E+018" calcext:value-type="float">
            <text:p>1.47680827416073E+018</text:p>
          </table:table-cell>
          <table:table-cell office:value-type="float" office:value="1.47680824138778E+018" calcext:value-type="float">
            <text:p>1.47680824138778E+018</text:p>
          </table:table-cell>
          <table:table-cell office:value-type="float" office:value="1.4768082415023E+018" calcext:value-type="float">
            <text:p>1.4768082415023E+018</text:p>
          </table:table-cell>
          <table:table-cell office:value-type="float" office:value="1.47680821766334E+018" calcext:value-type="float">
            <text:p>1.47680821766334E+018</text:p>
          </table:table-cell>
          <table:table-cell office:value-type="float" office:value="1.4768082178949E+018" calcext:value-type="float">
            <text:p>1.4768082178949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680827416049E+018" calcext:value-type="float">
            <text:p>1.47680827416049E+018</text:p>
          </table:table-cell>
          <table:table-cell office:value-type="float" office:value="1.47680827416126E+018" calcext:value-type="float">
            <text:p>1.47680827416126E+018</text:p>
          </table:table-cell>
          <table:table-cell office:value-type="float" office:value="1.47680824138842E+018" calcext:value-type="float">
            <text:p>1.47680824138842E+018</text:p>
          </table:table-cell>
          <table:table-cell office:value-type="float" office:value="1.47680824150345E+018" calcext:value-type="float">
            <text:p>1.47680824150345E+018</text:p>
          </table:table-cell>
          <table:table-cell office:value-type="float" office:value="1.47680821766373E+018" calcext:value-type="float">
            <text:p>1.47680821766373E+018</text:p>
          </table:table-cell>
          <table:table-cell office:value-type="float" office:value="1.476808217895E+018" calcext:value-type="float">
            <text:p>1.476808217895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680827416101E+018" calcext:value-type="float">
            <text:p>1.47680827416101E+018</text:p>
          </table:table-cell>
          <table:table-cell office:value-type="float" office:value="1.47680827416176E+018" calcext:value-type="float">
            <text:p>1.47680827416176E+018</text:p>
          </table:table-cell>
          <table:table-cell office:value-type="float" office:value="1.47680824138901E+018" calcext:value-type="float">
            <text:p>1.47680824138901E+018</text:p>
          </table:table-cell>
          <table:table-cell office:value-type="float" office:value="1.47680824150586E+018" calcext:value-type="float">
            <text:p>1.47680824150586E+018</text:p>
          </table:table-cell>
          <table:table-cell office:value-type="float" office:value="1.47680821766411E+018" calcext:value-type="float">
            <text:p>1.47680821766411E+018</text:p>
          </table:table-cell>
          <table:table-cell office:value-type="float" office:value="1.47680821789508E+018" calcext:value-type="float">
            <text:p>1.47680821789508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680827416149E+018" calcext:value-type="float">
            <text:p>1.47680827416149E+018</text:p>
          </table:table-cell>
          <table:table-cell office:value-type="float" office:value="1.47680827416223E+018" calcext:value-type="float">
            <text:p>1.47680827416223E+018</text:p>
          </table:table-cell>
          <table:table-cell office:value-type="float" office:value="1.47680824138963E+018" calcext:value-type="float">
            <text:p>1.47680824138963E+018</text:p>
          </table:table-cell>
          <table:table-cell office:value-type="float" office:value="1.47680824150783E+018" calcext:value-type="float">
            <text:p>1.47680824150783E+018</text:p>
          </table:table-cell>
          <table:table-cell office:value-type="float" office:value="1.47680821766449E+018" calcext:value-type="float">
            <text:p>1.47680821766449E+018</text:p>
          </table:table-cell>
          <table:table-cell office:value-type="float" office:value="1.47680821789547E+018" calcext:value-type="float">
            <text:p>1.47680821789547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680827416198E+018" calcext:value-type="float">
            <text:p>1.47680827416198E+018</text:p>
          </table:table-cell>
          <table:table-cell office:value-type="float" office:value="1.47680827416272E+018" calcext:value-type="float">
            <text:p>1.47680827416272E+018</text:p>
          </table:table-cell>
          <table:table-cell office:value-type="float" office:value="1.47680824139008E+018" calcext:value-type="float">
            <text:p>1.47680824139008E+018</text:p>
          </table:table-cell>
          <table:table-cell office:value-type="float" office:value="1.47680824150973E+018" calcext:value-type="float">
            <text:p>1.47680824150973E+018</text:p>
          </table:table-cell>
          <table:table-cell office:value-type="float" office:value="1.47680821766486E+018" calcext:value-type="float">
            <text:p>1.47680821766486E+018</text:p>
          </table:table-cell>
          <table:table-cell office:value-type="float" office:value="1.47680821789557E+018" calcext:value-type="float">
            <text:p>1.47680821789557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680827416246E+018" calcext:value-type="float">
            <text:p>1.47680827416246E+018</text:p>
          </table:table-cell>
          <table:table-cell office:value-type="float" office:value="1.4768082741632E+018" calcext:value-type="float">
            <text:p>1.4768082741632E+018</text:p>
          </table:table-cell>
          <table:table-cell office:value-type="float" office:value="1.47680824139044E+018" calcext:value-type="float">
            <text:p>1.47680824139044E+018</text:p>
          </table:table-cell>
          <table:table-cell office:value-type="float" office:value="1.47680824151097E+018" calcext:value-type="float">
            <text:p>1.47680824151097E+018</text:p>
          </table:table-cell>
          <table:table-cell office:value-type="float" office:value="1.47680821766524E+018" calcext:value-type="float">
            <text:p>1.47680821766524E+018</text:p>
          </table:table-cell>
          <table:table-cell office:value-type="float" office:value="1.47680821789565E+018" calcext:value-type="float">
            <text:p>1.47680821789565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680827416295E+018" calcext:value-type="float">
            <text:p>1.47680827416295E+018</text:p>
          </table:table-cell>
          <table:table-cell office:value-type="float" office:value="1.47680827416369E+018" calcext:value-type="float">
            <text:p>1.47680827416369E+018</text:p>
          </table:table-cell>
          <table:table-cell office:value-type="float" office:value="1.47680824139081E+018" calcext:value-type="float">
            <text:p>1.47680824139081E+018</text:p>
          </table:table-cell>
          <table:table-cell office:value-type="float" office:value="1.47680824151267E+018" calcext:value-type="float">
            <text:p>1.47680824151267E+018</text:p>
          </table:table-cell>
          <table:table-cell office:value-type="float" office:value="1.47680821766563E+018" calcext:value-type="float">
            <text:p>1.47680821766563E+018</text:p>
          </table:table-cell>
          <table:table-cell office:value-type="float" office:value="1.4768082178957E+018" calcext:value-type="float">
            <text:p>1.4768082178957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680827416343E+018" calcext:value-type="float">
            <text:p>1.47680827416343E+018</text:p>
          </table:table-cell>
          <table:table-cell office:value-type="float" office:value="1.47680827416421E+018" calcext:value-type="float">
            <text:p>1.47680827416421E+018</text:p>
          </table:table-cell>
          <table:table-cell office:value-type="float" office:value="1.47680824139116E+018" calcext:value-type="float">
            <text:p>1.47680824139116E+018</text:p>
          </table:table-cell>
          <table:table-cell office:value-type="float" office:value="1.4768082415131E+018" calcext:value-type="float">
            <text:p>1.4768082415131E+018</text:p>
          </table:table-cell>
          <table:table-cell office:value-type="float" office:value="1.47680821766601E+018" calcext:value-type="float">
            <text:p>1.47680821766601E+018</text:p>
          </table:table-cell>
          <table:table-cell office:value-type="float" office:value="1.47680821789605E+018" calcext:value-type="float">
            <text:p>1.47680821789605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680827416394E+018" calcext:value-type="float">
            <text:p>1.47680827416394E+018</text:p>
          </table:table-cell>
          <table:table-cell office:value-type="float" office:value="1.47680827416469E+018" calcext:value-type="float">
            <text:p>1.47680827416469E+018</text:p>
          </table:table-cell>
          <table:table-cell office:value-type="float" office:value="1.4768082413915E+018" calcext:value-type="float">
            <text:p>1.4768082413915E+018</text:p>
          </table:table-cell>
          <table:table-cell office:value-type="float" office:value="1.47680824151429E+018" calcext:value-type="float">
            <text:p>1.47680824151429E+018</text:p>
          </table:table-cell>
          <table:table-cell office:value-type="float" office:value="1.47680821766642E+018" calcext:value-type="float">
            <text:p>1.47680821766642E+018</text:p>
          </table:table-cell>
          <table:table-cell office:value-type="float" office:value="1.47680821789617E+018" calcext:value-type="float">
            <text:p>1.47680821789617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680827416442E+018" calcext:value-type="float">
            <text:p>1.47680827416442E+018</text:p>
          </table:table-cell>
          <table:table-cell office:value-type="float" office:value="1.47680827416517E+018" calcext:value-type="float">
            <text:p>1.47680827416517E+018</text:p>
          </table:table-cell>
          <table:table-cell office:value-type="float" office:value="1.47680824139185E+018" calcext:value-type="float">
            <text:p>1.47680824139185E+018</text:p>
          </table:table-cell>
          <table:table-cell office:value-type="float" office:value="1.47680824151561E+018" calcext:value-type="float">
            <text:p>1.47680824151561E+018</text:p>
          </table:table-cell>
          <table:table-cell office:value-type="float" office:value="1.4768082176668E+018" calcext:value-type="float">
            <text:p>1.4768082176668E+018</text:p>
          </table:table-cell>
          <table:table-cell office:value-type="float" office:value="1.47680821789627E+018" calcext:value-type="float">
            <text:p>1.47680821789627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680827416491E+018" calcext:value-type="float">
            <text:p>1.47680827416491E+018</text:p>
          </table:table-cell>
          <table:table-cell office:value-type="float" office:value="1.47680827416565E+018" calcext:value-type="float">
            <text:p>1.47680827416565E+018</text:p>
          </table:table-cell>
          <table:table-cell office:value-type="float" office:value="1.47680824139231E+018" calcext:value-type="float">
            <text:p>1.47680824139231E+018</text:p>
          </table:table-cell>
          <table:table-cell office:value-type="float" office:value="1.47680824151595E+018" calcext:value-type="float">
            <text:p>1.47680824151595E+018</text:p>
          </table:table-cell>
          <table:table-cell office:value-type="float" office:value="1.47680821766719E+018" calcext:value-type="float">
            <text:p>1.47680821766719E+018</text:p>
          </table:table-cell>
          <table:table-cell office:value-type="float" office:value="1.47680821789673E+018" calcext:value-type="float">
            <text:p>1.47680821789673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68082741654E+018" calcext:value-type="float">
            <text:p>1.4768082741654E+018</text:p>
          </table:table-cell>
          <table:table-cell office:value-type="float" office:value="1.47680827416613E+018" calcext:value-type="float">
            <text:p>1.47680827416613E+018</text:p>
          </table:table-cell>
          <table:table-cell office:value-type="float" office:value="1.47680824139273E+018" calcext:value-type="float">
            <text:p>1.47680824139273E+018</text:p>
          </table:table-cell>
          <table:table-cell office:value-type="float" office:value="1.47680824151646E+018" calcext:value-type="float">
            <text:p>1.47680824151646E+018</text:p>
          </table:table-cell>
          <table:table-cell office:value-type="float" office:value="1.47680821766755E+018" calcext:value-type="float">
            <text:p>1.47680821766755E+018</text:p>
          </table:table-cell>
          <table:table-cell office:value-type="float" office:value="1.47680821789679E+018" calcext:value-type="float">
            <text:p>1.47680821789679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680827416588E+018" calcext:value-type="float">
            <text:p>1.47680827416588E+018</text:p>
          </table:table-cell>
          <table:table-cell office:value-type="float" office:value="1.47680827416664E+018" calcext:value-type="float">
            <text:p>1.47680827416664E+018</text:p>
          </table:table-cell>
          <table:table-cell office:value-type="float" office:value="1.4768082413932E+018" calcext:value-type="float">
            <text:p>1.4768082413932E+018</text:p>
          </table:table-cell>
          <table:table-cell office:value-type="float" office:value="1.47680824151842E+018" calcext:value-type="float">
            <text:p>1.47680824151842E+018</text:p>
          </table:table-cell>
          <table:table-cell office:value-type="float" office:value="1.47680821766792E+018" calcext:value-type="float">
            <text:p>1.47680821766792E+018</text:p>
          </table:table-cell>
          <table:table-cell office:value-type="float" office:value="1.47680821789684E+018" calcext:value-type="float">
            <text:p>1.47680821789684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680827416642E+018" calcext:value-type="float">
            <text:p>1.47680827416642E+018</text:p>
          </table:table-cell>
          <table:table-cell office:value-type="float" office:value="1.47680827416719E+018" calcext:value-type="float">
            <text:p>1.47680827416719E+018</text:p>
          </table:table-cell>
          <table:table-cell office:value-type="float" office:value="1.47680824139363E+018" calcext:value-type="float">
            <text:p>1.47680824139363E+018</text:p>
          </table:table-cell>
          <table:table-cell office:value-type="float" office:value="1.47680824152E+018" calcext:value-type="float">
            <text:p>1.47680824152E+018</text:p>
          </table:table-cell>
          <table:table-cell office:value-type="float" office:value="1.4768082176683E+018" calcext:value-type="float">
            <text:p>1.4768082176683E+018</text:p>
          </table:table-cell>
          <table:table-cell office:value-type="float" office:value="1.47680821789704E+018" calcext:value-type="float">
            <text:p>1.47680821789704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680827416695E+018" calcext:value-type="float">
            <text:p>1.47680827416695E+018</text:p>
          </table:table-cell>
          <table:table-cell office:value-type="float" office:value="1.47680827416768E+018" calcext:value-type="float">
            <text:p>1.47680827416768E+018</text:p>
          </table:table-cell>
          <table:table-cell office:value-type="float" office:value="1.47680824139398E+018" calcext:value-type="float">
            <text:p>1.47680824139398E+018</text:p>
          </table:table-cell>
          <table:table-cell office:value-type="float" office:value="1.47680824152227E+018" calcext:value-type="float">
            <text:p>1.47680824152227E+018</text:p>
          </table:table-cell>
          <table:table-cell office:value-type="float" office:value="1.47680821766866E+018" calcext:value-type="float">
            <text:p>1.47680821766866E+018</text:p>
          </table:table-cell>
          <table:table-cell office:value-type="float" office:value="1.47680821789749E+018" calcext:value-type="float">
            <text:p>1.47680821789749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680827416743E+018" calcext:value-type="float">
            <text:p>1.47680827416743E+018</text:p>
          </table:table-cell>
          <table:table-cell office:value-type="float" office:value="1.47680827416818E+018" calcext:value-type="float">
            <text:p>1.47680827416818E+018</text:p>
          </table:table-cell>
          <table:table-cell office:value-type="float" office:value="1.47680824139444E+018" calcext:value-type="float">
            <text:p>1.47680824139444E+018</text:p>
          </table:table-cell>
          <table:table-cell office:value-type="float" office:value="1.47680824152272E+018" calcext:value-type="float">
            <text:p>1.47680824152272E+018</text:p>
          </table:table-cell>
          <table:table-cell office:value-type="float" office:value="1.47680821766903E+018" calcext:value-type="float">
            <text:p>1.47680821766903E+018</text:p>
          </table:table-cell>
          <table:table-cell office:value-type="float" office:value="1.47680821789757E+018" calcext:value-type="float">
            <text:p>1.47680821789757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680827416791E+018" calcext:value-type="float">
            <text:p>1.47680827416791E+018</text:p>
          </table:table-cell>
          <table:table-cell office:value-type="float" office:value="1.47680827416865E+018" calcext:value-type="float">
            <text:p>1.47680827416865E+018</text:p>
          </table:table-cell>
          <table:table-cell office:value-type="float" office:value="1.47680824139486E+018" calcext:value-type="float">
            <text:p>1.47680824139486E+018</text:p>
          </table:table-cell>
          <table:table-cell office:value-type="float" office:value="1.47680824152315E+018" calcext:value-type="float">
            <text:p>1.47680824152315E+018</text:p>
          </table:table-cell>
          <table:table-cell office:value-type="float" office:value="1.47680821766938E+018" calcext:value-type="float">
            <text:p>1.47680821766938E+018</text:p>
          </table:table-cell>
          <table:table-cell office:value-type="float" office:value="1.47680821789762E+018" calcext:value-type="float">
            <text:p>1.47680821789762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68082741684E+018" calcext:value-type="float">
            <text:p>1.4768082741684E+018</text:p>
          </table:table-cell>
          <table:table-cell office:value-type="float" office:value="1.47680827416914E+018" calcext:value-type="float">
            <text:p>1.47680827416914E+018</text:p>
          </table:table-cell>
          <table:table-cell office:value-type="float" office:value="1.47680824139522E+018" calcext:value-type="float">
            <text:p>1.47680824139522E+018</text:p>
          </table:table-cell>
          <table:table-cell office:value-type="float" office:value="1.47680824152359E+018" calcext:value-type="float">
            <text:p>1.47680824152359E+018</text:p>
          </table:table-cell>
          <table:table-cell office:value-type="float" office:value="1.47680821766976E+018" calcext:value-type="float">
            <text:p>1.47680821766976E+018</text:p>
          </table:table-cell>
          <table:table-cell office:value-type="float" office:value="1.47680821789768E+018" calcext:value-type="float">
            <text:p>1.47680821789768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680827416888E+018" calcext:value-type="float">
            <text:p>1.47680827416888E+018</text:p>
          </table:table-cell>
          <table:table-cell office:value-type="float" office:value="1.47680827416963E+018" calcext:value-type="float">
            <text:p>1.47680827416963E+018</text:p>
          </table:table-cell>
          <table:table-cell office:value-type="float" office:value="1.47680824139557E+018" calcext:value-type="float">
            <text:p>1.47680824139557E+018</text:p>
          </table:table-cell>
          <table:table-cell office:value-type="float" office:value="1.47680824152378E+018" calcext:value-type="float">
            <text:p>1.47680824152378E+018</text:p>
          </table:table-cell>
          <table:table-cell office:value-type="float" office:value="1.47680821767012E+018" calcext:value-type="float">
            <text:p>1.47680821767012E+018</text:p>
          </table:table-cell>
          <table:table-cell office:value-type="float" office:value="1.47680821789807E+018" calcext:value-type="float">
            <text:p>1.47680821789807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680827416937E+018" calcext:value-type="float">
            <text:p>1.47680827416937E+018</text:p>
          </table:table-cell>
          <table:table-cell office:value-type="float" office:value="1.47680827417014E+018" calcext:value-type="float">
            <text:p>1.47680827417014E+018</text:p>
          </table:table-cell>
          <table:table-cell office:value-type="float" office:value="1.47680824139592E+018" calcext:value-type="float">
            <text:p>1.47680824139592E+018</text:p>
          </table:table-cell>
          <table:table-cell office:value-type="float" office:value="1.47680824152395E+018" calcext:value-type="float">
            <text:p>1.47680824152395E+018</text:p>
          </table:table-cell>
          <table:table-cell office:value-type="float" office:value="1.47680821767048E+018" calcext:value-type="float">
            <text:p>1.47680821767048E+018</text:p>
          </table:table-cell>
          <table:table-cell office:value-type="float" office:value="1.47680821789821E+018" calcext:value-type="float">
            <text:p>1.47680821789821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680827416988E+018" calcext:value-type="float">
            <text:p>1.47680827416988E+018</text:p>
          </table:table-cell>
          <table:table-cell office:value-type="float" office:value="1.47680827417061E+018" calcext:value-type="float">
            <text:p>1.47680827417061E+018</text:p>
          </table:table-cell>
          <table:table-cell office:value-type="float" office:value="1.47680824139641E+018" calcext:value-type="float">
            <text:p>1.47680824139641E+018</text:p>
          </table:table-cell>
          <table:table-cell office:value-type="float" office:value="1.47680824152412E+018" calcext:value-type="float">
            <text:p>1.47680824152412E+018</text:p>
          </table:table-cell>
          <table:table-cell office:value-type="float" office:value="1.47680821767087E+018" calcext:value-type="float">
            <text:p>1.47680821767087E+018</text:p>
          </table:table-cell>
          <table:table-cell office:value-type="float" office:value="1.47680821789827E+018" calcext:value-type="float">
            <text:p>1.47680821789827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680827417036E+018" calcext:value-type="float">
            <text:p>1.47680827417036E+018</text:p>
          </table:table-cell>
          <table:table-cell office:value-type="float" office:value="1.47680827417109E+018" calcext:value-type="float">
            <text:p>1.47680827417109E+018</text:p>
          </table:table-cell>
          <table:table-cell office:value-type="float" office:value="1.47680824139684E+018" calcext:value-type="float">
            <text:p>1.47680824139684E+018</text:p>
          </table:table-cell>
          <table:table-cell office:value-type="float" office:value="1.47680824152433E+018" calcext:value-type="float">
            <text:p>1.47680824152433E+018</text:p>
          </table:table-cell>
          <table:table-cell office:value-type="float" office:value="1.47680821767123E+018" calcext:value-type="float">
            <text:p>1.47680821767123E+018</text:p>
          </table:table-cell>
          <table:table-cell office:value-type="float" office:value="1.47680821789836E+018" calcext:value-type="float">
            <text:p>1.47680821789836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680827417084E+018" calcext:value-type="float">
            <text:p>1.47680827417084E+018</text:p>
          </table:table-cell>
          <table:table-cell office:value-type="float" office:value="1.47680827417157E+018" calcext:value-type="float">
            <text:p>1.47680827417157E+018</text:p>
          </table:table-cell>
          <table:table-cell office:value-type="float" office:value="1.47680824139722E+018" calcext:value-type="float">
            <text:p>1.47680824139722E+018</text:p>
          </table:table-cell>
          <table:table-cell office:value-type="float" office:value="1.47680824152675E+018" calcext:value-type="float">
            <text:p>1.47680824152675E+018</text:p>
          </table:table-cell>
          <table:table-cell office:value-type="float" office:value="1.47680821767162E+018" calcext:value-type="float">
            <text:p>1.47680821767162E+018</text:p>
          </table:table-cell>
          <table:table-cell office:value-type="float" office:value="1.47680821789912E+018" calcext:value-type="float">
            <text:p>1.47680821789912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680827417132E+018" calcext:value-type="float">
            <text:p>1.47680827417132E+018</text:p>
          </table:table-cell>
          <table:table-cell office:value-type="float" office:value="1.47680827417207E+018" calcext:value-type="float">
            <text:p>1.47680827417207E+018</text:p>
          </table:table-cell>
          <table:table-cell office:value-type="float" office:value="1.47680824139758E+018" calcext:value-type="float">
            <text:p>1.47680824139758E+018</text:p>
          </table:table-cell>
          <table:table-cell office:value-type="float" office:value="1.47680824152711E+018" calcext:value-type="float">
            <text:p>1.47680824152711E+018</text:p>
          </table:table-cell>
          <table:table-cell office:value-type="float" office:value="1.47680821767199E+018" calcext:value-type="float">
            <text:p>1.47680821767199E+018</text:p>
          </table:table-cell>
          <table:table-cell office:value-type="float" office:value="1.47680821789918E+018" calcext:value-type="float">
            <text:p>1.47680821789918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68082741718E+018" calcext:value-type="float">
            <text:p>1.4768082741718E+018</text:p>
          </table:table-cell>
          <table:table-cell office:value-type="float" office:value="1.47680827417254E+018" calcext:value-type="float">
            <text:p>1.47680827417254E+018</text:p>
          </table:table-cell>
          <table:table-cell office:value-type="float" office:value="1.47680824139793E+018" calcext:value-type="float">
            <text:p>1.47680824139793E+018</text:p>
          </table:table-cell>
          <table:table-cell office:value-type="float" office:value="1.4768082415273E+018" calcext:value-type="float">
            <text:p>1.4768082415273E+018</text:p>
          </table:table-cell>
          <table:table-cell office:value-type="float" office:value="1.47680821767236E+018" calcext:value-type="float">
            <text:p>1.47680821767236E+018</text:p>
          </table:table-cell>
          <table:table-cell office:value-type="float" office:value="1.47680821789924E+018" calcext:value-type="float">
            <text:p>1.47680821789924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680827417228E+018" calcext:value-type="float">
            <text:p>1.47680827417228E+018</text:p>
          </table:table-cell>
          <table:table-cell office:value-type="float" office:value="1.47680827417302E+018" calcext:value-type="float">
            <text:p>1.47680827417302E+018</text:p>
          </table:table-cell>
          <table:table-cell office:value-type="float" office:value="1.47680824139837E+018" calcext:value-type="float">
            <text:p>1.47680824139837E+018</text:p>
          </table:table-cell>
          <table:table-cell office:value-type="float" office:value="1.47680824152752E+018" calcext:value-type="float">
            <text:p>1.47680824152752E+018</text:p>
          </table:table-cell>
          <table:table-cell office:value-type="float" office:value="1.47680821767271E+018" calcext:value-type="float">
            <text:p>1.47680821767271E+018</text:p>
          </table:table-cell>
          <table:table-cell office:value-type="float" office:value="1.4768082178993E+018" calcext:value-type="float">
            <text:p>1.4768082178993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680827417276E+018" calcext:value-type="float">
            <text:p>1.47680827417276E+018</text:p>
          </table:table-cell>
          <table:table-cell office:value-type="float" office:value="1.47680827417351E+018" calcext:value-type="float">
            <text:p>1.47680827417351E+018</text:p>
          </table:table-cell>
          <table:table-cell office:value-type="float" office:value="1.47680824139878E+018" calcext:value-type="float">
            <text:p>1.47680824139878E+018</text:p>
          </table:table-cell>
          <table:table-cell office:value-type="float" office:value="1.47680824152802E+018" calcext:value-type="float">
            <text:p>1.47680824152802E+018</text:p>
          </table:table-cell>
          <table:table-cell office:value-type="float" office:value="1.47680821767308E+018" calcext:value-type="float">
            <text:p>1.47680821767308E+018</text:p>
          </table:table-cell>
          <table:table-cell office:value-type="float" office:value="1.47680821789935E+018" calcext:value-type="float">
            <text:p>1.47680821789935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680827417325E+018" calcext:value-type="float">
            <text:p>1.47680827417325E+018</text:p>
          </table:table-cell>
          <table:table-cell office:value-type="float" office:value="1.47680827417398E+018" calcext:value-type="float">
            <text:p>1.47680827417398E+018</text:p>
          </table:table-cell>
          <table:table-cell office:value-type="float" office:value="1.47680824139931E+018" calcext:value-type="float">
            <text:p>1.47680824139931E+018</text:p>
          </table:table-cell>
          <table:table-cell office:value-type="float" office:value="1.4768082415282E+018" calcext:value-type="float">
            <text:p>1.4768082415282E+018</text:p>
          </table:table-cell>
          <table:table-cell office:value-type="float" office:value="1.47680821767344E+018" calcext:value-type="float">
            <text:p>1.47680821767344E+018</text:p>
          </table:table-cell>
          <table:table-cell office:value-type="float" office:value="1.4768082178994E+018" calcext:value-type="float">
            <text:p>1.4768082178994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680827417373E+018" calcext:value-type="float">
            <text:p>1.47680827417373E+018</text:p>
          </table:table-cell>
          <table:table-cell office:value-type="float" office:value="1.47680827417446E+018" calcext:value-type="float">
            <text:p>1.47680827417446E+018</text:p>
          </table:table-cell>
          <table:table-cell office:value-type="float" office:value="1.47680824139983E+018" calcext:value-type="float">
            <text:p>1.47680824139983E+018</text:p>
          </table:table-cell>
          <table:table-cell office:value-type="float" office:value="1.47680824152838E+018" calcext:value-type="float">
            <text:p>1.47680824152838E+018</text:p>
          </table:table-cell>
          <table:table-cell office:value-type="float" office:value="1.47680821767394E+018" calcext:value-type="float">
            <text:p>1.47680821767394E+018</text:p>
          </table:table-cell>
          <table:table-cell office:value-type="float" office:value="1.47680821789946E+018" calcext:value-type="float">
            <text:p>1.47680821789946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680827417421E+018" calcext:value-type="float">
            <text:p>1.47680827417421E+018</text:p>
          </table:table-cell>
          <table:table-cell office:value-type="float" office:value="1.47680827417494E+018" calcext:value-type="float">
            <text:p>1.47680827417494E+018</text:p>
          </table:table-cell>
          <table:table-cell office:value-type="float" office:value="1.47680824140035E+018" calcext:value-type="float">
            <text:p>1.47680824140035E+018</text:p>
          </table:table-cell>
          <table:table-cell office:value-type="float" office:value="1.47680824152855E+018" calcext:value-type="float">
            <text:p>1.47680824152855E+018</text:p>
          </table:table-cell>
          <table:table-cell office:value-type="float" office:value="1.47680821767433E+018" calcext:value-type="float">
            <text:p>1.47680821767433E+018</text:p>
          </table:table-cell>
          <table:table-cell office:value-type="float" office:value="1.47680821789951E+018" calcext:value-type="float">
            <text:p>1.47680821789951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680827417469E+018" calcext:value-type="float">
            <text:p>1.47680827417469E+018</text:p>
          </table:table-cell>
          <table:table-cell office:value-type="float" office:value="1.47680827417544E+018" calcext:value-type="float">
            <text:p>1.47680827417544E+018</text:p>
          </table:table-cell>
          <table:table-cell office:value-type="float" office:value="1.47680824140073E+018" calcext:value-type="float">
            <text:p>1.47680824140073E+018</text:p>
          </table:table-cell>
          <table:table-cell office:value-type="float" office:value="1.47680824152872E+018" calcext:value-type="float">
            <text:p>1.47680824152872E+018</text:p>
          </table:table-cell>
          <table:table-cell office:value-type="float" office:value="1.4768082176747E+018" calcext:value-type="float">
            <text:p>1.4768082176747E+018</text:p>
          </table:table-cell>
          <table:table-cell office:value-type="float" office:value="1.47680821789956E+018" calcext:value-type="float">
            <text:p>1.47680821789956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680827417518E+018" calcext:value-type="float">
            <text:p>1.47680827417518E+018</text:p>
          </table:table-cell>
          <table:table-cell office:value-type="float" office:value="1.47680827417592E+018" calcext:value-type="float">
            <text:p>1.47680827417592E+018</text:p>
          </table:table-cell>
          <table:table-cell office:value-type="float" office:value="1.47680824140108E+018" calcext:value-type="float">
            <text:p>1.47680824140108E+018</text:p>
          </table:table-cell>
          <table:table-cell office:value-type="float" office:value="1.47680824152902E+018" calcext:value-type="float">
            <text:p>1.47680824152902E+018</text:p>
          </table:table-cell>
          <table:table-cell office:value-type="float" office:value="1.47680821767513E+018" calcext:value-type="float">
            <text:p>1.47680821767513E+018</text:p>
          </table:table-cell>
          <table:table-cell office:value-type="float" office:value="1.47680821789962E+018" calcext:value-type="float">
            <text:p>1.47680821789962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680827417566E+018" calcext:value-type="float">
            <text:p>1.47680827417566E+018</text:p>
          </table:table-cell>
          <table:table-cell office:value-type="float" office:value="1.4768082741764E+018" calcext:value-type="float">
            <text:p>1.4768082741764E+018</text:p>
          </table:table-cell>
          <table:table-cell office:value-type="float" office:value="1.47680824140143E+018" calcext:value-type="float">
            <text:p>1.47680824140143E+018</text:p>
          </table:table-cell>
          <table:table-cell office:value-type="float" office:value="1.4768082415305E+018" calcext:value-type="float">
            <text:p>1.4768082415305E+018</text:p>
          </table:table-cell>
          <table:table-cell office:value-type="float" office:value="1.47680821767551E+018" calcext:value-type="float">
            <text:p>1.47680821767551E+018</text:p>
          </table:table-cell>
          <table:table-cell office:value-type="float" office:value="1.47680821789967E+018" calcext:value-type="float">
            <text:p>1.47680821789967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680827417614E+018" calcext:value-type="float">
            <text:p>1.47680827417614E+018</text:p>
          </table:table-cell>
          <table:table-cell office:value-type="float" office:value="1.47680827417691E+018" calcext:value-type="float">
            <text:p>1.47680827417691E+018</text:p>
          </table:table-cell>
          <table:table-cell office:value-type="float" office:value="1.47680824140177E+018" calcext:value-type="float">
            <text:p>1.47680824140177E+018</text:p>
          </table:table-cell>
          <table:table-cell office:value-type="float" office:value="1.47680824153279E+018" calcext:value-type="float">
            <text:p>1.47680824153279E+018</text:p>
          </table:table-cell>
          <table:table-cell office:value-type="float" office:value="1.47680821767589E+018" calcext:value-type="float">
            <text:p>1.47680821767589E+018</text:p>
          </table:table-cell>
          <table:table-cell office:value-type="float" office:value="1.47680821789987E+018" calcext:value-type="float">
            <text:p>1.47680821789987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680827417667E+018" calcext:value-type="float">
            <text:p>1.47680827417667E+018</text:p>
          </table:table-cell>
          <table:table-cell office:value-type="float" office:value="1.47680827417744E+018" calcext:value-type="float">
            <text:p>1.47680827417744E+018</text:p>
          </table:table-cell>
          <table:table-cell office:value-type="float" office:value="1.47680824140223E+018" calcext:value-type="float">
            <text:p>1.47680824140223E+018</text:p>
          </table:table-cell>
          <table:table-cell office:value-type="float" office:value="1.47680824153366E+018" calcext:value-type="float">
            <text:p>1.47680824153366E+018</text:p>
          </table:table-cell>
          <table:table-cell office:value-type="float" office:value="1.47680821767628E+018" calcext:value-type="float">
            <text:p>1.47680821767628E+018</text:p>
          </table:table-cell>
          <table:table-cell office:value-type="float" office:value="1.47680821790019E+018" calcext:value-type="float">
            <text:p>1.47680821790019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680827417715E+018" calcext:value-type="float">
            <text:p>1.47680827417715E+018</text:p>
          </table:table-cell>
          <table:table-cell office:value-type="float" office:value="1.47680827417788E+018" calcext:value-type="float">
            <text:p>1.47680827417788E+018</text:p>
          </table:table-cell>
          <table:table-cell office:value-type="float" office:value="1.47680824140265E+018" calcext:value-type="float">
            <text:p>1.47680824140265E+018</text:p>
          </table:table-cell>
          <table:table-cell office:value-type="float" office:value="1.47680824153448E+018" calcext:value-type="float">
            <text:p>1.47680824153448E+018</text:p>
          </table:table-cell>
          <table:table-cell office:value-type="float" office:value="1.47680821767663E+018" calcext:value-type="float">
            <text:p>1.47680821767663E+018</text:p>
          </table:table-cell>
          <table:table-cell office:value-type="float" office:value="1.47680821790025E+018" calcext:value-type="float">
            <text:p>1.47680821790025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680827417764E+018" calcext:value-type="float">
            <text:p>1.47680827417764E+018</text:p>
          </table:table-cell>
          <table:table-cell office:value-type="float" office:value="1.47680827417839E+018" calcext:value-type="float">
            <text:p>1.47680827417839E+018</text:p>
          </table:table-cell>
          <table:table-cell office:value-type="float" office:value="1.47680824140301E+018" calcext:value-type="float">
            <text:p>1.47680824140301E+018</text:p>
          </table:table-cell>
          <table:table-cell office:value-type="float" office:value="1.47680824153727E+018" calcext:value-type="float">
            <text:p>1.47680824153727E+018</text:p>
          </table:table-cell>
          <table:table-cell office:value-type="float" office:value="1.47680821767698E+018" calcext:value-type="float">
            <text:p>1.47680821767698E+018</text:p>
          </table:table-cell>
          <table:table-cell office:value-type="float" office:value="1.47680821790031E+018" calcext:value-type="float">
            <text:p>1.47680821790031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680827417812E+018" calcext:value-type="float">
            <text:p>1.47680827417812E+018</text:p>
          </table:table-cell>
          <table:table-cell office:value-type="float" office:value="1.47680827417886E+018" calcext:value-type="float">
            <text:p>1.47680827417886E+018</text:p>
          </table:table-cell>
          <table:table-cell office:value-type="float" office:value="1.47680824140336E+018" calcext:value-type="float">
            <text:p>1.47680824140336E+018</text:p>
          </table:table-cell>
          <table:table-cell office:value-type="float" office:value="1.4768082415392E+018" calcext:value-type="float">
            <text:p>1.4768082415392E+018</text:p>
          </table:table-cell>
          <table:table-cell office:value-type="float" office:value="1.47680821767733E+018" calcext:value-type="float">
            <text:p>1.47680821767733E+018</text:p>
          </table:table-cell>
          <table:table-cell office:value-type="float" office:value="1.47680821790036E+018" calcext:value-type="float">
            <text:p>1.47680821790036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680827417861E+018" calcext:value-type="float">
            <text:p>1.47680827417861E+018</text:p>
          </table:table-cell>
          <table:table-cell office:value-type="float" office:value="1.47680827417934E+018" calcext:value-type="float">
            <text:p>1.47680827417934E+018</text:p>
          </table:table-cell>
          <table:table-cell office:value-type="float" office:value="1.47680824140371E+018" calcext:value-type="float">
            <text:p>1.47680824140371E+018</text:p>
          </table:table-cell>
          <table:table-cell office:value-type="float" office:value="1.47680824154114E+018" calcext:value-type="float">
            <text:p>1.47680824154114E+018</text:p>
          </table:table-cell>
          <table:table-cell office:value-type="float" office:value="1.47680821767772E+018" calcext:value-type="float">
            <text:p>1.47680821767772E+018</text:p>
          </table:table-cell>
          <table:table-cell office:value-type="float" office:value="1.47680821792203E+018" calcext:value-type="float">
            <text:p>1.47680821792203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680827417909E+018" calcext:value-type="float">
            <text:p>1.47680827417909E+018</text:p>
          </table:table-cell>
          <table:table-cell office:value-type="float" office:value="1.47680827417989E+018" calcext:value-type="float">
            <text:p>1.47680827417989E+018</text:p>
          </table:table-cell>
          <table:table-cell office:value-type="float" office:value="1.47680824140416E+018" calcext:value-type="float">
            <text:p>1.47680824140416E+018</text:p>
          </table:table-cell>
          <table:table-cell office:value-type="float" office:value="1.47680824154199E+018" calcext:value-type="float">
            <text:p>1.47680824154199E+018</text:p>
          </table:table-cell>
          <table:table-cell office:value-type="float" office:value="1.47680821767807E+018" calcext:value-type="float">
            <text:p>1.47680821767807E+018</text:p>
          </table:table-cell>
          <table:table-cell office:value-type="float" office:value="1.47680821792247E+018" calcext:value-type="float">
            <text:p>1.47680821792247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680827417957E+018" calcext:value-type="float">
            <text:p>1.47680827417957E+018</text:p>
          </table:table-cell>
          <table:table-cell office:value-type="float" office:value="1.47680827418034E+018" calcext:value-type="float">
            <text:p>1.47680827418034E+018</text:p>
          </table:table-cell>
          <table:table-cell office:value-type="float" office:value="1.47680824140458E+018" calcext:value-type="float">
            <text:p>1.47680824140458E+018</text:p>
          </table:table-cell>
          <table:table-cell office:value-type="float" office:value="1.47680824154245E+018" calcext:value-type="float">
            <text:p>1.47680824154245E+018</text:p>
          </table:table-cell>
          <table:table-cell office:value-type="float" office:value="1.47680821767844E+018" calcext:value-type="float">
            <text:p>1.47680821767844E+018</text:p>
          </table:table-cell>
          <table:table-cell office:value-type="float" office:value="1.47680821792252E+018" calcext:value-type="float">
            <text:p>1.47680821792252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680827418006E+018" calcext:value-type="float">
            <text:p>1.47680827418006E+018</text:p>
          </table:table-cell>
          <table:table-cell office:value-type="float" office:value="1.47680827418082E+018" calcext:value-type="float">
            <text:p>1.47680827418082E+018</text:p>
          </table:table-cell>
          <table:table-cell office:value-type="float" office:value="1.47680824140493E+018" calcext:value-type="float">
            <text:p>1.47680824140493E+018</text:p>
          </table:table-cell>
          <table:table-cell office:value-type="float" office:value="1.47680824154341E+018" calcext:value-type="float">
            <text:p>1.47680824154341E+018</text:p>
          </table:table-cell>
          <table:table-cell office:value-type="float" office:value="1.47680821767879E+018" calcext:value-type="float">
            <text:p>1.47680821767879E+018</text:p>
          </table:table-cell>
          <table:table-cell office:value-type="float" office:value="1.47680821792258E+018" calcext:value-type="float">
            <text:p>1.47680821792258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680827418055E+018" calcext:value-type="float">
            <text:p>1.47680827418055E+018</text:p>
          </table:table-cell>
          <table:table-cell office:value-type="float" office:value="1.47680827418129E+018" calcext:value-type="float">
            <text:p>1.47680827418129E+018</text:p>
          </table:table-cell>
          <table:table-cell office:value-type="float" office:value="1.4768082414053E+018" calcext:value-type="float">
            <text:p>1.4768082414053E+018</text:p>
          </table:table-cell>
          <table:table-cell office:value-type="float" office:value="1.47680824154601E+018" calcext:value-type="float">
            <text:p>1.47680824154601E+018</text:p>
          </table:table-cell>
          <table:table-cell office:value-type="float" office:value="1.47680821767913E+018" calcext:value-type="float">
            <text:p>1.47680821767913E+018</text:p>
          </table:table-cell>
          <table:table-cell office:value-type="float" office:value="1.47680821792263E+018" calcext:value-type="float">
            <text:p>1.47680821792263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680827418104E+018" calcext:value-type="float">
            <text:p>1.47680827418104E+018</text:p>
          </table:table-cell>
          <table:table-cell office:value-type="float" office:value="1.47680827418177E+018" calcext:value-type="float">
            <text:p>1.47680827418177E+018</text:p>
          </table:table-cell>
          <table:table-cell office:value-type="float" office:value="1.47680824140565E+018" calcext:value-type="float">
            <text:p>1.47680824140565E+018</text:p>
          </table:table-cell>
          <table:table-cell office:value-type="float" office:value="1.47680824154637E+018" calcext:value-type="float">
            <text:p>1.47680824154637E+018</text:p>
          </table:table-cell>
          <table:table-cell office:value-type="float" office:value="1.47680821767952E+018" calcext:value-type="float">
            <text:p>1.47680821767952E+018</text:p>
          </table:table-cell>
          <table:table-cell office:value-type="float" office:value="1.47680821792268E+018" calcext:value-type="float">
            <text:p>1.47680821792268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680827418152E+018" calcext:value-type="float">
            <text:p>1.47680827418152E+018</text:p>
          </table:table-cell>
          <table:table-cell office:value-type="float" office:value="1.47680827418228E+018" calcext:value-type="float">
            <text:p>1.47680827418228E+018</text:p>
          </table:table-cell>
          <table:table-cell office:value-type="float" office:value="1.4768082414061E+018" calcext:value-type="float">
            <text:p>1.4768082414061E+018</text:p>
          </table:table-cell>
          <table:table-cell office:value-type="float" office:value="1.47680824154793E+018" calcext:value-type="float">
            <text:p>1.47680824154793E+018</text:p>
          </table:table-cell>
          <table:table-cell office:value-type="float" office:value="1.47680821767988E+018" calcext:value-type="float">
            <text:p>1.47680821767988E+018</text:p>
          </table:table-cell>
          <table:table-cell office:value-type="float" office:value="1.47680821792287E+018" calcext:value-type="float">
            <text:p>1.47680821792287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6808274182E+018" calcext:value-type="float">
            <text:p>1.476808274182E+018</text:p>
          </table:table-cell>
          <table:table-cell office:value-type="float" office:value="1.47680827418282E+018" calcext:value-type="float">
            <text:p>1.47680827418282E+018</text:p>
          </table:table-cell>
          <table:table-cell office:value-type="float" office:value="1.47680824140659E+018" calcext:value-type="float">
            <text:p>1.47680824140659E+018</text:p>
          </table:table-cell>
          <table:table-cell office:value-type="float" office:value="1.47680824154945E+018" calcext:value-type="float">
            <text:p>1.47680824154945E+018</text:p>
          </table:table-cell>
          <table:table-cell office:value-type="float" office:value="1.47680821768024E+018" calcext:value-type="float">
            <text:p>1.47680821768024E+018</text:p>
          </table:table-cell>
          <table:table-cell office:value-type="float" office:value="1.47680821792337E+018" calcext:value-type="float">
            <text:p>1.47680821792337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680827418254E+018" calcext:value-type="float">
            <text:p>1.47680827418254E+018</text:p>
          </table:table-cell>
          <table:table-cell office:value-type="float" office:value="1.47680827418336E+018" calcext:value-type="float">
            <text:p>1.47680827418336E+018</text:p>
          </table:table-cell>
          <table:table-cell office:value-type="float" office:value="1.47680824140695E+018" calcext:value-type="float">
            <text:p>1.47680824140695E+018</text:p>
          </table:table-cell>
          <table:table-cell office:value-type="float" office:value="1.47680824155255E+018" calcext:value-type="float">
            <text:p>1.47680824155255E+018</text:p>
          </table:table-cell>
          <table:table-cell office:value-type="float" office:value="1.47680821768064E+018" calcext:value-type="float">
            <text:p>1.47680821768064E+018</text:p>
          </table:table-cell>
          <table:table-cell office:value-type="float" office:value="1.47680821792343E+018" calcext:value-type="float">
            <text:p>1.47680821792343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680827418365E+018" calcext:value-type="float">
            <text:p>1.47680827418365E+018</text:p>
          </table:table-cell>
          <table:table-cell office:value-type="float" office:value="1.4768082741845E+018" calcext:value-type="float">
            <text:p>1.4768082741845E+018</text:p>
          </table:table-cell>
          <table:table-cell office:value-type="float" office:value="1.4768082414073E+018" calcext:value-type="float">
            <text:p>1.4768082414073E+018</text:p>
          </table:table-cell>
          <table:table-cell office:value-type="float" office:value="1.47680824155446E+018" calcext:value-type="float">
            <text:p>1.47680824155446E+018</text:p>
          </table:table-cell>
          <table:table-cell office:value-type="float" office:value="1.47680821768106E+018" calcext:value-type="float">
            <text:p>1.47680821768106E+018</text:p>
          </table:table-cell>
          <table:table-cell office:value-type="float" office:value="1.47680821792349E+018" calcext:value-type="float">
            <text:p>1.47680821792349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680827418421E+018" calcext:value-type="float">
            <text:p>1.47680827418421E+018</text:p>
          </table:table-cell>
          <table:table-cell office:value-type="float" office:value="1.47680827418501E+018" calcext:value-type="float">
            <text:p>1.47680827418501E+018</text:p>
          </table:table-cell>
          <table:table-cell office:value-type="float" office:value="1.47680824140765E+018" calcext:value-type="float">
            <text:p>1.47680824140765E+018</text:p>
          </table:table-cell>
          <table:table-cell office:value-type="float" office:value="1.47680824155566E+018" calcext:value-type="float">
            <text:p>1.47680824155566E+018</text:p>
          </table:table-cell>
          <table:table-cell office:value-type="float" office:value="1.47680821768143E+018" calcext:value-type="float">
            <text:p>1.47680821768143E+018</text:p>
          </table:table-cell>
          <table:table-cell office:value-type="float" office:value="1.47680821792354E+018" calcext:value-type="float">
            <text:p>1.47680821792354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680827418547E+018" calcext:value-type="float">
            <text:p>1.47680827418547E+018</text:p>
          </table:table-cell>
          <table:table-cell office:value-type="float" office:value="1.47680827418716E+018" calcext:value-type="float">
            <text:p>1.47680827418716E+018</text:p>
          </table:table-cell>
          <table:table-cell office:value-type="float" office:value="1.476808241408E+018" calcext:value-type="float">
            <text:p>1.476808241408E+018</text:p>
          </table:table-cell>
          <table:table-cell office:value-type="float" office:value="1.47680824155688E+018" calcext:value-type="float">
            <text:p>1.47680824155688E+018</text:p>
          </table:table-cell>
          <table:table-cell office:value-type="float" office:value="1.47680821768181E+018" calcext:value-type="float">
            <text:p>1.47680821768181E+018</text:p>
          </table:table-cell>
          <table:table-cell office:value-type="float" office:value="1.4768082179236E+018" calcext:value-type="float">
            <text:p>1.4768082179236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680827418589E+018" calcext:value-type="float">
            <text:p>1.47680827418589E+018</text:p>
          </table:table-cell>
          <table:table-cell office:value-type="float" office:value="1.47680827418751E+018" calcext:value-type="float">
            <text:p>1.47680827418751E+018</text:p>
          </table:table-cell>
          <table:table-cell office:value-type="float" office:value="1.47680824140834E+018" calcext:value-type="float">
            <text:p>1.47680824140834E+018</text:p>
          </table:table-cell>
          <table:table-cell office:value-type="float" office:value="1.47680824155736E+018" calcext:value-type="float">
            <text:p>1.47680824155736E+018</text:p>
          </table:table-cell>
          <table:table-cell office:value-type="float" office:value="1.47680821768219E+018" calcext:value-type="float">
            <text:p>1.47680821768219E+018</text:p>
          </table:table-cell>
          <table:table-cell office:value-type="float" office:value="1.47680821792365E+018" calcext:value-type="float">
            <text:p>1.47680821792365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680827418628E+018" calcext:value-type="float">
            <text:p>1.47680827418628E+018</text:p>
          </table:table-cell>
          <table:table-cell office:value-type="float" office:value="1.47680827418872E+018" calcext:value-type="float">
            <text:p>1.47680827418872E+018</text:p>
          </table:table-cell>
          <table:table-cell office:value-type="float" office:value="1.47680824140869E+018" calcext:value-type="float">
            <text:p>1.47680824140869E+018</text:p>
          </table:table-cell>
          <table:table-cell office:value-type="float" office:value="1.47680824155768E+018" calcext:value-type="float">
            <text:p>1.47680824155768E+018</text:p>
          </table:table-cell>
          <table:table-cell office:value-type="float" office:value="1.47680821768255E+018" calcext:value-type="float">
            <text:p>1.47680821768255E+018</text:p>
          </table:table-cell>
          <table:table-cell office:value-type="float" office:value="1.4768082179237E+018" calcext:value-type="float">
            <text:p>1.4768082179237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680827418669E+018" calcext:value-type="float">
            <text:p>1.47680827418669E+018</text:p>
          </table:table-cell>
          <table:table-cell office:value-type="float" office:value="1.47680827418909E+018" calcext:value-type="float">
            <text:p>1.47680827418909E+018</text:p>
          </table:table-cell>
          <table:table-cell office:value-type="float" office:value="1.47680824140904E+018" calcext:value-type="float">
            <text:p>1.47680824140904E+018</text:p>
          </table:table-cell>
          <table:table-cell office:value-type="float" office:value="1.47680824155788E+018" calcext:value-type="float">
            <text:p>1.47680824155788E+018</text:p>
          </table:table-cell>
          <table:table-cell office:value-type="float" office:value="1.47680821768292E+018" calcext:value-type="float">
            <text:p>1.47680821768292E+018</text:p>
          </table:table-cell>
          <table:table-cell office:value-type="float" office:value="1.47680821792376E+018" calcext:value-type="float">
            <text:p>1.47680821792376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680827418711E+018" calcext:value-type="float">
            <text:p>1.47680827418711E+018</text:p>
          </table:table-cell>
          <table:table-cell office:value-type="float" office:value="1.47680827418934E+018" calcext:value-type="float">
            <text:p>1.47680827418934E+018</text:p>
          </table:table-cell>
          <table:table-cell office:value-type="float" office:value="1.47680824140939E+018" calcext:value-type="float">
            <text:p>1.47680824140939E+018</text:p>
          </table:table-cell>
          <table:table-cell office:value-type="float" office:value="1.47680824155835E+018" calcext:value-type="float">
            <text:p>1.47680824155835E+018</text:p>
          </table:table-cell>
          <table:table-cell office:value-type="float" office:value="1.47680821768327E+018" calcext:value-type="float">
            <text:p>1.47680821768327E+018</text:p>
          </table:table-cell>
          <table:table-cell office:value-type="float" office:value="1.47680821792394E+018" calcext:value-type="float">
            <text:p>1.47680821792394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680827418748E+018" calcext:value-type="float">
            <text:p>1.47680827418748E+018</text:p>
          </table:table-cell>
          <table:table-cell office:value-type="float" office:value="1.47680827418964E+018" calcext:value-type="float">
            <text:p>1.47680827418964E+018</text:p>
          </table:table-cell>
          <table:table-cell office:value-type="float" office:value="1.47680824140974E+018" calcext:value-type="float">
            <text:p>1.47680824140974E+018</text:p>
          </table:table-cell>
          <table:table-cell office:value-type="float" office:value="1.47680824155852E+018" calcext:value-type="float">
            <text:p>1.47680824155852E+018</text:p>
          </table:table-cell>
          <table:table-cell office:value-type="float" office:value="1.47680821768362E+018" calcext:value-type="float">
            <text:p>1.47680821768362E+018</text:p>
          </table:table-cell>
          <table:table-cell office:value-type="float" office:value="1.47680821792438E+018" calcext:value-type="float">
            <text:p>1.47680821792438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680827418785E+018" calcext:value-type="float">
            <text:p>1.47680827418785E+018</text:p>
          </table:table-cell>
          <table:table-cell office:value-type="float" office:value="1.47680827418994E+018" calcext:value-type="float">
            <text:p>1.47680827418994E+018</text:p>
          </table:table-cell>
          <table:table-cell office:value-type="float" office:value="1.47680824141022E+018" calcext:value-type="float">
            <text:p>1.47680824141022E+018</text:p>
          </table:table-cell>
          <table:table-cell office:value-type="float" office:value="1.47680824155869E+018" calcext:value-type="float">
            <text:p>1.47680824155869E+018</text:p>
          </table:table-cell>
          <table:table-cell office:value-type="float" office:value="1.476808217684E+018" calcext:value-type="float">
            <text:p>1.476808217684E+018</text:p>
          </table:table-cell>
          <table:table-cell office:value-type="float" office:value="1.47680821792443E+018" calcext:value-type="float">
            <text:p>1.47680821792443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680827418829E+018" calcext:value-type="float">
            <text:p>1.47680827418829E+018</text:p>
          </table:table-cell>
          <table:table-cell office:value-type="float" office:value="1.47680827419017E+018" calcext:value-type="float">
            <text:p>1.47680827419017E+018</text:p>
          </table:table-cell>
          <table:table-cell office:value-type="float" office:value="1.47680824141065E+018" calcext:value-type="float">
            <text:p>1.47680824141065E+018</text:p>
          </table:table-cell>
          <table:table-cell office:value-type="float" office:value="1.47680824155887E+018" calcext:value-type="float">
            <text:p>1.47680824155887E+018</text:p>
          </table:table-cell>
          <table:table-cell office:value-type="float" office:value="1.47680821768436E+018" calcext:value-type="float">
            <text:p>1.47680821768436E+018</text:p>
          </table:table-cell>
          <table:table-cell office:value-type="float" office:value="1.47680821792449E+018" calcext:value-type="float">
            <text:p>1.47680821792449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680827418874E+018" calcext:value-type="float">
            <text:p>1.47680827418874E+018</text:p>
          </table:table-cell>
          <table:table-cell office:value-type="float" office:value="1.47680827419049E+018" calcext:value-type="float">
            <text:p>1.47680827419049E+018</text:p>
          </table:table-cell>
          <table:table-cell office:value-type="float" office:value="1.47680824141101E+018" calcext:value-type="float">
            <text:p>1.47680824141101E+018</text:p>
          </table:table-cell>
          <table:table-cell office:value-type="float" office:value="1.47680824155908E+018" calcext:value-type="float">
            <text:p>1.47680824155908E+018</text:p>
          </table:table-cell>
          <table:table-cell office:value-type="float" office:value="1.47680821768472E+018" calcext:value-type="float">
            <text:p>1.47680821768472E+018</text:p>
          </table:table-cell>
          <table:table-cell office:value-type="float" office:value="1.47680821792454E+018" calcext:value-type="float">
            <text:p>1.47680821792454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680827419017E+018" calcext:value-type="float">
            <text:p>1.47680827419017E+018</text:p>
          </table:table-cell>
          <table:table-cell office:value-type="float" office:value="1.47680827419289E+018" calcext:value-type="float">
            <text:p>1.47680827419289E+018</text:p>
          </table:table-cell>
          <table:table-cell office:value-type="float" office:value="1.47680824141136E+018" calcext:value-type="float">
            <text:p>1.47680824141136E+018</text:p>
          </table:table-cell>
          <table:table-cell office:value-type="float" office:value="1.47680824155939E+018" calcext:value-type="float">
            <text:p>1.47680824155939E+018</text:p>
          </table:table-cell>
          <table:table-cell office:value-type="float" office:value="1.47680821768507E+018" calcext:value-type="float">
            <text:p>1.47680821768507E+018</text:p>
          </table:table-cell>
          <table:table-cell office:value-type="float" office:value="1.4768082179246E+018" calcext:value-type="float">
            <text:p>1.4768082179246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680827419062E+018" calcext:value-type="float">
            <text:p>1.47680827419062E+018</text:p>
          </table:table-cell>
          <table:table-cell office:value-type="float" office:value="1.47680827419364E+018" calcext:value-type="float">
            <text:p>1.47680827419364E+018</text:p>
          </table:table-cell>
          <table:table-cell office:value-type="float" office:value="1.4768082414117E+018" calcext:value-type="float">
            <text:p>1.4768082414117E+018</text:p>
          </table:table-cell>
          <table:table-cell office:value-type="float" office:value="1.47680824156076E+018" calcext:value-type="float">
            <text:p>1.47680824156076E+018</text:p>
          </table:table-cell>
          <table:table-cell office:value-type="float" office:value="1.47680821768542E+018" calcext:value-type="float">
            <text:p>1.47680821768542E+018</text:p>
          </table:table-cell>
          <table:table-cell office:value-type="float" office:value="1.47680821792465E+018" calcext:value-type="float">
            <text:p>1.47680821792465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6808274191E+018" calcext:value-type="float">
            <text:p>1.476808274191E+018</text:p>
          </table:table-cell>
          <table:table-cell office:value-type="float" office:value="1.47680827419448E+018" calcext:value-type="float">
            <text:p>1.47680827419448E+018</text:p>
          </table:table-cell>
          <table:table-cell office:value-type="float" office:value="1.47680824141216E+018" calcext:value-type="float">
            <text:p>1.47680824141216E+018</text:p>
          </table:table-cell>
          <table:table-cell office:value-type="float" office:value="1.4768082415613E+018" calcext:value-type="float">
            <text:p>1.4768082415613E+018</text:p>
          </table:table-cell>
          <table:table-cell office:value-type="float" office:value="1.4768082176858E+018" calcext:value-type="float">
            <text:p>1.4768082176858E+018</text:p>
          </table:table-cell>
          <table:table-cell office:value-type="float" office:value="1.47680821792483E+018" calcext:value-type="float">
            <text:p>1.47680821792483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680827419135E+018" calcext:value-type="float">
            <text:p>1.47680827419135E+018</text:p>
          </table:table-cell>
          <table:table-cell office:value-type="float" office:value="1.47680827419604E+018" calcext:value-type="float">
            <text:p>1.47680827419604E+018</text:p>
          </table:table-cell>
          <table:table-cell office:value-type="float" office:value="1.47680824141258E+018" calcext:value-type="float">
            <text:p>1.47680824141258E+018</text:p>
          </table:table-cell>
          <table:table-cell office:value-type="float" office:value="1.4768082415615E+018" calcext:value-type="float">
            <text:p>1.4768082415615E+018</text:p>
          </table:table-cell>
          <table:table-cell office:value-type="float" office:value="1.47680821768616E+018" calcext:value-type="float">
            <text:p>1.47680821768616E+018</text:p>
          </table:table-cell>
          <table:table-cell office:value-type="float" office:value="1.47680821792523E+018" calcext:value-type="float">
            <text:p>1.47680821792523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680827419171E+018" calcext:value-type="float">
            <text:p>1.47680827419171E+018</text:p>
          </table:table-cell>
          <table:table-cell office:value-type="float" office:value="1.47680827419898E+018" calcext:value-type="float">
            <text:p>1.47680827419898E+018</text:p>
          </table:table-cell>
          <table:table-cell office:value-type="float" office:value="1.47680824141293E+018" calcext:value-type="float">
            <text:p>1.47680824141293E+018</text:p>
          </table:table-cell>
          <table:table-cell office:value-type="float" office:value="1.47680824156168E+018" calcext:value-type="float">
            <text:p>1.47680824156168E+018</text:p>
          </table:table-cell>
          <table:table-cell office:value-type="float" office:value="1.47680821768657E+018" calcext:value-type="float">
            <text:p>1.47680821768657E+018</text:p>
          </table:table-cell>
          <table:table-cell office:value-type="float" office:value="1.47680821792529E+018" calcext:value-type="float">
            <text:p>1.47680821792529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680827419206E+018" calcext:value-type="float">
            <text:p>1.47680827419206E+018</text:p>
          </table:table-cell>
          <table:table-cell office:value-type="float" office:value="1.47680827419933E+018" calcext:value-type="float">
            <text:p>1.47680827419933E+018</text:p>
          </table:table-cell>
          <table:table-cell office:value-type="float" office:value="1.4768082414133E+018" calcext:value-type="float">
            <text:p>1.4768082414133E+018</text:p>
          </table:table-cell>
          <table:table-cell office:value-type="float" office:value="1.47680824156185E+018" calcext:value-type="float">
            <text:p>1.47680824156185E+018</text:p>
          </table:table-cell>
          <table:table-cell office:value-type="float" office:value="1.47680821768697E+018" calcext:value-type="float">
            <text:p>1.47680821768697E+018</text:p>
          </table:table-cell>
          <table:table-cell office:value-type="float" office:value="1.47680821792534E+018" calcext:value-type="float">
            <text:p>1.47680821792534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68082741925E+018" calcext:value-type="float">
            <text:p>1.4768082741925E+018</text:p>
          </table:table-cell>
          <table:table-cell office:value-type="float" office:value="1.47680827419962E+018" calcext:value-type="float">
            <text:p>1.47680827419962E+018</text:p>
          </table:table-cell>
          <table:table-cell office:value-type="float" office:value="1.47680824141365E+018" calcext:value-type="float">
            <text:p>1.47680824141365E+018</text:p>
          </table:table-cell>
          <table:table-cell office:value-type="float" office:value="1.47680824156202E+018" calcext:value-type="float">
            <text:p>1.47680824156202E+018</text:p>
          </table:table-cell>
          <table:table-cell office:value-type="float" office:value="1.47680821768734E+018" calcext:value-type="float">
            <text:p>1.47680821768734E+018</text:p>
          </table:table-cell>
          <table:table-cell office:value-type="float" office:value="1.47680821792539E+018" calcext:value-type="float">
            <text:p>1.47680821792539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680827419286E+018" calcext:value-type="float">
            <text:p>1.47680827419286E+018</text:p>
          </table:table-cell>
          <table:table-cell office:value-type="float" office:value="1.47680827420096E+018" calcext:value-type="float">
            <text:p>1.47680827420096E+018</text:p>
          </table:table-cell>
          <table:table-cell office:value-type="float" office:value="1.476808241414E+018" calcext:value-type="float">
            <text:p>1.476808241414E+018</text:p>
          </table:table-cell>
          <table:table-cell office:value-type="float" office:value="1.47680824156219E+018" calcext:value-type="float">
            <text:p>1.47680824156219E+018</text:p>
          </table:table-cell>
          <table:table-cell office:value-type="float" office:value="1.4768082176877E+018" calcext:value-type="float">
            <text:p>1.4768082176877E+018</text:p>
          </table:table-cell>
          <table:table-cell office:value-type="float" office:value="1.47680821792545E+018" calcext:value-type="float">
            <text:p>1.47680821792545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680827419328E+018" calcext:value-type="float">
            <text:p>1.47680827419328E+018</text:p>
          </table:table-cell>
          <table:table-cell office:value-type="float" office:value="1.47680827420133E+018" calcext:value-type="float">
            <text:p>1.47680827420133E+018</text:p>
          </table:table-cell>
          <table:table-cell office:value-type="float" office:value="1.47680824141435E+018" calcext:value-type="float">
            <text:p>1.47680824141435E+018</text:p>
          </table:table-cell>
          <table:table-cell office:value-type="float" office:value="1.47680824156236E+018" calcext:value-type="float">
            <text:p>1.47680824156236E+018</text:p>
          </table:table-cell>
          <table:table-cell office:value-type="float" office:value="1.47680821768809E+018" calcext:value-type="float">
            <text:p>1.47680821768809E+018</text:p>
          </table:table-cell>
          <table:table-cell office:value-type="float" office:value="1.47680821792563E+018" calcext:value-type="float">
            <text:p>1.47680821792563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680827419366E+018" calcext:value-type="float">
            <text:p>1.47680827419366E+018</text:p>
          </table:table-cell>
          <table:table-cell office:value-type="float" office:value="1.4768082742018E+018" calcext:value-type="float">
            <text:p>1.4768082742018E+018</text:p>
          </table:table-cell>
          <table:table-cell office:value-type="float" office:value="1.4768082414148E+018" calcext:value-type="float">
            <text:p>1.4768082414148E+018</text:p>
          </table:table-cell>
          <table:table-cell office:value-type="float" office:value="1.47680824156253E+018" calcext:value-type="float">
            <text:p>1.47680824156253E+018</text:p>
          </table:table-cell>
          <table:table-cell office:value-type="float" office:value="1.47680821768845E+018" calcext:value-type="float">
            <text:p>1.47680821768845E+018</text:p>
          </table:table-cell>
          <table:table-cell office:value-type="float" office:value="1.47680821792598E+018" calcext:value-type="float">
            <text:p>1.47680821792598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680827419441E+018" calcext:value-type="float">
            <text:p>1.47680827419441E+018</text:p>
          </table:table-cell>
          <table:table-cell office:value-type="float" office:value="1.47680827420328E+018" calcext:value-type="float">
            <text:p>1.47680827420328E+018</text:p>
          </table:table-cell>
          <table:table-cell office:value-type="float" office:value="1.47680824141522E+018" calcext:value-type="float">
            <text:p>1.47680824141522E+018</text:p>
          </table:table-cell>
          <table:table-cell office:value-type="float" office:value="1.47680824156298E+018" calcext:value-type="float">
            <text:p>1.47680824156298E+018</text:p>
          </table:table-cell>
          <table:table-cell office:value-type="float" office:value="1.47680821768882E+018" calcext:value-type="float">
            <text:p>1.47680821768882E+018</text:p>
          </table:table-cell>
          <table:table-cell office:value-type="float" office:value="1.47680821792604E+018" calcext:value-type="float">
            <text:p>1.47680821792604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680827419486E+018" calcext:value-type="float">
            <text:p>1.47680827419486E+018</text:p>
          </table:table-cell>
          <table:table-cell office:value-type="float" office:value="1.47680827420396E+018" calcext:value-type="float">
            <text:p>1.47680827420396E+018</text:p>
          </table:table-cell>
          <table:table-cell office:value-type="float" office:value="1.47680824141557E+018" calcext:value-type="float">
            <text:p>1.47680824141557E+018</text:p>
          </table:table-cell>
          <table:table-cell office:value-type="float" office:value="1.47680824156319E+018" calcext:value-type="float">
            <text:p>1.47680824156319E+018</text:p>
          </table:table-cell>
          <table:table-cell office:value-type="float" office:value="1.4768082176892E+018" calcext:value-type="float">
            <text:p>1.4768082176892E+018</text:p>
          </table:table-cell>
          <table:table-cell office:value-type="float" office:value="1.4768082179261E+018" calcext:value-type="float">
            <text:p>1.4768082179261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680827419522E+018" calcext:value-type="float">
            <text:p>1.47680827419522E+018</text:p>
          </table:table-cell>
          <table:table-cell office:value-type="float" office:value="1.47680827420583E+018" calcext:value-type="float">
            <text:p>1.47680827420583E+018</text:p>
          </table:table-cell>
          <table:table-cell office:value-type="float" office:value="1.47680824141592E+018" calcext:value-type="float">
            <text:p>1.47680824141592E+018</text:p>
          </table:table-cell>
          <table:table-cell office:value-type="float" office:value="1.47680824156352E+018" calcext:value-type="float">
            <text:p>1.47680824156352E+018</text:p>
          </table:table-cell>
          <table:table-cell office:value-type="float" office:value="1.47680821768956E+018" calcext:value-type="float">
            <text:p>1.47680821768956E+018</text:p>
          </table:table-cell>
          <table:table-cell office:value-type="float" office:value="1.47680821792627E+018" calcext:value-type="float">
            <text:p>1.47680821792627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680827419562E+018" calcext:value-type="float">
            <text:p>1.47680827419562E+018</text:p>
          </table:table-cell>
          <table:table-cell office:value-type="float" office:value="1.47680827420632E+018" calcext:value-type="float">
            <text:p>1.47680827420632E+018</text:p>
          </table:table-cell>
          <table:table-cell office:value-type="float" office:value="1.47680824141643E+018" calcext:value-type="float">
            <text:p>1.47680824141643E+018</text:p>
          </table:table-cell>
          <table:table-cell office:value-type="float" office:value="1.47680824156372E+018" calcext:value-type="float">
            <text:p>1.47680824156372E+018</text:p>
          </table:table-cell>
          <table:table-cell office:value-type="float" office:value="1.47680821768992E+018" calcext:value-type="float">
            <text:p>1.47680821768992E+018</text:p>
          </table:table-cell>
          <table:table-cell office:value-type="float" office:value="1.47680821792646E+018" calcext:value-type="float">
            <text:p>1.47680821792646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680827419602E+018" calcext:value-type="float">
            <text:p>1.47680827419602E+018</text:p>
          </table:table-cell>
          <table:table-cell office:value-type="float" office:value="1.47680827420653E+018" calcext:value-type="float">
            <text:p>1.47680827420653E+018</text:p>
          </table:table-cell>
          <table:table-cell office:value-type="float" office:value="1.47680824141685E+018" calcext:value-type="float">
            <text:p>1.47680824141685E+018</text:p>
          </table:table-cell>
          <table:table-cell office:value-type="float" office:value="1.47680824156391E+018" calcext:value-type="float">
            <text:p>1.47680824156391E+018</text:p>
          </table:table-cell>
          <table:table-cell office:value-type="float" office:value="1.47680821769027E+018" calcext:value-type="float">
            <text:p>1.47680821769027E+018</text:p>
          </table:table-cell>
          <table:table-cell office:value-type="float" office:value="1.47680821792686E+018" calcext:value-type="float">
            <text:p>1.47680821792686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680827419643E+018" calcext:value-type="float">
            <text:p>1.47680827419643E+018</text:p>
          </table:table-cell>
          <table:table-cell office:value-type="float" office:value="1.47680827420671E+018" calcext:value-type="float">
            <text:p>1.47680827420671E+018</text:p>
          </table:table-cell>
          <table:table-cell office:value-type="float" office:value="1.47680824141721E+018" calcext:value-type="float">
            <text:p>1.47680824141721E+018</text:p>
          </table:table-cell>
          <table:table-cell office:value-type="float" office:value="1.47680824156414E+018" calcext:value-type="float">
            <text:p>1.47680824156414E+018</text:p>
          </table:table-cell>
          <table:table-cell office:value-type="float" office:value="1.47680821769066E+018" calcext:value-type="float">
            <text:p>1.47680821769066E+018</text:p>
          </table:table-cell>
          <table:table-cell office:value-type="float" office:value="1.47680821792692E+018" calcext:value-type="float">
            <text:p>1.47680821792692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680827419678E+018" calcext:value-type="float">
            <text:p>1.47680827419678E+018</text:p>
          </table:table-cell>
          <table:table-cell office:value-type="float" office:value="1.47680827420688E+018" calcext:value-type="float">
            <text:p>1.47680827420688E+018</text:p>
          </table:table-cell>
          <table:table-cell office:value-type="float" office:value="1.47680824141767E+018" calcext:value-type="float">
            <text:p>1.47680824141767E+018</text:p>
          </table:table-cell>
          <table:table-cell office:value-type="float" office:value="1.47680824156433E+018" calcext:value-type="float">
            <text:p>1.47680824156433E+018</text:p>
          </table:table-cell>
          <table:table-cell office:value-type="float" office:value="1.47680821769102E+018" calcext:value-type="float">
            <text:p>1.47680821769102E+018</text:p>
          </table:table-cell>
          <table:table-cell office:value-type="float" office:value="1.47680821792697E+018" calcext:value-type="float">
            <text:p>1.47680821792697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680827419714E+018" calcext:value-type="float">
            <text:p>1.47680827419714E+018</text:p>
          </table:table-cell>
          <table:table-cell office:value-type="float" office:value="1.47680827420705E+018" calcext:value-type="float">
            <text:p>1.47680827420705E+018</text:p>
          </table:table-cell>
          <table:table-cell office:value-type="float" office:value="1.47680824141809E+018" calcext:value-type="float">
            <text:p>1.47680824141809E+018</text:p>
          </table:table-cell>
          <table:table-cell office:value-type="float" office:value="1.47680824156453E+018" calcext:value-type="float">
            <text:p>1.47680824156453E+018</text:p>
          </table:table-cell>
          <table:table-cell office:value-type="float" office:value="1.47680821769142E+018" calcext:value-type="float">
            <text:p>1.47680821769142E+018</text:p>
          </table:table-cell>
          <table:table-cell office:value-type="float" office:value="1.47680821792703E+018" calcext:value-type="float">
            <text:p>1.47680821792703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680827419749E+018" calcext:value-type="float">
            <text:p>1.47680827419749E+018</text:p>
          </table:table-cell>
          <table:table-cell office:value-type="float" office:value="1.47680827420722E+018" calcext:value-type="float">
            <text:p>1.47680827420722E+018</text:p>
          </table:table-cell>
          <table:table-cell office:value-type="float" office:value="1.47680824141844E+018" calcext:value-type="float">
            <text:p>1.47680824141844E+018</text:p>
          </table:table-cell>
          <table:table-cell office:value-type="float" office:value="1.47680824156784E+018" calcext:value-type="float">
            <text:p>1.47680824156784E+018</text:p>
          </table:table-cell>
          <table:table-cell office:value-type="float" office:value="1.47680821769182E+018" calcext:value-type="float">
            <text:p>1.47680821769182E+018</text:p>
          </table:table-cell>
          <table:table-cell office:value-type="float" office:value="1.47680821792708E+018" calcext:value-type="float">
            <text:p>1.47680821792708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680827419784E+018" calcext:value-type="float">
            <text:p>1.47680827419784E+018</text:p>
          </table:table-cell>
          <table:table-cell office:value-type="float" office:value="1.47680827420751E+018" calcext:value-type="float">
            <text:p>1.47680827420751E+018</text:p>
          </table:table-cell>
          <table:table-cell office:value-type="float" office:value="1.4768082414189E+018" calcext:value-type="float">
            <text:p>1.4768082414189E+018</text:p>
          </table:table-cell>
          <table:table-cell office:value-type="float" office:value="1.47680824156815E+018" calcext:value-type="float">
            <text:p>1.47680824156815E+018</text:p>
          </table:table-cell>
          <table:table-cell office:value-type="float" office:value="1.47680821769225E+018" calcext:value-type="float">
            <text:p>1.47680821769225E+018</text:p>
          </table:table-cell>
          <table:table-cell office:value-type="float" office:value="1.47680821792726E+018" calcext:value-type="float">
            <text:p>1.47680821792726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680827419819E+018" calcext:value-type="float">
            <text:p>1.47680827419819E+018</text:p>
          </table:table-cell>
          <table:table-cell office:value-type="float" office:value="1.47680827420942E+018" calcext:value-type="float">
            <text:p>1.47680827420942E+018</text:p>
          </table:table-cell>
          <table:table-cell office:value-type="float" office:value="1.47680824141934E+018" calcext:value-type="float">
            <text:p>1.47680824141934E+018</text:p>
          </table:table-cell>
          <table:table-cell office:value-type="float" office:value="1.47680824156843E+018" calcext:value-type="float">
            <text:p>1.47680824156843E+018</text:p>
          </table:table-cell>
          <table:table-cell office:value-type="float" office:value="1.47680821769263E+018" calcext:value-type="float">
            <text:p>1.47680821769263E+018</text:p>
          </table:table-cell>
          <table:table-cell office:value-type="float" office:value="1.47680821792758E+018" calcext:value-type="float">
            <text:p>1.47680821792758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680827419863E+018" calcext:value-type="float">
            <text:p>1.47680827419863E+018</text:p>
          </table:table-cell>
          <table:table-cell office:value-type="float" office:value="1.47680827421057E+018" calcext:value-type="float">
            <text:p>1.47680827421057E+018</text:p>
          </table:table-cell>
          <table:table-cell office:value-type="float" office:value="1.4768082414197E+018" calcext:value-type="float">
            <text:p>1.4768082414197E+018</text:p>
          </table:table-cell>
          <table:table-cell office:value-type="float" office:value="1.47680824156882E+018" calcext:value-type="float">
            <text:p>1.47680824156882E+018</text:p>
          </table:table-cell>
          <table:table-cell office:value-type="float" office:value="1.47680821769305E+018" calcext:value-type="float">
            <text:p>1.47680821769305E+018</text:p>
          </table:table-cell>
          <table:table-cell office:value-type="float" office:value="1.47680821792764E+018" calcext:value-type="float">
            <text:p>1.47680821792764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680827419904E+018" calcext:value-type="float">
            <text:p>1.47680827419904E+018</text:p>
          </table:table-cell>
          <table:table-cell office:value-type="float" office:value="1.47680827421126E+018" calcext:value-type="float">
            <text:p>1.47680827421126E+018</text:p>
          </table:table-cell>
          <table:table-cell office:value-type="float" office:value="1.47680824142015E+018" calcext:value-type="float">
            <text:p>1.47680824142015E+018</text:p>
          </table:table-cell>
          <table:table-cell office:value-type="float" office:value="1.47680824156901E+018" calcext:value-type="float">
            <text:p>1.47680824156901E+018</text:p>
          </table:table-cell>
          <table:table-cell office:value-type="float" office:value="1.47680821769342E+018" calcext:value-type="float">
            <text:p>1.47680821769342E+018</text:p>
          </table:table-cell>
          <table:table-cell office:value-type="float" office:value="1.4768082179277E+018" calcext:value-type="float">
            <text:p>1.4768082179277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680827419943E+018" calcext:value-type="float">
            <text:p>1.47680827419943E+018</text:p>
          </table:table-cell>
          <table:table-cell office:value-type="float" office:value="1.47680827421278E+018" calcext:value-type="float">
            <text:p>1.47680827421278E+018</text:p>
          </table:table-cell>
          <table:table-cell office:value-type="float" office:value="1.47680824142067E+018" calcext:value-type="float">
            <text:p>1.47680824142067E+018</text:p>
          </table:table-cell>
          <table:table-cell office:value-type="float" office:value="1.47680824156922E+018" calcext:value-type="float">
            <text:p>1.47680824156922E+018</text:p>
          </table:table-cell>
          <table:table-cell office:value-type="float" office:value="1.47680821769378E+018" calcext:value-type="float">
            <text:p>1.47680821769378E+018</text:p>
          </table:table-cell>
          <table:table-cell office:value-type="float" office:value="1.47680821792778E+018" calcext:value-type="float">
            <text:p>1.47680821792778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68082741998E+018" calcext:value-type="float">
            <text:p>1.4768082741998E+018</text:p>
          </table:table-cell>
          <table:table-cell office:value-type="float" office:value="1.47680827421354E+018" calcext:value-type="float">
            <text:p>1.47680827421354E+018</text:p>
          </table:table-cell>
          <table:table-cell office:value-type="float" office:value="1.476808241422E+018" calcext:value-type="float">
            <text:p>1.476808241422E+018</text:p>
          </table:table-cell>
          <table:table-cell office:value-type="float" office:value="1.4768082415771E+018" calcext:value-type="float">
            <text:p>1.4768082415771E+018</text:p>
          </table:table-cell>
          <table:table-cell office:value-type="float" office:value="1.47680821769413E+018" calcext:value-type="float">
            <text:p>1.47680821769413E+018</text:p>
          </table:table-cell>
          <table:table-cell office:value-type="float" office:value="1.47680821792796E+018" calcext:value-type="float">
            <text:p>1.47680821792796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680827420016E+018" calcext:value-type="float">
            <text:p>1.47680827420016E+018</text:p>
          </table:table-cell>
          <table:table-cell office:value-type="float" office:value="1.47680827421467E+018" calcext:value-type="float">
            <text:p>1.47680827421467E+018</text:p>
          </table:table-cell>
          <table:table-cell office:value-type="float" office:value="1.47680824142246E+018" calcext:value-type="float">
            <text:p>1.47680824142246E+018</text:p>
          </table:table-cell>
          <table:table-cell office:value-type="float" office:value="1.47680824157901E+018" calcext:value-type="float">
            <text:p>1.47680824157901E+018</text:p>
          </table:table-cell>
          <table:table-cell office:value-type="float" office:value="1.47680821769448E+018" calcext:value-type="float">
            <text:p>1.47680821769448E+018</text:p>
          </table:table-cell>
          <table:table-cell office:value-type="float" office:value="1.47680821792832E+018" calcext:value-type="float">
            <text:p>1.47680821792832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680827420057E+018" calcext:value-type="float">
            <text:p>1.47680827420057E+018</text:p>
          </table:table-cell>
          <table:table-cell office:value-type="float" office:value="1.47680827421542E+018" calcext:value-type="float">
            <text:p>1.47680827421542E+018</text:p>
          </table:table-cell>
          <table:table-cell office:value-type="float" office:value="1.47680824142282E+018" calcext:value-type="float">
            <text:p>1.47680824142282E+018</text:p>
          </table:table-cell>
          <table:table-cell office:value-type="float" office:value="1.47680824158061E+018" calcext:value-type="float">
            <text:p>1.47680824158061E+018</text:p>
          </table:table-cell>
          <table:table-cell office:value-type="float" office:value="1.47680821769482E+018" calcext:value-type="float">
            <text:p>1.47680821769482E+018</text:p>
          </table:table-cell>
          <table:table-cell office:value-type="float" office:value="1.47680821792838E+018" calcext:value-type="float">
            <text:p>1.47680821792838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680827420097E+018" calcext:value-type="float">
            <text:p>1.47680827420097E+018</text:p>
          </table:table-cell>
          <table:table-cell office:value-type="float" office:value="1.4768082742173E+018" calcext:value-type="float">
            <text:p>1.4768082742173E+018</text:p>
          </table:table-cell>
          <table:table-cell office:value-type="float" office:value="1.47680824142317E+018" calcext:value-type="float">
            <text:p>1.47680824142317E+018</text:p>
          </table:table-cell>
          <table:table-cell office:value-type="float" office:value="1.47680824158147E+018" calcext:value-type="float">
            <text:p>1.47680824158147E+018</text:p>
          </table:table-cell>
          <table:table-cell office:value-type="float" office:value="1.4768082176952E+018" calcext:value-type="float">
            <text:p>1.4768082176952E+018</text:p>
          </table:table-cell>
          <table:table-cell office:value-type="float" office:value="1.47680821792843E+018" calcext:value-type="float">
            <text:p>1.47680821792843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680827420139E+018" calcext:value-type="float">
            <text:p>1.47680827420139E+018</text:p>
          </table:table-cell>
          <table:table-cell office:value-type="float" office:value="1.47680827421767E+018" calcext:value-type="float">
            <text:p>1.47680827421767E+018</text:p>
          </table:table-cell>
          <table:table-cell office:value-type="float" office:value="1.47680824142392E+018" calcext:value-type="float">
            <text:p>1.47680824142392E+018</text:p>
          </table:table-cell>
          <table:table-cell office:value-type="float" office:value="1.4768082415818E+018" calcext:value-type="float">
            <text:p>1.4768082415818E+018</text:p>
          </table:table-cell>
          <table:table-cell office:value-type="float" office:value="1.47680821769556E+018" calcext:value-type="float">
            <text:p>1.47680821769556E+018</text:p>
          </table:table-cell>
          <table:table-cell office:value-type="float" office:value="1.47680821792849E+018" calcext:value-type="float">
            <text:p>1.47680821792849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680827420177E+018" calcext:value-type="float">
            <text:p>1.47680827420177E+018</text:p>
          </table:table-cell>
          <table:table-cell office:value-type="float" office:value="1.47680827421797E+018" calcext:value-type="float">
            <text:p>1.47680827421797E+018</text:p>
          </table:table-cell>
          <table:table-cell office:value-type="float" office:value="1.47680824142427E+018" calcext:value-type="float">
            <text:p>1.47680824142427E+018</text:p>
          </table:table-cell>
          <table:table-cell office:value-type="float" office:value="1.47680824158199E+018" calcext:value-type="float">
            <text:p>1.47680824158199E+018</text:p>
          </table:table-cell>
          <table:table-cell office:value-type="float" office:value="1.47680821769592E+018" calcext:value-type="float">
            <text:p>1.47680821769592E+018</text:p>
          </table:table-cell>
          <table:table-cell office:value-type="float" office:value="1.47680821792867E+018" calcext:value-type="float">
            <text:p>1.47680821792867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680827420215E+018" calcext:value-type="float">
            <text:p>1.47680827420215E+018</text:p>
          </table:table-cell>
          <table:table-cell office:value-type="float" office:value="1.47680827421888E+018" calcext:value-type="float">
            <text:p>1.47680827421888E+018</text:p>
          </table:table-cell>
          <table:table-cell office:value-type="float" office:value="1.47680824142462E+018" calcext:value-type="float">
            <text:p>1.47680824142462E+018</text:p>
          </table:table-cell>
          <table:table-cell office:value-type="float" office:value="1.47680824158249E+018" calcext:value-type="float">
            <text:p>1.47680824158249E+018</text:p>
          </table:table-cell>
          <table:table-cell office:value-type="float" office:value="1.47680821769631E+018" calcext:value-type="float">
            <text:p>1.47680821769631E+018</text:p>
          </table:table-cell>
          <table:table-cell office:value-type="float" office:value="1.47680821792903E+018" calcext:value-type="float">
            <text:p>1.47680821792903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68082742025E+018" calcext:value-type="float">
            <text:p>1.4768082742025E+018</text:p>
          </table:table-cell>
          <table:table-cell office:value-type="float" office:value="1.47680827422029E+018" calcext:value-type="float">
            <text:p>1.47680827422029E+018</text:p>
          </table:table-cell>
          <table:table-cell office:value-type="float" office:value="1.47680824142497E+018" calcext:value-type="float">
            <text:p>1.47680824142497E+018</text:p>
          </table:table-cell>
          <table:table-cell office:value-type="float" office:value="1.47680824158267E+018" calcext:value-type="float">
            <text:p>1.47680824158267E+018</text:p>
          </table:table-cell>
          <table:table-cell office:value-type="float" office:value="1.47680821769666E+018" calcext:value-type="float">
            <text:p>1.47680821769666E+018</text:p>
          </table:table-cell>
          <table:table-cell office:value-type="float" office:value="1.47680821792908E+018" calcext:value-type="float">
            <text:p>1.47680821792908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68082742029E+018" calcext:value-type="float">
            <text:p>1.4768082742029E+018</text:p>
          </table:table-cell>
          <table:table-cell office:value-type="float" office:value="1.4768082742221E+018" calcext:value-type="float">
            <text:p>1.4768082742221E+018</text:p>
          </table:table-cell>
          <table:table-cell office:value-type="float" office:value="1.47680824142536E+018" calcext:value-type="float">
            <text:p>1.47680824142536E+018</text:p>
          </table:table-cell>
          <table:table-cell office:value-type="float" office:value="1.47680824158284E+018" calcext:value-type="float">
            <text:p>1.47680824158284E+018</text:p>
          </table:table-cell>
          <table:table-cell office:value-type="float" office:value="1.47680821769701E+018" calcext:value-type="float">
            <text:p>1.47680821769701E+018</text:p>
          </table:table-cell>
          <table:table-cell office:value-type="float" office:value="1.47680821792914E+018" calcext:value-type="float">
            <text:p>1.47680821792914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680827420325E+018" calcext:value-type="float">
            <text:p>1.47680827420325E+018</text:p>
          </table:table-cell>
          <table:table-cell office:value-type="float" office:value="1.47680827422239E+018" calcext:value-type="float">
            <text:p>1.47680827422239E+018</text:p>
          </table:table-cell>
          <table:table-cell office:value-type="float" office:value="1.47680824142571E+018" calcext:value-type="float">
            <text:p>1.47680824142571E+018</text:p>
          </table:table-cell>
          <table:table-cell office:value-type="float" office:value="1.47680824158305E+018" calcext:value-type="float">
            <text:p>1.47680824158305E+018</text:p>
          </table:table-cell>
          <table:table-cell office:value-type="float" office:value="1.47680821769739E+018" calcext:value-type="float">
            <text:p>1.47680821769739E+018</text:p>
          </table:table-cell>
          <table:table-cell office:value-type="float" office:value="1.47680821792919E+018" calcext:value-type="float">
            <text:p>1.47680821792919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680827420367E+018" calcext:value-type="float">
            <text:p>1.47680827420367E+018</text:p>
          </table:table-cell>
          <table:table-cell office:value-type="float" office:value="1.47680827422324E+018" calcext:value-type="float">
            <text:p>1.47680827422324E+018</text:p>
          </table:table-cell>
          <table:table-cell office:value-type="float" office:value="1.47680824142609E+018" calcext:value-type="float">
            <text:p>1.47680824142609E+018</text:p>
          </table:table-cell>
          <table:table-cell office:value-type="float" office:value="1.47680824158322E+018" calcext:value-type="float">
            <text:p>1.47680824158322E+018</text:p>
          </table:table-cell>
          <table:table-cell office:value-type="float" office:value="1.47680821769775E+018" calcext:value-type="float">
            <text:p>1.47680821769775E+018</text:p>
          </table:table-cell>
          <table:table-cell office:value-type="float" office:value="1.47680821792948E+018" calcext:value-type="float">
            <text:p>1.47680821792948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680827420404E+018" calcext:value-type="float">
            <text:p>1.47680827420404E+018</text:p>
          </table:table-cell>
          <table:table-cell office:value-type="float" office:value="1.4768082742251E+018" calcext:value-type="float">
            <text:p>1.4768082742251E+018</text:p>
          </table:table-cell>
          <table:table-cell office:value-type="float" office:value="1.47680824142663E+018" calcext:value-type="float">
            <text:p>1.47680824142663E+018</text:p>
          </table:table-cell>
          <table:table-cell office:value-type="float" office:value="1.47680824158368E+018" calcext:value-type="float">
            <text:p>1.47680824158368E+018</text:p>
          </table:table-cell>
          <table:table-cell office:value-type="float" office:value="1.47680821769811E+018" calcext:value-type="float">
            <text:p>1.47680821769811E+018</text:p>
          </table:table-cell>
          <table:table-cell office:value-type="float" office:value="1.47680821792954E+018" calcext:value-type="float">
            <text:p>1.47680821792954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680827420441E+018" calcext:value-type="float">
            <text:p>1.47680827420441E+018</text:p>
          </table:table-cell>
          <table:table-cell office:value-type="float" office:value="1.47680827422566E+018" calcext:value-type="float">
            <text:p>1.47680827422566E+018</text:p>
          </table:table-cell>
          <table:table-cell office:value-type="float" office:value="1.47680824142706E+018" calcext:value-type="float">
            <text:p>1.47680824142706E+018</text:p>
          </table:table-cell>
          <table:table-cell office:value-type="float" office:value="1.47680824159008E+018" calcext:value-type="float">
            <text:p>1.47680824159008E+018</text:p>
          </table:table-cell>
          <table:table-cell office:value-type="float" office:value="1.47680821769847E+018" calcext:value-type="float">
            <text:p>1.47680821769847E+018</text:p>
          </table:table-cell>
          <table:table-cell office:value-type="float" office:value="1.4768082179296E+018" calcext:value-type="float">
            <text:p>1.4768082179296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680827420477E+018" calcext:value-type="float">
            <text:p>1.47680827420477E+018</text:p>
          </table:table-cell>
          <table:table-cell office:value-type="float" office:value="1.47680827422585E+018" calcext:value-type="float">
            <text:p>1.47680827422585E+018</text:p>
          </table:table-cell>
          <table:table-cell office:value-type="float" office:value="1.47680824142742E+018" calcext:value-type="float">
            <text:p>1.47680824142742E+018</text:p>
          </table:table-cell>
          <table:table-cell office:value-type="float" office:value="1.47680824159173E+018" calcext:value-type="float">
            <text:p>1.47680824159173E+018</text:p>
          </table:table-cell>
          <table:table-cell office:value-type="float" office:value="1.47680821769885E+018" calcext:value-type="float">
            <text:p>1.47680821769885E+018</text:p>
          </table:table-cell>
          <table:table-cell office:value-type="float" office:value="1.47680821792977E+018" calcext:value-type="float">
            <text:p>1.47680821792977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680827420512E+018" calcext:value-type="float">
            <text:p>1.47680827420512E+018</text:p>
          </table:table-cell>
          <table:table-cell office:value-type="float" office:value="1.47680827422603E+018" calcext:value-type="float">
            <text:p>1.47680827422603E+018</text:p>
          </table:table-cell>
          <table:table-cell office:value-type="float" office:value="1.47680824142849E+018" calcext:value-type="float">
            <text:p>1.47680824142849E+018</text:p>
          </table:table-cell>
          <table:table-cell office:value-type="float" office:value="1.47680824159338E+018" calcext:value-type="float">
            <text:p>1.47680824159338E+018</text:p>
          </table:table-cell>
          <table:table-cell office:value-type="float" office:value="1.47680821769921E+018" calcext:value-type="float">
            <text:p>1.47680821769921E+018</text:p>
          </table:table-cell>
          <table:table-cell office:value-type="float" office:value="1.47680821793009E+018" calcext:value-type="float">
            <text:p>1.47680821793009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680827420566E+018" calcext:value-type="float">
            <text:p>1.47680827420566E+018</text:p>
          </table:table-cell>
          <table:table-cell office:value-type="float" office:value="1.47680827422625E+018" calcext:value-type="float">
            <text:p>1.47680827422625E+018</text:p>
          </table:table-cell>
          <table:table-cell office:value-type="float" office:value="1.47680824142912E+018" calcext:value-type="float">
            <text:p>1.47680824142912E+018</text:p>
          </table:table-cell>
          <table:table-cell office:value-type="float" office:value="1.47680824159496E+018" calcext:value-type="float">
            <text:p>1.47680824159496E+018</text:p>
          </table:table-cell>
          <table:table-cell office:value-type="float" office:value="1.47680821769957E+018" calcext:value-type="float">
            <text:p>1.47680821769957E+018</text:p>
          </table:table-cell>
          <table:table-cell office:value-type="float" office:value="1.47680821793016E+018" calcext:value-type="float">
            <text:p>1.47680821793016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680827420603E+018" calcext:value-type="float">
            <text:p>1.47680827420603E+018</text:p>
          </table:table-cell>
          <table:table-cell office:value-type="float" office:value="1.47680827422643E+018" calcext:value-type="float">
            <text:p>1.47680827422643E+018</text:p>
          </table:table-cell>
          <table:table-cell office:value-type="float" office:value="1.47680824143027E+018" calcext:value-type="float">
            <text:p>1.47680824143027E+018</text:p>
          </table:table-cell>
          <table:table-cell office:value-type="float" office:value="1.47680824159532E+018" calcext:value-type="float">
            <text:p>1.47680824159532E+018</text:p>
          </table:table-cell>
          <table:table-cell office:value-type="float" office:value="1.47680821769997E+018" calcext:value-type="float">
            <text:p>1.47680821769997E+018</text:p>
          </table:table-cell>
          <table:table-cell office:value-type="float" office:value="1.47680821793022E+018" calcext:value-type="float">
            <text:p>1.47680821793022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680827420643E+018" calcext:value-type="float">
            <text:p>1.47680827420643E+018</text:p>
          </table:table-cell>
          <table:table-cell office:value-type="float" office:value="1.4768082742266E+018" calcext:value-type="float">
            <text:p>1.4768082742266E+018</text:p>
          </table:table-cell>
          <table:table-cell office:value-type="float" office:value="1.47680824143088E+018" calcext:value-type="float">
            <text:p>1.47680824143088E+018</text:p>
          </table:table-cell>
          <table:table-cell office:value-type="float" office:value="1.47680824159565E+018" calcext:value-type="float">
            <text:p>1.47680824159565E+018</text:p>
          </table:table-cell>
          <table:table-cell office:value-type="float" office:value="1.47680821770032E+018" calcext:value-type="float">
            <text:p>1.47680821770032E+018</text:p>
          </table:table-cell>
          <table:table-cell office:value-type="float" office:value="1.47680821793048E+018" calcext:value-type="float">
            <text:p>1.47680821793048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680827420681E+018" calcext:value-type="float">
            <text:p>1.47680827420681E+018</text:p>
          </table:table-cell>
          <table:table-cell office:value-type="float" office:value="1.47680827422677E+018" calcext:value-type="float">
            <text:p>1.47680827422677E+018</text:p>
          </table:table-cell>
          <table:table-cell office:value-type="float" office:value="1.47680824143146E+018" calcext:value-type="float">
            <text:p>1.47680824143146E+018</text:p>
          </table:table-cell>
          <table:table-cell office:value-type="float" office:value="1.47680824160298E+018" calcext:value-type="float">
            <text:p>1.47680824160298E+018</text:p>
          </table:table-cell>
          <table:table-cell office:value-type="float" office:value="1.47680821770069E+018" calcext:value-type="float">
            <text:p>1.47680821770069E+018</text:p>
          </table:table-cell>
          <table:table-cell office:value-type="float" office:value="1.47680821793053E+018" calcext:value-type="float">
            <text:p>1.47680821793053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680827420716E+018" calcext:value-type="float">
            <text:p>1.47680827420716E+018</text:p>
          </table:table-cell>
          <table:table-cell office:value-type="float" office:value="1.47680827423607E+018" calcext:value-type="float">
            <text:p>1.47680827423607E+018</text:p>
          </table:table-cell>
          <table:table-cell office:value-type="float" office:value="1.47680824143191E+018" calcext:value-type="float">
            <text:p>1.47680824143191E+018</text:p>
          </table:table-cell>
          <table:table-cell office:value-type="float" office:value="1.47680824160594E+018" calcext:value-type="float">
            <text:p>1.47680824160594E+018</text:p>
          </table:table-cell>
          <table:table-cell office:value-type="float" office:value="1.47680821770108E+018" calcext:value-type="float">
            <text:p>1.47680821770108E+018</text:p>
          </table:table-cell>
          <table:table-cell office:value-type="float" office:value="1.47680821793082E+018" calcext:value-type="float">
            <text:p>1.47680821793082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680827420754E+018" calcext:value-type="float">
            <text:p>1.47680827420754E+018</text:p>
          </table:table-cell>
          <table:table-cell office:value-type="float" office:value="1.47680827423688E+018" calcext:value-type="float">
            <text:p>1.47680827423688E+018</text:p>
          </table:table-cell>
          <table:table-cell office:value-type="float" office:value="1.47680824143229E+018" calcext:value-type="float">
            <text:p>1.47680824143229E+018</text:p>
          </table:table-cell>
          <table:table-cell office:value-type="float" office:value="1.47680824160934E+018" calcext:value-type="float">
            <text:p>1.47680824160934E+018</text:p>
          </table:table-cell>
          <table:table-cell office:value-type="float" office:value="1.47680821770143E+018" calcext:value-type="float">
            <text:p>1.47680821770143E+018</text:p>
          </table:table-cell>
          <table:table-cell office:value-type="float" office:value="1.47680821793088E+018" calcext:value-type="float">
            <text:p>1.47680821793088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680827420791E+018" calcext:value-type="float">
            <text:p>1.47680827420791E+018</text:p>
          </table:table-cell>
          <table:table-cell office:value-type="float" office:value="1.47680827423724E+018" calcext:value-type="float">
            <text:p>1.47680827423724E+018</text:p>
          </table:table-cell>
          <table:table-cell office:value-type="float" office:value="1.47680824143276E+018" calcext:value-type="float">
            <text:p>1.47680824143276E+018</text:p>
          </table:table-cell>
          <table:table-cell office:value-type="float" office:value="1.47680824161269E+018" calcext:value-type="float">
            <text:p>1.47680824161269E+018</text:p>
          </table:table-cell>
          <table:table-cell office:value-type="float" office:value="1.4768082177018E+018" calcext:value-type="float">
            <text:p>1.4768082177018E+018</text:p>
          </table:table-cell>
          <table:table-cell office:value-type="float" office:value="1.47680821793093E+018" calcext:value-type="float">
            <text:p>1.47680821793093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680827420826E+018" calcext:value-type="float">
            <text:p>1.47680827420826E+018</text:p>
          </table:table-cell>
          <table:table-cell office:value-type="float" office:value="1.476808274238E+018" calcext:value-type="float">
            <text:p>1.476808274238E+018</text:p>
          </table:table-cell>
          <table:table-cell office:value-type="float" office:value="1.47680824143327E+018" calcext:value-type="float">
            <text:p>1.47680824143327E+018</text:p>
          </table:table-cell>
          <table:table-cell office:value-type="float" office:value="1.47680824161318E+018" calcext:value-type="float">
            <text:p>1.47680824161318E+018</text:p>
          </table:table-cell>
          <table:table-cell office:value-type="float" office:value="1.47680821770215E+018" calcext:value-type="float">
            <text:p>1.47680821770215E+018</text:p>
          </table:table-cell>
          <table:table-cell office:value-type="float" office:value="1.47680821793119E+018" calcext:value-type="float">
            <text:p>1.47680821793119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680827420862E+018" calcext:value-type="float">
            <text:p>1.47680827420862E+018</text:p>
          </table:table-cell>
          <table:table-cell office:value-type="float" office:value="1.47680827423852E+018" calcext:value-type="float">
            <text:p>1.47680827423852E+018</text:p>
          </table:table-cell>
          <table:table-cell office:value-type="float" office:value="1.47680824143383E+018" calcext:value-type="float">
            <text:p>1.47680824143383E+018</text:p>
          </table:table-cell>
          <table:table-cell office:value-type="float" office:value="1.47680824161651E+018" calcext:value-type="float">
            <text:p>1.47680824161651E+018</text:p>
          </table:table-cell>
          <table:table-cell office:value-type="float" office:value="1.47680821770253E+018" calcext:value-type="float">
            <text:p>1.47680821770253E+018</text:p>
          </table:table-cell>
          <table:table-cell office:value-type="float" office:value="1.47680821793125E+018" calcext:value-type="float">
            <text:p>1.47680821793125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680827420902E+018" calcext:value-type="float">
            <text:p>1.47680827420902E+018</text:p>
          </table:table-cell>
          <table:table-cell office:value-type="float" office:value="1.47680827423871E+018" calcext:value-type="float">
            <text:p>1.47680827423871E+018</text:p>
          </table:table-cell>
          <table:table-cell office:value-type="float" office:value="1.47680824143438E+018" calcext:value-type="float">
            <text:p>1.47680824143438E+018</text:p>
          </table:table-cell>
          <table:table-cell office:value-type="float" office:value="1.47680824162305E+018" calcext:value-type="float">
            <text:p>1.47680824162305E+018</text:p>
          </table:table-cell>
          <table:table-cell office:value-type="float" office:value="1.47680821770289E+018" calcext:value-type="float">
            <text:p>1.47680821770289E+018</text:p>
          </table:table-cell>
          <table:table-cell office:value-type="float" office:value="1.47680821793154E+018" calcext:value-type="float">
            <text:p>1.47680821793154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680827420939E+018" calcext:value-type="float">
            <text:p>1.47680827420939E+018</text:p>
          </table:table-cell>
          <table:table-cell office:value-type="float" office:value="1.47680827423889E+018" calcext:value-type="float">
            <text:p>1.47680827423889E+018</text:p>
          </table:table-cell>
          <table:table-cell office:value-type="float" office:value="1.47680824143494E+018" calcext:value-type="float">
            <text:p>1.47680824143494E+018</text:p>
          </table:table-cell>
          <table:table-cell office:value-type="float" office:value="1.47680824162576E+018" calcext:value-type="float">
            <text:p>1.47680824162576E+018</text:p>
          </table:table-cell>
          <table:table-cell office:value-type="float" office:value="1.47680821770325E+018" calcext:value-type="float">
            <text:p>1.47680821770325E+018</text:p>
          </table:table-cell>
          <table:table-cell office:value-type="float" office:value="1.47680821793159E+018" calcext:value-type="float">
            <text:p>1.47680821793159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680827420975E+018" calcext:value-type="float">
            <text:p>1.47680827420975E+018</text:p>
          </table:table-cell>
          <table:table-cell office:value-type="float" office:value="1.47680827423906E+018" calcext:value-type="float">
            <text:p>1.47680827423906E+018</text:p>
          </table:table-cell>
          <table:table-cell office:value-type="float" office:value="1.4768082414355E+018" calcext:value-type="float">
            <text:p>1.4768082414355E+018</text:p>
          </table:table-cell>
          <table:table-cell office:value-type="float" office:value="1.47680824162631E+018" calcext:value-type="float">
            <text:p>1.47680824162631E+018</text:p>
          </table:table-cell>
          <table:table-cell office:value-type="float" office:value="1.47680821770361E+018" calcext:value-type="float">
            <text:p>1.47680821770361E+018</text:p>
          </table:table-cell>
          <table:table-cell office:value-type="float" office:value="1.47680821793165E+018" calcext:value-type="float">
            <text:p>1.47680821793165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680827421016E+018" calcext:value-type="float">
            <text:p>1.47680827421016E+018</text:p>
          </table:table-cell>
          <table:table-cell office:value-type="float" office:value="1.47680827423927E+018" calcext:value-type="float">
            <text:p>1.47680827423927E+018</text:p>
          </table:table-cell>
          <table:table-cell office:value-type="float" office:value="1.47680824143624E+018" calcext:value-type="float">
            <text:p>1.47680824143624E+018</text:p>
          </table:table-cell>
          <table:table-cell office:value-type="float" office:value="1.4768082416284E+018" calcext:value-type="float">
            <text:p>1.4768082416284E+018</text:p>
          </table:table-cell>
          <table:table-cell office:value-type="float" office:value="1.47680821770399E+018" calcext:value-type="float">
            <text:p>1.47680821770399E+018</text:p>
          </table:table-cell>
          <table:table-cell office:value-type="float" office:value="1.47680821793182E+018" calcext:value-type="float">
            <text:p>1.47680821793182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680827421053E+018" calcext:value-type="float">
            <text:p>1.47680827421053E+018</text:p>
          </table:table-cell>
          <table:table-cell office:value-type="float" office:value="1.47680827423944E+018" calcext:value-type="float">
            <text:p>1.47680827423944E+018</text:p>
          </table:table-cell>
          <table:table-cell office:value-type="float" office:value="1.47680824143683E+018" calcext:value-type="float">
            <text:p>1.47680824143683E+018</text:p>
          </table:table-cell>
          <table:table-cell office:value-type="float" office:value="1.47680824162871E+018" calcext:value-type="float">
            <text:p>1.47680824162871E+018</text:p>
          </table:table-cell>
          <table:table-cell office:value-type="float" office:value="1.47680821770438E+018" calcext:value-type="float">
            <text:p>1.47680821770438E+018</text:p>
          </table:table-cell>
          <table:table-cell office:value-type="float" office:value="1.47680821793215E+018" calcext:value-type="float">
            <text:p>1.47680821793215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680827421098E+018" calcext:value-type="float">
            <text:p>1.47680827421098E+018</text:p>
          </table:table-cell>
          <table:table-cell office:value-type="float" office:value="1.47680827423961E+018" calcext:value-type="float">
            <text:p>1.47680827423961E+018</text:p>
          </table:table-cell>
          <table:table-cell office:value-type="float" office:value="1.47680824143746E+018" calcext:value-type="float">
            <text:p>1.47680824143746E+018</text:p>
          </table:table-cell>
          <table:table-cell office:value-type="float" office:value="1.4768082416291E+018" calcext:value-type="float">
            <text:p>1.4768082416291E+018</text:p>
          </table:table-cell>
          <table:table-cell office:value-type="float" office:value="1.47680821770477E+018" calcext:value-type="float">
            <text:p>1.47680821770477E+018</text:p>
          </table:table-cell>
          <table:table-cell office:value-type="float" office:value="1.4768082179322E+018" calcext:value-type="float">
            <text:p>1.4768082179322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680827421135E+018" calcext:value-type="float">
            <text:p>1.47680827421135E+018</text:p>
          </table:table-cell>
          <table:table-cell office:value-type="float" office:value="1.47680827424031E+018" calcext:value-type="float">
            <text:p>1.47680827424031E+018</text:p>
          </table:table-cell>
          <table:table-cell office:value-type="float" office:value="1.47680824143805E+018" calcext:value-type="float">
            <text:p>1.47680824143805E+018</text:p>
          </table:table-cell>
          <table:table-cell office:value-type="float" office:value="1.47680824162929E+018" calcext:value-type="float">
            <text:p>1.47680824162929E+018</text:p>
          </table:table-cell>
          <table:table-cell office:value-type="float" office:value="1.47680821770514E+018" calcext:value-type="float">
            <text:p>1.47680821770514E+018</text:p>
          </table:table-cell>
          <table:table-cell office:value-type="float" office:value="1.47680821793226E+018" calcext:value-type="float">
            <text:p>1.47680821793226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680827421172E+018" calcext:value-type="float">
            <text:p>1.47680827421172E+018</text:p>
          </table:table-cell>
          <table:table-cell office:value-type="float" office:value="1.47680827424147E+018" calcext:value-type="float">
            <text:p>1.47680827424147E+018</text:p>
          </table:table-cell>
          <table:table-cell office:value-type="float" office:value="1.4768082414385E+018" calcext:value-type="float">
            <text:p>1.4768082414385E+018</text:p>
          </table:table-cell>
          <table:table-cell office:value-type="float" office:value="1.47680824162946E+018" calcext:value-type="float">
            <text:p>1.47680824162946E+018</text:p>
          </table:table-cell>
          <table:table-cell office:value-type="float" office:value="1.4768082177055E+018" calcext:value-type="float">
            <text:p>1.4768082177055E+018</text:p>
          </table:table-cell>
          <table:table-cell office:value-type="float" office:value="1.47680821793251E+018" calcext:value-type="float">
            <text:p>1.47680821793251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680827421207E+018" calcext:value-type="float">
            <text:p>1.47680827421207E+018</text:p>
          </table:table-cell>
          <table:table-cell office:value-type="float" office:value="1.47680827424229E+018" calcext:value-type="float">
            <text:p>1.47680827424229E+018</text:p>
          </table:table-cell>
          <table:table-cell office:value-type="float" office:value="1.47680824143888E+018" calcext:value-type="float">
            <text:p>1.47680824143888E+018</text:p>
          </table:table-cell>
          <table:table-cell office:value-type="float" office:value="1.47680824163355E+018" calcext:value-type="float">
            <text:p>1.47680824163355E+018</text:p>
          </table:table-cell>
          <table:table-cell office:value-type="float" office:value="1.47680821770588E+018" calcext:value-type="float">
            <text:p>1.47680821770588E+018</text:p>
          </table:table-cell>
          <table:table-cell office:value-type="float" office:value="1.47680821793256E+018" calcext:value-type="float">
            <text:p>1.47680821793256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680827421246E+018" calcext:value-type="float">
            <text:p>1.47680827421246E+018</text:p>
          </table:table-cell>
          <table:table-cell office:value-type="float" office:value="1.47680827424518E+018" calcext:value-type="float">
            <text:p>1.47680827424518E+018</text:p>
          </table:table-cell>
          <table:table-cell office:value-type="float" office:value="1.47680824143923E+018" calcext:value-type="float">
            <text:p>1.47680824143923E+018</text:p>
          </table:table-cell>
          <table:table-cell office:value-type="float" office:value="1.47680824163402E+018" calcext:value-type="float">
            <text:p>1.47680824163402E+018</text:p>
          </table:table-cell>
          <table:table-cell office:value-type="float" office:value="1.47680821770629E+018" calcext:value-type="float">
            <text:p>1.47680821770629E+018</text:p>
          </table:table-cell>
          <table:table-cell office:value-type="float" office:value="1.47680821793285E+018" calcext:value-type="float">
            <text:p>1.47680821793285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680827421282E+018" calcext:value-type="float">
            <text:p>1.47680827421282E+018</text:p>
          </table:table-cell>
          <table:table-cell office:value-type="float" office:value="1.47680827424554E+018" calcext:value-type="float">
            <text:p>1.47680827424554E+018</text:p>
          </table:table-cell>
          <table:table-cell office:value-type="float" office:value="1.4768082414397E+018" calcext:value-type="float">
            <text:p>1.4768082414397E+018</text:p>
          </table:table-cell>
          <table:table-cell office:value-type="float" office:value="1.47680824163459E+018" calcext:value-type="float">
            <text:p>1.47680824163459E+018</text:p>
          </table:table-cell>
          <table:table-cell office:value-type="float" office:value="1.47680821770667E+018" calcext:value-type="float">
            <text:p>1.47680821770667E+018</text:p>
          </table:table-cell>
          <table:table-cell office:value-type="float" office:value="1.47680821793291E+018" calcext:value-type="float">
            <text:p>1.47680821793291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680827421321E+018" calcext:value-type="float">
            <text:p>1.47680827421321E+018</text:p>
          </table:table-cell>
          <table:table-cell office:value-type="float" office:value="1.47680827424641E+018" calcext:value-type="float">
            <text:p>1.47680827424641E+018</text:p>
          </table:table-cell>
          <table:table-cell office:value-type="float" office:value="1.47680824144018E+018" calcext:value-type="float">
            <text:p>1.47680824144018E+018</text:p>
          </table:table-cell>
          <table:table-cell office:value-type="float" office:value="1.47680824163477E+018" calcext:value-type="float">
            <text:p>1.47680824163477E+018</text:p>
          </table:table-cell>
          <table:table-cell office:value-type="float" office:value="1.47680821770705E+018" calcext:value-type="float">
            <text:p>1.47680821770705E+018</text:p>
          </table:table-cell>
          <table:table-cell office:value-type="float" office:value="1.47680821793297E+018" calcext:value-type="float">
            <text:p>1.47680821793297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680827421358E+018" calcext:value-type="float">
            <text:p>1.47680827421358E+018</text:p>
          </table:table-cell>
          <table:table-cell office:value-type="float" office:value="1.476808274247E+018" calcext:value-type="float">
            <text:p>1.476808274247E+018</text:p>
          </table:table-cell>
          <table:table-cell office:value-type="float" office:value="1.47680824144061E+018" calcext:value-type="float">
            <text:p>1.47680824144061E+018</text:p>
          </table:table-cell>
          <table:table-cell office:value-type="float" office:value="1.47680824163495E+018" calcext:value-type="float">
            <text:p>1.47680824163495E+018</text:p>
          </table:table-cell>
          <table:table-cell office:value-type="float" office:value="1.4768082177074E+018" calcext:value-type="float">
            <text:p>1.4768082177074E+018</text:p>
          </table:table-cell>
          <table:table-cell office:value-type="float" office:value="1.47680821793315E+018" calcext:value-type="float">
            <text:p>1.47680821793315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680827421394E+018" calcext:value-type="float">
            <text:p>1.47680827421394E+018</text:p>
          </table:table-cell>
          <table:table-cell office:value-type="float" office:value="1.4768082742472E+018" calcext:value-type="float">
            <text:p>1.4768082742472E+018</text:p>
          </table:table-cell>
          <table:table-cell office:value-type="float" office:value="1.47680824144097E+018" calcext:value-type="float">
            <text:p>1.47680824144097E+018</text:p>
          </table:table-cell>
          <table:table-cell office:value-type="float" office:value="1.47680824163514E+018" calcext:value-type="float">
            <text:p>1.47680824163514E+018</text:p>
          </table:table-cell>
          <table:table-cell office:value-type="float" office:value="1.47680821770775E+018" calcext:value-type="float">
            <text:p>1.47680821770775E+018</text:p>
          </table:table-cell>
          <table:table-cell office:value-type="float" office:value="1.47680821793336E+018" calcext:value-type="float">
            <text:p>1.47680821793336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680827421433E+018" calcext:value-type="float">
            <text:p>1.47680827421433E+018</text:p>
          </table:table-cell>
          <table:table-cell office:value-type="float" office:value="1.47680827424738E+018" calcext:value-type="float">
            <text:p>1.47680827424738E+018</text:p>
          </table:table-cell>
          <table:table-cell office:value-type="float" office:value="1.47680824144133E+018" calcext:value-type="float">
            <text:p>1.47680824144133E+018</text:p>
          </table:table-cell>
          <table:table-cell office:value-type="float" office:value="1.47680824163531E+018" calcext:value-type="float">
            <text:p>1.47680824163531E+018</text:p>
          </table:table-cell>
          <table:table-cell office:value-type="float" office:value="1.4768082177081E+018" calcext:value-type="float">
            <text:p>1.4768082177081E+018</text:p>
          </table:table-cell>
          <table:table-cell office:value-type="float" office:value="1.47680821793375E+018" calcext:value-type="float">
            <text:p>1.47680821793375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680827421469E+018" calcext:value-type="float">
            <text:p>1.47680827421469E+018</text:p>
          </table:table-cell>
          <table:table-cell office:value-type="float" office:value="1.47680827424755E+018" calcext:value-type="float">
            <text:p>1.47680827424755E+018</text:p>
          </table:table-cell>
          <table:table-cell office:value-type="float" office:value="1.47680824144178E+018" calcext:value-type="float">
            <text:p>1.47680824144178E+018</text:p>
          </table:table-cell>
          <table:table-cell office:value-type="float" office:value="1.47680824163553E+018" calcext:value-type="float">
            <text:p>1.47680824163553E+018</text:p>
          </table:table-cell>
          <table:table-cell office:value-type="float" office:value="1.47680821770845E+018" calcext:value-type="float">
            <text:p>1.47680821770845E+018</text:p>
          </table:table-cell>
          <table:table-cell office:value-type="float" office:value="1.47680821793381E+018" calcext:value-type="float">
            <text:p>1.47680821793381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680827421509E+018" calcext:value-type="float">
            <text:p>1.47680827421509E+018</text:p>
          </table:table-cell>
          <table:table-cell office:value-type="float" office:value="1.47680827424772E+018" calcext:value-type="float">
            <text:p>1.47680827424772E+018</text:p>
          </table:table-cell>
          <table:table-cell office:value-type="float" office:value="1.4768082414422E+018" calcext:value-type="float">
            <text:p>1.4768082414422E+018</text:p>
          </table:table-cell>
          <table:table-cell office:value-type="float" office:value="1.4768082416357E+018" calcext:value-type="float">
            <text:p>1.4768082416357E+018</text:p>
          </table:table-cell>
          <table:table-cell office:value-type="float" office:value="1.47680821770883E+018" calcext:value-type="float">
            <text:p>1.47680821770883E+018</text:p>
          </table:table-cell>
          <table:table-cell office:value-type="float" office:value="1.47680821793387E+018" calcext:value-type="float">
            <text:p>1.47680821793387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680827421545E+018" calcext:value-type="float">
            <text:p>1.47680827421545E+018</text:p>
          </table:table-cell>
          <table:table-cell office:value-type="float" office:value="1.47680827424789E+018" calcext:value-type="float">
            <text:p>1.47680827424789E+018</text:p>
          </table:table-cell>
          <table:table-cell office:value-type="float" office:value="1.47680824144255E+018" calcext:value-type="float">
            <text:p>1.47680824144255E+018</text:p>
          </table:table-cell>
          <table:table-cell office:value-type="float" office:value="1.4768082416359E+018" calcext:value-type="float">
            <text:p>1.4768082416359E+018</text:p>
          </table:table-cell>
          <table:table-cell office:value-type="float" office:value="1.47680821770919E+018" calcext:value-type="float">
            <text:p>1.47680821770919E+018</text:p>
          </table:table-cell>
          <table:table-cell office:value-type="float" office:value="1.47680821793392E+018" calcext:value-type="float">
            <text:p>1.47680821793392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680827421581E+018" calcext:value-type="float">
            <text:p>1.47680827421581E+018</text:p>
          </table:table-cell>
          <table:table-cell office:value-type="float" office:value="1.47680827424806E+018" calcext:value-type="float">
            <text:p>1.47680827424806E+018</text:p>
          </table:table-cell>
          <table:table-cell office:value-type="float" office:value="1.47680824144301E+018" calcext:value-type="float">
            <text:p>1.47680824144301E+018</text:p>
          </table:table-cell>
          <table:table-cell office:value-type="float" office:value="1.47680824163608E+018" calcext:value-type="float">
            <text:p>1.47680824163608E+018</text:p>
          </table:table-cell>
          <table:table-cell office:value-type="float" office:value="1.47680821770956E+018" calcext:value-type="float">
            <text:p>1.47680821770956E+018</text:p>
          </table:table-cell>
          <table:table-cell office:value-type="float" office:value="1.47680821793397E+018" calcext:value-type="float">
            <text:p>1.47680821793397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680827421616E+018" calcext:value-type="float">
            <text:p>1.47680827421616E+018</text:p>
          </table:table-cell>
          <table:table-cell office:value-type="float" office:value="1.47680827424823E+018" calcext:value-type="float">
            <text:p>1.47680827424823E+018</text:p>
          </table:table-cell>
          <table:table-cell office:value-type="float" office:value="1.47680824144343E+018" calcext:value-type="float">
            <text:p>1.47680824144343E+018</text:p>
          </table:table-cell>
          <table:table-cell office:value-type="float" office:value="1.47680824163662E+018" calcext:value-type="float">
            <text:p>1.47680824163662E+018</text:p>
          </table:table-cell>
          <table:table-cell office:value-type="float" office:value="1.4768082177099E+018" calcext:value-type="float">
            <text:p>1.4768082177099E+018</text:p>
          </table:table-cell>
          <table:table-cell office:value-type="float" office:value="1.47680821793415E+018" calcext:value-type="float">
            <text:p>1.47680821793415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680827421656E+018" calcext:value-type="float">
            <text:p>1.47680827421656E+018</text:p>
          </table:table-cell>
          <table:table-cell office:value-type="float" office:value="1.4768082742484E+018" calcext:value-type="float">
            <text:p>1.4768082742484E+018</text:p>
          </table:table-cell>
          <table:table-cell office:value-type="float" office:value="1.47680824144389E+018" calcext:value-type="float">
            <text:p>1.47680824144389E+018</text:p>
          </table:table-cell>
          <table:table-cell office:value-type="float" office:value="1.4768082416368E+018" calcext:value-type="float">
            <text:p>1.4768082416368E+018</text:p>
          </table:table-cell>
          <table:table-cell office:value-type="float" office:value="1.47680821771025E+018" calcext:value-type="float">
            <text:p>1.47680821771025E+018</text:p>
          </table:table-cell>
          <table:table-cell office:value-type="float" office:value="1.47680821793443E+018" calcext:value-type="float">
            <text:p>1.47680821793443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680827421696E+018" calcext:value-type="float">
            <text:p>1.47680827421696E+018</text:p>
          </table:table-cell>
          <table:table-cell office:value-type="float" office:value="1.47680827424857E+018" calcext:value-type="float">
            <text:p>1.47680827424857E+018</text:p>
          </table:table-cell>
          <table:table-cell office:value-type="float" office:value="1.47680824144461E+018" calcext:value-type="float">
            <text:p>1.47680824144461E+018</text:p>
          </table:table-cell>
          <table:table-cell office:value-type="float" office:value="1.476808241637E+018" calcext:value-type="float">
            <text:p>1.476808241637E+018</text:p>
          </table:table-cell>
          <table:table-cell office:value-type="float" office:value="1.47680821771063E+018" calcext:value-type="float">
            <text:p>1.47680821771063E+018</text:p>
          </table:table-cell>
          <table:table-cell office:value-type="float" office:value="1.47680821793449E+018" calcext:value-type="float">
            <text:p>1.47680821793449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680827421735E+018" calcext:value-type="float">
            <text:p>1.47680827421735E+018</text:p>
          </table:table-cell>
          <table:table-cell office:value-type="float" office:value="1.47680827424888E+018" calcext:value-type="float">
            <text:p>1.47680827424888E+018</text:p>
          </table:table-cell>
          <table:table-cell office:value-type="float" office:value="1.4768082414451E+018" calcext:value-type="float">
            <text:p>1.4768082414451E+018</text:p>
          </table:table-cell>
          <table:table-cell office:value-type="float" office:value="1.47680824163718E+018" calcext:value-type="float">
            <text:p>1.47680824163718E+018</text:p>
          </table:table-cell>
          <table:table-cell office:value-type="float" office:value="1.47680821771099E+018" calcext:value-type="float">
            <text:p>1.47680821771099E+018</text:p>
          </table:table-cell>
          <table:table-cell office:value-type="float" office:value="1.47680821793474E+018" calcext:value-type="float">
            <text:p>1.47680821793474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680827421777E+018" calcext:value-type="float">
            <text:p>1.47680827421777E+018</text:p>
          </table:table-cell>
          <table:table-cell office:value-type="float" office:value="1.47680827425706E+018" calcext:value-type="float">
            <text:p>1.47680827425706E+018</text:p>
          </table:table-cell>
          <table:table-cell office:value-type="float" office:value="1.47680824144566E+018" calcext:value-type="float">
            <text:p>1.47680824144566E+018</text:p>
          </table:table-cell>
          <table:table-cell office:value-type="float" office:value="1.47680824163735E+018" calcext:value-type="float">
            <text:p>1.47680824163735E+018</text:p>
          </table:table-cell>
          <table:table-cell office:value-type="float" office:value="1.47680821771135E+018" calcext:value-type="float">
            <text:p>1.47680821771135E+018</text:p>
          </table:table-cell>
          <table:table-cell office:value-type="float" office:value="1.4768082179348E+018" calcext:value-type="float">
            <text:p>1.4768082179348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680827421815E+018" calcext:value-type="float">
            <text:p>1.47680827421815E+018</text:p>
          </table:table-cell>
          <table:table-cell office:value-type="float" office:value="1.47680827426021E+018" calcext:value-type="float">
            <text:p>1.47680827426021E+018</text:p>
          </table:table-cell>
          <table:table-cell office:value-type="float" office:value="1.47680824144613E+018" calcext:value-type="float">
            <text:p>1.47680824144613E+018</text:p>
          </table:table-cell>
          <table:table-cell office:value-type="float" office:value="1.47680824163757E+018" calcext:value-type="float">
            <text:p>1.47680824163757E+018</text:p>
          </table:table-cell>
          <table:table-cell office:value-type="float" office:value="1.4768082177117E+018" calcext:value-type="float">
            <text:p>1.4768082177117E+018</text:p>
          </table:table-cell>
          <table:table-cell office:value-type="float" office:value="1.47680821793513E+018" calcext:value-type="float">
            <text:p>1.47680821793513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680827421855E+018" calcext:value-type="float">
            <text:p>1.47680827421855E+018</text:p>
          </table:table-cell>
          <table:table-cell office:value-type="float" office:value="1.47680827426163E+018" calcext:value-type="float">
            <text:p>1.47680827426163E+018</text:p>
          </table:table-cell>
          <table:table-cell office:value-type="float" office:value="1.47680824144656E+018" calcext:value-type="float">
            <text:p>1.47680824144656E+018</text:p>
          </table:table-cell>
          <table:table-cell office:value-type="float" office:value="1.47680824163835E+018" calcext:value-type="float">
            <text:p>1.47680824163835E+018</text:p>
          </table:table-cell>
          <table:table-cell office:value-type="float" office:value="1.47680821771205E+018" calcext:value-type="float">
            <text:p>1.47680821771205E+018</text:p>
          </table:table-cell>
          <table:table-cell office:value-type="float" office:value="1.47680821793519E+018" calcext:value-type="float">
            <text:p>1.47680821793519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680827421891E+018" calcext:value-type="float">
            <text:p>1.47680827421891E+018</text:p>
          </table:table-cell>
          <table:table-cell office:value-type="float" office:value="1.47680827426311E+018" calcext:value-type="float">
            <text:p>1.47680827426311E+018</text:p>
          </table:table-cell>
          <table:table-cell office:value-type="float" office:value="1.47680824144691E+018" calcext:value-type="float">
            <text:p>1.47680824144691E+018</text:p>
          </table:table-cell>
          <table:table-cell office:value-type="float" office:value="1.47680824163853E+018" calcext:value-type="float">
            <text:p>1.47680824163853E+018</text:p>
          </table:table-cell>
          <table:table-cell office:value-type="float" office:value="1.47680821771243E+018" calcext:value-type="float">
            <text:p>1.47680821771243E+018</text:p>
          </table:table-cell>
          <table:table-cell office:value-type="float" office:value="1.47680821793524E+018" calcext:value-type="float">
            <text:p>1.47680821793524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680827421928E+018" calcext:value-type="float">
            <text:p>1.47680827421928E+018</text:p>
          </table:table-cell>
          <table:table-cell office:value-type="float" office:value="1.4768082742638E+018" calcext:value-type="float">
            <text:p>1.4768082742638E+018</text:p>
          </table:table-cell>
          <table:table-cell office:value-type="float" office:value="1.47680824144726E+018" calcext:value-type="float">
            <text:p>1.47680824144726E+018</text:p>
          </table:table-cell>
          <table:table-cell office:value-type="float" office:value="1.4768082416387E+018" calcext:value-type="float">
            <text:p>1.4768082416387E+018</text:p>
          </table:table-cell>
          <table:table-cell office:value-type="float" office:value="1.47680821771279E+018" calcext:value-type="float">
            <text:p>1.47680821771279E+018</text:p>
          </table:table-cell>
          <table:table-cell office:value-type="float" office:value="1.4768082179353E+018" calcext:value-type="float">
            <text:p>1.4768082179353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680827421963E+018" calcext:value-type="float">
            <text:p>1.47680827421963E+018</text:p>
          </table:table-cell>
          <table:table-cell office:value-type="float" office:value="1.47680827426645E+018" calcext:value-type="float">
            <text:p>1.47680827426645E+018</text:p>
          </table:table-cell>
          <table:table-cell office:value-type="float" office:value="1.47680824144761E+018" calcext:value-type="float">
            <text:p>1.47680824144761E+018</text:p>
          </table:table-cell>
          <table:table-cell office:value-type="float" office:value="1.4768082416389E+018" calcext:value-type="float">
            <text:p>1.4768082416389E+018</text:p>
          </table:table-cell>
          <table:table-cell office:value-type="float" office:value="1.47680821771315E+018" calcext:value-type="float">
            <text:p>1.47680821771315E+018</text:p>
          </table:table-cell>
          <table:table-cell office:value-type="float" office:value="1.47680821793548E+018" calcext:value-type="float">
            <text:p>1.47680821793548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680827422003E+018" calcext:value-type="float">
            <text:p>1.47680827422003E+018</text:p>
          </table:table-cell>
          <table:table-cell office:value-type="float" office:value="1.47680827426761E+018" calcext:value-type="float">
            <text:p>1.47680827426761E+018</text:p>
          </table:table-cell>
          <table:table-cell office:value-type="float" office:value="1.47680824144806E+018" calcext:value-type="float">
            <text:p>1.47680824144806E+018</text:p>
          </table:table-cell>
          <table:table-cell office:value-type="float" office:value="1.47680824163908E+018" calcext:value-type="float">
            <text:p>1.47680824163908E+018</text:p>
          </table:table-cell>
          <table:table-cell office:value-type="float" office:value="1.47680821771354E+018" calcext:value-type="float">
            <text:p>1.47680821771354E+018</text:p>
          </table:table-cell>
          <table:table-cell office:value-type="float" office:value="1.47680821793576E+018" calcext:value-type="float">
            <text:p>1.47680821793576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680827422038E+018" calcext:value-type="float">
            <text:p>1.47680827422038E+018</text:p>
          </table:table-cell>
          <table:table-cell office:value-type="float" office:value="1.47680827426835E+018" calcext:value-type="float">
            <text:p>1.47680827426835E+018</text:p>
          </table:table-cell>
          <table:table-cell office:value-type="float" office:value="1.47680824144848E+018" calcext:value-type="float">
            <text:p>1.47680824144848E+018</text:p>
          </table:table-cell>
          <table:table-cell office:value-type="float" office:value="1.47680824163928E+018" calcext:value-type="float">
            <text:p>1.47680824163928E+018</text:p>
          </table:table-cell>
          <table:table-cell office:value-type="float" office:value="1.4768082177139E+018" calcext:value-type="float">
            <text:p>1.4768082177139E+018</text:p>
          </table:table-cell>
          <table:table-cell office:value-type="float" office:value="1.47680821793582E+018" calcext:value-type="float">
            <text:p>1.47680821793582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680827422074E+018" calcext:value-type="float">
            <text:p>1.47680827422074E+018</text:p>
          </table:table-cell>
          <table:table-cell office:value-type="float" office:value="1.47680827426913E+018" calcext:value-type="float">
            <text:p>1.47680827426913E+018</text:p>
          </table:table-cell>
          <table:table-cell office:value-type="float" office:value="1.47680824144884E+018" calcext:value-type="float">
            <text:p>1.47680824144884E+018</text:p>
          </table:table-cell>
          <table:table-cell office:value-type="float" office:value="1.47680824163949E+018" calcext:value-type="float">
            <text:p>1.47680824163949E+018</text:p>
          </table:table-cell>
          <table:table-cell office:value-type="float" office:value="1.47680821771427E+018" calcext:value-type="float">
            <text:p>1.47680821771427E+018</text:p>
          </table:table-cell>
          <table:table-cell office:value-type="float" office:value="1.4768082179361E+018" calcext:value-type="float">
            <text:p>1.4768082179361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680827422109E+018" calcext:value-type="float">
            <text:p>1.47680827422109E+018</text:p>
          </table:table-cell>
          <table:table-cell office:value-type="float" office:value="1.47680827427024E+018" calcext:value-type="float">
            <text:p>1.47680827427024E+018</text:p>
          </table:table-cell>
          <table:table-cell office:value-type="float" office:value="1.47680824144918E+018" calcext:value-type="float">
            <text:p>1.47680824144918E+018</text:p>
          </table:table-cell>
          <table:table-cell office:value-type="float" office:value="1.47680824163966E+018" calcext:value-type="float">
            <text:p>1.47680824163966E+018</text:p>
          </table:table-cell>
          <table:table-cell office:value-type="float" office:value="1.47680821771465E+018" calcext:value-type="float">
            <text:p>1.47680821771465E+018</text:p>
          </table:table-cell>
          <table:table-cell office:value-type="float" office:value="1.47680821793616E+018" calcext:value-type="float">
            <text:p>1.47680821793616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680827422144E+018" calcext:value-type="float">
            <text:p>1.47680827422144E+018</text:p>
          </table:table-cell>
          <table:table-cell office:value-type="float" office:value="1.47680827427241E+018" calcext:value-type="float">
            <text:p>1.47680827427241E+018</text:p>
          </table:table-cell>
          <table:table-cell office:value-type="float" office:value="1.47680824144953E+018" calcext:value-type="float">
            <text:p>1.47680824144953E+018</text:p>
          </table:table-cell>
          <table:table-cell office:value-type="float" office:value="1.4768082416399E+018" calcext:value-type="float">
            <text:p>1.4768082416399E+018</text:p>
          </table:table-cell>
          <table:table-cell office:value-type="float" office:value="1.47680821771501E+018" calcext:value-type="float">
            <text:p>1.47680821771501E+018</text:p>
          </table:table-cell>
          <table:table-cell office:value-type="float" office:value="1.47680821793627E+018" calcext:value-type="float">
            <text:p>1.47680821793627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680827422186E+018" calcext:value-type="float">
            <text:p>1.47680827422186E+018</text:p>
          </table:table-cell>
          <table:table-cell office:value-type="float" office:value="1.47680827427314E+018" calcext:value-type="float">
            <text:p>1.47680827427314E+018</text:p>
          </table:table-cell>
          <table:table-cell office:value-type="float" office:value="1.47680824144998E+018" calcext:value-type="float">
            <text:p>1.47680824144998E+018</text:p>
          </table:table-cell>
          <table:table-cell office:value-type="float" office:value="1.47680824164011E+018" calcext:value-type="float">
            <text:p>1.47680824164011E+018</text:p>
          </table:table-cell>
          <table:table-cell office:value-type="float" office:value="1.47680821771537E+018" calcext:value-type="float">
            <text:p>1.47680821771537E+018</text:p>
          </table:table-cell>
          <table:table-cell office:value-type="float" office:value="1.47680821793646E+018" calcext:value-type="float">
            <text:p>1.47680821793646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680827422222E+018" calcext:value-type="float">
            <text:p>1.47680827422222E+018</text:p>
          </table:table-cell>
          <table:table-cell office:value-type="float" office:value="1.47680827427391E+018" calcext:value-type="float">
            <text:p>1.47680827427391E+018</text:p>
          </table:table-cell>
          <table:table-cell office:value-type="float" office:value="1.4768082414504E+018" calcext:value-type="float">
            <text:p>1.4768082414504E+018</text:p>
          </table:table-cell>
          <table:table-cell office:value-type="float" office:value="1.47680824164029E+018" calcext:value-type="float">
            <text:p>1.47680824164029E+018</text:p>
          </table:table-cell>
          <table:table-cell office:value-type="float" office:value="1.47680821771573E+018" calcext:value-type="float">
            <text:p>1.47680821771573E+018</text:p>
          </table:table-cell>
          <table:table-cell office:value-type="float" office:value="1.4768082179369E+018" calcext:value-type="float">
            <text:p>1.4768082179369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680827422259E+018" calcext:value-type="float">
            <text:p>1.47680827422259E+018</text:p>
          </table:table-cell>
          <table:table-cell office:value-type="float" office:value="1.47680827427504E+018" calcext:value-type="float">
            <text:p>1.47680827427504E+018</text:p>
          </table:table-cell>
          <table:table-cell office:value-type="float" office:value="1.47680824145075E+018" calcext:value-type="float">
            <text:p>1.47680824145075E+018</text:p>
          </table:table-cell>
          <table:table-cell office:value-type="float" office:value="1.47680824164048E+018" calcext:value-type="float">
            <text:p>1.47680824164048E+018</text:p>
          </table:table-cell>
          <table:table-cell office:value-type="float" office:value="1.47680821771608E+018" calcext:value-type="float">
            <text:p>1.47680821771608E+018</text:p>
          </table:table-cell>
          <table:table-cell office:value-type="float" office:value="1.47680821793695E+018" calcext:value-type="float">
            <text:p>1.47680821793695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680827422301E+018" calcext:value-type="float">
            <text:p>1.47680827422301E+018</text:p>
          </table:table-cell>
          <table:table-cell office:value-type="float" office:value="1.47680827427576E+018" calcext:value-type="float">
            <text:p>1.47680827427576E+018</text:p>
          </table:table-cell>
          <table:table-cell office:value-type="float" office:value="1.4768082414511E+018" calcext:value-type="float">
            <text:p>1.4768082414511E+018</text:p>
          </table:table-cell>
          <table:table-cell office:value-type="float" office:value="1.47680824164082E+018" calcext:value-type="float">
            <text:p>1.47680824164082E+018</text:p>
          </table:table-cell>
          <table:table-cell office:value-type="float" office:value="1.47680821771646E+018" calcext:value-type="float">
            <text:p>1.47680821771646E+018</text:p>
          </table:table-cell>
          <table:table-cell office:value-type="float" office:value="1.47680821793701E+018" calcext:value-type="float">
            <text:p>1.47680821793701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680827422336E+018" calcext:value-type="float">
            <text:p>1.47680827422336E+018</text:p>
          </table:table-cell>
          <table:table-cell office:value-type="float" office:value="1.47680827427731E+018" calcext:value-type="float">
            <text:p>1.47680827427731E+018</text:p>
          </table:table-cell>
          <table:table-cell office:value-type="float" office:value="1.47680824145145E+018" calcext:value-type="float">
            <text:p>1.47680824145145E+018</text:p>
          </table:table-cell>
          <table:table-cell office:value-type="float" office:value="1.47680824164276E+018" calcext:value-type="float">
            <text:p>1.47680824164276E+018</text:p>
          </table:table-cell>
          <table:table-cell office:value-type="float" office:value="1.47680821771688E+018" calcext:value-type="float">
            <text:p>1.47680821771688E+018</text:p>
          </table:table-cell>
          <table:table-cell office:value-type="float" office:value="1.47680821793706E+018" calcext:value-type="float">
            <text:p>1.47680821793706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680827422372E+018" calcext:value-type="float">
            <text:p>1.47680827422372E+018</text:p>
          </table:table-cell>
          <table:table-cell office:value-type="float" office:value="1.47680827427878E+018" calcext:value-type="float">
            <text:p>1.47680827427878E+018</text:p>
          </table:table-cell>
          <table:table-cell office:value-type="float" office:value="1.4768082414518E+018" calcext:value-type="float">
            <text:p>1.4768082414518E+018</text:p>
          </table:table-cell>
          <table:table-cell office:value-type="float" office:value="1.47680824164423E+018" calcext:value-type="float">
            <text:p>1.47680824164423E+018</text:p>
          </table:table-cell>
          <table:table-cell office:value-type="float" office:value="1.47680821771724E+018" calcext:value-type="float">
            <text:p>1.47680821771724E+018</text:p>
          </table:table-cell>
          <table:table-cell office:value-type="float" office:value="1.47680821793712E+018" calcext:value-type="float">
            <text:p>1.47680821793712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680827422407E+018" calcext:value-type="float">
            <text:p>1.47680827422407E+018</text:p>
          </table:table-cell>
          <table:table-cell office:value-type="float" office:value="1.4768082742791E+018" calcext:value-type="float">
            <text:p>1.4768082742791E+018</text:p>
          </table:table-cell>
          <table:table-cell office:value-type="float" office:value="1.47680824145225E+018" calcext:value-type="float">
            <text:p>1.47680824145225E+018</text:p>
          </table:table-cell>
          <table:table-cell office:value-type="float" office:value="1.47680824164489E+018" calcext:value-type="float">
            <text:p>1.47680824164489E+018</text:p>
          </table:table-cell>
          <table:table-cell office:value-type="float" office:value="1.47680821771761E+018" calcext:value-type="float">
            <text:p>1.47680821771761E+018</text:p>
          </table:table-cell>
          <table:table-cell office:value-type="float" office:value="1.47680821793717E+018" calcext:value-type="float">
            <text:p>1.47680821793717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680827422442E+018" calcext:value-type="float">
            <text:p>1.47680827422442E+018</text:p>
          </table:table-cell>
          <table:table-cell office:value-type="float" office:value="1.47680827427944E+018" calcext:value-type="float">
            <text:p>1.47680827427944E+018</text:p>
          </table:table-cell>
          <table:table-cell office:value-type="float" office:value="1.47680824145266E+018" calcext:value-type="float">
            <text:p>1.47680824145266E+018</text:p>
          </table:table-cell>
          <table:table-cell office:value-type="float" office:value="1.4768082416451E+018" calcext:value-type="float">
            <text:p>1.4768082416451E+018</text:p>
          </table:table-cell>
          <table:table-cell office:value-type="float" office:value="1.47680821771798E+018" calcext:value-type="float">
            <text:p>1.47680821771798E+018</text:p>
          </table:table-cell>
          <table:table-cell office:value-type="float" office:value="1.47680821793735E+018" calcext:value-type="float">
            <text:p>1.47680821793735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680827422495E+018" calcext:value-type="float">
            <text:p>1.47680827422495E+018</text:p>
          </table:table-cell>
          <table:table-cell office:value-type="float" office:value="1.47680827427963E+018" calcext:value-type="float">
            <text:p>1.47680827427963E+018</text:p>
          </table:table-cell>
          <table:table-cell office:value-type="float" office:value="1.47680824145333E+018" calcext:value-type="float">
            <text:p>1.47680824145333E+018</text:p>
          </table:table-cell>
          <table:table-cell office:value-type="float" office:value="1.47680824164538E+018" calcext:value-type="float">
            <text:p>1.47680824164538E+018</text:p>
          </table:table-cell>
          <table:table-cell office:value-type="float" office:value="1.47680821771834E+018" calcext:value-type="float">
            <text:p>1.47680821771834E+018</text:p>
          </table:table-cell>
          <table:table-cell office:value-type="float" office:value="1.47680821793775E+018" calcext:value-type="float">
            <text:p>1.47680821793775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680827422531E+018" calcext:value-type="float">
            <text:p>1.47680827422531E+018</text:p>
          </table:table-cell>
          <table:table-cell office:value-type="float" office:value="1.4768082742811E+018" calcext:value-type="float">
            <text:p>1.4768082742811E+018</text:p>
          </table:table-cell>
          <table:table-cell office:value-type="float" office:value="1.47680824145385E+018" calcext:value-type="float">
            <text:p>1.47680824145385E+018</text:p>
          </table:table-cell>
          <table:table-cell office:value-type="float" office:value="1.47680824164576E+018" calcext:value-type="float">
            <text:p>1.47680824164576E+018</text:p>
          </table:table-cell>
          <table:table-cell office:value-type="float" office:value="1.47680821771875E+018" calcext:value-type="float">
            <text:p>1.47680821771875E+018</text:p>
          </table:table-cell>
          <table:table-cell office:value-type="float" office:value="1.47680821793785E+018" calcext:value-type="float">
            <text:p>1.47680821793785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680827422572E+018" calcext:value-type="float">
            <text:p>1.47680827422572E+018</text:p>
          </table:table-cell>
          <table:table-cell office:value-type="float" office:value="1.4768082742821E+018" calcext:value-type="float">
            <text:p>1.4768082742821E+018</text:p>
          </table:table-cell>
          <table:table-cell office:value-type="float" office:value="1.47680824145429E+018" calcext:value-type="float">
            <text:p>1.47680824145429E+018</text:p>
          </table:table-cell>
          <table:table-cell office:value-type="float" office:value="1.47680824164581E+018" calcext:value-type="float">
            <text:p>1.47680824164581E+018</text:p>
          </table:table-cell>
          <table:table-cell office:value-type="float" office:value="1.47680821771916E+018" calcext:value-type="float">
            <text:p>1.47680821771916E+018</text:p>
          </table:table-cell>
          <table:table-cell office:value-type="float" office:value="1.47680821793791E+018" calcext:value-type="float">
            <text:p>1.47680821793791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680827422608E+018" calcext:value-type="float">
            <text:p>1.47680827422608E+018</text:p>
          </table:table-cell>
          <table:table-cell office:value-type="float" office:value="1.47680827428292E+018" calcext:value-type="float">
            <text:p>1.47680827428292E+018</text:p>
          </table:table-cell>
          <table:table-cell office:value-type="float" office:value="1.47680824145466E+018" calcext:value-type="float">
            <text:p>1.47680824145466E+018</text:p>
          </table:table-cell>
          <table:table-cell office:value-type="float" office:value="1.47680824164607E+018" calcext:value-type="float">
            <text:p>1.47680824164607E+018</text:p>
          </table:table-cell>
          <table:table-cell office:value-type="float" office:value="1.47680821771954E+018" calcext:value-type="float">
            <text:p>1.47680821771954E+018</text:p>
          </table:table-cell>
          <table:table-cell office:value-type="float" office:value="1.47680821793797E+018" calcext:value-type="float">
            <text:p>1.47680821793797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68082742265E+018" calcext:value-type="float">
            <text:p>1.4768082742265E+018</text:p>
          </table:table-cell>
          <table:table-cell office:value-type="float" office:value="1.47680827428323E+018" calcext:value-type="float">
            <text:p>1.47680827428323E+018</text:p>
          </table:table-cell>
          <table:table-cell office:value-type="float" office:value="1.47680824145501E+018" calcext:value-type="float">
            <text:p>1.47680824145501E+018</text:p>
          </table:table-cell>
          <table:table-cell office:value-type="float" office:value="1.47680824164613E+018" calcext:value-type="float">
            <text:p>1.47680824164613E+018</text:p>
          </table:table-cell>
          <table:table-cell office:value-type="float" office:value="1.47680821771995E+018" calcext:value-type="float">
            <text:p>1.47680821771995E+018</text:p>
          </table:table-cell>
          <table:table-cell office:value-type="float" office:value="1.47680821793803E+018" calcext:value-type="float">
            <text:p>1.47680821793803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680827422686E+018" calcext:value-type="float">
            <text:p>1.47680827422686E+018</text:p>
          </table:table-cell>
          <table:table-cell office:value-type="float" office:value="1.47680827428514E+018" calcext:value-type="float">
            <text:p>1.47680827428514E+018</text:p>
          </table:table-cell>
          <table:table-cell office:value-type="float" office:value="1.47680824145546E+018" calcext:value-type="float">
            <text:p>1.47680824145546E+018</text:p>
          </table:table-cell>
          <table:table-cell office:value-type="float" office:value="1.47680824164634E+018" calcext:value-type="float">
            <text:p>1.47680824164634E+018</text:p>
          </table:table-cell>
          <table:table-cell office:value-type="float" office:value="1.47680821772032E+018" calcext:value-type="float">
            <text:p>1.47680821772032E+018</text:p>
          </table:table-cell>
          <table:table-cell office:value-type="float" office:value="1.47680821793823E+018" calcext:value-type="float">
            <text:p>1.47680821793823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680827422723E+018" calcext:value-type="float">
            <text:p>1.47680827422723E+018</text:p>
          </table:table-cell>
          <table:table-cell office:value-type="float" office:value="1.47680827428587E+018" calcext:value-type="float">
            <text:p>1.47680827428587E+018</text:p>
          </table:table-cell>
          <table:table-cell office:value-type="float" office:value="1.47680824145597E+018" calcext:value-type="float">
            <text:p>1.47680824145597E+018</text:p>
          </table:table-cell>
          <table:table-cell office:value-type="float" office:value="1.4768082416467E+018" calcext:value-type="float">
            <text:p>1.4768082416467E+018</text:p>
          </table:table-cell>
          <table:table-cell office:value-type="float" office:value="1.4768082177207E+018" calcext:value-type="float">
            <text:p>1.4768082177207E+018</text:p>
          </table:table-cell>
          <table:table-cell office:value-type="float" office:value="1.47680821793875E+018" calcext:value-type="float">
            <text:p>1.47680821793875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680827422759E+018" calcext:value-type="float">
            <text:p>1.47680827422759E+018</text:p>
          </table:table-cell>
          <table:table-cell office:value-type="float" office:value="1.47680827428711E+018" calcext:value-type="float">
            <text:p>1.47680827428711E+018</text:p>
          </table:table-cell>
          <table:table-cell office:value-type="float" office:value="1.47680824145645E+018" calcext:value-type="float">
            <text:p>1.47680824145645E+018</text:p>
          </table:table-cell>
          <table:table-cell office:value-type="float" office:value="1.47680824164675E+018" calcext:value-type="float">
            <text:p>1.47680824164675E+018</text:p>
          </table:table-cell>
          <table:table-cell office:value-type="float" office:value="1.47680821772105E+018" calcext:value-type="float">
            <text:p>1.47680821772105E+018</text:p>
          </table:table-cell>
          <table:table-cell office:value-type="float" office:value="1.47680821793881E+018" calcext:value-type="float">
            <text:p>1.47680821793881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680827422795E+018" calcext:value-type="float">
            <text:p>1.47680827422795E+018</text:p>
          </table:table-cell>
          <table:table-cell office:value-type="float" office:value="1.47680827428783E+018" calcext:value-type="float">
            <text:p>1.47680827428783E+018</text:p>
          </table:table-cell>
          <table:table-cell office:value-type="float" office:value="1.47680824145681E+018" calcext:value-type="float">
            <text:p>1.47680824145681E+018</text:p>
          </table:table-cell>
          <table:table-cell office:value-type="float" office:value="1.47680824164692E+018" calcext:value-type="float">
            <text:p>1.47680824164692E+018</text:p>
          </table:table-cell>
          <table:table-cell office:value-type="float" office:value="1.4768082177214E+018" calcext:value-type="float">
            <text:p>1.4768082177214E+018</text:p>
          </table:table-cell>
          <table:table-cell office:value-type="float" office:value="1.47680821793887E+018" calcext:value-type="float">
            <text:p>1.47680821793887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68082742283E+018" calcext:value-type="float">
            <text:p>1.4768082742283E+018</text:p>
          </table:table-cell>
          <table:table-cell office:value-type="float" office:value="1.47680827429038E+018" calcext:value-type="float">
            <text:p>1.47680827429038E+018</text:p>
          </table:table-cell>
          <table:table-cell office:value-type="float" office:value="1.4768082414573E+018" calcext:value-type="float">
            <text:p>1.4768082414573E+018</text:p>
          </table:table-cell>
          <table:table-cell office:value-type="float" office:value="1.47680824165304E+018" calcext:value-type="float">
            <text:p>1.47680824165304E+018</text:p>
          </table:table-cell>
          <table:table-cell office:value-type="float" office:value="1.47680821772175E+018" calcext:value-type="float">
            <text:p>1.47680821772175E+018</text:p>
          </table:table-cell>
          <table:table-cell office:value-type="float" office:value="1.47680821793892E+018" calcext:value-type="float">
            <text:p>1.47680821793892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680827422865E+018" calcext:value-type="float">
            <text:p>1.47680827422865E+018</text:p>
          </table:table-cell>
          <table:table-cell office:value-type="float" office:value="1.47680827429079E+018" calcext:value-type="float">
            <text:p>1.47680827429079E+018</text:p>
          </table:table-cell>
          <table:table-cell office:value-type="float" office:value="1.47680824145782E+018" calcext:value-type="float">
            <text:p>1.47680824145782E+018</text:p>
          </table:table-cell>
          <table:table-cell office:value-type="float" office:value="1.47680824165326E+018" calcext:value-type="float">
            <text:p>1.47680824165326E+018</text:p>
          </table:table-cell>
          <table:table-cell office:value-type="float" office:value="1.47680821772213E+018" calcext:value-type="float">
            <text:p>1.47680821772213E+018</text:p>
          </table:table-cell>
          <table:table-cell office:value-type="float" office:value="1.47680821793898E+018" calcext:value-type="float">
            <text:p>1.47680821793898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6808274229E+018" calcext:value-type="float">
            <text:p>1.476808274229E+018</text:p>
          </table:table-cell>
          <table:table-cell office:value-type="float" office:value="1.47680827429098E+018" calcext:value-type="float">
            <text:p>1.47680827429098E+018</text:p>
          </table:table-cell>
          <table:table-cell office:value-type="float" office:value="1.4768082414582E+018" calcext:value-type="float">
            <text:p>1.4768082414582E+018</text:p>
          </table:table-cell>
          <table:table-cell office:value-type="float" office:value="1.47680824165342E+018" calcext:value-type="float">
            <text:p>1.47680824165342E+018</text:p>
          </table:table-cell>
          <table:table-cell office:value-type="float" office:value="1.47680821772249E+018" calcext:value-type="float">
            <text:p>1.47680821772249E+018</text:p>
          </table:table-cell>
          <table:table-cell office:value-type="float" office:value="1.47680821793916E+018" calcext:value-type="float">
            <text:p>1.47680821793916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680827422935E+018" calcext:value-type="float">
            <text:p>1.47680827422935E+018</text:p>
          </table:table-cell>
          <table:table-cell office:value-type="float" office:value="1.47680827429115E+018" calcext:value-type="float">
            <text:p>1.47680827429115E+018</text:p>
          </table:table-cell>
          <table:table-cell office:value-type="float" office:value="1.47680824145855E+018" calcext:value-type="float">
            <text:p>1.47680824145855E+018</text:p>
          </table:table-cell>
          <table:table-cell office:value-type="float" office:value="1.47680824165359E+018" calcext:value-type="float">
            <text:p>1.47680824165359E+018</text:p>
          </table:table-cell>
          <table:table-cell office:value-type="float" office:value="1.47680821772285E+018" calcext:value-type="float">
            <text:p>1.47680821772285E+018</text:p>
          </table:table-cell>
          <table:table-cell office:value-type="float" office:value="1.47680821793956E+018" calcext:value-type="float">
            <text:p>1.47680821793956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68082742297E+018" calcext:value-type="float">
            <text:p>1.4768082742297E+018</text:p>
          </table:table-cell>
          <table:table-cell office:value-type="float" office:value="1.47680827429132E+018" calcext:value-type="float">
            <text:p>1.47680827429132E+018</text:p>
          </table:table-cell>
          <table:table-cell office:value-type="float" office:value="1.47680824145901E+018" calcext:value-type="float">
            <text:p>1.47680824145901E+018</text:p>
          </table:table-cell>
          <table:table-cell office:value-type="float" office:value="1.47680824165378E+018" calcext:value-type="float">
            <text:p>1.47680824165378E+018</text:p>
          </table:table-cell>
          <table:table-cell office:value-type="float" office:value="1.4768082177232E+018" calcext:value-type="float">
            <text:p>1.4768082177232E+018</text:p>
          </table:table-cell>
          <table:table-cell office:value-type="float" office:value="1.47680821793962E+018" calcext:value-type="float">
            <text:p>1.47680821793962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680827423005E+018" calcext:value-type="float">
            <text:p>1.47680827423005E+018</text:p>
          </table:table-cell>
          <table:table-cell office:value-type="float" office:value="1.4768082742927E+018" calcext:value-type="float">
            <text:p>1.4768082742927E+018</text:p>
          </table:table-cell>
          <table:table-cell office:value-type="float" office:value="1.47680824145952E+018" calcext:value-type="float">
            <text:p>1.47680824145952E+018</text:p>
          </table:table-cell>
          <table:table-cell office:value-type="float" office:value="1.47680824165397E+018" calcext:value-type="float">
            <text:p>1.47680824165397E+018</text:p>
          </table:table-cell>
          <table:table-cell office:value-type="float" office:value="1.47680821772355E+018" calcext:value-type="float">
            <text:p>1.47680821772355E+018</text:p>
          </table:table-cell>
          <table:table-cell office:value-type="float" office:value="1.47680821793967E+018" calcext:value-type="float">
            <text:p>1.47680821793967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68082742304E+018" calcext:value-type="float">
            <text:p>1.4768082742304E+018</text:p>
          </table:table-cell>
          <table:table-cell office:value-type="float" office:value="1.47680827429298E+018" calcext:value-type="float">
            <text:p>1.47680827429298E+018</text:p>
          </table:table-cell>
          <table:table-cell office:value-type="float" office:value="1.47680824145995E+018" calcext:value-type="float">
            <text:p>1.47680824145995E+018</text:p>
          </table:table-cell>
          <table:table-cell office:value-type="float" office:value="1.47680824165416E+018" calcext:value-type="float">
            <text:p>1.47680824165416E+018</text:p>
          </table:table-cell>
          <table:table-cell office:value-type="float" office:value="1.47680821772393E+018" calcext:value-type="float">
            <text:p>1.47680821772393E+018</text:p>
          </table:table-cell>
          <table:table-cell office:value-type="float" office:value="1.47680821793973E+018" calcext:value-type="float">
            <text:p>1.47680821793973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680827423075E+018" calcext:value-type="float">
            <text:p>1.47680827423075E+018</text:p>
          </table:table-cell>
          <table:table-cell office:value-type="float" office:value="1.47680827429427E+018" calcext:value-type="float">
            <text:p>1.47680827429427E+018</text:p>
          </table:table-cell>
          <table:table-cell office:value-type="float" office:value="1.47680824146032E+018" calcext:value-type="float">
            <text:p>1.47680824146032E+018</text:p>
          </table:table-cell>
          <table:table-cell office:value-type="float" office:value="1.47680824165441E+018" calcext:value-type="float">
            <text:p>1.47680824165441E+018</text:p>
          </table:table-cell>
          <table:table-cell office:value-type="float" office:value="1.47680821772429E+018" calcext:value-type="float">
            <text:p>1.47680821772429E+018</text:p>
          </table:table-cell>
          <table:table-cell office:value-type="float" office:value="1.47680821793985E+018" calcext:value-type="float">
            <text:p>1.47680821793985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68082742311E+018" calcext:value-type="float">
            <text:p>1.4768082742311E+018</text:p>
          </table:table-cell>
          <table:table-cell office:value-type="float" office:value="1.476808274295E+018" calcext:value-type="float">
            <text:p>1.476808274295E+018</text:p>
          </table:table-cell>
          <table:table-cell office:value-type="float" office:value="1.47680824146102E+018" calcext:value-type="float">
            <text:p>1.47680824146102E+018</text:p>
          </table:table-cell>
          <table:table-cell office:value-type="float" office:value="1.47680824165458E+018" calcext:value-type="float">
            <text:p>1.47680824165458E+018</text:p>
          </table:table-cell>
          <table:table-cell office:value-type="float" office:value="1.47680821772465E+018" calcext:value-type="float">
            <text:p>1.47680821772465E+018</text:p>
          </table:table-cell>
          <table:table-cell office:value-type="float" office:value="1.47680821794003E+018" calcext:value-type="float">
            <text:p>1.47680821794003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680827423145E+018" calcext:value-type="float">
            <text:p>1.47680827423145E+018</text:p>
          </table:table-cell>
          <table:table-cell office:value-type="float" office:value="1.4768082742955E+018" calcext:value-type="float">
            <text:p>1.4768082742955E+018</text:p>
          </table:table-cell>
          <table:table-cell office:value-type="float" office:value="1.47680824146158E+018" calcext:value-type="float">
            <text:p>1.47680824146158E+018</text:p>
          </table:table-cell>
          <table:table-cell office:value-type="float" office:value="1.47680824165474E+018" calcext:value-type="float">
            <text:p>1.47680824165474E+018</text:p>
          </table:table-cell>
          <table:table-cell office:value-type="float" office:value="1.47680821772505E+018" calcext:value-type="float">
            <text:p>1.47680821772505E+018</text:p>
          </table:table-cell>
          <table:table-cell office:value-type="float" office:value="1.47680821794047E+018" calcext:value-type="float">
            <text:p>1.47680821794047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680827423179E+018" calcext:value-type="float">
            <text:p>1.47680827423179E+018</text:p>
          </table:table-cell>
          <table:table-cell office:value-type="float" office:value="1.4768082742957E+018" calcext:value-type="float">
            <text:p>1.4768082742957E+018</text:p>
          </table:table-cell>
          <table:table-cell office:value-type="float" office:value="1.47680824146208E+018" calcext:value-type="float">
            <text:p>1.47680824146208E+018</text:p>
          </table:table-cell>
          <table:table-cell office:value-type="float" office:value="1.4768082416549E+018" calcext:value-type="float">
            <text:p>1.4768082416549E+018</text:p>
          </table:table-cell>
          <table:table-cell office:value-type="float" office:value="1.4768082177254E+018" calcext:value-type="float">
            <text:p>1.4768082177254E+018</text:p>
          </table:table-cell>
          <table:table-cell office:value-type="float" office:value="1.47680821794053E+018" calcext:value-type="float">
            <text:p>1.47680821794053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680827423215E+018" calcext:value-type="float">
            <text:p>1.47680827423215E+018</text:p>
          </table:table-cell>
          <table:table-cell office:value-type="float" office:value="1.47680827429587E+018" calcext:value-type="float">
            <text:p>1.47680827429587E+018</text:p>
          </table:table-cell>
          <table:table-cell office:value-type="float" office:value="1.47680824146252E+018" calcext:value-type="float">
            <text:p>1.47680824146252E+018</text:p>
          </table:table-cell>
          <table:table-cell office:value-type="float" office:value="1.47680824165507E+018" calcext:value-type="float">
            <text:p>1.47680824165507E+018</text:p>
          </table:table-cell>
          <table:table-cell office:value-type="float" office:value="1.47680821772577E+018" calcext:value-type="float">
            <text:p>1.47680821772577E+018</text:p>
          </table:table-cell>
          <table:table-cell office:value-type="float" office:value="1.47680821794058E+018" calcext:value-type="float">
            <text:p>1.47680821794058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680827423249E+018" calcext:value-type="float">
            <text:p>1.47680827423249E+018</text:p>
          </table:table-cell>
          <table:table-cell office:value-type="float" office:value="1.47680827429605E+018" calcext:value-type="float">
            <text:p>1.47680827429605E+018</text:p>
          </table:table-cell>
          <table:table-cell office:value-type="float" office:value="1.47680824146288E+018" calcext:value-type="float">
            <text:p>1.47680824146288E+018</text:p>
          </table:table-cell>
          <table:table-cell office:value-type="float" office:value="1.47680824165523E+018" calcext:value-type="float">
            <text:p>1.47680824165523E+018</text:p>
          </table:table-cell>
          <table:table-cell office:value-type="float" office:value="1.47680821772616E+018" calcext:value-type="float">
            <text:p>1.47680821772616E+018</text:p>
          </table:table-cell>
          <table:table-cell office:value-type="float" office:value="1.47680821794063E+018" calcext:value-type="float">
            <text:p>1.47680821794063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680827423285E+018" calcext:value-type="float">
            <text:p>1.47680827423285E+018</text:p>
          </table:table-cell>
          <table:table-cell office:value-type="float" office:value="1.47680827429641E+018" calcext:value-type="float">
            <text:p>1.47680827429641E+018</text:p>
          </table:table-cell>
          <table:table-cell office:value-type="float" office:value="1.47680824146323E+018" calcext:value-type="float">
            <text:p>1.47680824146323E+018</text:p>
          </table:table-cell>
          <table:table-cell office:value-type="float" office:value="1.47680824165539E+018" calcext:value-type="float">
            <text:p>1.47680824165539E+018</text:p>
          </table:table-cell>
          <table:table-cell office:value-type="float" office:value="1.47680821772656E+018" calcext:value-type="float">
            <text:p>1.47680821772656E+018</text:p>
          </table:table-cell>
          <table:table-cell office:value-type="float" office:value="1.47680821794069E+018" calcext:value-type="float">
            <text:p>1.47680821794069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68082742332E+018" calcext:value-type="float">
            <text:p>1.4768082742332E+018</text:p>
          </table:table-cell>
          <table:table-cell office:value-type="float" office:value="1.4768082742966E+018" calcext:value-type="float">
            <text:p>1.4768082742966E+018</text:p>
          </table:table-cell>
          <table:table-cell office:value-type="float" office:value="1.47680824146358E+018" calcext:value-type="float">
            <text:p>1.47680824146358E+018</text:p>
          </table:table-cell>
          <table:table-cell office:value-type="float" office:value="1.47680824165558E+018" calcext:value-type="float">
            <text:p>1.47680824165558E+018</text:p>
          </table:table-cell>
          <table:table-cell office:value-type="float" office:value="1.47680821772693E+018" calcext:value-type="float">
            <text:p>1.47680821772693E+018</text:p>
          </table:table-cell>
          <table:table-cell office:value-type="float" office:value="1.47680821794074E+018" calcext:value-type="float">
            <text:p>1.47680821794074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680827423355E+018" calcext:value-type="float">
            <text:p>1.47680827423355E+018</text:p>
          </table:table-cell>
          <table:table-cell office:value-type="float" office:value="1.47680827429677E+018" calcext:value-type="float">
            <text:p>1.47680827429677E+018</text:p>
          </table:table-cell>
          <table:table-cell office:value-type="float" office:value="1.47680824146404E+018" calcext:value-type="float">
            <text:p>1.47680824146404E+018</text:p>
          </table:table-cell>
          <table:table-cell office:value-type="float" office:value="1.47680824165577E+018" calcext:value-type="float">
            <text:p>1.47680824165577E+018</text:p>
          </table:table-cell>
          <table:table-cell office:value-type="float" office:value="1.47680821772731E+018" calcext:value-type="float">
            <text:p>1.47680821772731E+018</text:p>
          </table:table-cell>
          <table:table-cell office:value-type="float" office:value="1.47680821794093E+018" calcext:value-type="float">
            <text:p>1.47680821794093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68082742339E+018" calcext:value-type="float">
            <text:p>1.4768082742339E+018</text:p>
          </table:table-cell>
          <table:table-cell office:value-type="float" office:value="1.47680827429693E+018" calcext:value-type="float">
            <text:p>1.47680827429693E+018</text:p>
          </table:table-cell>
          <table:table-cell office:value-type="float" office:value="1.47680824146446E+018" calcext:value-type="float">
            <text:p>1.47680824146446E+018</text:p>
          </table:table-cell>
          <table:table-cell office:value-type="float" office:value="1.47680824165595E+018" calcext:value-type="float">
            <text:p>1.47680824165595E+018</text:p>
          </table:table-cell>
          <table:table-cell office:value-type="float" office:value="1.47680821772767E+018" calcext:value-type="float">
            <text:p>1.47680821772767E+018</text:p>
          </table:table-cell>
          <table:table-cell office:value-type="float" office:value="1.47680821794133E+018" calcext:value-type="float">
            <text:p>1.47680821794133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680827423425E+018" calcext:value-type="float">
            <text:p>1.47680827423425E+018</text:p>
          </table:table-cell>
          <table:table-cell office:value-type="float" office:value="1.47680827429762E+018" calcext:value-type="float">
            <text:p>1.47680827429762E+018</text:p>
          </table:table-cell>
          <table:table-cell office:value-type="float" office:value="1.47680824146482E+018" calcext:value-type="float">
            <text:p>1.47680824146482E+018</text:p>
          </table:table-cell>
          <table:table-cell office:value-type="float" office:value="1.47680824165614E+018" calcext:value-type="float">
            <text:p>1.47680824165614E+018</text:p>
          </table:table-cell>
          <table:table-cell office:value-type="float" office:value="1.47680821772804E+018" calcext:value-type="float">
            <text:p>1.47680821772804E+018</text:p>
          </table:table-cell>
          <table:table-cell office:value-type="float" office:value="1.4768082179414E+018" calcext:value-type="float">
            <text:p>1.4768082179414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68082742346E+018" calcext:value-type="float">
            <text:p>1.4768082742346E+018</text:p>
          </table:table-cell>
          <table:table-cell office:value-type="float" office:value="1.47680827429812E+018" calcext:value-type="float">
            <text:p>1.47680827429812E+018</text:p>
          </table:table-cell>
          <table:table-cell office:value-type="float" office:value="1.47680824146517E+018" calcext:value-type="float">
            <text:p>1.47680824146517E+018</text:p>
          </table:table-cell>
          <table:table-cell office:value-type="float" office:value="1.47680824165634E+018" calcext:value-type="float">
            <text:p>1.47680824165634E+018</text:p>
          </table:table-cell>
          <table:table-cell office:value-type="float" office:value="1.47680821772838E+018" calcext:value-type="float">
            <text:p>1.47680821772838E+018</text:p>
          </table:table-cell>
          <table:table-cell office:value-type="float" office:value="1.47680821794146E+018" calcext:value-type="float">
            <text:p>1.47680821794146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680827423495E+018" calcext:value-type="float">
            <text:p>1.47680827423495E+018</text:p>
          </table:table-cell>
          <table:table-cell office:value-type="float" office:value="1.47680827429831E+018" calcext:value-type="float">
            <text:p>1.47680827429831E+018</text:p>
          </table:table-cell>
          <table:table-cell office:value-type="float" office:value="1.47680824146552E+018" calcext:value-type="float">
            <text:p>1.47680824146552E+018</text:p>
          </table:table-cell>
          <table:table-cell office:value-type="float" office:value="1.4768082416565E+018" calcext:value-type="float">
            <text:p>1.4768082416565E+018</text:p>
          </table:table-cell>
          <table:table-cell office:value-type="float" office:value="1.4768082177288E+018" calcext:value-type="float">
            <text:p>1.4768082177288E+018</text:p>
          </table:table-cell>
          <table:table-cell office:value-type="float" office:value="1.47680821794152E+018" calcext:value-type="float">
            <text:p>1.47680821794152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68082742353E+018" calcext:value-type="float">
            <text:p>1.4768082742353E+018</text:p>
          </table:table-cell>
          <table:table-cell office:value-type="float" office:value="1.47680827429849E+018" calcext:value-type="float">
            <text:p>1.47680827429849E+018</text:p>
          </table:table-cell>
          <table:table-cell office:value-type="float" office:value="1.47680824146612E+018" calcext:value-type="float">
            <text:p>1.47680824146612E+018</text:p>
          </table:table-cell>
          <table:table-cell office:value-type="float" office:value="1.4768082416567E+018" calcext:value-type="float">
            <text:p>1.4768082416567E+018</text:p>
          </table:table-cell>
          <table:table-cell office:value-type="float" office:value="1.47680821772917E+018" calcext:value-type="float">
            <text:p>1.47680821772917E+018</text:p>
          </table:table-cell>
          <table:table-cell office:value-type="float" office:value="1.47680821794158E+018" calcext:value-type="float">
            <text:p>1.47680821794158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68082742357E+018" calcext:value-type="float">
            <text:p>1.4768082742357E+018</text:p>
          </table:table-cell>
          <table:table-cell office:value-type="float" office:value="1.47680827429866E+018" calcext:value-type="float">
            <text:p>1.47680827429866E+018</text:p>
          </table:table-cell>
          <table:table-cell office:value-type="float" office:value="1.47680824146664E+018" calcext:value-type="float">
            <text:p>1.47680824146664E+018</text:p>
          </table:table-cell>
          <table:table-cell office:value-type="float" office:value="1.47680824165689E+018" calcext:value-type="float">
            <text:p>1.47680824165689E+018</text:p>
          </table:table-cell>
          <table:table-cell office:value-type="float" office:value="1.47680821772954E+018" calcext:value-type="float">
            <text:p>1.47680821772954E+018</text:p>
          </table:table-cell>
          <table:table-cell office:value-type="float" office:value="1.47680821794195E+018" calcext:value-type="float">
            <text:p>1.47680821794195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680827423606E+018" calcext:value-type="float">
            <text:p>1.47680827423606E+018</text:p>
          </table:table-cell>
          <table:table-cell office:value-type="float" office:value="1.47680827429887E+018" calcext:value-type="float">
            <text:p>1.47680827429887E+018</text:p>
          </table:table-cell>
          <table:table-cell office:value-type="float" office:value="1.47680824146701E+018" calcext:value-type="float">
            <text:p>1.47680824146701E+018</text:p>
          </table:table-cell>
          <table:table-cell office:value-type="float" office:value="1.47680824165708E+018" calcext:value-type="float">
            <text:p>1.47680824165708E+018</text:p>
          </table:table-cell>
          <table:table-cell office:value-type="float" office:value="1.4768082177299E+018" calcext:value-type="float">
            <text:p>1.4768082177299E+018</text:p>
          </table:table-cell>
          <table:table-cell office:value-type="float" office:value="1.47680821794239E+018" calcext:value-type="float">
            <text:p>1.47680821794239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680827423651E+018" calcext:value-type="float">
            <text:p>1.47680827423651E+018</text:p>
          </table:table-cell>
          <table:table-cell office:value-type="float" office:value="1.47680827429904E+018" calcext:value-type="float">
            <text:p>1.47680827429904E+018</text:p>
          </table:table-cell>
          <table:table-cell office:value-type="float" office:value="1.47680824146747E+018" calcext:value-type="float">
            <text:p>1.47680824146747E+018</text:p>
          </table:table-cell>
          <table:table-cell office:value-type="float" office:value="1.47680824165726E+018" calcext:value-type="float">
            <text:p>1.47680824165726E+018</text:p>
          </table:table-cell>
          <table:table-cell office:value-type="float" office:value="1.47680821773029E+018" calcext:value-type="float">
            <text:p>1.47680821773029E+018</text:p>
          </table:table-cell>
          <table:table-cell office:value-type="float" office:value="1.47680821794245E+018" calcext:value-type="float">
            <text:p>1.47680821794245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680827423691E+018" calcext:value-type="float">
            <text:p>1.47680827423691E+018</text:p>
          </table:table-cell>
          <table:table-cell office:value-type="float" office:value="1.47680827429921E+018" calcext:value-type="float">
            <text:p>1.47680827429921E+018</text:p>
          </table:table-cell>
          <table:table-cell office:value-type="float" office:value="1.47680824146813E+018" calcext:value-type="float">
            <text:p>1.47680824146813E+018</text:p>
          </table:table-cell>
          <table:table-cell office:value-type="float" office:value="1.47680824165742E+018" calcext:value-type="float">
            <text:p>1.47680824165742E+018</text:p>
          </table:table-cell>
          <table:table-cell office:value-type="float" office:value="1.47680821773068E+018" calcext:value-type="float">
            <text:p>1.47680821773068E+018</text:p>
          </table:table-cell>
          <table:table-cell office:value-type="float" office:value="1.47680821794251E+018" calcext:value-type="float">
            <text:p>1.47680821794251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680827423728E+018" calcext:value-type="float">
            <text:p>1.47680827423728E+018</text:p>
          </table:table-cell>
          <table:table-cell office:value-type="float" office:value="1.47680827429956E+018" calcext:value-type="float">
            <text:p>1.47680827429956E+018</text:p>
          </table:table-cell>
          <table:table-cell office:value-type="float" office:value="1.47680824146882E+018" calcext:value-type="float">
            <text:p>1.47680824146882E+018</text:p>
          </table:table-cell>
          <table:table-cell office:value-type="float" office:value="1.47680824165763E+018" calcext:value-type="float">
            <text:p>1.47680824165763E+018</text:p>
          </table:table-cell>
          <table:table-cell office:value-type="float" office:value="1.47680821773106E+018" calcext:value-type="float">
            <text:p>1.47680821773106E+018</text:p>
          </table:table-cell>
          <table:table-cell office:value-type="float" office:value="1.47680821794256E+018" calcext:value-type="float">
            <text:p>1.47680821794256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680827423785E+018" calcext:value-type="float">
            <text:p>1.47680827423785E+018</text:p>
          </table:table-cell>
          <table:table-cell office:value-type="float" office:value="1.47680827430271E+018" calcext:value-type="float">
            <text:p>1.47680827430271E+018</text:p>
          </table:table-cell>
          <table:table-cell office:value-type="float" office:value="1.47680824146951E+018" calcext:value-type="float">
            <text:p>1.47680824146951E+018</text:p>
          </table:table-cell>
          <table:table-cell office:value-type="float" office:value="1.4768082416578E+018" calcext:value-type="float">
            <text:p>1.4768082416578E+018</text:p>
          </table:table-cell>
          <table:table-cell office:value-type="float" office:value="1.47680821773144E+018" calcext:value-type="float">
            <text:p>1.47680821773144E+018</text:p>
          </table:table-cell>
          <table:table-cell office:value-type="float" office:value="1.47680821794261E+018" calcext:value-type="float">
            <text:p>1.47680821794261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680827423823E+018" calcext:value-type="float">
            <text:p>1.47680827423823E+018</text:p>
          </table:table-cell>
          <table:table-cell office:value-type="float" office:value="1.47680827430347E+018" calcext:value-type="float">
            <text:p>1.47680827430347E+018</text:p>
          </table:table-cell>
          <table:table-cell office:value-type="float" office:value="1.47680824146994E+018" calcext:value-type="float">
            <text:p>1.47680824146994E+018</text:p>
          </table:table-cell>
          <table:table-cell office:value-type="float" office:value="1.47680824165801E+018" calcext:value-type="float">
            <text:p>1.47680824165801E+018</text:p>
          </table:table-cell>
          <table:table-cell office:value-type="float" office:value="1.47680821773183E+018" calcext:value-type="float">
            <text:p>1.47680821773183E+018</text:p>
          </table:table-cell>
          <table:table-cell office:value-type="float" office:value="1.47680821794267E+018" calcext:value-type="float">
            <text:p>1.47680821794267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680827423859E+018" calcext:value-type="float">
            <text:p>1.47680827423859E+018</text:p>
          </table:table-cell>
          <table:table-cell office:value-type="float" office:value="1.47680827430422E+018" calcext:value-type="float">
            <text:p>1.47680827430422E+018</text:p>
          </table:table-cell>
          <table:table-cell office:value-type="float" office:value="1.47680824147048E+018" calcext:value-type="float">
            <text:p>1.47680824147048E+018</text:p>
          </table:table-cell>
          <table:table-cell office:value-type="float" office:value="1.47680824165817E+018" calcext:value-type="float">
            <text:p>1.47680824165817E+018</text:p>
          </table:table-cell>
          <table:table-cell office:value-type="float" office:value="1.47680821773219E+018" calcext:value-type="float">
            <text:p>1.47680821773219E+018</text:p>
          </table:table-cell>
          <table:table-cell office:value-type="float" office:value="1.47680821794293E+018" calcext:value-type="float">
            <text:p>1.47680821794293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680827423894E+018" calcext:value-type="float">
            <text:p>1.47680827423894E+018</text:p>
          </table:table-cell>
          <table:table-cell office:value-type="float" office:value="1.47680827430535E+018" calcext:value-type="float">
            <text:p>1.47680827430535E+018</text:p>
          </table:table-cell>
          <table:table-cell office:value-type="float" office:value="1.47680824147104E+018" calcext:value-type="float">
            <text:p>1.47680824147104E+018</text:p>
          </table:table-cell>
          <table:table-cell office:value-type="float" office:value="1.47680824165838E+018" calcext:value-type="float">
            <text:p>1.47680824165838E+018</text:p>
          </table:table-cell>
          <table:table-cell office:value-type="float" office:value="1.47680821773255E+018" calcext:value-type="float">
            <text:p>1.47680821773255E+018</text:p>
          </table:table-cell>
          <table:table-cell office:value-type="float" office:value="1.47680821794301E+018" calcext:value-type="float">
            <text:p>1.47680821794301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68082742393E+018" calcext:value-type="float">
            <text:p>1.4768082742393E+018</text:p>
          </table:table-cell>
          <table:table-cell office:value-type="float" office:value="1.4768082743061E+018" calcext:value-type="float">
            <text:p>1.4768082743061E+018</text:p>
          </table:table-cell>
          <table:table-cell office:value-type="float" office:value="1.47680824147193E+018" calcext:value-type="float">
            <text:p>1.47680824147193E+018</text:p>
          </table:table-cell>
          <table:table-cell office:value-type="float" office:value="1.47680824165854E+018" calcext:value-type="float">
            <text:p>1.47680824165854E+018</text:p>
          </table:table-cell>
          <table:table-cell office:value-type="float" office:value="1.4768082177331E+018" calcext:value-type="float">
            <text:p>1.4768082177331E+018</text:p>
          </table:table-cell>
          <table:table-cell office:value-type="float" office:value="1.47680821794335E+018" calcext:value-type="float">
            <text:p>1.47680821794335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680827423966E+018" calcext:value-type="float">
            <text:p>1.47680827423966E+018</text:p>
          </table:table-cell>
          <table:table-cell office:value-type="float" office:value="1.47680827430802E+018" calcext:value-type="float">
            <text:p>1.47680827430802E+018</text:p>
          </table:table-cell>
          <table:table-cell office:value-type="float" office:value="1.47680824147236E+018" calcext:value-type="float">
            <text:p>1.47680824147236E+018</text:p>
          </table:table-cell>
          <table:table-cell office:value-type="float" office:value="1.47680824165875E+018" calcext:value-type="float">
            <text:p>1.47680824165875E+018</text:p>
          </table:table-cell>
          <table:table-cell office:value-type="float" office:value="1.47680821773373E+018" calcext:value-type="float">
            <text:p>1.47680821773373E+018</text:p>
          </table:table-cell>
          <table:table-cell office:value-type="float" office:value="1.47680821794341E+018" calcext:value-type="float">
            <text:p>1.47680821794341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680827424009E+018" calcext:value-type="float">
            <text:p>1.47680827424009E+018</text:p>
          </table:table-cell>
          <table:table-cell office:value-type="float" office:value="1.47680827430876E+018" calcext:value-type="float">
            <text:p>1.47680827430876E+018</text:p>
          </table:table-cell>
          <table:table-cell office:value-type="float" office:value="1.4768082414729E+018" calcext:value-type="float">
            <text:p>1.4768082414729E+018</text:p>
          </table:table-cell>
          <table:table-cell office:value-type="float" office:value="1.47680824165895E+018" calcext:value-type="float">
            <text:p>1.47680824165895E+018</text:p>
          </table:table-cell>
          <table:table-cell office:value-type="float" office:value="1.47680821773412E+018" calcext:value-type="float">
            <text:p>1.47680821773412E+018</text:p>
          </table:table-cell>
          <table:table-cell office:value-type="float" office:value="1.47680821794346E+018" calcext:value-type="float">
            <text:p>1.47680821794346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680827424045E+018" calcext:value-type="float">
            <text:p>1.47680827424045E+018</text:p>
          </table:table-cell>
          <table:table-cell office:value-type="float" office:value="1.47680827430916E+018" calcext:value-type="float">
            <text:p>1.47680827430916E+018</text:p>
          </table:table-cell>
          <table:table-cell office:value-type="float" office:value="1.47680824147346E+018" calcext:value-type="float">
            <text:p>1.47680824147346E+018</text:p>
          </table:table-cell>
          <table:table-cell office:value-type="float" office:value="1.47680824165914E+018" calcext:value-type="float">
            <text:p>1.47680824165914E+018</text:p>
          </table:table-cell>
          <table:table-cell office:value-type="float" office:value="1.4768082177345E+018" calcext:value-type="float">
            <text:p>1.4768082177345E+018</text:p>
          </table:table-cell>
          <table:table-cell office:value-type="float" office:value="1.47680821794352E+018" calcext:value-type="float">
            <text:p>1.47680821794352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680827424081E+018" calcext:value-type="float">
            <text:p>1.47680827424081E+018</text:p>
          </table:table-cell>
          <table:table-cell office:value-type="float" office:value="1.47680827431105E+018" calcext:value-type="float">
            <text:p>1.47680827431105E+018</text:p>
          </table:table-cell>
          <table:table-cell office:value-type="float" office:value="1.47680824147398E+018" calcext:value-type="float">
            <text:p>1.47680824147398E+018</text:p>
          </table:table-cell>
          <table:table-cell office:value-type="float" office:value="1.47680824165933E+018" calcext:value-type="float">
            <text:p>1.47680824165933E+018</text:p>
          </table:table-cell>
          <table:table-cell office:value-type="float" office:value="1.47680821773496E+018" calcext:value-type="float">
            <text:p>1.47680821773496E+018</text:p>
          </table:table-cell>
          <table:table-cell office:value-type="float" office:value="1.4768082179437E+018" calcext:value-type="float">
            <text:p>1.4768082179437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680827424121E+018" calcext:value-type="float">
            <text:p>1.47680827424121E+018</text:p>
          </table:table-cell>
          <table:table-cell office:value-type="float" office:value="1.4768082743135E+018" calcext:value-type="float">
            <text:p>1.4768082743135E+018</text:p>
          </table:table-cell>
          <table:table-cell office:value-type="float" office:value="1.47680824147448E+018" calcext:value-type="float">
            <text:p>1.47680824147448E+018</text:p>
          </table:table-cell>
          <table:table-cell office:value-type="float" office:value="1.47680824165952E+018" calcext:value-type="float">
            <text:p>1.47680824165952E+018</text:p>
          </table:table-cell>
          <table:table-cell office:value-type="float" office:value="1.47680821773536E+018" calcext:value-type="float">
            <text:p>1.47680821773536E+018</text:p>
          </table:table-cell>
          <table:table-cell office:value-type="float" office:value="1.47680821794413E+018" calcext:value-type="float">
            <text:p>1.47680821794413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680827424156E+018" calcext:value-type="float">
            <text:p>1.47680827424156E+018</text:p>
          </table:table-cell>
          <table:table-cell office:value-type="float" office:value="1.47680827431378E+018" calcext:value-type="float">
            <text:p>1.47680827431378E+018</text:p>
          </table:table-cell>
          <table:table-cell office:value-type="float" office:value="1.47680824147491E+018" calcext:value-type="float">
            <text:p>1.47680824147491E+018</text:p>
          </table:table-cell>
          <table:table-cell office:value-type="float" office:value="1.47680824165972E+018" calcext:value-type="float">
            <text:p>1.47680824165972E+018</text:p>
          </table:table-cell>
          <table:table-cell office:value-type="float" office:value="1.47680821773573E+018" calcext:value-type="float">
            <text:p>1.47680821773573E+018</text:p>
          </table:table-cell>
          <table:table-cell office:value-type="float" office:value="1.47680821794419E+018" calcext:value-type="float">
            <text:p>1.47680821794419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680827424197E+018" calcext:value-type="float">
            <text:p>1.47680827424197E+018</text:p>
          </table:table-cell>
          <table:table-cell office:value-type="float" office:value="1.47680827431464E+018" calcext:value-type="float">
            <text:p>1.47680827431464E+018</text:p>
          </table:table-cell>
          <table:table-cell office:value-type="float" office:value="1.47680824147527E+018" calcext:value-type="float">
            <text:p>1.47680824147527E+018</text:p>
          </table:table-cell>
          <table:table-cell office:value-type="float" office:value="1.47680824165999E+018" calcext:value-type="float">
            <text:p>1.47680824165999E+018</text:p>
          </table:table-cell>
          <table:table-cell office:value-type="float" office:value="1.47680821773609E+018" calcext:value-type="float">
            <text:p>1.47680821773609E+018</text:p>
          </table:table-cell>
          <table:table-cell office:value-type="float" office:value="1.47680821794425E+018" calcext:value-type="float">
            <text:p>1.47680821794425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680827424233E+018" calcext:value-type="float">
            <text:p>1.47680827424233E+018</text:p>
          </table:table-cell>
          <table:table-cell office:value-type="float" office:value="1.47680827431652E+018" calcext:value-type="float">
            <text:p>1.47680827431652E+018</text:p>
          </table:table-cell>
          <table:table-cell office:value-type="float" office:value="1.47680824147562E+018" calcext:value-type="float">
            <text:p>1.47680824147562E+018</text:p>
          </table:table-cell>
          <table:table-cell office:value-type="float" office:value="1.47680824166016E+018" calcext:value-type="float">
            <text:p>1.47680824166016E+018</text:p>
          </table:table-cell>
          <table:table-cell office:value-type="float" office:value="1.47680821773657E+018" calcext:value-type="float">
            <text:p>1.47680821773657E+018</text:p>
          </table:table-cell>
          <table:table-cell office:value-type="float" office:value="1.4768082179443E+018" calcext:value-type="float">
            <text:p>1.4768082179443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68082742427E+018" calcext:value-type="float">
            <text:p>1.4768082742427E+018</text:p>
          </table:table-cell>
          <table:table-cell office:value-type="float" office:value="1.47680827431876E+018" calcext:value-type="float">
            <text:p>1.47680827431876E+018</text:p>
          </table:table-cell>
          <table:table-cell office:value-type="float" office:value="1.47680824147597E+018" calcext:value-type="float">
            <text:p>1.47680824147597E+018</text:p>
          </table:table-cell>
          <table:table-cell office:value-type="float" office:value="1.47680824166033E+018" calcext:value-type="float">
            <text:p>1.47680824166033E+018</text:p>
          </table:table-cell>
          <table:table-cell office:value-type="float" office:value="1.47680821773696E+018" calcext:value-type="float">
            <text:p>1.47680821773696E+018</text:p>
          </table:table-cell>
          <table:table-cell office:value-type="float" office:value="1.47680821794436E+018" calcext:value-type="float">
            <text:p>1.47680821794436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680827424305E+018" calcext:value-type="float">
            <text:p>1.47680827424305E+018</text:p>
          </table:table-cell>
          <table:table-cell office:value-type="float" office:value="1.47680827432028E+018" calcext:value-type="float">
            <text:p>1.47680827432028E+018</text:p>
          </table:table-cell>
          <table:table-cell office:value-type="float" office:value="1.47680824147636E+018" calcext:value-type="float">
            <text:p>1.47680824147636E+018</text:p>
          </table:table-cell>
          <table:table-cell office:value-type="float" office:value="1.47680824166051E+018" calcext:value-type="float">
            <text:p>1.47680824166051E+018</text:p>
          </table:table-cell>
          <table:table-cell office:value-type="float" office:value="1.47680821773734E+018" calcext:value-type="float">
            <text:p>1.47680821773734E+018</text:p>
          </table:table-cell>
          <table:table-cell office:value-type="float" office:value="1.47680821794441E+018" calcext:value-type="float">
            <text:p>1.47680821794441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68082742434E+018" calcext:value-type="float">
            <text:p>1.4768082742434E+018</text:p>
          </table:table-cell>
          <table:table-cell office:value-type="float" office:value="1.47680827432061E+018" calcext:value-type="float">
            <text:p>1.47680827432061E+018</text:p>
          </table:table-cell>
          <table:table-cell office:value-type="float" office:value="1.47680824147671E+018" calcext:value-type="float">
            <text:p>1.47680824147671E+018</text:p>
          </table:table-cell>
          <table:table-cell office:value-type="float" office:value="1.47680824166071E+018" calcext:value-type="float">
            <text:p>1.47680824166071E+018</text:p>
          </table:table-cell>
          <table:table-cell office:value-type="float" office:value="1.47680821773772E+018" calcext:value-type="float">
            <text:p>1.47680821773772E+018</text:p>
          </table:table-cell>
          <table:table-cell office:value-type="float" office:value="1.47680821794459E+018" calcext:value-type="float">
            <text:p>1.47680821794459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680827424375E+018" calcext:value-type="float">
            <text:p>1.47680827424375E+018</text:p>
          </table:table-cell>
          <table:table-cell office:value-type="float" office:value="1.47680827432132E+018" calcext:value-type="float">
            <text:p>1.47680827432132E+018</text:p>
          </table:table-cell>
          <table:table-cell office:value-type="float" office:value="1.47680824147706E+018" calcext:value-type="float">
            <text:p>1.47680824147706E+018</text:p>
          </table:table-cell>
          <table:table-cell office:value-type="float" office:value="1.47680824166089E+018" calcext:value-type="float">
            <text:p>1.47680824166089E+018</text:p>
          </table:table-cell>
          <table:table-cell office:value-type="float" office:value="1.4768082177381E+018" calcext:value-type="float">
            <text:p>1.4768082177381E+018</text:p>
          </table:table-cell>
          <table:table-cell office:value-type="float" office:value="1.47680821794495E+018" calcext:value-type="float">
            <text:p>1.47680821794495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68082742441E+018" calcext:value-type="float">
            <text:p>1.4768082742441E+018</text:p>
          </table:table-cell>
          <table:table-cell office:value-type="float" office:value="1.47680827432254E+018" calcext:value-type="float">
            <text:p>1.47680827432254E+018</text:p>
          </table:table-cell>
          <table:table-cell office:value-type="float" office:value="1.47680824147744E+018" calcext:value-type="float">
            <text:p>1.47680824147744E+018</text:p>
          </table:table-cell>
          <table:table-cell office:value-type="float" office:value="1.47680824166108E+018" calcext:value-type="float">
            <text:p>1.47680824166108E+018</text:p>
          </table:table-cell>
          <table:table-cell office:value-type="float" office:value="1.47680821773847E+018" calcext:value-type="float">
            <text:p>1.47680821773847E+018</text:p>
          </table:table-cell>
          <table:table-cell office:value-type="float" office:value="1.47680821794501E+018" calcext:value-type="float">
            <text:p>1.47680821794501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680827424445E+018" calcext:value-type="float">
            <text:p>1.47680827424445E+018</text:p>
          </table:table-cell>
          <table:table-cell office:value-type="float" office:value="1.47680827432326E+018" calcext:value-type="float">
            <text:p>1.47680827432326E+018</text:p>
          </table:table-cell>
          <table:table-cell office:value-type="float" office:value="1.47680824147779E+018" calcext:value-type="float">
            <text:p>1.47680824147779E+018</text:p>
          </table:table-cell>
          <table:table-cell office:value-type="float" office:value="1.47680824166129E+018" calcext:value-type="float">
            <text:p>1.47680824166129E+018</text:p>
          </table:table-cell>
          <table:table-cell office:value-type="float" office:value="1.47680821773884E+018" calcext:value-type="float">
            <text:p>1.47680821773884E+018</text:p>
          </table:table-cell>
          <table:table-cell office:value-type="float" office:value="1.47680821794506E+018" calcext:value-type="float">
            <text:p>1.47680821794506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680827424485E+018" calcext:value-type="float">
            <text:p>1.47680827424485E+018</text:p>
          </table:table-cell>
          <table:table-cell office:value-type="float" office:value="1.47680827432476E+018" calcext:value-type="float">
            <text:p>1.47680827432476E+018</text:p>
          </table:table-cell>
          <table:table-cell office:value-type="float" office:value="1.47680824147814E+018" calcext:value-type="float">
            <text:p>1.47680824147814E+018</text:p>
          </table:table-cell>
          <table:table-cell office:value-type="float" office:value="1.47680824166147E+018" calcext:value-type="float">
            <text:p>1.47680824166147E+018</text:p>
          </table:table-cell>
          <table:table-cell office:value-type="float" office:value="1.47680821773921E+018" calcext:value-type="float">
            <text:p>1.47680821773921E+018</text:p>
          </table:table-cell>
          <table:table-cell office:value-type="float" office:value="1.47680821794512E+018" calcext:value-type="float">
            <text:p>1.47680821794512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680827424524E+018" calcext:value-type="float">
            <text:p>1.47680827424524E+018</text:p>
          </table:table-cell>
          <table:table-cell office:value-type="float" office:value="1.4768082743255E+018" calcext:value-type="float">
            <text:p>1.4768082743255E+018</text:p>
          </table:table-cell>
          <table:table-cell office:value-type="float" office:value="1.47680824147849E+018" calcext:value-type="float">
            <text:p>1.47680824147849E+018</text:p>
          </table:table-cell>
          <table:table-cell office:value-type="float" office:value="1.47680824166165E+018" calcext:value-type="float">
            <text:p>1.47680824166165E+018</text:p>
          </table:table-cell>
          <table:table-cell office:value-type="float" office:value="1.47680821773958E+018" calcext:value-type="float">
            <text:p>1.47680821773958E+018</text:p>
          </table:table-cell>
          <table:table-cell office:value-type="float" office:value="1.47680821794531E+018" calcext:value-type="float">
            <text:p>1.47680821794531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680827424561E+018" calcext:value-type="float">
            <text:p>1.47680827424561E+018</text:p>
          </table:table-cell>
          <table:table-cell office:value-type="float" office:value="1.47680827432664E+018" calcext:value-type="float">
            <text:p>1.47680827432664E+018</text:p>
          </table:table-cell>
          <table:table-cell office:value-type="float" office:value="1.47680824147883E+018" calcext:value-type="float">
            <text:p>1.47680824147883E+018</text:p>
          </table:table-cell>
          <table:table-cell office:value-type="float" office:value="1.47680824166186E+018" calcext:value-type="float">
            <text:p>1.47680824166186E+018</text:p>
          </table:table-cell>
          <table:table-cell office:value-type="float" office:value="1.47680821773994E+018" calcext:value-type="float">
            <text:p>1.47680821773994E+018</text:p>
          </table:table-cell>
          <table:table-cell office:value-type="float" office:value="1.47680821794568E+018" calcext:value-type="float">
            <text:p>1.47680821794568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680827424628E+018" calcext:value-type="float">
            <text:p>1.47680827424628E+018</text:p>
          </table:table-cell>
          <table:table-cell office:value-type="float" office:value="1.47680827432815E+018" calcext:value-type="float">
            <text:p>1.47680827432815E+018</text:p>
          </table:table-cell>
          <table:table-cell office:value-type="float" office:value="1.47680824147918E+018" calcext:value-type="float">
            <text:p>1.47680824147918E+018</text:p>
          </table:table-cell>
          <table:table-cell office:value-type="float" office:value="1.47680824166205E+018" calcext:value-type="float">
            <text:p>1.47680824166205E+018</text:p>
          </table:table-cell>
          <table:table-cell office:value-type="float" office:value="1.47680821774031E+018" calcext:value-type="float">
            <text:p>1.47680821774031E+018</text:p>
          </table:table-cell>
          <table:table-cell office:value-type="float" office:value="1.47680821794573E+018" calcext:value-type="float">
            <text:p>1.47680821794573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680827424667E+018" calcext:value-type="float">
            <text:p>1.47680827424667E+018</text:p>
          </table:table-cell>
          <table:table-cell office:value-type="float" office:value="1.47680827432892E+018" calcext:value-type="float">
            <text:p>1.47680827432892E+018</text:p>
          </table:table-cell>
          <table:table-cell office:value-type="float" office:value="1.47680824147964E+018" calcext:value-type="float">
            <text:p>1.47680824147964E+018</text:p>
          </table:table-cell>
          <table:table-cell office:value-type="float" office:value="1.47680824166223E+018" calcext:value-type="float">
            <text:p>1.47680824166223E+018</text:p>
          </table:table-cell>
          <table:table-cell office:value-type="float" office:value="1.47680821774066E+018" calcext:value-type="float">
            <text:p>1.47680821774066E+018</text:p>
          </table:table-cell>
          <table:table-cell office:value-type="float" office:value="1.47680821794579E+018" calcext:value-type="float">
            <text:p>1.47680821794579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680827424704E+018" calcext:value-type="float">
            <text:p>1.47680827424704E+018</text:p>
          </table:table-cell>
          <table:table-cell office:value-type="float" office:value="1.47680827433005E+018" calcext:value-type="float">
            <text:p>1.47680827433005E+018</text:p>
          </table:table-cell>
          <table:table-cell office:value-type="float" office:value="1.47680824148006E+018" calcext:value-type="float">
            <text:p>1.47680824148006E+018</text:p>
          </table:table-cell>
          <table:table-cell office:value-type="float" office:value="1.47680824166243E+018" calcext:value-type="float">
            <text:p>1.47680824166243E+018</text:p>
          </table:table-cell>
          <table:table-cell office:value-type="float" office:value="1.47680821774101E+018" calcext:value-type="float">
            <text:p>1.47680821774101E+018</text:p>
          </table:table-cell>
          <table:table-cell office:value-type="float" office:value="1.47680821794584E+018" calcext:value-type="float">
            <text:p>1.47680821794584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680827424739E+018" calcext:value-type="float">
            <text:p>1.47680827424739E+018</text:p>
          </table:table-cell>
          <table:table-cell office:value-type="float" office:value="1.47680827433114E+018" calcext:value-type="float">
            <text:p>1.47680827433114E+018</text:p>
          </table:table-cell>
          <table:table-cell office:value-type="float" office:value="1.47680824148042E+018" calcext:value-type="float">
            <text:p>1.47680824148042E+018</text:p>
          </table:table-cell>
          <table:table-cell office:value-type="float" office:value="1.47680824166263E+018" calcext:value-type="float">
            <text:p>1.47680824166263E+018</text:p>
          </table:table-cell>
          <table:table-cell office:value-type="float" office:value="1.47680821774135E+018" calcext:value-type="float">
            <text:p>1.47680821774135E+018</text:p>
          </table:table-cell>
          <table:table-cell office:value-type="float" office:value="1.47680821794602E+018" calcext:value-type="float">
            <text:p>1.47680821794602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680827424775E+018" calcext:value-type="float">
            <text:p>1.47680827424775E+018</text:p>
          </table:table-cell>
          <table:table-cell office:value-type="float" office:value="1.47680827433262E+018" calcext:value-type="float">
            <text:p>1.47680827433262E+018</text:p>
          </table:table-cell>
          <table:table-cell office:value-type="float" office:value="1.47680824148107E+018" calcext:value-type="float">
            <text:p>1.47680824148107E+018</text:p>
          </table:table-cell>
          <table:table-cell office:value-type="float" office:value="1.4768082416628E+018" calcext:value-type="float">
            <text:p>1.4768082416628E+018</text:p>
          </table:table-cell>
          <table:table-cell office:value-type="float" office:value="1.47680821774174E+018" calcext:value-type="float">
            <text:p>1.47680821774174E+018</text:p>
          </table:table-cell>
          <table:table-cell office:value-type="float" office:value="1.47680821794648E+018" calcext:value-type="float">
            <text:p>1.47680821794648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68082742481E+018" calcext:value-type="float">
            <text:p>1.4768082742481E+018</text:p>
          </table:table-cell>
          <table:table-cell office:value-type="float" office:value="1.47680827433294E+018" calcext:value-type="float">
            <text:p>1.47680827433294E+018</text:p>
          </table:table-cell>
          <table:table-cell office:value-type="float" office:value="1.47680824148154E+018" calcext:value-type="float">
            <text:p>1.47680824148154E+018</text:p>
          </table:table-cell>
          <table:table-cell office:value-type="float" office:value="1.47680824166301E+018" calcext:value-type="float">
            <text:p>1.47680824166301E+018</text:p>
          </table:table-cell>
          <table:table-cell office:value-type="float" office:value="1.4768082177421E+018" calcext:value-type="float">
            <text:p>1.4768082177421E+018</text:p>
          </table:table-cell>
          <table:table-cell office:value-type="float" office:value="1.47680821794654E+018" calcext:value-type="float">
            <text:p>1.47680821794654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680827424845E+018" calcext:value-type="float">
            <text:p>1.47680827424845E+018</text:p>
          </table:table-cell>
          <table:table-cell office:value-type="float" office:value="1.47680827433413E+018" calcext:value-type="float">
            <text:p>1.47680827433413E+018</text:p>
          </table:table-cell>
          <table:table-cell office:value-type="float" office:value="1.47680824148201E+018" calcext:value-type="float">
            <text:p>1.47680824148201E+018</text:p>
          </table:table-cell>
          <table:table-cell office:value-type="float" office:value="1.4768082416632E+018" calcext:value-type="float">
            <text:p>1.4768082416632E+018</text:p>
          </table:table-cell>
          <table:table-cell office:value-type="float" office:value="1.47680821774247E+018" calcext:value-type="float">
            <text:p>1.47680821774247E+018</text:p>
          </table:table-cell>
          <table:table-cell office:value-type="float" office:value="1.4768082179466E+018" calcext:value-type="float">
            <text:p>1.4768082179466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680827424881E+018" calcext:value-type="float">
            <text:p>1.47680827424881E+018</text:p>
          </table:table-cell>
          <table:table-cell office:value-type="float" office:value="1.47680827433485E+018" calcext:value-type="float">
            <text:p>1.47680827433485E+018</text:p>
          </table:table-cell>
          <table:table-cell office:value-type="float" office:value="1.47680824148238E+018" calcext:value-type="float">
            <text:p>1.47680824148238E+018</text:p>
          </table:table-cell>
          <table:table-cell office:value-type="float" office:value="1.47680824166337E+018" calcext:value-type="float">
            <text:p>1.47680824166337E+018</text:p>
          </table:table-cell>
          <table:table-cell office:value-type="float" office:value="1.47680821774287E+018" calcext:value-type="float">
            <text:p>1.47680821774287E+018</text:p>
          </table:table-cell>
          <table:table-cell office:value-type="float" office:value="1.47680821794665E+018" calcext:value-type="float">
            <text:p>1.47680821794665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680827424918E+018" calcext:value-type="float">
            <text:p>1.47680827424918E+018</text:p>
          </table:table-cell>
          <table:table-cell office:value-type="float" office:value="1.47680827433601E+018" calcext:value-type="float">
            <text:p>1.47680827433601E+018</text:p>
          </table:table-cell>
          <table:table-cell office:value-type="float" office:value="1.47680824148273E+018" calcext:value-type="float">
            <text:p>1.47680824148273E+018</text:p>
          </table:table-cell>
          <table:table-cell office:value-type="float" office:value="1.47680824166358E+018" calcext:value-type="float">
            <text:p>1.47680824166358E+018</text:p>
          </table:table-cell>
          <table:table-cell office:value-type="float" office:value="1.47680821774322E+018" calcext:value-type="float">
            <text:p>1.47680821774322E+018</text:p>
          </table:table-cell>
          <table:table-cell office:value-type="float" office:value="1.47680821794671E+018" calcext:value-type="float">
            <text:p>1.47680821794671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680827424953E+018" calcext:value-type="float">
            <text:p>1.47680827424953E+018</text:p>
          </table:table-cell>
          <table:table-cell office:value-type="float" office:value="1.47680827433794E+018" calcext:value-type="float">
            <text:p>1.47680827433794E+018</text:p>
          </table:table-cell>
          <table:table-cell office:value-type="float" office:value="1.47680824148308E+018" calcext:value-type="float">
            <text:p>1.47680824148308E+018</text:p>
          </table:table-cell>
          <table:table-cell office:value-type="float" office:value="1.47680824166377E+018" calcext:value-type="float">
            <text:p>1.47680824166377E+018</text:p>
          </table:table-cell>
          <table:table-cell office:value-type="float" office:value="1.47680821774359E+018" calcext:value-type="float">
            <text:p>1.47680821774359E+018</text:p>
          </table:table-cell>
          <table:table-cell office:value-type="float" office:value="1.47680821794689E+018" calcext:value-type="float">
            <text:p>1.47680821794689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680827424988E+018" calcext:value-type="float">
            <text:p>1.47680827424988E+018</text:p>
          </table:table-cell>
          <table:table-cell office:value-type="float" office:value="1.47680827433904E+018" calcext:value-type="float">
            <text:p>1.47680827433904E+018</text:p>
          </table:table-cell>
          <table:table-cell office:value-type="float" office:value="1.47680824148342E+018" calcext:value-type="float">
            <text:p>1.47680824148342E+018</text:p>
          </table:table-cell>
          <table:table-cell office:value-type="float" office:value="1.47680824166396E+018" calcext:value-type="float">
            <text:p>1.47680824166396E+018</text:p>
          </table:table-cell>
          <table:table-cell office:value-type="float" office:value="1.47680821774394E+018" calcext:value-type="float">
            <text:p>1.47680821774394E+018</text:p>
          </table:table-cell>
          <table:table-cell office:value-type="float" office:value="1.47680821794733E+018" calcext:value-type="float">
            <text:p>1.47680821794733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680827425023E+018" calcext:value-type="float">
            <text:p>1.47680827425023E+018</text:p>
          </table:table-cell>
          <table:table-cell office:value-type="float" office:value="1.47680827434014E+018" calcext:value-type="float">
            <text:p>1.47680827434014E+018</text:p>
          </table:table-cell>
          <table:table-cell office:value-type="float" office:value="1.47680824148389E+018" calcext:value-type="float">
            <text:p>1.47680824148389E+018</text:p>
          </table:table-cell>
          <table:table-cell office:value-type="float" office:value="1.47680824166416E+018" calcext:value-type="float">
            <text:p>1.47680824166416E+018</text:p>
          </table:table-cell>
          <table:table-cell office:value-type="float" office:value="1.47680821774429E+018" calcext:value-type="float">
            <text:p>1.47680821774429E+018</text:p>
          </table:table-cell>
          <table:table-cell office:value-type="float" office:value="1.47680821794738E+018" calcext:value-type="float">
            <text:p>1.47680821794738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680827425059E+018" calcext:value-type="float">
            <text:p>1.47680827425059E+018</text:p>
          </table:table-cell>
          <table:table-cell office:value-type="float" office:value="1.47680827434087E+018" calcext:value-type="float">
            <text:p>1.47680827434087E+018</text:p>
          </table:table-cell>
          <table:table-cell office:value-type="float" office:value="1.47680824148431E+018" calcext:value-type="float">
            <text:p>1.47680824148431E+018</text:p>
          </table:table-cell>
          <table:table-cell office:value-type="float" office:value="1.47680824166435E+018" calcext:value-type="float">
            <text:p>1.47680824166435E+018</text:p>
          </table:table-cell>
          <table:table-cell office:value-type="float" office:value="1.47680821774467E+018" calcext:value-type="float">
            <text:p>1.47680821774467E+018</text:p>
          </table:table-cell>
          <table:table-cell office:value-type="float" office:value="1.47680821794744E+018" calcext:value-type="float">
            <text:p>1.47680821794744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680827425094E+018" calcext:value-type="float">
            <text:p>1.47680827425094E+018</text:p>
          </table:table-cell>
          <table:table-cell office:value-type="float" office:value="1.47680827434279E+018" calcext:value-type="float">
            <text:p>1.47680827434279E+018</text:p>
          </table:table-cell>
          <table:table-cell office:value-type="float" office:value="1.47680824148466E+018" calcext:value-type="float">
            <text:p>1.47680824148466E+018</text:p>
          </table:table-cell>
          <table:table-cell office:value-type="float" office:value="1.47680824166453E+018" calcext:value-type="float">
            <text:p>1.47680824166453E+018</text:p>
          </table:table-cell>
          <table:table-cell office:value-type="float" office:value="1.47680821774503E+018" calcext:value-type="float">
            <text:p>1.47680821774503E+018</text:p>
          </table:table-cell>
          <table:table-cell office:value-type="float" office:value="1.47680821794749E+018" calcext:value-type="float">
            <text:p>1.47680821794749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680827425129E+018" calcext:value-type="float">
            <text:p>1.47680827425129E+018</text:p>
          </table:table-cell>
          <table:table-cell office:value-type="float" office:value="1.47680827434381E+018" calcext:value-type="float">
            <text:p>1.47680827434381E+018</text:p>
          </table:table-cell>
          <table:table-cell office:value-type="float" office:value="1.47680824148501E+018" calcext:value-type="float">
            <text:p>1.47680824148501E+018</text:p>
          </table:table-cell>
          <table:table-cell office:value-type="float" office:value="1.47680824166472E+018" calcext:value-type="float">
            <text:p>1.47680824166472E+018</text:p>
          </table:table-cell>
          <table:table-cell office:value-type="float" office:value="1.47680821774539E+018" calcext:value-type="float">
            <text:p>1.47680821774539E+018</text:p>
          </table:table-cell>
          <table:table-cell office:value-type="float" office:value="1.47680821794754E+018" calcext:value-type="float">
            <text:p>1.47680821794754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680827425164E+018" calcext:value-type="float">
            <text:p>1.47680827425164E+018</text:p>
          </table:table-cell>
          <table:table-cell office:value-type="float" office:value="1.47680827434527E+018" calcext:value-type="float">
            <text:p>1.47680827434527E+018</text:p>
          </table:table-cell>
          <table:table-cell office:value-type="float" office:value="1.47680824148538E+018" calcext:value-type="float">
            <text:p>1.47680824148538E+018</text:p>
          </table:table-cell>
          <table:table-cell office:value-type="float" office:value="1.4768082416649E+018" calcext:value-type="float">
            <text:p>1.4768082416649E+018</text:p>
          </table:table-cell>
          <table:table-cell office:value-type="float" office:value="1.47680821774578E+018" calcext:value-type="float">
            <text:p>1.47680821774578E+018</text:p>
          </table:table-cell>
          <table:table-cell office:value-type="float" office:value="1.4768082179476E+018" calcext:value-type="float">
            <text:p>1.4768082179476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680827425199E+018" calcext:value-type="float">
            <text:p>1.47680827425199E+018</text:p>
          </table:table-cell>
          <table:table-cell office:value-type="float" office:value="1.476808274346E+018" calcext:value-type="float">
            <text:p>1.476808274346E+018</text:p>
          </table:table-cell>
          <table:table-cell office:value-type="float" office:value="1.47680824148573E+018" calcext:value-type="float">
            <text:p>1.47680824148573E+018</text:p>
          </table:table-cell>
          <table:table-cell office:value-type="float" office:value="1.47680824166509E+018" calcext:value-type="float">
            <text:p>1.47680824166509E+018</text:p>
          </table:table-cell>
          <table:table-cell office:value-type="float" office:value="1.47680821774614E+018" calcext:value-type="float">
            <text:p>1.47680821774614E+018</text:p>
          </table:table-cell>
          <table:table-cell office:value-type="float" office:value="1.47680821794778E+018" calcext:value-type="float">
            <text:p>1.47680821794778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680827425234E+018" calcext:value-type="float">
            <text:p>1.47680827425234E+018</text:p>
          </table:table-cell>
          <table:table-cell office:value-type="float" office:value="1.47680827434756E+018" calcext:value-type="float">
            <text:p>1.47680827434756E+018</text:p>
          </table:table-cell>
          <table:table-cell office:value-type="float" office:value="1.4768082414862E+018" calcext:value-type="float">
            <text:p>1.4768082414862E+018</text:p>
          </table:table-cell>
          <table:table-cell office:value-type="float" office:value="1.47680824166528E+018" calcext:value-type="float">
            <text:p>1.47680824166528E+018</text:p>
          </table:table-cell>
          <table:table-cell office:value-type="float" office:value="1.47680821774661E+018" calcext:value-type="float">
            <text:p>1.47680821774661E+018</text:p>
          </table:table-cell>
          <table:table-cell office:value-type="float" office:value="1.47680821794814E+018" calcext:value-type="float">
            <text:p>1.47680821794814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680827425269E+018" calcext:value-type="float">
            <text:p>1.47680827425269E+018</text:p>
          </table:table-cell>
          <table:table-cell office:value-type="float" office:value="1.47680827434827E+018" calcext:value-type="float">
            <text:p>1.47680827434827E+018</text:p>
          </table:table-cell>
          <table:table-cell office:value-type="float" office:value="1.47680824148678E+018" calcext:value-type="float">
            <text:p>1.47680824148678E+018</text:p>
          </table:table-cell>
          <table:table-cell office:value-type="float" office:value="1.47680824166546E+018" calcext:value-type="float">
            <text:p>1.47680824166546E+018</text:p>
          </table:table-cell>
          <table:table-cell office:value-type="float" office:value="1.47680821774698E+018" calcext:value-type="float">
            <text:p>1.47680821774698E+018</text:p>
          </table:table-cell>
          <table:table-cell office:value-type="float" office:value="1.47680821794819E+018" calcext:value-type="float">
            <text:p>1.47680821794819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680827425304E+018" calcext:value-type="float">
            <text:p>1.47680827425304E+018</text:p>
          </table:table-cell>
          <table:table-cell office:value-type="float" office:value="1.47680827434938E+018" calcext:value-type="float">
            <text:p>1.47680827434938E+018</text:p>
          </table:table-cell>
          <table:table-cell office:value-type="float" office:value="1.47680824148721E+018" calcext:value-type="float">
            <text:p>1.47680824148721E+018</text:p>
          </table:table-cell>
          <table:table-cell office:value-type="float" office:value="1.47680824166565E+018" calcext:value-type="float">
            <text:p>1.47680824166565E+018</text:p>
          </table:table-cell>
          <table:table-cell office:value-type="float" office:value="1.47680821774738E+018" calcext:value-type="float">
            <text:p>1.47680821774738E+018</text:p>
          </table:table-cell>
          <table:table-cell office:value-type="float" office:value="1.47680821794825E+018" calcext:value-type="float">
            <text:p>1.47680821794825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680827425341E+018" calcext:value-type="float">
            <text:p>1.47680827425341E+018</text:p>
          </table:table-cell>
          <table:table-cell office:value-type="float" office:value="1.47680827435051E+018" calcext:value-type="float">
            <text:p>1.47680827435051E+018</text:p>
          </table:table-cell>
          <table:table-cell office:value-type="float" office:value="1.47680824148768E+018" calcext:value-type="float">
            <text:p>1.47680824148768E+018</text:p>
          </table:table-cell>
          <table:table-cell office:value-type="float" office:value="1.47680824166583E+018" calcext:value-type="float">
            <text:p>1.47680824166583E+018</text:p>
          </table:table-cell>
          <table:table-cell office:value-type="float" office:value="1.47680821774775E+018" calcext:value-type="float">
            <text:p>1.47680821774775E+018</text:p>
          </table:table-cell>
          <table:table-cell office:value-type="float" office:value="1.4768082179483E+018" calcext:value-type="float">
            <text:p>1.4768082179483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680827425376E+018" calcext:value-type="float">
            <text:p>1.47680827425376E+018</text:p>
          </table:table-cell>
          <table:table-cell office:value-type="float" office:value="1.47680827435123E+018" calcext:value-type="float">
            <text:p>1.47680827435123E+018</text:p>
          </table:table-cell>
          <table:table-cell office:value-type="float" office:value="1.47680824148811E+018" calcext:value-type="float">
            <text:p>1.47680824148811E+018</text:p>
          </table:table-cell>
          <table:table-cell office:value-type="float" office:value="1.47680824166602E+018" calcext:value-type="float">
            <text:p>1.47680824166602E+018</text:p>
          </table:table-cell>
          <table:table-cell office:value-type="float" office:value="1.47680821774812E+018" calcext:value-type="float">
            <text:p>1.47680821774812E+018</text:p>
          </table:table-cell>
          <table:table-cell office:value-type="float" office:value="1.47680821794848E+018" calcext:value-type="float">
            <text:p>1.47680821794848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680827425411E+018" calcext:value-type="float">
            <text:p>1.47680827425411E+018</text:p>
          </table:table-cell>
          <table:table-cell office:value-type="float" office:value="1.47680827435153E+018" calcext:value-type="float">
            <text:p>1.47680827435153E+018</text:p>
          </table:table-cell>
          <table:table-cell office:value-type="float" office:value="1.47680824148846E+018" calcext:value-type="float">
            <text:p>1.47680824148846E+018</text:p>
          </table:table-cell>
          <table:table-cell office:value-type="float" office:value="1.47680824166624E+018" calcext:value-type="float">
            <text:p>1.47680824166624E+018</text:p>
          </table:table-cell>
          <table:table-cell office:value-type="float" office:value="1.4768082177485E+018" calcext:value-type="float">
            <text:p>1.4768082177485E+018</text:p>
          </table:table-cell>
          <table:table-cell office:value-type="float" office:value="1.4768082179488E+018" calcext:value-type="float">
            <text:p>1.4768082179488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680827425446E+018" calcext:value-type="float">
            <text:p>1.47680827425446E+018</text:p>
          </table:table-cell>
          <table:table-cell office:value-type="float" office:value="1.47680827435235E+018" calcext:value-type="float">
            <text:p>1.47680827435235E+018</text:p>
          </table:table-cell>
          <table:table-cell office:value-type="float" office:value="1.47680824148881E+018" calcext:value-type="float">
            <text:p>1.47680824148881E+018</text:p>
          </table:table-cell>
          <table:table-cell office:value-type="float" office:value="1.47680824166641E+018" calcext:value-type="float">
            <text:p>1.47680824166641E+018</text:p>
          </table:table-cell>
          <table:table-cell office:value-type="float" office:value="1.47680821774886E+018" calcext:value-type="float">
            <text:p>1.47680821774886E+018</text:p>
          </table:table-cell>
          <table:table-cell office:value-type="float" office:value="1.47680821794904E+018" calcext:value-type="float">
            <text:p>1.47680821794904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680827425481E+018" calcext:value-type="float">
            <text:p>1.47680827425481E+018</text:p>
          </table:table-cell>
          <table:table-cell office:value-type="float" office:value="1.47680827435427E+018" calcext:value-type="float">
            <text:p>1.47680827435427E+018</text:p>
          </table:table-cell>
          <table:table-cell office:value-type="float" office:value="1.47680824148926E+018" calcext:value-type="float">
            <text:p>1.47680824148926E+018</text:p>
          </table:table-cell>
          <table:table-cell office:value-type="float" office:value="1.47680824166657E+018" calcext:value-type="float">
            <text:p>1.47680824166657E+018</text:p>
          </table:table-cell>
          <table:table-cell office:value-type="float" office:value="1.47680821774922E+018" calcext:value-type="float">
            <text:p>1.47680821774922E+018</text:p>
          </table:table-cell>
          <table:table-cell office:value-type="float" office:value="1.47680821794927E+018" calcext:value-type="float">
            <text:p>1.47680821794927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680827425516E+018" calcext:value-type="float">
            <text:p>1.47680827425516E+018</text:p>
          </table:table-cell>
          <table:table-cell office:value-type="float" office:value="1.47680827435461E+018" calcext:value-type="float">
            <text:p>1.47680827435461E+018</text:p>
          </table:table-cell>
          <table:table-cell office:value-type="float" office:value="1.47680824148977E+018" calcext:value-type="float">
            <text:p>1.47680824148977E+018</text:p>
          </table:table-cell>
          <table:table-cell office:value-type="float" office:value="1.47680824166676E+018" calcext:value-type="float">
            <text:p>1.47680824166676E+018</text:p>
          </table:table-cell>
          <table:table-cell office:value-type="float" office:value="1.47680821774962E+018" calcext:value-type="float">
            <text:p>1.47680821774962E+018</text:p>
          </table:table-cell>
          <table:table-cell office:value-type="float" office:value="1.47680821794968E+018" calcext:value-type="float">
            <text:p>1.47680821794968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680827425552E+018" calcext:value-type="float">
            <text:p>1.47680827425552E+018</text:p>
          </table:table-cell>
          <table:table-cell office:value-type="float" office:value="1.47680827435538E+018" calcext:value-type="float">
            <text:p>1.47680827435538E+018</text:p>
          </table:table-cell>
          <table:table-cell office:value-type="float" office:value="1.4768082414902E+018" calcext:value-type="float">
            <text:p>1.4768082414902E+018</text:p>
          </table:table-cell>
          <table:table-cell office:value-type="float" office:value="1.47680824166695E+018" calcext:value-type="float">
            <text:p>1.47680824166695E+018</text:p>
          </table:table-cell>
          <table:table-cell office:value-type="float" office:value="1.47680821775001E+018" calcext:value-type="float">
            <text:p>1.47680821775001E+018</text:p>
          </table:table-cell>
          <table:table-cell office:value-type="float" office:value="1.47680821794973E+018" calcext:value-type="float">
            <text:p>1.47680821794973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680827425587E+018" calcext:value-type="float">
            <text:p>1.47680827425587E+018</text:p>
          </table:table-cell>
          <table:table-cell office:value-type="float" office:value="1.47680827435583E+018" calcext:value-type="float">
            <text:p>1.47680827435583E+018</text:p>
          </table:table-cell>
          <table:table-cell office:value-type="float" office:value="1.47680824149056E+018" calcext:value-type="float">
            <text:p>1.47680824149056E+018</text:p>
          </table:table-cell>
          <table:table-cell office:value-type="float" office:value="1.47680824166714E+018" calcext:value-type="float">
            <text:p>1.47680824166714E+018</text:p>
          </table:table-cell>
          <table:table-cell office:value-type="float" office:value="1.47680821775038E+018" calcext:value-type="float">
            <text:p>1.47680821775038E+018</text:p>
          </table:table-cell>
          <table:table-cell office:value-type="float" office:value="1.47680821794979E+018" calcext:value-type="float">
            <text:p>1.47680821794979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680827425625E+018" calcext:value-type="float">
            <text:p>1.47680827425625E+018</text:p>
          </table:table-cell>
          <table:table-cell office:value-type="float" office:value="1.47680827435601E+018" calcext:value-type="float">
            <text:p>1.47680827435601E+018</text:p>
          </table:table-cell>
          <table:table-cell office:value-type="float" office:value="1.47680824149091E+018" calcext:value-type="float">
            <text:p>1.47680824149091E+018</text:p>
          </table:table-cell>
          <table:table-cell office:value-type="float" office:value="1.47680824166733E+018" calcext:value-type="float">
            <text:p>1.47680824166733E+018</text:p>
          </table:table-cell>
          <table:table-cell office:value-type="float" office:value="1.4768082177508E+018" calcext:value-type="float">
            <text:p>1.4768082177508E+018</text:p>
          </table:table-cell>
          <table:table-cell office:value-type="float" office:value="1.47680821794985E+018" calcext:value-type="float">
            <text:p>1.47680821794985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680827425666E+018" calcext:value-type="float">
            <text:p>1.47680827425666E+018</text:p>
          </table:table-cell>
          <table:table-cell office:value-type="float" office:value="1.47680827435618E+018" calcext:value-type="float">
            <text:p>1.47680827435618E+018</text:p>
          </table:table-cell>
          <table:table-cell office:value-type="float" office:value="1.47680824149126E+018" calcext:value-type="float">
            <text:p>1.47680824149126E+018</text:p>
          </table:table-cell>
          <table:table-cell office:value-type="float" office:value="1.47680824166751E+018" calcext:value-type="float">
            <text:p>1.47680824166751E+018</text:p>
          </table:table-cell>
          <table:table-cell office:value-type="float" office:value="1.47680821775118E+018" calcext:value-type="float">
            <text:p>1.47680821775118E+018</text:p>
          </table:table-cell>
          <table:table-cell office:value-type="float" office:value="1.47680821795016E+018" calcext:value-type="float">
            <text:p>1.47680821795016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680827425701E+018" calcext:value-type="float">
            <text:p>1.47680827425701E+018</text:p>
          </table:table-cell>
          <table:table-cell office:value-type="float" office:value="1.47680827435639E+018" calcext:value-type="float">
            <text:p>1.47680827435639E+018</text:p>
          </table:table-cell>
          <table:table-cell office:value-type="float" office:value="1.47680824149171E+018" calcext:value-type="float">
            <text:p>1.47680824149171E+018</text:p>
          </table:table-cell>
          <table:table-cell office:value-type="float" office:value="1.4768082416677E+018" calcext:value-type="float">
            <text:p>1.4768082416677E+018</text:p>
          </table:table-cell>
          <table:table-cell office:value-type="float" office:value="1.47680821775154E+018" calcext:value-type="float">
            <text:p>1.47680821775154E+018</text:p>
          </table:table-cell>
          <table:table-cell office:value-type="float" office:value="1.47680821795022E+018" calcext:value-type="float">
            <text:p>1.47680821795022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680827425736E+018" calcext:value-type="float">
            <text:p>1.47680827425736E+018</text:p>
          </table:table-cell>
          <table:table-cell office:value-type="float" office:value="1.47680827435656E+018" calcext:value-type="float">
            <text:p>1.47680827435656E+018</text:p>
          </table:table-cell>
          <table:table-cell office:value-type="float" office:value="1.47680824149213E+018" calcext:value-type="float">
            <text:p>1.47680824149213E+018</text:p>
          </table:table-cell>
          <table:table-cell office:value-type="float" office:value="1.47680824166789E+018" calcext:value-type="float">
            <text:p>1.47680824166789E+018</text:p>
          </table:table-cell>
          <table:table-cell office:value-type="float" office:value="1.47680821775189E+018" calcext:value-type="float">
            <text:p>1.47680821775189E+018</text:p>
          </table:table-cell>
          <table:table-cell office:value-type="float" office:value="1.47680821795031E+018" calcext:value-type="float">
            <text:p>1.47680821795031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680827425772E+018" calcext:value-type="float">
            <text:p>1.47680827425772E+018</text:p>
          </table:table-cell>
          <table:table-cell office:value-type="float" office:value="1.47680827435723E+018" calcext:value-type="float">
            <text:p>1.47680827435723E+018</text:p>
          </table:table-cell>
          <table:table-cell office:value-type="float" office:value="1.47680824149249E+018" calcext:value-type="float">
            <text:p>1.47680824149249E+018</text:p>
          </table:table-cell>
          <table:table-cell office:value-type="float" office:value="1.47680824166808E+018" calcext:value-type="float">
            <text:p>1.47680824166808E+018</text:p>
          </table:table-cell>
          <table:table-cell office:value-type="float" office:value="1.47680821775224E+018" calcext:value-type="float">
            <text:p>1.47680821775224E+018</text:p>
          </table:table-cell>
          <table:table-cell office:value-type="float" office:value="1.47680821795075E+018" calcext:value-type="float">
            <text:p>1.47680821795075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680827425807E+018" calcext:value-type="float">
            <text:p>1.47680827425807E+018</text:p>
          </table:table-cell>
          <table:table-cell office:value-type="float" office:value="1.47680827435951E+018" calcext:value-type="float">
            <text:p>1.47680827435951E+018</text:p>
          </table:table-cell>
          <table:table-cell office:value-type="float" office:value="1.47680824149284E+018" calcext:value-type="float">
            <text:p>1.47680824149284E+018</text:p>
          </table:table-cell>
          <table:table-cell office:value-type="float" office:value="1.47680824166826E+018" calcext:value-type="float">
            <text:p>1.47680824166826E+018</text:p>
          </table:table-cell>
          <table:table-cell office:value-type="float" office:value="1.47680821775258E+018" calcext:value-type="float">
            <text:p>1.47680821775258E+018</text:p>
          </table:table-cell>
          <table:table-cell office:value-type="float" office:value="1.47680821795081E+018" calcext:value-type="float">
            <text:p>1.47680821795081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680827425842E+018" calcext:value-type="float">
            <text:p>1.47680827425842E+018</text:p>
          </table:table-cell>
          <table:table-cell office:value-type="float" office:value="1.47680827436026E+018" calcext:value-type="float">
            <text:p>1.47680827436026E+018</text:p>
          </table:table-cell>
          <table:table-cell office:value-type="float" office:value="1.4768082414932E+018" calcext:value-type="float">
            <text:p>1.4768082414932E+018</text:p>
          </table:table-cell>
          <table:table-cell office:value-type="float" office:value="1.47680824166843E+018" calcext:value-type="float">
            <text:p>1.47680824166843E+018</text:p>
          </table:table-cell>
          <table:table-cell office:value-type="float" office:value="1.47680821775296E+018" calcext:value-type="float">
            <text:p>1.47680821775296E+018</text:p>
          </table:table-cell>
          <table:table-cell office:value-type="float" office:value="1.47680821795087E+018" calcext:value-type="float">
            <text:p>1.47680821795087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680827425877E+018" calcext:value-type="float">
            <text:p>1.47680827425877E+018</text:p>
          </table:table-cell>
          <table:table-cell office:value-type="float" office:value="1.47680827436142E+018" calcext:value-type="float">
            <text:p>1.47680827436142E+018</text:p>
          </table:table-cell>
          <table:table-cell office:value-type="float" office:value="1.47680824149366E+018" calcext:value-type="float">
            <text:p>1.47680824149366E+018</text:p>
          </table:table-cell>
          <table:table-cell office:value-type="float" office:value="1.47680824166863E+018" calcext:value-type="float">
            <text:p>1.47680824166863E+018</text:p>
          </table:table-cell>
          <table:table-cell office:value-type="float" office:value="1.47680821775332E+018" calcext:value-type="float">
            <text:p>1.47680821775332E+018</text:p>
          </table:table-cell>
          <table:table-cell office:value-type="float" office:value="1.47680821795092E+018" calcext:value-type="float">
            <text:p>1.47680821795092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680827425912E+018" calcext:value-type="float">
            <text:p>1.47680827425912E+018</text:p>
          </table:table-cell>
          <table:table-cell office:value-type="float" office:value="1.4768082743625E+018" calcext:value-type="float">
            <text:p>1.4768082743625E+018</text:p>
          </table:table-cell>
          <table:table-cell office:value-type="float" office:value="1.47680824149409E+018" calcext:value-type="float">
            <text:p>1.47680824149409E+018</text:p>
          </table:table-cell>
          <table:table-cell office:value-type="float" office:value="1.4768082416688E+018" calcext:value-type="float">
            <text:p>1.4768082416688E+018</text:p>
          </table:table-cell>
          <table:table-cell office:value-type="float" office:value="1.47680821775368E+018" calcext:value-type="float">
            <text:p>1.47680821775368E+018</text:p>
          </table:table-cell>
          <table:table-cell office:value-type="float" office:value="1.47680821795098E+018" calcext:value-type="float">
            <text:p>1.47680821795098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680827425948E+018" calcext:value-type="float">
            <text:p>1.47680827425948E+018</text:p>
          </table:table-cell>
          <table:table-cell office:value-type="float" office:value="1.47680827436323E+018" calcext:value-type="float">
            <text:p>1.47680827436323E+018</text:p>
          </table:table-cell>
          <table:table-cell office:value-type="float" office:value="1.47680824149456E+018" calcext:value-type="float">
            <text:p>1.47680824149456E+018</text:p>
          </table:table-cell>
          <table:table-cell office:value-type="float" office:value="1.476808241669E+018" calcext:value-type="float">
            <text:p>1.476808241669E+018</text:p>
          </table:table-cell>
          <table:table-cell office:value-type="float" office:value="1.47680821775403E+018" calcext:value-type="float">
            <text:p>1.47680821775403E+018</text:p>
          </table:table-cell>
          <table:table-cell office:value-type="float" office:value="1.47680821795103E+018" calcext:value-type="float">
            <text:p>1.47680821795103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680827425987E+018" calcext:value-type="float">
            <text:p>1.47680827425987E+018</text:p>
          </table:table-cell>
          <table:table-cell office:value-type="float" office:value="1.47680827436438E+018" calcext:value-type="float">
            <text:p>1.47680827436438E+018</text:p>
          </table:table-cell>
          <table:table-cell office:value-type="float" office:value="1.47680824149498E+018" calcext:value-type="float">
            <text:p>1.47680824149498E+018</text:p>
          </table:table-cell>
          <table:table-cell office:value-type="float" office:value="1.47680824166917E+018" calcext:value-type="float">
            <text:p>1.47680824166917E+018</text:p>
          </table:table-cell>
          <table:table-cell office:value-type="float" office:value="1.47680821775438E+018" calcext:value-type="float">
            <text:p>1.47680821775438E+018</text:p>
          </table:table-cell>
          <table:table-cell office:value-type="float" office:value="1.47680821795108E+018" calcext:value-type="float">
            <text:p>1.47680821795108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680827426023E+018" calcext:value-type="float">
            <text:p>1.47680827426023E+018</text:p>
          </table:table-cell>
          <table:table-cell office:value-type="float" office:value="1.47680827436467E+018" calcext:value-type="float">
            <text:p>1.47680827436467E+018</text:p>
          </table:table-cell>
          <table:table-cell office:value-type="float" office:value="1.47680824149534E+018" calcext:value-type="float">
            <text:p>1.47680824149534E+018</text:p>
          </table:table-cell>
          <table:table-cell office:value-type="float" office:value="1.47680824166938E+018" calcext:value-type="float">
            <text:p>1.47680824166938E+018</text:p>
          </table:table-cell>
          <table:table-cell office:value-type="float" office:value="1.47680821775477E+018" calcext:value-type="float">
            <text:p>1.47680821775477E+018</text:p>
          </table:table-cell>
          <table:table-cell office:value-type="float" office:value="1.47680821795126E+018" calcext:value-type="float">
            <text:p>1.47680821795126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680827426059E+018" calcext:value-type="float">
            <text:p>1.47680827426059E+018</text:p>
          </table:table-cell>
          <table:table-cell office:value-type="float" office:value="1.47680827436592E+018" calcext:value-type="float">
            <text:p>1.47680827436592E+018</text:p>
          </table:table-cell>
          <table:table-cell office:value-type="float" office:value="1.47680824149569E+018" calcext:value-type="float">
            <text:p>1.47680824149569E+018</text:p>
          </table:table-cell>
          <table:table-cell office:value-type="float" office:value="1.47680824166954E+018" calcext:value-type="float">
            <text:p>1.47680824166954E+018</text:p>
          </table:table-cell>
          <table:table-cell office:value-type="float" office:value="1.47680821775512E+018" calcext:value-type="float">
            <text:p>1.47680821775512E+018</text:p>
          </table:table-cell>
          <table:table-cell office:value-type="float" office:value="1.47680821795166E+018" calcext:value-type="float">
            <text:p>1.47680821795166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680827426094E+018" calcext:value-type="float">
            <text:p>1.47680827426094E+018</text:p>
          </table:table-cell>
          <table:table-cell office:value-type="float" office:value="1.47680827436664E+018" calcext:value-type="float">
            <text:p>1.47680827436664E+018</text:p>
          </table:table-cell>
          <table:table-cell office:value-type="float" office:value="1.47680824149603E+018" calcext:value-type="float">
            <text:p>1.47680824149603E+018</text:p>
          </table:table-cell>
          <table:table-cell office:value-type="float" office:value="1.47680824166976E+018" calcext:value-type="float">
            <text:p>1.47680824166976E+018</text:p>
          </table:table-cell>
          <table:table-cell office:value-type="float" office:value="1.47680821775549E+018" calcext:value-type="float">
            <text:p>1.47680821775549E+018</text:p>
          </table:table-cell>
          <table:table-cell office:value-type="float" office:value="1.47680821795172E+018" calcext:value-type="float">
            <text:p>1.47680821795172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680827426136E+018" calcext:value-type="float">
            <text:p>1.47680827426136E+018</text:p>
          </table:table-cell>
          <table:table-cell office:value-type="float" office:value="1.47680827436691E+018" calcext:value-type="float">
            <text:p>1.47680827436691E+018</text:p>
          </table:table-cell>
          <table:table-cell office:value-type="float" office:value="1.4768082414966E+018" calcext:value-type="float">
            <text:p>1.4768082414966E+018</text:p>
          </table:table-cell>
          <table:table-cell office:value-type="float" office:value="1.47680824166995E+018" calcext:value-type="float">
            <text:p>1.47680824166995E+018</text:p>
          </table:table-cell>
          <table:table-cell office:value-type="float" office:value="1.47680821775583E+018" calcext:value-type="float">
            <text:p>1.47680821775583E+018</text:p>
          </table:table-cell>
          <table:table-cell office:value-type="float" office:value="1.47680821795177E+018" calcext:value-type="float">
            <text:p>1.47680821795177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680827426172E+018" calcext:value-type="float">
            <text:p>1.47680827426172E+018</text:p>
          </table:table-cell>
          <table:table-cell office:value-type="float" office:value="1.47680827436781E+018" calcext:value-type="float">
            <text:p>1.47680827436781E+018</text:p>
          </table:table-cell>
          <table:table-cell office:value-type="float" office:value="1.47680824149699E+018" calcext:value-type="float">
            <text:p>1.47680824149699E+018</text:p>
          </table:table-cell>
          <table:table-cell office:value-type="float" office:value="1.47680824167014E+018" calcext:value-type="float">
            <text:p>1.47680824167014E+018</text:p>
          </table:table-cell>
          <table:table-cell office:value-type="float" office:value="1.47680821775618E+018" calcext:value-type="float">
            <text:p>1.47680821775618E+018</text:p>
          </table:table-cell>
          <table:table-cell office:value-type="float" office:value="1.47680821795182E+018" calcext:value-type="float">
            <text:p>1.47680821795182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680827426207E+018" calcext:value-type="float">
            <text:p>1.47680827426207E+018</text:p>
          </table:table-cell>
          <table:table-cell office:value-type="float" office:value="1.47680827436863E+018" calcext:value-type="float">
            <text:p>1.47680827436863E+018</text:p>
          </table:table-cell>
          <table:table-cell office:value-type="float" office:value="1.47680824149735E+018" calcext:value-type="float">
            <text:p>1.47680824149735E+018</text:p>
          </table:table-cell>
          <table:table-cell office:value-type="float" office:value="1.47680824167033E+018" calcext:value-type="float">
            <text:p>1.47680824167033E+018</text:p>
          </table:table-cell>
          <table:table-cell office:value-type="float" office:value="1.47680821775658E+018" calcext:value-type="float">
            <text:p>1.47680821775658E+018</text:p>
          </table:table-cell>
          <table:table-cell office:value-type="float" office:value="1.47680821795188E+018" calcext:value-type="float">
            <text:p>1.47680821795188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680827426242E+018" calcext:value-type="float">
            <text:p>1.47680827426242E+018</text:p>
          </table:table-cell>
          <table:table-cell office:value-type="float" office:value="1.47680827436894E+018" calcext:value-type="float">
            <text:p>1.47680827436894E+018</text:p>
          </table:table-cell>
          <table:table-cell office:value-type="float" office:value="1.47680824149779E+018" calcext:value-type="float">
            <text:p>1.47680824149779E+018</text:p>
          </table:table-cell>
          <table:table-cell office:value-type="float" office:value="1.47680824167051E+018" calcext:value-type="float">
            <text:p>1.47680824167051E+018</text:p>
          </table:table-cell>
          <table:table-cell office:value-type="float" office:value="1.47680821775694E+018" calcext:value-type="float">
            <text:p>1.47680821775694E+018</text:p>
          </table:table-cell>
          <table:table-cell office:value-type="float" office:value="1.47680821795206E+018" calcext:value-type="float">
            <text:p>1.47680821795206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680827426283E+018" calcext:value-type="float">
            <text:p>1.47680827426283E+018</text:p>
          </table:table-cell>
          <table:table-cell office:value-type="float" office:value="1.47680827437058E+018" calcext:value-type="float">
            <text:p>1.47680827437058E+018</text:p>
          </table:table-cell>
          <table:table-cell office:value-type="float" office:value="1.4768082414982E+018" calcext:value-type="float">
            <text:p>1.4768082414982E+018</text:p>
          </table:table-cell>
          <table:table-cell office:value-type="float" office:value="1.47680824167071E+018" calcext:value-type="float">
            <text:p>1.47680824167071E+018</text:p>
          </table:table-cell>
          <table:table-cell office:value-type="float" office:value="1.47680821775729E+018" calcext:value-type="float">
            <text:p>1.47680821775729E+018</text:p>
          </table:table-cell>
          <table:table-cell office:value-type="float" office:value="1.47680821795242E+018" calcext:value-type="float">
            <text:p>1.47680821795242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680827426318E+018" calcext:value-type="float">
            <text:p>1.47680827426318E+018</text:p>
          </table:table-cell>
          <table:table-cell office:value-type="float" office:value="1.47680827437091E+018" calcext:value-type="float">
            <text:p>1.47680827437091E+018</text:p>
          </table:table-cell>
          <table:table-cell office:value-type="float" office:value="1.47680824149857E+018" calcext:value-type="float">
            <text:p>1.47680824149857E+018</text:p>
          </table:table-cell>
          <table:table-cell office:value-type="float" office:value="1.47680824167088E+018" calcext:value-type="float">
            <text:p>1.47680824167088E+018</text:p>
          </table:table-cell>
          <table:table-cell office:value-type="float" office:value="1.47680821775764E+018" calcext:value-type="float">
            <text:p>1.47680821775764E+018</text:p>
          </table:table-cell>
          <table:table-cell office:value-type="float" office:value="1.47680821795248E+018" calcext:value-type="float">
            <text:p>1.47680821795248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680827426359E+018" calcext:value-type="float">
            <text:p>1.47680827426359E+018</text:p>
          </table:table-cell>
          <table:table-cell office:value-type="float" office:value="1.47680827437208E+018" calcext:value-type="float">
            <text:p>1.47680827437208E+018</text:p>
          </table:table-cell>
          <table:table-cell office:value-type="float" office:value="1.47680824149892E+018" calcext:value-type="float">
            <text:p>1.47680824149892E+018</text:p>
          </table:table-cell>
          <table:table-cell office:value-type="float" office:value="1.47680824167106E+018" calcext:value-type="float">
            <text:p>1.47680824167106E+018</text:p>
          </table:table-cell>
          <table:table-cell office:value-type="float" office:value="1.47680821775803E+018" calcext:value-type="float">
            <text:p>1.47680821775803E+018</text:p>
          </table:table-cell>
          <table:table-cell office:value-type="float" office:value="1.47680821795253E+018" calcext:value-type="float">
            <text:p>1.47680821795253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680827426394E+018" calcext:value-type="float">
            <text:p>1.47680827426394E+018</text:p>
          </table:table-cell>
          <table:table-cell office:value-type="float" office:value="1.47680827437281E+018" calcext:value-type="float">
            <text:p>1.47680827437281E+018</text:p>
          </table:table-cell>
          <table:table-cell office:value-type="float" office:value="1.47680824149927E+018" calcext:value-type="float">
            <text:p>1.47680824149927E+018</text:p>
          </table:table-cell>
          <table:table-cell office:value-type="float" office:value="1.47680824167126E+018" calcext:value-type="float">
            <text:p>1.47680824167126E+018</text:p>
          </table:table-cell>
          <table:table-cell office:value-type="float" office:value="1.4768082177584E+018" calcext:value-type="float">
            <text:p>1.4768082177584E+018</text:p>
          </table:table-cell>
          <table:table-cell office:value-type="float" office:value="1.47680821795258E+018" calcext:value-type="float">
            <text:p>1.47680821795258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68082742643E+018" calcext:value-type="float">
            <text:p>1.4768082742643E+018</text:p>
          </table:table-cell>
          <table:table-cell office:value-type="float" office:value="1.47680827437394E+018" calcext:value-type="float">
            <text:p>1.47680827437394E+018</text:p>
          </table:table-cell>
          <table:table-cell office:value-type="float" office:value="1.4768082414998E+018" calcext:value-type="float">
            <text:p>1.4768082414998E+018</text:p>
          </table:table-cell>
          <table:table-cell office:value-type="float" office:value="1.47680824167142E+018" calcext:value-type="float">
            <text:p>1.47680824167142E+018</text:p>
          </table:table-cell>
          <table:table-cell office:value-type="float" office:value="1.47680821775876E+018" calcext:value-type="float">
            <text:p>1.47680821775876E+018</text:p>
          </table:table-cell>
          <table:table-cell office:value-type="float" office:value="1.47680821795283E+018" calcext:value-type="float">
            <text:p>1.47680821795283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680827426465E+018" calcext:value-type="float">
            <text:p>1.47680827426465E+018</text:p>
          </table:table-cell>
          <table:table-cell office:value-type="float" office:value="1.47680827437539E+018" calcext:value-type="float">
            <text:p>1.47680827437539E+018</text:p>
          </table:table-cell>
          <table:table-cell office:value-type="float" office:value="1.47680824150033E+018" calcext:value-type="float">
            <text:p>1.47680824150033E+018</text:p>
          </table:table-cell>
          <table:table-cell office:value-type="float" office:value="1.47680824167164E+018" calcext:value-type="float">
            <text:p>1.47680824167164E+018</text:p>
          </table:table-cell>
          <table:table-cell office:value-type="float" office:value="1.47680821775912E+018" calcext:value-type="float">
            <text:p>1.47680821775912E+018</text:p>
          </table:table-cell>
          <table:table-cell office:value-type="float" office:value="1.47680821795289E+018" calcext:value-type="float">
            <text:p>1.47680821795289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6808274265E+018" calcext:value-type="float">
            <text:p>1.476808274265E+018</text:p>
          </table:table-cell>
          <table:table-cell office:value-type="float" office:value="1.47680827437729E+018" calcext:value-type="float">
            <text:p>1.47680827437729E+018</text:p>
          </table:table-cell>
          <table:table-cell office:value-type="float" office:value="1.47680824150084E+018" calcext:value-type="float">
            <text:p>1.47680824150084E+018</text:p>
          </table:table-cell>
          <table:table-cell office:value-type="float" office:value="1.47680824167187E+018" calcext:value-type="float">
            <text:p>1.47680824167187E+018</text:p>
          </table:table-cell>
          <table:table-cell office:value-type="float" office:value="1.47680821775951E+018" calcext:value-type="float">
            <text:p>1.47680821775951E+018</text:p>
          </table:table-cell>
          <table:table-cell office:value-type="float" office:value="1.47680821795334E+018" calcext:value-type="float">
            <text:p>1.47680821795334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680827426536E+018" calcext:value-type="float">
            <text:p>1.47680827426536E+018</text:p>
          </table:table-cell>
          <table:table-cell office:value-type="float" office:value="1.47680827437863E+018" calcext:value-type="float">
            <text:p>1.47680827437863E+018</text:p>
          </table:table-cell>
          <table:table-cell office:value-type="float" office:value="1.47680824150122E+018" calcext:value-type="float">
            <text:p>1.47680824150122E+018</text:p>
          </table:table-cell>
          <table:table-cell office:value-type="float" office:value="1.47680824167203E+018" calcext:value-type="float">
            <text:p>1.47680824167203E+018</text:p>
          </table:table-cell>
          <table:table-cell office:value-type="float" office:value="1.47680821775986E+018" calcext:value-type="float">
            <text:p>1.47680821775986E+018</text:p>
          </table:table-cell>
          <table:table-cell office:value-type="float" office:value="1.4768082179534E+018" calcext:value-type="float">
            <text:p>1.4768082179534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680827426571E+018" calcext:value-type="float">
            <text:p>1.47680827426571E+018</text:p>
          </table:table-cell>
          <table:table-cell office:value-type="float" office:value="1.47680827438053E+018" calcext:value-type="float">
            <text:p>1.47680827438053E+018</text:p>
          </table:table-cell>
          <table:table-cell office:value-type="float" office:value="1.47680824150159E+018" calcext:value-type="float">
            <text:p>1.47680824150159E+018</text:p>
          </table:table-cell>
          <table:table-cell office:value-type="float" office:value="1.4768082416722E+018" calcext:value-type="float">
            <text:p>1.4768082416722E+018</text:p>
          </table:table-cell>
          <table:table-cell office:value-type="float" office:value="1.47680821776024E+018" calcext:value-type="float">
            <text:p>1.47680821776024E+018</text:p>
          </table:table-cell>
          <table:table-cell office:value-type="float" office:value="1.47680821795346E+018" calcext:value-type="float">
            <text:p>1.47680821795346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68082742661E+018" calcext:value-type="float">
            <text:p>1.4768082742661E+018</text:p>
          </table:table-cell>
          <table:table-cell office:value-type="float" office:value="1.47680827438092E+018" calcext:value-type="float">
            <text:p>1.47680827438092E+018</text:p>
          </table:table-cell>
          <table:table-cell office:value-type="float" office:value="1.47680824150204E+018" calcext:value-type="float">
            <text:p>1.47680824150204E+018</text:p>
          </table:table-cell>
          <table:table-cell office:value-type="float" office:value="1.47680824167236E+018" calcext:value-type="float">
            <text:p>1.47680824167236E+018</text:p>
          </table:table-cell>
          <table:table-cell office:value-type="float" office:value="1.47680821776059E+018" calcext:value-type="float">
            <text:p>1.47680821776059E+018</text:p>
          </table:table-cell>
          <table:table-cell office:value-type="float" office:value="1.47680821795371E+018" calcext:value-type="float">
            <text:p>1.47680821795371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68082742665E+018" calcext:value-type="float">
            <text:p>1.4768082742665E+018</text:p>
          </table:table-cell>
          <table:table-cell office:value-type="float" office:value="1.47680827438243E+018" calcext:value-type="float">
            <text:p>1.47680827438243E+018</text:p>
          </table:table-cell>
          <table:table-cell office:value-type="float" office:value="1.47680824150246E+018" calcext:value-type="float">
            <text:p>1.47680824150246E+018</text:p>
          </table:table-cell>
          <table:table-cell office:value-type="float" office:value="1.47680824167253E+018" calcext:value-type="float">
            <text:p>1.47680824167253E+018</text:p>
          </table:table-cell>
          <table:table-cell office:value-type="float" office:value="1.47680821776094E+018" calcext:value-type="float">
            <text:p>1.47680821776094E+018</text:p>
          </table:table-cell>
          <table:table-cell office:value-type="float" office:value="1.47680821795377E+018" calcext:value-type="float">
            <text:p>1.47680821795377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680827426687E+018" calcext:value-type="float">
            <text:p>1.47680827426687E+018</text:p>
          </table:table-cell>
          <table:table-cell office:value-type="float" office:value="1.47680827438386E+018" calcext:value-type="float">
            <text:p>1.47680827438386E+018</text:p>
          </table:table-cell>
          <table:table-cell office:value-type="float" office:value="1.47680824150282E+018" calcext:value-type="float">
            <text:p>1.47680824150282E+018</text:p>
          </table:table-cell>
          <table:table-cell office:value-type="float" office:value="1.47680824167269E+018" calcext:value-type="float">
            <text:p>1.47680824167269E+018</text:p>
          </table:table-cell>
          <table:table-cell office:value-type="float" office:value="1.47680821776133E+018" calcext:value-type="float">
            <text:p>1.47680821776133E+018</text:p>
          </table:table-cell>
          <table:table-cell office:value-type="float" office:value="1.47680821795407E+018" calcext:value-type="float">
            <text:p>1.47680821795407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680827426726E+018" calcext:value-type="float">
            <text:p>1.47680827426726E+018</text:p>
          </table:table-cell>
          <table:table-cell office:value-type="float" office:value="1.47680827438462E+018" calcext:value-type="float">
            <text:p>1.47680827438462E+018</text:p>
          </table:table-cell>
          <table:table-cell office:value-type="float" office:value="1.47680824150328E+018" calcext:value-type="float">
            <text:p>1.47680824150328E+018</text:p>
          </table:table-cell>
          <table:table-cell office:value-type="float" office:value="1.47680824167289E+018" calcext:value-type="float">
            <text:p>1.47680824167289E+018</text:p>
          </table:table-cell>
          <table:table-cell office:value-type="float" office:value="1.47680821776168E+018" calcext:value-type="float">
            <text:p>1.47680821776168E+018</text:p>
          </table:table-cell>
          <table:table-cell office:value-type="float" office:value="1.47680821795414E+018" calcext:value-type="float">
            <text:p>1.47680821795414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680827426761E+018" calcext:value-type="float">
            <text:p>1.47680827426761E+018</text:p>
          </table:table-cell>
          <table:table-cell office:value-type="float" office:value="1.47680827438499E+018" calcext:value-type="float">
            <text:p>1.47680827438499E+018</text:p>
          </table:table-cell>
          <table:table-cell office:value-type="float" office:value="1.47680824150371E+018" calcext:value-type="float">
            <text:p>1.47680824150371E+018</text:p>
          </table:table-cell>
          <table:table-cell office:value-type="float" office:value="1.47680824167305E+018" calcext:value-type="float">
            <text:p>1.47680824167305E+018</text:p>
          </table:table-cell>
          <table:table-cell office:value-type="float" office:value="1.47680821776205E+018" calcext:value-type="float">
            <text:p>1.47680821776205E+018</text:p>
          </table:table-cell>
          <table:table-cell office:value-type="float" office:value="1.47680821795419E+018" calcext:value-type="float">
            <text:p>1.47680821795419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680827426802E+018" calcext:value-type="float">
            <text:p>1.47680827426802E+018</text:p>
          </table:table-cell>
          <table:table-cell office:value-type="float" office:value="1.47680827438614E+018" calcext:value-type="float">
            <text:p>1.47680827438614E+018</text:p>
          </table:table-cell>
          <table:table-cell office:value-type="float" office:value="1.47680824150406E+018" calcext:value-type="float">
            <text:p>1.47680824150406E+018</text:p>
          </table:table-cell>
          <table:table-cell office:value-type="float" office:value="1.47680824167326E+018" calcext:value-type="float">
            <text:p>1.47680824167326E+018</text:p>
          </table:table-cell>
          <table:table-cell office:value-type="float" office:value="1.4768082177624E+018" calcext:value-type="float">
            <text:p>1.4768082177624E+018</text:p>
          </table:table-cell>
          <table:table-cell office:value-type="float" office:value="1.47680821795445E+018" calcext:value-type="float">
            <text:p>1.47680821795445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680827426838E+018" calcext:value-type="float">
            <text:p>1.47680827426838E+018</text:p>
          </table:table-cell>
          <table:table-cell office:value-type="float" office:value="1.47680827438651E+018" calcext:value-type="float">
            <text:p>1.47680827438651E+018</text:p>
          </table:table-cell>
          <table:table-cell office:value-type="float" office:value="1.47680824150441E+018" calcext:value-type="float">
            <text:p>1.47680824150441E+018</text:p>
          </table:table-cell>
          <table:table-cell office:value-type="float" office:value="1.47680824167342E+018" calcext:value-type="float">
            <text:p>1.47680824167342E+018</text:p>
          </table:table-cell>
          <table:table-cell office:value-type="float" office:value="1.47680821776275E+018" calcext:value-type="float">
            <text:p>1.47680821776275E+018</text:p>
          </table:table-cell>
          <table:table-cell office:value-type="float" office:value="1.47680821795451E+018" calcext:value-type="float">
            <text:p>1.47680821795451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680827426878E+018" calcext:value-type="float">
            <text:p>1.47680827426878E+018</text:p>
          </table:table-cell>
          <table:table-cell office:value-type="float" office:value="1.47680827438807E+018" calcext:value-type="float">
            <text:p>1.47680827438807E+018</text:p>
          </table:table-cell>
          <table:table-cell office:value-type="float" office:value="1.47680824150476E+018" calcext:value-type="float">
            <text:p>1.47680824150476E+018</text:p>
          </table:table-cell>
          <table:table-cell office:value-type="float" office:value="1.47680824167363E+018" calcext:value-type="float">
            <text:p>1.47680824167363E+018</text:p>
          </table:table-cell>
          <table:table-cell office:value-type="float" office:value="1.4768082177631E+018" calcext:value-type="float">
            <text:p>1.4768082177631E+018</text:p>
          </table:table-cell>
          <table:table-cell office:value-type="float" office:value="1.47680821795469E+018" calcext:value-type="float">
            <text:p>1.47680821795469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680827426914E+018" calcext:value-type="float">
            <text:p>1.47680827426914E+018</text:p>
          </table:table-cell>
          <table:table-cell office:value-type="float" office:value="1.47680827438882E+018" calcext:value-type="float">
            <text:p>1.47680827438882E+018</text:p>
          </table:table-cell>
          <table:table-cell office:value-type="float" office:value="1.4768082415051E+018" calcext:value-type="float">
            <text:p>1.4768082415051E+018</text:p>
          </table:table-cell>
          <table:table-cell office:value-type="float" office:value="1.4768082416738E+018" calcext:value-type="float">
            <text:p>1.4768082416738E+018</text:p>
          </table:table-cell>
          <table:table-cell office:value-type="float" office:value="1.47680821776345E+018" calcext:value-type="float">
            <text:p>1.47680821776345E+018</text:p>
          </table:table-cell>
          <table:table-cell office:value-type="float" office:value="1.47680821795505E+018" calcext:value-type="float">
            <text:p>1.47680821795505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68082742695E+018" calcext:value-type="float">
            <text:p>1.4768082742695E+018</text:p>
          </table:table-cell>
          <table:table-cell office:value-type="float" office:value="1.4768082743903E+018" calcext:value-type="float">
            <text:p>1.4768082743903E+018</text:p>
          </table:table-cell>
          <table:table-cell office:value-type="float" office:value="1.47680824150556E+018" calcext:value-type="float">
            <text:p>1.47680824150556E+018</text:p>
          </table:table-cell>
          <table:table-cell office:value-type="float" office:value="1.47680824167406E+018" calcext:value-type="float">
            <text:p>1.47680824167406E+018</text:p>
          </table:table-cell>
          <table:table-cell office:value-type="float" office:value="1.47680821776391E+018" calcext:value-type="float">
            <text:p>1.47680821776391E+018</text:p>
          </table:table-cell>
          <table:table-cell office:value-type="float" office:value="1.47680821795526E+018" calcext:value-type="float">
            <text:p>1.47680821795526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68082742699E+018" calcext:value-type="float">
            <text:p>1.4768082742699E+018</text:p>
          </table:table-cell>
          <table:table-cell office:value-type="float" office:value="1.47680827439178E+018" calcext:value-type="float">
            <text:p>1.47680827439178E+018</text:p>
          </table:table-cell>
          <table:table-cell office:value-type="float" office:value="1.47680824150598E+018" calcext:value-type="float">
            <text:p>1.47680824150598E+018</text:p>
          </table:table-cell>
          <table:table-cell office:value-type="float" office:value="1.47680824167426E+018" calcext:value-type="float">
            <text:p>1.47680824167426E+018</text:p>
          </table:table-cell>
          <table:table-cell office:value-type="float" office:value="1.47680821776426E+018" calcext:value-type="float">
            <text:p>1.47680821776426E+018</text:p>
          </table:table-cell>
          <table:table-cell office:value-type="float" office:value="1.47680821795555E+018" calcext:value-type="float">
            <text:p>1.47680821795555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680827427025E+018" calcext:value-type="float">
            <text:p>1.47680827427025E+018</text:p>
          </table:table-cell>
          <table:table-cell office:value-type="float" office:value="1.4768082743925E+018" calcext:value-type="float">
            <text:p>1.4768082743925E+018</text:p>
          </table:table-cell>
          <table:table-cell office:value-type="float" office:value="1.47680824150639E+018" calcext:value-type="float">
            <text:p>1.47680824150639E+018</text:p>
          </table:table-cell>
          <table:table-cell office:value-type="float" office:value="1.47680824167442E+018" calcext:value-type="float">
            <text:p>1.47680824167442E+018</text:p>
          </table:table-cell>
          <table:table-cell office:value-type="float" office:value="1.47680821776461E+018" calcext:value-type="float">
            <text:p>1.47680821776461E+018</text:p>
          </table:table-cell>
          <table:table-cell office:value-type="float" office:value="1.4768082179556E+018" calcext:value-type="float">
            <text:p>1.4768082179556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680827427062E+018" calcext:value-type="float">
            <text:p>1.47680827427062E+018</text:p>
          </table:table-cell>
          <table:table-cell office:value-type="float" office:value="1.47680827439464E+018" calcext:value-type="float">
            <text:p>1.47680827439464E+018</text:p>
          </table:table-cell>
          <table:table-cell office:value-type="float" office:value="1.47680824150674E+018" calcext:value-type="float">
            <text:p>1.47680824150674E+018</text:p>
          </table:table-cell>
          <table:table-cell office:value-type="float" office:value="1.47680824167463E+018" calcext:value-type="float">
            <text:p>1.47680824167463E+018</text:p>
          </table:table-cell>
          <table:table-cell office:value-type="float" office:value="1.476808217765E+018" calcext:value-type="float">
            <text:p>1.476808217765E+018</text:p>
          </table:table-cell>
          <table:table-cell office:value-type="float" office:value="1.47680821795578E+018" calcext:value-type="float">
            <text:p>1.47680821795578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680827427097E+018" calcext:value-type="float">
            <text:p>1.47680827427097E+018</text:p>
          </table:table-cell>
          <table:table-cell office:value-type="float" office:value="1.47680827439493E+018" calcext:value-type="float">
            <text:p>1.47680827439493E+018</text:p>
          </table:table-cell>
          <table:table-cell office:value-type="float" office:value="1.47680824150709E+018" calcext:value-type="float">
            <text:p>1.47680824150709E+018</text:p>
          </table:table-cell>
          <table:table-cell office:value-type="float" office:value="1.47680824167483E+018" calcext:value-type="float">
            <text:p>1.47680824167483E+018</text:p>
          </table:table-cell>
          <table:table-cell office:value-type="float" office:value="1.47680821776535E+018" calcext:value-type="float">
            <text:p>1.47680821776535E+018</text:p>
          </table:table-cell>
          <table:table-cell office:value-type="float" office:value="1.47680821795603E+018" calcext:value-type="float">
            <text:p>1.47680821795603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680827427132E+018" calcext:value-type="float">
            <text:p>1.47680827427132E+018</text:p>
          </table:table-cell>
          <table:table-cell office:value-type="float" office:value="1.47680827439576E+018" calcext:value-type="float">
            <text:p>1.47680827439576E+018</text:p>
          </table:table-cell>
          <table:table-cell office:value-type="float" office:value="1.47680824150754E+018" calcext:value-type="float">
            <text:p>1.47680824150754E+018</text:p>
          </table:table-cell>
          <table:table-cell office:value-type="float" office:value="1.476808241675E+018" calcext:value-type="float">
            <text:p>1.476808241675E+018</text:p>
          </table:table-cell>
          <table:table-cell office:value-type="float" office:value="1.47680821776572E+018" calcext:value-type="float">
            <text:p>1.47680821776572E+018</text:p>
          </table:table-cell>
          <table:table-cell office:value-type="float" office:value="1.47680821795609E+018" calcext:value-type="float">
            <text:p>1.47680821795609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680827427167E+018" calcext:value-type="float">
            <text:p>1.47680827427167E+018</text:p>
          </table:table-cell>
          <table:table-cell office:value-type="float" office:value="1.47680827439727E+018" calcext:value-type="float">
            <text:p>1.47680827439727E+018</text:p>
          </table:table-cell>
          <table:table-cell office:value-type="float" office:value="1.47680824150796E+018" calcext:value-type="float">
            <text:p>1.47680824150796E+018</text:p>
          </table:table-cell>
          <table:table-cell office:value-type="float" office:value="1.47680824167521E+018" calcext:value-type="float">
            <text:p>1.47680824167521E+018</text:p>
          </table:table-cell>
          <table:table-cell office:value-type="float" office:value="1.47680821776607E+018" calcext:value-type="float">
            <text:p>1.47680821776607E+018</text:p>
          </table:table-cell>
          <table:table-cell office:value-type="float" office:value="1.47680821795648E+018" calcext:value-type="float">
            <text:p>1.47680821795648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680827427206E+018" calcext:value-type="float">
            <text:p>1.47680827427206E+018</text:p>
          </table:table-cell>
          <table:table-cell office:value-type="float" office:value="1.47680827439786E+018" calcext:value-type="float">
            <text:p>1.47680827439786E+018</text:p>
          </table:table-cell>
          <table:table-cell office:value-type="float" office:value="1.47680824150831E+018" calcext:value-type="float">
            <text:p>1.47680824150831E+018</text:p>
          </table:table-cell>
          <table:table-cell office:value-type="float" office:value="1.4768082416754E+018" calcext:value-type="float">
            <text:p>1.4768082416754E+018</text:p>
          </table:table-cell>
          <table:table-cell office:value-type="float" office:value="1.47680821776648E+018" calcext:value-type="float">
            <text:p>1.47680821776648E+018</text:p>
          </table:table-cell>
          <table:table-cell office:value-type="float" office:value="1.47680821795677E+018" calcext:value-type="float">
            <text:p>1.47680821795677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680827427241E+018" calcext:value-type="float">
            <text:p>1.47680827427241E+018</text:p>
          </table:table-cell>
          <table:table-cell office:value-type="float" office:value="1.47680827439803E+018" calcext:value-type="float">
            <text:p>1.47680827439803E+018</text:p>
          </table:table-cell>
          <table:table-cell office:value-type="float" office:value="1.47680824150866E+018" calcext:value-type="float">
            <text:p>1.47680824150866E+018</text:p>
          </table:table-cell>
          <table:table-cell office:value-type="float" office:value="1.47680824167559E+018" calcext:value-type="float">
            <text:p>1.47680824167559E+018</text:p>
          </table:table-cell>
          <table:table-cell office:value-type="float" office:value="1.47680821776734E+018" calcext:value-type="float">
            <text:p>1.47680821776734E+018</text:p>
          </table:table-cell>
          <table:table-cell office:value-type="float" office:value="1.47680821795683E+018" calcext:value-type="float">
            <text:p>1.47680821795683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680827427281E+018" calcext:value-type="float">
            <text:p>1.47680827427281E+018</text:p>
          </table:table-cell>
          <table:table-cell office:value-type="float" office:value="1.47680827439822E+018" calcext:value-type="float">
            <text:p>1.47680827439822E+018</text:p>
          </table:table-cell>
          <table:table-cell office:value-type="float" office:value="1.47680824150901E+018" calcext:value-type="float">
            <text:p>1.47680824150901E+018</text:p>
          </table:table-cell>
          <table:table-cell office:value-type="float" office:value="1.47680824167579E+018" calcext:value-type="float">
            <text:p>1.47680824167579E+018</text:p>
          </table:table-cell>
          <table:table-cell office:value-type="float" office:value="1.47680821776771E+018" calcext:value-type="float">
            <text:p>1.47680821776771E+018</text:p>
          </table:table-cell>
          <table:table-cell office:value-type="float" office:value="1.47680821795689E+018" calcext:value-type="float">
            <text:p>1.47680821795689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680827427317E+018" calcext:value-type="float">
            <text:p>1.47680827427317E+018</text:p>
          </table:table-cell>
          <table:table-cell office:value-type="float" office:value="1.47680827439841E+018" calcext:value-type="float">
            <text:p>1.47680827439841E+018</text:p>
          </table:table-cell>
          <table:table-cell office:value-type="float" office:value="1.47680824150948E+018" calcext:value-type="float">
            <text:p>1.47680824150948E+018</text:p>
          </table:table-cell>
          <table:table-cell office:value-type="float" office:value="1.47680824167598E+018" calcext:value-type="float">
            <text:p>1.47680824167598E+018</text:p>
          </table:table-cell>
          <table:table-cell office:value-type="float" office:value="1.47680821776806E+018" calcext:value-type="float">
            <text:p>1.47680821776806E+018</text:p>
          </table:table-cell>
          <table:table-cell office:value-type="float" office:value="1.47680821795719E+018" calcext:value-type="float">
            <text:p>1.47680821795719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680827427358E+018" calcext:value-type="float">
            <text:p>1.47680827427358E+018</text:p>
          </table:table-cell>
          <table:table-cell office:value-type="float" office:value="1.4768082743986E+018" calcext:value-type="float">
            <text:p>1.4768082743986E+018</text:p>
          </table:table-cell>
          <table:table-cell office:value-type="float" office:value="1.4768082415099E+018" calcext:value-type="float">
            <text:p>1.4768082415099E+018</text:p>
          </table:table-cell>
          <table:table-cell office:value-type="float" office:value="1.47680824167616E+018" calcext:value-type="float">
            <text:p>1.47680824167616E+018</text:p>
          </table:table-cell>
          <table:table-cell office:value-type="float" office:value="1.47680821776845E+018" calcext:value-type="float">
            <text:p>1.47680821776845E+018</text:p>
          </table:table-cell>
          <table:table-cell office:value-type="float" office:value="1.47680821795741E+018" calcext:value-type="float">
            <text:p>1.47680821795741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680827427394E+018" calcext:value-type="float">
            <text:p>1.47680827427394E+018</text:p>
          </table:table-cell>
          <table:table-cell office:value-type="float" office:value="1.47680827439878E+018" calcext:value-type="float">
            <text:p>1.47680827439878E+018</text:p>
          </table:table-cell>
          <table:table-cell office:value-type="float" office:value="1.47680824151026E+018" calcext:value-type="float">
            <text:p>1.47680824151026E+018</text:p>
          </table:table-cell>
          <table:table-cell office:value-type="float" office:value="1.47680824167638E+018" calcext:value-type="float">
            <text:p>1.47680824167638E+018</text:p>
          </table:table-cell>
          <table:table-cell office:value-type="float" office:value="1.47680821776881E+018" calcext:value-type="float">
            <text:p>1.47680821776881E+018</text:p>
          </table:table-cell>
          <table:table-cell office:value-type="float" office:value="1.47680821795766E+018" calcext:value-type="float">
            <text:p>1.47680821795766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68082742743E+018" calcext:value-type="float">
            <text:p>1.4768082742743E+018</text:p>
          </table:table-cell>
          <table:table-cell office:value-type="float" office:value="1.47680827439897E+018" calcext:value-type="float">
            <text:p>1.47680827439897E+018</text:p>
          </table:table-cell>
          <table:table-cell office:value-type="float" office:value="1.47680824151072E+018" calcext:value-type="float">
            <text:p>1.47680824151072E+018</text:p>
          </table:table-cell>
          <table:table-cell office:value-type="float" office:value="1.47680824167655E+018" calcext:value-type="float">
            <text:p>1.47680824167655E+018</text:p>
          </table:table-cell>
          <table:table-cell office:value-type="float" office:value="1.47680821776961E+018" calcext:value-type="float">
            <text:p>1.47680821776961E+018</text:p>
          </table:table-cell>
          <table:table-cell office:value-type="float" office:value="1.47680821795805E+018" calcext:value-type="float">
            <text:p>1.47680821795805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680827427469E+018" calcext:value-type="float">
            <text:p>1.47680827427469E+018</text:p>
          </table:table-cell>
          <table:table-cell office:value-type="float" office:value="1.47680827439915E+018" calcext:value-type="float">
            <text:p>1.47680827439915E+018</text:p>
          </table:table-cell>
          <table:table-cell office:value-type="float" office:value="1.47680824151114E+018" calcext:value-type="float">
            <text:p>1.47680824151114E+018</text:p>
          </table:table-cell>
          <table:table-cell office:value-type="float" office:value="1.47680824167676E+018" calcext:value-type="float">
            <text:p>1.47680824167676E+018</text:p>
          </table:table-cell>
          <table:table-cell office:value-type="float" office:value="1.47680821777003E+018" calcext:value-type="float">
            <text:p>1.47680821777003E+018</text:p>
          </table:table-cell>
          <table:table-cell office:value-type="float" office:value="1.47680821795829E+018" calcext:value-type="float">
            <text:p>1.47680821795829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680827427505E+018" calcext:value-type="float">
            <text:p>1.47680827427505E+018</text:p>
          </table:table-cell>
          <table:table-cell office:value-type="float" office:value="1.47680827439935E+018" calcext:value-type="float">
            <text:p>1.47680827439935E+018</text:p>
          </table:table-cell>
          <table:table-cell office:value-type="float" office:value="1.4768082415115E+018" calcext:value-type="float">
            <text:p>1.4768082415115E+018</text:p>
          </table:table-cell>
          <table:table-cell office:value-type="float" office:value="1.47680824167692E+018" calcext:value-type="float">
            <text:p>1.47680824167692E+018</text:p>
          </table:table-cell>
          <table:table-cell office:value-type="float" office:value="1.4768082177704E+018" calcext:value-type="float">
            <text:p>1.4768082177704E+018</text:p>
          </table:table-cell>
          <table:table-cell office:value-type="float" office:value="1.47680821795852E+018" calcext:value-type="float">
            <text:p>1.47680821795852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680827427545E+018" calcext:value-type="float">
            <text:p>1.47680827427545E+018</text:p>
          </table:table-cell>
          <table:table-cell office:value-type="float" office:value="1.47680827439952E+018" calcext:value-type="float">
            <text:p>1.47680827439952E+018</text:p>
          </table:table-cell>
          <table:table-cell office:value-type="float" office:value="1.47680824151185E+018" calcext:value-type="float">
            <text:p>1.47680824151185E+018</text:p>
          </table:table-cell>
          <table:table-cell office:value-type="float" office:value="1.47680824167713E+018" calcext:value-type="float">
            <text:p>1.47680824167713E+018</text:p>
          </table:table-cell>
          <table:table-cell office:value-type="float" office:value="1.47680821777077E+018" calcext:value-type="float">
            <text:p>1.47680821777077E+018</text:p>
          </table:table-cell>
          <table:table-cell office:value-type="float" office:value="1.47680821795875E+018" calcext:value-type="float">
            <text:p>1.47680821795875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680827427581E+018" calcext:value-type="float">
            <text:p>1.47680827427581E+018</text:p>
          </table:table-cell>
          <table:table-cell office:value-type="float" office:value="1.4768082744006E+018" calcext:value-type="float">
            <text:p>1.4768082744006E+018</text:p>
          </table:table-cell>
          <table:table-cell office:value-type="float" office:value="1.4768082415123E+018" calcext:value-type="float">
            <text:p>1.4768082415123E+018</text:p>
          </table:table-cell>
          <table:table-cell office:value-type="float" office:value="1.47680824167729E+018" calcext:value-type="float">
            <text:p>1.47680824167729E+018</text:p>
          </table:table-cell>
          <table:table-cell office:value-type="float" office:value="1.47680821777112E+018" calcext:value-type="float">
            <text:p>1.47680821777112E+018</text:p>
          </table:table-cell>
          <table:table-cell office:value-type="float" office:value="1.4768082179592E+018" calcext:value-type="float">
            <text:p>1.4768082179592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680827427617E+018" calcext:value-type="float">
            <text:p>1.47680827427617E+018</text:p>
          </table:table-cell>
          <table:table-cell office:value-type="float" office:value="1.47680827440078E+018" calcext:value-type="float">
            <text:p>1.47680827440078E+018</text:p>
          </table:table-cell>
          <table:table-cell office:value-type="float" office:value="1.47680824151284E+018" calcext:value-type="float">
            <text:p>1.47680824151284E+018</text:p>
          </table:table-cell>
          <table:table-cell office:value-type="float" office:value="1.47680824167748E+018" calcext:value-type="float">
            <text:p>1.47680824167748E+018</text:p>
          </table:table-cell>
          <table:table-cell office:value-type="float" office:value="1.47680821777147E+018" calcext:value-type="float">
            <text:p>1.47680821777147E+018</text:p>
          </table:table-cell>
          <table:table-cell office:value-type="float" office:value="1.47680821795945E+018" calcext:value-type="float">
            <text:p>1.47680821795945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680827427657E+018" calcext:value-type="float">
            <text:p>1.47680827427657E+018</text:p>
          </table:table-cell>
          <table:table-cell office:value-type="float" office:value="1.47680827440097E+018" calcext:value-type="float">
            <text:p>1.47680827440097E+018</text:p>
          </table:table-cell>
          <table:table-cell office:value-type="float" office:value="1.47680824151329E+018" calcext:value-type="float">
            <text:p>1.47680824151329E+018</text:p>
          </table:table-cell>
          <table:table-cell office:value-type="float" office:value="1.47680824167767E+018" calcext:value-type="float">
            <text:p>1.47680824167767E+018</text:p>
          </table:table-cell>
          <table:table-cell office:value-type="float" office:value="1.47680821777186E+018" calcext:value-type="float">
            <text:p>1.47680821777186E+018</text:p>
          </table:table-cell>
          <table:table-cell office:value-type="float" office:value="1.47680821795993E+018" calcext:value-type="float">
            <text:p>1.47680821795993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680827427696E+018" calcext:value-type="float">
            <text:p>1.47680827427696E+018</text:p>
          </table:table-cell>
          <table:table-cell office:value-type="float" office:value="1.47680827440118E+018" calcext:value-type="float">
            <text:p>1.47680827440118E+018</text:p>
          </table:table-cell>
          <table:table-cell office:value-type="float" office:value="1.47680824151364E+018" calcext:value-type="float">
            <text:p>1.47680824151364E+018</text:p>
          </table:table-cell>
          <table:table-cell office:value-type="float" office:value="1.47680824167786E+018" calcext:value-type="float">
            <text:p>1.47680824167786E+018</text:p>
          </table:table-cell>
          <table:table-cell office:value-type="float" office:value="1.47680821777222E+018" calcext:value-type="float">
            <text:p>1.47680821777222E+018</text:p>
          </table:table-cell>
          <table:table-cell office:value-type="float" office:value="1.47680821796039E+018" calcext:value-type="float">
            <text:p>1.47680821796039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680827427732E+018" calcext:value-type="float">
            <text:p>1.47680827427732E+018</text:p>
          </table:table-cell>
          <table:table-cell office:value-type="float" office:value="1.47680827440138E+018" calcext:value-type="float">
            <text:p>1.47680827440138E+018</text:p>
          </table:table-cell>
          <table:table-cell office:value-type="float" office:value="1.4768082415141E+018" calcext:value-type="float">
            <text:p>1.4768082415141E+018</text:p>
          </table:table-cell>
          <table:table-cell office:value-type="float" office:value="1.47680824167804E+018" calcext:value-type="float">
            <text:p>1.47680824167804E+018</text:p>
          </table:table-cell>
          <table:table-cell office:value-type="float" office:value="1.47680821777258E+018" calcext:value-type="float">
            <text:p>1.47680821777258E+018</text:p>
          </table:table-cell>
          <table:table-cell office:value-type="float" office:value="1.47680821796045E+018" calcext:value-type="float">
            <text:p>1.47680821796045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680827427769E+018" calcext:value-type="float">
            <text:p>1.47680827427769E+018</text:p>
          </table:table-cell>
          <table:table-cell office:value-type="float" office:value="1.47680827440155E+018" calcext:value-type="float">
            <text:p>1.47680827440155E+018</text:p>
          </table:table-cell>
          <table:table-cell office:value-type="float" office:value="1.47680824151452E+018" calcext:value-type="float">
            <text:p>1.47680824151452E+018</text:p>
          </table:table-cell>
          <table:table-cell office:value-type="float" office:value="1.47680824167823E+018" calcext:value-type="float">
            <text:p>1.47680824167823E+018</text:p>
          </table:table-cell>
          <table:table-cell office:value-type="float" office:value="1.47680821777294E+018" calcext:value-type="float">
            <text:p>1.47680821777294E+018</text:p>
          </table:table-cell>
          <table:table-cell office:value-type="float" office:value="1.4768082179605E+018" calcext:value-type="float">
            <text:p>1.4768082179605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680827427804E+018" calcext:value-type="float">
            <text:p>1.47680827427804E+018</text:p>
          </table:table-cell>
          <table:table-cell office:value-type="float" office:value="1.47680827440176E+018" calcext:value-type="float">
            <text:p>1.47680827440176E+018</text:p>
          </table:table-cell>
          <table:table-cell office:value-type="float" office:value="1.47680824151488E+018" calcext:value-type="float">
            <text:p>1.47680824151488E+018</text:p>
          </table:table-cell>
          <table:table-cell office:value-type="float" office:value="1.47680824167842E+018" calcext:value-type="float">
            <text:p>1.47680824167842E+018</text:p>
          </table:table-cell>
          <table:table-cell office:value-type="float" office:value="1.47680821777329E+018" calcext:value-type="float">
            <text:p>1.47680821777329E+018</text:p>
          </table:table-cell>
          <table:table-cell office:value-type="float" office:value="1.47680821796056E+018" calcext:value-type="float">
            <text:p>1.47680821796056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680827427842E+018" calcext:value-type="float">
            <text:p>1.47680827427842E+018</text:p>
          </table:table-cell>
          <table:table-cell office:value-type="float" office:value="1.47680827440195E+018" calcext:value-type="float">
            <text:p>1.47680827440195E+018</text:p>
          </table:table-cell>
          <table:table-cell office:value-type="float" office:value="1.47680824151533E+018" calcext:value-type="float">
            <text:p>1.47680824151533E+018</text:p>
          </table:table-cell>
          <table:table-cell office:value-type="float" office:value="1.4768082416786E+018" calcext:value-type="float">
            <text:p>1.4768082416786E+018</text:p>
          </table:table-cell>
          <table:table-cell office:value-type="float" office:value="1.47680821777371E+018" calcext:value-type="float">
            <text:p>1.47680821777371E+018</text:p>
          </table:table-cell>
          <table:table-cell office:value-type="float" office:value="1.47680821796061E+018" calcext:value-type="float">
            <text:p>1.47680821796061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680827427884E+018" calcext:value-type="float">
            <text:p>1.47680827427884E+018</text:p>
          </table:table-cell>
          <table:table-cell office:value-type="float" office:value="1.47680827440213E+018" calcext:value-type="float">
            <text:p>1.47680827440213E+018</text:p>
          </table:table-cell>
          <table:table-cell office:value-type="float" office:value="1.47680824151591E+018" calcext:value-type="float">
            <text:p>1.47680824151591E+018</text:p>
          </table:table-cell>
          <table:table-cell office:value-type="float" office:value="1.47680824167879E+018" calcext:value-type="float">
            <text:p>1.47680824167879E+018</text:p>
          </table:table-cell>
          <table:table-cell office:value-type="float" office:value="1.47680821777407E+018" calcext:value-type="float">
            <text:p>1.47680821777407E+018</text:p>
          </table:table-cell>
          <table:table-cell office:value-type="float" office:value="1.47680821796101E+018" calcext:value-type="float">
            <text:p>1.47680821796101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680827427922E+018" calcext:value-type="float">
            <text:p>1.47680827427922E+018</text:p>
          </table:table-cell>
          <table:table-cell office:value-type="float" office:value="1.47680827440234E+018" calcext:value-type="float">
            <text:p>1.47680827440234E+018</text:p>
          </table:table-cell>
          <table:table-cell office:value-type="float" office:value="1.47680824151656E+018" calcext:value-type="float">
            <text:p>1.47680824151656E+018</text:p>
          </table:table-cell>
          <table:table-cell office:value-type="float" office:value="1.47680824167898E+018" calcext:value-type="float">
            <text:p>1.47680824167898E+018</text:p>
          </table:table-cell>
          <table:table-cell office:value-type="float" office:value="1.47680821777443E+018" calcext:value-type="float">
            <text:p>1.47680821777443E+018</text:p>
          </table:table-cell>
          <table:table-cell office:value-type="float" office:value="1.47680821796107E+018" calcext:value-type="float">
            <text:p>1.47680821796107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680827427959E+018" calcext:value-type="float">
            <text:p>1.47680827427959E+018</text:p>
          </table:table-cell>
          <table:table-cell office:value-type="float" office:value="1.47680827440251E+018" calcext:value-type="float">
            <text:p>1.47680827440251E+018</text:p>
          </table:table-cell>
          <table:table-cell office:value-type="float" office:value="1.47680824151695E+018" calcext:value-type="float">
            <text:p>1.47680824151695E+018</text:p>
          </table:table-cell>
          <table:table-cell office:value-type="float" office:value="1.47680824167916E+018" calcext:value-type="float">
            <text:p>1.47680824167916E+018</text:p>
          </table:table-cell>
          <table:table-cell office:value-type="float" office:value="1.47680821777545E+018" calcext:value-type="float">
            <text:p>1.47680821777545E+018</text:p>
          </table:table-cell>
          <table:table-cell office:value-type="float" office:value="1.47680821796113E+018" calcext:value-type="float">
            <text:p>1.47680821796113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680827427998E+018" calcext:value-type="float">
            <text:p>1.47680827427998E+018</text:p>
          </table:table-cell>
          <table:table-cell office:value-type="float" office:value="1.47680827440272E+018" calcext:value-type="float">
            <text:p>1.47680827440272E+018</text:p>
          </table:table-cell>
          <table:table-cell office:value-type="float" office:value="1.47680824151733E+018" calcext:value-type="float">
            <text:p>1.47680824151733E+018</text:p>
          </table:table-cell>
          <table:table-cell office:value-type="float" office:value="1.47680824167938E+018" calcext:value-type="float">
            <text:p>1.47680824167938E+018</text:p>
          </table:table-cell>
          <table:table-cell office:value-type="float" office:value="1.47680821777589E+018" calcext:value-type="float">
            <text:p>1.47680821777589E+018</text:p>
          </table:table-cell>
          <table:table-cell office:value-type="float" office:value="1.47680821796118E+018" calcext:value-type="float">
            <text:p>1.47680821796118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680827428033E+018" calcext:value-type="float">
            <text:p>1.47680827428033E+018</text:p>
          </table:table-cell>
          <table:table-cell office:value-type="float" office:value="1.47680827440293E+018" calcext:value-type="float">
            <text:p>1.47680827440293E+018</text:p>
          </table:table-cell>
          <table:table-cell office:value-type="float" office:value="1.47680824151768E+018" calcext:value-type="float">
            <text:p>1.47680824151768E+018</text:p>
          </table:table-cell>
          <table:table-cell office:value-type="float" office:value="1.47680824167958E+018" calcext:value-type="float">
            <text:p>1.47680824167958E+018</text:p>
          </table:table-cell>
          <table:table-cell office:value-type="float" office:value="1.47680821777632E+018" calcext:value-type="float">
            <text:p>1.47680821777632E+018</text:p>
          </table:table-cell>
          <table:table-cell office:value-type="float" office:value="1.47680821796124E+018" calcext:value-type="float">
            <text:p>1.47680821796124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680827428073E+018" calcext:value-type="float">
            <text:p>1.47680827428073E+018</text:p>
          </table:table-cell>
          <table:table-cell office:value-type="float" office:value="1.47680827440313E+018" calcext:value-type="float">
            <text:p>1.47680827440313E+018</text:p>
          </table:table-cell>
          <table:table-cell office:value-type="float" office:value="1.47680824151813E+018" calcext:value-type="float">
            <text:p>1.47680824151813E+018</text:p>
          </table:table-cell>
          <table:table-cell office:value-type="float" office:value="1.47680824167978E+018" calcext:value-type="float">
            <text:p>1.47680824167978E+018</text:p>
          </table:table-cell>
          <table:table-cell office:value-type="float" office:value="1.47680821777669E+018" calcext:value-type="float">
            <text:p>1.47680821777669E+018</text:p>
          </table:table-cell>
          <table:table-cell office:value-type="float" office:value="1.47680821796129E+018" calcext:value-type="float">
            <text:p>1.47680821796129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680827428108E+018" calcext:value-type="float">
            <text:p>1.47680827428108E+018</text:p>
          </table:table-cell>
          <table:table-cell office:value-type="float" office:value="1.4768082744033E+018" calcext:value-type="float">
            <text:p>1.4768082744033E+018</text:p>
          </table:table-cell>
          <table:table-cell office:value-type="float" office:value="1.47680824151854E+018" calcext:value-type="float">
            <text:p>1.47680824151854E+018</text:p>
          </table:table-cell>
          <table:table-cell office:value-type="float" office:value="1.47680824167995E+018" calcext:value-type="float">
            <text:p>1.47680824167995E+018</text:p>
          </table:table-cell>
          <table:table-cell office:value-type="float" office:value="1.47680821777703E+018" calcext:value-type="float">
            <text:p>1.47680821777703E+018</text:p>
          </table:table-cell>
          <table:table-cell office:value-type="float" office:value="1.47680821796158E+018" calcext:value-type="float">
            <text:p>1.47680821796158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680827428144E+018" calcext:value-type="float">
            <text:p>1.47680827428144E+018</text:p>
          </table:table-cell>
          <table:table-cell office:value-type="float" office:value="1.4768082744035E+018" calcext:value-type="float">
            <text:p>1.4768082744035E+018</text:p>
          </table:table-cell>
          <table:table-cell office:value-type="float" office:value="1.4768082415189E+018" calcext:value-type="float">
            <text:p>1.4768082415189E+018</text:p>
          </table:table-cell>
          <table:table-cell office:value-type="float" office:value="1.47680824168012E+018" calcext:value-type="float">
            <text:p>1.47680824168012E+018</text:p>
          </table:table-cell>
          <table:table-cell office:value-type="float" office:value="1.47680821777769E+018" calcext:value-type="float">
            <text:p>1.47680821777769E+018</text:p>
          </table:table-cell>
          <table:table-cell office:value-type="float" office:value="1.4768082179617E+018" calcext:value-type="float">
            <text:p>1.4768082179617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680827428184E+018" calcext:value-type="float">
            <text:p>1.47680827428184E+018</text:p>
          </table:table-cell>
          <table:table-cell office:value-type="float" office:value="1.47680827440705E+018" calcext:value-type="float">
            <text:p>1.47680827440705E+018</text:p>
          </table:table-cell>
          <table:table-cell office:value-type="float" office:value="1.47680824151925E+018" calcext:value-type="float">
            <text:p>1.47680824151925E+018</text:p>
          </table:table-cell>
          <table:table-cell office:value-type="float" office:value="1.47680824168028E+018" calcext:value-type="float">
            <text:p>1.47680824168028E+018</text:p>
          </table:table-cell>
          <table:table-cell office:value-type="float" office:value="1.47680821777808E+018" calcext:value-type="float">
            <text:p>1.47680821777808E+018</text:p>
          </table:table-cell>
          <table:table-cell office:value-type="float" office:value="1.47680821796176E+018" calcext:value-type="float">
            <text:p>1.47680821796176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680827428219E+018" calcext:value-type="float">
            <text:p>1.47680827428219E+018</text:p>
          </table:table-cell>
          <table:table-cell office:value-type="float" office:value="1.47680827440724E+018" calcext:value-type="float">
            <text:p>1.47680827440724E+018</text:p>
          </table:table-cell>
          <table:table-cell office:value-type="float" office:value="1.47680824151971E+018" calcext:value-type="float">
            <text:p>1.47680824151971E+018</text:p>
          </table:table-cell>
          <table:table-cell office:value-type="float" office:value="1.47680824168048E+018" calcext:value-type="float">
            <text:p>1.47680824168048E+018</text:p>
          </table:table-cell>
          <table:table-cell office:value-type="float" office:value="1.4768082177785E+018" calcext:value-type="float">
            <text:p>1.4768082177785E+018</text:p>
          </table:table-cell>
          <table:table-cell office:value-type="float" office:value="1.47680821796187E+018" calcext:value-type="float">
            <text:p>1.47680821796187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68082742826E+018" calcext:value-type="float">
            <text:p>1.4768082742826E+018</text:p>
          </table:table-cell>
          <table:table-cell office:value-type="float" office:value="1.47680827440741E+018" calcext:value-type="float">
            <text:p>1.47680827440741E+018</text:p>
          </table:table-cell>
          <table:table-cell office:value-type="float" office:value="1.47680824152013E+018" calcext:value-type="float">
            <text:p>1.47680824152013E+018</text:p>
          </table:table-cell>
          <table:table-cell office:value-type="float" office:value="1.47680824168065E+018" calcext:value-type="float">
            <text:p>1.47680824168065E+018</text:p>
          </table:table-cell>
          <table:table-cell office:value-type="float" office:value="1.47680821777887E+018" calcext:value-type="float">
            <text:p>1.47680821777887E+018</text:p>
          </table:table-cell>
          <table:table-cell office:value-type="float" office:value="1.476808217963E+018" calcext:value-type="float">
            <text:p>1.476808217963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680827428299E+018" calcext:value-type="float">
            <text:p>1.47680827428299E+018</text:p>
          </table:table-cell>
          <table:table-cell office:value-type="float" office:value="1.47680827440757E+018" calcext:value-type="float">
            <text:p>1.47680827440757E+018</text:p>
          </table:table-cell>
          <table:table-cell office:value-type="float" office:value="1.47680824152049E+018" calcext:value-type="float">
            <text:p>1.47680824152049E+018</text:p>
          </table:table-cell>
          <table:table-cell office:value-type="float" office:value="1.47680824168083E+018" calcext:value-type="float">
            <text:p>1.47680824168083E+018</text:p>
          </table:table-cell>
          <table:table-cell office:value-type="float" office:value="1.47680821777924E+018" calcext:value-type="float">
            <text:p>1.47680821777924E+018</text:p>
          </table:table-cell>
          <table:table-cell office:value-type="float" office:value="1.47680821796306E+018" calcext:value-type="float">
            <text:p>1.47680821796306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680827428337E+018" calcext:value-type="float">
            <text:p>1.47680827428337E+018</text:p>
          </table:table-cell>
          <table:table-cell office:value-type="float" office:value="1.47680827440774E+018" calcext:value-type="float">
            <text:p>1.47680827440774E+018</text:p>
          </table:table-cell>
          <table:table-cell office:value-type="float" office:value="1.47680824152083E+018" calcext:value-type="float">
            <text:p>1.47680824152083E+018</text:p>
          </table:table-cell>
          <table:table-cell office:value-type="float" office:value="1.47680824168102E+018" calcext:value-type="float">
            <text:p>1.47680824168102E+018</text:p>
          </table:table-cell>
          <table:table-cell office:value-type="float" office:value="1.47680821777959E+018" calcext:value-type="float">
            <text:p>1.47680821777959E+018</text:p>
          </table:table-cell>
          <table:table-cell office:value-type="float" office:value="1.47680821796311E+018" calcext:value-type="float">
            <text:p>1.47680821796311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680827428373E+018" calcext:value-type="float">
            <text:p>1.47680827428373E+018</text:p>
          </table:table-cell>
          <table:table-cell office:value-type="float" office:value="1.47680827440791E+018" calcext:value-type="float">
            <text:p>1.47680827440791E+018</text:p>
          </table:table-cell>
          <table:table-cell office:value-type="float" office:value="1.47680824152118E+018" calcext:value-type="float">
            <text:p>1.47680824152118E+018</text:p>
          </table:table-cell>
          <table:table-cell office:value-type="float" office:value="1.47680824168121E+018" calcext:value-type="float">
            <text:p>1.47680824168121E+018</text:p>
          </table:table-cell>
          <table:table-cell office:value-type="float" office:value="1.47680821777998E+018" calcext:value-type="float">
            <text:p>1.47680821777998E+018</text:p>
          </table:table-cell>
          <table:table-cell office:value-type="float" office:value="1.47680821796317E+018" calcext:value-type="float">
            <text:p>1.47680821796317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680827428408E+018" calcext:value-type="float">
            <text:p>1.47680827428408E+018</text:p>
          </table:table-cell>
          <table:table-cell office:value-type="float" office:value="1.4768082744081E+018" calcext:value-type="float">
            <text:p>1.4768082744081E+018</text:p>
          </table:table-cell>
          <table:table-cell office:value-type="float" office:value="1.47680824152153E+018" calcext:value-type="float">
            <text:p>1.47680824152153E+018</text:p>
          </table:table-cell>
          <table:table-cell office:value-type="float" office:value="1.4768082416814E+018" calcext:value-type="float">
            <text:p>1.4768082416814E+018</text:p>
          </table:table-cell>
          <table:table-cell office:value-type="float" office:value="1.47680821778034E+018" calcext:value-type="float">
            <text:p>1.47680821778034E+018</text:p>
          </table:table-cell>
          <table:table-cell office:value-type="float" office:value="1.47680821796322E+018" calcext:value-type="float">
            <text:p>1.47680821796322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680827428443E+018" calcext:value-type="float">
            <text:p>1.47680827428443E+018</text:p>
          </table:table-cell>
          <table:table-cell office:value-type="float" office:value="1.47680827440826E+018" calcext:value-type="float">
            <text:p>1.47680827440826E+018</text:p>
          </table:table-cell>
          <table:table-cell office:value-type="float" office:value="1.47680824152199E+018" calcext:value-type="float">
            <text:p>1.47680824152199E+018</text:p>
          </table:table-cell>
          <table:table-cell office:value-type="float" office:value="1.47680824168158E+018" calcext:value-type="float">
            <text:p>1.47680824168158E+018</text:p>
          </table:table-cell>
          <table:table-cell office:value-type="float" office:value="1.4768082177807E+018" calcext:value-type="float">
            <text:p>1.4768082177807E+018</text:p>
          </table:table-cell>
          <table:table-cell office:value-type="float" office:value="1.47680821796327E+018" calcext:value-type="float">
            <text:p>1.47680821796327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680827428483E+018" calcext:value-type="float">
            <text:p>1.47680827428483E+018</text:p>
          </table:table-cell>
          <table:table-cell office:value-type="float" office:value="1.47680827440846E+018" calcext:value-type="float">
            <text:p>1.47680827440846E+018</text:p>
          </table:table-cell>
          <table:table-cell office:value-type="float" office:value="1.4768082415225E+018" calcext:value-type="float">
            <text:p>1.4768082415225E+018</text:p>
          </table:table-cell>
          <table:table-cell office:value-type="float" office:value="1.47680824168177E+018" calcext:value-type="float">
            <text:p>1.47680824168177E+018</text:p>
          </table:table-cell>
          <table:table-cell office:value-type="float" office:value="1.47680821778106E+018" calcext:value-type="float">
            <text:p>1.47680821778106E+018</text:p>
          </table:table-cell>
          <table:table-cell office:value-type="float" office:value="1.47680821796333E+018" calcext:value-type="float">
            <text:p>1.47680821796333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680827428518E+018" calcext:value-type="float">
            <text:p>1.47680827428518E+018</text:p>
          </table:table-cell>
          <table:table-cell office:value-type="float" office:value="1.47680827440863E+018" calcext:value-type="float">
            <text:p>1.47680827440863E+018</text:p>
          </table:table-cell>
          <table:table-cell office:value-type="float" office:value="1.47680824152321E+018" calcext:value-type="float">
            <text:p>1.47680824152321E+018</text:p>
          </table:table-cell>
          <table:table-cell office:value-type="float" office:value="1.47680824168195E+018" calcext:value-type="float">
            <text:p>1.47680824168195E+018</text:p>
          </table:table-cell>
          <table:table-cell office:value-type="float" office:value="1.47680821778141E+018" calcext:value-type="float">
            <text:p>1.47680821778141E+018</text:p>
          </table:table-cell>
          <table:table-cell office:value-type="float" office:value="1.47680821796338E+018" calcext:value-type="float">
            <text:p>1.47680821796338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680827428559E+018" calcext:value-type="float">
            <text:p>1.47680827428559E+018</text:p>
          </table:table-cell>
          <table:table-cell office:value-type="float" office:value="1.47680827440884E+018" calcext:value-type="float">
            <text:p>1.47680827440884E+018</text:p>
          </table:table-cell>
          <table:table-cell office:value-type="float" office:value="1.4768082415237E+018" calcext:value-type="float">
            <text:p>1.4768082415237E+018</text:p>
          </table:table-cell>
          <table:table-cell office:value-type="float" office:value="1.47680824168214E+018" calcext:value-type="float">
            <text:p>1.47680824168214E+018</text:p>
          </table:table-cell>
          <table:table-cell office:value-type="float" office:value="1.4768082177818E+018" calcext:value-type="float">
            <text:p>1.4768082177818E+018</text:p>
          </table:table-cell>
          <table:table-cell office:value-type="float" office:value="1.47680821796343E+018" calcext:value-type="float">
            <text:p>1.47680821796343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680827428594E+018" calcext:value-type="float">
            <text:p>1.47680827428594E+018</text:p>
          </table:table-cell>
          <table:table-cell office:value-type="float" office:value="1.476808274409E+018" calcext:value-type="float">
            <text:p>1.476808274409E+018</text:p>
          </table:table-cell>
          <table:table-cell office:value-type="float" office:value="1.47680824152427E+018" calcext:value-type="float">
            <text:p>1.47680824152427E+018</text:p>
          </table:table-cell>
          <table:table-cell office:value-type="float" office:value="1.47680824168233E+018" calcext:value-type="float">
            <text:p>1.47680824168233E+018</text:p>
          </table:table-cell>
          <table:table-cell office:value-type="float" office:value="1.47680821778215E+018" calcext:value-type="float">
            <text:p>1.47680821778215E+018</text:p>
          </table:table-cell>
          <table:table-cell office:value-type="float" office:value="1.47680821796349E+018" calcext:value-type="float">
            <text:p>1.47680821796349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680827428636E+018" calcext:value-type="float">
            <text:p>1.47680827428636E+018</text:p>
          </table:table-cell>
          <table:table-cell office:value-type="float" office:value="1.47680827440921E+018" calcext:value-type="float">
            <text:p>1.47680827440921E+018</text:p>
          </table:table-cell>
          <table:table-cell office:value-type="float" office:value="1.47680824152467E+018" calcext:value-type="float">
            <text:p>1.47680824152467E+018</text:p>
          </table:table-cell>
          <table:table-cell office:value-type="float" office:value="1.47680824168251E+018" calcext:value-type="float">
            <text:p>1.47680824168251E+018</text:p>
          </table:table-cell>
          <table:table-cell office:value-type="float" office:value="1.4768082177825E+018" calcext:value-type="float">
            <text:p>1.4768082177825E+018</text:p>
          </table:table-cell>
          <table:table-cell office:value-type="float" office:value="1.47680821796354E+018" calcext:value-type="float">
            <text:p>1.47680821796354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680827428675E+018" calcext:value-type="float">
            <text:p>1.47680827428675E+018</text:p>
          </table:table-cell>
          <table:table-cell office:value-type="float" office:value="1.47680827440938E+018" calcext:value-type="float">
            <text:p>1.47680827440938E+018</text:p>
          </table:table-cell>
          <table:table-cell office:value-type="float" office:value="1.47680824152502E+018" calcext:value-type="float">
            <text:p>1.47680824152502E+018</text:p>
          </table:table-cell>
          <table:table-cell office:value-type="float" office:value="1.4768082416827E+018" calcext:value-type="float">
            <text:p>1.4768082416827E+018</text:p>
          </table:table-cell>
          <table:table-cell office:value-type="float" office:value="1.47680821778285E+018" calcext:value-type="float">
            <text:p>1.47680821778285E+018</text:p>
          </table:table-cell>
          <table:table-cell office:value-type="float" office:value="1.47680821796359E+018" calcext:value-type="float">
            <text:p>1.47680821796359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680827428711E+018" calcext:value-type="float">
            <text:p>1.47680827428711E+018</text:p>
          </table:table-cell>
          <table:table-cell office:value-type="float" office:value="1.47680827440958E+018" calcext:value-type="float">
            <text:p>1.47680827440958E+018</text:p>
          </table:table-cell>
          <table:table-cell office:value-type="float" office:value="1.47680824152539E+018" calcext:value-type="float">
            <text:p>1.47680824152539E+018</text:p>
          </table:table-cell>
          <table:table-cell office:value-type="float" office:value="1.47680824168289E+018" calcext:value-type="float">
            <text:p>1.47680824168289E+018</text:p>
          </table:table-cell>
          <table:table-cell office:value-type="float" office:value="1.47680821778319E+018" calcext:value-type="float">
            <text:p>1.47680821778319E+018</text:p>
          </table:table-cell>
          <table:table-cell office:value-type="float" office:value="1.47680821796365E+018" calcext:value-type="float">
            <text:p>1.47680821796365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680827428751E+018" calcext:value-type="float">
            <text:p>1.47680827428751E+018</text:p>
          </table:table-cell>
          <table:table-cell office:value-type="float" office:value="1.47680827440979E+018" calcext:value-type="float">
            <text:p>1.47680827440979E+018</text:p>
          </table:table-cell>
          <table:table-cell office:value-type="float" office:value="1.47680824152574E+018" calcext:value-type="float">
            <text:p>1.47680824152574E+018</text:p>
          </table:table-cell>
          <table:table-cell office:value-type="float" office:value="1.47680824168308E+018" calcext:value-type="float">
            <text:p>1.47680824168308E+018</text:p>
          </table:table-cell>
          <table:table-cell office:value-type="float" office:value="1.47680821778362E+018" calcext:value-type="float">
            <text:p>1.47680821778362E+018</text:p>
          </table:table-cell>
          <table:table-cell office:value-type="float" office:value="1.4768082179637E+018" calcext:value-type="float">
            <text:p>1.4768082179637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680827428787E+018" calcext:value-type="float">
            <text:p>1.47680827428787E+018</text:p>
          </table:table-cell>
          <table:table-cell office:value-type="float" office:value="1.47680827441001E+018" calcext:value-type="float">
            <text:p>1.47680827441001E+018</text:p>
          </table:table-cell>
          <table:table-cell office:value-type="float" office:value="1.47680824152608E+018" calcext:value-type="float">
            <text:p>1.47680824152608E+018</text:p>
          </table:table-cell>
          <table:table-cell office:value-type="float" office:value="1.47680824168326E+018" calcext:value-type="float">
            <text:p>1.47680824168326E+018</text:p>
          </table:table-cell>
          <table:table-cell office:value-type="float" office:value="1.47680821778397E+018" calcext:value-type="float">
            <text:p>1.47680821778397E+018</text:p>
          </table:table-cell>
          <table:table-cell office:value-type="float" office:value="1.47680821796375E+018" calcext:value-type="float">
            <text:p>1.47680821796375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680827428824E+018" calcext:value-type="float">
            <text:p>1.47680827428824E+018</text:p>
          </table:table-cell>
          <table:table-cell office:value-type="float" office:value="1.47680827441018E+018" calcext:value-type="float">
            <text:p>1.47680827441018E+018</text:p>
          </table:table-cell>
          <table:table-cell office:value-type="float" office:value="1.47680824152687E+018" calcext:value-type="float">
            <text:p>1.47680824152687E+018</text:p>
          </table:table-cell>
          <table:table-cell office:value-type="float" office:value="1.47680824169472E+018" calcext:value-type="float">
            <text:p>1.47680824169472E+018</text:p>
          </table:table-cell>
          <table:table-cell office:value-type="float" office:value="1.47680821778436E+018" calcext:value-type="float">
            <text:p>1.47680821778436E+018</text:p>
          </table:table-cell>
          <table:table-cell office:value-type="float" office:value="1.4768082179638E+018" calcext:value-type="float">
            <text:p>1.4768082179638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680827428859E+018" calcext:value-type="float">
            <text:p>1.47680827428859E+018</text:p>
          </table:table-cell>
          <table:table-cell office:value-type="float" office:value="1.47680827441039E+018" calcext:value-type="float">
            <text:p>1.47680827441039E+018</text:p>
          </table:table-cell>
          <table:table-cell office:value-type="float" office:value="1.47680824152742E+018" calcext:value-type="float">
            <text:p>1.47680824152742E+018</text:p>
          </table:table-cell>
          <table:table-cell office:value-type="float" office:value="1.47680824169492E+018" calcext:value-type="float">
            <text:p>1.47680824169492E+018</text:p>
          </table:table-cell>
          <table:table-cell office:value-type="float" office:value="1.47680821778472E+018" calcext:value-type="float">
            <text:p>1.47680821778472E+018</text:p>
          </table:table-cell>
          <table:table-cell office:value-type="float" office:value="1.47680821796386E+018" calcext:value-type="float">
            <text:p>1.47680821796386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680827428894E+018" calcext:value-type="float">
            <text:p>1.47680827428894E+018</text:p>
          </table:table-cell>
          <table:table-cell office:value-type="float" office:value="1.47680827441059E+018" calcext:value-type="float">
            <text:p>1.47680827441059E+018</text:p>
          </table:table-cell>
          <table:table-cell office:value-type="float" office:value="1.47680824152783E+018" calcext:value-type="float">
            <text:p>1.47680824152783E+018</text:p>
          </table:table-cell>
          <table:table-cell office:value-type="float" office:value="1.47680824169511E+018" calcext:value-type="float">
            <text:p>1.47680824169511E+018</text:p>
          </table:table-cell>
          <table:table-cell office:value-type="float" office:value="1.47680821778508E+018" calcext:value-type="float">
            <text:p>1.47680821778508E+018</text:p>
          </table:table-cell>
          <table:table-cell office:value-type="float" office:value="1.47680821796391E+018" calcext:value-type="float">
            <text:p>1.47680821796391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680827428929E+018" calcext:value-type="float">
            <text:p>1.47680827428929E+018</text:p>
          </table:table-cell>
          <table:table-cell office:value-type="float" office:value="1.47680827441075E+018" calcext:value-type="float">
            <text:p>1.47680827441075E+018</text:p>
          </table:table-cell>
          <table:table-cell office:value-type="float" office:value="1.47680824152848E+018" calcext:value-type="float">
            <text:p>1.47680824152848E+018</text:p>
          </table:table-cell>
          <table:table-cell office:value-type="float" office:value="1.4768082416953E+018" calcext:value-type="float">
            <text:p>1.4768082416953E+018</text:p>
          </table:table-cell>
          <table:table-cell office:value-type="float" office:value="1.47680821778543E+018" calcext:value-type="float">
            <text:p>1.47680821778543E+018</text:p>
          </table:table-cell>
          <table:table-cell office:value-type="float" office:value="1.47680821796396E+018" calcext:value-type="float">
            <text:p>1.47680821796396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680827428964E+018" calcext:value-type="float">
            <text:p>1.47680827428964E+018</text:p>
          </table:table-cell>
          <table:table-cell office:value-type="float" office:value="1.47680827441096E+018" calcext:value-type="float">
            <text:p>1.47680827441096E+018</text:p>
          </table:table-cell>
          <table:table-cell office:value-type="float" office:value="1.47680824152905E+018" calcext:value-type="float">
            <text:p>1.47680824152905E+018</text:p>
          </table:table-cell>
          <table:table-cell office:value-type="float" office:value="1.47680824169548E+018" calcext:value-type="float">
            <text:p>1.47680824169548E+018</text:p>
          </table:table-cell>
          <table:table-cell office:value-type="float" office:value="1.47680821778582E+018" calcext:value-type="float">
            <text:p>1.47680821778582E+018</text:p>
          </table:table-cell>
          <table:table-cell office:value-type="float" office:value="1.47680821796402E+018" calcext:value-type="float">
            <text:p>1.47680821796402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680827429015E+018" calcext:value-type="float">
            <text:p>1.47680827429015E+018</text:p>
          </table:table-cell>
          <table:table-cell office:value-type="float" office:value="1.47680827441116E+018" calcext:value-type="float">
            <text:p>1.47680827441116E+018</text:p>
          </table:table-cell>
          <table:table-cell office:value-type="float" office:value="1.47680824152943E+018" calcext:value-type="float">
            <text:p>1.47680824152943E+018</text:p>
          </table:table-cell>
          <table:table-cell office:value-type="float" office:value="1.47680824169567E+018" calcext:value-type="float">
            <text:p>1.47680824169567E+018</text:p>
          </table:table-cell>
          <table:table-cell office:value-type="float" office:value="1.47680821778618E+018" calcext:value-type="float">
            <text:p>1.47680821778618E+018</text:p>
          </table:table-cell>
          <table:table-cell office:value-type="float" office:value="1.47680821796407E+018" calcext:value-type="float">
            <text:p>1.47680821796407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680827429051E+018" calcext:value-type="float">
            <text:p>1.47680827429051E+018</text:p>
          </table:table-cell>
          <table:table-cell office:value-type="float" office:value="1.47680827441134E+018" calcext:value-type="float">
            <text:p>1.47680827441134E+018</text:p>
          </table:table-cell>
          <table:table-cell office:value-type="float" office:value="1.47680824152978E+018" calcext:value-type="float">
            <text:p>1.47680824152978E+018</text:p>
          </table:table-cell>
          <table:table-cell office:value-type="float" office:value="1.47680824169586E+018" calcext:value-type="float">
            <text:p>1.47680824169586E+018</text:p>
          </table:table-cell>
          <table:table-cell office:value-type="float" office:value="1.4768082177866E+018" calcext:value-type="float">
            <text:p>1.4768082177866E+018</text:p>
          </table:table-cell>
          <table:table-cell office:value-type="float" office:value="1.47680821796412E+018" calcext:value-type="float">
            <text:p>1.47680821796412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680827429088E+018" calcext:value-type="float">
            <text:p>1.47680827429088E+018</text:p>
          </table:table-cell>
          <table:table-cell office:value-type="float" office:value="1.47680827441153E+018" calcext:value-type="float">
            <text:p>1.47680827441153E+018</text:p>
          </table:table-cell>
          <table:table-cell office:value-type="float" office:value="1.47680824153024E+018" calcext:value-type="float">
            <text:p>1.47680824153024E+018</text:p>
          </table:table-cell>
          <table:table-cell office:value-type="float" office:value="1.47680824169604E+018" calcext:value-type="float">
            <text:p>1.47680824169604E+018</text:p>
          </table:table-cell>
          <table:table-cell office:value-type="float" office:value="1.47680821778695E+018" calcext:value-type="float">
            <text:p>1.47680821778695E+018</text:p>
          </table:table-cell>
          <table:table-cell office:value-type="float" office:value="1.47680821796417E+018" calcext:value-type="float">
            <text:p>1.47680821796417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680827429123E+018" calcext:value-type="float">
            <text:p>1.47680827429123E+018</text:p>
          </table:table-cell>
          <table:table-cell office:value-type="float" office:value="1.47680827441173E+018" calcext:value-type="float">
            <text:p>1.47680827441173E+018</text:p>
          </table:table-cell>
          <table:table-cell office:value-type="float" office:value="1.47680824153066E+018" calcext:value-type="float">
            <text:p>1.47680824153066E+018</text:p>
          </table:table-cell>
          <table:table-cell office:value-type="float" office:value="1.47680824169626E+018" calcext:value-type="float">
            <text:p>1.47680824169626E+018</text:p>
          </table:table-cell>
          <table:table-cell office:value-type="float" office:value="1.4768082177873E+018" calcext:value-type="float">
            <text:p>1.4768082177873E+018</text:p>
          </table:table-cell>
          <table:table-cell office:value-type="float" office:value="1.47680821796423E+018" calcext:value-type="float">
            <text:p>1.47680821796423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680827429159E+018" calcext:value-type="float">
            <text:p>1.47680827429159E+018</text:p>
          </table:table-cell>
          <table:table-cell office:value-type="float" office:value="1.47680827441192E+018" calcext:value-type="float">
            <text:p>1.47680827441192E+018</text:p>
          </table:table-cell>
          <table:table-cell office:value-type="float" office:value="1.47680824153101E+018" calcext:value-type="float">
            <text:p>1.47680824153101E+018</text:p>
          </table:table-cell>
          <table:table-cell office:value-type="float" office:value="1.47680824169643E+018" calcext:value-type="float">
            <text:p>1.47680824169643E+018</text:p>
          </table:table-cell>
          <table:table-cell office:value-type="float" office:value="1.4768082177878E+018" calcext:value-type="float">
            <text:p>1.4768082177878E+018</text:p>
          </table:table-cell>
          <table:table-cell office:value-type="float" office:value="1.47680821796442E+018" calcext:value-type="float">
            <text:p>1.47680821796442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680827429195E+018" calcext:value-type="float">
            <text:p>1.47680827429195E+018</text:p>
          </table:table-cell>
          <table:table-cell office:value-type="float" office:value="1.47680827441211E+018" calcext:value-type="float">
            <text:p>1.47680827441211E+018</text:p>
          </table:table-cell>
          <table:table-cell office:value-type="float" office:value="1.47680824153136E+018" calcext:value-type="float">
            <text:p>1.47680824153136E+018</text:p>
          </table:table-cell>
          <table:table-cell office:value-type="float" office:value="1.47680824169659E+018" calcext:value-type="float">
            <text:p>1.47680824169659E+018</text:p>
          </table:table-cell>
          <table:table-cell office:value-type="float" office:value="1.47680821778816E+018" calcext:value-type="float">
            <text:p>1.47680821778816E+018</text:p>
          </table:table-cell>
          <table:table-cell office:value-type="float" office:value="1.47680821796514E+018" calcext:value-type="float">
            <text:p>1.47680821796514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680827429235E+018" calcext:value-type="float">
            <text:p>1.47680827429235E+018</text:p>
          </table:table-cell>
          <table:table-cell office:value-type="float" office:value="1.47680827441231E+018" calcext:value-type="float">
            <text:p>1.47680827441231E+018</text:p>
          </table:table-cell>
          <table:table-cell office:value-type="float" office:value="1.47680824153171E+018" calcext:value-type="float">
            <text:p>1.47680824153171E+018</text:p>
          </table:table-cell>
          <table:table-cell office:value-type="float" office:value="1.47680824169679E+018" calcext:value-type="float">
            <text:p>1.47680824169679E+018</text:p>
          </table:table-cell>
          <table:table-cell office:value-type="float" office:value="1.47680821778854E+018" calcext:value-type="float">
            <text:p>1.47680821778854E+018</text:p>
          </table:table-cell>
          <table:table-cell office:value-type="float" office:value="1.4768082179652E+018" calcext:value-type="float">
            <text:p>1.4768082179652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680827429275E+018" calcext:value-type="float">
            <text:p>1.47680827429275E+018</text:p>
          </table:table-cell>
          <table:table-cell office:value-type="float" office:value="1.47680827441251E+018" calcext:value-type="float">
            <text:p>1.47680827441251E+018</text:p>
          </table:table-cell>
          <table:table-cell office:value-type="float" office:value="1.47680824153206E+018" calcext:value-type="float">
            <text:p>1.47680824153206E+018</text:p>
          </table:table-cell>
          <table:table-cell office:value-type="float" office:value="1.47680824169697E+018" calcext:value-type="float">
            <text:p>1.47680824169697E+018</text:p>
          </table:table-cell>
          <table:table-cell office:value-type="float" office:value="1.4768082177889E+018" calcext:value-type="float">
            <text:p>1.4768082177889E+018</text:p>
          </table:table-cell>
          <table:table-cell office:value-type="float" office:value="1.47680821796525E+018" calcext:value-type="float">
            <text:p>1.47680821796525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680827429312E+018" calcext:value-type="float">
            <text:p>1.47680827429312E+018</text:p>
          </table:table-cell>
          <table:table-cell office:value-type="float" office:value="1.47680827441267E+018" calcext:value-type="float">
            <text:p>1.47680827441267E+018</text:p>
          </table:table-cell>
          <table:table-cell office:value-type="float" office:value="1.47680824153252E+018" calcext:value-type="float">
            <text:p>1.47680824153252E+018</text:p>
          </table:table-cell>
          <table:table-cell office:value-type="float" office:value="1.47680824169716E+018" calcext:value-type="float">
            <text:p>1.47680824169716E+018</text:p>
          </table:table-cell>
          <table:table-cell office:value-type="float" office:value="1.47680821778926E+018" calcext:value-type="float">
            <text:p>1.47680821778926E+018</text:p>
          </table:table-cell>
          <table:table-cell office:value-type="float" office:value="1.47680821796531E+018" calcext:value-type="float">
            <text:p>1.47680821796531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68082742935E+018" calcext:value-type="float">
            <text:p>1.4768082742935E+018</text:p>
          </table:table-cell>
          <table:table-cell office:value-type="float" office:value="1.47680827441288E+018" calcext:value-type="float">
            <text:p>1.47680827441288E+018</text:p>
          </table:table-cell>
          <table:table-cell office:value-type="float" office:value="1.47680824153294E+018" calcext:value-type="float">
            <text:p>1.47680824153294E+018</text:p>
          </table:table-cell>
          <table:table-cell office:value-type="float" office:value="1.47680824169735E+018" calcext:value-type="float">
            <text:p>1.47680824169735E+018</text:p>
          </table:table-cell>
          <table:table-cell office:value-type="float" office:value="1.47680821778961E+018" calcext:value-type="float">
            <text:p>1.47680821778961E+018</text:p>
          </table:table-cell>
          <table:table-cell office:value-type="float" office:value="1.47680821796536E+018" calcext:value-type="float">
            <text:p>1.47680821796536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68082742939E+018" calcext:value-type="float">
            <text:p>1.4768082742939E+018</text:p>
          </table:table-cell>
          <table:table-cell office:value-type="float" office:value="1.47680827441307E+018" calcext:value-type="float">
            <text:p>1.47680827441307E+018</text:p>
          </table:table-cell>
          <table:table-cell office:value-type="float" office:value="1.47680824153342E+018" calcext:value-type="float">
            <text:p>1.47680824153342E+018</text:p>
          </table:table-cell>
          <table:table-cell office:value-type="float" office:value="1.47680824169753E+018" calcext:value-type="float">
            <text:p>1.47680824169753E+018</text:p>
          </table:table-cell>
          <table:table-cell office:value-type="float" office:value="1.47680821778996E+018" calcext:value-type="float">
            <text:p>1.47680821778996E+018</text:p>
          </table:table-cell>
          <table:table-cell office:value-type="float" office:value="1.47680821796541E+018" calcext:value-type="float">
            <text:p>1.47680821796541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680827429426E+018" calcext:value-type="float">
            <text:p>1.47680827429426E+018</text:p>
          </table:table-cell>
          <table:table-cell office:value-type="float" office:value="1.47680827441326E+018" calcext:value-type="float">
            <text:p>1.47680827441326E+018</text:p>
          </table:table-cell>
          <table:table-cell office:value-type="float" office:value="1.47680824153384E+018" calcext:value-type="float">
            <text:p>1.47680824153384E+018</text:p>
          </table:table-cell>
          <table:table-cell office:value-type="float" office:value="1.47680824169772E+018" calcext:value-type="float">
            <text:p>1.47680824169772E+018</text:p>
          </table:table-cell>
          <table:table-cell office:value-type="float" office:value="1.47680821779034E+018" calcext:value-type="float">
            <text:p>1.47680821779034E+018</text:p>
          </table:table-cell>
          <table:table-cell office:value-type="float" office:value="1.47680821796547E+018" calcext:value-type="float">
            <text:p>1.47680821796547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680827429485E+018" calcext:value-type="float">
            <text:p>1.47680827429485E+018</text:p>
          </table:table-cell>
          <table:table-cell office:value-type="float" office:value="1.47680827441346E+018" calcext:value-type="float">
            <text:p>1.47680827441346E+018</text:p>
          </table:table-cell>
          <table:table-cell office:value-type="float" office:value="1.47680824153431E+018" calcext:value-type="float">
            <text:p>1.47680824153431E+018</text:p>
          </table:table-cell>
          <table:table-cell office:value-type="float" office:value="1.4768082416979E+018" calcext:value-type="float">
            <text:p>1.4768082416979E+018</text:p>
          </table:table-cell>
          <table:table-cell office:value-type="float" office:value="1.4768082177907E+018" calcext:value-type="float">
            <text:p>1.4768082177907E+018</text:p>
          </table:table-cell>
          <table:table-cell office:value-type="float" office:value="1.47680821796552E+018" calcext:value-type="float">
            <text:p>1.47680821796552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680827429523E+018" calcext:value-type="float">
            <text:p>1.47680827429523E+018</text:p>
          </table:table-cell>
          <table:table-cell office:value-type="float" office:value="1.47680827441365E+018" calcext:value-type="float">
            <text:p>1.47680827441365E+018</text:p>
          </table:table-cell>
          <table:table-cell office:value-type="float" office:value="1.47680824153474E+018" calcext:value-type="float">
            <text:p>1.47680824153474E+018</text:p>
          </table:table-cell>
          <table:table-cell office:value-type="float" office:value="1.47680824169809E+018" calcext:value-type="float">
            <text:p>1.47680824169809E+018</text:p>
          </table:table-cell>
          <table:table-cell office:value-type="float" office:value="1.47680821779107E+018" calcext:value-type="float">
            <text:p>1.47680821779107E+018</text:p>
          </table:table-cell>
          <table:table-cell office:value-type="float" office:value="1.47680821796557E+018" calcext:value-type="float">
            <text:p>1.47680821796557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68082742957E+018" calcext:value-type="float">
            <text:p>1.4768082742957E+018</text:p>
          </table:table-cell>
          <table:table-cell office:value-type="float" office:value="1.47680827441384E+018" calcext:value-type="float">
            <text:p>1.47680827441384E+018</text:p>
          </table:table-cell>
          <table:table-cell office:value-type="float" office:value="1.47680824153509E+018" calcext:value-type="float">
            <text:p>1.47680824153509E+018</text:p>
          </table:table-cell>
          <table:table-cell office:value-type="float" office:value="1.47680824169828E+018" calcext:value-type="float">
            <text:p>1.47680824169828E+018</text:p>
          </table:table-cell>
          <table:table-cell office:value-type="float" office:value="1.47680821779146E+018" calcext:value-type="float">
            <text:p>1.47680821779146E+018</text:p>
          </table:table-cell>
          <table:table-cell office:value-type="float" office:value="1.47680821796563E+018" calcext:value-type="float">
            <text:p>1.47680821796563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680827429607E+018" calcext:value-type="float">
            <text:p>1.47680827429607E+018</text:p>
          </table:table-cell>
          <table:table-cell office:value-type="float" office:value="1.47680827441403E+018" calcext:value-type="float">
            <text:p>1.47680827441403E+018</text:p>
          </table:table-cell>
          <table:table-cell office:value-type="float" office:value="1.47680824153544E+018" calcext:value-type="float">
            <text:p>1.47680824153544E+018</text:p>
          </table:table-cell>
          <table:table-cell office:value-type="float" office:value="1.47680824169846E+018" calcext:value-type="float">
            <text:p>1.47680824169846E+018</text:p>
          </table:table-cell>
          <table:table-cell office:value-type="float" office:value="1.47680821779186E+018" calcext:value-type="float">
            <text:p>1.47680821779186E+018</text:p>
          </table:table-cell>
          <table:table-cell office:value-type="float" office:value="1.47680821796568E+018" calcext:value-type="float">
            <text:p>1.47680821796568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680827429752E+018" calcext:value-type="float">
            <text:p>1.47680827429752E+018</text:p>
          </table:table-cell>
          <table:table-cell office:value-type="float" office:value="1.47680827441422E+018" calcext:value-type="float">
            <text:p>1.47680827441422E+018</text:p>
          </table:table-cell>
          <table:table-cell office:value-type="float" office:value="1.47680824153579E+018" calcext:value-type="float">
            <text:p>1.47680824153579E+018</text:p>
          </table:table-cell>
          <table:table-cell office:value-type="float" office:value="1.47680824169865E+018" calcext:value-type="float">
            <text:p>1.47680824169865E+018</text:p>
          </table:table-cell>
          <table:table-cell office:value-type="float" office:value="1.47680821779223E+018" calcext:value-type="float">
            <text:p>1.47680821779223E+018</text:p>
          </table:table-cell>
          <table:table-cell office:value-type="float" office:value="1.47680821796573E+018" calcext:value-type="float">
            <text:p>1.47680821796573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680827429793E+018" calcext:value-type="float">
            <text:p>1.47680827429793E+018</text:p>
          </table:table-cell>
          <table:table-cell office:value-type="float" office:value="1.4768082744144E+018" calcext:value-type="float">
            <text:p>1.4768082744144E+018</text:p>
          </table:table-cell>
          <table:table-cell office:value-type="float" office:value="1.47680824153614E+018" calcext:value-type="float">
            <text:p>1.47680824153614E+018</text:p>
          </table:table-cell>
          <table:table-cell office:value-type="float" office:value="1.47680824169883E+018" calcext:value-type="float">
            <text:p>1.47680824169883E+018</text:p>
          </table:table-cell>
          <table:table-cell office:value-type="float" office:value="1.47680821779265E+018" calcext:value-type="float">
            <text:p>1.47680821779265E+018</text:p>
          </table:table-cell>
          <table:table-cell office:value-type="float" office:value="1.47680821796579E+018" calcext:value-type="float">
            <text:p>1.47680821796579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68082742983E+018" calcext:value-type="float">
            <text:p>1.4768082742983E+018</text:p>
          </table:table-cell>
          <table:table-cell office:value-type="float" office:value="1.47680827441461E+018" calcext:value-type="float">
            <text:p>1.47680827441461E+018</text:p>
          </table:table-cell>
          <table:table-cell office:value-type="float" office:value="1.47680824153654E+018" calcext:value-type="float">
            <text:p>1.47680824153654E+018</text:p>
          </table:table-cell>
          <table:table-cell office:value-type="float" office:value="1.47680824169902E+018" calcext:value-type="float">
            <text:p>1.47680824169902E+018</text:p>
          </table:table-cell>
          <table:table-cell office:value-type="float" office:value="1.47680821779302E+018" calcext:value-type="float">
            <text:p>1.47680821779302E+018</text:p>
          </table:table-cell>
          <table:table-cell office:value-type="float" office:value="1.47680821796609E+018" calcext:value-type="float">
            <text:p>1.47680821796609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680827429865E+018" calcext:value-type="float">
            <text:p>1.47680827429865E+018</text:p>
          </table:table-cell>
          <table:table-cell office:value-type="float" office:value="1.47680827441479E+018" calcext:value-type="float">
            <text:p>1.47680827441479E+018</text:p>
          </table:table-cell>
          <table:table-cell office:value-type="float" office:value="1.476808241537E+018" calcext:value-type="float">
            <text:p>1.476808241537E+018</text:p>
          </table:table-cell>
          <table:table-cell office:value-type="float" office:value="1.47680824169921E+018" calcext:value-type="float">
            <text:p>1.47680824169921E+018</text:p>
          </table:table-cell>
          <table:table-cell office:value-type="float" office:value="1.47680821779338E+018" calcext:value-type="float">
            <text:p>1.47680821779338E+018</text:p>
          </table:table-cell>
          <table:table-cell office:value-type="float" office:value="1.47680821796617E+018" calcext:value-type="float">
            <text:p>1.47680821796617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680827429902E+018" calcext:value-type="float">
            <text:p>1.47680827429902E+018</text:p>
          </table:table-cell>
          <table:table-cell office:value-type="float" office:value="1.47680827441498E+018" calcext:value-type="float">
            <text:p>1.47680827441498E+018</text:p>
          </table:table-cell>
          <table:table-cell office:value-type="float" office:value="1.47680824153742E+018" calcext:value-type="float">
            <text:p>1.47680824153742E+018</text:p>
          </table:table-cell>
          <table:table-cell office:value-type="float" office:value="1.47680824169939E+018" calcext:value-type="float">
            <text:p>1.47680824169939E+018</text:p>
          </table:table-cell>
          <table:table-cell office:value-type="float" office:value="1.47680821779376E+018" calcext:value-type="float">
            <text:p>1.47680821779376E+018</text:p>
          </table:table-cell>
          <table:table-cell office:value-type="float" office:value="1.47680821796628E+018" calcext:value-type="float">
            <text:p>1.47680821796628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680827429939E+018" calcext:value-type="float">
            <text:p>1.47680827429939E+018</text:p>
          </table:table-cell>
          <table:table-cell office:value-type="float" office:value="1.47680827441518E+018" calcext:value-type="float">
            <text:p>1.47680827441518E+018</text:p>
          </table:table-cell>
          <table:table-cell office:value-type="float" office:value="1.47680824153778E+018" calcext:value-type="float">
            <text:p>1.47680824153778E+018</text:p>
          </table:table-cell>
          <table:table-cell office:value-type="float" office:value="1.47680824169958E+018" calcext:value-type="float">
            <text:p>1.47680824169958E+018</text:p>
          </table:table-cell>
          <table:table-cell office:value-type="float" office:value="1.47680821779411E+018" calcext:value-type="float">
            <text:p>1.47680821779411E+018</text:p>
          </table:table-cell>
          <table:table-cell office:value-type="float" office:value="1.47680821796695E+018" calcext:value-type="float">
            <text:p>1.47680821796695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680827429978E+018" calcext:value-type="float">
            <text:p>1.47680827429978E+018</text:p>
          </table:table-cell>
          <table:table-cell office:value-type="float" office:value="1.47680827441539E+018" calcext:value-type="float">
            <text:p>1.47680827441539E+018</text:p>
          </table:table-cell>
          <table:table-cell office:value-type="float" office:value="1.47680824153813E+018" calcext:value-type="float">
            <text:p>1.47680824153813E+018</text:p>
          </table:table-cell>
          <table:table-cell office:value-type="float" office:value="1.47680824169979E+018" calcext:value-type="float">
            <text:p>1.47680824169979E+018</text:p>
          </table:table-cell>
          <table:table-cell office:value-type="float" office:value="1.47680821779449E+018" calcext:value-type="float">
            <text:p>1.47680821779449E+018</text:p>
          </table:table-cell>
          <table:table-cell office:value-type="float" office:value="1.47680821796701E+018" calcext:value-type="float">
            <text:p>1.47680821796701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680827430014E+018" calcext:value-type="float">
            <text:p>1.47680827430014E+018</text:p>
          </table:table-cell>
          <table:table-cell office:value-type="float" office:value="1.47680827441555E+018" calcext:value-type="float">
            <text:p>1.47680827441555E+018</text:p>
          </table:table-cell>
          <table:table-cell office:value-type="float" office:value="1.47680824153848E+018" calcext:value-type="float">
            <text:p>1.47680824153848E+018</text:p>
          </table:table-cell>
          <table:table-cell office:value-type="float" office:value="1.47680824169998E+018" calcext:value-type="float">
            <text:p>1.47680824169998E+018</text:p>
          </table:table-cell>
          <table:table-cell office:value-type="float" office:value="1.47680821779484E+018" calcext:value-type="float">
            <text:p>1.47680821779484E+018</text:p>
          </table:table-cell>
          <table:table-cell office:value-type="float" office:value="1.47680821796707E+018" calcext:value-type="float">
            <text:p>1.47680821796707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680827430049E+018" calcext:value-type="float">
            <text:p>1.47680827430049E+018</text:p>
          </table:table-cell>
          <table:table-cell office:value-type="float" office:value="1.47680827441575E+018" calcext:value-type="float">
            <text:p>1.47680827441575E+018</text:p>
          </table:table-cell>
          <table:table-cell office:value-type="float" office:value="1.47680824153893E+018" calcext:value-type="float">
            <text:p>1.47680824153893E+018</text:p>
          </table:table-cell>
          <table:table-cell office:value-type="float" office:value="1.47680824170017E+018" calcext:value-type="float">
            <text:p>1.47680824170017E+018</text:p>
          </table:table-cell>
          <table:table-cell office:value-type="float" office:value="1.47680821779521E+018" calcext:value-type="float">
            <text:p>1.47680821779521E+018</text:p>
          </table:table-cell>
          <table:table-cell office:value-type="float" office:value="1.47680821796712E+018" calcext:value-type="float">
            <text:p>1.47680821796712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680827430084E+018" calcext:value-type="float">
            <text:p>1.47680827430084E+018</text:p>
          </table:table-cell>
          <table:table-cell office:value-type="float" office:value="1.47680827441592E+018" calcext:value-type="float">
            <text:p>1.47680827441592E+018</text:p>
          </table:table-cell>
          <table:table-cell office:value-type="float" office:value="1.47680824153935E+018" calcext:value-type="float">
            <text:p>1.47680824153935E+018</text:p>
          </table:table-cell>
          <table:table-cell office:value-type="float" office:value="1.47680824170035E+018" calcext:value-type="float">
            <text:p>1.47680824170035E+018</text:p>
          </table:table-cell>
          <table:table-cell office:value-type="float" office:value="1.47680821779558E+018" calcext:value-type="float">
            <text:p>1.47680821779558E+018</text:p>
          </table:table-cell>
          <table:table-cell office:value-type="float" office:value="1.47680821796717E+018" calcext:value-type="float">
            <text:p>1.47680821796717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680827430119E+018" calcext:value-type="float">
            <text:p>1.47680827430119E+018</text:p>
          </table:table-cell>
          <table:table-cell office:value-type="float" office:value="1.47680827441617E+018" calcext:value-type="float">
            <text:p>1.47680827441617E+018</text:p>
          </table:table-cell>
          <table:table-cell office:value-type="float" office:value="1.47680824153972E+018" calcext:value-type="float">
            <text:p>1.47680824153972E+018</text:p>
          </table:table-cell>
          <table:table-cell office:value-type="float" office:value="1.4768082417006E+018" calcext:value-type="float">
            <text:p>1.4768082417006E+018</text:p>
          </table:table-cell>
          <table:table-cell office:value-type="float" office:value="1.47680821779594E+018" calcext:value-type="float">
            <text:p>1.47680821779594E+018</text:p>
          </table:table-cell>
          <table:table-cell office:value-type="float" office:value="1.47680821796729E+018" calcext:value-type="float">
            <text:p>1.47680821796729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680827430154E+018" calcext:value-type="float">
            <text:p>1.47680827430154E+018</text:p>
          </table:table-cell>
          <table:table-cell office:value-type="float" office:value="1.47680827441638E+018" calcext:value-type="float">
            <text:p>1.47680827441638E+018</text:p>
          </table:table-cell>
          <table:table-cell office:value-type="float" office:value="1.47680824154007E+018" calcext:value-type="float">
            <text:p>1.47680824154007E+018</text:p>
          </table:table-cell>
          <table:table-cell office:value-type="float" office:value="1.47680824170077E+018" calcext:value-type="float">
            <text:p>1.47680824170077E+018</text:p>
          </table:table-cell>
          <table:table-cell office:value-type="float" office:value="1.47680821779636E+018" calcext:value-type="float">
            <text:p>1.47680821779636E+018</text:p>
          </table:table-cell>
          <table:table-cell office:value-type="float" office:value="1.47680821796735E+018" calcext:value-type="float">
            <text:p>1.47680821796735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680827430196E+018" calcext:value-type="float">
            <text:p>1.47680827430196E+018</text:p>
          </table:table-cell>
          <table:table-cell office:value-type="float" office:value="1.47680827441655E+018" calcext:value-type="float">
            <text:p>1.47680827441655E+018</text:p>
          </table:table-cell>
          <table:table-cell office:value-type="float" office:value="1.47680824154043E+018" calcext:value-type="float">
            <text:p>1.47680824154043E+018</text:p>
          </table:table-cell>
          <table:table-cell office:value-type="float" office:value="1.47680824170093E+018" calcext:value-type="float">
            <text:p>1.47680824170093E+018</text:p>
          </table:table-cell>
          <table:table-cell office:value-type="float" office:value="1.47680821779671E+018" calcext:value-type="float">
            <text:p>1.47680821779671E+018</text:p>
          </table:table-cell>
          <table:table-cell office:value-type="float" office:value="1.4768082179674E+018" calcext:value-type="float">
            <text:p>1.4768082179674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680827430236E+018" calcext:value-type="float">
            <text:p>1.47680827430236E+018</text:p>
          </table:table-cell>
          <table:table-cell office:value-type="float" office:value="1.47680827441671E+018" calcext:value-type="float">
            <text:p>1.47680827441671E+018</text:p>
          </table:table-cell>
          <table:table-cell office:value-type="float" office:value="1.47680824154088E+018" calcext:value-type="float">
            <text:p>1.47680824154088E+018</text:p>
          </table:table-cell>
          <table:table-cell office:value-type="float" office:value="1.47680824170109E+018" calcext:value-type="float">
            <text:p>1.47680824170109E+018</text:p>
          </table:table-cell>
          <table:table-cell office:value-type="float" office:value="1.47680821779709E+018" calcext:value-type="float">
            <text:p>1.47680821779709E+018</text:p>
          </table:table-cell>
          <table:table-cell office:value-type="float" office:value="1.47680821796746E+018" calcext:value-type="float">
            <text:p>1.47680821796746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680827430272E+018" calcext:value-type="float">
            <text:p>1.47680827430272E+018</text:p>
          </table:table-cell>
          <table:table-cell office:value-type="float" office:value="1.47680827441687E+018" calcext:value-type="float">
            <text:p>1.47680827441687E+018</text:p>
          </table:table-cell>
          <table:table-cell office:value-type="float" office:value="1.47680824154132E+018" calcext:value-type="float">
            <text:p>1.47680824154132E+018</text:p>
          </table:table-cell>
          <table:table-cell office:value-type="float" office:value="1.47680824170126E+018" calcext:value-type="float">
            <text:p>1.47680824170126E+018</text:p>
          </table:table-cell>
          <table:table-cell office:value-type="float" office:value="1.47680821779745E+018" calcext:value-type="float">
            <text:p>1.47680821779745E+018</text:p>
          </table:table-cell>
          <table:table-cell office:value-type="float" office:value="1.47680821796751E+018" calcext:value-type="float">
            <text:p>1.47680821796751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680827430312E+018" calcext:value-type="float">
            <text:p>1.47680827430312E+018</text:p>
          </table:table-cell>
          <table:table-cell office:value-type="float" office:value="1.47680827441704E+018" calcext:value-type="float">
            <text:p>1.47680827441704E+018</text:p>
          </table:table-cell>
          <table:table-cell office:value-type="float" office:value="1.47680824154179E+018" calcext:value-type="float">
            <text:p>1.47680824154179E+018</text:p>
          </table:table-cell>
          <table:table-cell office:value-type="float" office:value="1.47680824170142E+018" calcext:value-type="float">
            <text:p>1.47680824170142E+018</text:p>
          </table:table-cell>
          <table:table-cell office:value-type="float" office:value="1.47680821779781E+018" calcext:value-type="float">
            <text:p>1.47680821779781E+018</text:p>
          </table:table-cell>
          <table:table-cell office:value-type="float" office:value="1.47680821796756E+018" calcext:value-type="float">
            <text:p>1.47680821796756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680827430349E+018" calcext:value-type="float">
            <text:p>1.47680827430349E+018</text:p>
          </table:table-cell>
          <table:table-cell office:value-type="float" office:value="1.4768082744172E+018" calcext:value-type="float">
            <text:p>1.4768082744172E+018</text:p>
          </table:table-cell>
          <table:table-cell office:value-type="float" office:value="1.47680824154233E+018" calcext:value-type="float">
            <text:p>1.47680824154233E+018</text:p>
          </table:table-cell>
          <table:table-cell office:value-type="float" office:value="1.47680824170161E+018" calcext:value-type="float">
            <text:p>1.47680824170161E+018</text:p>
          </table:table-cell>
          <table:table-cell office:value-type="float" office:value="1.47680821779821E+018" calcext:value-type="float">
            <text:p>1.47680821779821E+018</text:p>
          </table:table-cell>
          <table:table-cell office:value-type="float" office:value="1.47680821796761E+018" calcext:value-type="float">
            <text:p>1.47680821796761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680827430389E+018" calcext:value-type="float">
            <text:p>1.47680827430389E+018</text:p>
          </table:table-cell>
          <table:table-cell office:value-type="float" office:value="1.47680827441736E+018" calcext:value-type="float">
            <text:p>1.47680827441736E+018</text:p>
          </table:table-cell>
          <table:table-cell office:value-type="float" office:value="1.47680824154274E+018" calcext:value-type="float">
            <text:p>1.47680824154274E+018</text:p>
          </table:table-cell>
          <table:table-cell office:value-type="float" office:value="1.47680824170179E+018" calcext:value-type="float">
            <text:p>1.47680824170179E+018</text:p>
          </table:table-cell>
          <table:table-cell office:value-type="float" office:value="1.4768082177986E+018" calcext:value-type="float">
            <text:p>1.4768082177986E+018</text:p>
          </table:table-cell>
          <table:table-cell office:value-type="float" office:value="1.47680821796767E+018" calcext:value-type="float">
            <text:p>1.47680821796767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680827430425E+018" calcext:value-type="float">
            <text:p>1.47680827430425E+018</text:p>
          </table:table-cell>
          <table:table-cell office:value-type="float" office:value="1.47680827441753E+018" calcext:value-type="float">
            <text:p>1.47680827441753E+018</text:p>
          </table:table-cell>
          <table:table-cell office:value-type="float" office:value="1.4768082415432E+018" calcext:value-type="float">
            <text:p>1.4768082415432E+018</text:p>
          </table:table-cell>
          <table:table-cell office:value-type="float" office:value="1.47680824170197E+018" calcext:value-type="float">
            <text:p>1.47680824170197E+018</text:p>
          </table:table-cell>
          <table:table-cell office:value-type="float" office:value="1.47680821779898E+018" calcext:value-type="float">
            <text:p>1.47680821779898E+018</text:p>
          </table:table-cell>
          <table:table-cell office:value-type="float" office:value="1.4768082179679E+018" calcext:value-type="float">
            <text:p>1.4768082179679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680827430461E+018" calcext:value-type="float">
            <text:p>1.47680827430461E+018</text:p>
          </table:table-cell>
          <table:table-cell office:value-type="float" office:value="1.47680827441769E+018" calcext:value-type="float">
            <text:p>1.47680827441769E+018</text:p>
          </table:table-cell>
          <table:table-cell office:value-type="float" office:value="1.47680824154362E+018" calcext:value-type="float">
            <text:p>1.47680824154362E+018</text:p>
          </table:table-cell>
          <table:table-cell office:value-type="float" office:value="1.47680824170216E+018" calcext:value-type="float">
            <text:p>1.47680824170216E+018</text:p>
          </table:table-cell>
          <table:table-cell office:value-type="float" office:value="1.47680821779939E+018" calcext:value-type="float">
            <text:p>1.47680821779939E+018</text:p>
          </table:table-cell>
          <table:table-cell office:value-type="float" office:value="1.47680821796802E+018" calcext:value-type="float">
            <text:p>1.47680821796802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680827430501E+018" calcext:value-type="float">
            <text:p>1.47680827430501E+018</text:p>
          </table:table-cell>
          <table:table-cell office:value-type="float" office:value="1.47680827441786E+018" calcext:value-type="float">
            <text:p>1.47680827441786E+018</text:p>
          </table:table-cell>
          <table:table-cell office:value-type="float" office:value="1.47680824154398E+018" calcext:value-type="float">
            <text:p>1.47680824154398E+018</text:p>
          </table:table-cell>
          <table:table-cell office:value-type="float" office:value="1.47680824170235E+018" calcext:value-type="float">
            <text:p>1.47680824170235E+018</text:p>
          </table:table-cell>
          <table:table-cell office:value-type="float" office:value="1.4768082177998E+018" calcext:value-type="float">
            <text:p>1.4768082177998E+018</text:p>
          </table:table-cell>
          <table:table-cell office:value-type="float" office:value="1.47680821796864E+018" calcext:value-type="float">
            <text:p>1.47680821796864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680827430537E+018" calcext:value-type="float">
            <text:p>1.47680827430537E+018</text:p>
          </table:table-cell>
          <table:table-cell office:value-type="float" office:value="1.47680827441802E+018" calcext:value-type="float">
            <text:p>1.47680827441802E+018</text:p>
          </table:table-cell>
          <table:table-cell office:value-type="float" office:value="1.47680824154433E+018" calcext:value-type="float">
            <text:p>1.47680824154433E+018</text:p>
          </table:table-cell>
          <table:table-cell office:value-type="float" office:value="1.47680824170253E+018" calcext:value-type="float">
            <text:p>1.47680824170253E+018</text:p>
          </table:table-cell>
          <table:table-cell office:value-type="float" office:value="1.47680821780018E+018" calcext:value-type="float">
            <text:p>1.47680821780018E+018</text:p>
          </table:table-cell>
          <table:table-cell office:value-type="float" office:value="1.4768082179687E+018" calcext:value-type="float">
            <text:p>1.4768082179687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680827430577E+018" calcext:value-type="float">
            <text:p>1.47680827430577E+018</text:p>
          </table:table-cell>
          <table:table-cell office:value-type="float" office:value="1.47680827441818E+018" calcext:value-type="float">
            <text:p>1.47680827441818E+018</text:p>
          </table:table-cell>
          <table:table-cell office:value-type="float" office:value="1.47680824154468E+018" calcext:value-type="float">
            <text:p>1.47680824154468E+018</text:p>
          </table:table-cell>
          <table:table-cell office:value-type="float" office:value="1.47680824170272E+018" calcext:value-type="float">
            <text:p>1.47680824170272E+018</text:p>
          </table:table-cell>
          <table:table-cell office:value-type="float" office:value="1.47680821780055E+018" calcext:value-type="float">
            <text:p>1.47680821780055E+018</text:p>
          </table:table-cell>
          <table:table-cell office:value-type="float" office:value="1.47680821796875E+018" calcext:value-type="float">
            <text:p>1.47680821796875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680827430614E+018" calcext:value-type="float">
            <text:p>1.47680827430614E+018</text:p>
          </table:table-cell>
          <table:table-cell office:value-type="float" office:value="1.47680827441835E+018" calcext:value-type="float">
            <text:p>1.47680827441835E+018</text:p>
          </table:table-cell>
          <table:table-cell office:value-type="float" office:value="1.47680824154503E+018" calcext:value-type="float">
            <text:p>1.47680824154503E+018</text:p>
          </table:table-cell>
          <table:table-cell office:value-type="float" office:value="1.4768082417029E+018" calcext:value-type="float">
            <text:p>1.4768082417029E+018</text:p>
          </table:table-cell>
          <table:table-cell office:value-type="float" office:value="1.4768082178009E+018" calcext:value-type="float">
            <text:p>1.4768082178009E+018</text:p>
          </table:table-cell>
          <table:table-cell office:value-type="float" office:value="1.47680821796881E+018" calcext:value-type="float">
            <text:p>1.47680821796881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680827430656E+018" calcext:value-type="float">
            <text:p>1.47680827430656E+018</text:p>
          </table:table-cell>
          <table:table-cell office:value-type="float" office:value="1.47680827441854E+018" calcext:value-type="float">
            <text:p>1.47680827441854E+018</text:p>
          </table:table-cell>
          <table:table-cell office:value-type="float" office:value="1.47680824154537E+018" calcext:value-type="float">
            <text:p>1.47680824154537E+018</text:p>
          </table:table-cell>
          <table:table-cell office:value-type="float" office:value="1.47680824170318E+018" calcext:value-type="float">
            <text:p>1.47680824170318E+018</text:p>
          </table:table-cell>
          <table:table-cell office:value-type="float" office:value="1.47680821780129E+018" calcext:value-type="float">
            <text:p>1.47680821780129E+018</text:p>
          </table:table-cell>
          <table:table-cell office:value-type="float" office:value="1.47680821796886E+018" calcext:value-type="float">
            <text:p>1.47680821796886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680827430691E+018" calcext:value-type="float">
            <text:p>1.47680827430691E+018</text:p>
          </table:table-cell>
          <table:table-cell office:value-type="float" office:value="1.47680827441871E+018" calcext:value-type="float">
            <text:p>1.47680827441871E+018</text:p>
          </table:table-cell>
          <table:table-cell office:value-type="float" office:value="1.47680824154597E+018" calcext:value-type="float">
            <text:p>1.47680824154597E+018</text:p>
          </table:table-cell>
          <table:table-cell office:value-type="float" office:value="1.47680824170334E+018" calcext:value-type="float">
            <text:p>1.47680824170334E+018</text:p>
          </table:table-cell>
          <table:table-cell office:value-type="float" office:value="1.47680821780164E+018" calcext:value-type="float">
            <text:p>1.47680821780164E+018</text:p>
          </table:table-cell>
          <table:table-cell office:value-type="float" office:value="1.47680821796891E+018" calcext:value-type="float">
            <text:p>1.47680821796891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680827430726E+018" calcext:value-type="float">
            <text:p>1.47680827430726E+018</text:p>
          </table:table-cell>
          <table:table-cell office:value-type="float" office:value="1.47680827441897E+018" calcext:value-type="float">
            <text:p>1.47680827441897E+018</text:p>
          </table:table-cell>
          <table:table-cell office:value-type="float" office:value="1.47680824154647E+018" calcext:value-type="float">
            <text:p>1.47680824154647E+018</text:p>
          </table:table-cell>
          <table:table-cell office:value-type="float" office:value="1.47680824170351E+018" calcext:value-type="float">
            <text:p>1.47680824170351E+018</text:p>
          </table:table-cell>
          <table:table-cell office:value-type="float" office:value="1.476808217802E+018" calcext:value-type="float">
            <text:p>1.476808217802E+018</text:p>
          </table:table-cell>
          <table:table-cell office:value-type="float" office:value="1.47680821796897E+018" calcext:value-type="float">
            <text:p>1.47680821796897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680827430766E+018" calcext:value-type="float">
            <text:p>1.47680827430766E+018</text:p>
          </table:table-cell>
          <table:table-cell office:value-type="float" office:value="1.47680827441915E+018" calcext:value-type="float">
            <text:p>1.47680827441915E+018</text:p>
          </table:table-cell>
          <table:table-cell office:value-type="float" office:value="1.47680824154685E+018" calcext:value-type="float">
            <text:p>1.47680824154685E+018</text:p>
          </table:table-cell>
          <table:table-cell office:value-type="float" office:value="1.47680824170367E+018" calcext:value-type="float">
            <text:p>1.47680824170367E+018</text:p>
          </table:table-cell>
          <table:table-cell office:value-type="float" office:value="1.47680821780235E+018" calcext:value-type="float">
            <text:p>1.47680821780235E+018</text:p>
          </table:table-cell>
          <table:table-cell office:value-type="float" office:value="1.47680821796902E+018" calcext:value-type="float">
            <text:p>1.47680821796902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680827430802E+018" calcext:value-type="float">
            <text:p>1.47680827430802E+018</text:p>
          </table:table-cell>
          <table:table-cell office:value-type="float" office:value="1.47680827441934E+018" calcext:value-type="float">
            <text:p>1.47680827441934E+018</text:p>
          </table:table-cell>
          <table:table-cell office:value-type="float" office:value="1.47680824154721E+018" calcext:value-type="float">
            <text:p>1.47680824154721E+018</text:p>
          </table:table-cell>
          <table:table-cell office:value-type="float" office:value="1.47680824170383E+018" calcext:value-type="float">
            <text:p>1.47680824170383E+018</text:p>
          </table:table-cell>
          <table:table-cell office:value-type="float" office:value="1.4768082178027E+018" calcext:value-type="float">
            <text:p>1.4768082178027E+018</text:p>
          </table:table-cell>
          <table:table-cell office:value-type="float" office:value="1.47680821796907E+018" calcext:value-type="float">
            <text:p>1.47680821796907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680827430843E+018" calcext:value-type="float">
            <text:p>1.47680827430843E+018</text:p>
          </table:table-cell>
          <table:table-cell office:value-type="float" office:value="1.47680827441952E+018" calcext:value-type="float">
            <text:p>1.47680827441952E+018</text:p>
          </table:table-cell>
          <table:table-cell office:value-type="float" office:value="1.47680824154767E+018" calcext:value-type="float">
            <text:p>1.47680824154767E+018</text:p>
          </table:table-cell>
          <table:table-cell office:value-type="float" office:value="1.476808241704E+018" calcext:value-type="float">
            <text:p>1.476808241704E+018</text:p>
          </table:table-cell>
          <table:table-cell office:value-type="float" office:value="1.47680821780308E+018" calcext:value-type="float">
            <text:p>1.47680821780308E+018</text:p>
          </table:table-cell>
          <table:table-cell office:value-type="float" office:value="1.47680821796913E+018" calcext:value-type="float">
            <text:p>1.47680821796913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680827430884E+018" calcext:value-type="float">
            <text:p>1.47680827430884E+018</text:p>
          </table:table-cell>
          <table:table-cell office:value-type="float" office:value="1.47680827441973E+018" calcext:value-type="float">
            <text:p>1.47680827441973E+018</text:p>
          </table:table-cell>
          <table:table-cell office:value-type="float" office:value="1.47680824154809E+018" calcext:value-type="float">
            <text:p>1.47680824154809E+018</text:p>
          </table:table-cell>
          <table:table-cell office:value-type="float" office:value="1.47680824170416E+018" calcext:value-type="float">
            <text:p>1.47680824170416E+018</text:p>
          </table:table-cell>
          <table:table-cell office:value-type="float" office:value="1.47680821780344E+018" calcext:value-type="float">
            <text:p>1.47680821780344E+018</text:p>
          </table:table-cell>
          <table:table-cell office:value-type="float" office:value="1.47680821796918E+018" calcext:value-type="float">
            <text:p>1.47680821796918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680827430922E+018" calcext:value-type="float">
            <text:p>1.47680827430922E+018</text:p>
          </table:table-cell>
          <table:table-cell office:value-type="float" office:value="1.47680827441992E+018" calcext:value-type="float">
            <text:p>1.47680827441992E+018</text:p>
          </table:table-cell>
          <table:table-cell office:value-type="float" office:value="1.47680824154845E+018" calcext:value-type="float">
            <text:p>1.47680824154845E+018</text:p>
          </table:table-cell>
          <table:table-cell office:value-type="float" office:value="1.47680824170433E+018" calcext:value-type="float">
            <text:p>1.47680824170433E+018</text:p>
          </table:table-cell>
          <table:table-cell office:value-type="float" office:value="1.4768082178038E+018" calcext:value-type="float">
            <text:p>1.4768082178038E+018</text:p>
          </table:table-cell>
          <table:table-cell office:value-type="float" office:value="1.47680821796936E+018" calcext:value-type="float">
            <text:p>1.47680821796936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680827430959E+018" calcext:value-type="float">
            <text:p>1.47680827430959E+018</text:p>
          </table:table-cell>
          <table:table-cell office:value-type="float" office:value="1.47680827442011E+018" calcext:value-type="float">
            <text:p>1.47680827442011E+018</text:p>
          </table:table-cell>
          <table:table-cell office:value-type="float" office:value="1.47680824154879E+018" calcext:value-type="float">
            <text:p>1.47680824154879E+018</text:p>
          </table:table-cell>
          <table:table-cell office:value-type="float" office:value="1.47680824170449E+018" calcext:value-type="float">
            <text:p>1.47680824170449E+018</text:p>
          </table:table-cell>
          <table:table-cell office:value-type="float" office:value="1.47680821780415E+018" calcext:value-type="float">
            <text:p>1.47680821780415E+018</text:p>
          </table:table-cell>
          <table:table-cell office:value-type="float" office:value="1.4768082179698E+018" calcext:value-type="float">
            <text:p>1.4768082179698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680827430994E+018" calcext:value-type="float">
            <text:p>1.47680827430994E+018</text:p>
          </table:table-cell>
          <table:table-cell office:value-type="float" office:value="1.4768082744203E+018" calcext:value-type="float">
            <text:p>1.4768082744203E+018</text:p>
          </table:table-cell>
          <table:table-cell office:value-type="float" office:value="1.47680824154926E+018" calcext:value-type="float">
            <text:p>1.47680824154926E+018</text:p>
          </table:table-cell>
          <table:table-cell office:value-type="float" office:value="1.47680824170467E+018" calcext:value-type="float">
            <text:p>1.47680824170467E+018</text:p>
          </table:table-cell>
          <table:table-cell office:value-type="float" office:value="1.47680821780454E+018" calcext:value-type="float">
            <text:p>1.47680821780454E+018</text:p>
          </table:table-cell>
          <table:table-cell office:value-type="float" office:value="1.47680821796985E+018" calcext:value-type="float">
            <text:p>1.47680821796985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680827431029E+018" calcext:value-type="float">
            <text:p>1.47680827431029E+018</text:p>
          </table:table-cell>
          <table:table-cell office:value-type="float" office:value="1.47680827442048E+018" calcext:value-type="float">
            <text:p>1.47680827442048E+018</text:p>
          </table:table-cell>
          <table:table-cell office:value-type="float" office:value="1.4768082415497E+018" calcext:value-type="float">
            <text:p>1.4768082415497E+018</text:p>
          </table:table-cell>
          <table:table-cell office:value-type="float" office:value="1.47680824170486E+018" calcext:value-type="float">
            <text:p>1.47680824170486E+018</text:p>
          </table:table-cell>
          <table:table-cell office:value-type="float" office:value="1.47680821780489E+018" calcext:value-type="float">
            <text:p>1.47680821780489E+018</text:p>
          </table:table-cell>
          <table:table-cell office:value-type="float" office:value="1.47680821796991E+018" calcext:value-type="float">
            <text:p>1.47680821796991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680827431071E+018" calcext:value-type="float">
            <text:p>1.47680827431071E+018</text:p>
          </table:table-cell>
          <table:table-cell office:value-type="float" office:value="1.47680827442067E+018" calcext:value-type="float">
            <text:p>1.47680827442067E+018</text:p>
          </table:table-cell>
          <table:table-cell office:value-type="float" office:value="1.47680824155005E+018" calcext:value-type="float">
            <text:p>1.47680824155005E+018</text:p>
          </table:table-cell>
          <table:table-cell office:value-type="float" office:value="1.47680824170504E+018" calcext:value-type="float">
            <text:p>1.47680824170504E+018</text:p>
          </table:table-cell>
          <table:table-cell office:value-type="float" office:value="1.47680821780526E+018" calcext:value-type="float">
            <text:p>1.47680821780526E+018</text:p>
          </table:table-cell>
          <table:table-cell office:value-type="float" office:value="1.47680821796996E+018" calcext:value-type="float">
            <text:p>1.47680821796996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680827431107E+018" calcext:value-type="float">
            <text:p>1.47680827431107E+018</text:p>
          </table:table-cell>
          <table:table-cell office:value-type="float" office:value="1.47680827442085E+018" calcext:value-type="float">
            <text:p>1.47680827442085E+018</text:p>
          </table:table-cell>
          <table:table-cell office:value-type="float" office:value="1.4768082415504E+018" calcext:value-type="float">
            <text:p>1.4768082415504E+018</text:p>
          </table:table-cell>
          <table:table-cell office:value-type="float" office:value="1.47680824170523E+018" calcext:value-type="float">
            <text:p>1.47680824170523E+018</text:p>
          </table:table-cell>
          <table:table-cell office:value-type="float" office:value="1.47680821780566E+018" calcext:value-type="float">
            <text:p>1.47680821780566E+018</text:p>
          </table:table-cell>
          <table:table-cell office:value-type="float" office:value="1.47680821797002E+018" calcext:value-type="float">
            <text:p>1.47680821797002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680827431143E+018" calcext:value-type="float">
            <text:p>1.47680827431143E+018</text:p>
          </table:table-cell>
          <table:table-cell office:value-type="float" office:value="1.47680827442104E+018" calcext:value-type="float">
            <text:p>1.47680827442104E+018</text:p>
          </table:table-cell>
          <table:table-cell office:value-type="float" office:value="1.47680824155075E+018" calcext:value-type="float">
            <text:p>1.47680824155075E+018</text:p>
          </table:table-cell>
          <table:table-cell office:value-type="float" office:value="1.47680824170542E+018" calcext:value-type="float">
            <text:p>1.47680824170542E+018</text:p>
          </table:table-cell>
          <table:table-cell office:value-type="float" office:value="1.47680821780605E+018" calcext:value-type="float">
            <text:p>1.47680821780605E+018</text:p>
          </table:table-cell>
          <table:table-cell office:value-type="float" office:value="1.47680821797007E+018" calcext:value-type="float">
            <text:p>1.47680821797007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680827431178E+018" calcext:value-type="float">
            <text:p>1.47680827431178E+018</text:p>
          </table:table-cell>
          <table:table-cell office:value-type="float" office:value="1.47680827442122E+018" calcext:value-type="float">
            <text:p>1.47680827442122E+018</text:p>
          </table:table-cell>
          <table:table-cell office:value-type="float" office:value="1.47680824155109E+018" calcext:value-type="float">
            <text:p>1.47680824155109E+018</text:p>
          </table:table-cell>
          <table:table-cell office:value-type="float" office:value="1.4768082417056E+018" calcext:value-type="float">
            <text:p>1.4768082417056E+018</text:p>
          </table:table-cell>
          <table:table-cell office:value-type="float" office:value="1.47680821780651E+018" calcext:value-type="float">
            <text:p>1.47680821780651E+018</text:p>
          </table:table-cell>
          <table:table-cell office:value-type="float" office:value="1.47680821797027E+018" calcext:value-type="float">
            <text:p>1.47680821797027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680827431213E+018" calcext:value-type="float">
            <text:p>1.47680827431213E+018</text:p>
          </table:table-cell>
          <table:table-cell office:value-type="float" office:value="1.47680827442141E+018" calcext:value-type="float">
            <text:p>1.47680827442141E+018</text:p>
          </table:table-cell>
          <table:table-cell office:value-type="float" office:value="1.47680824155144E+018" calcext:value-type="float">
            <text:p>1.47680824155144E+018</text:p>
          </table:table-cell>
          <table:table-cell office:value-type="float" office:value="1.47680824170578E+018" calcext:value-type="float">
            <text:p>1.47680824170578E+018</text:p>
          </table:table-cell>
          <table:table-cell office:value-type="float" office:value="1.4768082178069E+018" calcext:value-type="float">
            <text:p>1.4768082178069E+018</text:p>
          </table:table-cell>
          <table:table-cell office:value-type="float" office:value="1.47680821797066E+018" calcext:value-type="float">
            <text:p>1.47680821797066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680827431248E+018" calcext:value-type="float">
            <text:p>1.47680827431248E+018</text:p>
          </table:table-cell>
          <table:table-cell office:value-type="float" office:value="1.4768082744216E+018" calcext:value-type="float">
            <text:p>1.4768082744216E+018</text:p>
          </table:table-cell>
          <table:table-cell office:value-type="float" office:value="1.47680824155179E+018" calcext:value-type="float">
            <text:p>1.47680824155179E+018</text:p>
          </table:table-cell>
          <table:table-cell office:value-type="float" office:value="1.47680824170597E+018" calcext:value-type="float">
            <text:p>1.47680824170597E+018</text:p>
          </table:table-cell>
          <table:table-cell office:value-type="float" office:value="1.47680821780728E+018" calcext:value-type="float">
            <text:p>1.47680821780728E+018</text:p>
          </table:table-cell>
          <table:table-cell office:value-type="float" office:value="1.47680821797072E+018" calcext:value-type="float">
            <text:p>1.47680821797072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680827431283E+018" calcext:value-type="float">
            <text:p>1.47680827431283E+018</text:p>
          </table:table-cell>
          <table:table-cell office:value-type="float" office:value="1.47680827442179E+018" calcext:value-type="float">
            <text:p>1.47680827442179E+018</text:p>
          </table:table-cell>
          <table:table-cell office:value-type="float" office:value="1.47680824155225E+018" calcext:value-type="float">
            <text:p>1.47680824155225E+018</text:p>
          </table:table-cell>
          <table:table-cell office:value-type="float" office:value="1.47680824170615E+018" calcext:value-type="float">
            <text:p>1.47680824170615E+018</text:p>
          </table:table-cell>
          <table:table-cell office:value-type="float" office:value="1.47680821780763E+018" calcext:value-type="float">
            <text:p>1.47680821780763E+018</text:p>
          </table:table-cell>
          <table:table-cell office:value-type="float" office:value="1.47680821797077E+018" calcext:value-type="float">
            <text:p>1.47680821797077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680827431325E+018" calcext:value-type="float">
            <text:p>1.47680827431325E+018</text:p>
          </table:table-cell>
          <table:table-cell office:value-type="float" office:value="1.47680827442197E+018" calcext:value-type="float">
            <text:p>1.47680827442197E+018</text:p>
          </table:table-cell>
          <table:table-cell office:value-type="float" office:value="1.47680824155267E+018" calcext:value-type="float">
            <text:p>1.47680824155267E+018</text:p>
          </table:table-cell>
          <table:table-cell office:value-type="float" office:value="1.47680824170636E+018" calcext:value-type="float">
            <text:p>1.47680824170636E+018</text:p>
          </table:table-cell>
          <table:table-cell office:value-type="float" office:value="1.47680821780801E+018" calcext:value-type="float">
            <text:p>1.47680821780801E+018</text:p>
          </table:table-cell>
          <table:table-cell office:value-type="float" office:value="1.47680821797083E+018" calcext:value-type="float">
            <text:p>1.47680821797083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680827431361E+018" calcext:value-type="float">
            <text:p>1.47680827431361E+018</text:p>
          </table:table-cell>
          <table:table-cell office:value-type="float" office:value="1.47680827442217E+018" calcext:value-type="float">
            <text:p>1.47680827442217E+018</text:p>
          </table:table-cell>
          <table:table-cell office:value-type="float" office:value="1.47680824155303E+018" calcext:value-type="float">
            <text:p>1.47680824155303E+018</text:p>
          </table:table-cell>
          <table:table-cell office:value-type="float" office:value="1.47680824170652E+018" calcext:value-type="float">
            <text:p>1.47680824170652E+018</text:p>
          </table:table-cell>
          <table:table-cell office:value-type="float" office:value="1.47680821780836E+018" calcext:value-type="float">
            <text:p>1.47680821780836E+018</text:p>
          </table:table-cell>
          <table:table-cell office:value-type="float" office:value="1.47680821797088E+018" calcext:value-type="float">
            <text:p>1.47680821797088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680827431398E+018" calcext:value-type="float">
            <text:p>1.47680827431398E+018</text:p>
          </table:table-cell>
          <table:table-cell office:value-type="float" office:value="1.47680827442236E+018" calcext:value-type="float">
            <text:p>1.47680827442236E+018</text:p>
          </table:table-cell>
          <table:table-cell office:value-type="float" office:value="1.47680824155338E+018" calcext:value-type="float">
            <text:p>1.47680824155338E+018</text:p>
          </table:table-cell>
          <table:table-cell office:value-type="float" office:value="1.47680824170672E+018" calcext:value-type="float">
            <text:p>1.47680824170672E+018</text:p>
          </table:table-cell>
          <table:table-cell office:value-type="float" office:value="1.47680821780873E+018" calcext:value-type="float">
            <text:p>1.47680821780873E+018</text:p>
          </table:table-cell>
          <table:table-cell office:value-type="float" office:value="1.47680821797106E+018" calcext:value-type="float">
            <text:p>1.47680821797106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680827431439E+018" calcext:value-type="float">
            <text:p>1.47680827431439E+018</text:p>
          </table:table-cell>
          <table:table-cell office:value-type="float" office:value="1.47680827442255E+018" calcext:value-type="float">
            <text:p>1.47680827442255E+018</text:p>
          </table:table-cell>
          <table:table-cell office:value-type="float" office:value="1.47680824155373E+018" calcext:value-type="float">
            <text:p>1.47680824155373E+018</text:p>
          </table:table-cell>
          <table:table-cell office:value-type="float" office:value="1.4768082417069E+018" calcext:value-type="float">
            <text:p>1.4768082417069E+018</text:p>
          </table:table-cell>
          <table:table-cell office:value-type="float" office:value="1.47680821780908E+018" calcext:value-type="float">
            <text:p>1.47680821780908E+018</text:p>
          </table:table-cell>
          <table:table-cell office:value-type="float" office:value="1.47680821797138E+018" calcext:value-type="float">
            <text:p>1.47680821797138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680827431475E+018" calcext:value-type="float">
            <text:p>1.47680827431475E+018</text:p>
          </table:table-cell>
          <table:table-cell office:value-type="float" office:value="1.47680827442276E+018" calcext:value-type="float">
            <text:p>1.47680827442276E+018</text:p>
          </table:table-cell>
          <table:table-cell office:value-type="float" office:value="1.47680824155417E+018" calcext:value-type="float">
            <text:p>1.47680824155417E+018</text:p>
          </table:table-cell>
          <table:table-cell office:value-type="float" office:value="1.47680824170709E+018" calcext:value-type="float">
            <text:p>1.47680824170709E+018</text:p>
          </table:table-cell>
          <table:table-cell office:value-type="float" office:value="1.47680821780946E+018" calcext:value-type="float">
            <text:p>1.47680821780946E+018</text:p>
          </table:table-cell>
          <table:table-cell office:value-type="float" office:value="1.47680821797144E+018" calcext:value-type="float">
            <text:p>1.47680821797144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680827431511E+018" calcext:value-type="float">
            <text:p>1.47680827431511E+018</text:p>
          </table:table-cell>
          <table:table-cell office:value-type="float" office:value="1.47680827443115E+018" calcext:value-type="float">
            <text:p>1.47680827443115E+018</text:p>
          </table:table-cell>
          <table:table-cell office:value-type="float" office:value="1.47680824155459E+018" calcext:value-type="float">
            <text:p>1.47680824155459E+018</text:p>
          </table:table-cell>
          <table:table-cell office:value-type="float" office:value="1.47680824170727E+018" calcext:value-type="float">
            <text:p>1.47680824170727E+018</text:p>
          </table:table-cell>
          <table:table-cell office:value-type="float" office:value="1.47680821780981E+018" calcext:value-type="float">
            <text:p>1.47680821780981E+018</text:p>
          </table:table-cell>
          <table:table-cell office:value-type="float" office:value="1.47680821797149E+018" calcext:value-type="float">
            <text:p>1.47680821797149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680827431546E+018" calcext:value-type="float">
            <text:p>1.47680827431546E+018</text:p>
          </table:table-cell>
          <table:table-cell office:value-type="float" office:value="1.47680827443135E+018" calcext:value-type="float">
            <text:p>1.47680827443135E+018</text:p>
          </table:table-cell>
          <table:table-cell office:value-type="float" office:value="1.47680824155495E+018" calcext:value-type="float">
            <text:p>1.47680824155495E+018</text:p>
          </table:table-cell>
          <table:table-cell office:value-type="float" office:value="1.47680824170746E+018" calcext:value-type="float">
            <text:p>1.47680824170746E+018</text:p>
          </table:table-cell>
          <table:table-cell office:value-type="float" office:value="1.47680821781017E+018" calcext:value-type="float">
            <text:p>1.47680821781017E+018</text:p>
          </table:table-cell>
          <table:table-cell office:value-type="float" office:value="1.47680821797178E+018" calcext:value-type="float">
            <text:p>1.47680821797178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680827431581E+018" calcext:value-type="float">
            <text:p>1.47680827431581E+018</text:p>
          </table:table-cell>
          <table:table-cell office:value-type="float" office:value="1.47680827443153E+018" calcext:value-type="float">
            <text:p>1.47680827443153E+018</text:p>
          </table:table-cell>
          <table:table-cell office:value-type="float" office:value="1.4768082415554E+018" calcext:value-type="float">
            <text:p>1.4768082415554E+018</text:p>
          </table:table-cell>
          <table:table-cell office:value-type="float" office:value="1.47680824170766E+018" calcext:value-type="float">
            <text:p>1.47680824170766E+018</text:p>
          </table:table-cell>
          <table:table-cell office:value-type="float" office:value="1.47680821781056E+018" calcext:value-type="float">
            <text:p>1.47680821781056E+018</text:p>
          </table:table-cell>
          <table:table-cell office:value-type="float" office:value="1.47680821797184E+018" calcext:value-type="float">
            <text:p>1.47680821797184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680827431625E+018" calcext:value-type="float">
            <text:p>1.47680827431625E+018</text:p>
          </table:table-cell>
          <table:table-cell office:value-type="float" office:value="1.47680827443172E+018" calcext:value-type="float">
            <text:p>1.47680827443172E+018</text:p>
          </table:table-cell>
          <table:table-cell office:value-type="float" office:value="1.47680824155582E+018" calcext:value-type="float">
            <text:p>1.47680824155582E+018</text:p>
          </table:table-cell>
          <table:table-cell office:value-type="float" office:value="1.47680824170785E+018" calcext:value-type="float">
            <text:p>1.47680824170785E+018</text:p>
          </table:table-cell>
          <table:table-cell office:value-type="float" office:value="1.47680821781092E+018" calcext:value-type="float">
            <text:p>1.47680821781092E+018</text:p>
          </table:table-cell>
          <table:table-cell office:value-type="float" office:value="1.4768082179719E+018" calcext:value-type="float">
            <text:p>1.4768082179719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68082743166E+018" calcext:value-type="float">
            <text:p>1.4768082743166E+018</text:p>
          </table:table-cell>
          <table:table-cell office:value-type="float" office:value="1.47680827443191E+018" calcext:value-type="float">
            <text:p>1.47680827443191E+018</text:p>
          </table:table-cell>
          <table:table-cell office:value-type="float" office:value="1.47680824155618E+018" calcext:value-type="float">
            <text:p>1.47680824155618E+018</text:p>
          </table:table-cell>
          <table:table-cell office:value-type="float" office:value="1.47680824170803E+018" calcext:value-type="float">
            <text:p>1.47680824170803E+018</text:p>
          </table:table-cell>
          <table:table-cell office:value-type="float" office:value="1.47680821781133E+018" calcext:value-type="float">
            <text:p>1.47680821781133E+018</text:p>
          </table:table-cell>
          <table:table-cell office:value-type="float" office:value="1.47680821797211E+018" calcext:value-type="float">
            <text:p>1.47680821797211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680827431696E+018" calcext:value-type="float">
            <text:p>1.47680827431696E+018</text:p>
          </table:table-cell>
          <table:table-cell office:value-type="float" office:value="1.47680827443209E+018" calcext:value-type="float">
            <text:p>1.47680827443209E+018</text:p>
          </table:table-cell>
          <table:table-cell office:value-type="float" office:value="1.47680824155669E+018" calcext:value-type="float">
            <text:p>1.47680824155669E+018</text:p>
          </table:table-cell>
          <table:table-cell office:value-type="float" office:value="1.47680824170823E+018" calcext:value-type="float">
            <text:p>1.47680824170823E+018</text:p>
          </table:table-cell>
          <table:table-cell office:value-type="float" office:value="1.47680821781173E+018" calcext:value-type="float">
            <text:p>1.47680821781173E+018</text:p>
          </table:table-cell>
          <table:table-cell office:value-type="float" office:value="1.47680821797217E+018" calcext:value-type="float">
            <text:p>1.47680821797217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680827431731E+018" calcext:value-type="float">
            <text:p>1.47680827431731E+018</text:p>
          </table:table-cell>
          <table:table-cell office:value-type="float" office:value="1.47680827443228E+018" calcext:value-type="float">
            <text:p>1.47680827443228E+018</text:p>
          </table:table-cell>
          <table:table-cell office:value-type="float" office:value="1.47680824155751E+018" calcext:value-type="float">
            <text:p>1.47680824155751E+018</text:p>
          </table:table-cell>
          <table:table-cell office:value-type="float" office:value="1.47680824170842E+018" calcext:value-type="float">
            <text:p>1.47680824170842E+018</text:p>
          </table:table-cell>
          <table:table-cell office:value-type="float" office:value="1.47680821781212E+018" calcext:value-type="float">
            <text:p>1.47680821781212E+018</text:p>
          </table:table-cell>
          <table:table-cell office:value-type="float" office:value="1.47680821797259E+018" calcext:value-type="float">
            <text:p>1.47680821797259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680827431766E+018" calcext:value-type="float">
            <text:p>1.47680827431766E+018</text:p>
          </table:table-cell>
          <table:table-cell office:value-type="float" office:value="1.47680827443247E+018" calcext:value-type="float">
            <text:p>1.47680827443247E+018</text:p>
          </table:table-cell>
          <table:table-cell office:value-type="float" office:value="1.47680824155803E+018" calcext:value-type="float">
            <text:p>1.47680824155803E+018</text:p>
          </table:table-cell>
          <table:table-cell office:value-type="float" office:value="1.47680824170861E+018" calcext:value-type="float">
            <text:p>1.47680824170861E+018</text:p>
          </table:table-cell>
          <table:table-cell office:value-type="float" office:value="1.47680821781248E+018" calcext:value-type="float">
            <text:p>1.47680821781248E+018</text:p>
          </table:table-cell>
          <table:table-cell office:value-type="float" office:value="1.47680821797282E+018" calcext:value-type="float">
            <text:p>1.47680821797282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680827431801E+018" calcext:value-type="float">
            <text:p>1.47680827431801E+018</text:p>
          </table:table-cell>
          <table:table-cell office:value-type="float" office:value="1.47680827443265E+018" calcext:value-type="float">
            <text:p>1.47680827443265E+018</text:p>
          </table:table-cell>
          <table:table-cell office:value-type="float" office:value="1.47680824155853E+018" calcext:value-type="float">
            <text:p>1.47680824155853E+018</text:p>
          </table:table-cell>
          <table:table-cell office:value-type="float" office:value="1.47680824170881E+018" calcext:value-type="float">
            <text:p>1.47680824170881E+018</text:p>
          </table:table-cell>
          <table:table-cell office:value-type="float" office:value="1.47680821781283E+018" calcext:value-type="float">
            <text:p>1.47680821781283E+018</text:p>
          </table:table-cell>
          <table:table-cell office:value-type="float" office:value="1.4768082179731E+018" calcext:value-type="float">
            <text:p>1.4768082179731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68082743184E+018" calcext:value-type="float">
            <text:p>1.4768082743184E+018</text:p>
          </table:table-cell>
          <table:table-cell office:value-type="float" office:value="1.47680827443284E+018" calcext:value-type="float">
            <text:p>1.47680827443284E+018</text:p>
          </table:table-cell>
          <table:table-cell office:value-type="float" office:value="1.47680824155917E+018" calcext:value-type="float">
            <text:p>1.47680824155917E+018</text:p>
          </table:table-cell>
          <table:table-cell office:value-type="float" office:value="1.47680824170901E+018" calcext:value-type="float">
            <text:p>1.47680824170901E+018</text:p>
          </table:table-cell>
          <table:table-cell office:value-type="float" office:value="1.47680821781318E+018" calcext:value-type="float">
            <text:p>1.47680821781318E+018</text:p>
          </table:table-cell>
          <table:table-cell office:value-type="float" office:value="1.47680821797316E+018" calcext:value-type="float">
            <text:p>1.47680821797316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680827431876E+018" calcext:value-type="float">
            <text:p>1.47680827431876E+018</text:p>
          </table:table-cell>
          <table:table-cell office:value-type="float" office:value="1.47680827443301E+018" calcext:value-type="float">
            <text:p>1.47680827443301E+018</text:p>
          </table:table-cell>
          <table:table-cell office:value-type="float" office:value="1.47680824155962E+018" calcext:value-type="float">
            <text:p>1.47680824155962E+018</text:p>
          </table:table-cell>
          <table:table-cell office:value-type="float" office:value="1.47680824170918E+018" calcext:value-type="float">
            <text:p>1.47680824170918E+018</text:p>
          </table:table-cell>
          <table:table-cell office:value-type="float" office:value="1.47680821781353E+018" calcext:value-type="float">
            <text:p>1.47680821781353E+018</text:p>
          </table:table-cell>
          <table:table-cell office:value-type="float" office:value="1.47680821797333E+018" calcext:value-type="float">
            <text:p>1.47680821797333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680827431913E+018" calcext:value-type="float">
            <text:p>1.47680827431913E+018</text:p>
          </table:table-cell>
          <table:table-cell office:value-type="float" office:value="1.47680827443321E+018" calcext:value-type="float">
            <text:p>1.47680827443321E+018</text:p>
          </table:table-cell>
          <table:table-cell office:value-type="float" office:value="1.47680824155998E+018" calcext:value-type="float">
            <text:p>1.47680824155998E+018</text:p>
          </table:table-cell>
          <table:table-cell office:value-type="float" office:value="1.47680824170939E+018" calcext:value-type="float">
            <text:p>1.47680824170939E+018</text:p>
          </table:table-cell>
          <table:table-cell office:value-type="float" office:value="1.47680821781391E+018" calcext:value-type="float">
            <text:p>1.47680821781391E+018</text:p>
          </table:table-cell>
          <table:table-cell office:value-type="float" office:value="1.47680821797366E+018" calcext:value-type="float">
            <text:p>1.47680821797366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680827431949E+018" calcext:value-type="float">
            <text:p>1.47680827431949E+018</text:p>
          </table:table-cell>
          <table:table-cell office:value-type="float" office:value="1.47680827443338E+018" calcext:value-type="float">
            <text:p>1.47680827443338E+018</text:p>
          </table:table-cell>
          <table:table-cell office:value-type="float" office:value="1.47680824156074E+018" calcext:value-type="float">
            <text:p>1.47680824156074E+018</text:p>
          </table:table-cell>
          <table:table-cell office:value-type="float" office:value="1.47680824170959E+018" calcext:value-type="float">
            <text:p>1.47680824170959E+018</text:p>
          </table:table-cell>
          <table:table-cell office:value-type="float" office:value="1.47680821781427E+018" calcext:value-type="float">
            <text:p>1.47680821781427E+018</text:p>
          </table:table-cell>
          <table:table-cell office:value-type="float" office:value="1.47680821797373E+018" calcext:value-type="float">
            <text:p>1.47680821797373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680827431991E+018" calcext:value-type="float">
            <text:p>1.47680827431991E+018</text:p>
          </table:table-cell>
          <table:table-cell office:value-type="float" office:value="1.47680827443359E+018" calcext:value-type="float">
            <text:p>1.47680827443359E+018</text:p>
          </table:table-cell>
          <table:table-cell office:value-type="float" office:value="1.47680824156118E+018" calcext:value-type="float">
            <text:p>1.47680824156118E+018</text:p>
          </table:table-cell>
          <table:table-cell office:value-type="float" office:value="1.47680824170978E+018" calcext:value-type="float">
            <text:p>1.47680824170978E+018</text:p>
          </table:table-cell>
          <table:table-cell office:value-type="float" office:value="1.47680821781463E+018" calcext:value-type="float">
            <text:p>1.47680821781463E+018</text:p>
          </table:table-cell>
          <table:table-cell office:value-type="float" office:value="1.47680821797379E+018" calcext:value-type="float">
            <text:p>1.47680821797379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68082743203E+018" calcext:value-type="float">
            <text:p>1.4768082743203E+018</text:p>
          </table:table-cell>
          <table:table-cell office:value-type="float" office:value="1.47680827443375E+018" calcext:value-type="float">
            <text:p>1.47680827443375E+018</text:p>
          </table:table-cell>
          <table:table-cell office:value-type="float" office:value="1.47680824156181E+018" calcext:value-type="float">
            <text:p>1.47680824156181E+018</text:p>
          </table:table-cell>
          <table:table-cell office:value-type="float" office:value="1.47680824171006E+018" calcext:value-type="float">
            <text:p>1.47680824171006E+018</text:p>
          </table:table-cell>
          <table:table-cell office:value-type="float" office:value="1.47680821781498E+018" calcext:value-type="float">
            <text:p>1.47680821781498E+018</text:p>
          </table:table-cell>
          <table:table-cell office:value-type="float" office:value="1.47680821797401E+018" calcext:value-type="float">
            <text:p>1.47680821797401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680827432067E+018" calcext:value-type="float">
            <text:p>1.47680827432067E+018</text:p>
          </table:table-cell>
          <table:table-cell office:value-type="float" office:value="1.47680827443395E+018" calcext:value-type="float">
            <text:p>1.47680827443395E+018</text:p>
          </table:table-cell>
          <table:table-cell office:value-type="float" office:value="1.47680824156237E+018" calcext:value-type="float">
            <text:p>1.47680824156237E+018</text:p>
          </table:table-cell>
          <table:table-cell office:value-type="float" office:value="1.47680824171023E+018" calcext:value-type="float">
            <text:p>1.47680824171023E+018</text:p>
          </table:table-cell>
          <table:table-cell office:value-type="float" office:value="1.47680821781533E+018" calcext:value-type="float">
            <text:p>1.47680821781533E+018</text:p>
          </table:table-cell>
          <table:table-cell office:value-type="float" office:value="1.47680821797448E+018" calcext:value-type="float">
            <text:p>1.47680821797448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680827432109E+018" calcext:value-type="float">
            <text:p>1.47680827432109E+018</text:p>
          </table:table-cell>
          <table:table-cell office:value-type="float" office:value="1.47680827443414E+018" calcext:value-type="float">
            <text:p>1.47680827443414E+018</text:p>
          </table:table-cell>
          <table:table-cell office:value-type="float" office:value="1.47680824156317E+018" calcext:value-type="float">
            <text:p>1.47680824156317E+018</text:p>
          </table:table-cell>
          <table:table-cell office:value-type="float" office:value="1.47680824171039E+018" calcext:value-type="float">
            <text:p>1.47680824171039E+018</text:p>
          </table:table-cell>
          <table:table-cell office:value-type="float" office:value="1.47680821781571E+018" calcext:value-type="float">
            <text:p>1.47680821781571E+018</text:p>
          </table:table-cell>
          <table:table-cell office:value-type="float" office:value="1.47680821797454E+018" calcext:value-type="float">
            <text:p>1.47680821797454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680827432144E+018" calcext:value-type="float">
            <text:p>1.47680827432144E+018</text:p>
          </table:table-cell>
          <table:table-cell office:value-type="float" office:value="1.47680827443432E+018" calcext:value-type="float">
            <text:p>1.47680827443432E+018</text:p>
          </table:table-cell>
          <table:table-cell office:value-type="float" office:value="1.47680824156385E+018" calcext:value-type="float">
            <text:p>1.47680824156385E+018</text:p>
          </table:table-cell>
          <table:table-cell office:value-type="float" office:value="1.47680824171056E+018" calcext:value-type="float">
            <text:p>1.47680824171056E+018</text:p>
          </table:table-cell>
          <table:table-cell office:value-type="float" office:value="1.47680821781607E+018" calcext:value-type="float">
            <text:p>1.47680821781607E+018</text:p>
          </table:table-cell>
          <table:table-cell office:value-type="float" office:value="1.4768082179746E+018" calcext:value-type="float">
            <text:p>1.4768082179746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68082743218E+018" calcext:value-type="float">
            <text:p>1.4768082743218E+018</text:p>
          </table:table-cell>
          <table:table-cell office:value-type="float" office:value="1.47680827443451E+018" calcext:value-type="float">
            <text:p>1.47680827443451E+018</text:p>
          </table:table-cell>
          <table:table-cell office:value-type="float" office:value="1.47680824156443E+018" calcext:value-type="float">
            <text:p>1.47680824156443E+018</text:p>
          </table:table-cell>
          <table:table-cell office:value-type="float" office:value="1.47680824171072E+018" calcext:value-type="float">
            <text:p>1.47680824171072E+018</text:p>
          </table:table-cell>
          <table:table-cell office:value-type="float" office:value="1.47680821781648E+018" calcext:value-type="float">
            <text:p>1.47680821781648E+018</text:p>
          </table:table-cell>
          <table:table-cell office:value-type="float" office:value="1.47680821797465E+018" calcext:value-type="float">
            <text:p>1.47680821797465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68082743222E+018" calcext:value-type="float">
            <text:p>1.4768082743222E+018</text:p>
          </table:table-cell>
          <table:table-cell office:value-type="float" office:value="1.47680827443468E+018" calcext:value-type="float">
            <text:p>1.47680827443468E+018</text:p>
          </table:table-cell>
          <table:table-cell office:value-type="float" office:value="1.47680824156484E+018" calcext:value-type="float">
            <text:p>1.47680824156484E+018</text:p>
          </table:table-cell>
          <table:table-cell office:value-type="float" office:value="1.47680824171091E+018" calcext:value-type="float">
            <text:p>1.47680824171091E+018</text:p>
          </table:table-cell>
          <table:table-cell office:value-type="float" office:value="1.47680821781683E+018" calcext:value-type="float">
            <text:p>1.47680821781683E+018</text:p>
          </table:table-cell>
          <table:table-cell office:value-type="float" office:value="1.4768082179747E+018" calcext:value-type="float">
            <text:p>1.4768082179747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680827432255E+018" calcext:value-type="float">
            <text:p>1.47680827432255E+018</text:p>
          </table:table-cell>
          <table:table-cell office:value-type="float" office:value="1.47680827443489E+018" calcext:value-type="float">
            <text:p>1.47680827443489E+018</text:p>
          </table:table-cell>
          <table:table-cell office:value-type="float" office:value="1.47680824156525E+018" calcext:value-type="float">
            <text:p>1.47680824156525E+018</text:p>
          </table:table-cell>
          <table:table-cell office:value-type="float" office:value="1.47680824171111E+018" calcext:value-type="float">
            <text:p>1.47680824171111E+018</text:p>
          </table:table-cell>
          <table:table-cell office:value-type="float" office:value="1.47680821781718E+018" calcext:value-type="float">
            <text:p>1.47680821781718E+018</text:p>
          </table:table-cell>
          <table:table-cell office:value-type="float" office:value="1.47680821797476E+018" calcext:value-type="float">
            <text:p>1.47680821797476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680827432295E+018" calcext:value-type="float">
            <text:p>1.47680827432295E+018</text:p>
          </table:table-cell>
          <table:table-cell office:value-type="float" office:value="1.47680827443505E+018" calcext:value-type="float">
            <text:p>1.47680827443505E+018</text:p>
          </table:table-cell>
          <table:table-cell office:value-type="float" office:value="1.47680824156561E+018" calcext:value-type="float">
            <text:p>1.47680824156561E+018</text:p>
          </table:table-cell>
          <table:table-cell office:value-type="float" office:value="1.4768082417113E+018" calcext:value-type="float">
            <text:p>1.4768082417113E+018</text:p>
          </table:table-cell>
          <table:table-cell office:value-type="float" office:value="1.47680821781753E+018" calcext:value-type="float">
            <text:p>1.47680821781753E+018</text:p>
          </table:table-cell>
          <table:table-cell office:value-type="float" office:value="1.47680821797481E+018" calcext:value-type="float">
            <text:p>1.47680821797481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680827432331E+018" calcext:value-type="float">
            <text:p>1.47680827432331E+018</text:p>
          </table:table-cell>
          <table:table-cell office:value-type="float" office:value="1.47680827443526E+018" calcext:value-type="float">
            <text:p>1.47680827443526E+018</text:p>
          </table:table-cell>
          <table:table-cell office:value-type="float" office:value="1.47680824156596E+018" calcext:value-type="float">
            <text:p>1.47680824156596E+018</text:p>
          </table:table-cell>
          <table:table-cell office:value-type="float" office:value="1.47680824171149E+018" calcext:value-type="float">
            <text:p>1.47680824171149E+018</text:p>
          </table:table-cell>
          <table:table-cell office:value-type="float" office:value="1.47680821781788E+018" calcext:value-type="float">
            <text:p>1.47680821781788E+018</text:p>
          </table:table-cell>
          <table:table-cell office:value-type="float" office:value="1.47680821797499E+018" calcext:value-type="float">
            <text:p>1.47680821797499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680827432367E+018" calcext:value-type="float">
            <text:p>1.47680827432367E+018</text:p>
          </table:table-cell>
          <table:table-cell office:value-type="float" office:value="1.47680827443543E+018" calcext:value-type="float">
            <text:p>1.47680827443543E+018</text:p>
          </table:table-cell>
          <table:table-cell office:value-type="float" office:value="1.47680824156635E+018" calcext:value-type="float">
            <text:p>1.47680824156635E+018</text:p>
          </table:table-cell>
          <table:table-cell office:value-type="float" office:value="1.47680824171169E+018" calcext:value-type="float">
            <text:p>1.47680824171169E+018</text:p>
          </table:table-cell>
          <table:table-cell office:value-type="float" office:value="1.47680821781823E+018" calcext:value-type="float">
            <text:p>1.47680821781823E+018</text:p>
          </table:table-cell>
          <table:table-cell office:value-type="float" office:value="1.4768082179755E+018" calcext:value-type="float">
            <text:p>1.4768082179755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680827432403E+018" calcext:value-type="float">
            <text:p>1.47680827432403E+018</text:p>
          </table:table-cell>
          <table:table-cell office:value-type="float" office:value="1.47680827443563E+018" calcext:value-type="float">
            <text:p>1.47680827443563E+018</text:p>
          </table:table-cell>
          <table:table-cell office:value-type="float" office:value="1.4768082415667E+018" calcext:value-type="float">
            <text:p>1.4768082415667E+018</text:p>
          </table:table-cell>
          <table:table-cell office:value-type="float" office:value="1.47680824171189E+018" calcext:value-type="float">
            <text:p>1.47680824171189E+018</text:p>
          </table:table-cell>
          <table:table-cell office:value-type="float" office:value="1.47680821781858E+018" calcext:value-type="float">
            <text:p>1.47680821781858E+018</text:p>
          </table:table-cell>
          <table:table-cell office:value-type="float" office:value="1.47680821797556E+018" calcext:value-type="float">
            <text:p>1.47680821797556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680827432442E+018" calcext:value-type="float">
            <text:p>1.47680827432442E+018</text:p>
          </table:table-cell>
          <table:table-cell office:value-type="float" office:value="1.4768082744358E+018" calcext:value-type="float">
            <text:p>1.4768082744358E+018</text:p>
          </table:table-cell>
          <table:table-cell office:value-type="float" office:value="1.47680824156705E+018" calcext:value-type="float">
            <text:p>1.47680824156705E+018</text:p>
          </table:table-cell>
          <table:table-cell office:value-type="float" office:value="1.47680824171205E+018" calcext:value-type="float">
            <text:p>1.47680824171205E+018</text:p>
          </table:table-cell>
          <table:table-cell office:value-type="float" office:value="1.47680821781897E+018" calcext:value-type="float">
            <text:p>1.47680821781897E+018</text:p>
          </table:table-cell>
          <table:table-cell office:value-type="float" office:value="1.47680821797562E+018" calcext:value-type="float">
            <text:p>1.47680821797562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680827432478E+018" calcext:value-type="float">
            <text:p>1.47680827432478E+018</text:p>
          </table:table-cell>
          <table:table-cell office:value-type="float" office:value="1.47680827443599E+018" calcext:value-type="float">
            <text:p>1.47680827443599E+018</text:p>
          </table:table-cell>
          <table:table-cell office:value-type="float" office:value="1.47680824156752E+018" calcext:value-type="float">
            <text:p>1.47680824156752E+018</text:p>
          </table:table-cell>
          <table:table-cell office:value-type="float" office:value="1.47680824171227E+018" calcext:value-type="float">
            <text:p>1.47680824171227E+018</text:p>
          </table:table-cell>
          <table:table-cell office:value-type="float" office:value="1.47680821781933E+018" calcext:value-type="float">
            <text:p>1.47680821781933E+018</text:p>
          </table:table-cell>
          <table:table-cell office:value-type="float" office:value="1.47680821797567E+018" calcext:value-type="float">
            <text:p>1.47680821797567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680827432518E+018" calcext:value-type="float">
            <text:p>1.47680827432518E+018</text:p>
          </table:table-cell>
          <table:table-cell office:value-type="float" office:value="1.47680827443617E+018" calcext:value-type="float">
            <text:p>1.47680827443617E+018</text:p>
          </table:table-cell>
          <table:table-cell office:value-type="float" office:value="1.47680824156821E+018" calcext:value-type="float">
            <text:p>1.47680824156821E+018</text:p>
          </table:table-cell>
          <table:table-cell office:value-type="float" office:value="1.47680824171246E+018" calcext:value-type="float">
            <text:p>1.47680824171246E+018</text:p>
          </table:table-cell>
          <table:table-cell office:value-type="float" office:value="1.47680821781969E+018" calcext:value-type="float">
            <text:p>1.47680821781969E+018</text:p>
          </table:table-cell>
          <table:table-cell office:value-type="float" office:value="1.47680821797572E+018" calcext:value-type="float">
            <text:p>1.47680821797572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680827432554E+018" calcext:value-type="float">
            <text:p>1.47680827432554E+018</text:p>
          </table:table-cell>
          <table:table-cell office:value-type="float" office:value="1.47680827443637E+018" calcext:value-type="float">
            <text:p>1.47680827443637E+018</text:p>
          </table:table-cell>
          <table:table-cell office:value-type="float" office:value="1.47680824156877E+018" calcext:value-type="float">
            <text:p>1.47680824156877E+018</text:p>
          </table:table-cell>
          <table:table-cell office:value-type="float" office:value="1.47680824171263E+018" calcext:value-type="float">
            <text:p>1.47680824171263E+018</text:p>
          </table:table-cell>
          <table:table-cell office:value-type="float" office:value="1.47680821782005E+018" calcext:value-type="float">
            <text:p>1.47680821782005E+018</text:p>
          </table:table-cell>
          <table:table-cell office:value-type="float" office:value="1.47680821797578E+018" calcext:value-type="float">
            <text:p>1.47680821797578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68082743259E+018" calcext:value-type="float">
            <text:p>1.4768082743259E+018</text:p>
          </table:table-cell>
          <table:table-cell office:value-type="float" office:value="1.47680827443653E+018" calcext:value-type="float">
            <text:p>1.47680827443653E+018</text:p>
          </table:table-cell>
          <table:table-cell office:value-type="float" office:value="1.47680824156927E+018" calcext:value-type="float">
            <text:p>1.47680824156927E+018</text:p>
          </table:table-cell>
          <table:table-cell office:value-type="float" office:value="1.47680824171284E+018" calcext:value-type="float">
            <text:p>1.47680824171284E+018</text:p>
          </table:table-cell>
          <table:table-cell office:value-type="float" office:value="1.4768082178204E+018" calcext:value-type="float">
            <text:p>1.4768082178204E+018</text:p>
          </table:table-cell>
          <table:table-cell office:value-type="float" office:value="1.47680821797583E+018" calcext:value-type="float">
            <text:p>1.47680821797583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680827432634E+018" calcext:value-type="float">
            <text:p>1.47680827432634E+018</text:p>
          </table:table-cell>
          <table:table-cell office:value-type="float" office:value="1.47680827443673E+018" calcext:value-type="float">
            <text:p>1.47680827443673E+018</text:p>
          </table:table-cell>
          <table:table-cell office:value-type="float" office:value="1.47680824156965E+018" calcext:value-type="float">
            <text:p>1.47680824156965E+018</text:p>
          </table:table-cell>
          <table:table-cell office:value-type="float" office:value="1.47680824171303E+018" calcext:value-type="float">
            <text:p>1.47680824171303E+018</text:p>
          </table:table-cell>
          <table:table-cell office:value-type="float" office:value="1.47680821782078E+018" calcext:value-type="float">
            <text:p>1.47680821782078E+018</text:p>
          </table:table-cell>
          <table:table-cell office:value-type="float" office:value="1.47680821797588E+018" calcext:value-type="float">
            <text:p>1.47680821797588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68082743267E+018" calcext:value-type="float">
            <text:p>1.4768082743267E+018</text:p>
          </table:table-cell>
          <table:table-cell office:value-type="float" office:value="1.47680827443691E+018" calcext:value-type="float">
            <text:p>1.47680827443691E+018</text:p>
          </table:table-cell>
          <table:table-cell office:value-type="float" office:value="1.47680824157E+018" calcext:value-type="float">
            <text:p>1.47680824157E+018</text:p>
          </table:table-cell>
          <table:table-cell office:value-type="float" office:value="1.47680824171321E+018" calcext:value-type="float">
            <text:p>1.47680824171321E+018</text:p>
          </table:table-cell>
          <table:table-cell office:value-type="float" office:value="1.47680821782114E+018" calcext:value-type="float">
            <text:p>1.47680821782114E+018</text:p>
          </table:table-cell>
          <table:table-cell office:value-type="float" office:value="1.47680821797606E+018" calcext:value-type="float">
            <text:p>1.47680821797606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680827432707E+018" calcext:value-type="float">
            <text:p>1.47680827432707E+018</text:p>
          </table:table-cell>
          <table:table-cell office:value-type="float" office:value="1.4768082744371E+018" calcext:value-type="float">
            <text:p>1.4768082744371E+018</text:p>
          </table:table-cell>
          <table:table-cell office:value-type="float" office:value="1.47680824157035E+018" calcext:value-type="float">
            <text:p>1.47680824157035E+018</text:p>
          </table:table-cell>
          <table:table-cell office:value-type="float" office:value="1.4768082417134E+018" calcext:value-type="float">
            <text:p>1.4768082417134E+018</text:p>
          </table:table-cell>
          <table:table-cell office:value-type="float" office:value="1.47680821782151E+018" calcext:value-type="float">
            <text:p>1.47680821782151E+018</text:p>
          </table:table-cell>
          <table:table-cell office:value-type="float" office:value="1.47680821797651E+018" calcext:value-type="float">
            <text:p>1.47680821797651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680827432742E+018" calcext:value-type="float">
            <text:p>1.47680827432742E+018</text:p>
          </table:table-cell>
          <table:table-cell office:value-type="float" office:value="1.47680827443729E+018" calcext:value-type="float">
            <text:p>1.47680827443729E+018</text:p>
          </table:table-cell>
          <table:table-cell office:value-type="float" office:value="1.4768082415707E+018" calcext:value-type="float">
            <text:p>1.4768082415707E+018</text:p>
          </table:table-cell>
          <table:table-cell office:value-type="float" office:value="1.47680824171358E+018" calcext:value-type="float">
            <text:p>1.47680824171358E+018</text:p>
          </table:table-cell>
          <table:table-cell office:value-type="float" office:value="1.47680821782189E+018" calcext:value-type="float">
            <text:p>1.47680821782189E+018</text:p>
          </table:table-cell>
          <table:table-cell office:value-type="float" office:value="1.47680821797656E+018" calcext:value-type="float">
            <text:p>1.47680821797656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680827432781E+018" calcext:value-type="float">
            <text:p>1.47680827432781E+018</text:p>
          </table:table-cell>
          <table:table-cell office:value-type="float" office:value="1.47680827443747E+018" calcext:value-type="float">
            <text:p>1.47680827443747E+018</text:p>
          </table:table-cell>
          <table:table-cell office:value-type="float" office:value="1.47680824157105E+018" calcext:value-type="float">
            <text:p>1.47680824157105E+018</text:p>
          </table:table-cell>
          <table:table-cell office:value-type="float" office:value="1.47680824171377E+018" calcext:value-type="float">
            <text:p>1.47680824171377E+018</text:p>
          </table:table-cell>
          <table:table-cell office:value-type="float" office:value="1.47680821782226E+018" calcext:value-type="float">
            <text:p>1.47680821782226E+018</text:p>
          </table:table-cell>
          <table:table-cell office:value-type="float" office:value="1.47680821797662E+018" calcext:value-type="float">
            <text:p>1.47680821797662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680827432817E+018" calcext:value-type="float">
            <text:p>1.47680827432817E+018</text:p>
          </table:table-cell>
          <table:table-cell office:value-type="float" office:value="1.47680827443766E+018" calcext:value-type="float">
            <text:p>1.47680827443766E+018</text:p>
          </table:table-cell>
          <table:table-cell office:value-type="float" office:value="1.47680824157141E+018" calcext:value-type="float">
            <text:p>1.47680824157141E+018</text:p>
          </table:table-cell>
          <table:table-cell office:value-type="float" office:value="1.47680824171396E+018" calcext:value-type="float">
            <text:p>1.47680824171396E+018</text:p>
          </table:table-cell>
          <table:table-cell office:value-type="float" office:value="1.47680821782261E+018" calcext:value-type="float">
            <text:p>1.47680821782261E+018</text:p>
          </table:table-cell>
          <table:table-cell office:value-type="float" office:value="1.47680821797667E+018" calcext:value-type="float">
            <text:p>1.47680821797667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680827432857E+018" calcext:value-type="float">
            <text:p>1.47680827432857E+018</text:p>
          </table:table-cell>
          <table:table-cell office:value-type="float" office:value="1.47680827443785E+018" calcext:value-type="float">
            <text:p>1.47680827443785E+018</text:p>
          </table:table-cell>
          <table:table-cell office:value-type="float" office:value="1.47680824157176E+018" calcext:value-type="float">
            <text:p>1.47680824157176E+018</text:p>
          </table:table-cell>
          <table:table-cell office:value-type="float" office:value="1.47680824171414E+018" calcext:value-type="float">
            <text:p>1.47680824171414E+018</text:p>
          </table:table-cell>
          <table:table-cell office:value-type="float" office:value="1.47680821782296E+018" calcext:value-type="float">
            <text:p>1.47680821782296E+018</text:p>
          </table:table-cell>
          <table:table-cell office:value-type="float" office:value="1.47680821797673E+018" calcext:value-type="float">
            <text:p>1.47680821797673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680827432893E+018" calcext:value-type="float">
            <text:p>1.47680827432893E+018</text:p>
          </table:table-cell>
          <table:table-cell office:value-type="float" office:value="1.47680827443802E+018" calcext:value-type="float">
            <text:p>1.47680827443802E+018</text:p>
          </table:table-cell>
          <table:table-cell office:value-type="float" office:value="1.4768082415721E+018" calcext:value-type="float">
            <text:p>1.4768082415721E+018</text:p>
          </table:table-cell>
          <table:table-cell office:value-type="float" office:value="1.47680824171433E+018" calcext:value-type="float">
            <text:p>1.47680824171433E+018</text:p>
          </table:table-cell>
          <table:table-cell office:value-type="float" office:value="1.4768082178235E+018" calcext:value-type="float">
            <text:p>1.4768082178235E+018</text:p>
          </table:table-cell>
          <table:table-cell office:value-type="float" office:value="1.47680821797678E+018" calcext:value-type="float">
            <text:p>1.47680821797678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68082743293E+018" calcext:value-type="float">
            <text:p>1.4768082743293E+018</text:p>
          </table:table-cell>
          <table:table-cell office:value-type="float" office:value="1.47680827443822E+018" calcext:value-type="float">
            <text:p>1.47680827443822E+018</text:p>
          </table:table-cell>
          <table:table-cell office:value-type="float" office:value="1.47680824157245E+018" calcext:value-type="float">
            <text:p>1.47680824157245E+018</text:p>
          </table:table-cell>
          <table:table-cell office:value-type="float" office:value="1.47680824171452E+018" calcext:value-type="float">
            <text:p>1.47680824171452E+018</text:p>
          </table:table-cell>
          <table:table-cell office:value-type="float" office:value="1.47680821782388E+018" calcext:value-type="float">
            <text:p>1.47680821782388E+018</text:p>
          </table:table-cell>
          <table:table-cell office:value-type="float" office:value="1.47680821797732E+018" calcext:value-type="float">
            <text:p>1.47680821797732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68082743297E+018" calcext:value-type="float">
            <text:p>1.4768082743297E+018</text:p>
          </table:table-cell>
          <table:table-cell office:value-type="float" office:value="1.4768082744384E+018" calcext:value-type="float">
            <text:p>1.4768082744384E+018</text:p>
          </table:table-cell>
          <table:table-cell office:value-type="float" office:value="1.4768082415728E+018" calcext:value-type="float">
            <text:p>1.4768082415728E+018</text:p>
          </table:table-cell>
          <table:table-cell office:value-type="float" office:value="1.47680824171471E+018" calcext:value-type="float">
            <text:p>1.47680824171471E+018</text:p>
          </table:table-cell>
          <table:table-cell office:value-type="float" office:value="1.47680821782424E+018" calcext:value-type="float">
            <text:p>1.47680821782424E+018</text:p>
          </table:table-cell>
          <table:table-cell office:value-type="float" office:value="1.47680821797774E+018" calcext:value-type="float">
            <text:p>1.47680821797774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680827433005E+018" calcext:value-type="float">
            <text:p>1.47680827433005E+018</text:p>
          </table:table-cell>
          <table:table-cell office:value-type="float" office:value="1.47680827443859E+018" calcext:value-type="float">
            <text:p>1.47680827443859E+018</text:p>
          </table:table-cell>
          <table:table-cell office:value-type="float" office:value="1.47680824157315E+018" calcext:value-type="float">
            <text:p>1.47680824157315E+018</text:p>
          </table:table-cell>
          <table:table-cell office:value-type="float" office:value="1.47680824171489E+018" calcext:value-type="float">
            <text:p>1.47680824171489E+018</text:p>
          </table:table-cell>
          <table:table-cell office:value-type="float" office:value="1.47680821782466E+018" calcext:value-type="float">
            <text:p>1.47680821782466E+018</text:p>
          </table:table-cell>
          <table:table-cell office:value-type="float" office:value="1.476808217978E+018" calcext:value-type="float">
            <text:p>1.476808217978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680827433041E+018" calcext:value-type="float">
            <text:p>1.47680827433041E+018</text:p>
          </table:table-cell>
          <table:table-cell office:value-type="float" office:value="1.47680827443875E+018" calcext:value-type="float">
            <text:p>1.47680827443875E+018</text:p>
          </table:table-cell>
          <table:table-cell office:value-type="float" office:value="1.47680824157352E+018" calcext:value-type="float">
            <text:p>1.47680824157352E+018</text:p>
          </table:table-cell>
          <table:table-cell office:value-type="float" office:value="1.47680824171509E+018" calcext:value-type="float">
            <text:p>1.47680824171509E+018</text:p>
          </table:table-cell>
          <table:table-cell office:value-type="float" office:value="1.47680821782505E+018" calcext:value-type="float">
            <text:p>1.47680821782505E+018</text:p>
          </table:table-cell>
          <table:table-cell office:value-type="float" office:value="1.47680821797806E+018" calcext:value-type="float">
            <text:p>1.47680821797806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68082743308E+018" calcext:value-type="float">
            <text:p>1.4768082743308E+018</text:p>
          </table:table-cell>
          <table:table-cell office:value-type="float" office:value="1.47680827443896E+018" calcext:value-type="float">
            <text:p>1.47680827443896E+018</text:p>
          </table:table-cell>
          <table:table-cell office:value-type="float" office:value="1.47680824157386E+018" calcext:value-type="float">
            <text:p>1.47680824157386E+018</text:p>
          </table:table-cell>
          <table:table-cell office:value-type="float" office:value="1.47680824171527E+018" calcext:value-type="float">
            <text:p>1.47680824171527E+018</text:p>
          </table:table-cell>
          <table:table-cell office:value-type="float" office:value="1.47680821782543E+018" calcext:value-type="float">
            <text:p>1.47680821782543E+018</text:p>
          </table:table-cell>
          <table:table-cell office:value-type="float" office:value="1.47680821797845E+018" calcext:value-type="float">
            <text:p>1.47680821797845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680827433116E+018" calcext:value-type="float">
            <text:p>1.47680827433116E+018</text:p>
          </table:table-cell>
          <table:table-cell office:value-type="float" office:value="1.47680827443913E+018" calcext:value-type="float">
            <text:p>1.47680827443913E+018</text:p>
          </table:table-cell>
          <table:table-cell office:value-type="float" office:value="1.47680824157421E+018" calcext:value-type="float">
            <text:p>1.47680824157421E+018</text:p>
          </table:table-cell>
          <table:table-cell office:value-type="float" office:value="1.47680824171546E+018" calcext:value-type="float">
            <text:p>1.47680824171546E+018</text:p>
          </table:table-cell>
          <table:table-cell office:value-type="float" office:value="1.47680821782581E+018" calcext:value-type="float">
            <text:p>1.47680821782581E+018</text:p>
          </table:table-cell>
          <table:table-cell office:value-type="float" office:value="1.47680821797877E+018" calcext:value-type="float">
            <text:p>1.47680821797877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680827433151E+018" calcext:value-type="float">
            <text:p>1.47680827433151E+018</text:p>
          </table:table-cell>
          <table:table-cell office:value-type="float" office:value="1.47680827443932E+018" calcext:value-type="float">
            <text:p>1.47680827443932E+018</text:p>
          </table:table-cell>
          <table:table-cell office:value-type="float" office:value="1.47680824157455E+018" calcext:value-type="float">
            <text:p>1.47680824157455E+018</text:p>
          </table:table-cell>
          <table:table-cell office:value-type="float" office:value="1.47680824171563E+018" calcext:value-type="float">
            <text:p>1.47680824171563E+018</text:p>
          </table:table-cell>
          <table:table-cell office:value-type="float" office:value="1.47680821782618E+018" calcext:value-type="float">
            <text:p>1.47680821782618E+018</text:p>
          </table:table-cell>
          <table:table-cell office:value-type="float" office:value="1.47680821797883E+018" calcext:value-type="float">
            <text:p>1.47680821797883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680827433186E+018" calcext:value-type="float">
            <text:p>1.47680827433186E+018</text:p>
          </table:table-cell>
          <table:table-cell office:value-type="float" office:value="1.47680827443951E+018" calcext:value-type="float">
            <text:p>1.47680827443951E+018</text:p>
          </table:table-cell>
          <table:table-cell office:value-type="float" office:value="1.4768082415749E+018" calcext:value-type="float">
            <text:p>1.4768082415749E+018</text:p>
          </table:table-cell>
          <table:table-cell office:value-type="float" office:value="1.47680824171581E+018" calcext:value-type="float">
            <text:p>1.47680824171581E+018</text:p>
          </table:table-cell>
          <table:table-cell office:value-type="float" office:value="1.47680821782663E+018" calcext:value-type="float">
            <text:p>1.47680821782663E+018</text:p>
          </table:table-cell>
          <table:table-cell office:value-type="float" office:value="1.47680821797889E+018" calcext:value-type="float">
            <text:p>1.47680821797889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680827433225E+018" calcext:value-type="float">
            <text:p>1.47680827433225E+018</text:p>
          </table:table-cell>
          <table:table-cell office:value-type="float" office:value="1.4768082744397E+018" calcext:value-type="float">
            <text:p>1.4768082744397E+018</text:p>
          </table:table-cell>
          <table:table-cell office:value-type="float" office:value="1.47680824157525E+018" calcext:value-type="float">
            <text:p>1.47680824157525E+018</text:p>
          </table:table-cell>
          <table:table-cell office:value-type="float" office:value="1.47680824171601E+018" calcext:value-type="float">
            <text:p>1.47680824171601E+018</text:p>
          </table:table-cell>
          <table:table-cell office:value-type="float" office:value="1.47680821782699E+018" calcext:value-type="float">
            <text:p>1.47680821782699E+018</text:p>
          </table:table-cell>
          <table:table-cell office:value-type="float" office:value="1.47680821797914E+018" calcext:value-type="float">
            <text:p>1.47680821797914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680827433265E+018" calcext:value-type="float">
            <text:p>1.47680827433265E+018</text:p>
          </table:table-cell>
          <table:table-cell office:value-type="float" office:value="1.47680827443993E+018" calcext:value-type="float">
            <text:p>1.47680827443993E+018</text:p>
          </table:table-cell>
          <table:table-cell office:value-type="float" office:value="1.4768082415756E+018" calcext:value-type="float">
            <text:p>1.4768082415756E+018</text:p>
          </table:table-cell>
          <table:table-cell office:value-type="float" office:value="1.47680824171618E+018" calcext:value-type="float">
            <text:p>1.47680824171618E+018</text:p>
          </table:table-cell>
          <table:table-cell office:value-type="float" office:value="1.47680821782736E+018" calcext:value-type="float">
            <text:p>1.47680821782736E+018</text:p>
          </table:table-cell>
          <table:table-cell office:value-type="float" office:value="1.47680821797926E+018" calcext:value-type="float">
            <text:p>1.47680821797926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680827433301E+018" calcext:value-type="float">
            <text:p>1.47680827433301E+018</text:p>
          </table:table-cell>
          <table:table-cell office:value-type="float" office:value="1.47680827444013E+018" calcext:value-type="float">
            <text:p>1.47680827444013E+018</text:p>
          </table:table-cell>
          <table:table-cell office:value-type="float" office:value="1.47680824157595E+018" calcext:value-type="float">
            <text:p>1.47680824157595E+018</text:p>
          </table:table-cell>
          <table:table-cell office:value-type="float" office:value="1.47680824171639E+018" calcext:value-type="float">
            <text:p>1.47680824171639E+018</text:p>
          </table:table-cell>
          <table:table-cell office:value-type="float" office:value="1.47680821782771E+018" calcext:value-type="float">
            <text:p>1.47680821782771E+018</text:p>
          </table:table-cell>
          <table:table-cell office:value-type="float" office:value="1.47680821797932E+018" calcext:value-type="float">
            <text:p>1.47680821797932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680827433338E+018" calcext:value-type="float">
            <text:p>1.47680827433338E+018</text:p>
          </table:table-cell>
          <table:table-cell office:value-type="float" office:value="1.4768082744403E+018" calcext:value-type="float">
            <text:p>1.4768082744403E+018</text:p>
          </table:table-cell>
          <table:table-cell office:value-type="float" office:value="1.47680824157635E+018" calcext:value-type="float">
            <text:p>1.47680824157635E+018</text:p>
          </table:table-cell>
          <table:table-cell office:value-type="float" office:value="1.47680824171656E+018" calcext:value-type="float">
            <text:p>1.47680824171656E+018</text:p>
          </table:table-cell>
          <table:table-cell office:value-type="float" office:value="1.47680821782806E+018" calcext:value-type="float">
            <text:p>1.47680821782806E+018</text:p>
          </table:table-cell>
          <table:table-cell office:value-type="float" office:value="1.47680821798005E+018" calcext:value-type="float">
            <text:p>1.47680821798005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680827433378E+018" calcext:value-type="float">
            <text:p>1.47680827433378E+018</text:p>
          </table:table-cell>
          <table:table-cell office:value-type="float" office:value="1.47680827444049E+018" calcext:value-type="float">
            <text:p>1.47680827444049E+018</text:p>
          </table:table-cell>
          <table:table-cell office:value-type="float" office:value="1.47680824157681E+018" calcext:value-type="float">
            <text:p>1.47680824157681E+018</text:p>
          </table:table-cell>
          <table:table-cell office:value-type="float" office:value="1.47680824171676E+018" calcext:value-type="float">
            <text:p>1.47680824171676E+018</text:p>
          </table:table-cell>
          <table:table-cell office:value-type="float" office:value="1.47680821782841E+018" calcext:value-type="float">
            <text:p>1.47680821782841E+018</text:p>
          </table:table-cell>
          <table:table-cell office:value-type="float" office:value="1.47680821798011E+018" calcext:value-type="float">
            <text:p>1.47680821798011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680827433413E+018" calcext:value-type="float">
            <text:p>1.47680827433413E+018</text:p>
          </table:table-cell>
          <table:table-cell office:value-type="float" office:value="1.47680827444068E+018" calcext:value-type="float">
            <text:p>1.47680827444068E+018</text:p>
          </table:table-cell>
          <table:table-cell office:value-type="float" office:value="1.47680824157724E+018" calcext:value-type="float">
            <text:p>1.47680824157724E+018</text:p>
          </table:table-cell>
          <table:table-cell office:value-type="float" office:value="1.47680824171696E+018" calcext:value-type="float">
            <text:p>1.47680824171696E+018</text:p>
          </table:table-cell>
          <table:table-cell office:value-type="float" office:value="1.47680821782879E+018" calcext:value-type="float">
            <text:p>1.47680821782879E+018</text:p>
          </table:table-cell>
          <table:table-cell office:value-type="float" office:value="1.47680821798017E+018" calcext:value-type="float">
            <text:p>1.47680821798017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680827433453E+018" calcext:value-type="float">
            <text:p>1.47680827433453E+018</text:p>
          </table:table-cell>
          <table:table-cell office:value-type="float" office:value="1.47680827444086E+018" calcext:value-type="float">
            <text:p>1.47680827444086E+018</text:p>
          </table:table-cell>
          <table:table-cell office:value-type="float" office:value="1.4768082415776E+018" calcext:value-type="float">
            <text:p>1.4768082415776E+018</text:p>
          </table:table-cell>
          <table:table-cell office:value-type="float" office:value="1.47680824171713E+018" calcext:value-type="float">
            <text:p>1.47680824171713E+018</text:p>
          </table:table-cell>
          <table:table-cell office:value-type="float" office:value="1.47680821782914E+018" calcext:value-type="float">
            <text:p>1.47680821782914E+018</text:p>
          </table:table-cell>
          <table:table-cell office:value-type="float" office:value="1.47680821798022E+018" calcext:value-type="float">
            <text:p>1.47680821798022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680827433489E+018" calcext:value-type="float">
            <text:p>1.47680827433489E+018</text:p>
          </table:table-cell>
          <table:table-cell office:value-type="float" office:value="1.47680827444105E+018" calcext:value-type="float">
            <text:p>1.47680827444105E+018</text:p>
          </table:table-cell>
          <table:table-cell office:value-type="float" office:value="1.47680824157794E+018" calcext:value-type="float">
            <text:p>1.47680824157794E+018</text:p>
          </table:table-cell>
          <table:table-cell office:value-type="float" office:value="1.47680824171732E+018" calcext:value-type="float">
            <text:p>1.47680824171732E+018</text:p>
          </table:table-cell>
          <table:table-cell office:value-type="float" office:value="1.47680821782951E+018" calcext:value-type="float">
            <text:p>1.47680821782951E+018</text:p>
          </table:table-cell>
          <table:table-cell office:value-type="float" office:value="1.47680821798027E+018" calcext:value-type="float">
            <text:p>1.47680821798027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680827433526E+018" calcext:value-type="float">
            <text:p>1.47680827433526E+018</text:p>
          </table:table-cell>
          <table:table-cell office:value-type="float" office:value="1.47680827444123E+018" calcext:value-type="float">
            <text:p>1.47680827444123E+018</text:p>
          </table:table-cell>
          <table:table-cell office:value-type="float" office:value="1.47680824157829E+018" calcext:value-type="float">
            <text:p>1.47680824157829E+018</text:p>
          </table:table-cell>
          <table:table-cell office:value-type="float" office:value="1.47680824171751E+018" calcext:value-type="float">
            <text:p>1.47680824171751E+018</text:p>
          </table:table-cell>
          <table:table-cell office:value-type="float" office:value="1.47680821782986E+018" calcext:value-type="float">
            <text:p>1.47680821782986E+018</text:p>
          </table:table-cell>
          <table:table-cell office:value-type="float" office:value="1.47680821798033E+018" calcext:value-type="float">
            <text:p>1.47680821798033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680827433566E+018" calcext:value-type="float">
            <text:p>1.47680827433566E+018</text:p>
          </table:table-cell>
          <table:table-cell office:value-type="float" office:value="1.47680827444142E+018" calcext:value-type="float">
            <text:p>1.47680827444142E+018</text:p>
          </table:table-cell>
          <table:table-cell office:value-type="float" office:value="1.47680824157875E+018" calcext:value-type="float">
            <text:p>1.47680824157875E+018</text:p>
          </table:table-cell>
          <table:table-cell office:value-type="float" office:value="1.47680824171768E+018" calcext:value-type="float">
            <text:p>1.47680824171768E+018</text:p>
          </table:table-cell>
          <table:table-cell office:value-type="float" office:value="1.4768082178302E+018" calcext:value-type="float">
            <text:p>1.4768082178302E+018</text:p>
          </table:table-cell>
          <table:table-cell office:value-type="float" office:value="1.47680821798038E+018" calcext:value-type="float">
            <text:p>1.47680821798038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680827433604E+018" calcext:value-type="float">
            <text:p>1.47680827433604E+018</text:p>
          </table:table-cell>
          <table:table-cell office:value-type="float" office:value="1.47680827444165E+018" calcext:value-type="float">
            <text:p>1.47680827444165E+018</text:p>
          </table:table-cell>
          <table:table-cell office:value-type="float" office:value="1.47680824157917E+018" calcext:value-type="float">
            <text:p>1.47680824157917E+018</text:p>
          </table:table-cell>
          <table:table-cell office:value-type="float" office:value="1.47680824171791E+018" calcext:value-type="float">
            <text:p>1.47680824171791E+018</text:p>
          </table:table-cell>
          <table:table-cell office:value-type="float" office:value="1.47680821783059E+018" calcext:value-type="float">
            <text:p>1.47680821783059E+018</text:p>
          </table:table-cell>
          <table:table-cell office:value-type="float" office:value="1.4768082179805E+018" calcext:value-type="float">
            <text:p>1.4768082179805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680827433645E+018" calcext:value-type="float">
            <text:p>1.47680827433645E+018</text:p>
          </table:table-cell>
          <table:table-cell office:value-type="float" office:value="1.47680827444182E+018" calcext:value-type="float">
            <text:p>1.47680827444182E+018</text:p>
          </table:table-cell>
          <table:table-cell office:value-type="float" office:value="1.47680824157953E+018" calcext:value-type="float">
            <text:p>1.47680824157953E+018</text:p>
          </table:table-cell>
          <table:table-cell office:value-type="float" office:value="1.47680824171808E+018" calcext:value-type="float">
            <text:p>1.47680824171808E+018</text:p>
          </table:table-cell>
          <table:table-cell office:value-type="float" office:value="1.47680821783095E+018" calcext:value-type="float">
            <text:p>1.47680821783095E+018</text:p>
          </table:table-cell>
          <table:table-cell office:value-type="float" office:value="1.47680821798055E+018" calcext:value-type="float">
            <text:p>1.47680821798055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680827433681E+018" calcext:value-type="float">
            <text:p>1.47680827433681E+018</text:p>
          </table:table-cell>
          <table:table-cell office:value-type="float" office:value="1.47680827444198E+018" calcext:value-type="float">
            <text:p>1.47680827444198E+018</text:p>
          </table:table-cell>
          <table:table-cell office:value-type="float" office:value="1.47680824157988E+018" calcext:value-type="float">
            <text:p>1.47680824157988E+018</text:p>
          </table:table-cell>
          <table:table-cell office:value-type="float" office:value="1.47680824171824E+018" calcext:value-type="float">
            <text:p>1.47680824171824E+018</text:p>
          </table:table-cell>
          <table:table-cell office:value-type="float" office:value="1.47680821783131E+018" calcext:value-type="float">
            <text:p>1.47680821783131E+018</text:p>
          </table:table-cell>
          <table:table-cell office:value-type="float" office:value="1.47680821798061E+018" calcext:value-type="float">
            <text:p>1.47680821798061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680827433716E+018" calcext:value-type="float">
            <text:p>1.47680827433716E+018</text:p>
          </table:table-cell>
          <table:table-cell office:value-type="float" office:value="1.47680827444218E+018" calcext:value-type="float">
            <text:p>1.47680827444218E+018</text:p>
          </table:table-cell>
          <table:table-cell office:value-type="float" office:value="1.47680824158033E+018" calcext:value-type="float">
            <text:p>1.47680824158033E+018</text:p>
          </table:table-cell>
          <table:table-cell office:value-type="float" office:value="1.47680824171841E+018" calcext:value-type="float">
            <text:p>1.47680824171841E+018</text:p>
          </table:table-cell>
          <table:table-cell office:value-type="float" office:value="1.4768082178317E+018" calcext:value-type="float">
            <text:p>1.4768082178317E+018</text:p>
          </table:table-cell>
          <table:table-cell office:value-type="float" office:value="1.47680821798066E+018" calcext:value-type="float">
            <text:p>1.47680821798066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680827433758E+018" calcext:value-type="float">
            <text:p>1.47680827433758E+018</text:p>
          </table:table-cell>
          <table:table-cell office:value-type="float" office:value="1.47680827444238E+018" calcext:value-type="float">
            <text:p>1.47680827444238E+018</text:p>
          </table:table-cell>
          <table:table-cell office:value-type="float" office:value="1.47680824158075E+018" calcext:value-type="float">
            <text:p>1.47680824158075E+018</text:p>
          </table:table-cell>
          <table:table-cell office:value-type="float" office:value="1.47680824171859E+018" calcext:value-type="float">
            <text:p>1.47680824171859E+018</text:p>
          </table:table-cell>
          <table:table-cell office:value-type="float" office:value="1.47680821783206E+018" calcext:value-type="float">
            <text:p>1.47680821783206E+018</text:p>
          </table:table-cell>
          <table:table-cell office:value-type="float" office:value="1.47680821798071E+018" calcext:value-type="float">
            <text:p>1.47680821798071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680827433794E+018" calcext:value-type="float">
            <text:p>1.47680827433794E+018</text:p>
          </table:table-cell>
          <table:table-cell office:value-type="float" office:value="1.47680827444255E+018" calcext:value-type="float">
            <text:p>1.47680827444255E+018</text:p>
          </table:table-cell>
          <table:table-cell office:value-type="float" office:value="1.47680824158144E+018" calcext:value-type="float">
            <text:p>1.47680824158144E+018</text:p>
          </table:table-cell>
          <table:table-cell office:value-type="float" office:value="1.47680824171876E+018" calcext:value-type="float">
            <text:p>1.47680824171876E+018</text:p>
          </table:table-cell>
          <table:table-cell office:value-type="float" office:value="1.47680821783242E+018" calcext:value-type="float">
            <text:p>1.47680821783242E+018</text:p>
          </table:table-cell>
          <table:table-cell office:value-type="float" office:value="1.47680821798077E+018" calcext:value-type="float">
            <text:p>1.47680821798077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68082743383E+018" calcext:value-type="float">
            <text:p>1.4768082743383E+018</text:p>
          </table:table-cell>
          <table:table-cell office:value-type="float" office:value="1.47680827444276E+018" calcext:value-type="float">
            <text:p>1.47680827444276E+018</text:p>
          </table:table-cell>
          <table:table-cell office:value-type="float" office:value="1.47680824158202E+018" calcext:value-type="float">
            <text:p>1.47680824158202E+018</text:p>
          </table:table-cell>
          <table:table-cell office:value-type="float" office:value="1.47680824171896E+018" calcext:value-type="float">
            <text:p>1.47680824171896E+018</text:p>
          </table:table-cell>
          <table:table-cell office:value-type="float" office:value="1.47680821783281E+018" calcext:value-type="float">
            <text:p>1.47680821783281E+018</text:p>
          </table:table-cell>
          <table:table-cell office:value-type="float" office:value="1.47680821798082E+018" calcext:value-type="float">
            <text:p>1.47680821798082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680827433869E+018" calcext:value-type="float">
            <text:p>1.47680827433869E+018</text:p>
          </table:table-cell>
          <table:table-cell office:value-type="float" office:value="1.47680827444295E+018" calcext:value-type="float">
            <text:p>1.47680827444295E+018</text:p>
          </table:table-cell>
          <table:table-cell office:value-type="float" office:value="1.47680824158246E+018" calcext:value-type="float">
            <text:p>1.47680824158246E+018</text:p>
          </table:table-cell>
          <table:table-cell office:value-type="float" office:value="1.47680824171915E+018" calcext:value-type="float">
            <text:p>1.47680824171915E+018</text:p>
          </table:table-cell>
          <table:table-cell office:value-type="float" office:value="1.47680821783317E+018" calcext:value-type="float">
            <text:p>1.47680821783317E+018</text:p>
          </table:table-cell>
          <table:table-cell office:value-type="float" office:value="1.47680821798101E+018" calcext:value-type="float">
            <text:p>1.47680821798101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680827433905E+018" calcext:value-type="float">
            <text:p>1.47680827433905E+018</text:p>
          </table:table-cell>
          <table:table-cell office:value-type="float" office:value="1.47680827444314E+018" calcext:value-type="float">
            <text:p>1.47680827444314E+018</text:p>
          </table:table-cell>
          <table:table-cell office:value-type="float" office:value="1.47680824158302E+018" calcext:value-type="float">
            <text:p>1.47680824158302E+018</text:p>
          </table:table-cell>
          <table:table-cell office:value-type="float" office:value="1.47680824171934E+018" calcext:value-type="float">
            <text:p>1.47680824171934E+018</text:p>
          </table:table-cell>
          <table:table-cell office:value-type="float" office:value="1.47680821783354E+018" calcext:value-type="float">
            <text:p>1.47680821783354E+018</text:p>
          </table:table-cell>
          <table:table-cell office:value-type="float" office:value="1.47680821798156E+018" calcext:value-type="float">
            <text:p>1.47680821798156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680827433941E+018" calcext:value-type="float">
            <text:p>1.47680827433941E+018</text:p>
          </table:table-cell>
          <table:table-cell office:value-type="float" office:value="1.47680827444334E+018" calcext:value-type="float">
            <text:p>1.47680827444334E+018</text:p>
          </table:table-cell>
          <table:table-cell office:value-type="float" office:value="1.47680824158356E+018" calcext:value-type="float">
            <text:p>1.47680824158356E+018</text:p>
          </table:table-cell>
          <table:table-cell office:value-type="float" office:value="1.4768082417195E+018" calcext:value-type="float">
            <text:p>1.4768082417195E+018</text:p>
          </table:table-cell>
          <table:table-cell office:value-type="float" office:value="1.47680821783392E+018" calcext:value-type="float">
            <text:p>1.47680821783392E+018</text:p>
          </table:table-cell>
          <table:table-cell office:value-type="float" office:value="1.47680821798162E+018" calcext:value-type="float">
            <text:p>1.47680821798162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68082743398E+018" calcext:value-type="float">
            <text:p>1.4768082743398E+018</text:p>
          </table:table-cell>
          <table:table-cell office:value-type="float" office:value="1.47680827444352E+018" calcext:value-type="float">
            <text:p>1.47680827444352E+018</text:p>
          </table:table-cell>
          <table:table-cell office:value-type="float" office:value="1.47680824158397E+018" calcext:value-type="float">
            <text:p>1.47680824158397E+018</text:p>
          </table:table-cell>
          <table:table-cell office:value-type="float" office:value="1.47680824171972E+018" calcext:value-type="float">
            <text:p>1.47680824171972E+018</text:p>
          </table:table-cell>
          <table:table-cell office:value-type="float" office:value="1.47680821783428E+018" calcext:value-type="float">
            <text:p>1.47680821783428E+018</text:p>
          </table:table-cell>
          <table:table-cell office:value-type="float" office:value="1.47680821798168E+018" calcext:value-type="float">
            <text:p>1.47680821798168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680827434016E+018" calcext:value-type="float">
            <text:p>1.47680827434016E+018</text:p>
          </table:table-cell>
          <table:table-cell office:value-type="float" office:value="1.47680827444372E+018" calcext:value-type="float">
            <text:p>1.47680827444372E+018</text:p>
          </table:table-cell>
          <table:table-cell office:value-type="float" office:value="1.47680824158432E+018" calcext:value-type="float">
            <text:p>1.47680824158432E+018</text:p>
          </table:table-cell>
          <table:table-cell office:value-type="float" office:value="1.47680824171991E+018" calcext:value-type="float">
            <text:p>1.47680824171991E+018</text:p>
          </table:table-cell>
          <table:table-cell office:value-type="float" office:value="1.47680821783464E+018" calcext:value-type="float">
            <text:p>1.47680821783464E+018</text:p>
          </table:table-cell>
          <table:table-cell office:value-type="float" office:value="1.47680821798173E+018" calcext:value-type="float">
            <text:p>1.47680821798173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680827434056E+018" calcext:value-type="float">
            <text:p>1.47680827434056E+018</text:p>
          </table:table-cell>
          <table:table-cell office:value-type="float" office:value="1.47680827444391E+018" calcext:value-type="float">
            <text:p>1.47680827444391E+018</text:p>
          </table:table-cell>
          <table:table-cell office:value-type="float" office:value="1.47680824158467E+018" calcext:value-type="float">
            <text:p>1.47680824158467E+018</text:p>
          </table:table-cell>
          <table:table-cell office:value-type="float" office:value="1.4768082417201E+018" calcext:value-type="float">
            <text:p>1.4768082417201E+018</text:p>
          </table:table-cell>
          <table:table-cell office:value-type="float" office:value="1.47680821783499E+018" calcext:value-type="float">
            <text:p>1.47680821783499E+018</text:p>
          </table:table-cell>
          <table:table-cell office:value-type="float" office:value="1.47680821798178E+018" calcext:value-type="float">
            <text:p>1.47680821798178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680827434091E+018" calcext:value-type="float">
            <text:p>1.47680827434091E+018</text:p>
          </table:table-cell>
          <table:table-cell office:value-type="float" office:value="1.4768082744441E+018" calcext:value-type="float">
            <text:p>1.4768082744441E+018</text:p>
          </table:table-cell>
          <table:table-cell office:value-type="float" office:value="1.47680824158502E+018" calcext:value-type="float">
            <text:p>1.47680824158502E+018</text:p>
          </table:table-cell>
          <table:table-cell office:value-type="float" office:value="1.47680824172029E+018" calcext:value-type="float">
            <text:p>1.47680824172029E+018</text:p>
          </table:table-cell>
          <table:table-cell office:value-type="float" office:value="1.47680821783538E+018" calcext:value-type="float">
            <text:p>1.47680821783538E+018</text:p>
          </table:table-cell>
          <table:table-cell office:value-type="float" office:value="1.47680821798184E+018" calcext:value-type="float">
            <text:p>1.47680821798184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680827434128E+018" calcext:value-type="float">
            <text:p>1.47680827434128E+018</text:p>
          </table:table-cell>
          <table:table-cell office:value-type="float" office:value="1.47680827444428E+018" calcext:value-type="float">
            <text:p>1.47680827444428E+018</text:p>
          </table:table-cell>
          <table:table-cell office:value-type="float" office:value="1.47680824158536E+018" calcext:value-type="float">
            <text:p>1.47680824158536E+018</text:p>
          </table:table-cell>
          <table:table-cell office:value-type="float" office:value="1.47680824172047E+018" calcext:value-type="float">
            <text:p>1.47680824172047E+018</text:p>
          </table:table-cell>
          <table:table-cell office:value-type="float" office:value="1.47680821783574E+018" calcext:value-type="float">
            <text:p>1.47680821783574E+018</text:p>
          </table:table-cell>
          <table:table-cell office:value-type="float" office:value="1.47680821798189E+018" calcext:value-type="float">
            <text:p>1.47680821798189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680827434163E+018" calcext:value-type="float">
            <text:p>1.47680827434163E+018</text:p>
          </table:table-cell>
          <table:table-cell office:value-type="float" office:value="1.47680827444449E+018" calcext:value-type="float">
            <text:p>1.47680827444449E+018</text:p>
          </table:table-cell>
          <table:table-cell office:value-type="float" office:value="1.47680824158571E+018" calcext:value-type="float">
            <text:p>1.47680824158571E+018</text:p>
          </table:table-cell>
          <table:table-cell office:value-type="float" office:value="1.47680824172066E+018" calcext:value-type="float">
            <text:p>1.47680824172066E+018</text:p>
          </table:table-cell>
          <table:table-cell office:value-type="float" office:value="1.4768082178361E+018" calcext:value-type="float">
            <text:p>1.4768082178361E+018</text:p>
          </table:table-cell>
          <table:table-cell office:value-type="float" office:value="1.47680821798194E+018" calcext:value-type="float">
            <text:p>1.47680821798194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680827434199E+018" calcext:value-type="float">
            <text:p>1.47680827434199E+018</text:p>
          </table:table-cell>
          <table:table-cell office:value-type="float" office:value="1.47680827444467E+018" calcext:value-type="float">
            <text:p>1.47680827444467E+018</text:p>
          </table:table-cell>
          <table:table-cell office:value-type="float" office:value="1.47680824158606E+018" calcext:value-type="float">
            <text:p>1.47680824158606E+018</text:p>
          </table:table-cell>
          <table:table-cell office:value-type="float" office:value="1.47680824172084E+018" calcext:value-type="float">
            <text:p>1.47680824172084E+018</text:p>
          </table:table-cell>
          <table:table-cell office:value-type="float" office:value="1.4768082178365E+018" calcext:value-type="float">
            <text:p>1.4768082178365E+018</text:p>
          </table:table-cell>
          <table:table-cell office:value-type="float" office:value="1.476808217982E+018" calcext:value-type="float">
            <text:p>1.476808217982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680827434238E+018" calcext:value-type="float">
            <text:p>1.47680827434238E+018</text:p>
          </table:table-cell>
          <table:table-cell office:value-type="float" office:value="1.47680827444486E+018" calcext:value-type="float">
            <text:p>1.47680827444486E+018</text:p>
          </table:table-cell>
          <table:table-cell office:value-type="float" office:value="1.47680824158645E+018" calcext:value-type="float">
            <text:p>1.47680824158645E+018</text:p>
          </table:table-cell>
          <table:table-cell office:value-type="float" office:value="1.47680824172113E+018" calcext:value-type="float">
            <text:p>1.47680824172113E+018</text:p>
          </table:table-cell>
          <table:table-cell office:value-type="float" office:value="1.47680821783685E+018" calcext:value-type="float">
            <text:p>1.47680821783685E+018</text:p>
          </table:table-cell>
          <table:table-cell office:value-type="float" office:value="1.47680821798218E+018" calcext:value-type="float">
            <text:p>1.47680821798218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680827434273E+018" calcext:value-type="float">
            <text:p>1.47680827434273E+018</text:p>
          </table:table-cell>
          <table:table-cell office:value-type="float" office:value="1.47680827444506E+018" calcext:value-type="float">
            <text:p>1.47680827444506E+018</text:p>
          </table:table-cell>
          <table:table-cell office:value-type="float" office:value="1.4768082415868E+018" calcext:value-type="float">
            <text:p>1.4768082415868E+018</text:p>
          </table:table-cell>
          <table:table-cell office:value-type="float" office:value="1.4768082417213E+018" calcext:value-type="float">
            <text:p>1.4768082417213E+018</text:p>
          </table:table-cell>
          <table:table-cell office:value-type="float" office:value="1.4768082178372E+018" calcext:value-type="float">
            <text:p>1.4768082178372E+018</text:p>
          </table:table-cell>
          <table:table-cell office:value-type="float" office:value="1.47680821798273E+018" calcext:value-type="float">
            <text:p>1.47680821798273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680827434308E+018" calcext:value-type="float">
            <text:p>1.47680827434308E+018</text:p>
          </table:table-cell>
          <table:table-cell office:value-type="float" office:value="1.47680827444526E+018" calcext:value-type="float">
            <text:p>1.47680827444526E+018</text:p>
          </table:table-cell>
          <table:table-cell office:value-type="float" office:value="1.47680824158715E+018" calcext:value-type="float">
            <text:p>1.47680824158715E+018</text:p>
          </table:table-cell>
          <table:table-cell office:value-type="float" office:value="1.47680824172146E+018" calcext:value-type="float">
            <text:p>1.47680824172146E+018</text:p>
          </table:table-cell>
          <table:table-cell office:value-type="float" office:value="1.47680821783755E+018" calcext:value-type="float">
            <text:p>1.47680821783755E+018</text:p>
          </table:table-cell>
          <table:table-cell office:value-type="float" office:value="1.47680821798279E+018" calcext:value-type="float">
            <text:p>1.47680821798279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680827434348E+018" calcext:value-type="float">
            <text:p>1.47680827434348E+018</text:p>
          </table:table-cell>
          <table:table-cell office:value-type="float" office:value="1.47680827444543E+018" calcext:value-type="float">
            <text:p>1.47680827444543E+018</text:p>
          </table:table-cell>
          <table:table-cell office:value-type="float" office:value="1.4768082415875E+018" calcext:value-type="float">
            <text:p>1.4768082415875E+018</text:p>
          </table:table-cell>
          <table:table-cell office:value-type="float" office:value="1.47680824172163E+018" calcext:value-type="float">
            <text:p>1.47680824172163E+018</text:p>
          </table:table-cell>
          <table:table-cell office:value-type="float" office:value="1.4768082178379E+018" calcext:value-type="float">
            <text:p>1.4768082178379E+018</text:p>
          </table:table-cell>
          <table:table-cell office:value-type="float" office:value="1.47680821798285E+018" calcext:value-type="float">
            <text:p>1.47680821798285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680827434383E+018" calcext:value-type="float">
            <text:p>1.47680827434383E+018</text:p>
          </table:table-cell>
          <table:table-cell office:value-type="float" office:value="1.47680827444564E+018" calcext:value-type="float">
            <text:p>1.47680827444564E+018</text:p>
          </table:table-cell>
          <table:table-cell office:value-type="float" office:value="1.47680824158784E+018" calcext:value-type="float">
            <text:p>1.47680824158784E+018</text:p>
          </table:table-cell>
          <table:table-cell office:value-type="float" office:value="1.47680824172179E+018" calcext:value-type="float">
            <text:p>1.47680824172179E+018</text:p>
          </table:table-cell>
          <table:table-cell office:value-type="float" office:value="1.47680821783825E+018" calcext:value-type="float">
            <text:p>1.47680821783825E+018</text:p>
          </table:table-cell>
          <table:table-cell office:value-type="float" office:value="1.4768082179829E+018" calcext:value-type="float">
            <text:p>1.4768082179829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680827434419E+018" calcext:value-type="float">
            <text:p>1.47680827434419E+018</text:p>
          </table:table-cell>
          <table:table-cell office:value-type="float" office:value="1.47680827444582E+018" calcext:value-type="float">
            <text:p>1.47680827444582E+018</text:p>
          </table:table-cell>
          <table:table-cell office:value-type="float" office:value="1.47680824158819E+018" calcext:value-type="float">
            <text:p>1.47680824158819E+018</text:p>
          </table:table-cell>
          <table:table-cell office:value-type="float" office:value="1.47680824172195E+018" calcext:value-type="float">
            <text:p>1.47680824172195E+018</text:p>
          </table:table-cell>
          <table:table-cell office:value-type="float" office:value="1.47680821783859E+018" calcext:value-type="float">
            <text:p>1.47680821783859E+018</text:p>
          </table:table-cell>
          <table:table-cell office:value-type="float" office:value="1.47680821798295E+018" calcext:value-type="float">
            <text:p>1.47680821798295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680827434454E+018" calcext:value-type="float">
            <text:p>1.47680827434454E+018</text:p>
          </table:table-cell>
          <table:table-cell office:value-type="float" office:value="1.47680827444601E+018" calcext:value-type="float">
            <text:p>1.47680827444601E+018</text:p>
          </table:table-cell>
          <table:table-cell office:value-type="float" office:value="1.47680824158854E+018" calcext:value-type="float">
            <text:p>1.47680824158854E+018</text:p>
          </table:table-cell>
          <table:table-cell office:value-type="float" office:value="1.47680824172212E+018" calcext:value-type="float">
            <text:p>1.47680824172212E+018</text:p>
          </table:table-cell>
          <table:table-cell office:value-type="float" office:value="1.47680821783894E+018" calcext:value-type="float">
            <text:p>1.47680821783894E+018</text:p>
          </table:table-cell>
          <table:table-cell office:value-type="float" office:value="1.47680821798301E+018" calcext:value-type="float">
            <text:p>1.47680821798301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680827434493E+018" calcext:value-type="float">
            <text:p>1.47680827434493E+018</text:p>
          </table:table-cell>
          <table:table-cell office:value-type="float" office:value="1.47680827444625E+018" calcext:value-type="float">
            <text:p>1.47680827444625E+018</text:p>
          </table:table-cell>
          <table:table-cell office:value-type="float" office:value="1.47680824158889E+018" calcext:value-type="float">
            <text:p>1.47680824158889E+018</text:p>
          </table:table-cell>
          <table:table-cell office:value-type="float" office:value="1.47680824172229E+018" calcext:value-type="float">
            <text:p>1.47680824172229E+018</text:p>
          </table:table-cell>
          <table:table-cell office:value-type="float" office:value="1.47680821783929E+018" calcext:value-type="float">
            <text:p>1.47680821783929E+018</text:p>
          </table:table-cell>
          <table:table-cell office:value-type="float" office:value="1.47680821798306E+018" calcext:value-type="float">
            <text:p>1.47680821798306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680827434528E+018" calcext:value-type="float">
            <text:p>1.47680827434528E+018</text:p>
          </table:table-cell>
          <table:table-cell office:value-type="float" office:value="1.47680827444642E+018" calcext:value-type="float">
            <text:p>1.47680827444642E+018</text:p>
          </table:table-cell>
          <table:table-cell office:value-type="float" office:value="1.47680824158925E+018" calcext:value-type="float">
            <text:p>1.47680824158925E+018</text:p>
          </table:table-cell>
          <table:table-cell office:value-type="float" office:value="1.47680824172246E+018" calcext:value-type="float">
            <text:p>1.47680824172246E+018</text:p>
          </table:table-cell>
          <table:table-cell office:value-type="float" office:value="1.47680821783967E+018" calcext:value-type="float">
            <text:p>1.47680821783967E+018</text:p>
          </table:table-cell>
          <table:table-cell office:value-type="float" office:value="1.47680821798311E+018" calcext:value-type="float">
            <text:p>1.47680821798311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680827434568E+018" calcext:value-type="float">
            <text:p>1.47680827434568E+018</text:p>
          </table:table-cell>
          <table:table-cell office:value-type="float" office:value="1.47680827444658E+018" calcext:value-type="float">
            <text:p>1.47680827444658E+018</text:p>
          </table:table-cell>
          <table:table-cell office:value-type="float" office:value="1.47680824158984E+018" calcext:value-type="float">
            <text:p>1.47680824158984E+018</text:p>
          </table:table-cell>
          <table:table-cell office:value-type="float" office:value="1.47680824172262E+018" calcext:value-type="float">
            <text:p>1.47680824172262E+018</text:p>
          </table:table-cell>
          <table:table-cell office:value-type="float" office:value="1.47680821784003E+018" calcext:value-type="float">
            <text:p>1.47680821784003E+018</text:p>
          </table:table-cell>
          <table:table-cell office:value-type="float" office:value="1.47680821798317E+018" calcext:value-type="float">
            <text:p>1.47680821798317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680827434604E+018" calcext:value-type="float">
            <text:p>1.47680827434604E+018</text:p>
          </table:table-cell>
          <table:table-cell office:value-type="float" office:value="1.47680827444678E+018" calcext:value-type="float">
            <text:p>1.47680827444678E+018</text:p>
          </table:table-cell>
          <table:table-cell office:value-type="float" office:value="1.47680824159027E+018" calcext:value-type="float">
            <text:p>1.47680824159027E+018</text:p>
          </table:table-cell>
          <table:table-cell office:value-type="float" office:value="1.47680824172279E+018" calcext:value-type="float">
            <text:p>1.47680824172279E+018</text:p>
          </table:table-cell>
          <table:table-cell office:value-type="float" office:value="1.47680821784039E+018" calcext:value-type="float">
            <text:p>1.47680821784039E+018</text:p>
          </table:table-cell>
          <table:table-cell office:value-type="float" office:value="1.47680821798343E+018" calcext:value-type="float">
            <text:p>1.47680821798343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680827434645E+018" calcext:value-type="float">
            <text:p>1.47680827434645E+018</text:p>
          </table:table-cell>
          <table:table-cell office:value-type="float" office:value="1.47680827444697E+018" calcext:value-type="float">
            <text:p>1.47680827444697E+018</text:p>
          </table:table-cell>
          <table:table-cell office:value-type="float" office:value="1.47680824159063E+018" calcext:value-type="float">
            <text:p>1.47680824159063E+018</text:p>
          </table:table-cell>
          <table:table-cell office:value-type="float" office:value="1.47680824172295E+018" calcext:value-type="float">
            <text:p>1.47680824172295E+018</text:p>
          </table:table-cell>
          <table:table-cell office:value-type="float" office:value="1.47680821784074E+018" calcext:value-type="float">
            <text:p>1.47680821784074E+018</text:p>
          </table:table-cell>
          <table:table-cell office:value-type="float" office:value="1.4768082179835E+018" calcext:value-type="float">
            <text:p>1.4768082179835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680827434681E+018" calcext:value-type="float">
            <text:p>1.47680827434681E+018</text:p>
          </table:table-cell>
          <table:table-cell office:value-type="float" office:value="1.47680827444716E+018" calcext:value-type="float">
            <text:p>1.47680827444716E+018</text:p>
          </table:table-cell>
          <table:table-cell office:value-type="float" office:value="1.47680824159098E+018" calcext:value-type="float">
            <text:p>1.47680824159098E+018</text:p>
          </table:table-cell>
          <table:table-cell office:value-type="float" office:value="1.47680824172315E+018" calcext:value-type="float">
            <text:p>1.47680824172315E+018</text:p>
          </table:table-cell>
          <table:table-cell office:value-type="float" office:value="1.47680821784113E+018" calcext:value-type="float">
            <text:p>1.47680821784113E+018</text:p>
          </table:table-cell>
          <table:table-cell office:value-type="float" office:value="1.47680821798385E+018" calcext:value-type="float">
            <text:p>1.47680821798385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68082743472E+018" calcext:value-type="float">
            <text:p>1.4768082743472E+018</text:p>
          </table:table-cell>
          <table:table-cell office:value-type="float" office:value="1.47680827444734E+018" calcext:value-type="float">
            <text:p>1.47680827444734E+018</text:p>
          </table:table-cell>
          <table:table-cell office:value-type="float" office:value="1.47680824159147E+018" calcext:value-type="float">
            <text:p>1.47680824159147E+018</text:p>
          </table:table-cell>
          <table:table-cell office:value-type="float" office:value="1.47680824172334E+018" calcext:value-type="float">
            <text:p>1.47680824172334E+018</text:p>
          </table:table-cell>
          <table:table-cell office:value-type="float" office:value="1.47680821784149E+018" calcext:value-type="float">
            <text:p>1.47680821784149E+018</text:p>
          </table:table-cell>
          <table:table-cell office:value-type="float" office:value="1.47680821798391E+018" calcext:value-type="float">
            <text:p>1.47680821798391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680827434755E+018" calcext:value-type="float">
            <text:p>1.47680827434755E+018</text:p>
          </table:table-cell>
          <table:table-cell office:value-type="float" office:value="1.47680827444753E+018" calcext:value-type="float">
            <text:p>1.47680827444753E+018</text:p>
          </table:table-cell>
          <table:table-cell office:value-type="float" office:value="1.4768082415919E+018" calcext:value-type="float">
            <text:p>1.4768082415919E+018</text:p>
          </table:table-cell>
          <table:table-cell office:value-type="float" office:value="1.47680824172352E+018" calcext:value-type="float">
            <text:p>1.47680824172352E+018</text:p>
          </table:table-cell>
          <table:table-cell office:value-type="float" office:value="1.47680821784185E+018" calcext:value-type="float">
            <text:p>1.47680821784185E+018</text:p>
          </table:table-cell>
          <table:table-cell office:value-type="float" office:value="1.47680821798396E+018" calcext:value-type="float">
            <text:p>1.47680821798396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680827434795E+018" calcext:value-type="float">
            <text:p>1.47680827434795E+018</text:p>
          </table:table-cell>
          <table:table-cell office:value-type="float" office:value="1.47680827444772E+018" calcext:value-type="float">
            <text:p>1.47680827444772E+018</text:p>
          </table:table-cell>
          <table:table-cell office:value-type="float" office:value="1.47680824159225E+018" calcext:value-type="float">
            <text:p>1.47680824159225E+018</text:p>
          </table:table-cell>
          <table:table-cell office:value-type="float" office:value="1.47680824172371E+018" calcext:value-type="float">
            <text:p>1.47680824172371E+018</text:p>
          </table:table-cell>
          <table:table-cell office:value-type="float" office:value="1.4768082178422E+018" calcext:value-type="float">
            <text:p>1.4768082178422E+018</text:p>
          </table:table-cell>
          <table:table-cell office:value-type="float" office:value="1.47680821798401E+018" calcext:value-type="float">
            <text:p>1.47680821798401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680827434831E+018" calcext:value-type="float">
            <text:p>1.47680827434831E+018</text:p>
          </table:table-cell>
          <table:table-cell office:value-type="float" office:value="1.47680827444789E+018" calcext:value-type="float">
            <text:p>1.47680827444789E+018</text:p>
          </table:table-cell>
          <table:table-cell office:value-type="float" office:value="1.4768082415926E+018" calcext:value-type="float">
            <text:p>1.4768082415926E+018</text:p>
          </table:table-cell>
          <table:table-cell office:value-type="float" office:value="1.47680824172389E+018" calcext:value-type="float">
            <text:p>1.47680824172389E+018</text:p>
          </table:table-cell>
          <table:table-cell office:value-type="float" office:value="1.47680821784255E+018" calcext:value-type="float">
            <text:p>1.47680821784255E+018</text:p>
          </table:table-cell>
          <table:table-cell office:value-type="float" office:value="1.47680821798407E+018" calcext:value-type="float">
            <text:p>1.47680821798407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680827434867E+018" calcext:value-type="float">
            <text:p>1.47680827434867E+018</text:p>
          </table:table-cell>
          <table:table-cell office:value-type="float" office:value="1.47680827444809E+018" calcext:value-type="float">
            <text:p>1.47680827444809E+018</text:p>
          </table:table-cell>
          <table:table-cell office:value-type="float" office:value="1.47680824159306E+018" calcext:value-type="float">
            <text:p>1.47680824159306E+018</text:p>
          </table:table-cell>
          <table:table-cell office:value-type="float" office:value="1.47680824172414E+018" calcext:value-type="float">
            <text:p>1.47680824172414E+018</text:p>
          </table:table-cell>
          <table:table-cell office:value-type="float" office:value="1.47680821784294E+018" calcext:value-type="float">
            <text:p>1.47680821784294E+018</text:p>
          </table:table-cell>
          <table:table-cell office:value-type="float" office:value="1.47680821798415E+018" calcext:value-type="float">
            <text:p>1.47680821798415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680827434906E+018" calcext:value-type="float">
            <text:p>1.47680827434906E+018</text:p>
          </table:table-cell>
          <table:table-cell office:value-type="float" office:value="1.47680827444826E+018" calcext:value-type="float">
            <text:p>1.47680827444826E+018</text:p>
          </table:table-cell>
          <table:table-cell office:value-type="float" office:value="1.47680824159348E+018" calcext:value-type="float">
            <text:p>1.47680824159348E+018</text:p>
          </table:table-cell>
          <table:table-cell office:value-type="float" office:value="1.47680824172435E+018" calcext:value-type="float">
            <text:p>1.47680824172435E+018</text:p>
          </table:table-cell>
          <table:table-cell office:value-type="float" office:value="1.4768082178433E+018" calcext:value-type="float">
            <text:p>1.4768082178433E+018</text:p>
          </table:table-cell>
          <table:table-cell office:value-type="float" office:value="1.47680821798433E+018" calcext:value-type="float">
            <text:p>1.47680821798433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680827434942E+018" calcext:value-type="float">
            <text:p>1.47680827434942E+018</text:p>
          </table:table-cell>
          <table:table-cell office:value-type="float" office:value="1.47680827444847E+018" calcext:value-type="float">
            <text:p>1.47680827444847E+018</text:p>
          </table:table-cell>
          <table:table-cell office:value-type="float" office:value="1.47680824159384E+018" calcext:value-type="float">
            <text:p>1.47680824159384E+018</text:p>
          </table:table-cell>
          <table:table-cell office:value-type="float" office:value="1.47680824172452E+018" calcext:value-type="float">
            <text:p>1.47680824172452E+018</text:p>
          </table:table-cell>
          <table:table-cell office:value-type="float" office:value="1.47680821784366E+018" calcext:value-type="float">
            <text:p>1.47680821784366E+018</text:p>
          </table:table-cell>
          <table:table-cell office:value-type="float" office:value="1.47680821798473E+018" calcext:value-type="float">
            <text:p>1.47680821798473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680827434978E+018" calcext:value-type="float">
            <text:p>1.47680827434978E+018</text:p>
          </table:table-cell>
          <table:table-cell office:value-type="float" office:value="1.47680827444863E+018" calcext:value-type="float">
            <text:p>1.47680827444863E+018</text:p>
          </table:table-cell>
          <table:table-cell office:value-type="float" office:value="1.4768082415942E+018" calcext:value-type="float">
            <text:p>1.4768082415942E+018</text:p>
          </table:table-cell>
          <table:table-cell office:value-type="float" office:value="1.47680824172471E+018" calcext:value-type="float">
            <text:p>1.47680824172471E+018</text:p>
          </table:table-cell>
          <table:table-cell office:value-type="float" office:value="1.47680821784401E+018" calcext:value-type="float">
            <text:p>1.47680821784401E+018</text:p>
          </table:table-cell>
          <table:table-cell office:value-type="float" office:value="1.47680821798479E+018" calcext:value-type="float">
            <text:p>1.47680821798479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680827435017E+018" calcext:value-type="float">
            <text:p>1.47680827435017E+018</text:p>
          </table:table-cell>
          <table:table-cell office:value-type="float" office:value="1.47680827444883E+018" calcext:value-type="float">
            <text:p>1.47680827444883E+018</text:p>
          </table:table-cell>
          <table:table-cell office:value-type="float" office:value="1.47680824159468E+018" calcext:value-type="float">
            <text:p>1.47680824159468E+018</text:p>
          </table:table-cell>
          <table:table-cell office:value-type="float" office:value="1.47680824172492E+018" calcext:value-type="float">
            <text:p>1.47680824172492E+018</text:p>
          </table:table-cell>
          <table:table-cell office:value-type="float" office:value="1.47680821784439E+018" calcext:value-type="float">
            <text:p>1.47680821784439E+018</text:p>
          </table:table-cell>
          <table:table-cell office:value-type="float" office:value="1.47680821798484E+018" calcext:value-type="float">
            <text:p>1.47680821798484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680827435053E+018" calcext:value-type="float">
            <text:p>1.47680827435053E+018</text:p>
          </table:table-cell>
          <table:table-cell office:value-type="float" office:value="1.47680827444901E+018" calcext:value-type="float">
            <text:p>1.47680827444901E+018</text:p>
          </table:table-cell>
          <table:table-cell office:value-type="float" office:value="1.47680824159534E+018" calcext:value-type="float">
            <text:p>1.47680824159534E+018</text:p>
          </table:table-cell>
          <table:table-cell office:value-type="float" office:value="1.4768082417251E+018" calcext:value-type="float">
            <text:p>1.4768082417251E+018</text:p>
          </table:table-cell>
          <table:table-cell office:value-type="float" office:value="1.47680821784475E+018" calcext:value-type="float">
            <text:p>1.47680821784475E+018</text:p>
          </table:table-cell>
          <table:table-cell office:value-type="float" office:value="1.4768082179849E+018" calcext:value-type="float">
            <text:p>1.4768082179849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680827435096E+018" calcext:value-type="float">
            <text:p>1.47680827435096E+018</text:p>
          </table:table-cell>
          <table:table-cell office:value-type="float" office:value="1.4768082744492E+018" calcext:value-type="float">
            <text:p>1.4768082744492E+018</text:p>
          </table:table-cell>
          <table:table-cell office:value-type="float" office:value="1.4768082415958E+018" calcext:value-type="float">
            <text:p>1.4768082415958E+018</text:p>
          </table:table-cell>
          <table:table-cell office:value-type="float" office:value="1.47680824172529E+018" calcext:value-type="float">
            <text:p>1.47680824172529E+018</text:p>
          </table:table-cell>
          <table:table-cell office:value-type="float" office:value="1.47680821784512E+018" calcext:value-type="float">
            <text:p>1.47680821784512E+018</text:p>
          </table:table-cell>
          <table:table-cell office:value-type="float" office:value="1.47680821798495E+018" calcext:value-type="float">
            <text:p>1.47680821798495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680827435132E+018" calcext:value-type="float">
            <text:p>1.47680827435132E+018</text:p>
          </table:table-cell>
          <table:table-cell office:value-type="float" office:value="1.47680827444939E+018" calcext:value-type="float">
            <text:p>1.47680827444939E+018</text:p>
          </table:table-cell>
          <table:table-cell office:value-type="float" office:value="1.47680824159616E+018" calcext:value-type="float">
            <text:p>1.47680824159616E+018</text:p>
          </table:table-cell>
          <table:table-cell office:value-type="float" office:value="1.47680824172547E+018" calcext:value-type="float">
            <text:p>1.47680824172547E+018</text:p>
          </table:table-cell>
          <table:table-cell office:value-type="float" office:value="1.47680821784547E+018" calcext:value-type="float">
            <text:p>1.47680821784547E+018</text:p>
          </table:table-cell>
          <table:table-cell office:value-type="float" office:value="1.47680821798513E+018" calcext:value-type="float">
            <text:p>1.47680821798513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680827435169E+018" calcext:value-type="float">
            <text:p>1.47680827435169E+018</text:p>
          </table:table-cell>
          <table:table-cell office:value-type="float" office:value="1.47680827444958E+018" calcext:value-type="float">
            <text:p>1.47680827444958E+018</text:p>
          </table:table-cell>
          <table:table-cell office:value-type="float" office:value="1.47680824159656E+018" calcext:value-type="float">
            <text:p>1.47680824159656E+018</text:p>
          </table:table-cell>
          <table:table-cell office:value-type="float" office:value="1.47680824172566E+018" calcext:value-type="float">
            <text:p>1.47680824172566E+018</text:p>
          </table:table-cell>
          <table:table-cell office:value-type="float" office:value="1.47680821784585E+018" calcext:value-type="float">
            <text:p>1.47680821784585E+018</text:p>
          </table:table-cell>
          <table:table-cell office:value-type="float" office:value="1.47680821798546E+018" calcext:value-type="float">
            <text:p>1.47680821798546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68082743521E+018" calcext:value-type="float">
            <text:p>1.4768082743521E+018</text:p>
          </table:table-cell>
          <table:table-cell office:value-type="float" office:value="1.47680827444978E+018" calcext:value-type="float">
            <text:p>1.47680827444978E+018</text:p>
          </table:table-cell>
          <table:table-cell office:value-type="float" office:value="1.47680824159691E+018" calcext:value-type="float">
            <text:p>1.47680824159691E+018</text:p>
          </table:table-cell>
          <table:table-cell office:value-type="float" office:value="1.47680824172584E+018" calcext:value-type="float">
            <text:p>1.47680824172584E+018</text:p>
          </table:table-cell>
          <table:table-cell office:value-type="float" office:value="1.47680821784624E+018" calcext:value-type="float">
            <text:p>1.47680821784624E+018</text:p>
          </table:table-cell>
          <table:table-cell office:value-type="float" office:value="1.47680821798551E+018" calcext:value-type="float">
            <text:p>1.47680821798551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680827435246E+018" calcext:value-type="float">
            <text:p>1.47680827435246E+018</text:p>
          </table:table-cell>
          <table:table-cell office:value-type="float" office:value="1.47680827444997E+018" calcext:value-type="float">
            <text:p>1.47680827444997E+018</text:p>
          </table:table-cell>
          <table:table-cell office:value-type="float" office:value="1.47680824159728E+018" calcext:value-type="float">
            <text:p>1.47680824159728E+018</text:p>
          </table:table-cell>
          <table:table-cell office:value-type="float" office:value="1.47680824172603E+018" calcext:value-type="float">
            <text:p>1.47680824172603E+018</text:p>
          </table:table-cell>
          <table:table-cell office:value-type="float" office:value="1.47680821784664E+018" calcext:value-type="float">
            <text:p>1.47680821784664E+018</text:p>
          </table:table-cell>
          <table:table-cell office:value-type="float" office:value="1.47680821798557E+018" calcext:value-type="float">
            <text:p>1.47680821798557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680827435282E+018" calcext:value-type="float">
            <text:p>1.47680827435282E+018</text:p>
          </table:table-cell>
          <table:table-cell office:value-type="float" office:value="1.47680827445016E+018" calcext:value-type="float">
            <text:p>1.47680827445016E+018</text:p>
          </table:table-cell>
          <table:table-cell office:value-type="float" office:value="1.47680824159764E+018" calcext:value-type="float">
            <text:p>1.47680824159764E+018</text:p>
          </table:table-cell>
          <table:table-cell office:value-type="float" office:value="1.47680824172624E+018" calcext:value-type="float">
            <text:p>1.47680824172624E+018</text:p>
          </table:table-cell>
          <table:table-cell office:value-type="float" office:value="1.47680821784702E+018" calcext:value-type="float">
            <text:p>1.47680821784702E+018</text:p>
          </table:table-cell>
          <table:table-cell office:value-type="float" office:value="1.47680821798575E+018" calcext:value-type="float">
            <text:p>1.47680821798575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680827435317E+018" calcext:value-type="float">
            <text:p>1.47680827435317E+018</text:p>
          </table:table-cell>
          <table:table-cell office:value-type="float" office:value="1.47680827445034E+018" calcext:value-type="float">
            <text:p>1.47680827445034E+018</text:p>
          </table:table-cell>
          <table:table-cell office:value-type="float" office:value="1.47680824159798E+018" calcext:value-type="float">
            <text:p>1.47680824159798E+018</text:p>
          </table:table-cell>
          <table:table-cell office:value-type="float" office:value="1.47680824172641E+018" calcext:value-type="float">
            <text:p>1.47680824172641E+018</text:p>
          </table:table-cell>
          <table:table-cell office:value-type="float" office:value="1.47680821784738E+018" calcext:value-type="float">
            <text:p>1.47680821784738E+018</text:p>
          </table:table-cell>
          <table:table-cell office:value-type="float" office:value="1.47680821798604E+018" calcext:value-type="float">
            <text:p>1.47680821798604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680827435352E+018" calcext:value-type="float">
            <text:p>1.47680827435352E+018</text:p>
          </table:table-cell>
          <table:table-cell office:value-type="float" office:value="1.47680827445052E+018" calcext:value-type="float">
            <text:p>1.47680827445052E+018</text:p>
          </table:table-cell>
          <table:table-cell office:value-type="float" office:value="1.47680824159833E+018" calcext:value-type="float">
            <text:p>1.47680824159833E+018</text:p>
          </table:table-cell>
          <table:table-cell office:value-type="float" office:value="1.47680824172658E+018" calcext:value-type="float">
            <text:p>1.47680824172658E+018</text:p>
          </table:table-cell>
          <table:table-cell office:value-type="float" office:value="1.47680821784775E+018" calcext:value-type="float">
            <text:p>1.47680821784775E+018</text:p>
          </table:table-cell>
          <table:table-cell office:value-type="float" office:value="1.47680821798609E+018" calcext:value-type="float">
            <text:p>1.47680821798609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680827435391E+018" calcext:value-type="float">
            <text:p>1.47680827435391E+018</text:p>
          </table:table-cell>
          <table:table-cell office:value-type="float" office:value="1.47680827445072E+018" calcext:value-type="float">
            <text:p>1.47680827445072E+018</text:p>
          </table:table-cell>
          <table:table-cell office:value-type="float" office:value="1.47680824159868E+018" calcext:value-type="float">
            <text:p>1.47680824159868E+018</text:p>
          </table:table-cell>
          <table:table-cell office:value-type="float" office:value="1.47680824172677E+018" calcext:value-type="float">
            <text:p>1.47680824172677E+018</text:p>
          </table:table-cell>
          <table:table-cell office:value-type="float" office:value="1.4768082178481E+018" calcext:value-type="float">
            <text:p>1.4768082178481E+018</text:p>
          </table:table-cell>
          <table:table-cell office:value-type="float" office:value="1.47680821798619E+018" calcext:value-type="float">
            <text:p>1.47680821798619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680827435429E+018" calcext:value-type="float">
            <text:p>1.47680827435429E+018</text:p>
          </table:table-cell>
          <table:table-cell office:value-type="float" office:value="1.47680827445088E+018" calcext:value-type="float">
            <text:p>1.47680827445088E+018</text:p>
          </table:table-cell>
          <table:table-cell office:value-type="float" office:value="1.47680824159902E+018" calcext:value-type="float">
            <text:p>1.47680824159902E+018</text:p>
          </table:table-cell>
          <table:table-cell office:value-type="float" office:value="1.47680824172696E+018" calcext:value-type="float">
            <text:p>1.47680824172696E+018</text:p>
          </table:table-cell>
          <table:table-cell office:value-type="float" office:value="1.4768082178485E+018" calcext:value-type="float">
            <text:p>1.4768082178485E+018</text:p>
          </table:table-cell>
          <table:table-cell office:value-type="float" office:value="1.47680821798641E+018" calcext:value-type="float">
            <text:p>1.47680821798641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680827435467E+018" calcext:value-type="float">
            <text:p>1.47680827435467E+018</text:p>
          </table:table-cell>
          <table:table-cell office:value-type="float" office:value="1.47680827445113E+018" calcext:value-type="float">
            <text:p>1.47680827445113E+018</text:p>
          </table:table-cell>
          <table:table-cell office:value-type="float" office:value="1.47680824159937E+018" calcext:value-type="float">
            <text:p>1.47680824159937E+018</text:p>
          </table:table-cell>
          <table:table-cell office:value-type="float" office:value="1.47680824172714E+018" calcext:value-type="float">
            <text:p>1.47680824172714E+018</text:p>
          </table:table-cell>
          <table:table-cell office:value-type="float" office:value="1.47680821784886E+018" calcext:value-type="float">
            <text:p>1.47680821784886E+018</text:p>
          </table:table-cell>
          <table:table-cell office:value-type="float" office:value="1.47680821798678E+018" calcext:value-type="float">
            <text:p>1.47680821798678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680827435518E+018" calcext:value-type="float">
            <text:p>1.47680827435518E+018</text:p>
          </table:table-cell>
          <table:table-cell office:value-type="float" office:value="1.4768082744513E+018" calcext:value-type="float">
            <text:p>1.4768082744513E+018</text:p>
          </table:table-cell>
          <table:table-cell office:value-type="float" office:value="1.47680824159974E+018" calcext:value-type="float">
            <text:p>1.47680824159974E+018</text:p>
          </table:table-cell>
          <table:table-cell office:value-type="float" office:value="1.47680824172731E+018" calcext:value-type="float">
            <text:p>1.47680824172731E+018</text:p>
          </table:table-cell>
          <table:table-cell office:value-type="float" office:value="1.47680821784922E+018" calcext:value-type="float">
            <text:p>1.47680821784922E+018</text:p>
          </table:table-cell>
          <table:table-cell office:value-type="float" office:value="1.47680821798684E+018" calcext:value-type="float">
            <text:p>1.47680821798684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680827435555E+018" calcext:value-type="float">
            <text:p>1.47680827435555E+018</text:p>
          </table:table-cell>
          <table:table-cell office:value-type="float" office:value="1.47680827445151E+018" calcext:value-type="float">
            <text:p>1.47680827445151E+018</text:p>
          </table:table-cell>
          <table:table-cell office:value-type="float" office:value="1.47680824160009E+018" calcext:value-type="float">
            <text:p>1.47680824160009E+018</text:p>
          </table:table-cell>
          <table:table-cell office:value-type="float" office:value="1.47680824172752E+018" calcext:value-type="float">
            <text:p>1.47680824172752E+018</text:p>
          </table:table-cell>
          <table:table-cell office:value-type="float" office:value="1.47680821784957E+018" calcext:value-type="float">
            <text:p>1.47680821784957E+018</text:p>
          </table:table-cell>
          <table:table-cell office:value-type="float" office:value="1.47680821798689E+018" calcext:value-type="float">
            <text:p>1.47680821798689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680827435697E+018" calcext:value-type="float">
            <text:p>1.47680827435697E+018</text:p>
          </table:table-cell>
          <table:table-cell office:value-type="float" office:value="1.47680827445167E+018" calcext:value-type="float">
            <text:p>1.47680827445167E+018</text:p>
          </table:table-cell>
          <table:table-cell office:value-type="float" office:value="1.47680824160044E+018" calcext:value-type="float">
            <text:p>1.47680824160044E+018</text:p>
          </table:table-cell>
          <table:table-cell office:value-type="float" office:value="1.47680824172768E+018" calcext:value-type="float">
            <text:p>1.47680824172768E+018</text:p>
          </table:table-cell>
          <table:table-cell office:value-type="float" office:value="1.47680821784992E+018" calcext:value-type="float">
            <text:p>1.47680821784992E+018</text:p>
          </table:table-cell>
          <table:table-cell office:value-type="float" office:value="1.47680821798694E+018" calcext:value-type="float">
            <text:p>1.47680821798694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680827435736E+018" calcext:value-type="float">
            <text:p>1.47680827435736E+018</text:p>
          </table:table-cell>
          <table:table-cell office:value-type="float" office:value="1.47680827445187E+018" calcext:value-type="float">
            <text:p>1.47680827445187E+018</text:p>
          </table:table-cell>
          <table:table-cell office:value-type="float" office:value="1.47680824160081E+018" calcext:value-type="float">
            <text:p>1.47680824160081E+018</text:p>
          </table:table-cell>
          <table:table-cell office:value-type="float" office:value="1.47680824172789E+018" calcext:value-type="float">
            <text:p>1.47680824172789E+018</text:p>
          </table:table-cell>
          <table:table-cell office:value-type="float" office:value="1.47680821785034E+018" calcext:value-type="float">
            <text:p>1.47680821785034E+018</text:p>
          </table:table-cell>
          <table:table-cell office:value-type="float" office:value="1.47680821798712E+018" calcext:value-type="float">
            <text:p>1.47680821798712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680827435773E+018" calcext:value-type="float">
            <text:p>1.47680827435773E+018</text:p>
          </table:table-cell>
          <table:table-cell office:value-type="float" office:value="1.47680827445205E+018" calcext:value-type="float">
            <text:p>1.47680827445205E+018</text:p>
          </table:table-cell>
          <table:table-cell office:value-type="float" office:value="1.47680824160116E+018" calcext:value-type="float">
            <text:p>1.47680824160116E+018</text:p>
          </table:table-cell>
          <table:table-cell office:value-type="float" office:value="1.47680824172805E+018" calcext:value-type="float">
            <text:p>1.47680824172805E+018</text:p>
          </table:table-cell>
          <table:table-cell office:value-type="float" office:value="1.4768082178507E+018" calcext:value-type="float">
            <text:p>1.4768082178507E+018</text:p>
          </table:table-cell>
          <table:table-cell office:value-type="float" office:value="1.47680821798748E+018" calcext:value-type="float">
            <text:p>1.47680821798748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680827435808E+018" calcext:value-type="float">
            <text:p>1.47680827435808E+018</text:p>
          </table:table-cell>
          <table:table-cell office:value-type="float" office:value="1.47680827445224E+018" calcext:value-type="float">
            <text:p>1.47680827445224E+018</text:p>
          </table:table-cell>
          <table:table-cell office:value-type="float" office:value="1.47680824160151E+018" calcext:value-type="float">
            <text:p>1.47680824160151E+018</text:p>
          </table:table-cell>
          <table:table-cell office:value-type="float" office:value="1.47680824172824E+018" calcext:value-type="float">
            <text:p>1.47680824172824E+018</text:p>
          </table:table-cell>
          <table:table-cell office:value-type="float" office:value="1.47680821785108E+018" calcext:value-type="float">
            <text:p>1.47680821785108E+018</text:p>
          </table:table-cell>
          <table:table-cell office:value-type="float" office:value="1.47680821798754E+018" calcext:value-type="float">
            <text:p>1.47680821798754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680827435843E+018" calcext:value-type="float">
            <text:p>1.47680827435843E+018</text:p>
          </table:table-cell>
          <table:table-cell office:value-type="float" office:value="1.47680827445242E+018" calcext:value-type="float">
            <text:p>1.47680827445242E+018</text:p>
          </table:table-cell>
          <table:table-cell office:value-type="float" office:value="1.47680824160186E+018" calcext:value-type="float">
            <text:p>1.47680824160186E+018</text:p>
          </table:table-cell>
          <table:table-cell office:value-type="float" office:value="1.47680824172842E+018" calcext:value-type="float">
            <text:p>1.47680824172842E+018</text:p>
          </table:table-cell>
          <table:table-cell office:value-type="float" office:value="1.47680821785149E+018" calcext:value-type="float">
            <text:p>1.47680821785149E+018</text:p>
          </table:table-cell>
          <table:table-cell office:value-type="float" office:value="1.47680821798759E+018" calcext:value-type="float">
            <text:p>1.47680821798759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680827435878E+018" calcext:value-type="float">
            <text:p>1.47680827435878E+018</text:p>
          </table:table-cell>
          <table:table-cell office:value-type="float" office:value="1.47680827445261E+018" calcext:value-type="float">
            <text:p>1.47680827445261E+018</text:p>
          </table:table-cell>
          <table:table-cell office:value-type="float" office:value="1.4768082416022E+018" calcext:value-type="float">
            <text:p>1.4768082416022E+018</text:p>
          </table:table-cell>
          <table:table-cell office:value-type="float" office:value="1.47680824172861E+018" calcext:value-type="float">
            <text:p>1.47680824172861E+018</text:p>
          </table:table-cell>
          <table:table-cell office:value-type="float" office:value="1.47680821785185E+018" calcext:value-type="float">
            <text:p>1.47680821785185E+018</text:p>
          </table:table-cell>
          <table:table-cell office:value-type="float" office:value="1.47680821798765E+018" calcext:value-type="float">
            <text:p>1.47680821798765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680827435918E+018" calcext:value-type="float">
            <text:p>1.47680827435918E+018</text:p>
          </table:table-cell>
          <table:table-cell office:value-type="float" office:value="1.47680827445279E+018" calcext:value-type="float">
            <text:p>1.47680827445279E+018</text:p>
          </table:table-cell>
          <table:table-cell office:value-type="float" office:value="1.47680824160267E+018" calcext:value-type="float">
            <text:p>1.47680824160267E+018</text:p>
          </table:table-cell>
          <table:table-cell office:value-type="float" office:value="1.47680824172879E+018" calcext:value-type="float">
            <text:p>1.47680824172879E+018</text:p>
          </table:table-cell>
          <table:table-cell office:value-type="float" office:value="1.47680821785221E+018" calcext:value-type="float">
            <text:p>1.47680821785221E+018</text:p>
          </table:table-cell>
          <table:table-cell office:value-type="float" office:value="1.4768082179879E+018" calcext:value-type="float">
            <text:p>1.4768082179879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680827435953E+018" calcext:value-type="float">
            <text:p>1.47680827435953E+018</text:p>
          </table:table-cell>
          <table:table-cell office:value-type="float" office:value="1.47680827445298E+018" calcext:value-type="float">
            <text:p>1.47680827445298E+018</text:p>
          </table:table-cell>
          <table:table-cell office:value-type="float" office:value="1.47680824160309E+018" calcext:value-type="float">
            <text:p>1.47680824160309E+018</text:p>
          </table:table-cell>
          <table:table-cell office:value-type="float" office:value="1.47680824172898E+018" calcext:value-type="float">
            <text:p>1.47680824172898E+018</text:p>
          </table:table-cell>
          <table:table-cell office:value-type="float" office:value="1.47680821785257E+018" calcext:value-type="float">
            <text:p>1.47680821785257E+018</text:p>
          </table:table-cell>
          <table:table-cell office:value-type="float" office:value="1.47680821798796E+018" calcext:value-type="float">
            <text:p>1.47680821798796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680827435994E+018" calcext:value-type="float">
            <text:p>1.47680827435994E+018</text:p>
          </table:table-cell>
          <table:table-cell office:value-type="float" office:value="1.47680827445316E+018" calcext:value-type="float">
            <text:p>1.47680827445316E+018</text:p>
          </table:table-cell>
          <table:table-cell office:value-type="float" office:value="1.47680824160345E+018" calcext:value-type="float">
            <text:p>1.47680824160345E+018</text:p>
          </table:table-cell>
          <table:table-cell office:value-type="float" office:value="1.47680824172917E+018" calcext:value-type="float">
            <text:p>1.47680824172917E+018</text:p>
          </table:table-cell>
          <table:table-cell office:value-type="float" office:value="1.47680821785291E+018" calcext:value-type="float">
            <text:p>1.47680821785291E+018</text:p>
          </table:table-cell>
          <table:table-cell office:value-type="float" office:value="1.47680821798818E+018" calcext:value-type="float">
            <text:p>1.47680821798818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68082743603E+018" calcext:value-type="float">
            <text:p>1.4768082743603E+018</text:p>
          </table:table-cell>
          <table:table-cell office:value-type="float" office:value="1.47680827445335E+018" calcext:value-type="float">
            <text:p>1.47680827445335E+018</text:p>
          </table:table-cell>
          <table:table-cell office:value-type="float" office:value="1.4768082416038E+018" calcext:value-type="float">
            <text:p>1.4768082416038E+018</text:p>
          </table:table-cell>
          <table:table-cell office:value-type="float" office:value="1.47680824172935E+018" calcext:value-type="float">
            <text:p>1.47680824172935E+018</text:p>
          </table:table-cell>
          <table:table-cell office:value-type="float" office:value="1.47680821785326E+018" calcext:value-type="float">
            <text:p>1.47680821785326E+018</text:p>
          </table:table-cell>
          <table:table-cell office:value-type="float" office:value="1.47680821798823E+018" calcext:value-type="float">
            <text:p>1.47680821798823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680827436066E+018" calcext:value-type="float">
            <text:p>1.47680827436066E+018</text:p>
          </table:table-cell>
          <table:table-cell office:value-type="float" office:value="1.47680827445353E+018" calcext:value-type="float">
            <text:p>1.47680827445353E+018</text:p>
          </table:table-cell>
          <table:table-cell office:value-type="float" office:value="1.47680824160415E+018" calcext:value-type="float">
            <text:p>1.47680824160415E+018</text:p>
          </table:table-cell>
          <table:table-cell office:value-type="float" office:value="1.47680824172953E+018" calcext:value-type="float">
            <text:p>1.47680824172953E+018</text:p>
          </table:table-cell>
          <table:table-cell office:value-type="float" office:value="1.47680821785364E+018" calcext:value-type="float">
            <text:p>1.47680821785364E+018</text:p>
          </table:table-cell>
          <table:table-cell office:value-type="float" office:value="1.47680821798845E+018" calcext:value-type="float">
            <text:p>1.47680821798845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680827436105E+018" calcext:value-type="float">
            <text:p>1.47680827436105E+018</text:p>
          </table:table-cell>
          <table:table-cell office:value-type="float" office:value="1.47680827445372E+018" calcext:value-type="float">
            <text:p>1.47680827445372E+018</text:p>
          </table:table-cell>
          <table:table-cell office:value-type="float" office:value="1.4768082416045E+018" calcext:value-type="float">
            <text:p>1.4768082416045E+018</text:p>
          </table:table-cell>
          <table:table-cell office:value-type="float" office:value="1.47680824172976E+018" calcext:value-type="float">
            <text:p>1.47680824172976E+018</text:p>
          </table:table-cell>
          <table:table-cell office:value-type="float" office:value="1.476808217854E+018" calcext:value-type="float">
            <text:p>1.476808217854E+018</text:p>
          </table:table-cell>
          <table:table-cell office:value-type="float" office:value="1.4768082179888E+018" calcext:value-type="float">
            <text:p>1.4768082179888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680827436141E+018" calcext:value-type="float">
            <text:p>1.47680827436141E+018</text:p>
          </table:table-cell>
          <table:table-cell office:value-type="float" office:value="1.47680827445392E+018" calcext:value-type="float">
            <text:p>1.47680827445392E+018</text:p>
          </table:table-cell>
          <table:table-cell office:value-type="float" office:value="1.47680824160484E+018" calcext:value-type="float">
            <text:p>1.47680824160484E+018</text:p>
          </table:table-cell>
          <table:table-cell office:value-type="float" office:value="1.47680824172993E+018" calcext:value-type="float">
            <text:p>1.47680824172993E+018</text:p>
          </table:table-cell>
          <table:table-cell office:value-type="float" office:value="1.47680821785436E+018" calcext:value-type="float">
            <text:p>1.47680821785436E+018</text:p>
          </table:table-cell>
          <table:table-cell office:value-type="float" office:value="1.47680821798886E+018" calcext:value-type="float">
            <text:p>1.47680821798886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680827436177E+018" calcext:value-type="float">
            <text:p>1.47680827436177E+018</text:p>
          </table:table-cell>
          <table:table-cell office:value-type="float" office:value="1.4768082744541E+018" calcext:value-type="float">
            <text:p>1.4768082744541E+018</text:p>
          </table:table-cell>
          <table:table-cell office:value-type="float" office:value="1.4768082416052E+018" calcext:value-type="float">
            <text:p>1.4768082416052E+018</text:p>
          </table:table-cell>
          <table:table-cell office:value-type="float" office:value="1.47680824173014E+018" calcext:value-type="float">
            <text:p>1.47680824173014E+018</text:p>
          </table:table-cell>
          <table:table-cell office:value-type="float" office:value="1.4768082178547E+018" calcext:value-type="float">
            <text:p>1.4768082178547E+018</text:p>
          </table:table-cell>
          <table:table-cell office:value-type="float" office:value="1.47680821798892E+018" calcext:value-type="float">
            <text:p>1.47680821798892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680827436216E+018" calcext:value-type="float">
            <text:p>1.47680827436216E+018</text:p>
          </table:table-cell>
          <table:table-cell office:value-type="float" office:value="1.47680827445429E+018" calcext:value-type="float">
            <text:p>1.47680827445429E+018</text:p>
          </table:table-cell>
          <table:table-cell office:value-type="float" office:value="1.47680824160566E+018" calcext:value-type="float">
            <text:p>1.47680824160566E+018</text:p>
          </table:table-cell>
          <table:table-cell office:value-type="float" office:value="1.4768082417303E+018" calcext:value-type="float">
            <text:p>1.4768082417303E+018</text:p>
          </table:table-cell>
          <table:table-cell office:value-type="float" office:value="1.47680821785506E+018" calcext:value-type="float">
            <text:p>1.47680821785506E+018</text:p>
          </table:table-cell>
          <table:table-cell office:value-type="float" office:value="1.47680821798897E+018" calcext:value-type="float">
            <text:p>1.47680821798897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680827436251E+018" calcext:value-type="float">
            <text:p>1.47680827436251E+018</text:p>
          </table:table-cell>
          <table:table-cell office:value-type="float" office:value="1.47680827445451E+018" calcext:value-type="float">
            <text:p>1.47680827445451E+018</text:p>
          </table:table-cell>
          <table:table-cell office:value-type="float" office:value="1.47680824160609E+018" calcext:value-type="float">
            <text:p>1.47680824160609E+018</text:p>
          </table:table-cell>
          <table:table-cell office:value-type="float" office:value="1.47680824173051E+018" calcext:value-type="float">
            <text:p>1.47680824173051E+018</text:p>
          </table:table-cell>
          <table:table-cell office:value-type="float" office:value="1.47680821785544E+018" calcext:value-type="float">
            <text:p>1.47680821785544E+018</text:p>
          </table:table-cell>
          <table:table-cell office:value-type="float" office:value="1.47680821798922E+018" calcext:value-type="float">
            <text:p>1.47680821798922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680827436292E+018" calcext:value-type="float">
            <text:p>1.47680827436292E+018</text:p>
          </table:table-cell>
          <table:table-cell office:value-type="float" office:value="1.47680827445467E+018" calcext:value-type="float">
            <text:p>1.47680827445467E+018</text:p>
          </table:table-cell>
          <table:table-cell office:value-type="float" office:value="1.4768082416065E+018" calcext:value-type="float">
            <text:p>1.4768082416065E+018</text:p>
          </table:table-cell>
          <table:table-cell office:value-type="float" office:value="1.47680824173068E+018" calcext:value-type="float">
            <text:p>1.47680824173068E+018</text:p>
          </table:table-cell>
          <table:table-cell office:value-type="float" office:value="1.4768082178558E+018" calcext:value-type="float">
            <text:p>1.4768082178558E+018</text:p>
          </table:table-cell>
          <table:table-cell office:value-type="float" office:value="1.47680821798928E+018" calcext:value-type="float">
            <text:p>1.47680821798928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680827436328E+018" calcext:value-type="float">
            <text:p>1.47680827436328E+018</text:p>
          </table:table-cell>
          <table:table-cell office:value-type="float" office:value="1.47680827445487E+018" calcext:value-type="float">
            <text:p>1.47680827445487E+018</text:p>
          </table:table-cell>
          <table:table-cell office:value-type="float" office:value="1.47680824160685E+018" calcext:value-type="float">
            <text:p>1.47680824160685E+018</text:p>
          </table:table-cell>
          <table:table-cell office:value-type="float" office:value="1.47680824173087E+018" calcext:value-type="float">
            <text:p>1.47680824173087E+018</text:p>
          </table:table-cell>
          <table:table-cell office:value-type="float" office:value="1.47680821785616E+018" calcext:value-type="float">
            <text:p>1.47680821785616E+018</text:p>
          </table:table-cell>
          <table:table-cell office:value-type="float" office:value="1.47680821798953E+018" calcext:value-type="float">
            <text:p>1.47680821798953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680827436363E+018" calcext:value-type="float">
            <text:p>1.47680827436363E+018</text:p>
          </table:table-cell>
          <table:table-cell office:value-type="float" office:value="1.47680827445507E+018" calcext:value-type="float">
            <text:p>1.47680827445507E+018</text:p>
          </table:table-cell>
          <table:table-cell office:value-type="float" office:value="1.4768082416072E+018" calcext:value-type="float">
            <text:p>1.4768082416072E+018</text:p>
          </table:table-cell>
          <table:table-cell office:value-type="float" office:value="1.47680824173105E+018" calcext:value-type="float">
            <text:p>1.47680824173105E+018</text:p>
          </table:table-cell>
          <table:table-cell office:value-type="float" office:value="1.47680821785656E+018" calcext:value-type="float">
            <text:p>1.47680821785656E+018</text:p>
          </table:table-cell>
          <table:table-cell office:value-type="float" office:value="1.47680821798958E+018" calcext:value-type="float">
            <text:p>1.47680821798958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680827436404E+018" calcext:value-type="float">
            <text:p>1.47680827436404E+018</text:p>
          </table:table-cell>
          <table:table-cell office:value-type="float" office:value="1.47680827445526E+018" calcext:value-type="float">
            <text:p>1.47680827445526E+018</text:p>
          </table:table-cell>
          <table:table-cell office:value-type="float" office:value="1.47680824160754E+018" calcext:value-type="float">
            <text:p>1.47680824160754E+018</text:p>
          </table:table-cell>
          <table:table-cell office:value-type="float" office:value="1.47680824173124E+018" calcext:value-type="float">
            <text:p>1.47680824173124E+018</text:p>
          </table:table-cell>
          <table:table-cell office:value-type="float" office:value="1.47680821785691E+018" calcext:value-type="float">
            <text:p>1.47680821785691E+018</text:p>
          </table:table-cell>
          <table:table-cell office:value-type="float" office:value="1.47680821798976E+018" calcext:value-type="float">
            <text:p>1.47680821798976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680827436443E+018" calcext:value-type="float">
            <text:p>1.47680827436443E+018</text:p>
          </table:table-cell>
          <table:table-cell office:value-type="float" office:value="1.47680827445543E+018" calcext:value-type="float">
            <text:p>1.47680827445543E+018</text:p>
          </table:table-cell>
          <table:table-cell office:value-type="float" office:value="1.47680824160789E+018" calcext:value-type="float">
            <text:p>1.47680824160789E+018</text:p>
          </table:table-cell>
          <table:table-cell office:value-type="float" office:value="1.47680824173143E+018" calcext:value-type="float">
            <text:p>1.47680824173143E+018</text:p>
          </table:table-cell>
          <table:table-cell office:value-type="float" office:value="1.47680821785729E+018" calcext:value-type="float">
            <text:p>1.47680821785729E+018</text:p>
          </table:table-cell>
          <table:table-cell office:value-type="float" office:value="1.47680821799004E+018" calcext:value-type="float">
            <text:p>1.47680821799004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68082743648E+018" calcext:value-type="float">
            <text:p>1.4768082743648E+018</text:p>
          </table:table-cell>
          <table:table-cell office:value-type="float" office:value="1.47680827445564E+018" calcext:value-type="float">
            <text:p>1.47680827445564E+018</text:p>
          </table:table-cell>
          <table:table-cell office:value-type="float" office:value="1.47680824160824E+018" calcext:value-type="float">
            <text:p>1.47680824160824E+018</text:p>
          </table:table-cell>
          <table:table-cell office:value-type="float" office:value="1.47680824173161E+018" calcext:value-type="float">
            <text:p>1.47680824173161E+018</text:p>
          </table:table-cell>
          <table:table-cell office:value-type="float" office:value="1.47680821785765E+018" calcext:value-type="float">
            <text:p>1.47680821785765E+018</text:p>
          </table:table-cell>
          <table:table-cell office:value-type="float" office:value="1.4768082179901E+018" calcext:value-type="float">
            <text:p>1.4768082179901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680827436516E+018" calcext:value-type="float">
            <text:p>1.47680827436516E+018</text:p>
          </table:table-cell>
          <table:table-cell office:value-type="float" office:value="1.47680827445584E+018" calcext:value-type="float">
            <text:p>1.47680827445584E+018</text:p>
          </table:table-cell>
          <table:table-cell office:value-type="float" office:value="1.47680824160859E+018" calcext:value-type="float">
            <text:p>1.47680824160859E+018</text:p>
          </table:table-cell>
          <table:table-cell office:value-type="float" office:value="1.47680824173179E+018" calcext:value-type="float">
            <text:p>1.47680824173179E+018</text:p>
          </table:table-cell>
          <table:table-cell office:value-type="float" office:value="1.47680821785801E+018" calcext:value-type="float">
            <text:p>1.47680821785801E+018</text:p>
          </table:table-cell>
          <table:table-cell office:value-type="float" office:value="1.47680821799028E+018" calcext:value-type="float">
            <text:p>1.47680821799028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680827436556E+018" calcext:value-type="float">
            <text:p>1.47680827436556E+018</text:p>
          </table:table-cell>
          <table:table-cell office:value-type="float" office:value="1.47680827445601E+018" calcext:value-type="float">
            <text:p>1.47680827445601E+018</text:p>
          </table:table-cell>
          <table:table-cell office:value-type="float" office:value="1.47680824160908E+018" calcext:value-type="float">
            <text:p>1.47680824160908E+018</text:p>
          </table:table-cell>
          <table:table-cell office:value-type="float" office:value="1.47680824173198E+018" calcext:value-type="float">
            <text:p>1.47680824173198E+018</text:p>
          </table:table-cell>
          <table:table-cell office:value-type="float" office:value="1.47680821785841E+018" calcext:value-type="float">
            <text:p>1.47680821785841E+018</text:p>
          </table:table-cell>
          <table:table-cell office:value-type="float" office:value="1.47680821799067E+018" calcext:value-type="float">
            <text:p>1.47680821799067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680827436591E+018" calcext:value-type="float">
            <text:p>1.47680827436591E+018</text:p>
          </table:table-cell>
          <table:table-cell office:value-type="float" office:value="1.47680827445625E+018" calcext:value-type="float">
            <text:p>1.47680827445625E+018</text:p>
          </table:table-cell>
          <table:table-cell office:value-type="float" office:value="1.47680824160951E+018" calcext:value-type="float">
            <text:p>1.47680824160951E+018</text:p>
          </table:table-cell>
          <table:table-cell office:value-type="float" office:value="1.47680824173217E+018" calcext:value-type="float">
            <text:p>1.47680824173217E+018</text:p>
          </table:table-cell>
          <table:table-cell office:value-type="float" office:value="1.47680821785877E+018" calcext:value-type="float">
            <text:p>1.47680821785877E+018</text:p>
          </table:table-cell>
          <table:table-cell office:value-type="float" office:value="1.47680821799073E+018" calcext:value-type="float">
            <text:p>1.47680821799073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680827436639E+018" calcext:value-type="float">
            <text:p>1.47680827436639E+018</text:p>
          </table:table-cell>
          <table:table-cell office:value-type="float" office:value="1.47680827445642E+018" calcext:value-type="float">
            <text:p>1.47680827445642E+018</text:p>
          </table:table-cell>
          <table:table-cell office:value-type="float" office:value="1.47680824160987E+018" calcext:value-type="float">
            <text:p>1.47680824160987E+018</text:p>
          </table:table-cell>
          <table:table-cell office:value-type="float" office:value="1.47680824173235E+018" calcext:value-type="float">
            <text:p>1.47680824173235E+018</text:p>
          </table:table-cell>
          <table:table-cell office:value-type="float" office:value="1.47680821785913E+018" calcext:value-type="float">
            <text:p>1.47680821785913E+018</text:p>
          </table:table-cell>
          <table:table-cell office:value-type="float" office:value="1.47680821799079E+018" calcext:value-type="float">
            <text:p>1.47680821799079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680827436677E+018" calcext:value-type="float">
            <text:p>1.47680827436677E+018</text:p>
          </table:table-cell>
          <table:table-cell office:value-type="float" office:value="1.47680827445658E+018" calcext:value-type="float">
            <text:p>1.47680827445658E+018</text:p>
          </table:table-cell>
          <table:table-cell office:value-type="float" office:value="1.47680824161022E+018" calcext:value-type="float">
            <text:p>1.47680824161022E+018</text:p>
          </table:table-cell>
          <table:table-cell office:value-type="float" office:value="1.47680824173254E+018" calcext:value-type="float">
            <text:p>1.47680824173254E+018</text:p>
          </table:table-cell>
          <table:table-cell office:value-type="float" office:value="1.47680821785948E+018" calcext:value-type="float">
            <text:p>1.47680821785948E+018</text:p>
          </table:table-cell>
          <table:table-cell office:value-type="float" office:value="1.47680821799084E+018" calcext:value-type="float">
            <text:p>1.47680821799084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680827436713E+018" calcext:value-type="float">
            <text:p>1.47680827436713E+018</text:p>
          </table:table-cell>
          <table:table-cell office:value-type="float" office:value="1.4768082744568E+018" calcext:value-type="float">
            <text:p>1.4768082744568E+018</text:p>
          </table:table-cell>
          <table:table-cell office:value-type="float" office:value="1.47680824161056E+018" calcext:value-type="float">
            <text:p>1.47680824161056E+018</text:p>
          </table:table-cell>
          <table:table-cell office:value-type="float" office:value="1.47680824173272E+018" calcext:value-type="float">
            <text:p>1.47680824173272E+018</text:p>
          </table:table-cell>
          <table:table-cell office:value-type="float" office:value="1.47680821785983E+018" calcext:value-type="float">
            <text:p>1.47680821785983E+018</text:p>
          </table:table-cell>
          <table:table-cell office:value-type="float" office:value="1.4768082179909E+018" calcext:value-type="float">
            <text:p>1.4768082179909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680827436754E+018" calcext:value-type="float">
            <text:p>1.47680827436754E+018</text:p>
          </table:table-cell>
          <table:table-cell office:value-type="float" office:value="1.47680827445698E+018" calcext:value-type="float">
            <text:p>1.47680827445698E+018</text:p>
          </table:table-cell>
          <table:table-cell office:value-type="float" office:value="1.47680824161091E+018" calcext:value-type="float">
            <text:p>1.47680824161091E+018</text:p>
          </table:table-cell>
          <table:table-cell office:value-type="float" office:value="1.47680824173291E+018" calcext:value-type="float">
            <text:p>1.47680824173291E+018</text:p>
          </table:table-cell>
          <table:table-cell office:value-type="float" office:value="1.47680821786022E+018" calcext:value-type="float">
            <text:p>1.47680821786022E+018</text:p>
          </table:table-cell>
          <table:table-cell office:value-type="float" office:value="1.47680821799107E+018" calcext:value-type="float">
            <text:p>1.47680821799107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68082743679E+018" calcext:value-type="float">
            <text:p>1.4768082743679E+018</text:p>
          </table:table-cell>
          <table:table-cell office:value-type="float" office:value="1.47680827445717E+018" calcext:value-type="float">
            <text:p>1.47680827445717E+018</text:p>
          </table:table-cell>
          <table:table-cell office:value-type="float" office:value="1.47680824161126E+018" calcext:value-type="float">
            <text:p>1.47680824161126E+018</text:p>
          </table:table-cell>
          <table:table-cell office:value-type="float" office:value="1.47680824173309E+018" calcext:value-type="float">
            <text:p>1.47680824173309E+018</text:p>
          </table:table-cell>
          <table:table-cell office:value-type="float" office:value="1.47680821786058E+018" calcext:value-type="float">
            <text:p>1.47680821786058E+018</text:p>
          </table:table-cell>
          <table:table-cell office:value-type="float" office:value="1.4768082179914E+018" calcext:value-type="float">
            <text:p>1.4768082179914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68082743683E+018" calcext:value-type="float">
            <text:p>1.4768082743683E+018</text:p>
          </table:table-cell>
          <table:table-cell office:value-type="float" office:value="1.47680827445738E+018" calcext:value-type="float">
            <text:p>1.47680827445738E+018</text:p>
          </table:table-cell>
          <table:table-cell office:value-type="float" office:value="1.47680824161161E+018" calcext:value-type="float">
            <text:p>1.47680824161161E+018</text:p>
          </table:table-cell>
          <table:table-cell office:value-type="float" office:value="1.47680824173328E+018" calcext:value-type="float">
            <text:p>1.47680824173328E+018</text:p>
          </table:table-cell>
          <table:table-cell office:value-type="float" office:value="1.47680821786094E+018" calcext:value-type="float">
            <text:p>1.47680821786094E+018</text:p>
          </table:table-cell>
          <table:table-cell office:value-type="float" office:value="1.47680821799146E+018" calcext:value-type="float">
            <text:p>1.47680821799146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68082743687E+018" calcext:value-type="float">
            <text:p>1.4768082743687E+018</text:p>
          </table:table-cell>
          <table:table-cell office:value-type="float" office:value="1.47680827445755E+018" calcext:value-type="float">
            <text:p>1.47680827445755E+018</text:p>
          </table:table-cell>
          <table:table-cell office:value-type="float" office:value="1.47680824161195E+018" calcext:value-type="float">
            <text:p>1.47680824161195E+018</text:p>
          </table:table-cell>
          <table:table-cell office:value-type="float" office:value="1.47680824173347E+018" calcext:value-type="float">
            <text:p>1.47680824173347E+018</text:p>
          </table:table-cell>
          <table:table-cell office:value-type="float" office:value="1.47680821786133E+018" calcext:value-type="float">
            <text:p>1.47680821786133E+018</text:p>
          </table:table-cell>
          <table:table-cell office:value-type="float" office:value="1.47680821799151E+018" calcext:value-type="float">
            <text:p>1.47680821799151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680827436908E+018" calcext:value-type="float">
            <text:p>1.47680827436908E+018</text:p>
          </table:table-cell>
          <table:table-cell office:value-type="float" office:value="1.47680827445775E+018" calcext:value-type="float">
            <text:p>1.47680827445775E+018</text:p>
          </table:table-cell>
          <table:table-cell office:value-type="float" office:value="1.4768082416124E+018" calcext:value-type="float">
            <text:p>1.4768082416124E+018</text:p>
          </table:table-cell>
          <table:table-cell office:value-type="float" office:value="1.47680824173365E+018" calcext:value-type="float">
            <text:p>1.47680824173365E+018</text:p>
          </table:table-cell>
          <table:table-cell office:value-type="float" office:value="1.47680821786169E+018" calcext:value-type="float">
            <text:p>1.47680821786169E+018</text:p>
          </table:table-cell>
          <table:table-cell office:value-type="float" office:value="1.4768082179916E+018" calcext:value-type="float">
            <text:p>1.4768082179916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680827436944E+018" calcext:value-type="float">
            <text:p>1.47680827436944E+018</text:p>
          </table:table-cell>
          <table:table-cell office:value-type="float" office:value="1.47680827445795E+018" calcext:value-type="float">
            <text:p>1.47680827445795E+018</text:p>
          </table:table-cell>
          <table:table-cell office:value-type="float" office:value="1.47680824161293E+018" calcext:value-type="float">
            <text:p>1.47680824161293E+018</text:p>
          </table:table-cell>
          <table:table-cell office:value-type="float" office:value="1.47680824173384E+018" calcext:value-type="float">
            <text:p>1.47680824173384E+018</text:p>
          </table:table-cell>
          <table:table-cell office:value-type="float" office:value="1.47680821786206E+018" calcext:value-type="float">
            <text:p>1.47680821786206E+018</text:p>
          </table:table-cell>
          <table:table-cell office:value-type="float" office:value="1.47680821799178E+018" calcext:value-type="float">
            <text:p>1.47680821799178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680827436979E+018" calcext:value-type="float">
            <text:p>1.47680827436979E+018</text:p>
          </table:table-cell>
          <table:table-cell office:value-type="float" office:value="1.47680827445814E+018" calcext:value-type="float">
            <text:p>1.47680827445814E+018</text:p>
          </table:table-cell>
          <table:table-cell office:value-type="float" office:value="1.47680824161339E+018" calcext:value-type="float">
            <text:p>1.47680824161339E+018</text:p>
          </table:table-cell>
          <table:table-cell office:value-type="float" office:value="1.47680824173403E+018" calcext:value-type="float">
            <text:p>1.47680824173403E+018</text:p>
          </table:table-cell>
          <table:table-cell office:value-type="float" office:value="1.47680821786242E+018" calcext:value-type="float">
            <text:p>1.47680821786242E+018</text:p>
          </table:table-cell>
          <table:table-cell office:value-type="float" office:value="1.47680821799199E+018" calcext:value-type="float">
            <text:p>1.47680821799199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680827437022E+018" calcext:value-type="float">
            <text:p>1.47680827437022E+018</text:p>
          </table:table-cell>
          <table:table-cell office:value-type="float" office:value="1.47680827445831E+018" calcext:value-type="float">
            <text:p>1.47680827445831E+018</text:p>
          </table:table-cell>
          <table:table-cell office:value-type="float" office:value="1.47680824161375E+018" calcext:value-type="float">
            <text:p>1.47680824161375E+018</text:p>
          </table:table-cell>
          <table:table-cell office:value-type="float" office:value="1.47680824173421E+018" calcext:value-type="float">
            <text:p>1.47680824173421E+018</text:p>
          </table:table-cell>
          <table:table-cell office:value-type="float" office:value="1.47680821786279E+018" calcext:value-type="float">
            <text:p>1.47680821786279E+018</text:p>
          </table:table-cell>
          <table:table-cell office:value-type="float" office:value="1.47680821799234E+018" calcext:value-type="float">
            <text:p>1.47680821799234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68082743706E+018" calcext:value-type="float">
            <text:p>1.4768082743706E+018</text:p>
          </table:table-cell>
          <table:table-cell office:value-type="float" office:value="1.47680827445852E+018" calcext:value-type="float">
            <text:p>1.47680827445852E+018</text:p>
          </table:table-cell>
          <table:table-cell office:value-type="float" office:value="1.4768082416141E+018" calcext:value-type="float">
            <text:p>1.4768082416141E+018</text:p>
          </table:table-cell>
          <table:table-cell office:value-type="float" office:value="1.47680824173439E+018" calcext:value-type="float">
            <text:p>1.47680824173439E+018</text:p>
          </table:table-cell>
          <table:table-cell office:value-type="float" office:value="1.47680821786315E+018" calcext:value-type="float">
            <text:p>1.47680821786315E+018</text:p>
          </table:table-cell>
          <table:table-cell office:value-type="float" office:value="1.47680821799277E+018" calcext:value-type="float">
            <text:p>1.47680821799277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680827437097E+018" calcext:value-type="float">
            <text:p>1.47680827437097E+018</text:p>
          </table:table-cell>
          <table:table-cell office:value-type="float" office:value="1.47680827445872E+018" calcext:value-type="float">
            <text:p>1.47680827445872E+018</text:p>
          </table:table-cell>
          <table:table-cell office:value-type="float" office:value="1.47680824161445E+018" calcext:value-type="float">
            <text:p>1.47680824161445E+018</text:p>
          </table:table-cell>
          <table:table-cell office:value-type="float" office:value="1.47680824173459E+018" calcext:value-type="float">
            <text:p>1.47680824173459E+018</text:p>
          </table:table-cell>
          <table:table-cell office:value-type="float" office:value="1.47680821786351E+018" calcext:value-type="float">
            <text:p>1.47680821786351E+018</text:p>
          </table:table-cell>
          <table:table-cell office:value-type="float" office:value="1.47680821799313E+018" calcext:value-type="float">
            <text:p>1.47680821799313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680827437134E+018" calcext:value-type="float">
            <text:p>1.47680827437134E+018</text:p>
          </table:table-cell>
          <table:table-cell office:value-type="float" office:value="1.47680827445888E+018" calcext:value-type="float">
            <text:p>1.47680827445888E+018</text:p>
          </table:table-cell>
          <table:table-cell office:value-type="float" office:value="1.4768082416148E+018" calcext:value-type="float">
            <text:p>1.4768082416148E+018</text:p>
          </table:table-cell>
          <table:table-cell office:value-type="float" office:value="1.47680824173476E+018" calcext:value-type="float">
            <text:p>1.47680824173476E+018</text:p>
          </table:table-cell>
          <table:table-cell office:value-type="float" office:value="1.47680821786391E+018" calcext:value-type="float">
            <text:p>1.47680821786391E+018</text:p>
          </table:table-cell>
          <table:table-cell office:value-type="float" office:value="1.47680821799319E+018" calcext:value-type="float">
            <text:p>1.47680821799319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680827437173E+018" calcext:value-type="float">
            <text:p>1.47680827437173E+018</text:p>
          </table:table-cell>
          <table:table-cell office:value-type="float" office:value="1.47680827445909E+018" calcext:value-type="float">
            <text:p>1.47680827445909E+018</text:p>
          </table:table-cell>
          <table:table-cell office:value-type="float" office:value="1.47680824161515E+018" calcext:value-type="float">
            <text:p>1.47680824161515E+018</text:p>
          </table:table-cell>
          <table:table-cell office:value-type="float" office:value="1.47680824173496E+018" calcext:value-type="float">
            <text:p>1.47680824173496E+018</text:p>
          </table:table-cell>
          <table:table-cell office:value-type="float" office:value="1.47680821786431E+018" calcext:value-type="float">
            <text:p>1.47680821786431E+018</text:p>
          </table:table-cell>
          <table:table-cell office:value-type="float" office:value="1.47680821799325E+018" calcext:value-type="float">
            <text:p>1.47680821799325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680827437209E+018" calcext:value-type="float">
            <text:p>1.47680827437209E+018</text:p>
          </table:table-cell>
          <table:table-cell office:value-type="float" office:value="1.47680827445932E+018" calcext:value-type="float">
            <text:p>1.47680827445932E+018</text:p>
          </table:table-cell>
          <table:table-cell office:value-type="float" office:value="1.47680824161549E+018" calcext:value-type="float">
            <text:p>1.47680824161549E+018</text:p>
          </table:table-cell>
          <table:table-cell office:value-type="float" office:value="1.4768082417352E+018" calcext:value-type="float">
            <text:p>1.4768082417352E+018</text:p>
          </table:table-cell>
          <table:table-cell office:value-type="float" office:value="1.47680821786468E+018" calcext:value-type="float">
            <text:p>1.47680821786468E+018</text:p>
          </table:table-cell>
          <table:table-cell office:value-type="float" office:value="1.47680821799336E+018" calcext:value-type="float">
            <text:p>1.47680821799336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680827437249E+018" calcext:value-type="float">
            <text:p>1.47680827437249E+018</text:p>
          </table:table-cell>
          <table:table-cell office:value-type="float" office:value="1.47680827445949E+018" calcext:value-type="float">
            <text:p>1.47680827445949E+018</text:p>
          </table:table-cell>
          <table:table-cell office:value-type="float" office:value="1.47680824161584E+018" calcext:value-type="float">
            <text:p>1.47680824161584E+018</text:p>
          </table:table-cell>
          <table:table-cell office:value-type="float" office:value="1.47680824173537E+018" calcext:value-type="float">
            <text:p>1.47680824173537E+018</text:p>
          </table:table-cell>
          <table:table-cell office:value-type="float" office:value="1.4768082178651E+018" calcext:value-type="float">
            <text:p>1.4768082178651E+018</text:p>
          </table:table-cell>
          <table:table-cell office:value-type="float" office:value="1.47680821799354E+018" calcext:value-type="float">
            <text:p>1.47680821799354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680827437285E+018" calcext:value-type="float">
            <text:p>1.47680827437285E+018</text:p>
          </table:table-cell>
          <table:table-cell office:value-type="float" office:value="1.47680827445965E+018" calcext:value-type="float">
            <text:p>1.47680827445965E+018</text:p>
          </table:table-cell>
          <table:table-cell office:value-type="float" office:value="1.47680824161638E+018" calcext:value-type="float">
            <text:p>1.47680824161638E+018</text:p>
          </table:table-cell>
          <table:table-cell office:value-type="float" office:value="1.47680824173553E+018" calcext:value-type="float">
            <text:p>1.47680824173553E+018</text:p>
          </table:table-cell>
          <table:table-cell office:value-type="float" office:value="1.47680821786547E+018" calcext:value-type="float">
            <text:p>1.47680821786547E+018</text:p>
          </table:table-cell>
          <table:table-cell office:value-type="float" office:value="1.47680821799387E+018" calcext:value-type="float">
            <text:p>1.47680821799387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680827437321E+018" calcext:value-type="float">
            <text:p>1.47680827437321E+018</text:p>
          </table:table-cell>
          <table:table-cell office:value-type="float" office:value="1.47680827445987E+018" calcext:value-type="float">
            <text:p>1.47680827445987E+018</text:p>
          </table:table-cell>
          <table:table-cell office:value-type="float" office:value="1.47680824161678E+018" calcext:value-type="float">
            <text:p>1.47680824161678E+018</text:p>
          </table:table-cell>
          <table:table-cell office:value-type="float" office:value="1.47680824173569E+018" calcext:value-type="float">
            <text:p>1.47680824173569E+018</text:p>
          </table:table-cell>
          <table:table-cell office:value-type="float" office:value="1.47680821786583E+018" calcext:value-type="float">
            <text:p>1.47680821786583E+018</text:p>
          </table:table-cell>
          <table:table-cell office:value-type="float" office:value="1.47680821799393E+018" calcext:value-type="float">
            <text:p>1.47680821799393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680827437361E+018" calcext:value-type="float">
            <text:p>1.47680827437361E+018</text:p>
          </table:table-cell>
          <table:table-cell office:value-type="float" office:value="1.47680827446007E+018" calcext:value-type="float">
            <text:p>1.47680827446007E+018</text:p>
          </table:table-cell>
          <table:table-cell office:value-type="float" office:value="1.47680824161713E+018" calcext:value-type="float">
            <text:p>1.47680824161713E+018</text:p>
          </table:table-cell>
          <table:table-cell office:value-type="float" office:value="1.47680824173586E+018" calcext:value-type="float">
            <text:p>1.47680824173586E+018</text:p>
          </table:table-cell>
          <table:table-cell office:value-type="float" office:value="1.47680821786618E+018" calcext:value-type="float">
            <text:p>1.47680821786618E+018</text:p>
          </table:table-cell>
          <table:table-cell office:value-type="float" office:value="1.47680821799399E+018" calcext:value-type="float">
            <text:p>1.47680821799399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680827437396E+018" calcext:value-type="float">
            <text:p>1.47680827437396E+018</text:p>
          </table:table-cell>
          <table:table-cell office:value-type="float" office:value="1.47680827446026E+018" calcext:value-type="float">
            <text:p>1.47680827446026E+018</text:p>
          </table:table-cell>
          <table:table-cell office:value-type="float" office:value="1.47680824161748E+018" calcext:value-type="float">
            <text:p>1.47680824161748E+018</text:p>
          </table:table-cell>
          <table:table-cell office:value-type="float" office:value="1.47680824173604E+018" calcext:value-type="float">
            <text:p>1.47680824173604E+018</text:p>
          </table:table-cell>
          <table:table-cell office:value-type="float" office:value="1.47680821786657E+018" calcext:value-type="float">
            <text:p>1.47680821786657E+018</text:p>
          </table:table-cell>
          <table:table-cell office:value-type="float" office:value="1.47680821799404E+018" calcext:value-type="float">
            <text:p>1.47680821799404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680827437432E+018" calcext:value-type="float">
            <text:p>1.47680827437432E+018</text:p>
          </table:table-cell>
          <table:table-cell office:value-type="float" office:value="1.47680827446043E+018" calcext:value-type="float">
            <text:p>1.47680827446043E+018</text:p>
          </table:table-cell>
          <table:table-cell office:value-type="float" office:value="1.47680824161783E+018" calcext:value-type="float">
            <text:p>1.47680824161783E+018</text:p>
          </table:table-cell>
          <table:table-cell office:value-type="float" office:value="1.47680824173627E+018" calcext:value-type="float">
            <text:p>1.47680824173627E+018</text:p>
          </table:table-cell>
          <table:table-cell office:value-type="float" office:value="1.47680821786692E+018" calcext:value-type="float">
            <text:p>1.47680821786692E+018</text:p>
          </table:table-cell>
          <table:table-cell office:value-type="float" office:value="1.47680821799453E+018" calcext:value-type="float">
            <text:p>1.47680821799453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680827437467E+018" calcext:value-type="float">
            <text:p>1.47680827437467E+018</text:p>
          </table:table-cell>
          <table:table-cell office:value-type="float" office:value="1.4768082744606E+018" calcext:value-type="float">
            <text:p>1.4768082744606E+018</text:p>
          </table:table-cell>
          <table:table-cell office:value-type="float" office:value="1.47680824161817E+018" calcext:value-type="float">
            <text:p>1.47680824161817E+018</text:p>
          </table:table-cell>
          <table:table-cell office:value-type="float" office:value="1.47680824173643E+018" calcext:value-type="float">
            <text:p>1.47680824173643E+018</text:p>
          </table:table-cell>
          <table:table-cell office:value-type="float" office:value="1.4768082178673E+018" calcext:value-type="float">
            <text:p>1.4768082178673E+018</text:p>
          </table:table-cell>
          <table:table-cell office:value-type="float" office:value="1.47680821799494E+018" calcext:value-type="float">
            <text:p>1.47680821799494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680827437506E+018" calcext:value-type="float">
            <text:p>1.47680827437506E+018</text:p>
          </table:table-cell>
          <table:table-cell office:value-type="float" office:value="1.47680827446079E+018" calcext:value-type="float">
            <text:p>1.47680827446079E+018</text:p>
          </table:table-cell>
          <table:table-cell office:value-type="float" office:value="1.47680824161853E+018" calcext:value-type="float">
            <text:p>1.47680824161853E+018</text:p>
          </table:table-cell>
          <table:table-cell office:value-type="float" office:value="1.4768082417366E+018" calcext:value-type="float">
            <text:p>1.4768082417366E+018</text:p>
          </table:table-cell>
          <table:table-cell office:value-type="float" office:value="1.47680821786765E+018" calcext:value-type="float">
            <text:p>1.47680821786765E+018</text:p>
          </table:table-cell>
          <table:table-cell office:value-type="float" office:value="1.4768082179953E+018" calcext:value-type="float">
            <text:p>1.4768082179953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680827437542E+018" calcext:value-type="float">
            <text:p>1.47680827437542E+018</text:p>
          </table:table-cell>
          <table:table-cell office:value-type="float" office:value="1.47680827446098E+018" calcext:value-type="float">
            <text:p>1.47680827446098E+018</text:p>
          </table:table-cell>
          <table:table-cell office:value-type="float" office:value="1.47680824161887E+018" calcext:value-type="float">
            <text:p>1.47680824161887E+018</text:p>
          </table:table-cell>
          <table:table-cell office:value-type="float" office:value="1.47680824173679E+018" calcext:value-type="float">
            <text:p>1.47680824173679E+018</text:p>
          </table:table-cell>
          <table:table-cell office:value-type="float" office:value="1.47680821786802E+018" calcext:value-type="float">
            <text:p>1.47680821786802E+018</text:p>
          </table:table-cell>
          <table:table-cell office:value-type="float" office:value="1.47680821799567E+018" calcext:value-type="float">
            <text:p>1.47680821799567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680827437577E+018" calcext:value-type="float">
            <text:p>1.47680827437577E+018</text:p>
          </table:table-cell>
          <table:table-cell office:value-type="float" office:value="1.47680827446116E+018" calcext:value-type="float">
            <text:p>1.47680827446116E+018</text:p>
          </table:table-cell>
          <table:table-cell office:value-type="float" office:value="1.47680824161923E+018" calcext:value-type="float">
            <text:p>1.47680824161923E+018</text:p>
          </table:table-cell>
          <table:table-cell office:value-type="float" office:value="1.47680824173696E+018" calcext:value-type="float">
            <text:p>1.47680824173696E+018</text:p>
          </table:table-cell>
          <table:table-cell office:value-type="float" office:value="1.47680821786837E+018" calcext:value-type="float">
            <text:p>1.47680821786837E+018</text:p>
          </table:table-cell>
          <table:table-cell office:value-type="float" office:value="1.47680821799589E+018" calcext:value-type="float">
            <text:p>1.47680821799589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680827437613E+018" calcext:value-type="float">
            <text:p>1.47680827437613E+018</text:p>
          </table:table-cell>
          <table:table-cell office:value-type="float" office:value="1.47680827446135E+018" calcext:value-type="float">
            <text:p>1.47680827446135E+018</text:p>
          </table:table-cell>
          <table:table-cell office:value-type="float" office:value="1.47680824161957E+018" calcext:value-type="float">
            <text:p>1.47680824161957E+018</text:p>
          </table:table-cell>
          <table:table-cell office:value-type="float" office:value="1.47680824173715E+018" calcext:value-type="float">
            <text:p>1.47680824173715E+018</text:p>
          </table:table-cell>
          <table:table-cell office:value-type="float" office:value="1.47680821786872E+018" calcext:value-type="float">
            <text:p>1.47680821786872E+018</text:p>
          </table:table-cell>
          <table:table-cell office:value-type="float" office:value="1.47680821799614E+018" calcext:value-type="float">
            <text:p>1.47680821799614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680827437652E+018" calcext:value-type="float">
            <text:p>1.47680827437652E+018</text:p>
          </table:table-cell>
          <table:table-cell office:value-type="float" office:value="1.47680827446154E+018" calcext:value-type="float">
            <text:p>1.47680827446154E+018</text:p>
          </table:table-cell>
          <table:table-cell office:value-type="float" office:value="1.47680824161992E+018" calcext:value-type="float">
            <text:p>1.47680824161992E+018</text:p>
          </table:table-cell>
          <table:table-cell office:value-type="float" office:value="1.47680824173734E+018" calcext:value-type="float">
            <text:p>1.47680824173734E+018</text:p>
          </table:table-cell>
          <table:table-cell office:value-type="float" office:value="1.4768082178691E+018" calcext:value-type="float">
            <text:p>1.4768082178691E+018</text:p>
          </table:table-cell>
          <table:table-cell office:value-type="float" office:value="1.4768082179962E+018" calcext:value-type="float">
            <text:p>1.4768082179962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680827437692E+018" calcext:value-type="float">
            <text:p>1.47680827437692E+018</text:p>
          </table:table-cell>
          <table:table-cell office:value-type="float" office:value="1.47680827446173E+018" calcext:value-type="float">
            <text:p>1.47680827446173E+018</text:p>
          </table:table-cell>
          <table:table-cell office:value-type="float" office:value="1.47680824162027E+018" calcext:value-type="float">
            <text:p>1.47680824162027E+018</text:p>
          </table:table-cell>
          <table:table-cell office:value-type="float" office:value="1.47680824173752E+018" calcext:value-type="float">
            <text:p>1.47680824173752E+018</text:p>
          </table:table-cell>
          <table:table-cell office:value-type="float" office:value="1.47680821786945E+018" calcext:value-type="float">
            <text:p>1.47680821786945E+018</text:p>
          </table:table-cell>
          <table:table-cell office:value-type="float" office:value="1.47680821799644E+018" calcext:value-type="float">
            <text:p>1.47680821799644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680827437727E+018" calcext:value-type="float">
            <text:p>1.47680827437727E+018</text:p>
          </table:table-cell>
          <table:table-cell office:value-type="float" office:value="1.47680827446191E+018" calcext:value-type="float">
            <text:p>1.47680827446191E+018</text:p>
          </table:table-cell>
          <table:table-cell office:value-type="float" office:value="1.47680824162061E+018" calcext:value-type="float">
            <text:p>1.47680824162061E+018</text:p>
          </table:table-cell>
          <table:table-cell office:value-type="float" office:value="1.47680824173771E+018" calcext:value-type="float">
            <text:p>1.47680824173771E+018</text:p>
          </table:table-cell>
          <table:table-cell office:value-type="float" office:value="1.47680821786982E+018" calcext:value-type="float">
            <text:p>1.47680821786982E+018</text:p>
          </table:table-cell>
          <table:table-cell office:value-type="float" office:value="1.47680821799682E+018" calcext:value-type="float">
            <text:p>1.47680821799682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680827437763E+018" calcext:value-type="float">
            <text:p>1.47680827437763E+018</text:p>
          </table:table-cell>
          <table:table-cell office:value-type="float" office:value="1.4768082744621E+018" calcext:value-type="float">
            <text:p>1.4768082744621E+018</text:p>
          </table:table-cell>
          <table:table-cell office:value-type="float" office:value="1.47680824162096E+018" calcext:value-type="float">
            <text:p>1.47680824162096E+018</text:p>
          </table:table-cell>
          <table:table-cell office:value-type="float" office:value="1.4768082417379E+018" calcext:value-type="float">
            <text:p>1.4768082417379E+018</text:p>
          </table:table-cell>
          <table:table-cell office:value-type="float" office:value="1.47680821787017E+018" calcext:value-type="float">
            <text:p>1.47680821787017E+018</text:p>
          </table:table-cell>
          <table:table-cell office:value-type="float" office:value="1.47680821799712E+018" calcext:value-type="float">
            <text:p>1.47680821799712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680827437798E+018" calcext:value-type="float">
            <text:p>1.47680827437798E+018</text:p>
          </table:table-cell>
          <table:table-cell office:value-type="float" office:value="1.47680827446228E+018" calcext:value-type="float">
            <text:p>1.47680827446228E+018</text:p>
          </table:table-cell>
          <table:table-cell office:value-type="float" office:value="1.47680824162134E+018" calcext:value-type="float">
            <text:p>1.47680824162134E+018</text:p>
          </table:table-cell>
          <table:table-cell office:value-type="float" office:value="1.47680824173809E+018" calcext:value-type="float">
            <text:p>1.47680824173809E+018</text:p>
          </table:table-cell>
          <table:table-cell office:value-type="float" office:value="1.47680821787051E+018" calcext:value-type="float">
            <text:p>1.47680821787051E+018</text:p>
          </table:table-cell>
          <table:table-cell office:value-type="float" office:value="1.47680821799717E+018" calcext:value-type="float">
            <text:p>1.47680821799717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680827437838E+018" calcext:value-type="float">
            <text:p>1.47680827437838E+018</text:p>
          </table:table-cell>
          <table:table-cell office:value-type="float" office:value="1.47680827446247E+018" calcext:value-type="float">
            <text:p>1.47680827446247E+018</text:p>
          </table:table-cell>
          <table:table-cell office:value-type="float" office:value="1.47680824162169E+018" calcext:value-type="float">
            <text:p>1.47680824162169E+018</text:p>
          </table:table-cell>
          <table:table-cell office:value-type="float" office:value="1.47680824173827E+018" calcext:value-type="float">
            <text:p>1.47680824173827E+018</text:p>
          </table:table-cell>
          <table:table-cell office:value-type="float" office:value="1.4768082178709E+018" calcext:value-type="float">
            <text:p>1.4768082178709E+018</text:p>
          </table:table-cell>
          <table:table-cell office:value-type="float" office:value="1.47680821799723E+018" calcext:value-type="float">
            <text:p>1.47680821799723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680827437875E+018" calcext:value-type="float">
            <text:p>1.47680827437875E+018</text:p>
          </table:table-cell>
          <table:table-cell office:value-type="float" office:value="1.47680827446264E+018" calcext:value-type="float">
            <text:p>1.47680827446264E+018</text:p>
          </table:table-cell>
          <table:table-cell office:value-type="float" office:value="1.47680824162204E+018" calcext:value-type="float">
            <text:p>1.47680824162204E+018</text:p>
          </table:table-cell>
          <table:table-cell office:value-type="float" office:value="1.47680824173846E+018" calcext:value-type="float">
            <text:p>1.47680824173846E+018</text:p>
          </table:table-cell>
          <table:table-cell office:value-type="float" office:value="1.47680821787125E+018" calcext:value-type="float">
            <text:p>1.47680821787125E+018</text:p>
          </table:table-cell>
          <table:table-cell office:value-type="float" office:value="1.47680821799786E+018" calcext:value-type="float">
            <text:p>1.47680821799786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68082743791E+018" calcext:value-type="float">
            <text:p>1.4768082743791E+018</text:p>
          </table:table-cell>
          <table:table-cell office:value-type="float" office:value="1.47680827446284E+018" calcext:value-type="float">
            <text:p>1.47680827446284E+018</text:p>
          </table:table-cell>
          <table:table-cell office:value-type="float" office:value="1.47680824162238E+018" calcext:value-type="float">
            <text:p>1.47680824162238E+018</text:p>
          </table:table-cell>
          <table:table-cell office:value-type="float" office:value="1.47680824173866E+018" calcext:value-type="float">
            <text:p>1.47680824173866E+018</text:p>
          </table:table-cell>
          <table:table-cell office:value-type="float" office:value="1.47680821787162E+018" calcext:value-type="float">
            <text:p>1.47680821787162E+018</text:p>
          </table:table-cell>
          <table:table-cell office:value-type="float" office:value="1.47680821799808E+018" calcext:value-type="float">
            <text:p>1.47680821799808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680827437946E+018" calcext:value-type="float">
            <text:p>1.47680827437946E+018</text:p>
          </table:table-cell>
          <table:table-cell office:value-type="float" office:value="1.47680827446301E+018" calcext:value-type="float">
            <text:p>1.47680827446301E+018</text:p>
          </table:table-cell>
          <table:table-cell office:value-type="float" office:value="1.47680824162285E+018" calcext:value-type="float">
            <text:p>1.47680824162285E+018</text:p>
          </table:table-cell>
          <table:table-cell office:value-type="float" office:value="1.47680824173884E+018" calcext:value-type="float">
            <text:p>1.47680824173884E+018</text:p>
          </table:table-cell>
          <table:table-cell office:value-type="float" office:value="1.47680821787197E+018" calcext:value-type="float">
            <text:p>1.47680821787197E+018</text:p>
          </table:table-cell>
          <table:table-cell office:value-type="float" office:value="1.47680821799844E+018" calcext:value-type="float">
            <text:p>1.47680821799844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68082743798E+018" calcext:value-type="float">
            <text:p>1.4768082743798E+018</text:p>
          </table:table-cell>
          <table:table-cell office:value-type="float" office:value="1.47680827446322E+018" calcext:value-type="float">
            <text:p>1.47680827446322E+018</text:p>
          </table:table-cell>
          <table:table-cell office:value-type="float" office:value="1.47680824162326E+018" calcext:value-type="float">
            <text:p>1.47680824162326E+018</text:p>
          </table:table-cell>
          <table:table-cell office:value-type="float" office:value="1.47680824173903E+018" calcext:value-type="float">
            <text:p>1.47680824173903E+018</text:p>
          </table:table-cell>
          <table:table-cell office:value-type="float" office:value="1.47680821787231E+018" calcext:value-type="float">
            <text:p>1.47680821787231E+018</text:p>
          </table:table-cell>
          <table:table-cell office:value-type="float" office:value="1.4768082179985E+018" calcext:value-type="float">
            <text:p>1.4768082179985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68082743802E+018" calcext:value-type="float">
            <text:p>1.4768082743802E+018</text:p>
          </table:table-cell>
          <table:table-cell office:value-type="float" office:value="1.47680827446338E+018" calcext:value-type="float">
            <text:p>1.47680827446338E+018</text:p>
          </table:table-cell>
          <table:table-cell office:value-type="float" office:value="1.47680824162362E+018" calcext:value-type="float">
            <text:p>1.47680824162362E+018</text:p>
          </table:table-cell>
          <table:table-cell office:value-type="float" office:value="1.47680824173923E+018" calcext:value-type="float">
            <text:p>1.47680824173923E+018</text:p>
          </table:table-cell>
          <table:table-cell office:value-type="float" office:value="1.47680821787267E+018" calcext:value-type="float">
            <text:p>1.47680821787267E+018</text:p>
          </table:table-cell>
          <table:table-cell office:value-type="float" office:value="1.47680821799855E+018" calcext:value-type="float">
            <text:p>1.47680821799855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680827438058E+018" calcext:value-type="float">
            <text:p>1.47680827438058E+018</text:p>
          </table:table-cell>
          <table:table-cell office:value-type="float" office:value="1.47680827446359E+018" calcext:value-type="float">
            <text:p>1.47680827446359E+018</text:p>
          </table:table-cell>
          <table:table-cell office:value-type="float" office:value="1.47680824162397E+018" calcext:value-type="float">
            <text:p>1.47680824162397E+018</text:p>
          </table:table-cell>
          <table:table-cell office:value-type="float" office:value="1.47680824173942E+018" calcext:value-type="float">
            <text:p>1.47680824173942E+018</text:p>
          </table:table-cell>
          <table:table-cell office:value-type="float" office:value="1.47680821787301E+018" calcext:value-type="float">
            <text:p>1.47680821787301E+018</text:p>
          </table:table-cell>
          <table:table-cell office:value-type="float" office:value="1.4768082179986E+018" calcext:value-type="float">
            <text:p>1.4768082179986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680827438096E+018" calcext:value-type="float">
            <text:p>1.47680827438096E+018</text:p>
          </table:table-cell>
          <table:table-cell office:value-type="float" office:value="1.47680827446376E+018" calcext:value-type="float">
            <text:p>1.47680827446376E+018</text:p>
          </table:table-cell>
          <table:table-cell office:value-type="float" office:value="1.47680824162431E+018" calcext:value-type="float">
            <text:p>1.47680824162431E+018</text:p>
          </table:table-cell>
          <table:table-cell office:value-type="float" office:value="1.4768082417396E+018" calcext:value-type="float">
            <text:p>1.4768082417396E+018</text:p>
          </table:table-cell>
          <table:table-cell office:value-type="float" office:value="1.47680821787336E+018" calcext:value-type="float">
            <text:p>1.47680821787336E+018</text:p>
          </table:table-cell>
          <table:table-cell office:value-type="float" office:value="1.47680821799892E+018" calcext:value-type="float">
            <text:p>1.47680821799892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680827438133E+018" calcext:value-type="float">
            <text:p>1.47680827438133E+018</text:p>
          </table:table-cell>
          <table:table-cell office:value-type="float" office:value="1.47680827446395E+018" calcext:value-type="float">
            <text:p>1.47680827446395E+018</text:p>
          </table:table-cell>
          <table:table-cell office:value-type="float" office:value="1.47680824162466E+018" calcext:value-type="float">
            <text:p>1.47680824162466E+018</text:p>
          </table:table-cell>
          <table:table-cell office:value-type="float" office:value="1.47680824173984E+018" calcext:value-type="float">
            <text:p>1.47680824173984E+018</text:p>
          </table:table-cell>
          <table:table-cell office:value-type="float" office:value="1.47680821787371E+018" calcext:value-type="float">
            <text:p>1.47680821787371E+018</text:p>
          </table:table-cell>
          <table:table-cell office:value-type="float" office:value="1.47680821799898E+018" calcext:value-type="float">
            <text:p>1.47680821799898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680827438168E+018" calcext:value-type="float">
            <text:p>1.47680827438168E+018</text:p>
          </table:table-cell>
          <table:table-cell office:value-type="float" office:value="1.47680827446414E+018" calcext:value-type="float">
            <text:p>1.47680827446414E+018</text:p>
          </table:table-cell>
          <table:table-cell office:value-type="float" office:value="1.47680824162501E+018" calcext:value-type="float">
            <text:p>1.47680824162501E+018</text:p>
          </table:table-cell>
          <table:table-cell office:value-type="float" office:value="1.47680824174002E+018" calcext:value-type="float">
            <text:p>1.47680824174002E+018</text:p>
          </table:table-cell>
          <table:table-cell office:value-type="float" office:value="1.4768082178741E+018" calcext:value-type="float">
            <text:p>1.4768082178741E+018</text:p>
          </table:table-cell>
          <table:table-cell office:value-type="float" office:value="1.47680821799903E+018" calcext:value-type="float">
            <text:p>1.47680821799903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680827438207E+018" calcext:value-type="float">
            <text:p>1.47680827438207E+018</text:p>
          </table:table-cell>
          <table:table-cell office:value-type="float" office:value="1.47680827446433E+018" calcext:value-type="float">
            <text:p>1.47680827446433E+018</text:p>
          </table:table-cell>
          <table:table-cell office:value-type="float" office:value="1.47680824162547E+018" calcext:value-type="float">
            <text:p>1.47680824162547E+018</text:p>
          </table:table-cell>
          <table:table-cell office:value-type="float" office:value="1.47680824174021E+018" calcext:value-type="float">
            <text:p>1.47680824174021E+018</text:p>
          </table:table-cell>
          <table:table-cell office:value-type="float" office:value="1.47680821787463E+018" calcext:value-type="float">
            <text:p>1.47680821787463E+018</text:p>
          </table:table-cell>
          <table:table-cell office:value-type="float" office:value="1.47680821799956E+018" calcext:value-type="float">
            <text:p>1.47680821799956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680827438243E+018" calcext:value-type="float">
            <text:p>1.47680827438243E+018</text:p>
          </table:table-cell>
          <table:table-cell office:value-type="float" office:value="1.47680827446451E+018" calcext:value-type="float">
            <text:p>1.47680827446451E+018</text:p>
          </table:table-cell>
          <table:table-cell office:value-type="float" office:value="1.476808241626E+018" calcext:value-type="float">
            <text:p>1.476808241626E+018</text:p>
          </table:table-cell>
          <table:table-cell office:value-type="float" office:value="1.47680824174041E+018" calcext:value-type="float">
            <text:p>1.47680824174041E+018</text:p>
          </table:table-cell>
          <table:table-cell office:value-type="float" office:value="1.47680821787504E+018" calcext:value-type="float">
            <text:p>1.47680821787504E+018</text:p>
          </table:table-cell>
          <table:table-cell office:value-type="float" office:value="1.47680821799962E+018" calcext:value-type="float">
            <text:p>1.47680821799962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680827438278E+018" calcext:value-type="float">
            <text:p>1.47680827438278E+018</text:p>
          </table:table-cell>
          <table:table-cell office:value-type="float" office:value="1.47680827446468E+018" calcext:value-type="float">
            <text:p>1.47680827446468E+018</text:p>
          </table:table-cell>
          <table:table-cell office:value-type="float" office:value="1.4768082416265E+018" calcext:value-type="float">
            <text:p>1.4768082416265E+018</text:p>
          </table:table-cell>
          <table:table-cell office:value-type="float" office:value="1.47680824174059E+018" calcext:value-type="float">
            <text:p>1.47680824174059E+018</text:p>
          </table:table-cell>
          <table:table-cell office:value-type="float" office:value="1.47680821787543E+018" calcext:value-type="float">
            <text:p>1.47680821787543E+018</text:p>
          </table:table-cell>
          <table:table-cell office:value-type="float" office:value="1.47680821799967E+018" calcext:value-type="float">
            <text:p>1.47680821799967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680827438314E+018" calcext:value-type="float">
            <text:p>1.47680827438314E+018</text:p>
          </table:table-cell>
          <table:table-cell office:value-type="float" office:value="1.47680827446489E+018" calcext:value-type="float">
            <text:p>1.47680827446489E+018</text:p>
          </table:table-cell>
          <table:table-cell office:value-type="float" office:value="1.47680824162689E+018" calcext:value-type="float">
            <text:p>1.47680824162689E+018</text:p>
          </table:table-cell>
          <table:table-cell office:value-type="float" office:value="1.47680824174078E+018" calcext:value-type="float">
            <text:p>1.47680824174078E+018</text:p>
          </table:table-cell>
          <table:table-cell office:value-type="float" office:value="1.4768082178758E+018" calcext:value-type="float">
            <text:p>1.4768082178758E+018</text:p>
          </table:table-cell>
          <table:table-cell office:value-type="float" office:value="1.47680821799973E+018" calcext:value-type="float">
            <text:p>1.47680821799973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680827438353E+018" calcext:value-type="float">
            <text:p>1.47680827438353E+018</text:p>
          </table:table-cell>
          <table:table-cell office:value-type="float" office:value="1.47680827446506E+018" calcext:value-type="float">
            <text:p>1.47680827446506E+018</text:p>
          </table:table-cell>
          <table:table-cell office:value-type="float" office:value="1.47680824162724E+018" calcext:value-type="float">
            <text:p>1.47680824162724E+018</text:p>
          </table:table-cell>
          <table:table-cell office:value-type="float" office:value="1.47680824174098E+018" calcext:value-type="float">
            <text:p>1.47680824174098E+018</text:p>
          </table:table-cell>
          <table:table-cell office:value-type="float" office:value="1.47680821787618E+018" calcext:value-type="float">
            <text:p>1.47680821787618E+018</text:p>
          </table:table-cell>
          <table:table-cell office:value-type="float" office:value="1.47680821799978E+018" calcext:value-type="float">
            <text:p>1.47680821799978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680827438388E+018" calcext:value-type="float">
            <text:p>1.47680827438388E+018</text:p>
          </table:table-cell>
          <table:table-cell office:value-type="float" office:value="1.47680827446526E+018" calcext:value-type="float">
            <text:p>1.47680827446526E+018</text:p>
          </table:table-cell>
          <table:table-cell office:value-type="float" office:value="1.47680824162758E+018" calcext:value-type="float">
            <text:p>1.47680824162758E+018</text:p>
          </table:table-cell>
          <table:table-cell office:value-type="float" office:value="1.47680824174117E+018" calcext:value-type="float">
            <text:p>1.47680824174117E+018</text:p>
          </table:table-cell>
          <table:table-cell office:value-type="float" office:value="1.47680821787666E+018" calcext:value-type="float">
            <text:p>1.47680821787666E+018</text:p>
          </table:table-cell>
          <table:table-cell office:value-type="float" office:value="1.47680821799984E+018" calcext:value-type="float">
            <text:p>1.47680821799984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680827438429E+018" calcext:value-type="float">
            <text:p>1.47680827438429E+018</text:p>
          </table:table-cell>
          <table:table-cell office:value-type="float" office:value="1.47680827446543E+018" calcext:value-type="float">
            <text:p>1.47680827446543E+018</text:p>
          </table:table-cell>
          <table:table-cell office:value-type="float" office:value="1.47680824162808E+018" calcext:value-type="float">
            <text:p>1.47680824162808E+018</text:p>
          </table:table-cell>
          <table:table-cell office:value-type="float" office:value="1.47680824174136E+018" calcext:value-type="float">
            <text:p>1.47680824174136E+018</text:p>
          </table:table-cell>
          <table:table-cell office:value-type="float" office:value="1.47680821787706E+018" calcext:value-type="float">
            <text:p>1.47680821787706E+018</text:p>
          </table:table-cell>
          <table:table-cell office:value-type="float" office:value="1.47680821799989E+018" calcext:value-type="float">
            <text:p>1.47680821799989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680827438467E+018" calcext:value-type="float">
            <text:p>1.47680827438467E+018</text:p>
          </table:table-cell>
          <table:table-cell office:value-type="float" office:value="1.47680827446563E+018" calcext:value-type="float">
            <text:p>1.47680827446563E+018</text:p>
          </table:table-cell>
          <table:table-cell office:value-type="float" office:value="1.47680824162876E+018" calcext:value-type="float">
            <text:p>1.47680824162876E+018</text:p>
          </table:table-cell>
          <table:table-cell office:value-type="float" office:value="1.47680824174156E+018" calcext:value-type="float">
            <text:p>1.47680824174156E+018</text:p>
          </table:table-cell>
          <table:table-cell office:value-type="float" office:value="1.47680821787744E+018" calcext:value-type="float">
            <text:p>1.47680821787744E+018</text:p>
          </table:table-cell>
          <table:table-cell office:value-type="float" office:value="1.47680821799994E+018" calcext:value-type="float">
            <text:p>1.47680821799994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680827438504E+018" calcext:value-type="float">
            <text:p>1.47680827438504E+018</text:p>
          </table:table-cell>
          <table:table-cell office:value-type="float" office:value="1.4768082744658E+018" calcext:value-type="float">
            <text:p>1.4768082744658E+018</text:p>
          </table:table-cell>
          <table:table-cell office:value-type="float" office:value="1.47680824162927E+018" calcext:value-type="float">
            <text:p>1.47680824162927E+018</text:p>
          </table:table-cell>
          <table:table-cell office:value-type="float" office:value="1.47680824174176E+018" calcext:value-type="float">
            <text:p>1.47680824174176E+018</text:p>
          </table:table-cell>
          <table:table-cell office:value-type="float" office:value="1.47680821787781E+018" calcext:value-type="float">
            <text:p>1.47680821787781E+018</text:p>
          </table:table-cell>
          <table:table-cell office:value-type="float" office:value="1.47680821799999E+018" calcext:value-type="float">
            <text:p>1.47680821799999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680827438541E+018" calcext:value-type="float">
            <text:p>1.47680827438541E+018</text:p>
          </table:table-cell>
          <table:table-cell office:value-type="float" office:value="1.47680827446599E+018" calcext:value-type="float">
            <text:p>1.47680827446599E+018</text:p>
          </table:table-cell>
          <table:table-cell office:value-type="float" office:value="1.47680824162972E+018" calcext:value-type="float">
            <text:p>1.47680824162972E+018</text:p>
          </table:table-cell>
          <table:table-cell office:value-type="float" office:value="1.47680824174193E+018" calcext:value-type="float">
            <text:p>1.47680824174193E+018</text:p>
          </table:table-cell>
          <table:table-cell office:value-type="float" office:value="1.47680821787816E+018" calcext:value-type="float">
            <text:p>1.47680821787816E+018</text:p>
          </table:table-cell>
          <table:table-cell office:value-type="float" office:value="1.47680821800005E+018" calcext:value-type="float">
            <text:p>1.47680821800005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68082743858E+018" calcext:value-type="float">
            <text:p>1.4768082743858E+018</text:p>
          </table:table-cell>
          <table:table-cell office:value-type="float" office:value="1.47680827446618E+018" calcext:value-type="float">
            <text:p>1.47680827446618E+018</text:p>
          </table:table-cell>
          <table:table-cell office:value-type="float" office:value="1.47680824163008E+018" calcext:value-type="float">
            <text:p>1.47680824163008E+018</text:p>
          </table:table-cell>
          <table:table-cell office:value-type="float" office:value="1.47680824174214E+018" calcext:value-type="float">
            <text:p>1.47680824174214E+018</text:p>
          </table:table-cell>
          <table:table-cell office:value-type="float" office:value="1.47680821787851E+018" calcext:value-type="float">
            <text:p>1.47680821787851E+018</text:p>
          </table:table-cell>
          <table:table-cell office:value-type="float" office:value="1.47680821800023E+018" calcext:value-type="float">
            <text:p>1.47680821800023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680827438619E+018" calcext:value-type="float">
            <text:p>1.47680827438619E+018</text:p>
          </table:table-cell>
          <table:table-cell office:value-type="float" office:value="1.47680827446638E+018" calcext:value-type="float">
            <text:p>1.47680827446638E+018</text:p>
          </table:table-cell>
          <table:table-cell office:value-type="float" office:value="1.47680824163043E+018" calcext:value-type="float">
            <text:p>1.47680824163043E+018</text:p>
          </table:table-cell>
          <table:table-cell office:value-type="float" office:value="1.47680824174233E+018" calcext:value-type="float">
            <text:p>1.47680824174233E+018</text:p>
          </table:table-cell>
          <table:table-cell office:value-type="float" office:value="1.47680821787886E+018" calcext:value-type="float">
            <text:p>1.47680821787886E+018</text:p>
          </table:table-cell>
          <table:table-cell office:value-type="float" office:value="1.47680821800139E+018" calcext:value-type="float">
            <text:p>1.47680821800139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680827438662E+018" calcext:value-type="float">
            <text:p>1.47680827438662E+018</text:p>
          </table:table-cell>
          <table:table-cell office:value-type="float" office:value="1.47680827446655E+018" calcext:value-type="float">
            <text:p>1.47680827446655E+018</text:p>
          </table:table-cell>
          <table:table-cell office:value-type="float" office:value="1.47680824163078E+018" calcext:value-type="float">
            <text:p>1.47680824163078E+018</text:p>
          </table:table-cell>
          <table:table-cell office:value-type="float" office:value="1.47680824174252E+018" calcext:value-type="float">
            <text:p>1.47680824174252E+018</text:p>
          </table:table-cell>
          <table:table-cell office:value-type="float" office:value="1.47680821787924E+018" calcext:value-type="float">
            <text:p>1.47680821787924E+018</text:p>
          </table:table-cell>
          <table:table-cell office:value-type="float" office:value="1.47680821800144E+018" calcext:value-type="float">
            <text:p>1.47680821800144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680827438699E+018" calcext:value-type="float">
            <text:p>1.47680827438699E+018</text:p>
          </table:table-cell>
          <table:table-cell office:value-type="float" office:value="1.47680827446673E+018" calcext:value-type="float">
            <text:p>1.47680827446673E+018</text:p>
          </table:table-cell>
          <table:table-cell office:value-type="float" office:value="1.47680824163112E+018" calcext:value-type="float">
            <text:p>1.47680824163112E+018</text:p>
          </table:table-cell>
          <table:table-cell office:value-type="float" office:value="1.47680824174271E+018" calcext:value-type="float">
            <text:p>1.47680824174271E+018</text:p>
          </table:table-cell>
          <table:table-cell office:value-type="float" office:value="1.4768082178796E+018" calcext:value-type="float">
            <text:p>1.4768082178796E+018</text:p>
          </table:table-cell>
          <table:table-cell office:value-type="float" office:value="1.4768082180015E+018" calcext:value-type="float">
            <text:p>1.4768082180015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680827438734E+018" calcext:value-type="float">
            <text:p>1.47680827438734E+018</text:p>
          </table:table-cell>
          <table:table-cell office:value-type="float" office:value="1.47680827446692E+018" calcext:value-type="float">
            <text:p>1.47680827446692E+018</text:p>
          </table:table-cell>
          <table:table-cell office:value-type="float" office:value="1.47680824163147E+018" calcext:value-type="float">
            <text:p>1.47680824163147E+018</text:p>
          </table:table-cell>
          <table:table-cell office:value-type="float" office:value="1.4768082417429E+018" calcext:value-type="float">
            <text:p>1.4768082417429E+018</text:p>
          </table:table-cell>
          <table:table-cell office:value-type="float" office:value="1.47680821787997E+018" calcext:value-type="float">
            <text:p>1.47680821787997E+018</text:p>
          </table:table-cell>
          <table:table-cell office:value-type="float" office:value="1.47680821800155E+018" calcext:value-type="float">
            <text:p>1.47680821800155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680827438774E+018" calcext:value-type="float">
            <text:p>1.47680827438774E+018</text:p>
          </table:table-cell>
          <table:table-cell office:value-type="float" office:value="1.4768082744671E+018" calcext:value-type="float">
            <text:p>1.4768082744671E+018</text:p>
          </table:table-cell>
          <table:table-cell office:value-type="float" office:value="1.47680824163182E+018" calcext:value-type="float">
            <text:p>1.47680824163182E+018</text:p>
          </table:table-cell>
          <table:table-cell office:value-type="float" office:value="1.47680824174309E+018" calcext:value-type="float">
            <text:p>1.47680824174309E+018</text:p>
          </table:table-cell>
          <table:table-cell office:value-type="float" office:value="1.47680821788031E+018" calcext:value-type="float">
            <text:p>1.47680821788031E+018</text:p>
          </table:table-cell>
          <table:table-cell office:value-type="float" office:value="1.47680821800161E+018" calcext:value-type="float">
            <text:p>1.47680821800161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680827438809E+018" calcext:value-type="float">
            <text:p>1.47680827438809E+018</text:p>
          </table:table-cell>
          <table:table-cell office:value-type="float" office:value="1.47680827446729E+018" calcext:value-type="float">
            <text:p>1.47680827446729E+018</text:p>
          </table:table-cell>
          <table:table-cell office:value-type="float" office:value="1.47680824163217E+018" calcext:value-type="float">
            <text:p>1.47680824163217E+018</text:p>
          </table:table-cell>
          <table:table-cell office:value-type="float" office:value="1.47680824174329E+018" calcext:value-type="float">
            <text:p>1.47680824174329E+018</text:p>
          </table:table-cell>
          <table:table-cell office:value-type="float" office:value="1.47680821788067E+018" calcext:value-type="float">
            <text:p>1.47680821788067E+018</text:p>
          </table:table-cell>
          <table:table-cell office:value-type="float" office:value="1.47680821800166E+018" calcext:value-type="float">
            <text:p>1.47680821800166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680827438849E+018" calcext:value-type="float">
            <text:p>1.47680827438849E+018</text:p>
          </table:table-cell>
          <table:table-cell office:value-type="float" office:value="1.47680827446748E+018" calcext:value-type="float">
            <text:p>1.47680827446748E+018</text:p>
          </table:table-cell>
          <table:table-cell office:value-type="float" office:value="1.47680824163252E+018" calcext:value-type="float">
            <text:p>1.47680824163252E+018</text:p>
          </table:table-cell>
          <table:table-cell office:value-type="float" office:value="1.47680824174347E+018" calcext:value-type="float">
            <text:p>1.47680824174347E+018</text:p>
          </table:table-cell>
          <table:table-cell office:value-type="float" office:value="1.47680821788104E+018" calcext:value-type="float">
            <text:p>1.47680821788104E+018</text:p>
          </table:table-cell>
          <table:table-cell office:value-type="float" office:value="1.47680821800172E+018" calcext:value-type="float">
            <text:p>1.47680821800172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680827438885E+018" calcext:value-type="float">
            <text:p>1.47680827438885E+018</text:p>
          </table:table-cell>
          <table:table-cell office:value-type="float" office:value="1.47680827446766E+018" calcext:value-type="float">
            <text:p>1.47680827446766E+018</text:p>
          </table:table-cell>
          <table:table-cell office:value-type="float" office:value="1.47680824163287E+018" calcext:value-type="float">
            <text:p>1.47680824163287E+018</text:p>
          </table:table-cell>
          <table:table-cell office:value-type="float" office:value="1.47680824174366E+018" calcext:value-type="float">
            <text:p>1.47680824174366E+018</text:p>
          </table:table-cell>
          <table:table-cell office:value-type="float" office:value="1.4768082178814E+018" calcext:value-type="float">
            <text:p>1.4768082178814E+018</text:p>
          </table:table-cell>
          <table:table-cell office:value-type="float" office:value="1.47680821800177E+018" calcext:value-type="float">
            <text:p>1.47680821800177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680827438921E+018" calcext:value-type="float">
            <text:p>1.47680827438921E+018</text:p>
          </table:table-cell>
          <table:table-cell office:value-type="float" office:value="1.47680827446785E+018" calcext:value-type="float">
            <text:p>1.47680827446785E+018</text:p>
          </table:table-cell>
          <table:table-cell office:value-type="float" office:value="1.47680824163333E+018" calcext:value-type="float">
            <text:p>1.47680824163333E+018</text:p>
          </table:table-cell>
          <table:table-cell office:value-type="float" office:value="1.47680824174386E+018" calcext:value-type="float">
            <text:p>1.47680824174386E+018</text:p>
          </table:table-cell>
          <table:table-cell office:value-type="float" office:value="1.47680821788177E+018" calcext:value-type="float">
            <text:p>1.47680821788177E+018</text:p>
          </table:table-cell>
          <table:table-cell office:value-type="float" office:value="1.47680821800182E+018" calcext:value-type="float">
            <text:p>1.47680821800182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680827438956E+018" calcext:value-type="float">
            <text:p>1.47680827438956E+018</text:p>
          </table:table-cell>
          <table:table-cell office:value-type="float" office:value="1.47680827446803E+018" calcext:value-type="float">
            <text:p>1.47680827446803E+018</text:p>
          </table:table-cell>
          <table:table-cell office:value-type="float" office:value="1.4768082416342E+018" calcext:value-type="float">
            <text:p>1.4768082416342E+018</text:p>
          </table:table-cell>
          <table:table-cell office:value-type="float" office:value="1.47680824174405E+018" calcext:value-type="float">
            <text:p>1.47680824174405E+018</text:p>
          </table:table-cell>
          <table:table-cell office:value-type="float" office:value="1.47680821788213E+018" calcext:value-type="float">
            <text:p>1.47680821788213E+018</text:p>
          </table:table-cell>
          <table:table-cell office:value-type="float" office:value="1.47680821800187E+018" calcext:value-type="float">
            <text:p>1.47680821800187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680827438995E+018" calcext:value-type="float">
            <text:p>1.47680827438995E+018</text:p>
          </table:table-cell>
          <table:table-cell office:value-type="float" office:value="1.47680827446822E+018" calcext:value-type="float">
            <text:p>1.47680827446822E+018</text:p>
          </table:table-cell>
          <table:table-cell office:value-type="float" office:value="1.47680824163468E+018" calcext:value-type="float">
            <text:p>1.47680824163468E+018</text:p>
          </table:table-cell>
          <table:table-cell office:value-type="float" office:value="1.47680824174424E+018" calcext:value-type="float">
            <text:p>1.47680824174424E+018</text:p>
          </table:table-cell>
          <table:table-cell office:value-type="float" office:value="1.47680821788248E+018" calcext:value-type="float">
            <text:p>1.47680821788248E+018</text:p>
          </table:table-cell>
          <table:table-cell office:value-type="float" office:value="1.47680821800193E+018" calcext:value-type="float">
            <text:p>1.47680821800193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680827439031E+018" calcext:value-type="float">
            <text:p>1.47680827439031E+018</text:p>
          </table:table-cell>
          <table:table-cell office:value-type="float" office:value="1.47680827446841E+018" calcext:value-type="float">
            <text:p>1.47680827446841E+018</text:p>
          </table:table-cell>
          <table:table-cell office:value-type="float" office:value="1.47680824163532E+018" calcext:value-type="float">
            <text:p>1.47680824163532E+018</text:p>
          </table:table-cell>
          <table:table-cell office:value-type="float" office:value="1.47680824174442E+018" calcext:value-type="float">
            <text:p>1.47680824174442E+018</text:p>
          </table:table-cell>
          <table:table-cell office:value-type="float" office:value="1.47680821788286E+018" calcext:value-type="float">
            <text:p>1.47680821788286E+018</text:p>
          </table:table-cell>
          <table:table-cell office:value-type="float" office:value="1.47680821800198E+018" calcext:value-type="float">
            <text:p>1.47680821800198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680827439067E+018" calcext:value-type="float">
            <text:p>1.47680827439067E+018</text:p>
          </table:table-cell>
          <table:table-cell office:value-type="float" office:value="1.47680827446859E+018" calcext:value-type="float">
            <text:p>1.47680827446859E+018</text:p>
          </table:table-cell>
          <table:table-cell office:value-type="float" office:value="1.47680824163616E+018" calcext:value-type="float">
            <text:p>1.47680824163616E+018</text:p>
          </table:table-cell>
          <table:table-cell office:value-type="float" office:value="1.47680824174461E+018" calcext:value-type="float">
            <text:p>1.47680824174461E+018</text:p>
          </table:table-cell>
          <table:table-cell office:value-type="float" office:value="1.47680821788322E+018" calcext:value-type="float">
            <text:p>1.47680821788322E+018</text:p>
          </table:table-cell>
          <table:table-cell office:value-type="float" office:value="1.47680821800204E+018" calcext:value-type="float">
            <text:p>1.47680821800204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680827439104E+018" calcext:value-type="float">
            <text:p>1.47680827439104E+018</text:p>
          </table:table-cell>
          <table:table-cell office:value-type="float" office:value="1.47680827446878E+018" calcext:value-type="float">
            <text:p>1.47680827446878E+018</text:p>
          </table:table-cell>
          <table:table-cell office:value-type="float" office:value="1.47680824163678E+018" calcext:value-type="float">
            <text:p>1.47680824163678E+018</text:p>
          </table:table-cell>
          <table:table-cell office:value-type="float" office:value="1.4768082417448E+018" calcext:value-type="float">
            <text:p>1.4768082417448E+018</text:p>
          </table:table-cell>
          <table:table-cell office:value-type="float" office:value="1.47680821788358E+018" calcext:value-type="float">
            <text:p>1.47680821788358E+018</text:p>
          </table:table-cell>
          <table:table-cell office:value-type="float" office:value="1.47680821800209E+018" calcext:value-type="float">
            <text:p>1.47680821800209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680827439142E+018" calcext:value-type="float">
            <text:p>1.47680827439142E+018</text:p>
          </table:table-cell>
          <table:table-cell office:value-type="float" office:value="1.47680827446897E+018" calcext:value-type="float">
            <text:p>1.47680827446897E+018</text:p>
          </table:table-cell>
          <table:table-cell office:value-type="float" office:value="1.47680824163736E+018" calcext:value-type="float">
            <text:p>1.47680824163736E+018</text:p>
          </table:table-cell>
          <table:table-cell office:value-type="float" office:value="1.47680824174498E+018" calcext:value-type="float">
            <text:p>1.47680824174498E+018</text:p>
          </table:table-cell>
          <table:table-cell office:value-type="float" office:value="1.47680821788398E+018" calcext:value-type="float">
            <text:p>1.47680821788398E+018</text:p>
          </table:table-cell>
          <table:table-cell office:value-type="float" office:value="1.47680821800215E+018" calcext:value-type="float">
            <text:p>1.47680821800215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680827439178E+018" calcext:value-type="float">
            <text:p>1.47680827439178E+018</text:p>
          </table:table-cell>
          <table:table-cell office:value-type="float" office:value="1.47680827446915E+018" calcext:value-type="float">
            <text:p>1.47680827446915E+018</text:p>
          </table:table-cell>
          <table:table-cell office:value-type="float" office:value="1.47680824163781E+018" calcext:value-type="float">
            <text:p>1.47680824163781E+018</text:p>
          </table:table-cell>
          <table:table-cell office:value-type="float" office:value="1.47680824174517E+018" calcext:value-type="float">
            <text:p>1.47680824174517E+018</text:p>
          </table:table-cell>
          <table:table-cell office:value-type="float" office:value="1.47680821788433E+018" calcext:value-type="float">
            <text:p>1.47680821788433E+018</text:p>
          </table:table-cell>
          <table:table-cell office:value-type="float" office:value="1.4768082180022E+018" calcext:value-type="float">
            <text:p>1.4768082180022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680827439218E+018" calcext:value-type="float">
            <text:p>1.47680827439218E+018</text:p>
          </table:table-cell>
          <table:table-cell office:value-type="float" office:value="1.47680827446934E+018" calcext:value-type="float">
            <text:p>1.47680827446934E+018</text:p>
          </table:table-cell>
          <table:table-cell office:value-type="float" office:value="1.47680824163817E+018" calcext:value-type="float">
            <text:p>1.47680824163817E+018</text:p>
          </table:table-cell>
          <table:table-cell office:value-type="float" office:value="1.47680824174535E+018" calcext:value-type="float">
            <text:p>1.47680824174535E+018</text:p>
          </table:table-cell>
          <table:table-cell office:value-type="float" office:value="1.4768082178847E+018" calcext:value-type="float">
            <text:p>1.4768082178847E+018</text:p>
          </table:table-cell>
          <table:table-cell office:value-type="float" office:value="1.47680821800227E+018" calcext:value-type="float">
            <text:p>1.47680821800227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680827439254E+018" calcext:value-type="float">
            <text:p>1.47680827439254E+018</text:p>
          </table:table-cell>
          <table:table-cell office:value-type="float" office:value="1.47680827446953E+018" calcext:value-type="float">
            <text:p>1.47680827446953E+018</text:p>
          </table:table-cell>
          <table:table-cell office:value-type="float" office:value="1.47680824163871E+018" calcext:value-type="float">
            <text:p>1.47680824163871E+018</text:p>
          </table:table-cell>
          <table:table-cell office:value-type="float" office:value="1.47680824174554E+018" calcext:value-type="float">
            <text:p>1.47680824174554E+018</text:p>
          </table:table-cell>
          <table:table-cell office:value-type="float" office:value="1.47680821788505E+018" calcext:value-type="float">
            <text:p>1.47680821788505E+018</text:p>
          </table:table-cell>
          <table:table-cell office:value-type="float" office:value="1.47680821800232E+018" calcext:value-type="float">
            <text:p>1.47680821800232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68082743929E+018" calcext:value-type="float">
            <text:p>1.4768082743929E+018</text:p>
          </table:table-cell>
          <table:table-cell office:value-type="float" office:value="1.47680827446974E+018" calcext:value-type="float">
            <text:p>1.47680827446974E+018</text:p>
          </table:table-cell>
          <table:table-cell office:value-type="float" office:value="1.47680824163932E+018" calcext:value-type="float">
            <text:p>1.47680824163932E+018</text:p>
          </table:table-cell>
          <table:table-cell office:value-type="float" office:value="1.47680824174573E+018" calcext:value-type="float">
            <text:p>1.47680824174573E+018</text:p>
          </table:table-cell>
          <table:table-cell office:value-type="float" office:value="1.4768082178854E+018" calcext:value-type="float">
            <text:p>1.4768082178854E+018</text:p>
          </table:table-cell>
          <table:table-cell office:value-type="float" office:value="1.47680821800237E+018" calcext:value-type="float">
            <text:p>1.47680821800237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680827439325E+018" calcext:value-type="float">
            <text:p>1.47680827439325E+018</text:p>
          </table:table-cell>
          <table:table-cell office:value-type="float" office:value="1.47680827446993E+018" calcext:value-type="float">
            <text:p>1.47680827446993E+018</text:p>
          </table:table-cell>
          <table:table-cell office:value-type="float" office:value="1.47680824163989E+018" calcext:value-type="float">
            <text:p>1.47680824163989E+018</text:p>
          </table:table-cell>
          <table:table-cell office:value-type="float" office:value="1.47680824174591E+018" calcext:value-type="float">
            <text:p>1.47680824174591E+018</text:p>
          </table:table-cell>
          <table:table-cell office:value-type="float" office:value="1.47680821788585E+018" calcext:value-type="float">
            <text:p>1.47680821788585E+018</text:p>
          </table:table-cell>
          <table:table-cell office:value-type="float" office:value="1.47680821800243E+018" calcext:value-type="float">
            <text:p>1.47680821800243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68082743936E+018" calcext:value-type="float">
            <text:p>1.4768082743936E+018</text:p>
          </table:table-cell>
          <table:table-cell office:value-type="float" office:value="1.47680827447011E+018" calcext:value-type="float">
            <text:p>1.47680827447011E+018</text:p>
          </table:table-cell>
          <table:table-cell office:value-type="float" office:value="1.47680824164049E+018" calcext:value-type="float">
            <text:p>1.47680824164049E+018</text:p>
          </table:table-cell>
          <table:table-cell office:value-type="float" office:value="1.4768082417461E+018" calcext:value-type="float">
            <text:p>1.4768082417461E+018</text:p>
          </table:table-cell>
          <table:table-cell office:value-type="float" office:value="1.47680821788629E+018" calcext:value-type="float">
            <text:p>1.47680821788629E+018</text:p>
          </table:table-cell>
          <table:table-cell office:value-type="float" office:value="1.47680821800248E+018" calcext:value-type="float">
            <text:p>1.47680821800248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680827439395E+018" calcext:value-type="float">
            <text:p>1.47680827439395E+018</text:p>
          </table:table-cell>
          <table:table-cell office:value-type="float" office:value="1.4768082744703E+018" calcext:value-type="float">
            <text:p>1.4768082744703E+018</text:p>
          </table:table-cell>
          <table:table-cell office:value-type="float" office:value="1.47680824164094E+018" calcext:value-type="float">
            <text:p>1.47680824164094E+018</text:p>
          </table:table-cell>
          <table:table-cell office:value-type="float" office:value="1.47680824174631E+018" calcext:value-type="float">
            <text:p>1.47680824174631E+018</text:p>
          </table:table-cell>
          <table:table-cell office:value-type="float" office:value="1.47680821788671E+018" calcext:value-type="float">
            <text:p>1.47680821788671E+018</text:p>
          </table:table-cell>
          <table:table-cell office:value-type="float" office:value="1.47680821800253E+018" calcext:value-type="float">
            <text:p>1.47680821800253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680827439438E+018" calcext:value-type="float">
            <text:p>1.47680827439438E+018</text:p>
          </table:table-cell>
          <table:table-cell office:value-type="float" office:value="1.47680827447049E+018" calcext:value-type="float">
            <text:p>1.47680827447049E+018</text:p>
          </table:table-cell>
          <table:table-cell office:value-type="float" office:value="1.47680824164131E+018" calcext:value-type="float">
            <text:p>1.47680824164131E+018</text:p>
          </table:table-cell>
          <table:table-cell office:value-type="float" office:value="1.47680824174648E+018" calcext:value-type="float">
            <text:p>1.47680824174648E+018</text:p>
          </table:table-cell>
          <table:table-cell office:value-type="float" office:value="1.4768082178871E+018" calcext:value-type="float">
            <text:p>1.4768082178871E+018</text:p>
          </table:table-cell>
          <table:table-cell office:value-type="float" office:value="1.47680821800289E+018" calcext:value-type="float">
            <text:p>1.47680821800289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680827439473E+018" calcext:value-type="float">
            <text:p>1.47680827439473E+018</text:p>
          </table:table-cell>
          <table:table-cell office:value-type="float" office:value="1.47680827447067E+018" calcext:value-type="float">
            <text:p>1.47680827447067E+018</text:p>
          </table:table-cell>
          <table:table-cell office:value-type="float" office:value="1.47680824164166E+018" calcext:value-type="float">
            <text:p>1.47680824164166E+018</text:p>
          </table:table-cell>
          <table:table-cell office:value-type="float" office:value="1.47680824174664E+018" calcext:value-type="float">
            <text:p>1.47680824174664E+018</text:p>
          </table:table-cell>
          <table:table-cell office:value-type="float" office:value="1.47680821788746E+018" calcext:value-type="float">
            <text:p>1.47680821788746E+018</text:p>
          </table:table-cell>
          <table:table-cell office:value-type="float" office:value="1.47680821800295E+018" calcext:value-type="float">
            <text:p>1.47680821800295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680827439509E+018" calcext:value-type="float">
            <text:p>1.47680827439509E+018</text:p>
          </table:table-cell>
          <table:table-cell office:value-type="float" office:value="1.47680827447085E+018" calcext:value-type="float">
            <text:p>1.47680827447085E+018</text:p>
          </table:table-cell>
          <table:table-cell office:value-type="float" office:value="1.47680824164201E+018" calcext:value-type="float">
            <text:p>1.47680824164201E+018</text:p>
          </table:table-cell>
          <table:table-cell office:value-type="float" office:value="1.47680824174684E+018" calcext:value-type="float">
            <text:p>1.47680824174684E+018</text:p>
          </table:table-cell>
          <table:table-cell office:value-type="float" office:value="1.47680821788781E+018" calcext:value-type="float">
            <text:p>1.47680821788781E+018</text:p>
          </table:table-cell>
          <table:table-cell office:value-type="float" office:value="1.476808218003E+018" calcext:value-type="float">
            <text:p>1.476808218003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680827439551E+018" calcext:value-type="float">
            <text:p>1.47680827439551E+018</text:p>
          </table:table-cell>
          <table:table-cell office:value-type="float" office:value="1.47680827447104E+018" calcext:value-type="float">
            <text:p>1.47680827447104E+018</text:p>
          </table:table-cell>
          <table:table-cell office:value-type="float" office:value="1.47680824164247E+018" calcext:value-type="float">
            <text:p>1.47680824164247E+018</text:p>
          </table:table-cell>
          <table:table-cell office:value-type="float" office:value="1.47680824174703E+018" calcext:value-type="float">
            <text:p>1.47680824174703E+018</text:p>
          </table:table-cell>
          <table:table-cell office:value-type="float" office:value="1.47680821788816E+018" calcext:value-type="float">
            <text:p>1.47680821788816E+018</text:p>
          </table:table-cell>
          <table:table-cell office:value-type="float" office:value="1.47680821800306E+018" calcext:value-type="float">
            <text:p>1.47680821800306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680827439586E+018" calcext:value-type="float">
            <text:p>1.47680827439586E+018</text:p>
          </table:table-cell>
          <table:table-cell office:value-type="float" office:value="1.47680827447123E+018" calcext:value-type="float">
            <text:p>1.47680827447123E+018</text:p>
          </table:table-cell>
          <table:table-cell office:value-type="float" office:value="1.47680824164288E+018" calcext:value-type="float">
            <text:p>1.47680824164288E+018</text:p>
          </table:table-cell>
          <table:table-cell office:value-type="float" office:value="1.47680824174721E+018" calcext:value-type="float">
            <text:p>1.47680824174721E+018</text:p>
          </table:table-cell>
          <table:table-cell office:value-type="float" office:value="1.47680821788851E+018" calcext:value-type="float">
            <text:p>1.47680821788851E+018</text:p>
          </table:table-cell>
          <table:table-cell office:value-type="float" office:value="1.47680821800311E+018" calcext:value-type="float">
            <text:p>1.47680821800311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680827439626E+018" calcext:value-type="float">
            <text:p>1.47680827439626E+018</text:p>
          </table:table-cell>
          <table:table-cell office:value-type="float" office:value="1.47680827447142E+018" calcext:value-type="float">
            <text:p>1.47680827447142E+018</text:p>
          </table:table-cell>
          <table:table-cell office:value-type="float" office:value="1.47680824164324E+018" calcext:value-type="float">
            <text:p>1.47680824164324E+018</text:p>
          </table:table-cell>
          <table:table-cell office:value-type="float" office:value="1.4768082417474E+018" calcext:value-type="float">
            <text:p>1.4768082417474E+018</text:p>
          </table:table-cell>
          <table:table-cell office:value-type="float" office:value="1.47680821788907E+018" calcext:value-type="float">
            <text:p>1.47680821788907E+018</text:p>
          </table:table-cell>
          <table:table-cell office:value-type="float" office:value="1.47680821800316E+018" calcext:value-type="float">
            <text:p>1.47680821800316E+018</text:p>
          </table:table-cell>
        </table:table-row>
      </table:table>
      <table:table table:name="time_difference_ms" table:style-name="ta1"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</table:table-row>
        <table:table-row table:style-name="ro1">
          <table:table-cell table:formula="of:=[times.A2]" office:value-type="float" office:value="0" calcext:value-type="float">
            <text:p>0</text:p>
          </table:table-cell>
          <table:table-cell table:formula="of:= ([times.C2] - [times.B2]) / 1000000" office:value-type="float" office:value="10.72512" calcext:value-type="float">
            <text:p>10.72512</text:p>
          </table:table-cell>
          <table:table-cell table:formula="of:= ([times.E2] - [times.D2]) / 1000000" office:value-type="float" office:value="3.136" calcext:value-type="float">
            <text:p>3.136</text:p>
          </table:table-cell>
          <table:table-cell table:formula="of:= ([times.G2] - [times.F2]) / 1000000" office:value-type="float" office:value="2.84672" calcext:value-type="float">
            <text:p>2.84672</text:p>
          </table:table-cell>
        </table:table-row>
        <table:table-row table:style-name="ro1">
          <table:table-cell table:formula="of:=[times.A3]" office:value-type="float" office:value="1" calcext:value-type="float">
            <text:p>1</text:p>
          </table:table-cell>
          <table:table-cell table:formula="of:= ([times.C3] - [times.B3]) / 1000000" office:value-type="float" office:value="14.647808" calcext:value-type="float">
            <text:p>14.647808</text:p>
          </table:table-cell>
          <table:table-cell table:formula="of:= ([times.E3] - [times.D3]) / 1000000" office:value-type="float" office:value="5.959936" calcext:value-type="float">
            <text:p>5.959936</text:p>
          </table:table-cell>
          <table:table-cell table:formula="of:= ([times.G3] - [times.F3]) / 1000000" office:value-type="float" office:value="3.940352" calcext:value-type="float">
            <text:p>3.940352</text:p>
          </table:table-cell>
        </table:table-row>
        <table:table-row table:style-name="ro1">
          <table:table-cell table:formula="of:=[times.A4]" office:value-type="float" office:value="2" calcext:value-type="float">
            <text:p>2</text:p>
          </table:table-cell>
          <table:table-cell table:formula="of:= ([times.C4] - [times.B4]) / 1000000" office:value-type="float" office:value="14.73408" calcext:value-type="float">
            <text:p>14.73408</text:p>
          </table:table-cell>
          <table:table-cell table:formula="of:= ([times.E4] - [times.D4]) / 1000000" office:value-type="float" office:value="6.47424" calcext:value-type="float">
            <text:p>6.47424</text:p>
          </table:table-cell>
          <table:table-cell table:formula="of:= ([times.G4] - [times.F4]) / 1000000" office:value-type="float" office:value="6.112256" calcext:value-type="float">
            <text:p>6.112256</text:p>
          </table:table-cell>
        </table:table-row>
        <table:table-row table:style-name="ro1">
          <table:table-cell table:formula="of:=[times.A5]" office:value-type="float" office:value="3" calcext:value-type="float">
            <text:p>3</text:p>
          </table:table-cell>
          <table:table-cell table:formula="of:= ([times.C5] - [times.B5]) / 1000000" office:value-type="float" office:value="14.803968" calcext:value-type="float">
            <text:p>14.803968</text:p>
          </table:table-cell>
          <table:table-cell table:formula="of:= ([times.E5] - [times.D5]) / 1000000" office:value-type="float" office:value="6.593792" calcext:value-type="float">
            <text:p>6.593792</text:p>
          </table:table-cell>
          <table:table-cell table:formula="of:= ([times.G5] - [times.F5]) / 1000000" office:value-type="float" office:value="6.114816" calcext:value-type="float">
            <text:p>6.114816</text:p>
          </table:table-cell>
        </table:table-row>
        <table:table-row table:style-name="ro1">
          <table:table-cell table:formula="of:=[times.A6]" office:value-type="float" office:value="4" calcext:value-type="float">
            <text:p>4</text:p>
          </table:table-cell>
          <table:table-cell table:formula="of:= ([times.C6] - [times.B6]) / 1000000" office:value-type="float" office:value="14.830336" calcext:value-type="float">
            <text:p>14.830336</text:p>
          </table:table-cell>
          <table:table-cell table:formula="of:= ([times.E6] - [times.D6]) / 1000000" office:value-type="float" office:value="6.711296" calcext:value-type="float">
            <text:p>6.711296</text:p>
          </table:table-cell>
          <table:table-cell table:formula="of:= ([times.G6] - [times.F6]) / 1000000" office:value-type="float" office:value="5.824256" calcext:value-type="float">
            <text:p>5.824256</text:p>
          </table:table-cell>
        </table:table-row>
        <table:table-row table:style-name="ro1">
          <table:table-cell table:formula="of:=[times.A7]" office:value-type="float" office:value="5" calcext:value-type="float">
            <text:p>5</text:p>
          </table:table-cell>
          <table:table-cell table:formula="of:= ([times.C7] - [times.B7]) / 1000000" office:value-type="float" office:value="14.89792" calcext:value-type="float">
            <text:p>14.89792</text:p>
          </table:table-cell>
          <table:table-cell table:formula="of:= ([times.E7] - [times.D7]) / 1000000" office:value-type="float" office:value="6.899456" calcext:value-type="float">
            <text:p>6.899456</text:p>
          </table:table-cell>
          <table:table-cell table:formula="of:= ([times.G7] - [times.F7]) / 1000000" office:value-type="float" office:value="5.532672" calcext:value-type="float">
            <text:p>5.532672</text:p>
          </table:table-cell>
        </table:table-row>
        <table:table-row table:style-name="ro1">
          <table:table-cell table:formula="of:=[times.A8]" office:value-type="float" office:value="6" calcext:value-type="float">
            <text:p>6</text:p>
          </table:table-cell>
          <table:table-cell table:formula="of:= ([times.C8] - [times.B8]) / 1000000" office:value-type="float" office:value="14.938624" calcext:value-type="float">
            <text:p>14.938624</text:p>
          </table:table-cell>
          <table:table-cell table:formula="of:= ([times.E8] - [times.D8]) / 1000000" office:value-type="float" office:value="7.234048" calcext:value-type="float">
            <text:p>7.234048</text:p>
          </table:table-cell>
          <table:table-cell table:formula="of:= ([times.G8] - [times.F8]) / 1000000" office:value-type="float" office:value="5.534208" calcext:value-type="float">
            <text:p>5.534208</text:p>
          </table:table-cell>
        </table:table-row>
        <table:table-row table:style-name="ro1">
          <table:table-cell table:formula="of:=[times.A9]" office:value-type="float" office:value="7" calcext:value-type="float">
            <text:p>7</text:p>
          </table:table-cell>
          <table:table-cell table:formula="of:= ([times.C9] - [times.B9]) / 1000000" office:value-type="float" office:value="14.993152" calcext:value-type="float">
            <text:p>14.993152</text:p>
          </table:table-cell>
          <table:table-cell table:formula="of:= ([times.E9] - [times.D9]) / 1000000" office:value-type="float" office:value="7.547904" calcext:value-type="float">
            <text:p>7.547904</text:p>
          </table:table-cell>
          <table:table-cell table:formula="of:= ([times.G9] - [times.F9]) / 1000000" office:value-type="float" office:value="5.450752" calcext:value-type="float">
            <text:p>5.450752</text:p>
          </table:table-cell>
        </table:table-row>
        <table:table-row table:style-name="ro1">
          <table:table-cell table:formula="of:=[times.A10]" office:value-type="float" office:value="8" calcext:value-type="float">
            <text:p>8</text:p>
          </table:table-cell>
          <table:table-cell table:formula="of:= ([times.C10] - [times.B10]) / 1000000" office:value-type="float" office:value="15.046656" calcext:value-type="float">
            <text:p>15.046656</text:p>
          </table:table-cell>
          <table:table-cell table:formula="of:= ([times.E10] - [times.D10]) / 1000000" office:value-type="float" office:value="7.60064" calcext:value-type="float">
            <text:p>7.60064</text:p>
          </table:table-cell>
          <table:table-cell table:formula="of:= ([times.G10] - [times.F10]) / 1000000" office:value-type="float" office:value="5.138944" calcext:value-type="float">
            <text:p>5.138944</text:p>
          </table:table-cell>
        </table:table-row>
        <table:table-row table:style-name="ro1">
          <table:table-cell table:formula="of:=[times.A11]" office:value-type="float" office:value="9" calcext:value-type="float">
            <text:p>9</text:p>
          </table:table-cell>
          <table:table-cell table:formula="of:= ([times.C11] - [times.B11]) / 1000000" office:value-type="float" office:value="15.10016" calcext:value-type="float">
            <text:p>15.10016</text:p>
          </table:table-cell>
          <table:table-cell table:formula="of:= ([times.E11] - [times.D11]) / 1000000" office:value-type="float" office:value="7.435264" calcext:value-type="float">
            <text:p>7.435264</text:p>
          </table:table-cell>
          <table:table-cell table:formula="of:= ([times.G11] - [times.F11]) / 1000000" office:value-type="float" office:value="5.447936" calcext:value-type="float">
            <text:p>5.447936</text:p>
          </table:table-cell>
        </table:table-row>
        <table:table-row table:style-name="ro1">
          <table:table-cell table:formula="of:=[times.A12]" office:value-type="float" office:value="10" calcext:value-type="float">
            <text:p>10</text:p>
          </table:table-cell>
          <table:table-cell table:formula="of:= ([times.C12] - [times.B12]) / 1000000" office:value-type="float" office:value="15.14752" calcext:value-type="float">
            <text:p>15.14752</text:p>
          </table:table-cell>
          <table:table-cell table:formula="of:= ([times.E12] - [times.D12]) / 1000000" office:value-type="float" office:value="7.65312" calcext:value-type="float">
            <text:p>7.65312</text:p>
          </table:table-cell>
          <table:table-cell table:formula="of:= ([times.G12] - [times.F12]) / 1000000" office:value-type="float" office:value="5.19424" calcext:value-type="float">
            <text:p>5.19424</text:p>
          </table:table-cell>
        </table:table-row>
        <table:table-row table:style-name="ro1">
          <table:table-cell table:formula="of:=[times.A13]" office:value-type="float" office:value="11" calcext:value-type="float">
            <text:p>11</text:p>
          </table:table-cell>
          <table:table-cell table:formula="of:= ([times.C13] - [times.B13]) / 1000000" office:value-type="float" office:value="15.197184" calcext:value-type="float">
            <text:p>15.197184</text:p>
          </table:table-cell>
          <table:table-cell table:formula="of:= ([times.E13] - [times.D13]) / 1000000" office:value-type="float" office:value="7.639808" calcext:value-type="float">
            <text:p>7.639808</text:p>
          </table:table-cell>
          <table:table-cell table:formula="of:= ([times.G13] - [times.F13]) / 1000000" office:value-type="float" office:value="5.10592" calcext:value-type="float">
            <text:p>5.10592</text:p>
          </table:table-cell>
        </table:table-row>
        <table:table-row table:style-name="ro1">
          <table:table-cell table:formula="of:=[times.A14]" office:value-type="float" office:value="12" calcext:value-type="float">
            <text:p>12</text:p>
          </table:table-cell>
          <table:table-cell table:formula="of:= ([times.C14] - [times.B14]) / 1000000" office:value-type="float" office:value="15.33184" calcext:value-type="float">
            <text:p>15.33184</text:p>
          </table:table-cell>
          <table:table-cell table:formula="of:= ([times.E14] - [times.D14]) / 1000000" office:value-type="float" office:value="7.868672" calcext:value-type="float">
            <text:p>7.868672</text:p>
          </table:table-cell>
          <table:table-cell table:formula="of:= ([times.G14] - [times.F14]) / 1000000" office:value-type="float" office:value="5.019136" calcext:value-type="float">
            <text:p>5.019136</text:p>
          </table:table-cell>
        </table:table-row>
        <table:table-row table:style-name="ro1">
          <table:table-cell table:formula="of:=[times.A15]" office:value-type="float" office:value="13" calcext:value-type="float">
            <text:p>13</text:p>
          </table:table-cell>
          <table:table-cell table:formula="of:= ([times.C15] - [times.B15]) / 1000000" office:value-type="float" office:value="15.472128" calcext:value-type="float">
            <text:p>15.472128</text:p>
          </table:table-cell>
          <table:table-cell table:formula="of:= ([times.E15] - [times.D15]) / 1000000" office:value-type="float" office:value="7.881216" calcext:value-type="float">
            <text:p>7.881216</text:p>
          </table:table-cell>
          <table:table-cell table:formula="of:= ([times.G15] - [times.F15]) / 1000000" office:value-type="float" office:value="5.39776" calcext:value-type="float">
            <text:p>5.39776</text:p>
          </table:table-cell>
        </table:table-row>
        <table:table-row table:style-name="ro1">
          <table:table-cell table:formula="of:=[times.A16]" office:value-type="float" office:value="14" calcext:value-type="float">
            <text:p>14</text:p>
          </table:table-cell>
          <table:table-cell table:formula="of:= ([times.C16] - [times.B16]) / 1000000" office:value-type="float" office:value="15.476224" calcext:value-type="float">
            <text:p>15.476224</text:p>
          </table:table-cell>
          <table:table-cell table:formula="of:= ([times.E16] - [times.D16]) / 1000000" office:value-type="float" office:value="8.25216" calcext:value-type="float">
            <text:p>8.25216</text:p>
          </table:table-cell>
          <table:table-cell table:formula="of:= ([times.G16] - [times.F16]) / 1000000" office:value-type="float" office:value="5.671936" calcext:value-type="float">
            <text:p>5.671936</text:p>
          </table:table-cell>
        </table:table-row>
        <table:table-row table:style-name="ro1">
          <table:table-cell table:formula="of:=[times.A17]" office:value-type="float" office:value="15" calcext:value-type="float">
            <text:p>15</text:p>
          </table:table-cell>
          <table:table-cell table:formula="of:= ([times.C17] - [times.B17]) / 1000000" office:value-type="float" office:value="15.56096" calcext:value-type="float">
            <text:p>15.56096</text:p>
          </table:table-cell>
          <table:table-cell table:formula="of:= ([times.E17] - [times.D17]) / 1000000" office:value-type="float" office:value="8.40832" calcext:value-type="float">
            <text:p>8.40832</text:p>
          </table:table-cell>
          <table:table-cell table:formula="of:= ([times.G17] - [times.F17]) / 1000000" office:value-type="float" office:value="7.238144" calcext:value-type="float">
            <text:p>7.238144</text:p>
          </table:table-cell>
        </table:table-row>
        <table:table-row table:style-name="ro1">
          <table:table-cell table:formula="of:=[times.A18]" office:value-type="float" office:value="16" calcext:value-type="float">
            <text:p>16</text:p>
          </table:table-cell>
          <table:table-cell table:formula="of:= ([times.C18] - [times.B18]) / 1000000" office:value-type="float" office:value="15.589632" calcext:value-type="float">
            <text:p>15.589632</text:p>
          </table:table-cell>
          <table:table-cell table:formula="of:= ([times.E18] - [times.D18]) / 1000000" office:value-type="float" office:value="9.813248" calcext:value-type="float">
            <text:p>9.813248</text:p>
          </table:table-cell>
          <table:table-cell table:formula="of:= ([times.G18] - [times.F18]) / 1000000" office:value-type="float" office:value="7.508992" calcext:value-type="float">
            <text:p>7.508992</text:p>
          </table:table-cell>
        </table:table-row>
        <table:table-row table:style-name="ro1">
          <table:table-cell table:formula="of:=[times.A19]" office:value-type="float" office:value="17" calcext:value-type="float">
            <text:p>17</text:p>
          </table:table-cell>
          <table:table-cell table:formula="of:= ([times.C19] - [times.B19]) / 1000000" office:value-type="float" office:value="15.603968" calcext:value-type="float">
            <text:p>15.603968</text:p>
          </table:table-cell>
          <table:table-cell table:formula="of:= ([times.E19] - [times.D19]) / 1000000" office:value-type="float" office:value="11.385856" calcext:value-type="float">
            <text:p>11.385856</text:p>
          </table:table-cell>
          <table:table-cell table:formula="of:= ([times.G19] - [times.F19]) / 1000000" office:value-type="float" office:value="8.176128" calcext:value-type="float">
            <text:p>8.176128</text:p>
          </table:table-cell>
        </table:table-row>
        <table:table-row table:style-name="ro1">
          <table:table-cell table:formula="of:=[times.A20]" office:value-type="float" office:value="18" calcext:value-type="float">
            <text:p>18</text:p>
          </table:table-cell>
          <table:table-cell table:formula="of:= ([times.C20] - [times.B20]) / 1000000" office:value-type="float" office:value="15.710208" calcext:value-type="float">
            <text:p>15.710208</text:p>
          </table:table-cell>
          <table:table-cell table:formula="of:= ([times.E20] - [times.D20]) / 1000000" office:value-type="float" office:value="12.905984" calcext:value-type="float">
            <text:p>12.905984</text:p>
          </table:table-cell>
          <table:table-cell table:formula="of:= ([times.G20] - [times.F20]) / 1000000" office:value-type="float" office:value="10.753024" calcext:value-type="float">
            <text:p>10.753024</text:p>
          </table:table-cell>
        </table:table-row>
        <table:table-row table:style-name="ro1">
          <table:table-cell table:formula="of:=[times.A21]" office:value-type="float" office:value="19" calcext:value-type="float">
            <text:p>19</text:p>
          </table:table-cell>
          <table:table-cell table:formula="of:= ([times.C21] - [times.B21]) / 1000000" office:value-type="float" office:value="15.739904" calcext:value-type="float">
            <text:p>15.739904</text:p>
          </table:table-cell>
          <table:table-cell table:formula="of:= ([times.E21] - [times.D21]) / 1000000" office:value-type="float" office:value="13.607936" calcext:value-type="float">
            <text:p>13.607936</text:p>
          </table:table-cell>
          <table:table-cell table:formula="of:= ([times.G21] - [times.F21]) / 1000000" office:value-type="float" office:value="10.598912" calcext:value-type="float">
            <text:p>10.598912</text:p>
          </table:table-cell>
        </table:table-row>
        <table:table-row table:style-name="ro1">
          <table:table-cell table:formula="of:=[times.A22]" office:value-type="float" office:value="20" calcext:value-type="float">
            <text:p>20</text:p>
          </table:table-cell>
          <table:table-cell table:formula="of:= ([times.C22] - [times.B22]) / 1000000" office:value-type="float" office:value="15.754752" calcext:value-type="float">
            <text:p>15.754752</text:p>
          </table:table-cell>
          <table:table-cell table:formula="of:= ([times.E22] - [times.D22]) / 1000000" office:value-type="float" office:value="14.605824" calcext:value-type="float">
            <text:p>14.605824</text:p>
          </table:table-cell>
          <table:table-cell table:formula="of:= ([times.G22] - [times.F22]) / 1000000" office:value-type="float" office:value="12.15616" calcext:value-type="float">
            <text:p>12.15616</text:p>
          </table:table-cell>
        </table:table-row>
        <table:table-row table:style-name="ro1">
          <table:table-cell table:formula="of:=[times.A23]" office:value-type="float" office:value="21" calcext:value-type="float">
            <text:p>21</text:p>
          </table:table-cell>
          <table:table-cell table:formula="of:= ([times.C23] - [times.B23]) / 1000000" office:value-type="float" office:value="15.896832" calcext:value-type="float">
            <text:p>15.896832</text:p>
          </table:table-cell>
          <table:table-cell table:formula="of:= ([times.E23] - [times.D23]) / 1000000" office:value-type="float" office:value="19.838976" calcext:value-type="float">
            <text:p>19.838976</text:p>
          </table:table-cell>
          <table:table-cell table:formula="of:= ([times.G23] - [times.F23]) / 1000000" office:value-type="float" office:value="12.300032" calcext:value-type="float">
            <text:p>12.300032</text:p>
          </table:table-cell>
        </table:table-row>
        <table:table-row table:style-name="ro1">
          <table:table-cell table:formula="of:=[times.A24]" office:value-type="float" office:value="22" calcext:value-type="float">
            <text:p>22</text:p>
          </table:table-cell>
          <table:table-cell table:formula="of:= ([times.C24] - [times.B24]) / 1000000" office:value-type="float" office:value="15.92704" calcext:value-type="float">
            <text:p>15.92704</text:p>
          </table:table-cell>
          <table:table-cell table:formula="of:= ([times.E24] - [times.D24]) / 1000000" office:value-type="float" office:value="20.843776" calcext:value-type="float">
            <text:p>20.843776</text:p>
          </table:table-cell>
          <table:table-cell table:formula="of:= ([times.G24] - [times.F24]) / 1000000" office:value-type="float" office:value="13.246976" calcext:value-type="float">
            <text:p>13.246976</text:p>
          </table:table-cell>
        </table:table-row>
        <table:table-row table:style-name="ro1">
          <table:table-cell table:formula="of:=[times.A25]" office:value-type="float" office:value="23" calcext:value-type="float">
            <text:p>23</text:p>
          </table:table-cell>
          <table:table-cell table:formula="of:= ([times.C25] - [times.B25]) / 1000000" office:value-type="float" office:value="16.002816" calcext:value-type="float">
            <text:p>16.002816</text:p>
          </table:table-cell>
          <table:table-cell table:formula="of:= ([times.E25] - [times.D25]) / 1000000" office:value-type="float" office:value="22.319104" calcext:value-type="float">
            <text:p>22.319104</text:p>
          </table:table-cell>
          <table:table-cell table:formula="of:= ([times.G25] - [times.F25]) / 1000000" office:value-type="float" office:value="13.455872" calcext:value-type="float">
            <text:p>13.455872</text:p>
          </table:table-cell>
        </table:table-row>
        <table:table-row table:style-name="ro1">
          <table:table-cell table:formula="of:=[times.A26]" office:value-type="float" office:value="24" calcext:value-type="float">
            <text:p>24</text:p>
          </table:table-cell>
          <table:table-cell table:formula="of:= ([times.C26] - [times.B26]) / 1000000" office:value-type="float" office:value="16.02304" calcext:value-type="float">
            <text:p>16.02304</text:p>
          </table:table-cell>
          <table:table-cell table:formula="of:= ([times.E26] - [times.D26]) / 1000000" office:value-type="float" office:value="25.635072" calcext:value-type="float">
            <text:p>25.635072</text:p>
          </table:table-cell>
          <table:table-cell table:formula="of:= ([times.G26] - [times.F26]) / 1000000" office:value-type="float" office:value="13.609984" calcext:value-type="float">
            <text:p>13.609984</text:p>
          </table:table-cell>
        </table:table-row>
        <table:table-row table:style-name="ro1">
          <table:table-cell table:formula="of:=[times.A27]" office:value-type="float" office:value="25" calcext:value-type="float">
            <text:p>25</text:p>
          </table:table-cell>
          <table:table-cell table:formula="of:= ([times.C27] - [times.B27]) / 1000000" office:value-type="float" office:value="16.098816" calcext:value-type="float">
            <text:p>16.098816</text:p>
          </table:table-cell>
          <table:table-cell table:formula="of:= ([times.E27] - [times.D27]) / 1000000" office:value-type="float" office:value="28.039936" calcext:value-type="float">
            <text:p>28.039936</text:p>
          </table:table-cell>
          <table:table-cell table:formula="of:= ([times.G27] - [times.F27]) / 1000000" office:value-type="float" office:value="13.854208" calcext:value-type="float">
            <text:p>13.854208</text:p>
          </table:table-cell>
        </table:table-row>
        <table:table-row table:style-name="ro1">
          <table:table-cell table:formula="of:=[times.A28]" office:value-type="float" office:value="26" calcext:value-type="float">
            <text:p>26</text:p>
          </table:table-cell>
          <table:table-cell table:formula="of:= ([times.C28] - [times.B28]) / 1000000" office:value-type="float" office:value="16.132864" calcext:value-type="float">
            <text:p>16.132864</text:p>
          </table:table-cell>
          <table:table-cell table:formula="of:= ([times.E28] - [times.D28]) / 1000000" office:value-type="float" office:value="29.1072" calcext:value-type="float">
            <text:p>29.1072</text:p>
          </table:table-cell>
          <table:table-cell table:formula="of:= ([times.G28] - [times.F28]) / 1000000" office:value-type="float" office:value="14.044928" calcext:value-type="float">
            <text:p>14.044928</text:p>
          </table:table-cell>
        </table:table-row>
        <table:table-row table:style-name="ro1">
          <table:table-cell table:formula="of:=[times.A29]" office:value-type="float" office:value="27" calcext:value-type="float">
            <text:p>27</text:p>
          </table:table-cell>
          <table:table-cell table:formula="of:= ([times.C29] - [times.B29]) / 1000000" office:value-type="float" office:value="16.20608" calcext:value-type="float">
            <text:p>16.20608</text:p>
          </table:table-cell>
          <table:table-cell table:formula="of:= ([times.E29] - [times.D29]) / 1000000" office:value-type="float" office:value="30.548992" calcext:value-type="float">
            <text:p>30.548992</text:p>
          </table:table-cell>
          <table:table-cell table:formula="of:= ([times.G29] - [times.F29]) / 1000000" office:value-type="float" office:value="14.215168" calcext:value-type="float">
            <text:p>14.215168</text:p>
          </table:table-cell>
        </table:table-row>
        <table:table-row table:style-name="ro1">
          <table:table-cell table:formula="of:=[times.A30]" office:value-type="float" office:value="28" calcext:value-type="float">
            <text:p>28</text:p>
          </table:table-cell>
          <table:table-cell table:formula="of:= ([times.C30] - [times.B30]) / 1000000" office:value-type="float" office:value="15.536128" calcext:value-type="float">
            <text:p>15.536128</text:p>
          </table:table-cell>
          <table:table-cell table:formula="of:= ([times.E30] - [times.D30]) / 1000000" office:value-type="float" office:value="32.64512" calcext:value-type="float">
            <text:p>32.64512</text:p>
          </table:table-cell>
          <table:table-cell table:formula="of:= ([times.G30] - [times.F30]) / 1000000" office:value-type="float" office:value="14.424832" calcext:value-type="float">
            <text:p>14.424832</text:p>
          </table:table-cell>
        </table:table-row>
        <table:table-row table:style-name="ro1">
          <table:table-cell table:formula="of:=[times.A31]" office:value-type="float" office:value="29" calcext:value-type="float">
            <text:p>29</text:p>
          </table:table-cell>
          <table:table-cell table:formula="of:= ([times.C31] - [times.B31]) / 1000000" office:value-type="float" office:value="16.786944" calcext:value-type="float">
            <text:p>16.786944</text:p>
          </table:table-cell>
          <table:table-cell table:formula="of:= ([times.E31] - [times.D31]) / 1000000" office:value-type="float" office:value="33.386752" calcext:value-type="float">
            <text:p>33.386752</text:p>
          </table:table-cell>
          <table:table-cell table:formula="of:= ([times.G31] - [times.F31]) / 1000000" office:value-type="float" office:value="16.089856" calcext:value-type="float">
            <text:p>16.089856</text:p>
          </table:table-cell>
        </table:table-row>
        <table:table-row table:style-name="ro1">
          <table:table-cell table:formula="of:=[times.A32]" office:value-type="float" office:value="30" calcext:value-type="float">
            <text:p>30</text:p>
          </table:table-cell>
          <table:table-cell table:formula="of:= ([times.C32] - [times.B32]) / 1000000" office:value-type="float" office:value="16.653056" calcext:value-type="float">
            <text:p>16.653056</text:p>
          </table:table-cell>
          <table:table-cell table:formula="of:= ([times.E32] - [times.D32]) / 1000000" office:value-type="float" office:value="33.627136" calcext:value-type="float">
            <text:p>33.627136</text:p>
          </table:table-cell>
          <table:table-cell table:formula="of:= ([times.G32] - [times.F32]) / 1000000" office:value-type="float" office:value="16.439808" calcext:value-type="float">
            <text:p>16.439808</text:p>
          </table:table-cell>
        </table:table-row>
        <table:table-row table:style-name="ro1">
          <table:table-cell table:formula="of:=[times.A33]" office:value-type="float" office:value="31" calcext:value-type="float">
            <text:p>31</text:p>
          </table:table-cell>
          <table:table-cell table:formula="of:= ([times.C33] - [times.B33]) / 1000000" office:value-type="float" office:value="16.498944" calcext:value-type="float">
            <text:p>16.498944</text:p>
          </table:table-cell>
          <table:table-cell table:formula="of:= ([times.E33] - [times.D33]) / 1000000" office:value-type="float" office:value="33.884928" calcext:value-type="float">
            <text:p>33.884928</text:p>
          </table:table-cell>
          <table:table-cell table:formula="of:= ([times.G33] - [times.F33]) / 1000000" office:value-type="float" office:value="16.705792" calcext:value-type="float">
            <text:p>16.705792</text:p>
          </table:table-cell>
        </table:table-row>
        <table:table-row table:style-name="ro1">
          <table:table-cell table:formula="of:=[times.A34]" office:value-type="float" office:value="32" calcext:value-type="float">
            <text:p>32</text:p>
          </table:table-cell>
          <table:table-cell table:formula="of:= ([times.C34] - [times.B34]) / 1000000" office:value-type="float" office:value="16.486144" calcext:value-type="float">
            <text:p>16.486144</text:p>
          </table:table-cell>
          <table:table-cell table:formula="of:= ([times.E34] - [times.D34]) / 1000000" office:value-type="float" office:value="34.139136" calcext:value-type="float">
            <text:p>34.139136</text:p>
          </table:table-cell>
          <table:table-cell table:formula="of:= ([times.G34] - [times.F34]) / 1000000" office:value-type="float" office:value="18.321408" calcext:value-type="float">
            <text:p>18.321408</text:p>
          </table:table-cell>
        </table:table-row>
        <table:table-row table:style-name="ro1">
          <table:table-cell table:formula="of:=[times.A35]" office:value-type="float" office:value="33" calcext:value-type="float">
            <text:p>33</text:p>
          </table:table-cell>
          <table:table-cell table:formula="of:= ([times.C35] - [times.B35]) / 1000000" office:value-type="float" office:value="16.39424" calcext:value-type="float">
            <text:p>16.39424</text:p>
          </table:table-cell>
          <table:table-cell table:formula="of:= ([times.E35] - [times.D35]) / 1000000" office:value-type="float" office:value="35.029504" calcext:value-type="float">
            <text:p>35.029504</text:p>
          </table:table-cell>
          <table:table-cell table:formula="of:= ([times.G35] - [times.F35]) / 1000000" office:value-type="float" office:value="19.74528" calcext:value-type="float">
            <text:p>19.74528</text:p>
          </table:table-cell>
        </table:table-row>
        <table:table-row table:style-name="ro1">
          <table:table-cell table:formula="of:=[times.A36]" office:value-type="float" office:value="34" calcext:value-type="float">
            <text:p>34</text:p>
          </table:table-cell>
          <table:table-cell table:formula="of:= ([times.C36] - [times.B36]) / 1000000" office:value-type="float" office:value="16.427776" calcext:value-type="float">
            <text:p>16.427776</text:p>
          </table:table-cell>
          <table:table-cell table:formula="of:= ([times.E36] - [times.D36]) / 1000000" office:value-type="float" office:value="34.905088" calcext:value-type="float">
            <text:p>34.905088</text:p>
          </table:table-cell>
          <table:table-cell table:formula="of:= ([times.G36] - [times.F36]) / 1000000" office:value-type="float" office:value="20.470016" calcext:value-type="float">
            <text:p>20.470016</text:p>
          </table:table-cell>
        </table:table-row>
        <table:table-row table:style-name="ro1">
          <table:table-cell table:formula="of:=[times.A37]" office:value-type="float" office:value="35" calcext:value-type="float">
            <text:p>35</text:p>
          </table:table-cell>
          <table:table-cell table:formula="of:= ([times.C37] - [times.B37]) / 1000000" office:value-type="float" office:value="16.338944" calcext:value-type="float">
            <text:p>16.338944</text:p>
          </table:table-cell>
          <table:table-cell table:formula="of:= ([times.E37] - [times.D37]) / 1000000" office:value-type="float" office:value="34.911744" calcext:value-type="float">
            <text:p>34.911744</text:p>
          </table:table-cell>
          <table:table-cell table:formula="of:= ([times.G37] - [times.F37]) / 1000000" office:value-type="float" office:value="20.854272" calcext:value-type="float">
            <text:p>20.854272</text:p>
          </table:table-cell>
        </table:table-row>
        <table:table-row table:style-name="ro1">
          <table:table-cell table:formula="of:=[times.A38]" office:value-type="float" office:value="36" calcext:value-type="float">
            <text:p>36</text:p>
          </table:table-cell>
          <table:table-cell table:formula="of:= ([times.C38] - [times.B38]) / 1000000" office:value-type="float" office:value="16.246016" calcext:value-type="float">
            <text:p>16.246016</text:p>
          </table:table-cell>
          <table:table-cell table:formula="of:= ([times.E38] - [times.D38]) / 1000000" office:value-type="float" office:value="34.863104" calcext:value-type="float">
            <text:p>34.863104</text:p>
          </table:table-cell>
          <table:table-cell table:formula="of:= ([times.G38] - [times.F38]) / 1000000" office:value-type="float" office:value="21.49888" calcext:value-type="float">
            <text:p>21.49888</text:p>
          </table:table-cell>
        </table:table-row>
        <table:table-row table:style-name="ro1">
          <table:table-cell table:formula="of:=[times.A39]" office:value-type="float" office:value="37" calcext:value-type="float">
            <text:p>37</text:p>
          </table:table-cell>
          <table:table-cell table:formula="of:= ([times.C39] - [times.B39]) / 1000000" office:value-type="float" office:value="16.154112" calcext:value-type="float">
            <text:p>16.154112</text:p>
          </table:table-cell>
          <table:table-cell table:formula="of:= ([times.E39] - [times.D39]) / 1000000" office:value-type="float" office:value="34.887424" calcext:value-type="float">
            <text:p>34.887424</text:p>
          </table:table-cell>
          <table:table-cell table:formula="of:= ([times.G39] - [times.F39]) / 1000000" office:value-type="float" office:value="22.97088" calcext:value-type="float">
            <text:p>22.97088</text:p>
          </table:table-cell>
        </table:table-row>
        <table:table-row table:style-name="ro1">
          <table:table-cell table:formula="of:=[times.A40]" office:value-type="float" office:value="38" calcext:value-type="float">
            <text:p>38</text:p>
          </table:table-cell>
          <table:table-cell table:formula="of:= ([times.C40] - [times.B40]) / 1000000" office:value-type="float" office:value="16.146944" calcext:value-type="float">
            <text:p>16.146944</text:p>
          </table:table-cell>
          <table:table-cell table:formula="of:= ([times.E40] - [times.D40]) / 1000000" office:value-type="float" office:value="34.914816" calcext:value-type="float">
            <text:p>34.914816</text:p>
          </table:table-cell>
          <table:table-cell table:formula="of:= ([times.G40] - [times.F40]) / 1000000" office:value-type="float" office:value="24.47488" calcext:value-type="float">
            <text:p>24.47488</text:p>
          </table:table-cell>
        </table:table-row>
        <table:table-row table:style-name="ro1">
          <table:table-cell table:formula="of:=[times.A41]" office:value-type="float" office:value="39" calcext:value-type="float">
            <text:p>39</text:p>
          </table:table-cell>
          <table:table-cell table:formula="of:= ([times.C41] - [times.B41]) / 1000000" office:value-type="float" office:value="16.052736" calcext:value-type="float">
            <text:p>16.052736</text:p>
          </table:table-cell>
          <table:table-cell table:formula="of:= ([times.E41] - [times.D41]) / 1000000" office:value-type="float" office:value="34.93504" calcext:value-type="float">
            <text:p>34.93504</text:p>
          </table:table-cell>
          <table:table-cell table:formula="of:= ([times.G41] - [times.F41]) / 1000000" office:value-type="float" office:value="25.785344" calcext:value-type="float">
            <text:p>25.785344</text:p>
          </table:table-cell>
        </table:table-row>
        <table:table-row table:style-name="ro1">
          <table:table-cell table:formula="of:=[times.A42]" office:value-type="float" office:value="40" calcext:value-type="float">
            <text:p>40</text:p>
          </table:table-cell>
          <table:table-cell table:formula="of:= ([times.C42] - [times.B42]) / 1000000" office:value-type="float" office:value="15.99616" calcext:value-type="float">
            <text:p>15.99616</text:p>
          </table:table-cell>
          <table:table-cell table:formula="of:= ([times.E42] - [times.D42]) / 1000000" office:value-type="float" office:value="34.848" calcext:value-type="float">
            <text:p>34.848</text:p>
          </table:table-cell>
          <table:table-cell table:formula="of:= ([times.G42] - [times.F42]) / 1000000" office:value-type="float" office:value="26.008832" calcext:value-type="float">
            <text:p>26.008832</text:p>
          </table:table-cell>
        </table:table-row>
        <table:table-row table:style-name="ro1">
          <table:table-cell table:formula="of:=[times.A43]" office:value-type="float" office:value="41" calcext:value-type="float">
            <text:p>41</text:p>
          </table:table-cell>
          <table:table-cell table:formula="of:= ([times.C43] - [times.B43]) / 1000000" office:value-type="float" office:value="15.883776" calcext:value-type="float">
            <text:p>15.883776</text:p>
          </table:table-cell>
          <table:table-cell table:formula="of:= ([times.E43] - [times.D43]) / 1000000" office:value-type="float" office:value="34.834176" calcext:value-type="float">
            <text:p>34.834176</text:p>
          </table:table-cell>
          <table:table-cell table:formula="of:= ([times.G43] - [times.F43]) / 1000000" office:value-type="float" office:value="26.197248" calcext:value-type="float">
            <text:p>26.197248</text:p>
          </table:table-cell>
        </table:table-row>
        <table:table-row table:style-name="ro1">
          <table:table-cell table:formula="of:=[times.A44]" office:value-type="float" office:value="42" calcext:value-type="float">
            <text:p>42</text:p>
          </table:table-cell>
          <table:table-cell table:formula="of:= ([times.C44] - [times.B44]) / 1000000" office:value-type="float" office:value="17.08032" calcext:value-type="float">
            <text:p>17.08032</text:p>
          </table:table-cell>
          <table:table-cell table:formula="of:= ([times.E44] - [times.D44]) / 1000000" office:value-type="float" office:value="35.101696" calcext:value-type="float">
            <text:p>35.101696</text:p>
          </table:table-cell>
          <table:table-cell table:formula="of:= ([times.G44] - [times.F44]) / 1000000" office:value-type="float" office:value="26.191872" calcext:value-type="float">
            <text:p>26.191872</text:p>
          </table:table-cell>
        </table:table-row>
        <table:table-row table:style-name="ro1">
          <table:table-cell table:formula="of:=[times.A45]" office:value-type="float" office:value="43" calcext:value-type="float">
            <text:p>43</text:p>
          </table:table-cell>
          <table:table-cell table:formula="of:= ([times.C45] - [times.B45]) / 1000000" office:value-type="float" office:value="17.049856" calcext:value-type="float">
            <text:p>17.049856</text:p>
          </table:table-cell>
          <table:table-cell table:formula="of:= ([times.E45] - [times.D45]) / 1000000" office:value-type="float" office:value="36.24064" calcext:value-type="float">
            <text:p>36.24064</text:p>
          </table:table-cell>
          <table:table-cell table:formula="of:= ([times.G45] - [times.F45]) / 1000000" office:value-type="float" office:value="25.903872" calcext:value-type="float">
            <text:p>25.903872</text:p>
          </table:table-cell>
        </table:table-row>
        <table:table-row table:style-name="ro1">
          <table:table-cell table:formula="of:=[times.A46]" office:value-type="float" office:value="44" calcext:value-type="float">
            <text:p>44</text:p>
          </table:table-cell>
          <table:table-cell table:formula="of:= ([times.C46] - [times.B46]) / 1000000" office:value-type="float" office:value="17.010432" calcext:value-type="float">
            <text:p>17.010432</text:p>
          </table:table-cell>
          <table:table-cell table:formula="of:= ([times.E46] - [times.D46]) / 1000000" office:value-type="float" office:value="37.53216" calcext:value-type="float">
            <text:p>37.53216</text:p>
          </table:table-cell>
          <table:table-cell table:formula="of:= ([times.G46] - [times.F46]) / 1000000" office:value-type="float" office:value="25.547776" calcext:value-type="float">
            <text:p>25.547776</text:p>
          </table:table-cell>
        </table:table-row>
        <table:table-row table:style-name="ro1">
          <table:table-cell table:formula="of:=[times.A47]" office:value-type="float" office:value="45" calcext:value-type="float">
            <text:p>45</text:p>
          </table:table-cell>
          <table:table-cell table:formula="of:= ([times.C47] - [times.B47]) / 1000000" office:value-type="float" office:value="16.89216" calcext:value-type="float">
            <text:p>16.89216</text:p>
          </table:table-cell>
          <table:table-cell table:formula="of:= ([times.E47] - [times.D47]) / 1000000" office:value-type="float" office:value="37.675008" calcext:value-type="float">
            <text:p>37.675008</text:p>
          </table:table-cell>
          <table:table-cell table:formula="of:= ([times.G47] - [times.F47]) / 1000000" office:value-type="float" office:value="25.379072" calcext:value-type="float">
            <text:p>25.379072</text:p>
          </table:table-cell>
        </table:table-row>
        <table:table-row table:style-name="ro1">
          <table:table-cell table:formula="of:=[times.A48]" office:value-type="float" office:value="46" calcext:value-type="float">
            <text:p>46</text:p>
          </table:table-cell>
          <table:table-cell table:formula="of:= ([times.C48] - [times.B48]) / 1000000" office:value-type="float" office:value="16.830976" calcext:value-type="float">
            <text:p>16.830976</text:p>
          </table:table-cell>
          <table:table-cell table:formula="of:= ([times.E48] - [times.D48]) / 1000000" office:value-type="float" office:value="38.308864" calcext:value-type="float">
            <text:p>38.308864</text:p>
          </table:table-cell>
          <table:table-cell table:formula="of:= ([times.G48] - [times.F48]) / 1000000" office:value-type="float" office:value="25.270528" calcext:value-type="float">
            <text:p>25.270528</text:p>
          </table:table-cell>
        </table:table-row>
        <table:table-row table:style-name="ro1">
          <table:table-cell table:formula="of:=[times.A49]" office:value-type="float" office:value="47" calcext:value-type="float">
            <text:p>47</text:p>
          </table:table-cell>
          <table:table-cell table:formula="of:= ([times.C49] - [times.B49]) / 1000000" office:value-type="float" office:value="16.744192" calcext:value-type="float">
            <text:p>16.744192</text:p>
          </table:table-cell>
          <table:table-cell table:formula="of:= ([times.E49] - [times.D49]) / 1000000" office:value-type="float" office:value="38.265344" calcext:value-type="float">
            <text:p>38.265344</text:p>
          </table:table-cell>
          <table:table-cell table:formula="of:= ([times.G49] - [times.F49]) / 1000000" office:value-type="float" office:value="25.153024" calcext:value-type="float">
            <text:p>25.153024</text:p>
          </table:table-cell>
        </table:table-row>
        <table:table-row table:style-name="ro1">
          <table:table-cell table:formula="of:=[times.A50]" office:value-type="float" office:value="48" calcext:value-type="float">
            <text:p>48</text:p>
          </table:table-cell>
          <table:table-cell table:formula="of:= ([times.C50] - [times.B50]) / 1000000" office:value-type="float" office:value="16.505856" calcext:value-type="float">
            <text:p>16.505856</text:p>
          </table:table-cell>
          <table:table-cell table:formula="of:= ([times.E50] - [times.D50]) / 1000000" office:value-type="float" office:value="38.177024" calcext:value-type="float">
            <text:p>38.177024</text:p>
          </table:table-cell>
          <table:table-cell table:formula="of:= ([times.G50] - [times.F50]) / 1000000" office:value-type="float" office:value="25.673728" calcext:value-type="float">
            <text:p>25.673728</text:p>
          </table:table-cell>
        </table:table-row>
        <table:table-row table:style-name="ro1">
          <table:table-cell table:formula="of:=[times.A51]" office:value-type="float" office:value="49" calcext:value-type="float">
            <text:p>49</text:p>
          </table:table-cell>
          <table:table-cell table:formula="of:= ([times.C51] - [times.B51]) / 1000000" office:value-type="float" office:value="16.01792" calcext:value-type="float">
            <text:p>16.01792</text:p>
          </table:table-cell>
          <table:table-cell table:formula="of:= ([times.E51] - [times.D51]) / 1000000" office:value-type="float" office:value="38.205184" calcext:value-type="float">
            <text:p>38.205184</text:p>
          </table:table-cell>
          <table:table-cell table:formula="of:= ([times.G51] - [times.F51]) / 1000000" office:value-type="float" office:value="25.684992" calcext:value-type="float">
            <text:p>25.684992</text:p>
          </table:table-cell>
        </table:table-row>
        <table:table-row table:style-name="ro1">
          <table:table-cell table:formula="of:=[times.A52]" office:value-type="float" office:value="50" calcext:value-type="float">
            <text:p>50</text:p>
          </table:table-cell>
          <table:table-cell table:formula="of:= ([times.C52] - [times.B52]) / 1000000" office:value-type="float" office:value="15.390208" calcext:value-type="float">
            <text:p>15.390208</text:p>
          </table:table-cell>
          <table:table-cell table:formula="of:= ([times.E52] - [times.D52]) / 1000000" office:value-type="float" office:value="38.155264" calcext:value-type="float">
            <text:p>38.155264</text:p>
          </table:table-cell>
          <table:table-cell table:formula="of:= ([times.G52] - [times.F52]) / 1000000" office:value-type="float" office:value="25.488128" calcext:value-type="float">
            <text:p>25.488128</text:p>
          </table:table-cell>
        </table:table-row>
        <table:table-row table:style-name="ro1">
          <table:table-cell table:formula="of:=[times.A53]" office:value-type="float" office:value="51" calcext:value-type="float">
            <text:p>51</text:p>
          </table:table-cell>
          <table:table-cell table:formula="of:= ([times.C53] - [times.B53]) / 1000000" office:value-type="float" office:value="14.78656" calcext:value-type="float">
            <text:p>14.78656</text:p>
          </table:table-cell>
          <table:table-cell table:formula="of:= ([times.E53] - [times.D53]) / 1000000" office:value-type="float" office:value="38.172928" calcext:value-type="float">
            <text:p>38.172928</text:p>
          </table:table-cell>
          <table:table-cell table:formula="of:= ([times.G53] - [times.F53]) / 1000000" office:value-type="float" office:value="25.276672" calcext:value-type="float">
            <text:p>25.276672</text:p>
          </table:table-cell>
        </table:table-row>
        <table:table-row table:style-name="ro1">
          <table:table-cell table:formula="of:=[times.A54]" office:value-type="float" office:value="52" calcext:value-type="float">
            <text:p>52</text:p>
          </table:table-cell>
          <table:table-cell table:formula="of:= ([times.C54] - [times.B54]) / 1000000" office:value-type="float" office:value="14.249216" calcext:value-type="float">
            <text:p>14.249216</text:p>
          </table:table-cell>
          <table:table-cell table:formula="of:= ([times.E54] - [times.D54]) / 1000000" office:value-type="float" office:value="38.454272" calcext:value-type="float">
            <text:p>38.454272</text:p>
          </table:table-cell>
          <table:table-cell table:formula="of:= ([times.G54] - [times.F54]) / 1000000" office:value-type="float" office:value="26.49472" calcext:value-type="float">
            <text:p>26.49472</text:p>
          </table:table-cell>
        </table:table-row>
        <table:table-row table:style-name="ro1">
          <table:table-cell table:formula="of:=[times.A55]" office:value-type="float" office:value="53" calcext:value-type="float">
            <text:p>53</text:p>
          </table:table-cell>
          <table:table-cell table:formula="of:= ([times.C55] - [times.B55]) / 1000000" office:value-type="float" office:value="13.721856" calcext:value-type="float">
            <text:p>13.721856</text:p>
          </table:table-cell>
          <table:table-cell table:formula="of:= ([times.E55] - [times.D55]) / 1000000" office:value-type="float" office:value="39.570176" calcext:value-type="float">
            <text:p>39.570176</text:p>
          </table:table-cell>
          <table:table-cell table:formula="of:= ([times.G55] - [times.F55]) / 1000000" office:value-type="float" office:value="26.640896" calcext:value-type="float">
            <text:p>26.640896</text:p>
          </table:table-cell>
        </table:table-row>
        <table:table-row table:style-name="ro1">
          <table:table-cell table:formula="of:=[times.A56]" office:value-type="float" office:value="54" calcext:value-type="float">
            <text:p>54</text:p>
          </table:table-cell>
          <table:table-cell table:formula="of:= ([times.C56] - [times.B56]) / 1000000" office:value-type="float" office:value="13.127424" calcext:value-type="float">
            <text:p>13.127424</text:p>
          </table:table-cell>
          <table:table-cell table:formula="of:= ([times.E56] - [times.D56]) / 1000000" office:value-type="float" office:value="39.545088" calcext:value-type="float">
            <text:p>39.545088</text:p>
          </table:table-cell>
          <table:table-cell table:formula="of:= ([times.G56] - [times.F56]) / 1000000" office:value-type="float" office:value="26.726656" calcext:value-type="float">
            <text:p>26.726656</text:p>
          </table:table-cell>
        </table:table-row>
        <table:table-row table:style-name="ro1">
          <table:table-cell table:formula="of:=[times.A57]" office:value-type="float" office:value="55" calcext:value-type="float">
            <text:p>55</text:p>
          </table:table-cell>
          <table:table-cell table:formula="of:= ([times.C57] - [times.B57]) / 1000000" office:value-type="float" office:value="13.374464" calcext:value-type="float">
            <text:p>13.374464</text:p>
          </table:table-cell>
          <table:table-cell table:formula="of:= ([times.E57] - [times.D57]) / 1000000" office:value-type="float" office:value="39.581952" calcext:value-type="float">
            <text:p>39.581952</text:p>
          </table:table-cell>
          <table:table-cell table:formula="of:= ([times.G57] - [times.F57]) / 1000000" office:value-type="float" office:value="27.246592" calcext:value-type="float">
            <text:p>27.246592</text:p>
          </table:table-cell>
        </table:table-row>
        <table:table-row table:style-name="ro1">
          <table:table-cell table:formula="of:=[times.A58]" office:value-type="float" office:value="56" calcext:value-type="float">
            <text:p>56</text:p>
          </table:table-cell>
          <table:table-cell table:formula="of:= ([times.C58] - [times.B58]) / 1000000" office:value-type="float" office:value="12.875776" calcext:value-type="float">
            <text:p>12.875776</text:p>
          </table:table-cell>
          <table:table-cell table:formula="of:= ([times.E58] - [times.D58]) / 1000000" office:value-type="float" office:value="39.577088" calcext:value-type="float">
            <text:p>39.577088</text:p>
          </table:table-cell>
          <table:table-cell table:formula="of:= ([times.G58] - [times.F58]) / 1000000" office:value-type="float" office:value="27.19488" calcext:value-type="float">
            <text:p>27.19488</text:p>
          </table:table-cell>
        </table:table-row>
        <table:table-row table:style-name="ro1">
          <table:table-cell table:formula="of:=[times.A59]" office:value-type="float" office:value="57" calcext:value-type="float">
            <text:p>57</text:p>
          </table:table-cell>
          <table:table-cell table:formula="of:= ([times.C59] - [times.B59]) / 1000000" office:value-type="float" office:value="12.338688" calcext:value-type="float">
            <text:p>12.338688</text:p>
          </table:table-cell>
          <table:table-cell table:formula="of:= ([times.E59] - [times.D59]) / 1000000" office:value-type="float" office:value="39.612928" calcext:value-type="float">
            <text:p>39.612928</text:p>
          </table:table-cell>
          <table:table-cell table:formula="of:= ([times.G59] - [times.F59]) / 1000000" office:value-type="float" office:value="26.944512" calcext:value-type="float">
            <text:p>26.944512</text:p>
          </table:table-cell>
        </table:table-row>
        <table:table-row table:style-name="ro1">
          <table:table-cell table:formula="of:=[times.A60]" office:value-type="float" office:value="58" calcext:value-type="float">
            <text:p>58</text:p>
          </table:table-cell>
          <table:table-cell table:formula="of:= ([times.C60] - [times.B60]) / 1000000" office:value-type="float" office:value="11.832832" calcext:value-type="float">
            <text:p>11.832832</text:p>
          </table:table-cell>
          <table:table-cell table:formula="of:= ([times.E60] - [times.D60]) / 1000000" office:value-type="float" office:value="39.646208" calcext:value-type="float">
            <text:p>39.646208</text:p>
          </table:table-cell>
          <table:table-cell table:formula="of:= ([times.G60] - [times.F60]) / 1000000" office:value-type="float" office:value="26.642944" calcext:value-type="float">
            <text:p>26.642944</text:p>
          </table:table-cell>
        </table:table-row>
        <table:table-row table:style-name="ro1">
          <table:table-cell table:formula="of:=[times.A61]" office:value-type="float" office:value="59" calcext:value-type="float">
            <text:p>59</text:p>
          </table:table-cell>
          <table:table-cell table:formula="of:= ([times.C61] - [times.B61]) / 1000000" office:value-type="float" office:value="11.172096" calcext:value-type="float">
            <text:p>11.172096</text:p>
          </table:table-cell>
          <table:table-cell table:formula="of:= ([times.E61] - [times.D61]) / 1000000" office:value-type="float" office:value="39.654912" calcext:value-type="float">
            <text:p>39.654912</text:p>
          </table:table-cell>
          <table:table-cell table:formula="of:= ([times.G61] - [times.F61]) / 1000000" office:value-type="float" office:value="26.447872" calcext:value-type="float">
            <text:p>26.447872</text:p>
          </table:table-cell>
        </table:table-row>
        <table:table-row table:style-name="ro1">
          <table:table-cell table:formula="of:=[times.A62]" office:value-type="float" office:value="60" calcext:value-type="float">
            <text:p>60</text:p>
          </table:table-cell>
          <table:table-cell table:formula="of:= ([times.C62] - [times.B62]) / 1000000" office:value-type="float" office:value="10.581248" calcext:value-type="float">
            <text:p>10.581248</text:p>
          </table:table-cell>
          <table:table-cell table:formula="of:= ([times.E62] - [times.D62]) / 1000000" office:value-type="float" office:value="39.670784" calcext:value-type="float">
            <text:p>39.670784</text:p>
          </table:table-cell>
          <table:table-cell table:formula="of:= ([times.G62] - [times.F62]) / 1000000" office:value-type="float" office:value="26.372352" calcext:value-type="float">
            <text:p>26.372352</text:p>
          </table:table-cell>
        </table:table-row>
        <table:table-row table:style-name="ro1">
          <table:table-cell table:formula="of:=[times.A63]" office:value-type="float" office:value="61" calcext:value-type="float">
            <text:p>61</text:p>
          </table:table-cell>
          <table:table-cell table:formula="of:= ([times.C63] - [times.B63]) / 1000000" office:value-type="float" office:value="10.066944" calcext:value-type="float">
            <text:p>10.066944</text:p>
          </table:table-cell>
          <table:table-cell table:formula="of:= ([times.E63] - [times.D63]) / 1000000" office:value-type="float" office:value="39.686656" calcext:value-type="float">
            <text:p>39.686656</text:p>
          </table:table-cell>
          <table:table-cell table:formula="of:= ([times.G63] - [times.F63]) / 1000000" office:value-type="float" office:value="26.113792" calcext:value-type="float">
            <text:p>26.113792</text:p>
          </table:table-cell>
        </table:table-row>
        <table:table-row table:style-name="ro1">
          <table:table-cell table:formula="of:=[times.A64]" office:value-type="float" office:value="62" calcext:value-type="float">
            <text:p>62</text:p>
          </table:table-cell>
          <table:table-cell table:formula="of:= ([times.C64] - [times.B64]) / 1000000" office:value-type="float" office:value="10.29376" calcext:value-type="float">
            <text:p>10.29376</text:p>
          </table:table-cell>
          <table:table-cell table:formula="of:= ([times.E64] - [times.D64]) / 1000000" office:value-type="float" office:value="39.70816" calcext:value-type="float">
            <text:p>39.70816</text:p>
          </table:table-cell>
          <table:table-cell table:formula="of:= ([times.G64] - [times.F64]) / 1000000" office:value-type="float" office:value="25.77024" calcext:value-type="float">
            <text:p>25.77024</text:p>
          </table:table-cell>
        </table:table-row>
        <table:table-row table:style-name="ro1">
          <table:table-cell table:formula="of:=[times.A65]" office:value-type="float" office:value="63" calcext:value-type="float">
            <text:p>63</text:p>
          </table:table-cell>
          <table:table-cell table:formula="of:= ([times.C65] - [times.B65]) / 1000000" office:value-type="float" office:value="9.786112" calcext:value-type="float">
            <text:p>9.786112</text:p>
          </table:table-cell>
          <table:table-cell table:formula="of:= ([times.E65] - [times.D65]) / 1000000" office:value-type="float" office:value="39.734272" calcext:value-type="float">
            <text:p>39.734272</text:p>
          </table:table-cell>
          <table:table-cell table:formula="of:= ([times.G65] - [times.F65]) / 1000000" office:value-type="float" office:value="25.579776" calcext:value-type="float">
            <text:p>25.579776</text:p>
          </table:table-cell>
        </table:table-row>
        <table:table-row table:style-name="ro1">
          <table:table-cell table:formula="of:=[times.A66]" office:value-type="float" office:value="64" calcext:value-type="float">
            <text:p>64</text:p>
          </table:table-cell>
          <table:table-cell table:formula="of:= ([times.C66] - [times.B66]) / 1000000" office:value-type="float" office:value="9.227264" calcext:value-type="float">
            <text:p>9.227264</text:p>
          </table:table-cell>
          <table:table-cell table:formula="of:= ([times.E66] - [times.D66]) / 1000000" office:value-type="float" office:value="39.812352" calcext:value-type="float">
            <text:p>39.812352</text:p>
          </table:table-cell>
          <table:table-cell table:formula="of:= ([times.G66] - [times.F66]) / 1000000" office:value-type="float" office:value="27.587328" calcext:value-type="float">
            <text:p>27.587328</text:p>
          </table:table-cell>
        </table:table-row>
        <table:table-row table:style-name="ro1">
          <table:table-cell table:formula="of:=[times.A67]" office:value-type="float" office:value="65" calcext:value-type="float">
            <text:p>65</text:p>
          </table:table-cell>
          <table:table-cell table:formula="of:= ([times.C67] - [times.B67]) / 1000000" office:value-type="float" office:value="8.65664" calcext:value-type="float">
            <text:p>8.65664</text:p>
          </table:table-cell>
          <table:table-cell table:formula="of:= ([times.E67] - [times.D67]) / 1000000" office:value-type="float" office:value="39.832832" calcext:value-type="float">
            <text:p>39.832832</text:p>
          </table:table-cell>
          <table:table-cell table:formula="of:= ([times.G67] - [times.F67]) / 1000000" office:value-type="float" office:value="30.336512" calcext:value-type="float">
            <text:p>30.336512</text:p>
          </table:table-cell>
        </table:table-row>
        <table:table-row table:style-name="ro1">
          <table:table-cell table:formula="of:=[times.A68]" office:value-type="float" office:value="66" calcext:value-type="float">
            <text:p>66</text:p>
          </table:table-cell>
          <table:table-cell table:formula="of:= ([times.C68] - [times.B68]) / 1000000" office:value-type="float" office:value="8.065536" calcext:value-type="float">
            <text:p>8.065536</text:p>
          </table:table-cell>
          <table:table-cell table:formula="of:= ([times.E68] - [times.D68]) / 1000000" office:value-type="float" office:value="39.864064" calcext:value-type="float">
            <text:p>39.864064</text:p>
          </table:table-cell>
          <table:table-cell table:formula="of:= ([times.G68] - [times.F68]) / 1000000" office:value-type="float" office:value="30.244864" calcext:value-type="float">
            <text:p>30.244864</text:p>
          </table:table-cell>
        </table:table-row>
        <table:table-row table:style-name="ro1">
          <table:table-cell table:formula="of:=[times.A69]" office:value-type="float" office:value="67" calcext:value-type="float">
            <text:p>67</text:p>
          </table:table-cell>
          <table:table-cell table:formula="of:= ([times.C69] - [times.B69]) / 1000000" office:value-type="float" office:value="7.55584" calcext:value-type="float">
            <text:p>7.55584</text:p>
          </table:table-cell>
          <table:table-cell table:formula="of:= ([times.E69] - [times.D69]) / 1000000" office:value-type="float" office:value="40.188928" calcext:value-type="float">
            <text:p>40.188928</text:p>
          </table:table-cell>
          <table:table-cell table:formula="of:= ([times.G69] - [times.F69]) / 1000000" office:value-type="float" office:value="30.117888" calcext:value-type="float">
            <text:p>30.117888</text:p>
          </table:table-cell>
        </table:table-row>
        <table:table-row table:style-name="ro1">
          <table:table-cell table:formula="of:=[times.A70]" office:value-type="float" office:value="68" calcext:value-type="float">
            <text:p>68</text:p>
          </table:table-cell>
          <table:table-cell table:formula="of:= ([times.C70] - [times.B70]) / 1000000" office:value-type="float" office:value="6.96064" calcext:value-type="float">
            <text:p>6.96064</text:p>
          </table:table-cell>
          <table:table-cell table:formula="of:= ([times.E70] - [times.D70]) / 1000000" office:value-type="float" office:value="42.895104" calcext:value-type="float">
            <text:p>42.895104</text:p>
          </table:table-cell>
          <table:table-cell table:formula="of:= ([times.G70] - [times.F70]) / 1000000" office:value-type="float" office:value="30.463744" calcext:value-type="float">
            <text:p>30.463744</text:p>
          </table:table-cell>
        </table:table-row>
        <table:table-row table:style-name="ro1">
          <table:table-cell table:formula="of:=[times.A71]" office:value-type="float" office:value="69" calcext:value-type="float">
            <text:p>69</text:p>
          </table:table-cell>
          <table:table-cell table:formula="of:= ([times.C71] - [times.B71]) / 1000000" office:value-type="float" office:value="6.837248" calcext:value-type="float">
            <text:p>6.837248</text:p>
          </table:table-cell>
          <table:table-cell table:formula="of:= ([times.E71] - [times.D71]) / 1000000" office:value-type="float" office:value="42.7968" calcext:value-type="float">
            <text:p>42.7968</text:p>
          </table:table-cell>
          <table:table-cell table:formula="of:= ([times.G71] - [times.F71]) / 1000000" office:value-type="float" office:value="30.430464" calcext:value-type="float">
            <text:p>30.430464</text:p>
          </table:table-cell>
        </table:table-row>
        <table:table-row table:style-name="ro1">
          <table:table-cell table:formula="of:=[times.A72]" office:value-type="float" office:value="70" calcext:value-type="float">
            <text:p>70</text:p>
          </table:table-cell>
          <table:table-cell table:formula="of:= ([times.C72] - [times.B72]) / 1000000" office:value-type="float" office:value="6.260736" calcext:value-type="float">
            <text:p>6.260736</text:p>
          </table:table-cell>
          <table:table-cell table:formula="of:= ([times.E72] - [times.D72]) / 1000000" office:value-type="float" office:value="42.763008" calcext:value-type="float">
            <text:p>42.763008</text:p>
          </table:table-cell>
          <table:table-cell table:formula="of:= ([times.G72] - [times.F72]) / 1000000" office:value-type="float" office:value="30.352896" calcext:value-type="float">
            <text:p>30.352896</text:p>
          </table:table-cell>
        </table:table-row>
        <table:table-row table:style-name="ro1">
          <table:table-cell table:formula="of:=[times.A73]" office:value-type="float" office:value="71" calcext:value-type="float">
            <text:p>71</text:p>
          </table:table-cell>
          <table:table-cell table:formula="of:= ([times.C73] - [times.B73]) / 1000000" office:value-type="float" office:value="5.696256" calcext:value-type="float">
            <text:p>5.696256</text:p>
          </table:table-cell>
          <table:table-cell table:formula="of:= ([times.E73] - [times.D73]) / 1000000" office:value-type="float" office:value="42.772224" calcext:value-type="float">
            <text:p>42.772224</text:p>
          </table:table-cell>
          <table:table-cell table:formula="of:= ([times.G73] - [times.F73]) / 1000000" office:value-type="float" office:value="30.51392" calcext:value-type="float">
            <text:p>30.51392</text:p>
          </table:table-cell>
        </table:table-row>
        <table:table-row table:style-name="ro1">
          <table:table-cell table:formula="of:=[times.A74]" office:value-type="float" office:value="72" calcext:value-type="float">
            <text:p>72</text:p>
          </table:table-cell>
          <table:table-cell table:formula="of:= ([times.C74] - [times.B74]) / 1000000" office:value-type="float" office:value="5.38112" calcext:value-type="float">
            <text:p>5.38112</text:p>
          </table:table-cell>
          <table:table-cell table:formula="of:= ([times.E74] - [times.D74]) / 1000000" office:value-type="float" office:value="42.799872" calcext:value-type="float">
            <text:p>42.799872</text:p>
          </table:table-cell>
          <table:table-cell table:formula="of:= ([times.G74] - [times.F74]) / 1000000" office:value-type="float" office:value="31.698944" calcext:value-type="float">
            <text:p>31.698944</text:p>
          </table:table-cell>
        </table:table-row>
        <table:table-row table:style-name="ro1">
          <table:table-cell table:formula="of:=[times.A75]" office:value-type="float" office:value="73" calcext:value-type="float">
            <text:p>73</text:p>
          </table:table-cell>
          <table:table-cell table:formula="of:= ([times.C75] - [times.B75]) / 1000000" office:value-type="float" office:value="4.816128" calcext:value-type="float">
            <text:p>4.816128</text:p>
          </table:table-cell>
          <table:table-cell table:formula="of:= ([times.E75] - [times.D75]) / 1000000" office:value-type="float" office:value="42.726144" calcext:value-type="float">
            <text:p>42.726144</text:p>
          </table:table-cell>
          <table:table-cell table:formula="of:= ([times.G75] - [times.F75]) / 1000000" office:value-type="float" office:value="31.61856" calcext:value-type="float">
            <text:p>31.61856</text:p>
          </table:table-cell>
        </table:table-row>
        <table:table-row table:style-name="ro1">
          <table:table-cell table:formula="of:=[times.A76]" office:value-type="float" office:value="74" calcext:value-type="float">
            <text:p>74</text:p>
          </table:table-cell>
          <table:table-cell table:formula="of:= ([times.C76] - [times.B76]) / 1000000" office:value-type="float" office:value="4.28288" calcext:value-type="float">
            <text:p>4.28288</text:p>
          </table:table-cell>
          <table:table-cell table:formula="of:= ([times.E76] - [times.D76]) / 1000000" office:value-type="float" office:value="42.715392" calcext:value-type="float">
            <text:p>42.715392</text:p>
          </table:table-cell>
          <table:table-cell table:formula="of:= ([times.G76] - [times.F76]) / 1000000" office:value-type="float" office:value="31.310336" calcext:value-type="float">
            <text:p>31.310336</text:p>
          </table:table-cell>
        </table:table-row>
        <table:table-row table:style-name="ro1">
          <table:table-cell table:formula="of:=[times.A77]" office:value-type="float" office:value="75" calcext:value-type="float">
            <text:p>75</text:p>
          </table:table-cell>
          <table:table-cell table:formula="of:= ([times.C77] - [times.B77]) / 1000000" office:value-type="float" office:value="4.057088" calcext:value-type="float">
            <text:p>4.057088</text:p>
          </table:table-cell>
          <table:table-cell table:formula="of:= ([times.E77] - [times.D77]) / 1000000" office:value-type="float" office:value="42.71488" calcext:value-type="float">
            <text:p>42.71488</text:p>
          </table:table-cell>
          <table:table-cell table:formula="of:= ([times.G77] - [times.F77]) / 1000000" office:value-type="float" office:value="31.182592" calcext:value-type="float">
            <text:p>31.182592</text:p>
          </table:table-cell>
        </table:table-row>
        <table:table-row table:style-name="ro1">
          <table:table-cell table:formula="of:=[times.A78]" office:value-type="float" office:value="76" calcext:value-type="float">
            <text:p>76</text:p>
          </table:table-cell>
          <table:table-cell table:formula="of:= ([times.C78] - [times.B78]) / 1000000" office:value-type="float" office:value="3.526912" calcext:value-type="float">
            <text:p>3.526912</text:p>
          </table:table-cell>
          <table:table-cell table:formula="of:= ([times.E78] - [times.D78]) / 1000000" office:value-type="float" office:value="42.74176" calcext:value-type="float">
            <text:p>42.74176</text:p>
          </table:table-cell>
          <table:table-cell table:formula="of:= ([times.G78] - [times.F78]) / 1000000" office:value-type="float" office:value="30.880256" calcext:value-type="float">
            <text:p>30.880256</text:p>
          </table:table-cell>
        </table:table-row>
        <table:table-row table:style-name="ro1">
          <table:table-cell table:formula="of:=[times.A79]" office:value-type="float" office:value="77" calcext:value-type="float">
            <text:p>77</text:p>
          </table:table-cell>
          <table:table-cell table:formula="of:= ([times.C79] - [times.B79]) / 1000000" office:value-type="float" office:value="3.233024" calcext:value-type="float">
            <text:p>3.233024</text:p>
          </table:table-cell>
          <table:table-cell table:formula="of:= ([times.E79] - [times.D79]) / 1000000" office:value-type="float" office:value="42.804736" calcext:value-type="float">
            <text:p>42.804736</text:p>
          </table:table-cell>
          <table:table-cell table:formula="of:= ([times.G79] - [times.F79]) / 1000000" office:value-type="float" office:value="30.872832" calcext:value-type="float">
            <text:p>30.872832</text:p>
          </table:table-cell>
        </table:table-row>
        <table:table-row table:style-name="ro1">
          <table:table-cell table:formula="of:=[times.A80]" office:value-type="float" office:value="78" calcext:value-type="float">
            <text:p>78</text:p>
          </table:table-cell>
          <table:table-cell table:formula="of:= ([times.C80] - [times.B80]) / 1000000" office:value-type="float" office:value="2.655232" calcext:value-type="float">
            <text:p>2.655232</text:p>
          </table:table-cell>
          <table:table-cell table:formula="of:= ([times.E80] - [times.D80]) / 1000000" office:value-type="float" office:value="42.706944" calcext:value-type="float">
            <text:p>42.706944</text:p>
          </table:table-cell>
          <table:table-cell table:formula="of:= ([times.G80] - [times.F80]) / 1000000" office:value-type="float" office:value="30.777856" calcext:value-type="float">
            <text:p>30.777856</text:p>
          </table:table-cell>
        </table:table-row>
        <table:table-row table:style-name="ro1">
          <table:table-cell table:formula="of:=[times.A81]" office:value-type="float" office:value="79" calcext:value-type="float">
            <text:p>79</text:p>
          </table:table-cell>
          <table:table-cell table:formula="of:= ([times.C81] - [times.B81]) / 1000000" office:value-type="float" office:value="2.366976" calcext:value-type="float">
            <text:p>2.366976</text:p>
          </table:table-cell>
          <table:table-cell table:formula="of:= ([times.E81] - [times.D81]) / 1000000" office:value-type="float" office:value="42.673664" calcext:value-type="float">
            <text:p>42.673664</text:p>
          </table:table-cell>
          <table:table-cell table:formula="of:= ([times.G81] - [times.F81]) / 1000000" office:value-type="float" office:value="30.695168" calcext:value-type="float">
            <text:p>30.695168</text:p>
          </table:table-cell>
        </table:table-row>
        <table:table-row table:style-name="ro1">
          <table:table-cell table:formula="of:=[times.A82]" office:value-type="float" office:value="80" calcext:value-type="float">
            <text:p>80</text:p>
          </table:table-cell>
          <table:table-cell table:formula="of:= ([times.C82] - [times.B82]) / 1000000" office:value-type="float" office:value="1.960192" calcext:value-type="float">
            <text:p>1.960192</text:p>
          </table:table-cell>
          <table:table-cell table:formula="of:= ([times.E82] - [times.D82]) / 1000000" office:value-type="float" office:value="42.686208" calcext:value-type="float">
            <text:p>42.686208</text:p>
          </table:table-cell>
          <table:table-cell table:formula="of:= ([times.G82] - [times.F82]) / 1000000" office:value-type="float" office:value="31.055872" calcext:value-type="float">
            <text:p>31.055872</text:p>
          </table:table-cell>
        </table:table-row>
        <table:table-row table:style-name="ro1">
          <table:table-cell table:formula="of:=[times.A83]" office:value-type="float" office:value="81" calcext:value-type="float">
            <text:p>81</text:p>
          </table:table-cell>
          <table:table-cell table:formula="of:= ([times.C83] - [times.B83]) / 1000000" office:value-type="float" office:value="1.6128" calcext:value-type="float">
            <text:p>1.6128</text:p>
          </table:table-cell>
          <table:table-cell table:formula="of:= ([times.E83] - [times.D83]) / 1000000" office:value-type="float" office:value="42.699008" calcext:value-type="float">
            <text:p>42.699008</text:p>
          </table:table-cell>
          <table:table-cell table:formula="of:= ([times.G83] - [times.F83]) / 1000000" office:value-type="float" office:value="30.968064" calcext:value-type="float">
            <text:p>30.968064</text:p>
          </table:table-cell>
        </table:table-row>
        <table:table-row table:style-name="ro1">
          <table:table-cell table:formula="of:=[times.A84]" office:value-type="float" office:value="82" calcext:value-type="float">
            <text:p>82</text:p>
          </table:table-cell>
          <table:table-cell table:formula="of:= ([times.C84] - [times.B84]) / 1000000" office:value-type="float" office:value="1.440768" calcext:value-type="float">
            <text:p>1.440768</text:p>
          </table:table-cell>
          <table:table-cell table:formula="of:= ([times.E84] - [times.D84]) / 1000000" office:value-type="float" office:value="42.749184" calcext:value-type="float">
            <text:p>42.749184</text:p>
          </table:table-cell>
          <table:table-cell table:formula="of:= ([times.G84] - [times.F84]) / 1000000" office:value-type="float" office:value="31.568384" calcext:value-type="float">
            <text:p>31.568384</text:p>
          </table:table-cell>
        </table:table-row>
        <table:table-row table:style-name="ro1">
          <table:table-cell table:formula="of:=[times.A85]" office:value-type="float" office:value="83" calcext:value-type="float">
            <text:p>83</text:p>
          </table:table-cell>
          <table:table-cell table:formula="of:= ([times.C85] - [times.B85]) / 1000000" office:value-type="float" office:value="1.355776" calcext:value-type="float">
            <text:p>1.355776</text:p>
          </table:table-cell>
          <table:table-cell table:formula="of:= ([times.E85] - [times.D85]) / 1000000" office:value-type="float" office:value="42.828288" calcext:value-type="float">
            <text:p>42.828288</text:p>
          </table:table-cell>
          <table:table-cell table:formula="of:= ([times.G85] - [times.F85]) / 1000000" office:value-type="float" office:value="31.58784" calcext:value-type="float">
            <text:p>31.58784</text:p>
          </table:table-cell>
        </table:table-row>
        <table:table-row table:style-name="ro1">
          <table:table-cell table:formula="of:=[times.A86]" office:value-type="float" office:value="84" calcext:value-type="float">
            <text:p>84</text:p>
          </table:table-cell>
          <table:table-cell table:formula="of:= ([times.C86] - [times.B86]) / 1000000" office:value-type="float" office:value="1.347328" calcext:value-type="float">
            <text:p>1.347328</text:p>
          </table:table-cell>
          <table:table-cell table:formula="of:= ([times.E86] - [times.D86]) / 1000000" office:value-type="float" office:value="42.845696" calcext:value-type="float">
            <text:p>42.845696</text:p>
          </table:table-cell>
          <table:table-cell table:formula="of:= ([times.G86] - [times.F86]) / 1000000" office:value-type="float" office:value="31.676672" calcext:value-type="float">
            <text:p>31.676672</text:p>
          </table:table-cell>
        </table:table-row>
        <table:table-row table:style-name="ro1">
          <table:table-cell table:formula="of:=[times.A87]" office:value-type="float" office:value="85" calcext:value-type="float">
            <text:p>85</text:p>
          </table:table-cell>
          <table:table-cell table:formula="of:= ([times.C87] - [times.B87]) / 1000000" office:value-type="float" office:value="1.347328" calcext:value-type="float">
            <text:p>1.347328</text:p>
          </table:table-cell>
          <table:table-cell table:formula="of:= ([times.E87] - [times.D87]) / 1000000" office:value-type="float" office:value="42.864896" calcext:value-type="float">
            <text:p>42.864896</text:p>
          </table:table-cell>
          <table:table-cell table:formula="of:= ([times.G87] - [times.F87]) / 1000000" office:value-type="float" office:value="31.390208" calcext:value-type="float">
            <text:p>31.390208</text:p>
          </table:table-cell>
        </table:table-row>
        <table:table-row table:style-name="ro1">
          <table:table-cell table:formula="of:=[times.A88]" office:value-type="float" office:value="86" calcext:value-type="float">
            <text:p>86</text:p>
          </table:table-cell>
          <table:table-cell table:formula="of:= ([times.C88] - [times.B88]) / 1000000" office:value-type="float" office:value="1.396224" calcext:value-type="float">
            <text:p>1.396224</text:p>
          </table:table-cell>
          <table:table-cell table:formula="of:= ([times.E88] - [times.D88]) / 1000000" office:value-type="float" office:value="42.887936" calcext:value-type="float">
            <text:p>42.887936</text:p>
          </table:table-cell>
          <table:table-cell table:formula="of:= ([times.G88] - [times.F88]) / 1000000" office:value-type="float" office:value="31.142144" calcext:value-type="float">
            <text:p>31.142144</text:p>
          </table:table-cell>
        </table:table-row>
        <table:table-row table:style-name="ro1">
          <table:table-cell table:formula="of:=[times.A89]" office:value-type="float" office:value="87" calcext:value-type="float">
            <text:p>87</text:p>
          </table:table-cell>
          <table:table-cell table:formula="of:= ([times.C89] - [times.B89]) / 1000000" office:value-type="float" office:value="1.384704" calcext:value-type="float">
            <text:p>1.384704</text:p>
          </table:table-cell>
          <table:table-cell table:formula="of:= ([times.E89] - [times.D89]) / 1000000" office:value-type="float" office:value="42.918912" calcext:value-type="float">
            <text:p>42.918912</text:p>
          </table:table-cell>
          <table:table-cell table:formula="of:= ([times.G89] - [times.F89]) / 1000000" office:value-type="float" office:value="30.801152" calcext:value-type="float">
            <text:p>30.801152</text:p>
          </table:table-cell>
        </table:table-row>
        <table:table-row table:style-name="ro1">
          <table:table-cell table:formula="of:=[times.A90]" office:value-type="float" office:value="88" calcext:value-type="float">
            <text:p>88</text:p>
          </table:table-cell>
          <table:table-cell table:formula="of:= ([times.C90] - [times.B90]) / 1000000" office:value-type="float" office:value="1.374208" calcext:value-type="float">
            <text:p>1.374208</text:p>
          </table:table-cell>
          <table:table-cell table:formula="of:= ([times.E90] - [times.D90]) / 1000000" office:value-type="float" office:value="42.827008" calcext:value-type="float">
            <text:p>42.827008</text:p>
          </table:table-cell>
          <table:table-cell table:formula="of:= ([times.G90] - [times.F90]) / 1000000" office:value-type="float" office:value="30.499328" calcext:value-type="float">
            <text:p>30.499328</text:p>
          </table:table-cell>
        </table:table-row>
        <table:table-row table:style-name="ro1">
          <table:table-cell table:formula="of:=[times.A91]" office:value-type="float" office:value="89" calcext:value-type="float">
            <text:p>89</text:p>
          </table:table-cell>
          <table:table-cell table:formula="of:= ([times.C91] - [times.B91]) / 1000000" office:value-type="float" office:value="2.386944" calcext:value-type="float">
            <text:p>2.386944</text:p>
          </table:table-cell>
          <table:table-cell table:formula="of:= ([times.E91] - [times.D91]) / 1000000" office:value-type="float" office:value="42.850304" calcext:value-type="float">
            <text:p>42.850304</text:p>
          </table:table-cell>
          <table:table-cell table:formula="of:= ([times.G91] - [times.F91]) / 1000000" office:value-type="float" office:value="30.338816" calcext:value-type="float">
            <text:p>30.338816</text:p>
          </table:table-cell>
        </table:table-row>
        <table:table-row table:style-name="ro1">
          <table:table-cell table:formula="of:=[times.A92]" office:value-type="float" office:value="90" calcext:value-type="float">
            <text:p>90</text:p>
          </table:table-cell>
          <table:table-cell table:formula="of:= ([times.C92] - [times.B92]) / 1000000" office:value-type="float" office:value="1.912576" calcext:value-type="float">
            <text:p>1.912576</text:p>
          </table:table-cell>
          <table:table-cell table:formula="of:= ([times.E92] - [times.D92]) / 1000000" office:value-type="float" office:value="42.819072" calcext:value-type="float">
            <text:p>42.819072</text:p>
          </table:table-cell>
          <table:table-cell table:formula="of:= ([times.G92] - [times.F92]) / 1000000" office:value-type="float" office:value="30.240768" calcext:value-type="float">
            <text:p>30.240768</text:p>
          </table:table-cell>
        </table:table-row>
        <table:table-row table:style-name="ro1">
          <table:table-cell table:formula="of:=[times.A93]" office:value-type="float" office:value="91" calcext:value-type="float">
            <text:p>91</text:p>
          </table:table-cell>
          <table:table-cell table:formula="of:= ([times.C93] - [times.B93]) / 1000000" office:value-type="float" office:value="1.660672" calcext:value-type="float">
            <text:p>1.660672</text:p>
          </table:table-cell>
          <table:table-cell table:formula="of:= ([times.E93] - [times.D93]) / 1000000" office:value-type="float" office:value="42.813952" calcext:value-type="float">
            <text:p>42.813952</text:p>
          </table:table-cell>
          <table:table-cell table:formula="of:= ([times.G93] - [times.F93]) / 1000000" office:value-type="float" office:value="32.468992" calcext:value-type="float">
            <text:p>32.468992</text:p>
          </table:table-cell>
        </table:table-row>
        <table:table-row table:style-name="ro1">
          <table:table-cell table:formula="of:=[times.A94]" office:value-type="float" office:value="92" calcext:value-type="float">
            <text:p>92</text:p>
          </table:table-cell>
          <table:table-cell table:formula="of:= ([times.C94] - [times.B94]) / 1000000" office:value-type="float" office:value="1.442048" calcext:value-type="float">
            <text:p>1.442048</text:p>
          </table:table-cell>
          <table:table-cell table:formula="of:= ([times.E94] - [times.D94]) / 1000000" office:value-type="float" office:value="42.840064" calcext:value-type="float">
            <text:p>42.840064</text:p>
          </table:table-cell>
          <table:table-cell table:formula="of:= ([times.G94] - [times.F94]) / 1000000" office:value-type="float" office:value="32.893184" calcext:value-type="float">
            <text:p>32.893184</text:p>
          </table:table-cell>
        </table:table-row>
        <table:table-row table:style-name="ro1">
          <table:table-cell table:formula="of:=[times.A95]" office:value-type="float" office:value="93" calcext:value-type="float">
            <text:p>93</text:p>
          </table:table-cell>
          <table:table-cell table:formula="of:= ([times.C95] - [times.B95]) / 1000000" office:value-type="float" office:value="1.325568" calcext:value-type="float">
            <text:p>1.325568</text:p>
          </table:table-cell>
          <table:table-cell table:formula="of:= ([times.E95] - [times.D95]) / 1000000" office:value-type="float" office:value="42.86208" calcext:value-type="float">
            <text:p>42.86208</text:p>
          </table:table-cell>
          <table:table-cell table:formula="of:= ([times.G95] - [times.F95]) / 1000000" office:value-type="float" office:value="33.345536" calcext:value-type="float">
            <text:p>33.345536</text:p>
          </table:table-cell>
        </table:table-row>
        <table:table-row table:style-name="ro1">
          <table:table-cell table:formula="of:=[times.A96]" office:value-type="float" office:value="94" calcext:value-type="float">
            <text:p>94</text:p>
          </table:table-cell>
          <table:table-cell table:formula="of:= ([times.C96] - [times.B96]) / 1000000" office:value-type="float" office:value="1.339136" calcext:value-type="float">
            <text:p>1.339136</text:p>
          </table:table-cell>
          <table:table-cell table:formula="of:= ([times.E96] - [times.D96]) / 1000000" office:value-type="float" office:value="42.888192" calcext:value-type="float">
            <text:p>42.888192</text:p>
          </table:table-cell>
          <table:table-cell table:formula="of:= ([times.G96] - [times.F96]) / 1000000" office:value-type="float" office:value="33.448448" calcext:value-type="float">
            <text:p>33.448448</text:p>
          </table:table-cell>
        </table:table-row>
        <table:table-row table:style-name="ro1">
          <table:table-cell table:formula="of:=[times.A97]" office:value-type="float" office:value="95" calcext:value-type="float">
            <text:p>95</text:p>
          </table:table-cell>
          <table:table-cell table:formula="of:= ([times.C97] - [times.B97]) / 1000000" office:value-type="float" office:value="1.341696" calcext:value-type="float">
            <text:p>1.341696</text:p>
          </table:table-cell>
          <table:table-cell table:formula="of:= ([times.E97] - [times.D97]) / 1000000" office:value-type="float" office:value="42.917888" calcext:value-type="float">
            <text:p>42.917888</text:p>
          </table:table-cell>
          <table:table-cell table:formula="of:= ([times.G97] - [times.F97]) / 1000000" office:value-type="float" office:value="33.657856" calcext:value-type="float">
            <text:p>33.657856</text:p>
          </table:table-cell>
        </table:table-row>
        <table:table-row table:style-name="ro1">
          <table:table-cell table:formula="of:=[times.A98]" office:value-type="float" office:value="96" calcext:value-type="float">
            <text:p>96</text:p>
          </table:table-cell>
          <table:table-cell table:formula="of:= ([times.C98] - [times.B98]) / 1000000" office:value-type="float" office:value="1.424384" calcext:value-type="float">
            <text:p>1.424384</text:p>
          </table:table-cell>
          <table:table-cell table:formula="of:= ([times.E98] - [times.D98]) / 1000000" office:value-type="float" office:value="42.83008" calcext:value-type="float">
            <text:p>42.83008</text:p>
          </table:table-cell>
          <table:table-cell table:formula="of:= ([times.G98] - [times.F98]) / 1000000" office:value-type="float" office:value="34.968832" calcext:value-type="float">
            <text:p>34.968832</text:p>
          </table:table-cell>
        </table:table-row>
        <table:table-row table:style-name="ro1">
          <table:table-cell table:formula="of:=[times.A99]" office:value-type="float" office:value="97" calcext:value-type="float">
            <text:p>97</text:p>
          </table:table-cell>
          <table:table-cell table:formula="of:= ([times.C99] - [times.B99]) / 1000000" office:value-type="float" office:value="1.372416" calcext:value-type="float">
            <text:p>1.372416</text:p>
          </table:table-cell>
          <table:table-cell table:formula="of:= ([times.E99] - [times.D99]) / 1000000" office:value-type="float" office:value="42.823424" calcext:value-type="float">
            <text:p>42.823424</text:p>
          </table:table-cell>
          <table:table-cell table:formula="of:= ([times.G99] - [times.F99]) / 1000000" office:value-type="float" office:value="35.101184" calcext:value-type="float">
            <text:p>35.101184</text:p>
          </table:table-cell>
        </table:table-row>
        <table:table-row table:style-name="ro1">
          <table:table-cell table:formula="of:=[times.A100]" office:value-type="float" office:value="98" calcext:value-type="float">
            <text:p>98</text:p>
          </table:table-cell>
          <table:table-cell table:formula="of:= ([times.C100] - [times.B100]) / 1000000" office:value-type="float" office:value="1.366272" calcext:value-type="float">
            <text:p>1.366272</text:p>
          </table:table-cell>
          <table:table-cell table:formula="of:= ([times.E100] - [times.D100]) / 1000000" office:value-type="float" office:value="42.768896" calcext:value-type="float">
            <text:p>42.768896</text:p>
          </table:table-cell>
          <table:table-cell table:formula="of:= ([times.G100] - [times.F100]) / 1000000" office:value-type="float" office:value="35.278848" calcext:value-type="float">
            <text:p>35.278848</text:p>
          </table:table-cell>
        </table:table-row>
        <table:table-row table:style-name="ro1">
          <table:table-cell table:formula="of:=[times.A101]" office:value-type="float" office:value="99" calcext:value-type="float">
            <text:p>99</text:p>
          </table:table-cell>
          <table:table-cell table:formula="of:= ([times.C101] - [times.B101]) / 1000000" office:value-type="float" office:value="1.392128" calcext:value-type="float">
            <text:p>1.392128</text:p>
          </table:table-cell>
          <table:table-cell table:formula="of:= ([times.E101] - [times.D101]) / 1000000" office:value-type="float" office:value="42.811136" calcext:value-type="float">
            <text:p>42.811136</text:p>
          </table:table-cell>
          <table:table-cell table:formula="of:= ([times.G101] - [times.F101]) / 1000000" office:value-type="float" office:value="37.145088" calcext:value-type="float">
            <text:p>37.145088</text:p>
          </table:table-cell>
        </table:table-row>
        <table:table-row table:style-name="ro1">
          <table:table-cell table:formula="of:=[times.A102]" office:value-type="float" office:value="100" calcext:value-type="float">
            <text:p>100</text:p>
          </table:table-cell>
          <table:table-cell table:formula="of:= ([times.C102] - [times.B102]) / 1000000" office:value-type="float" office:value="1.348608" calcext:value-type="float">
            <text:p>1.348608</text:p>
          </table:table-cell>
          <table:table-cell table:formula="of:= ([times.E102] - [times.D102]) / 1000000" office:value-type="float" office:value="43.068672" calcext:value-type="float">
            <text:p>43.068672</text:p>
          </table:table-cell>
          <table:table-cell table:formula="of:= ([times.G102] - [times.F102]) / 1000000" office:value-type="float" office:value="38.6048" calcext:value-type="float">
            <text:p>38.6048</text:p>
          </table:table-cell>
        </table:table-row>
        <table:table-row table:style-name="ro1">
          <table:table-cell table:formula="of:=[times.A103]" office:value-type="float" office:value="101" calcext:value-type="float">
            <text:p>101</text:p>
          </table:table-cell>
          <table:table-cell table:formula="of:= ([times.C103] - [times.B103]) / 1000000" office:value-type="float" office:value="1.328128" calcext:value-type="float">
            <text:p>1.328128</text:p>
          </table:table-cell>
          <table:table-cell table:formula="of:= ([times.E103] - [times.D103]) / 1000000" office:value-type="float" office:value="46.540288" calcext:value-type="float">
            <text:p>46.540288</text:p>
          </table:table-cell>
          <table:table-cell table:formula="of:= ([times.G103] - [times.F103]) / 1000000" office:value-type="float" office:value="39.355648" calcext:value-type="float">
            <text:p>39.355648</text:p>
          </table:table-cell>
        </table:table-row>
        <table:table-row table:style-name="ro1">
          <table:table-cell table:formula="of:=[times.A104]" office:value-type="float" office:value="102" calcext:value-type="float">
            <text:p>102</text:p>
          </table:table-cell>
          <table:table-cell table:formula="of:= ([times.C104] - [times.B104]) / 1000000" office:value-type="float" office:value="1.359872" calcext:value-type="float">
            <text:p>1.359872</text:p>
          </table:table-cell>
          <table:table-cell table:formula="of:= ([times.E104] - [times.D104]) / 1000000" office:value-type="float" office:value="46.379776" calcext:value-type="float">
            <text:p>46.379776</text:p>
          </table:table-cell>
          <table:table-cell table:formula="of:= ([times.G104] - [times.F104]) / 1000000" office:value-type="float" office:value="39.24992" calcext:value-type="float">
            <text:p>39.24992</text:p>
          </table:table-cell>
        </table:table-row>
        <table:table-row table:style-name="ro1">
          <table:table-cell table:formula="of:=[times.A105]" office:value-type="float" office:value="103" calcext:value-type="float">
            <text:p>103</text:p>
          </table:table-cell>
          <table:table-cell table:formula="of:= ([times.C105] - [times.B105]) / 1000000" office:value-type="float" office:value="1.340928" calcext:value-type="float">
            <text:p>1.340928</text:p>
          </table:table-cell>
          <table:table-cell table:formula="of:= ([times.E105] - [times.D105]) / 1000000" office:value-type="float" office:value="46.206976" calcext:value-type="float">
            <text:p>46.206976</text:p>
          </table:table-cell>
          <table:table-cell table:formula="of:= ([times.G105] - [times.F105]) / 1000000" office:value-type="float" office:value="40.324864" calcext:value-type="float">
            <text:p>40.324864</text:p>
          </table:table-cell>
        </table:table-row>
        <table:table-row table:style-name="ro1">
          <table:table-cell table:formula="of:=[times.A106]" office:value-type="float" office:value="104" calcext:value-type="float">
            <text:p>104</text:p>
          </table:table-cell>
          <table:table-cell table:formula="of:= ([times.C106] - [times.B106]) / 1000000" office:value-type="float" office:value="1.338624" calcext:value-type="float">
            <text:p>1.338624</text:p>
          </table:table-cell>
          <table:table-cell table:formula="of:= ([times.E106] - [times.D106]) / 1000000" office:value-type="float" office:value="46.086912" calcext:value-type="float">
            <text:p>46.086912</text:p>
          </table:table-cell>
          <table:table-cell table:formula="of:= ([times.G106] - [times.F106]) / 1000000" office:value-type="float" office:value="41.433344" calcext:value-type="float">
            <text:p>41.433344</text:p>
          </table:table-cell>
        </table:table-row>
        <table:table-row table:style-name="ro1">
          <table:table-cell table:formula="of:=[times.A107]" office:value-type="float" office:value="105" calcext:value-type="float">
            <text:p>105</text:p>
          </table:table-cell>
          <table:table-cell table:formula="of:= ([times.C107] - [times.B107]) / 1000000" office:value-type="float" office:value="1.373952" calcext:value-type="float">
            <text:p>1.373952</text:p>
          </table:table-cell>
          <table:table-cell table:formula="of:= ([times.E107] - [times.D107]) / 1000000" office:value-type="float" office:value="45.808128" calcext:value-type="float">
            <text:p>45.808128</text:p>
          </table:table-cell>
          <table:table-cell table:formula="of:= ([times.G107] - [times.F107]) / 1000000" office:value-type="float" office:value="42.825984" calcext:value-type="float">
            <text:p>42.825984</text:p>
          </table:table-cell>
        </table:table-row>
        <table:table-row table:style-name="ro1">
          <table:table-cell table:formula="of:=[times.A108]" office:value-type="float" office:value="106" calcext:value-type="float">
            <text:p>106</text:p>
          </table:table-cell>
          <table:table-cell table:formula="of:= ([times.C108] - [times.B108]) / 1000000" office:value-type="float" office:value="1.337856" calcext:value-type="float">
            <text:p>1.337856</text:p>
          </table:table-cell>
          <table:table-cell table:formula="of:= ([times.E108] - [times.D108]) / 1000000" office:value-type="float" office:value="45.542144" calcext:value-type="float">
            <text:p>45.542144</text:p>
          </table:table-cell>
          <table:table-cell table:formula="of:= ([times.G108] - [times.F108]) / 1000000" office:value-type="float" office:value="44.523008" calcext:value-type="float">
            <text:p>44.523008</text:p>
          </table:table-cell>
        </table:table-row>
        <table:table-row table:style-name="ro1">
          <table:table-cell table:formula="of:=[times.A109]" office:value-type="float" office:value="107" calcext:value-type="float">
            <text:p>107</text:p>
          </table:table-cell>
          <table:table-cell table:formula="of:= ([times.C109] - [times.B109]) / 1000000" office:value-type="float" office:value="1.337088" calcext:value-type="float">
            <text:p>1.337088</text:p>
          </table:table-cell>
          <table:table-cell table:formula="of:= ([times.E109] - [times.D109]) / 1000000" office:value-type="float" office:value="45.300992" calcext:value-type="float">
            <text:p>45.300992</text:p>
          </table:table-cell>
          <table:table-cell table:formula="of:= ([times.G109] - [times.F109]) / 1000000" office:value-type="float" office:value="45.568" calcext:value-type="float">
            <text:p>45.568</text:p>
          </table:table-cell>
        </table:table-row>
        <table:table-row table:style-name="ro1">
          <table:table-cell table:formula="of:=[times.A110]" office:value-type="float" office:value="108" calcext:value-type="float">
            <text:p>108</text:p>
          </table:table-cell>
          <table:table-cell table:formula="of:= ([times.C110] - [times.B110]) / 1000000" office:value-type="float" office:value="1.344" calcext:value-type="float">
            <text:p>1.344</text:p>
          </table:table-cell>
          <table:table-cell table:formula="of:= ([times.E110] - [times.D110]) / 1000000" office:value-type="float" office:value="45.213952" calcext:value-type="float">
            <text:p>45.213952</text:p>
          </table:table-cell>
          <table:table-cell table:formula="of:= ([times.G110] - [times.F110]) / 1000000" office:value-type="float" office:value="47.059712" calcext:value-type="float">
            <text:p>47.059712</text:p>
          </table:table-cell>
        </table:table-row>
        <table:table-row table:style-name="ro1">
          <table:table-cell table:formula="of:=[times.A111]" office:value-type="float" office:value="109" calcext:value-type="float">
            <text:p>109</text:p>
          </table:table-cell>
          <table:table-cell table:formula="of:= ([times.C111] - [times.B111]) / 1000000" office:value-type="float" office:value="1.414656" calcext:value-type="float">
            <text:p>1.414656</text:p>
          </table:table-cell>
          <table:table-cell table:formula="of:= ([times.E111] - [times.D111]) / 1000000" office:value-type="float" office:value="45.057792" calcext:value-type="float">
            <text:p>45.057792</text:p>
          </table:table-cell>
          <table:table-cell table:formula="of:= ([times.G111] - [times.F111]) / 1000000" office:value-type="float" office:value="47.241216" calcext:value-type="float">
            <text:p>47.241216</text:p>
          </table:table-cell>
        </table:table-row>
        <table:table-row table:style-name="ro1">
          <table:table-cell table:formula="of:=[times.A112]" office:value-type="float" office:value="110" calcext:value-type="float">
            <text:p>110</text:p>
          </table:table-cell>
          <table:table-cell table:formula="of:= ([times.C112] - [times.B112]) / 1000000" office:value-type="float" office:value="1.353984" calcext:value-type="float">
            <text:p>1.353984</text:p>
          </table:table-cell>
          <table:table-cell table:formula="of:= ([times.E112] - [times.D112]) / 1000000" office:value-type="float" office:value="44.939776" calcext:value-type="float">
            <text:p>44.939776</text:p>
          </table:table-cell>
          <table:table-cell table:formula="of:= ([times.G112] - [times.F112]) / 1000000" office:value-type="float" office:value="47.450112" calcext:value-type="float">
            <text:p>47.450112</text:p>
          </table:table-cell>
        </table:table-row>
        <table:table-row table:style-name="ro1">
          <table:table-cell table:formula="of:=[times.A113]" office:value-type="float" office:value="111" calcext:value-type="float">
            <text:p>111</text:p>
          </table:table-cell>
          <table:table-cell table:formula="of:= ([times.C113] - [times.B113]) / 1000000" office:value-type="float" office:value="1.380096" calcext:value-type="float">
            <text:p>1.380096</text:p>
          </table:table-cell>
          <table:table-cell table:formula="of:= ([times.E113] - [times.D113]) / 1000000" office:value-type="float" office:value="44.798976" calcext:value-type="float">
            <text:p>44.798976</text:p>
          </table:table-cell>
          <table:table-cell table:formula="of:= ([times.G113] - [times.F113]) / 1000000" office:value-type="float" office:value="49.491712" calcext:value-type="float">
            <text:p>49.491712</text:p>
          </table:table-cell>
        </table:table-row>
        <table:table-row table:style-name="ro1">
          <table:table-cell table:formula="of:=[times.A114]" office:value-type="float" office:value="112" calcext:value-type="float">
            <text:p>112</text:p>
          </table:table-cell>
          <table:table-cell table:formula="of:= ([times.C114] - [times.B114]) / 1000000" office:value-type="float" office:value="1.51808" calcext:value-type="float">
            <text:p>1.51808</text:p>
          </table:table-cell>
          <table:table-cell table:formula="of:= ([times.E114] - [times.D114]) / 1000000" office:value-type="float" office:value="44.585984" calcext:value-type="float">
            <text:p>44.585984</text:p>
          </table:table-cell>
          <table:table-cell table:formula="of:= ([times.G114] - [times.F114]) / 1000000" office:value-type="float" office:value="51.08224" calcext:value-type="float">
            <text:p>51.08224</text:p>
          </table:table-cell>
        </table:table-row>
        <table:table-row table:style-name="ro1">
          <table:table-cell table:formula="of:=[times.A115]" office:value-type="float" office:value="113" calcext:value-type="float">
            <text:p>113</text:p>
          </table:table-cell>
          <table:table-cell table:formula="of:= ([times.C115] - [times.B115]) / 1000000" office:value-type="float" office:value="1.227776" calcext:value-type="float">
            <text:p>1.227776</text:p>
          </table:table-cell>
          <table:table-cell table:formula="of:= ([times.E115] - [times.D115]) / 1000000" office:value-type="float" office:value="44.321024" calcext:value-type="float">
            <text:p>44.321024</text:p>
          </table:table-cell>
          <table:table-cell table:formula="of:= ([times.G115] - [times.F115]) / 1000000" office:value-type="float" office:value="52.079104" calcext:value-type="float">
            <text:p>52.079104</text:p>
          </table:table-cell>
        </table:table-row>
        <table:table-row table:style-name="ro1">
          <table:table-cell table:formula="of:=[times.A116]" office:value-type="float" office:value="114" calcext:value-type="float">
            <text:p>114</text:p>
          </table:table-cell>
          <table:table-cell table:formula="of:= ([times.C116] - [times.B116]) / 1000000" office:value-type="float" office:value="1.093888" calcext:value-type="float">
            <text:p>1.093888</text:p>
          </table:table-cell>
          <table:table-cell table:formula="of:= ([times.E116] - [times.D116]) / 1000000" office:value-type="float" office:value="44.114944" calcext:value-type="float">
            <text:p>44.114944</text:p>
          </table:table-cell>
          <table:table-cell table:formula="of:= ([times.G116] - [times.F116]) / 1000000" office:value-type="float" office:value="52.721408" calcext:value-type="float">
            <text:p>52.721408</text:p>
          </table:table-cell>
        </table:table-row>
        <table:table-row table:style-name="ro1">
          <table:table-cell table:formula="of:=[times.A117]" office:value-type="float" office:value="115" calcext:value-type="float">
            <text:p>115</text:p>
          </table:table-cell>
          <table:table-cell table:formula="of:= ([times.C117] - [times.B117]) / 1000000" office:value-type="float" office:value="1.100288" calcext:value-type="float">
            <text:p>1.100288</text:p>
          </table:table-cell>
          <table:table-cell table:formula="of:= ([times.E117] - [times.D117]) / 1000000" office:value-type="float" office:value="43.927808" calcext:value-type="float">
            <text:p>43.927808</text:p>
          </table:table-cell>
          <table:table-cell table:formula="of:= ([times.G117] - [times.F117]) / 1000000" office:value-type="float" office:value="52.829696" calcext:value-type="float">
            <text:p>52.829696</text:p>
          </table:table-cell>
        </table:table-row>
        <table:table-row table:style-name="ro1">
          <table:table-cell table:formula="of:=[times.A118]" office:value-type="float" office:value="116" calcext:value-type="float">
            <text:p>116</text:p>
          </table:table-cell>
          <table:table-cell table:formula="of:= ([times.C118] - [times.B118]) / 1000000" office:value-type="float" office:value="1.101824" calcext:value-type="float">
            <text:p>1.101824</text:p>
          </table:table-cell>
          <table:table-cell table:formula="of:= ([times.E118] - [times.D118]) / 1000000" office:value-type="float" office:value="43.565824" calcext:value-type="float">
            <text:p>43.565824</text:p>
          </table:table-cell>
          <table:table-cell table:formula="of:= ([times.G118] - [times.F118]) / 1000000" office:value-type="float" office:value="54.238208" calcext:value-type="float">
            <text:p>54.238208</text:p>
          </table:table-cell>
        </table:table-row>
        <table:table-row table:style-name="ro1">
          <table:table-cell table:formula="of:=[times.A119]" office:value-type="float" office:value="117" calcext:value-type="float">
            <text:p>117</text:p>
          </table:table-cell>
          <table:table-cell table:formula="of:= ([times.C119] - [times.B119]) / 1000000" office:value-type="float" office:value="1.113344" calcext:value-type="float">
            <text:p>1.113344</text:p>
          </table:table-cell>
          <table:table-cell table:formula="of:= ([times.E119] - [times.D119]) / 1000000" office:value-type="float" office:value="43.2768" calcext:value-type="float">
            <text:p>43.2768</text:p>
          </table:table-cell>
          <table:table-cell table:formula="of:= ([times.G119] - [times.F119]) / 1000000" office:value-type="float" office:value="55.215872" calcext:value-type="float">
            <text:p>55.215872</text:p>
          </table:table-cell>
        </table:table-row>
        <table:table-row table:style-name="ro1">
          <table:table-cell table:formula="of:=[times.A120]" office:value-type="float" office:value="118" calcext:value-type="float">
            <text:p>118</text:p>
          </table:table-cell>
          <table:table-cell table:formula="of:= ([times.C120] - [times.B120]) / 1000000" office:value-type="float" office:value="1.081856" calcext:value-type="float">
            <text:p>1.081856</text:p>
          </table:table-cell>
          <table:table-cell table:formula="of:= ([times.E120] - [times.D120]) / 1000000" office:value-type="float" office:value="42.822144" calcext:value-type="float">
            <text:p>42.822144</text:p>
          </table:table-cell>
          <table:table-cell table:formula="of:= ([times.G120] - [times.F120]) / 1000000" office:value-type="float" office:value="56.678144" calcext:value-type="float">
            <text:p>56.678144</text:p>
          </table:table-cell>
        </table:table-row>
        <table:table-row table:style-name="ro1">
          <table:table-cell table:formula="of:=[times.A121]" office:value-type="float" office:value="119" calcext:value-type="float">
            <text:p>119</text:p>
          </table:table-cell>
          <table:table-cell table:formula="of:= ([times.C121] - [times.B121]) / 1000000" office:value-type="float" office:value="1.088" calcext:value-type="float">
            <text:p>1.088</text:p>
          </table:table-cell>
          <table:table-cell table:formula="of:= ([times.E121] - [times.D121]) / 1000000" office:value-type="float" office:value="42.306048" calcext:value-type="float">
            <text:p>42.306048</text:p>
          </table:table-cell>
          <table:table-cell table:formula="of:= ([times.G121] - [times.F121]) / 1000000" office:value-type="float" office:value="56.843264" calcext:value-type="float">
            <text:p>56.843264</text:p>
          </table:table-cell>
        </table:table-row>
        <table:table-row table:style-name="ro1">
          <table:table-cell table:formula="of:=[times.A122]" office:value-type="float" office:value="120" calcext:value-type="float">
            <text:p>120</text:p>
          </table:table-cell>
          <table:table-cell table:formula="of:= ([times.C122] - [times.B122]) / 1000000" office:value-type="float" office:value="1.088" calcext:value-type="float">
            <text:p>1.088</text:p>
          </table:table-cell>
          <table:table-cell table:formula="of:= ([times.E122] - [times.D122]) / 1000000" office:value-type="float" office:value="42.043136" calcext:value-type="float">
            <text:p>42.043136</text:p>
          </table:table-cell>
          <table:table-cell table:formula="of:= ([times.G122] - [times.F122]) / 1000000" office:value-type="float" office:value="57.081088" calcext:value-type="float">
            <text:p>57.081088</text:p>
          </table:table-cell>
        </table:table-row>
        <table:table-row table:style-name="ro1">
          <table:table-cell table:formula="of:=[times.A123]" office:value-type="float" office:value="121" calcext:value-type="float">
            <text:p>121</text:p>
          </table:table-cell>
          <table:table-cell table:formula="of:= ([times.C123] - [times.B123]) / 1000000" office:value-type="float" office:value="1.091328" calcext:value-type="float">
            <text:p>1.091328</text:p>
          </table:table-cell>
          <table:table-cell table:formula="of:= ([times.E123] - [times.D123]) / 1000000" office:value-type="float" office:value="41.949696" calcext:value-type="float">
            <text:p>41.949696</text:p>
          </table:table-cell>
          <table:table-cell table:formula="of:= ([times.G123] - [times.F123]) / 1000000" office:value-type="float" office:value="57.996032" calcext:value-type="float">
            <text:p>57.996032</text:p>
          </table:table-cell>
        </table:table-row>
        <table:table-row table:style-name="ro1">
          <table:table-cell table:formula="of:=[times.A124]" office:value-type="float" office:value="122" calcext:value-type="float">
            <text:p>122</text:p>
          </table:table-cell>
          <table:table-cell table:formula="of:= ([times.C124] - [times.B124]) / 1000000" office:value-type="float" office:value="1.106944" calcext:value-type="float">
            <text:p>1.106944</text:p>
          </table:table-cell>
          <table:table-cell table:formula="of:= ([times.E124] - [times.D124]) / 1000000" office:value-type="float" office:value="41.661184" calcext:value-type="float">
            <text:p>41.661184</text:p>
          </table:table-cell>
          <table:table-cell table:formula="of:= ([times.G124] - [times.F124]) / 1000000" office:value-type="float" office:value="58.355968" calcext:value-type="float">
            <text:p>58.355968</text:p>
          </table:table-cell>
        </table:table-row>
        <table:table-row table:style-name="ro1">
          <table:table-cell table:formula="of:=[times.A125]" office:value-type="float" office:value="123" calcext:value-type="float">
            <text:p>123</text:p>
          </table:table-cell>
          <table:table-cell table:formula="of:= ([times.C125] - [times.B125]) / 1000000" office:value-type="float" office:value="1.115136" calcext:value-type="float">
            <text:p>1.115136</text:p>
          </table:table-cell>
          <table:table-cell table:formula="of:= ([times.E125] - [times.D125]) / 1000000" office:value-type="float" office:value="41.391104" calcext:value-type="float">
            <text:p>41.391104</text:p>
          </table:table-cell>
          <table:table-cell table:formula="of:= ([times.G125] - [times.F125]) / 1000000" office:value-type="float" office:value="59.746816" calcext:value-type="float">
            <text:p>59.746816</text:p>
          </table:table-cell>
        </table:table-row>
        <table:table-row table:style-name="ro1">
          <table:table-cell table:formula="of:=[times.A126]" office:value-type="float" office:value="124" calcext:value-type="float">
            <text:p>124</text:p>
          </table:table-cell>
          <table:table-cell table:formula="of:= ([times.C126] - [times.B126]) / 1000000" office:value-type="float" office:value="1.119744" calcext:value-type="float">
            <text:p>1.119744</text:p>
          </table:table-cell>
          <table:table-cell table:formula="of:= ([times.E126] - [times.D126]) / 1000000" office:value-type="float" office:value="41.118976" calcext:value-type="float">
            <text:p>41.118976</text:p>
          </table:table-cell>
          <table:table-cell table:formula="of:= ([times.G126] - [times.F126]) / 1000000" office:value-type="float" office:value="61.207808" calcext:value-type="float">
            <text:p>61.207808</text:p>
          </table:table-cell>
        </table:table-row>
        <table:table-row table:style-name="ro1">
          <table:table-cell table:formula="of:=[times.A127]" office:value-type="float" office:value="125" calcext:value-type="float">
            <text:p>125</text:p>
          </table:table-cell>
          <table:table-cell table:formula="of:= ([times.C127] - [times.B127]) / 1000000" office:value-type="float" office:value="1.094656" calcext:value-type="float">
            <text:p>1.094656</text:p>
          </table:table-cell>
          <table:table-cell table:formula="of:= ([times.E127] - [times.D127]) / 1000000" office:value-type="float" office:value="40.816896" calcext:value-type="float">
            <text:p>40.816896</text:p>
          </table:table-cell>
          <table:table-cell table:formula="of:= ([times.G127] - [times.F127]) / 1000000" office:value-type="float" office:value="61.041408" calcext:value-type="float">
            <text:p>61.041408</text:p>
          </table:table-cell>
        </table:table-row>
        <table:table-row table:style-name="ro1">
          <table:table-cell table:formula="of:=[times.A128]" office:value-type="float" office:value="126" calcext:value-type="float">
            <text:p>126</text:p>
          </table:table-cell>
          <table:table-cell table:formula="of:= ([times.C128] - [times.B128]) / 1000000" office:value-type="float" office:value="1.09824" calcext:value-type="float">
            <text:p>1.09824</text:p>
          </table:table-cell>
          <table:table-cell table:formula="of:= ([times.E128] - [times.D128]) / 1000000" office:value-type="float" office:value="40.529152" calcext:value-type="float">
            <text:p>40.529152</text:p>
          </table:table-cell>
          <table:table-cell table:formula="of:= ([times.G128] - [times.F128]) / 1000000" office:value-type="float" office:value="63.02208" calcext:value-type="float">
            <text:p>63.02208</text:p>
          </table:table-cell>
        </table:table-row>
        <table:table-row table:style-name="ro1">
          <table:table-cell table:formula="of:=[times.A129]" office:value-type="float" office:value="127" calcext:value-type="float">
            <text:p>127</text:p>
          </table:table-cell>
          <table:table-cell table:formula="of:= ([times.C129] - [times.B129]) / 1000000" office:value-type="float" office:value="1.094656" calcext:value-type="float">
            <text:p>1.094656</text:p>
          </table:table-cell>
          <table:table-cell table:formula="of:= ([times.E129] - [times.D129]) / 1000000" office:value-type="float" office:value="40.26752" calcext:value-type="float">
            <text:p>40.26752</text:p>
          </table:table-cell>
          <table:table-cell table:formula="of:= ([times.G129] - [times.F129]) / 1000000" office:value-type="float" office:value="63.138048" calcext:value-type="float">
            <text:p>63.138048</text:p>
          </table:table-cell>
        </table:table-row>
        <table:table-row table:style-name="ro1">
          <table:table-cell table:formula="of:=[times.A130]" office:value-type="float" office:value="128" calcext:value-type="float">
            <text:p>128</text:p>
          </table:table-cell>
          <table:table-cell table:formula="of:= ([times.C130] - [times.B130]) / 1000000" office:value-type="float" office:value="1.130752" calcext:value-type="float">
            <text:p>1.130752</text:p>
          </table:table-cell>
          <table:table-cell table:formula="of:= ([times.E130] - [times.D130]) / 1000000" office:value-type="float" office:value="40.014848" calcext:value-type="float">
            <text:p>40.014848</text:p>
          </table:table-cell>
          <table:table-cell table:formula="of:= ([times.G130] - [times.F130]) / 1000000" office:value-type="float" office:value="64.355328" calcext:value-type="float">
            <text:p>64.355328</text:p>
          </table:table-cell>
        </table:table-row>
        <table:table-row table:style-name="ro1">
          <table:table-cell table:formula="of:=[times.A131]" office:value-type="float" office:value="129" calcext:value-type="float">
            <text:p>129</text:p>
          </table:table-cell>
          <table:table-cell table:formula="of:= ([times.C131] - [times.B131]) / 1000000" office:value-type="float" office:value="1.16224" calcext:value-type="float">
            <text:p>1.16224</text:p>
          </table:table-cell>
          <table:table-cell table:formula="of:= ([times.E131] - [times.D131]) / 1000000" office:value-type="float" office:value="39.751936" calcext:value-type="float">
            <text:p>39.751936</text:p>
          </table:table-cell>
          <table:table-cell table:formula="of:= ([times.G131] - [times.F131]) / 1000000" office:value-type="float" office:value="64.576768" calcext:value-type="float">
            <text:p>64.576768</text:p>
          </table:table-cell>
        </table:table-row>
        <table:table-row table:style-name="ro1">
          <table:table-cell table:formula="of:=[times.A132]" office:value-type="float" office:value="130" calcext:value-type="float">
            <text:p>130</text:p>
          </table:table-cell>
          <table:table-cell table:formula="of:= ([times.C132] - [times.B132]) / 1000000" office:value-type="float" office:value="1.156864" calcext:value-type="float">
            <text:p>1.156864</text:p>
          </table:table-cell>
          <table:table-cell table:formula="of:= ([times.E132] - [times.D132]) / 1000000" office:value-type="float" office:value="39.364096" calcext:value-type="float">
            <text:p>39.364096</text:p>
          </table:table-cell>
          <table:table-cell table:formula="of:= ([times.G132] - [times.F132]) / 1000000" office:value-type="float" office:value="64.728832" calcext:value-type="float">
            <text:p>64.728832</text:p>
          </table:table-cell>
        </table:table-row>
        <table:table-row table:style-name="ro1">
          <table:table-cell table:formula="of:=[times.A133]" office:value-type="float" office:value="131" calcext:value-type="float">
            <text:p>131</text:p>
          </table:table-cell>
          <table:table-cell table:formula="of:= ([times.C133] - [times.B133]) / 1000000" office:value-type="float" office:value="1.090816" calcext:value-type="float">
            <text:p>1.090816</text:p>
          </table:table-cell>
          <table:table-cell table:formula="of:= ([times.E133] - [times.D133]) / 1000000" office:value-type="float" office:value="39.157248" calcext:value-type="float">
            <text:p>39.157248</text:p>
          </table:table-cell>
          <table:table-cell table:formula="of:= ([times.G133] - [times.F133]) / 1000000" office:value-type="float" office:value="66.064896" calcext:value-type="float">
            <text:p>66.064896</text:p>
          </table:table-cell>
        </table:table-row>
        <table:table-row table:style-name="ro1">
          <table:table-cell table:formula="of:=[times.A134]" office:value-type="float" office:value="132" calcext:value-type="float">
            <text:p>132</text:p>
          </table:table-cell>
          <table:table-cell table:formula="of:= ([times.C134] - [times.B134]) / 1000000" office:value-type="float" office:value="1.090816" calcext:value-type="float">
            <text:p>1.090816</text:p>
          </table:table-cell>
          <table:table-cell table:formula="of:= ([times.E134] - [times.D134]) / 1000000" office:value-type="float" office:value="38.973696" calcext:value-type="float">
            <text:p>38.973696</text:p>
          </table:table-cell>
          <table:table-cell table:formula="of:= ([times.G134] - [times.F134]) / 1000000" office:value-type="float" office:value="65.97888" calcext:value-type="float">
            <text:p>65.97888</text:p>
          </table:table-cell>
        </table:table-row>
        <table:table-row table:style-name="ro1">
          <table:table-cell table:formula="of:=[times.A135]" office:value-type="float" office:value="133" calcext:value-type="float">
            <text:p>133</text:p>
          </table:table-cell>
          <table:table-cell table:formula="of:= ([times.C135] - [times.B135]) / 1000000" office:value-type="float" office:value="1.087744" calcext:value-type="float">
            <text:p>1.087744</text:p>
          </table:table-cell>
          <table:table-cell table:formula="of:= ([times.E135] - [times.D135]) / 1000000" office:value-type="float" office:value="38.69696" calcext:value-type="float">
            <text:p>38.69696</text:p>
          </table:table-cell>
          <table:table-cell table:formula="of:= ([times.G135] - [times.F135]) / 1000000" office:value-type="float" office:value="65.796096" calcext:value-type="float">
            <text:p>65.796096</text:p>
          </table:table-cell>
        </table:table-row>
        <table:table-row table:style-name="ro1">
          <table:table-cell table:formula="of:=[times.A136]" office:value-type="float" office:value="134" calcext:value-type="float">
            <text:p>134</text:p>
          </table:table-cell>
          <table:table-cell table:formula="of:= ([times.C136] - [times.B136]) / 1000000" office:value-type="float" office:value="1.126144" calcext:value-type="float">
            <text:p>1.126144</text:p>
          </table:table-cell>
          <table:table-cell table:formula="of:= ([times.E136] - [times.D136]) / 1000000" office:value-type="float" office:value="38.512896" calcext:value-type="float">
            <text:p>38.512896</text:p>
          </table:table-cell>
          <table:table-cell table:formula="of:= ([times.G136] - [times.F136]) / 1000000" office:value-type="float" office:value="65.757696" calcext:value-type="float">
            <text:p>65.757696</text:p>
          </table:table-cell>
        </table:table-row>
        <table:table-row table:style-name="ro1">
          <table:table-cell table:formula="of:=[times.A137]" office:value-type="float" office:value="135" calcext:value-type="float">
            <text:p>135</text:p>
          </table:table-cell>
          <table:table-cell table:formula="of:= ([times.C137] - [times.B137]) / 1000000" office:value-type="float" office:value="1.083136" calcext:value-type="float">
            <text:p>1.083136</text:p>
          </table:table-cell>
          <table:table-cell table:formula="of:= ([times.E137] - [times.D137]) / 1000000" office:value-type="float" office:value="38.299136" calcext:value-type="float">
            <text:p>38.299136</text:p>
          </table:table-cell>
          <table:table-cell table:formula="of:= ([times.G137] - [times.F137]) / 1000000" office:value-type="float" office:value="65.346048" calcext:value-type="float">
            <text:p>65.346048</text:p>
          </table:table-cell>
        </table:table-row>
        <table:table-row table:style-name="ro1">
          <table:table-cell table:formula="of:=[times.A138]" office:value-type="float" office:value="136" calcext:value-type="float">
            <text:p>136</text:p>
          </table:table-cell>
          <table:table-cell table:formula="of:= ([times.C138] - [times.B138]) / 1000000" office:value-type="float" office:value="1.083904" calcext:value-type="float">
            <text:p>1.083904</text:p>
          </table:table-cell>
          <table:table-cell table:formula="of:= ([times.E138] - [times.D138]) / 1000000" office:value-type="float" office:value="38.12224" calcext:value-type="float">
            <text:p>38.12224</text:p>
          </table:table-cell>
          <table:table-cell table:formula="of:= ([times.G138] - [times.F138]) / 1000000" office:value-type="float" office:value="65.03296" calcext:value-type="float">
            <text:p>65.03296</text:p>
          </table:table-cell>
        </table:table-row>
        <table:table-row table:style-name="ro1">
          <table:table-cell table:formula="of:=[times.A139]" office:value-type="float" office:value="137" calcext:value-type="float">
            <text:p>137</text:p>
          </table:table-cell>
          <table:table-cell table:formula="of:= ([times.C139] - [times.B139]) / 1000000" office:value-type="float" office:value="1.080064" calcext:value-type="float">
            <text:p>1.080064</text:p>
          </table:table-cell>
          <table:table-cell table:formula="of:= ([times.E139] - [times.D139]) / 1000000" office:value-type="float" office:value="37.820416" calcext:value-type="float">
            <text:p>37.820416</text:p>
          </table:table-cell>
          <table:table-cell table:formula="of:= ([times.G139] - [times.F139]) / 1000000" office:value-type="float" office:value="65.021184" calcext:value-type="float">
            <text:p>65.021184</text:p>
          </table:table-cell>
        </table:table-row>
        <table:table-row table:style-name="ro1">
          <table:table-cell table:formula="of:=[times.A140]" office:value-type="float" office:value="138" calcext:value-type="float">
            <text:p>138</text:p>
          </table:table-cell>
          <table:table-cell table:formula="of:= ([times.C140] - [times.B140]) / 1000000" office:value-type="float" office:value="1.090816" calcext:value-type="float">
            <text:p>1.090816</text:p>
          </table:table-cell>
          <table:table-cell table:formula="of:= ([times.E140] - [times.D140]) / 1000000" office:value-type="float" office:value="37.349376" calcext:value-type="float">
            <text:p>37.349376</text:p>
          </table:table-cell>
          <table:table-cell table:formula="of:= ([times.G140] - [times.F140]) / 1000000" office:value-type="float" office:value="65.30432" calcext:value-type="float">
            <text:p>65.30432</text:p>
          </table:table-cell>
        </table:table-row>
        <table:table-row table:style-name="ro1">
          <table:table-cell table:formula="of:=[times.A141]" office:value-type="float" office:value="139" calcext:value-type="float">
            <text:p>139</text:p>
          </table:table-cell>
          <table:table-cell table:formula="of:= ([times.C141] - [times.B141]) / 1000000" office:value-type="float" office:value="1.09184" calcext:value-type="float">
            <text:p>1.09184</text:p>
          </table:table-cell>
          <table:table-cell table:formula="of:= ([times.E141] - [times.D141]) / 1000000" office:value-type="float" office:value="37.02272" calcext:value-type="float">
            <text:p>37.02272</text:p>
          </table:table-cell>
          <table:table-cell table:formula="of:= ([times.G141] - [times.F141]) / 1000000" office:value-type="float" office:value="65.240832" calcext:value-type="float">
            <text:p>65.240832</text:p>
          </table:table-cell>
        </table:table-row>
        <table:table-row table:style-name="ro1">
          <table:table-cell table:formula="of:=[times.A142]" office:value-type="float" office:value="140" calcext:value-type="float">
            <text:p>140</text:p>
          </table:table-cell>
          <table:table-cell table:formula="of:= ([times.C142] - [times.B142]) / 1000000" office:value-type="float" office:value="1.149184" calcext:value-type="float">
            <text:p>1.149184</text:p>
          </table:table-cell>
          <table:table-cell table:formula="of:= ([times.E142] - [times.D142]) / 1000000" office:value-type="float" office:value="36.815104" calcext:value-type="float">
            <text:p>36.815104</text:p>
          </table:table-cell>
          <table:table-cell table:formula="of:= ([times.G142] - [times.F142]) / 1000000" office:value-type="float" office:value="65.091072" calcext:value-type="float">
            <text:p>65.091072</text:p>
          </table:table-cell>
        </table:table-row>
        <table:table-row table:style-name="ro1">
          <table:table-cell table:formula="of:=[times.A143]" office:value-type="float" office:value="141" calcext:value-type="float">
            <text:p>141</text:p>
          </table:table-cell>
          <table:table-cell table:formula="of:= ([times.C143] - [times.B143]) / 1000000" office:value-type="float" office:value="1.104128" calcext:value-type="float">
            <text:p>1.104128</text:p>
          </table:table-cell>
          <table:table-cell table:formula="of:= ([times.E143] - [times.D143]) / 1000000" office:value-type="float" office:value="36.633088" calcext:value-type="float">
            <text:p>36.633088</text:p>
          </table:table-cell>
          <table:table-cell table:formula="of:= ([times.G143] - [times.F143]) / 1000000" office:value-type="float" office:value="65.054976" calcext:value-type="float">
            <text:p>65.054976</text:p>
          </table:table-cell>
        </table:table-row>
        <table:table-row table:style-name="ro1">
          <table:table-cell table:formula="of:=[times.A144]" office:value-type="float" office:value="142" calcext:value-type="float">
            <text:p>142</text:p>
          </table:table-cell>
          <table:table-cell table:formula="of:= ([times.C144] - [times.B144]) / 1000000" office:value-type="float" office:value="1.077248" calcext:value-type="float">
            <text:p>1.077248</text:p>
          </table:table-cell>
          <table:table-cell table:formula="of:= ([times.E144] - [times.D144]) / 1000000" office:value-type="float" office:value="36.139264" calcext:value-type="float">
            <text:p>36.139264</text:p>
          </table:table-cell>
          <table:table-cell table:formula="of:= ([times.G144] - [times.F144]) / 1000000" office:value-type="float" office:value="65.52576" calcext:value-type="float">
            <text:p>65.52576</text:p>
          </table:table-cell>
        </table:table-row>
        <table:table-row table:style-name="ro1">
          <table:table-cell table:formula="of:=[times.A145]" office:value-type="float" office:value="143" calcext:value-type="float">
            <text:p>143</text:p>
          </table:table-cell>
          <table:table-cell table:formula="of:= ([times.C145] - [times.B145]) / 1000000" office:value-type="float" office:value="1.125888" calcext:value-type="float">
            <text:p>1.125888</text:p>
          </table:table-cell>
          <table:table-cell table:formula="of:= ([times.E145] - [times.D145]) / 1000000" office:value-type="float" office:value="35.916288" calcext:value-type="float">
            <text:p>35.916288</text:p>
          </table:table-cell>
          <table:table-cell table:formula="of:= ([times.G145] - [times.F145]) / 1000000" office:value-type="float" office:value="65.666816" calcext:value-type="float">
            <text:p>65.666816</text:p>
          </table:table-cell>
        </table:table-row>
        <table:table-row table:style-name="ro1">
          <table:table-cell table:formula="of:=[times.A146]" office:value-type="float" office:value="144" calcext:value-type="float">
            <text:p>144</text:p>
          </table:table-cell>
          <table:table-cell table:formula="of:= ([times.C146] - [times.B146]) / 1000000" office:value-type="float" office:value="1.09312" calcext:value-type="float">
            <text:p>1.09312</text:p>
          </table:table-cell>
          <table:table-cell table:formula="of:= ([times.E146] - [times.D146]) / 1000000" office:value-type="float" office:value="37.07904" calcext:value-type="float">
            <text:p>37.07904</text:p>
          </table:table-cell>
          <table:table-cell table:formula="of:= ([times.G146] - [times.F146]) / 1000000" office:value-type="float" office:value="65.485568" calcext:value-type="float">
            <text:p>65.485568</text:p>
          </table:table-cell>
        </table:table-row>
        <table:table-row table:style-name="ro1">
          <table:table-cell table:formula="of:=[times.A147]" office:value-type="float" office:value="145" calcext:value-type="float">
            <text:p>145</text:p>
          </table:table-cell>
          <table:table-cell table:formula="of:= ([times.C147] - [times.B147]) / 1000000" office:value-type="float" office:value="1.069056" calcext:value-type="float">
            <text:p>1.069056</text:p>
          </table:table-cell>
          <table:table-cell table:formula="of:= ([times.E147] - [times.D147]) / 1000000" office:value-type="float" office:value="36.812032" calcext:value-type="float">
            <text:p>36.812032</text:p>
          </table:table-cell>
          <table:table-cell table:formula="of:= ([times.G147] - [times.F147]) / 1000000" office:value-type="float" office:value="66.633216" calcext:value-type="float">
            <text:p>66.633216</text:p>
          </table:table-cell>
        </table:table-row>
        <table:table-row table:style-name="ro1">
          <table:table-cell table:formula="of:=[times.A148]" office:value-type="float" office:value="146" calcext:value-type="float">
            <text:p>146</text:p>
          </table:table-cell>
          <table:table-cell table:formula="of:= ([times.C148] - [times.B148]) / 1000000" office:value-type="float" office:value="1.129984" calcext:value-type="float">
            <text:p>1.129984</text:p>
          </table:table-cell>
          <table:table-cell table:formula="of:= ([times.E148] - [times.D148]) / 1000000" office:value-type="float" office:value="36.436224" calcext:value-type="float">
            <text:p>36.436224</text:p>
          </table:table-cell>
          <table:table-cell table:formula="of:= ([times.G148] - [times.F148]) / 1000000" office:value-type="float" office:value="66.637056" calcext:value-type="float">
            <text:p>66.637056</text:p>
          </table:table-cell>
        </table:table-row>
        <table:table-row table:style-name="ro1">
          <table:table-cell table:formula="of:=[times.A149]" office:value-type="float" office:value="147" calcext:value-type="float">
            <text:p>147</text:p>
          </table:table-cell>
          <table:table-cell table:formula="of:= ([times.C149] - [times.B149]) / 1000000" office:value-type="float" office:value="1.07904" calcext:value-type="float">
            <text:p>1.07904</text:p>
          </table:table-cell>
          <table:table-cell table:formula="of:= ([times.E149] - [times.D149]) / 1000000" office:value-type="float" office:value="36.212224" calcext:value-type="float">
            <text:p>36.212224</text:p>
          </table:table-cell>
          <table:table-cell table:formula="of:= ([times.G149] - [times.F149]) / 1000000" office:value-type="float" office:value="67.752448" calcext:value-type="float">
            <text:p>67.752448</text:p>
          </table:table-cell>
        </table:table-row>
        <table:table-row table:style-name="ro1">
          <table:table-cell table:formula="of:=[times.A150]" office:value-type="float" office:value="148" calcext:value-type="float">
            <text:p>148</text:p>
          </table:table-cell>
          <table:table-cell table:formula="of:= ([times.C150] - [times.B150]) / 1000000" office:value-type="float" office:value="1.108224" calcext:value-type="float">
            <text:p>1.108224</text:p>
          </table:table-cell>
          <table:table-cell table:formula="of:= ([times.E150] - [times.D150]) / 1000000" office:value-type="float" office:value="35.981056" calcext:value-type="float">
            <text:p>35.981056</text:p>
          </table:table-cell>
          <table:table-cell table:formula="of:= ([times.G150] - [times.F150]) / 1000000" office:value-type="float" office:value="69.118208" calcext:value-type="float">
            <text:p>69.118208</text:p>
          </table:table-cell>
        </table:table-row>
        <table:table-row table:style-name="ro1">
          <table:table-cell table:formula="of:=[times.A151]" office:value-type="float" office:value="149" calcext:value-type="float">
            <text:p>149</text:p>
          </table:table-cell>
          <table:table-cell table:formula="of:= ([times.C151] - [times.B151]) / 1000000" office:value-type="float" office:value="1.076736" calcext:value-type="float">
            <text:p>1.076736</text:p>
          </table:table-cell>
          <table:table-cell table:formula="of:= ([times.E151] - [times.D151]) / 1000000" office:value-type="float" office:value="35.86688" calcext:value-type="float">
            <text:p>35.86688</text:p>
          </table:table-cell>
          <table:table-cell table:formula="of:= ([times.G151] - [times.F151]) / 1000000" office:value-type="float" office:value="69.628416" calcext:value-type="float">
            <text:p>69.628416</text:p>
          </table:table-cell>
        </table:table-row>
        <table:table-row table:style-name="ro1">
          <table:table-cell table:formula="of:=[times.A152]" office:value-type="float" office:value="150" calcext:value-type="float">
            <text:p>150</text:p>
          </table:table-cell>
          <table:table-cell table:formula="of:= ([times.C152] - [times.B152]) / 1000000" office:value-type="float" office:value="1.236224" calcext:value-type="float">
            <text:p>1.236224</text:p>
          </table:table-cell>
          <table:table-cell table:formula="of:= ([times.E152] - [times.D152]) / 1000000" office:value-type="float" office:value="35.367936" calcext:value-type="float">
            <text:p>35.367936</text:p>
          </table:table-cell>
          <table:table-cell table:formula="of:= ([times.G152] - [times.F152]) / 1000000" office:value-type="float" office:value="70.77632" calcext:value-type="float">
            <text:p>70.77632</text:p>
          </table:table-cell>
        </table:table-row>
        <table:table-row table:style-name="ro1">
          <table:table-cell table:formula="of:=[times.A153]" office:value-type="float" office:value="151" calcext:value-type="float">
            <text:p>151</text:p>
          </table:table-cell>
          <table:table-cell table:formula="of:= ([times.C153] - [times.B153]) / 1000000" office:value-type="float" office:value="1.07008" calcext:value-type="float">
            <text:p>1.07008</text:p>
          </table:table-cell>
          <table:table-cell table:formula="of:= ([times.E153] - [times.D153]) / 1000000" office:value-type="float" office:value="35.047936" calcext:value-type="float">
            <text:p>35.047936</text:p>
          </table:table-cell>
          <table:table-cell table:formula="of:= ([times.G153] - [times.F153]) / 1000000" office:value-type="float" office:value="71.03744" calcext:value-type="float">
            <text:p>71.03744</text:p>
          </table:table-cell>
        </table:table-row>
        <table:table-row table:style-name="ro1">
          <table:table-cell table:formula="of:=[times.A154]" office:value-type="float" office:value="152" calcext:value-type="float">
            <text:p>152</text:p>
          </table:table-cell>
          <table:table-cell table:formula="of:= ([times.C154] - [times.B154]) / 1000000" office:value-type="float" office:value="0.777472" calcext:value-type="float">
            <text:p>0.777472</text:p>
          </table:table-cell>
          <table:table-cell table:formula="of:= ([times.E154] - [times.D154]) / 1000000" office:value-type="float" office:value="34.736896" calcext:value-type="float">
            <text:p>34.736896</text:p>
          </table:table-cell>
          <table:table-cell table:formula="of:= ([times.G154] - [times.F154]) / 1000000" office:value-type="float" office:value="73.004032" calcext:value-type="float">
            <text:p>73.004032</text:p>
          </table:table-cell>
        </table:table-row>
        <table:table-row table:style-name="ro1">
          <table:table-cell table:formula="of:=[times.A155]" office:value-type="float" office:value="153" calcext:value-type="float">
            <text:p>153</text:p>
          </table:table-cell>
          <table:table-cell table:formula="of:= ([times.C155] - [times.B155]) / 1000000" office:value-type="float" office:value="0.748032" calcext:value-type="float">
            <text:p>0.748032</text:p>
          </table:table-cell>
          <table:table-cell table:formula="of:= ([times.E155] - [times.D155]) / 1000000" office:value-type="float" office:value="34.438912" calcext:value-type="float">
            <text:p>34.438912</text:p>
          </table:table-cell>
          <table:table-cell table:formula="of:= ([times.G155] - [times.F155]) / 1000000" office:value-type="float" office:value="74.432256" calcext:value-type="float">
            <text:p>74.432256</text:p>
          </table:table-cell>
        </table:table-row>
        <table:table-row table:style-name="ro1">
          <table:table-cell table:formula="of:=[times.A156]" office:value-type="float" office:value="154" calcext:value-type="float">
            <text:p>154</text:p>
          </table:table-cell>
          <table:table-cell table:formula="of:= ([times.C156] - [times.B156]) / 1000000" office:value-type="float" office:value="0.758272" calcext:value-type="float">
            <text:p>0.758272</text:p>
          </table:table-cell>
          <table:table-cell table:formula="of:= ([times.E156] - [times.D156]) / 1000000" office:value-type="float" office:value="33.910272" calcext:value-type="float">
            <text:p>33.910272</text:p>
          </table:table-cell>
          <table:table-cell table:formula="of:= ([times.G156] - [times.F156]) / 1000000" office:value-type="float" office:value="75.843328" calcext:value-type="float">
            <text:p>75.843328</text:p>
          </table:table-cell>
        </table:table-row>
        <table:table-row table:style-name="ro1">
          <table:table-cell table:formula="of:=[times.A157]" office:value-type="float" office:value="155" calcext:value-type="float">
            <text:p>155</text:p>
          </table:table-cell>
          <table:table-cell table:formula="of:= ([times.C157] - [times.B157]) / 1000000" office:value-type="float" office:value="0.736" calcext:value-type="float">
            <text:p>0.736</text:p>
          </table:table-cell>
          <table:table-cell table:formula="of:= ([times.E157] - [times.D157]) / 1000000" office:value-type="float" office:value="33.616384" calcext:value-type="float">
            <text:p>33.616384</text:p>
          </table:table-cell>
          <table:table-cell table:formula="of:= ([times.G157] - [times.F157]) / 1000000" office:value-type="float" office:value="76.521984" calcext:value-type="float">
            <text:p>76.521984</text:p>
          </table:table-cell>
        </table:table-row>
        <table:table-row table:style-name="ro1">
          <table:table-cell table:formula="of:=[times.A158]" office:value-type="float" office:value="156" calcext:value-type="float">
            <text:p>156</text:p>
          </table:table-cell>
          <table:table-cell table:formula="of:= ([times.C158] - [times.B158]) / 1000000" office:value-type="float" office:value="0.747776" calcext:value-type="float">
            <text:p>0.747776</text:p>
          </table:table-cell>
          <table:table-cell table:formula="of:= ([times.E158] - [times.D158]) / 1000000" office:value-type="float" office:value="33.331712" calcext:value-type="float">
            <text:p>33.331712</text:p>
          </table:table-cell>
          <table:table-cell table:formula="of:= ([times.G158] - [times.F158]) / 1000000" office:value-type="float" office:value="77.34784" calcext:value-type="float">
            <text:p>77.34784</text:p>
          </table:table-cell>
        </table:table-row>
        <table:table-row table:style-name="ro1">
          <table:table-cell table:formula="of:=[times.A159]" office:value-type="float" office:value="157" calcext:value-type="float">
            <text:p>157</text:p>
          </table:table-cell>
          <table:table-cell table:formula="of:= ([times.C159] - [times.B159]) / 1000000" office:value-type="float" office:value="0.736" calcext:value-type="float">
            <text:p>0.736</text:p>
          </table:table-cell>
          <table:table-cell table:formula="of:= ([times.E159] - [times.D159]) / 1000000" office:value-type="float" office:value="33.026048" calcext:value-type="float">
            <text:p>33.026048</text:p>
          </table:table-cell>
          <table:table-cell table:formula="of:= ([times.G159] - [times.F159]) / 1000000" office:value-type="float" office:value="78.118912" calcext:value-type="float">
            <text:p>78.118912</text:p>
          </table:table-cell>
        </table:table-row>
        <table:table-row table:style-name="ro1">
          <table:table-cell table:formula="of:=[times.A160]" office:value-type="float" office:value="158" calcext:value-type="float">
            <text:p>158</text:p>
          </table:table-cell>
          <table:table-cell table:formula="of:= ([times.C160] - [times.B160]) / 1000000" office:value-type="float" office:value="0.75008" calcext:value-type="float">
            <text:p>0.75008</text:p>
          </table:table-cell>
          <table:table-cell table:formula="of:= ([times.E160] - [times.D160]) / 1000000" office:value-type="float" office:value="32.79232" calcext:value-type="float">
            <text:p>32.79232</text:p>
          </table:table-cell>
          <table:table-cell table:formula="of:= ([times.G160] - [times.F160]) / 1000000" office:value-type="float" office:value="79.226368" calcext:value-type="float">
            <text:p>79.226368</text:p>
          </table:table-cell>
        </table:table-row>
        <table:table-row table:style-name="ro1">
          <table:table-cell table:formula="of:=[times.A161]" office:value-type="float" office:value="159" calcext:value-type="float">
            <text:p>159</text:p>
          </table:table-cell>
          <table:table-cell table:formula="of:= ([times.C161] - [times.B161]) / 1000000" office:value-type="float" office:value="0.743168" calcext:value-type="float">
            <text:p>0.743168</text:p>
          </table:table-cell>
          <table:table-cell table:formula="of:= ([times.E161] - [times.D161]) / 1000000" office:value-type="float" office:value="32.617984" calcext:value-type="float">
            <text:p>32.617984</text:p>
          </table:table-cell>
          <table:table-cell table:formula="of:= ([times.G161] - [times.F161]) / 1000000" office:value-type="float" office:value="79.252224" calcext:value-type="float">
            <text:p>79.252224</text:p>
          </table:table-cell>
        </table:table-row>
        <table:table-row table:style-name="ro1">
          <table:table-cell table:formula="of:=[times.A162]" office:value-type="float" office:value="160" calcext:value-type="float">
            <text:p>160</text:p>
          </table:table-cell>
          <table:table-cell table:formula="of:= ([times.C162] - [times.B162]) / 1000000" office:value-type="float" office:value="0.756736" calcext:value-type="float">
            <text:p>0.756736</text:p>
          </table:table-cell>
          <table:table-cell table:formula="of:= ([times.E162] - [times.D162]) / 1000000" office:value-type="float" office:value="32.17664" calcext:value-type="float">
            <text:p>32.17664</text:p>
          </table:table-cell>
          <table:table-cell table:formula="of:= ([times.G162] - [times.F162]) / 1000000" office:value-type="float" office:value="80.039936" calcext:value-type="float">
            <text:p>80.039936</text:p>
          </table:table-cell>
        </table:table-row>
        <table:table-row table:style-name="ro1">
          <table:table-cell table:formula="of:=[times.A163]" office:value-type="float" office:value="161" calcext:value-type="float">
            <text:p>161</text:p>
          </table:table-cell>
          <table:table-cell table:formula="of:= ([times.C163] - [times.B163]) / 1000000" office:value-type="float" office:value="0.736" calcext:value-type="float">
            <text:p>0.736</text:p>
          </table:table-cell>
          <table:table-cell table:formula="of:= ([times.E163] - [times.D163]) / 1000000" office:value-type="float" office:value="31.82592" calcext:value-type="float">
            <text:p>31.82592</text:p>
          </table:table-cell>
          <table:table-cell table:formula="of:= ([times.G163] - [times.F163]) / 1000000" office:value-type="float" office:value="82.325248" calcext:value-type="float">
            <text:p>82.325248</text:p>
          </table:table-cell>
        </table:table-row>
        <table:table-row table:style-name="ro1">
          <table:table-cell table:formula="of:=[times.A164]" office:value-type="float" office:value="162" calcext:value-type="float">
            <text:p>162</text:p>
          </table:table-cell>
          <table:table-cell table:formula="of:= ([times.C164] - [times.B164]) / 1000000" office:value-type="float" office:value="0.752896" calcext:value-type="float">
            <text:p>0.752896</text:p>
          </table:table-cell>
          <table:table-cell table:formula="of:= ([times.E164] - [times.D164]) / 1000000" office:value-type="float" office:value="31.678976" calcext:value-type="float">
            <text:p>31.678976</text:p>
          </table:table-cell>
          <table:table-cell table:formula="of:= ([times.G164] - [times.F164]) / 1000000" office:value-type="float" office:value="84.718592" calcext:value-type="float">
            <text:p>84.718592</text:p>
          </table:table-cell>
        </table:table-row>
        <table:table-row table:style-name="ro1">
          <table:table-cell table:formula="of:=[times.A165]" office:value-type="float" office:value="163" calcext:value-type="float">
            <text:p>163</text:p>
          </table:table-cell>
          <table:table-cell table:formula="of:= ([times.C165] - [times.B165]) / 1000000" office:value-type="float" office:value="0.734464" calcext:value-type="float">
            <text:p>0.734464</text:p>
          </table:table-cell>
          <table:table-cell table:formula="of:= ([times.E165] - [times.D165]) / 1000000" office:value-type="float" office:value="31.284224" calcext:value-type="float">
            <text:p>31.284224</text:p>
          </table:table-cell>
          <table:table-cell table:formula="of:= ([times.G165] - [times.F165]) / 1000000" office:value-type="float" office:value="84.909056" calcext:value-type="float">
            <text:p>84.909056</text:p>
          </table:table-cell>
        </table:table-row>
        <table:table-row table:style-name="ro1">
          <table:table-cell table:formula="of:=[times.A166]" office:value-type="float" office:value="164" calcext:value-type="float">
            <text:p>164</text:p>
          </table:table-cell>
          <table:table-cell table:formula="of:= ([times.C166] - [times.B166]) / 1000000" office:value-type="float" office:value="0.740352" calcext:value-type="float">
            <text:p>0.740352</text:p>
          </table:table-cell>
          <table:table-cell table:formula="of:= ([times.E166] - [times.D166]) / 1000000" office:value-type="float" office:value="31.08096" calcext:value-type="float">
            <text:p>31.08096</text:p>
          </table:table-cell>
          <table:table-cell table:formula="of:= ([times.G166] - [times.F166]) / 1000000" office:value-type="float" office:value="84.80384" calcext:value-type="float">
            <text:p>84.80384</text:p>
          </table:table-cell>
        </table:table-row>
        <table:table-row table:style-name="ro1">
          <table:table-cell table:formula="of:=[times.A167]" office:value-type="float" office:value="165" calcext:value-type="float">
            <text:p>165</text:p>
          </table:table-cell>
          <table:table-cell table:formula="of:= ([times.C167] - [times.B167]) / 1000000" office:value-type="float" office:value="0.742144" calcext:value-type="float">
            <text:p>0.742144</text:p>
          </table:table-cell>
          <table:table-cell table:formula="of:= ([times.E167] - [times.D167]) / 1000000" office:value-type="float" office:value="30.980864" calcext:value-type="float">
            <text:p>30.980864</text:p>
          </table:table-cell>
          <table:table-cell table:formula="of:= ([times.G167] - [times.F167]) / 1000000" office:value-type="float" office:value="84.781312" calcext:value-type="float">
            <text:p>84.781312</text:p>
          </table:table-cell>
        </table:table-row>
        <table:table-row table:style-name="ro1">
          <table:table-cell table:formula="of:=[times.A168]" office:value-type="float" office:value="166" calcext:value-type="float">
            <text:p>166</text:p>
          </table:table-cell>
          <table:table-cell table:formula="of:= ([times.C168] - [times.B168]) / 1000000" office:value-type="float" office:value="0.751872" calcext:value-type="float">
            <text:p>0.751872</text:p>
          </table:table-cell>
          <table:table-cell table:formula="of:= ([times.E168] - [times.D168]) / 1000000" office:value-type="float" office:value="30.710272" calcext:value-type="float">
            <text:p>30.710272</text:p>
          </table:table-cell>
          <table:table-cell table:formula="of:= ([times.G168] - [times.F168]) / 1000000" office:value-type="float" office:value="84.504576" calcext:value-type="float">
            <text:p>84.504576</text:p>
          </table:table-cell>
        </table:table-row>
        <table:table-row table:style-name="ro1">
          <table:table-cell table:formula="of:=[times.A169]" office:value-type="float" office:value="167" calcext:value-type="float">
            <text:p>167</text:p>
          </table:table-cell>
          <table:table-cell table:formula="of:= ([times.C169] - [times.B169]) / 1000000" office:value-type="float" office:value="0.753152" calcext:value-type="float">
            <text:p>0.753152</text:p>
          </table:table-cell>
          <table:table-cell table:formula="of:= ([times.E169] - [times.D169]) / 1000000" office:value-type="float" office:value="30.534144" calcext:value-type="float">
            <text:p>30.534144</text:p>
          </table:table-cell>
          <table:table-cell table:formula="of:= ([times.G169] - [times.F169]) / 1000000" office:value-type="float" office:value="84.345856" calcext:value-type="float">
            <text:p>84.345856</text:p>
          </table:table-cell>
        </table:table-row>
        <table:table-row table:style-name="ro1">
          <table:table-cell table:formula="of:=[times.A170]" office:value-type="float" office:value="168" calcext:value-type="float">
            <text:p>168</text:p>
          </table:table-cell>
          <table:table-cell table:formula="of:= ([times.C170] - [times.B170]) / 1000000" office:value-type="float" office:value="0.738048" calcext:value-type="float">
            <text:p>0.738048</text:p>
          </table:table-cell>
          <table:table-cell table:formula="of:= ([times.E170] - [times.D170]) / 1000000" office:value-type="float" office:value="30.196224" calcext:value-type="float">
            <text:p>30.196224</text:p>
          </table:table-cell>
          <table:table-cell table:formula="of:= ([times.G170] - [times.F170]) / 1000000" office:value-type="float" office:value="84.230912" calcext:value-type="float">
            <text:p>84.230912</text:p>
          </table:table-cell>
        </table:table-row>
        <table:table-row table:style-name="ro1">
          <table:table-cell table:formula="of:=[times.A171]" office:value-type="float" office:value="169" calcext:value-type="float">
            <text:p>169</text:p>
          </table:table-cell>
          <table:table-cell table:formula="of:= ([times.C171] - [times.B171]) / 1000000" office:value-type="float" office:value="0.814848" calcext:value-type="float">
            <text:p>0.814848</text:p>
          </table:table-cell>
          <table:table-cell table:formula="of:= ([times.E171] - [times.D171]) / 1000000" office:value-type="float" office:value="29.740288" calcext:value-type="float">
            <text:p>29.740288</text:p>
          </table:table-cell>
          <table:table-cell table:formula="of:= ([times.G171] - [times.F171]) / 1000000" office:value-type="float" office:value="84.236288" calcext:value-type="float">
            <text:p>84.236288</text:p>
          </table:table-cell>
        </table:table-row>
        <table:table-row table:style-name="ro1">
          <table:table-cell table:formula="of:=[times.A172]" office:value-type="float" office:value="170" calcext:value-type="float">
            <text:p>170</text:p>
          </table:table-cell>
          <table:table-cell table:formula="of:= ([times.C172] - [times.B172]) / 1000000" office:value-type="float" office:value="0.784128" calcext:value-type="float">
            <text:p>0.784128</text:p>
          </table:table-cell>
          <table:table-cell table:formula="of:= ([times.E172] - [times.D172]) / 1000000" office:value-type="float" office:value="29.438976" calcext:value-type="float">
            <text:p>29.438976</text:p>
          </table:table-cell>
          <table:table-cell table:formula="of:= ([times.G172] - [times.F172]) / 1000000" office:value-type="float" office:value="83.952128" calcext:value-type="float">
            <text:p>83.952128</text:p>
          </table:table-cell>
        </table:table-row>
        <table:table-row table:style-name="ro1">
          <table:table-cell table:formula="of:=[times.A173]" office:value-type="float" office:value="171" calcext:value-type="float">
            <text:p>171</text:p>
          </table:table-cell>
          <table:table-cell table:formula="of:= ([times.C173] - [times.B173]) / 1000000" office:value-type="float" office:value="0.751872" calcext:value-type="float">
            <text:p>0.751872</text:p>
          </table:table-cell>
          <table:table-cell table:formula="of:= ([times.E173] - [times.D173]) / 1000000" office:value-type="float" office:value="29.2288" calcext:value-type="float">
            <text:p>29.2288</text:p>
          </table:table-cell>
          <table:table-cell table:formula="of:= ([times.G173] - [times.F173]) / 1000000" office:value-type="float" office:value="83.618304" calcext:value-type="float">
            <text:p>83.618304</text:p>
          </table:table-cell>
        </table:table-row>
        <table:table-row table:style-name="ro1">
          <table:table-cell table:formula="of:=[times.A174]" office:value-type="float" office:value="172" calcext:value-type="float">
            <text:p>172</text:p>
          </table:table-cell>
          <table:table-cell table:formula="of:= ([times.C174] - [times.B174]) / 1000000" office:value-type="float" office:value="0.736" calcext:value-type="float">
            <text:p>0.736</text:p>
          </table:table-cell>
          <table:table-cell table:formula="of:= ([times.E174] - [times.D174]) / 1000000" office:value-type="float" office:value="28.81792" calcext:value-type="float">
            <text:p>28.81792</text:p>
          </table:table-cell>
          <table:table-cell table:formula="of:= ([times.G174] - [times.F174]) / 1000000" office:value-type="float" office:value="83.457024" calcext:value-type="float">
            <text:p>83.457024</text:p>
          </table:table-cell>
        </table:table-row>
        <table:table-row table:style-name="ro1">
          <table:table-cell table:formula="of:=[times.A175]" office:value-type="float" office:value="173" calcext:value-type="float">
            <text:p>173</text:p>
          </table:table-cell>
          <table:table-cell table:formula="of:= ([times.C175] - [times.B175]) / 1000000" office:value-type="float" office:value="0.736" calcext:value-type="float">
            <text:p>0.736</text:p>
          </table:table-cell>
          <table:table-cell table:formula="of:= ([times.E175] - [times.D175]) / 1000000" office:value-type="float" office:value="28.639232" calcext:value-type="float">
            <text:p>28.639232</text:p>
          </table:table-cell>
          <table:table-cell table:formula="of:= ([times.G175] - [times.F175]) / 1000000" office:value-type="float" office:value="83.110912" calcext:value-type="float">
            <text:p>83.110912</text:p>
          </table:table-cell>
        </table:table-row>
        <table:table-row table:style-name="ro1">
          <table:table-cell table:formula="of:=[times.A176]" office:value-type="float" office:value="174" calcext:value-type="float">
            <text:p>174</text:p>
          </table:table-cell>
          <table:table-cell table:formula="of:= ([times.C176] - [times.B176]) / 1000000" office:value-type="float" office:value="0.741888" calcext:value-type="float">
            <text:p>0.741888</text:p>
          </table:table-cell>
          <table:table-cell table:formula="of:= ([times.E176] - [times.D176]) / 1000000" office:value-type="float" office:value="28.225024" calcext:value-type="float">
            <text:p>28.225024</text:p>
          </table:table-cell>
          <table:table-cell table:formula="of:= ([times.G176] - [times.F176]) / 1000000" office:value-type="float" office:value="84.189184" calcext:value-type="float">
            <text:p>84.189184</text:p>
          </table:table-cell>
        </table:table-row>
        <table:table-row table:style-name="ro1">
          <table:table-cell table:formula="of:=[times.A177]" office:value-type="float" office:value="175" calcext:value-type="float">
            <text:p>175</text:p>
          </table:table-cell>
          <table:table-cell table:formula="of:= ([times.C177] - [times.B177]) / 1000000" office:value-type="float" office:value="0.756992" calcext:value-type="float">
            <text:p>0.756992</text:p>
          </table:table-cell>
          <table:table-cell table:formula="of:= ([times.E177] - [times.D177]) / 1000000" office:value-type="float" office:value="29.908992" calcext:value-type="float">
            <text:p>29.908992</text:p>
          </table:table-cell>
          <table:table-cell table:formula="of:= ([times.G177] - [times.F177]) / 1000000" office:value-type="float" office:value="84.89216" calcext:value-type="float">
            <text:p>84.89216</text:p>
          </table:table-cell>
        </table:table-row>
        <table:table-row table:style-name="ro1">
          <table:table-cell table:formula="of:=[times.A178]" office:value-type="float" office:value="176" calcext:value-type="float">
            <text:p>176</text:p>
          </table:table-cell>
          <table:table-cell table:formula="of:= ([times.C178] - [times.B178]) / 1000000" office:value-type="float" office:value="0.788992" calcext:value-type="float">
            <text:p>0.788992</text:p>
          </table:table-cell>
          <table:table-cell table:formula="of:= ([times.E178] - [times.D178]) / 1000000" office:value-type="float" office:value="29.97248" calcext:value-type="float">
            <text:p>29.97248</text:p>
          </table:table-cell>
          <table:table-cell table:formula="of:= ([times.G178] - [times.F178]) / 1000000" office:value-type="float" office:value="85.67808" calcext:value-type="float">
            <text:p>85.67808</text:p>
          </table:table-cell>
        </table:table-row>
        <table:table-row table:style-name="ro1">
          <table:table-cell table:formula="of:=[times.A179]" office:value-type="float" office:value="177" calcext:value-type="float">
            <text:p>177</text:p>
          </table:table-cell>
          <table:table-cell table:formula="of:= ([times.C179] - [times.B179]) / 1000000" office:value-type="float" office:value="0.749056" calcext:value-type="float">
            <text:p>0.749056</text:p>
          </table:table-cell>
          <table:table-cell table:formula="of:= ([times.E179] - [times.D179]) / 1000000" office:value-type="float" office:value="29.60128" calcext:value-type="float">
            <text:p>29.60128</text:p>
          </table:table-cell>
          <table:table-cell table:formula="of:= ([times.G179] - [times.F179]) / 1000000" office:value-type="float" office:value="85.78176" calcext:value-type="float">
            <text:p>85.78176</text:p>
          </table:table-cell>
        </table:table-row>
        <table:table-row table:style-name="ro1">
          <table:table-cell table:formula="of:=[times.A180]" office:value-type="float" office:value="178" calcext:value-type="float">
            <text:p>178</text:p>
          </table:table-cell>
          <table:table-cell table:formula="of:= ([times.C180] - [times.B180]) / 1000000" office:value-type="float" office:value="0.743168" calcext:value-type="float">
            <text:p>0.743168</text:p>
          </table:table-cell>
          <table:table-cell table:formula="of:= ([times.E180] - [times.D180]) / 1000000" office:value-type="float" office:value="29.220096" calcext:value-type="float">
            <text:p>29.220096</text:p>
          </table:table-cell>
          <table:table-cell table:formula="of:= ([times.G180] - [times.F180]) / 1000000" office:value-type="float" office:value="85.79584" calcext:value-type="float">
            <text:p>85.79584</text:p>
          </table:table-cell>
        </table:table-row>
        <table:table-row table:style-name="ro1">
          <table:table-cell table:formula="of:=[times.A181]" office:value-type="float" office:value="179" calcext:value-type="float">
            <text:p>179</text:p>
          </table:table-cell>
          <table:table-cell table:formula="of:= ([times.C181] - [times.B181]) / 1000000" office:value-type="float" office:value="0.777216" calcext:value-type="float">
            <text:p>0.777216</text:p>
          </table:table-cell>
          <table:table-cell table:formula="of:= ([times.E181] - [times.D181]) / 1000000" office:value-type="float" office:value="28.836352" calcext:value-type="float">
            <text:p>28.836352</text:p>
          </table:table-cell>
          <table:table-cell table:formula="of:= ([times.G181] - [times.F181]) / 1000000" office:value-type="float" office:value="85.516288" calcext:value-type="float">
            <text:p>85.516288</text:p>
          </table:table-cell>
        </table:table-row>
        <table:table-row table:style-name="ro1">
          <table:table-cell table:formula="of:=[times.A182]" office:value-type="float" office:value="180" calcext:value-type="float">
            <text:p>180</text:p>
          </table:table-cell>
          <table:table-cell table:formula="of:= ([times.C182] - [times.B182]) / 1000000" office:value-type="float" office:value="0.73984" calcext:value-type="float">
            <text:p>0.73984</text:p>
          </table:table-cell>
          <table:table-cell table:formula="of:= ([times.E182] - [times.D182]) / 1000000" office:value-type="float" office:value="28.461056" calcext:value-type="float">
            <text:p>28.461056</text:p>
          </table:table-cell>
          <table:table-cell table:formula="of:= ([times.G182] - [times.F182]) / 1000000" office:value-type="float" office:value="85.455104" calcext:value-type="float">
            <text:p>85.455104</text:p>
          </table:table-cell>
        </table:table-row>
        <table:table-row table:style-name="ro1">
          <table:table-cell table:formula="of:=[times.A183]" office:value-type="float" office:value="181" calcext:value-type="float">
            <text:p>181</text:p>
          </table:table-cell>
          <table:table-cell table:formula="of:= ([times.C183] - [times.B183]) / 1000000" office:value-type="float" office:value="0.742144" calcext:value-type="float">
            <text:p>0.742144</text:p>
          </table:table-cell>
          <table:table-cell table:formula="of:= ([times.E183] - [times.D183]) / 1000000" office:value-type="float" office:value="27.890944" calcext:value-type="float">
            <text:p>27.890944</text:p>
          </table:table-cell>
          <table:table-cell table:formula="of:= ([times.G183] - [times.F183]) / 1000000" office:value-type="float" office:value="85.184" calcext:value-type="float">
            <text:p>85.184</text:p>
          </table:table-cell>
        </table:table-row>
        <table:table-row table:style-name="ro1">
          <table:table-cell table:formula="of:=[times.A184]" office:value-type="float" office:value="182" calcext:value-type="float">
            <text:p>182</text:p>
          </table:table-cell>
          <table:table-cell table:formula="of:= ([times.C184] - [times.B184]) / 1000000" office:value-type="float" office:value="0.745216" calcext:value-type="float">
            <text:p>0.745216</text:p>
          </table:table-cell>
          <table:table-cell table:formula="of:= ([times.E184] - [times.D184]) / 1000000" office:value-type="float" office:value="27.501568" calcext:value-type="float">
            <text:p>27.501568</text:p>
          </table:table-cell>
          <table:table-cell table:formula="of:= ([times.G184] - [times.F184]) / 1000000" office:value-type="float" office:value="86.157824" calcext:value-type="float">
            <text:p>86.157824</text:p>
          </table:table-cell>
        </table:table-row>
        <table:table-row table:style-name="ro1">
          <table:table-cell table:formula="of:=[times.A185]" office:value-type="float" office:value="183" calcext:value-type="float">
            <text:p>183</text:p>
          </table:table-cell>
          <table:table-cell table:formula="of:= ([times.C185] - [times.B185]) / 1000000" office:value-type="float" office:value="0.749312" calcext:value-type="float">
            <text:p>0.749312</text:p>
          </table:table-cell>
          <table:table-cell table:formula="of:= ([times.E185] - [times.D185]) / 1000000" office:value-type="float" office:value="27.1168" calcext:value-type="float">
            <text:p>27.1168</text:p>
          </table:table-cell>
          <table:table-cell table:formula="of:= ([times.G185] - [times.F185]) / 1000000" office:value-type="float" office:value="86.808832" calcext:value-type="float">
            <text:p>86.808832</text:p>
          </table:table-cell>
        </table:table-row>
        <table:table-row table:style-name="ro1">
          <table:table-cell table:formula="of:=[times.A186]" office:value-type="float" office:value="184" calcext:value-type="float">
            <text:p>184</text:p>
          </table:table-cell>
          <table:table-cell table:formula="of:= ([times.C186] - [times.B186]) / 1000000" office:value-type="float" office:value="0.748032" calcext:value-type="float">
            <text:p>0.748032</text:p>
          </table:table-cell>
          <table:table-cell table:formula="of:= ([times.E186] - [times.D186]) / 1000000" office:value-type="float" office:value="26.69696" calcext:value-type="float">
            <text:p>26.69696</text:p>
          </table:table-cell>
          <table:table-cell table:formula="of:= ([times.G186] - [times.F186]) / 1000000" office:value-type="float" office:value="87.642112" calcext:value-type="float">
            <text:p>87.642112</text:p>
          </table:table-cell>
        </table:table-row>
        <table:table-row table:style-name="ro1">
          <table:table-cell table:formula="of:=[times.A187]" office:value-type="float" office:value="185" calcext:value-type="float">
            <text:p>185</text:p>
          </table:table-cell>
          <table:table-cell table:formula="of:= ([times.C187] - [times.B187]) / 1000000" office:value-type="float" office:value="0.739072" calcext:value-type="float">
            <text:p>0.739072</text:p>
          </table:table-cell>
          <table:table-cell table:formula="of:= ([times.E187] - [times.D187]) / 1000000" office:value-type="float" office:value="26.43712" calcext:value-type="float">
            <text:p>26.43712</text:p>
          </table:table-cell>
          <table:table-cell table:formula="of:= ([times.G187] - [times.F187]) / 1000000" office:value-type="float" office:value="88.660992" calcext:value-type="float">
            <text:p>88.660992</text:p>
          </table:table-cell>
        </table:table-row>
        <table:table-row table:style-name="ro1">
          <table:table-cell table:formula="of:=[times.A188]" office:value-type="float" office:value="186" calcext:value-type="float">
            <text:p>186</text:p>
          </table:table-cell>
          <table:table-cell table:formula="of:= ([times.C188] - [times.B188]) / 1000000" office:value-type="float" office:value="0.7488" calcext:value-type="float">
            <text:p>0.7488</text:p>
          </table:table-cell>
          <table:table-cell table:formula="of:= ([times.E188] - [times.D188]) / 1000000" office:value-type="float" office:value="26.073088" calcext:value-type="float">
            <text:p>26.073088</text:p>
          </table:table-cell>
          <table:table-cell table:formula="of:= ([times.G188] - [times.F188]) / 1000000" office:value-type="float" office:value="89.339136" calcext:value-type="float">
            <text:p>89.339136</text:p>
          </table:table-cell>
        </table:table-row>
        <table:table-row table:style-name="ro1">
          <table:table-cell table:formula="of:=[times.A189]" office:value-type="float" office:value="187" calcext:value-type="float">
            <text:p>187</text:p>
          </table:table-cell>
          <table:table-cell table:formula="of:= ([times.C189] - [times.B189]) / 1000000" office:value-type="float" office:value="0.734208" calcext:value-type="float">
            <text:p>0.734208</text:p>
          </table:table-cell>
          <table:table-cell table:formula="of:= ([times.E189] - [times.D189]) / 1000000" office:value-type="float" office:value="27.151872" calcext:value-type="float">
            <text:p>27.151872</text:p>
          </table:table-cell>
          <table:table-cell table:formula="of:= ([times.G189] - [times.F189]) / 1000000" office:value-type="float" office:value="89.782528" calcext:value-type="float">
            <text:p>89.782528</text:p>
          </table:table-cell>
        </table:table-row>
        <table:table-row table:style-name="ro1">
          <table:table-cell table:formula="of:=[times.A190]" office:value-type="float" office:value="188" calcext:value-type="float">
            <text:p>188</text:p>
          </table:table-cell>
          <table:table-cell table:formula="of:= ([times.C190] - [times.B190]) / 1000000" office:value-type="float" office:value="0.73728" calcext:value-type="float">
            <text:p>0.73728</text:p>
          </table:table-cell>
          <table:table-cell table:formula="of:= ([times.E190] - [times.D190]) / 1000000" office:value-type="float" office:value="27.00544" calcext:value-type="float">
            <text:p>27.00544</text:p>
          </table:table-cell>
          <table:table-cell table:formula="of:= ([times.G190] - [times.F190]) / 1000000" office:value-type="float" office:value="90.921216" calcext:value-type="float">
            <text:p>90.921216</text:p>
          </table:table-cell>
        </table:table-row>
        <table:table-row table:style-name="ro1">
          <table:table-cell table:formula="of:=[times.A191]" office:value-type="float" office:value="189" calcext:value-type="float">
            <text:p>189</text:p>
          </table:table-cell>
          <table:table-cell table:formula="of:= ([times.C191] - [times.B191]) / 1000000" office:value-type="float" office:value="0.751872" calcext:value-type="float">
            <text:p>0.751872</text:p>
          </table:table-cell>
          <table:table-cell table:formula="of:= ([times.E191] - [times.D191]) / 1000000" office:value-type="float" office:value="26.9568" calcext:value-type="float">
            <text:p>26.9568</text:p>
          </table:table-cell>
          <table:table-cell table:formula="of:= ([times.G191] - [times.F191]) / 1000000" office:value-type="float" office:value="91.312896" calcext:value-type="float">
            <text:p>91.312896</text:p>
          </table:table-cell>
        </table:table-row>
        <table:table-row table:style-name="ro1">
          <table:table-cell table:formula="of:=[times.A192]" office:value-type="float" office:value="190" calcext:value-type="float">
            <text:p>190</text:p>
          </table:table-cell>
          <table:table-cell table:formula="of:= ([times.C192] - [times.B192]) / 1000000" office:value-type="float" office:value="0.778752" calcext:value-type="float">
            <text:p>0.778752</text:p>
          </table:table-cell>
          <table:table-cell table:formula="of:= ([times.E192] - [times.D192]) / 1000000" office:value-type="float" office:value="26.735104" calcext:value-type="float">
            <text:p>26.735104</text:p>
          </table:table-cell>
          <table:table-cell table:formula="of:= ([times.G192] - [times.F192]) / 1000000" office:value-type="float" office:value="91.4432" calcext:value-type="float">
            <text:p>91.4432</text:p>
          </table:table-cell>
        </table:table-row>
        <table:table-row table:style-name="ro1">
          <table:table-cell table:formula="of:=[times.A193]" office:value-type="float" office:value="191" calcext:value-type="float">
            <text:p>191</text:p>
          </table:table-cell>
          <table:table-cell table:formula="of:= ([times.C193] - [times.B193]) / 1000000" office:value-type="float" office:value="0.768768" calcext:value-type="float">
            <text:p>0.768768</text:p>
          </table:table-cell>
          <table:table-cell table:formula="of:= ([times.E193] - [times.D193]) / 1000000" office:value-type="float" office:value="27.04128" calcext:value-type="float">
            <text:p>27.04128</text:p>
          </table:table-cell>
          <table:table-cell table:formula="of:= ([times.G193] - [times.F193]) / 1000000" office:value-type="float" office:value="91.401216" calcext:value-type="float">
            <text:p>91.401216</text:p>
          </table:table-cell>
        </table:table-row>
        <table:table-row table:style-name="ro1">
          <table:table-cell table:formula="of:=[times.A194]" office:value-type="float" office:value="192" calcext:value-type="float">
            <text:p>192</text:p>
          </table:table-cell>
          <table:table-cell table:formula="of:= ([times.C194] - [times.B194]) / 1000000" office:value-type="float" office:value="0.73088" calcext:value-type="float">
            <text:p>0.73088</text:p>
          </table:table-cell>
          <table:table-cell table:formula="of:= ([times.E194] - [times.D194]) / 1000000" office:value-type="float" office:value="27.436032" calcext:value-type="float">
            <text:p>27.436032</text:p>
          </table:table-cell>
          <table:table-cell table:formula="of:= ([times.G194] - [times.F194]) / 1000000" office:value-type="float" office:value="91.115776" calcext:value-type="float">
            <text:p>91.115776</text:p>
          </table:table-cell>
        </table:table-row>
        <table:table-row table:style-name="ro1">
          <table:table-cell table:formula="of:=[times.A195]" office:value-type="float" office:value="193" calcext:value-type="float">
            <text:p>193</text:p>
          </table:table-cell>
          <table:table-cell table:formula="of:= ([times.C195] - [times.B195]) / 1000000" office:value-type="float" office:value="0.779264" calcext:value-type="float">
            <text:p>0.779264</text:p>
          </table:table-cell>
          <table:table-cell table:formula="of:= ([times.E195] - [times.D195]) / 1000000" office:value-type="float" office:value="28.196608" calcext:value-type="float">
            <text:p>28.196608</text:p>
          </table:table-cell>
          <table:table-cell table:formula="of:= ([times.G195] - [times.F195]) / 1000000" office:value-type="float" office:value="90.966784" calcext:value-type="float">
            <text:p>90.966784</text:p>
          </table:table-cell>
        </table:table-row>
        <table:table-row table:style-name="ro1">
          <table:table-cell table:formula="of:=[times.A196]" office:value-type="float" office:value="194" calcext:value-type="float">
            <text:p>194</text:p>
          </table:table-cell>
          <table:table-cell table:formula="of:= ([times.C196] - [times.B196]) / 1000000" office:value-type="float" office:value="0.732672" calcext:value-type="float">
            <text:p>0.732672</text:p>
          </table:table-cell>
          <table:table-cell table:formula="of:= ([times.E196] - [times.D196]) / 1000000" office:value-type="float" office:value="29.352704" calcext:value-type="float">
            <text:p>29.352704</text:p>
          </table:table-cell>
          <table:table-cell table:formula="of:= ([times.G196] - [times.F196]) / 1000000" office:value-type="float" office:value="90.84288" calcext:value-type="float">
            <text:p>90.84288</text:p>
          </table:table-cell>
        </table:table-row>
        <table:table-row table:style-name="ro1">
          <table:table-cell table:formula="of:=[times.A197]" office:value-type="float" office:value="195" calcext:value-type="float">
            <text:p>195</text:p>
          </table:table-cell>
          <table:table-cell table:formula="of:= ([times.C197] - [times.B197]) / 1000000" office:value-type="float" office:value="0.75904" calcext:value-type="float">
            <text:p>0.75904</text:p>
          </table:table-cell>
          <table:table-cell table:formula="of:= ([times.E197] - [times.D197]) / 1000000" office:value-type="float" office:value="29.199104" calcext:value-type="float">
            <text:p>29.199104</text:p>
          </table:table-cell>
          <table:table-cell table:formula="of:= ([times.G197] - [times.F197]) / 1000000" office:value-type="float" office:value="93.060096" calcext:value-type="float">
            <text:p>93.060096</text:p>
          </table:table-cell>
        </table:table-row>
        <table:table-row table:style-name="ro1">
          <table:table-cell table:formula="of:=[times.A198]" office:value-type="float" office:value="196" calcext:value-type="float">
            <text:p>196</text:p>
          </table:table-cell>
          <table:table-cell table:formula="of:= ([times.C198] - [times.B198]) / 1000000" office:value-type="float" office:value="0.727808" calcext:value-type="float">
            <text:p>0.727808</text:p>
          </table:table-cell>
          <table:table-cell table:formula="of:= ([times.E198] - [times.D198]) / 1000000" office:value-type="float" office:value="29.254144" calcext:value-type="float">
            <text:p>29.254144</text:p>
          </table:table-cell>
          <table:table-cell table:formula="of:= ([times.G198] - [times.F198]) / 1000000" office:value-type="float" office:value="94.49472" calcext:value-type="float">
            <text:p>94.49472</text:p>
          </table:table-cell>
        </table:table-row>
        <table:table-row table:style-name="ro1">
          <table:table-cell table:formula="of:=[times.A199]" office:value-type="float" office:value="197" calcext:value-type="float">
            <text:p>197</text:p>
          </table:table-cell>
          <table:table-cell table:formula="of:= ([times.C199] - [times.B199]) / 1000000" office:value-type="float" office:value="0.820736" calcext:value-type="float">
            <text:p>0.820736</text:p>
          </table:table-cell>
          <table:table-cell table:formula="of:= ([times.E199] - [times.D199]) / 1000000" office:value-type="float" office:value="29.054976" calcext:value-type="float">
            <text:p>29.054976</text:p>
          </table:table-cell>
          <table:table-cell table:formula="of:= ([times.G199] - [times.F199]) / 1000000" office:value-type="float" office:value="95.1488" calcext:value-type="float">
            <text:p>95.1488</text:p>
          </table:table-cell>
        </table:table-row>
        <table:table-row table:style-name="ro1">
          <table:table-cell table:formula="of:=[times.A200]" office:value-type="float" office:value="198" calcext:value-type="float">
            <text:p>198</text:p>
          </table:table-cell>
          <table:table-cell table:formula="of:= ([times.C200] - [times.B200]) / 1000000" office:value-type="float" office:value="0.749056" calcext:value-type="float">
            <text:p>0.749056</text:p>
          </table:table-cell>
          <table:table-cell table:formula="of:= ([times.E200] - [times.D200]) / 1000000" office:value-type="float" office:value="29.014016" calcext:value-type="float">
            <text:p>29.014016</text:p>
          </table:table-cell>
          <table:table-cell table:formula="of:= ([times.G200] - [times.F200]) / 1000000" office:value-type="float" office:value="95.261696" calcext:value-type="float">
            <text:p>95.261696</text:p>
          </table:table-cell>
        </table:table-row>
        <table:table-row table:style-name="ro1">
          <table:table-cell table:formula="of:=[times.A201]" office:value-type="float" office:value="199" calcext:value-type="float">
            <text:p>199</text:p>
          </table:table-cell>
          <table:table-cell table:formula="of:= ([times.C201] - [times.B201]) / 1000000" office:value-type="float" office:value="0.740096" calcext:value-type="float">
            <text:p>0.740096</text:p>
          </table:table-cell>
          <table:table-cell table:formula="of:= ([times.E201] - [times.D201]) / 1000000" office:value-type="float" office:value="29.953024" calcext:value-type="float">
            <text:p>29.953024</text:p>
          </table:table-cell>
          <table:table-cell table:formula="of:= ([times.G201] - [times.F201]) / 1000000" office:value-type="float" office:value="95.915776" calcext:value-type="float">
            <text:p>95.915776</text:p>
          </table:table-cell>
        </table:table-row>
        <table:table-row table:style-name="ro1">
          <table:table-cell table:formula="of:=[times.A202]" office:value-type="float" office:value="200" calcext:value-type="float">
            <text:p>200</text:p>
          </table:table-cell>
          <table:table-cell table:formula="of:= ([times.C202] - [times.B202]) / 1000000" office:value-type="float" office:value="0.756224" calcext:value-type="float">
            <text:p>0.756224</text:p>
          </table:table-cell>
          <table:table-cell table:formula="of:= ([times.E202] - [times.D202]) / 1000000" office:value-type="float" office:value="34.943232" calcext:value-type="float">
            <text:p>34.943232</text:p>
          </table:table-cell>
          <table:table-cell table:formula="of:= ([times.G202] - [times.F202]) / 1000000" office:value-type="float" office:value="97.329152" calcext:value-type="float">
            <text:p>97.329152</text:p>
          </table:table-cell>
        </table:table-row>
        <table:table-row table:style-name="ro1">
          <table:table-cell table:formula="of:=[times.A203]" office:value-type="float" office:value="201" calcext:value-type="float">
            <text:p>201</text:p>
          </table:table-cell>
          <table:table-cell table:formula="of:= ([times.C203] - [times.B203]) / 1000000" office:value-type="float" office:value="0.747776" calcext:value-type="float">
            <text:p>0.747776</text:p>
          </table:table-cell>
          <table:table-cell table:formula="of:= ([times.E203] - [times.D203]) / 1000000" office:value-type="float" office:value="36.518912" calcext:value-type="float">
            <text:p>36.518912</text:p>
          </table:table-cell>
          <table:table-cell table:formula="of:= ([times.G203] - [times.F203]) / 1000000" office:value-type="float" office:value="98.772224" calcext:value-type="float">
            <text:p>98.772224</text:p>
          </table:table-cell>
        </table:table-row>
        <table:table-row table:style-name="ro1">
          <table:table-cell table:formula="of:=[times.A204]" office:value-type="float" office:value="202" calcext:value-type="float">
            <text:p>202</text:p>
          </table:table-cell>
          <table:table-cell table:formula="of:= ([times.C204] - [times.B204]) / 1000000" office:value-type="float" office:value="0.731904" calcext:value-type="float">
            <text:p>0.731904</text:p>
          </table:table-cell>
          <table:table-cell table:formula="of:= ([times.E204] - [times.D204]) / 1000000" office:value-type="float" office:value="38.149888" calcext:value-type="float">
            <text:p>38.149888</text:p>
          </table:table-cell>
          <table:table-cell table:formula="of:= ([times.G204] - [times.F204]) / 1000000" office:value-type="float" office:value="99.508992" calcext:value-type="float">
            <text:p>99.508992</text:p>
          </table:table-cell>
        </table:table-row>
        <table:table-row table:style-name="ro1">
          <table:table-cell table:formula="of:=[times.A205]" office:value-type="float" office:value="203" calcext:value-type="float">
            <text:p>203</text:p>
          </table:table-cell>
          <table:table-cell table:formula="of:= ([times.C205] - [times.B205]) / 1000000" office:value-type="float" office:value="0.74496" calcext:value-type="float">
            <text:p>0.74496</text:p>
          </table:table-cell>
          <table:table-cell table:formula="of:= ([times.E205] - [times.D205]) / 1000000" office:value-type="float" office:value="39.004928" calcext:value-type="float">
            <text:p>39.004928</text:p>
          </table:table-cell>
          <table:table-cell table:formula="of:= ([times.G205] - [times.F205]) / 1000000" office:value-type="float" office:value="100.311808" calcext:value-type="float">
            <text:p>100.311808</text:p>
          </table:table-cell>
        </table:table-row>
        <table:table-row table:style-name="ro1">
          <table:table-cell table:formula="of:=[times.A206]" office:value-type="float" office:value="204" calcext:value-type="float">
            <text:p>204</text:p>
          </table:table-cell>
          <table:table-cell table:formula="of:= ([times.C206] - [times.B206]) / 1000000" office:value-type="float" office:value="0.740352" calcext:value-type="float">
            <text:p>0.740352</text:p>
          </table:table-cell>
          <table:table-cell table:formula="of:= ([times.E206] - [times.D206]) / 1000000" office:value-type="float" office:value="40.525568" calcext:value-type="float">
            <text:p>40.525568</text:p>
          </table:table-cell>
          <table:table-cell table:formula="of:= ([times.G206] - [times.F206]) / 1000000" office:value-type="float" office:value="101.04192" calcext:value-type="float">
            <text:p>101.04192</text:p>
          </table:table-cell>
        </table:table-row>
        <table:table-row table:style-name="ro1">
          <table:table-cell table:formula="of:=[times.A207]" office:value-type="float" office:value="205" calcext:value-type="float">
            <text:p>205</text:p>
          </table:table-cell>
          <table:table-cell table:formula="of:= ([times.C207] - [times.B207]) / 1000000" office:value-type="float" office:value="0.776448" calcext:value-type="float">
            <text:p>0.776448</text:p>
          </table:table-cell>
          <table:table-cell table:formula="of:= ([times.E207] - [times.D207]) / 1000000" office:value-type="float" office:value="45.772032" calcext:value-type="float">
            <text:p>45.772032</text:p>
          </table:table-cell>
          <table:table-cell table:formula="of:= ([times.G207] - [times.F207]) / 1000000" office:value-type="float" office:value="102.086912" calcext:value-type="float">
            <text:p>102.086912</text:p>
          </table:table-cell>
        </table:table-row>
        <table:table-row table:style-name="ro1">
          <table:table-cell table:formula="of:=[times.A208]" office:value-type="float" office:value="206" calcext:value-type="float">
            <text:p>206</text:p>
          </table:table-cell>
          <table:table-cell table:formula="of:= ([times.C208] - [times.B208]) / 1000000" office:value-type="float" office:value="0.741888" calcext:value-type="float">
            <text:p>0.741888</text:p>
          </table:table-cell>
          <table:table-cell table:formula="of:= ([times.E208] - [times.D208]) / 1000000" office:value-type="float" office:value="46.704384" calcext:value-type="float">
            <text:p>46.704384</text:p>
          </table:table-cell>
          <table:table-cell table:formula="of:= ([times.G208] - [times.F208]) / 1000000" office:value-type="float" office:value="102.5792" calcext:value-type="float">
            <text:p>102.5792</text:p>
          </table:table-cell>
        </table:table-row>
        <table:table-row table:style-name="ro1">
          <table:table-cell table:formula="of:=[times.A209]" office:value-type="float" office:value="207" calcext:value-type="float">
            <text:p>207</text:p>
          </table:table-cell>
          <table:table-cell table:formula="of:= ([times.C209] - [times.B209]) / 1000000" office:value-type="float" office:value="0.745472" calcext:value-type="float">
            <text:p>0.745472</text:p>
          </table:table-cell>
          <table:table-cell table:formula="of:= ([times.E209] - [times.D209]) / 1000000" office:value-type="float" office:value="48.195072" calcext:value-type="float">
            <text:p>48.195072</text:p>
          </table:table-cell>
          <table:table-cell table:formula="of:= ([times.G209] - [times.F209]) / 1000000" office:value-type="float" office:value="102.544896" calcext:value-type="float">
            <text:p>102.544896</text:p>
          </table:table-cell>
        </table:table-row>
        <table:table-row table:style-name="ro1">
          <table:table-cell table:formula="of:=[times.A210]" office:value-type="float" office:value="208" calcext:value-type="float">
            <text:p>208</text:p>
          </table:table-cell>
          <table:table-cell table:formula="of:= ([times.C210] - [times.B210]) / 1000000" office:value-type="float" office:value="0.743168" calcext:value-type="float">
            <text:p>0.743168</text:p>
          </table:table-cell>
          <table:table-cell table:formula="of:= ([times.E210] - [times.D210]) / 1000000" office:value-type="float" office:value="51.362816" calcext:value-type="float">
            <text:p>51.362816</text:p>
          </table:table-cell>
          <table:table-cell table:formula="of:= ([times.G210] - [times.F210]) / 1000000" office:value-type="float" office:value="102.615808" calcext:value-type="float">
            <text:p>102.615808</text:p>
          </table:table-cell>
        </table:table-row>
        <table:table-row table:style-name="ro1">
          <table:table-cell table:formula="of:=[times.A211]" office:value-type="float" office:value="209" calcext:value-type="float">
            <text:p>209</text:p>
          </table:table-cell>
          <table:table-cell table:formula="of:= ([times.C211] - [times.B211]) / 1000000" office:value-type="float" office:value="0.731648" calcext:value-type="float">
            <text:p>0.731648</text:p>
          </table:table-cell>
          <table:table-cell table:formula="of:= ([times.E211] - [times.D211]) / 1000000" office:value-type="float" office:value="53.19808" calcext:value-type="float">
            <text:p>53.19808</text:p>
          </table:table-cell>
          <table:table-cell table:formula="of:= ([times.G211] - [times.F211]) / 1000000" office:value-type="float" office:value="102.921216" calcext:value-type="float">
            <text:p>102.921216</text:p>
          </table:table-cell>
        </table:table-row>
        <table:table-row table:style-name="ro1">
          <table:table-cell table:formula="of:=[times.A212]" office:value-type="float" office:value="210" calcext:value-type="float">
            <text:p>210</text:p>
          </table:table-cell>
          <table:table-cell table:formula="of:= ([times.C212] - [times.B212]) / 1000000" office:value-type="float" office:value="0.736768" calcext:value-type="float">
            <text:p>0.736768</text:p>
          </table:table-cell>
          <table:table-cell table:formula="of:= ([times.E212] - [times.D212]) / 1000000" office:value-type="float" office:value="54.932224" calcext:value-type="float">
            <text:p>54.932224</text:p>
          </table:table-cell>
          <table:table-cell table:formula="of:= ([times.G212] - [times.F212]) / 1000000" office:value-type="float" office:value="104.880896" calcext:value-type="float">
            <text:p>104.880896</text:p>
          </table:table-cell>
        </table:table-row>
        <table:table-row table:style-name="ro1">
          <table:table-cell table:formula="of:=[times.A213]" office:value-type="float" office:value="211" calcext:value-type="float">
            <text:p>211</text:p>
          </table:table-cell>
          <table:table-cell table:formula="of:= ([times.C213] - [times.B213]) / 1000000" office:value-type="float" office:value="0.763392" calcext:value-type="float">
            <text:p>0.763392</text:p>
          </table:table-cell>
          <table:table-cell table:formula="of:= ([times.E213] - [times.D213]) / 1000000" office:value-type="float" office:value="54.668032" calcext:value-type="float">
            <text:p>54.668032</text:p>
          </table:table-cell>
          <table:table-cell table:formula="of:= ([times.G213] - [times.F213]) / 1000000" office:value-type="float" office:value="106.74816" calcext:value-type="float">
            <text:p>106.74816</text:p>
          </table:table-cell>
        </table:table-row>
        <table:table-row table:style-name="ro1">
          <table:table-cell table:formula="of:=[times.A214]" office:value-type="float" office:value="212" calcext:value-type="float">
            <text:p>212</text:p>
          </table:table-cell>
          <table:table-cell table:formula="of:= ([times.C214] - [times.B214]) / 1000000" office:value-type="float" office:value="0.736256" calcext:value-type="float">
            <text:p>0.736256</text:p>
          </table:table-cell>
          <table:table-cell table:formula="of:= ([times.E214] - [times.D214]) / 1000000" office:value-type="float" office:value="54.321664" calcext:value-type="float">
            <text:p>54.321664</text:p>
          </table:table-cell>
          <table:table-cell table:formula="of:= ([times.G214] - [times.F214]) / 1000000" office:value-type="float" office:value="107.836672" calcext:value-type="float">
            <text:p>107.836672</text:p>
          </table:table-cell>
        </table:table-row>
        <table:table-row table:style-name="ro1">
          <table:table-cell table:formula="of:=[times.A215]" office:value-type="float" office:value="213" calcext:value-type="float">
            <text:p>213</text:p>
          </table:table-cell>
          <table:table-cell table:formula="of:= ([times.C215] - [times.B215]) / 1000000" office:value-type="float" office:value="0.740864" calcext:value-type="float">
            <text:p>0.740864</text:p>
          </table:table-cell>
          <table:table-cell table:formula="of:= ([times.E215] - [times.D215]) / 1000000" office:value-type="float" office:value="53.864192" calcext:value-type="float">
            <text:p>53.864192</text:p>
          </table:table-cell>
          <table:table-cell table:formula="of:= ([times.G215] - [times.F215]) / 1000000" office:value-type="float" office:value="108.50816" calcext:value-type="float">
            <text:p>108.50816</text:p>
          </table:table-cell>
        </table:table-row>
        <table:table-row table:style-name="ro1">
          <table:table-cell table:formula="of:=[times.A216]" office:value-type="float" office:value="214" calcext:value-type="float">
            <text:p>214</text:p>
          </table:table-cell>
          <table:table-cell table:formula="of:= ([times.C216] - [times.B216]) / 1000000" office:value-type="float" office:value="0.734208" calcext:value-type="float">
            <text:p>0.734208</text:p>
          </table:table-cell>
          <table:table-cell table:formula="of:= ([times.E216] - [times.D216]) / 1000000" office:value-type="float" office:value="54.741248" calcext:value-type="float">
            <text:p>54.741248</text:p>
          </table:table-cell>
          <table:table-cell table:formula="of:= ([times.G216] - [times.F216]) / 1000000" office:value-type="float" office:value="109.40544" calcext:value-type="float">
            <text:p>109.40544</text:p>
          </table:table-cell>
        </table:table-row>
        <table:table-row table:style-name="ro1">
          <table:table-cell table:formula="of:=[times.A217]" office:value-type="float" office:value="215" calcext:value-type="float">
            <text:p>215</text:p>
          </table:table-cell>
          <table:table-cell table:formula="of:= ([times.C217] - [times.B217]) / 1000000" office:value-type="float" office:value="0.74496" calcext:value-type="float">
            <text:p>0.74496</text:p>
          </table:table-cell>
          <table:table-cell table:formula="of:= ([times.E217] - [times.D217]) / 1000000" office:value-type="float" office:value="56.615936" calcext:value-type="float">
            <text:p>56.615936</text:p>
          </table:table-cell>
          <table:table-cell table:formula="of:= ([times.G217] - [times.F217]) / 1000000" office:value-type="float" office:value="110.42688" calcext:value-type="float">
            <text:p>110.42688</text:p>
          </table:table-cell>
        </table:table-row>
        <table:table-row table:style-name="ro1">
          <table:table-cell table:formula="of:=[times.A218]" office:value-type="float" office:value="216" calcext:value-type="float">
            <text:p>216</text:p>
          </table:table-cell>
          <table:table-cell table:formula="of:= ([times.C218] - [times.B218]) / 1000000" office:value-type="float" office:value="0.736" calcext:value-type="float">
            <text:p>0.736</text:p>
          </table:table-cell>
          <table:table-cell table:formula="of:= ([times.E218] - [times.D218]) / 1000000" office:value-type="float" office:value="57.21728" calcext:value-type="float">
            <text:p>57.21728</text:p>
          </table:table-cell>
          <table:table-cell table:formula="of:= ([times.G218] - [times.F218]) / 1000000" office:value-type="float" office:value="111.556864" calcext:value-type="float">
            <text:p>111.556864</text:p>
          </table:table-cell>
        </table:table-row>
        <table:table-row table:style-name="ro1">
          <table:table-cell table:formula="of:=[times.A219]" office:value-type="float" office:value="217" calcext:value-type="float">
            <text:p>217</text:p>
          </table:table-cell>
          <table:table-cell table:formula="of:= ([times.C219] - [times.B219]) / 1000000" office:value-type="float" office:value="0.788992" calcext:value-type="float">
            <text:p>0.788992</text:p>
          </table:table-cell>
          <table:table-cell table:formula="of:= ([times.E219] - [times.D219]) / 1000000" office:value-type="float" office:value="57.239808" calcext:value-type="float">
            <text:p>57.239808</text:p>
          </table:table-cell>
          <table:table-cell table:formula="of:= ([times.G219] - [times.F219]) / 1000000" office:value-type="float" office:value="111.529984" calcext:value-type="float">
            <text:p>111.529984</text:p>
          </table:table-cell>
        </table:table-row>
        <table:table-row table:style-name="ro1">
          <table:table-cell table:formula="of:=[times.A220]" office:value-type="float" office:value="218" calcext:value-type="float">
            <text:p>218</text:p>
          </table:table-cell>
          <table:table-cell table:formula="of:= ([times.C220] - [times.B220]) / 1000000" office:value-type="float" office:value="0.7488" calcext:value-type="float">
            <text:p>0.7488</text:p>
          </table:table-cell>
          <table:table-cell table:formula="of:= ([times.E220] - [times.D220]) / 1000000" office:value-type="float" office:value="57.584896" calcext:value-type="float">
            <text:p>57.584896</text:p>
          </table:table-cell>
          <table:table-cell table:formula="of:= ([times.G220] - [times.F220]) / 1000000" office:value-type="float" office:value="112.808448" calcext:value-type="float">
            <text:p>112.808448</text:p>
          </table:table-cell>
        </table:table-row>
        <table:table-row table:style-name="ro1">
          <table:table-cell table:formula="of:=[times.A221]" office:value-type="float" office:value="219" calcext:value-type="float">
            <text:p>219</text:p>
          </table:table-cell>
          <table:table-cell table:formula="of:= ([times.C221] - [times.B221]) / 1000000" office:value-type="float" office:value="0.739072" calcext:value-type="float">
            <text:p>0.739072</text:p>
          </table:table-cell>
          <table:table-cell table:formula="of:= ([times.E221] - [times.D221]) / 1000000" office:value-type="float" office:value="58.57792" calcext:value-type="float">
            <text:p>58.57792</text:p>
          </table:table-cell>
          <table:table-cell table:formula="of:= ([times.G221] - [times.F221]) / 1000000" office:value-type="float" office:value="112.879104" calcext:value-type="float">
            <text:p>112.879104</text:p>
          </table:table-cell>
        </table:table-row>
        <table:table-row table:style-name="ro1">
          <table:table-cell table:formula="of:=[times.A222]" office:value-type="float" office:value="220" calcext:value-type="float">
            <text:p>220</text:p>
          </table:table-cell>
          <table:table-cell table:formula="of:= ([times.C222] - [times.B222]) / 1000000" office:value-type="float" office:value="0.737792" calcext:value-type="float">
            <text:p>0.737792</text:p>
          </table:table-cell>
          <table:table-cell table:formula="of:= ([times.E222] - [times.D222]) / 1000000" office:value-type="float" office:value="59.47392" calcext:value-type="float">
            <text:p>59.47392</text:p>
          </table:table-cell>
          <table:table-cell table:formula="of:= ([times.G222] - [times.F222]) / 1000000" office:value-type="float" office:value="114.918656" calcext:value-type="float">
            <text:p>114.918656</text:p>
          </table:table-cell>
        </table:table-row>
        <table:table-row table:style-name="ro1">
          <table:table-cell table:formula="of:=[times.A223]" office:value-type="float" office:value="221" calcext:value-type="float">
            <text:p>221</text:p>
          </table:table-cell>
          <table:table-cell table:formula="of:= ([times.C223] - [times.B223]) / 1000000" office:value-type="float" office:value="0.75008" calcext:value-type="float">
            <text:p>0.75008</text:p>
          </table:table-cell>
          <table:table-cell table:formula="of:= ([times.E223] - [times.D223]) / 1000000" office:value-type="float" office:value="59.869952" calcext:value-type="float">
            <text:p>59.869952</text:p>
          </table:table-cell>
          <table:table-cell table:formula="of:= ([times.G223] - [times.F223]) / 1000000" office:value-type="float" office:value="116.38912" calcext:value-type="float">
            <text:p>116.38912</text:p>
          </table:table-cell>
        </table:table-row>
        <table:table-row table:style-name="ro1">
          <table:table-cell table:formula="of:=[times.A224]" office:value-type="float" office:value="222" calcext:value-type="float">
            <text:p>222</text:p>
          </table:table-cell>
          <table:table-cell table:formula="of:= ([times.C224] - [times.B224]) / 1000000" office:value-type="float" office:value="0.767488" calcext:value-type="float">
            <text:p>0.767488</text:p>
          </table:table-cell>
          <table:table-cell table:formula="of:= ([times.E224] - [times.D224]) / 1000000" office:value-type="float" office:value="60.642816" calcext:value-type="float">
            <text:p>60.642816</text:p>
          </table:table-cell>
          <table:table-cell table:formula="of:= ([times.G224] - [times.F224]) / 1000000" office:value-type="float" office:value="117.79584" calcext:value-type="float">
            <text:p>117.79584</text:p>
          </table:table-cell>
        </table:table-row>
        <table:table-row table:style-name="ro1">
          <table:table-cell table:formula="of:=[times.A225]" office:value-type="float" office:value="223" calcext:value-type="float">
            <text:p>223</text:p>
          </table:table-cell>
          <table:table-cell table:formula="of:= ([times.C225] - [times.B225]) / 1000000" office:value-type="float" office:value="0.73728" calcext:value-type="float">
            <text:p>0.73728</text:p>
          </table:table-cell>
          <table:table-cell table:formula="of:= ([times.E225] - [times.D225]) / 1000000" office:value-type="float" office:value="61.132032" calcext:value-type="float">
            <text:p>61.132032</text:p>
          </table:table-cell>
          <table:table-cell table:formula="of:= ([times.G225] - [times.F225]) / 1000000" office:value-type="float" office:value="118.43584" calcext:value-type="float">
            <text:p>118.43584</text:p>
          </table:table-cell>
        </table:table-row>
        <table:table-row table:style-name="ro1">
          <table:table-cell table:formula="of:=[times.A226]" office:value-type="float" office:value="224" calcext:value-type="float">
            <text:p>224</text:p>
          </table:table-cell>
          <table:table-cell table:formula="of:= ([times.C226] - [times.B226]) / 1000000" office:value-type="float" office:value="0.749056" calcext:value-type="float">
            <text:p>0.749056</text:p>
          </table:table-cell>
          <table:table-cell table:formula="of:= ([times.E226] - [times.D226]) / 1000000" office:value-type="float" office:value="61.044736" calcext:value-type="float">
            <text:p>61.044736</text:p>
          </table:table-cell>
          <table:table-cell table:formula="of:= ([times.G226] - [times.F226]) / 1000000" office:value-type="float" office:value="119.284224" calcext:value-type="float">
            <text:p>119.284224</text:p>
          </table:table-cell>
        </table:table-row>
        <table:table-row table:style-name="ro1">
          <table:table-cell table:formula="of:=[times.A227]" office:value-type="float" office:value="225" calcext:value-type="float">
            <text:p>225</text:p>
          </table:table-cell>
          <table:table-cell table:formula="of:= ([times.C227] - [times.B227]) / 1000000" office:value-type="float" office:value="0.745984" calcext:value-type="float">
            <text:p>0.745984</text:p>
          </table:table-cell>
          <table:table-cell table:formula="of:= ([times.E227] - [times.D227]) / 1000000" office:value-type="float" office:value="60.908032" calcext:value-type="float">
            <text:p>60.908032</text:p>
          </table:table-cell>
          <table:table-cell table:formula="of:= ([times.G227] - [times.F227]) / 1000000" office:value-type="float" office:value="121.149696" calcext:value-type="float">
            <text:p>121.149696</text:p>
          </table:table-cell>
        </table:table-row>
        <table:table-row table:style-name="ro1">
          <table:table-cell table:formula="of:=[times.A228]" office:value-type="float" office:value="226" calcext:value-type="float">
            <text:p>226</text:p>
          </table:table-cell>
          <table:table-cell table:formula="of:= ([times.C228] - [times.B228]) / 1000000" office:value-type="float" office:value="0.738048" calcext:value-type="float">
            <text:p>0.738048</text:p>
          </table:table-cell>
          <table:table-cell table:formula="of:= ([times.E228] - [times.D228]) / 1000000" office:value-type="float" office:value="60.574976" calcext:value-type="float">
            <text:p>60.574976</text:p>
          </table:table-cell>
          <table:table-cell table:formula="of:= ([times.G228] - [times.F228]) / 1000000" office:value-type="float" office:value="121.850368" calcext:value-type="float">
            <text:p>121.850368</text:p>
          </table:table-cell>
        </table:table-row>
        <table:table-row table:style-name="ro1">
          <table:table-cell table:formula="of:=[times.A229]" office:value-type="float" office:value="227" calcext:value-type="float">
            <text:p>227</text:p>
          </table:table-cell>
          <table:table-cell table:formula="of:= ([times.C229] - [times.B229]) / 1000000" office:value-type="float" office:value="0.747776" calcext:value-type="float">
            <text:p>0.747776</text:p>
          </table:table-cell>
          <table:table-cell table:formula="of:= ([times.E229] - [times.D229]) / 1000000" office:value-type="float" office:value="60.24192" calcext:value-type="float">
            <text:p>60.24192</text:p>
          </table:table-cell>
          <table:table-cell table:formula="of:= ([times.G229] - [times.F229]) / 1000000" office:value-type="float" office:value="122.208" calcext:value-type="float">
            <text:p>122.208</text:p>
          </table:table-cell>
        </table:table-row>
        <table:table-row table:style-name="ro1">
          <table:table-cell table:formula="of:=[times.A230]" office:value-type="float" office:value="228" calcext:value-type="float">
            <text:p>228</text:p>
          </table:table-cell>
          <table:table-cell table:formula="of:= ([times.C230] - [times.B230]) / 1000000" office:value-type="float" office:value="0.765184" calcext:value-type="float">
            <text:p>0.765184</text:p>
          </table:table-cell>
          <table:table-cell table:formula="of:= ([times.E230] - [times.D230]) / 1000000" office:value-type="float" office:value="59.910656" calcext:value-type="float">
            <text:p>59.910656</text:p>
          </table:table-cell>
          <table:table-cell table:formula="of:= ([times.G230] - [times.F230]) / 1000000" office:value-type="float" office:value="122.259712" calcext:value-type="float">
            <text:p>122.259712</text:p>
          </table:table-cell>
        </table:table-row>
        <table:table-row table:style-name="ro1">
          <table:table-cell table:formula="of:=[times.A231]" office:value-type="float" office:value="229" calcext:value-type="float">
            <text:p>229</text:p>
          </table:table-cell>
          <table:table-cell table:formula="of:= ([times.C231] - [times.B231]) / 1000000" office:value-type="float" office:value="0.734208" calcext:value-type="float">
            <text:p>0.734208</text:p>
          </table:table-cell>
          <table:table-cell table:formula="of:= ([times.E231] - [times.D231]) / 1000000" office:value-type="float" office:value="59.558656" calcext:value-type="float">
            <text:p>59.558656</text:p>
          </table:table-cell>
          <table:table-cell table:formula="of:= ([times.G231] - [times.F231]) / 1000000" office:value-type="float" office:value="122.65984" calcext:value-type="float">
            <text:p>122.65984</text:p>
          </table:table-cell>
        </table:table-row>
        <table:table-row table:style-name="ro1">
          <table:table-cell table:formula="of:=[times.A232]" office:value-type="float" office:value="230" calcext:value-type="float">
            <text:p>230</text:p>
          </table:table-cell>
          <table:table-cell table:formula="of:= ([times.C232] - [times.B232]) / 1000000" office:value-type="float" office:value="0.78592" calcext:value-type="float">
            <text:p>0.78592</text:p>
          </table:table-cell>
          <table:table-cell table:formula="of:= ([times.E232] - [times.D232]) / 1000000" office:value-type="float" office:value="59.25888" calcext:value-type="float">
            <text:p>59.25888</text:p>
          </table:table-cell>
          <table:table-cell table:formula="of:= ([times.G232] - [times.F232]) / 1000000" office:value-type="float" office:value="124.509696" calcext:value-type="float">
            <text:p>124.509696</text:p>
          </table:table-cell>
        </table:table-row>
        <table:table-row table:style-name="ro1">
          <table:table-cell table:formula="of:=[times.A233]" office:value-type="float" office:value="231" calcext:value-type="float">
            <text:p>231</text:p>
          </table:table-cell>
          <table:table-cell table:formula="of:= ([times.C233] - [times.B233]) / 1000000" office:value-type="float" office:value="0.750848" calcext:value-type="float">
            <text:p>0.750848</text:p>
          </table:table-cell>
          <table:table-cell table:formula="of:= ([times.E233] - [times.D233]) / 1000000" office:value-type="float" office:value="58.309376" calcext:value-type="float">
            <text:p>58.309376</text:p>
          </table:table-cell>
          <table:table-cell table:formula="of:= ([times.G233] - [times.F233]) / 1000000" office:value-type="float" office:value="125.904896" calcext:value-type="float">
            <text:p>125.904896</text:p>
          </table:table-cell>
        </table:table-row>
        <table:table-row table:style-name="ro1">
          <table:table-cell table:formula="of:=[times.A234]" office:value-type="float" office:value="232" calcext:value-type="float">
            <text:p>232</text:p>
          </table:table-cell>
          <table:table-cell table:formula="of:= ([times.C234] - [times.B234]) / 1000000" office:value-type="float" office:value="0.780288" calcext:value-type="float">
            <text:p>0.780288</text:p>
          </table:table-cell>
          <table:table-cell table:formula="of:= ([times.E234] - [times.D234]) / 1000000" office:value-type="float" office:value="58.147072" calcext:value-type="float">
            <text:p>58.147072</text:p>
          </table:table-cell>
          <table:table-cell table:formula="of:= ([times.G234] - [times.F234]) / 1000000" office:value-type="float" office:value="126.555904" calcext:value-type="float">
            <text:p>126.555904</text:p>
          </table:table-cell>
        </table:table-row>
        <table:table-row table:style-name="ro1">
          <table:table-cell table:formula="of:=[times.A235]" office:value-type="float" office:value="233" calcext:value-type="float">
            <text:p>233</text:p>
          </table:table-cell>
          <table:table-cell table:formula="of:= ([times.C235] - [times.B235]) / 1000000" office:value-type="float" office:value="0.780032" calcext:value-type="float">
            <text:p>0.780032</text:p>
          </table:table-cell>
          <table:table-cell table:formula="of:= ([times.E235] - [times.D235]) / 1000000" office:value-type="float" office:value="58.665216" calcext:value-type="float">
            <text:p>58.665216</text:p>
          </table:table-cell>
          <table:table-cell table:formula="of:= ([times.G235] - [times.F235]) / 1000000" office:value-type="float" office:value="127.408896" calcext:value-type="float">
            <text:p>127.408896</text:p>
          </table:table-cell>
        </table:table-row>
        <table:table-row table:style-name="ro1">
          <table:table-cell table:formula="of:=[times.A236]" office:value-type="float" office:value="234" calcext:value-type="float">
            <text:p>234</text:p>
          </table:table-cell>
          <table:table-cell table:formula="of:= ([times.C236] - [times.B236]) / 1000000" office:value-type="float" office:value="0.899328" calcext:value-type="float">
            <text:p>0.899328</text:p>
          </table:table-cell>
          <table:table-cell table:formula="of:= ([times.E236] - [times.D236]) / 1000000" office:value-type="float" office:value="59.412224" calcext:value-type="float">
            <text:p>59.412224</text:p>
          </table:table-cell>
          <table:table-cell table:formula="of:= ([times.G236] - [times.F236]) / 1000000" office:value-type="float" office:value="128.137984" calcext:value-type="float">
            <text:p>128.137984</text:p>
          </table:table-cell>
        </table:table-row>
        <table:table-row table:style-name="ro1">
          <table:table-cell table:formula="of:=[times.A237]" office:value-type="float" office:value="235" calcext:value-type="float">
            <text:p>235</text:p>
          </table:table-cell>
          <table:table-cell table:formula="of:= ([times.C237] - [times.B237]) / 1000000" office:value-type="float" office:value="0.781056" calcext:value-type="float">
            <text:p>0.781056</text:p>
          </table:table-cell>
          <table:table-cell table:formula="of:= ([times.E237] - [times.D237]) / 1000000" office:value-type="float" office:value="59.518976" calcext:value-type="float">
            <text:p>59.518976</text:p>
          </table:table-cell>
          <table:table-cell table:formula="of:= ([times.G237] - [times.F237]) / 1000000" office:value-type="float" office:value="129.218048" calcext:value-type="float">
            <text:p>129.218048</text:p>
          </table:table-cell>
        </table:table-row>
        <table:table-row table:style-name="ro1">
          <table:table-cell table:formula="of:=[times.A238]" office:value-type="float" office:value="236" calcext:value-type="float">
            <text:p>236</text:p>
          </table:table-cell>
          <table:table-cell table:formula="of:= ([times.C238] - [times.B238]) / 1000000" office:value-type="float" office:value="0.751872" calcext:value-type="float">
            <text:p>0.751872</text:p>
          </table:table-cell>
          <table:table-cell table:formula="of:= ([times.E238] - [times.D238]) / 1000000" office:value-type="float" office:value="59.41504" calcext:value-type="float">
            <text:p>59.41504</text:p>
          </table:table-cell>
          <table:table-cell table:formula="of:= ([times.G238] - [times.F238]) / 1000000" office:value-type="float" office:value="129.129984" calcext:value-type="float">
            <text:p>129.129984</text:p>
          </table:table-cell>
        </table:table-row>
        <table:table-row table:style-name="ro1">
          <table:table-cell table:formula="of:=[times.A239]" office:value-type="float" office:value="237" calcext:value-type="float">
            <text:p>237</text:p>
          </table:table-cell>
          <table:table-cell table:formula="of:= ([times.C239] - [times.B239]) / 1000000" office:value-type="float" office:value="0.765696" calcext:value-type="float">
            <text:p>0.765696</text:p>
          </table:table-cell>
          <table:table-cell table:formula="of:= ([times.E239] - [times.D239]) / 1000000" office:value-type="float" office:value="58.751744" calcext:value-type="float">
            <text:p>58.751744</text:p>
          </table:table-cell>
          <table:table-cell table:formula="of:= ([times.G239] - [times.F239]) / 1000000" office:value-type="float" office:value="130.127872" calcext:value-type="float">
            <text:p>130.127872</text:p>
          </table:table-cell>
        </table:table-row>
        <table:table-row table:style-name="ro1">
          <table:table-cell table:formula="of:=[times.A240]" office:value-type="float" office:value="238" calcext:value-type="float">
            <text:p>238</text:p>
          </table:table-cell>
          <table:table-cell table:formula="of:= ([times.C240] - [times.B240]) / 1000000" office:value-type="float" office:value="0.752896" calcext:value-type="float">
            <text:p>0.752896</text:p>
          </table:table-cell>
          <table:table-cell table:formula="of:= ([times.E240] - [times.D240]) / 1000000" office:value-type="float" office:value="58.703872" calcext:value-type="float">
            <text:p>58.703872</text:p>
          </table:table-cell>
          <table:table-cell table:formula="of:= ([times.G240] - [times.F240]) / 1000000" office:value-type="float" office:value="130.078976" calcext:value-type="float">
            <text:p>130.078976</text:p>
          </table:table-cell>
        </table:table-row>
        <table:table-row table:style-name="ro1">
          <table:table-cell table:formula="of:=[times.A241]" office:value-type="float" office:value="239" calcext:value-type="float">
            <text:p>239</text:p>
          </table:table-cell>
          <table:table-cell table:formula="of:= ([times.C241] - [times.B241]) / 1000000" office:value-type="float" office:value="0.741376" calcext:value-type="float">
            <text:p>0.741376</text:p>
          </table:table-cell>
          <table:table-cell table:formula="of:= ([times.E241] - [times.D241]) / 1000000" office:value-type="float" office:value="59.465728" calcext:value-type="float">
            <text:p>59.465728</text:p>
          </table:table-cell>
          <table:table-cell table:formula="of:= ([times.G241] - [times.F241]) / 1000000" office:value-type="float" office:value="130.898688" calcext:value-type="float">
            <text:p>130.898688</text:p>
          </table:table-cell>
        </table:table-row>
        <table:table-row table:style-name="ro1">
          <table:table-cell table:formula="of:=[times.A242]" office:value-type="float" office:value="240" calcext:value-type="float">
            <text:p>240</text:p>
          </table:table-cell>
          <table:table-cell table:formula="of:= ([times.C242] - [times.B242]) / 1000000" office:value-type="float" office:value="0.774656" calcext:value-type="float">
            <text:p>0.774656</text:p>
          </table:table-cell>
          <table:table-cell table:formula="of:= ([times.E242] - [times.D242]) / 1000000" office:value-type="float" office:value="59.380992" calcext:value-type="float">
            <text:p>59.380992</text:p>
          </table:table-cell>
          <table:table-cell table:formula="of:= ([times.G242] - [times.F242]) / 1000000" office:value-type="float" office:value="131.647232" calcext:value-type="float">
            <text:p>131.647232</text:p>
          </table:table-cell>
        </table:table-row>
        <table:table-row table:style-name="ro1">
          <table:table-cell table:formula="of:=[times.A243]" office:value-type="float" office:value="241" calcext:value-type="float">
            <text:p>241</text:p>
          </table:table-cell>
          <table:table-cell table:formula="of:= ([times.C243] - [times.B243]) / 1000000" office:value-type="float" office:value="0.748032" calcext:value-type="float">
            <text:p>0.748032</text:p>
          </table:table-cell>
          <table:table-cell table:formula="of:= ([times.E243] - [times.D243]) / 1000000" office:value-type="float" office:value="59.087872" calcext:value-type="float">
            <text:p>59.087872</text:p>
          </table:table-cell>
          <table:table-cell table:formula="of:= ([times.G243] - [times.F243]) / 1000000" office:value-type="float" office:value="131.967488" calcext:value-type="float">
            <text:p>131.967488</text:p>
          </table:table-cell>
        </table:table-row>
        <table:table-row table:style-name="ro1">
          <table:table-cell table:formula="of:=[times.A244]" office:value-type="float" office:value="242" calcext:value-type="float">
            <text:p>242</text:p>
          </table:table-cell>
          <table:table-cell table:formula="of:= ([times.C244] - [times.B244]) / 1000000" office:value-type="float" office:value="0.74112" calcext:value-type="float">
            <text:p>0.74112</text:p>
          </table:table-cell>
          <table:table-cell table:formula="of:= ([times.E244] - [times.D244]) / 1000000" office:value-type="float" office:value="58.83392" calcext:value-type="float">
            <text:p>58.83392</text:p>
          </table:table-cell>
          <table:table-cell table:formula="of:= ([times.G244] - [times.F244]) / 1000000" office:value-type="float" office:value="131.83488" calcext:value-type="float">
            <text:p>131.83488</text:p>
          </table:table-cell>
        </table:table-row>
        <table:table-row table:style-name="ro1">
          <table:table-cell table:formula="of:=[times.A245]" office:value-type="float" office:value="243" calcext:value-type="float">
            <text:p>243</text:p>
          </table:table-cell>
          <table:table-cell table:formula="of:= ([times.C245] - [times.B245]) / 1000000" office:value-type="float" office:value="0.750848" calcext:value-type="float">
            <text:p>0.750848</text:p>
          </table:table-cell>
          <table:table-cell table:formula="of:= ([times.E245] - [times.D245]) / 1000000" office:value-type="float" office:value="60.039936" calcext:value-type="float">
            <text:p>60.039936</text:p>
          </table:table-cell>
          <table:table-cell table:formula="of:= ([times.G245] - [times.F245]) / 1000000" office:value-type="float" office:value="131.76704" calcext:value-type="float">
            <text:p>131.76704</text:p>
          </table:table-cell>
        </table:table-row>
        <table:table-row table:style-name="ro1">
          <table:table-cell table:formula="of:=[times.A246]" office:value-type="float" office:value="244" calcext:value-type="float">
            <text:p>244</text:p>
          </table:table-cell>
          <table:table-cell table:formula="of:= ([times.C246] - [times.B246]) / 1000000" office:value-type="float" office:value="0.736" calcext:value-type="float">
            <text:p>0.736</text:p>
          </table:table-cell>
          <table:table-cell table:formula="of:= ([times.E246] - [times.D246]) / 1000000" office:value-type="float" office:value="61.164288" calcext:value-type="float">
            <text:p>61.164288</text:p>
          </table:table-cell>
          <table:table-cell table:formula="of:= ([times.G246] - [times.F246]) / 1000000" office:value-type="float" office:value="131.474944" calcext:value-type="float">
            <text:p>131.474944</text:p>
          </table:table-cell>
        </table:table-row>
        <table:table-row table:style-name="ro1">
          <table:table-cell table:formula="of:=[times.A247]" office:value-type="float" office:value="245" calcext:value-type="float">
            <text:p>245</text:p>
          </table:table-cell>
          <table:table-cell table:formula="of:= ([times.C247] - [times.B247]) / 1000000" office:value-type="float" office:value="0.737536" calcext:value-type="float">
            <text:p>0.737536</text:p>
          </table:table-cell>
          <table:table-cell table:formula="of:= ([times.E247] - [times.D247]) / 1000000" office:value-type="float" office:value="62.022912" calcext:value-type="float">
            <text:p>62.022912</text:p>
          </table:table-cell>
          <table:table-cell table:formula="of:= ([times.G247] - [times.F247]) / 1000000" office:value-type="float" office:value="131.42784" calcext:value-type="float">
            <text:p>131.42784</text:p>
          </table:table-cell>
        </table:table-row>
        <table:table-row table:style-name="ro1">
          <table:table-cell table:formula="of:=[times.A248]" office:value-type="float" office:value="246" calcext:value-type="float">
            <text:p>246</text:p>
          </table:table-cell>
          <table:table-cell table:formula="of:= ([times.C248] - [times.B248]) / 1000000" office:value-type="float" office:value="0.804864" calcext:value-type="float">
            <text:p>0.804864</text:p>
          </table:table-cell>
          <table:table-cell table:formula="of:= ([times.E248] - [times.D248]) / 1000000" office:value-type="float" office:value="61.975296" calcext:value-type="float">
            <text:p>61.975296</text:p>
          </table:table-cell>
          <table:table-cell table:formula="of:= ([times.G248] - [times.F248]) / 1000000" office:value-type="float" office:value="131.43296" calcext:value-type="float">
            <text:p>131.43296</text:p>
          </table:table-cell>
        </table:table-row>
        <table:table-row table:style-name="ro1">
          <table:table-cell table:formula="of:=[times.A249]" office:value-type="float" office:value="247" calcext:value-type="float">
            <text:p>247</text:p>
          </table:table-cell>
          <table:table-cell table:formula="of:= ([times.C249] - [times.B249]) / 1000000" office:value-type="float" office:value="0.741632" calcext:value-type="float">
            <text:p>0.741632</text:p>
          </table:table-cell>
          <table:table-cell table:formula="of:= ([times.E249] - [times.D249]) / 1000000" office:value-type="float" office:value="62.18496" calcext:value-type="float">
            <text:p>62.18496</text:p>
          </table:table-cell>
          <table:table-cell table:formula="of:= ([times.G249] - [times.F249]) / 1000000" office:value-type="float" office:value="131.111168" calcext:value-type="float">
            <text:p>131.111168</text:p>
          </table:table-cell>
        </table:table-row>
        <table:table-row table:style-name="ro1">
          <table:table-cell table:formula="of:=[times.A250]" office:value-type="float" office:value="248" calcext:value-type="float">
            <text:p>248</text:p>
          </table:table-cell>
          <table:table-cell table:formula="of:= ([times.C250] - [times.B250]) / 1000000" office:value-type="float" office:value="0.764672" calcext:value-type="float">
            <text:p>0.764672</text:p>
          </table:table-cell>
          <table:table-cell table:formula="of:= ([times.E250] - [times.D250]) / 1000000" office:value-type="float" office:value="61.925888" calcext:value-type="float">
            <text:p>61.925888</text:p>
          </table:table-cell>
          <table:table-cell table:formula="of:= ([times.G250] - [times.F250]) / 1000000" office:value-type="float" office:value="130.81216" calcext:value-type="float">
            <text:p>130.81216</text:p>
          </table:table-cell>
        </table:table-row>
        <table:table-row table:style-name="ro1">
          <table:table-cell table:formula="of:=[times.A251]" office:value-type="float" office:value="249" calcext:value-type="float">
            <text:p>249</text:p>
          </table:table-cell>
          <table:table-cell table:formula="of:= ([times.C251] - [times.B251]) / 1000000" office:value-type="float" office:value="0.739072" calcext:value-type="float">
            <text:p>0.739072</text:p>
          </table:table-cell>
          <table:table-cell table:formula="of:= ([times.E251] - [times.D251]) / 1000000" office:value-type="float" office:value="61.376" calcext:value-type="float">
            <text:p>61.376</text:p>
          </table:table-cell>
          <table:table-cell table:formula="of:= ([times.G251] - [times.F251]) / 1000000" office:value-type="float" office:value="130.657024" calcext:value-type="float">
            <text:p>130.657024</text:p>
          </table:table-cell>
        </table:table-row>
        <table:table-row table:style-name="ro1">
          <table:table-cell table:formula="of:=[times.A252]" office:value-type="float" office:value="250" calcext:value-type="float">
            <text:p>250</text:p>
          </table:table-cell>
          <table:table-cell table:formula="of:= ([times.C252] - [times.B252]) / 1000000" office:value-type="float" office:value="0.73472" calcext:value-type="float">
            <text:p>0.73472</text:p>
          </table:table-cell>
          <table:table-cell table:formula="of:= ([times.E252] - [times.D252]) / 1000000" office:value-type="float" office:value="60.984064" calcext:value-type="float">
            <text:p>60.984064</text:p>
          </table:table-cell>
          <table:table-cell table:formula="of:= ([times.G252] - [times.F252]) / 1000000" office:value-type="float" office:value="130.919936" calcext:value-type="float">
            <text:p>130.919936</text:p>
          </table:table-cell>
        </table:table-row>
        <table:table-row table:style-name="ro1">
          <table:table-cell table:formula="of:=[times.A253]" office:value-type="float" office:value="251" calcext:value-type="float">
            <text:p>251</text:p>
          </table:table-cell>
          <table:table-cell table:formula="of:= ([times.C253] - [times.B253]) / 1000000" office:value-type="float" office:value="0.7488" calcext:value-type="float">
            <text:p>0.7488</text:p>
          </table:table-cell>
          <table:table-cell table:formula="of:= ([times.E253] - [times.D253]) / 1000000" office:value-type="float" office:value="60.729856" calcext:value-type="float">
            <text:p>60.729856</text:p>
          </table:table-cell>
          <table:table-cell table:formula="of:= ([times.G253] - [times.F253]) / 1000000" office:value-type="float" office:value="130.76096" calcext:value-type="float">
            <text:p>130.76096</text:p>
          </table:table-cell>
        </table:table-row>
        <table:table-row table:style-name="ro1">
          <table:table-cell table:formula="of:=[times.A254]" office:value-type="float" office:value="252" calcext:value-type="float">
            <text:p>252</text:p>
          </table:table-cell>
          <table:table-cell table:formula="of:= ([times.C254] - [times.B254]) / 1000000" office:value-type="float" office:value="0.769024" calcext:value-type="float">
            <text:p>0.769024</text:p>
          </table:table-cell>
          <table:table-cell table:formula="of:= ([times.E254] - [times.D254]) / 1000000" office:value-type="float" office:value="60.539136" calcext:value-type="float">
            <text:p>60.539136</text:p>
          </table:table-cell>
          <table:table-cell table:formula="of:= ([times.G254] - [times.F254]) / 1000000" office:value-type="float" office:value="130.680832" calcext:value-type="float">
            <text:p>130.680832</text:p>
          </table:table-cell>
        </table:table-row>
        <table:table-row table:style-name="ro1">
          <table:table-cell table:formula="of:=[times.A255]" office:value-type="float" office:value="253" calcext:value-type="float">
            <text:p>253</text:p>
          </table:table-cell>
          <table:table-cell table:formula="of:= ([times.C255] - [times.B255]) / 1000000" office:value-type="float" office:value="0.7552" calcext:value-type="float">
            <text:p>0.7552</text:p>
          </table:table-cell>
          <table:table-cell table:formula="of:= ([times.E255] - [times.D255]) / 1000000" office:value-type="float" office:value="60.257792" calcext:value-type="float">
            <text:p>60.257792</text:p>
          </table:table-cell>
          <table:table-cell table:formula="of:= ([times.G255] - [times.F255]) / 1000000" office:value-type="float" office:value="130.368" calcext:value-type="float">
            <text:p>130.368</text:p>
          </table:table-cell>
        </table:table-row>
        <table:table-row table:style-name="ro1">
          <table:table-cell table:formula="of:=[times.A256]" office:value-type="float" office:value="254" calcext:value-type="float">
            <text:p>254</text:p>
          </table:table-cell>
          <table:table-cell table:formula="of:= ([times.C256] - [times.B256]) / 1000000" office:value-type="float" office:value="0.744192" calcext:value-type="float">
            <text:p>0.744192</text:p>
          </table:table-cell>
          <table:table-cell table:formula="of:= ([times.E256] - [times.D256]) / 1000000" office:value-type="float" office:value="60.051968" calcext:value-type="float">
            <text:p>60.051968</text:p>
          </table:table-cell>
          <table:table-cell table:formula="of:= ([times.G256] - [times.F256]) / 1000000" office:value-type="float" office:value="130.202368" calcext:value-type="float">
            <text:p>130.202368</text:p>
          </table:table-cell>
        </table:table-row>
        <table:table-row table:style-name="ro1">
          <table:table-cell table:formula="of:=[times.A257]" office:value-type="float" office:value="255" calcext:value-type="float">
            <text:p>255</text:p>
          </table:table-cell>
          <table:table-cell table:formula="of:= ([times.C257] - [times.B257]) / 1000000" office:value-type="float" office:value="0.745984" calcext:value-type="float">
            <text:p>0.745984</text:p>
          </table:table-cell>
          <table:table-cell table:formula="of:= ([times.E257] - [times.D257]) / 1000000" office:value-type="float" office:value="59.86304" calcext:value-type="float">
            <text:p>59.86304</text:p>
          </table:table-cell>
          <table:table-cell table:formula="of:= ([times.G257] - [times.F257]) / 1000000" office:value-type="float" office:value="130.07616" calcext:value-type="float">
            <text:p>130.07616</text:p>
          </table:table-cell>
        </table:table-row>
        <table:table-row table:style-name="ro1">
          <table:table-cell table:formula="of:=[times.A258]" office:value-type="float" office:value="256" calcext:value-type="float">
            <text:p>256</text:p>
          </table:table-cell>
          <table:table-cell table:formula="of:= ([times.C258] - [times.B258]) / 1000000" office:value-type="float" office:value="0.732672" calcext:value-type="float">
            <text:p>0.732672</text:p>
          </table:table-cell>
          <table:table-cell table:formula="of:= ([times.E258] - [times.D258]) / 1000000" office:value-type="float" office:value="59.846912" calcext:value-type="float">
            <text:p>59.846912</text:p>
          </table:table-cell>
          <table:table-cell table:formula="of:= ([times.G258] - [times.F258]) / 1000000" office:value-type="float" office:value="130.042368" calcext:value-type="float">
            <text:p>130.042368</text:p>
          </table:table-cell>
        </table:table-row>
        <table:table-row table:style-name="ro1">
          <table:table-cell table:formula="of:=[times.A259]" office:value-type="float" office:value="257" calcext:value-type="float">
            <text:p>257</text:p>
          </table:table-cell>
          <table:table-cell table:formula="of:= ([times.C259] - [times.B259]) / 1000000" office:value-type="float" office:value="0.747264" calcext:value-type="float">
            <text:p>0.747264</text:p>
          </table:table-cell>
          <table:table-cell table:formula="of:= ([times.E259] - [times.D259]) / 1000000" office:value-type="float" office:value="59.881216" calcext:value-type="float">
            <text:p>59.881216</text:p>
          </table:table-cell>
          <table:table-cell table:formula="of:= ([times.G259] - [times.F259]) / 1000000" office:value-type="float" office:value="130.113792" calcext:value-type="float">
            <text:p>130.113792</text:p>
          </table:table-cell>
        </table:table-row>
        <table:table-row table:style-name="ro1">
          <table:table-cell table:formula="of:=[times.A260]" office:value-type="float" office:value="258" calcext:value-type="float">
            <text:p>258</text:p>
          </table:table-cell>
          <table:table-cell table:formula="of:= ([times.C260] - [times.B260]) / 1000000" office:value-type="float" office:value="0.756224" calcext:value-type="float">
            <text:p>0.756224</text:p>
          </table:table-cell>
          <table:table-cell table:formula="of:= ([times.E260] - [times.D260]) / 1000000" office:value-type="float" office:value="62.259712" calcext:value-type="float">
            <text:p>62.259712</text:p>
          </table:table-cell>
          <table:table-cell table:formula="of:= ([times.G260] - [times.F260]) / 1000000" office:value-type="float" office:value="129.831936" calcext:value-type="float">
            <text:p>129.831936</text:p>
          </table:table-cell>
        </table:table-row>
        <table:table-row table:style-name="ro1">
          <table:table-cell table:formula="of:=[times.A261]" office:value-type="float" office:value="259" calcext:value-type="float">
            <text:p>259</text:p>
          </table:table-cell>
          <table:table-cell table:formula="of:= ([times.C261] - [times.B261]) / 1000000" office:value-type="float" office:value="0.765952" calcext:value-type="float">
            <text:p>0.765952</text:p>
          </table:table-cell>
          <table:table-cell table:formula="of:= ([times.E261] - [times.D261]) / 1000000" office:value-type="float" office:value="62.705152" calcext:value-type="float">
            <text:p>62.705152</text:p>
          </table:table-cell>
          <table:table-cell table:formula="of:= ([times.G261] - [times.F261]) / 1000000" office:value-type="float" office:value="129.529088" calcext:value-type="float">
            <text:p>129.529088</text:p>
          </table:table-cell>
        </table:table-row>
        <table:table-row table:style-name="ro1">
          <table:table-cell table:formula="of:=[times.A262]" office:value-type="float" office:value="260" calcext:value-type="float">
            <text:p>260</text:p>
          </table:table-cell>
          <table:table-cell table:formula="of:= ([times.C262] - [times.B262]) / 1000000" office:value-type="float" office:value="0.741376" calcext:value-type="float">
            <text:p>0.741376</text:p>
          </table:table-cell>
          <table:table-cell table:formula="of:= ([times.E262] - [times.D262]) / 1000000" office:value-type="float" office:value="63.686144" calcext:value-type="float">
            <text:p>63.686144</text:p>
          </table:table-cell>
          <table:table-cell table:formula="of:= ([times.G262] - [times.F262]) / 1000000" office:value-type="float" office:value="129.202688" calcext:value-type="float">
            <text:p>129.202688</text:p>
          </table:table-cell>
        </table:table-row>
        <table:table-row table:style-name="ro1">
          <table:table-cell table:formula="of:=[times.A263]" office:value-type="float" office:value="261" calcext:value-type="float">
            <text:p>261</text:p>
          </table:table-cell>
          <table:table-cell table:formula="of:= ([times.C263] - [times.B263]) / 1000000" office:value-type="float" office:value="0.733696" calcext:value-type="float">
            <text:p>0.733696</text:p>
          </table:table-cell>
          <table:table-cell table:formula="of:= ([times.E263] - [times.D263]) / 1000000" office:value-type="float" office:value="65.285632" calcext:value-type="float">
            <text:p>65.285632</text:p>
          </table:table-cell>
          <table:table-cell table:formula="of:= ([times.G263] - [times.F263]) / 1000000" office:value-type="float" office:value="128.902144" calcext:value-type="float">
            <text:p>128.902144</text:p>
          </table:table-cell>
        </table:table-row>
        <table:table-row table:style-name="ro1">
          <table:table-cell table:formula="of:=[times.A264]" office:value-type="float" office:value="262" calcext:value-type="float">
            <text:p>262</text:p>
          </table:table-cell>
          <table:table-cell table:formula="of:= ([times.C264] - [times.B264]) / 1000000" office:value-type="float" office:value="0.754944" calcext:value-type="float">
            <text:p>0.754944</text:p>
          </table:table-cell>
          <table:table-cell table:formula="of:= ([times.E264] - [times.D264]) / 1000000" office:value-type="float" office:value="66.924032" calcext:value-type="float">
            <text:p>66.924032</text:p>
          </table:table-cell>
          <table:table-cell table:formula="of:= ([times.G264] - [times.F264]) / 1000000" office:value-type="float" office:value="128.802304" calcext:value-type="float">
            <text:p>128.802304</text:p>
          </table:table-cell>
        </table:table-row>
        <table:table-row table:style-name="ro1">
          <table:table-cell table:formula="of:=[times.A265]" office:value-type="float" office:value="263" calcext:value-type="float">
            <text:p>263</text:p>
          </table:table-cell>
          <table:table-cell table:formula="of:= ([times.C265] - [times.B265]) / 1000000" office:value-type="float" office:value="0.729856" calcext:value-type="float">
            <text:p>0.729856</text:p>
          </table:table-cell>
          <table:table-cell table:formula="of:= ([times.E265] - [times.D265]) / 1000000" office:value-type="float" office:value="67.412992" calcext:value-type="float">
            <text:p>67.412992</text:p>
          </table:table-cell>
          <table:table-cell table:formula="of:= ([times.G265] - [times.F265]) / 1000000" office:value-type="float" office:value="128.842752" calcext:value-type="float">
            <text:p>128.842752</text:p>
          </table:table-cell>
        </table:table-row>
        <table:table-row table:style-name="ro1">
          <table:table-cell table:formula="of:=[times.A266]" office:value-type="float" office:value="264" calcext:value-type="float">
            <text:p>264</text:p>
          </table:table-cell>
          <table:table-cell table:formula="of:= ([times.C266] - [times.B266]) / 1000000" office:value-type="float" office:value="0.754432" calcext:value-type="float">
            <text:p>0.754432</text:p>
          </table:table-cell>
          <table:table-cell table:formula="of:= ([times.E266] - [times.D266]) / 1000000" office:value-type="float" office:value="67.518976" calcext:value-type="float">
            <text:p>67.518976</text:p>
          </table:table-cell>
          <table:table-cell table:formula="of:= ([times.G266] - [times.F266]) / 1000000" office:value-type="float" office:value="128.555776" calcext:value-type="float">
            <text:p>128.555776</text:p>
          </table:table-cell>
        </table:table-row>
        <table:table-row table:style-name="ro1">
          <table:table-cell table:formula="of:=[times.A267]" office:value-type="float" office:value="265" calcext:value-type="float">
            <text:p>265</text:p>
          </table:table-cell>
          <table:table-cell table:formula="of:= ([times.C267] - [times.B267]) / 1000000" office:value-type="float" office:value="0.740352" calcext:value-type="float">
            <text:p>0.740352</text:p>
          </table:table-cell>
          <table:table-cell table:formula="of:= ([times.E267] - [times.D267]) / 1000000" office:value-type="float" office:value="67.363072" calcext:value-type="float">
            <text:p>67.363072</text:p>
          </table:table-cell>
          <table:table-cell table:formula="of:= ([times.G267] - [times.F267]) / 1000000" office:value-type="float" office:value="128.22016" calcext:value-type="float">
            <text:p>128.22016</text:p>
          </table:table-cell>
        </table:table-row>
        <table:table-row table:style-name="ro1">
          <table:table-cell table:formula="of:=[times.A268]" office:value-type="float" office:value="266" calcext:value-type="float">
            <text:p>266</text:p>
          </table:table-cell>
          <table:table-cell table:formula="of:= ([times.C268] - [times.B268]) / 1000000" office:value-type="float" office:value="0.737024" calcext:value-type="float">
            <text:p>0.737024</text:p>
          </table:table-cell>
          <table:table-cell table:formula="of:= ([times.E268] - [times.D268]) / 1000000" office:value-type="float" office:value="67.200768" calcext:value-type="float">
            <text:p>67.200768</text:p>
          </table:table-cell>
          <table:table-cell table:formula="of:= ([times.G268] - [times.F268]) / 1000000" office:value-type="float" office:value="127.887104" calcext:value-type="float">
            <text:p>127.887104</text:p>
          </table:table-cell>
        </table:table-row>
        <table:table-row table:style-name="ro1">
          <table:table-cell table:formula="of:=[times.A269]" office:value-type="float" office:value="267" calcext:value-type="float">
            <text:p>267</text:p>
          </table:table-cell>
          <table:table-cell table:formula="of:= ([times.C269] - [times.B269]) / 1000000" office:value-type="float" office:value="0.756992" calcext:value-type="float">
            <text:p>0.756992</text:p>
          </table:table-cell>
          <table:table-cell table:formula="of:= ([times.E269] - [times.D269]) / 1000000" office:value-type="float" office:value="69.04704" calcext:value-type="float">
            <text:p>69.04704</text:p>
          </table:table-cell>
          <table:table-cell table:formula="of:= ([times.G269] - [times.F269]) / 1000000" office:value-type="float" office:value="127.71968" calcext:value-type="float">
            <text:p>127.71968</text:p>
          </table:table-cell>
        </table:table-row>
        <table:table-row table:style-name="ro1">
          <table:table-cell table:formula="of:=[times.A270]" office:value-type="float" office:value="268" calcext:value-type="float">
            <text:p>268</text:p>
          </table:table-cell>
          <table:table-cell table:formula="of:= ([times.C270] - [times.B270]) / 1000000" office:value-type="float" office:value="0.752128" calcext:value-type="float">
            <text:p>0.752128</text:p>
          </table:table-cell>
          <table:table-cell table:formula="of:= ([times.E270] - [times.D270]) / 1000000" office:value-type="float" office:value="70.509056" calcext:value-type="float">
            <text:p>70.509056</text:p>
          </table:table-cell>
          <table:table-cell table:formula="of:= ([times.G270] - [times.F270]) / 1000000" office:value-type="float" office:value="130.095104" calcext:value-type="float">
            <text:p>130.095104</text:p>
          </table:table-cell>
        </table:table-row>
        <table:table-row table:style-name="ro1">
          <table:table-cell table:formula="of:=[times.A271]" office:value-type="float" office:value="269" calcext:value-type="float">
            <text:p>269</text:p>
          </table:table-cell>
          <table:table-cell table:formula="of:= ([times.C271] - [times.B271]) / 1000000" office:value-type="float" office:value="0.760832" calcext:value-type="float">
            <text:p>0.760832</text:p>
          </table:table-cell>
          <table:table-cell table:formula="of:= ([times.E271] - [times.D271]) / 1000000" office:value-type="float" office:value="72.079872" calcext:value-type="float">
            <text:p>72.079872</text:p>
          </table:table-cell>
          <table:table-cell table:formula="of:= ([times.G271] - [times.F271]) / 1000000" office:value-type="float" office:value="130.729216" calcext:value-type="float">
            <text:p>130.729216</text:p>
          </table:table-cell>
        </table:table-row>
        <table:table-row table:style-name="ro1">
          <table:table-cell table:formula="of:=[times.A272]" office:value-type="float" office:value="270" calcext:value-type="float">
            <text:p>270</text:p>
          </table:table-cell>
          <table:table-cell table:formula="of:= ([times.C272] - [times.B272]) / 1000000" office:value-type="float" office:value="0.747776" calcext:value-type="float">
            <text:p>0.747776</text:p>
          </table:table-cell>
          <table:table-cell table:formula="of:= ([times.E272] - [times.D272]) / 1000000" office:value-type="float" office:value="75.793152" calcext:value-type="float">
            <text:p>75.793152</text:p>
          </table:table-cell>
          <table:table-cell table:formula="of:= ([times.G272] - [times.F272]) / 1000000" office:value-type="float" office:value="132.231168" calcext:value-type="float">
            <text:p>132.231168</text:p>
          </table:table-cell>
        </table:table-row>
        <table:table-row table:style-name="ro1">
          <table:table-cell table:formula="of:=[times.A273]" office:value-type="float" office:value="271" calcext:value-type="float">
            <text:p>271</text:p>
          </table:table-cell>
          <table:table-cell table:formula="of:= ([times.C273] - [times.B273]) / 1000000" office:value-type="float" office:value="0.739328" calcext:value-type="float">
            <text:p>0.739328</text:p>
          </table:table-cell>
          <table:table-cell table:formula="of:= ([times.E273] - [times.D273]) / 1000000" office:value-type="float" office:value="77.360896" calcext:value-type="float">
            <text:p>77.360896</text:p>
          </table:table-cell>
          <table:table-cell table:formula="of:= ([times.G273] - [times.F273]) / 1000000" office:value-type="float" office:value="132.920832" calcext:value-type="float">
            <text:p>132.920832</text:p>
          </table:table-cell>
        </table:table-row>
        <table:table-row table:style-name="ro1">
          <table:table-cell table:formula="of:=[times.A274]" office:value-type="float" office:value="272" calcext:value-type="float">
            <text:p>272</text:p>
          </table:table-cell>
          <table:table-cell table:formula="of:= ([times.C274] - [times.B274]) / 1000000" office:value-type="float" office:value="0.73472" calcext:value-type="float">
            <text:p>0.73472</text:p>
          </table:table-cell>
          <table:table-cell table:formula="of:= ([times.E274] - [times.D274]) / 1000000" office:value-type="float" office:value="79.66976" calcext:value-type="float">
            <text:p>79.66976</text:p>
          </table:table-cell>
          <table:table-cell table:formula="of:= ([times.G274] - [times.F274]) / 1000000" office:value-type="float" office:value="133.245696" calcext:value-type="float">
            <text:p>133.245696</text:p>
          </table:table-cell>
        </table:table-row>
        <table:table-row table:style-name="ro1">
          <table:table-cell table:formula="of:=[times.A275]" office:value-type="float" office:value="273" calcext:value-type="float">
            <text:p>273</text:p>
          </table:table-cell>
          <table:table-cell table:formula="of:= ([times.C275] - [times.B275]) / 1000000" office:value-type="float" office:value="0.742912" calcext:value-type="float">
            <text:p>0.742912</text:p>
          </table:table-cell>
          <table:table-cell table:formula="of:= ([times.E275] - [times.D275]) / 1000000" office:value-type="float" office:value="80.789248" calcext:value-type="float">
            <text:p>80.789248</text:p>
          </table:table-cell>
          <table:table-cell table:formula="of:= ([times.G275] - [times.F275]) / 1000000" office:value-type="float" office:value="133.689856" calcext:value-type="float">
            <text:p>133.689856</text:p>
          </table:table-cell>
        </table:table-row>
        <table:table-row table:style-name="ro1">
          <table:table-cell table:formula="of:=[times.A276]" office:value-type="float" office:value="274" calcext:value-type="float">
            <text:p>274</text:p>
          </table:table-cell>
          <table:table-cell table:formula="of:= ([times.C276] - [times.B276]) / 1000000" office:value-type="float" office:value="0.79488" calcext:value-type="float">
            <text:p>0.79488</text:p>
          </table:table-cell>
          <table:table-cell table:formula="of:= ([times.E276] - [times.D276]) / 1000000" office:value-type="float" office:value="81.524992" calcext:value-type="float">
            <text:p>81.524992</text:p>
          </table:table-cell>
          <table:table-cell table:formula="of:= ([times.G276] - [times.F276]) / 1000000" office:value-type="float" office:value="134.498048" calcext:value-type="float">
            <text:p>134.498048</text:p>
          </table:table-cell>
        </table:table-row>
        <table:table-row table:style-name="ro1">
          <table:table-cell table:formula="of:=[times.A277]" office:value-type="float" office:value="275" calcext:value-type="float">
            <text:p>275</text:p>
          </table:table-cell>
          <table:table-cell table:formula="of:= ([times.C277] - [times.B277]) / 1000000" office:value-type="float" office:value="0.756224" calcext:value-type="float">
            <text:p>0.756224</text:p>
          </table:table-cell>
          <table:table-cell table:formula="of:= ([times.E277] - [times.D277]) / 1000000" office:value-type="float" office:value="82.471424" calcext:value-type="float">
            <text:p>82.471424</text:p>
          </table:table-cell>
          <table:table-cell table:formula="of:= ([times.G277] - [times.F277]) / 1000000" office:value-type="float" office:value="135.306752" calcext:value-type="float">
            <text:p>135.306752</text:p>
          </table:table-cell>
        </table:table-row>
        <table:table-row table:style-name="ro1">
          <table:table-cell table:formula="of:=[times.A278]" office:value-type="float" office:value="276" calcext:value-type="float">
            <text:p>276</text:p>
          </table:table-cell>
          <table:table-cell table:formula="of:= ([times.C278] - [times.B278]) / 1000000" office:value-type="float" office:value="0.743936" calcext:value-type="float">
            <text:p>0.743936</text:p>
          </table:table-cell>
          <table:table-cell table:formula="of:= ([times.E278] - [times.D278]) / 1000000" office:value-type="float" office:value="83.401216" calcext:value-type="float">
            <text:p>83.401216</text:p>
          </table:table-cell>
          <table:table-cell table:formula="of:= ([times.G278] - [times.F278]) / 1000000" office:value-type="float" office:value="135.41376" calcext:value-type="float">
            <text:p>135.41376</text:p>
          </table:table-cell>
        </table:table-row>
        <table:table-row table:style-name="ro1">
          <table:table-cell table:formula="of:=[times.A279]" office:value-type="float" office:value="277" calcext:value-type="float">
            <text:p>277</text:p>
          </table:table-cell>
          <table:table-cell table:formula="of:= ([times.C279] - [times.B279]) / 1000000" office:value-type="float" office:value="0.776704" calcext:value-type="float">
            <text:p>0.776704</text:p>
          </table:table-cell>
          <table:table-cell table:formula="of:= ([times.E279] - [times.D279]) / 1000000" office:value-type="float" office:value="84.187904" calcext:value-type="float">
            <text:p>84.187904</text:p>
          </table:table-cell>
          <table:table-cell table:formula="of:= ([times.G279] - [times.F279]) / 1000000" office:value-type="float" office:value="135.6352" calcext:value-type="float">
            <text:p>135.6352</text:p>
          </table:table-cell>
        </table:table-row>
        <table:table-row table:style-name="ro1">
          <table:table-cell table:formula="of:=[times.A280]" office:value-type="float" office:value="278" calcext:value-type="float">
            <text:p>278</text:p>
          </table:table-cell>
          <table:table-cell table:formula="of:= ([times.C280] - [times.B280]) / 1000000" office:value-type="float" office:value="0.745984" calcext:value-type="float">
            <text:p>0.745984</text:p>
          </table:table-cell>
          <table:table-cell table:formula="of:= ([times.E280] - [times.D280]) / 1000000" office:value-type="float" office:value="84.1152" calcext:value-type="float">
            <text:p>84.1152</text:p>
          </table:table-cell>
          <table:table-cell table:formula="of:= ([times.G280] - [times.F280]) / 1000000" office:value-type="float" office:value="137.517568" calcext:value-type="float">
            <text:p>137.517568</text:p>
          </table:table-cell>
        </table:table-row>
        <table:table-row table:style-name="ro1">
          <table:table-cell table:formula="of:=[times.A281]" office:value-type="float" office:value="279" calcext:value-type="float">
            <text:p>279</text:p>
          </table:table-cell>
          <table:table-cell table:formula="of:= ([times.C281] - [times.B281]) / 1000000" office:value-type="float" office:value="0.78208" calcext:value-type="float">
            <text:p>0.78208</text:p>
          </table:table-cell>
          <table:table-cell table:formula="of:= ([times.E281] - [times.D281]) / 1000000" office:value-type="float" office:value="88.654336" calcext:value-type="float">
            <text:p>88.654336</text:p>
          </table:table-cell>
          <table:table-cell table:formula="of:= ([times.G281] - [times.F281]) / 1000000" office:value-type="float" office:value="138.952704" calcext:value-type="float">
            <text:p>138.952704</text:p>
          </table:table-cell>
        </table:table-row>
        <table:table-row table:style-name="ro1">
          <table:table-cell table:formula="of:=[times.A282]" office:value-type="float" office:value="280" calcext:value-type="float">
            <text:p>280</text:p>
          </table:table-cell>
          <table:table-cell table:formula="of:= ([times.C282] - [times.B282]) / 1000000" office:value-type="float" office:value="0.75008" calcext:value-type="float">
            <text:p>0.75008</text:p>
          </table:table-cell>
          <table:table-cell table:formula="of:= ([times.E282] - [times.D282]) / 1000000" office:value-type="float" office:value="89.673984" calcext:value-type="float">
            <text:p>89.673984</text:p>
          </table:table-cell>
          <table:table-cell table:formula="of:= ([times.G282] - [times.F282]) / 1000000" office:value-type="float" office:value="141.861376" calcext:value-type="float">
            <text:p>141.861376</text:p>
          </table:table-cell>
        </table:table-row>
        <table:table-row table:style-name="ro1">
          <table:table-cell table:formula="of:=[times.A283]" office:value-type="float" office:value="281" calcext:value-type="float">
            <text:p>281</text:p>
          </table:table-cell>
          <table:table-cell table:formula="of:= ([times.C283] - [times.B283]) / 1000000" office:value-type="float" office:value="0.744448" calcext:value-type="float">
            <text:p>0.744448</text:p>
          </table:table-cell>
          <table:table-cell table:formula="of:= ([times.E283] - [times.D283]) / 1000000" office:value-type="float" office:value="90.897408" calcext:value-type="float">
            <text:p>90.897408</text:p>
          </table:table-cell>
          <table:table-cell table:formula="of:= ([times.G283] - [times.F283]) / 1000000" office:value-type="float" office:value="142.978048" calcext:value-type="float">
            <text:p>142.978048</text:p>
          </table:table-cell>
        </table:table-row>
        <table:table-row table:style-name="ro1">
          <table:table-cell table:formula="of:=[times.A284]" office:value-type="float" office:value="282" calcext:value-type="float">
            <text:p>282</text:p>
          </table:table-cell>
          <table:table-cell table:formula="of:= ([times.C284] - [times.B284]) / 1000000" office:value-type="float" office:value="0.76288" calcext:value-type="float">
            <text:p>0.76288</text:p>
          </table:table-cell>
          <table:table-cell table:formula="of:= ([times.E284] - [times.D284]) / 1000000" office:value-type="float" office:value="91.010304" calcext:value-type="float">
            <text:p>91.010304</text:p>
          </table:table-cell>
          <table:table-cell table:formula="of:= ([times.G284] - [times.F284]) / 1000000" office:value-type="float" office:value="144.428288" calcext:value-type="float">
            <text:p>144.428288</text:p>
          </table:table-cell>
        </table:table-row>
        <table:table-row table:style-name="ro1">
          <table:table-cell table:formula="of:=[times.A285]" office:value-type="float" office:value="283" calcext:value-type="float">
            <text:p>283</text:p>
          </table:table-cell>
          <table:table-cell table:formula="of:= ([times.C285] - [times.B285]) / 1000000" office:value-type="float" office:value="0.77056" calcext:value-type="float">
            <text:p>0.77056</text:p>
          </table:table-cell>
          <table:table-cell table:formula="of:= ([times.E285] - [times.D285]) / 1000000" office:value-type="float" office:value="90.852864" calcext:value-type="float">
            <text:p>90.852864</text:p>
          </table:table-cell>
          <table:table-cell table:formula="of:= ([times.G285] - [times.F285]) / 1000000" office:value-type="float" office:value="147.716864" calcext:value-type="float">
            <text:p>147.716864</text:p>
          </table:table-cell>
        </table:table-row>
        <table:table-row table:style-name="ro1">
          <table:table-cell table:formula="of:=[times.A286]" office:value-type="float" office:value="284" calcext:value-type="float">
            <text:p>284</text:p>
          </table:table-cell>
          <table:table-cell table:formula="of:= ([times.C286] - [times.B286]) / 1000000" office:value-type="float" office:value="0.754432" calcext:value-type="float">
            <text:p>0.754432</text:p>
          </table:table-cell>
          <table:table-cell table:formula="of:= ([times.E286] - [times.D286]) / 1000000" office:value-type="float" office:value="90.680064" calcext:value-type="float">
            <text:p>90.680064</text:p>
          </table:table-cell>
          <table:table-cell table:formula="of:= ([times.G286] - [times.F286]) / 1000000" office:value-type="float" office:value="150.800128" calcext:value-type="float">
            <text:p>150.800128</text:p>
          </table:table-cell>
        </table:table-row>
        <table:table-row table:style-name="ro1">
          <table:table-cell table:formula="of:=[times.A287]" office:value-type="float" office:value="285" calcext:value-type="float">
            <text:p>285</text:p>
          </table:table-cell>
          <table:table-cell table:formula="of:= ([times.C287] - [times.B287]) / 1000000" office:value-type="float" office:value="0.737024" calcext:value-type="float">
            <text:p>0.737024</text:p>
          </table:table-cell>
          <table:table-cell table:formula="of:= ([times.E287] - [times.D287]) / 1000000" office:value-type="float" office:value="90.502144" calcext:value-type="float">
            <text:p>90.502144</text:p>
          </table:table-cell>
          <table:table-cell table:formula="of:= ([times.G287] - [times.F287]) / 1000000" office:value-type="float" office:value="152.030976" calcext:value-type="float">
            <text:p>152.030976</text:p>
          </table:table-cell>
        </table:table-row>
        <table:table-row table:style-name="ro1">
          <table:table-cell table:formula="of:=[times.A288]" office:value-type="float" office:value="286" calcext:value-type="float">
            <text:p>286</text:p>
          </table:table-cell>
          <table:table-cell table:formula="of:= ([times.C288] - [times.B288]) / 1000000" office:value-type="float" office:value="0.735488" calcext:value-type="float">
            <text:p>0.735488</text:p>
          </table:table-cell>
          <table:table-cell table:formula="of:= ([times.E288] - [times.D288]) / 1000000" office:value-type="float" office:value="90.224896" calcext:value-type="float">
            <text:p>90.224896</text:p>
          </table:table-cell>
          <table:table-cell table:formula="of:= ([times.G288] - [times.F288]) / 1000000" office:value-type="float" office:value="153.450752" calcext:value-type="float">
            <text:p>153.450752</text:p>
          </table:table-cell>
        </table:table-row>
        <table:table-row table:style-name="ro1">
          <table:table-cell table:formula="of:=[times.A289]" office:value-type="float" office:value="287" calcext:value-type="float">
            <text:p>287</text:p>
          </table:table-cell>
          <table:table-cell table:formula="of:= ([times.C289] - [times.B289]) / 1000000" office:value-type="float" office:value="0.777984" calcext:value-type="float">
            <text:p>0.777984</text:p>
          </table:table-cell>
          <table:table-cell table:formula="of:= ([times.E289] - [times.D289]) / 1000000" office:value-type="float" office:value="89.959936" calcext:value-type="float">
            <text:p>89.959936</text:p>
          </table:table-cell>
          <table:table-cell table:formula="of:= ([times.G289] - [times.F289]) / 1000000" office:value-type="float" office:value="154.916608" calcext:value-type="float">
            <text:p>154.916608</text:p>
          </table:table-cell>
        </table:table-row>
        <table:table-row table:style-name="ro1">
          <table:table-cell table:formula="of:=[times.A290]" office:value-type="float" office:value="288" calcext:value-type="float">
            <text:p>288</text:p>
          </table:table-cell>
          <table:table-cell table:formula="of:= ([times.C290] - [times.B290]) / 1000000" office:value-type="float" office:value="0.771072" calcext:value-type="float">
            <text:p>0.771072</text:p>
          </table:table-cell>
          <table:table-cell table:formula="of:= ([times.E290] - [times.D290]) / 1000000" office:value-type="float" office:value="89.766912" calcext:value-type="float">
            <text:p>89.766912</text:p>
          </table:table-cell>
          <table:table-cell table:formula="of:= ([times.G290] - [times.F290]) / 1000000" office:value-type="float" office:value="155.783168" calcext:value-type="float">
            <text:p>155.783168</text:p>
          </table:table-cell>
        </table:table-row>
        <table:table-row table:style-name="ro1">
          <table:table-cell table:formula="of:=[times.A291]" office:value-type="float" office:value="289" calcext:value-type="float">
            <text:p>289</text:p>
          </table:table-cell>
          <table:table-cell table:formula="of:= ([times.C291] - [times.B291]) / 1000000" office:value-type="float" office:value="0.783104" calcext:value-type="float">
            <text:p>0.783104</text:p>
          </table:table-cell>
          <table:table-cell table:formula="of:= ([times.E291] - [times.D291]) / 1000000" office:value-type="float" office:value="89.588736" calcext:value-type="float">
            <text:p>89.588736</text:p>
          </table:table-cell>
          <table:table-cell table:formula="of:= ([times.G291] - [times.F291]) / 1000000" office:value-type="float" office:value="155.697408" calcext:value-type="float">
            <text:p>155.697408</text:p>
          </table:table-cell>
        </table:table-row>
        <table:table-row table:style-name="ro1">
          <table:table-cell table:formula="of:=[times.A292]" office:value-type="float" office:value="290" calcext:value-type="float">
            <text:p>290</text:p>
          </table:table-cell>
          <table:table-cell table:formula="of:= ([times.C292] - [times.B292]) / 1000000" office:value-type="float" office:value="0.737792" calcext:value-type="float">
            <text:p>0.737792</text:p>
          </table:table-cell>
          <table:table-cell table:formula="of:= ([times.E292] - [times.D292]) / 1000000" office:value-type="float" office:value="90.387968" calcext:value-type="float">
            <text:p>90.387968</text:p>
          </table:table-cell>
          <table:table-cell table:formula="of:= ([times.G292] - [times.F292]) / 1000000" office:value-type="float" office:value="155.595264" calcext:value-type="float">
            <text:p>155.595264</text:p>
          </table:table-cell>
        </table:table-row>
        <table:table-row table:style-name="ro1">
          <table:table-cell table:formula="of:=[times.A293]" office:value-type="float" office:value="291" calcext:value-type="float">
            <text:p>291</text:p>
          </table:table-cell>
          <table:table-cell table:formula="of:= ([times.C293] - [times.B293]) / 1000000" office:value-type="float" office:value="0.734208" calcext:value-type="float">
            <text:p>0.734208</text:p>
          </table:table-cell>
          <table:table-cell table:formula="of:= ([times.E293] - [times.D293]) / 1000000" office:value-type="float" office:value="90.22592" calcext:value-type="float">
            <text:p>90.22592</text:p>
          </table:table-cell>
          <table:table-cell table:formula="of:= ([times.G293] - [times.F293]) / 1000000" office:value-type="float" office:value="157.123072" calcext:value-type="float">
            <text:p>157.123072</text:p>
          </table:table-cell>
        </table:table-row>
        <table:table-row table:style-name="ro1">
          <table:table-cell table:formula="of:=[times.A294]" office:value-type="float" office:value="292" calcext:value-type="float">
            <text:p>292</text:p>
          </table:table-cell>
          <table:table-cell table:formula="of:= ([times.C294] - [times.B294]) / 1000000" office:value-type="float" office:value="0.735232" calcext:value-type="float">
            <text:p>0.735232</text:p>
          </table:table-cell>
          <table:table-cell table:formula="of:= ([times.E294] - [times.D294]) / 1000000" office:value-type="float" office:value="90.052608" calcext:value-type="float">
            <text:p>90.052608</text:p>
          </table:table-cell>
          <table:table-cell table:formula="of:= ([times.G294] - [times.F294]) / 1000000" office:value-type="float" office:value="157.040128" calcext:value-type="float">
            <text:p>157.040128</text:p>
          </table:table-cell>
        </table:table-row>
        <table:table-row table:style-name="ro1">
          <table:table-cell table:formula="of:=[times.A295]" office:value-type="float" office:value="293" calcext:value-type="float">
            <text:p>293</text:p>
          </table:table-cell>
          <table:table-cell table:formula="of:= ([times.C295] - [times.B295]) / 1000000" office:value-type="float" office:value="0.731904" calcext:value-type="float">
            <text:p>0.731904</text:p>
          </table:table-cell>
          <table:table-cell table:formula="of:= ([times.E295] - [times.D295]) / 1000000" office:value-type="float" office:value="89.875456" calcext:value-type="float">
            <text:p>89.875456</text:p>
          </table:table-cell>
          <table:table-cell table:formula="of:= ([times.G295] - [times.F295]) / 1000000" office:value-type="float" office:value="157.469952" calcext:value-type="float">
            <text:p>157.469952</text:p>
          </table:table-cell>
        </table:table-row>
        <table:table-row table:style-name="ro1">
          <table:table-cell table:formula="of:=[times.A296]" office:value-type="float" office:value="294" calcext:value-type="float">
            <text:p>294</text:p>
          </table:table-cell>
          <table:table-cell table:formula="of:= ([times.C296] - [times.B296]) / 1000000" office:value-type="float" office:value="0.7808" calcext:value-type="float">
            <text:p>0.7808</text:p>
          </table:table-cell>
          <table:table-cell table:formula="of:= ([times.E296] - [times.D296]) / 1000000" office:value-type="float" office:value="89.75616" calcext:value-type="float">
            <text:p>89.75616</text:p>
          </table:table-cell>
          <table:table-cell table:formula="of:= ([times.G296] - [times.F296]) / 1000000" office:value-type="float" office:value="158.61504" calcext:value-type="float">
            <text:p>158.61504</text:p>
          </table:table-cell>
        </table:table-row>
        <table:table-row table:style-name="ro1">
          <table:table-cell table:formula="of:=[times.A297]" office:value-type="float" office:value="295" calcext:value-type="float">
            <text:p>295</text:p>
          </table:table-cell>
          <table:table-cell table:formula="of:= ([times.C297] - [times.B297]) / 1000000" office:value-type="float" office:value="0.751872" calcext:value-type="float">
            <text:p>0.751872</text:p>
          </table:table-cell>
          <table:table-cell table:formula="of:= ([times.E297] - [times.D297]) / 1000000" office:value-type="float" office:value="89.607168" calcext:value-type="float">
            <text:p>89.607168</text:p>
          </table:table-cell>
          <table:table-cell table:formula="of:= ([times.G297] - [times.F297]) / 1000000" office:value-type="float" office:value="162.630656" calcext:value-type="float">
            <text:p>162.630656</text:p>
          </table:table-cell>
        </table:table-row>
        <table:table-row table:style-name="ro1">
          <table:table-cell table:formula="of:=[times.A298]" office:value-type="float" office:value="296" calcext:value-type="float">
            <text:p>296</text:p>
          </table:table-cell>
          <table:table-cell table:formula="of:= ([times.C298] - [times.B298]) / 1000000" office:value-type="float" office:value="0.759296" calcext:value-type="float">
            <text:p>0.759296</text:p>
          </table:table-cell>
          <table:table-cell table:formula="of:= ([times.E298] - [times.D298]) / 1000000" office:value-type="float" office:value="89.432064" calcext:value-type="float">
            <text:p>89.432064</text:p>
          </table:table-cell>
          <table:table-cell table:formula="of:= ([times.G298] - [times.F298]) / 1000000" office:value-type="float" office:value="163.782912" calcext:value-type="float">
            <text:p>163.782912</text:p>
          </table:table-cell>
        </table:table-row>
        <table:table-row table:style-name="ro1">
          <table:table-cell table:formula="of:=[times.A299]" office:value-type="float" office:value="297" calcext:value-type="float">
            <text:p>297</text:p>
          </table:table-cell>
          <table:table-cell table:formula="of:= ([times.C299] - [times.B299]) / 1000000" office:value-type="float" office:value="0.73984" calcext:value-type="float">
            <text:p>0.73984</text:p>
          </table:table-cell>
          <table:table-cell table:formula="of:= ([times.E299] - [times.D299]) / 1000000" office:value-type="float" office:value="89.28896" calcext:value-type="float">
            <text:p>89.28896</text:p>
          </table:table-cell>
          <table:table-cell table:formula="of:= ([times.G299] - [times.F299]) / 1000000" office:value-type="float" office:value="166.10304" calcext:value-type="float">
            <text:p>166.10304</text:p>
          </table:table-cell>
        </table:table-row>
        <table:table-row table:style-name="ro1">
          <table:table-cell table:formula="of:=[times.A300]" office:value-type="float" office:value="298" calcext:value-type="float">
            <text:p>298</text:p>
          </table:table-cell>
          <table:table-cell table:formula="of:= ([times.C300] - [times.B300]) / 1000000" office:value-type="float" office:value="0.754944" calcext:value-type="float">
            <text:p>0.754944</text:p>
          </table:table-cell>
          <table:table-cell table:formula="of:= ([times.E300] - [times.D300]) / 1000000" office:value-type="float" office:value="89.113088" calcext:value-type="float">
            <text:p>89.113088</text:p>
          </table:table-cell>
          <table:table-cell table:formula="of:= ([times.G300] - [times.F300]) / 1000000" office:value-type="float" office:value="167.525632" calcext:value-type="float">
            <text:p>167.525632</text:p>
          </table:table-cell>
        </table:table-row>
        <table:table-row table:style-name="ro1">
          <table:table-cell table:formula="of:=[times.A301]" office:value-type="float" office:value="299" calcext:value-type="float">
            <text:p>299</text:p>
          </table:table-cell>
          <table:table-cell table:formula="of:= ([times.C301] - [times.B301]) / 1000000" office:value-type="float" office:value="0.73216" calcext:value-type="float">
            <text:p>0.73216</text:p>
          </table:table-cell>
          <table:table-cell table:formula="of:= ([times.E301] - [times.D301]) / 1000000" office:value-type="float" office:value="88.970752" calcext:value-type="float">
            <text:p>88.970752</text:p>
          </table:table-cell>
          <table:table-cell table:formula="of:= ([times.G301] - [times.F301]) / 1000000" office:value-type="float" office:value="168.216832" calcext:value-type="float">
            <text:p>168.216832</text:p>
          </table:table-cell>
        </table:table-row>
        <table:table-row table:style-name="ro1">
          <table:table-cell table:formula="of:=[times.A302]" office:value-type="float" office:value="300" calcext:value-type="float">
            <text:p>300</text:p>
          </table:table-cell>
          <table:table-cell table:formula="of:= ([times.C302] - [times.B302]) / 1000000" office:value-type="float" office:value="0.74112" calcext:value-type="float">
            <text:p>0.74112</text:p>
          </table:table-cell>
          <table:table-cell table:formula="of:= ([times.E302] - [times.D302]) / 1000000" office:value-type="float" office:value="88.800768" calcext:value-type="float">
            <text:p>88.800768</text:p>
          </table:table-cell>
          <table:table-cell table:formula="of:= ([times.G302] - [times.F302]) / 1000000" office:value-type="float" office:value="168.207872" calcext:value-type="float">
            <text:p>168.207872</text:p>
          </table:table-cell>
        </table:table-row>
        <table:table-row table:style-name="ro1">
          <table:table-cell table:formula="of:=[times.A303]" office:value-type="float" office:value="301" calcext:value-type="float">
            <text:p>301</text:p>
          </table:table-cell>
          <table:table-cell table:formula="of:= ([times.C303] - [times.B303]) / 1000000" office:value-type="float" office:value="0.751104" calcext:value-type="float">
            <text:p>0.751104</text:p>
          </table:table-cell>
          <table:table-cell table:formula="of:= ([times.E303] - [times.D303]) / 1000000" office:value-type="float" office:value="88.58368" calcext:value-type="float">
            <text:p>88.58368</text:p>
          </table:table-cell>
          <table:table-cell table:formula="of:= ([times.G303] - [times.F303]) / 1000000" office:value-type="float" office:value="168.543488" calcext:value-type="float">
            <text:p>168.543488</text:p>
          </table:table-cell>
        </table:table-row>
        <table:table-row table:style-name="ro1">
          <table:table-cell table:formula="of:=[times.A304]" office:value-type="float" office:value="302" calcext:value-type="float">
            <text:p>302</text:p>
          </table:table-cell>
          <table:table-cell table:formula="of:= ([times.C304] - [times.B304]) / 1000000" office:value-type="float" office:value="0.735488" calcext:value-type="float">
            <text:p>0.735488</text:p>
          </table:table-cell>
          <table:table-cell table:formula="of:= ([times.E304] - [times.D304]) / 1000000" office:value-type="float" office:value="88.317184" calcext:value-type="float">
            <text:p>88.317184</text:p>
          </table:table-cell>
          <table:table-cell table:formula="of:= ([times.G304] - [times.F304]) / 1000000" office:value-type="float" office:value="169.263104" calcext:value-type="float">
            <text:p>169.263104</text:p>
          </table:table-cell>
        </table:table-row>
        <table:table-row table:style-name="ro1">
          <table:table-cell table:formula="of:=[times.A305]" office:value-type="float" office:value="303" calcext:value-type="float">
            <text:p>303</text:p>
          </table:table-cell>
          <table:table-cell table:formula="of:= ([times.C305] - [times.B305]) / 1000000" office:value-type="float" office:value="0.75392" calcext:value-type="float">
            <text:p>0.75392</text:p>
          </table:table-cell>
          <table:table-cell table:formula="of:= ([times.E305] - [times.D305]) / 1000000" office:value-type="float" office:value="88.073472" calcext:value-type="float">
            <text:p>88.073472</text:p>
          </table:table-cell>
          <table:table-cell table:formula="of:= ([times.G305] - [times.F305]) / 1000000" office:value-type="float" office:value="170.701568" calcext:value-type="float">
            <text:p>170.701568</text:p>
          </table:table-cell>
        </table:table-row>
        <table:table-row table:style-name="ro1">
          <table:table-cell table:formula="of:=[times.A306]" office:value-type="float" office:value="304" calcext:value-type="float">
            <text:p>304</text:p>
          </table:table-cell>
          <table:table-cell table:formula="of:= ([times.C306] - [times.B306]) / 1000000" office:value-type="float" office:value="0.742912" calcext:value-type="float">
            <text:p>0.742912</text:p>
          </table:table-cell>
          <table:table-cell table:formula="of:= ([times.E306] - [times.D306]) / 1000000" office:value-type="float" office:value="87.88992" calcext:value-type="float">
            <text:p>87.88992</text:p>
          </table:table-cell>
          <table:table-cell table:formula="of:= ([times.G306] - [times.F306]) / 1000000" office:value-type="float" office:value="171.81568" calcext:value-type="float">
            <text:p>171.81568</text:p>
          </table:table-cell>
        </table:table-row>
        <table:table-row table:style-name="ro1">
          <table:table-cell table:formula="of:=[times.A307]" office:value-type="float" office:value="305" calcext:value-type="float">
            <text:p>305</text:p>
          </table:table-cell>
          <table:table-cell table:formula="of:= ([times.C307] - [times.B307]) / 1000000" office:value-type="float" office:value="0.738304" calcext:value-type="float">
            <text:p>0.738304</text:p>
          </table:table-cell>
          <table:table-cell table:formula="of:= ([times.E307] - [times.D307]) / 1000000" office:value-type="float" office:value="87.749632" calcext:value-type="float">
            <text:p>87.749632</text:p>
          </table:table-cell>
          <table:table-cell table:formula="of:= ([times.G307] - [times.F307]) / 1000000" office:value-type="float" office:value="172.473856" calcext:value-type="float">
            <text:p>172.473856</text:p>
          </table:table-cell>
        </table:table-row>
        <table:table-row table:style-name="ro1">
          <table:table-cell table:formula="of:=[times.A308]" office:value-type="float" office:value="306" calcext:value-type="float">
            <text:p>306</text:p>
          </table:table-cell>
          <table:table-cell table:formula="of:= ([times.C308] - [times.B308]) / 1000000" office:value-type="float" office:value="0.748288" calcext:value-type="float">
            <text:p>0.748288</text:p>
          </table:table-cell>
          <table:table-cell table:formula="of:= ([times.E308] - [times.D308]) / 1000000" office:value-type="float" office:value="87.463936" calcext:value-type="float">
            <text:p>87.463936</text:p>
          </table:table-cell>
          <table:table-cell table:formula="of:= ([times.G308] - [times.F308]) / 1000000" office:value-type="float" office:value="172.469248" calcext:value-type="float">
            <text:p>172.469248</text:p>
          </table:table-cell>
        </table:table-row>
        <table:table-row table:style-name="ro1">
          <table:table-cell table:formula="of:=[times.A309]" office:value-type="float" office:value="307" calcext:value-type="float">
            <text:p>307</text:p>
          </table:table-cell>
          <table:table-cell table:formula="of:= ([times.C309] - [times.B309]) / 1000000" office:value-type="float" office:value="0.739328" calcext:value-type="float">
            <text:p>0.739328</text:p>
          </table:table-cell>
          <table:table-cell table:formula="of:= ([times.E309] - [times.D309]) / 1000000" office:value-type="float" office:value="87.226624" calcext:value-type="float">
            <text:p>87.226624</text:p>
          </table:table-cell>
          <table:table-cell table:formula="of:= ([times.G309] - [times.F309]) / 1000000" office:value-type="float" office:value="172.819968" calcext:value-type="float">
            <text:p>172.819968</text:p>
          </table:table-cell>
        </table:table-row>
        <table:table-row table:style-name="ro1">
          <table:table-cell table:formula="of:=[times.A310]" office:value-type="float" office:value="308" calcext:value-type="float">
            <text:p>308</text:p>
          </table:table-cell>
          <table:table-cell table:formula="of:= ([times.C310] - [times.B310]) / 1000000" office:value-type="float" office:value="0.744192" calcext:value-type="float">
            <text:p>0.744192</text:p>
          </table:table-cell>
          <table:table-cell table:formula="of:= ([times.E310] - [times.D310]) / 1000000" office:value-type="float" office:value="87.106816" calcext:value-type="float">
            <text:p>87.106816</text:p>
          </table:table-cell>
          <table:table-cell table:formula="of:= ([times.G310] - [times.F310]) / 1000000" office:value-type="float" office:value="172.930048" calcext:value-type="float">
            <text:p>172.930048</text:p>
          </table:table-cell>
        </table:table-row>
        <table:table-row table:style-name="ro1">
          <table:table-cell table:formula="of:=[times.A311]" office:value-type="float" office:value="309" calcext:value-type="float">
            <text:p>309</text:p>
          </table:table-cell>
          <table:table-cell table:formula="of:= ([times.C311] - [times.B311]) / 1000000" office:value-type="float" office:value="0.771072" calcext:value-type="float">
            <text:p>0.771072</text:p>
          </table:table-cell>
          <table:table-cell table:formula="of:= ([times.E311] - [times.D311]) / 1000000" office:value-type="float" office:value="86.929408" calcext:value-type="float">
            <text:p>86.929408</text:p>
          </table:table-cell>
          <table:table-cell table:formula="of:= ([times.G311] - [times.F311]) / 1000000" office:value-type="float" office:value="174.100992" calcext:value-type="float">
            <text:p>174.100992</text:p>
          </table:table-cell>
        </table:table-row>
        <table:table-row table:style-name="ro1">
          <table:table-cell table:formula="of:=[times.A312]" office:value-type="float" office:value="310" calcext:value-type="float">
            <text:p>310</text:p>
          </table:table-cell>
          <table:table-cell table:formula="of:= ([times.C312] - [times.B312]) / 1000000" office:value-type="float" office:value="0.733952" calcext:value-type="float">
            <text:p>0.733952</text:p>
          </table:table-cell>
          <table:table-cell table:formula="of:= ([times.E312] - [times.D312]) / 1000000" office:value-type="float" office:value="86.754816" calcext:value-type="float">
            <text:p>86.754816</text:p>
          </table:table-cell>
          <table:table-cell table:formula="of:= ([times.G312] - [times.F312]) / 1000000" office:value-type="float" office:value="175.440896" calcext:value-type="float">
            <text:p>175.440896</text:p>
          </table:table-cell>
        </table:table-row>
        <table:table-row table:style-name="ro1">
          <table:table-cell table:formula="of:=[times.A313]" office:value-type="float" office:value="311" calcext:value-type="float">
            <text:p>311</text:p>
          </table:table-cell>
          <table:table-cell table:formula="of:= ([times.C313] - [times.B313]) / 1000000" office:value-type="float" office:value="0.776192" calcext:value-type="float">
            <text:p>0.776192</text:p>
          </table:table-cell>
          <table:table-cell table:formula="of:= ([times.E313] - [times.D313]) / 1000000" office:value-type="float" office:value="86.468096" calcext:value-type="float">
            <text:p>86.468096</text:p>
          </table:table-cell>
          <table:table-cell table:formula="of:= ([times.G313] - [times.F313]) / 1000000" office:value-type="float" office:value="176.540672" calcext:value-type="float">
            <text:p>176.540672</text:p>
          </table:table-cell>
        </table:table-row>
        <table:table-row table:style-name="ro1">
          <table:table-cell table:formula="of:=[times.A314]" office:value-type="float" office:value="312" calcext:value-type="float">
            <text:p>312</text:p>
          </table:table-cell>
          <table:table-cell table:formula="of:= ([times.C314] - [times.B314]) / 1000000" office:value-type="float" office:value="0.748032" calcext:value-type="float">
            <text:p>0.748032</text:p>
          </table:table-cell>
          <table:table-cell table:formula="of:= ([times.E314] - [times.D314]) / 1000000" office:value-type="float" office:value="86.216448" calcext:value-type="float">
            <text:p>86.216448</text:p>
          </table:table-cell>
          <table:table-cell table:formula="of:= ([times.G314] - [times.F314]) / 1000000" office:value-type="float" office:value="177.191936" calcext:value-type="float">
            <text:p>177.191936</text:p>
          </table:table-cell>
        </table:table-row>
        <table:table-row table:style-name="ro1">
          <table:table-cell table:formula="of:=[times.A315]" office:value-type="float" office:value="313" calcext:value-type="float">
            <text:p>313</text:p>
          </table:table-cell>
          <table:table-cell table:formula="of:= ([times.C315] - [times.B315]) / 1000000" office:value-type="float" office:value="0.763904" calcext:value-type="float">
            <text:p>0.763904</text:p>
          </table:table-cell>
          <table:table-cell table:formula="of:= ([times.E315] - [times.D315]) / 1000000" office:value-type="float" office:value="86.176" calcext:value-type="float">
            <text:p>86.176</text:p>
          </table:table-cell>
          <table:table-cell table:formula="of:= ([times.G315] - [times.F315]) / 1000000" office:value-type="float" office:value="177.336064" calcext:value-type="float">
            <text:p>177.336064</text:p>
          </table:table-cell>
        </table:table-row>
        <table:table-row table:style-name="ro1">
          <table:table-cell table:formula="of:=[times.A316]" office:value-type="float" office:value="314" calcext:value-type="float">
            <text:p>314</text:p>
          </table:table-cell>
          <table:table-cell table:formula="of:= ([times.C316] - [times.B316]) / 1000000" office:value-type="float" office:value="0.738048" calcext:value-type="float">
            <text:p>0.738048</text:p>
          </table:table-cell>
          <table:table-cell table:formula="of:= ([times.E316] - [times.D316]) / 1000000" office:value-type="float" office:value="86.221824" calcext:value-type="float">
            <text:p>86.221824</text:p>
          </table:table-cell>
          <table:table-cell table:formula="of:= ([times.G316] - [times.F316]) / 1000000" office:value-type="float" office:value="177.331712" calcext:value-type="float">
            <text:p>177.331712</text:p>
          </table:table-cell>
        </table:table-row>
        <table:table-row table:style-name="ro1">
          <table:table-cell table:formula="of:=[times.A317]" office:value-type="float" office:value="315" calcext:value-type="float">
            <text:p>315</text:p>
          </table:table-cell>
          <table:table-cell table:formula="of:= ([times.C317] - [times.B317]) / 1000000" office:value-type="float" office:value="0.766976" calcext:value-type="float">
            <text:p>0.766976</text:p>
          </table:table-cell>
          <table:table-cell table:formula="of:= ([times.E317] - [times.D317]) / 1000000" office:value-type="float" office:value="86.056192" calcext:value-type="float">
            <text:p>86.056192</text:p>
          </table:table-cell>
          <table:table-cell table:formula="of:= ([times.G317] - [times.F317]) / 1000000" office:value-type="float" office:value="178.424064" calcext:value-type="float">
            <text:p>178.424064</text:p>
          </table:table-cell>
        </table:table-row>
        <table:table-row table:style-name="ro1">
          <table:table-cell table:formula="of:=[times.A318]" office:value-type="float" office:value="316" calcext:value-type="float">
            <text:p>316</text:p>
          </table:table-cell>
          <table:table-cell table:formula="of:= ([times.C318] - [times.B318]) / 1000000" office:value-type="float" office:value="0.760064" calcext:value-type="float">
            <text:p>0.760064</text:p>
          </table:table-cell>
          <table:table-cell table:formula="of:= ([times.E318] - [times.D318]) / 1000000" office:value-type="float" office:value="85.87904" calcext:value-type="float">
            <text:p>85.87904</text:p>
          </table:table-cell>
          <table:table-cell table:formula="of:= ([times.G318] - [times.F318]) / 1000000" office:value-type="float" office:value="179.541248" calcext:value-type="float">
            <text:p>179.541248</text:p>
          </table:table-cell>
        </table:table-row>
        <table:table-row table:style-name="ro1">
          <table:table-cell table:formula="of:=[times.A319]" office:value-type="float" office:value="317" calcext:value-type="float">
            <text:p>317</text:p>
          </table:table-cell>
          <table:table-cell table:formula="of:= ([times.C319] - [times.B319]) / 1000000" office:value-type="float" office:value="0.74624" calcext:value-type="float">
            <text:p>0.74624</text:p>
          </table:table-cell>
          <table:table-cell table:formula="of:= ([times.E319] - [times.D319]) / 1000000" office:value-type="float" office:value="85.86496" calcext:value-type="float">
            <text:p>85.86496</text:p>
          </table:table-cell>
          <table:table-cell table:formula="of:= ([times.G319] - [times.F319]) / 1000000" office:value-type="float" office:value="180.205056" calcext:value-type="float">
            <text:p>180.205056</text:p>
          </table:table-cell>
        </table:table-row>
        <table:table-row table:style-name="ro1">
          <table:table-cell table:formula="of:=[times.A320]" office:value-type="float" office:value="318" calcext:value-type="float">
            <text:p>318</text:p>
          </table:table-cell>
          <table:table-cell table:formula="of:= ([times.C320] - [times.B320]) / 1000000" office:value-type="float" office:value="0.746752" calcext:value-type="float">
            <text:p>0.746752</text:p>
          </table:table-cell>
          <table:table-cell table:formula="of:= ([times.E320] - [times.D320]) / 1000000" office:value-type="float" office:value="87.137024" calcext:value-type="float">
            <text:p>87.137024</text:p>
          </table:table-cell>
          <table:table-cell table:formula="of:= ([times.G320] - [times.F320]) / 1000000" office:value-type="float" office:value="180.54272" calcext:value-type="float">
            <text:p>180.54272</text:p>
          </table:table-cell>
        </table:table-row>
        <table:table-row table:style-name="ro1">
          <table:table-cell table:formula="of:=[times.A321]" office:value-type="float" office:value="319" calcext:value-type="float">
            <text:p>319</text:p>
          </table:table-cell>
          <table:table-cell table:formula="of:= ([times.C321] - [times.B321]) / 1000000" office:value-type="float" office:value="0.734976" calcext:value-type="float">
            <text:p>0.734976</text:p>
          </table:table-cell>
          <table:table-cell table:formula="of:= ([times.E321] - [times.D321]) / 1000000" office:value-type="float" office:value="87.183104" calcext:value-type="float">
            <text:p>87.183104</text:p>
          </table:table-cell>
          <table:table-cell table:formula="of:= ([times.G321] - [times.F321]) / 1000000" office:value-type="float" office:value="180.460288" calcext:value-type="float">
            <text:p>180.460288</text:p>
          </table:table-cell>
        </table:table-row>
        <table:table-row table:style-name="ro1">
          <table:table-cell table:formula="of:=[times.A322]" office:value-type="float" office:value="320" calcext:value-type="float">
            <text:p>320</text:p>
          </table:table-cell>
          <table:table-cell table:formula="of:= ([times.C322] - [times.B322]) / 1000000" office:value-type="float" office:value="0.741888" calcext:value-type="float">
            <text:p>0.741888</text:p>
          </table:table-cell>
          <table:table-cell table:formula="of:= ([times.E322] - [times.D322]) / 1000000" office:value-type="float" office:value="88.49408" calcext:value-type="float">
            <text:p>88.49408</text:p>
          </table:table-cell>
          <table:table-cell table:formula="of:= ([times.G322] - [times.F322]) / 1000000" office:value-type="float" office:value="182.390784" calcext:value-type="float">
            <text:p>182.390784</text:p>
          </table:table-cell>
        </table:table-row>
        <table:table-row table:style-name="ro1">
          <table:table-cell table:formula="of:=[times.A323]" office:value-type="float" office:value="321" calcext:value-type="float">
            <text:p>321</text:p>
          </table:table-cell>
          <table:table-cell table:formula="of:= ([times.C323] - [times.B323]) / 1000000" office:value-type="float" office:value="0.754176" calcext:value-type="float">
            <text:p>0.754176</text:p>
          </table:table-cell>
          <table:table-cell table:formula="of:= ([times.E323] - [times.D323]) / 1000000" office:value-type="float" office:value="89.190144" calcext:value-type="float">
            <text:p>89.190144</text:p>
          </table:table-cell>
          <table:table-cell table:formula="of:= ([times.G323] - [times.F323]) / 1000000" office:value-type="float" office:value="183.817216" calcext:value-type="float">
            <text:p>183.817216</text:p>
          </table:table-cell>
        </table:table-row>
        <table:table-row table:style-name="ro1">
          <table:table-cell table:formula="of:=[times.A324]" office:value-type="float" office:value="322" calcext:value-type="float">
            <text:p>322</text:p>
          </table:table-cell>
          <table:table-cell table:formula="of:= ([times.C324] - [times.B324]) / 1000000" office:value-type="float" office:value="0.735232" calcext:value-type="float">
            <text:p>0.735232</text:p>
          </table:table-cell>
          <table:table-cell table:formula="of:= ([times.E324] - [times.D324]) / 1000000" office:value-type="float" office:value="89.74592" calcext:value-type="float">
            <text:p>89.74592</text:p>
          </table:table-cell>
          <table:table-cell table:formula="of:= ([times.G324] - [times.F324]) / 1000000" office:value-type="float" office:value="186.752768" calcext:value-type="float">
            <text:p>186.752768</text:p>
          </table:table-cell>
        </table:table-row>
        <table:table-row table:style-name="ro1">
          <table:table-cell table:formula="of:=[times.A325]" office:value-type="float" office:value="323" calcext:value-type="float">
            <text:p>323</text:p>
          </table:table-cell>
          <table:table-cell table:formula="of:= ([times.C325] - [times.B325]) / 1000000" office:value-type="float" office:value="0.750848" calcext:value-type="float">
            <text:p>0.750848</text:p>
          </table:table-cell>
          <table:table-cell table:formula="of:= ([times.E325] - [times.D325]) / 1000000" office:value-type="float" office:value="89.735936" calcext:value-type="float">
            <text:p>89.735936</text:p>
          </table:table-cell>
          <table:table-cell table:formula="of:= ([times.G325] - [times.F325]) / 1000000" office:value-type="float" office:value="188.183808" calcext:value-type="float">
            <text:p>188.183808</text:p>
          </table:table-cell>
        </table:table-row>
        <table:table-row table:style-name="ro1">
          <table:table-cell table:formula="of:=[times.A326]" office:value-type="float" office:value="324" calcext:value-type="float">
            <text:p>324</text:p>
          </table:table-cell>
          <table:table-cell table:formula="of:= ([times.C326] - [times.B326]) / 1000000" office:value-type="float" office:value="0.744192" calcext:value-type="float">
            <text:p>0.744192</text:p>
          </table:table-cell>
          <table:table-cell table:formula="of:= ([times.E326] - [times.D326]) / 1000000" office:value-type="float" office:value="89.892864" calcext:value-type="float">
            <text:p>89.892864</text:p>
          </table:table-cell>
          <table:table-cell table:formula="of:= ([times.G326] - [times.F326]) / 1000000" office:value-type="float" office:value="190.264832" calcext:value-type="float">
            <text:p>190.264832</text:p>
          </table:table-cell>
        </table:table-row>
        <table:table-row table:style-name="ro1">
          <table:table-cell table:formula="of:=[times.A327]" office:value-type="float" office:value="325" calcext:value-type="float">
            <text:p>325</text:p>
          </table:table-cell>
          <table:table-cell table:formula="of:= ([times.C327] - [times.B327]) / 1000000" office:value-type="float" office:value="0.736768" calcext:value-type="float">
            <text:p>0.736768</text:p>
          </table:table-cell>
          <table:table-cell table:formula="of:= ([times.E327] - [times.D327]) / 1000000" office:value-type="float" office:value="89.727744" calcext:value-type="float">
            <text:p>89.727744</text:p>
          </table:table-cell>
          <table:table-cell table:formula="of:= ([times.G327] - [times.F327]) / 1000000" office:value-type="float" office:value="190.453248" calcext:value-type="float">
            <text:p>190.453248</text:p>
          </table:table-cell>
        </table:table-row>
        <table:table-row table:style-name="ro1">
          <table:table-cell table:formula="of:=[times.A328]" office:value-type="float" office:value="326" calcext:value-type="float">
            <text:p>326</text:p>
          </table:table-cell>
          <table:table-cell table:formula="of:= ([times.C328] - [times.B328]) / 1000000" office:value-type="float" office:value="0.760064" calcext:value-type="float">
            <text:p>0.760064</text:p>
          </table:table-cell>
          <table:table-cell table:formula="of:= ([times.E328] - [times.D328]) / 1000000" office:value-type="float" office:value="89.55776" calcext:value-type="float">
            <text:p>89.55776</text:p>
          </table:table-cell>
          <table:table-cell table:formula="of:= ([times.G328] - [times.F328]) / 1000000" office:value-type="float" office:value="190.370816" calcext:value-type="float">
            <text:p>190.370816</text:p>
          </table:table-cell>
        </table:table-row>
        <table:table-row table:style-name="ro1">
          <table:table-cell table:formula="of:=[times.A329]" office:value-type="float" office:value="327" calcext:value-type="float">
            <text:p>327</text:p>
          </table:table-cell>
          <table:table-cell table:formula="of:= ([times.C329] - [times.B329]) / 1000000" office:value-type="float" office:value="0.733696" calcext:value-type="float">
            <text:p>0.733696</text:p>
          </table:table-cell>
          <table:table-cell table:formula="of:= ([times.E329] - [times.D329]) / 1000000" office:value-type="float" office:value="89.206016" calcext:value-type="float">
            <text:p>89.206016</text:p>
          </table:table-cell>
          <table:table-cell table:formula="of:= ([times.G329] - [times.F329]) / 1000000" office:value-type="float" office:value="190.361344" calcext:value-type="float">
            <text:p>190.361344</text:p>
          </table:table-cell>
        </table:table-row>
        <table:table-row table:style-name="ro1">
          <table:table-cell table:formula="of:=[times.A330]" office:value-type="float" office:value="328" calcext:value-type="float">
            <text:p>328</text:p>
          </table:table-cell>
          <table:table-cell table:formula="of:= ([times.C330] - [times.B330]) / 1000000" office:value-type="float" office:value="0.758016" calcext:value-type="float">
            <text:p>0.758016</text:p>
          </table:table-cell>
          <table:table-cell table:formula="of:= ([times.E330] - [times.D330]) / 1000000" office:value-type="float" office:value="88.962816" calcext:value-type="float">
            <text:p>88.962816</text:p>
          </table:table-cell>
          <table:table-cell table:formula="of:= ([times.G330] - [times.F330]) / 1000000" office:value-type="float" office:value="190.0672" calcext:value-type="float">
            <text:p>190.0672</text:p>
          </table:table-cell>
        </table:table-row>
        <table:table-row table:style-name="ro1">
          <table:table-cell table:formula="of:=[times.A331]" office:value-type="float" office:value="329" calcext:value-type="float">
            <text:p>329</text:p>
          </table:table-cell>
          <table:table-cell table:formula="of:= ([times.C331] - [times.B331]) / 1000000" office:value-type="float" office:value="0.791552" calcext:value-type="float">
            <text:p>0.791552</text:p>
          </table:table-cell>
          <table:table-cell table:formula="of:= ([times.E331] - [times.D331]) / 1000000" office:value-type="float" office:value="88.75776" calcext:value-type="float">
            <text:p>88.75776</text:p>
          </table:table-cell>
          <table:table-cell table:formula="of:= ([times.G331] - [times.F331]) / 1000000" office:value-type="float" office:value="190.013696" calcext:value-type="float">
            <text:p>190.013696</text:p>
          </table:table-cell>
        </table:table-row>
        <table:table-row table:style-name="ro1">
          <table:table-cell table:formula="of:=[times.A332]" office:value-type="float" office:value="330" calcext:value-type="float">
            <text:p>330</text:p>
          </table:table-cell>
          <table:table-cell table:formula="of:= ([times.C332] - [times.B332]) / 1000000" office:value-type="float" office:value="0.736768" calcext:value-type="float">
            <text:p>0.736768</text:p>
          </table:table-cell>
          <table:table-cell table:formula="of:= ([times.E332] - [times.D332]) / 1000000" office:value-type="float" office:value="90.78016" calcext:value-type="float">
            <text:p>90.78016</text:p>
          </table:table-cell>
          <table:table-cell table:formula="of:= ([times.G332] - [times.F332]) / 1000000" office:value-type="float" office:value="189.72416" calcext:value-type="float">
            <text:p>189.72416</text:p>
          </table:table-cell>
        </table:table-row>
        <table:table-row table:style-name="ro1">
          <table:table-cell table:formula="of:=[times.A333]" office:value-type="float" office:value="331" calcext:value-type="float">
            <text:p>331</text:p>
          </table:table-cell>
          <table:table-cell table:formula="of:= ([times.C333] - [times.B333]) / 1000000" office:value-type="float" office:value="0.731904" calcext:value-type="float">
            <text:p>0.731904</text:p>
          </table:table-cell>
          <table:table-cell table:formula="of:= ([times.E333] - [times.D333]) / 1000000" office:value-type="float" office:value="92.271104" calcext:value-type="float">
            <text:p>92.271104</text:p>
          </table:table-cell>
          <table:table-cell table:formula="of:= ([times.G333] - [times.F333]) / 1000000" office:value-type="float" office:value="189.648896" calcext:value-type="float">
            <text:p>189.648896</text:p>
          </table:table-cell>
        </table:table-row>
        <table:table-row table:style-name="ro1">
          <table:table-cell table:formula="of:=[times.A334]" office:value-type="float" office:value="332" calcext:value-type="float">
            <text:p>332</text:p>
          </table:table-cell>
          <table:table-cell table:formula="of:= ([times.C334] - [times.B334]) / 1000000" office:value-type="float" office:value="0.750848" calcext:value-type="float">
            <text:p>0.750848</text:p>
          </table:table-cell>
          <table:table-cell table:formula="of:= ([times.E334] - [times.D334]) / 1000000" office:value-type="float" office:value="94.173696" calcext:value-type="float">
            <text:p>94.173696</text:p>
          </table:table-cell>
          <table:table-cell table:formula="of:= ([times.G334] - [times.F334]) / 1000000" office:value-type="float" office:value="189.270784" calcext:value-type="float">
            <text:p>189.270784</text:p>
          </table:table-cell>
        </table:table-row>
        <table:table-row table:style-name="ro1">
          <table:table-cell table:formula="of:=[times.A335]" office:value-type="float" office:value="333" calcext:value-type="float">
            <text:p>333</text:p>
          </table:table-cell>
          <table:table-cell table:formula="of:= ([times.C335] - [times.B335]) / 1000000" office:value-type="float" office:value="0.743936" calcext:value-type="float">
            <text:p>0.743936</text:p>
          </table:table-cell>
          <table:table-cell table:formula="of:= ([times.E335] - [times.D335]) / 1000000" office:value-type="float" office:value="94.34112" calcext:value-type="float">
            <text:p>94.34112</text:p>
          </table:table-cell>
          <table:table-cell table:formula="of:= ([times.G335] - [times.F335]) / 1000000" office:value-type="float" office:value="189.09696" calcext:value-type="float">
            <text:p>189.09696</text:p>
          </table:table-cell>
        </table:table-row>
        <table:table-row table:style-name="ro1">
          <table:table-cell table:formula="of:=[times.A336]" office:value-type="float" office:value="334" calcext:value-type="float">
            <text:p>334</text:p>
          </table:table-cell>
          <table:table-cell table:formula="of:= ([times.C336] - [times.B336]) / 1000000" office:value-type="float" office:value="0.757248" calcext:value-type="float">
            <text:p>0.757248</text:p>
          </table:table-cell>
          <table:table-cell table:formula="of:= ([times.E336] - [times.D336]) / 1000000" office:value-type="float" office:value="94.24384" calcext:value-type="float">
            <text:p>94.24384</text:p>
          </table:table-cell>
          <table:table-cell table:formula="of:= ([times.G336] - [times.F336]) / 1000000" office:value-type="float" office:value="189.791488" calcext:value-type="float">
            <text:p>189.791488</text:p>
          </table:table-cell>
        </table:table-row>
        <table:table-row table:style-name="ro1">
          <table:table-cell table:formula="of:=[times.A337]" office:value-type="float" office:value="335" calcext:value-type="float">
            <text:p>335</text:p>
          </table:table-cell>
          <table:table-cell table:formula="of:= ([times.C337] - [times.B337]) / 1000000" office:value-type="float" office:value="0.788736" calcext:value-type="float">
            <text:p>0.788736</text:p>
          </table:table-cell>
          <table:table-cell table:formula="of:= ([times.E337] - [times.D337]) / 1000000" office:value-type="float" office:value="93.96096" calcext:value-type="float">
            <text:p>93.96096</text:p>
          </table:table-cell>
          <table:table-cell table:formula="of:= ([times.G337] - [times.F337]) / 1000000" office:value-type="float" office:value="191.634944" calcext:value-type="float">
            <text:p>191.634944</text:p>
          </table:table-cell>
        </table:table-row>
        <table:table-row table:style-name="ro1">
          <table:table-cell table:formula="of:=[times.A338]" office:value-type="float" office:value="336" calcext:value-type="float">
            <text:p>336</text:p>
          </table:table-cell>
          <table:table-cell table:formula="of:= ([times.C338] - [times.B338]) / 1000000" office:value-type="float" office:value="0.75392" calcext:value-type="float">
            <text:p>0.75392</text:p>
          </table:table-cell>
          <table:table-cell table:formula="of:= ([times.E338] - [times.D338]) / 1000000" office:value-type="float" office:value="93.76896" calcext:value-type="float">
            <text:p>93.76896</text:p>
          </table:table-cell>
          <table:table-cell table:formula="of:= ([times.G338] - [times.F338]) / 1000000" office:value-type="float" office:value="193.04192" calcext:value-type="float">
            <text:p>193.04192</text:p>
          </table:table-cell>
        </table:table-row>
        <table:table-row table:style-name="ro1">
          <table:table-cell table:formula="of:=[times.A339]" office:value-type="float" office:value="337" calcext:value-type="float">
            <text:p>337</text:p>
          </table:table-cell>
          <table:table-cell table:formula="of:= ([times.C339] - [times.B339]) / 1000000" office:value-type="float" office:value="0.733696" calcext:value-type="float">
            <text:p>0.733696</text:p>
          </table:table-cell>
          <table:table-cell table:formula="of:= ([times.E339] - [times.D339]) / 1000000" office:value-type="float" office:value="95.000064" calcext:value-type="float">
            <text:p>95.000064</text:p>
          </table:table-cell>
          <table:table-cell table:formula="of:= ([times.G339] - [times.F339]) / 1000000" office:value-type="float" office:value="193.726208" calcext:value-type="float">
            <text:p>193.726208</text:p>
          </table:table-cell>
        </table:table-row>
        <table:table-row table:style-name="ro1">
          <table:table-cell table:formula="of:=[times.A340]" office:value-type="float" office:value="338" calcext:value-type="float">
            <text:p>338</text:p>
          </table:table-cell>
          <table:table-cell table:formula="of:= ([times.C340] - [times.B340]) / 1000000" office:value-type="float" office:value="0.74496" calcext:value-type="float">
            <text:p>0.74496</text:p>
          </table:table-cell>
          <table:table-cell table:formula="of:= ([times.E340] - [times.D340]) / 1000000" office:value-type="float" office:value="95.028736" calcext:value-type="float">
            <text:p>95.028736</text:p>
          </table:table-cell>
          <table:table-cell table:formula="of:= ([times.G340] - [times.F340]) / 1000000" office:value-type="float" office:value="194.541056" calcext:value-type="float">
            <text:p>194.541056</text:p>
          </table:table-cell>
        </table:table-row>
        <table:table-row table:style-name="ro1">
          <table:table-cell table:formula="of:=[times.A341]" office:value-type="float" office:value="339" calcext:value-type="float">
            <text:p>339</text:p>
          </table:table-cell>
          <table:table-cell table:formula="of:= ([times.C341] - [times.B341]) / 1000000" office:value-type="float" office:value="0.738816" calcext:value-type="float">
            <text:p>0.738816</text:p>
          </table:table-cell>
          <table:table-cell table:formula="of:= ([times.E341] - [times.D341]) / 1000000" office:value-type="float" office:value="95.996416" calcext:value-type="float">
            <text:p>95.996416</text:p>
          </table:table-cell>
          <table:table-cell table:formula="of:= ([times.G341] - [times.F341]) / 1000000" office:value-type="float" office:value="195.312128" calcext:value-type="float">
            <text:p>195.312128</text:p>
          </table:table-cell>
        </table:table-row>
        <table:table-row table:style-name="ro1">
          <table:table-cell table:formula="of:=[times.A342]" office:value-type="float" office:value="340" calcext:value-type="float">
            <text:p>340</text:p>
          </table:table-cell>
          <table:table-cell table:formula="of:= ([times.C342] - [times.B342]) / 1000000" office:value-type="float" office:value="0.754688" calcext:value-type="float">
            <text:p>0.754688</text:p>
          </table:table-cell>
          <table:table-cell table:formula="of:= ([times.E342] - [times.D342]) / 1000000" office:value-type="float" office:value="95.922944" calcext:value-type="float">
            <text:p>95.922944</text:p>
          </table:table-cell>
          <table:table-cell table:formula="of:= ([times.G342] - [times.F342]) / 1000000" office:value-type="float" office:value="196.27264" calcext:value-type="float">
            <text:p>196.27264</text:p>
          </table:table-cell>
        </table:table-row>
        <table:table-row table:style-name="ro1">
          <table:table-cell table:formula="of:=[times.A343]" office:value-type="float" office:value="341" calcext:value-type="float">
            <text:p>341</text:p>
          </table:table-cell>
          <table:table-cell table:formula="of:= ([times.C343] - [times.B343]) / 1000000" office:value-type="float" office:value="0.73984" calcext:value-type="float">
            <text:p>0.73984</text:p>
          </table:table-cell>
          <table:table-cell table:formula="of:= ([times.E343] - [times.D343]) / 1000000" office:value-type="float" office:value="97.04192" calcext:value-type="float">
            <text:p>97.04192</text:p>
          </table:table-cell>
          <table:table-cell table:formula="of:= ([times.G343] - [times.F343]) / 1000000" office:value-type="float" office:value="200.265216" calcext:value-type="float">
            <text:p>200.265216</text:p>
          </table:table-cell>
        </table:table-row>
        <table:table-row table:style-name="ro1">
          <table:table-cell table:formula="of:=[times.A344]" office:value-type="float" office:value="342" calcext:value-type="float">
            <text:p>342</text:p>
          </table:table-cell>
          <table:table-cell table:formula="of:= ([times.C344] - [times.B344]) / 1000000" office:value-type="float" office:value="0.740096" calcext:value-type="float">
            <text:p>0.740096</text:p>
          </table:table-cell>
          <table:table-cell table:formula="of:= ([times.E344] - [times.D344]) / 1000000" office:value-type="float" office:value="97.200128" calcext:value-type="float">
            <text:p>97.200128</text:p>
          </table:table-cell>
          <table:table-cell table:formula="of:= ([times.G344] - [times.F344]) / 1000000" office:value-type="float" office:value="201.289984" calcext:value-type="float">
            <text:p>201.289984</text:p>
          </table:table-cell>
        </table:table-row>
        <table:table-row table:style-name="ro1">
          <table:table-cell table:formula="of:=[times.A345]" office:value-type="float" office:value="343" calcext:value-type="float">
            <text:p>343</text:p>
          </table:table-cell>
          <table:table-cell table:formula="of:= ([times.C345] - [times.B345]) / 1000000" office:value-type="float" office:value="0.75008" calcext:value-type="float">
            <text:p>0.75008</text:p>
          </table:table-cell>
          <table:table-cell table:formula="of:= ([times.E345] - [times.D345]) / 1000000" office:value-type="float" office:value="98.091264" calcext:value-type="float">
            <text:p>98.091264</text:p>
          </table:table-cell>
          <table:table-cell table:formula="of:= ([times.G345] - [times.F345]) / 1000000" office:value-type="float" office:value="202.738176" calcext:value-type="float">
            <text:p>202.738176</text:p>
          </table:table-cell>
        </table:table-row>
        <table:table-row table:style-name="ro1">
          <table:table-cell table:formula="of:=[times.A346]" office:value-type="float" office:value="344" calcext:value-type="float">
            <text:p>344</text:p>
          </table:table-cell>
          <table:table-cell table:formula="of:= ([times.C346] - [times.B346]) / 1000000" office:value-type="float" office:value="0.731648" calcext:value-type="float">
            <text:p>0.731648</text:p>
          </table:table-cell>
          <table:table-cell table:formula="of:= ([times.E346] - [times.D346]) / 1000000" office:value-type="float" office:value="98.03264" calcext:value-type="float">
            <text:p>98.03264</text:p>
          </table:table-cell>
          <table:table-cell table:formula="of:= ([times.G346] - [times.F346]) / 1000000" office:value-type="float" office:value="203.903744" calcext:value-type="float">
            <text:p>203.903744</text:p>
          </table:table-cell>
        </table:table-row>
        <table:table-row table:style-name="ro1">
          <table:table-cell table:formula="of:=[times.A347]" office:value-type="float" office:value="345" calcext:value-type="float">
            <text:p>345</text:p>
          </table:table-cell>
          <table:table-cell table:formula="of:= ([times.C347] - [times.B347]) / 1000000" office:value-type="float" office:value="0.752896" calcext:value-type="float">
            <text:p>0.752896</text:p>
          </table:table-cell>
          <table:table-cell table:formula="of:= ([times.E347] - [times.D347]) / 1000000" office:value-type="float" office:value="97.762048" calcext:value-type="float">
            <text:p>97.762048</text:p>
          </table:table-cell>
          <table:table-cell table:formula="of:= ([times.G347] - [times.F347]) / 1000000" office:value-type="float" office:value="205.06368" calcext:value-type="float">
            <text:p>205.06368</text:p>
          </table:table-cell>
        </table:table-row>
        <table:table-row table:style-name="ro1">
          <table:table-cell table:formula="of:=[times.A348]" office:value-type="float" office:value="346" calcext:value-type="float">
            <text:p>346</text:p>
          </table:table-cell>
          <table:table-cell table:formula="of:= ([times.C348] - [times.B348]) / 1000000" office:value-type="float" office:value="0.772096" calcext:value-type="float">
            <text:p>0.772096</text:p>
          </table:table-cell>
          <table:table-cell table:formula="of:= ([times.E348] - [times.D348]) / 1000000" office:value-type="float" office:value="97.728" calcext:value-type="float">
            <text:p>97.728</text:p>
          </table:table-cell>
          <table:table-cell table:formula="of:= ([times.G348] - [times.F348]) / 1000000" office:value-type="float" office:value="205.833984" calcext:value-type="float">
            <text:p>205.833984</text:p>
          </table:table-cell>
        </table:table-row>
        <table:table-row table:style-name="ro1">
          <table:table-cell table:formula="of:=[times.A349]" office:value-type="float" office:value="347" calcext:value-type="float">
            <text:p>347</text:p>
          </table:table-cell>
          <table:table-cell table:formula="of:= ([times.C349] - [times.B349]) / 1000000" office:value-type="float" office:value="0.748288" calcext:value-type="float">
            <text:p>0.748288</text:p>
          </table:table-cell>
          <table:table-cell table:formula="of:= ([times.E349] - [times.D349]) / 1000000" office:value-type="float" office:value="97.5488" calcext:value-type="float">
            <text:p>97.5488</text:p>
          </table:table-cell>
          <table:table-cell table:formula="of:= ([times.G349] - [times.F349]) / 1000000" office:value-type="float" office:value="206.941184" calcext:value-type="float">
            <text:p>206.941184</text:p>
          </table:table-cell>
        </table:table-row>
        <table:table-row table:style-name="ro1">
          <table:table-cell table:formula="of:=[times.A350]" office:value-type="float" office:value="348" calcext:value-type="float">
            <text:p>348</text:p>
          </table:table-cell>
          <table:table-cell table:formula="of:= ([times.C350] - [times.B350]) / 1000000" office:value-type="float" office:value="0.771072" calcext:value-type="float">
            <text:p>0.771072</text:p>
          </table:table-cell>
          <table:table-cell table:formula="of:= ([times.E350] - [times.D350]) / 1000000" office:value-type="float" office:value="97.259008" calcext:value-type="float">
            <text:p>97.259008</text:p>
          </table:table-cell>
          <table:table-cell table:formula="of:= ([times.G350] - [times.F350]) / 1000000" office:value-type="float" office:value="208.294912" calcext:value-type="float">
            <text:p>208.294912</text:p>
          </table:table-cell>
        </table:table-row>
        <table:table-row table:style-name="ro1">
          <table:table-cell table:formula="of:=[times.A351]" office:value-type="float" office:value="349" calcext:value-type="float">
            <text:p>349</text:p>
          </table:table-cell>
          <table:table-cell table:formula="of:= ([times.C351] - [times.B351]) / 1000000" office:value-type="float" office:value="0.736" calcext:value-type="float">
            <text:p>0.736</text:p>
          </table:table-cell>
          <table:table-cell table:formula="of:= ([times.E351] - [times.D351]) / 1000000" office:value-type="float" office:value="98.740224" calcext:value-type="float">
            <text:p>98.740224</text:p>
          </table:table-cell>
          <table:table-cell table:formula="of:= ([times.G351] - [times.F351]) / 1000000" office:value-type="float" office:value="208.2048" calcext:value-type="float">
            <text:p>208.2048</text:p>
          </table:table-cell>
        </table:table-row>
        <table:table-row table:style-name="ro1">
          <table:table-cell table:formula="of:=[times.A352]" office:value-type="float" office:value="350" calcext:value-type="float">
            <text:p>350</text:p>
          </table:table-cell>
          <table:table-cell table:formula="of:= ([times.C352] - [times.B352]) / 1000000" office:value-type="float" office:value="0.764672" calcext:value-type="float">
            <text:p>0.764672</text:p>
          </table:table-cell>
          <table:table-cell table:formula="of:= ([times.E352] - [times.D352]) / 1000000" office:value-type="float" office:value="100.183552" calcext:value-type="float">
            <text:p>100.183552</text:p>
          </table:table-cell>
          <table:table-cell table:formula="of:= ([times.G352] - [times.F352]) / 1000000" office:value-type="float" office:value="208.861696" calcext:value-type="float">
            <text:p>208.861696</text:p>
          </table:table-cell>
        </table:table-row>
        <table:table-row table:style-name="ro1">
          <table:table-cell table:formula="of:=[times.A353]" office:value-type="float" office:value="351" calcext:value-type="float">
            <text:p>351</text:p>
          </table:table-cell>
          <table:table-cell table:formula="of:= ([times.C353] - [times.B353]) / 1000000" office:value-type="float" office:value="0.74496" calcext:value-type="float">
            <text:p>0.74496</text:p>
          </table:table-cell>
          <table:table-cell table:formula="of:= ([times.E353] - [times.D353]) / 1000000" office:value-type="float" office:value="99.931904" calcext:value-type="float">
            <text:p>99.931904</text:p>
          </table:table-cell>
          <table:table-cell table:formula="of:= ([times.G353] - [times.F353]) / 1000000" office:value-type="float" office:value="210.63168" calcext:value-type="float">
            <text:p>210.63168</text:p>
          </table:table-cell>
        </table:table-row>
        <table:table-row table:style-name="ro1">
          <table:table-cell table:formula="of:=[times.A354]" office:value-type="float" office:value="352" calcext:value-type="float">
            <text:p>352</text:p>
          </table:table-cell>
          <table:table-cell table:formula="of:= ([times.C354] - [times.B354]) / 1000000" office:value-type="float" office:value="0.767232" calcext:value-type="float">
            <text:p>0.767232</text:p>
          </table:table-cell>
          <table:table-cell table:formula="of:= ([times.E354] - [times.D354]) / 1000000" office:value-type="float" office:value="100.729344" calcext:value-type="float">
            <text:p>100.729344</text:p>
          </table:table-cell>
          <table:table-cell table:formula="of:= ([times.G354] - [times.F354]) / 1000000" office:value-type="float" office:value="212.071936" calcext:value-type="float">
            <text:p>212.071936</text:p>
          </table:table-cell>
        </table:table-row>
        <table:table-row table:style-name="ro1">
          <table:table-cell table:formula="of:=[times.A355]" office:value-type="float" office:value="353" calcext:value-type="float">
            <text:p>353</text:p>
          </table:table-cell>
          <table:table-cell table:formula="of:= ([times.C355] - [times.B355]) / 1000000" office:value-type="float" office:value="0.749568" calcext:value-type="float">
            <text:p>0.749568</text:p>
          </table:table-cell>
          <table:table-cell table:formula="of:= ([times.E355] - [times.D355]) / 1000000" office:value-type="float" office:value="100.785408" calcext:value-type="float">
            <text:p>100.785408</text:p>
          </table:table-cell>
          <table:table-cell table:formula="of:= ([times.G355] - [times.F355]) / 1000000" office:value-type="float" office:value="213.582848" calcext:value-type="float">
            <text:p>213.582848</text:p>
          </table:table-cell>
        </table:table-row>
        <table:table-row table:style-name="ro1">
          <table:table-cell table:formula="of:=[times.A356]" office:value-type="float" office:value="354" calcext:value-type="float">
            <text:p>354</text:p>
          </table:table-cell>
          <table:table-cell table:formula="of:= ([times.C356] - [times.B356]) / 1000000" office:value-type="float" office:value="0.749824" calcext:value-type="float">
            <text:p>0.749824</text:p>
          </table:table-cell>
          <table:table-cell table:formula="of:= ([times.E356] - [times.D356]) / 1000000" office:value-type="float" office:value="100.628736" calcext:value-type="float">
            <text:p>100.628736</text:p>
          </table:table-cell>
          <table:table-cell table:formula="of:= ([times.G356] - [times.F356]) / 1000000" office:value-type="float" office:value="214.24896" calcext:value-type="float">
            <text:p>214.24896</text:p>
          </table:table-cell>
        </table:table-row>
        <table:table-row table:style-name="ro1">
          <table:table-cell table:formula="of:=[times.A357]" office:value-type="float" office:value="355" calcext:value-type="float">
            <text:p>355</text:p>
          </table:table-cell>
          <table:table-cell table:formula="of:= ([times.C357] - [times.B357]) / 1000000" office:value-type="float" office:value="0.731392" calcext:value-type="float">
            <text:p>0.731392</text:p>
          </table:table-cell>
          <table:table-cell table:formula="of:= ([times.E357] - [times.D357]) / 1000000" office:value-type="float" office:value="100.622592" calcext:value-type="float">
            <text:p>100.622592</text:p>
          </table:table-cell>
          <table:table-cell table:formula="of:= ([times.G357] - [times.F357]) / 1000000" office:value-type="float" office:value="215.732992" calcext:value-type="float">
            <text:p>215.732992</text:p>
          </table:table-cell>
        </table:table-row>
        <table:table-row table:style-name="ro1">
          <table:table-cell table:formula="of:=[times.A358]" office:value-type="float" office:value="356" calcext:value-type="float">
            <text:p>356</text:p>
          </table:table-cell>
          <table:table-cell table:formula="of:= ([times.C358] - [times.B358]) / 1000000" office:value-type="float" office:value="0.745984" calcext:value-type="float">
            <text:p>0.745984</text:p>
          </table:table-cell>
          <table:table-cell table:formula="of:= ([times.E358] - [times.D358]) / 1000000" office:value-type="float" office:value="100.447744" calcext:value-type="float">
            <text:p>100.447744</text:p>
          </table:table-cell>
          <table:table-cell table:formula="of:= ([times.G358] - [times.F358]) / 1000000" office:value-type="float" office:value="216.518144" calcext:value-type="float">
            <text:p>216.518144</text:p>
          </table:table-cell>
        </table:table-row>
        <table:table-row table:style-name="ro1">
          <table:table-cell table:formula="of:=[times.A359]" office:value-type="float" office:value="357" calcext:value-type="float">
            <text:p>357</text:p>
          </table:table-cell>
          <table:table-cell table:formula="of:= ([times.C359] - [times.B359]) / 1000000" office:value-type="float" office:value="0.731136" calcext:value-type="float">
            <text:p>0.731136</text:p>
          </table:table-cell>
          <table:table-cell table:formula="of:= ([times.E359] - [times.D359]) / 1000000" office:value-type="float" office:value="100.169216" calcext:value-type="float">
            <text:p>100.169216</text:p>
          </table:table-cell>
          <table:table-cell table:formula="of:= ([times.G359] - [times.F359]) / 1000000" office:value-type="float" office:value="217.639168" calcext:value-type="float">
            <text:p>217.639168</text:p>
          </table:table-cell>
        </table:table-row>
        <table:table-row table:style-name="ro1">
          <table:table-cell table:formula="of:=[times.A360]" office:value-type="float" office:value="358" calcext:value-type="float">
            <text:p>358</text:p>
          </table:table-cell>
          <table:table-cell table:formula="of:= ([times.C360] - [times.B360]) / 1000000" office:value-type="float" office:value="0.776704" calcext:value-type="float">
            <text:p>0.776704</text:p>
          </table:table-cell>
          <table:table-cell table:formula="of:= ([times.E360] - [times.D360]) / 1000000" office:value-type="float" office:value="100.04992" calcext:value-type="float">
            <text:p>100.04992</text:p>
          </table:table-cell>
          <table:table-cell table:formula="of:= ([times.G360] - [times.F360]) / 1000000" office:value-type="float" office:value="218.295296" calcext:value-type="float">
            <text:p>218.295296</text:p>
          </table:table-cell>
        </table:table-row>
        <table:table-row table:style-name="ro1">
          <table:table-cell table:formula="of:=[times.A361]" office:value-type="float" office:value="359" calcext:value-type="float">
            <text:p>359</text:p>
          </table:table-cell>
          <table:table-cell table:formula="of:= ([times.C361] - [times.B361]) / 1000000" office:value-type="float" office:value="0.743936" calcext:value-type="float">
            <text:p>0.743936</text:p>
          </table:table-cell>
          <table:table-cell table:formula="of:= ([times.E361] - [times.D361]) / 1000000" office:value-type="float" office:value="100.179712" calcext:value-type="float">
            <text:p>100.179712</text:p>
          </table:table-cell>
          <table:table-cell table:formula="of:= ([times.G361] - [times.F361]) / 1000000" office:value-type="float" office:value="218.338048" calcext:value-type="float">
            <text:p>218.338048</text:p>
          </table:table-cell>
        </table:table-row>
        <table:table-row table:style-name="ro1">
          <table:table-cell table:formula="of:=[times.A362]" office:value-type="float" office:value="360" calcext:value-type="float">
            <text:p>360</text:p>
          </table:table-cell>
          <table:table-cell table:formula="of:= ([times.C362] - [times.B362]) / 1000000" office:value-type="float" office:value="0.7488" calcext:value-type="float">
            <text:p>0.7488</text:p>
          </table:table-cell>
          <table:table-cell table:formula="of:= ([times.E362] - [times.D362]) / 1000000" office:value-type="float" office:value="99.943936" calcext:value-type="float">
            <text:p>99.943936</text:p>
          </table:table-cell>
          <table:table-cell table:formula="of:= ([times.G362] - [times.F362]) / 1000000" office:value-type="float" office:value="218.638592" calcext:value-type="float">
            <text:p>218.638592</text:p>
          </table:table-cell>
        </table:table-row>
        <table:table-row table:style-name="ro1">
          <table:table-cell table:formula="of:=[times.A363]" office:value-type="float" office:value="361" calcext:value-type="float">
            <text:p>361</text:p>
          </table:table-cell>
          <table:table-cell table:formula="of:= ([times.C363] - [times.B363]) / 1000000" office:value-type="float" office:value="0.75136" calcext:value-type="float">
            <text:p>0.75136</text:p>
          </table:table-cell>
          <table:table-cell table:formula="of:= ([times.E363] - [times.D363]) / 1000000" office:value-type="float" office:value="99.795712" calcext:value-type="float">
            <text:p>99.795712</text:p>
          </table:table-cell>
          <table:table-cell table:formula="of:= ([times.G363] - [times.F363]) / 1000000" office:value-type="float" office:value="220.597248" calcext:value-type="float">
            <text:p>220.597248</text:p>
          </table:table-cell>
        </table:table-row>
        <table:table-row table:style-name="ro1">
          <table:table-cell table:formula="of:=[times.A364]" office:value-type="float" office:value="362" calcext:value-type="float">
            <text:p>362</text:p>
          </table:table-cell>
          <table:table-cell table:formula="of:= ([times.C364] - [times.B364]) / 1000000" office:value-type="float" office:value="0.733952" calcext:value-type="float">
            <text:p>0.733952</text:p>
          </table:table-cell>
          <table:table-cell table:formula="of:= ([times.E364] - [times.D364]) / 1000000" office:value-type="float" office:value="99.511808" calcext:value-type="float">
            <text:p>99.511808</text:p>
          </table:table-cell>
          <table:table-cell table:formula="of:= ([times.G364] - [times.F364]) / 1000000" office:value-type="float" office:value="221.97888" calcext:value-type="float">
            <text:p>221.97888</text:p>
          </table:table-cell>
        </table:table-row>
        <table:table-row table:style-name="ro1">
          <table:table-cell table:formula="of:=[times.A365]" office:value-type="float" office:value="363" calcext:value-type="float">
            <text:p>363</text:p>
          </table:table-cell>
          <table:table-cell table:formula="of:= ([times.C365] - [times.B365]) / 1000000" office:value-type="float" office:value="0.748032" calcext:value-type="float">
            <text:p>0.748032</text:p>
          </table:table-cell>
          <table:table-cell table:formula="of:= ([times.E365] - [times.D365]) / 1000000" office:value-type="float" office:value="99.29728" calcext:value-type="float">
            <text:p>99.29728</text:p>
          </table:table-cell>
          <table:table-cell table:formula="of:= ([times.G365] - [times.F365]) / 1000000" office:value-type="float" office:value="223.385344" calcext:value-type="float">
            <text:p>223.385344</text:p>
          </table:table-cell>
        </table:table-row>
        <table:table-row table:style-name="ro1">
          <table:table-cell table:formula="of:=[times.A366]" office:value-type="float" office:value="364" calcext:value-type="float">
            <text:p>364</text:p>
          </table:table-cell>
          <table:table-cell table:formula="of:= ([times.C366] - [times.B366]) / 1000000" office:value-type="float" office:value="0.765184" calcext:value-type="float">
            <text:p>0.765184</text:p>
          </table:table-cell>
          <table:table-cell table:formula="of:= ([times.E366] - [times.D366]) / 1000000" office:value-type="float" office:value="99.105024" calcext:value-type="float">
            <text:p>99.105024</text:p>
          </table:table-cell>
          <table:table-cell table:formula="of:= ([times.G366] - [times.F366]) / 1000000" office:value-type="float" office:value="226.363904" calcext:value-type="float">
            <text:p>226.363904</text:p>
          </table:table-cell>
        </table:table-row>
        <table:table-row table:style-name="ro1">
          <table:table-cell table:formula="of:=[times.A367]" office:value-type="float" office:value="365" calcext:value-type="float">
            <text:p>365</text:p>
          </table:table-cell>
          <table:table-cell table:formula="of:= ([times.C367] - [times.B367]) / 1000000" office:value-type="float" office:value="0.742144" calcext:value-type="float">
            <text:p>0.742144</text:p>
          </table:table-cell>
          <table:table-cell table:formula="of:= ([times.E367] - [times.D367]) / 1000000" office:value-type="float" office:value="98.850816" calcext:value-type="float">
            <text:p>98.850816</text:p>
          </table:table-cell>
          <table:table-cell table:formula="of:= ([times.G367] - [times.F367]) / 1000000" office:value-type="float" office:value="226.253056" calcext:value-type="float">
            <text:p>226.253056</text:p>
          </table:table-cell>
        </table:table-row>
        <table:table-row table:style-name="ro1">
          <table:table-cell table:formula="of:=[times.A368]" office:value-type="float" office:value="366" calcext:value-type="float">
            <text:p>366</text:p>
          </table:table-cell>
          <table:table-cell table:formula="of:= ([times.C368] - [times.B368]) / 1000000" office:value-type="float" office:value="0.735744" calcext:value-type="float">
            <text:p>0.735744</text:p>
          </table:table-cell>
          <table:table-cell table:formula="of:= ([times.E368] - [times.D368]) / 1000000" office:value-type="float" office:value="98.438144" calcext:value-type="float">
            <text:p>98.438144</text:p>
          </table:table-cell>
          <table:table-cell table:formula="of:= ([times.G368] - [times.F368]) / 1000000" office:value-type="float" office:value="226.22976" calcext:value-type="float">
            <text:p>226.22976</text:p>
          </table:table-cell>
        </table:table-row>
        <table:table-row table:style-name="ro1">
          <table:table-cell table:formula="of:=[times.A369]" office:value-type="float" office:value="367" calcext:value-type="float">
            <text:p>367</text:p>
          </table:table-cell>
          <table:table-cell table:formula="of:= ([times.C369] - [times.B369]) / 1000000" office:value-type="float" office:value="0.751872" calcext:value-type="float">
            <text:p>0.751872</text:p>
          </table:table-cell>
          <table:table-cell table:formula="of:= ([times.E369] - [times.D369]) / 1000000" office:value-type="float" office:value="98.294528" calcext:value-type="float">
            <text:p>98.294528</text:p>
          </table:table-cell>
          <table:table-cell table:formula="of:= ([times.G369] - [times.F369]) / 1000000" office:value-type="float" office:value="226.104832" calcext:value-type="float">
            <text:p>226.104832</text:p>
          </table:table-cell>
        </table:table-row>
        <table:table-row table:style-name="ro1">
          <table:table-cell table:formula="of:=[times.A370]" office:value-type="float" office:value="368" calcext:value-type="float">
            <text:p>368</text:p>
          </table:table-cell>
          <table:table-cell table:formula="of:= ([times.C370] - [times.B370]) / 1000000" office:value-type="float" office:value="0.731904" calcext:value-type="float">
            <text:p>0.731904</text:p>
          </table:table-cell>
          <table:table-cell table:formula="of:= ([times.E370] - [times.D370]) / 1000000" office:value-type="float" office:value="98.347264" calcext:value-type="float">
            <text:p>98.347264</text:p>
          </table:table-cell>
          <table:table-cell table:formula="of:= ([times.G370] - [times.F370]) / 1000000" office:value-type="float" office:value="225.99296" calcext:value-type="float">
            <text:p>225.99296</text:p>
          </table:table-cell>
        </table:table-row>
        <table:table-row table:style-name="ro1">
          <table:table-cell table:formula="of:=[times.A371]" office:value-type="float" office:value="369" calcext:value-type="float">
            <text:p>369</text:p>
          </table:table-cell>
          <table:table-cell table:formula="of:= ([times.C371] - [times.B371]) / 1000000" office:value-type="float" office:value="0.752128" calcext:value-type="float">
            <text:p>0.752128</text:p>
          </table:table-cell>
          <table:table-cell table:formula="of:= ([times.E371] - [times.D371]) / 1000000" office:value-type="float" office:value="98.025984" calcext:value-type="float">
            <text:p>98.025984</text:p>
          </table:table-cell>
          <table:table-cell table:formula="of:= ([times.G371] - [times.F371]) / 1000000" office:value-type="float" office:value="225.874176" calcext:value-type="float">
            <text:p>225.874176</text:p>
          </table:table-cell>
        </table:table-row>
        <table:table-row table:style-name="ro1">
          <table:table-cell table:formula="of:=[times.A372]" office:value-type="float" office:value="370" calcext:value-type="float">
            <text:p>370</text:p>
          </table:table-cell>
          <table:table-cell table:formula="of:= ([times.C372] - [times.B372]) / 1000000" office:value-type="float" office:value="0.798208" calcext:value-type="float">
            <text:p>0.798208</text:p>
          </table:table-cell>
          <table:table-cell table:formula="of:= ([times.E372] - [times.D372]) / 1000000" office:value-type="float" office:value="97.824768" calcext:value-type="float">
            <text:p>97.824768</text:p>
          </table:table-cell>
          <table:table-cell table:formula="of:= ([times.G372] - [times.F372]) / 1000000" office:value-type="float" office:value="225.5488" calcext:value-type="float">
            <text:p>225.5488</text:p>
          </table:table-cell>
        </table:table-row>
        <table:table-row table:style-name="ro1">
          <table:table-cell table:formula="of:=[times.A373]" office:value-type="float" office:value="371" calcext:value-type="float">
            <text:p>371</text:p>
          </table:table-cell>
          <table:table-cell table:formula="of:= ([times.C373] - [times.B373]) / 1000000" office:value-type="float" office:value="0.737024" calcext:value-type="float">
            <text:p>0.737024</text:p>
          </table:table-cell>
          <table:table-cell table:formula="of:= ([times.E373] - [times.D373]) / 1000000" office:value-type="float" office:value="97.6384" calcext:value-type="float">
            <text:p>97.6384</text:p>
          </table:table-cell>
          <table:table-cell table:formula="of:= ([times.G373] - [times.F373]) / 1000000" office:value-type="float" office:value="226.281984" calcext:value-type="float">
            <text:p>226.281984</text:p>
          </table:table-cell>
        </table:table-row>
        <table:table-row table:style-name="ro1">
          <table:table-cell table:formula="of:=[times.A374]" office:value-type="float" office:value="372" calcext:value-type="float">
            <text:p>372</text:p>
          </table:table-cell>
          <table:table-cell table:formula="of:= ([times.C374] - [times.B374]) / 1000000" office:value-type="float" office:value="0.75008" calcext:value-type="float">
            <text:p>0.75008</text:p>
          </table:table-cell>
          <table:table-cell table:formula="of:= ([times.E374] - [times.D374]) / 1000000" office:value-type="float" office:value="97.362944" calcext:value-type="float">
            <text:p>97.362944</text:p>
          </table:table-cell>
          <table:table-cell table:formula="of:= ([times.G374] - [times.F374]) / 1000000" office:value-type="float" office:value="226.18368" calcext:value-type="float">
            <text:p>226.18368</text:p>
          </table:table-cell>
        </table:table-row>
        <table:table-row table:style-name="ro1">
          <table:table-cell table:formula="of:=[times.A375]" office:value-type="float" office:value="373" calcext:value-type="float">
            <text:p>373</text:p>
          </table:table-cell>
          <table:table-cell table:formula="of:= ([times.C375] - [times.B375]) / 1000000" office:value-type="float" office:value="0.735744" calcext:value-type="float">
            <text:p>0.735744</text:p>
          </table:table-cell>
          <table:table-cell table:formula="of:= ([times.E375] - [times.D375]) / 1000000" office:value-type="float" office:value="96.999424" calcext:value-type="float">
            <text:p>96.999424</text:p>
          </table:table-cell>
          <table:table-cell table:formula="of:= ([times.G375] - [times.F375]) / 1000000" office:value-type="float" office:value="228.025856" calcext:value-type="float">
            <text:p>228.025856</text:p>
          </table:table-cell>
        </table:table-row>
        <table:table-row table:style-name="ro1">
          <table:table-cell table:formula="of:=[times.A376]" office:value-type="float" office:value="374" calcext:value-type="float">
            <text:p>374</text:p>
          </table:table-cell>
          <table:table-cell table:formula="of:= ([times.C376] - [times.B376]) / 1000000" office:value-type="float" office:value="0.750848" calcext:value-type="float">
            <text:p>0.750848</text:p>
          </table:table-cell>
          <table:table-cell table:formula="of:= ([times.E376] - [times.D376]) / 1000000" office:value-type="float" office:value="96.724736" calcext:value-type="float">
            <text:p>96.724736</text:p>
          </table:table-cell>
          <table:table-cell table:formula="of:= ([times.G376] - [times.F376]) / 1000000" office:value-type="float" office:value="227.708672" calcext:value-type="float">
            <text:p>227.708672</text:p>
          </table:table-cell>
        </table:table-row>
        <table:table-row table:style-name="ro1">
          <table:table-cell table:formula="of:=[times.A377]" office:value-type="float" office:value="375" calcext:value-type="float">
            <text:p>375</text:p>
          </table:table-cell>
          <table:table-cell table:formula="of:= ([times.C377] - [times.B377]) / 1000000" office:value-type="float" office:value="0.758784" calcext:value-type="float">
            <text:p>0.758784</text:p>
          </table:table-cell>
          <table:table-cell table:formula="of:= ([times.E377] - [times.D377]) / 1000000" office:value-type="float" office:value="96.54912" calcext:value-type="float">
            <text:p>96.54912</text:p>
          </table:table-cell>
          <table:table-cell table:formula="of:= ([times.G377] - [times.F377]) / 1000000" office:value-type="float" office:value="228.980992" calcext:value-type="float">
            <text:p>228.980992</text:p>
          </table:table-cell>
        </table:table-row>
        <table:table-row table:style-name="ro1">
          <table:table-cell table:formula="of:=[times.A378]" office:value-type="float" office:value="376" calcext:value-type="float">
            <text:p>376</text:p>
          </table:table-cell>
          <table:table-cell table:formula="of:= ([times.C378] - [times.B378]) / 1000000" office:value-type="float" office:value="0.830208" calcext:value-type="float">
            <text:p>0.830208</text:p>
          </table:table-cell>
          <table:table-cell table:formula="of:= ([times.E378] - [times.D378]) / 1000000" office:value-type="float" office:value="96.31488" calcext:value-type="float">
            <text:p>96.31488</text:p>
          </table:table-cell>
          <table:table-cell table:formula="of:= ([times.G378] - [times.F378]) / 1000000" office:value-type="float" office:value="229.628928" calcext:value-type="float">
            <text:p>229.628928</text:p>
          </table:table-cell>
        </table:table-row>
        <table:table-row table:style-name="ro1">
          <table:table-cell table:formula="of:=[times.A379]" office:value-type="float" office:value="377" calcext:value-type="float">
            <text:p>377</text:p>
          </table:table-cell>
          <table:table-cell table:formula="of:= ([times.C379] - [times.B379]) / 1000000" office:value-type="float" office:value="0.740096" calcext:value-type="float">
            <text:p>0.740096</text:p>
          </table:table-cell>
          <table:table-cell table:formula="of:= ([times.E379] - [times.D379]) / 1000000" office:value-type="float" office:value="96.640512" calcext:value-type="float">
            <text:p>96.640512</text:p>
          </table:table-cell>
          <table:table-cell table:formula="of:= ([times.G379] - [times.F379]) / 1000000" office:value-type="float" office:value="231.081984" calcext:value-type="float">
            <text:p>231.081984</text:p>
          </table:table-cell>
        </table:table-row>
        <table:table-row table:style-name="ro1">
          <table:table-cell table:formula="of:=[times.A380]" office:value-type="float" office:value="378" calcext:value-type="float">
            <text:p>378</text:p>
          </table:table-cell>
          <table:table-cell table:formula="of:= ([times.C380] - [times.B380]) / 1000000" office:value-type="float" office:value="0.759552" calcext:value-type="float">
            <text:p>0.759552</text:p>
          </table:table-cell>
          <table:table-cell table:formula="of:= ([times.E380] - [times.D380]) / 1000000" office:value-type="float" office:value="101.49632" calcext:value-type="float">
            <text:p>101.49632</text:p>
          </table:table-cell>
          <table:table-cell table:formula="of:= ([times.G380] - [times.F380]) / 1000000" office:value-type="float" office:value="230.933248" calcext:value-type="float">
            <text:p>230.933248</text:p>
          </table:table-cell>
        </table:table-row>
        <table:table-row table:style-name="ro1">
          <table:table-cell table:formula="of:=[times.A381]" office:value-type="float" office:value="379" calcext:value-type="float">
            <text:p>379</text:p>
          </table:table-cell>
          <table:table-cell table:formula="of:= ([times.C381] - [times.B381]) / 1000000" office:value-type="float" office:value="0.742656" calcext:value-type="float">
            <text:p>0.742656</text:p>
          </table:table-cell>
          <table:table-cell table:formula="of:= ([times.E381] - [times.D381]) / 1000000" office:value-type="float" office:value="102.011904" calcext:value-type="float">
            <text:p>102.011904</text:p>
          </table:table-cell>
          <table:table-cell table:formula="of:= ([times.G381] - [times.F381]) / 1000000" office:value-type="float" office:value="230.795776" calcext:value-type="float">
            <text:p>230.795776</text:p>
          </table:table-cell>
        </table:table-row>
        <table:table-row table:style-name="ro1">
          <table:table-cell table:formula="of:=[times.A382]" office:value-type="float" office:value="380" calcext:value-type="float">
            <text:p>380</text:p>
          </table:table-cell>
          <table:table-cell table:formula="of:= ([times.C382] - [times.B382]) / 1000000" office:value-type="float" office:value="0.748288" calcext:value-type="float">
            <text:p>0.748288</text:p>
          </table:table-cell>
          <table:table-cell table:formula="of:= ([times.E382] - [times.D382]) / 1000000" office:value-type="float" office:value="101.879296" calcext:value-type="float">
            <text:p>101.879296</text:p>
          </table:table-cell>
          <table:table-cell table:formula="of:= ([times.G382] - [times.F382]) / 1000000" office:value-type="float" office:value="230.63808" calcext:value-type="float">
            <text:p>230.63808</text:p>
          </table:table-cell>
        </table:table-row>
        <table:table-row table:style-name="ro1">
          <table:table-cell table:formula="of:=[times.A383]" office:value-type="float" office:value="381" calcext:value-type="float">
            <text:p>381</text:p>
          </table:table-cell>
          <table:table-cell table:formula="of:= ([times.C383] - [times.B383]) / 1000000" office:value-type="float" office:value="0.74496" calcext:value-type="float">
            <text:p>0.74496</text:p>
          </table:table-cell>
          <table:table-cell table:formula="of:= ([times.E383] - [times.D383]) / 1000000" office:value-type="float" office:value="101.523456" calcext:value-type="float">
            <text:p>101.523456</text:p>
          </table:table-cell>
          <table:table-cell table:formula="of:= ([times.G383] - [times.F383]) / 1000000" office:value-type="float" office:value="233.076224" calcext:value-type="float">
            <text:p>233.076224</text:p>
          </table:table-cell>
        </table:table-row>
        <table:table-row table:style-name="ro1">
          <table:table-cell table:formula="of:=[times.A384]" office:value-type="float" office:value="382" calcext:value-type="float">
            <text:p>382</text:p>
          </table:table-cell>
          <table:table-cell table:formula="of:= ([times.C384] - [times.B384]) / 1000000" office:value-type="float" office:value="0.763136" calcext:value-type="float">
            <text:p>0.763136</text:p>
          </table:table-cell>
          <table:table-cell table:formula="of:= ([times.E384] - [times.D384]) / 1000000" office:value-type="float" office:value="101.262336" calcext:value-type="float">
            <text:p>101.262336</text:p>
          </table:table-cell>
          <table:table-cell table:formula="of:= ([times.G384] - [times.F384]) / 1000000" office:value-type="float" office:value="232.775168" calcext:value-type="float">
            <text:p>232.775168</text:p>
          </table:table-cell>
        </table:table-row>
        <table:table-row table:style-name="ro1">
          <table:table-cell table:formula="of:=[times.A385]" office:value-type="float" office:value="383" calcext:value-type="float">
            <text:p>383</text:p>
          </table:table-cell>
          <table:table-cell table:formula="of:= ([times.C385] - [times.B385]) / 1000000" office:value-type="float" office:value="0.729344" calcext:value-type="float">
            <text:p>0.729344</text:p>
          </table:table-cell>
          <table:table-cell table:formula="of:= ([times.E385] - [times.D385]) / 1000000" office:value-type="float" office:value="103.168" calcext:value-type="float">
            <text:p>103.168</text:p>
          </table:table-cell>
          <table:table-cell table:formula="of:= ([times.G385] - [times.F385]) / 1000000" office:value-type="float" office:value="232.694272" calcext:value-type="float">
            <text:p>232.694272</text:p>
          </table:table-cell>
        </table:table-row>
        <table:table-row table:style-name="ro1">
          <table:table-cell table:formula="of:=[times.A386]" office:value-type="float" office:value="384" calcext:value-type="float">
            <text:p>384</text:p>
          </table:table-cell>
          <table:table-cell table:formula="of:= ([times.C386] - [times.B386]) / 1000000" office:value-type="float" office:value="0.740864" calcext:value-type="float">
            <text:p>0.740864</text:p>
          </table:table-cell>
          <table:table-cell table:formula="of:= ([times.E386] - [times.D386]) / 1000000" office:value-type="float" office:value="104.972288" calcext:value-type="float">
            <text:p>104.972288</text:p>
          </table:table-cell>
          <table:table-cell table:formula="of:= ([times.G386] - [times.F386]) / 1000000" office:value-type="float" office:value="232.52352" calcext:value-type="float">
            <text:p>232.52352</text:p>
          </table:table-cell>
        </table:table-row>
        <table:table-row table:style-name="ro1">
          <table:table-cell table:formula="of:=[times.A387]" office:value-type="float" office:value="385" calcext:value-type="float">
            <text:p>385</text:p>
          </table:table-cell>
          <table:table-cell table:formula="of:= ([times.C387] - [times.B387]) / 1000000" office:value-type="float" office:value="0.744192" calcext:value-type="float">
            <text:p>0.744192</text:p>
          </table:table-cell>
          <table:table-cell table:formula="of:= ([times.E387] - [times.D387]) / 1000000" office:value-type="float" office:value="105.042688" calcext:value-type="float">
            <text:p>105.042688</text:p>
          </table:table-cell>
          <table:table-cell table:formula="of:= ([times.G387] - [times.F387]) / 1000000" office:value-type="float" office:value="232.200192" calcext:value-type="float">
            <text:p>232.200192</text:p>
          </table:table-cell>
        </table:table-row>
        <table:table-row table:style-name="ro1">
          <table:table-cell table:formula="of:=[times.A388]" office:value-type="float" office:value="386" calcext:value-type="float">
            <text:p>386</text:p>
          </table:table-cell>
          <table:table-cell table:formula="of:= ([times.C388] - [times.B388]) / 1000000" office:value-type="float" office:value="0.731904" calcext:value-type="float">
            <text:p>0.731904</text:p>
          </table:table-cell>
          <table:table-cell table:formula="of:= ([times.E388] - [times.D388]) / 1000000" office:value-type="float" office:value="105.377024" calcext:value-type="float">
            <text:p>105.377024</text:p>
          </table:table-cell>
          <table:table-cell table:formula="of:= ([times.G388] - [times.F388]) / 1000000" office:value-type="float" office:value="232.145152" calcext:value-type="float">
            <text:p>232.145152</text:p>
          </table:table-cell>
        </table:table-row>
        <table:table-row table:style-name="ro1">
          <table:table-cell table:formula="of:=[times.A389]" office:value-type="float" office:value="387" calcext:value-type="float">
            <text:p>387</text:p>
          </table:table-cell>
          <table:table-cell table:formula="of:= ([times.C389] - [times.B389]) / 1000000" office:value-type="float" office:value="0.739072" calcext:value-type="float">
            <text:p>0.739072</text:p>
          </table:table-cell>
          <table:table-cell table:formula="of:= ([times.E389] - [times.D389]) / 1000000" office:value-type="float" office:value="106.670592" calcext:value-type="float">
            <text:p>106.670592</text:p>
          </table:table-cell>
          <table:table-cell table:formula="of:= ([times.G389] - [times.F389]) / 1000000" office:value-type="float" office:value="232.103168" calcext:value-type="float">
            <text:p>232.103168</text:p>
          </table:table-cell>
        </table:table-row>
        <table:table-row table:style-name="ro1">
          <table:table-cell table:formula="of:=[times.A390]" office:value-type="float" office:value="388" calcext:value-type="float">
            <text:p>388</text:p>
          </table:table-cell>
          <table:table-cell table:formula="of:= ([times.C390] - [times.B390]) / 1000000" office:value-type="float" office:value="0.760064" calcext:value-type="float">
            <text:p>0.760064</text:p>
          </table:table-cell>
          <table:table-cell table:formula="of:= ([times.E390] - [times.D390]) / 1000000" office:value-type="float" office:value="106.808576" calcext:value-type="float">
            <text:p>106.808576</text:p>
          </table:table-cell>
          <table:table-cell table:formula="of:= ([times.G390] - [times.F390]) / 1000000" office:value-type="float" office:value="231.783424" calcext:value-type="float">
            <text:p>231.783424</text:p>
          </table:table-cell>
        </table:table-row>
        <table:table-row table:style-name="ro1">
          <table:table-cell table:formula="of:=[times.A391]" office:value-type="float" office:value="389" calcext:value-type="float">
            <text:p>389</text:p>
          </table:table-cell>
          <table:table-cell table:formula="of:= ([times.C391] - [times.B391]) / 1000000" office:value-type="float" office:value="0.790016" calcext:value-type="float">
            <text:p>0.790016</text:p>
          </table:table-cell>
          <table:table-cell table:formula="of:= ([times.E391] - [times.D391]) / 1000000" office:value-type="float" office:value="108.31104" calcext:value-type="float">
            <text:p>108.31104</text:p>
          </table:table-cell>
          <table:table-cell table:formula="of:= ([times.G391] - [times.F391]) / 1000000" office:value-type="float" office:value="231.465728" calcext:value-type="float">
            <text:p>231.465728</text:p>
          </table:table-cell>
        </table:table-row>
        <table:table-row table:style-name="ro1">
          <table:table-cell table:formula="of:=[times.A392]" office:value-type="float" office:value="390" calcext:value-type="float">
            <text:p>390</text:p>
          </table:table-cell>
          <table:table-cell table:formula="of:= ([times.C392] - [times.B392]) / 1000000" office:value-type="float" office:value="0.762368" calcext:value-type="float">
            <text:p>0.762368</text:p>
          </table:table-cell>
          <table:table-cell table:formula="of:= ([times.E392] - [times.D392]) / 1000000" office:value-type="float" office:value="109.862144" calcext:value-type="float">
            <text:p>109.862144</text:p>
          </table:table-cell>
          <table:table-cell table:formula="of:= ([times.G392] - [times.F392]) / 1000000" office:value-type="float" office:value="232.825856" calcext:value-type="float">
            <text:p>232.825856</text:p>
          </table:table-cell>
        </table:table-row>
        <table:table-row table:style-name="ro1">
          <table:table-cell table:formula="of:=[times.A393]" office:value-type="float" office:value="391" calcext:value-type="float">
            <text:p>391</text:p>
          </table:table-cell>
          <table:table-cell table:formula="of:= ([times.C393] - [times.B393]) / 1000000" office:value-type="float" office:value="0.759296" calcext:value-type="float">
            <text:p>0.759296</text:p>
          </table:table-cell>
          <table:table-cell table:formula="of:= ([times.E393] - [times.D393]) / 1000000" office:value-type="float" office:value="110.280704" calcext:value-type="float">
            <text:p>110.280704</text:p>
          </table:table-cell>
          <table:table-cell table:formula="of:= ([times.G393] - [times.F393]) / 1000000" office:value-type="float" office:value="232.745472" calcext:value-type="float">
            <text:p>232.745472</text:p>
          </table:table-cell>
        </table:table-row>
        <table:table-row table:style-name="ro1">
          <table:table-cell table:formula="of:=[times.A394]" office:value-type="float" office:value="392" calcext:value-type="float">
            <text:p>392</text:p>
          </table:table-cell>
          <table:table-cell table:formula="of:= ([times.C394] - [times.B394]) / 1000000" office:value-type="float" office:value="0.747776" calcext:value-type="float">
            <text:p>0.747776</text:p>
          </table:table-cell>
          <table:table-cell table:formula="of:= ([times.E394] - [times.D394]) / 1000000" office:value-type="float" office:value="111.919104" calcext:value-type="float">
            <text:p>111.919104</text:p>
          </table:table-cell>
          <table:table-cell table:formula="of:= ([times.G394] - [times.F394]) / 1000000" office:value-type="float" office:value="232.735488" calcext:value-type="float">
            <text:p>232.735488</text:p>
          </table:table-cell>
        </table:table-row>
        <table:table-row table:style-name="ro1">
          <table:table-cell table:formula="of:=[times.A395]" office:value-type="float" office:value="393" calcext:value-type="float">
            <text:p>393</text:p>
          </table:table-cell>
          <table:table-cell table:formula="of:= ([times.C395] - [times.B395]) / 1000000" office:value-type="float" office:value="0.744704" calcext:value-type="float">
            <text:p>0.744704</text:p>
          </table:table-cell>
          <table:table-cell table:formula="of:= ([times.E395] - [times.D395]) / 1000000" office:value-type="float" office:value="112.829696" calcext:value-type="float">
            <text:p>112.829696</text:p>
          </table:table-cell>
          <table:table-cell table:formula="of:= ([times.G395] - [times.F395]) / 1000000" office:value-type="float" office:value="232.523008" calcext:value-type="float">
            <text:p>232.523008</text:p>
          </table:table-cell>
        </table:table-row>
        <table:table-row table:style-name="ro1">
          <table:table-cell table:formula="of:=[times.A396]" office:value-type="float" office:value="394" calcext:value-type="float">
            <text:p>394</text:p>
          </table:table-cell>
          <table:table-cell table:formula="of:= ([times.C396] - [times.B396]) / 1000000" office:value-type="float" office:value="0.74112" calcext:value-type="float">
            <text:p>0.74112</text:p>
          </table:table-cell>
          <table:table-cell table:formula="of:= ([times.E396] - [times.D396]) / 1000000" office:value-type="float" office:value="114.32448" calcext:value-type="float">
            <text:p>114.32448</text:p>
          </table:table-cell>
          <table:table-cell table:formula="of:= ([times.G396] - [times.F396]) / 1000000" office:value-type="float" office:value="232.212992" calcext:value-type="float">
            <text:p>232.212992</text:p>
          </table:table-cell>
        </table:table-row>
        <table:table-row table:style-name="ro1">
          <table:table-cell table:formula="of:=[times.A397]" office:value-type="float" office:value="395" calcext:value-type="float">
            <text:p>395</text:p>
          </table:table-cell>
          <table:table-cell table:formula="of:= ([times.C397] - [times.B397]) / 1000000" office:value-type="float" office:value="0.752896" calcext:value-type="float">
            <text:p>0.752896</text:p>
          </table:table-cell>
          <table:table-cell table:formula="of:= ([times.E397] - [times.D397]) / 1000000" office:value-type="float" office:value="114.366208" calcext:value-type="float">
            <text:p>114.366208</text:p>
          </table:table-cell>
          <table:table-cell table:formula="of:= ([times.G397] - [times.F397]) / 1000000" office:value-type="float" office:value="232.067584" calcext:value-type="float">
            <text:p>232.067584</text:p>
          </table:table-cell>
        </table:table-row>
        <table:table-row table:style-name="ro1">
          <table:table-cell table:formula="of:=[times.A398]" office:value-type="float" office:value="396" calcext:value-type="float">
            <text:p>396</text:p>
          </table:table-cell>
          <table:table-cell table:formula="of:= ([times.C398] - [times.B398]) / 1000000" office:value-type="float" office:value="0.730112" calcext:value-type="float">
            <text:p>0.730112</text:p>
          </table:table-cell>
          <table:table-cell table:formula="of:= ([times.E398] - [times.D398]) / 1000000" office:value-type="float" office:value="113.784576" calcext:value-type="float">
            <text:p>113.784576</text:p>
          </table:table-cell>
          <table:table-cell table:formula="of:= ([times.G398] - [times.F398]) / 1000000" office:value-type="float" office:value="232.314112" calcext:value-type="float">
            <text:p>232.314112</text:p>
          </table:table-cell>
        </table:table-row>
        <table:table-row table:style-name="ro1">
          <table:table-cell table:formula="of:=[times.A399]" office:value-type="float" office:value="397" calcext:value-type="float">
            <text:p>397</text:p>
          </table:table-cell>
          <table:table-cell table:formula="of:= ([times.C399] - [times.B399]) / 1000000" office:value-type="float" office:value="0.78208" calcext:value-type="float">
            <text:p>0.78208</text:p>
          </table:table-cell>
          <table:table-cell table:formula="of:= ([times.E399] - [times.D399]) / 1000000" office:value-type="float" office:value="113.451008" calcext:value-type="float">
            <text:p>113.451008</text:p>
          </table:table-cell>
          <table:table-cell table:formula="of:= ([times.G399] - [times.F399]) / 1000000" office:value-type="float" office:value="232.011008" calcext:value-type="float">
            <text:p>232.011008</text:p>
          </table:table-cell>
        </table:table-row>
        <table:table-row table:style-name="ro1">
          <table:table-cell table:formula="of:=[times.A400]" office:value-type="float" office:value="398" calcext:value-type="float">
            <text:p>398</text:p>
          </table:table-cell>
          <table:table-cell table:formula="of:= ([times.C400] - [times.B400]) / 1000000" office:value-type="float" office:value="0.760832" calcext:value-type="float">
            <text:p>0.760832</text:p>
          </table:table-cell>
          <table:table-cell table:formula="of:= ([times.E400] - [times.D400]) / 1000000" office:value-type="float" office:value="114.520064" calcext:value-type="float">
            <text:p>114.520064</text:p>
          </table:table-cell>
          <table:table-cell table:formula="of:= ([times.G400] - [times.F400]) / 1000000" office:value-type="float" office:value="231.561216" calcext:value-type="float">
            <text:p>231.561216</text:p>
          </table:table-cell>
        </table:table-row>
        <table:table-row table:style-name="ro1">
          <table:table-cell table:formula="of:=[times.A401]" office:value-type="float" office:value="399" calcext:value-type="float">
            <text:p>399</text:p>
          </table:table-cell>
          <table:table-cell table:formula="of:= ([times.C401] - [times.B401]) / 1000000" office:value-type="float" office:value="0.7744" calcext:value-type="float">
            <text:p>0.7744</text:p>
          </table:table-cell>
          <table:table-cell table:formula="of:= ([times.E401] - [times.D401]) / 1000000" office:value-type="float" office:value="115.032576" calcext:value-type="float">
            <text:p>115.032576</text:p>
          </table:table-cell>
          <table:table-cell table:formula="of:= ([times.G401] - [times.F401]) / 1000000" office:value-type="float" office:value="231.276032" calcext:value-type="float">
            <text:p>231.276032</text:p>
          </table:table-cell>
        </table:table-row>
        <table:table-row table:style-name="ro1">
          <table:table-cell table:formula="of:=[times.A402]" office:value-type="float" office:value="400" calcext:value-type="float">
            <text:p>400</text:p>
          </table:table-cell>
          <table:table-cell table:formula="of:= ([times.C402] - [times.B402]) / 1000000" office:value-type="float" office:value="0.755712" calcext:value-type="float">
            <text:p>0.755712</text:p>
          </table:table-cell>
          <table:table-cell table:formula="of:= ([times.E402] - [times.D402]) / 1000000" office:value-type="float" office:value="116.84096" calcext:value-type="float">
            <text:p>116.84096</text:p>
          </table:table-cell>
          <table:table-cell table:formula="of:= ([times.G402] - [times.F402]) / 1000000" office:value-type="float" office:value="230.968064" calcext:value-type="float">
            <text:p>230.968064</text:p>
          </table:table-cell>
        </table:table-row>
        <table:table-row table:style-name="ro1">
          <table:table-cell table:formula="of:=[times.A403]" office:value-type="float" office:value="401" calcext:value-type="float">
            <text:p>401</text:p>
          </table:table-cell>
          <table:table-cell table:formula="of:= ([times.C403] - [times.B403]) / 1000000" office:value-type="float" office:value="0.737024" calcext:value-type="float">
            <text:p>0.737024</text:p>
          </table:table-cell>
          <table:table-cell table:formula="of:= ([times.E403] - [times.D403]) / 1000000" office:value-type="float" office:value="118.1952" calcext:value-type="float">
            <text:p>118.1952</text:p>
          </table:table-cell>
          <table:table-cell table:formula="of:= ([times.G403] - [times.F403]) / 1000000" office:value-type="float" office:value="230.980352" calcext:value-type="float">
            <text:p>230.980352</text:p>
          </table:table-cell>
        </table:table-row>
        <table:table-row table:style-name="ro1">
          <table:table-cell table:formula="of:=[times.A404]" office:value-type="float" office:value="402" calcext:value-type="float">
            <text:p>402</text:p>
          </table:table-cell>
          <table:table-cell table:formula="of:= ([times.C404] - [times.B404]) / 1000000" office:value-type="float" office:value="0.739328" calcext:value-type="float">
            <text:p>0.739328</text:p>
          </table:table-cell>
          <table:table-cell table:formula="of:= ([times.E404] - [times.D404]) / 1000000" office:value-type="float" office:value="119.652608" calcext:value-type="float">
            <text:p>119.652608</text:p>
          </table:table-cell>
          <table:table-cell table:formula="of:= ([times.G404] - [times.F404]) / 1000000" office:value-type="float" office:value="230.707968" calcext:value-type="float">
            <text:p>230.707968</text:p>
          </table:table-cell>
        </table:table-row>
        <table:table-row table:style-name="ro1">
          <table:table-cell table:formula="of:=[times.A405]" office:value-type="float" office:value="403" calcext:value-type="float">
            <text:p>403</text:p>
          </table:table-cell>
          <table:table-cell table:formula="of:= ([times.C405] - [times.B405]) / 1000000" office:value-type="float" office:value="0.735744" calcext:value-type="float">
            <text:p>0.735744</text:p>
          </table:table-cell>
          <table:table-cell table:formula="of:= ([times.E405] - [times.D405]) / 1000000" office:value-type="float" office:value="120.525056" calcext:value-type="float">
            <text:p>120.525056</text:p>
          </table:table-cell>
          <table:table-cell table:formula="of:= ([times.G405] - [times.F405]) / 1000000" office:value-type="float" office:value="230.407936" calcext:value-type="float">
            <text:p>230.407936</text:p>
          </table:table-cell>
        </table:table-row>
        <table:table-row table:style-name="ro1">
          <table:table-cell table:formula="of:=[times.A406]" office:value-type="float" office:value="404" calcext:value-type="float">
            <text:p>404</text:p>
          </table:table-cell>
          <table:table-cell table:formula="of:= ([times.C406] - [times.B406]) / 1000000" office:value-type="float" office:value="0.741888" calcext:value-type="float">
            <text:p>0.741888</text:p>
          </table:table-cell>
          <table:table-cell table:formula="of:= ([times.E406] - [times.D406]) / 1000000" office:value-type="float" office:value="121.859328" calcext:value-type="float">
            <text:p>121.859328</text:p>
          </table:table-cell>
          <table:table-cell table:formula="of:= ([times.G406] - [times.F406]) / 1000000" office:value-type="float" office:value="230.07616" calcext:value-type="float">
            <text:p>230.07616</text:p>
          </table:table-cell>
        </table:table-row>
        <table:table-row table:style-name="ro1">
          <table:table-cell table:formula="of:=[times.A407]" office:value-type="float" office:value="405" calcext:value-type="float">
            <text:p>405</text:p>
          </table:table-cell>
          <table:table-cell table:formula="of:= ([times.C407] - [times.B407]) / 1000000" office:value-type="float" office:value="0.7808" calcext:value-type="float">
            <text:p>0.7808</text:p>
          </table:table-cell>
          <table:table-cell table:formula="of:= ([times.E407] - [times.D407]) / 1000000" office:value-type="float" office:value="121.941248" calcext:value-type="float">
            <text:p>121.941248</text:p>
          </table:table-cell>
          <table:table-cell table:formula="of:= ([times.G407] - [times.F407]) / 1000000" office:value-type="float" office:value="230.03904" calcext:value-type="float">
            <text:p>230.03904</text:p>
          </table:table-cell>
        </table:table-row>
        <table:table-row table:style-name="ro1">
          <table:table-cell table:formula="of:=[times.A408]" office:value-type="float" office:value="406" calcext:value-type="float">
            <text:p>406</text:p>
          </table:table-cell>
          <table:table-cell table:formula="of:= ([times.C408] - [times.B408]) / 1000000" office:value-type="float" office:value="0.7552" calcext:value-type="float">
            <text:p>0.7552</text:p>
          </table:table-cell>
          <table:table-cell table:formula="of:= ([times.E408] - [times.D408]) / 1000000" office:value-type="float" office:value="122.786048" calcext:value-type="float">
            <text:p>122.786048</text:p>
          </table:table-cell>
          <table:table-cell table:formula="of:= ([times.G408] - [times.F408]) / 1000000" office:value-type="float" office:value="229.749248" calcext:value-type="float">
            <text:p>229.749248</text:p>
          </table:table-cell>
        </table:table-row>
        <table:table-row table:style-name="ro1">
          <table:table-cell table:formula="of:=[times.A409]" office:value-type="float" office:value="407" calcext:value-type="float">
            <text:p>407</text:p>
          </table:table-cell>
          <table:table-cell table:formula="of:= ([times.C409] - [times.B409]) / 1000000" office:value-type="float" office:value="0.74624" calcext:value-type="float">
            <text:p>0.74624</text:p>
          </table:table-cell>
          <table:table-cell table:formula="of:= ([times.E409] - [times.D409]) / 1000000" office:value-type="float" office:value="123.755776" calcext:value-type="float">
            <text:p>123.755776</text:p>
          </table:table-cell>
          <table:table-cell table:formula="of:= ([times.G409] - [times.F409]) / 1000000" office:value-type="float" office:value="229.478912" calcext:value-type="float">
            <text:p>229.478912</text:p>
          </table:table-cell>
        </table:table-row>
        <table:table-row table:style-name="ro1">
          <table:table-cell table:formula="of:=[times.A410]" office:value-type="float" office:value="408" calcext:value-type="float">
            <text:p>408</text:p>
          </table:table-cell>
          <table:table-cell table:formula="of:= ([times.C410] - [times.B410]) / 1000000" office:value-type="float" office:value="0.743936" calcext:value-type="float">
            <text:p>0.743936</text:p>
          </table:table-cell>
          <table:table-cell table:formula="of:= ([times.E410] - [times.D410]) / 1000000" office:value-type="float" office:value="123.638016" calcext:value-type="float">
            <text:p>123.638016</text:p>
          </table:table-cell>
          <table:table-cell table:formula="of:= ([times.G410] - [times.F410]) / 1000000" office:value-type="float" office:value="229.533184" calcext:value-type="float">
            <text:p>229.533184</text:p>
          </table:table-cell>
        </table:table-row>
        <table:table-row table:style-name="ro1">
          <table:table-cell table:formula="of:=[times.A411]" office:value-type="float" office:value="409" calcext:value-type="float">
            <text:p>409</text:p>
          </table:table-cell>
          <table:table-cell table:formula="of:= ([times.C411] - [times.B411]) / 1000000" office:value-type="float" office:value="0.739072" calcext:value-type="float">
            <text:p>0.739072</text:p>
          </table:table-cell>
          <table:table-cell table:formula="of:= ([times.E411] - [times.D411]) / 1000000" office:value-type="float" office:value="123.738112" calcext:value-type="float">
            <text:p>123.738112</text:p>
          </table:table-cell>
          <table:table-cell table:formula="of:= ([times.G411] - [times.F411]) / 1000000" office:value-type="float" office:value="229.234176" calcext:value-type="float">
            <text:p>229.234176</text:p>
          </table:table-cell>
        </table:table-row>
        <table:table-row table:style-name="ro1">
          <table:table-cell table:formula="of:=[times.A412]" office:value-type="float" office:value="410" calcext:value-type="float">
            <text:p>410</text:p>
          </table:table-cell>
          <table:table-cell table:formula="of:= ([times.C412] - [times.B412]) / 1000000" office:value-type="float" office:value="0.761856" calcext:value-type="float">
            <text:p>0.761856</text:p>
          </table:table-cell>
          <table:table-cell table:formula="of:= ([times.E412] - [times.D412]) / 1000000" office:value-type="float" office:value="125.21216" calcext:value-type="float">
            <text:p>125.21216</text:p>
          </table:table-cell>
          <table:table-cell table:formula="of:= ([times.G412] - [times.F412]) / 1000000" office:value-type="float" office:value="228.929024" calcext:value-type="float">
            <text:p>228.929024</text:p>
          </table:table-cell>
        </table:table-row>
        <table:table-row table:style-name="ro1">
          <table:table-cell table:formula="of:=[times.A413]" office:value-type="float" office:value="411" calcext:value-type="float">
            <text:p>411</text:p>
          </table:table-cell>
          <table:table-cell table:formula="of:= ([times.C413] - [times.B413]) / 1000000" office:value-type="float" office:value="0.77696" calcext:value-type="float">
            <text:p>0.77696</text:p>
          </table:table-cell>
          <table:table-cell table:formula="of:= ([times.E413] - [times.D413]) / 1000000" office:value-type="float" office:value="126.37696" calcext:value-type="float">
            <text:p>126.37696</text:p>
          </table:table-cell>
          <table:table-cell table:formula="of:= ([times.G413] - [times.F413]) / 1000000" office:value-type="float" office:value="228.73728" calcext:value-type="float">
            <text:p>228.73728</text:p>
          </table:table-cell>
        </table:table-row>
        <table:table-row table:style-name="ro1">
          <table:table-cell table:formula="of:=[times.A414]" office:value-type="float" office:value="412" calcext:value-type="float">
            <text:p>412</text:p>
          </table:table-cell>
          <table:table-cell table:formula="of:= ([times.C414] - [times.B414]) / 1000000" office:value-type="float" office:value="0.738048" calcext:value-type="float">
            <text:p>0.738048</text:p>
          </table:table-cell>
          <table:table-cell table:formula="of:= ([times.E414] - [times.D414]) / 1000000" office:value-type="float" office:value="128.283136" calcext:value-type="float">
            <text:p>128.283136</text:p>
          </table:table-cell>
          <table:table-cell table:formula="of:= ([times.G414] - [times.F414]) / 1000000" office:value-type="float" office:value="228.830208" calcext:value-type="float">
            <text:p>228.830208</text:p>
          </table:table-cell>
        </table:table-row>
        <table:table-row table:style-name="ro1">
          <table:table-cell table:formula="of:=[times.A415]" office:value-type="float" office:value="413" calcext:value-type="float">
            <text:p>413</text:p>
          </table:table-cell>
          <table:table-cell table:formula="of:= ([times.C415] - [times.B415]) / 1000000" office:value-type="float" office:value="0.74496" calcext:value-type="float">
            <text:p>0.74496</text:p>
          </table:table-cell>
          <table:table-cell table:formula="of:= ([times.E415] - [times.D415]) / 1000000" office:value-type="float" office:value="128.283904" calcext:value-type="float">
            <text:p>128.283904</text:p>
          </table:table-cell>
          <table:table-cell table:formula="of:= ([times.G415] - [times.F415]) / 1000000" office:value-type="float" office:value="228.54016" calcext:value-type="float">
            <text:p>228.54016</text:p>
          </table:table-cell>
        </table:table-row>
        <table:table-row table:style-name="ro1">
          <table:table-cell table:formula="of:=[times.A416]" office:value-type="float" office:value="414" calcext:value-type="float">
            <text:p>414</text:p>
          </table:table-cell>
          <table:table-cell table:formula="of:= ([times.C416] - [times.B416]) / 1000000" office:value-type="float" office:value="0.736" calcext:value-type="float">
            <text:p>0.736</text:p>
          </table:table-cell>
          <table:table-cell table:formula="of:= ([times.E416] - [times.D416]) / 1000000" office:value-type="float" office:value="128.290048" calcext:value-type="float">
            <text:p>128.290048</text:p>
          </table:table-cell>
          <table:table-cell table:formula="of:= ([times.G416] - [times.F416]) / 1000000" office:value-type="float" office:value="228.2432" calcext:value-type="float">
            <text:p>228.2432</text:p>
          </table:table-cell>
        </table:table-row>
        <table:table-row table:style-name="ro1">
          <table:table-cell table:formula="of:=[times.A417]" office:value-type="float" office:value="415" calcext:value-type="float">
            <text:p>415</text:p>
          </table:table-cell>
          <table:table-cell table:formula="of:= ([times.C417] - [times.B417]) / 1000000" office:value-type="float" office:value="0.737792" calcext:value-type="float">
            <text:p>0.737792</text:p>
          </table:table-cell>
          <table:table-cell table:formula="of:= ([times.E417] - [times.D417]) / 1000000" office:value-type="float" office:value="128.374016" calcext:value-type="float">
            <text:p>128.374016</text:p>
          </table:table-cell>
          <table:table-cell table:formula="of:= ([times.G417] - [times.F417]) / 1000000" office:value-type="float" office:value="227.919872" calcext:value-type="float">
            <text:p>227.919872</text:p>
          </table:table-cell>
        </table:table-row>
        <table:table-row table:style-name="ro1">
          <table:table-cell table:formula="of:=[times.A418]" office:value-type="float" office:value="416" calcext:value-type="float">
            <text:p>416</text:p>
          </table:table-cell>
          <table:table-cell table:formula="of:= ([times.C418] - [times.B418]) / 1000000" office:value-type="float" office:value="0.747264" calcext:value-type="float">
            <text:p>0.747264</text:p>
          </table:table-cell>
          <table:table-cell table:formula="of:= ([times.E418] - [times.D418]) / 1000000" office:value-type="float" office:value="128.205056" calcext:value-type="float">
            <text:p>128.205056</text:p>
          </table:table-cell>
          <table:table-cell table:formula="of:= ([times.G418] - [times.F418]) / 1000000" office:value-type="float" office:value="227.954176" calcext:value-type="float">
            <text:p>227.954176</text:p>
          </table:table-cell>
        </table:table-row>
        <table:table-row table:style-name="ro1">
          <table:table-cell table:formula="of:=[times.A419]" office:value-type="float" office:value="417" calcext:value-type="float">
            <text:p>417</text:p>
          </table:table-cell>
          <table:table-cell table:formula="of:= ([times.C419] - [times.B419]) / 1000000" office:value-type="float" office:value="0.769792" calcext:value-type="float">
            <text:p>0.769792</text:p>
          </table:table-cell>
          <table:table-cell table:formula="of:= ([times.E419] - [times.D419]) / 1000000" office:value-type="float" office:value="128.032" calcext:value-type="float">
            <text:p>128.032</text:p>
          </table:table-cell>
          <table:table-cell table:formula="of:= ([times.G419] - [times.F419]) / 1000000" office:value-type="float" office:value="227.72864" calcext:value-type="float">
            <text:p>227.72864</text:p>
          </table:table-cell>
        </table:table-row>
        <table:table-row table:style-name="ro1">
          <table:table-cell table:formula="of:=[times.A420]" office:value-type="float" office:value="418" calcext:value-type="float">
            <text:p>418</text:p>
          </table:table-cell>
          <table:table-cell table:formula="of:= ([times.C420] - [times.B420]) / 1000000" office:value-type="float" office:value="0.737792" calcext:value-type="float">
            <text:p>0.737792</text:p>
          </table:table-cell>
          <table:table-cell table:formula="of:= ([times.E420] - [times.D420]) / 1000000" office:value-type="float" office:value="127.70816" calcext:value-type="float">
            <text:p>127.70816</text:p>
          </table:table-cell>
          <table:table-cell table:formula="of:= ([times.G420] - [times.F420]) / 1000000" office:value-type="float" office:value="227.401728" calcext:value-type="float">
            <text:p>227.401728</text:p>
          </table:table-cell>
        </table:table-row>
        <table:table-row table:style-name="ro1">
          <table:table-cell table:formula="of:=[times.A421]" office:value-type="float" office:value="419" calcext:value-type="float">
            <text:p>419</text:p>
          </table:table-cell>
          <table:table-cell table:formula="of:= ([times.C421] - [times.B421]) / 1000000" office:value-type="float" office:value="0.733952" calcext:value-type="float">
            <text:p>0.733952</text:p>
          </table:table-cell>
          <table:table-cell table:formula="of:= ([times.E421] - [times.D421]) / 1000000" office:value-type="float" office:value="127.489024" calcext:value-type="float">
            <text:p>127.489024</text:p>
          </table:table-cell>
          <table:table-cell table:formula="of:= ([times.G421] - [times.F421]) / 1000000" office:value-type="float" office:value="227.128064" calcext:value-type="float">
            <text:p>227.128064</text:p>
          </table:table-cell>
        </table:table-row>
        <table:table-row table:style-name="ro1">
          <table:table-cell table:formula="of:=[times.A422]" office:value-type="float" office:value="420" calcext:value-type="float">
            <text:p>420</text:p>
          </table:table-cell>
          <table:table-cell table:formula="of:= ([times.C422] - [times.B422]) / 1000000" office:value-type="float" office:value="0.730112" calcext:value-type="float">
            <text:p>0.730112</text:p>
          </table:table-cell>
          <table:table-cell table:formula="of:= ([times.E422] - [times.D422]) / 1000000" office:value-type="float" office:value="129.536768" calcext:value-type="float">
            <text:p>129.536768</text:p>
          </table:table-cell>
          <table:table-cell table:formula="of:= ([times.G422] - [times.F422]) / 1000000" office:value-type="float" office:value="227.497984" calcext:value-type="float">
            <text:p>227.497984</text:p>
          </table:table-cell>
        </table:table-row>
        <table:table-row table:style-name="ro1">
          <table:table-cell table:formula="of:=[times.A423]" office:value-type="float" office:value="421" calcext:value-type="float">
            <text:p>421</text:p>
          </table:table-cell>
          <table:table-cell table:formula="of:= ([times.C423] - [times.B423]) / 1000000" office:value-type="float" office:value="0.747776" calcext:value-type="float">
            <text:p>0.747776</text:p>
          </table:table-cell>
          <table:table-cell table:formula="of:= ([times.E423] - [times.D423]) / 1000000" office:value-type="float" office:value="129.537024" calcext:value-type="float">
            <text:p>129.537024</text:p>
          </table:table-cell>
          <table:table-cell table:formula="of:= ([times.G423] - [times.F423]) / 1000000" office:value-type="float" office:value="227.192064" calcext:value-type="float">
            <text:p>227.192064</text:p>
          </table:table-cell>
        </table:table-row>
        <table:table-row table:style-name="ro1">
          <table:table-cell table:formula="of:=[times.A424]" office:value-type="float" office:value="422" calcext:value-type="float">
            <text:p>422</text:p>
          </table:table-cell>
          <table:table-cell table:formula="of:= ([times.C424] - [times.B424]) / 1000000" office:value-type="float" office:value="0.74112" calcext:value-type="float">
            <text:p>0.74112</text:p>
          </table:table-cell>
          <table:table-cell table:formula="of:= ([times.E424] - [times.D424]) / 1000000" office:value-type="float" office:value="129.377024" calcext:value-type="float">
            <text:p>129.377024</text:p>
          </table:table-cell>
          <table:table-cell table:formula="of:= ([times.G424] - [times.F424]) / 1000000" office:value-type="float" office:value="226.882816" calcext:value-type="float">
            <text:p>226.882816</text:p>
          </table:table-cell>
        </table:table-row>
        <table:table-row table:style-name="ro1">
          <table:table-cell table:formula="of:=[times.A425]" office:value-type="float" office:value="423" calcext:value-type="float">
            <text:p>423</text:p>
          </table:table-cell>
          <table:table-cell table:formula="of:= ([times.C425] - [times.B425]) / 1000000" office:value-type="float" office:value="0.739072" calcext:value-type="float">
            <text:p>0.739072</text:p>
          </table:table-cell>
          <table:table-cell table:formula="of:= ([times.E425] - [times.D425]) / 1000000" office:value-type="float" office:value="129.154048" calcext:value-type="float">
            <text:p>129.154048</text:p>
          </table:table-cell>
          <table:table-cell table:formula="of:= ([times.G425] - [times.F425]) / 1000000" office:value-type="float" office:value="226.586112" calcext:value-type="float">
            <text:p>226.586112</text:p>
          </table:table-cell>
        </table:table-row>
        <table:table-row table:style-name="ro1">
          <table:table-cell table:formula="of:=[times.A426]" office:value-type="float" office:value="424" calcext:value-type="float">
            <text:p>424</text:p>
          </table:table-cell>
          <table:table-cell table:formula="of:= ([times.C426] - [times.B426]) / 1000000" office:value-type="float" office:value="0.747776" calcext:value-type="float">
            <text:p>0.747776</text:p>
          </table:table-cell>
          <table:table-cell table:formula="of:= ([times.E426] - [times.D426]) / 1000000" office:value-type="float" office:value="129.235968" calcext:value-type="float">
            <text:p>129.235968</text:p>
          </table:table-cell>
          <table:table-cell table:formula="of:= ([times.G426] - [times.F426]) / 1000000" office:value-type="float" office:value="226.265856" calcext:value-type="float">
            <text:p>226.265856</text:p>
          </table:table-cell>
        </table:table-row>
        <table:table-row table:style-name="ro1">
          <table:table-cell table:formula="of:=[times.A427]" office:value-type="float" office:value="425" calcext:value-type="float">
            <text:p>425</text:p>
          </table:table-cell>
          <table:table-cell table:formula="of:= ([times.C427] - [times.B427]) / 1000000" office:value-type="float" office:value="0.737024" calcext:value-type="float">
            <text:p>0.737024</text:p>
          </table:table-cell>
          <table:table-cell table:formula="of:= ([times.E427] - [times.D427]) / 1000000" office:value-type="float" office:value="128.894208" calcext:value-type="float">
            <text:p>128.894208</text:p>
          </table:table-cell>
          <table:table-cell table:formula="of:= ([times.G427] - [times.F427]) / 1000000" office:value-type="float" office:value="225.963776" calcext:value-type="float">
            <text:p>225.963776</text:p>
          </table:table-cell>
        </table:table-row>
        <table:table-row table:style-name="ro1">
          <table:table-cell table:formula="of:=[times.A428]" office:value-type="float" office:value="426" calcext:value-type="float">
            <text:p>426</text:p>
          </table:table-cell>
          <table:table-cell table:formula="of:= ([times.C428] - [times.B428]) / 1000000" office:value-type="float" office:value="0.734208" calcext:value-type="float">
            <text:p>0.734208</text:p>
          </table:table-cell>
          <table:table-cell table:formula="of:= ([times.E428] - [times.D428]) / 1000000" office:value-type="float" office:value="128.55296" calcext:value-type="float">
            <text:p>128.55296</text:p>
          </table:table-cell>
          <table:table-cell table:formula="of:= ([times.G428] - [times.F428]) / 1000000" office:value-type="float" office:value="225.513984" calcext:value-type="float">
            <text:p>225.513984</text:p>
          </table:table-cell>
        </table:table-row>
        <table:table-row table:style-name="ro1">
          <table:table-cell table:formula="of:=[times.A429]" office:value-type="float" office:value="427" calcext:value-type="float">
            <text:p>427</text:p>
          </table:table-cell>
          <table:table-cell table:formula="of:= ([times.C429] - [times.B429]) / 1000000" office:value-type="float" office:value="0.73216" calcext:value-type="float">
            <text:p>0.73216</text:p>
          </table:table-cell>
          <table:table-cell table:formula="of:= ([times.E429] - [times.D429]) / 1000000" office:value-type="float" office:value="128.19968" calcext:value-type="float">
            <text:p>128.19968</text:p>
          </table:table-cell>
          <table:table-cell table:formula="of:= ([times.G429] - [times.F429]) / 1000000" office:value-type="float" office:value="225.177856" calcext:value-type="float">
            <text:p>225.177856</text:p>
          </table:table-cell>
        </table:table-row>
        <table:table-row table:style-name="ro1">
          <table:table-cell table:formula="of:=[times.A430]" office:value-type="float" office:value="428" calcext:value-type="float">
            <text:p>428</text:p>
          </table:table-cell>
          <table:table-cell table:formula="of:= ([times.C430] - [times.B430]) / 1000000" office:value-type="float" office:value="0.741376" calcext:value-type="float">
            <text:p>0.741376</text:p>
          </table:table-cell>
          <table:table-cell table:formula="of:= ([times.E430] - [times.D430]) / 1000000" office:value-type="float" office:value="127.99104" calcext:value-type="float">
            <text:p>127.99104</text:p>
          </table:table-cell>
          <table:table-cell table:formula="of:= ([times.G430] - [times.F430]) / 1000000" office:value-type="float" office:value="224.860928" calcext:value-type="float">
            <text:p>224.860928</text:p>
          </table:table-cell>
        </table:table-row>
        <table:table-row table:style-name="ro1">
          <table:table-cell table:formula="of:=[times.A431]" office:value-type="float" office:value="429" calcext:value-type="float">
            <text:p>429</text:p>
          </table:table-cell>
          <table:table-cell table:formula="of:= ([times.C431] - [times.B431]) / 1000000" office:value-type="float" office:value="0.739072" calcext:value-type="float">
            <text:p>0.739072</text:p>
          </table:table-cell>
          <table:table-cell table:formula="of:= ([times.E431] - [times.D431]) / 1000000" office:value-type="float" office:value="127.94112" calcext:value-type="float">
            <text:p>127.94112</text:p>
          </table:table-cell>
          <table:table-cell table:formula="of:= ([times.G431] - [times.F431]) / 1000000" office:value-type="float" office:value="224.489984" calcext:value-type="float">
            <text:p>224.489984</text:p>
          </table:table-cell>
        </table:table-row>
        <table:table-row table:style-name="ro1">
          <table:table-cell table:formula="of:=[times.A432]" office:value-type="float" office:value="430" calcext:value-type="float">
            <text:p>430</text:p>
          </table:table-cell>
          <table:table-cell table:formula="of:= ([times.C432] - [times.B432]) / 1000000" office:value-type="float" office:value="0.74368" calcext:value-type="float">
            <text:p>0.74368</text:p>
          </table:table-cell>
          <table:table-cell table:formula="of:= ([times.E432] - [times.D432]) / 1000000" office:value-type="float" office:value="129.076992" calcext:value-type="float">
            <text:p>129.076992</text:p>
          </table:table-cell>
          <table:table-cell table:formula="of:= ([times.G432] - [times.F432]) / 1000000" office:value-type="float" office:value="224.158976" calcext:value-type="float">
            <text:p>224.158976</text:p>
          </table:table-cell>
        </table:table-row>
        <table:table-row table:style-name="ro1">
          <table:table-cell table:formula="of:=[times.A433]" office:value-type="float" office:value="431" calcext:value-type="float">
            <text:p>431</text:p>
          </table:table-cell>
          <table:table-cell table:formula="of:= ([times.C433] - [times.B433]) / 1000000" office:value-type="float" office:value="0.77696" calcext:value-type="float">
            <text:p>0.77696</text:p>
          </table:table-cell>
          <table:table-cell table:formula="of:= ([times.E433] - [times.D433]) / 1000000" office:value-type="float" office:value="131.014656" calcext:value-type="float">
            <text:p>131.014656</text:p>
          </table:table-cell>
          <table:table-cell table:formula="of:= ([times.G433] - [times.F433]) / 1000000" office:value-type="float" office:value="223.979008" calcext:value-type="float">
            <text:p>223.979008</text:p>
          </table:table-cell>
        </table:table-row>
        <table:table-row table:style-name="ro1">
          <table:table-cell table:formula="of:=[times.A434]" office:value-type="float" office:value="432" calcext:value-type="float">
            <text:p>432</text:p>
          </table:table-cell>
          <table:table-cell table:formula="of:= ([times.C434] - [times.B434]) / 1000000" office:value-type="float" office:value="0.769792" calcext:value-type="float">
            <text:p>0.769792</text:p>
          </table:table-cell>
          <table:table-cell table:formula="of:= ([times.E434] - [times.D434]) / 1000000" office:value-type="float" office:value="131.431424" calcext:value-type="float">
            <text:p>131.431424</text:p>
          </table:table-cell>
          <table:table-cell table:formula="of:= ([times.G434] - [times.F434]) / 1000000" office:value-type="float" office:value="223.910912" calcext:value-type="float">
            <text:p>223.910912</text:p>
          </table:table-cell>
        </table:table-row>
        <table:table-row table:style-name="ro1">
          <table:table-cell table:formula="of:=[times.A435]" office:value-type="float" office:value="433" calcext:value-type="float">
            <text:p>433</text:p>
          </table:table-cell>
          <table:table-cell table:formula="of:= ([times.C435] - [times.B435]) / 1000000" office:value-type="float" office:value="0.7296" calcext:value-type="float">
            <text:p>0.7296</text:p>
          </table:table-cell>
          <table:table-cell table:formula="of:= ([times.E435] - [times.D435]) / 1000000" office:value-type="float" office:value="131.826176" calcext:value-type="float">
            <text:p>131.826176</text:p>
          </table:table-cell>
          <table:table-cell table:formula="of:= ([times.G435] - [times.F435]) / 1000000" office:value-type="float" office:value="223.616" calcext:value-type="float">
            <text:p>223.616</text:p>
          </table:table-cell>
        </table:table-row>
        <table:table-row table:style-name="ro1">
          <table:table-cell table:formula="of:=[times.A436]" office:value-type="float" office:value="434" calcext:value-type="float">
            <text:p>434</text:p>
          </table:table-cell>
          <table:table-cell table:formula="of:= ([times.C436] - [times.B436]) / 1000000" office:value-type="float" office:value="0.749824" calcext:value-type="float">
            <text:p>0.749824</text:p>
          </table:table-cell>
          <table:table-cell table:formula="of:= ([times.E436] - [times.D436]) / 1000000" office:value-type="float" office:value="134.256128" calcext:value-type="float">
            <text:p>134.256128</text:p>
          </table:table-cell>
          <table:table-cell table:formula="of:= ([times.G436] - [times.F436]) / 1000000" office:value-type="float" office:value="223.325184" calcext:value-type="float">
            <text:p>223.325184</text:p>
          </table:table-cell>
        </table:table-row>
        <table:table-row table:style-name="ro1">
          <table:table-cell table:formula="of:=[times.A437]" office:value-type="float" office:value="435" calcext:value-type="float">
            <text:p>435</text:p>
          </table:table-cell>
          <table:table-cell table:formula="of:= ([times.C437] - [times.B437]) / 1000000" office:value-type="float" office:value="0.732672" calcext:value-type="float">
            <text:p>0.732672</text:p>
          </table:table-cell>
          <table:table-cell table:formula="of:= ([times.E437] - [times.D437]) / 1000000" office:value-type="float" office:value="135.845632" calcext:value-type="float">
            <text:p>135.845632</text:p>
          </table:table-cell>
          <table:table-cell table:formula="of:= ([times.G437] - [times.F437]) / 1000000" office:value-type="float" office:value="223.028992" calcext:value-type="float">
            <text:p>223.028992</text:p>
          </table:table-cell>
        </table:table-row>
        <table:table-row table:style-name="ro1">
          <table:table-cell table:formula="of:=[times.A438]" office:value-type="float" office:value="436" calcext:value-type="float">
            <text:p>436</text:p>
          </table:table-cell>
          <table:table-cell table:formula="of:= ([times.C438] - [times.B438]) / 1000000" office:value-type="float" office:value="0.736256" calcext:value-type="float">
            <text:p>0.736256</text:p>
          </table:table-cell>
          <table:table-cell table:formula="of:= ([times.E438] - [times.D438]) / 1000000" office:value-type="float" office:value="137.435904" calcext:value-type="float">
            <text:p>137.435904</text:p>
          </table:table-cell>
          <table:table-cell table:formula="of:= ([times.G438] - [times.F438]) / 1000000" office:value-type="float" office:value="244.315392" calcext:value-type="float">
            <text:p>244.315392</text:p>
          </table:table-cell>
        </table:table-row>
        <table:table-row table:style-name="ro1">
          <table:table-cell table:formula="of:=[times.A439]" office:value-type="float" office:value="437" calcext:value-type="float">
            <text:p>437</text:p>
          </table:table-cell>
          <table:table-cell table:formula="of:= ([times.C439] - [times.B439]) / 1000000" office:value-type="float" office:value="0.797952" calcext:value-type="float">
            <text:p>0.797952</text:p>
          </table:table-cell>
          <table:table-cell table:formula="of:= ([times.E439] - [times.D439]) / 1000000" office:value-type="float" office:value="137.829888" calcext:value-type="float">
            <text:p>137.829888</text:p>
          </table:table-cell>
          <table:table-cell table:formula="of:= ([times.G439] - [times.F439]) / 1000000" office:value-type="float" office:value="244.392192" calcext:value-type="float">
            <text:p>244.392192</text:p>
          </table:table-cell>
        </table:table-row>
        <table:table-row table:style-name="ro1">
          <table:table-cell table:formula="of:=[times.A440]" office:value-type="float" office:value="438" calcext:value-type="float">
            <text:p>438</text:p>
          </table:table-cell>
          <table:table-cell table:formula="of:= ([times.C440] - [times.B440]) / 1000000" office:value-type="float" office:value="0.765696" calcext:value-type="float">
            <text:p>0.765696</text:p>
          </table:table-cell>
          <table:table-cell table:formula="of:= ([times.E440] - [times.D440]) / 1000000" office:value-type="float" office:value="137.872896" calcext:value-type="float">
            <text:p>137.872896</text:p>
          </table:table-cell>
          <table:table-cell table:formula="of:= ([times.G440] - [times.F440]) / 1000000" office:value-type="float" office:value="244.086016" calcext:value-type="float">
            <text:p>244.086016</text:p>
          </table:table-cell>
        </table:table-row>
        <table:table-row table:style-name="ro1">
          <table:table-cell table:formula="of:=[times.A441]" office:value-type="float" office:value="439" calcext:value-type="float">
            <text:p>439</text:p>
          </table:table-cell>
          <table:table-cell table:formula="of:= ([times.C441] - [times.B441]) / 1000000" office:value-type="float" office:value="0.754176" calcext:value-type="float">
            <text:p>0.754176</text:p>
          </table:table-cell>
          <table:table-cell table:formula="of:= ([times.E441] - [times.D441]) / 1000000" office:value-type="float" office:value="138.479104" calcext:value-type="float">
            <text:p>138.479104</text:p>
          </table:table-cell>
          <table:table-cell table:formula="of:= ([times.G441] - [times.F441]) / 1000000" office:value-type="float" office:value="243.791104" calcext:value-type="float">
            <text:p>243.791104</text:p>
          </table:table-cell>
        </table:table-row>
        <table:table-row table:style-name="ro1">
          <table:table-cell table:formula="of:=[times.A442]" office:value-type="float" office:value="440" calcext:value-type="float">
            <text:p>440</text:p>
          </table:table-cell>
          <table:table-cell table:formula="of:= ([times.C442] - [times.B442]) / 1000000" office:value-type="float" office:value="0.741888" calcext:value-type="float">
            <text:p>0.741888</text:p>
          </table:table-cell>
          <table:table-cell table:formula="of:= ([times.E442] - [times.D442]) / 1000000" office:value-type="float" office:value="140.709632" calcext:value-type="float">
            <text:p>140.709632</text:p>
          </table:table-cell>
          <table:table-cell table:formula="of:= ([times.G442] - [times.F442]) / 1000000" office:value-type="float" office:value="243.49824" calcext:value-type="float">
            <text:p>243.49824</text:p>
          </table:table-cell>
        </table:table-row>
        <table:table-row table:style-name="ro1">
          <table:table-cell table:formula="of:=[times.A443]" office:value-type="float" office:value="441" calcext:value-type="float">
            <text:p>441</text:p>
          </table:table-cell>
          <table:table-cell table:formula="of:= ([times.C443] - [times.B443]) / 1000000" office:value-type="float" office:value="0.735744" calcext:value-type="float">
            <text:p>0.735744</text:p>
          </table:table-cell>
          <table:table-cell table:formula="of:= ([times.E443] - [times.D443]) / 1000000" office:value-type="float" office:value="140.716544" calcext:value-type="float">
            <text:p>140.716544</text:p>
          </table:table-cell>
          <table:table-cell table:formula="of:= ([times.G443] - [times.F443]) / 1000000" office:value-type="float" office:value="243.16672" calcext:value-type="float">
            <text:p>243.16672</text:p>
          </table:table-cell>
        </table:table-row>
        <table:table-row table:style-name="ro1">
          <table:table-cell table:formula="of:=[times.A444]" office:value-type="float" office:value="442" calcext:value-type="float">
            <text:p>442</text:p>
          </table:table-cell>
          <table:table-cell table:formula="of:= ([times.C444] - [times.B444]) / 1000000" office:value-type="float" office:value="0.765184" calcext:value-type="float">
            <text:p>0.765184</text:p>
          </table:table-cell>
          <table:table-cell table:formula="of:= ([times.E444] - [times.D444]) / 1000000" office:value-type="float" office:value="141.82784" calcext:value-type="float">
            <text:p>141.82784</text:p>
          </table:table-cell>
          <table:table-cell table:formula="of:= ([times.G444] - [times.F444]) / 1000000" office:value-type="float" office:value="242.992128" calcext:value-type="float">
            <text:p>242.992128</text:p>
          </table:table-cell>
        </table:table-row>
        <table:table-row table:style-name="ro1">
          <table:table-cell table:formula="of:=[times.A445]" office:value-type="float" office:value="443" calcext:value-type="float">
            <text:p>443</text:p>
          </table:table-cell>
          <table:table-cell table:formula="of:= ([times.C445] - [times.B445]) / 1000000" office:value-type="float" office:value="0.817408" calcext:value-type="float">
            <text:p>0.817408</text:p>
          </table:table-cell>
          <table:table-cell table:formula="of:= ([times.E445] - [times.D445]) / 1000000" office:value-type="float" office:value="142.857984" calcext:value-type="float">
            <text:p>142.857984</text:p>
          </table:table-cell>
          <table:table-cell table:formula="of:= ([times.G445] - [times.F445]) / 1000000" office:value-type="float" office:value="243.137536" calcext:value-type="float">
            <text:p>243.137536</text:p>
          </table:table-cell>
        </table:table-row>
        <table:table-row table:style-name="ro1">
          <table:table-cell table:formula="of:=[times.A446]" office:value-type="float" office:value="444" calcext:value-type="float">
            <text:p>444</text:p>
          </table:table-cell>
          <table:table-cell table:formula="of:= ([times.C446] - [times.B446]) / 1000000" office:value-type="float" office:value="0.820992" calcext:value-type="float">
            <text:p>0.820992</text:p>
          </table:table-cell>
          <table:table-cell table:formula="of:= ([times.E446] - [times.D446]) / 1000000" office:value-type="float" office:value="145.594368" calcext:value-type="float">
            <text:p>145.594368</text:p>
          </table:table-cell>
          <table:table-cell table:formula="of:= ([times.G446] - [times.F446]) / 1000000" office:value-type="float" office:value="242.79808" calcext:value-type="float">
            <text:p>242.79808</text:p>
          </table:table-cell>
        </table:table-row>
        <table:table-row table:style-name="ro1">
          <table:table-cell table:formula="of:=[times.A447]" office:value-type="float" office:value="445" calcext:value-type="float">
            <text:p>445</text:p>
          </table:table-cell>
          <table:table-cell table:formula="of:= ([times.C447] - [times.B447]) / 1000000" office:value-type="float" office:value="0.847104" calcext:value-type="float">
            <text:p>0.847104</text:p>
          </table:table-cell>
          <table:table-cell table:formula="of:= ([times.E447] - [times.D447]) / 1000000" office:value-type="float" office:value="147.156224" calcext:value-type="float">
            <text:p>147.156224</text:p>
          </table:table-cell>
          <table:table-cell table:formula="of:= ([times.G447] - [times.F447]) / 1000000" office:value-type="float" office:value="242.430208" calcext:value-type="float">
            <text:p>242.430208</text:p>
          </table:table-cell>
        </table:table-row>
        <table:table-row table:style-name="ro1">
          <table:table-cell table:formula="of:=[times.A448]" office:value-type="float" office:value="446" calcext:value-type="float">
            <text:p>446</text:p>
          </table:table-cell>
          <table:table-cell table:formula="of:= ([times.C448] - [times.B448]) / 1000000" office:value-type="float" office:value="0.805376" calcext:value-type="float">
            <text:p>0.805376</text:p>
          </table:table-cell>
          <table:table-cell table:formula="of:= ([times.E448] - [times.D448]) / 1000000" office:value-type="float" office:value="148.017152" calcext:value-type="float">
            <text:p>148.017152</text:p>
          </table:table-cell>
          <table:table-cell table:formula="of:= ([times.G448] - [times.F448]) / 1000000" office:value-type="float" office:value="242.108928" calcext:value-type="float">
            <text:p>242.108928</text:p>
          </table:table-cell>
        </table:table-row>
        <table:table-row table:style-name="ro1">
          <table:table-cell table:formula="of:=[times.A449]" office:value-type="float" office:value="447" calcext:value-type="float">
            <text:p>447</text:p>
          </table:table-cell>
          <table:table-cell table:formula="of:= ([times.C449] - [times.B449]) / 1000000" office:value-type="float" office:value="1.689088" calcext:value-type="float">
            <text:p>1.689088</text:p>
          </table:table-cell>
          <table:table-cell table:formula="of:= ([times.E449] - [times.D449]) / 1000000" office:value-type="float" office:value="148.883712" calcext:value-type="float">
            <text:p>148.883712</text:p>
          </table:table-cell>
          <table:table-cell table:formula="of:= ([times.G449] - [times.F449]) / 1000000" office:value-type="float" office:value="241.790208" calcext:value-type="float">
            <text:p>241.790208</text:p>
          </table:table-cell>
        </table:table-row>
        <table:table-row table:style-name="ro1">
          <table:table-cell table:formula="of:=[times.A450]" office:value-type="float" office:value="448" calcext:value-type="float">
            <text:p>448</text:p>
          </table:table-cell>
          <table:table-cell table:formula="of:= ([times.C450] - [times.B450]) / 1000000" office:value-type="float" office:value="1.616128" calcext:value-type="float">
            <text:p>1.616128</text:p>
          </table:table-cell>
          <table:table-cell table:formula="of:= ([times.E450] - [times.D450]) / 1000000" office:value-type="float" office:value="149.021952" calcext:value-type="float">
            <text:p>149.021952</text:p>
          </table:table-cell>
          <table:table-cell table:formula="of:= ([times.G450] - [times.F450]) / 1000000" office:value-type="float" office:value="241.455104" calcext:value-type="float">
            <text:p>241.455104</text:p>
          </table:table-cell>
        </table:table-row>
        <table:table-row table:style-name="ro1">
          <table:table-cell table:formula="of:=[times.A451]" office:value-type="float" office:value="449" calcext:value-type="float">
            <text:p>449</text:p>
          </table:table-cell>
          <table:table-cell table:formula="of:= ([times.C451] - [times.B451]) / 1000000" office:value-type="float" office:value="2.447872" calcext:value-type="float">
            <text:p>2.447872</text:p>
          </table:table-cell>
          <table:table-cell table:formula="of:= ([times.E451] - [times.D451]) / 1000000" office:value-type="float" office:value="148.995584" calcext:value-type="float">
            <text:p>148.995584</text:p>
          </table:table-cell>
          <table:table-cell table:formula="of:= ([times.G451] - [times.F451]) / 1000000" office:value-type="float" office:value="241.148928" calcext:value-type="float">
            <text:p>241.148928</text:p>
          </table:table-cell>
        </table:table-row>
        <table:table-row table:style-name="ro1">
          <table:table-cell table:formula="of:=[times.A452]" office:value-type="float" office:value="450" calcext:value-type="float">
            <text:p>450</text:p>
          </table:table-cell>
          <table:table-cell table:formula="of:= ([times.C452] - [times.B452]) / 1000000" office:value-type="float" office:value="2.395648" calcext:value-type="float">
            <text:p>2.395648</text:p>
          </table:table-cell>
          <table:table-cell table:formula="of:= ([times.E452] - [times.D452]) / 1000000" office:value-type="float" office:value="148.841728" calcext:value-type="float">
            <text:p>148.841728</text:p>
          </table:table-cell>
          <table:table-cell table:formula="of:= ([times.G452] - [times.F452]) / 1000000" office:value-type="float" office:value="240.838912" calcext:value-type="float">
            <text:p>240.838912</text:p>
          </table:table-cell>
        </table:table-row>
        <table:table-row table:style-name="ro1">
          <table:table-cell table:formula="of:=[times.A453]" office:value-type="float" office:value="451" calcext:value-type="float">
            <text:p>451</text:p>
          </table:table-cell>
          <table:table-cell table:formula="of:= ([times.C453] - [times.B453]) / 1000000" office:value-type="float" office:value="2.235392" calcext:value-type="float">
            <text:p>2.235392</text:p>
          </table:table-cell>
          <table:table-cell table:formula="of:= ([times.E453] - [times.D453]) / 1000000" office:value-type="float" office:value="148.957696" calcext:value-type="float">
            <text:p>148.957696</text:p>
          </table:table-cell>
          <table:table-cell table:formula="of:= ([times.G453] - [times.F453]) / 1000000" office:value-type="float" office:value="240.672768" calcext:value-type="float">
            <text:p>240.672768</text:p>
          </table:table-cell>
        </table:table-row>
        <table:table-row table:style-name="ro1">
          <table:table-cell table:formula="of:=[times.A454]" office:value-type="float" office:value="452" calcext:value-type="float">
            <text:p>452</text:p>
          </table:table-cell>
          <table:table-cell table:formula="of:= ([times.C454] - [times.B454]) / 1000000" office:value-type="float" office:value="2.156288" calcext:value-type="float">
            <text:p>2.156288</text:p>
          </table:table-cell>
          <table:table-cell table:formula="of:= ([times.E454] - [times.D454]) / 1000000" office:value-type="float" office:value="148.785664" calcext:value-type="float">
            <text:p>148.785664</text:p>
          </table:table-cell>
          <table:table-cell table:formula="of:= ([times.G454] - [times.F454]) / 1000000" office:value-type="float" office:value="240.759808" calcext:value-type="float">
            <text:p>240.759808</text:p>
          </table:table-cell>
        </table:table-row>
        <table:table-row table:style-name="ro1">
          <table:table-cell table:formula="of:=[times.A455]" office:value-type="float" office:value="453" calcext:value-type="float">
            <text:p>453</text:p>
          </table:table-cell>
          <table:table-cell table:formula="of:= ([times.C455] - [times.B455]) / 1000000" office:value-type="float" office:value="2.089984" calcext:value-type="float">
            <text:p>2.089984</text:p>
          </table:table-cell>
          <table:table-cell table:formula="of:= ([times.E455] - [times.D455]) / 1000000" office:value-type="float" office:value="148.468224" calcext:value-type="float">
            <text:p>148.468224</text:p>
          </table:table-cell>
          <table:table-cell table:formula="of:= ([times.G455] - [times.F455]) / 1000000" office:value-type="float" office:value="240.434944" calcext:value-type="float">
            <text:p>240.434944</text:p>
          </table:table-cell>
        </table:table-row>
        <table:table-row table:style-name="ro1">
          <table:table-cell table:formula="of:=[times.A456]" office:value-type="float" office:value="454" calcext:value-type="float">
            <text:p>454</text:p>
          </table:table-cell>
          <table:table-cell table:formula="of:= ([times.C456] - [times.B456]) / 1000000" office:value-type="float" office:value="1.871872" calcext:value-type="float">
            <text:p>1.871872</text:p>
          </table:table-cell>
          <table:table-cell table:formula="of:= ([times.E456] - [times.D456]) / 1000000" office:value-type="float" office:value="148.217088" calcext:value-type="float">
            <text:p>148.217088</text:p>
          </table:table-cell>
          <table:table-cell table:formula="of:= ([times.G456] - [times.F456]) / 1000000" office:value-type="float" office:value="240.132352" calcext:value-type="float">
            <text:p>240.132352</text:p>
          </table:table-cell>
        </table:table-row>
        <table:table-row table:style-name="ro1">
          <table:table-cell table:formula="of:=[times.A457]" office:value-type="float" office:value="455" calcext:value-type="float">
            <text:p>455</text:p>
          </table:table-cell>
          <table:table-cell table:formula="of:= ([times.C457] - [times.B457]) / 1000000" office:value-type="float" office:value="1.748992" calcext:value-type="float">
            <text:p>1.748992</text:p>
          </table:table-cell>
          <table:table-cell table:formula="of:= ([times.E457] - [times.D457]) / 1000000" office:value-type="float" office:value="148.076288" calcext:value-type="float">
            <text:p>148.076288</text:p>
          </table:table-cell>
          <table:table-cell table:formula="of:= ([times.G457] - [times.F457]) / 1000000" office:value-type="float" office:value="239.821056" calcext:value-type="float">
            <text:p>239.821056</text:p>
          </table:table-cell>
        </table:table-row>
        <table:table-row table:style-name="ro1">
          <table:table-cell table:formula="of:=[times.A458]" office:value-type="float" office:value="456" calcext:value-type="float">
            <text:p>456</text:p>
          </table:table-cell>
          <table:table-cell table:formula="of:= ([times.C458] - [times.B458]) / 1000000" office:value-type="float" office:value="2.727936" calcext:value-type="float">
            <text:p>2.727936</text:p>
          </table:table-cell>
          <table:table-cell table:formula="of:= ([times.E458] - [times.D458]) / 1000000" office:value-type="float" office:value="148.032512" calcext:value-type="float">
            <text:p>148.032512</text:p>
          </table:table-cell>
          <table:table-cell table:formula="of:= ([times.G458] - [times.F458]) / 1000000" office:value-type="float" office:value="239.525376" calcext:value-type="float">
            <text:p>239.525376</text:p>
          </table:table-cell>
        </table:table-row>
        <table:table-row table:style-name="ro1">
          <table:table-cell table:formula="of:=[times.A459]" office:value-type="float" office:value="457" calcext:value-type="float">
            <text:p>457</text:p>
          </table:table-cell>
          <table:table-cell table:formula="of:= ([times.C459] - [times.B459]) / 1000000" office:value-type="float" office:value="3.0208" calcext:value-type="float">
            <text:p>3.0208</text:p>
          </table:table-cell>
          <table:table-cell table:formula="of:= ([times.E459] - [times.D459]) / 1000000" office:value-type="float" office:value="149.058816" calcext:value-type="float">
            <text:p>149.058816</text:p>
          </table:table-cell>
          <table:table-cell table:formula="of:= ([times.G459] - [times.F459]) / 1000000" office:value-type="float" office:value="239.232" calcext:value-type="float">
            <text:p>239.232</text:p>
          </table:table-cell>
        </table:table-row>
        <table:table-row table:style-name="ro1">
          <table:table-cell table:formula="of:=[times.A460]" office:value-type="float" office:value="458" calcext:value-type="float">
            <text:p>458</text:p>
          </table:table-cell>
          <table:table-cell table:formula="of:= ([times.C460] - [times.B460]) / 1000000" office:value-type="float" office:value="3.4752" calcext:value-type="float">
            <text:p>3.4752</text:p>
          </table:table-cell>
          <table:table-cell table:formula="of:= ([times.E460] - [times.D460]) / 1000000" office:value-type="float" office:value="149.142016" calcext:value-type="float">
            <text:p>149.142016</text:p>
          </table:table-cell>
          <table:table-cell table:formula="of:= ([times.G460] - [times.F460]) / 1000000" office:value-type="float" office:value="239.032064" calcext:value-type="float">
            <text:p>239.032064</text:p>
          </table:table-cell>
        </table:table-row>
        <table:table-row table:style-name="ro1">
          <table:table-cell table:formula="of:=[times.A461]" office:value-type="float" office:value="459" calcext:value-type="float">
            <text:p>459</text:p>
          </table:table-cell>
          <table:table-cell table:formula="of:= ([times.C461] - [times.B461]) / 1000000" office:value-type="float" office:value="4.687104" calcext:value-type="float">
            <text:p>4.687104</text:p>
          </table:table-cell>
          <table:table-cell table:formula="of:= ([times.E461] - [times.D461]) / 1000000" office:value-type="float" office:value="148.918272" calcext:value-type="float">
            <text:p>148.918272</text:p>
          </table:table-cell>
          <table:table-cell table:formula="of:= ([times.G461] - [times.F461]) / 1000000" office:value-type="float" office:value="239.068928" calcext:value-type="float">
            <text:p>239.068928</text:p>
          </table:table-cell>
        </table:table-row>
        <table:table-row table:style-name="ro1">
          <table:table-cell table:formula="of:=[times.A462]" office:value-type="float" office:value="460" calcext:value-type="float">
            <text:p>460</text:p>
          </table:table-cell>
          <table:table-cell table:formula="of:= ([times.C462] - [times.B462]) / 1000000" office:value-type="float" office:value="7.270912" calcext:value-type="float">
            <text:p>7.270912</text:p>
          </table:table-cell>
          <table:table-cell table:formula="of:= ([times.E462] - [times.D462]) / 1000000" office:value-type="float" office:value="148.747776" calcext:value-type="float">
            <text:p>148.747776</text:p>
          </table:table-cell>
          <table:table-cell table:formula="of:= ([times.G462] - [times.F462]) / 1000000" office:value-type="float" office:value="238.713088" calcext:value-type="float">
            <text:p>238.713088</text:p>
          </table:table-cell>
        </table:table-row>
        <table:table-row table:style-name="ro1">
          <table:table-cell table:formula="of:=[times.A463]" office:value-type="float" office:value="461" calcext:value-type="float">
            <text:p>461</text:p>
          </table:table-cell>
          <table:table-cell table:formula="of:= ([times.C463] - [times.B463]) / 1000000" office:value-type="float" office:value="7.275008" calcext:value-type="float">
            <text:p>7.275008</text:p>
          </table:table-cell>
          <table:table-cell table:formula="of:= ([times.E463] - [times.D463]) / 1000000" office:value-type="float" office:value="148.549376" calcext:value-type="float">
            <text:p>148.549376</text:p>
          </table:table-cell>
          <table:table-cell table:formula="of:= ([times.G463] - [times.F463]) / 1000000" office:value-type="float" office:value="238.370304" calcext:value-type="float">
            <text:p>238.370304</text:p>
          </table:table-cell>
        </table:table-row>
        <table:table-row table:style-name="ro1">
          <table:table-cell table:formula="of:=[times.A464]" office:value-type="float" office:value="462" calcext:value-type="float">
            <text:p>462</text:p>
          </table:table-cell>
          <table:table-cell table:formula="of:= ([times.C464] - [times.B464]) / 1000000" office:value-type="float" office:value="7.126784" calcext:value-type="float">
            <text:p>7.126784</text:p>
          </table:table-cell>
          <table:table-cell table:formula="of:= ([times.E464] - [times.D464]) / 1000000" office:value-type="float" office:value="148.372736" calcext:value-type="float">
            <text:p>148.372736</text:p>
          </table:table-cell>
          <table:table-cell table:formula="of:= ([times.G464] - [times.F464]) / 1000000" office:value-type="float" office:value="238.059008" calcext:value-type="float">
            <text:p>238.059008</text:p>
          </table:table-cell>
        </table:table-row>
        <table:table-row table:style-name="ro1">
          <table:table-cell table:formula="of:=[times.A465]" office:value-type="float" office:value="463" calcext:value-type="float">
            <text:p>463</text:p>
          </table:table-cell>
          <table:table-cell table:formula="of:= ([times.C465] - [times.B465]) / 1000000" office:value-type="float" office:value="8.093952" calcext:value-type="float">
            <text:p>8.093952</text:p>
          </table:table-cell>
          <table:table-cell table:formula="of:= ([times.E465] - [times.D465]) / 1000000" office:value-type="float" office:value="148.194816" calcext:value-type="float">
            <text:p>148.194816</text:p>
          </table:table-cell>
          <table:table-cell table:formula="of:= ([times.G465] - [times.F465]) / 1000000" office:value-type="float" office:value="237.748736" calcext:value-type="float">
            <text:p>237.748736</text:p>
          </table:table-cell>
        </table:table-row>
        <table:table-row table:style-name="ro1">
          <table:table-cell table:formula="of:=[times.A466]" office:value-type="float" office:value="464" calcext:value-type="float">
            <text:p>464</text:p>
          </table:table-cell>
          <table:table-cell table:formula="of:= ([times.C466] - [times.B466]) / 1000000" office:value-type="float" office:value="8.043776" calcext:value-type="float">
            <text:p>8.043776</text:p>
          </table:table-cell>
          <table:table-cell table:formula="of:= ([times.E466] - [times.D466]) / 1000000" office:value-type="float" office:value="148.01408" calcext:value-type="float">
            <text:p>148.01408</text:p>
          </table:table-cell>
          <table:table-cell table:formula="of:= ([times.G466] - [times.F466]) / 1000000" office:value-type="float" office:value="237.538816" calcext:value-type="float">
            <text:p>237.538816</text:p>
          </table:table-cell>
        </table:table-row>
        <table:table-row table:style-name="ro1">
          <table:table-cell table:formula="of:=[times.A467]" office:value-type="float" office:value="465" calcext:value-type="float">
            <text:p>465</text:p>
          </table:table-cell>
          <table:table-cell table:formula="of:= ([times.C467] - [times.B467]) / 1000000" office:value-type="float" office:value="8.140032" calcext:value-type="float">
            <text:p>8.140032</text:p>
          </table:table-cell>
          <table:table-cell table:formula="of:= ([times.E467] - [times.D467]) / 1000000" office:value-type="float" office:value="147.731712" calcext:value-type="float">
            <text:p>147.731712</text:p>
          </table:table-cell>
          <table:table-cell table:formula="of:= ([times.G467] - [times.F467]) / 1000000" office:value-type="float" office:value="237.538048" calcext:value-type="float">
            <text:p>237.538048</text:p>
          </table:table-cell>
        </table:table-row>
        <table:table-row table:style-name="ro1">
          <table:table-cell table:formula="of:=[times.A468]" office:value-type="float" office:value="466" calcext:value-type="float">
            <text:p>466</text:p>
          </table:table-cell>
          <table:table-cell table:formula="of:= ([times.C468] - [times.B468]) / 1000000" office:value-type="float" office:value="8.878592" calcext:value-type="float">
            <text:p>8.878592</text:p>
          </table:table-cell>
          <table:table-cell table:formula="of:= ([times.E468] - [times.D468]) / 1000000" office:value-type="float" office:value="147.759616" calcext:value-type="float">
            <text:p>147.759616</text:p>
          </table:table-cell>
          <table:table-cell table:formula="of:= ([times.G468] - [times.F468]) / 1000000" office:value-type="float" office:value="237.22752" calcext:value-type="float">
            <text:p>237.22752</text:p>
          </table:table-cell>
        </table:table-row>
        <table:table-row table:style-name="ro1">
          <table:table-cell table:formula="of:=[times.A469]" office:value-type="float" office:value="467" calcext:value-type="float">
            <text:p>467</text:p>
          </table:table-cell>
          <table:table-cell table:formula="of:= ([times.C469] - [times.B469]) / 1000000" office:value-type="float" office:value="9.1008" calcext:value-type="float">
            <text:p>9.1008</text:p>
          </table:table-cell>
          <table:table-cell table:formula="of:= ([times.E469] - [times.D469]) / 1000000" office:value-type="float" office:value="147.61984" calcext:value-type="float">
            <text:p>147.61984</text:p>
          </table:table-cell>
          <table:table-cell table:formula="of:= ([times.G469] - [times.F469]) / 1000000" office:value-type="float" office:value="236.897792" calcext:value-type="float">
            <text:p>236.897792</text:p>
          </table:table-cell>
        </table:table-row>
        <table:table-row table:style-name="ro1">
          <table:table-cell table:formula="of:=[times.A470]" office:value-type="float" office:value="468" calcext:value-type="float">
            <text:p>468</text:p>
          </table:table-cell>
          <table:table-cell table:formula="of:= ([times.C470] - [times.B470]) / 1000000" office:value-type="float" office:value="10.603776" calcext:value-type="float">
            <text:p>10.603776</text:p>
          </table:table-cell>
          <table:table-cell table:formula="of:= ([times.E470] - [times.D470]) / 1000000" office:value-type="float" office:value="147.600896" calcext:value-type="float">
            <text:p>147.600896</text:p>
          </table:table-cell>
          <table:table-cell table:formula="of:= ([times.G470] - [times.F470]) / 1000000" office:value-type="float" office:value="236.709888" calcext:value-type="float">
            <text:p>236.709888</text:p>
          </table:table-cell>
        </table:table-row>
        <table:table-row table:style-name="ro1">
          <table:table-cell table:formula="of:=[times.A471]" office:value-type="float" office:value="469" calcext:value-type="float">
            <text:p>469</text:p>
          </table:table-cell>
          <table:table-cell table:formula="of:= ([times.C471] - [times.B471]) / 1000000" office:value-type="float" office:value="10.700288" calcext:value-type="float">
            <text:p>10.700288</text:p>
          </table:table-cell>
          <table:table-cell table:formula="of:= ([times.E471] - [times.D471]) / 1000000" office:value-type="float" office:value="147.29472" calcext:value-type="float">
            <text:p>147.29472</text:p>
          </table:table-cell>
          <table:table-cell table:formula="of:= ([times.G471] - [times.F471]) / 1000000" office:value-type="float" office:value="236.53888" calcext:value-type="float">
            <text:p>236.53888</text:p>
          </table:table-cell>
        </table:table-row>
        <table:table-row table:style-name="ro1">
          <table:table-cell table:formula="of:=[times.A472]" office:value-type="float" office:value="470" calcext:value-type="float">
            <text:p>470</text:p>
          </table:table-cell>
          <table:table-cell table:formula="of:= ([times.C472] - [times.B472]) / 1000000" office:value-type="float" office:value="10.509568" calcext:value-type="float">
            <text:p>10.509568</text:p>
          </table:table-cell>
          <table:table-cell table:formula="of:= ([times.E472] - [times.D472]) / 1000000" office:value-type="float" office:value="147.060992" calcext:value-type="float">
            <text:p>147.060992</text:p>
          </table:table-cell>
          <table:table-cell table:formula="of:= ([times.G472] - [times.F472]) / 1000000" office:value-type="float" office:value="236.588544" calcext:value-type="float">
            <text:p>236.588544</text:p>
          </table:table-cell>
        </table:table-row>
        <table:table-row table:style-name="ro1">
          <table:table-cell table:formula="of:=[times.A473]" office:value-type="float" office:value="471" calcext:value-type="float">
            <text:p>471</text:p>
          </table:table-cell>
          <table:table-cell table:formula="of:= ([times.C473] - [times.B473]) / 1000000" office:value-type="float" office:value="10.278144" calcext:value-type="float">
            <text:p>10.278144</text:p>
          </table:table-cell>
          <table:table-cell table:formula="of:= ([times.E473] - [times.D473]) / 1000000" office:value-type="float" office:value="146.92992" calcext:value-type="float">
            <text:p>146.92992</text:p>
          </table:table-cell>
          <table:table-cell table:formula="of:= ([times.G473] - [times.F473]) / 1000000" office:value-type="float" office:value="236.25728" calcext:value-type="float">
            <text:p>236.25728</text:p>
          </table:table-cell>
        </table:table-row>
        <table:table-row table:style-name="ro1">
          <table:table-cell table:formula="of:=[times.A474]" office:value-type="float" office:value="472" calcext:value-type="float">
            <text:p>472</text:p>
          </table:table-cell>
          <table:table-cell table:formula="of:= ([times.C474] - [times.B474]) / 1000000" office:value-type="float" office:value="10.09536" calcext:value-type="float">
            <text:p>10.09536</text:p>
          </table:table-cell>
          <table:table-cell table:formula="of:= ([times.E474] - [times.D474]) / 1000000" office:value-type="float" office:value="146.65984" calcext:value-type="float">
            <text:p>146.65984</text:p>
          </table:table-cell>
          <table:table-cell table:formula="of:= ([times.G474] - [times.F474]) / 1000000" office:value-type="float" office:value="235.953408" calcext:value-type="float">
            <text:p>235.953408</text:p>
          </table:table-cell>
        </table:table-row>
        <table:table-row table:style-name="ro1">
          <table:table-cell table:formula="of:=[times.A475]" office:value-type="float" office:value="473" calcext:value-type="float">
            <text:p>473</text:p>
          </table:table-cell>
          <table:table-cell table:formula="of:= ([times.C475] - [times.B475]) / 1000000" office:value-type="float" office:value="9.912064" calcext:value-type="float">
            <text:p>9.912064</text:p>
          </table:table-cell>
          <table:table-cell table:formula="of:= ([times.E475] - [times.D475]) / 1000000" office:value-type="float" office:value="146.445056" calcext:value-type="float">
            <text:p>146.445056</text:p>
          </table:table-cell>
          <table:table-cell table:formula="of:= ([times.G475] - [times.F475]) / 1000000" office:value-type="float" office:value="235.60576" calcext:value-type="float">
            <text:p>235.60576</text:p>
          </table:table-cell>
        </table:table-row>
        <table:table-row table:style-name="ro1">
          <table:table-cell table:formula="of:=[times.A476]" office:value-type="float" office:value="474" calcext:value-type="float">
            <text:p>474</text:p>
          </table:table-cell>
          <table:table-cell table:formula="of:= ([times.C476] - [times.B476]) / 1000000" office:value-type="float" office:value="9.730816" calcext:value-type="float">
            <text:p>9.730816</text:p>
          </table:table-cell>
          <table:table-cell table:formula="of:= ([times.E476] - [times.D476]) / 1000000" office:value-type="float" office:value="149.401088" calcext:value-type="float">
            <text:p>149.401088</text:p>
          </table:table-cell>
          <table:table-cell table:formula="of:= ([times.G476] - [times.F476]) / 1000000" office:value-type="float" office:value="235.256576" calcext:value-type="float">
            <text:p>235.256576</text:p>
          </table:table-cell>
        </table:table-row>
        <table:table-row table:style-name="ro1">
          <table:table-cell table:formula="of:=[times.A477]" office:value-type="float" office:value="475" calcext:value-type="float">
            <text:p>475</text:p>
          </table:table-cell>
          <table:table-cell table:formula="of:= ([times.C477] - [times.B477]) / 1000000" office:value-type="float" office:value="9.67296" calcext:value-type="float">
            <text:p>9.67296</text:p>
          </table:table-cell>
          <table:table-cell table:formula="of:= ([times.E477] - [times.D477]) / 1000000" office:value-type="float" office:value="149.250816" calcext:value-type="float">
            <text:p>149.250816</text:p>
          </table:table-cell>
          <table:table-cell table:formula="of:= ([times.G477] - [times.F477]) / 1000000" office:value-type="float" office:value="235.009792" calcext:value-type="float">
            <text:p>235.009792</text:p>
          </table:table-cell>
        </table:table-row>
        <table:table-row table:style-name="ro1">
          <table:table-cell table:formula="of:=[times.A478]" office:value-type="float" office:value="476" calcext:value-type="float">
            <text:p>476</text:p>
          </table:table-cell>
          <table:table-cell table:formula="of:= ([times.C478] - [times.B478]) / 1000000" office:value-type="float" office:value="11.229952" calcext:value-type="float">
            <text:p>11.229952</text:p>
          </table:table-cell>
          <table:table-cell table:formula="of:= ([times.E478] - [times.D478]) / 1000000" office:value-type="float" office:value="149.09184" calcext:value-type="float">
            <text:p>149.09184</text:p>
          </table:table-cell>
          <table:table-cell table:formula="of:= ([times.G478] - [times.F478]) / 1000000" office:value-type="float" office:value="234.957056" calcext:value-type="float">
            <text:p>234.957056</text:p>
          </table:table-cell>
        </table:table-row>
        <table:table-row table:style-name="ro1">
          <table:table-cell table:formula="of:=[times.A479]" office:value-type="float" office:value="477" calcext:value-type="float">
            <text:p>477</text:p>
          </table:table-cell>
          <table:table-cell table:formula="of:= ([times.C479] - [times.B479]) / 1000000" office:value-type="float" office:value="11.93984" calcext:value-type="float">
            <text:p>11.93984</text:p>
          </table:table-cell>
          <table:table-cell table:formula="of:= ([times.E479] - [times.D479]) / 1000000" office:value-type="float" office:value="149.118464" calcext:value-type="float">
            <text:p>149.118464</text:p>
          </table:table-cell>
          <table:table-cell table:formula="of:= ([times.G479] - [times.F479]) / 1000000" office:value-type="float" office:value="234.595072" calcext:value-type="float">
            <text:p>234.595072</text:p>
          </table:table-cell>
        </table:table-row>
        <table:table-row table:style-name="ro1">
          <table:table-cell table:formula="of:=[times.A480]" office:value-type="float" office:value="478" calcext:value-type="float">
            <text:p>478</text:p>
          </table:table-cell>
          <table:table-cell table:formula="of:= ([times.C480] - [times.B480]) / 1000000" office:value-type="float" office:value="12.222976" calcext:value-type="float">
            <text:p>12.222976</text:p>
          </table:table-cell>
          <table:table-cell table:formula="of:= ([times.E480] - [times.D480]) / 1000000" office:value-type="float" office:value="148.85504" calcext:value-type="float">
            <text:p>148.85504</text:p>
          </table:table-cell>
          <table:table-cell table:formula="of:= ([times.G480] - [times.F480]) / 1000000" office:value-type="float" office:value="234.27584" calcext:value-type="float">
            <text:p>234.27584</text:p>
          </table:table-cell>
        </table:table-row>
        <table:table-row table:style-name="ro1">
          <table:table-cell table:formula="of:=[times.A481]" office:value-type="float" office:value="479" calcext:value-type="float">
            <text:p>479</text:p>
          </table:table-cell>
          <table:table-cell table:formula="of:= ([times.C481] - [times.B481]) / 1000000" office:value-type="float" office:value="13.353984" calcext:value-type="float">
            <text:p>13.353984</text:p>
          </table:table-cell>
          <table:table-cell table:formula="of:= ([times.E481] - [times.D481]) / 1000000" office:value-type="float" office:value="148.544512" calcext:value-type="float">
            <text:p>148.544512</text:p>
          </table:table-cell>
          <table:table-cell table:formula="of:= ([times.G481] - [times.F481]) / 1000000" office:value-type="float" office:value="234.004992" calcext:value-type="float">
            <text:p>234.004992</text:p>
          </table:table-cell>
        </table:table-row>
        <table:table-row table:style-name="ro1">
          <table:table-cell table:formula="of:=[times.A482]" office:value-type="float" office:value="480" calcext:value-type="float">
            <text:p>480</text:p>
          </table:table-cell>
          <table:table-cell table:formula="of:= ([times.C482] - [times.B482]) / 1000000" office:value-type="float" office:value="13.733632" calcext:value-type="float">
            <text:p>13.733632</text:p>
          </table:table-cell>
          <table:table-cell table:formula="of:= ([times.E482] - [times.D482]) / 1000000" office:value-type="float" office:value="155.100928" calcext:value-type="float">
            <text:p>155.100928</text:p>
          </table:table-cell>
          <table:table-cell table:formula="of:= ([times.G482] - [times.F482]) / 1000000" office:value-type="float" office:value="233.836032" calcext:value-type="float">
            <text:p>233.836032</text:p>
          </table:table-cell>
        </table:table-row>
        <table:table-row table:style-name="ro1">
          <table:table-cell table:formula="of:=[times.A483]" office:value-type="float" office:value="481" calcext:value-type="float">
            <text:p>481</text:p>
          </table:table-cell>
          <table:table-cell table:formula="of:= ([times.C483] - [times.B483]) / 1000000" office:value-type="float" office:value="14.509312" calcext:value-type="float">
            <text:p>14.509312</text:p>
          </table:table-cell>
          <table:table-cell table:formula="of:= ([times.E483] - [times.D483]) / 1000000" office:value-type="float" office:value="156.549888" calcext:value-type="float">
            <text:p>156.549888</text:p>
          </table:table-cell>
          <table:table-cell table:formula="of:= ([times.G483] - [times.F483]) / 1000000" office:value-type="float" office:value="233.844736" calcext:value-type="float">
            <text:p>233.844736</text:p>
          </table:table-cell>
        </table:table-row>
        <table:table-row table:style-name="ro1">
          <table:table-cell table:formula="of:=[times.A484]" office:value-type="float" office:value="482" calcext:value-type="float">
            <text:p>482</text:p>
          </table:table-cell>
          <table:table-cell table:formula="of:= ([times.C484] - [times.B484]) / 1000000" office:value-type="float" office:value="14.855936" calcext:value-type="float">
            <text:p>14.855936</text:p>
          </table:table-cell>
          <table:table-cell table:formula="of:= ([times.E484] - [times.D484]) / 1000000" office:value-type="float" office:value="157.789184" calcext:value-type="float">
            <text:p>157.789184</text:p>
          </table:table-cell>
          <table:table-cell table:formula="of:= ([times.G484] - [times.F484]) / 1000000" office:value-type="float" office:value="233.554944" calcext:value-type="float">
            <text:p>233.554944</text:p>
          </table:table-cell>
        </table:table-row>
        <table:table-row table:style-name="ro1">
          <table:table-cell table:formula="of:=[times.A485]" office:value-type="float" office:value="483" calcext:value-type="float">
            <text:p>483</text:p>
          </table:table-cell>
          <table:table-cell table:formula="of:= ([times.C485] - [times.B485]) / 1000000" office:value-type="float" office:value="16.338176" calcext:value-type="float">
            <text:p>16.338176</text:p>
          </table:table-cell>
          <table:table-cell table:formula="of:= ([times.E485] - [times.D485]) / 1000000" office:value-type="float" office:value="158.29888" calcext:value-type="float">
            <text:p>158.29888</text:p>
          </table:table-cell>
          <table:table-cell table:formula="of:= ([times.G485] - [times.F485]) / 1000000" office:value-type="float" office:value="233.23008" calcext:value-type="float">
            <text:p>233.23008</text:p>
          </table:table-cell>
        </table:table-row>
        <table:table-row table:style-name="ro1">
          <table:table-cell table:formula="of:=[times.A486]" office:value-type="float" office:value="484" calcext:value-type="float">
            <text:p>484</text:p>
          </table:table-cell>
          <table:table-cell table:formula="of:= ([times.C486] - [times.B486]) / 1000000" office:value-type="float" office:value="16.28288" calcext:value-type="float">
            <text:p>16.28288</text:p>
          </table:table-cell>
          <table:table-cell table:formula="of:= ([times.E486] - [times.D486]) / 1000000" office:value-type="float" office:value="157.889792" calcext:value-type="float">
            <text:p>157.889792</text:p>
          </table:table-cell>
          <table:table-cell table:formula="of:= ([times.G486] - [times.F486]) / 1000000" office:value-type="float" office:value="232.925952" calcext:value-type="float">
            <text:p>232.925952</text:p>
          </table:table-cell>
        </table:table-row>
        <table:table-row table:style-name="ro1">
          <table:table-cell table:formula="of:=[times.A487]" office:value-type="float" office:value="485" calcext:value-type="float">
            <text:p>485</text:p>
          </table:table-cell>
          <table:table-cell table:formula="of:= ([times.C487] - [times.B487]) / 1000000" office:value-type="float" office:value="16.19584" calcext:value-type="float">
            <text:p>16.19584</text:p>
          </table:table-cell>
          <table:table-cell table:formula="of:= ([times.E487] - [times.D487]) / 1000000" office:value-type="float" office:value="157.721856" calcext:value-type="float">
            <text:p>157.721856</text:p>
          </table:table-cell>
          <table:table-cell table:formula="of:= ([times.G487] - [times.F487]) / 1000000" office:value-type="float" office:value="232.743424" calcext:value-type="float">
            <text:p>232.743424</text:p>
          </table:table-cell>
        </table:table-row>
        <table:table-row table:style-name="ro1">
          <table:table-cell table:formula="of:=[times.A488]" office:value-type="float" office:value="486" calcext:value-type="float">
            <text:p>486</text:p>
          </table:table-cell>
          <table:table-cell table:formula="of:= ([times.C488] - [times.B488]) / 1000000" office:value-type="float" office:value="16.729344" calcext:value-type="float">
            <text:p>16.729344</text:p>
          </table:table-cell>
          <table:table-cell table:formula="of:= ([times.E488] - [times.D488]) / 1000000" office:value-type="float" office:value="157.868032" calcext:value-type="float">
            <text:p>157.868032</text:p>
          </table:table-cell>
          <table:table-cell table:formula="of:= ([times.G488] - [times.F488]) / 1000000" office:value-type="float" office:value="232.717568" calcext:value-type="float">
            <text:p>232.717568</text:p>
          </table:table-cell>
        </table:table-row>
        <table:table-row table:style-name="ro1">
          <table:table-cell table:formula="of:=[times.A489]" office:value-type="float" office:value="487" calcext:value-type="float">
            <text:p>487</text:p>
          </table:table-cell>
          <table:table-cell table:formula="of:= ([times.C489] - [times.B489]) / 1000000" office:value-type="float" office:value="17.784832" calcext:value-type="float">
            <text:p>17.784832</text:p>
          </table:table-cell>
          <table:table-cell table:formula="of:= ([times.E489] - [times.D489]) / 1000000" office:value-type="float" office:value="157.698048" calcext:value-type="float">
            <text:p>157.698048</text:p>
          </table:table-cell>
          <table:table-cell table:formula="of:= ([times.G489] - [times.F489]) / 1000000" office:value-type="float" office:value="232.424192" calcext:value-type="float">
            <text:p>232.424192</text:p>
          </table:table-cell>
        </table:table-row>
        <table:table-row table:style-name="ro1">
          <table:table-cell table:formula="of:=[times.A490]" office:value-type="float" office:value="488" calcext:value-type="float">
            <text:p>488</text:p>
          </table:table-cell>
          <table:table-cell table:formula="of:= ([times.C490] - [times.B490]) / 1000000" office:value-type="float" office:value="19.207168" calcext:value-type="float">
            <text:p>19.207168</text:p>
          </table:table-cell>
          <table:table-cell table:formula="of:= ([times.E490] - [times.D490]) / 1000000" office:value-type="float" office:value="157.481984" calcext:value-type="float">
            <text:p>157.481984</text:p>
          </table:table-cell>
          <table:table-cell table:formula="of:= ([times.G490] - [times.F490]) / 1000000" office:value-type="float" office:value="232.128" calcext:value-type="float">
            <text:p>232.128</text:p>
          </table:table-cell>
        </table:table-row>
        <table:table-row table:style-name="ro1">
          <table:table-cell table:formula="of:=[times.A491]" office:value-type="float" office:value="489" calcext:value-type="float">
            <text:p>489</text:p>
          </table:table-cell>
          <table:table-cell table:formula="of:= ([times.C491] - [times.B491]) / 1000000" office:value-type="float" office:value="19.13472" calcext:value-type="float">
            <text:p>19.13472</text:p>
          </table:table-cell>
          <table:table-cell table:formula="of:= ([times.E491] - [times.D491]) / 1000000" office:value-type="float" office:value="157.336064" calcext:value-type="float">
            <text:p>157.336064</text:p>
          </table:table-cell>
          <table:table-cell table:formula="of:= ([times.G491] - [times.F491]) / 1000000" office:value-type="float" office:value="231.798016" calcext:value-type="float">
            <text:p>231.798016</text:p>
          </table:table-cell>
        </table:table-row>
        <table:table-row table:style-name="ro1">
          <table:table-cell table:formula="of:=[times.A492]" office:value-type="float" office:value="490" calcext:value-type="float">
            <text:p>490</text:p>
          </table:table-cell>
          <table:table-cell table:formula="of:= ([times.C492] - [times.B492]) / 1000000" office:value-type="float" office:value="19.577344" calcext:value-type="float">
            <text:p>19.577344</text:p>
          </table:table-cell>
          <table:table-cell table:formula="of:= ([times.E492] - [times.D492]) / 1000000" office:value-type="float" office:value="157.12512" calcext:value-type="float">
            <text:p>157.12512</text:p>
          </table:table-cell>
          <table:table-cell table:formula="of:= ([times.G492] - [times.F492]) / 1000000" office:value-type="float" office:value="231.732736" calcext:value-type="float">
            <text:p>231.732736</text:p>
          </table:table-cell>
        </table:table-row>
        <table:table-row table:style-name="ro1">
          <table:table-cell table:formula="of:=[times.A493]" office:value-type="float" office:value="491" calcext:value-type="float">
            <text:p>491</text:p>
          </table:table-cell>
          <table:table-cell table:formula="of:= ([times.C493] - [times.B493]) / 1000000" office:value-type="float" office:value="21.057024" calcext:value-type="float">
            <text:p>21.057024</text:p>
          </table:table-cell>
          <table:table-cell table:formula="of:= ([times.E493] - [times.D493]) / 1000000" office:value-type="float" office:value="157.044224" calcext:value-type="float">
            <text:p>157.044224</text:p>
          </table:table-cell>
          <table:table-cell table:formula="of:= ([times.G493] - [times.F493]) / 1000000" office:value-type="float" office:value="231.429632" calcext:value-type="float">
            <text:p>231.429632</text:p>
          </table:table-cell>
        </table:table-row>
        <table:table-row table:style-name="ro1">
          <table:table-cell table:formula="of:=[times.A494]" office:value-type="float" office:value="492" calcext:value-type="float">
            <text:p>492</text:p>
          </table:table-cell>
          <table:table-cell table:formula="of:= ([times.C494] - [times.B494]) / 1000000" office:value-type="float" office:value="21.246208" calcext:value-type="float">
            <text:p>21.246208</text:p>
          </table:table-cell>
          <table:table-cell table:formula="of:= ([times.E494] - [times.D494]) / 1000000" office:value-type="float" office:value="163.0208" calcext:value-type="float">
            <text:p>163.0208</text:p>
          </table:table-cell>
          <table:table-cell table:formula="of:= ([times.G494] - [times.F494]) / 1000000" office:value-type="float" office:value="231.129344" calcext:value-type="float">
            <text:p>231.129344</text:p>
          </table:table-cell>
        </table:table-row>
        <table:table-row table:style-name="ro1">
          <table:table-cell table:formula="of:=[times.A495]" office:value-type="float" office:value="493" calcext:value-type="float">
            <text:p>493</text:p>
          </table:table-cell>
          <table:table-cell table:formula="of:= ([times.C495] - [times.B495]) / 1000000" office:value-type="float" office:value="21.086208" calcext:value-type="float">
            <text:p>21.086208</text:p>
          </table:table-cell>
          <table:table-cell table:formula="of:= ([times.E495] - [times.D495]) / 1000000" office:value-type="float" office:value="164.3136" calcext:value-type="float">
            <text:p>164.3136</text:p>
          </table:table-cell>
          <table:table-cell table:formula="of:= ([times.G495] - [times.F495]) / 1000000" office:value-type="float" office:value="230.921472" calcext:value-type="float">
            <text:p>230.921472</text:p>
          </table:table-cell>
        </table:table-row>
        <table:table-row table:style-name="ro1">
          <table:table-cell table:formula="of:=[times.A496]" office:value-type="float" office:value="494" calcext:value-type="float">
            <text:p>494</text:p>
          </table:table-cell>
          <table:table-cell table:formula="of:= ([times.C496] - [times.B496]) / 1000000" office:value-type="float" office:value="20.913152" calcext:value-type="float">
            <text:p>20.913152</text:p>
          </table:table-cell>
          <table:table-cell table:formula="of:= ([times.E496] - [times.D496]) / 1000000" office:value-type="float" office:value="164.882432" calcext:value-type="float">
            <text:p>164.882432</text:p>
          </table:table-cell>
          <table:table-cell table:formula="of:= ([times.G496] - [times.F496]) / 1000000" office:value-type="float" office:value="230.885632" calcext:value-type="float">
            <text:p>230.885632</text:p>
          </table:table-cell>
        </table:table-row>
        <table:table-row table:style-name="ro1">
          <table:table-cell table:formula="of:=[times.A497]" office:value-type="float" office:value="495" calcext:value-type="float">
            <text:p>495</text:p>
          </table:table-cell>
          <table:table-cell table:formula="of:= ([times.C497] - [times.B497]) / 1000000" office:value-type="float" office:value="20.582144" calcext:value-type="float">
            <text:p>20.582144</text:p>
          </table:table-cell>
          <table:table-cell table:formula="of:= ([times.E497] - [times.D497]) / 1000000" office:value-type="float" office:value="165.846784" calcext:value-type="float">
            <text:p>165.846784</text:p>
          </table:table-cell>
          <table:table-cell table:formula="of:= ([times.G497] - [times.F497]) / 1000000" office:value-type="float" office:value="230.590208" calcext:value-type="float">
            <text:p>230.590208</text:p>
          </table:table-cell>
        </table:table-row>
        <table:table-row table:style-name="ro1">
          <table:table-cell table:formula="of:=[times.A498]" office:value-type="float" office:value="496" calcext:value-type="float">
            <text:p>496</text:p>
          </table:table-cell>
          <table:table-cell table:formula="of:= ([times.C498] - [times.B498]) / 1000000" office:value-type="float" office:value="20.401664" calcext:value-type="float">
            <text:p>20.401664</text:p>
          </table:table-cell>
          <table:table-cell table:formula="of:= ([times.E498] - [times.D498]) / 1000000" office:value-type="float" office:value="165.049856" calcext:value-type="float">
            <text:p>165.049856</text:p>
          </table:table-cell>
          <table:table-cell table:formula="of:= ([times.G498] - [times.F498]) / 1000000" office:value-type="float" office:value="230.251008" calcext:value-type="float">
            <text:p>230.251008</text:p>
          </table:table-cell>
        </table:table-row>
        <table:table-row table:style-name="ro1">
          <table:table-cell table:formula="of:=[times.A499]" office:value-type="float" office:value="497" calcext:value-type="float">
            <text:p>497</text:p>
          </table:table-cell>
          <table:table-cell table:formula="of:= ([times.C499] - [times.B499]) / 1000000" office:value-type="float" office:value="20.166144" calcext:value-type="float">
            <text:p>20.166144</text:p>
          </table:table-cell>
          <table:table-cell table:formula="of:= ([times.E499] - [times.D499]) / 1000000" office:value-type="float" office:value="164.764928" calcext:value-type="float">
            <text:p>164.764928</text:p>
          </table:table-cell>
          <table:table-cell table:formula="of:= ([times.G499] - [times.F499]) / 1000000" office:value-type="float" office:value="230.15168" calcext:value-type="float">
            <text:p>230.15168</text:p>
          </table:table-cell>
        </table:table-row>
        <table:table-row table:style-name="ro1">
          <table:table-cell table:formula="of:=[times.A500]" office:value-type="float" office:value="498" calcext:value-type="float">
            <text:p>498</text:p>
          </table:table-cell>
          <table:table-cell table:formula="of:= ([times.C500] - [times.B500]) / 1000000" office:value-type="float" office:value="19.965184" calcext:value-type="float">
            <text:p>19.965184</text:p>
          </table:table-cell>
          <table:table-cell table:formula="of:= ([times.E500] - [times.D500]) / 1000000" office:value-type="float" office:value="171.51872" calcext:value-type="float">
            <text:p>171.51872</text:p>
          </table:table-cell>
          <table:table-cell table:formula="of:= ([times.G500] - [times.F500]) / 1000000" office:value-type="float" office:value="229.845248" calcext:value-type="float">
            <text:p>229.845248</text:p>
          </table:table-cell>
        </table:table-row>
        <table:table-row table:style-name="ro1">
          <table:table-cell table:formula="of:=[times.A501]" office:value-type="float" office:value="499" calcext:value-type="float">
            <text:p>499</text:p>
          </table:table-cell>
          <table:table-cell table:formula="of:= ([times.C501] - [times.B501]) / 1000000" office:value-type="float" office:value="28.911104" calcext:value-type="float">
            <text:p>28.911104</text:p>
          </table:table-cell>
          <table:table-cell table:formula="of:= ([times.E501] - [times.D501]) / 1000000" office:value-type="float" office:value="174.03008" calcext:value-type="float">
            <text:p>174.03008</text:p>
          </table:table-cell>
          <table:table-cell table:formula="of:= ([times.G501] - [times.F501]) / 1000000" office:value-type="float" office:value="229.743616" calcext:value-type="float">
            <text:p>229.743616</text:p>
          </table:table-cell>
        </table:table-row>
        <table:table-row table:style-name="ro1">
          <table:table-cell table:formula="of:=[times.A502]" office:value-type="float" office:value="500" calcext:value-type="float">
            <text:p>500</text:p>
          </table:table-cell>
          <table:table-cell table:formula="of:= ([times.C502] - [times.B502]) / 1000000" office:value-type="float" office:value="29.34528" calcext:value-type="float">
            <text:p>29.34528</text:p>
          </table:table-cell>
          <table:table-cell table:formula="of:= ([times.E502] - [times.D502]) / 1000000" office:value-type="float" office:value="177.05216" calcext:value-type="float">
            <text:p>177.05216</text:p>
          </table:table-cell>
          <table:table-cell table:formula="of:= ([times.G502] - [times.F502]) / 1000000" office:value-type="float" office:value="229.447168" calcext:value-type="float">
            <text:p>229.447168</text:p>
          </table:table-cell>
        </table:table-row>
        <table:table-row table:style-name="ro1">
          <table:table-cell table:formula="of:=[times.A503]" office:value-type="float" office:value="501" calcext:value-type="float">
            <text:p>501</text:p>
          </table:table-cell>
          <table:table-cell table:formula="of:= ([times.C503] - [times.B503]) / 1000000" office:value-type="float" office:value="29.327872" calcext:value-type="float">
            <text:p>29.327872</text:p>
          </table:table-cell>
          <table:table-cell table:formula="of:= ([times.E503] - [times.D503]) / 1000000" office:value-type="float" office:value="179.924992" calcext:value-type="float">
            <text:p>179.924992</text:p>
          </table:table-cell>
          <table:table-cell table:formula="of:= ([times.G503] - [times.F503]) / 1000000" office:value-type="float" office:value="229.13408" calcext:value-type="float">
            <text:p>229.13408</text:p>
          </table:table-cell>
        </table:table-row>
        <table:table-row table:style-name="ro1">
          <table:table-cell table:formula="of:=[times.A504]" office:value-type="float" office:value="502" calcext:value-type="float">
            <text:p>502</text:p>
          </table:table-cell>
          <table:table-cell table:formula="of:= ([times.C504] - [times.B504]) / 1000000" office:value-type="float" office:value="29.739776" calcext:value-type="float">
            <text:p>29.739776</text:p>
          </table:table-cell>
          <table:table-cell table:formula="of:= ([times.E504] - [times.D504]) / 1000000" office:value-type="float" office:value="179.909632" calcext:value-type="float">
            <text:p>179.909632</text:p>
          </table:table-cell>
          <table:table-cell table:formula="of:= ([times.G504] - [times.F504]) / 1000000" office:value-type="float" office:value="229.03296" calcext:value-type="float">
            <text:p>229.03296</text:p>
          </table:table-cell>
        </table:table-row>
        <table:table-row table:style-name="ro1">
          <table:table-cell table:formula="of:=[times.A505]" office:value-type="float" office:value="503" calcext:value-type="float">
            <text:p>503</text:p>
          </table:table-cell>
          <table:table-cell table:formula="of:= ([times.C505] - [times.B505]) / 1000000" office:value-type="float" office:value="29.898752" calcext:value-type="float">
            <text:p>29.898752</text:p>
          </table:table-cell>
          <table:table-cell table:formula="of:= ([times.E505] - [times.D505]) / 1000000" office:value-type="float" office:value="182.686208" calcext:value-type="float">
            <text:p>182.686208</text:p>
          </table:table-cell>
          <table:table-cell table:formula="of:= ([times.G505] - [times.F505]) / 1000000" office:value-type="float" office:value="228.71424" calcext:value-type="float">
            <text:p>228.71424</text:p>
          </table:table-cell>
        </table:table-row>
        <table:table-row table:style-name="ro1">
          <table:table-cell table:formula="of:=[times.A506]" office:value-type="float" office:value="504" calcext:value-type="float">
            <text:p>504</text:p>
          </table:table-cell>
          <table:table-cell table:formula="of:= ([times.C506] - [times.B506]) / 1000000" office:value-type="float" office:value="29.68704" calcext:value-type="float">
            <text:p>29.68704</text:p>
          </table:table-cell>
          <table:table-cell table:formula="of:= ([times.E506] - [times.D506]) / 1000000" office:value-type="float" office:value="188.669952" calcext:value-type="float">
            <text:p>188.669952</text:p>
          </table:table-cell>
          <table:table-cell table:formula="of:= ([times.G506] - [times.F506]) / 1000000" office:value-type="float" office:value="228.643072" calcext:value-type="float">
            <text:p>228.643072</text:p>
          </table:table-cell>
        </table:table-row>
        <table:table-row table:style-name="ro1">
          <table:table-cell table:formula="of:=[times.A507]" office:value-type="float" office:value="505" calcext:value-type="float">
            <text:p>505</text:p>
          </table:table-cell>
          <table:table-cell table:formula="of:= ([times.C507] - [times.B507]) / 1000000" office:value-type="float" office:value="29.49888" calcext:value-type="float">
            <text:p>29.49888</text:p>
          </table:table-cell>
          <table:table-cell table:formula="of:= ([times.E507] - [times.D507]) / 1000000" office:value-type="float" office:value="190.816" calcext:value-type="float">
            <text:p>190.816</text:p>
          </table:table-cell>
          <table:table-cell table:formula="of:= ([times.G507] - [times.F507]) / 1000000" office:value-type="float" office:value="228.33792" calcext:value-type="float">
            <text:p>228.33792</text:p>
          </table:table-cell>
        </table:table-row>
        <table:table-row table:style-name="ro1">
          <table:table-cell table:formula="of:=[times.A508]" office:value-type="float" office:value="506" calcext:value-type="float">
            <text:p>506</text:p>
          </table:table-cell>
          <table:table-cell table:formula="of:= ([times.C508] - [times.B508]) / 1000000" office:value-type="float" office:value="29.303808" calcext:value-type="float">
            <text:p>29.303808</text:p>
          </table:table-cell>
          <table:table-cell table:formula="of:= ([times.E508] - [times.D508]) / 1000000" office:value-type="float" office:value="190.804224" calcext:value-type="float">
            <text:p>190.804224</text:p>
          </table:table-cell>
          <table:table-cell table:formula="of:= ([times.G508] - [times.F508]) / 1000000" office:value-type="float" office:value="228.034816" calcext:value-type="float">
            <text:p>228.034816</text:p>
          </table:table-cell>
        </table:table-row>
        <table:table-row table:style-name="ro1">
          <table:table-cell table:formula="of:=[times.A509]" office:value-type="float" office:value="507" calcext:value-type="float">
            <text:p>507</text:p>
          </table:table-cell>
          <table:table-cell table:formula="of:= ([times.C509] - [times.B509]) / 1000000" office:value-type="float" office:value="29.106944" calcext:value-type="float">
            <text:p>29.106944</text:p>
          </table:table-cell>
          <table:table-cell table:formula="of:= ([times.E509] - [times.D509]) / 1000000" office:value-type="float" office:value="192.155392" calcext:value-type="float">
            <text:p>192.155392</text:p>
          </table:table-cell>
          <table:table-cell table:formula="of:= ([times.G509] - [times.F509]) / 1000000" office:value-type="float" office:value="227.830784" calcext:value-type="float">
            <text:p>227.830784</text:p>
          </table:table-cell>
        </table:table-row>
        <table:table-row table:style-name="ro1">
          <table:table-cell table:formula="of:=[times.A510]" office:value-type="float" office:value="508" calcext:value-type="float">
            <text:p>508</text:p>
          </table:table-cell>
          <table:table-cell table:formula="of:= ([times.C510] - [times.B510]) / 1000000" office:value-type="float" office:value="28.912896" calcext:value-type="float">
            <text:p>28.912896</text:p>
          </table:table-cell>
          <table:table-cell table:formula="of:= ([times.E510] - [times.D510]) / 1000000" office:value-type="float" office:value="191.88608" calcext:value-type="float">
            <text:p>191.88608</text:p>
          </table:table-cell>
          <table:table-cell table:formula="of:= ([times.G510] - [times.F510]) / 1000000" office:value-type="float" office:value="227.762432" calcext:value-type="float">
            <text:p>227.762432</text:p>
          </table:table-cell>
        </table:table-row>
        <table:table-row table:style-name="ro1">
          <table:table-cell table:formula="of:=[times.A511]" office:value-type="float" office:value="509" calcext:value-type="float">
            <text:p>509</text:p>
          </table:table-cell>
          <table:table-cell table:formula="of:= ([times.C511] - [times.B511]) / 1000000" office:value-type="float" office:value="28.627712" calcext:value-type="float">
            <text:p>28.627712</text:p>
          </table:table-cell>
          <table:table-cell table:formula="of:= ([times.E511] - [times.D511]) / 1000000" office:value-type="float" office:value="191.643136" calcext:value-type="float">
            <text:p>191.643136</text:p>
          </table:table-cell>
          <table:table-cell table:formula="of:= ([times.G511] - [times.F511]) / 1000000" office:value-type="float" office:value="227.434496" calcext:value-type="float">
            <text:p>227.434496</text:p>
          </table:table-cell>
        </table:table-row>
        <table:table-row table:style-name="ro1">
          <table:table-cell table:formula="of:=[times.A512]" office:value-type="float" office:value="510" calcext:value-type="float">
            <text:p>510</text:p>
          </table:table-cell>
          <table:table-cell table:formula="of:= ([times.C512] - [times.B512]) / 1000000" office:value-type="float" office:value="28.953856" calcext:value-type="float">
            <text:p>28.953856</text:p>
          </table:table-cell>
          <table:table-cell table:formula="of:= ([times.E512] - [times.D512]) / 1000000" office:value-type="float" office:value="191.234048" calcext:value-type="float">
            <text:p>191.234048</text:p>
          </table:table-cell>
          <table:table-cell table:formula="of:= ([times.G512] - [times.F512]) / 1000000" office:value-type="float" office:value="227.117824" calcext:value-type="float">
            <text:p>227.117824</text:p>
          </table:table-cell>
        </table:table-row>
        <table:table-row table:style-name="ro1">
          <table:table-cell table:formula="of:=[times.A513]" office:value-type="float" office:value="511" calcext:value-type="float">
            <text:p>511</text:p>
          </table:table-cell>
          <table:table-cell table:formula="of:= ([times.C513] - [times.B513]) / 1000000" office:value-type="float" office:value="29.756672" calcext:value-type="float">
            <text:p>29.756672</text:p>
          </table:table-cell>
          <table:table-cell table:formula="of:= ([times.E513] - [times.D513]) / 1000000" office:value-type="float" office:value="190.957056" calcext:value-type="float">
            <text:p>190.957056</text:p>
          </table:table-cell>
          <table:table-cell table:formula="of:= ([times.G513] - [times.F513]) / 1000000" office:value-type="float" office:value="227.010048" calcext:value-type="float">
            <text:p>227.010048</text:p>
          </table:table-cell>
        </table:table-row>
        <table:table-row table:style-name="ro1">
          <table:table-cell table:formula="of:=[times.A514]" office:value-type="float" office:value="512" calcext:value-type="float">
            <text:p>512</text:p>
          </table:table-cell>
          <table:table-cell table:formula="of:= ([times.C514] - [times.B514]) / 1000000" office:value-type="float" office:value="30.223104" calcext:value-type="float">
            <text:p>30.223104</text:p>
          </table:table-cell>
          <table:table-cell table:formula="of:= ([times.E514] - [times.D514]) / 1000000" office:value-type="float" office:value="194.674944" calcext:value-type="float">
            <text:p>194.674944</text:p>
          </table:table-cell>
          <table:table-cell table:formula="of:= ([times.G514] - [times.F514]) / 1000000" office:value-type="float" office:value="226.68288" calcext:value-type="float">
            <text:p>226.68288</text:p>
          </table:table-cell>
        </table:table-row>
        <table:table-row table:style-name="ro1">
          <table:table-cell table:formula="of:=[times.A515]" office:value-type="float" office:value="513" calcext:value-type="float">
            <text:p>513</text:p>
          </table:table-cell>
          <table:table-cell table:formula="of:= ([times.C515] - [times.B515]) / 1000000" office:value-type="float" office:value="32.719872" calcext:value-type="float">
            <text:p>32.719872</text:p>
          </table:table-cell>
          <table:table-cell table:formula="of:= ([times.E515] - [times.D515]) / 1000000" office:value-type="float" office:value="194.78784" calcext:value-type="float">
            <text:p>194.78784</text:p>
          </table:table-cell>
          <table:table-cell table:formula="of:= ([times.G515] - [times.F515]) / 1000000" office:value-type="float" office:value="226.567936" calcext:value-type="float">
            <text:p>226.567936</text:p>
          </table:table-cell>
        </table:table-row>
        <table:table-row table:style-name="ro1">
          <table:table-cell table:formula="of:=[times.A516]" office:value-type="float" office:value="514" calcext:value-type="float">
            <text:p>514</text:p>
          </table:table-cell>
          <table:table-cell table:formula="of:= ([times.C516] - [times.B516]) / 1000000" office:value-type="float" office:value="32.726016" calcext:value-type="float">
            <text:p>32.726016</text:p>
          </table:table-cell>
          <table:table-cell table:formula="of:= ([times.E516] - [times.D516]) / 1000000" office:value-type="float" office:value="194.891264" calcext:value-type="float">
            <text:p>194.891264</text:p>
          </table:table-cell>
          <table:table-cell table:formula="of:= ([times.G516] - [times.F516]) / 1000000" office:value-type="float" office:value="226.241536" calcext:value-type="float">
            <text:p>226.241536</text:p>
          </table:table-cell>
        </table:table-row>
        <table:table-row table:style-name="ro1">
          <table:table-cell table:formula="of:=[times.A517]" office:value-type="float" office:value="515" calcext:value-type="float">
            <text:p>515</text:p>
          </table:table-cell>
          <table:table-cell table:formula="of:= ([times.C517] - [times.B517]) / 1000000" office:value-type="float" office:value="33.191936" calcext:value-type="float">
            <text:p>33.191936</text:p>
          </table:table-cell>
          <table:table-cell table:formula="of:= ([times.E517] - [times.D517]) / 1000000" office:value-type="float" office:value="194.59968" calcext:value-type="float">
            <text:p>194.59968</text:p>
          </table:table-cell>
          <table:table-cell table:formula="of:= ([times.G517] - [times.F517]) / 1000000" office:value-type="float" office:value="225.920512" calcext:value-type="float">
            <text:p>225.920512</text:p>
          </table:table-cell>
        </table:table-row>
        <table:table-row table:style-name="ro1">
          <table:table-cell table:formula="of:=[times.A518]" office:value-type="float" office:value="516" calcext:value-type="float">
            <text:p>516</text:p>
          </table:table-cell>
          <table:table-cell table:formula="of:= ([times.C518] - [times.B518]) / 1000000" office:value-type="float" office:value="33.428736" calcext:value-type="float">
            <text:p>33.428736</text:p>
          </table:table-cell>
          <table:table-cell table:formula="of:= ([times.E518] - [times.D518]) / 1000000" office:value-type="float" office:value="194.34496" calcext:value-type="float">
            <text:p>194.34496</text:p>
          </table:table-cell>
          <table:table-cell table:formula="of:= ([times.G518] - [times.F518]) / 1000000" office:value-type="float" office:value="225.741312" calcext:value-type="float">
            <text:p>225.741312</text:p>
          </table:table-cell>
        </table:table-row>
        <table:table-row table:style-name="ro1">
          <table:table-cell table:formula="of:=[times.A519]" office:value-type="float" office:value="517" calcext:value-type="float">
            <text:p>517</text:p>
          </table:table-cell>
          <table:table-cell table:formula="of:= ([times.C519] - [times.B519]) / 1000000" office:value-type="float" office:value="33.264384" calcext:value-type="float">
            <text:p>33.264384</text:p>
          </table:table-cell>
          <table:table-cell table:formula="of:= ([times.E519] - [times.D519]) / 1000000" office:value-type="float" office:value="194.163968" calcext:value-type="float">
            <text:p>194.163968</text:p>
          </table:table-cell>
          <table:table-cell table:formula="of:= ([times.G519] - [times.F519]) / 1000000" office:value-type="float" office:value="225.602048" calcext:value-type="float">
            <text:p>225.602048</text:p>
          </table:table-cell>
        </table:table-row>
        <table:table-row table:style-name="ro1">
          <table:table-cell table:formula="of:=[times.A520]" office:value-type="float" office:value="518" calcext:value-type="float">
            <text:p>518</text:p>
          </table:table-cell>
          <table:table-cell table:formula="of:= ([times.C520] - [times.B520]) / 1000000" office:value-type="float" office:value="33.049088" calcext:value-type="float">
            <text:p>33.049088</text:p>
          </table:table-cell>
          <table:table-cell table:formula="of:= ([times.E520] - [times.D520]) / 1000000" office:value-type="float" office:value="193.979904" calcext:value-type="float">
            <text:p>193.979904</text:p>
          </table:table-cell>
          <table:table-cell table:formula="of:= ([times.G520] - [times.F520]) / 1000000" office:value-type="float" office:value="225.649152" calcext:value-type="float">
            <text:p>225.649152</text:p>
          </table:table-cell>
        </table:table-row>
        <table:table-row table:style-name="ro1">
          <table:table-cell table:formula="of:=[times.A521]" office:value-type="float" office:value="519" calcext:value-type="float">
            <text:p>519</text:p>
          </table:table-cell>
          <table:table-cell table:formula="of:= ([times.C521] - [times.B521]) / 1000000" office:value-type="float" office:value="32.867072" calcext:value-type="float">
            <text:p>32.867072</text:p>
          </table:table-cell>
          <table:table-cell table:formula="of:= ([times.E521] - [times.D521]) / 1000000" office:value-type="float" office:value="193.748736" calcext:value-type="float">
            <text:p>193.748736</text:p>
          </table:table-cell>
          <table:table-cell table:formula="of:= ([times.G521] - [times.F521]) / 1000000" office:value-type="float" office:value="225.359104" calcext:value-type="float">
            <text:p>225.359104</text:p>
          </table:table-cell>
        </table:table-row>
        <table:table-row table:style-name="ro1">
          <table:table-cell table:formula="of:=[times.A522]" office:value-type="float" office:value="520" calcext:value-type="float">
            <text:p>520</text:p>
          </table:table-cell>
          <table:table-cell table:formula="of:= ([times.C522] - [times.B522]) / 1000000" office:value-type="float" office:value="32.637184" calcext:value-type="float">
            <text:p>32.637184</text:p>
          </table:table-cell>
          <table:table-cell table:formula="of:= ([times.E522] - [times.D522]) / 1000000" office:value-type="float" office:value="193.507072" calcext:value-type="float">
            <text:p>193.507072</text:p>
          </table:table-cell>
          <table:table-cell table:formula="of:= ([times.G522] - [times.F522]) / 1000000" office:value-type="float" office:value="225.031168" calcext:value-type="float">
            <text:p>225.031168</text:p>
          </table:table-cell>
        </table:table-row>
        <table:table-row table:style-name="ro1">
          <table:table-cell table:formula="of:=[times.A523]" office:value-type="float" office:value="521" calcext:value-type="float">
            <text:p>521</text:p>
          </table:table-cell>
          <table:table-cell table:formula="of:= ([times.C523] - [times.B523]) / 1000000" office:value-type="float" office:value="32.445952" calcext:value-type="float">
            <text:p>32.445952</text:p>
          </table:table-cell>
          <table:table-cell table:formula="of:= ([times.E523] - [times.D523]) / 1000000" office:value-type="float" office:value="193.351168" calcext:value-type="float">
            <text:p>193.351168</text:p>
          </table:table-cell>
          <table:table-cell table:formula="of:= ([times.G523] - [times.F523]) / 1000000" office:value-type="float" office:value="224.728064" calcext:value-type="float">
            <text:p>224.728064</text:p>
          </table:table-cell>
        </table:table-row>
        <table:table-row table:style-name="ro1">
          <table:table-cell table:formula="of:=[times.A524]" office:value-type="float" office:value="522" calcext:value-type="float">
            <text:p>522</text:p>
          </table:table-cell>
          <table:table-cell table:formula="of:= ([times.C524] - [times.B524]) / 1000000" office:value-type="float" office:value="32.254976" calcext:value-type="float">
            <text:p>32.254976</text:p>
          </table:table-cell>
          <table:table-cell table:formula="of:= ([times.E524] - [times.D524]) / 1000000" office:value-type="float" office:value="193.060864" calcext:value-type="float">
            <text:p>193.060864</text:p>
          </table:table-cell>
          <table:table-cell table:formula="of:= ([times.G524] - [times.F524]) / 1000000" office:value-type="float" office:value="224.418048" calcext:value-type="float">
            <text:p>224.418048</text:p>
          </table:table-cell>
        </table:table-row>
        <table:table-row table:style-name="ro1">
          <table:table-cell table:formula="of:=[times.A525]" office:value-type="float" office:value="523" calcext:value-type="float">
            <text:p>523</text:p>
          </table:table-cell>
          <table:table-cell table:formula="of:= ([times.C525] - [times.B525]) / 1000000" office:value-type="float" office:value="32.073984" calcext:value-type="float">
            <text:p>32.073984</text:p>
          </table:table-cell>
          <table:table-cell table:formula="of:= ([times.E525] - [times.D525]) / 1000000" office:value-type="float" office:value="193.184" calcext:value-type="float">
            <text:p>193.184</text:p>
          </table:table-cell>
          <table:table-cell table:formula="of:= ([times.G525] - [times.F525]) / 1000000" office:value-type="float" office:value="224.249344" calcext:value-type="float">
            <text:p>224.249344</text:p>
          </table:table-cell>
        </table:table-row>
        <table:table-row table:style-name="ro1">
          <table:table-cell table:formula="of:=[times.A526]" office:value-type="float" office:value="524" calcext:value-type="float">
            <text:p>524</text:p>
          </table:table-cell>
          <table:table-cell table:formula="of:= ([times.C526] - [times.B526]) / 1000000" office:value-type="float" office:value="31.84256" calcext:value-type="float">
            <text:p>31.84256</text:p>
          </table:table-cell>
          <table:table-cell table:formula="of:= ([times.E526] - [times.D526]) / 1000000" office:value-type="float" office:value="192.908032" calcext:value-type="float">
            <text:p>192.908032</text:p>
          </table:table-cell>
          <table:table-cell table:formula="of:= ([times.G526] - [times.F526]) / 1000000" office:value-type="float" office:value="224.18176" calcext:value-type="float">
            <text:p>224.18176</text:p>
          </table:table-cell>
        </table:table-row>
        <table:table-row table:style-name="ro1">
          <table:table-cell table:formula="of:=[times.A527]" office:value-type="float" office:value="525" calcext:value-type="float">
            <text:p>525</text:p>
          </table:table-cell>
          <table:table-cell table:formula="of:= ([times.C527] - [times.B527]) / 1000000" office:value-type="float" office:value="31.612672" calcext:value-type="float">
            <text:p>31.612672</text:p>
          </table:table-cell>
          <table:table-cell table:formula="of:= ([times.E527] - [times.D527]) / 1000000" office:value-type="float" office:value="192.388096" calcext:value-type="float">
            <text:p>192.388096</text:p>
          </table:table-cell>
          <table:table-cell table:formula="of:= ([times.G527] - [times.F527]) / 1000000" office:value-type="float" office:value="223.860224" calcext:value-type="float">
            <text:p>223.860224</text:p>
          </table:table-cell>
        </table:table-row>
        <table:table-row table:style-name="ro1">
          <table:table-cell table:formula="of:=[times.A528]" office:value-type="float" office:value="526" calcext:value-type="float">
            <text:p>526</text:p>
          </table:table-cell>
          <table:table-cell table:formula="of:= ([times.C528] - [times.B528]) / 1000000" office:value-type="float" office:value="31.529984" calcext:value-type="float">
            <text:p>31.529984</text:p>
          </table:table-cell>
          <table:table-cell table:formula="of:= ([times.E528] - [times.D528]) / 1000000" office:value-type="float" office:value="192.0832" calcext:value-type="float">
            <text:p>192.0832</text:p>
          </table:table-cell>
          <table:table-cell table:formula="of:= ([times.G528] - [times.F528]) / 1000000" office:value-type="float" office:value="223.753984" calcext:value-type="float">
            <text:p>223.753984</text:p>
          </table:table-cell>
        </table:table-row>
        <table:table-row table:style-name="ro1">
          <table:table-cell table:formula="of:=[times.A529]" office:value-type="float" office:value="527" calcext:value-type="float">
            <text:p>527</text:p>
          </table:table-cell>
          <table:table-cell table:formula="of:= ([times.C529] - [times.B529]) / 1000000" office:value-type="float" office:value="39.289856" calcext:value-type="float">
            <text:p>39.289856</text:p>
          </table:table-cell>
          <table:table-cell table:formula="of:= ([times.E529] - [times.D529]) / 1000000" office:value-type="float" office:value="191.68896" calcext:value-type="float">
            <text:p>191.68896</text:p>
          </table:table-cell>
          <table:table-cell table:formula="of:= ([times.G529] - [times.F529]) / 1000000" office:value-type="float" office:value="223.449856" calcext:value-type="float">
            <text:p>223.449856</text:p>
          </table:table-cell>
        </table:table-row>
        <table:table-row table:style-name="ro1">
          <table:table-cell table:formula="of:=[times.A530]" office:value-type="float" office:value="528" calcext:value-type="float">
            <text:p>528</text:p>
          </table:table-cell>
          <table:table-cell table:formula="of:= ([times.C530] - [times.B530]) / 1000000" office:value-type="float" office:value="42.063104" calcext:value-type="float">
            <text:p>42.063104</text:p>
          </table:table-cell>
          <table:table-cell table:formula="of:= ([times.E530] - [times.D530]) / 1000000" office:value-type="float" office:value="191.439104" calcext:value-type="float">
            <text:p>191.439104</text:p>
          </table:table-cell>
          <table:table-cell table:formula="of:= ([times.G530] - [times.F530]) / 1000000" office:value-type="float" office:value="223.42912" calcext:value-type="float">
            <text:p>223.42912</text:p>
          </table:table-cell>
        </table:table-row>
        <table:table-row table:style-name="ro1">
          <table:table-cell table:formula="of:=[times.A531]" office:value-type="float" office:value="529" calcext:value-type="float">
            <text:p>529</text:p>
          </table:table-cell>
          <table:table-cell table:formula="of:= ([times.C531] - [times.B531]) / 1000000" office:value-type="float" office:value="43.074048" calcext:value-type="float">
            <text:p>43.074048</text:p>
          </table:table-cell>
          <table:table-cell table:formula="of:= ([times.E531] - [times.D531]) / 1000000" office:value-type="float" office:value="191.787264" calcext:value-type="float">
            <text:p>191.787264</text:p>
          </table:table-cell>
          <table:table-cell table:formula="of:= ([times.G531] - [times.F531]) / 1000000" office:value-type="float" office:value="223.13856" calcext:value-type="float">
            <text:p>223.13856</text:p>
          </table:table-cell>
        </table:table-row>
        <table:table-row table:style-name="ro1">
          <table:table-cell table:formula="of:=[times.A532]" office:value-type="float" office:value="530" calcext:value-type="float">
            <text:p>530</text:p>
          </table:table-cell>
          <table:table-cell table:formula="of:= ([times.C532] - [times.B532]) / 1000000" office:value-type="float" office:value="44.197376" calcext:value-type="float">
            <text:p>44.197376</text:p>
          </table:table-cell>
          <table:table-cell table:formula="of:= ([times.E532] - [times.D532]) / 1000000" office:value-type="float" office:value="191.61984" calcext:value-type="float">
            <text:p>191.61984</text:p>
          </table:table-cell>
          <table:table-cell table:formula="of:= ([times.G532] - [times.F532]) / 1000000" office:value-type="float" office:value="222.811904" calcext:value-type="float">
            <text:p>222.811904</text:p>
          </table:table-cell>
        </table:table-row>
        <table:table-row table:style-name="ro1">
          <table:table-cell table:formula="of:=[times.A533]" office:value-type="float" office:value="531" calcext:value-type="float">
            <text:p>531</text:p>
          </table:table-cell>
          <table:table-cell table:formula="of:= ([times.C533] - [times.B533]) / 1000000" office:value-type="float" office:value="44.527872" calcext:value-type="float">
            <text:p>44.527872</text:p>
          </table:table-cell>
          <table:table-cell table:formula="of:= ([times.E533] - [times.D533]) / 1000000" office:value-type="float" office:value="191.4432" calcext:value-type="float">
            <text:p>191.4432</text:p>
          </table:table-cell>
          <table:table-cell table:formula="of:= ([times.G533] - [times.F533]) / 1000000" office:value-type="float" office:value="222.508032" calcext:value-type="float">
            <text:p>222.508032</text:p>
          </table:table-cell>
        </table:table-row>
        <table:table-row table:style-name="ro1">
          <table:table-cell table:formula="of:=[times.A534]" office:value-type="float" office:value="532" calcext:value-type="float">
            <text:p>532</text:p>
          </table:table-cell>
          <table:table-cell table:formula="of:= ([times.C534] - [times.B534]) / 1000000" office:value-type="float" office:value="46.822912" calcext:value-type="float">
            <text:p>46.822912</text:p>
          </table:table-cell>
          <table:table-cell table:formula="of:= ([times.E534] - [times.D534]) / 1000000" office:value-type="float" office:value="191.297792" calcext:value-type="float">
            <text:p>191.297792</text:p>
          </table:table-cell>
          <table:table-cell table:formula="of:= ([times.G534] - [times.F534]) / 1000000" office:value-type="float" office:value="222.326528" calcext:value-type="float">
            <text:p>222.326528</text:p>
          </table:table-cell>
        </table:table-row>
        <table:table-row table:style-name="ro1">
          <table:table-cell table:formula="of:=[times.A535]" office:value-type="float" office:value="533" calcext:value-type="float">
            <text:p>533</text:p>
          </table:table-cell>
          <table:table-cell table:formula="of:= ([times.C535] - [times.B535]) / 1000000" office:value-type="float" office:value="47.58272" calcext:value-type="float">
            <text:p>47.58272</text:p>
          </table:table-cell>
          <table:table-cell table:formula="of:= ([times.E535] - [times.D535]) / 1000000" office:value-type="float" office:value="191.020288" calcext:value-type="float">
            <text:p>191.020288</text:p>
          </table:table-cell>
          <table:table-cell table:formula="of:= ([times.G535] - [times.F535]) / 1000000" office:value-type="float" office:value="222.215168" calcext:value-type="float">
            <text:p>222.215168</text:p>
          </table:table-cell>
        </table:table-row>
        <table:table-row table:style-name="ro1">
          <table:table-cell table:formula="of:=[times.A536]" office:value-type="float" office:value="534" calcext:value-type="float">
            <text:p>534</text:p>
          </table:table-cell>
          <table:table-cell table:formula="of:= ([times.C536] - [times.B536]) / 1000000" office:value-type="float" office:value="47.969792" calcext:value-type="float">
            <text:p>47.969792</text:p>
          </table:table-cell>
          <table:table-cell table:formula="of:= ([times.E536] - [times.D536]) / 1000000" office:value-type="float" office:value="190.803712" calcext:value-type="float">
            <text:p>190.803712</text:p>
          </table:table-cell>
          <table:table-cell table:formula="of:= ([times.G536] - [times.F536]) / 1000000" office:value-type="float" office:value="221.912576" calcext:value-type="float">
            <text:p>221.912576</text:p>
          </table:table-cell>
        </table:table-row>
        <table:table-row table:style-name="ro1">
          <table:table-cell table:formula="of:=[times.A537]" office:value-type="float" office:value="535" calcext:value-type="float">
            <text:p>535</text:p>
          </table:table-cell>
          <table:table-cell table:formula="of:= ([times.C537] - [times.B537]) / 1000000" office:value-type="float" office:value="48.393984" calcext:value-type="float">
            <text:p>48.393984</text:p>
          </table:table-cell>
          <table:table-cell table:formula="of:= ([times.E537] - [times.D537]) / 1000000" office:value-type="float" office:value="190.649088" calcext:value-type="float">
            <text:p>190.649088</text:p>
          </table:table-cell>
          <table:table-cell table:formula="of:= ([times.G537] - [times.F537]) / 1000000" office:value-type="float" office:value="221.8368" calcext:value-type="float">
            <text:p>221.8368</text:p>
          </table:table-cell>
        </table:table-row>
        <table:table-row table:style-name="ro1">
          <table:table-cell table:formula="of:=[times.A538]" office:value-type="float" office:value="536" calcext:value-type="float">
            <text:p>536</text:p>
          </table:table-cell>
          <table:table-cell table:formula="of:= ([times.C538] - [times.B538]) / 1000000" office:value-type="float" office:value="49.152512" calcext:value-type="float">
            <text:p>49.152512</text:p>
          </table:table-cell>
          <table:table-cell table:formula="of:= ([times.E538] - [times.D538]) / 1000000" office:value-type="float" office:value="190.47936" calcext:value-type="float">
            <text:p>190.47936</text:p>
          </table:table-cell>
          <table:table-cell table:formula="of:= ([times.G538] - [times.F538]) / 1000000" office:value-type="float" office:value="221.506816" calcext:value-type="float">
            <text:p>221.506816</text:p>
          </table:table-cell>
        </table:table-row>
        <table:table-row table:style-name="ro1">
          <table:table-cell table:formula="of:=[times.A539]" office:value-type="float" office:value="537" calcext:value-type="float">
            <text:p>537</text:p>
          </table:table-cell>
          <table:table-cell table:formula="of:= ([times.C539] - [times.B539]) / 1000000" office:value-type="float" office:value="50.973696" calcext:value-type="float">
            <text:p>50.973696</text:p>
          </table:table-cell>
          <table:table-cell table:formula="of:= ([times.E539] - [times.D539]) / 1000000" office:value-type="float" office:value="190.372096" calcext:value-type="float">
            <text:p>190.372096</text:p>
          </table:table-cell>
          <table:table-cell table:formula="of:= ([times.G539] - [times.F539]) / 1000000" office:value-type="float" office:value="221.266944" calcext:value-type="float">
            <text:p>221.266944</text:p>
          </table:table-cell>
        </table:table-row>
        <table:table-row table:style-name="ro1">
          <table:table-cell table:formula="of:=[times.A540]" office:value-type="float" office:value="538" calcext:value-type="float">
            <text:p>538</text:p>
          </table:table-cell>
          <table:table-cell table:formula="of:= ([times.C540] - [times.B540]) / 1000000" office:value-type="float" office:value="51.27296" calcext:value-type="float">
            <text:p>51.27296</text:p>
          </table:table-cell>
          <table:table-cell table:formula="of:= ([times.E540] - [times.D540]) / 1000000" office:value-type="float" office:value="190.127872" calcext:value-type="float">
            <text:p>190.127872</text:p>
          </table:table-cell>
          <table:table-cell table:formula="of:= ([times.G540] - [times.F540]) / 1000000" office:value-type="float" office:value="221.086208" calcext:value-type="float">
            <text:p>221.086208</text:p>
          </table:table-cell>
        </table:table-row>
        <table:table-row table:style-name="ro1">
          <table:table-cell table:formula="of:=[times.A541]" office:value-type="float" office:value="539" calcext:value-type="float">
            <text:p>539</text:p>
          </table:table-cell>
          <table:table-cell table:formula="of:= ([times.C541] - [times.B541]) / 1000000" office:value-type="float" office:value="51.691776" calcext:value-type="float">
            <text:p>51.691776</text:p>
          </table:table-cell>
          <table:table-cell table:formula="of:= ([times.E541] - [times.D541]) / 1000000" office:value-type="float" office:value="189.892864" calcext:value-type="float">
            <text:p>189.892864</text:p>
          </table:table-cell>
          <table:table-cell table:formula="of:= ([times.G541] - [times.F541]) / 1000000" office:value-type="float" office:value="221.168384" calcext:value-type="float">
            <text:p>221.168384</text:p>
          </table:table-cell>
        </table:table-row>
        <table:table-row table:style-name="ro1">
          <table:table-cell table:formula="of:=[times.A542]" office:value-type="float" office:value="540" calcext:value-type="float">
            <text:p>540</text:p>
          </table:table-cell>
          <table:table-cell table:formula="of:= ([times.C542] - [times.B542]) / 1000000" office:value-type="float" office:value="52.44416" calcext:value-type="float">
            <text:p>52.44416</text:p>
          </table:table-cell>
          <table:table-cell table:formula="of:= ([times.E542] - [times.D542]) / 1000000" office:value-type="float" office:value="189.729792" calcext:value-type="float">
            <text:p>189.729792</text:p>
          </table:table-cell>
          <table:table-cell table:formula="of:= ([times.G542] - [times.F542]) / 1000000" office:value-type="float" office:value="220.875264" calcext:value-type="float">
            <text:p>220.875264</text:p>
          </table:table-cell>
        </table:table-row>
        <table:table-row table:style-name="ro1">
          <table:table-cell table:formula="of:=[times.A543]" office:value-type="float" office:value="541" calcext:value-type="float">
            <text:p>541</text:p>
          </table:table-cell>
          <table:table-cell table:formula="of:= ([times.C543] - [times.B543]) / 1000000" office:value-type="float" office:value="52.750848" calcext:value-type="float">
            <text:p>52.750848</text:p>
          </table:table-cell>
          <table:table-cell table:formula="of:= ([times.E543] - [times.D543]) / 1000000" office:value-type="float" office:value="189.722624" calcext:value-type="float">
            <text:p>189.722624</text:p>
          </table:table-cell>
          <table:table-cell table:formula="of:= ([times.G543] - [times.F543]) / 1000000" office:value-type="float" office:value="220.544256" calcext:value-type="float">
            <text:p>220.544256</text:p>
          </table:table-cell>
        </table:table-row>
        <table:table-row table:style-name="ro1">
          <table:table-cell table:formula="of:=[times.A544]" office:value-type="float" office:value="542" calcext:value-type="float">
            <text:p>542</text:p>
          </table:table-cell>
          <table:table-cell table:formula="of:= ([times.C544] - [times.B544]) / 1000000" office:value-type="float" office:value="53.953024" calcext:value-type="float">
            <text:p>53.953024</text:p>
          </table:table-cell>
          <table:table-cell table:formula="of:= ([times.E544] - [times.D544]) / 1000000" office:value-type="float" office:value="191.307776" calcext:value-type="float">
            <text:p>191.307776</text:p>
          </table:table-cell>
          <table:table-cell table:formula="of:= ([times.G544] - [times.F544]) / 1000000" office:value-type="float" office:value="220.184064" calcext:value-type="float">
            <text:p>220.184064</text:p>
          </table:table-cell>
        </table:table-row>
        <table:table-row table:style-name="ro1">
          <table:table-cell table:formula="of:=[times.A545]" office:value-type="float" office:value="543" calcext:value-type="float">
            <text:p>543</text:p>
          </table:table-cell>
          <table:table-cell table:formula="of:= ([times.C545] - [times.B545]) / 1000000" office:value-type="float" office:value="55.05792" calcext:value-type="float">
            <text:p>55.05792</text:p>
          </table:table-cell>
          <table:table-cell table:formula="of:= ([times.E545] - [times.D545]) / 1000000" office:value-type="float" office:value="192.433152" calcext:value-type="float">
            <text:p>192.433152</text:p>
          </table:table-cell>
          <table:table-cell table:formula="of:= ([times.G545] - [times.F545]) / 1000000" office:value-type="float" office:value="219.876096" calcext:value-type="float">
            <text:p>219.876096</text:p>
          </table:table-cell>
        </table:table-row>
        <table:table-row table:style-name="ro1">
          <table:table-cell table:formula="of:=[times.A546]" office:value-type="float" office:value="544" calcext:value-type="float">
            <text:p>544</text:p>
          </table:table-cell>
          <table:table-cell table:formula="of:= ([times.C546] - [times.B546]) / 1000000" office:value-type="float" office:value="55.026176" calcext:value-type="float">
            <text:p>55.026176</text:p>
          </table:table-cell>
          <table:table-cell table:formula="of:= ([times.E546] - [times.D546]) / 1000000" office:value-type="float" office:value="192.645888" calcext:value-type="float">
            <text:p>192.645888</text:p>
          </table:table-cell>
          <table:table-cell table:formula="of:= ([times.G546] - [times.F546]) / 1000000" office:value-type="float" office:value="219.5648" calcext:value-type="float">
            <text:p>219.5648</text:p>
          </table:table-cell>
        </table:table-row>
        <table:table-row table:style-name="ro1">
          <table:table-cell table:formula="of:=[times.A547]" office:value-type="float" office:value="545" calcext:value-type="float">
            <text:p>545</text:p>
          </table:table-cell>
          <table:table-cell table:formula="of:= ([times.C547] - [times.B547]) / 1000000" office:value-type="float" office:value="55.019264" calcext:value-type="float">
            <text:p>55.019264</text:p>
          </table:table-cell>
          <table:table-cell table:formula="of:= ([times.E547] - [times.D547]) / 1000000" office:value-type="float" office:value="192.4352" calcext:value-type="float">
            <text:p>192.4352</text:p>
          </table:table-cell>
          <table:table-cell table:formula="of:= ([times.G547] - [times.F547]) / 1000000" office:value-type="float" office:value="219.367168" calcext:value-type="float">
            <text:p>219.367168</text:p>
          </table:table-cell>
        </table:table-row>
        <table:table-row table:style-name="ro1">
          <table:table-cell table:formula="of:=[times.A548]" office:value-type="float" office:value="546" calcext:value-type="float">
            <text:p>546</text:p>
          </table:table-cell>
          <table:table-cell table:formula="of:= ([times.C548] - [times.B548]) / 1000000" office:value-type="float" office:value="54.675712" calcext:value-type="float">
            <text:p>54.675712</text:p>
          </table:table-cell>
          <table:table-cell table:formula="of:= ([times.E548] - [times.D548]) / 1000000" office:value-type="float" office:value="192.045568" calcext:value-type="float">
            <text:p>192.045568</text:p>
          </table:table-cell>
          <table:table-cell table:formula="of:= ([times.G548] - [times.F548]) / 1000000" office:value-type="float" office:value="219.41504" calcext:value-type="float">
            <text:p>219.41504</text:p>
          </table:table-cell>
        </table:table-row>
        <table:table-row table:style-name="ro1">
          <table:table-cell table:formula="of:=[times.A549]" office:value-type="float" office:value="547" calcext:value-type="float">
            <text:p>547</text:p>
          </table:table-cell>
          <table:table-cell table:formula="of:= ([times.C549] - [times.B549]) / 1000000" office:value-type="float" office:value="55.787264" calcext:value-type="float">
            <text:p>55.787264</text:p>
          </table:table-cell>
          <table:table-cell table:formula="of:= ([times.E549] - [times.D549]) / 1000000" office:value-type="float" office:value="191.907072" calcext:value-type="float">
            <text:p>191.907072</text:p>
          </table:table-cell>
          <table:table-cell table:formula="of:= ([times.G549] - [times.F549]) / 1000000" office:value-type="float" office:value="219.098624" calcext:value-type="float">
            <text:p>219.098624</text:p>
          </table:table-cell>
        </table:table-row>
        <table:table-row table:style-name="ro1">
          <table:table-cell table:formula="of:=[times.A550]" office:value-type="float" office:value="548" calcext:value-type="float">
            <text:p>548</text:p>
          </table:table-cell>
          <table:table-cell table:formula="of:= ([times.C550] - [times.B550]) / 1000000" office:value-type="float" office:value="56.381696" calcext:value-type="float">
            <text:p>56.381696</text:p>
          </table:table-cell>
          <table:table-cell table:formula="of:= ([times.E550] - [times.D550]) / 1000000" office:value-type="float" office:value="191.52" calcext:value-type="float">
            <text:p>191.52</text:p>
          </table:table-cell>
          <table:table-cell table:formula="of:= ([times.G550] - [times.F550]) / 1000000" office:value-type="float" office:value="218.75328" calcext:value-type="float">
            <text:p>218.75328</text:p>
          </table:table-cell>
        </table:table-row>
        <table:table-row table:style-name="ro1">
          <table:table-cell table:formula="of:=[times.A551]" office:value-type="float" office:value="549" calcext:value-type="float">
            <text:p>549</text:p>
          </table:table-cell>
          <table:table-cell table:formula="of:= ([times.C551] - [times.B551]) / 1000000" office:value-type="float" office:value="56.837376" calcext:value-type="float">
            <text:p>56.837376</text:p>
          </table:table-cell>
          <table:table-cell table:formula="of:= ([times.E551] - [times.D551]) / 1000000" office:value-type="float" office:value="191.41376" calcext:value-type="float">
            <text:p>191.41376</text:p>
          </table:table-cell>
          <table:table-cell table:formula="of:= ([times.G551] - [times.F551]) / 1000000" office:value-type="float" office:value="218.43584" calcext:value-type="float">
            <text:p>218.43584</text:p>
          </table:table-cell>
        </table:table-row>
        <table:table-row table:style-name="ro1">
          <table:table-cell table:formula="of:=[times.A552]" office:value-type="float" office:value="550" calcext:value-type="float">
            <text:p>550</text:p>
          </table:table-cell>
          <table:table-cell table:formula="of:= ([times.C552] - [times.B552]) / 1000000" office:value-type="float" office:value="56.731904" calcext:value-type="float">
            <text:p>56.731904</text:p>
          </table:table-cell>
          <table:table-cell table:formula="of:= ([times.E552] - [times.D552]) / 1000000" office:value-type="float" office:value="191.121152" calcext:value-type="float">
            <text:p>191.121152</text:p>
          </table:table-cell>
          <table:table-cell table:formula="of:= ([times.G552] - [times.F552]) / 1000000" office:value-type="float" office:value="218.081792" calcext:value-type="float">
            <text:p>218.081792</text:p>
          </table:table-cell>
        </table:table-row>
        <table:table-row table:style-name="ro1">
          <table:table-cell table:formula="of:=[times.A553]" office:value-type="float" office:value="551" calcext:value-type="float">
            <text:p>551</text:p>
          </table:table-cell>
          <table:table-cell table:formula="of:= ([times.C553] - [times.B553]) / 1000000" office:value-type="float" office:value="58.278144" calcext:value-type="float">
            <text:p>58.278144</text:p>
          </table:table-cell>
          <table:table-cell table:formula="of:= ([times.E553] - [times.D553]) / 1000000" office:value-type="float" office:value="190.87872" calcext:value-type="float">
            <text:p>190.87872</text:p>
          </table:table-cell>
          <table:table-cell table:formula="of:= ([times.G553] - [times.F553]) / 1000000" office:value-type="float" office:value="217.916928" calcext:value-type="float">
            <text:p>217.916928</text:p>
          </table:table-cell>
        </table:table-row>
        <table:table-row table:style-name="ro1">
          <table:table-cell table:formula="of:=[times.A554]" office:value-type="float" office:value="552" calcext:value-type="float">
            <text:p>552</text:p>
          </table:table-cell>
          <table:table-cell table:formula="of:= ([times.C554] - [times.B554]) / 1000000" office:value-type="float" office:value="58.632192" calcext:value-type="float">
            <text:p>58.632192</text:p>
          </table:table-cell>
          <table:table-cell table:formula="of:= ([times.E554] - [times.D554]) / 1000000" office:value-type="float" office:value="190.724096" calcext:value-type="float">
            <text:p>190.724096</text:p>
          </table:table-cell>
          <table:table-cell table:formula="of:= ([times.G554] - [times.F554]) / 1000000" office:value-type="float" office:value="218.053632" calcext:value-type="float">
            <text:p>218.053632</text:p>
          </table:table-cell>
        </table:table-row>
        <table:table-row table:style-name="ro1">
          <table:table-cell table:formula="of:=[times.A555]" office:value-type="float" office:value="553" calcext:value-type="float">
            <text:p>553</text:p>
          </table:table-cell>
          <table:table-cell table:formula="of:= ([times.C555] - [times.B555]) / 1000000" office:value-type="float" office:value="59.51488" calcext:value-type="float">
            <text:p>59.51488</text:p>
          </table:table-cell>
          <table:table-cell table:formula="of:= ([times.E555] - [times.D555]) / 1000000" office:value-type="float" office:value="190.30784" calcext:value-type="float">
            <text:p>190.30784</text:p>
          </table:table-cell>
          <table:table-cell table:formula="of:= ([times.G555] - [times.F555]) / 1000000" office:value-type="float" office:value="217.763072" calcext:value-type="float">
            <text:p>217.763072</text:p>
          </table:table-cell>
        </table:table-row>
        <table:table-row table:style-name="ro1">
          <table:table-cell table:formula="of:=[times.A556]" office:value-type="float" office:value="554" calcext:value-type="float">
            <text:p>554</text:p>
          </table:table-cell>
          <table:table-cell table:formula="of:= ([times.C556] - [times.B556]) / 1000000" office:value-type="float" office:value="59.878912" calcext:value-type="float">
            <text:p>59.878912</text:p>
          </table:table-cell>
          <table:table-cell table:formula="of:= ([times.E556] - [times.D556]) / 1000000" office:value-type="float" office:value="190.114304" calcext:value-type="float">
            <text:p>190.114304</text:p>
          </table:table-cell>
          <table:table-cell table:formula="of:= ([times.G556] - [times.F556]) / 1000000" office:value-type="float" office:value="217.472" calcext:value-type="float">
            <text:p>217.472</text:p>
          </table:table-cell>
        </table:table-row>
        <table:table-row table:style-name="ro1">
          <table:table-cell table:formula="of:=[times.A557]" office:value-type="float" office:value="555" calcext:value-type="float">
            <text:p>555</text:p>
          </table:table-cell>
          <table:table-cell table:formula="of:= ([times.C557] - [times.B557]) / 1000000" office:value-type="float" office:value="62.080768" calcext:value-type="float">
            <text:p>62.080768</text:p>
          </table:table-cell>
          <table:table-cell table:formula="of:= ([times.E557] - [times.D557]) / 1000000" office:value-type="float" office:value="195.740672" calcext:value-type="float">
            <text:p>195.740672</text:p>
          </table:table-cell>
          <table:table-cell table:formula="of:= ([times.G557] - [times.F557]) / 1000000" office:value-type="float" office:value="217.176064" calcext:value-type="float">
            <text:p>217.176064</text:p>
          </table:table-cell>
        </table:table-row>
        <table:table-row table:style-name="ro1">
          <table:table-cell table:formula="of:=[times.A558]" office:value-type="float" office:value="556" calcext:value-type="float">
            <text:p>556</text:p>
          </table:table-cell>
          <table:table-cell table:formula="of:= ([times.C558] - [times.B558]) / 1000000" office:value-type="float" office:value="62.139904" calcext:value-type="float">
            <text:p>62.139904</text:p>
          </table:table-cell>
          <table:table-cell table:formula="of:= ([times.E558] - [times.D558]) / 1000000" office:value-type="float" office:value="195.439872" calcext:value-type="float">
            <text:p>195.439872</text:p>
          </table:table-cell>
          <table:table-cell table:formula="of:= ([times.G558] - [times.F558]) / 1000000" office:value-type="float" office:value="216.84608" calcext:value-type="float">
            <text:p>216.84608</text:p>
          </table:table-cell>
        </table:table-row>
        <table:table-row table:style-name="ro1">
          <table:table-cell table:formula="of:=[times.A559]" office:value-type="float" office:value="557" calcext:value-type="float">
            <text:p>557</text:p>
          </table:table-cell>
          <table:table-cell table:formula="of:= ([times.C559] - [times.B559]) / 1000000" office:value-type="float" office:value="61.981952" calcext:value-type="float">
            <text:p>61.981952</text:p>
          </table:table-cell>
          <table:table-cell table:formula="of:= ([times.E559] - [times.D559]) / 1000000" office:value-type="float" office:value="195.227136" calcext:value-type="float">
            <text:p>195.227136</text:p>
          </table:table-cell>
          <table:table-cell table:formula="of:= ([times.G559] - [times.F559]) / 1000000" office:value-type="float" office:value="216.672" calcext:value-type="float">
            <text:p>216.672</text:p>
          </table:table-cell>
        </table:table-row>
        <table:table-row table:style-name="ro1">
          <table:table-cell table:formula="of:=[times.A560]" office:value-type="float" office:value="558" calcext:value-type="float">
            <text:p>558</text:p>
          </table:table-cell>
          <table:table-cell table:formula="of:= ([times.C560] - [times.B560]) / 1000000" office:value-type="float" office:value="61.80608" calcext:value-type="float">
            <text:p>61.80608</text:p>
          </table:table-cell>
          <table:table-cell table:formula="of:= ([times.E560] - [times.D560]) / 1000000" office:value-type="float" office:value="195.036416" calcext:value-type="float">
            <text:p>195.036416</text:p>
          </table:table-cell>
          <table:table-cell table:formula="of:= ([times.G560] - [times.F560]) / 1000000" office:value-type="float" office:value="216.70912" calcext:value-type="float">
            <text:p>216.70912</text:p>
          </table:table-cell>
        </table:table-row>
        <table:table-row table:style-name="ro1">
          <table:table-cell table:formula="of:=[times.A561]" office:value-type="float" office:value="559" calcext:value-type="float">
            <text:p>559</text:p>
          </table:table-cell>
          <table:table-cell table:formula="of:= ([times.C561] - [times.B561]) / 1000000" office:value-type="float" office:value="61.625344" calcext:value-type="float">
            <text:p>61.625344</text:p>
          </table:table-cell>
          <table:table-cell table:formula="of:= ([times.E561] - [times.D561]) / 1000000" office:value-type="float" office:value="194.777088" calcext:value-type="float">
            <text:p>194.777088</text:p>
          </table:table-cell>
          <table:table-cell table:formula="of:= ([times.G561] - [times.F561]) / 1000000" office:value-type="float" office:value="216.416768" calcext:value-type="float">
            <text:p>216.416768</text:p>
          </table:table-cell>
        </table:table-row>
        <table:table-row table:style-name="ro1">
          <table:table-cell table:formula="of:=[times.A562]" office:value-type="float" office:value="560" calcext:value-type="float">
            <text:p>560</text:p>
          </table:table-cell>
          <table:table-cell table:formula="of:= ([times.C562] - [times.B562]) / 1000000" office:value-type="float" office:value="62.65472" calcext:value-type="float">
            <text:p>62.65472</text:p>
          </table:table-cell>
          <table:table-cell table:formula="of:= ([times.E562] - [times.D562]) / 1000000" office:value-type="float" office:value="194.451712" calcext:value-type="float">
            <text:p>194.451712</text:p>
          </table:table-cell>
          <table:table-cell table:formula="of:= ([times.G562] - [times.F562]) / 1000000" office:value-type="float" office:value="216.125696" calcext:value-type="float">
            <text:p>216.125696</text:p>
          </table:table-cell>
        </table:table-row>
        <table:table-row table:style-name="ro1">
          <table:table-cell table:formula="of:=[times.A563]" office:value-type="float" office:value="561" calcext:value-type="float">
            <text:p>561</text:p>
          </table:table-cell>
          <table:table-cell table:formula="of:= ([times.C563] - [times.B563]) / 1000000" office:value-type="float" office:value="62.580992" calcext:value-type="float">
            <text:p>62.580992</text:p>
          </table:table-cell>
          <table:table-cell table:formula="of:= ([times.E563] - [times.D563]) / 1000000" office:value-type="float" office:value="194.20416" calcext:value-type="float">
            <text:p>194.20416</text:p>
          </table:table-cell>
          <table:table-cell table:formula="of:= ([times.G563] - [times.F563]) / 1000000" office:value-type="float" office:value="215.7952" calcext:value-type="float">
            <text:p>215.7952</text:p>
          </table:table-cell>
        </table:table-row>
        <table:table-row table:style-name="ro1">
          <table:table-cell table:formula="of:=[times.A564]" office:value-type="float" office:value="562" calcext:value-type="float">
            <text:p>562</text:p>
          </table:table-cell>
          <table:table-cell table:formula="of:= ([times.C564] - [times.B564]) / 1000000" office:value-type="float" office:value="63.523072" calcext:value-type="float">
            <text:p>63.523072</text:p>
          </table:table-cell>
          <table:table-cell table:formula="of:= ([times.E564] - [times.D564]) / 1000000" office:value-type="float" office:value="194.0928" calcext:value-type="float">
            <text:p>194.0928</text:p>
          </table:table-cell>
          <table:table-cell table:formula="of:= ([times.G564] - [times.F564]) / 1000000" office:value-type="float" office:value="215.557888" calcext:value-type="float">
            <text:p>215.557888</text:p>
          </table:table-cell>
        </table:table-row>
        <table:table-row table:style-name="ro1">
          <table:table-cell table:formula="of:=[times.A565]" office:value-type="float" office:value="563" calcext:value-type="float">
            <text:p>563</text:p>
          </table:table-cell>
          <table:table-cell table:formula="of:= ([times.C565] - [times.B565]) / 1000000" office:value-type="float" office:value="63.899136" calcext:value-type="float">
            <text:p>63.899136</text:p>
          </table:table-cell>
          <table:table-cell table:formula="of:= ([times.E565] - [times.D565]) / 1000000" office:value-type="float" office:value="193.552384" calcext:value-type="float">
            <text:p>193.552384</text:p>
          </table:table-cell>
          <table:table-cell table:formula="of:= ([times.G565] - [times.F565]) / 1000000" office:value-type="float" office:value="215.380992" calcext:value-type="float">
            <text:p>215.380992</text:p>
          </table:table-cell>
        </table:table-row>
        <table:table-row table:style-name="ro1">
          <table:table-cell table:formula="of:=[times.A566]" office:value-type="float" office:value="564" calcext:value-type="float">
            <text:p>564</text:p>
          </table:table-cell>
          <table:table-cell table:formula="of:= ([times.C566] - [times.B566]) / 1000000" office:value-type="float" office:value="64.051968" calcext:value-type="float">
            <text:p>64.051968</text:p>
          </table:table-cell>
          <table:table-cell table:formula="of:= ([times.E566] - [times.D566]) / 1000000" office:value-type="float" office:value="193.156864" calcext:value-type="float">
            <text:p>193.156864</text:p>
          </table:table-cell>
          <table:table-cell table:formula="of:= ([times.G566] - [times.F566]) / 1000000" office:value-type="float" office:value="215.419648" calcext:value-type="float">
            <text:p>215.419648</text:p>
          </table:table-cell>
        </table:table-row>
        <table:table-row table:style-name="ro1">
          <table:table-cell table:formula="of:=[times.A567]" office:value-type="float" office:value="565" calcext:value-type="float">
            <text:p>565</text:p>
          </table:table-cell>
          <table:table-cell table:formula="of:= ([times.C567] - [times.B567]) / 1000000" office:value-type="float" office:value="63.904768" calcext:value-type="float">
            <text:p>63.904768</text:p>
          </table:table-cell>
          <table:table-cell table:formula="of:= ([times.E567] - [times.D567]) / 1000000" office:value-type="float" office:value="192.822272" calcext:value-type="float">
            <text:p>192.822272</text:p>
          </table:table-cell>
          <table:table-cell table:formula="of:= ([times.G567] - [times.F567]) / 1000000" office:value-type="float" office:value="215.121408" calcext:value-type="float">
            <text:p>215.121408</text:p>
          </table:table-cell>
        </table:table-row>
        <table:table-row table:style-name="ro1">
          <table:table-cell table:formula="of:=[times.A568]" office:value-type="float" office:value="566" calcext:value-type="float">
            <text:p>566</text:p>
          </table:table-cell>
          <table:table-cell table:formula="of:= ([times.C568] - [times.B568]) / 1000000" office:value-type="float" office:value="63.72608" calcext:value-type="float">
            <text:p>63.72608</text:p>
          </table:table-cell>
          <table:table-cell table:formula="of:= ([times.E568] - [times.D568]) / 1000000" office:value-type="float" office:value="192.546048" calcext:value-type="float">
            <text:p>192.546048</text:p>
          </table:table-cell>
          <table:table-cell table:formula="of:= ([times.G568] - [times.F568]) / 1000000" office:value-type="float" office:value="214.814464" calcext:value-type="float">
            <text:p>214.814464</text:p>
          </table:table-cell>
        </table:table-row>
        <table:table-row table:style-name="ro1">
          <table:table-cell table:formula="of:=[times.A569]" office:value-type="float" office:value="567" calcext:value-type="float">
            <text:p>567</text:p>
          </table:table-cell>
          <table:table-cell table:formula="of:= ([times.C569] - [times.B569]) / 1000000" office:value-type="float" office:value="63.558656" calcext:value-type="float">
            <text:p>63.558656</text:p>
          </table:table-cell>
          <table:table-cell table:formula="of:= ([times.E569] - [times.D569]) / 1000000" office:value-type="float" office:value="192.350976" calcext:value-type="float">
            <text:p>192.350976</text:p>
          </table:table-cell>
          <table:table-cell table:formula="of:= ([times.G569] - [times.F569]) / 1000000" office:value-type="float" office:value="214.478592" calcext:value-type="float">
            <text:p>214.478592</text:p>
          </table:table-cell>
        </table:table-row>
        <table:table-row table:style-name="ro1">
          <table:table-cell table:formula="of:=[times.A570]" office:value-type="float" office:value="568" calcext:value-type="float">
            <text:p>568</text:p>
          </table:table-cell>
          <table:table-cell table:formula="of:= ([times.C570] - [times.B570]) / 1000000" office:value-type="float" office:value="63.559936" calcext:value-type="float">
            <text:p>63.559936</text:p>
          </table:table-cell>
          <table:table-cell table:formula="of:= ([times.E570] - [times.D570]) / 1000000" office:value-type="float" office:value="192.162816" calcext:value-type="float">
            <text:p>192.162816</text:p>
          </table:table-cell>
          <table:table-cell table:formula="of:= ([times.G570] - [times.F570]) / 1000000" office:value-type="float" office:value="214.129408" calcext:value-type="float">
            <text:p>214.129408</text:p>
          </table:table-cell>
        </table:table-row>
        <table:table-row table:style-name="ro1">
          <table:table-cell table:formula="of:=[times.A571]" office:value-type="float" office:value="569" calcext:value-type="float">
            <text:p>569</text:p>
          </table:table-cell>
          <table:table-cell table:formula="of:= ([times.C571] - [times.B571]) / 1000000" office:value-type="float" office:value="63.400704" calcext:value-type="float">
            <text:p>63.400704</text:p>
          </table:table-cell>
          <table:table-cell table:formula="of:= ([times.E571] - [times.D571]) / 1000000" office:value-type="float" office:value="192.00512" calcext:value-type="float">
            <text:p>192.00512</text:p>
          </table:table-cell>
          <table:table-cell table:formula="of:= ([times.G571] - [times.F571]) / 1000000" office:value-type="float" office:value="213.813248" calcext:value-type="float">
            <text:p>213.813248</text:p>
          </table:table-cell>
        </table:table-row>
        <table:table-row table:style-name="ro1">
          <table:table-cell table:formula="of:=[times.A572]" office:value-type="float" office:value="570" calcext:value-type="float">
            <text:p>570</text:p>
          </table:table-cell>
          <table:table-cell table:formula="of:= ([times.C572] - [times.B572]) / 1000000" office:value-type="float" office:value="63.222016" calcext:value-type="float">
            <text:p>63.222016</text:p>
          </table:table-cell>
          <table:table-cell table:formula="of:= ([times.E572] - [times.D572]) / 1000000" office:value-type="float" office:value="191.727104" calcext:value-type="float">
            <text:p>191.727104</text:p>
          </table:table-cell>
          <table:table-cell table:formula="of:= ([times.G572] - [times.F572]) / 1000000" office:value-type="float" office:value="213.612032" calcext:value-type="float">
            <text:p>213.612032</text:p>
          </table:table-cell>
        </table:table-row>
        <table:table-row table:style-name="ro1">
          <table:table-cell table:formula="of:=[times.A573]" office:value-type="float" office:value="571" calcext:value-type="float">
            <text:p>571</text:p>
          </table:table-cell>
          <table:table-cell table:formula="of:= ([times.C573] - [times.B573]) / 1000000" office:value-type="float" office:value="63.033856" calcext:value-type="float">
            <text:p>63.033856</text:p>
          </table:table-cell>
          <table:table-cell table:formula="of:= ([times.E573] - [times.D573]) / 1000000" office:value-type="float" office:value="191.493888" calcext:value-type="float">
            <text:p>191.493888</text:p>
          </table:table-cell>
          <table:table-cell table:formula="of:= ([times.G573] - [times.F573]) / 1000000" office:value-type="float" office:value="213.661952" calcext:value-type="float">
            <text:p>213.661952</text:p>
          </table:table-cell>
        </table:table-row>
        <table:table-row table:style-name="ro1">
          <table:table-cell table:formula="of:=[times.A574]" office:value-type="float" office:value="572" calcext:value-type="float">
            <text:p>572</text:p>
          </table:table-cell>
          <table:table-cell table:formula="of:= ([times.C574] - [times.B574]) / 1000000" office:value-type="float" office:value="63.374336" calcext:value-type="float">
            <text:p>63.374336</text:p>
          </table:table-cell>
          <table:table-cell table:formula="of:= ([times.E574] - [times.D574]) / 1000000" office:value-type="float" office:value="191.316224" calcext:value-type="float">
            <text:p>191.316224</text:p>
          </table:table-cell>
          <table:table-cell table:formula="of:= ([times.G574] - [times.F574]) / 1000000" office:value-type="float" office:value="213.364224" calcext:value-type="float">
            <text:p>213.364224</text:p>
          </table:table-cell>
        </table:table-row>
        <table:table-row table:style-name="ro1">
          <table:table-cell table:formula="of:=[times.A575]" office:value-type="float" office:value="573" calcext:value-type="float">
            <text:p>573</text:p>
          </table:table-cell>
          <table:table-cell table:formula="of:= ([times.C575] - [times.B575]) / 1000000" office:value-type="float" office:value="63.523328" calcext:value-type="float">
            <text:p>63.523328</text:p>
          </table:table-cell>
          <table:table-cell table:formula="of:= ([times.E575] - [times.D575]) / 1000000" office:value-type="float" office:value="191.165952" calcext:value-type="float">
            <text:p>191.165952</text:p>
          </table:table-cell>
          <table:table-cell table:formula="of:= ([times.G575] - [times.F575]) / 1000000" office:value-type="float" office:value="213.074432" calcext:value-type="float">
            <text:p>213.074432</text:p>
          </table:table-cell>
        </table:table-row>
        <table:table-row table:style-name="ro1">
          <table:table-cell table:formula="of:=[times.A576]" office:value-type="float" office:value="574" calcext:value-type="float">
            <text:p>574</text:p>
          </table:table-cell>
          <table:table-cell table:formula="of:= ([times.C576] - [times.B576]) / 1000000" office:value-type="float" office:value="63.36" calcext:value-type="float">
            <text:p>63.36</text:p>
          </table:table-cell>
          <table:table-cell table:formula="of:= ([times.E576] - [times.D576]) / 1000000" office:value-type="float" office:value="190.984704" calcext:value-type="float">
            <text:p>190.984704</text:p>
          </table:table-cell>
          <table:table-cell table:formula="of:= ([times.G576] - [times.F576]) / 1000000" office:value-type="float" office:value="212.714496" calcext:value-type="float">
            <text:p>212.714496</text:p>
          </table:table-cell>
        </table:table-row>
        <table:table-row table:style-name="ro1">
          <table:table-cell table:formula="of:=[times.A577]" office:value-type="float" office:value="575" calcext:value-type="float">
            <text:p>575</text:p>
          </table:table-cell>
          <table:table-cell table:formula="of:= ([times.C577] - [times.B577]) / 1000000" office:value-type="float" office:value="63.186176" calcext:value-type="float">
            <text:p>63.186176</text:p>
          </table:table-cell>
          <table:table-cell table:formula="of:= ([times.E577] - [times.D577]) / 1000000" office:value-type="float" office:value="190.583552" calcext:value-type="float">
            <text:p>190.583552</text:p>
          </table:table-cell>
          <table:table-cell table:formula="of:= ([times.G577] - [times.F577]) / 1000000" office:value-type="float" office:value="212.407296" calcext:value-type="float">
            <text:p>212.407296</text:p>
          </table:table-cell>
        </table:table-row>
        <table:table-row table:style-name="ro1">
          <table:table-cell table:formula="of:=[times.A578]" office:value-type="float" office:value="576" calcext:value-type="float">
            <text:p>576</text:p>
          </table:table-cell>
          <table:table-cell table:formula="of:= ([times.C578] - [times.B578]) / 1000000" office:value-type="float" office:value="62.951936" calcext:value-type="float">
            <text:p>62.951936</text:p>
          </table:table-cell>
          <table:table-cell table:formula="of:= ([times.E578] - [times.D578]) / 1000000" office:value-type="float" office:value="190.249984" calcext:value-type="float">
            <text:p>190.249984</text:p>
          </table:table-cell>
          <table:table-cell table:formula="of:= ([times.G578] - [times.F578]) / 1000000" office:value-type="float" office:value="212.40704" calcext:value-type="float">
            <text:p>212.40704</text:p>
          </table:table-cell>
        </table:table-row>
        <table:table-row table:style-name="ro1">
          <table:table-cell table:formula="of:=[times.A579]" office:value-type="float" office:value="577" calcext:value-type="float">
            <text:p>577</text:p>
          </table:table-cell>
          <table:table-cell table:formula="of:= ([times.C579] - [times.B579]) / 1000000" office:value-type="float" office:value="62.806528" calcext:value-type="float">
            <text:p>62.806528</text:p>
          </table:table-cell>
          <table:table-cell table:formula="of:= ([times.E579] - [times.D579]) / 1000000" office:value-type="float" office:value="190.072832" calcext:value-type="float">
            <text:p>190.072832</text:p>
          </table:table-cell>
          <table:table-cell table:formula="of:= ([times.G579] - [times.F579]) / 1000000" office:value-type="float" office:value="212.488704" calcext:value-type="float">
            <text:p>212.488704</text:p>
          </table:table-cell>
        </table:table-row>
        <table:table-row table:style-name="ro1">
          <table:table-cell table:formula="of:=[times.A580]" office:value-type="float" office:value="578" calcext:value-type="float">
            <text:p>578</text:p>
          </table:table-cell>
          <table:table-cell table:formula="of:= ([times.C580] - [times.B580]) / 1000000" office:value-type="float" office:value="62.531072" calcext:value-type="float">
            <text:p>62.531072</text:p>
          </table:table-cell>
          <table:table-cell table:formula="of:= ([times.E580] - [times.D580]) / 1000000" office:value-type="float" office:value="189.789952" calcext:value-type="float">
            <text:p>189.789952</text:p>
          </table:table-cell>
          <table:table-cell table:formula="of:= ([times.G580] - [times.F580]) / 1000000" office:value-type="float" office:value="212.163072" calcext:value-type="float">
            <text:p>212.163072</text:p>
          </table:table-cell>
        </table:table-row>
        <table:table-row table:style-name="ro1">
          <table:table-cell table:formula="of:=[times.A581]" office:value-type="float" office:value="579" calcext:value-type="float">
            <text:p>579</text:p>
          </table:table-cell>
          <table:table-cell table:formula="of:= ([times.C581] - [times.B581]) / 1000000" office:value-type="float" office:value="62.303744" calcext:value-type="float">
            <text:p>62.303744</text:p>
          </table:table-cell>
          <table:table-cell table:formula="of:= ([times.E581] - [times.D581]) / 1000000" office:value-type="float" office:value="189.295872" calcext:value-type="float">
            <text:p>189.295872</text:p>
          </table:table-cell>
          <table:table-cell table:formula="of:= ([times.G581] - [times.F581]) / 1000000" office:value-type="float" office:value="211.827968" calcext:value-type="float">
            <text:p>211.827968</text:p>
          </table:table-cell>
        </table:table-row>
        <table:table-row table:style-name="ro1">
          <table:table-cell table:formula="of:=[times.A582]" office:value-type="float" office:value="580" calcext:value-type="float">
            <text:p>580</text:p>
          </table:table-cell>
          <table:table-cell table:formula="of:= ([times.C582] - [times.B582]) / 1000000" office:value-type="float" office:value="62.273024" calcext:value-type="float">
            <text:p>62.273024</text:p>
          </table:table-cell>
          <table:table-cell table:formula="of:= ([times.E582] - [times.D582]) / 1000000" office:value-type="float" office:value="188.818176" calcext:value-type="float">
            <text:p>188.818176</text:p>
          </table:table-cell>
          <table:table-cell table:formula="of:= ([times.G582] - [times.F582]) / 1000000" office:value-type="float" office:value="211.495936" calcext:value-type="float">
            <text:p>211.495936</text:p>
          </table:table-cell>
        </table:table-row>
        <table:table-row table:style-name="ro1">
          <table:table-cell table:formula="of:=[times.A583]" office:value-type="float" office:value="581" calcext:value-type="float">
            <text:p>581</text:p>
          </table:table-cell>
          <table:table-cell table:formula="of:= ([times.C583] - [times.B583]) / 1000000" office:value-type="float" office:value="64.858624" calcext:value-type="float">
            <text:p>64.858624</text:p>
          </table:table-cell>
          <table:table-cell table:formula="of:= ([times.E583] - [times.D583]) / 1000000" office:value-type="float" office:value="188.291328" calcext:value-type="float">
            <text:p>188.291328</text:p>
          </table:table-cell>
          <table:table-cell table:formula="of:= ([times.G583] - [times.F583]) / 1000000" office:value-type="float" office:value="211.174656" calcext:value-type="float">
            <text:p>211.174656</text:p>
          </table:table-cell>
        </table:table-row>
        <table:table-row table:style-name="ro1">
          <table:table-cell table:formula="of:=[times.A584]" office:value-type="float" office:value="582" calcext:value-type="float">
            <text:p>582</text:p>
          </table:table-cell>
          <table:table-cell table:formula="of:= ([times.C584] - [times.B584]) / 1000000" office:value-type="float" office:value="65.243904" calcext:value-type="float">
            <text:p>65.243904</text:p>
          </table:table-cell>
          <table:table-cell table:formula="of:= ([times.E584] - [times.D584]) / 1000000" office:value-type="float" office:value="188.068352" calcext:value-type="float">
            <text:p>188.068352</text:p>
          </table:table-cell>
          <table:table-cell table:formula="of:= ([times.G584] - [times.F584]) / 1000000" office:value-type="float" office:value="210.842368" calcext:value-type="float">
            <text:p>210.842368</text:p>
          </table:table-cell>
        </table:table-row>
        <table:table-row table:style-name="ro1">
          <table:table-cell table:formula="of:=[times.A585]" office:value-type="float" office:value="583" calcext:value-type="float">
            <text:p>583</text:p>
          </table:table-cell>
          <table:table-cell table:formula="of:= ([times.C585] - [times.B585]) / 1000000" office:value-type="float" office:value="65.633792" calcext:value-type="float">
            <text:p>65.633792</text:p>
          </table:table-cell>
          <table:table-cell table:formula="of:= ([times.E585] - [times.D585]) / 1000000" office:value-type="float" office:value="187.6928" calcext:value-type="float">
            <text:p>187.6928</text:p>
          </table:table-cell>
          <table:table-cell table:formula="of:= ([times.G585] - [times.F585]) / 1000000" office:value-type="float" office:value="210.740992" calcext:value-type="float">
            <text:p>210.740992</text:p>
          </table:table-cell>
        </table:table-row>
        <table:table-row table:style-name="ro1">
          <table:table-cell table:formula="of:=[times.A586]" office:value-type="float" office:value="584" calcext:value-type="float">
            <text:p>584</text:p>
          </table:table-cell>
          <table:table-cell table:formula="of:= ([times.C586] - [times.B586]) / 1000000" office:value-type="float" office:value="66.402048" calcext:value-type="float">
            <text:p>66.402048</text:p>
          </table:table-cell>
          <table:table-cell table:formula="of:= ([times.E586] - [times.D586]) / 1000000" office:value-type="float" office:value="187.334912" calcext:value-type="float">
            <text:p>187.334912</text:p>
          </table:table-cell>
          <table:table-cell table:formula="of:= ([times.G586] - [times.F586]) / 1000000" office:value-type="float" office:value="210.462976" calcext:value-type="float">
            <text:p>210.462976</text:p>
          </table:table-cell>
        </table:table-row>
        <table:table-row table:style-name="ro1">
          <table:table-cell table:formula="of:=[times.A587]" office:value-type="float" office:value="585" calcext:value-type="float">
            <text:p>585</text:p>
          </table:table-cell>
          <table:table-cell table:formula="of:= ([times.C587] - [times.B587]) / 1000000" office:value-type="float" office:value="66.799104" calcext:value-type="float">
            <text:p>66.799104</text:p>
          </table:table-cell>
          <table:table-cell table:formula="of:= ([times.E587] - [times.D587]) / 1000000" office:value-type="float" office:value="186.615552" calcext:value-type="float">
            <text:p>186.615552</text:p>
          </table:table-cell>
          <table:table-cell table:formula="of:= ([times.G587] - [times.F587]) / 1000000" office:value-type="float" office:value="210.245632" calcext:value-type="float">
            <text:p>210.245632</text:p>
          </table:table-cell>
        </table:table-row>
        <table:table-row table:style-name="ro1">
          <table:table-cell table:formula="of:=[times.A588]" office:value-type="float" office:value="586" calcext:value-type="float">
            <text:p>586</text:p>
          </table:table-cell>
          <table:table-cell table:formula="of:= ([times.C588] - [times.B588]) / 1000000" office:value-type="float" office:value="68.35712" calcext:value-type="float">
            <text:p>68.35712</text:p>
          </table:table-cell>
          <table:table-cell table:formula="of:= ([times.E588] - [times.D588]) / 1000000" office:value-type="float" office:value="186.395136" calcext:value-type="float">
            <text:p>186.395136</text:p>
          </table:table-cell>
          <table:table-cell table:formula="of:= ([times.G588] - [times.F588]) / 1000000" office:value-type="float" office:value="209.673216" calcext:value-type="float">
            <text:p>209.673216</text:p>
          </table:table-cell>
        </table:table-row>
        <table:table-row table:style-name="ro1">
          <table:table-cell table:formula="of:=[times.A589]" office:value-type="float" office:value="587" calcext:value-type="float">
            <text:p>587</text:p>
          </table:table-cell>
          <table:table-cell table:formula="of:= ([times.C589] - [times.B589]) / 1000000" office:value-type="float" office:value="68.673024" calcext:value-type="float">
            <text:p>68.673024</text:p>
          </table:table-cell>
          <table:table-cell table:formula="of:= ([times.E589] - [times.D589]) / 1000000" office:value-type="float" office:value="186.055936" calcext:value-type="float">
            <text:p>186.055936</text:p>
          </table:table-cell>
          <table:table-cell table:formula="of:= ([times.G589] - [times.F589]) / 1000000" office:value-type="float" office:value="209.343744" calcext:value-type="float">
            <text:p>209.343744</text:p>
          </table:table-cell>
        </table:table-row>
        <table:table-row table:style-name="ro1">
          <table:table-cell table:formula="of:=[times.A590]" office:value-type="float" office:value="588" calcext:value-type="float">
            <text:p>588</text:p>
          </table:table-cell>
          <table:table-cell table:formula="of:= ([times.C590] - [times.B590]) / 1000000" office:value-type="float" office:value="68.706816" calcext:value-type="float">
            <text:p>68.706816</text:p>
          </table:table-cell>
          <table:table-cell table:formula="of:= ([times.E590] - [times.D590]) / 1000000" office:value-type="float" office:value="185.67808" calcext:value-type="float">
            <text:p>185.67808</text:p>
          </table:table-cell>
          <table:table-cell table:formula="of:= ([times.G590] - [times.F590]) / 1000000" office:value-type="float" office:value="209.017856" calcext:value-type="float">
            <text:p>209.017856</text:p>
          </table:table-cell>
        </table:table-row>
        <table:table-row table:style-name="ro1">
          <table:table-cell table:formula="of:=[times.A591]" office:value-type="float" office:value="589" calcext:value-type="float">
            <text:p>589</text:p>
          </table:table-cell>
          <table:table-cell table:formula="of:= ([times.C591] - [times.B591]) / 1000000" office:value-type="float" office:value="70.239232" calcext:value-type="float">
            <text:p>70.239232</text:p>
          </table:table-cell>
          <table:table-cell table:formula="of:= ([times.E591] - [times.D591]) / 1000000" office:value-type="float" office:value="185.34656" calcext:value-type="float">
            <text:p>185.34656</text:p>
          </table:table-cell>
          <table:table-cell table:formula="of:= ([times.G591] - [times.F591]) / 1000000" office:value-type="float" office:value="208.735744" calcext:value-type="float">
            <text:p>208.735744</text:p>
          </table:table-cell>
        </table:table-row>
        <table:table-row table:style-name="ro1">
          <table:table-cell table:formula="of:=[times.A592]" office:value-type="float" office:value="590" calcext:value-type="float">
            <text:p>590</text:p>
          </table:table-cell>
          <table:table-cell table:formula="of:= ([times.C592] - [times.B592]) / 1000000" office:value-type="float" office:value="72.288256" calcext:value-type="float">
            <text:p>72.288256</text:p>
          </table:table-cell>
          <table:table-cell table:formula="of:= ([times.E592] - [times.D592]) / 1000000" office:value-type="float" office:value="185.0368" calcext:value-type="float">
            <text:p>185.0368</text:p>
          </table:table-cell>
          <table:table-cell table:formula="of:= ([times.G592] - [times.F592]) / 1000000" office:value-type="float" office:value="208.777984" calcext:value-type="float">
            <text:p>208.777984</text:p>
          </table:table-cell>
        </table:table-row>
        <table:table-row table:style-name="ro1">
          <table:table-cell table:formula="of:=[times.A593]" office:value-type="float" office:value="591" calcext:value-type="float">
            <text:p>591</text:p>
          </table:table-cell>
          <table:table-cell table:formula="of:= ([times.C593] - [times.B593]) / 1000000" office:value-type="float" office:value="72.211456" calcext:value-type="float">
            <text:p>72.211456</text:p>
          </table:table-cell>
          <table:table-cell table:formula="of:= ([times.E593] - [times.D593]) / 1000000" office:value-type="float" office:value="184.811008" calcext:value-type="float">
            <text:p>184.811008</text:p>
          </table:table-cell>
          <table:table-cell table:formula="of:= ([times.G593] - [times.F593]) / 1000000" office:value-type="float" office:value="208.462592" calcext:value-type="float">
            <text:p>208.462592</text:p>
          </table:table-cell>
        </table:table-row>
        <table:table-row table:style-name="ro1">
          <table:table-cell table:formula="of:=[times.A594]" office:value-type="float" office:value="592" calcext:value-type="float">
            <text:p>592</text:p>
          </table:table-cell>
          <table:table-cell table:formula="of:= ([times.C594] - [times.B594]) / 1000000" office:value-type="float" office:value="72.676352" calcext:value-type="float">
            <text:p>72.676352</text:p>
          </table:table-cell>
          <table:table-cell table:formula="of:= ([times.E594] - [times.D594]) / 1000000" office:value-type="float" office:value="184.717056" calcext:value-type="float">
            <text:p>184.717056</text:p>
          </table:table-cell>
          <table:table-cell table:formula="of:= ([times.G594] - [times.F594]) / 1000000" office:value-type="float" office:value="208.157184" calcext:value-type="float">
            <text:p>208.157184</text:p>
          </table:table-cell>
        </table:table-row>
        <table:table-row table:style-name="ro1">
          <table:table-cell table:formula="of:=[times.A595]" office:value-type="float" office:value="593" calcext:value-type="float">
            <text:p>593</text:p>
          </table:table-cell>
          <table:table-cell table:formula="of:= ([times.C595] - [times.B595]) / 1000000" office:value-type="float" office:value="74.193152" calcext:value-type="float">
            <text:p>74.193152</text:p>
          </table:table-cell>
          <table:table-cell table:formula="of:= ([times.E595] - [times.D595]) / 1000000" office:value-type="float" office:value="184.538112" calcext:value-type="float">
            <text:p>184.538112</text:p>
          </table:table-cell>
          <table:table-cell table:formula="of:= ([times.G595] - [times.F595]) / 1000000" office:value-type="float" office:value="207.736832" calcext:value-type="float">
            <text:p>207.736832</text:p>
          </table:table-cell>
        </table:table-row>
        <table:table-row table:style-name="ro1">
          <table:table-cell table:formula="of:=[times.A596]" office:value-type="float" office:value="594" calcext:value-type="float">
            <text:p>594</text:p>
          </table:table-cell>
          <table:table-cell table:formula="of:= ([times.C596] - [times.B596]) / 1000000" office:value-type="float" office:value="76.066816" calcext:value-type="float">
            <text:p>76.066816</text:p>
          </table:table-cell>
          <table:table-cell table:formula="of:= ([times.E596] - [times.D596]) / 1000000" office:value-type="float" office:value="184.35328" calcext:value-type="float">
            <text:p>184.35328</text:p>
          </table:table-cell>
          <table:table-cell table:formula="of:= ([times.G596] - [times.F596]) / 1000000" office:value-type="float" office:value="207.399936" calcext:value-type="float">
            <text:p>207.399936</text:p>
          </table:table-cell>
        </table:table-row>
        <table:table-row table:style-name="ro1">
          <table:table-cell table:formula="of:=[times.A597]" office:value-type="float" office:value="595" calcext:value-type="float">
            <text:p>595</text:p>
          </table:table-cell>
          <table:table-cell table:formula="of:= ([times.C597] - [times.B597]) / 1000000" office:value-type="float" office:value="77.23136" calcext:value-type="float">
            <text:p>77.23136</text:p>
          </table:table-cell>
          <table:table-cell table:formula="of:= ([times.E597] - [times.D597]) / 1000000" office:value-type="float" office:value="184.151808" calcext:value-type="float">
            <text:p>184.151808</text:p>
          </table:table-cell>
          <table:table-cell table:formula="of:= ([times.G597] - [times.F597]) / 1000000" office:value-type="float" office:value="207.071232" calcext:value-type="float">
            <text:p>207.071232</text:p>
          </table:table-cell>
        </table:table-row>
        <table:table-row table:style-name="ro1">
          <table:table-cell table:formula="of:=[times.A598]" office:value-type="float" office:value="596" calcext:value-type="float">
            <text:p>596</text:p>
          </table:table-cell>
          <table:table-cell table:formula="of:= ([times.C598] - [times.B598]) / 1000000" office:value-type="float" office:value="77.209856" calcext:value-type="float">
            <text:p>77.209856</text:p>
          </table:table-cell>
          <table:table-cell table:formula="of:= ([times.E598] - [times.D598]) / 1000000" office:value-type="float" office:value="183.99488" calcext:value-type="float">
            <text:p>183.99488</text:p>
          </table:table-cell>
          <table:table-cell table:formula="of:= ([times.G598] - [times.F598]) / 1000000" office:value-type="float" office:value="206.872064" calcext:value-type="float">
            <text:p>206.872064</text:p>
          </table:table-cell>
        </table:table-row>
        <table:table-row table:style-name="ro1">
          <table:table-cell table:formula="of:=[times.A599]" office:value-type="float" office:value="597" calcext:value-type="float">
            <text:p>597</text:p>
          </table:table-cell>
          <table:table-cell table:formula="of:= ([times.C599] - [times.B599]) / 1000000" office:value-type="float" office:value="77.568768" calcext:value-type="float">
            <text:p>77.568768</text:p>
          </table:table-cell>
          <table:table-cell table:formula="of:= ([times.E599] - [times.D599]) / 1000000" office:value-type="float" office:value="183.833088" calcext:value-type="float">
            <text:p>183.833088</text:p>
          </table:table-cell>
          <table:table-cell table:formula="of:= ([times.G599] - [times.F599]) / 1000000" office:value-type="float" office:value="206.845696" calcext:value-type="float">
            <text:p>206.845696</text:p>
          </table:table-cell>
        </table:table-row>
        <table:table-row table:style-name="ro1">
          <table:table-cell table:formula="of:=[times.A600]" office:value-type="float" office:value="598" calcext:value-type="float">
            <text:p>598</text:p>
          </table:table-cell>
          <table:table-cell table:formula="of:= ([times.C600] - [times.B600]) / 1000000" office:value-type="float" office:value="78.442752" calcext:value-type="float">
            <text:p>78.442752</text:p>
          </table:table-cell>
          <table:table-cell table:formula="of:= ([times.E600] - [times.D600]) / 1000000" office:value-type="float" office:value="183.643392" calcext:value-type="float">
            <text:p>183.643392</text:p>
          </table:table-cell>
          <table:table-cell table:formula="of:= ([times.G600] - [times.F600]) / 1000000" office:value-type="float" office:value="206.539008" calcext:value-type="float">
            <text:p>206.539008</text:p>
          </table:table-cell>
        </table:table-row>
        <table:table-row table:style-name="ro1">
          <table:table-cell table:formula="of:=[times.A601]" office:value-type="float" office:value="599" calcext:value-type="float">
            <text:p>599</text:p>
          </table:table-cell>
          <table:table-cell table:formula="of:= ([times.C601] - [times.B601]) / 1000000" office:value-type="float" office:value="78.81216" calcext:value-type="float">
            <text:p>78.81216</text:p>
          </table:table-cell>
          <table:table-cell table:formula="of:= ([times.E601] - [times.D601]) / 1000000" office:value-type="float" office:value="183.49824" calcext:value-type="float">
            <text:p>183.49824</text:p>
          </table:table-cell>
          <table:table-cell table:formula="of:= ([times.G601] - [times.F601]) / 1000000" office:value-type="float" office:value="206.219008" calcext:value-type="float">
            <text:p>206.219008</text:p>
          </table:table-cell>
        </table:table-row>
        <table:table-row table:style-name="ro1">
          <table:table-cell table:formula="of:=[times.A602]" office:value-type="float" office:value="600" calcext:value-type="float">
            <text:p>600</text:p>
          </table:table-cell>
          <table:table-cell table:formula="of:= ([times.C602] - [times.B602]) / 1000000" office:value-type="float" office:value="79.906048" calcext:value-type="float">
            <text:p>79.906048</text:p>
          </table:table-cell>
          <table:table-cell table:formula="of:= ([times.E602] - [times.D602]) / 1000000" office:value-type="float" office:value="183.332864" calcext:value-type="float">
            <text:p>183.332864</text:p>
          </table:table-cell>
          <table:table-cell table:formula="of:= ([times.G602] - [times.F602]) / 1000000" office:value-type="float" office:value="205.9072" calcext:value-type="float">
            <text:p>205.9072</text:p>
          </table:table-cell>
        </table:table-row>
        <table:table-row table:style-name="ro1">
          <table:table-cell table:formula="of:=[times.A603]" office:value-type="float" office:value="601" calcext:value-type="float">
            <text:p>601</text:p>
          </table:table-cell>
          <table:table-cell table:formula="of:= ([times.C603] - [times.B603]) / 1000000" office:value-type="float" office:value="80.260864" calcext:value-type="float">
            <text:p>80.260864</text:p>
          </table:table-cell>
          <table:table-cell table:formula="of:= ([times.E603] - [times.D603]) / 1000000" office:value-type="float" office:value="183.167744" calcext:value-type="float">
            <text:p>183.167744</text:p>
          </table:table-cell>
          <table:table-cell table:formula="of:= ([times.G603] - [times.F603]) / 1000000" office:value-type="float" office:value="205.73184" calcext:value-type="float">
            <text:p>205.73184</text:p>
          </table:table-cell>
        </table:table-row>
        <table:table-row table:style-name="ro1">
          <table:table-cell table:formula="of:=[times.A604]" office:value-type="float" office:value="602" calcext:value-type="float">
            <text:p>602</text:p>
          </table:table-cell>
          <table:table-cell table:formula="of:= ([times.C604] - [times.B604]) / 1000000" office:value-type="float" office:value="81.029632" calcext:value-type="float">
            <text:p>81.029632</text:p>
          </table:table-cell>
          <table:table-cell table:formula="of:= ([times.E604] - [times.D604]) / 1000000" office:value-type="float" office:value="183.028224" calcext:value-type="float">
            <text:p>183.028224</text:p>
          </table:table-cell>
          <table:table-cell table:formula="of:= ([times.G604] - [times.F604]) / 1000000" office:value-type="float" office:value="205.737472" calcext:value-type="float">
            <text:p>205.737472</text:p>
          </table:table-cell>
        </table:table-row>
        <table:table-row table:style-name="ro1">
          <table:table-cell table:formula="of:=[times.A605]" office:value-type="float" office:value="603" calcext:value-type="float">
            <text:p>603</text:p>
          </table:table-cell>
          <table:table-cell table:formula="of:= ([times.C605] - [times.B605]) / 1000000" office:value-type="float" office:value="81.878016" calcext:value-type="float">
            <text:p>81.878016</text:p>
          </table:table-cell>
          <table:table-cell table:formula="of:= ([times.E605] - [times.D605]) / 1000000" office:value-type="float" office:value="182.866432" calcext:value-type="float">
            <text:p>182.866432</text:p>
          </table:table-cell>
          <table:table-cell table:formula="of:= ([times.G605] - [times.F605]) / 1000000" office:value-type="float" office:value="205.425152" calcext:value-type="float">
            <text:p>205.425152</text:p>
          </table:table-cell>
        </table:table-row>
        <table:table-row table:style-name="ro1">
          <table:table-cell table:formula="of:=[times.A606]" office:value-type="float" office:value="604" calcext:value-type="float">
            <text:p>604</text:p>
          </table:table-cell>
          <table:table-cell table:formula="of:= ([times.C606] - [times.B606]) / 1000000" office:value-type="float" office:value="82.245888" calcext:value-type="float">
            <text:p>82.245888</text:p>
          </table:table-cell>
          <table:table-cell table:formula="of:= ([times.E606] - [times.D606]) / 1000000" office:value-type="float" office:value="182.59328" calcext:value-type="float">
            <text:p>182.59328</text:p>
          </table:table-cell>
          <table:table-cell table:formula="of:= ([times.G606] - [times.F606]) / 1000000" office:value-type="float" office:value="205.131264" calcext:value-type="float">
            <text:p>205.131264</text:p>
          </table:table-cell>
        </table:table-row>
        <table:table-row table:style-name="ro1">
          <table:table-cell table:formula="of:=[times.A607]" office:value-type="float" office:value="605" calcext:value-type="float">
            <text:p>605</text:p>
          </table:table-cell>
          <table:table-cell table:formula="of:= ([times.C607] - [times.B607]) / 1000000" office:value-type="float" office:value="83.018496" calcext:value-type="float">
            <text:p>83.018496</text:p>
          </table:table-cell>
          <table:table-cell table:formula="of:= ([times.E607] - [times.D607]) / 1000000" office:value-type="float" office:value="182.377728" calcext:value-type="float">
            <text:p>182.377728</text:p>
          </table:table-cell>
          <table:table-cell table:formula="of:= ([times.G607] - [times.F607]) / 1000000" office:value-type="float" office:value="204.83712" calcext:value-type="float">
            <text:p>204.83712</text:p>
          </table:table-cell>
        </table:table-row>
        <table:table-row table:style-name="ro1">
          <table:table-cell table:formula="of:=[times.A608]" office:value-type="float" office:value="606" calcext:value-type="float">
            <text:p>606</text:p>
          </table:table-cell>
          <table:table-cell table:formula="of:= ([times.C608] - [times.B608]) / 1000000" office:value-type="float" office:value="83.744" calcext:value-type="float">
            <text:p>83.744</text:p>
          </table:table-cell>
          <table:table-cell table:formula="of:= ([times.E608] - [times.D608]) / 1000000" office:value-type="float" office:value="182.215168" calcext:value-type="float">
            <text:p>182.215168</text:p>
          </table:table-cell>
          <table:table-cell table:formula="of:= ([times.G608] - [times.F608]) / 1000000" office:value-type="float" office:value="204.67328" calcext:value-type="float">
            <text:p>204.67328</text:p>
          </table:table-cell>
        </table:table-row>
        <table:table-row table:style-name="ro1">
          <table:table-cell table:formula="of:=[times.A609]" office:value-type="float" office:value="607" calcext:value-type="float">
            <text:p>607</text:p>
          </table:table-cell>
          <table:table-cell table:formula="of:= ([times.C609] - [times.B609]) / 1000000" office:value-type="float" office:value="84.873216" calcext:value-type="float">
            <text:p>84.873216</text:p>
          </table:table-cell>
          <table:table-cell table:formula="of:= ([times.E609] - [times.D609]) / 1000000" office:value-type="float" office:value="181.732096" calcext:value-type="float">
            <text:p>181.732096</text:p>
          </table:table-cell>
          <table:table-cell table:formula="of:= ([times.G609] - [times.F609]) / 1000000" office:value-type="float" office:value="204.737792" calcext:value-type="float">
            <text:p>204.737792</text:p>
          </table:table-cell>
        </table:table-row>
        <table:table-row table:style-name="ro1">
          <table:table-cell table:formula="of:=[times.A610]" office:value-type="float" office:value="608" calcext:value-type="float">
            <text:p>608</text:p>
          </table:table-cell>
          <table:table-cell table:formula="of:= ([times.C610] - [times.B610]) / 1000000" office:value-type="float" office:value="84.844032" calcext:value-type="float">
            <text:p>84.844032</text:p>
          </table:table-cell>
          <table:table-cell table:formula="of:= ([times.E610] - [times.D610]) / 1000000" office:value-type="float" office:value="181.463808" calcext:value-type="float">
            <text:p>181.463808</text:p>
          </table:table-cell>
          <table:table-cell table:formula="of:= ([times.G610] - [times.F610]) / 1000000" office:value-type="float" office:value="204.439552" calcext:value-type="float">
            <text:p>204.439552</text:p>
          </table:table-cell>
        </table:table-row>
        <table:table-row table:style-name="ro1">
          <table:table-cell table:formula="of:=[times.A611]" office:value-type="float" office:value="609" calcext:value-type="float">
            <text:p>609</text:p>
          </table:table-cell>
          <table:table-cell table:formula="of:= ([times.C611] - [times.B611]) / 1000000" office:value-type="float" office:value="85.677568" calcext:value-type="float">
            <text:p>85.677568</text:p>
          </table:table-cell>
          <table:table-cell table:formula="of:= ([times.E611] - [times.D611]) / 1000000" office:value-type="float" office:value="181.193984" calcext:value-type="float">
            <text:p>181.193984</text:p>
          </table:table-cell>
          <table:table-cell table:formula="of:= ([times.G611] - [times.F611]) / 1000000" office:value-type="float" office:value="204.12928" calcext:value-type="float">
            <text:p>204.12928</text:p>
          </table:table-cell>
        </table:table-row>
        <table:table-row table:style-name="ro1">
          <table:table-cell table:formula="of:=[times.A612]" office:value-type="float" office:value="610" calcext:value-type="float">
            <text:p>610</text:p>
          </table:table-cell>
          <table:table-cell table:formula="of:= ([times.C612] - [times.B612]) / 1000000" office:value-type="float" office:value="86.03392" calcext:value-type="float">
            <text:p>86.03392</text:p>
          </table:table-cell>
          <table:table-cell table:formula="of:= ([times.E612] - [times.D612]) / 1000000" office:value-type="float" office:value="180.992512" calcext:value-type="float">
            <text:p>180.992512</text:p>
          </table:table-cell>
          <table:table-cell table:formula="of:= ([times.G612] - [times.F612]) / 1000000" office:value-type="float" office:value="203.78496" calcext:value-type="float">
            <text:p>203.78496</text:p>
          </table:table-cell>
        </table:table-row>
        <table:table-row table:style-name="ro1">
          <table:table-cell table:formula="of:=[times.A613]" office:value-type="float" office:value="611" calcext:value-type="float">
            <text:p>611</text:p>
          </table:table-cell>
          <table:table-cell table:formula="of:= ([times.C613] - [times.B613]) / 1000000" office:value-type="float" office:value="86.835968" calcext:value-type="float">
            <text:p>86.835968</text:p>
          </table:table-cell>
          <table:table-cell table:formula="of:= ([times.E613] - [times.D613]) / 1000000" office:value-type="float" office:value="180.85504" calcext:value-type="float">
            <text:p>180.85504</text:p>
          </table:table-cell>
          <table:table-cell table:formula="of:= ([times.G613] - [times.F613]) / 1000000" office:value-type="float" office:value="203.482624" calcext:value-type="float">
            <text:p>203.482624</text:p>
          </table:table-cell>
        </table:table-row>
        <table:table-row table:style-name="ro1">
          <table:table-cell table:formula="of:=[times.A614]" office:value-type="float" office:value="612" calcext:value-type="float">
            <text:p>612</text:p>
          </table:table-cell>
          <table:table-cell table:formula="of:= ([times.C614] - [times.B614]) / 1000000" office:value-type="float" office:value="88.40704" calcext:value-type="float">
            <text:p>88.40704</text:p>
          </table:table-cell>
          <table:table-cell table:formula="of:= ([times.E614] - [times.D614]) / 1000000" office:value-type="float" office:value="180.6912" calcext:value-type="float">
            <text:p>180.6912</text:p>
          </table:table-cell>
          <table:table-cell table:formula="of:= ([times.G614] - [times.F614]) / 1000000" office:value-type="float" office:value="203.303168" calcext:value-type="float">
            <text:p>203.303168</text:p>
          </table:table-cell>
        </table:table-row>
        <table:table-row table:style-name="ro1">
          <table:table-cell table:formula="of:=[times.A615]" office:value-type="float" office:value="613" calcext:value-type="float">
            <text:p>613</text:p>
          </table:table-cell>
          <table:table-cell table:formula="of:= ([times.C615] - [times.B615]) / 1000000" office:value-type="float" office:value="89.158912" calcext:value-type="float">
            <text:p>89.158912</text:p>
          </table:table-cell>
          <table:table-cell table:formula="of:= ([times.E615] - [times.D615]) / 1000000" office:value-type="float" office:value="180.530176" calcext:value-type="float">
            <text:p>180.530176</text:p>
          </table:table-cell>
          <table:table-cell table:formula="of:= ([times.G615] - [times.F615]) / 1000000" office:value-type="float" office:value="203.388928" calcext:value-type="float">
            <text:p>203.388928</text:p>
          </table:table-cell>
        </table:table-row>
        <table:table-row table:style-name="ro1">
          <table:table-cell table:formula="of:=[times.A616]" office:value-type="float" office:value="614" calcext:value-type="float">
            <text:p>614</text:p>
          </table:table-cell>
          <table:table-cell table:formula="of:= ([times.C616] - [times.B616]) / 1000000" office:value-type="float" office:value="89.906176" calcext:value-type="float">
            <text:p>89.906176</text:p>
          </table:table-cell>
          <table:table-cell table:formula="of:= ([times.E616] - [times.D616]) / 1000000" office:value-type="float" office:value="180.273408" calcext:value-type="float">
            <text:p>180.273408</text:p>
          </table:table-cell>
          <table:table-cell table:formula="of:= ([times.G616] - [times.F616]) / 1000000" office:value-type="float" office:value="203.095808" calcext:value-type="float">
            <text:p>203.095808</text:p>
          </table:table-cell>
        </table:table-row>
        <table:table-row table:style-name="ro1">
          <table:table-cell table:formula="of:=[times.A617]" office:value-type="float" office:value="615" calcext:value-type="float">
            <text:p>615</text:p>
          </table:table-cell>
          <table:table-cell table:formula="of:= ([times.C617] - [times.B617]) / 1000000" office:value-type="float" office:value="90.283008" calcext:value-type="float">
            <text:p>90.283008</text:p>
          </table:table-cell>
          <table:table-cell table:formula="of:= ([times.E617] - [times.D617]) / 1000000" office:value-type="float" office:value="180.04096" calcext:value-type="float">
            <text:p>180.04096</text:p>
          </table:table-cell>
          <table:table-cell table:formula="of:= ([times.G617] - [times.F617]) / 1000000" office:value-type="float" office:value="202.765056" calcext:value-type="float">
            <text:p>202.765056</text:p>
          </table:table-cell>
        </table:table-row>
        <table:table-row table:style-name="ro1">
          <table:table-cell table:formula="of:=[times.A618]" office:value-type="float" office:value="616" calcext:value-type="float">
            <text:p>616</text:p>
          </table:table-cell>
          <table:table-cell table:formula="of:= ([times.C618] - [times.B618]) / 1000000" office:value-type="float" office:value="91.855104" calcext:value-type="float">
            <text:p>91.855104</text:p>
          </table:table-cell>
          <table:table-cell table:formula="of:= ([times.E618] - [times.D618]) / 1000000" office:value-type="float" office:value="179.87072" calcext:value-type="float">
            <text:p>179.87072</text:p>
          </table:table-cell>
          <table:table-cell table:formula="of:= ([times.G618] - [times.F618]) / 1000000" office:value-type="float" office:value="202.461952" calcext:value-type="float">
            <text:p>202.461952</text:p>
          </table:table-cell>
        </table:table-row>
        <table:table-row table:style-name="ro1">
          <table:table-cell table:formula="of:=[times.A619]" office:value-type="float" office:value="617" calcext:value-type="float">
            <text:p>617</text:p>
          </table:table-cell>
          <table:table-cell table:formula="of:= ([times.C619] - [times.B619]) / 1000000" office:value-type="float" office:value="92.515072" calcext:value-type="float">
            <text:p>92.515072</text:p>
          </table:table-cell>
          <table:table-cell table:formula="of:= ([times.E619] - [times.D619]) / 1000000" office:value-type="float" office:value="179.71072" calcext:value-type="float">
            <text:p>179.71072</text:p>
          </table:table-cell>
          <table:table-cell table:formula="of:= ([times.G619] - [times.F619]) / 1000000" office:value-type="float" office:value="202.151168" calcext:value-type="float">
            <text:p>202.151168</text:p>
          </table:table-cell>
        </table:table-row>
        <table:table-row table:style-name="ro1">
          <table:table-cell table:formula="of:=[times.A620]" office:value-type="float" office:value="618" calcext:value-type="float">
            <text:p>618</text:p>
          </table:table-cell>
          <table:table-cell table:formula="of:= ([times.C620] - [times.B620]) / 1000000" office:value-type="float" office:value="93.62688" calcext:value-type="float">
            <text:p>93.62688</text:p>
          </table:table-cell>
          <table:table-cell table:formula="of:= ([times.E620] - [times.D620]) / 1000000" office:value-type="float" office:value="179.52512" calcext:value-type="float">
            <text:p>179.52512</text:p>
          </table:table-cell>
          <table:table-cell table:formula="of:= ([times.G620] - [times.F620]) / 1000000" office:value-type="float" office:value="201.81504" calcext:value-type="float">
            <text:p>201.81504</text:p>
          </table:table-cell>
        </table:table-row>
        <table:table-row table:style-name="ro1">
          <table:table-cell table:formula="of:=[times.A621]" office:value-type="float" office:value="619" calcext:value-type="float">
            <text:p>619</text:p>
          </table:table-cell>
          <table:table-cell table:formula="of:= ([times.C621] - [times.B621]) / 1000000" office:value-type="float" office:value="94.006016" calcext:value-type="float">
            <text:p>94.006016</text:p>
          </table:table-cell>
          <table:table-cell table:formula="of:= ([times.E621] - [times.D621]) / 1000000" office:value-type="float" office:value="179.367424" calcext:value-type="float">
            <text:p>179.367424</text:p>
          </table:table-cell>
          <table:table-cell table:formula="of:= ([times.G621] - [times.F621]) / 1000000" office:value-type="float" office:value="201.634816" calcext:value-type="float">
            <text:p>201.634816</text:p>
          </table:table-cell>
        </table:table-row>
        <table:table-row table:style-name="ro1">
          <table:table-cell table:formula="of:=[times.A622]" office:value-type="float" office:value="620" calcext:value-type="float">
            <text:p>620</text:p>
          </table:table-cell>
          <table:table-cell table:formula="of:= ([times.C622] - [times.B622]) / 1000000" office:value-type="float" office:value="95.220992" calcext:value-type="float">
            <text:p>95.220992</text:p>
          </table:table-cell>
          <table:table-cell table:formula="of:= ([times.E622] - [times.D622]) / 1000000" office:value-type="float" office:value="179.083776" calcext:value-type="float">
            <text:p>179.083776</text:p>
          </table:table-cell>
          <table:table-cell table:formula="of:= ([times.G622] - [times.F622]) / 1000000" office:value-type="float" office:value="201.53088" calcext:value-type="float">
            <text:p>201.53088</text:p>
          </table:table-cell>
        </table:table-row>
        <table:table-row table:style-name="ro1">
          <table:table-cell table:formula="of:=[times.A623]" office:value-type="float" office:value="621" calcext:value-type="float">
            <text:p>621</text:p>
          </table:table-cell>
          <table:table-cell table:formula="of:= ([times.C623] - [times.B623]) / 1000000" office:value-type="float" office:value="95.58016" calcext:value-type="float">
            <text:p>95.58016</text:p>
          </table:table-cell>
          <table:table-cell table:formula="of:= ([times.E623] - [times.D623]) / 1000000" office:value-type="float" office:value="178.682624" calcext:value-type="float">
            <text:p>178.682624</text:p>
          </table:table-cell>
          <table:table-cell table:formula="of:= ([times.G623] - [times.F623]) / 1000000" office:value-type="float" office:value="201.216" calcext:value-type="float">
            <text:p>201.216</text:p>
          </table:table-cell>
        </table:table-row>
        <table:table-row table:style-name="ro1">
          <table:table-cell table:formula="of:=[times.A624]" office:value-type="float" office:value="622" calcext:value-type="float">
            <text:p>622</text:p>
          </table:table-cell>
          <table:table-cell table:formula="of:= ([times.C624] - [times.B624]) / 1000000" office:value-type="float" office:value="96.339968" calcext:value-type="float">
            <text:p>96.339968</text:p>
          </table:table-cell>
          <table:table-cell table:formula="of:= ([times.E624] - [times.D624]) / 1000000" office:value-type="float" office:value="178.439424" calcext:value-type="float">
            <text:p>178.439424</text:p>
          </table:table-cell>
          <table:table-cell table:formula="of:= ([times.G624] - [times.F624]) / 1000000" office:value-type="float" office:value="200.87296" calcext:value-type="float">
            <text:p>200.87296</text:p>
          </table:table-cell>
        </table:table-row>
        <table:table-row table:style-name="ro1">
          <table:table-cell table:formula="of:=[times.A625]" office:value-type="float" office:value="623" calcext:value-type="float">
            <text:p>623</text:p>
          </table:table-cell>
          <table:table-cell table:formula="of:= ([times.C625] - [times.B625]) / 1000000" office:value-type="float" office:value="97.100032" calcext:value-type="float">
            <text:p>97.100032</text:p>
          </table:table-cell>
          <table:table-cell table:formula="of:= ([times.E625] - [times.D625]) / 1000000" office:value-type="float" office:value="178.150912" calcext:value-type="float">
            <text:p>178.150912</text:p>
          </table:table-cell>
          <table:table-cell table:formula="of:= ([times.G625] - [times.F625]) / 1000000" office:value-type="float" office:value="200.554496" calcext:value-type="float">
            <text:p>200.554496</text:p>
          </table:table-cell>
        </table:table-row>
        <table:table-row table:style-name="ro1">
          <table:table-cell table:formula="of:=[times.A626]" office:value-type="float" office:value="624" calcext:value-type="float">
            <text:p>624</text:p>
          </table:table-cell>
          <table:table-cell table:formula="of:= ([times.C626] - [times.B626]) / 1000000" office:value-type="float" office:value="97.467136" calcext:value-type="float">
            <text:p>97.467136</text:p>
          </table:table-cell>
          <table:table-cell table:formula="of:= ([times.E626] - [times.D626]) / 1000000" office:value-type="float" office:value="177.910784" calcext:value-type="float">
            <text:p>177.910784</text:p>
          </table:table-cell>
          <table:table-cell table:formula="of:= ([times.G626] - [times.F626]) / 1000000" office:value-type="float" office:value="200.363776" calcext:value-type="float">
            <text:p>200.363776</text:p>
          </table:table-cell>
        </table:table-row>
        <table:table-row table:style-name="ro1">
          <table:table-cell table:formula="of:=[times.A627]" office:value-type="float" office:value="625" calcext:value-type="float">
            <text:p>625</text:p>
          </table:table-cell>
          <table:table-cell table:formula="of:= ([times.C627] - [times.B627]) / 1000000" office:value-type="float" office:value="97.422848" calcext:value-type="float">
            <text:p>97.422848</text:p>
          </table:table-cell>
          <table:table-cell table:formula="of:= ([times.E627] - [times.D627]) / 1000000" office:value-type="float" office:value="177.77792" calcext:value-type="float">
            <text:p>177.77792</text:p>
          </table:table-cell>
          <table:table-cell table:formula="of:= ([times.G627] - [times.F627]) / 1000000" office:value-type="float" office:value="200.298752" calcext:value-type="float">
            <text:p>200.298752</text:p>
          </table:table-cell>
        </table:table-row>
        <table:table-row table:style-name="ro1">
          <table:table-cell table:formula="of:=[times.A628]" office:value-type="float" office:value="626" calcext:value-type="float">
            <text:p>626</text:p>
          </table:table-cell>
          <table:table-cell table:formula="of:= ([times.C628] - [times.B628]) / 1000000" office:value-type="float" office:value="97.89184" calcext:value-type="float">
            <text:p>97.89184</text:p>
          </table:table-cell>
          <table:table-cell table:formula="of:= ([times.E628] - [times.D628]) / 1000000" office:value-type="float" office:value="177.597952" calcext:value-type="float">
            <text:p>177.597952</text:p>
          </table:table-cell>
          <table:table-cell table:formula="of:= ([times.G628] - [times.F628]) / 1000000" office:value-type="float" office:value="200.184064" calcext:value-type="float">
            <text:p>200.184064</text:p>
          </table:table-cell>
        </table:table-row>
        <table:table-row table:style-name="ro1">
          <table:table-cell table:formula="of:=[times.A629]" office:value-type="float" office:value="627" calcext:value-type="float">
            <text:p>627</text:p>
          </table:table-cell>
          <table:table-cell table:formula="of:= ([times.C629] - [times.B629]) / 1000000" office:value-type="float" office:value="99.456" calcext:value-type="float">
            <text:p>99.456</text:p>
          </table:table-cell>
          <table:table-cell table:formula="of:= ([times.E629] - [times.D629]) / 1000000" office:value-type="float" office:value="177.312768" calcext:value-type="float">
            <text:p>177.312768</text:p>
          </table:table-cell>
          <table:table-cell table:formula="of:= ([times.G629] - [times.F629]) / 1000000" office:value-type="float" office:value="200.048128" calcext:value-type="float">
            <text:p>200.048128</text:p>
          </table:table-cell>
        </table:table-row>
        <table:table-row table:style-name="ro1">
          <table:table-cell table:formula="of:=[times.A630]" office:value-type="float" office:value="628" calcext:value-type="float">
            <text:p>628</text:p>
          </table:table-cell>
          <table:table-cell table:formula="of:= ([times.C630] - [times.B630]) / 1000000" office:value-type="float" office:value="99.451392" calcext:value-type="float">
            <text:p>99.451392</text:p>
          </table:table-cell>
          <table:table-cell table:formula="of:= ([times.E630] - [times.D630]) / 1000000" office:value-type="float" office:value="176.99584" calcext:value-type="float">
            <text:p>176.99584</text:p>
          </table:table-cell>
          <table:table-cell table:formula="of:= ([times.G630] - [times.F630]) / 1000000" office:value-type="float" office:value="200.058112" calcext:value-type="float">
            <text:p>200.058112</text:p>
          </table:table-cell>
        </table:table-row>
        <table:table-row table:style-name="ro1">
          <table:table-cell table:formula="of:=[times.A631]" office:value-type="float" office:value="629" calcext:value-type="float">
            <text:p>629</text:p>
          </table:table-cell>
          <table:table-cell table:formula="of:= ([times.C631] - [times.B631]) / 1000000" office:value-type="float" office:value="99.857408" calcext:value-type="float">
            <text:p>99.857408</text:p>
          </table:table-cell>
          <table:table-cell table:formula="of:= ([times.E631] - [times.D631]) / 1000000" office:value-type="float" office:value="176.752128" calcext:value-type="float">
            <text:p>176.752128</text:p>
          </table:table-cell>
          <table:table-cell table:formula="of:= ([times.G631] - [times.F631]) / 1000000" office:value-type="float" office:value="199.725824" calcext:value-type="float">
            <text:p>199.725824</text:p>
          </table:table-cell>
        </table:table-row>
        <table:table-row table:style-name="ro1">
          <table:table-cell table:formula="of:=[times.A632]" office:value-type="float" office:value="630" calcext:value-type="float">
            <text:p>630</text:p>
          </table:table-cell>
          <table:table-cell table:formula="of:= ([times.C632] - [times.B632]) / 1000000" office:value-type="float" office:value="99.95776" calcext:value-type="float">
            <text:p>99.95776</text:p>
          </table:table-cell>
          <table:table-cell table:formula="of:= ([times.E632] - [times.D632]) / 1000000" office:value-type="float" office:value="176.576512" calcext:value-type="float">
            <text:p>176.576512</text:p>
          </table:table-cell>
          <table:table-cell table:formula="of:= ([times.G632] - [times.F632]) / 1000000" office:value-type="float" office:value="199.406592" calcext:value-type="float">
            <text:p>199.406592</text:p>
          </table:table-cell>
        </table:table-row>
        <table:table-row table:style-name="ro1">
          <table:table-cell table:formula="of:=[times.A633]" office:value-type="float" office:value="631" calcext:value-type="float">
            <text:p>631</text:p>
          </table:table-cell>
          <table:table-cell table:formula="of:= ([times.C633] - [times.B633]) / 1000000" office:value-type="float" office:value="99.758848" calcext:value-type="float">
            <text:p>99.758848</text:p>
          </table:table-cell>
          <table:table-cell table:formula="of:= ([times.E633] - [times.D633]) / 1000000" office:value-type="float" office:value="176.417536" calcext:value-type="float">
            <text:p>176.417536</text:p>
          </table:table-cell>
          <table:table-cell table:formula="of:= ([times.G633] - [times.F633]) / 1000000" office:value-type="float" office:value="199.041024" calcext:value-type="float">
            <text:p>199.041024</text:p>
          </table:table-cell>
        </table:table-row>
        <table:table-row table:style-name="ro1">
          <table:table-cell table:formula="of:=[times.A634]" office:value-type="float" office:value="632" calcext:value-type="float">
            <text:p>632</text:p>
          </table:table-cell>
          <table:table-cell table:formula="of:= ([times.C634] - [times.B634]) / 1000000" office:value-type="float" office:value="99.522304" calcext:value-type="float">
            <text:p>99.522304</text:p>
          </table:table-cell>
          <table:table-cell table:formula="of:= ([times.E634] - [times.D634]) / 1000000" office:value-type="float" office:value="176.252672" calcext:value-type="float">
            <text:p>176.252672</text:p>
          </table:table-cell>
          <table:table-cell table:formula="of:= ([times.G634] - [times.F634]) / 1000000" office:value-type="float" office:value="198.983936" calcext:value-type="float">
            <text:p>198.983936</text:p>
          </table:table-cell>
        </table:table-row>
        <table:table-row table:style-name="ro1">
          <table:table-cell table:formula="of:=[times.A635]" office:value-type="float" office:value="633" calcext:value-type="float">
            <text:p>633</text:p>
          </table:table-cell>
          <table:table-cell table:formula="of:= ([times.C635] - [times.B635]) / 1000000" office:value-type="float" office:value="99.382272" calcext:value-type="float">
            <text:p>99.382272</text:p>
          </table:table-cell>
          <table:table-cell table:formula="of:= ([times.E635] - [times.D635]) / 1000000" office:value-type="float" office:value="175.992064" calcext:value-type="float">
            <text:p>175.992064</text:p>
          </table:table-cell>
          <table:table-cell table:formula="of:= ([times.G635] - [times.F635]) / 1000000" office:value-type="float" office:value="198.681344" calcext:value-type="float">
            <text:p>198.681344</text:p>
          </table:table-cell>
        </table:table-row>
        <table:table-row table:style-name="ro1">
          <table:table-cell table:formula="of:=[times.A636]" office:value-type="float" office:value="634" calcext:value-type="float">
            <text:p>634</text:p>
          </table:table-cell>
          <table:table-cell table:formula="of:= ([times.C636] - [times.B636]) / 1000000" office:value-type="float" office:value="99.196928" calcext:value-type="float">
            <text:p>99.196928</text:p>
          </table:table-cell>
          <table:table-cell table:formula="of:= ([times.E636] - [times.D636]) / 1000000" office:value-type="float" office:value="175.753216" calcext:value-type="float">
            <text:p>175.753216</text:p>
          </table:table-cell>
          <table:table-cell table:formula="of:= ([times.G636] - [times.F636]) / 1000000" office:value-type="float" office:value="198.4192" calcext:value-type="float">
            <text:p>198.4192</text:p>
          </table:table-cell>
        </table:table-row>
        <table:table-row table:style-name="ro1">
          <table:table-cell table:formula="of:=[times.A637]" office:value-type="float" office:value="635" calcext:value-type="float">
            <text:p>635</text:p>
          </table:table-cell>
          <table:table-cell table:formula="of:= ([times.C637] - [times.B637]) / 1000000" office:value-type="float" office:value="99.511552" calcext:value-type="float">
            <text:p>99.511552</text:p>
          </table:table-cell>
          <table:table-cell table:formula="of:= ([times.E637] - [times.D637]) / 1000000" office:value-type="float" office:value="175.590144" calcext:value-type="float">
            <text:p>175.590144</text:p>
          </table:table-cell>
          <table:table-cell table:formula="of:= ([times.G637] - [times.F637]) / 1000000" office:value-type="float" office:value="198.518784" calcext:value-type="float">
            <text:p>198.518784</text:p>
          </table:table-cell>
        </table:table-row>
        <table:table-row table:style-name="ro1">
          <table:table-cell table:formula="of:=[times.A638]" office:value-type="float" office:value="636" calcext:value-type="float">
            <text:p>636</text:p>
          </table:table-cell>
          <table:table-cell table:formula="of:= ([times.C638] - [times.B638]) / 1000000" office:value-type="float" office:value="101.444096" calcext:value-type="float">
            <text:p>101.444096</text:p>
          </table:table-cell>
          <table:table-cell table:formula="of:= ([times.E638] - [times.D638]) / 1000000" office:value-type="float" office:value="175.421184" calcext:value-type="float">
            <text:p>175.421184</text:p>
          </table:table-cell>
          <table:table-cell table:formula="of:= ([times.G638] - [times.F638]) / 1000000" office:value-type="float" office:value="198.228224" calcext:value-type="float">
            <text:p>198.228224</text:p>
          </table:table-cell>
        </table:table-row>
        <table:table-row table:style-name="ro1">
          <table:table-cell table:formula="of:=[times.A639]" office:value-type="float" office:value="637" calcext:value-type="float">
            <text:p>637</text:p>
          </table:table-cell>
          <table:table-cell table:formula="of:= ([times.C639] - [times.B639]) / 1000000" office:value-type="float" office:value="101.839104" calcext:value-type="float">
            <text:p>101.839104</text:p>
          </table:table-cell>
          <table:table-cell table:formula="of:= ([times.E639] - [times.D639]) / 1000000" office:value-type="float" office:value="175.22304" calcext:value-type="float">
            <text:p>175.22304</text:p>
          </table:table-cell>
          <table:table-cell table:formula="of:= ([times.G639] - [times.F639]) / 1000000" office:value-type="float" office:value="197.903104" calcext:value-type="float">
            <text:p>197.903104</text:p>
          </table:table-cell>
        </table:table-row>
        <table:table-row table:style-name="ro1">
          <table:table-cell table:formula="of:=[times.A640]" office:value-type="float" office:value="638" calcext:value-type="float">
            <text:p>638</text:p>
          </table:table-cell>
          <table:table-cell table:formula="of:= ([times.C640] - [times.B640]) / 1000000" office:value-type="float" office:value="102.642944" calcext:value-type="float">
            <text:p>102.642944</text:p>
          </table:table-cell>
          <table:table-cell table:formula="of:= ([times.E640] - [times.D640]) / 1000000" office:value-type="float" office:value="174.97088" calcext:value-type="float">
            <text:p>174.97088</text:p>
          </table:table-cell>
          <table:table-cell table:formula="of:= ([times.G640] - [times.F640]) / 1000000" office:value-type="float" office:value="197.601024" calcext:value-type="float">
            <text:p>197.601024</text:p>
          </table:table-cell>
        </table:table-row>
        <table:table-row table:style-name="ro1">
          <table:table-cell table:formula="of:=[times.A641]" office:value-type="float" office:value="639" calcext:value-type="float">
            <text:p>639</text:p>
          </table:table-cell>
          <table:table-cell table:formula="of:= ([times.C641] - [times.B641]) / 1000000" office:value-type="float" office:value="103.374336" calcext:value-type="float">
            <text:p>103.374336</text:p>
          </table:table-cell>
          <table:table-cell table:formula="of:= ([times.E641] - [times.D641]) / 1000000" office:value-type="float" office:value="174.71104" calcext:value-type="float">
            <text:p>174.71104</text:p>
          </table:table-cell>
          <table:table-cell table:formula="of:= ([times.G641] - [times.F641]) / 1000000" office:value-type="float" office:value="197.291776" calcext:value-type="float">
            <text:p>197.291776</text:p>
          </table:table-cell>
        </table:table-row>
        <table:table-row table:style-name="ro1">
          <table:table-cell table:formula="of:=[times.A642]" office:value-type="float" office:value="640" calcext:value-type="float">
            <text:p>640</text:p>
          </table:table-cell>
          <table:table-cell table:formula="of:= ([times.C642] - [times.B642]) / 1000000" office:value-type="float" office:value="103.754752" calcext:value-type="float">
            <text:p>103.754752</text:p>
          </table:table-cell>
          <table:table-cell table:formula="of:= ([times.E642] - [times.D642]) / 1000000" office:value-type="float" office:value="174.44864" calcext:value-type="float">
            <text:p>174.44864</text:p>
          </table:table-cell>
          <table:table-cell table:formula="of:= ([times.G642] - [times.F642]) / 1000000" office:value-type="float" office:value="196.996352" calcext:value-type="float">
            <text:p>196.996352</text:p>
          </table:table-cell>
        </table:table-row>
        <table:table-row table:style-name="ro1">
          <table:table-cell table:formula="of:=[times.A643]" office:value-type="float" office:value="641" calcext:value-type="float">
            <text:p>641</text:p>
          </table:table-cell>
          <table:table-cell table:formula="of:= ([times.C643] - [times.B643]) / 1000000" office:value-type="float" office:value="104.510208" calcext:value-type="float">
            <text:p>104.510208</text:p>
          </table:table-cell>
          <table:table-cell table:formula="of:= ([times.E643] - [times.D643]) / 1000000" office:value-type="float" office:value="174.18752" calcext:value-type="float">
            <text:p>174.18752</text:p>
          </table:table-cell>
          <table:table-cell table:formula="of:= ([times.G643] - [times.F643]) / 1000000" office:value-type="float" office:value="196.70016" calcext:value-type="float">
            <text:p>196.70016</text:p>
          </table:table-cell>
        </table:table-row>
        <table:table-row table:style-name="ro1">
          <table:table-cell table:formula="of:=[times.A644]" office:value-type="float" office:value="642" calcext:value-type="float">
            <text:p>642</text:p>
          </table:table-cell>
          <table:table-cell table:formula="of:= ([times.C644] - [times.B644]) / 1000000" office:value-type="float" office:value="104.44416" calcext:value-type="float">
            <text:p>104.44416</text:p>
          </table:table-cell>
          <table:table-cell table:formula="of:= ([times.E644] - [times.D644]) / 1000000" office:value-type="float" office:value="174.041856" calcext:value-type="float">
            <text:p>174.041856</text:p>
          </table:table-cell>
          <table:table-cell table:formula="of:= ([times.G644] - [times.F644]) / 1000000" office:value-type="float" office:value="196.498944" calcext:value-type="float">
            <text:p>196.498944</text:p>
          </table:table-cell>
        </table:table-row>
        <table:table-row table:style-name="ro1">
          <table:table-cell table:formula="of:=[times.A645]" office:value-type="float" office:value="643" calcext:value-type="float">
            <text:p>643</text:p>
          </table:table-cell>
          <table:table-cell table:formula="of:= ([times.C645] - [times.B645]) / 1000000" office:value-type="float" office:value="105.33888" calcext:value-type="float">
            <text:p>105.33888</text:p>
          </table:table-cell>
          <table:table-cell table:formula="of:= ([times.E645] - [times.D645]) / 1000000" office:value-type="float" office:value="173.858816" calcext:value-type="float">
            <text:p>173.858816</text:p>
          </table:table-cell>
          <table:table-cell table:formula="of:= ([times.G645] - [times.F645]) / 1000000" office:value-type="float" office:value="196.537344" calcext:value-type="float">
            <text:p>196.537344</text:p>
          </table:table-cell>
        </table:table-row>
        <table:table-row table:style-name="ro1">
          <table:table-cell table:formula="of:=[times.A646]" office:value-type="float" office:value="644" calcext:value-type="float">
            <text:p>644</text:p>
          </table:table-cell>
          <table:table-cell table:formula="of:= ([times.C646] - [times.B646]) / 1000000" office:value-type="float" office:value="105.700864" calcext:value-type="float">
            <text:p>105.700864</text:p>
          </table:table-cell>
          <table:table-cell table:formula="of:= ([times.E646] - [times.D646]) / 1000000" office:value-type="float" office:value="173.72672" calcext:value-type="float">
            <text:p>173.72672</text:p>
          </table:table-cell>
          <table:table-cell table:formula="of:= ([times.G646] - [times.F646]) / 1000000" office:value-type="float" office:value="196.229632" calcext:value-type="float">
            <text:p>196.229632</text:p>
          </table:table-cell>
        </table:table-row>
        <table:table-row table:style-name="ro1">
          <table:table-cell table:formula="of:=[times.A647]" office:value-type="float" office:value="645" calcext:value-type="float">
            <text:p>645</text:p>
          </table:table-cell>
          <table:table-cell table:formula="of:= ([times.C647] - [times.B647]) / 1000000" office:value-type="float" office:value="105.542144" calcext:value-type="float">
            <text:p>105.542144</text:p>
          </table:table-cell>
          <table:table-cell table:formula="of:= ([times.E647] - [times.D647]) / 1000000" office:value-type="float" office:value="173.3568" calcext:value-type="float">
            <text:p>173.3568</text:p>
          </table:table-cell>
          <table:table-cell table:formula="of:= ([times.G647] - [times.F647]) / 1000000" office:value-type="float" office:value="195.937024" calcext:value-type="float">
            <text:p>195.937024</text:p>
          </table:table-cell>
        </table:table-row>
        <table:table-row table:style-name="ro1">
          <table:table-cell table:formula="of:=[times.A648]" office:value-type="float" office:value="646" calcext:value-type="float">
            <text:p>646</text:p>
          </table:table-cell>
          <table:table-cell table:formula="of:= ([times.C648] - [times.B648]) / 1000000" office:value-type="float" office:value="106.091008" calcext:value-type="float">
            <text:p>106.091008</text:p>
          </table:table-cell>
          <table:table-cell table:formula="of:= ([times.E648] - [times.D648]) / 1000000" office:value-type="float" office:value="173.147136" calcext:value-type="float">
            <text:p>173.147136</text:p>
          </table:table-cell>
          <table:table-cell table:formula="of:= ([times.G648] - [times.F648]) / 1000000" office:value-type="float" office:value="195.643648" calcext:value-type="float">
            <text:p>195.643648</text:p>
          </table:table-cell>
        </table:table-row>
        <table:table-row table:style-name="ro1">
          <table:table-cell table:formula="of:=[times.A649]" office:value-type="float" office:value="647" calcext:value-type="float">
            <text:p>647</text:p>
          </table:table-cell>
          <table:table-cell table:formula="of:= ([times.C649] - [times.B649]) / 1000000" office:value-type="float" office:value="106.553088" calcext:value-type="float">
            <text:p>106.553088</text:p>
          </table:table-cell>
          <table:table-cell table:formula="of:= ([times.E649] - [times.D649]) / 1000000" office:value-type="float" office:value="172.982784" calcext:value-type="float">
            <text:p>172.982784</text:p>
          </table:table-cell>
          <table:table-cell table:formula="of:= ([times.G649] - [times.F649]) / 1000000" office:value-type="float" office:value="195.299328" calcext:value-type="float">
            <text:p>195.299328</text:p>
          </table:table-cell>
        </table:table-row>
        <table:table-row table:style-name="ro1">
          <table:table-cell table:formula="of:=[times.A650]" office:value-type="float" office:value="648" calcext:value-type="float">
            <text:p>648</text:p>
          </table:table-cell>
          <table:table-cell table:formula="of:= ([times.C650] - [times.B650]) / 1000000" office:value-type="float" office:value="106.518016" calcext:value-type="float">
            <text:p>106.518016</text:p>
          </table:table-cell>
          <table:table-cell table:formula="of:= ([times.E650] - [times.D650]) / 1000000" office:value-type="float" office:value="172.722176" calcext:value-type="float">
            <text:p>172.722176</text:p>
          </table:table-cell>
          <table:table-cell table:formula="of:= ([times.G650] - [times.F650]) / 1000000" office:value-type="float" office:value="195.12192" calcext:value-type="float">
            <text:p>195.12192</text:p>
          </table:table-cell>
        </table:table-row>
        <table:table-row table:style-name="ro1">
          <table:table-cell table:formula="of:=[times.A651]" office:value-type="float" office:value="649" calcext:value-type="float">
            <text:p>649</text:p>
          </table:table-cell>
          <table:table-cell table:formula="of:= ([times.C651] - [times.B651]) / 1000000" office:value-type="float" office:value="107.751936" calcext:value-type="float">
            <text:p>107.751936</text:p>
          </table:table-cell>
          <table:table-cell table:formula="of:= ([times.E651] - [times.D651]) / 1000000" office:value-type="float" office:value="172.500224" calcext:value-type="float">
            <text:p>172.500224</text:p>
          </table:table-cell>
          <table:table-cell table:formula="of:= ([times.G651] - [times.F651]) / 1000000" office:value-type="float" office:value="195.126784" calcext:value-type="float">
            <text:p>195.126784</text:p>
          </table:table-cell>
        </table:table-row>
        <table:table-row table:style-name="ro1">
          <table:table-cell table:formula="of:=[times.A652]" office:value-type="float" office:value="650" calcext:value-type="float">
            <text:p>650</text:p>
          </table:table-cell>
          <table:table-cell table:formula="of:= ([times.C652] - [times.B652]) / 1000000" office:value-type="float" office:value="107.737856" calcext:value-type="float">
            <text:p>107.737856</text:p>
          </table:table-cell>
          <table:table-cell table:formula="of:= ([times.E652] - [times.D652]) / 1000000" office:value-type="float" office:value="172.304128" calcext:value-type="float">
            <text:p>172.304128</text:p>
          </table:table-cell>
          <table:table-cell table:formula="of:= ([times.G652] - [times.F652]) / 1000000" office:value-type="float" office:value="194.836224" calcext:value-type="float">
            <text:p>194.836224</text:p>
          </table:table-cell>
        </table:table-row>
        <table:table-row table:style-name="ro1">
          <table:table-cell table:formula="of:=[times.A653]" office:value-type="float" office:value="651" calcext:value-type="float">
            <text:p>651</text:p>
          </table:table-cell>
          <table:table-cell table:formula="of:= ([times.C653] - [times.B653]) / 1000000" office:value-type="float" office:value="108.49408" calcext:value-type="float">
            <text:p>108.49408</text:p>
          </table:table-cell>
          <table:table-cell table:formula="of:= ([times.E653] - [times.D653]) / 1000000" office:value-type="float" office:value="172.137984" calcext:value-type="float">
            <text:p>172.137984</text:p>
          </table:table-cell>
          <table:table-cell table:formula="of:= ([times.G653] - [times.F653]) / 1000000" office:value-type="float" office:value="194.503168" calcext:value-type="float">
            <text:p>194.503168</text:p>
          </table:table-cell>
        </table:table-row>
        <table:table-row table:style-name="ro1">
          <table:table-cell table:formula="of:=[times.A654]" office:value-type="float" office:value="652" calcext:value-type="float">
            <text:p>652</text:p>
          </table:table-cell>
          <table:table-cell table:formula="of:= ([times.C654] - [times.B654]) / 1000000" office:value-type="float" office:value="108.866304" calcext:value-type="float">
            <text:p>108.866304</text:p>
          </table:table-cell>
          <table:table-cell table:formula="of:= ([times.E654] - [times.D654]) / 1000000" office:value-type="float" office:value="171.984896" calcext:value-type="float">
            <text:p>171.984896</text:p>
          </table:table-cell>
          <table:table-cell table:formula="of:= ([times.G654] - [times.F654]) / 1000000" office:value-type="float" office:value="194.187776" calcext:value-type="float">
            <text:p>194.187776</text:p>
          </table:table-cell>
        </table:table-row>
        <table:table-row table:style-name="ro1">
          <table:table-cell table:formula="of:=[times.A655]" office:value-type="float" office:value="653" calcext:value-type="float">
            <text:p>653</text:p>
          </table:table-cell>
          <table:table-cell table:formula="of:= ([times.C655] - [times.B655]) / 1000000" office:value-type="float" office:value="109.64992" calcext:value-type="float">
            <text:p>109.64992</text:p>
          </table:table-cell>
          <table:table-cell table:formula="of:= ([times.E655] - [times.D655]) / 1000000" office:value-type="float" office:value="171.617792" calcext:value-type="float">
            <text:p>171.617792</text:p>
          </table:table-cell>
          <table:table-cell table:formula="of:= ([times.G655] - [times.F655]) / 1000000" office:value-type="float" office:value="194.067968" calcext:value-type="float">
            <text:p>194.067968</text:p>
          </table:table-cell>
        </table:table-row>
        <table:table-row table:style-name="ro1">
          <table:table-cell table:formula="of:=[times.A656]" office:value-type="float" office:value="654" calcext:value-type="float">
            <text:p>654</text:p>
          </table:table-cell>
          <table:table-cell table:formula="of:= ([times.C656] - [times.B656]) / 1000000" office:value-type="float" office:value="110.742016" calcext:value-type="float">
            <text:p>110.742016</text:p>
          </table:table-cell>
          <table:table-cell table:formula="of:= ([times.E656] - [times.D656]) / 1000000" office:value-type="float" office:value="171.303936" calcext:value-type="float">
            <text:p>171.303936</text:p>
          </table:table-cell>
          <table:table-cell table:formula="of:= ([times.G656] - [times.F656]) / 1000000" office:value-type="float" office:value="193.774336" calcext:value-type="float">
            <text:p>193.774336</text:p>
          </table:table-cell>
        </table:table-row>
        <table:table-row table:style-name="ro1">
          <table:table-cell table:formula="of:=[times.A657]" office:value-type="float" office:value="655" calcext:value-type="float">
            <text:p>655</text:p>
          </table:table-cell>
          <table:table-cell table:formula="of:= ([times.C657] - [times.B657]) / 1000000" office:value-type="float" office:value="112.282112" calcext:value-type="float">
            <text:p>112.282112</text:p>
          </table:table-cell>
          <table:table-cell table:formula="of:= ([times.E657] - [times.D657]) / 1000000" office:value-type="float" office:value="171.032064" calcext:value-type="float">
            <text:p>171.032064</text:p>
          </table:table-cell>
          <table:table-cell table:formula="of:= ([times.G657] - [times.F657]) / 1000000" office:value-type="float" office:value="193.831936" calcext:value-type="float">
            <text:p>193.831936</text:p>
          </table:table-cell>
        </table:table-row>
        <table:table-row table:style-name="ro1">
          <table:table-cell table:formula="of:=[times.A658]" office:value-type="float" office:value="656" calcext:value-type="float">
            <text:p>656</text:p>
          </table:table-cell>
          <table:table-cell table:formula="of:= ([times.C658] - [times.B658]) / 1000000" office:value-type="float" office:value="113.277696" calcext:value-type="float">
            <text:p>113.277696</text:p>
          </table:table-cell>
          <table:table-cell table:formula="of:= ([times.E658] - [times.D658]) / 1000000" office:value-type="float" office:value="170.81088" calcext:value-type="float">
            <text:p>170.81088</text:p>
          </table:table-cell>
          <table:table-cell table:formula="of:= ([times.G658] - [times.F658]) / 1000000" office:value-type="float" office:value="193.538816" calcext:value-type="float">
            <text:p>193.538816</text:p>
          </table:table-cell>
        </table:table-row>
        <table:table-row table:style-name="ro1">
          <table:table-cell table:formula="of:=[times.A659]" office:value-type="float" office:value="657" calcext:value-type="float">
            <text:p>657</text:p>
          </table:table-cell>
          <table:table-cell table:formula="of:= ([times.C659] - [times.B659]) / 1000000" office:value-type="float" office:value="114.827776" calcext:value-type="float">
            <text:p>114.827776</text:p>
          </table:table-cell>
          <table:table-cell table:formula="of:= ([times.E659] - [times.D659]) / 1000000" office:value-type="float" office:value="170.6112" calcext:value-type="float">
            <text:p>170.6112</text:p>
          </table:table-cell>
          <table:table-cell table:formula="of:= ([times.G659] - [times.F659]) / 1000000" office:value-type="float" office:value="193.22112" calcext:value-type="float">
            <text:p>193.22112</text:p>
          </table:table-cell>
        </table:table-row>
        <table:table-row table:style-name="ro1">
          <table:table-cell table:formula="of:=[times.A660]" office:value-type="float" office:value="658" calcext:value-type="float">
            <text:p>658</text:p>
          </table:table-cell>
          <table:table-cell table:formula="of:= ([times.C660] - [times.B660]) / 1000000" office:value-type="float" office:value="114.820096" calcext:value-type="float">
            <text:p>114.820096</text:p>
          </table:table-cell>
          <table:table-cell table:formula="of:= ([times.E660] - [times.D660]) / 1000000" office:value-type="float" office:value="170.322688" calcext:value-type="float">
            <text:p>170.322688</text:p>
          </table:table-cell>
          <table:table-cell table:formula="of:= ([times.G660] - [times.F660]) / 1000000" office:value-type="float" office:value="193.12128" calcext:value-type="float">
            <text:p>193.12128</text:p>
          </table:table-cell>
        </table:table-row>
        <table:table-row table:style-name="ro1">
          <table:table-cell table:formula="of:=[times.A661]" office:value-type="float" office:value="659" calcext:value-type="float">
            <text:p>659</text:p>
          </table:table-cell>
          <table:table-cell table:formula="of:= ([times.C661] - [times.B661]) / 1000000" office:value-type="float" office:value="115.9296" calcext:value-type="float">
            <text:p>115.9296</text:p>
          </table:table-cell>
          <table:table-cell table:formula="of:= ([times.E661] - [times.D661]) / 1000000" office:value-type="float" office:value="170.06976" calcext:value-type="float">
            <text:p>170.06976</text:p>
          </table:table-cell>
          <table:table-cell table:formula="of:= ([times.G661] - [times.F661]) / 1000000" office:value-type="float" office:value="192.834048" calcext:value-type="float">
            <text:p>192.834048</text:p>
          </table:table-cell>
        </table:table-row>
        <table:table-row table:style-name="ro1">
          <table:table-cell table:formula="of:=[times.A662]" office:value-type="float" office:value="660" calcext:value-type="float">
            <text:p>660</text:p>
          </table:table-cell>
          <table:table-cell table:formula="of:= ([times.C662] - [times.B662]) / 1000000" office:value-type="float" office:value="116.996096" calcext:value-type="float">
            <text:p>116.996096</text:p>
          </table:table-cell>
          <table:table-cell table:formula="of:= ([times.E662] - [times.D662]) / 1000000" office:value-type="float" office:value="169.876736" calcext:value-type="float">
            <text:p>169.876736</text:p>
          </table:table-cell>
          <table:table-cell table:formula="of:= ([times.G662] - [times.F662]) / 1000000" office:value-type="float" office:value="192.742656" calcext:value-type="float">
            <text:p>192.742656</text:p>
          </table:table-cell>
        </table:table-row>
        <table:table-row table:style-name="ro1">
          <table:table-cell table:formula="of:=[times.A663]" office:value-type="float" office:value="661" calcext:value-type="float">
            <text:p>661</text:p>
          </table:table-cell>
          <table:table-cell table:formula="of:= ([times.C663] - [times.B663]) / 1000000" office:value-type="float" office:value="117.362944" calcext:value-type="float">
            <text:p>117.362944</text:p>
          </table:table-cell>
          <table:table-cell table:formula="of:= ([times.E663] - [times.D663]) / 1000000" office:value-type="float" office:value="169.60512" calcext:value-type="float">
            <text:p>169.60512</text:p>
          </table:table-cell>
          <table:table-cell table:formula="of:= ([times.G663] - [times.F663]) / 1000000" office:value-type="float" office:value="192.451584" calcext:value-type="float">
            <text:p>192.451584</text:p>
          </table:table-cell>
        </table:table-row>
        <table:table-row table:style-name="ro1">
          <table:table-cell table:formula="of:=[times.A664]" office:value-type="float" office:value="662" calcext:value-type="float">
            <text:p>662</text:p>
          </table:table-cell>
          <table:table-cell table:formula="of:= ([times.C664] - [times.B664]) / 1000000" office:value-type="float" office:value="117.375488" calcext:value-type="float">
            <text:p>117.375488</text:p>
          </table:table-cell>
          <table:table-cell table:formula="of:= ([times.E664] - [times.D664]) / 1000000" office:value-type="float" office:value="169.344" calcext:value-type="float">
            <text:p>169.344</text:p>
          </table:table-cell>
          <table:table-cell table:formula="of:= ([times.G664] - [times.F664]) / 1000000" office:value-type="float" office:value="192.1408" calcext:value-type="float">
            <text:p>192.1408</text:p>
          </table:table-cell>
        </table:table-row>
        <table:table-row table:style-name="ro1">
          <table:table-cell table:formula="of:=[times.A665]" office:value-type="float" office:value="663" calcext:value-type="float">
            <text:p>663</text:p>
          </table:table-cell>
          <table:table-cell table:formula="of:= ([times.C665] - [times.B665]) / 1000000" office:value-type="float" office:value="118.12608" calcext:value-type="float">
            <text:p>118.12608</text:p>
          </table:table-cell>
          <table:table-cell table:formula="of:= ([times.E665] - [times.D665]) / 1000000" office:value-type="float" office:value="169.199872" calcext:value-type="float">
            <text:p>169.199872</text:p>
          </table:table-cell>
          <table:table-cell table:formula="of:= ([times.G665] - [times.F665]) / 1000000" office:value-type="float" office:value="192.050176" calcext:value-type="float">
            <text:p>192.050176</text:p>
          </table:table-cell>
        </table:table-row>
        <table:table-row table:style-name="ro1">
          <table:table-cell table:formula="of:=[times.A666]" office:value-type="float" office:value="664" calcext:value-type="float">
            <text:p>664</text:p>
          </table:table-cell>
          <table:table-cell table:formula="of:= ([times.C666] - [times.B666]) / 1000000" office:value-type="float" office:value="118.128128" calcext:value-type="float">
            <text:p>118.128128</text:p>
          </table:table-cell>
          <table:table-cell table:formula="of:= ([times.E666] - [times.D666]) / 1000000" office:value-type="float" office:value="169.014784" calcext:value-type="float">
            <text:p>169.014784</text:p>
          </table:table-cell>
          <table:table-cell table:formula="of:= ([times.G666] - [times.F666]) / 1000000" office:value-type="float" office:value="191.758592" calcext:value-type="float">
            <text:p>191.758592</text:p>
          </table:table-cell>
        </table:table-row>
        <table:table-row table:style-name="ro1">
          <table:table-cell table:formula="of:=[times.A667]" office:value-type="float" office:value="665" calcext:value-type="float">
            <text:p>665</text:p>
          </table:table-cell>
          <table:table-cell table:formula="of:= ([times.C667] - [times.B667]) / 1000000" office:value-type="float" office:value="119.288832" calcext:value-type="float">
            <text:p>119.288832</text:p>
          </table:table-cell>
          <table:table-cell table:formula="of:= ([times.E667] - [times.D667]) / 1000000" office:value-type="float" office:value="168.87808" calcext:value-type="float">
            <text:p>168.87808</text:p>
          </table:table-cell>
          <table:table-cell table:formula="of:= ([times.G667] - [times.F667]) / 1000000" office:value-type="float" office:value="191.58784" calcext:value-type="float">
            <text:p>191.58784</text:p>
          </table:table-cell>
        </table:table-row>
        <table:table-row table:style-name="ro1">
          <table:table-cell table:formula="of:=[times.A668]" office:value-type="float" office:value="666" calcext:value-type="float">
            <text:p>666</text:p>
          </table:table-cell>
          <table:table-cell table:formula="of:= ([times.C668] - [times.B668]) / 1000000" office:value-type="float" office:value="119.675904" calcext:value-type="float">
            <text:p>119.675904</text:p>
          </table:table-cell>
          <table:table-cell table:formula="of:= ([times.E668] - [times.D668]) / 1000000" office:value-type="float" office:value="168.694272" calcext:value-type="float">
            <text:p>168.694272</text:p>
          </table:table-cell>
          <table:table-cell table:formula="of:= ([times.G668] - [times.F668]) / 1000000" office:value-type="float" office:value="191.599616" calcext:value-type="float">
            <text:p>191.599616</text:p>
          </table:table-cell>
        </table:table-row>
        <table:table-row table:style-name="ro1">
          <table:table-cell table:formula="of:=[times.A669]" office:value-type="float" office:value="667" calcext:value-type="float">
            <text:p>667</text:p>
          </table:table-cell>
          <table:table-cell table:formula="of:= ([times.C669] - [times.B669]) / 1000000" office:value-type="float" office:value="120.8" calcext:value-type="float">
            <text:p>120.8</text:p>
          </table:table-cell>
          <table:table-cell table:formula="of:= ([times.E669] - [times.D669]) / 1000000" office:value-type="float" office:value="168.502272" calcext:value-type="float">
            <text:p>168.502272</text:p>
          </table:table-cell>
          <table:table-cell table:formula="of:= ([times.G669] - [times.F669]) / 1000000" office:value-type="float" office:value="191.34976" calcext:value-type="float">
            <text:p>191.34976</text:p>
          </table:table-cell>
        </table:table-row>
        <table:table-row table:style-name="ro1">
          <table:table-cell table:formula="of:=[times.A670]" office:value-type="float" office:value="668" calcext:value-type="float">
            <text:p>668</text:p>
          </table:table-cell>
          <table:table-cell table:formula="of:= ([times.C670] - [times.B670]) / 1000000" office:value-type="float" office:value="121.880064" calcext:value-type="float">
            <text:p>121.880064</text:p>
          </table:table-cell>
          <table:table-cell table:formula="of:= ([times.E670] - [times.D670]) / 1000000" office:value-type="float" office:value="168.281856" calcext:value-type="float">
            <text:p>168.281856</text:p>
          </table:table-cell>
          <table:table-cell table:formula="of:= ([times.G670] - [times.F670]) / 1000000" office:value-type="float" office:value="191.28192" calcext:value-type="float">
            <text:p>191.28192</text:p>
          </table:table-cell>
        </table:table-row>
        <table:table-row table:style-name="ro1">
          <table:table-cell table:formula="of:=[times.A671]" office:value-type="float" office:value="669" calcext:value-type="float">
            <text:p>669</text:p>
          </table:table-cell>
          <table:table-cell table:formula="of:= ([times.C671] - [times.B671]) / 1000000" office:value-type="float" office:value="122.252032" calcext:value-type="float">
            <text:p>122.252032</text:p>
          </table:table-cell>
          <table:table-cell table:formula="of:= ([times.E671] - [times.D671]) / 1000000" office:value-type="float" office:value="168.035072" calcext:value-type="float">
            <text:p>168.035072</text:p>
          </table:table-cell>
          <table:table-cell table:formula="of:= ([times.G671] - [times.F671]) / 1000000" office:value-type="float" office:value="190.992128" calcext:value-type="float">
            <text:p>190.992128</text:p>
          </table:table-cell>
        </table:table-row>
        <table:table-row table:style-name="ro1">
          <table:table-cell table:formula="of:=[times.A672]" office:value-type="float" office:value="670" calcext:value-type="float">
            <text:p>670</text:p>
          </table:table-cell>
          <table:table-cell table:formula="of:= ([times.C672] - [times.B672]) / 1000000" office:value-type="float" office:value="124.024064" calcext:value-type="float">
            <text:p>124.024064</text:p>
          </table:table-cell>
          <table:table-cell table:formula="of:= ([times.E672] - [times.D672]) / 1000000" office:value-type="float" office:value="167.893504" calcext:value-type="float">
            <text:p>167.893504</text:p>
          </table:table-cell>
          <table:table-cell table:formula="of:= ([times.G672] - [times.F672]) / 1000000" office:value-type="float" office:value="190.785024" calcext:value-type="float">
            <text:p>190.785024</text:p>
          </table:table-cell>
        </table:table-row>
        <table:table-row table:style-name="ro1">
          <table:table-cell table:formula="of:=[times.A673]" office:value-type="float" office:value="671" calcext:value-type="float">
            <text:p>671</text:p>
          </table:table-cell>
          <table:table-cell table:formula="of:= ([times.C673] - [times.B673]) / 1000000" office:value-type="float" office:value="123.95904" calcext:value-type="float">
            <text:p>123.95904</text:p>
          </table:table-cell>
          <table:table-cell table:formula="of:= ([times.E673] - [times.D673]) / 1000000" office:value-type="float" office:value="167.742208" calcext:value-type="float">
            <text:p>167.742208</text:p>
          </table:table-cell>
          <table:table-cell table:formula="of:= ([times.G673] - [times.F673]) / 1000000" office:value-type="float" office:value="190.678528" calcext:value-type="float">
            <text:p>190.678528</text:p>
          </table:table-cell>
        </table:table-row>
        <table:table-row table:style-name="ro1">
          <table:table-cell table:formula="of:=[times.A674]" office:value-type="float" office:value="672" calcext:value-type="float">
            <text:p>672</text:p>
          </table:table-cell>
          <table:table-cell table:formula="of:= ([times.C674] - [times.B674]) / 1000000" office:value-type="float" office:value="124.443136" calcext:value-type="float">
            <text:p>124.443136</text:p>
          </table:table-cell>
          <table:table-cell table:formula="of:= ([times.E674] - [times.D674]) / 1000000" office:value-type="float" office:value="167.460096" calcext:value-type="float">
            <text:p>167.460096</text:p>
          </table:table-cell>
          <table:table-cell table:formula="of:= ([times.G674] - [times.F674]) / 1000000" office:value-type="float" office:value="190.373888" calcext:value-type="float">
            <text:p>190.373888</text:p>
          </table:table-cell>
        </table:table-row>
        <table:table-row table:style-name="ro1">
          <table:table-cell table:formula="of:=[times.A675]" office:value-type="float" office:value="673" calcext:value-type="float">
            <text:p>673</text:p>
          </table:table-cell>
          <table:table-cell table:formula="of:= ([times.C675] - [times.B675]) / 1000000" office:value-type="float" office:value="125.60128" calcext:value-type="float">
            <text:p>125.60128</text:p>
          </table:table-cell>
          <table:table-cell table:formula="of:= ([times.E675] - [times.D675]) / 1000000" office:value-type="float" office:value="167.256576" calcext:value-type="float">
            <text:p>167.256576</text:p>
          </table:table-cell>
          <table:table-cell table:formula="of:= ([times.G675] - [times.F675]) / 1000000" office:value-type="float" office:value="190.415104" calcext:value-type="float">
            <text:p>190.415104</text:p>
          </table:table-cell>
        </table:table-row>
        <table:table-row table:style-name="ro1">
          <table:table-cell table:formula="of:=[times.A676]" office:value-type="float" office:value="674" calcext:value-type="float">
            <text:p>674</text:p>
          </table:table-cell>
          <table:table-cell table:formula="of:= ([times.C676] - [times.B676]) / 1000000" office:value-type="float" office:value="125.803008" calcext:value-type="float">
            <text:p>125.803008</text:p>
          </table:table-cell>
          <table:table-cell table:formula="of:= ([times.E676] - [times.D676]) / 1000000" office:value-type="float" office:value="167.084288" calcext:value-type="float">
            <text:p>167.084288</text:p>
          </table:table-cell>
          <table:table-cell table:formula="of:= ([times.G676] - [times.F676]) / 1000000" office:value-type="float" office:value="190.294016" calcext:value-type="float">
            <text:p>190.294016</text:p>
          </table:table-cell>
        </table:table-row>
        <table:table-row table:style-name="ro1">
          <table:table-cell table:formula="of:=[times.A677]" office:value-type="float" office:value="675" calcext:value-type="float">
            <text:p>675</text:p>
          </table:table-cell>
          <table:table-cell table:formula="of:= ([times.C677] - [times.B677]) / 1000000" office:value-type="float" office:value="125.62176" calcext:value-type="float">
            <text:p>125.62176</text:p>
          </table:table-cell>
          <table:table-cell table:formula="of:= ([times.E677] - [times.D677]) / 1000000" office:value-type="float" office:value="166.92224" calcext:value-type="float">
            <text:p>166.92224</text:p>
          </table:table-cell>
          <table:table-cell table:formula="of:= ([times.G677] - [times.F677]) / 1000000" office:value-type="float" office:value="189.491712" calcext:value-type="float">
            <text:p>189.491712</text:p>
          </table:table-cell>
        </table:table-row>
        <table:table-row table:style-name="ro1">
          <table:table-cell table:formula="of:=[times.A678]" office:value-type="float" office:value="676" calcext:value-type="float">
            <text:p>676</text:p>
          </table:table-cell>
          <table:table-cell table:formula="of:= ([times.C678] - [times.B678]) / 1000000" office:value-type="float" office:value="125.410816" calcext:value-type="float">
            <text:p>125.410816</text:p>
          </table:table-cell>
          <table:table-cell table:formula="of:= ([times.E678] - [times.D678]) / 1000000" office:value-type="float" office:value="166.782464" calcext:value-type="float">
            <text:p>166.782464</text:p>
          </table:table-cell>
          <table:table-cell table:formula="of:= ([times.G678] - [times.F678]) / 1000000" office:value-type="float" office:value="189.175808" calcext:value-type="float">
            <text:p>189.175808</text:p>
          </table:table-cell>
        </table:table-row>
        <table:table-row table:style-name="ro1">
          <table:table-cell table:formula="of:=[times.A679]" office:value-type="float" office:value="677" calcext:value-type="float">
            <text:p>677</text:p>
          </table:table-cell>
          <table:table-cell table:formula="of:= ([times.C679] - [times.B679]) / 1000000" office:value-type="float" office:value="125.241856" calcext:value-type="float">
            <text:p>125.241856</text:p>
          </table:table-cell>
          <table:table-cell table:formula="of:= ([times.E679] - [times.D679]) / 1000000" office:value-type="float" office:value="166.496" calcext:value-type="float">
            <text:p>166.496</text:p>
          </table:table-cell>
          <table:table-cell table:formula="of:= ([times.G679] - [times.F679]) / 1000000" office:value-type="float" office:value="189.132032" calcext:value-type="float">
            <text:p>189.132032</text:p>
          </table:table-cell>
        </table:table-row>
        <table:table-row table:style-name="ro1">
          <table:table-cell table:formula="of:=[times.A680]" office:value-type="float" office:value="678" calcext:value-type="float">
            <text:p>678</text:p>
          </table:table-cell>
          <table:table-cell table:formula="of:= ([times.C680] - [times.B680]) / 1000000" office:value-type="float" office:value="125.024" calcext:value-type="float">
            <text:p>125.024</text:p>
          </table:table-cell>
          <table:table-cell table:formula="of:= ([times.E680] - [times.D680]) / 1000000" office:value-type="float" office:value="166.260736" calcext:value-type="float">
            <text:p>166.260736</text:p>
          </table:table-cell>
          <table:table-cell table:formula="of:= ([times.G680] - [times.F680]) / 1000000" office:value-type="float" office:value="188.955136" calcext:value-type="float">
            <text:p>188.955136</text:p>
          </table:table-cell>
        </table:table-row>
        <table:table-row table:style-name="ro1">
          <table:table-cell table:formula="of:=[times.A681]" office:value-type="float" office:value="679" calcext:value-type="float">
            <text:p>679</text:p>
          </table:table-cell>
          <table:table-cell table:formula="of:= ([times.C681] - [times.B681]) / 1000000" office:value-type="float" office:value="124.848128" calcext:value-type="float">
            <text:p>124.848128</text:p>
          </table:table-cell>
          <table:table-cell table:formula="of:= ([times.E681] - [times.D681]) / 1000000" office:value-type="float" office:value="166.124032" calcext:value-type="float">
            <text:p>166.124032</text:p>
          </table:table-cell>
          <table:table-cell table:formula="of:= ([times.G681] - [times.F681]) / 1000000" office:value-type="float" office:value="188.85632" calcext:value-type="float">
            <text:p>188.85632</text:p>
          </table:table-cell>
        </table:table-row>
        <table:table-row table:style-name="ro1">
          <table:table-cell table:formula="of:=[times.A682]" office:value-type="float" office:value="680" calcext:value-type="float">
            <text:p>680</text:p>
          </table:table-cell>
          <table:table-cell table:formula="of:= ([times.C682] - [times.B682]) / 1000000" office:value-type="float" office:value="124.670208" calcext:value-type="float">
            <text:p>124.670208</text:p>
          </table:table-cell>
          <table:table-cell table:formula="of:= ([times.E682] - [times.D682]) / 1000000" office:value-type="float" office:value="165.826304" calcext:value-type="float">
            <text:p>165.826304</text:p>
          </table:table-cell>
          <table:table-cell table:formula="of:= ([times.G682] - [times.F682]) / 1000000" office:value-type="float" office:value="188.438016" calcext:value-type="float">
            <text:p>188.438016</text:p>
          </table:table-cell>
        </table:table-row>
        <table:table-row table:style-name="ro1">
          <table:table-cell table:formula="of:=[times.A683]" office:value-type="float" office:value="681" calcext:value-type="float">
            <text:p>681</text:p>
          </table:table-cell>
          <table:table-cell table:formula="of:= ([times.C683] - [times.B683]) / 1000000" office:value-type="float" office:value="124.464896" calcext:value-type="float">
            <text:p>124.464896</text:p>
          </table:table-cell>
          <table:table-cell table:formula="of:= ([times.E683] - [times.D683]) / 1000000" office:value-type="float" office:value="165.6128" calcext:value-type="float">
            <text:p>165.6128</text:p>
          </table:table-cell>
          <table:table-cell table:formula="of:= ([times.G683] - [times.F683]) / 1000000" office:value-type="float" office:value="188.256" calcext:value-type="float">
            <text:p>188.256</text:p>
          </table:table-cell>
        </table:table-row>
        <table:table-row table:style-name="ro1">
          <table:table-cell table:formula="of:=[times.A684]" office:value-type="float" office:value="682" calcext:value-type="float">
            <text:p>682</text:p>
          </table:table-cell>
          <table:table-cell table:formula="of:= ([times.C684] - [times.B684]) / 1000000" office:value-type="float" office:value="124.303872" calcext:value-type="float">
            <text:p>124.303872</text:p>
          </table:table-cell>
          <table:table-cell table:formula="of:= ([times.E684] - [times.D684]) / 1000000" office:value-type="float" office:value="165.419008" calcext:value-type="float">
            <text:p>165.419008</text:p>
          </table:table-cell>
          <table:table-cell table:formula="of:= ([times.G684] - [times.F684]) / 1000000" office:value-type="float" office:value="188.123392" calcext:value-type="float">
            <text:p>188.123392</text:p>
          </table:table-cell>
        </table:table-row>
        <table:table-row table:style-name="ro1">
          <table:table-cell table:formula="of:=[times.A685]" office:value-type="float" office:value="683" calcext:value-type="float">
            <text:p>683</text:p>
          </table:table-cell>
          <table:table-cell table:formula="of:= ([times.C685] - [times.B685]) / 1000000" office:value-type="float" office:value="124.0704" calcext:value-type="float">
            <text:p>124.0704</text:p>
          </table:table-cell>
          <table:table-cell table:formula="of:= ([times.E685] - [times.D685]) / 1000000" office:value-type="float" office:value="165.276672" calcext:value-type="float">
            <text:p>165.276672</text:p>
          </table:table-cell>
          <table:table-cell table:formula="of:= ([times.G685] - [times.F685]) / 1000000" office:value-type="float" office:value="187.984128" calcext:value-type="float">
            <text:p>187.984128</text:p>
          </table:table-cell>
        </table:table-row>
        <table:table-row table:style-name="ro1">
          <table:table-cell table:formula="of:=[times.A686]" office:value-type="float" office:value="684" calcext:value-type="float">
            <text:p>684</text:p>
          </table:table-cell>
          <table:table-cell table:formula="of:= ([times.C686] - [times.B686]) / 1000000" office:value-type="float" office:value="124.795136" calcext:value-type="float">
            <text:p>124.795136</text:p>
          </table:table-cell>
          <table:table-cell table:formula="of:= ([times.E686] - [times.D686]) / 1000000" office:value-type="float" office:value="164.989696" calcext:value-type="float">
            <text:p>164.989696</text:p>
          </table:table-cell>
          <table:table-cell table:formula="of:= ([times.G686] - [times.F686]) / 1000000" office:value-type="float" office:value="188.083456" calcext:value-type="float">
            <text:p>188.083456</text:p>
          </table:table-cell>
        </table:table-row>
        <table:table-row table:style-name="ro1">
          <table:table-cell table:formula="of:=[times.A687]" office:value-type="float" office:value="685" calcext:value-type="float">
            <text:p>685</text:p>
          </table:table-cell>
          <table:table-cell table:formula="of:= ([times.C687] - [times.B687]) / 1000000" office:value-type="float" office:value="124.610048" calcext:value-type="float">
            <text:p>124.610048</text:p>
          </table:table-cell>
          <table:table-cell table:formula="of:= ([times.E687] - [times.D687]) / 1000000" office:value-type="float" office:value="164.640512" calcext:value-type="float">
            <text:p>164.640512</text:p>
          </table:table-cell>
          <table:table-cell table:formula="of:= ([times.G687] - [times.F687]) / 1000000" office:value-type="float" office:value="187.985152" calcext:value-type="float">
            <text:p>187.985152</text:p>
          </table:table-cell>
        </table:table-row>
        <table:table-row table:style-name="ro1">
          <table:table-cell table:formula="of:=[times.A688]" office:value-type="float" office:value="686" calcext:value-type="float">
            <text:p>686</text:p>
          </table:table-cell>
          <table:table-cell table:formula="of:= ([times.C688] - [times.B688]) / 1000000" office:value-type="float" office:value="124.39936" calcext:value-type="float">
            <text:p>124.39936</text:p>
          </table:table-cell>
          <table:table-cell table:formula="of:= ([times.E688] - [times.D688]) / 1000000" office:value-type="float" office:value="164.384" calcext:value-type="float">
            <text:p>164.384</text:p>
          </table:table-cell>
          <table:table-cell table:formula="of:= ([times.G688] - [times.F688]) / 1000000" office:value-type="float" office:value="188.070144" calcext:value-type="float">
            <text:p>188.070144</text:p>
          </table:table-cell>
        </table:table-row>
        <table:table-row table:style-name="ro1">
          <table:table-cell table:formula="of:=[times.A689]" office:value-type="float" office:value="687" calcext:value-type="float">
            <text:p>687</text:p>
          </table:table-cell>
          <table:table-cell table:formula="of:= ([times.C689] - [times.B689]) / 1000000" office:value-type="float" office:value="124.212992" calcext:value-type="float">
            <text:p>124.212992</text:p>
          </table:table-cell>
          <table:table-cell table:formula="of:= ([times.E689] - [times.D689]) / 1000000" office:value-type="float" office:value="164.2112" calcext:value-type="float">
            <text:p>164.2112</text:p>
          </table:table-cell>
          <table:table-cell table:formula="of:= ([times.G689] - [times.F689]) / 1000000" office:value-type="float" office:value="188.171008" calcext:value-type="float">
            <text:p>188.171008</text:p>
          </table:table-cell>
        </table:table-row>
        <table:table-row table:style-name="ro1">
          <table:table-cell table:formula="of:=[times.A690]" office:value-type="float" office:value="688" calcext:value-type="float">
            <text:p>688</text:p>
          </table:table-cell>
          <table:table-cell table:formula="of:= ([times.C690] - [times.B690]) / 1000000" office:value-type="float" office:value="124.05504" calcext:value-type="float">
            <text:p>124.05504</text:p>
          </table:table-cell>
          <table:table-cell table:formula="of:= ([times.E690] - [times.D690]) / 1000000" office:value-type="float" office:value="163.940608" calcext:value-type="float">
            <text:p>163.940608</text:p>
          </table:table-cell>
          <table:table-cell table:formula="of:= ([times.G690] - [times.F690]) / 1000000" office:value-type="float" office:value="187.864064" calcext:value-type="float">
            <text:p>187.864064</text:p>
          </table:table-cell>
        </table:table-row>
        <table:table-row table:style-name="ro1">
          <table:table-cell table:formula="of:=[times.A691]" office:value-type="float" office:value="689" calcext:value-type="float">
            <text:p>689</text:p>
          </table:table-cell>
          <table:table-cell table:formula="of:= ([times.C691] - [times.B691]) / 1000000" office:value-type="float" office:value="123.858688" calcext:value-type="float">
            <text:p>123.858688</text:p>
          </table:table-cell>
          <table:table-cell table:formula="of:= ([times.E691] - [times.D691]) / 1000000" office:value-type="float" office:value="163.704064" calcext:value-type="float">
            <text:p>163.704064</text:p>
          </table:table-cell>
          <table:table-cell table:formula="of:= ([times.G691] - [times.F691]) / 1000000" office:value-type="float" office:value="187.56608" calcext:value-type="float">
            <text:p>187.56608</text:p>
          </table:table-cell>
        </table:table-row>
        <table:table-row table:style-name="ro1">
          <table:table-cell table:formula="of:=[times.A692]" office:value-type="float" office:value="690" calcext:value-type="float">
            <text:p>690</text:p>
          </table:table-cell>
          <table:table-cell table:formula="of:= ([times.C692] - [times.B692]) / 1000000" office:value-type="float" office:value="123.723008" calcext:value-type="float">
            <text:p>123.723008</text:p>
          </table:table-cell>
          <table:table-cell table:formula="of:= ([times.E692] - [times.D692]) / 1000000" office:value-type="float" office:value="163.536384" calcext:value-type="float">
            <text:p>163.536384</text:p>
          </table:table-cell>
          <table:table-cell table:formula="of:= ([times.G692] - [times.F692]) / 1000000" office:value-type="float" office:value="187.271168" calcext:value-type="float">
            <text:p>187.271168</text:p>
          </table:table-cell>
        </table:table-row>
        <table:table-row table:style-name="ro1">
          <table:table-cell table:formula="of:=[times.A693]" office:value-type="float" office:value="691" calcext:value-type="float">
            <text:p>691</text:p>
          </table:table-cell>
          <table:table-cell table:formula="of:= ([times.C693] - [times.B693]) / 1000000" office:value-type="float" office:value="123.527936" calcext:value-type="float">
            <text:p>123.527936</text:p>
          </table:table-cell>
          <table:table-cell table:formula="of:= ([times.E693] - [times.D693]) / 1000000" office:value-type="float" office:value="163.271424" calcext:value-type="float">
            <text:p>163.271424</text:p>
          </table:table-cell>
          <table:table-cell table:formula="of:= ([times.G693] - [times.F693]) / 1000000" office:value-type="float" office:value="186.90304" calcext:value-type="float">
            <text:p>186.90304</text:p>
          </table:table-cell>
        </table:table-row>
        <table:table-row table:style-name="ro1">
          <table:table-cell table:formula="of:=[times.A694]" office:value-type="float" office:value="692" calcext:value-type="float">
            <text:p>692</text:p>
          </table:table-cell>
          <table:table-cell table:formula="of:= ([times.C694] - [times.B694]) / 1000000" office:value-type="float" office:value="123.290112" calcext:value-type="float">
            <text:p>123.290112</text:p>
          </table:table-cell>
          <table:table-cell table:formula="of:= ([times.E694] - [times.D694]) / 1000000" office:value-type="float" office:value="162.871296" calcext:value-type="float">
            <text:p>162.871296</text:p>
          </table:table-cell>
          <table:table-cell table:formula="of:= ([times.G694] - [times.F694]) / 1000000" office:value-type="float" office:value="186.948864" calcext:value-type="float">
            <text:p>186.948864</text:p>
          </table:table-cell>
        </table:table-row>
        <table:table-row table:style-name="ro1">
          <table:table-cell table:formula="of:=[times.A695]" office:value-type="float" office:value="693" calcext:value-type="float">
            <text:p>693</text:p>
          </table:table-cell>
          <table:table-cell table:formula="of:= ([times.C695] - [times.B695]) / 1000000" office:value-type="float" office:value="123.12192" calcext:value-type="float">
            <text:p>123.12192</text:p>
          </table:table-cell>
          <table:table-cell table:formula="of:= ([times.E695] - [times.D695]) / 1000000" office:value-type="float" office:value="162.414592" calcext:value-type="float">
            <text:p>162.414592</text:p>
          </table:table-cell>
          <table:table-cell table:formula="of:= ([times.G695] - [times.F695]) / 1000000" office:value-type="float" office:value="186.64064" calcext:value-type="float">
            <text:p>186.64064</text:p>
          </table:table-cell>
        </table:table-row>
        <table:table-row table:style-name="ro1">
          <table:table-cell table:formula="of:=[times.A696]" office:value-type="float" office:value="694" calcext:value-type="float">
            <text:p>694</text:p>
          </table:table-cell>
          <table:table-cell table:formula="of:= ([times.C696] - [times.B696]) / 1000000" office:value-type="float" office:value="122.92096" calcext:value-type="float">
            <text:p>122.92096</text:p>
          </table:table-cell>
          <table:table-cell table:formula="of:= ([times.E696] - [times.D696]) / 1000000" office:value-type="float" office:value="162.208" calcext:value-type="float">
            <text:p>162.208</text:p>
          </table:table-cell>
          <table:table-cell table:formula="of:= ([times.G696] - [times.F696]) / 1000000" office:value-type="float" office:value="185.674752" calcext:value-type="float">
            <text:p>185.674752</text:p>
          </table:table-cell>
        </table:table-row>
        <table:table-row table:style-name="ro1">
          <table:table-cell table:formula="of:=[times.A697]" office:value-type="float" office:value="695" calcext:value-type="float">
            <text:p>695</text:p>
          </table:table-cell>
          <table:table-cell table:formula="of:= ([times.C697] - [times.B697]) / 1000000" office:value-type="float" office:value="122.742528" calcext:value-type="float">
            <text:p>122.742528</text:p>
          </table:table-cell>
          <table:table-cell table:formula="of:= ([times.E697] - [times.D697]) / 1000000" office:value-type="float" office:value="162.057984" calcext:value-type="float">
            <text:p>162.057984</text:p>
          </table:table-cell>
          <table:table-cell table:formula="of:= ([times.G697] - [times.F697]) / 1000000" office:value-type="float" office:value="185.296128" calcext:value-type="float">
            <text:p>185.296128</text:p>
          </table:table-cell>
        </table:table-row>
        <table:table-row table:style-name="ro1">
          <table:table-cell table:formula="of:=[times.A698]" office:value-type="float" office:value="696" calcext:value-type="float">
            <text:p>696</text:p>
          </table:table-cell>
          <table:table-cell table:formula="of:= ([times.C698] - [times.B698]) / 1000000" office:value-type="float" office:value="122.596096" calcext:value-type="float">
            <text:p>122.596096</text:p>
          </table:table-cell>
          <table:table-cell table:formula="of:= ([times.E698] - [times.D698]) / 1000000" office:value-type="float" office:value="161.904896" calcext:value-type="float">
            <text:p>161.904896</text:p>
          </table:table-cell>
          <table:table-cell table:formula="of:= ([times.G698] - [times.F698]) / 1000000" office:value-type="float" office:value="184.913152" calcext:value-type="float">
            <text:p>184.913152</text:p>
          </table:table-cell>
        </table:table-row>
        <table:table-row table:style-name="ro1">
          <table:table-cell table:formula="of:=[times.A699]" office:value-type="float" office:value="697" calcext:value-type="float">
            <text:p>697</text:p>
          </table:table-cell>
          <table:table-cell table:formula="of:= ([times.C699] - [times.B699]) / 1000000" office:value-type="float" office:value="122.404864" calcext:value-type="float">
            <text:p>122.404864</text:p>
          </table:table-cell>
          <table:table-cell table:formula="of:= ([times.E699] - [times.D699]) / 1000000" office:value-type="float" office:value="161.649664" calcext:value-type="float">
            <text:p>161.649664</text:p>
          </table:table-cell>
          <table:table-cell table:formula="of:= ([times.G699] - [times.F699]) / 1000000" office:value-type="float" office:value="184.60288" calcext:value-type="float">
            <text:p>184.60288</text:p>
          </table:table-cell>
        </table:table-row>
        <table:table-row table:style-name="ro1">
          <table:table-cell table:formula="of:=[times.A700]" office:value-type="float" office:value="698" calcext:value-type="float">
            <text:p>698</text:p>
          </table:table-cell>
          <table:table-cell table:formula="of:= ([times.C700] - [times.B700]) / 1000000" office:value-type="float" office:value="122.213632" calcext:value-type="float">
            <text:p>122.213632</text:p>
          </table:table-cell>
          <table:table-cell table:formula="of:= ([times.E700] - [times.D700]) / 1000000" office:value-type="float" office:value="161.407232" calcext:value-type="float">
            <text:p>161.407232</text:p>
          </table:table-cell>
          <table:table-cell table:formula="of:= ([times.G700] - [times.F700]) / 1000000" office:value-type="float" office:value="184.548608" calcext:value-type="float">
            <text:p>184.548608</text:p>
          </table:table-cell>
        </table:table-row>
        <table:table-row table:style-name="ro1">
          <table:table-cell table:formula="of:=[times.A701]" office:value-type="float" office:value="699" calcext:value-type="float">
            <text:p>699</text:p>
          </table:table-cell>
          <table:table-cell table:formula="of:= ([times.C701] - [times.B701]) / 1000000" office:value-type="float" office:value="122.063616" calcext:value-type="float">
            <text:p>122.063616</text:p>
          </table:table-cell>
          <table:table-cell table:formula="of:= ([times.E701] - [times.D701]) / 1000000" office:value-type="float" office:value="161.212672" calcext:value-type="float">
            <text:p>161.212672</text:p>
          </table:table-cell>
          <table:table-cell table:formula="of:= ([times.G701] - [times.F701]) / 1000000" office:value-type="float" office:value="184.012288" calcext:value-type="float">
            <text:p>184.012288</text:p>
          </table:table-cell>
        </table:table-row>
        <table:table-row table:style-name="ro1">
          <table:table-cell table:formula="of:=[times.A702]" office:value-type="float" office:value="700" calcext:value-type="float">
            <text:p>700</text:p>
          </table:table-cell>
          <table:table-cell table:formula="of:= ([times.C702] - [times.B702]) / 1000000" office:value-type="float" office:value="125.206016" calcext:value-type="float">
            <text:p>125.206016</text:p>
          </table:table-cell>
          <table:table-cell table:formula="of:= ([times.E702] - [times.D702]) / 1000000" office:value-type="float" office:value="161.027072" calcext:value-type="float">
            <text:p>161.027072</text:p>
          </table:table-cell>
          <table:table-cell table:formula="of:= ([times.G702] - [times.F702]) / 1000000" office:value-type="float" office:value="183.68" calcext:value-type="float">
            <text:p>183.68</text:p>
          </table:table-cell>
        </table:table-row>
        <table:table-row table:style-name="ro1">
          <table:table-cell table:formula="of:=[times.A703]" office:value-type="float" office:value="701" calcext:value-type="float">
            <text:p>701</text:p>
          </table:table-cell>
          <table:table-cell table:formula="of:= ([times.C703] - [times.B703]) / 1000000" office:value-type="float" office:value="125.048576" calcext:value-type="float">
            <text:p>125.048576</text:p>
          </table:table-cell>
          <table:table-cell table:formula="of:= ([times.E703] - [times.D703]) / 1000000" office:value-type="float" office:value="160.771584" calcext:value-type="float">
            <text:p>160.771584</text:p>
          </table:table-cell>
          <table:table-cell table:formula="of:= ([times.G703] - [times.F703]) / 1000000" office:value-type="float" office:value="183.372032" calcext:value-type="float">
            <text:p>183.372032</text:p>
          </table:table-cell>
        </table:table-row>
        <table:table-row table:style-name="ro1">
          <table:table-cell table:formula="of:=[times.A704]" office:value-type="float" office:value="702" calcext:value-type="float">
            <text:p>702</text:p>
          </table:table-cell>
          <table:table-cell table:formula="of:= ([times.C704] - [times.B704]) / 1000000" office:value-type="float" office:value="124.8128" calcext:value-type="float">
            <text:p>124.8128</text:p>
          </table:table-cell>
          <table:table-cell table:formula="of:= ([times.E704] - [times.D704]) / 1000000" office:value-type="float" office:value="160.519936" calcext:value-type="float">
            <text:p>160.519936</text:p>
          </table:table-cell>
          <table:table-cell table:formula="of:= ([times.G704] - [times.F704]) / 1000000" office:value-type="float" office:value="184.128" calcext:value-type="float">
            <text:p>184.128</text:p>
          </table:table-cell>
        </table:table-row>
        <table:table-row table:style-name="ro1">
          <table:table-cell table:formula="of:=[times.A705]" office:value-type="float" office:value="703" calcext:value-type="float">
            <text:p>703</text:p>
          </table:table-cell>
          <table:table-cell table:formula="of:= ([times.C705] - [times.B705]) / 1000000" office:value-type="float" office:value="124.580096" calcext:value-type="float">
            <text:p>124.580096</text:p>
          </table:table-cell>
          <table:table-cell table:formula="of:= ([times.E705] - [times.D705]) / 1000000" office:value-type="float" office:value="160.347136" calcext:value-type="float">
            <text:p>160.347136</text:p>
          </table:table-cell>
          <table:table-cell table:formula="of:= ([times.G705] - [times.F705]) / 1000000" office:value-type="float" office:value="183.814144" calcext:value-type="float">
            <text:p>183.814144</text:p>
          </table:table-cell>
        </table:table-row>
        <table:table-row table:style-name="ro1">
          <table:table-cell table:formula="of:=[times.A706]" office:value-type="float" office:value="704" calcext:value-type="float">
            <text:p>704</text:p>
          </table:table-cell>
          <table:table-cell table:formula="of:= ([times.C706] - [times.B706]) / 1000000" office:value-type="float" office:value="124.371712" calcext:value-type="float">
            <text:p>124.371712</text:p>
          </table:table-cell>
          <table:table-cell table:formula="of:= ([times.E706] - [times.D706]) / 1000000" office:value-type="float" office:value="160.184064" calcext:value-type="float">
            <text:p>160.184064</text:p>
          </table:table-cell>
          <table:table-cell table:formula="of:= ([times.G706] - [times.F706]) / 1000000" office:value-type="float" office:value="183.517696" calcext:value-type="float">
            <text:p>183.517696</text:p>
          </table:table-cell>
        </table:table-row>
        <table:table-row table:style-name="ro1">
          <table:table-cell table:formula="of:=[times.A707]" office:value-type="float" office:value="705" calcext:value-type="float">
            <text:p>705</text:p>
          </table:table-cell>
          <table:table-cell table:formula="of:= ([times.C707] - [times.B707]) / 1000000" office:value-type="float" office:value="124.177664" calcext:value-type="float">
            <text:p>124.177664</text:p>
          </table:table-cell>
          <table:table-cell table:formula="of:= ([times.E707] - [times.D707]) / 1000000" office:value-type="float" office:value="160.022016" calcext:value-type="float">
            <text:p>160.022016</text:p>
          </table:table-cell>
          <table:table-cell table:formula="of:= ([times.G707] - [times.F707]) / 1000000" office:value-type="float" office:value="183.185408" calcext:value-type="float">
            <text:p>183.185408</text:p>
          </table:table-cell>
        </table:table-row>
        <table:table-row table:style-name="ro1">
          <table:table-cell table:formula="of:=[times.A708]" office:value-type="float" office:value="706" calcext:value-type="float">
            <text:p>706</text:p>
          </table:table-cell>
          <table:table-cell table:formula="of:= ([times.C708] - [times.B708]) / 1000000" office:value-type="float" office:value="124.018688" calcext:value-type="float">
            <text:p>124.018688</text:p>
          </table:table-cell>
          <table:table-cell table:formula="of:= ([times.E708] - [times.D708]) / 1000000" office:value-type="float" office:value="159.86176" calcext:value-type="float">
            <text:p>159.86176</text:p>
          </table:table-cell>
          <table:table-cell table:formula="of:= ([times.G708] - [times.F708]) / 1000000" office:value-type="float" office:value="182.88" calcext:value-type="float">
            <text:p>182.88</text:p>
          </table:table-cell>
        </table:table-row>
        <table:table-row table:style-name="ro1">
          <table:table-cell table:formula="of:=[times.A709]" office:value-type="float" office:value="707" calcext:value-type="float">
            <text:p>707</text:p>
          </table:table-cell>
          <table:table-cell table:formula="of:= ([times.C709] - [times.B709]) / 1000000" office:value-type="float" office:value="123.83488" calcext:value-type="float">
            <text:p>123.83488</text:p>
          </table:table-cell>
          <table:table-cell table:formula="of:= ([times.E709] - [times.D709]) / 1000000" office:value-type="float" office:value="159.590912" calcext:value-type="float">
            <text:p>159.590912</text:p>
          </table:table-cell>
          <table:table-cell table:formula="of:= ([times.G709] - [times.F709]) / 1000000" office:value-type="float" office:value="182.568192" calcext:value-type="float">
            <text:p>182.568192</text:p>
          </table:table-cell>
        </table:table-row>
        <table:table-row table:style-name="ro1">
          <table:table-cell table:formula="of:=[times.A710]" office:value-type="float" office:value="708" calcext:value-type="float">
            <text:p>708</text:p>
          </table:table-cell>
          <table:table-cell table:formula="of:= ([times.C710] - [times.B710]) / 1000000" office:value-type="float" office:value="123.6352" calcext:value-type="float">
            <text:p>123.6352</text:p>
          </table:table-cell>
          <table:table-cell table:formula="of:= ([times.E710] - [times.D710]) / 1000000" office:value-type="float" office:value="159.264" calcext:value-type="float">
            <text:p>159.264</text:p>
          </table:table-cell>
          <table:table-cell table:formula="of:= ([times.G710] - [times.F710]) / 1000000" office:value-type="float" office:value="182.267904" calcext:value-type="float">
            <text:p>182.267904</text:p>
          </table:table-cell>
        </table:table-row>
        <table:table-row table:style-name="ro1">
          <table:table-cell table:formula="of:=[times.A711]" office:value-type="float" office:value="709" calcext:value-type="float">
            <text:p>709</text:p>
          </table:table-cell>
          <table:table-cell table:formula="of:= ([times.C711] - [times.B711]) / 1000000" office:value-type="float" office:value="123.449344" calcext:value-type="float">
            <text:p>123.449344</text:p>
          </table:table-cell>
          <table:table-cell table:formula="of:= ([times.E711] - [times.D711]) / 1000000" office:value-type="float" office:value="158.740992" calcext:value-type="float">
            <text:p>158.740992</text:p>
          </table:table-cell>
          <table:table-cell table:formula="of:= ([times.G711] - [times.F711]) / 1000000" office:value-type="float" office:value="181.97248" calcext:value-type="float">
            <text:p>181.97248</text:p>
          </table:table-cell>
        </table:table-row>
        <table:table-row table:style-name="ro1">
          <table:table-cell table:formula="of:=[times.A712]" office:value-type="float" office:value="710" calcext:value-type="float">
            <text:p>710</text:p>
          </table:table-cell>
          <table:table-cell table:formula="of:= ([times.C712] - [times.B712]) / 1000000" office:value-type="float" office:value="123.245056" calcext:value-type="float">
            <text:p>123.245056</text:p>
          </table:table-cell>
          <table:table-cell table:formula="of:= ([times.E712] - [times.D712]) / 1000000" office:value-type="float" office:value="158.442496" calcext:value-type="float">
            <text:p>158.442496</text:p>
          </table:table-cell>
          <table:table-cell table:formula="of:= ([times.G712] - [times.F712]) / 1000000" office:value-type="float" office:value="181.63712" calcext:value-type="float">
            <text:p>181.63712</text:p>
          </table:table-cell>
        </table:table-row>
        <table:table-row table:style-name="ro1">
          <table:table-cell table:formula="of:=[times.A713]" office:value-type="float" office:value="711" calcext:value-type="float">
            <text:p>711</text:p>
          </table:table-cell>
          <table:table-cell table:formula="of:= ([times.C713] - [times.B713]) / 1000000" office:value-type="float" office:value="123.058176" calcext:value-type="float">
            <text:p>123.058176</text:p>
          </table:table-cell>
          <table:table-cell table:formula="of:= ([times.E713] - [times.D713]) / 1000000" office:value-type="float" office:value="158.055168" calcext:value-type="float">
            <text:p>158.055168</text:p>
          </table:table-cell>
          <table:table-cell table:formula="of:= ([times.G713] - [times.F713]) / 1000000" office:value-type="float" office:value="181.338368" calcext:value-type="float">
            <text:p>181.338368</text:p>
          </table:table-cell>
        </table:table-row>
        <table:table-row table:style-name="ro1">
          <table:table-cell table:formula="of:=[times.A714]" office:value-type="float" office:value="712" calcext:value-type="float">
            <text:p>712</text:p>
          </table:table-cell>
          <table:table-cell table:formula="of:= ([times.C714] - [times.B714]) / 1000000" office:value-type="float" office:value="122.854144" calcext:value-type="float">
            <text:p>122.854144</text:p>
          </table:table-cell>
          <table:table-cell table:formula="of:= ([times.E714] - [times.D714]) / 1000000" office:value-type="float" office:value="157.845248" calcext:value-type="float">
            <text:p>157.845248</text:p>
          </table:table-cell>
          <table:table-cell table:formula="of:= ([times.G714] - [times.F714]) / 1000000" office:value-type="float" office:value="181.042176" calcext:value-type="float">
            <text:p>181.042176</text:p>
          </table:table-cell>
        </table:table-row>
        <table:table-row table:style-name="ro1">
          <table:table-cell table:formula="of:=[times.A715]" office:value-type="float" office:value="713" calcext:value-type="float">
            <text:p>713</text:p>
          </table:table-cell>
          <table:table-cell table:formula="of:= ([times.C715] - [times.B715]) / 1000000" office:value-type="float" office:value="122.625024" calcext:value-type="float">
            <text:p>122.625024</text:p>
          </table:table-cell>
          <table:table-cell table:formula="of:= ([times.E715] - [times.D715]) / 1000000" office:value-type="float" office:value="157.683456" calcext:value-type="float">
            <text:p>157.683456</text:p>
          </table:table-cell>
          <table:table-cell table:formula="of:= ([times.G715] - [times.F715]) / 1000000" office:value-type="float" office:value="180.746752" calcext:value-type="float">
            <text:p>180.746752</text:p>
          </table:table-cell>
        </table:table-row>
        <table:table-row table:style-name="ro1">
          <table:table-cell table:formula="of:=[times.A716]" office:value-type="float" office:value="714" calcext:value-type="float">
            <text:p>714</text:p>
          </table:table-cell>
          <table:table-cell table:formula="of:= ([times.C716] - [times.B716]) / 1000000" office:value-type="float" office:value="122.470144" calcext:value-type="float">
            <text:p>122.470144</text:p>
          </table:table-cell>
          <table:table-cell table:formula="of:= ([times.E716] - [times.D716]) / 1000000" office:value-type="float" office:value="157.497088" calcext:value-type="float">
            <text:p>157.497088</text:p>
          </table:table-cell>
          <table:table-cell table:formula="of:= ([times.G716] - [times.F716]) / 1000000" office:value-type="float" office:value="180.451072" calcext:value-type="float">
            <text:p>180.451072</text:p>
          </table:table-cell>
        </table:table-row>
        <table:table-row table:style-name="ro1">
          <table:table-cell table:formula="of:=[times.A717]" office:value-type="float" office:value="715" calcext:value-type="float">
            <text:p>715</text:p>
          </table:table-cell>
          <table:table-cell table:formula="of:= ([times.C717] - [times.B717]) / 1000000" office:value-type="float" office:value="122.279168" calcext:value-type="float">
            <text:p>122.279168</text:p>
          </table:table-cell>
          <table:table-cell table:formula="of:= ([times.E717] - [times.D717]) / 1000000" office:value-type="float" office:value="157.34016" calcext:value-type="float">
            <text:p>157.34016</text:p>
          </table:table-cell>
          <table:table-cell table:formula="of:= ([times.G717] - [times.F717]) / 1000000" office:value-type="float" office:value="180.08192" calcext:value-type="float">
            <text:p>180.08192</text:p>
          </table:table-cell>
        </table:table-row>
        <table:table-row table:style-name="ro1">
          <table:table-cell table:formula="of:=[times.A718]" office:value-type="float" office:value="716" calcext:value-type="float">
            <text:p>716</text:p>
          </table:table-cell>
          <table:table-cell table:formula="of:= ([times.C718] - [times.B718]) / 1000000" office:value-type="float" office:value="122.143488" calcext:value-type="float">
            <text:p>122.143488</text:p>
          </table:table-cell>
          <table:table-cell table:formula="of:= ([times.E718] - [times.D718]) / 1000000" office:value-type="float" office:value="157.178112" calcext:value-type="float">
            <text:p>157.178112</text:p>
          </table:table-cell>
          <table:table-cell table:formula="of:= ([times.G718] - [times.F718]) / 1000000" office:value-type="float" office:value="179.782912" calcext:value-type="float">
            <text:p>179.782912</text:p>
          </table:table-cell>
        </table:table-row>
        <table:table-row table:style-name="ro1">
          <table:table-cell table:formula="of:=[times.A719]" office:value-type="float" office:value="717" calcext:value-type="float">
            <text:p>717</text:p>
          </table:table-cell>
          <table:table-cell table:formula="of:= ([times.C719] - [times.B719]) / 1000000" office:value-type="float" office:value="121.946112" calcext:value-type="float">
            <text:p>121.946112</text:p>
          </table:table-cell>
          <table:table-cell table:formula="of:= ([times.E719] - [times.D719]) / 1000000" office:value-type="float" office:value="167.850752" calcext:value-type="float">
            <text:p>167.850752</text:p>
          </table:table-cell>
          <table:table-cell table:formula="of:= ([times.G719] - [times.F719]) / 1000000" office:value-type="float" office:value="179.445504" calcext:value-type="float">
            <text:p>179.445504</text:p>
          </table:table-cell>
        </table:table-row>
        <table:table-row table:style-name="ro1">
          <table:table-cell table:formula="of:=[times.A720]" office:value-type="float" office:value="718" calcext:value-type="float">
            <text:p>718</text:p>
          </table:table-cell>
          <table:table-cell table:formula="of:= ([times.C720] - [times.B720]) / 1000000" office:value-type="float" office:value="121.800192" calcext:value-type="float">
            <text:p>121.800192</text:p>
          </table:table-cell>
          <table:table-cell table:formula="of:= ([times.E720] - [times.D720]) / 1000000" office:value-type="float" office:value="167.501824" calcext:value-type="float">
            <text:p>167.501824</text:p>
          </table:table-cell>
          <table:table-cell table:formula="of:= ([times.G720] - [times.F720]) / 1000000" office:value-type="float" office:value="179.139584" calcext:value-type="float">
            <text:p>179.139584</text:p>
          </table:table-cell>
        </table:table-row>
        <table:table-row table:style-name="ro1">
          <table:table-cell table:formula="of:=[times.A721]" office:value-type="float" office:value="719" calcext:value-type="float">
            <text:p>719</text:p>
          </table:table-cell>
          <table:table-cell table:formula="of:= ([times.C721] - [times.B721]) / 1000000" office:value-type="float" office:value="121.648896" calcext:value-type="float">
            <text:p>121.648896</text:p>
          </table:table-cell>
          <table:table-cell table:formula="of:= ([times.E721] - [times.D721]) / 1000000" office:value-type="float" office:value="167.288064" calcext:value-type="float">
            <text:p>167.288064</text:p>
          </table:table-cell>
          <table:table-cell table:formula="of:= ([times.G721] - [times.F721]) / 1000000" office:value-type="float" office:value="178.828288" calcext:value-type="float">
            <text:p>178.828288</text:p>
          </table:table-cell>
        </table:table-row>
        <table:table-row table:style-name="ro1">
          <table:table-cell table:formula="of:=[times.A722]" office:value-type="float" office:value="720" calcext:value-type="float">
            <text:p>720</text:p>
          </table:table-cell>
          <table:table-cell table:formula="of:= ([times.C722] - [times.B722]) / 1000000" office:value-type="float" office:value="121.467392" calcext:value-type="float">
            <text:p>121.467392</text:p>
          </table:table-cell>
          <table:table-cell table:formula="of:= ([times.E722] - [times.D722]) / 1000000" office:value-type="float" office:value="166.822144" calcext:value-type="float">
            <text:p>166.822144</text:p>
          </table:table-cell>
          <table:table-cell table:formula="of:= ([times.G722] - [times.F722]) / 1000000" office:value-type="float" office:value="178.529792" calcext:value-type="float">
            <text:p>178.529792</text:p>
          </table:table-cell>
        </table:table-row>
        <table:table-row table:style-name="ro1">
          <table:table-cell table:formula="of:=[times.A723]" office:value-type="float" office:value="721" calcext:value-type="float">
            <text:p>721</text:p>
          </table:table-cell>
          <table:table-cell table:formula="of:= ([times.C723] - [times.B723]) / 1000000" office:value-type="float" office:value="121.32608" calcext:value-type="float">
            <text:p>121.32608</text:p>
          </table:table-cell>
          <table:table-cell table:formula="of:= ([times.E723] - [times.D723]) / 1000000" office:value-type="float" office:value="166.438144" calcext:value-type="float">
            <text:p>166.438144</text:p>
          </table:table-cell>
          <table:table-cell table:formula="of:= ([times.G723] - [times.F723]) / 1000000" office:value-type="float" office:value="178.19392" calcext:value-type="float">
            <text:p>178.19392</text:p>
          </table:table-cell>
        </table:table-row>
        <table:table-row table:style-name="ro1">
          <table:table-cell table:formula="of:=[times.A724]" office:value-type="float" office:value="722" calcext:value-type="float">
            <text:p>722</text:p>
          </table:table-cell>
          <table:table-cell table:formula="of:= ([times.C724] - [times.B724]) / 1000000" office:value-type="float" office:value="121.008128" calcext:value-type="float">
            <text:p>121.008128</text:p>
          </table:table-cell>
          <table:table-cell table:formula="of:= ([times.E724] - [times.D724]) / 1000000" office:value-type="float" office:value="166.241024" calcext:value-type="float">
            <text:p>166.241024</text:p>
          </table:table-cell>
          <table:table-cell table:formula="of:= ([times.G724] - [times.F724]) / 1000000" office:value-type="float" office:value="177.889024" calcext:value-type="float">
            <text:p>177.889024</text:p>
          </table:table-cell>
        </table:table-row>
        <table:table-row table:style-name="ro1">
          <table:table-cell table:formula="of:=[times.A725]" office:value-type="float" office:value="723" calcext:value-type="float">
            <text:p>723</text:p>
          </table:table-cell>
          <table:table-cell table:formula="of:= ([times.C725] - [times.B725]) / 1000000" office:value-type="float" office:value="120.827904" calcext:value-type="float">
            <text:p>120.827904</text:p>
          </table:table-cell>
          <table:table-cell table:formula="of:= ([times.E725] - [times.D725]) / 1000000" office:value-type="float" office:value="166.076928" calcext:value-type="float">
            <text:p>166.076928</text:p>
          </table:table-cell>
          <table:table-cell table:formula="of:= ([times.G725] - [times.F725]) / 1000000" office:value-type="float" office:value="177.520896" calcext:value-type="float">
            <text:p>177.520896</text:p>
          </table:table-cell>
        </table:table-row>
        <table:table-row table:style-name="ro1">
          <table:table-cell table:formula="of:=[times.A726]" office:value-type="float" office:value="724" calcext:value-type="float">
            <text:p>724</text:p>
          </table:table-cell>
          <table:table-cell table:formula="of:= ([times.C726] - [times.B726]) / 1000000" office:value-type="float" office:value="120.648704" calcext:value-type="float">
            <text:p>120.648704</text:p>
          </table:table-cell>
          <table:table-cell table:formula="of:= ([times.E726] - [times.D726]) / 1000000" office:value-type="float" office:value="165.802496" calcext:value-type="float">
            <text:p>165.802496</text:p>
          </table:table-cell>
          <table:table-cell table:formula="of:= ([times.G726] - [times.F726]) / 1000000" office:value-type="float" office:value="177.221888" calcext:value-type="float">
            <text:p>177.221888</text:p>
          </table:table-cell>
        </table:table-row>
        <table:table-row table:style-name="ro1">
          <table:table-cell table:formula="of:=[times.A727]" office:value-type="float" office:value="725" calcext:value-type="float">
            <text:p>725</text:p>
          </table:table-cell>
          <table:table-cell table:formula="of:= ([times.C727] - [times.B727]) / 1000000" office:value-type="float" office:value="120.496128" calcext:value-type="float">
            <text:p>120.496128</text:p>
          </table:table-cell>
          <table:table-cell table:formula="of:= ([times.E727] - [times.D727]) / 1000000" office:value-type="float" office:value="165.601024" calcext:value-type="float">
            <text:p>165.601024</text:p>
          </table:table-cell>
          <table:table-cell table:formula="of:= ([times.G727] - [times.F727]) / 1000000" office:value-type="float" office:value="176.925696" calcext:value-type="float">
            <text:p>176.925696</text:p>
          </table:table-cell>
        </table:table-row>
        <table:table-row table:style-name="ro1">
          <table:table-cell table:formula="of:=[times.A728]" office:value-type="float" office:value="726" calcext:value-type="float">
            <text:p>726</text:p>
          </table:table-cell>
          <table:table-cell table:formula="of:= ([times.C728] - [times.B728]) / 1000000" office:value-type="float" office:value="120.323328" calcext:value-type="float">
            <text:p>120.323328</text:p>
          </table:table-cell>
          <table:table-cell table:formula="of:= ([times.E728] - [times.D728]) / 1000000" office:value-type="float" office:value="165.41184" calcext:value-type="float">
            <text:p>165.41184</text:p>
          </table:table-cell>
          <table:table-cell table:formula="of:= ([times.G728] - [times.F728]) / 1000000" office:value-type="float" office:value="176.620288" calcext:value-type="float">
            <text:p>176.620288</text:p>
          </table:table-cell>
        </table:table-row>
        <table:table-row table:style-name="ro1">
          <table:table-cell table:formula="of:=[times.A729]" office:value-type="float" office:value="727" calcext:value-type="float">
            <text:p>727</text:p>
          </table:table-cell>
          <table:table-cell table:formula="of:= ([times.C729] - [times.B729]) / 1000000" office:value-type="float" office:value="120.153088" calcext:value-type="float">
            <text:p>120.153088</text:p>
          </table:table-cell>
          <table:table-cell table:formula="of:= ([times.E729] - [times.D729]) / 1000000" office:value-type="float" office:value="165.22624" calcext:value-type="float">
            <text:p>165.22624</text:p>
          </table:table-cell>
          <table:table-cell table:formula="of:= ([times.G729] - [times.F729]) / 1000000" office:value-type="float" office:value="176.979968" calcext:value-type="float">
            <text:p>176.979968</text:p>
          </table:table-cell>
        </table:table-row>
        <table:table-row table:style-name="ro1">
          <table:table-cell table:formula="of:=[times.A730]" office:value-type="float" office:value="728" calcext:value-type="float">
            <text:p>728</text:p>
          </table:table-cell>
          <table:table-cell table:formula="of:= ([times.C730] - [times.B730]) / 1000000" office:value-type="float" office:value="119.958784" calcext:value-type="float">
            <text:p>119.958784</text:p>
          </table:table-cell>
          <table:table-cell table:formula="of:= ([times.E730] - [times.D730]) / 1000000" office:value-type="float" office:value="165.076992" calcext:value-type="float">
            <text:p>165.076992</text:p>
          </table:table-cell>
          <table:table-cell table:formula="of:= ([times.G730] - [times.F730]) / 1000000" office:value-type="float" office:value="176.656896" calcext:value-type="float">
            <text:p>176.656896</text:p>
          </table:table-cell>
        </table:table-row>
        <table:table-row table:style-name="ro1">
          <table:table-cell table:formula="of:=[times.A731]" office:value-type="float" office:value="729" calcext:value-type="float">
            <text:p>729</text:p>
          </table:table-cell>
          <table:table-cell table:formula="of:= ([times.C731] - [times.B731]) / 1000000" office:value-type="float" office:value="119.757056" calcext:value-type="float">
            <text:p>119.757056</text:p>
          </table:table-cell>
          <table:table-cell table:formula="of:= ([times.E731] - [times.D731]) / 1000000" office:value-type="float" office:value="164.91392" calcext:value-type="float">
            <text:p>164.91392</text:p>
          </table:table-cell>
          <table:table-cell table:formula="of:= ([times.G731] - [times.F731]) / 1000000" office:value-type="float" office:value="176.354304" calcext:value-type="float">
            <text:p>176.354304</text:p>
          </table:table-cell>
        </table:table-row>
        <table:table-row table:style-name="ro1">
          <table:table-cell table:formula="of:=[times.A732]" office:value-type="float" office:value="730" calcext:value-type="float">
            <text:p>730</text:p>
          </table:table-cell>
          <table:table-cell table:formula="of:= ([times.C732] - [times.B732]) / 1000000" office:value-type="float" office:value="119.547648" calcext:value-type="float">
            <text:p>119.547648</text:p>
          </table:table-cell>
          <table:table-cell table:formula="of:= ([times.E732] - [times.D732]) / 1000000" office:value-type="float" office:value="164.642304" calcext:value-type="float">
            <text:p>164.642304</text:p>
          </table:table-cell>
          <table:table-cell table:formula="of:= ([times.G732] - [times.F732]) / 1000000" office:value-type="float" office:value="176.0448" calcext:value-type="float">
            <text:p>176.0448</text:p>
          </table:table-cell>
        </table:table-row>
        <table:table-row table:style-name="ro1">
          <table:table-cell table:formula="of:=[times.A733]" office:value-type="float" office:value="731" calcext:value-type="float">
            <text:p>731</text:p>
          </table:table-cell>
          <table:table-cell table:formula="of:= ([times.C733] - [times.B733]) / 1000000" office:value-type="float" office:value="119.384576" calcext:value-type="float">
            <text:p>119.384576</text:p>
          </table:table-cell>
          <table:table-cell table:formula="of:= ([times.E733] - [times.D733]) / 1000000" office:value-type="float" office:value="164.409088" calcext:value-type="float">
            <text:p>164.409088</text:p>
          </table:table-cell>
          <table:table-cell table:formula="of:= ([times.G733] - [times.F733]) / 1000000" office:value-type="float" office:value="175.748096" calcext:value-type="float">
            <text:p>175.748096</text:p>
          </table:table-cell>
        </table:table-row>
        <table:table-row table:style-name="ro1">
          <table:table-cell table:formula="of:=[times.A734]" office:value-type="float" office:value="732" calcext:value-type="float">
            <text:p>732</text:p>
          </table:table-cell>
          <table:table-cell table:formula="of:= ([times.C734] - [times.B734]) / 1000000" office:value-type="float" office:value="119.16928" calcext:value-type="float">
            <text:p>119.16928</text:p>
          </table:table-cell>
          <table:table-cell table:formula="of:= ([times.E734] - [times.D734]) / 1000000" office:value-type="float" office:value="164.112896" calcext:value-type="float">
            <text:p>164.112896</text:p>
          </table:table-cell>
          <table:table-cell table:formula="of:= ([times.G734] - [times.F734]) / 1000000" office:value-type="float" office:value="175.454208" calcext:value-type="float">
            <text:p>175.454208</text:p>
          </table:table-cell>
        </table:table-row>
        <table:table-row table:style-name="ro1">
          <table:table-cell table:formula="of:=[times.A735]" office:value-type="float" office:value="733" calcext:value-type="float">
            <text:p>733</text:p>
          </table:table-cell>
          <table:table-cell table:formula="of:= ([times.C735] - [times.B735]) / 1000000" office:value-type="float" office:value="118.998272" calcext:value-type="float">
            <text:p>118.998272</text:p>
          </table:table-cell>
          <table:table-cell table:formula="of:= ([times.E735] - [times.D735]) / 1000000" office:value-type="float" office:value="163.8784" calcext:value-type="float">
            <text:p>163.8784</text:p>
          </table:table-cell>
          <table:table-cell table:formula="of:= ([times.G735] - [times.F735]) / 1000000" office:value-type="float" office:value="175.124224" calcext:value-type="float">
            <text:p>175.124224</text:p>
          </table:table-cell>
        </table:table-row>
        <table:table-row table:style-name="ro1">
          <table:table-cell table:formula="of:=[times.A736]" office:value-type="float" office:value="734" calcext:value-type="float">
            <text:p>734</text:p>
          </table:table-cell>
          <table:table-cell table:formula="of:= ([times.C736] - [times.B736]) / 1000000" office:value-type="float" office:value="118.611968" calcext:value-type="float">
            <text:p>118.611968</text:p>
          </table:table-cell>
          <table:table-cell table:formula="of:= ([times.E736] - [times.D736]) / 1000000" office:value-type="float" office:value="163.591936" calcext:value-type="float">
            <text:p>163.591936</text:p>
          </table:table-cell>
          <table:table-cell table:formula="of:= ([times.G736] - [times.F736]) / 1000000" office:value-type="float" office:value="174.817792" calcext:value-type="float">
            <text:p>174.817792</text:p>
          </table:table-cell>
        </table:table-row>
        <table:table-row table:style-name="ro1">
          <table:table-cell table:formula="of:=[times.A737]" office:value-type="float" office:value="735" calcext:value-type="float">
            <text:p>735</text:p>
          </table:table-cell>
          <table:table-cell table:formula="of:= ([times.C737] - [times.B737]) / 1000000" office:value-type="float" office:value="118.412032" calcext:value-type="float">
            <text:p>118.412032</text:p>
          </table:table-cell>
          <table:table-cell table:formula="of:= ([times.E737] - [times.D737]) / 1000000" office:value-type="float" office:value="163.35104" calcext:value-type="float">
            <text:p>163.35104</text:p>
          </table:table-cell>
          <table:table-cell table:formula="of:= ([times.G737] - [times.F737]) / 1000000" office:value-type="float" office:value="174.505472" calcext:value-type="float">
            <text:p>174.505472</text:p>
          </table:table-cell>
        </table:table-row>
        <table:table-row table:style-name="ro1">
          <table:table-cell table:formula="of:=[times.A738]" office:value-type="float" office:value="736" calcext:value-type="float">
            <text:p>736</text:p>
          </table:table-cell>
          <table:table-cell table:formula="of:= ([times.C738] - [times.B738]) / 1000000" office:value-type="float" office:value="118.133248" calcext:value-type="float">
            <text:p>118.133248</text:p>
          </table:table-cell>
          <table:table-cell table:formula="of:= ([times.E738] - [times.D738]) / 1000000" office:value-type="float" office:value="163.1872" calcext:value-type="float">
            <text:p>163.1872</text:p>
          </table:table-cell>
          <table:table-cell table:formula="of:= ([times.G738] - [times.F738]) / 1000000" office:value-type="float" office:value="174.164224" calcext:value-type="float">
            <text:p>174.164224</text:p>
          </table:table-cell>
        </table:table-row>
        <table:table-row table:style-name="ro1">
          <table:table-cell table:formula="of:=[times.A739]" office:value-type="float" office:value="737" calcext:value-type="float">
            <text:p>737</text:p>
          </table:table-cell>
          <table:table-cell table:formula="of:= ([times.C739] - [times.B739]) / 1000000" office:value-type="float" office:value="117.963008" calcext:value-type="float">
            <text:p>117.963008</text:p>
          </table:table-cell>
          <table:table-cell table:formula="of:= ([times.E739] - [times.D739]) / 1000000" office:value-type="float" office:value="163.020544" calcext:value-type="float">
            <text:p>163.020544</text:p>
          </table:table-cell>
          <table:table-cell table:formula="of:= ([times.G739] - [times.F739]) / 1000000" office:value-type="float" office:value="173.822976" calcext:value-type="float">
            <text:p>173.822976</text:p>
          </table:table-cell>
        </table:table-row>
        <table:table-row table:style-name="ro1">
          <table:table-cell table:formula="of:=[times.A740]" office:value-type="float" office:value="738" calcext:value-type="float">
            <text:p>738</text:p>
          </table:table-cell>
          <table:table-cell table:formula="of:= ([times.C740] - [times.B740]) / 1000000" office:value-type="float" office:value="116.69888" calcext:value-type="float">
            <text:p>116.69888</text:p>
          </table:table-cell>
          <table:table-cell table:formula="of:= ([times.E740] - [times.D740]) / 1000000" office:value-type="float" office:value="162.857984" calcext:value-type="float">
            <text:p>162.857984</text:p>
          </table:table-cell>
          <table:table-cell table:formula="of:= ([times.G740] - [times.F740]) / 1000000" office:value-type="float" office:value="173.499136" calcext:value-type="float">
            <text:p>173.499136</text:p>
          </table:table-cell>
        </table:table-row>
        <table:table-row table:style-name="ro1">
          <table:table-cell table:formula="of:=[times.A741]" office:value-type="float" office:value="739" calcext:value-type="float">
            <text:p>739</text:p>
          </table:table-cell>
          <table:table-cell table:formula="of:= ([times.C741] - [times.B741]) / 1000000" office:value-type="float" office:value="116.474112" calcext:value-type="float">
            <text:p>116.474112</text:p>
          </table:table-cell>
          <table:table-cell table:formula="of:= ([times.E741] - [times.D741]) / 1000000" office:value-type="float" office:value="162.69312" calcext:value-type="float">
            <text:p>162.69312</text:p>
          </table:table-cell>
          <table:table-cell table:formula="of:= ([times.G741] - [times.F741]) / 1000000" office:value-type="float" office:value="173.133824" calcext:value-type="float">
            <text:p>173.133824</text:p>
          </table:table-cell>
        </table:table-row>
        <table:table-row table:style-name="ro1">
          <table:table-cell table:formula="of:=[times.A742]" office:value-type="float" office:value="740" calcext:value-type="float">
            <text:p>740</text:p>
          </table:table-cell>
          <table:table-cell table:formula="of:= ([times.C742] - [times.B742]) / 1000000" office:value-type="float" office:value="116.312832" calcext:value-type="float">
            <text:p>116.312832</text:p>
          </table:table-cell>
          <table:table-cell table:formula="of:= ([times.E742] - [times.D742]) / 1000000" office:value-type="float" office:value="162.477056" calcext:value-type="float">
            <text:p>162.477056</text:p>
          </table:table-cell>
          <table:table-cell table:formula="of:= ([times.G742] - [times.F742]) / 1000000" office:value-type="float" office:value="173.072896" calcext:value-type="float">
            <text:p>173.072896</text:p>
          </table:table-cell>
        </table:table-row>
        <table:table-row table:style-name="ro1">
          <table:table-cell table:formula="of:=[times.A743]" office:value-type="float" office:value="741" calcext:value-type="float">
            <text:p>741</text:p>
          </table:table-cell>
          <table:table-cell table:formula="of:= ([times.C743] - [times.B743]) / 1000000" office:value-type="float" office:value="116.140288" calcext:value-type="float">
            <text:p>116.140288</text:p>
          </table:table-cell>
          <table:table-cell table:formula="of:= ([times.E743] - [times.D743]) / 1000000" office:value-type="float" office:value="162.209024" calcext:value-type="float">
            <text:p>162.209024</text:p>
          </table:table-cell>
          <table:table-cell table:formula="of:= ([times.G743] - [times.F743]) / 1000000" office:value-type="float" office:value="172.784128" calcext:value-type="float">
            <text:p>172.784128</text:p>
          </table:table-cell>
        </table:table-row>
        <table:table-row table:style-name="ro1">
          <table:table-cell table:formula="of:=[times.A744]" office:value-type="float" office:value="742" calcext:value-type="float">
            <text:p>742</text:p>
          </table:table-cell>
          <table:table-cell table:formula="of:= ([times.C744] - [times.B744]) / 1000000" office:value-type="float" office:value="115.961088" calcext:value-type="float">
            <text:p>115.961088</text:p>
          </table:table-cell>
          <table:table-cell table:formula="of:= ([times.E744] - [times.D744]) / 1000000" office:value-type="float" office:value="161.967872" calcext:value-type="float">
            <text:p>161.967872</text:p>
          </table:table-cell>
          <table:table-cell table:formula="of:= ([times.G744] - [times.F744]) / 1000000" office:value-type="float" office:value="172.5248" calcext:value-type="float">
            <text:p>172.5248</text:p>
          </table:table-cell>
        </table:table-row>
        <table:table-row table:style-name="ro1">
          <table:table-cell table:formula="of:=[times.A745]" office:value-type="float" office:value="743" calcext:value-type="float">
            <text:p>743</text:p>
          </table:table-cell>
          <table:table-cell table:formula="of:= ([times.C745] - [times.B745]) / 1000000" office:value-type="float" office:value="115.794176" calcext:value-type="float">
            <text:p>115.794176</text:p>
          </table:table-cell>
          <table:table-cell table:formula="of:= ([times.E745] - [times.D745]) / 1000000" office:value-type="float" office:value="161.806848" calcext:value-type="float">
            <text:p>161.806848</text:p>
          </table:table-cell>
          <table:table-cell table:formula="of:= ([times.G745] - [times.F745]) / 1000000" office:value-type="float" office:value="172.838144" calcext:value-type="float">
            <text:p>172.838144</text:p>
          </table:table-cell>
        </table:table-row>
        <table:table-row table:style-name="ro1">
          <table:table-cell table:formula="of:=[times.A746]" office:value-type="float" office:value="744" calcext:value-type="float">
            <text:p>744</text:p>
          </table:table-cell>
          <table:table-cell table:formula="of:= ([times.C746] - [times.B746]) / 1000000" office:value-type="float" office:value="115.608064" calcext:value-type="float">
            <text:p>115.608064</text:p>
          </table:table-cell>
          <table:table-cell table:formula="of:= ([times.E746] - [times.D746]) / 1000000" office:value-type="float" office:value="161.663232" calcext:value-type="float">
            <text:p>161.663232</text:p>
          </table:table-cell>
          <table:table-cell table:formula="of:= ([times.G746] - [times.F746]) / 1000000" office:value-type="float" office:value="172.525568" calcext:value-type="float">
            <text:p>172.525568</text:p>
          </table:table-cell>
        </table:table-row>
        <table:table-row table:style-name="ro1">
          <table:table-cell table:formula="of:=[times.A747]" office:value-type="float" office:value="745" calcext:value-type="float">
            <text:p>745</text:p>
          </table:table-cell>
          <table:table-cell table:formula="of:= ([times.C747] - [times.B747]) / 1000000" office:value-type="float" office:value="115.410944" calcext:value-type="float">
            <text:p>115.410944</text:p>
          </table:table-cell>
          <table:table-cell table:formula="of:= ([times.E747] - [times.D747]) / 1000000" office:value-type="float" office:value="161.50528" calcext:value-type="float">
            <text:p>161.50528</text:p>
          </table:table-cell>
          <table:table-cell table:formula="of:= ([times.G747] - [times.F747]) / 1000000" office:value-type="float" office:value="172.225792" calcext:value-type="float">
            <text:p>172.225792</text:p>
          </table:table-cell>
        </table:table-row>
        <table:table-row table:style-name="ro1">
          <table:table-cell table:formula="of:=[times.A748]" office:value-type="float" office:value="746" calcext:value-type="float">
            <text:p>746</text:p>
          </table:table-cell>
          <table:table-cell table:formula="of:= ([times.C748] - [times.B748]) / 1000000" office:value-type="float" office:value="115.262976" calcext:value-type="float">
            <text:p>115.262976</text:p>
          </table:table-cell>
          <table:table-cell table:formula="of:= ([times.E748] - [times.D748]) / 1000000" office:value-type="float" office:value="161.238016" calcext:value-type="float">
            <text:p>161.238016</text:p>
          </table:table-cell>
          <table:table-cell table:formula="of:= ([times.G748] - [times.F748]) / 1000000" office:value-type="float" office:value="171.913728" calcext:value-type="float">
            <text:p>171.913728</text:p>
          </table:table-cell>
        </table:table-row>
        <table:table-row table:style-name="ro1">
          <table:table-cell table:formula="of:=[times.A749]" office:value-type="float" office:value="747" calcext:value-type="float">
            <text:p>747</text:p>
          </table:table-cell>
          <table:table-cell table:formula="of:= ([times.C749] - [times.B749]) / 1000000" office:value-type="float" office:value="115.079936" calcext:value-type="float">
            <text:p>115.079936</text:p>
          </table:table-cell>
          <table:table-cell table:formula="of:= ([times.E749] - [times.D749]) / 1000000" office:value-type="float" office:value="160.999936" calcext:value-type="float">
            <text:p>160.999936</text:p>
          </table:table-cell>
          <table:table-cell table:formula="of:= ([times.G749] - [times.F749]) / 1000000" office:value-type="float" office:value="171.592192" calcext:value-type="float">
            <text:p>171.592192</text:p>
          </table:table-cell>
        </table:table-row>
        <table:table-row table:style-name="ro1">
          <table:table-cell table:formula="of:=[times.A750]" office:value-type="float" office:value="748" calcext:value-type="float">
            <text:p>748</text:p>
          </table:table-cell>
          <table:table-cell table:formula="of:= ([times.C750] - [times.B750]) / 1000000" office:value-type="float" office:value="114.982144" calcext:value-type="float">
            <text:p>114.982144</text:p>
          </table:table-cell>
          <table:table-cell table:formula="of:= ([times.E750] - [times.D750]) / 1000000" office:value-type="float" office:value="160.873728" calcext:value-type="float">
            <text:p>160.873728</text:p>
          </table:table-cell>
          <table:table-cell table:formula="of:= ([times.G750] - [times.F750]) / 1000000" office:value-type="float" office:value="171.354368" calcext:value-type="float">
            <text:p>171.354368</text:p>
          </table:table-cell>
        </table:table-row>
        <table:table-row table:style-name="ro1">
          <table:table-cell table:formula="of:=[times.A751]" office:value-type="float" office:value="749" calcext:value-type="float">
            <text:p>749</text:p>
          </table:table-cell>
          <table:table-cell table:formula="of:= ([times.C751] - [times.B751]) / 1000000" office:value-type="float" office:value="114.842112" calcext:value-type="float">
            <text:p>114.842112</text:p>
          </table:table-cell>
          <table:table-cell table:formula="of:= ([times.E751] - [times.D751]) / 1000000" office:value-type="float" office:value="160.694272" calcext:value-type="float">
            <text:p>160.694272</text:p>
          </table:table-cell>
          <table:table-cell table:formula="of:= ([times.G751] - [times.F751]) / 1000000" office:value-type="float" office:value="170.993408" calcext:value-type="float">
            <text:p>170.993408</text:p>
          </table:table-cell>
        </table:table-row>
        <table:table-row table:style-name="ro1">
          <table:table-cell table:formula="of:=[times.A752]" office:value-type="float" office:value="750" calcext:value-type="float">
            <text:p>750</text:p>
          </table:table-cell>
          <table:table-cell table:formula="of:= ([times.C752] - [times.B752]) / 1000000" office:value-type="float" office:value="114.586624" calcext:value-type="float">
            <text:p>114.586624</text:p>
          </table:table-cell>
          <table:table-cell table:formula="of:= ([times.E752] - [times.D752]) / 1000000" office:value-type="float" office:value="160.503552" calcext:value-type="float">
            <text:p>160.503552</text:p>
          </table:table-cell>
          <table:table-cell table:formula="of:= ([times.G752] - [times.F752]) / 1000000" office:value-type="float" office:value="170.692352" calcext:value-type="float">
            <text:p>170.692352</text:p>
          </table:table-cell>
        </table:table-row>
        <table:table-row table:style-name="ro1">
          <table:table-cell table:formula="of:=[times.A753]" office:value-type="float" office:value="751" calcext:value-type="float">
            <text:p>751</text:p>
          </table:table-cell>
          <table:table-cell table:formula="of:= ([times.C753] - [times.B753]) / 1000000" office:value-type="float" office:value="114.352128" calcext:value-type="float">
            <text:p>114.352128</text:p>
          </table:table-cell>
          <table:table-cell table:formula="of:= ([times.E753] - [times.D753]) / 1000000" office:value-type="float" office:value="160.2112" calcext:value-type="float">
            <text:p>160.2112</text:p>
          </table:table-cell>
          <table:table-cell table:formula="of:= ([times.G753] - [times.F753]) / 1000000" office:value-type="float" office:value="170.365184" calcext:value-type="float">
            <text:p>170.365184</text:p>
          </table:table-cell>
        </table:table-row>
        <table:table-row table:style-name="ro1">
          <table:table-cell table:formula="of:=[times.A754]" office:value-type="float" office:value="752" calcext:value-type="float">
            <text:p>752</text:p>
          </table:table-cell>
          <table:table-cell table:formula="of:= ([times.C754] - [times.B754]) / 1000000" office:value-type="float" office:value="114.15808" calcext:value-type="float">
            <text:p>114.15808</text:p>
          </table:table-cell>
          <table:table-cell table:formula="of:= ([times.E754] - [times.D754]) / 1000000" office:value-type="float" office:value="159.93728" calcext:value-type="float">
            <text:p>159.93728</text:p>
          </table:table-cell>
          <table:table-cell table:formula="of:= ([times.G754] - [times.F754]) / 1000000" office:value-type="float" office:value="170.059776" calcext:value-type="float">
            <text:p>170.059776</text:p>
          </table:table-cell>
        </table:table-row>
        <table:table-row table:style-name="ro1">
          <table:table-cell table:formula="of:=[times.A755]" office:value-type="float" office:value="753" calcext:value-type="float">
            <text:p>753</text:p>
          </table:table-cell>
          <table:table-cell table:formula="of:= ([times.C755] - [times.B755]) / 1000000" office:value-type="float" office:value="113.913088" calcext:value-type="float">
            <text:p>113.913088</text:p>
          </table:table-cell>
          <table:table-cell table:formula="of:= ([times.E755] - [times.D755]) / 1000000" office:value-type="float" office:value="159.631872" calcext:value-type="float">
            <text:p>159.631872</text:p>
          </table:table-cell>
          <table:table-cell table:formula="of:= ([times.G755] - [times.F755]) / 1000000" office:value-type="float" office:value="169.75104" calcext:value-type="float">
            <text:p>169.75104</text:p>
          </table:table-cell>
        </table:table-row>
        <table:table-row table:style-name="ro1">
          <table:table-cell table:formula="of:=[times.A756]" office:value-type="float" office:value="754" calcext:value-type="float">
            <text:p>754</text:p>
          </table:table-cell>
          <table:table-cell table:formula="of:= ([times.C756] - [times.B756]) / 1000000" office:value-type="float" office:value="113.715968" calcext:value-type="float">
            <text:p>113.715968</text:p>
          </table:table-cell>
          <table:table-cell table:formula="of:= ([times.E756] - [times.D756]) / 1000000" office:value-type="float" office:value="159.272704" calcext:value-type="float">
            <text:p>159.272704</text:p>
          </table:table-cell>
          <table:table-cell table:formula="of:= ([times.G756] - [times.F756]) / 1000000" office:value-type="float" office:value="169.407744" calcext:value-type="float">
            <text:p>169.407744</text:p>
          </table:table-cell>
        </table:table-row>
        <table:table-row table:style-name="ro1">
          <table:table-cell table:formula="of:=[times.A757]" office:value-type="float" office:value="755" calcext:value-type="float">
            <text:p>755</text:p>
          </table:table-cell>
          <table:table-cell table:formula="of:= ([times.C757] - [times.B757]) / 1000000" office:value-type="float" office:value="113.469184" calcext:value-type="float">
            <text:p>113.469184</text:p>
          </table:table-cell>
          <table:table-cell table:formula="of:= ([times.E757] - [times.D757]) / 1000000" office:value-type="float" office:value="159.054336" calcext:value-type="float">
            <text:p>159.054336</text:p>
          </table:table-cell>
          <table:table-cell table:formula="of:= ([times.G757] - [times.F757]) / 1000000" office:value-type="float" office:value="169.064448" calcext:value-type="float">
            <text:p>169.064448</text:p>
          </table:table-cell>
        </table:table-row>
        <table:table-row table:style-name="ro1">
          <table:table-cell table:formula="of:=[times.A758]" office:value-type="float" office:value="756" calcext:value-type="float">
            <text:p>756</text:p>
          </table:table-cell>
          <table:table-cell table:formula="of:= ([times.C758] - [times.B758]) / 1000000" office:value-type="float" office:value="113.274112" calcext:value-type="float">
            <text:p>113.274112</text:p>
          </table:table-cell>
          <table:table-cell table:formula="of:= ([times.E758] - [times.D758]) / 1000000" office:value-type="float" office:value="158.770176" calcext:value-type="float">
            <text:p>158.770176</text:p>
          </table:table-cell>
          <table:table-cell table:formula="of:= ([times.G758] - [times.F758]) / 1000000" office:value-type="float" office:value="168.921856" calcext:value-type="float">
            <text:p>168.921856</text:p>
          </table:table-cell>
        </table:table-row>
        <table:table-row table:style-name="ro1">
          <table:table-cell table:formula="of:=[times.A759]" office:value-type="float" office:value="757" calcext:value-type="float">
            <text:p>757</text:p>
          </table:table-cell>
          <table:table-cell table:formula="of:= ([times.C759] - [times.B759]) / 1000000" office:value-type="float" office:value="113.080064" calcext:value-type="float">
            <text:p>113.080064</text:p>
          </table:table-cell>
          <table:table-cell table:formula="of:= ([times.E759] - [times.D759]) / 1000000" office:value-type="float" office:value="158.535936" calcext:value-type="float">
            <text:p>158.535936</text:p>
          </table:table-cell>
          <table:table-cell table:formula="of:= ([times.G759] - [times.F759]) / 1000000" office:value-type="float" office:value="168.62592" calcext:value-type="float">
            <text:p>168.62592</text:p>
          </table:table-cell>
        </table:table-row>
        <table:table-row table:style-name="ro1">
          <table:table-cell table:formula="of:=[times.A760]" office:value-type="float" office:value="758" calcext:value-type="float">
            <text:p>758</text:p>
          </table:table-cell>
          <table:table-cell table:formula="of:= ([times.C760] - [times.B760]) / 1000000" office:value-type="float" office:value="112.84992" calcext:value-type="float">
            <text:p>112.84992</text:p>
          </table:table-cell>
          <table:table-cell table:formula="of:= ([times.E760] - [times.D760]) / 1000000" office:value-type="float" office:value="158.366976" calcext:value-type="float">
            <text:p>158.366976</text:p>
          </table:table-cell>
          <table:table-cell table:formula="of:= ([times.G760] - [times.F760]) / 1000000" office:value-type="float" office:value="168.84224" calcext:value-type="float">
            <text:p>168.84224</text:p>
          </table:table-cell>
        </table:table-row>
        <table:table-row table:style-name="ro1">
          <table:table-cell table:formula="of:=[times.A761]" office:value-type="float" office:value="759" calcext:value-type="float">
            <text:p>759</text:p>
          </table:table-cell>
          <table:table-cell table:formula="of:= ([times.C761] - [times.B761]) / 1000000" office:value-type="float" office:value="112.653824" calcext:value-type="float">
            <text:p>112.653824</text:p>
          </table:table-cell>
          <table:table-cell table:formula="of:= ([times.E761] - [times.D761]) / 1000000" office:value-type="float" office:value="158.202112" calcext:value-type="float">
            <text:p>158.202112</text:p>
          </table:table-cell>
          <table:table-cell table:formula="of:= ([times.G761] - [times.F761]) / 1000000" office:value-type="float" office:value="168.522752" calcext:value-type="float">
            <text:p>168.522752</text:p>
          </table:table-cell>
        </table:table-row>
        <table:table-row table:style-name="ro1">
          <table:table-cell table:formula="of:=[times.A762]" office:value-type="float" office:value="760" calcext:value-type="float">
            <text:p>760</text:p>
          </table:table-cell>
          <table:table-cell table:formula="of:= ([times.C762] - [times.B762]) / 1000000" office:value-type="float" office:value="112.411904" calcext:value-type="float">
            <text:p>112.411904</text:p>
          </table:table-cell>
          <table:table-cell table:formula="of:= ([times.E762] - [times.D762]) / 1000000" office:value-type="float" office:value="158.03904" calcext:value-type="float">
            <text:p>158.03904</text:p>
          </table:table-cell>
          <table:table-cell table:formula="of:= ([times.G762] - [times.F762]) / 1000000" office:value-type="float" office:value="168.207104" calcext:value-type="float">
            <text:p>168.207104</text:p>
          </table:table-cell>
        </table:table-row>
        <table:table-row table:style-name="ro1">
          <table:table-cell table:formula="of:=[times.A763]" office:value-type="float" office:value="761" calcext:value-type="float">
            <text:p>761</text:p>
          </table:table-cell>
          <table:table-cell table:formula="of:= ([times.C763] - [times.B763]) / 1000000" office:value-type="float" office:value="112.206336" calcext:value-type="float">
            <text:p>112.206336</text:p>
          </table:table-cell>
          <table:table-cell table:formula="of:= ([times.E763] - [times.D763]) / 1000000" office:value-type="float" office:value="157.874432" calcext:value-type="float">
            <text:p>157.874432</text:p>
          </table:table-cell>
          <table:table-cell table:formula="of:= ([times.G763] - [times.F763]) / 1000000" office:value-type="float" office:value="167.904" calcext:value-type="float">
            <text:p>167.904</text:p>
          </table:table-cell>
        </table:table-row>
        <table:table-row table:style-name="ro1">
          <table:table-cell table:formula="of:=[times.A764]" office:value-type="float" office:value="762" calcext:value-type="float">
            <text:p>762</text:p>
          </table:table-cell>
          <table:table-cell table:formula="of:= ([times.C764] - [times.B764]) / 1000000" office:value-type="float" office:value="111.9872" calcext:value-type="float">
            <text:p>111.9872</text:p>
          </table:table-cell>
          <table:table-cell table:formula="of:= ([times.E764] - [times.D764]) / 1000000" office:value-type="float" office:value="157.808896" calcext:value-type="float">
            <text:p>157.808896</text:p>
          </table:table-cell>
          <table:table-cell table:formula="of:= ([times.G764] - [times.F764]) / 1000000" office:value-type="float" office:value="167.576064" calcext:value-type="float">
            <text:p>167.576064</text:p>
          </table:table-cell>
        </table:table-row>
        <table:table-row table:style-name="ro1">
          <table:table-cell table:formula="of:=[times.A765]" office:value-type="float" office:value="763" calcext:value-type="float">
            <text:p>763</text:p>
          </table:table-cell>
          <table:table-cell table:formula="of:= ([times.C765] - [times.B765]) / 1000000" office:value-type="float" office:value="111.805952" calcext:value-type="float">
            <text:p>111.805952</text:p>
          </table:table-cell>
          <table:table-cell table:formula="of:= ([times.E765] - [times.D765]) / 1000000" office:value-type="float" office:value="157.373952" calcext:value-type="float">
            <text:p>157.373952</text:p>
          </table:table-cell>
          <table:table-cell table:formula="of:= ([times.G765] - [times.F765]) / 1000000" office:value-type="float" office:value="167.273984" calcext:value-type="float">
            <text:p>167.273984</text:p>
          </table:table-cell>
        </table:table-row>
        <table:table-row table:style-name="ro1">
          <table:table-cell table:formula="of:=[times.A766]" office:value-type="float" office:value="764" calcext:value-type="float">
            <text:p>764</text:p>
          </table:table-cell>
          <table:table-cell table:formula="of:= ([times.C766] - [times.B766]) / 1000000" office:value-type="float" office:value="111.707136" calcext:value-type="float">
            <text:p>111.707136</text:p>
          </table:table-cell>
          <table:table-cell table:formula="of:= ([times.E766] - [times.D766]) / 1000000" office:value-type="float" office:value="157.038848" calcext:value-type="float">
            <text:p>157.038848</text:p>
          </table:table-cell>
          <table:table-cell table:formula="of:= ([times.G766] - [times.F766]) / 1000000" office:value-type="float" office:value="166.967552" calcext:value-type="float">
            <text:p>166.967552</text:p>
          </table:table-cell>
        </table:table-row>
        <table:table-row table:style-name="ro1">
          <table:table-cell table:formula="of:=[times.A767]" office:value-type="float" office:value="765" calcext:value-type="float">
            <text:p>765</text:p>
          </table:table-cell>
          <table:table-cell table:formula="of:= ([times.C767] - [times.B767]) / 1000000" office:value-type="float" office:value="111.495168" calcext:value-type="float">
            <text:p>111.495168</text:p>
          </table:table-cell>
          <table:table-cell table:formula="of:= ([times.E767] - [times.D767]) / 1000000" office:value-type="float" office:value="156.824064" calcext:value-type="float">
            <text:p>156.824064</text:p>
          </table:table-cell>
          <table:table-cell table:formula="of:= ([times.G767] - [times.F767]) / 1000000" office:value-type="float" office:value="166.669824" calcext:value-type="float">
            <text:p>166.669824</text:p>
          </table:table-cell>
        </table:table-row>
        <table:table-row table:style-name="ro1">
          <table:table-cell table:formula="of:=[times.A768]" office:value-type="float" office:value="766" calcext:value-type="float">
            <text:p>766</text:p>
          </table:table-cell>
          <table:table-cell table:formula="of:= ([times.C768] - [times.B768]) / 1000000" office:value-type="float" office:value="111.321856" calcext:value-type="float">
            <text:p>111.321856</text:p>
          </table:table-cell>
          <table:table-cell table:formula="of:= ([times.E768] - [times.D768]) / 1000000" office:value-type="float" office:value="156.627712" calcext:value-type="float">
            <text:p>156.627712</text:p>
          </table:table-cell>
          <table:table-cell table:formula="of:= ([times.G768] - [times.F768]) / 1000000" office:value-type="float" office:value="166.37312" calcext:value-type="float">
            <text:p>166.37312</text:p>
          </table:table-cell>
        </table:table-row>
        <table:table-row table:style-name="ro1">
          <table:table-cell table:formula="of:=[times.A769]" office:value-type="float" office:value="767" calcext:value-type="float">
            <text:p>767</text:p>
          </table:table-cell>
          <table:table-cell table:formula="of:= ([times.C769] - [times.B769]) / 1000000" office:value-type="float" office:value="111.095808" calcext:value-type="float">
            <text:p>111.095808</text:p>
          </table:table-cell>
          <table:table-cell table:formula="of:= ([times.E769] - [times.D769]) / 1000000" office:value-type="float" office:value="156.33024" calcext:value-type="float">
            <text:p>156.33024</text:p>
          </table:table-cell>
          <table:table-cell table:formula="of:= ([times.G769] - [times.F769]) / 1000000" office:value-type="float" office:value="166.043392" calcext:value-type="float">
            <text:p>166.043392</text:p>
          </table:table-cell>
        </table:table-row>
        <table:table-row table:style-name="ro1">
          <table:table-cell table:formula="of:=[times.A770]" office:value-type="float" office:value="768" calcext:value-type="float">
            <text:p>768</text:p>
          </table:table-cell>
          <table:table-cell table:formula="of:= ([times.C770] - [times.B770]) / 1000000" office:value-type="float" office:value="110.892032" calcext:value-type="float">
            <text:p>110.892032</text:p>
          </table:table-cell>
          <table:table-cell table:formula="of:= ([times.E770] - [times.D770]) / 1000000" office:value-type="float" office:value="156.071936" calcext:value-type="float">
            <text:p>156.071936</text:p>
          </table:table-cell>
          <table:table-cell table:formula="of:= ([times.G770] - [times.F770]) / 1000000" office:value-type="float" office:value="165.741568" calcext:value-type="float">
            <text:p>165.741568</text:p>
          </table:table-cell>
        </table:table-row>
        <table:table-row table:style-name="ro1">
          <table:table-cell table:formula="of:=[times.A771]" office:value-type="float" office:value="769" calcext:value-type="float">
            <text:p>769</text:p>
          </table:table-cell>
          <table:table-cell table:formula="of:= ([times.C771] - [times.B771]) / 1000000" office:value-type="float" office:value="110.706176" calcext:value-type="float">
            <text:p>110.706176</text:p>
          </table:table-cell>
          <table:table-cell table:formula="of:= ([times.E771] - [times.D771]) / 1000000" office:value-type="float" office:value="155.878656" calcext:value-type="float">
            <text:p>155.878656</text:p>
          </table:table-cell>
          <table:table-cell table:formula="of:= ([times.G771] - [times.F771]) / 1000000" office:value-type="float" office:value="165.562112" calcext:value-type="float">
            <text:p>165.562112</text:p>
          </table:table-cell>
        </table:table-row>
        <table:table-row table:style-name="ro1">
          <table:table-cell table:formula="of:=[times.A772]" office:value-type="float" office:value="770" calcext:value-type="float">
            <text:p>770</text:p>
          </table:table-cell>
          <table:table-cell table:formula="of:= ([times.C772] - [times.B772]) / 1000000" office:value-type="float" office:value="110.523904" calcext:value-type="float">
            <text:p>110.523904</text:p>
          </table:table-cell>
          <table:table-cell table:formula="of:= ([times.E772] - [times.D772]) / 1000000" office:value-type="float" office:value="155.69408" calcext:value-type="float">
            <text:p>155.69408</text:p>
          </table:table-cell>
          <table:table-cell table:formula="of:= ([times.G772] - [times.F772]) / 1000000" office:value-type="float" office:value="165.643776" calcext:value-type="float">
            <text:p>165.643776</text:p>
          </table:table-cell>
        </table:table-row>
        <table:table-row table:style-name="ro1">
          <table:table-cell table:formula="of:=[times.A773]" office:value-type="float" office:value="771" calcext:value-type="float">
            <text:p>771</text:p>
          </table:table-cell>
          <table:table-cell table:formula="of:= ([times.C773] - [times.B773]) / 1000000" office:value-type="float" office:value="110.356992" calcext:value-type="float">
            <text:p>110.356992</text:p>
          </table:table-cell>
          <table:table-cell table:formula="of:= ([times.E773] - [times.D773]) / 1000000" office:value-type="float" office:value="155.40992" calcext:value-type="float">
            <text:p>155.40992</text:p>
          </table:table-cell>
          <table:table-cell table:formula="of:= ([times.G773] - [times.F773]) / 1000000" office:value-type="float" office:value="165.31712" calcext:value-type="float">
            <text:p>165.31712</text:p>
          </table:table-cell>
        </table:table-row>
        <table:table-row table:style-name="ro1">
          <table:table-cell table:formula="of:=[times.A774]" office:value-type="float" office:value="772" calcext:value-type="float">
            <text:p>772</text:p>
          </table:table-cell>
          <table:table-cell table:formula="of:= ([times.C774] - [times.B774]) / 1000000" office:value-type="float" office:value="110.189056" calcext:value-type="float">
            <text:p>110.189056</text:p>
          </table:table-cell>
          <table:table-cell table:formula="of:= ([times.E774] - [times.D774]) / 1000000" office:value-type="float" office:value="155.156224" calcext:value-type="float">
            <text:p>155.156224</text:p>
          </table:table-cell>
          <table:table-cell table:formula="of:= ([times.G774] - [times.F774]) / 1000000" office:value-type="float" office:value="165.013504" calcext:value-type="float">
            <text:p>165.013504</text:p>
          </table:table-cell>
        </table:table-row>
        <table:table-row table:style-name="ro1">
          <table:table-cell table:formula="of:=[times.A775]" office:value-type="float" office:value="773" calcext:value-type="float">
            <text:p>773</text:p>
          </table:table-cell>
          <table:table-cell table:formula="of:= ([times.C775] - [times.B775]) / 1000000" office:value-type="float" office:value="109.95712" calcext:value-type="float">
            <text:p>109.95712</text:p>
          </table:table-cell>
          <table:table-cell table:formula="of:= ([times.E775] - [times.D775]) / 1000000" office:value-type="float" office:value="154.989056" calcext:value-type="float">
            <text:p>154.989056</text:p>
          </table:table-cell>
          <table:table-cell table:formula="of:= ([times.G775] - [times.F775]) / 1000000" office:value-type="float" office:value="164.705024" calcext:value-type="float">
            <text:p>164.705024</text:p>
          </table:table-cell>
        </table:table-row>
        <table:table-row table:style-name="ro1">
          <table:table-cell table:formula="of:=[times.A776]" office:value-type="float" office:value="774" calcext:value-type="float">
            <text:p>774</text:p>
          </table:table-cell>
          <table:table-cell table:formula="of:= ([times.C776] - [times.B776]) / 1000000" office:value-type="float" office:value="109.784576" calcext:value-type="float">
            <text:p>109.784576</text:p>
          </table:table-cell>
          <table:table-cell table:formula="of:= ([times.E776] - [times.D776]) / 1000000" office:value-type="float" office:value="154.827008" calcext:value-type="float">
            <text:p>154.827008</text:p>
          </table:table-cell>
          <table:table-cell table:formula="of:= ([times.G776] - [times.F776]) / 1000000" office:value-type="float" office:value="164.359936" calcext:value-type="float">
            <text:p>164.359936</text:p>
          </table:table-cell>
        </table:table-row>
        <table:table-row table:style-name="ro1">
          <table:table-cell table:formula="of:=[times.A777]" office:value-type="float" office:value="775" calcext:value-type="float">
            <text:p>775</text:p>
          </table:table-cell>
          <table:table-cell table:formula="of:= ([times.C777] - [times.B777]) / 1000000" office:value-type="float" office:value="109.610752" calcext:value-type="float">
            <text:p>109.610752</text:p>
          </table:table-cell>
          <table:table-cell table:formula="of:= ([times.E777] - [times.D777]) / 1000000" office:value-type="float" office:value="154.67008" calcext:value-type="float">
            <text:p>154.67008</text:p>
          </table:table-cell>
          <table:table-cell table:formula="of:= ([times.G777] - [times.F777]) / 1000000" office:value-type="float" office:value="164.016896" calcext:value-type="float">
            <text:p>164.016896</text:p>
          </table:table-cell>
        </table:table-row>
        <table:table-row table:style-name="ro1">
          <table:table-cell table:formula="of:=[times.A778]" office:value-type="float" office:value="776" calcext:value-type="float">
            <text:p>776</text:p>
          </table:table-cell>
          <table:table-cell table:formula="of:= ([times.C778] - [times.B778]) / 1000000" office:value-type="float" office:value="109.44512" calcext:value-type="float">
            <text:p>109.44512</text:p>
          </table:table-cell>
          <table:table-cell table:formula="of:= ([times.E778] - [times.D778]) / 1000000" office:value-type="float" office:value="154.505728" calcext:value-type="float">
            <text:p>154.505728</text:p>
          </table:table-cell>
          <table:table-cell table:formula="of:= ([times.G778] - [times.F778]) / 1000000" office:value-type="float" office:value="163.75296" calcext:value-type="float">
            <text:p>163.75296</text:p>
          </table:table-cell>
        </table:table-row>
        <table:table-row table:style-name="ro1">
          <table:table-cell table:formula="of:=[times.A779]" office:value-type="float" office:value="777" calcext:value-type="float">
            <text:p>777</text:p>
          </table:table-cell>
          <table:table-cell table:formula="of:= ([times.C779] - [times.B779]) / 1000000" office:value-type="float" office:value="109.28384" calcext:value-type="float">
            <text:p>109.28384</text:p>
          </table:table-cell>
          <table:table-cell table:formula="of:= ([times.E779] - [times.D779]) / 1000000" office:value-type="float" office:value="154.342144" calcext:value-type="float">
            <text:p>154.342144</text:p>
          </table:table-cell>
          <table:table-cell table:formula="of:= ([times.G779] - [times.F779]) / 1000000" office:value-type="float" office:value="163.755776" calcext:value-type="float">
            <text:p>163.755776</text:p>
          </table:table-cell>
        </table:table-row>
        <table:table-row table:style-name="ro1">
          <table:table-cell table:formula="of:=[times.A780]" office:value-type="float" office:value="778" calcext:value-type="float">
            <text:p>778</text:p>
          </table:table-cell>
          <table:table-cell table:formula="of:= ([times.C780] - [times.B780]) / 1000000" office:value-type="float" office:value="109.11872" calcext:value-type="float">
            <text:p>109.11872</text:p>
          </table:table-cell>
          <table:table-cell table:formula="of:= ([times.E780] - [times.D780]) / 1000000" office:value-type="float" office:value="154.176" calcext:value-type="float">
            <text:p>154.176</text:p>
          </table:table-cell>
          <table:table-cell table:formula="of:= ([times.G780] - [times.F780]) / 1000000" office:value-type="float" office:value="163.44064" calcext:value-type="float">
            <text:p>163.44064</text:p>
          </table:table-cell>
        </table:table-row>
        <table:table-row table:style-name="ro1">
          <table:table-cell table:formula="of:=[times.A781]" office:value-type="float" office:value="779" calcext:value-type="float">
            <text:p>779</text:p>
          </table:table-cell>
          <table:table-cell table:formula="of:= ([times.C781] - [times.B781]) / 1000000" office:value-type="float" office:value="108.957184" calcext:value-type="float">
            <text:p>108.957184</text:p>
          </table:table-cell>
          <table:table-cell table:formula="of:= ([times.E781] - [times.D781]) / 1000000" office:value-type="float" office:value="153.904128" calcext:value-type="float">
            <text:p>153.904128</text:p>
          </table:table-cell>
          <table:table-cell table:formula="of:= ([times.G781] - [times.F781]) / 1000000" office:value-type="float" office:value="163.141888" calcext:value-type="float">
            <text:p>163.141888</text:p>
          </table:table-cell>
        </table:table-row>
        <table:table-row table:style-name="ro1">
          <table:table-cell table:formula="of:=[times.A782]" office:value-type="float" office:value="780" calcext:value-type="float">
            <text:p>780</text:p>
          </table:table-cell>
          <table:table-cell table:formula="of:= ([times.C782] - [times.B782]) / 1000000" office:value-type="float" office:value="108.715776" calcext:value-type="float">
            <text:p>108.715776</text:p>
          </table:table-cell>
          <table:table-cell table:formula="of:= ([times.E782] - [times.D782]) / 1000000" office:value-type="float" office:value="153.689088" calcext:value-type="float">
            <text:p>153.689088</text:p>
          </table:table-cell>
          <table:table-cell table:formula="of:= ([times.G782] - [times.F782]) / 1000000" office:value-type="float" office:value="162.81984" calcext:value-type="float">
            <text:p>162.81984</text:p>
          </table:table-cell>
        </table:table-row>
        <table:table-row table:style-name="ro1">
          <table:table-cell table:formula="of:=[times.A783]" office:value-type="float" office:value="781" calcext:value-type="float">
            <text:p>781</text:p>
          </table:table-cell>
          <table:table-cell table:formula="of:= ([times.C783] - [times.B783]) / 1000000" office:value-type="float" office:value="108.56192" calcext:value-type="float">
            <text:p>108.56192</text:p>
          </table:table-cell>
          <table:table-cell table:formula="of:= ([times.E783] - [times.D783]) / 1000000" office:value-type="float" office:value="153.493248" calcext:value-type="float">
            <text:p>153.493248</text:p>
          </table:table-cell>
          <table:table-cell table:formula="of:= ([times.G783] - [times.F783]) / 1000000" office:value-type="float" office:value="162.52032" calcext:value-type="float">
            <text:p>162.52032</text:p>
          </table:table-cell>
        </table:table-row>
        <table:table-row table:style-name="ro1">
          <table:table-cell table:formula="of:=[times.A784]" office:value-type="float" office:value="782" calcext:value-type="float">
            <text:p>782</text:p>
          </table:table-cell>
          <table:table-cell table:formula="of:= ([times.C784] - [times.B784]) / 1000000" office:value-type="float" office:value="108.378112" calcext:value-type="float">
            <text:p>108.378112</text:p>
          </table:table-cell>
          <table:table-cell table:formula="of:= ([times.E784] - [times.D784]) / 1000000" office:value-type="float" office:value="153.337344" calcext:value-type="float">
            <text:p>153.337344</text:p>
          </table:table-cell>
          <table:table-cell table:formula="of:= ([times.G784] - [times.F784]) / 1000000" office:value-type="float" office:value="162.33088" calcext:value-type="float">
            <text:p>162.33088</text:p>
          </table:table-cell>
        </table:table-row>
        <table:table-row table:style-name="ro1">
          <table:table-cell table:formula="of:=[times.A785]" office:value-type="float" office:value="783" calcext:value-type="float">
            <text:p>783</text:p>
          </table:table-cell>
          <table:table-cell table:formula="of:= ([times.C785] - [times.B785]) / 1000000" office:value-type="float" office:value="108.152064" calcext:value-type="float">
            <text:p>108.152064</text:p>
          </table:table-cell>
          <table:table-cell table:formula="of:= ([times.E785] - [times.D785]) / 1000000" office:value-type="float" office:value="153.170944" calcext:value-type="float">
            <text:p>153.170944</text:p>
          </table:table-cell>
          <table:table-cell table:formula="of:= ([times.G785] - [times.F785]) / 1000000" office:value-type="float" office:value="162.301184" calcext:value-type="float">
            <text:p>162.301184</text:p>
          </table:table-cell>
        </table:table-row>
        <table:table-row table:style-name="ro1">
          <table:table-cell table:formula="of:=[times.A786]" office:value-type="float" office:value="784" calcext:value-type="float">
            <text:p>784</text:p>
          </table:table-cell>
          <table:table-cell table:formula="of:= ([times.C786] - [times.B786]) / 1000000" office:value-type="float" office:value="108.009984" calcext:value-type="float">
            <text:p>108.009984</text:p>
          </table:table-cell>
          <table:table-cell table:formula="of:= ([times.E786] - [times.D786]) / 1000000" office:value-type="float" office:value="152.91392" calcext:value-type="float">
            <text:p>152.91392</text:p>
          </table:table-cell>
          <table:table-cell table:formula="of:= ([times.G786] - [times.F786]) / 1000000" office:value-type="float" office:value="161.982208" calcext:value-type="float">
            <text:p>161.982208</text:p>
          </table:table-cell>
        </table:table-row>
        <table:table-row table:style-name="ro1">
          <table:table-cell table:formula="of:=[times.A787]" office:value-type="float" office:value="785" calcext:value-type="float">
            <text:p>785</text:p>
          </table:table-cell>
          <table:table-cell table:formula="of:= ([times.C787] - [times.B787]) / 1000000" office:value-type="float" office:value="116.037888" calcext:value-type="float">
            <text:p>116.037888</text:p>
          </table:table-cell>
          <table:table-cell table:formula="of:= ([times.E787] - [times.D787]) / 1000000" office:value-type="float" office:value="152.676608" calcext:value-type="float">
            <text:p>152.676608</text:p>
          </table:table-cell>
          <table:table-cell table:formula="of:= ([times.G787] - [times.F787]) / 1000000" office:value-type="float" office:value="161.681664" calcext:value-type="float">
            <text:p>161.681664</text:p>
          </table:table-cell>
        </table:table-row>
        <table:table-row table:style-name="ro1">
          <table:table-cell table:formula="of:=[times.A788]" office:value-type="float" office:value="786" calcext:value-type="float">
            <text:p>786</text:p>
          </table:table-cell>
          <table:table-cell table:formula="of:= ([times.C788] - [times.B788]) / 1000000" office:value-type="float" office:value="115.88608" calcext:value-type="float">
            <text:p>115.88608</text:p>
          </table:table-cell>
          <table:table-cell table:formula="of:= ([times.E788] - [times.D788]) / 1000000" office:value-type="float" office:value="152.511232" calcext:value-type="float">
            <text:p>152.511232</text:p>
          </table:table-cell>
          <table:table-cell table:formula="of:= ([times.G788] - [times.F788]) / 1000000" office:value-type="float" office:value="161.607424" calcext:value-type="float">
            <text:p>161.607424</text:p>
          </table:table-cell>
        </table:table-row>
        <table:table-row table:style-name="ro1">
          <table:table-cell table:formula="of:=[times.A789]" office:value-type="float" office:value="787" calcext:value-type="float">
            <text:p>787</text:p>
          </table:table-cell>
          <table:table-cell table:formula="of:= ([times.C789] - [times.B789]) / 1000000" office:value-type="float" office:value="115.724032" calcext:value-type="float">
            <text:p>115.724032</text:p>
          </table:table-cell>
          <table:table-cell table:formula="of:= ([times.E789] - [times.D789]) / 1000000" office:value-type="float" office:value="152.260096" calcext:value-type="float">
            <text:p>152.260096</text:p>
          </table:table-cell>
          <table:table-cell table:formula="of:= ([times.G789] - [times.F789]) / 1000000" office:value-type="float" office:value="161.277184" calcext:value-type="float">
            <text:p>161.277184</text:p>
          </table:table-cell>
        </table:table-row>
        <table:table-row table:style-name="ro1">
          <table:table-cell table:formula="of:=[times.A790]" office:value-type="float" office:value="788" calcext:value-type="float">
            <text:p>788</text:p>
          </table:table-cell>
          <table:table-cell table:formula="of:= ([times.C790] - [times.B790]) / 1000000" office:value-type="float" office:value="115.47392" calcext:value-type="float">
            <text:p>115.47392</text:p>
          </table:table-cell>
          <table:table-cell table:formula="of:= ([times.E790] - [times.D790]) / 1000000" office:value-type="float" office:value="152.028928" calcext:value-type="float">
            <text:p>152.028928</text:p>
          </table:table-cell>
          <table:table-cell table:formula="of:= ([times.G790] - [times.F790]) / 1000000" office:value-type="float" office:value="160.9728" calcext:value-type="float">
            <text:p>160.9728</text:p>
          </table:table-cell>
        </table:table-row>
        <table:table-row table:style-name="ro1">
          <table:table-cell table:formula="of:=[times.A791]" office:value-type="float" office:value="789" calcext:value-type="float">
            <text:p>789</text:p>
          </table:table-cell>
          <table:table-cell table:formula="of:= ([times.C791] - [times.B791]) / 1000000" office:value-type="float" office:value="115.30496" calcext:value-type="float">
            <text:p>115.30496</text:p>
          </table:table-cell>
          <table:table-cell table:formula="of:= ([times.E791] - [times.D791]) / 1000000" office:value-type="float" office:value="151.85408" calcext:value-type="float">
            <text:p>151.85408</text:p>
          </table:table-cell>
          <table:table-cell table:formula="of:= ([times.G791] - [times.F791]) / 1000000" office:value-type="float" office:value="160.786688" calcext:value-type="float">
            <text:p>160.786688</text:p>
          </table:table-cell>
        </table:table-row>
        <table:table-row table:style-name="ro1">
          <table:table-cell table:formula="of:=[times.A792]" office:value-type="float" office:value="790" calcext:value-type="float">
            <text:p>790</text:p>
          </table:table-cell>
          <table:table-cell table:formula="of:= ([times.C792] - [times.B792]) / 1000000" office:value-type="float" office:value="115.133952" calcext:value-type="float">
            <text:p>115.133952</text:p>
          </table:table-cell>
          <table:table-cell table:formula="of:= ([times.E792] - [times.D792]) / 1000000" office:value-type="float" office:value="151.54304" calcext:value-type="float">
            <text:p>151.54304</text:p>
          </table:table-cell>
          <table:table-cell table:formula="of:= ([times.G792] - [times.F792]) / 1000000" office:value-type="float" office:value="160.438016" calcext:value-type="float">
            <text:p>160.438016</text:p>
          </table:table-cell>
        </table:table-row>
        <table:table-row table:style-name="ro1">
          <table:table-cell table:formula="of:=[times.A793]" office:value-type="float" office:value="791" calcext:value-type="float">
            <text:p>791</text:p>
          </table:table-cell>
          <table:table-cell table:formula="of:= ([times.C793] - [times.B793]) / 1000000" office:value-type="float" office:value="114.972928" calcext:value-type="float">
            <text:p>114.972928</text:p>
          </table:table-cell>
          <table:table-cell table:formula="of:= ([times.E793] - [times.D793]) / 1000000" office:value-type="float" office:value="150.914048" calcext:value-type="float">
            <text:p>150.914048</text:p>
          </table:table-cell>
          <table:table-cell table:formula="of:= ([times.G793] - [times.F793]) / 1000000" office:value-type="float" office:value="160.47104" calcext:value-type="float">
            <text:p>160.47104</text:p>
          </table:table-cell>
        </table:table-row>
        <table:table-row table:style-name="ro1">
          <table:table-cell table:formula="of:=[times.A794]" office:value-type="float" office:value="792" calcext:value-type="float">
            <text:p>792</text:p>
          </table:table-cell>
          <table:table-cell table:formula="of:= ([times.C794] - [times.B794]) / 1000000" office:value-type="float" office:value="114.809856" calcext:value-type="float">
            <text:p>114.809856</text:p>
          </table:table-cell>
          <table:table-cell table:formula="of:= ([times.E794] - [times.D794]) / 1000000" office:value-type="float" office:value="150.57408" calcext:value-type="float">
            <text:p>150.57408</text:p>
          </table:table-cell>
          <table:table-cell table:formula="of:= ([times.G794] - [times.F794]) / 1000000" office:value-type="float" office:value="160.332288" calcext:value-type="float">
            <text:p>160.332288</text:p>
          </table:table-cell>
        </table:table-row>
        <table:table-row table:style-name="ro1">
          <table:table-cell table:formula="of:=[times.A795]" office:value-type="float" office:value="793" calcext:value-type="float">
            <text:p>793</text:p>
          </table:table-cell>
          <table:table-cell table:formula="of:= ([times.C795] - [times.B795]) / 1000000" office:value-type="float" office:value="114.644736" calcext:value-type="float">
            <text:p>114.644736</text:p>
          </table:table-cell>
          <table:table-cell table:formula="of:= ([times.E795] - [times.D795]) / 1000000" office:value-type="float" office:value="150.28608" calcext:value-type="float">
            <text:p>150.28608</text:p>
          </table:table-cell>
          <table:table-cell table:formula="of:= ([times.G795] - [times.F795]) / 1000000" office:value-type="float" office:value="160.263168" calcext:value-type="float">
            <text:p>160.263168</text:p>
          </table:table-cell>
        </table:table-row>
        <table:table-row table:style-name="ro1">
          <table:table-cell table:formula="of:=[times.A796]" office:value-type="float" office:value="794" calcext:value-type="float">
            <text:p>794</text:p>
          </table:table-cell>
          <table:table-cell table:formula="of:= ([times.C796] - [times.B796]) / 1000000" office:value-type="float" office:value="114.442752" calcext:value-type="float">
            <text:p>114.442752</text:p>
          </table:table-cell>
          <table:table-cell table:formula="of:= ([times.E796] - [times.D796]) / 1000000" office:value-type="float" office:value="149.838848" calcext:value-type="float">
            <text:p>149.838848</text:p>
          </table:table-cell>
          <table:table-cell table:formula="of:= ([times.G796] - [times.F796]) / 1000000" office:value-type="float" office:value="159.974912" calcext:value-type="float">
            <text:p>159.974912</text:p>
          </table:table-cell>
        </table:table-row>
        <table:table-row table:style-name="ro1">
          <table:table-cell table:formula="of:=[times.A797]" office:value-type="float" office:value="795" calcext:value-type="float">
            <text:p>795</text:p>
          </table:table-cell>
          <table:table-cell table:formula="of:= ([times.C797] - [times.B797]) / 1000000" office:value-type="float" office:value="114.2528" calcext:value-type="float">
            <text:p>114.2528</text:p>
          </table:table-cell>
          <table:table-cell table:formula="of:= ([times.E797] - [times.D797]) / 1000000" office:value-type="float" office:value="149.554688" calcext:value-type="float">
            <text:p>149.554688</text:p>
          </table:table-cell>
          <table:table-cell table:formula="of:= ([times.G797] - [times.F797]) / 1000000" office:value-type="float" office:value="159.80416" calcext:value-type="float">
            <text:p>159.80416</text:p>
          </table:table-cell>
        </table:table-row>
        <table:table-row table:style-name="ro1">
          <table:table-cell table:formula="of:=[times.A798]" office:value-type="float" office:value="796" calcext:value-type="float">
            <text:p>796</text:p>
          </table:table-cell>
          <table:table-cell table:formula="of:= ([times.C798] - [times.B798]) / 1000000" office:value-type="float" office:value="114.081536" calcext:value-type="float">
            <text:p>114.081536</text:p>
          </table:table-cell>
          <table:table-cell table:formula="of:= ([times.E798] - [times.D798]) / 1000000" office:value-type="float" office:value="149.408768" calcext:value-type="float">
            <text:p>149.408768</text:p>
          </table:table-cell>
          <table:table-cell table:formula="of:= ([times.G798] - [times.F798]) / 1000000" office:value-type="float" office:value="159.748096" calcext:value-type="float">
            <text:p>159.748096</text:p>
          </table:table-cell>
        </table:table-row>
        <table:table-row table:style-name="ro1">
          <table:table-cell table:formula="of:=[times.A799]" office:value-type="float" office:value="797" calcext:value-type="float">
            <text:p>797</text:p>
          </table:table-cell>
          <table:table-cell table:formula="of:= ([times.C799] - [times.B799]) / 1000000" office:value-type="float" office:value="113.889792" calcext:value-type="float">
            <text:p>113.889792</text:p>
          </table:table-cell>
          <table:table-cell table:formula="of:= ([times.E799] - [times.D799]) / 1000000" office:value-type="float" office:value="148.849152" calcext:value-type="float">
            <text:p>148.849152</text:p>
          </table:table-cell>
          <table:table-cell table:formula="of:= ([times.G799] - [times.F799]) / 1000000" office:value-type="float" office:value="159.45856" calcext:value-type="float">
            <text:p>159.45856</text:p>
          </table:table-cell>
        </table:table-row>
        <table:table-row table:style-name="ro1">
          <table:table-cell table:formula="of:=[times.A800]" office:value-type="float" office:value="798" calcext:value-type="float">
            <text:p>798</text:p>
          </table:table-cell>
          <table:table-cell table:formula="of:= ([times.C800] - [times.B800]) / 1000000" office:value-type="float" office:value="113.679616" calcext:value-type="float">
            <text:p>113.679616</text:p>
          </table:table-cell>
          <table:table-cell table:formula="of:= ([times.E800] - [times.D800]) / 1000000" office:value-type="float" office:value="148.605696" calcext:value-type="float">
            <text:p>148.605696</text:p>
          </table:table-cell>
          <table:table-cell table:formula="of:= ([times.G800] - [times.F800]) / 1000000" office:value-type="float" office:value="159.157248" calcext:value-type="float">
            <text:p>159.157248</text:p>
          </table:table-cell>
        </table:table-row>
        <table:table-row table:style-name="ro1">
          <table:table-cell table:formula="of:=[times.A801]" office:value-type="float" office:value="799" calcext:value-type="float">
            <text:p>799</text:p>
          </table:table-cell>
          <table:table-cell table:formula="of:= ([times.C801] - [times.B801]) / 1000000" office:value-type="float" office:value="113.453824" calcext:value-type="float">
            <text:p>113.453824</text:p>
          </table:table-cell>
          <table:table-cell table:formula="of:= ([times.E801] - [times.D801]) / 1000000" office:value-type="float" office:value="148.243968" calcext:value-type="float">
            <text:p>148.243968</text:p>
          </table:table-cell>
          <table:table-cell table:formula="of:= ([times.G801] - [times.F801]) / 1000000" office:value-type="float" office:value="159.027968" calcext:value-type="float">
            <text:p>159.027968</text:p>
          </table:table-cell>
        </table:table-row>
        <table:table-row table:style-name="ro1">
          <table:table-cell table:formula="of:=[times.A802]" office:value-type="float" office:value="800" calcext:value-type="float">
            <text:p>800</text:p>
          </table:table-cell>
          <table:table-cell table:formula="of:= ([times.C802] - [times.B802]) / 1000000" office:value-type="float" office:value="113.279488" calcext:value-type="float">
            <text:p>113.279488</text:p>
          </table:table-cell>
          <table:table-cell table:formula="of:= ([times.E802] - [times.D802]) / 1000000" office:value-type="float" office:value="147.860992" calcext:value-type="float">
            <text:p>147.860992</text:p>
          </table:table-cell>
          <table:table-cell table:formula="of:= ([times.G802] - [times.F802]) / 1000000" office:value-type="float" office:value="159.15392" calcext:value-type="float">
            <text:p>159.15392</text:p>
          </table:table-cell>
        </table:table-row>
        <table:table-row table:style-name="ro1">
          <table:table-cell table:formula="of:=[times.A803]" office:value-type="float" office:value="801" calcext:value-type="float">
            <text:p>801</text:p>
          </table:table-cell>
          <table:table-cell table:formula="of:= ([times.C803] - [times.B803]) / 1000000" office:value-type="float" office:value="113.046016" calcext:value-type="float">
            <text:p>113.046016</text:p>
          </table:table-cell>
          <table:table-cell table:formula="of:= ([times.E803] - [times.D803]) / 1000000" office:value-type="float" office:value="147.224832" calcext:value-type="float">
            <text:p>147.224832</text:p>
          </table:table-cell>
          <table:table-cell table:formula="of:= ([times.G803] - [times.F803]) / 1000000" office:value-type="float" office:value="158.829824" calcext:value-type="float">
            <text:p>158.829824</text:p>
          </table:table-cell>
        </table:table-row>
        <table:table-row table:style-name="ro1">
          <table:table-cell table:formula="of:=[times.A804]" office:value-type="float" office:value="802" calcext:value-type="float">
            <text:p>802</text:p>
          </table:table-cell>
          <table:table-cell table:formula="of:= ([times.C804] - [times.B804]) / 1000000" office:value-type="float" office:value="112.880128" calcext:value-type="float">
            <text:p>112.880128</text:p>
          </table:table-cell>
          <table:table-cell table:formula="of:= ([times.E804] - [times.D804]) / 1000000" office:value-type="float" office:value="146.71104" calcext:value-type="float">
            <text:p>146.71104</text:p>
          </table:table-cell>
          <table:table-cell table:formula="of:= ([times.G804] - [times.F804]) / 1000000" office:value-type="float" office:value="158.525696" calcext:value-type="float">
            <text:p>158.525696</text:p>
          </table:table-cell>
        </table:table-row>
        <table:table-row table:style-name="ro1">
          <table:table-cell table:formula="of:=[times.A805]" office:value-type="float" office:value="803" calcext:value-type="float">
            <text:p>803</text:p>
          </table:table-cell>
          <table:table-cell table:formula="of:= ([times.C805] - [times.B805]) / 1000000" office:value-type="float" office:value="112.708096" calcext:value-type="float">
            <text:p>112.708096</text:p>
          </table:table-cell>
          <table:table-cell table:formula="of:= ([times.E805] - [times.D805]) / 1000000" office:value-type="float" office:value="146.288128" calcext:value-type="float">
            <text:p>146.288128</text:p>
          </table:table-cell>
          <table:table-cell table:formula="of:= ([times.G805] - [times.F805]) / 1000000" office:value-type="float" office:value="158.17472" calcext:value-type="float">
            <text:p>158.17472</text:p>
          </table:table-cell>
        </table:table-row>
        <table:table-row table:style-name="ro1">
          <table:table-cell table:formula="of:=[times.A806]" office:value-type="float" office:value="804" calcext:value-type="float">
            <text:p>804</text:p>
          </table:table-cell>
          <table:table-cell table:formula="of:= ([times.C806] - [times.B806]) / 1000000" office:value-type="float" office:value="112.481792" calcext:value-type="float">
            <text:p>112.481792</text:p>
          </table:table-cell>
          <table:table-cell table:formula="of:= ([times.E806] - [times.D806]) / 1000000" office:value-type="float" office:value="146.070016" calcext:value-type="float">
            <text:p>146.070016</text:p>
          </table:table-cell>
          <table:table-cell table:formula="of:= ([times.G806] - [times.F806]) / 1000000" office:value-type="float" office:value="157.875968" calcext:value-type="float">
            <text:p>157.875968</text:p>
          </table:table-cell>
        </table:table-row>
        <table:table-row table:style-name="ro1">
          <table:table-cell table:formula="of:=[times.A807]" office:value-type="float" office:value="805" calcext:value-type="float">
            <text:p>805</text:p>
          </table:table-cell>
          <table:table-cell table:formula="of:= ([times.C807] - [times.B807]) / 1000000" office:value-type="float" office:value="112.334848" calcext:value-type="float">
            <text:p>112.334848</text:p>
          </table:table-cell>
          <table:table-cell table:formula="of:= ([times.E807] - [times.D807]) / 1000000" office:value-type="float" office:value="145.869056" calcext:value-type="float">
            <text:p>145.869056</text:p>
          </table:table-cell>
          <table:table-cell table:formula="of:= ([times.G807] - [times.F807]) / 1000000" office:value-type="float" office:value="157.577984" calcext:value-type="float">
            <text:p>157.577984</text:p>
          </table:table-cell>
        </table:table-row>
        <table:table-row table:style-name="ro1">
          <table:table-cell table:formula="of:=[times.A808]" office:value-type="float" office:value="806" calcext:value-type="float">
            <text:p>806</text:p>
          </table:table-cell>
          <table:table-cell table:formula="of:= ([times.C808] - [times.B808]) / 1000000" office:value-type="float" office:value="112.099072" calcext:value-type="float">
            <text:p>112.099072</text:p>
          </table:table-cell>
          <table:table-cell table:formula="of:= ([times.E808] - [times.D808]) / 1000000" office:value-type="float" office:value="145.694976" calcext:value-type="float">
            <text:p>145.694976</text:p>
          </table:table-cell>
          <table:table-cell table:formula="of:= ([times.G808] - [times.F808]) / 1000000" office:value-type="float" office:value="157.282048" calcext:value-type="float">
            <text:p>157.282048</text:p>
          </table:table-cell>
        </table:table-row>
        <table:table-row table:style-name="ro1">
          <table:table-cell table:formula="of:=[times.A809]" office:value-type="float" office:value="807" calcext:value-type="float">
            <text:p>807</text:p>
          </table:table-cell>
          <table:table-cell table:formula="of:= ([times.C809] - [times.B809]) / 1000000" office:value-type="float" office:value="111.94624" calcext:value-type="float">
            <text:p>111.94624</text:p>
          </table:table-cell>
          <table:table-cell table:formula="of:= ([times.E809] - [times.D809]) / 1000000" office:value-type="float" office:value="145.531136" calcext:value-type="float">
            <text:p>145.531136</text:p>
          </table:table-cell>
          <table:table-cell table:formula="of:= ([times.G809] - [times.F809]) / 1000000" office:value-type="float" office:value="157.113856" calcext:value-type="float">
            <text:p>157.113856</text:p>
          </table:table-cell>
        </table:table-row>
        <table:table-row table:style-name="ro1">
          <table:table-cell table:formula="of:=[times.A810]" office:value-type="float" office:value="808" calcext:value-type="float">
            <text:p>808</text:p>
          </table:table-cell>
          <table:table-cell table:formula="of:= ([times.C810] - [times.B810]) / 1000000" office:value-type="float" office:value="111.751936" calcext:value-type="float">
            <text:p>111.751936</text:p>
          </table:table-cell>
          <table:table-cell table:formula="of:= ([times.E810] - [times.D810]) / 1000000" office:value-type="float" office:value="145.340928" calcext:value-type="float">
            <text:p>145.340928</text:p>
          </table:table-cell>
          <table:table-cell table:formula="of:= ([times.G810] - [times.F810]) / 1000000" office:value-type="float" office:value="157.271808" calcext:value-type="float">
            <text:p>157.271808</text:p>
          </table:table-cell>
        </table:table-row>
        <table:table-row table:style-name="ro1">
          <table:table-cell table:formula="of:=[times.A811]" office:value-type="float" office:value="809" calcext:value-type="float">
            <text:p>809</text:p>
          </table:table-cell>
          <table:table-cell table:formula="of:= ([times.C811] - [times.B811]) / 1000000" office:value-type="float" office:value="111.597056" calcext:value-type="float">
            <text:p>111.597056</text:p>
          </table:table-cell>
          <table:table-cell table:formula="of:= ([times.E811] - [times.D811]) / 1000000" office:value-type="float" office:value="145.186048" calcext:value-type="float">
            <text:p>145.186048</text:p>
          </table:table-cell>
          <table:table-cell table:formula="of:= ([times.G811] - [times.F811]) / 1000000" office:value-type="float" office:value="156.979968" calcext:value-type="float">
            <text:p>156.979968</text:p>
          </table:table-cell>
        </table:table-row>
        <table:table-row table:style-name="ro1">
          <table:table-cell table:formula="of:=[times.A812]" office:value-type="float" office:value="810" calcext:value-type="float">
            <text:p>810</text:p>
          </table:table-cell>
          <table:table-cell table:formula="of:= ([times.C812] - [times.B812]) / 1000000" office:value-type="float" office:value="111.3728" calcext:value-type="float">
            <text:p>111.3728</text:p>
          </table:table-cell>
          <table:table-cell table:formula="of:= ([times.E812] - [times.D812]) / 1000000" office:value-type="float" office:value="144.998656" calcext:value-type="float">
            <text:p>144.998656</text:p>
          </table:table-cell>
          <table:table-cell table:formula="of:= ([times.G812] - [times.F812]) / 1000000" office:value-type="float" office:value="156.64896" calcext:value-type="float">
            <text:p>156.64896</text:p>
          </table:table-cell>
        </table:table-row>
        <table:table-row table:style-name="ro1">
          <table:table-cell table:formula="of:=[times.A813]" office:value-type="float" office:value="811" calcext:value-type="float">
            <text:p>811</text:p>
          </table:table-cell>
          <table:table-cell table:formula="of:= ([times.C813] - [times.B813]) / 1000000" office:value-type="float" office:value="111.20896" calcext:value-type="float">
            <text:p>111.20896</text:p>
          </table:table-cell>
          <table:table-cell table:formula="of:= ([times.E813] - [times.D813]) / 1000000" office:value-type="float" office:value="144.749824" calcext:value-type="float">
            <text:p>144.749824</text:p>
          </table:table-cell>
          <table:table-cell table:formula="of:= ([times.G813] - [times.F813]) / 1000000" office:value-type="float" office:value="156.340992" calcext:value-type="float">
            <text:p>156.340992</text:p>
          </table:table-cell>
        </table:table-row>
        <table:table-row table:style-name="ro1">
          <table:table-cell table:formula="of:=[times.A814]" office:value-type="float" office:value="812" calcext:value-type="float">
            <text:p>812</text:p>
          </table:table-cell>
          <table:table-cell table:formula="of:= ([times.C814] - [times.B814]) / 1000000" office:value-type="float" office:value="110.991616" calcext:value-type="float">
            <text:p>110.991616</text:p>
          </table:table-cell>
          <table:table-cell table:formula="of:= ([times.E814] - [times.D814]) / 1000000" office:value-type="float" office:value="144.245504" calcext:value-type="float">
            <text:p>144.245504</text:p>
          </table:table-cell>
          <table:table-cell table:formula="of:= ([times.G814] - [times.F814]) / 1000000" office:value-type="float" office:value="156.02944" calcext:value-type="float">
            <text:p>156.02944</text:p>
          </table:table-cell>
        </table:table-row>
        <table:table-row table:style-name="ro1">
          <table:table-cell table:formula="of:=[times.A815]" office:value-type="float" office:value="813" calcext:value-type="float">
            <text:p>813</text:p>
          </table:table-cell>
          <table:table-cell table:formula="of:= ([times.C815] - [times.B815]) / 1000000" office:value-type="float" office:value="110.829312" calcext:value-type="float">
            <text:p>110.829312</text:p>
          </table:table-cell>
          <table:table-cell table:formula="of:= ([times.E815] - [times.D815]) / 1000000" office:value-type="float" office:value="143.860736" calcext:value-type="float">
            <text:p>143.860736</text:p>
          </table:table-cell>
          <table:table-cell table:formula="of:= ([times.G815] - [times.F815]) / 1000000" office:value-type="float" office:value="155.728896" calcext:value-type="float">
            <text:p>155.728896</text:p>
          </table:table-cell>
        </table:table-row>
        <table:table-row table:style-name="ro1">
          <table:table-cell table:formula="of:=[times.A816]" office:value-type="float" office:value="814" calcext:value-type="float">
            <text:p>814</text:p>
          </table:table-cell>
          <table:table-cell table:formula="of:= ([times.C816] - [times.B816]) / 1000000" office:value-type="float" office:value="110.632704" calcext:value-type="float">
            <text:p>110.632704</text:p>
          </table:table-cell>
          <table:table-cell table:formula="of:= ([times.E816] - [times.D816]) / 1000000" office:value-type="float" office:value="143.57504" calcext:value-type="float">
            <text:p>143.57504</text:p>
          </table:table-cell>
          <table:table-cell table:formula="of:= ([times.G816] - [times.F816]) / 1000000" office:value-type="float" office:value="155.43296" calcext:value-type="float">
            <text:p>155.43296</text:p>
          </table:table-cell>
        </table:table-row>
        <table:table-row table:style-name="ro1">
          <table:table-cell table:formula="of:=[times.A817]" office:value-type="float" office:value="815" calcext:value-type="float">
            <text:p>815</text:p>
          </table:table-cell>
          <table:table-cell table:formula="of:= ([times.C817] - [times.B817]) / 1000000" office:value-type="float" office:value="110.384128" calcext:value-type="float">
            <text:p>110.384128</text:p>
          </table:table-cell>
          <table:table-cell table:formula="of:= ([times.E817] - [times.D817]) / 1000000" office:value-type="float" office:value="143.378944" calcext:value-type="float">
            <text:p>143.378944</text:p>
          </table:table-cell>
          <table:table-cell table:formula="of:= ([times.G817] - [times.F817]) / 1000000" office:value-type="float" office:value="155.102208" calcext:value-type="float">
            <text:p>155.102208</text:p>
          </table:table-cell>
        </table:table-row>
        <table:table-row table:style-name="ro1">
          <table:table-cell table:formula="of:=[times.A818]" office:value-type="float" office:value="816" calcext:value-type="float">
            <text:p>816</text:p>
          </table:table-cell>
          <table:table-cell table:formula="of:= ([times.C818] - [times.B818]) / 1000000" office:value-type="float" office:value="110.209792" calcext:value-type="float">
            <text:p>110.209792</text:p>
          </table:table-cell>
          <table:table-cell table:formula="of:= ([times.E818] - [times.D818]) / 1000000" office:value-type="float" office:value="143.209216" calcext:value-type="float">
            <text:p>143.209216</text:p>
          </table:table-cell>
          <table:table-cell table:formula="of:= ([times.G818] - [times.F818]) / 1000000" office:value-type="float" office:value="154.922496" calcext:value-type="float">
            <text:p>154.922496</text:p>
          </table:table-cell>
        </table:table-row>
        <table:table-row table:style-name="ro1">
          <table:table-cell table:formula="of:=[times.A819]" office:value-type="float" office:value="817" calcext:value-type="float">
            <text:p>817</text:p>
          </table:table-cell>
          <table:table-cell table:formula="of:= ([times.C819] - [times.B819]) / 1000000" office:value-type="float" office:value="110.031872" calcext:value-type="float">
            <text:p>110.031872</text:p>
          </table:table-cell>
          <table:table-cell table:formula="of:= ([times.E819] - [times.D819]) / 1000000" office:value-type="float" office:value="143.049728" calcext:value-type="float">
            <text:p>143.049728</text:p>
          </table:table-cell>
          <table:table-cell table:formula="of:= ([times.G819] - [times.F819]) / 1000000" office:value-type="float" office:value="154.994688" calcext:value-type="float">
            <text:p>154.994688</text:p>
          </table:table-cell>
        </table:table-row>
        <table:table-row table:style-name="ro1">
          <table:table-cell table:formula="of:=[times.A820]" office:value-type="float" office:value="818" calcext:value-type="float">
            <text:p>818</text:p>
          </table:table-cell>
          <table:table-cell table:formula="of:= ([times.C820] - [times.B820]) / 1000000" office:value-type="float" office:value="109.867008" calcext:value-type="float">
            <text:p>109.867008</text:p>
          </table:table-cell>
          <table:table-cell table:formula="of:= ([times.E820] - [times.D820]) / 1000000" office:value-type="float" office:value="142.885888" calcext:value-type="float">
            <text:p>142.885888</text:p>
          </table:table-cell>
          <table:table-cell table:formula="of:= ([times.G820] - [times.F820]) / 1000000" office:value-type="float" office:value="154.676992" calcext:value-type="float">
            <text:p>154.676992</text:p>
          </table:table-cell>
        </table:table-row>
        <table:table-row table:style-name="ro1">
          <table:table-cell table:formula="of:=[times.A821]" office:value-type="float" office:value="819" calcext:value-type="float">
            <text:p>819</text:p>
          </table:table-cell>
          <table:table-cell table:formula="of:= ([times.C821] - [times.B821]) / 1000000" office:value-type="float" office:value="109.660928" calcext:value-type="float">
            <text:p>109.660928</text:p>
          </table:table-cell>
          <table:table-cell table:formula="of:= ([times.E821] - [times.D821]) / 1000000" office:value-type="float" office:value="142.724352" calcext:value-type="float">
            <text:p>142.724352</text:p>
          </table:table-cell>
          <table:table-cell table:formula="of:= ([times.G821] - [times.F821]) / 1000000" office:value-type="float" office:value="154.355968" calcext:value-type="float">
            <text:p>154.355968</text:p>
          </table:table-cell>
        </table:table-row>
        <table:table-row table:style-name="ro1">
          <table:table-cell table:formula="of:=[times.A822]" office:value-type="float" office:value="820" calcext:value-type="float">
            <text:p>820</text:p>
          </table:table-cell>
          <table:table-cell table:formula="of:= ([times.C822] - [times.B822]) / 1000000" office:value-type="float" office:value="109.489664" calcext:value-type="float">
            <text:p>109.489664</text:p>
          </table:table-cell>
          <table:table-cell table:formula="of:= ([times.E822] - [times.D822]) / 1000000" office:value-type="float" office:value="142.546688" calcext:value-type="float">
            <text:p>142.546688</text:p>
          </table:table-cell>
          <table:table-cell table:formula="of:= ([times.G822] - [times.F822]) / 1000000" office:value-type="float" office:value="154.059008" calcext:value-type="float">
            <text:p>154.059008</text:p>
          </table:table-cell>
        </table:table-row>
        <table:table-row table:style-name="ro1">
          <table:table-cell table:formula="of:=[times.A823]" office:value-type="float" office:value="821" calcext:value-type="float">
            <text:p>821</text:p>
          </table:table-cell>
          <table:table-cell table:formula="of:= ([times.C823] - [times.B823]) / 1000000" office:value-type="float" office:value="109.273856" calcext:value-type="float">
            <text:p>109.273856</text:p>
          </table:table-cell>
          <table:table-cell table:formula="of:= ([times.E823] - [times.D823]) / 1000000" office:value-type="float" office:value="142.3872" calcext:value-type="float">
            <text:p>142.3872</text:p>
          </table:table-cell>
          <table:table-cell table:formula="of:= ([times.G823] - [times.F823]) / 1000000" office:value-type="float" office:value="153.76512" calcext:value-type="float">
            <text:p>153.76512</text:p>
          </table:table-cell>
        </table:table-row>
        <table:table-row table:style-name="ro1">
          <table:table-cell table:formula="of:=[times.A824]" office:value-type="float" office:value="822" calcext:value-type="float">
            <text:p>822</text:p>
          </table:table-cell>
          <table:table-cell table:formula="of:= ([times.C824] - [times.B824]) / 1000000" office:value-type="float" office:value="109.082368" calcext:value-type="float">
            <text:p>109.082368</text:p>
          </table:table-cell>
          <table:table-cell table:formula="of:= ([times.E824] - [times.D824]) / 1000000" office:value-type="float" office:value="142.232064" calcext:value-type="float">
            <text:p>142.232064</text:p>
          </table:table-cell>
          <table:table-cell table:formula="of:= ([times.G824] - [times.F824]) / 1000000" office:value-type="float" office:value="153.276672" calcext:value-type="float">
            <text:p>153.276672</text:p>
          </table:table-cell>
        </table:table-row>
        <table:table-row table:style-name="ro1">
          <table:table-cell table:formula="of:=[times.A825]" office:value-type="float" office:value="823" calcext:value-type="float">
            <text:p>823</text:p>
          </table:table-cell>
          <table:table-cell table:formula="of:= ([times.C825] - [times.B825]) / 1000000" office:value-type="float" office:value="108.916992" calcext:value-type="float">
            <text:p>108.916992</text:p>
          </table:table-cell>
          <table:table-cell table:formula="of:= ([times.E825] - [times.D825]) / 1000000" office:value-type="float" office:value="142.065664" calcext:value-type="float">
            <text:p>142.065664</text:p>
          </table:table-cell>
          <table:table-cell table:formula="of:= ([times.G825] - [times.F825]) / 1000000" office:value-type="float" office:value="153.440768" calcext:value-type="float">
            <text:p>153.440768</text:p>
          </table:table-cell>
        </table:table-row>
        <table:table-row table:style-name="ro1">
          <table:table-cell table:formula="of:=[times.A826]" office:value-type="float" office:value="824" calcext:value-type="float">
            <text:p>824</text:p>
          </table:table-cell>
          <table:table-cell table:formula="of:= ([times.C826] - [times.B826]) / 1000000" office:value-type="float" office:value="108.703744" calcext:value-type="float">
            <text:p>108.703744</text:p>
          </table:table-cell>
          <table:table-cell table:formula="of:= ([times.E826] - [times.D826]) / 1000000" office:value-type="float" office:value="141.91104" calcext:value-type="float">
            <text:p>141.91104</text:p>
          </table:table-cell>
          <table:table-cell table:formula="of:= ([times.G826] - [times.F826]) / 1000000" office:value-type="float" office:value="153.499136" calcext:value-type="float">
            <text:p>153.499136</text:p>
          </table:table-cell>
        </table:table-row>
        <table:table-row table:style-name="ro1">
          <table:table-cell table:formula="of:=[times.A827]" office:value-type="float" office:value="825" calcext:value-type="float">
            <text:p>825</text:p>
          </table:table-cell>
          <table:table-cell table:formula="of:= ([times.C827] - [times.B827]) / 1000000" office:value-type="float" office:value="108.536832" calcext:value-type="float">
            <text:p>108.536832</text:p>
          </table:table-cell>
          <table:table-cell table:formula="of:= ([times.E827] - [times.D827]) / 1000000" office:value-type="float" office:value="141.745408" calcext:value-type="float">
            <text:p>141.745408</text:p>
          </table:table-cell>
          <table:table-cell table:formula="of:= ([times.G827] - [times.F827]) / 1000000" office:value-type="float" office:value="153.332992" calcext:value-type="float">
            <text:p>153.332992</text:p>
          </table:table-cell>
        </table:table-row>
        <table:table-row table:style-name="ro1">
          <table:table-cell table:formula="of:=[times.A828]" office:value-type="float" office:value="826" calcext:value-type="float">
            <text:p>826</text:p>
          </table:table-cell>
          <table:table-cell table:formula="of:= ([times.C828] - [times.B828]) / 1000000" office:value-type="float" office:value="108.343808" calcext:value-type="float">
            <text:p>108.343808</text:p>
          </table:table-cell>
          <table:table-cell table:formula="of:= ([times.E828] - [times.D828]) / 1000000" office:value-type="float" office:value="141.568" calcext:value-type="float">
            <text:p>141.568</text:p>
          </table:table-cell>
          <table:table-cell table:formula="of:= ([times.G828] - [times.F828]) / 1000000" office:value-type="float" office:value="153.004288" calcext:value-type="float">
            <text:p>153.004288</text:p>
          </table:table-cell>
        </table:table-row>
        <table:table-row table:style-name="ro1">
          <table:table-cell table:formula="of:=[times.A829]" office:value-type="float" office:value="827" calcext:value-type="float">
            <text:p>827</text:p>
          </table:table-cell>
          <table:table-cell table:formula="of:= ([times.C829] - [times.B829]) / 1000000" office:value-type="float" office:value="108.160768" calcext:value-type="float">
            <text:p>108.160768</text:p>
          </table:table-cell>
          <table:table-cell table:formula="of:= ([times.E829] - [times.D829]) / 1000000" office:value-type="float" office:value="141.407232" calcext:value-type="float">
            <text:p>141.407232</text:p>
          </table:table-cell>
          <table:table-cell table:formula="of:= ([times.G829] - [times.F829]) / 1000000" office:value-type="float" office:value="153.019904" calcext:value-type="float">
            <text:p>153.019904</text:p>
          </table:table-cell>
        </table:table-row>
        <table:table-row table:style-name="ro1">
          <table:table-cell table:formula="of:=[times.A830]" office:value-type="float" office:value="828" calcext:value-type="float">
            <text:p>828</text:p>
          </table:table-cell>
          <table:table-cell table:formula="of:= ([times.C830] - [times.B830]) / 1000000" office:value-type="float" office:value="107.971328" calcext:value-type="float">
            <text:p>107.971328</text:p>
          </table:table-cell>
          <table:table-cell table:formula="of:= ([times.E830] - [times.D830]) / 1000000" office:value-type="float" office:value="141.251328" calcext:value-type="float">
            <text:p>141.251328</text:p>
          </table:table-cell>
          <table:table-cell table:formula="of:= ([times.G830] - [times.F830]) / 1000000" office:value-type="float" office:value="152.965888" calcext:value-type="float">
            <text:p>152.965888</text:p>
          </table:table-cell>
        </table:table-row>
        <table:table-row table:style-name="ro1">
          <table:table-cell table:formula="of:=[times.A831]" office:value-type="float" office:value="829" calcext:value-type="float">
            <text:p>829</text:p>
          </table:table-cell>
          <table:table-cell table:formula="of:= ([times.C831] - [times.B831]) / 1000000" office:value-type="float" office:value="107.809792" calcext:value-type="float">
            <text:p>107.809792</text:p>
          </table:table-cell>
          <table:table-cell table:formula="of:= ([times.E831] - [times.D831]) / 1000000" office:value-type="float" office:value="141.075968" calcext:value-type="float">
            <text:p>141.075968</text:p>
          </table:table-cell>
          <table:table-cell table:formula="of:= ([times.G831] - [times.F831]) / 1000000" office:value-type="float" office:value="152.655872" calcext:value-type="float">
            <text:p>152.655872</text:p>
          </table:table-cell>
        </table:table-row>
        <table:table-row table:style-name="ro1">
          <table:table-cell table:formula="of:=[times.A832]" office:value-type="float" office:value="830" calcext:value-type="float">
            <text:p>830</text:p>
          </table:table-cell>
          <table:table-cell table:formula="of:= ([times.C832] - [times.B832]) / 1000000" office:value-type="float" office:value="107.650304" calcext:value-type="float">
            <text:p>107.650304</text:p>
          </table:table-cell>
          <table:table-cell table:formula="of:= ([times.E832] - [times.D832]) / 1000000" office:value-type="float" office:value="140.910848" calcext:value-type="float">
            <text:p>140.910848</text:p>
          </table:table-cell>
          <table:table-cell table:formula="of:= ([times.G832] - [times.F832]) / 1000000" office:value-type="float" office:value="152.258304" calcext:value-type="float">
            <text:p>152.258304</text:p>
          </table:table-cell>
        </table:table-row>
        <table:table-row table:style-name="ro1">
          <table:table-cell table:formula="of:=[times.A833]" office:value-type="float" office:value="831" calcext:value-type="float">
            <text:p>831</text:p>
          </table:table-cell>
          <table:table-cell table:formula="of:= ([times.C833] - [times.B833]) / 1000000" office:value-type="float" office:value="107.443712" calcext:value-type="float">
            <text:p>107.443712</text:p>
          </table:table-cell>
          <table:table-cell table:formula="of:= ([times.E833] - [times.D833]) / 1000000" office:value-type="float" office:value="140.759808" calcext:value-type="float">
            <text:p>140.759808</text:p>
          </table:table-cell>
          <table:table-cell table:formula="of:= ([times.G833] - [times.F833]) / 1000000" office:value-type="float" office:value="152.15104" calcext:value-type="float">
            <text:p>152.15104</text:p>
          </table:table-cell>
        </table:table-row>
        <table:table-row table:style-name="ro1">
          <table:table-cell table:formula="of:=[times.A834]" office:value-type="float" office:value="832" calcext:value-type="float">
            <text:p>832</text:p>
          </table:table-cell>
          <table:table-cell table:formula="of:= ([times.C834] - [times.B834]) / 1000000" office:value-type="float" office:value="107.283968" calcext:value-type="float">
            <text:p>107.283968</text:p>
          </table:table-cell>
          <table:table-cell table:formula="of:= ([times.E834] - [times.D834]) / 1000000" office:value-type="float" office:value="140.576768" calcext:value-type="float">
            <text:p>140.576768</text:p>
          </table:table-cell>
          <table:table-cell table:formula="of:= ([times.G834] - [times.F834]) / 1000000" office:value-type="float" office:value="151.902208" calcext:value-type="float">
            <text:p>151.902208</text:p>
          </table:table-cell>
        </table:table-row>
        <table:table-row table:style-name="ro1">
          <table:table-cell table:formula="of:=[times.A835]" office:value-type="float" office:value="833" calcext:value-type="float">
            <text:p>833</text:p>
          </table:table-cell>
          <table:table-cell table:formula="of:= ([times.C835] - [times.B835]) / 1000000" office:value-type="float" office:value="107.116032" calcext:value-type="float">
            <text:p>107.116032</text:p>
          </table:table-cell>
          <table:table-cell table:formula="of:= ([times.E835] - [times.D835]) / 1000000" office:value-type="float" office:value="140.443136" calcext:value-type="float">
            <text:p>140.443136</text:p>
          </table:table-cell>
          <table:table-cell table:formula="of:= ([times.G835] - [times.F835]) / 1000000" office:value-type="float" office:value="151.608576" calcext:value-type="float">
            <text:p>151.608576</text:p>
          </table:table-cell>
        </table:table-row>
        <table:table-row table:style-name="ro1">
          <table:table-cell table:formula="of:=[times.A836]" office:value-type="float" office:value="834" calcext:value-type="float">
            <text:p>834</text:p>
          </table:table-cell>
          <table:table-cell table:formula="of:= ([times.C836] - [times.B836]) / 1000000" office:value-type="float" office:value="106.918144" calcext:value-type="float">
            <text:p>106.918144</text:p>
          </table:table-cell>
          <table:table-cell table:formula="of:= ([times.E836] - [times.D836]) / 1000000" office:value-type="float" office:value="140.203264" calcext:value-type="float">
            <text:p>140.203264</text:p>
          </table:table-cell>
          <table:table-cell table:formula="of:= ([times.G836] - [times.F836]) / 1000000" office:value-type="float" office:value="151.996672" calcext:value-type="float">
            <text:p>151.996672</text:p>
          </table:table-cell>
        </table:table-row>
        <table:table-row table:style-name="ro1">
          <table:table-cell table:formula="of:=[times.A837]" office:value-type="float" office:value="835" calcext:value-type="float">
            <text:p>835</text:p>
          </table:table-cell>
          <table:table-cell table:formula="of:= ([times.C837] - [times.B837]) / 1000000" office:value-type="float" office:value="106.713856" calcext:value-type="float">
            <text:p>106.713856</text:p>
          </table:table-cell>
          <table:table-cell table:formula="of:= ([times.E837] - [times.D837]) / 1000000" office:value-type="float" office:value="139.95264" calcext:value-type="float">
            <text:p>139.95264</text:p>
          </table:table-cell>
          <table:table-cell table:formula="of:= ([times.G837] - [times.F837]) / 1000000" office:value-type="float" office:value="151.704832" calcext:value-type="float">
            <text:p>151.704832</text:p>
          </table:table-cell>
        </table:table-row>
        <table:table-row table:style-name="ro1">
          <table:table-cell table:formula="of:=[times.A838]" office:value-type="float" office:value="836" calcext:value-type="float">
            <text:p>836</text:p>
          </table:table-cell>
          <table:table-cell table:formula="of:= ([times.C838] - [times.B838]) / 1000000" office:value-type="float" office:value="106.54592" calcext:value-type="float">
            <text:p>106.54592</text:p>
          </table:table-cell>
          <table:table-cell table:formula="of:= ([times.E838] - [times.D838]) / 1000000" office:value-type="float" office:value="139.728896" calcext:value-type="float">
            <text:p>139.728896</text:p>
          </table:table-cell>
          <table:table-cell table:formula="of:= ([times.G838] - [times.F838]) / 1000000" office:value-type="float" office:value="151.380224" calcext:value-type="float">
            <text:p>151.380224</text:p>
          </table:table-cell>
        </table:table-row>
        <table:table-row table:style-name="ro1">
          <table:table-cell table:formula="of:=[times.A839]" office:value-type="float" office:value="837" calcext:value-type="float">
            <text:p>837</text:p>
          </table:table-cell>
          <table:table-cell table:formula="of:= ([times.C839] - [times.B839]) / 1000000" office:value-type="float" office:value="106.329344" calcext:value-type="float">
            <text:p>106.329344</text:p>
          </table:table-cell>
          <table:table-cell table:formula="of:= ([times.E839] - [times.D839]) / 1000000" office:value-type="float" office:value="139.535872" calcext:value-type="float">
            <text:p>139.535872</text:p>
          </table:table-cell>
          <table:table-cell table:formula="of:= ([times.G839] - [times.F839]) / 1000000" office:value-type="float" office:value="151.078144" calcext:value-type="float">
            <text:p>151.078144</text:p>
          </table:table-cell>
        </table:table-row>
        <table:table-row table:style-name="ro1">
          <table:table-cell table:formula="of:=[times.A840]" office:value-type="float" office:value="838" calcext:value-type="float">
            <text:p>838</text:p>
          </table:table-cell>
          <table:table-cell table:formula="of:= ([times.C840] - [times.B840]) / 1000000" office:value-type="float" office:value="106.153472" calcext:value-type="float">
            <text:p>106.153472</text:p>
          </table:table-cell>
          <table:table-cell table:formula="of:= ([times.E840] - [times.D840]) / 1000000" office:value-type="float" office:value="139.37408" calcext:value-type="float">
            <text:p>139.37408</text:p>
          </table:table-cell>
          <table:table-cell table:formula="of:= ([times.G840] - [times.F840]) / 1000000" office:value-type="float" office:value="150.76608" calcext:value-type="float">
            <text:p>150.76608</text:p>
          </table:table-cell>
        </table:table-row>
        <table:table-row table:style-name="ro1">
          <table:table-cell table:formula="of:=[times.A841]" office:value-type="float" office:value="839" calcext:value-type="float">
            <text:p>839</text:p>
          </table:table-cell>
          <table:table-cell table:formula="of:= ([times.C841] - [times.B841]) / 1000000" office:value-type="float" office:value="105.969664" calcext:value-type="float">
            <text:p>105.969664</text:p>
          </table:table-cell>
          <table:table-cell table:formula="of:= ([times.E841] - [times.D841]) / 1000000" office:value-type="float" office:value="139.218432" calcext:value-type="float">
            <text:p>139.218432</text:p>
          </table:table-cell>
          <table:table-cell table:formula="of:= ([times.G841] - [times.F841]) / 1000000" office:value-type="float" office:value="150.470656" calcext:value-type="float">
            <text:p>150.470656</text:p>
          </table:table-cell>
        </table:table-row>
        <table:table-row table:style-name="ro1">
          <table:table-cell table:formula="of:=[times.A842]" office:value-type="float" office:value="840" calcext:value-type="float">
            <text:p>840</text:p>
          </table:table-cell>
          <table:table-cell table:formula="of:= ([times.C842] - [times.B842]) / 1000000" office:value-type="float" office:value="105.758976" calcext:value-type="float">
            <text:p>105.758976</text:p>
          </table:table-cell>
          <table:table-cell table:formula="of:= ([times.E842] - [times.D842]) / 1000000" office:value-type="float" office:value="138.929152" calcext:value-type="float">
            <text:p>138.929152</text:p>
          </table:table-cell>
          <table:table-cell table:formula="of:= ([times.G842] - [times.F842]) / 1000000" office:value-type="float" office:value="150.177024" calcext:value-type="float">
            <text:p>150.177024</text:p>
          </table:table-cell>
        </table:table-row>
        <table:table-row table:style-name="ro1">
          <table:table-cell table:formula="of:=[times.A843]" office:value-type="float" office:value="841" calcext:value-type="float">
            <text:p>841</text:p>
          </table:table-cell>
          <table:table-cell table:formula="of:= ([times.C843] - [times.B843]) / 1000000" office:value-type="float" office:value="105.608704" calcext:value-type="float">
            <text:p>105.608704</text:p>
          </table:table-cell>
          <table:table-cell table:formula="of:= ([times.E843] - [times.D843]) / 1000000" office:value-type="float" office:value="138.744832" calcext:value-type="float">
            <text:p>138.744832</text:p>
          </table:table-cell>
          <table:table-cell table:formula="of:= ([times.G843] - [times.F843]) / 1000000" office:value-type="float" office:value="149.90592" calcext:value-type="float">
            <text:p>149.90592</text:p>
          </table:table-cell>
        </table:table-row>
        <table:table-row table:style-name="ro1">
          <table:table-cell table:formula="of:=[times.A844]" office:value-type="float" office:value="842" calcext:value-type="float">
            <text:p>842</text:p>
          </table:table-cell>
          <table:table-cell table:formula="of:= ([times.C844] - [times.B844]) / 1000000" office:value-type="float" office:value="105.366016" calcext:value-type="float">
            <text:p>105.366016</text:p>
          </table:table-cell>
          <table:table-cell table:formula="of:= ([times.E844] - [times.D844]) / 1000000" office:value-type="float" office:value="138.55104" calcext:value-type="float">
            <text:p>138.55104</text:p>
          </table:table-cell>
          <table:table-cell table:formula="of:= ([times.G844] - [times.F844]) / 1000000" office:value-type="float" office:value="149.60512" calcext:value-type="float">
            <text:p>149.60512</text:p>
          </table:table-cell>
        </table:table-row>
        <table:table-row table:style-name="ro1">
          <table:table-cell table:formula="of:=[times.A845]" office:value-type="float" office:value="843" calcext:value-type="float">
            <text:p>843</text:p>
          </table:table-cell>
          <table:table-cell table:formula="of:= ([times.C845] - [times.B845]) / 1000000" office:value-type="float" office:value="105.177088" calcext:value-type="float">
            <text:p>105.177088</text:p>
          </table:table-cell>
          <table:table-cell table:formula="of:= ([times.E845] - [times.D845]) / 1000000" office:value-type="float" office:value="138.363904" calcext:value-type="float">
            <text:p>138.363904</text:p>
          </table:table-cell>
          <table:table-cell table:formula="of:= ([times.G845] - [times.F845]) / 1000000" office:value-type="float" office:value="149.296896" calcext:value-type="float">
            <text:p>149.296896</text:p>
          </table:table-cell>
        </table:table-row>
        <table:table-row table:style-name="ro1">
          <table:table-cell table:formula="of:=[times.A846]" office:value-type="float" office:value="844" calcext:value-type="float">
            <text:p>844</text:p>
          </table:table-cell>
          <table:table-cell table:formula="of:= ([times.C846] - [times.B846]) / 1000000" office:value-type="float" office:value="105.026816" calcext:value-type="float">
            <text:p>105.026816</text:p>
          </table:table-cell>
          <table:table-cell table:formula="of:= ([times.E846] - [times.D846]) / 1000000" office:value-type="float" office:value="138.072576" calcext:value-type="float">
            <text:p>138.072576</text:p>
          </table:table-cell>
          <table:table-cell table:formula="of:= ([times.G846] - [times.F846]) / 1000000" office:value-type="float" office:value="148.955648" calcext:value-type="float">
            <text:p>148.955648</text:p>
          </table:table-cell>
        </table:table-row>
        <table:table-row table:style-name="ro1">
          <table:table-cell table:formula="of:=[times.A847]" office:value-type="float" office:value="845" calcext:value-type="float">
            <text:p>845</text:p>
          </table:table-cell>
          <table:table-cell table:formula="of:= ([times.C847] - [times.B847]) / 1000000" office:value-type="float" office:value="104.801792" calcext:value-type="float">
            <text:p>104.801792</text:p>
          </table:table-cell>
          <table:table-cell table:formula="of:= ([times.E847] - [times.D847]) / 1000000" office:value-type="float" office:value="137.84576" calcext:value-type="float">
            <text:p>137.84576</text:p>
          </table:table-cell>
          <table:table-cell table:formula="of:= ([times.G847] - [times.F847]) / 1000000" office:value-type="float" office:value="148.651776" calcext:value-type="float">
            <text:p>148.651776</text:p>
          </table:table-cell>
        </table:table-row>
        <table:table-row table:style-name="ro1">
          <table:table-cell table:formula="of:=[times.A848]" office:value-type="float" office:value="846" calcext:value-type="float">
            <text:p>846</text:p>
          </table:table-cell>
          <table:table-cell table:formula="of:= ([times.C848] - [times.B848]) / 1000000" office:value-type="float" office:value="104.605952" calcext:value-type="float">
            <text:p>104.605952</text:p>
          </table:table-cell>
          <table:table-cell table:formula="of:= ([times.E848] - [times.D848]) / 1000000" office:value-type="float" office:value="137.319424" calcext:value-type="float">
            <text:p>137.319424</text:p>
          </table:table-cell>
          <table:table-cell table:formula="of:= ([times.G848] - [times.F848]) / 1000000" office:value-type="float" office:value="148.34304" calcext:value-type="float">
            <text:p>148.34304</text:p>
          </table:table-cell>
        </table:table-row>
        <table:table-row table:style-name="ro1">
          <table:table-cell table:formula="of:=[times.A849]" office:value-type="float" office:value="847" calcext:value-type="float">
            <text:p>847</text:p>
          </table:table-cell>
          <table:table-cell table:formula="of:= ([times.C849] - [times.B849]) / 1000000" office:value-type="float" office:value="104.464128" calcext:value-type="float">
            <text:p>104.464128</text:p>
          </table:table-cell>
          <table:table-cell table:formula="of:= ([times.E849] - [times.D849]) / 1000000" office:value-type="float" office:value="136.94208" calcext:value-type="float">
            <text:p>136.94208</text:p>
          </table:table-cell>
          <table:table-cell table:formula="of:= ([times.G849] - [times.F849]) / 1000000" office:value-type="float" office:value="148.008704" calcext:value-type="float">
            <text:p>148.008704</text:p>
          </table:table-cell>
        </table:table-row>
        <table:table-row table:style-name="ro1">
          <table:table-cell table:formula="of:=[times.A850]" office:value-type="float" office:value="848" calcext:value-type="float">
            <text:p>848</text:p>
          </table:table-cell>
          <table:table-cell table:formula="of:= ([times.C850] - [times.B850]) / 1000000" office:value-type="float" office:value="104.256" calcext:value-type="float">
            <text:p>104.256</text:p>
          </table:table-cell>
          <table:table-cell table:formula="of:= ([times.E850] - [times.D850]) / 1000000" office:value-type="float" office:value="136.687104" calcext:value-type="float">
            <text:p>136.687104</text:p>
          </table:table-cell>
          <table:table-cell table:formula="of:= ([times.G850] - [times.F850]) / 1000000" office:value-type="float" office:value="147.84512" calcext:value-type="float">
            <text:p>147.84512</text:p>
          </table:table-cell>
        </table:table-row>
        <table:table-row table:style-name="ro1">
          <table:table-cell table:formula="of:=[times.A851]" office:value-type="float" office:value="849" calcext:value-type="float">
            <text:p>849</text:p>
          </table:table-cell>
          <table:table-cell table:formula="of:= ([times.C851] - [times.B851]) / 1000000" office:value-type="float" office:value="104.087296" calcext:value-type="float">
            <text:p>104.087296</text:p>
          </table:table-cell>
          <table:table-cell table:formula="of:= ([times.E851] - [times.D851]) / 1000000" office:value-type="float" office:value="136.323072" calcext:value-type="float">
            <text:p>136.323072</text:p>
          </table:table-cell>
          <table:table-cell table:formula="of:= ([times.G851] - [times.F851]) / 1000000" office:value-type="float" office:value="148.02688" calcext:value-type="float">
            <text:p>148.02688</text:p>
          </table:table-cell>
        </table:table-row>
        <table:table-row table:style-name="ro1">
          <table:table-cell table:formula="of:=[times.A852]" office:value-type="float" office:value="850" calcext:value-type="float">
            <text:p>850</text:p>
          </table:table-cell>
          <table:table-cell table:formula="of:= ([times.C852] - [times.B852]) / 1000000" office:value-type="float" office:value="103.934976" calcext:value-type="float">
            <text:p>103.934976</text:p>
          </table:table-cell>
          <table:table-cell table:formula="of:= ([times.E852] - [times.D852]) / 1000000" office:value-type="float" office:value="135.942912" calcext:value-type="float">
            <text:p>135.942912</text:p>
          </table:table-cell>
          <table:table-cell table:formula="of:= ([times.G852] - [times.F852]) / 1000000" office:value-type="float" office:value="147.703296" calcext:value-type="float">
            <text:p>147.703296</text:p>
          </table:table-cell>
        </table:table-row>
        <table:table-row table:style-name="ro1">
          <table:table-cell table:formula="of:=[times.A853]" office:value-type="float" office:value="851" calcext:value-type="float">
            <text:p>851</text:p>
          </table:table-cell>
          <table:table-cell table:formula="of:= ([times.C853] - [times.B853]) / 1000000" office:value-type="float" office:value="103.725824" calcext:value-type="float">
            <text:p>103.725824</text:p>
          </table:table-cell>
          <table:table-cell table:formula="of:= ([times.E853] - [times.D853]) / 1000000" office:value-type="float" office:value="135.7568" calcext:value-type="float">
            <text:p>135.7568</text:p>
          </table:table-cell>
          <table:table-cell table:formula="of:= ([times.G853] - [times.F853]) / 1000000" office:value-type="float" office:value="147.400192" calcext:value-type="float">
            <text:p>147.400192</text:p>
          </table:table-cell>
        </table:table-row>
        <table:table-row table:style-name="ro1">
          <table:table-cell table:formula="of:=[times.A854]" office:value-type="float" office:value="852" calcext:value-type="float">
            <text:p>852</text:p>
          </table:table-cell>
          <table:table-cell table:formula="of:= ([times.C854] - [times.B854]) / 1000000" office:value-type="float" office:value="103.55968" calcext:value-type="float">
            <text:p>103.55968</text:p>
          </table:table-cell>
          <table:table-cell table:formula="of:= ([times.E854] - [times.D854]) / 1000000" office:value-type="float" office:value="135.590912" calcext:value-type="float">
            <text:p>135.590912</text:p>
          </table:table-cell>
          <table:table-cell table:formula="of:= ([times.G854] - [times.F854]) / 1000000" office:value-type="float" office:value="147.087104" calcext:value-type="float">
            <text:p>147.087104</text:p>
          </table:table-cell>
        </table:table-row>
        <table:table-row table:style-name="ro1">
          <table:table-cell table:formula="of:=[times.A855]" office:value-type="float" office:value="853" calcext:value-type="float">
            <text:p>853</text:p>
          </table:table-cell>
          <table:table-cell table:formula="of:= ([times.C855] - [times.B855]) / 1000000" office:value-type="float" office:value="103.352576" calcext:value-type="float">
            <text:p>103.352576</text:p>
          </table:table-cell>
          <table:table-cell table:formula="of:= ([times.E855] - [times.D855]) / 1000000" office:value-type="float" office:value="135.433728" calcext:value-type="float">
            <text:p>135.433728</text:p>
          </table:table-cell>
          <table:table-cell table:formula="of:= ([times.G855] - [times.F855]) / 1000000" office:value-type="float" office:value="146.792192" calcext:value-type="float">
            <text:p>146.792192</text:p>
          </table:table-cell>
        </table:table-row>
        <table:table-row table:style-name="ro1">
          <table:table-cell table:formula="of:=[times.A856]" office:value-type="float" office:value="854" calcext:value-type="float">
            <text:p>854</text:p>
          </table:table-cell>
          <table:table-cell table:formula="of:= ([times.C856] - [times.B856]) / 1000000" office:value-type="float" office:value="103.18208" calcext:value-type="float">
            <text:p>103.18208</text:p>
          </table:table-cell>
          <table:table-cell table:formula="of:= ([times.E856] - [times.D856]) / 1000000" office:value-type="float" office:value="135.26912" calcext:value-type="float">
            <text:p>135.26912</text:p>
          </table:table-cell>
          <table:table-cell table:formula="of:= ([times.G856] - [times.F856]) / 1000000" office:value-type="float" office:value="146.457344" calcext:value-type="float">
            <text:p>146.457344</text:p>
          </table:table-cell>
        </table:table-row>
        <table:table-row table:style-name="ro1">
          <table:table-cell table:formula="of:=[times.A857]" office:value-type="float" office:value="855" calcext:value-type="float">
            <text:p>855</text:p>
          </table:table-cell>
          <table:table-cell table:formula="of:= ([times.C857] - [times.B857]) / 1000000" office:value-type="float" office:value="103.003136" calcext:value-type="float">
            <text:p>103.003136</text:p>
          </table:table-cell>
          <table:table-cell table:formula="of:= ([times.E857] - [times.D857]) / 1000000" office:value-type="float" office:value="135.110912" calcext:value-type="float">
            <text:p>135.110912</text:p>
          </table:table-cell>
          <table:table-cell table:formula="of:= ([times.G857] - [times.F857]) / 1000000" office:value-type="float" office:value="146.153984" calcext:value-type="float">
            <text:p>146.153984</text:p>
          </table:table-cell>
        </table:table-row>
        <table:table-row table:style-name="ro1">
          <table:table-cell table:formula="of:=[times.A858]" office:value-type="float" office:value="856" calcext:value-type="float">
            <text:p>856</text:p>
          </table:table-cell>
          <table:table-cell table:formula="of:= ([times.C858] - [times.B858]) / 1000000" office:value-type="float" office:value="102.855424" calcext:value-type="float">
            <text:p>102.855424</text:p>
          </table:table-cell>
          <table:table-cell table:formula="of:= ([times.E858] - [times.D858]) / 1000000" office:value-type="float" office:value="134.94784" calcext:value-type="float">
            <text:p>134.94784</text:p>
          </table:table-cell>
          <table:table-cell table:formula="of:= ([times.G858] - [times.F858]) / 1000000" office:value-type="float" office:value="145.841664" calcext:value-type="float">
            <text:p>145.841664</text:p>
          </table:table-cell>
        </table:table-row>
        <table:table-row table:style-name="ro1">
          <table:table-cell table:formula="of:=[times.A859]" office:value-type="float" office:value="857" calcext:value-type="float">
            <text:p>857</text:p>
          </table:table-cell>
          <table:table-cell table:formula="of:= ([times.C859] - [times.B859]) / 1000000" office:value-type="float" office:value="102.686208" calcext:value-type="float">
            <text:p>102.686208</text:p>
          </table:table-cell>
          <table:table-cell table:formula="of:= ([times.E859] - [times.D859]) / 1000000" office:value-type="float" office:value="134.786048" calcext:value-type="float">
            <text:p>134.786048</text:p>
          </table:table-cell>
          <table:table-cell table:formula="of:= ([times.G859] - [times.F859]) / 1000000" office:value-type="float" office:value="145.495296" calcext:value-type="float">
            <text:p>145.495296</text:p>
          </table:table-cell>
        </table:table-row>
        <table:table-row table:style-name="ro1">
          <table:table-cell table:formula="of:=[times.A860]" office:value-type="float" office:value="858" calcext:value-type="float">
            <text:p>858</text:p>
          </table:table-cell>
          <table:table-cell table:formula="of:= ([times.C860] - [times.B860]) / 1000000" office:value-type="float" office:value="102.478848" calcext:value-type="float">
            <text:p>102.478848</text:p>
          </table:table-cell>
          <table:table-cell table:formula="of:= ([times.E860] - [times.D860]) / 1000000" office:value-type="float" office:value="134.678016" calcext:value-type="float">
            <text:p>134.678016</text:p>
          </table:table-cell>
          <table:table-cell table:formula="of:= ([times.G860] - [times.F860]) / 1000000" office:value-type="float" office:value="145.330176" calcext:value-type="float">
            <text:p>145.330176</text:p>
          </table:table-cell>
        </table:table-row>
        <table:table-row table:style-name="ro1">
          <table:table-cell table:formula="of:=[times.A861]" office:value-type="float" office:value="859" calcext:value-type="float">
            <text:p>859</text:p>
          </table:table-cell>
          <table:table-cell table:formula="of:= ([times.C861] - [times.B861]) / 1000000" office:value-type="float" office:value="102.32704" calcext:value-type="float">
            <text:p>102.32704</text:p>
          </table:table-cell>
          <table:table-cell table:formula="of:= ([times.E861] - [times.D861]) / 1000000" office:value-type="float" office:value="134.496" calcext:value-type="float">
            <text:p>134.496</text:p>
          </table:table-cell>
          <table:table-cell table:formula="of:= ([times.G861] - [times.F861]) / 1000000" office:value-type="float" office:value="145.535232" calcext:value-type="float">
            <text:p>145.535232</text:p>
          </table:table-cell>
        </table:table-row>
        <table:table-row table:style-name="ro1">
          <table:table-cell table:formula="of:=[times.A862]" office:value-type="float" office:value="860" calcext:value-type="float">
            <text:p>860</text:p>
          </table:table-cell>
          <table:table-cell table:formula="of:= ([times.C862] - [times.B862]) / 1000000" office:value-type="float" office:value="102.178304" calcext:value-type="float">
            <text:p>102.178304</text:p>
          </table:table-cell>
          <table:table-cell table:formula="of:= ([times.E862] - [times.D862]) / 1000000" office:value-type="float" office:value="134.309376" calcext:value-type="float">
            <text:p>134.309376</text:p>
          </table:table-cell>
          <table:table-cell table:formula="of:= ([times.G862] - [times.F862]) / 1000000" office:value-type="float" office:value="145.243136" calcext:value-type="float">
            <text:p>145.243136</text:p>
          </table:table-cell>
        </table:table-row>
        <table:table-row table:style-name="ro1">
          <table:table-cell table:formula="of:=[times.A863]" office:value-type="float" office:value="861" calcext:value-type="float">
            <text:p>861</text:p>
          </table:table-cell>
          <table:table-cell table:formula="of:= ([times.C863] - [times.B863]) / 1000000" office:value-type="float" office:value="101.949696" calcext:value-type="float">
            <text:p>101.949696</text:p>
          </table:table-cell>
          <table:table-cell table:formula="of:= ([times.E863] - [times.D863]) / 1000000" office:value-type="float" office:value="134.126848" calcext:value-type="float">
            <text:p>134.126848</text:p>
          </table:table-cell>
          <table:table-cell table:formula="of:= ([times.G863] - [times.F863]) / 1000000" office:value-type="float" office:value="144.948736" calcext:value-type="float">
            <text:p>144.948736</text:p>
          </table:table-cell>
        </table:table-row>
        <table:table-row table:style-name="ro1">
          <table:table-cell table:formula="of:=[times.A864]" office:value-type="float" office:value="862" calcext:value-type="float">
            <text:p>862</text:p>
          </table:table-cell>
          <table:table-cell table:formula="of:= ([times.C864] - [times.B864]) / 1000000" office:value-type="float" office:value="101.806848" calcext:value-type="float">
            <text:p>101.806848</text:p>
          </table:table-cell>
          <table:table-cell table:formula="of:= ([times.E864] - [times.D864]) / 1000000" office:value-type="float" office:value="133.945088" calcext:value-type="float">
            <text:p>133.945088</text:p>
          </table:table-cell>
          <table:table-cell table:formula="of:= ([times.G864] - [times.F864]) / 1000000" office:value-type="float" office:value="144.6528" calcext:value-type="float">
            <text:p>144.6528</text:p>
          </table:table-cell>
        </table:table-row>
        <table:table-row table:style-name="ro1">
          <table:table-cell table:formula="of:=[times.A865]" office:value-type="float" office:value="863" calcext:value-type="float">
            <text:p>863</text:p>
          </table:table-cell>
          <table:table-cell table:formula="of:= ([times.C865] - [times.B865]) / 1000000" office:value-type="float" office:value="101.63712" calcext:value-type="float">
            <text:p>101.63712</text:p>
          </table:table-cell>
          <table:table-cell table:formula="of:= ([times.E865] - [times.D865]) / 1000000" office:value-type="float" office:value="133.761024" calcext:value-type="float">
            <text:p>133.761024</text:p>
          </table:table-cell>
          <table:table-cell table:formula="of:= ([times.G865] - [times.F865]) / 1000000" office:value-type="float" office:value="144.359936" calcext:value-type="float">
            <text:p>144.359936</text:p>
          </table:table-cell>
        </table:table-row>
        <table:table-row table:style-name="ro1">
          <table:table-cell table:formula="of:=[times.A866]" office:value-type="float" office:value="864" calcext:value-type="float">
            <text:p>864</text:p>
          </table:table-cell>
          <table:table-cell table:formula="of:= ([times.C866] - [times.B866]) / 1000000" office:value-type="float" office:value="101.477888" calcext:value-type="float">
            <text:p>101.477888</text:p>
          </table:table-cell>
          <table:table-cell table:formula="of:= ([times.E866] - [times.D866]) / 1000000" office:value-type="float" office:value="133.57696" calcext:value-type="float">
            <text:p>133.57696</text:p>
          </table:table-cell>
          <table:table-cell table:formula="of:= ([times.G866] - [times.F866]) / 1000000" office:value-type="float" office:value="144.064512" calcext:value-type="float">
            <text:p>144.064512</text:p>
          </table:table-cell>
        </table:table-row>
        <table:table-row table:style-name="ro1">
          <table:table-cell table:formula="of:=[times.A867]" office:value-type="float" office:value="865" calcext:value-type="float">
            <text:p>865</text:p>
          </table:table-cell>
          <table:table-cell table:formula="of:= ([times.C867] - [times.B867]) / 1000000" office:value-type="float" office:value="101.324032" calcext:value-type="float">
            <text:p>101.324032</text:p>
          </table:table-cell>
          <table:table-cell table:formula="of:= ([times.E867] - [times.D867]) / 1000000" office:value-type="float" office:value="133.403648" calcext:value-type="float">
            <text:p>133.403648</text:p>
          </table:table-cell>
          <table:table-cell table:formula="of:= ([times.G867] - [times.F867]) / 1000000" office:value-type="float" office:value="143.771904" calcext:value-type="float">
            <text:p>143.771904</text:p>
          </table:table-cell>
        </table:table-row>
        <table:table-row table:style-name="ro1">
          <table:table-cell table:formula="of:=[times.A868]" office:value-type="float" office:value="866" calcext:value-type="float">
            <text:p>866</text:p>
          </table:table-cell>
          <table:table-cell table:formula="of:= ([times.C868] - [times.B868]) / 1000000" office:value-type="float" office:value="101.13792" calcext:value-type="float">
            <text:p>101.13792</text:p>
          </table:table-cell>
          <table:table-cell table:formula="of:= ([times.E868] - [times.D868]) / 1000000" office:value-type="float" office:value="133.206016" calcext:value-type="float">
            <text:p>133.206016</text:p>
          </table:table-cell>
          <table:table-cell table:formula="of:= ([times.G868] - [times.F868]) / 1000000" office:value-type="float" office:value="143.437056" calcext:value-type="float">
            <text:p>143.437056</text:p>
          </table:table-cell>
        </table:table-row>
        <table:table-row table:style-name="ro1">
          <table:table-cell table:formula="of:=[times.A869]" office:value-type="float" office:value="867" calcext:value-type="float">
            <text:p>867</text:p>
          </table:table-cell>
          <table:table-cell table:formula="of:= ([times.C869] - [times.B869]) / 1000000" office:value-type="float" office:value="100.902144" calcext:value-type="float">
            <text:p>100.902144</text:p>
          </table:table-cell>
          <table:table-cell table:formula="of:= ([times.E869] - [times.D869]) / 1000000" office:value-type="float" office:value="132.780032" calcext:value-type="float">
            <text:p>132.780032</text:p>
          </table:table-cell>
          <table:table-cell table:formula="of:= ([times.G869] - [times.F869]) / 1000000" office:value-type="float" office:value="143.132928" calcext:value-type="float">
            <text:p>143.132928</text:p>
          </table:table-cell>
        </table:table-row>
        <table:table-row table:style-name="ro1">
          <table:table-cell table:formula="of:=[times.A870]" office:value-type="float" office:value="868" calcext:value-type="float">
            <text:p>868</text:p>
          </table:table-cell>
          <table:table-cell table:formula="of:= ([times.C870] - [times.B870]) / 1000000" office:value-type="float" office:value="100.742144" calcext:value-type="float">
            <text:p>100.742144</text:p>
          </table:table-cell>
          <table:table-cell table:formula="of:= ([times.E870] - [times.D870]) / 1000000" office:value-type="float" office:value="132.51328" calcext:value-type="float">
            <text:p>132.51328</text:p>
          </table:table-cell>
          <table:table-cell table:formula="of:= ([times.G870] - [times.F870]) / 1000000" office:value-type="float" office:value="143.036416" calcext:value-type="float">
            <text:p>143.036416</text:p>
          </table:table-cell>
        </table:table-row>
        <table:table-row table:style-name="ro1">
          <table:table-cell table:formula="of:=[times.A871]" office:value-type="float" office:value="869" calcext:value-type="float">
            <text:p>869</text:p>
          </table:table-cell>
          <table:table-cell table:formula="of:= ([times.C871] - [times.B871]) / 1000000" office:value-type="float" office:value="100.520448" calcext:value-type="float">
            <text:p>100.520448</text:p>
          </table:table-cell>
          <table:table-cell table:formula="of:= ([times.E871] - [times.D871]) / 1000000" office:value-type="float" office:value="132.325632" calcext:value-type="float">
            <text:p>132.325632</text:p>
          </table:table-cell>
          <table:table-cell table:formula="of:= ([times.G871] - [times.F871]) / 1000000" office:value-type="float" office:value="142.759936" calcext:value-type="float">
            <text:p>142.759936</text:p>
          </table:table-cell>
        </table:table-row>
        <table:table-row table:style-name="ro1">
          <table:table-cell table:formula="of:=[times.A872]" office:value-type="float" office:value="870" calcext:value-type="float">
            <text:p>870</text:p>
          </table:table-cell>
          <table:table-cell table:formula="of:= ([times.C872] - [times.B872]) / 1000000" office:value-type="float" office:value="100.352" calcext:value-type="float">
            <text:p>100.352</text:p>
          </table:table-cell>
          <table:table-cell table:formula="of:= ([times.E872] - [times.D872]) / 1000000" office:value-type="float" office:value="132.17536" calcext:value-type="float">
            <text:p>132.17536</text:p>
          </table:table-cell>
          <table:table-cell table:formula="of:= ([times.G872] - [times.F872]) / 1000000" office:value-type="float" office:value="142.71488" calcext:value-type="float">
            <text:p>142.71488</text:p>
          </table:table-cell>
        </table:table-row>
        <table:table-row table:style-name="ro1">
          <table:table-cell table:formula="of:=[times.A873]" office:value-type="float" office:value="871" calcext:value-type="float">
            <text:p>871</text:p>
          </table:table-cell>
          <table:table-cell table:formula="of:= ([times.C873] - [times.B873]) / 1000000" office:value-type="float" office:value="100.144128" calcext:value-type="float">
            <text:p>100.144128</text:p>
          </table:table-cell>
          <table:table-cell table:formula="of:= ([times.E873] - [times.D873]) / 1000000" office:value-type="float" office:value="131.865856" calcext:value-type="float">
            <text:p>131.865856</text:p>
          </table:table-cell>
          <table:table-cell table:formula="of:= ([times.G873] - [times.F873]) / 1000000" office:value-type="float" office:value="142.41408" calcext:value-type="float">
            <text:p>142.41408</text:p>
          </table:table-cell>
        </table:table-row>
        <table:table-row table:style-name="ro1">
          <table:table-cell table:formula="of:=[times.A874]" office:value-type="float" office:value="872" calcext:value-type="float">
            <text:p>872</text:p>
          </table:table-cell>
          <table:table-cell table:formula="of:= ([times.C874] - [times.B874]) / 1000000" office:value-type="float" office:value="99.974656" calcext:value-type="float">
            <text:p>99.974656</text:p>
          </table:table-cell>
          <table:table-cell table:formula="of:= ([times.E874] - [times.D874]) / 1000000" office:value-type="float" office:value="131.627776" calcext:value-type="float">
            <text:p>131.627776</text:p>
          </table:table-cell>
          <table:table-cell table:formula="of:= ([times.G874] - [times.F874]) / 1000000" office:value-type="float" office:value="142.107904" calcext:value-type="float">
            <text:p>142.107904</text:p>
          </table:table-cell>
        </table:table-row>
        <table:table-row table:style-name="ro1">
          <table:table-cell table:formula="of:=[times.A875]" office:value-type="float" office:value="873" calcext:value-type="float">
            <text:p>873</text:p>
          </table:table-cell>
          <table:table-cell table:formula="of:= ([times.C875] - [times.B875]) / 1000000" office:value-type="float" office:value="99.767552" calcext:value-type="float">
            <text:p>99.767552</text:p>
          </table:table-cell>
          <table:table-cell table:formula="of:= ([times.E875] - [times.D875]) / 1000000" office:value-type="float" office:value="131.456" calcext:value-type="float">
            <text:p>131.456</text:p>
          </table:table-cell>
          <table:table-cell table:formula="of:= ([times.G875] - [times.F875]) / 1000000" office:value-type="float" office:value="141.811968" calcext:value-type="float">
            <text:p>141.811968</text:p>
          </table:table-cell>
        </table:table-row>
        <table:table-row table:style-name="ro1">
          <table:table-cell table:formula="of:=[times.A876]" office:value-type="float" office:value="874" calcext:value-type="float">
            <text:p>874</text:p>
          </table:table-cell>
          <table:table-cell table:formula="of:= ([times.C876] - [times.B876]) / 1000000" office:value-type="float" office:value="99.579904" calcext:value-type="float">
            <text:p>99.579904</text:p>
          </table:table-cell>
          <table:table-cell table:formula="of:= ([times.E876] - [times.D876]) / 1000000" office:value-type="float" office:value="131.29088" calcext:value-type="float">
            <text:p>131.29088</text:p>
          </table:table-cell>
          <table:table-cell table:formula="of:= ([times.G876] - [times.F876]) / 1000000" office:value-type="float" office:value="141.515264" calcext:value-type="float">
            <text:p>141.515264</text:p>
          </table:table-cell>
        </table:table-row>
        <table:table-row table:style-name="ro1">
          <table:table-cell table:formula="of:=[times.A877]" office:value-type="float" office:value="875" calcext:value-type="float">
            <text:p>875</text:p>
          </table:table-cell>
          <table:table-cell table:formula="of:= ([times.C877] - [times.B877]) / 1000000" office:value-type="float" office:value="99.424" calcext:value-type="float">
            <text:p>99.424</text:p>
          </table:table-cell>
          <table:table-cell table:formula="of:= ([times.E877] - [times.D877]) / 1000000" office:value-type="float" office:value="131.086336" calcext:value-type="float">
            <text:p>131.086336</text:p>
          </table:table-cell>
          <table:table-cell table:formula="of:= ([times.G877] - [times.F877]) / 1000000" office:value-type="float" office:value="141.211904" calcext:value-type="float">
            <text:p>141.211904</text:p>
          </table:table-cell>
        </table:table-row>
        <table:table-row table:style-name="ro1">
          <table:table-cell table:formula="of:=[times.A878]" office:value-type="float" office:value="876" calcext:value-type="float">
            <text:p>876</text:p>
          </table:table-cell>
          <table:table-cell table:formula="of:= ([times.C878] - [times.B878]) / 1000000" office:value-type="float" office:value="99.192064" calcext:value-type="float">
            <text:p>99.192064</text:p>
          </table:table-cell>
          <table:table-cell table:formula="of:= ([times.E878] - [times.D878]) / 1000000" office:value-type="float" office:value="130.866176" calcext:value-type="float">
            <text:p>130.866176</text:p>
          </table:table-cell>
          <table:table-cell table:formula="of:= ([times.G878] - [times.F878]) / 1000000" office:value-type="float" office:value="141.037056" calcext:value-type="float">
            <text:p>141.037056</text:p>
          </table:table-cell>
        </table:table-row>
        <table:table-row table:style-name="ro1">
          <table:table-cell table:formula="of:=[times.A879]" office:value-type="float" office:value="877" calcext:value-type="float">
            <text:p>877</text:p>
          </table:table-cell>
          <table:table-cell table:formula="of:= ([times.C879] - [times.B879]) / 1000000" office:value-type="float" office:value="99.044864" calcext:value-type="float">
            <text:p>99.044864</text:p>
          </table:table-cell>
          <table:table-cell table:formula="of:= ([times.E879] - [times.D879]) / 1000000" office:value-type="float" office:value="130.681088" calcext:value-type="float">
            <text:p>130.681088</text:p>
          </table:table-cell>
          <table:table-cell table:formula="of:= ([times.G879] - [times.F879]) / 1000000" office:value-type="float" office:value="141.072896" calcext:value-type="float">
            <text:p>141.072896</text:p>
          </table:table-cell>
        </table:table-row>
        <table:table-row table:style-name="ro1">
          <table:table-cell table:formula="of:=[times.A880]" office:value-type="float" office:value="878" calcext:value-type="float">
            <text:p>878</text:p>
          </table:table-cell>
          <table:table-cell table:formula="of:= ([times.C880] - [times.B880]) / 1000000" office:value-type="float" office:value="98.852096" calcext:value-type="float">
            <text:p>98.852096</text:p>
          </table:table-cell>
          <table:table-cell table:formula="of:= ([times.E880] - [times.D880]) / 1000000" office:value-type="float" office:value="130.518016" calcext:value-type="float">
            <text:p>130.518016</text:p>
          </table:table-cell>
          <table:table-cell table:formula="of:= ([times.G880] - [times.F880]) / 1000000" office:value-type="float" office:value="140.782592" calcext:value-type="float">
            <text:p>140.782592</text:p>
          </table:table-cell>
        </table:table-row>
        <table:table-row table:style-name="ro1">
          <table:table-cell table:formula="of:=[times.A881]" office:value-type="float" office:value="879" calcext:value-type="float">
            <text:p>879</text:p>
          </table:table-cell>
          <table:table-cell table:formula="of:= ([times.C881] - [times.B881]) / 1000000" office:value-type="float" office:value="98.652672" calcext:value-type="float">
            <text:p>98.652672</text:p>
          </table:table-cell>
          <table:table-cell table:formula="of:= ([times.E881] - [times.D881]) / 1000000" office:value-type="float" office:value="130.231808" calcext:value-type="float">
            <text:p>130.231808</text:p>
          </table:table-cell>
          <table:table-cell table:formula="of:= ([times.G881] - [times.F881]) / 1000000" office:value-type="float" office:value="140.454656" calcext:value-type="float">
            <text:p>140.454656</text:p>
          </table:table-cell>
        </table:table-row>
        <table:table-row table:style-name="ro1">
          <table:table-cell table:formula="of:=[times.A882]" office:value-type="float" office:value="880" calcext:value-type="float">
            <text:p>880</text:p>
          </table:table-cell>
          <table:table-cell table:formula="of:= ([times.C882] - [times.B882]) / 1000000" office:value-type="float" office:value="98.486784" calcext:value-type="float">
            <text:p>98.486784</text:p>
          </table:table-cell>
          <table:table-cell table:formula="of:= ([times.E882] - [times.D882]) / 1000000" office:value-type="float" office:value="129.759232" calcext:value-type="float">
            <text:p>129.759232</text:p>
          </table:table-cell>
          <table:table-cell table:formula="of:= ([times.G882] - [times.F882]) / 1000000" office:value-type="float" office:value="140.1472" calcext:value-type="float">
            <text:p>140.1472</text:p>
          </table:table-cell>
        </table:table-row>
        <table:table-row table:style-name="ro1">
          <table:table-cell table:formula="of:=[times.A883]" office:value-type="float" office:value="881" calcext:value-type="float">
            <text:p>881</text:p>
          </table:table-cell>
          <table:table-cell table:formula="of:= ([times.C883] - [times.B883]) / 1000000" office:value-type="float" office:value="98.243072" calcext:value-type="float">
            <text:p>98.243072</text:p>
          </table:table-cell>
          <table:table-cell table:formula="of:= ([times.E883] - [times.D883]) / 1000000" office:value-type="float" office:value="129.4912" calcext:value-type="float">
            <text:p>129.4912</text:p>
          </table:table-cell>
          <table:table-cell table:formula="of:= ([times.G883] - [times.F883]) / 1000000" office:value-type="float" office:value="139.837184" calcext:value-type="float">
            <text:p>139.837184</text:p>
          </table:table-cell>
        </table:table-row>
        <table:table-row table:style-name="ro1">
          <table:table-cell table:formula="of:=[times.A884]" office:value-type="float" office:value="882" calcext:value-type="float">
            <text:p>882</text:p>
          </table:table-cell>
          <table:table-cell table:formula="of:= ([times.C884] - [times.B884]) / 1000000" office:value-type="float" office:value="98.07104" calcext:value-type="float">
            <text:p>98.07104</text:p>
          </table:table-cell>
          <table:table-cell table:formula="of:= ([times.E884] - [times.D884]) / 1000000" office:value-type="float" office:value="129.310208" calcext:value-type="float">
            <text:p>129.310208</text:p>
          </table:table-cell>
          <table:table-cell table:formula="of:= ([times.G884] - [times.F884]) / 1000000" office:value-type="float" office:value="139.666944" calcext:value-type="float">
            <text:p>139.666944</text:p>
          </table:table-cell>
        </table:table-row>
        <table:table-row table:style-name="ro1">
          <table:table-cell table:formula="of:=[times.A885]" office:value-type="float" office:value="883" calcext:value-type="float">
            <text:p>883</text:p>
          </table:table-cell>
          <table:table-cell table:formula="of:= ([times.C885] - [times.B885]) / 1000000" office:value-type="float" office:value="97.88928" calcext:value-type="float">
            <text:p>97.88928</text:p>
          </table:table-cell>
          <table:table-cell table:formula="of:= ([times.E885] - [times.D885]) / 1000000" office:value-type="float" office:value="129.091072" calcext:value-type="float">
            <text:p>129.091072</text:p>
          </table:table-cell>
          <table:table-cell table:formula="of:= ([times.G885] - [times.F885]) / 1000000" office:value-type="float" office:value="139.604224" calcext:value-type="float">
            <text:p>139.604224</text:p>
          </table:table-cell>
        </table:table-row>
        <table:table-row table:style-name="ro1">
          <table:table-cell table:formula="of:=[times.A886]" office:value-type="float" office:value="884" calcext:value-type="float">
            <text:p>884</text:p>
          </table:table-cell>
          <table:table-cell table:formula="of:= ([times.C886] - [times.B886]) / 1000000" office:value-type="float" office:value="97.672192" calcext:value-type="float">
            <text:p>97.672192</text:p>
          </table:table-cell>
          <table:table-cell table:formula="of:= ([times.E886] - [times.D886]) / 1000000" office:value-type="float" office:value="128.926976" calcext:value-type="float">
            <text:p>128.926976</text:p>
          </table:table-cell>
          <table:table-cell table:formula="of:= ([times.G886] - [times.F886]) / 1000000" office:value-type="float" office:value="139.26912" calcext:value-type="float">
            <text:p>139.26912</text:p>
          </table:table-cell>
        </table:table-row>
        <table:table-row table:style-name="ro1">
          <table:table-cell table:formula="of:=[times.A887]" office:value-type="float" office:value="885" calcext:value-type="float">
            <text:p>885</text:p>
          </table:table-cell>
          <table:table-cell table:formula="of:= ([times.C887] - [times.B887]) / 1000000" office:value-type="float" office:value="97.506304" calcext:value-type="float">
            <text:p>97.506304</text:p>
          </table:table-cell>
          <table:table-cell table:formula="of:= ([times.E887] - [times.D887]) / 1000000" office:value-type="float" office:value="128.751104" calcext:value-type="float">
            <text:p>128.751104</text:p>
          </table:table-cell>
          <table:table-cell table:formula="of:= ([times.G887] - [times.F887]) / 1000000" office:value-type="float" office:value="138.932736" calcext:value-type="float">
            <text:p>138.932736</text:p>
          </table:table-cell>
        </table:table-row>
        <table:table-row table:style-name="ro1">
          <table:table-cell table:formula="of:=[times.A888]" office:value-type="float" office:value="886" calcext:value-type="float">
            <text:p>886</text:p>
          </table:table-cell>
          <table:table-cell table:formula="of:= ([times.C888] - [times.B888]) / 1000000" office:value-type="float" office:value="97.334784" calcext:value-type="float">
            <text:p>97.334784</text:p>
          </table:table-cell>
          <table:table-cell table:formula="of:= ([times.E888] - [times.D888]) / 1000000" office:value-type="float" office:value="128.609024" calcext:value-type="float">
            <text:p>128.609024</text:p>
          </table:table-cell>
          <table:table-cell table:formula="of:= ([times.G888] - [times.F888]) / 1000000" office:value-type="float" office:value="138.721792" calcext:value-type="float">
            <text:p>138.721792</text:p>
          </table:table-cell>
        </table:table-row>
        <table:table-row table:style-name="ro1">
          <table:table-cell table:formula="of:=[times.A889]" office:value-type="float" office:value="887" calcext:value-type="float">
            <text:p>887</text:p>
          </table:table-cell>
          <table:table-cell table:formula="of:= ([times.C889] - [times.B889]) / 1000000" office:value-type="float" office:value="97.16864" calcext:value-type="float">
            <text:p>97.16864</text:p>
          </table:table-cell>
          <table:table-cell table:formula="of:= ([times.E889] - [times.D889]) / 1000000" office:value-type="float" office:value="128.430848" calcext:value-type="float">
            <text:p>128.430848</text:p>
          </table:table-cell>
          <table:table-cell table:formula="of:= ([times.G889] - [times.F889]) / 1000000" office:value-type="float" office:value="138.653696" calcext:value-type="float">
            <text:p>138.653696</text:p>
          </table:table-cell>
        </table:table-row>
        <table:table-row table:style-name="ro1">
          <table:table-cell table:formula="of:=[times.A890]" office:value-type="float" office:value="888" calcext:value-type="float">
            <text:p>888</text:p>
          </table:table-cell>
          <table:table-cell table:formula="of:= ([times.C890] - [times.B890]) / 1000000" office:value-type="float" office:value="97.004032" calcext:value-type="float">
            <text:p>97.004032</text:p>
          </table:table-cell>
          <table:table-cell table:formula="of:= ([times.E890] - [times.D890]) / 1000000" office:value-type="float" office:value="128.246016" calcext:value-type="float">
            <text:p>128.246016</text:p>
          </table:table-cell>
          <table:table-cell table:formula="of:= ([times.G890] - [times.F890]) / 1000000" office:value-type="float" office:value="138.344192" calcext:value-type="float">
            <text:p>138.344192</text:p>
          </table:table-cell>
        </table:table-row>
        <table:table-row table:style-name="ro1">
          <table:table-cell table:formula="of:=[times.A891]" office:value-type="float" office:value="889" calcext:value-type="float">
            <text:p>889</text:p>
          </table:table-cell>
          <table:table-cell table:formula="of:= ([times.C891] - [times.B891]) / 1000000" office:value-type="float" office:value="96.80128" calcext:value-type="float">
            <text:p>96.80128</text:p>
          </table:table-cell>
          <table:table-cell table:formula="of:= ([times.E891] - [times.D891]) / 1000000" office:value-type="float" office:value="128.090112" calcext:value-type="float">
            <text:p>128.090112</text:p>
          </table:table-cell>
          <table:table-cell table:formula="of:= ([times.G891] - [times.F891]) / 1000000" office:value-type="float" office:value="138.089728" calcext:value-type="float">
            <text:p>138.089728</text:p>
          </table:table-cell>
        </table:table-row>
        <table:table-row table:style-name="ro1">
          <table:table-cell table:formula="of:=[times.A892]" office:value-type="float" office:value="890" calcext:value-type="float">
            <text:p>890</text:p>
          </table:table-cell>
          <table:table-cell table:formula="of:= ([times.C892] - [times.B892]) / 1000000" office:value-type="float" office:value="96.588032" calcext:value-type="float">
            <text:p>96.588032</text:p>
          </table:table-cell>
          <table:table-cell table:formula="of:= ([times.E892] - [times.D892]) / 1000000" office:value-type="float" office:value="127.936512" calcext:value-type="float">
            <text:p>127.936512</text:p>
          </table:table-cell>
          <table:table-cell table:formula="of:= ([times.G892] - [times.F892]) / 1000000" office:value-type="float" office:value="137.912576" calcext:value-type="float">
            <text:p>137.912576</text:p>
          </table:table-cell>
        </table:table-row>
        <table:table-row table:style-name="ro1">
          <table:table-cell table:formula="of:=[times.A893]" office:value-type="float" office:value="891" calcext:value-type="float">
            <text:p>891</text:p>
          </table:table-cell>
          <table:table-cell table:formula="of:= ([times.C893] - [times.B893]) / 1000000" office:value-type="float" office:value="96.465152" calcext:value-type="float">
            <text:p>96.465152</text:p>
          </table:table-cell>
          <table:table-cell table:formula="of:= ([times.E893] - [times.D893]) / 1000000" office:value-type="float" office:value="127.769856" calcext:value-type="float">
            <text:p>127.769856</text:p>
          </table:table-cell>
          <table:table-cell table:formula="of:= ([times.G893] - [times.F893]) / 1000000" office:value-type="float" office:value="137.918976" calcext:value-type="float">
            <text:p>137.918976</text:p>
          </table:table-cell>
        </table:table-row>
        <table:table-row table:style-name="ro1">
          <table:table-cell table:formula="of:=[times.A894]" office:value-type="float" office:value="892" calcext:value-type="float">
            <text:p>892</text:p>
          </table:table-cell>
          <table:table-cell table:formula="of:= ([times.C894] - [times.B894]) / 1000000" office:value-type="float" office:value="96.122112" calcext:value-type="float">
            <text:p>96.122112</text:p>
          </table:table-cell>
          <table:table-cell table:formula="of:= ([times.E894] - [times.D894]) / 1000000" office:value-type="float" office:value="127.56992" calcext:value-type="float">
            <text:p>127.56992</text:p>
          </table:table-cell>
          <table:table-cell table:formula="of:= ([times.G894] - [times.F894]) / 1000000" office:value-type="float" office:value="137.613824" calcext:value-type="float">
            <text:p>137.613824</text:p>
          </table:table-cell>
        </table:table-row>
        <table:table-row table:style-name="ro1">
          <table:table-cell table:formula="of:=[times.A895]" office:value-type="float" office:value="893" calcext:value-type="float">
            <text:p>893</text:p>
          </table:table-cell>
          <table:table-cell table:formula="of:= ([times.C895] - [times.B895]) / 1000000" office:value-type="float" office:value="95.961088" calcext:value-type="float">
            <text:p>95.961088</text:p>
          </table:table-cell>
          <table:table-cell table:formula="of:= ([times.E895] - [times.D895]) / 1000000" office:value-type="float" office:value="127.427072" calcext:value-type="float">
            <text:p>127.427072</text:p>
          </table:table-cell>
          <table:table-cell table:formula="of:= ([times.G895] - [times.F895]) / 1000000" office:value-type="float" office:value="137.31712" calcext:value-type="float">
            <text:p>137.31712</text:p>
          </table:table-cell>
        </table:table-row>
        <table:table-row table:style-name="ro1">
          <table:table-cell table:formula="of:=[times.A896]" office:value-type="float" office:value="894" calcext:value-type="float">
            <text:p>894</text:p>
          </table:table-cell>
          <table:table-cell table:formula="of:= ([times.C896] - [times.B896]) / 1000000" office:value-type="float" office:value="94.699776" calcext:value-type="float">
            <text:p>94.699776</text:p>
          </table:table-cell>
          <table:table-cell table:formula="of:= ([times.E896] - [times.D896]) / 1000000" office:value-type="float" office:value="127.2448" calcext:value-type="float">
            <text:p>127.2448</text:p>
          </table:table-cell>
          <table:table-cell table:formula="of:= ([times.G896] - [times.F896]) / 1000000" office:value-type="float" office:value="137.024" calcext:value-type="float">
            <text:p>137.024</text:p>
          </table:table-cell>
        </table:table-row>
        <table:table-row table:style-name="ro1">
          <table:table-cell table:formula="of:=[times.A897]" office:value-type="float" office:value="895" calcext:value-type="float">
            <text:p>895</text:p>
          </table:table-cell>
          <table:table-cell table:formula="of:= ([times.C897] - [times.B897]) / 1000000" office:value-type="float" office:value="94.501376" calcext:value-type="float">
            <text:p>94.501376</text:p>
          </table:table-cell>
          <table:table-cell table:formula="of:= ([times.E897] - [times.D897]) / 1000000" office:value-type="float" office:value="127.078912" calcext:value-type="float">
            <text:p>127.078912</text:p>
          </table:table-cell>
          <table:table-cell table:formula="of:= ([times.G897] - [times.F897]) / 1000000" office:value-type="float" office:value="136.784896" calcext:value-type="float">
            <text:p>136.784896</text:p>
          </table:table-cell>
        </table:table-row>
        <table:table-row table:style-name="ro1">
          <table:table-cell table:formula="of:=[times.A898]" office:value-type="float" office:value="896" calcext:value-type="float">
            <text:p>896</text:p>
          </table:table-cell>
          <table:table-cell table:formula="of:= ([times.C898] - [times.B898]) / 1000000" office:value-type="float" office:value="94.318592" calcext:value-type="float">
            <text:p>94.318592</text:p>
          </table:table-cell>
          <table:table-cell table:formula="of:= ([times.E898] - [times.D898]) / 1000000" office:value-type="float" office:value="126.895872" calcext:value-type="float">
            <text:p>126.895872</text:p>
          </table:table-cell>
          <table:table-cell table:formula="of:= ([times.G898] - [times.F898]) / 1000000" office:value-type="float" office:value="136.777216" calcext:value-type="float">
            <text:p>136.777216</text:p>
          </table:table-cell>
        </table:table-row>
        <table:table-row table:style-name="ro1">
          <table:table-cell table:formula="of:=[times.A899]" office:value-type="float" office:value="897" calcext:value-type="float">
            <text:p>897</text:p>
          </table:table-cell>
          <table:table-cell table:formula="of:= ([times.C899] - [times.B899]) / 1000000" office:value-type="float" office:value="94.15424" calcext:value-type="float">
            <text:p>94.15424</text:p>
          </table:table-cell>
          <table:table-cell table:formula="of:= ([times.E899] - [times.D899]) / 1000000" office:value-type="float" office:value="126.732288" calcext:value-type="float">
            <text:p>126.732288</text:p>
          </table:table-cell>
          <table:table-cell table:formula="of:= ([times.G899] - [times.F899]) / 1000000" office:value-type="float" office:value="136.461312" calcext:value-type="float">
            <text:p>136.461312</text:p>
          </table:table-cell>
        </table:table-row>
        <table:table-row table:style-name="ro1">
          <table:table-cell table:formula="of:=[times.A900]" office:value-type="float" office:value="898" calcext:value-type="float">
            <text:p>898</text:p>
          </table:table-cell>
          <table:table-cell table:formula="of:= ([times.C900] - [times.B900]) / 1000000" office:value-type="float" office:value="93.992192" calcext:value-type="float">
            <text:p>93.992192</text:p>
          </table:table-cell>
          <table:table-cell table:formula="of:= ([times.E900] - [times.D900]) / 1000000" office:value-type="float" office:value="126.567936" calcext:value-type="float">
            <text:p>126.567936</text:p>
          </table:table-cell>
          <table:table-cell table:formula="of:= ([times.G900] - [times.F900]) / 1000000" office:value-type="float" office:value="136.108544" calcext:value-type="float">
            <text:p>136.108544</text:p>
          </table:table-cell>
        </table:table-row>
        <table:table-row table:style-name="ro1">
          <table:table-cell table:formula="of:=[times.A901]" office:value-type="float" office:value="899" calcext:value-type="float">
            <text:p>899</text:p>
          </table:table-cell>
          <table:table-cell table:formula="of:= ([times.C901] - [times.B901]) / 1000000" office:value-type="float" office:value="93.824768" calcext:value-type="float">
            <text:p>93.824768</text:p>
          </table:table-cell>
          <table:table-cell table:formula="of:= ([times.E901] - [times.D901]) / 1000000" office:value-type="float" office:value="126.406144" calcext:value-type="float">
            <text:p>126.406144</text:p>
          </table:table-cell>
          <table:table-cell table:formula="of:= ([times.G901] - [times.F901]) / 1000000" office:value-type="float" office:value="135.800832" calcext:value-type="float">
            <text:p>135.800832</text:p>
          </table:table-cell>
        </table:table-row>
        <table:table-row table:style-name="ro1">
          <table:table-cell table:formula="of:=[times.A902]" office:value-type="float" office:value="900" calcext:value-type="float">
            <text:p>900</text:p>
          </table:table-cell>
          <table:table-cell table:formula="of:= ([times.C902] - [times.B902]) / 1000000" office:value-type="float" office:value="93.616128" calcext:value-type="float">
            <text:p>93.616128</text:p>
          </table:table-cell>
          <table:table-cell table:formula="of:= ([times.E902] - [times.D902]) / 1000000" office:value-type="float" office:value="126.127872" calcext:value-type="float">
            <text:p>126.127872</text:p>
          </table:table-cell>
          <table:table-cell table:formula="of:= ([times.G902] - [times.F902]) / 1000000" office:value-type="float" office:value="135.684864" calcext:value-type="float">
            <text:p>135.684864</text:p>
          </table:table-cell>
        </table:table-row>
        <table:table-row table:style-name="ro1">
          <table:table-cell table:formula="of:=[times.A903]" office:value-type="float" office:value="901" calcext:value-type="float">
            <text:p>901</text:p>
          </table:table-cell>
          <table:table-cell table:formula="of:= ([times.C903] - [times.B903]) / 1000000" office:value-type="float" office:value="93.445632" calcext:value-type="float">
            <text:p>93.445632</text:p>
          </table:table-cell>
          <table:table-cell table:formula="of:= ([times.E903] - [times.D903]) / 1000000" office:value-type="float" office:value="125.897728" calcext:value-type="float">
            <text:p>125.897728</text:p>
          </table:table-cell>
          <table:table-cell table:formula="of:= ([times.G903] - [times.F903]) / 1000000" office:value-type="float" office:value="135.393792" calcext:value-type="float">
            <text:p>135.393792</text:p>
          </table:table-cell>
        </table:table-row>
        <table:table-row table:style-name="ro1">
          <table:table-cell table:formula="of:=[times.A904]" office:value-type="float" office:value="902" calcext:value-type="float">
            <text:p>902</text:p>
          </table:table-cell>
          <table:table-cell table:formula="of:= ([times.C904] - [times.B904]) / 1000000" office:value-type="float" office:value="93.225472" calcext:value-type="float">
            <text:p>93.225472</text:p>
          </table:table-cell>
          <table:table-cell table:formula="of:= ([times.E904] - [times.D904]) / 1000000" office:value-type="float" office:value="125.720064" calcext:value-type="float">
            <text:p>125.720064</text:p>
          </table:table-cell>
          <table:table-cell table:formula="of:= ([times.G904] - [times.F904]) / 1000000" office:value-type="float" office:value="135.264768" calcext:value-type="float">
            <text:p>135.264768</text:p>
          </table:table-cell>
        </table:table-row>
        <table:table-row table:style-name="ro1">
          <table:table-cell table:formula="of:=[times.A905]" office:value-type="float" office:value="903" calcext:value-type="float">
            <text:p>903</text:p>
          </table:table-cell>
          <table:table-cell table:formula="of:= ([times.C905] - [times.B905]) / 1000000" office:value-type="float" office:value="93.048832" calcext:value-type="float">
            <text:p>93.048832</text:p>
          </table:table-cell>
          <table:table-cell table:formula="of:= ([times.E905] - [times.D905]) / 1000000" office:value-type="float" office:value="125.553152" calcext:value-type="float">
            <text:p>125.553152</text:p>
          </table:table-cell>
          <table:table-cell table:formula="of:= ([times.G905] - [times.F905]) / 1000000" office:value-type="float" office:value="134.973696" calcext:value-type="float">
            <text:p>134.973696</text:p>
          </table:table-cell>
        </table:table-row>
        <table:table-row table:style-name="ro1">
          <table:table-cell table:formula="of:=[times.A906]" office:value-type="float" office:value="904" calcext:value-type="float">
            <text:p>904</text:p>
          </table:table-cell>
          <table:table-cell table:formula="of:= ([times.C906] - [times.B906]) / 1000000" office:value-type="float" office:value="92.871936" calcext:value-type="float">
            <text:p>92.871936</text:p>
          </table:table-cell>
          <table:table-cell table:formula="of:= ([times.E906] - [times.D906]) / 1000000" office:value-type="float" office:value="125.388032" calcext:value-type="float">
            <text:p>125.388032</text:p>
          </table:table-cell>
          <table:table-cell table:formula="of:= ([times.G906] - [times.F906]) / 1000000" office:value-type="float" office:value="134.806528" calcext:value-type="float">
            <text:p>134.806528</text:p>
          </table:table-cell>
        </table:table-row>
        <table:table-row table:style-name="ro1">
          <table:table-cell table:formula="of:=[times.A907]" office:value-type="float" office:value="905" calcext:value-type="float">
            <text:p>905</text:p>
          </table:table-cell>
          <table:table-cell table:formula="of:= ([times.C907] - [times.B907]) / 1000000" office:value-type="float" office:value="92.663296" calcext:value-type="float">
            <text:p>92.663296</text:p>
          </table:table-cell>
          <table:table-cell table:formula="of:= ([times.E907] - [times.D907]) / 1000000" office:value-type="float" office:value="125.267968" calcext:value-type="float">
            <text:p>125.267968</text:p>
          </table:table-cell>
          <table:table-cell table:formula="of:= ([times.G907] - [times.F907]) / 1000000" office:value-type="float" office:value="134.80704" calcext:value-type="float">
            <text:p>134.80704</text:p>
          </table:table-cell>
        </table:table-row>
        <table:table-row table:style-name="ro1">
          <table:table-cell table:formula="of:=[times.A908]" office:value-type="float" office:value="906" calcext:value-type="float">
            <text:p>906</text:p>
          </table:table-cell>
          <table:table-cell table:formula="of:= ([times.C908] - [times.B908]) / 1000000" office:value-type="float" office:value="92.50816" calcext:value-type="float">
            <text:p>92.50816</text:p>
          </table:table-cell>
          <table:table-cell table:formula="of:= ([times.E908] - [times.D908]) / 1000000" office:value-type="float" office:value="125.085952" calcext:value-type="float">
            <text:p>125.085952</text:p>
          </table:table-cell>
          <table:table-cell table:formula="of:= ([times.G908] - [times.F908]) / 1000000" office:value-type="float" office:value="134.503936" calcext:value-type="float">
            <text:p>134.503936</text:p>
          </table:table-cell>
        </table:table-row>
        <table:table-row table:style-name="ro1">
          <table:table-cell table:formula="of:=[times.A909]" office:value-type="float" office:value="907" calcext:value-type="float">
            <text:p>907</text:p>
          </table:table-cell>
          <table:table-cell table:formula="of:= ([times.C909] - [times.B909]) / 1000000" office:value-type="float" office:value="92.33792" calcext:value-type="float">
            <text:p>92.33792</text:p>
          </table:table-cell>
          <table:table-cell table:formula="of:= ([times.E909] - [times.D909]) / 1000000" office:value-type="float" office:value="124.939008" calcext:value-type="float">
            <text:p>124.939008</text:p>
          </table:table-cell>
          <table:table-cell table:formula="of:= ([times.G909] - [times.F909]) / 1000000" office:value-type="float" office:value="134.210048" calcext:value-type="float">
            <text:p>134.210048</text:p>
          </table:table-cell>
        </table:table-row>
        <table:table-row table:style-name="ro1">
          <table:table-cell table:formula="of:=[times.A910]" office:value-type="float" office:value="908" calcext:value-type="float">
            <text:p>908</text:p>
          </table:table-cell>
          <table:table-cell table:formula="of:= ([times.C910] - [times.B910]) / 1000000" office:value-type="float" office:value="92.13056" calcext:value-type="float">
            <text:p>92.13056</text:p>
          </table:table-cell>
          <table:table-cell table:formula="of:= ([times.E910] - [times.D910]) / 1000000" office:value-type="float" office:value="124.638208" calcext:value-type="float">
            <text:p>124.638208</text:p>
          </table:table-cell>
          <table:table-cell table:formula="of:= ([times.G910] - [times.F910]) / 1000000" office:value-type="float" office:value="133.913088" calcext:value-type="float">
            <text:p>133.913088</text:p>
          </table:table-cell>
        </table:table-row>
        <table:table-row table:style-name="ro1">
          <table:table-cell table:formula="of:=[times.A911]" office:value-type="float" office:value="909" calcext:value-type="float">
            <text:p>909</text:p>
          </table:table-cell>
          <table:table-cell table:formula="of:= ([times.C911] - [times.B911]) / 1000000" office:value-type="float" office:value="91.994112" calcext:value-type="float">
            <text:p>91.994112</text:p>
          </table:table-cell>
          <table:table-cell table:formula="of:= ([times.E911] - [times.D911]) / 1000000" office:value-type="float" office:value="124.41856" calcext:value-type="float">
            <text:p>124.41856</text:p>
          </table:table-cell>
          <table:table-cell table:formula="of:= ([times.G911] - [times.F911]) / 1000000" office:value-type="float" office:value="133.778944" calcext:value-type="float">
            <text:p>133.778944</text:p>
          </table:table-cell>
        </table:table-row>
        <table:table-row table:style-name="ro1">
          <table:table-cell table:formula="of:=[times.A912]" office:value-type="float" office:value="910" calcext:value-type="float">
            <text:p>910</text:p>
          </table:table-cell>
          <table:table-cell table:formula="of:= ([times.C912] - [times.B912]) / 1000000" office:value-type="float" office:value="91.757056" calcext:value-type="float">
            <text:p>91.757056</text:p>
          </table:table-cell>
          <table:table-cell table:formula="of:= ([times.E912] - [times.D912]) / 1000000" office:value-type="float" office:value="124.172032" calcext:value-type="float">
            <text:p>124.172032</text:p>
          </table:table-cell>
          <table:table-cell table:formula="of:= ([times.G912] - [times.F912]) / 1000000" office:value-type="float" office:value="133.478144" calcext:value-type="float">
            <text:p>133.478144</text:p>
          </table:table-cell>
        </table:table-row>
        <table:table-row table:style-name="ro1">
          <table:table-cell table:formula="of:=[times.A913]" office:value-type="float" office:value="911" calcext:value-type="float">
            <text:p>911</text:p>
          </table:table-cell>
          <table:table-cell table:formula="of:= ([times.C913] - [times.B913]) / 1000000" office:value-type="float" office:value="91.590656" calcext:value-type="float">
            <text:p>91.590656</text:p>
          </table:table-cell>
          <table:table-cell table:formula="of:= ([times.E913] - [times.D913]) / 1000000" office:value-type="float" office:value="124.015104" calcext:value-type="float">
            <text:p>124.015104</text:p>
          </table:table-cell>
          <table:table-cell table:formula="of:= ([times.G913] - [times.F913]) / 1000000" office:value-type="float" office:value="133.362176" calcext:value-type="float">
            <text:p>133.362176</text:p>
          </table:table-cell>
        </table:table-row>
        <table:table-row table:style-name="ro1">
          <table:table-cell table:formula="of:=[times.A914]" office:value-type="float" office:value="912" calcext:value-type="float">
            <text:p>912</text:p>
          </table:table-cell>
          <table:table-cell table:formula="of:= ([times.C914] - [times.B914]) / 1000000" office:value-type="float" office:value="91.436288" calcext:value-type="float">
            <text:p>91.436288</text:p>
          </table:table-cell>
          <table:table-cell table:formula="of:= ([times.E914] - [times.D914]) / 1000000" office:value-type="float" office:value="123.855872" calcext:value-type="float">
            <text:p>123.855872</text:p>
          </table:table-cell>
          <table:table-cell table:formula="of:= ([times.G914] - [times.F914]) / 1000000" office:value-type="float" office:value="133.020928" calcext:value-type="float">
            <text:p>133.020928</text:p>
          </table:table-cell>
        </table:table-row>
        <table:table-row table:style-name="ro1">
          <table:table-cell table:formula="of:=[times.A915]" office:value-type="float" office:value="913" calcext:value-type="float">
            <text:p>913</text:p>
          </table:table-cell>
          <table:table-cell table:formula="of:= ([times.C915] - [times.B915]) / 1000000" office:value-type="float" office:value="91.22688" calcext:value-type="float">
            <text:p>91.22688</text:p>
          </table:table-cell>
          <table:table-cell table:formula="of:= ([times.E915] - [times.D915]) / 1000000" office:value-type="float" office:value="123.693056" calcext:value-type="float">
            <text:p>123.693056</text:p>
          </table:table-cell>
          <table:table-cell table:formula="of:= ([times.G915] - [times.F915]) / 1000000" office:value-type="float" office:value="132.851968" calcext:value-type="float">
            <text:p>132.851968</text:p>
          </table:table-cell>
        </table:table-row>
        <table:table-row table:style-name="ro1">
          <table:table-cell table:formula="of:=[times.A916]" office:value-type="float" office:value="914" calcext:value-type="float">
            <text:p>914</text:p>
          </table:table-cell>
          <table:table-cell table:formula="of:= ([times.C916] - [times.B916]) / 1000000" office:value-type="float" office:value="91.001088" calcext:value-type="float">
            <text:p>91.001088</text:p>
          </table:table-cell>
          <table:table-cell table:formula="of:= ([times.E916] - [times.D916]) / 1000000" office:value-type="float" office:value="123.532288" calcext:value-type="float">
            <text:p>123.532288</text:p>
          </table:table-cell>
          <table:table-cell table:formula="of:= ([times.G916] - [times.F916]) / 1000000" office:value-type="float" office:value="132.748288" calcext:value-type="float">
            <text:p>132.748288</text:p>
          </table:table-cell>
        </table:table-row>
        <table:table-row table:style-name="ro1">
          <table:table-cell table:formula="of:=[times.A917]" office:value-type="float" office:value="915" calcext:value-type="float">
            <text:p>915</text:p>
          </table:table-cell>
          <table:table-cell table:formula="of:= ([times.C917] - [times.B917]) / 1000000" office:value-type="float" office:value="90.843904" calcext:value-type="float">
            <text:p>90.843904</text:p>
          </table:table-cell>
          <table:table-cell table:formula="of:= ([times.E917] - [times.D917]) / 1000000" office:value-type="float" office:value="123.367168" calcext:value-type="float">
            <text:p>123.367168</text:p>
          </table:table-cell>
          <table:table-cell table:formula="of:= ([times.G917] - [times.F917]) / 1000000" office:value-type="float" office:value="132.451328" calcext:value-type="float">
            <text:p>132.451328</text:p>
          </table:table-cell>
        </table:table-row>
        <table:table-row table:style-name="ro1">
          <table:table-cell table:formula="of:=[times.A918]" office:value-type="float" office:value="916" calcext:value-type="float">
            <text:p>916</text:p>
          </table:table-cell>
          <table:table-cell table:formula="of:= ([times.C918] - [times.B918]) / 1000000" office:value-type="float" office:value="90.678784" calcext:value-type="float">
            <text:p>90.678784</text:p>
          </table:table-cell>
          <table:table-cell table:formula="of:= ([times.E918] - [times.D918]) / 1000000" office:value-type="float" office:value="123.202816" calcext:value-type="float">
            <text:p>123.202816</text:p>
          </table:table-cell>
          <table:table-cell table:formula="of:= ([times.G918] - [times.F918]) / 1000000" office:value-type="float" office:value="132.265984" calcext:value-type="float">
            <text:p>132.265984</text:p>
          </table:table-cell>
        </table:table-row>
        <table:table-row table:style-name="ro1">
          <table:table-cell table:formula="of:=[times.A919]" office:value-type="float" office:value="917" calcext:value-type="float">
            <text:p>917</text:p>
          </table:table-cell>
          <table:table-cell table:formula="of:= ([times.C919] - [times.B919]) / 1000000" office:value-type="float" office:value="90.447104" calcext:value-type="float">
            <text:p>90.447104</text:p>
          </table:table-cell>
          <table:table-cell table:formula="of:= ([times.E919] - [times.D919]) / 1000000" office:value-type="float" office:value="122.897152" calcext:value-type="float">
            <text:p>122.897152</text:p>
          </table:table-cell>
          <table:table-cell table:formula="of:= ([times.G919] - [times.F919]) / 1000000" office:value-type="float" office:value="132.267008" calcext:value-type="float">
            <text:p>132.267008</text:p>
          </table:table-cell>
        </table:table-row>
        <table:table-row table:style-name="ro1">
          <table:table-cell table:formula="of:=[times.A920]" office:value-type="float" office:value="918" calcext:value-type="float">
            <text:p>918</text:p>
          </table:table-cell>
          <table:table-cell table:formula="of:= ([times.C920] - [times.B920]) / 1000000" office:value-type="float" office:value="90.334208" calcext:value-type="float">
            <text:p>90.334208</text:p>
          </table:table-cell>
          <table:table-cell table:formula="of:= ([times.E920] - [times.D920]) / 1000000" office:value-type="float" office:value="122.658304" calcext:value-type="float">
            <text:p>122.658304</text:p>
          </table:table-cell>
          <table:table-cell table:formula="of:= ([times.G920] - [times.F920]) / 1000000" office:value-type="float" office:value="131.965184" calcext:value-type="float">
            <text:p>131.965184</text:p>
          </table:table-cell>
        </table:table-row>
        <table:table-row table:style-name="ro1">
          <table:table-cell table:formula="of:=[times.A921]" office:value-type="float" office:value="919" calcext:value-type="float">
            <text:p>919</text:p>
          </table:table-cell>
          <table:table-cell table:formula="of:= ([times.C921] - [times.B921]) / 1000000" office:value-type="float" office:value="90.02496" calcext:value-type="float">
            <text:p>90.02496</text:p>
          </table:table-cell>
          <table:table-cell table:formula="of:= ([times.E921] - [times.D921]) / 1000000" office:value-type="float" office:value="122.482944" calcext:value-type="float">
            <text:p>122.482944</text:p>
          </table:table-cell>
          <table:table-cell table:formula="of:= ([times.G921] - [times.F921]) / 1000000" office:value-type="float" office:value="131.65696" calcext:value-type="float">
            <text:p>131.65696</text:p>
          </table:table-cell>
        </table:table-row>
        <table:table-row table:style-name="ro1">
          <table:table-cell table:formula="of:=[times.A922]" office:value-type="float" office:value="920" calcext:value-type="float">
            <text:p>920</text:p>
          </table:table-cell>
          <table:table-cell table:formula="of:= ([times.C922] - [times.B922]) / 1000000" office:value-type="float" office:value="89.814784" calcext:value-type="float">
            <text:p>89.814784</text:p>
          </table:table-cell>
          <table:table-cell table:formula="of:= ([times.E922] - [times.D922]) / 1000000" office:value-type="float" office:value="122.320128" calcext:value-type="float">
            <text:p>122.320128</text:p>
          </table:table-cell>
          <table:table-cell table:formula="of:= ([times.G922] - [times.F922]) / 1000000" office:value-type="float" office:value="131.359744" calcext:value-type="float">
            <text:p>131.359744</text:p>
          </table:table-cell>
        </table:table-row>
        <table:table-row table:style-name="ro1">
          <table:table-cell table:formula="of:=[times.A923]" office:value-type="float" office:value="921" calcext:value-type="float">
            <text:p>921</text:p>
          </table:table-cell>
          <table:table-cell table:formula="of:= ([times.C923] - [times.B923]) / 1000000" office:value-type="float" office:value="89.664" calcext:value-type="float">
            <text:p>89.664</text:p>
          </table:table-cell>
          <table:table-cell table:formula="of:= ([times.E923] - [times.D923]) / 1000000" office:value-type="float" office:value="122.15808" calcext:value-type="float">
            <text:p>122.15808</text:p>
          </table:table-cell>
          <table:table-cell table:formula="of:= ([times.G923] - [times.F923]) / 1000000" office:value-type="float" office:value="131.065088" calcext:value-type="float">
            <text:p>131.065088</text:p>
          </table:table-cell>
        </table:table-row>
        <table:table-row table:style-name="ro1">
          <table:table-cell table:formula="of:=[times.A924]" office:value-type="float" office:value="922" calcext:value-type="float">
            <text:p>922</text:p>
          </table:table-cell>
          <table:table-cell table:formula="of:= ([times.C924] - [times.B924]) / 1000000" office:value-type="float" office:value="89.438976" calcext:value-type="float">
            <text:p>89.438976</text:p>
          </table:table-cell>
          <table:table-cell table:formula="of:= ([times.E924] - [times.D924]) / 1000000" office:value-type="float" office:value="121.9968" calcext:value-type="float">
            <text:p>121.9968</text:p>
          </table:table-cell>
          <table:table-cell table:formula="of:= ([times.G924] - [times.F924]) / 1000000" office:value-type="float" office:value="130.850816" calcext:value-type="float">
            <text:p>130.850816</text:p>
          </table:table-cell>
        </table:table-row>
        <table:table-row table:style-name="ro1">
          <table:table-cell table:formula="of:=[times.A925]" office:value-type="float" office:value="923" calcext:value-type="float">
            <text:p>923</text:p>
          </table:table-cell>
          <table:table-cell table:formula="of:= ([times.C925] - [times.B925]) / 1000000" office:value-type="float" office:value="89.268992" calcext:value-type="float">
            <text:p>89.268992</text:p>
          </table:table-cell>
          <table:table-cell table:formula="of:= ([times.E925] - [times.D925]) / 1000000" office:value-type="float" office:value="121.835776" calcext:value-type="float">
            <text:p>121.835776</text:p>
          </table:table-cell>
          <table:table-cell table:formula="of:= ([times.G925] - [times.F925]) / 1000000" office:value-type="float" office:value="130.816768" calcext:value-type="float">
            <text:p>130.816768</text:p>
          </table:table-cell>
        </table:table-row>
        <table:table-row table:style-name="ro1">
          <table:table-cell table:formula="of:=[times.A926]" office:value-type="float" office:value="924" calcext:value-type="float">
            <text:p>924</text:p>
          </table:table-cell>
          <table:table-cell table:formula="of:= ([times.C926] - [times.B926]) / 1000000" office:value-type="float" office:value="89.077504" calcext:value-type="float">
            <text:p>89.077504</text:p>
          </table:table-cell>
          <table:table-cell table:formula="of:= ([times.E926] - [times.D926]) / 1000000" office:value-type="float" office:value="121.67168" calcext:value-type="float">
            <text:p>121.67168</text:p>
          </table:table-cell>
          <table:table-cell table:formula="of:= ([times.G926] - [times.F926]) / 1000000" office:value-type="float" office:value="130.51136" calcext:value-type="float">
            <text:p>130.51136</text:p>
          </table:table-cell>
        </table:table-row>
        <table:table-row table:style-name="ro1">
          <table:table-cell table:formula="of:=[times.A927]" office:value-type="float" office:value="925" calcext:value-type="float">
            <text:p>925</text:p>
          </table:table-cell>
          <table:table-cell table:formula="of:= ([times.C927] - [times.B927]) / 1000000" office:value-type="float" office:value="88.847104" calcext:value-type="float">
            <text:p>88.847104</text:p>
          </table:table-cell>
          <table:table-cell table:formula="of:= ([times.E927] - [times.D927]) / 1000000" office:value-type="float" office:value="121.515776" calcext:value-type="float">
            <text:p>121.515776</text:p>
          </table:table-cell>
          <table:table-cell table:formula="of:= ([times.G927] - [times.F927]) / 1000000" office:value-type="float" office:value="130.177024" calcext:value-type="float">
            <text:p>130.177024</text:p>
          </table:table-cell>
        </table:table-row>
        <table:table-row table:style-name="ro1">
          <table:table-cell table:formula="of:=[times.A928]" office:value-type="float" office:value="926" calcext:value-type="float">
            <text:p>926</text:p>
          </table:table-cell>
          <table:table-cell table:formula="of:= ([times.C928] - [times.B928]) / 1000000" office:value-type="float" office:value="88.679936" calcext:value-type="float">
            <text:p>88.679936</text:p>
          </table:table-cell>
          <table:table-cell table:formula="of:= ([times.E928] - [times.D928]) / 1000000" office:value-type="float" office:value="121.247232" calcext:value-type="float">
            <text:p>121.247232</text:p>
          </table:table-cell>
          <table:table-cell table:formula="of:= ([times.G928] - [times.F928]) / 1000000" office:value-type="float" office:value="129.906944" calcext:value-type="float">
            <text:p>129.906944</text:p>
          </table:table-cell>
        </table:table-row>
        <table:table-row table:style-name="ro1">
          <table:table-cell table:formula="of:=[times.A929]" office:value-type="float" office:value="927" calcext:value-type="float">
            <text:p>927</text:p>
          </table:table-cell>
          <table:table-cell table:formula="of:= ([times.C929] - [times.B929]) / 1000000" office:value-type="float" office:value="88.506624" calcext:value-type="float">
            <text:p>88.506624</text:p>
          </table:table-cell>
          <table:table-cell table:formula="of:= ([times.E929] - [times.D929]) / 1000000" office:value-type="float" office:value="120.91008" calcext:value-type="float">
            <text:p>120.91008</text:p>
          </table:table-cell>
          <table:table-cell table:formula="of:= ([times.G929] - [times.F929]) / 1000000" office:value-type="float" office:value="129.717504" calcext:value-type="float">
            <text:p>129.717504</text:p>
          </table:table-cell>
        </table:table-row>
        <table:table-row table:style-name="ro1">
          <table:table-cell table:formula="of:=[times.A930]" office:value-type="float" office:value="928" calcext:value-type="float">
            <text:p>928</text:p>
          </table:table-cell>
          <table:table-cell table:formula="of:= ([times.C930] - [times.B930]) / 1000000" office:value-type="float" office:value="88.34304" calcext:value-type="float">
            <text:p>88.34304</text:p>
          </table:table-cell>
          <table:table-cell table:formula="of:= ([times.E930] - [times.D930]) / 1000000" office:value-type="float" office:value="120.638976" calcext:value-type="float">
            <text:p>120.638976</text:p>
          </table:table-cell>
          <table:table-cell table:formula="of:= ([times.G930] - [times.F930]) / 1000000" office:value-type="float" office:value="129.57184" calcext:value-type="float">
            <text:p>129.57184</text:p>
          </table:table-cell>
        </table:table-row>
        <table:table-row table:style-name="ro1">
          <table:table-cell table:formula="of:=[times.A931]" office:value-type="float" office:value="929" calcext:value-type="float">
            <text:p>929</text:p>
          </table:table-cell>
          <table:table-cell table:formula="of:= ([times.C931] - [times.B931]) / 1000000" office:value-type="float" office:value="88.091904" calcext:value-type="float">
            <text:p>88.091904</text:p>
          </table:table-cell>
          <table:table-cell table:formula="of:= ([times.E931] - [times.D931]) / 1000000" office:value-type="float" office:value="120.460032" calcext:value-type="float">
            <text:p>120.460032</text:p>
          </table:table-cell>
          <table:table-cell table:formula="of:= ([times.G931] - [times.F931]) / 1000000" office:value-type="float" office:value="129.547008" calcext:value-type="float">
            <text:p>129.547008</text:p>
          </table:table-cell>
        </table:table-row>
        <table:table-row table:style-name="ro1">
          <table:table-cell table:formula="of:=[times.A932]" office:value-type="float" office:value="930" calcext:value-type="float">
            <text:p>930</text:p>
          </table:table-cell>
          <table:table-cell table:formula="of:= ([times.C932] - [times.B932]) / 1000000" office:value-type="float" office:value="87.922176" calcext:value-type="float">
            <text:p>87.922176</text:p>
          </table:table-cell>
          <table:table-cell table:formula="of:= ([times.E932] - [times.D932]) / 1000000" office:value-type="float" office:value="120.29312" calcext:value-type="float">
            <text:p>120.29312</text:p>
          </table:table-cell>
          <table:table-cell table:formula="of:= ([times.G932] - [times.F932]) / 1000000" office:value-type="float" office:value="129.622016" calcext:value-type="float">
            <text:p>129.622016</text:p>
          </table:table-cell>
        </table:table-row>
        <table:table-row table:style-name="ro1">
          <table:table-cell table:formula="of:=[times.A933]" office:value-type="float" office:value="931" calcext:value-type="float">
            <text:p>931</text:p>
          </table:table-cell>
          <table:table-cell table:formula="of:= ([times.C933] - [times.B933]) / 1000000" office:value-type="float" office:value="87.746048" calcext:value-type="float">
            <text:p>87.746048</text:p>
          </table:table-cell>
          <table:table-cell table:formula="of:= ([times.E933] - [times.D933]) / 1000000" office:value-type="float" office:value="120.139264" calcext:value-type="float">
            <text:p>120.139264</text:p>
          </table:table-cell>
          <table:table-cell table:formula="of:= ([times.G933] - [times.F933]) / 1000000" office:value-type="float" office:value="129.620992" calcext:value-type="float">
            <text:p>129.620992</text:p>
          </table:table-cell>
        </table:table-row>
        <table:table-row table:style-name="ro1">
          <table:table-cell table:formula="of:=[times.A934]" office:value-type="float" office:value="932" calcext:value-type="float">
            <text:p>932</text:p>
          </table:table-cell>
          <table:table-cell table:formula="of:= ([times.C934] - [times.B934]) / 1000000" office:value-type="float" office:value="87.545856" calcext:value-type="float">
            <text:p>87.545856</text:p>
          </table:table-cell>
          <table:table-cell table:formula="of:= ([times.E934] - [times.D934]) / 1000000" office:value-type="float" office:value="119.960832" calcext:value-type="float">
            <text:p>119.960832</text:p>
          </table:table-cell>
          <table:table-cell table:formula="of:= ([times.G934] - [times.F934]) / 1000000" office:value-type="float" office:value="129.284096" calcext:value-type="float">
            <text:p>129.284096</text:p>
          </table:table-cell>
        </table:table-row>
        <table:table-row table:style-name="ro1">
          <table:table-cell table:formula="of:=[times.A935]" office:value-type="float" office:value="933" calcext:value-type="float">
            <text:p>933</text:p>
          </table:table-cell>
          <table:table-cell table:formula="of:= ([times.C935] - [times.B935]) / 1000000" office:value-type="float" office:value="87.36128" calcext:value-type="float">
            <text:p>87.36128</text:p>
          </table:table-cell>
          <table:table-cell table:formula="of:= ([times.E935] - [times.D935]) / 1000000" office:value-type="float" office:value="119.814656" calcext:value-type="float">
            <text:p>119.814656</text:p>
          </table:table-cell>
          <table:table-cell table:formula="of:= ([times.G935] - [times.F935]) / 1000000" office:value-type="float" office:value="128.941312" calcext:value-type="float">
            <text:p>128.941312</text:p>
          </table:table-cell>
        </table:table-row>
        <table:table-row table:style-name="ro1">
          <table:table-cell table:formula="of:=[times.A936]" office:value-type="float" office:value="934" calcext:value-type="float">
            <text:p>934</text:p>
          </table:table-cell>
          <table:table-cell table:formula="of:= ([times.C936] - [times.B936]) / 1000000" office:value-type="float" office:value="87.235072" calcext:value-type="float">
            <text:p>87.235072</text:p>
          </table:table-cell>
          <table:table-cell table:formula="of:= ([times.E936] - [times.D936]) / 1000000" office:value-type="float" office:value="119.705856" calcext:value-type="float">
            <text:p>119.705856</text:p>
          </table:table-cell>
          <table:table-cell table:formula="of:= ([times.G936] - [times.F936]) / 1000000" office:value-type="float" office:value="128.676352" calcext:value-type="float">
            <text:p>128.676352</text:p>
          </table:table-cell>
        </table:table-row>
        <table:table-row table:style-name="ro1">
          <table:table-cell table:formula="of:=[times.A937]" office:value-type="float" office:value="935" calcext:value-type="float">
            <text:p>935</text:p>
          </table:table-cell>
          <table:table-cell table:formula="of:= ([times.C937] - [times.B937]) / 1000000" office:value-type="float" office:value="86.994944" calcext:value-type="float">
            <text:p>86.994944</text:p>
          </table:table-cell>
          <table:table-cell table:formula="of:= ([times.E937] - [times.D937]) / 1000000" office:value-type="float" office:value="119.525888" calcext:value-type="float">
            <text:p>119.525888</text:p>
          </table:table-cell>
          <table:table-cell table:formula="of:= ([times.G937] - [times.F937]) / 1000000" office:value-type="float" office:value="128.445696" calcext:value-type="float">
            <text:p>128.445696</text:p>
          </table:table-cell>
        </table:table-row>
        <table:table-row table:style-name="ro1">
          <table:table-cell table:formula="of:=[times.A938]" office:value-type="float" office:value="936" calcext:value-type="float">
            <text:p>936</text:p>
          </table:table-cell>
          <table:table-cell table:formula="of:= ([times.C938] - [times.B938]) / 1000000" office:value-type="float" office:value="86.801152" calcext:value-type="float">
            <text:p>86.801152</text:p>
          </table:table-cell>
          <table:table-cell table:formula="of:= ([times.E938] - [times.D938]) / 1000000" office:value-type="float" office:value="119.151872" calcext:value-type="float">
            <text:p>119.151872</text:p>
          </table:table-cell>
          <table:table-cell table:formula="of:= ([times.G938] - [times.F938]) / 1000000" office:value-type="float" office:value="128.40576" calcext:value-type="float">
            <text:p>128.40576</text:p>
          </table:table-cell>
        </table:table-row>
        <table:table-row table:style-name="ro1">
          <table:table-cell table:formula="of:=[times.A939]" office:value-type="float" office:value="937" calcext:value-type="float">
            <text:p>937</text:p>
          </table:table-cell>
          <table:table-cell table:formula="of:= ([times.C939] - [times.B939]) / 1000000" office:value-type="float" office:value="86.651648" calcext:value-type="float">
            <text:p>86.651648</text:p>
          </table:table-cell>
          <table:table-cell table:formula="of:= ([times.E939] - [times.D939]) / 1000000" office:value-type="float" office:value="118.914304" calcext:value-type="float">
            <text:p>118.914304</text:p>
          </table:table-cell>
          <table:table-cell table:formula="of:= ([times.G939] - [times.F939]) / 1000000" office:value-type="float" office:value="128.104448" calcext:value-type="float">
            <text:p>128.104448</text:p>
          </table:table-cell>
        </table:table-row>
        <table:table-row table:style-name="ro1">
          <table:table-cell table:formula="of:=[times.A940]" office:value-type="float" office:value="938" calcext:value-type="float">
            <text:p>938</text:p>
          </table:table-cell>
          <table:table-cell table:formula="of:= ([times.C940] - [times.B940]) / 1000000" office:value-type="float" office:value="86.457856" calcext:value-type="float">
            <text:p>86.457856</text:p>
          </table:table-cell>
          <table:table-cell table:formula="of:= ([times.E940] - [times.D940]) / 1000000" office:value-type="float" office:value="118.723328" calcext:value-type="float">
            <text:p>118.723328</text:p>
          </table:table-cell>
          <table:table-cell table:formula="of:= ([times.G940] - [times.F940]) / 1000000" office:value-type="float" office:value="127.808768" calcext:value-type="float">
            <text:p>127.808768</text:p>
          </table:table-cell>
        </table:table-row>
        <table:table-row table:style-name="ro1">
          <table:table-cell table:formula="of:=[times.A941]" office:value-type="float" office:value="939" calcext:value-type="float">
            <text:p>939</text:p>
          </table:table-cell>
          <table:table-cell table:formula="of:= ([times.C941] - [times.B941]) / 1000000" office:value-type="float" office:value="86.296832" calcext:value-type="float">
            <text:p>86.296832</text:p>
          </table:table-cell>
          <table:table-cell table:formula="of:= ([times.E941] - [times.D941]) / 1000000" office:value-type="float" office:value="118.562048" calcext:value-type="float">
            <text:p>118.562048</text:p>
          </table:table-cell>
          <table:table-cell table:formula="of:= ([times.G941] - [times.F941]) / 1000000" office:value-type="float" office:value="127.474688" calcext:value-type="float">
            <text:p>127.474688</text:p>
          </table:table-cell>
        </table:table-row>
        <table:table-row table:style-name="ro1">
          <table:table-cell table:formula="of:=[times.A942]" office:value-type="float" office:value="940" calcext:value-type="float">
            <text:p>940</text:p>
          </table:table-cell>
          <table:table-cell table:formula="of:= ([times.C942] - [times.B942]) / 1000000" office:value-type="float" office:value="86.112768" calcext:value-type="float">
            <text:p>86.112768</text:p>
          </table:table-cell>
          <table:table-cell table:formula="of:= ([times.E942] - [times.D942]) / 1000000" office:value-type="float" office:value="118.439936" calcext:value-type="float">
            <text:p>118.439936</text:p>
          </table:table-cell>
          <table:table-cell table:formula="of:= ([times.G942] - [times.F942]) / 1000000" office:value-type="float" office:value="127.610368" calcext:value-type="float">
            <text:p>127.610368</text:p>
          </table:table-cell>
        </table:table-row>
        <table:table-row table:style-name="ro1">
          <table:table-cell table:formula="of:=[times.A943]" office:value-type="float" office:value="941" calcext:value-type="float">
            <text:p>941</text:p>
          </table:table-cell>
          <table:table-cell table:formula="of:= ([times.C943] - [times.B943]) / 1000000" office:value-type="float" office:value="85.929728" calcext:value-type="float">
            <text:p>85.929728</text:p>
          </table:table-cell>
          <table:table-cell table:formula="of:= ([times.E943] - [times.D943]) / 1000000" office:value-type="float" office:value="118.25792" calcext:value-type="float">
            <text:p>118.25792</text:p>
          </table:table-cell>
          <table:table-cell table:formula="of:= ([times.G943] - [times.F943]) / 1000000" office:value-type="float" office:value="127.638272" calcext:value-type="float">
            <text:p>127.638272</text:p>
          </table:table-cell>
        </table:table-row>
        <table:table-row table:style-name="ro1">
          <table:table-cell table:formula="of:=[times.A944]" office:value-type="float" office:value="942" calcext:value-type="float">
            <text:p>942</text:p>
          </table:table-cell>
          <table:table-cell table:formula="of:= ([times.C944] - [times.B944]) / 1000000" office:value-type="float" office:value="85.732864" calcext:value-type="float">
            <text:p>85.732864</text:p>
          </table:table-cell>
          <table:table-cell table:formula="of:= ([times.E944] - [times.D944]) / 1000000" office:value-type="float" office:value="118.070784" calcext:value-type="float">
            <text:p>118.070784</text:p>
          </table:table-cell>
          <table:table-cell table:formula="of:= ([times.G944] - [times.F944]) / 1000000" office:value-type="float" office:value="127.643136" calcext:value-type="float">
            <text:p>127.643136</text:p>
          </table:table-cell>
        </table:table-row>
        <table:table-row table:style-name="ro1">
          <table:table-cell table:formula="of:=[times.A945]" office:value-type="float" office:value="943" calcext:value-type="float">
            <text:p>943</text:p>
          </table:table-cell>
          <table:table-cell table:formula="of:= ([times.C945] - [times.B945]) / 1000000" office:value-type="float" office:value="85.56288" calcext:value-type="float">
            <text:p>85.56288</text:p>
          </table:table-cell>
          <table:table-cell table:formula="of:= ([times.E945] - [times.D945]) / 1000000" office:value-type="float" office:value="117.913088" calcext:value-type="float">
            <text:p>117.913088</text:p>
          </table:table-cell>
          <table:table-cell table:formula="of:= ([times.G945] - [times.F945]) / 1000000" office:value-type="float" office:value="127.657728" calcext:value-type="float">
            <text:p>127.657728</text:p>
          </table:table-cell>
        </table:table-row>
        <table:table-row table:style-name="ro1">
          <table:table-cell table:formula="of:=[times.A946]" office:value-type="float" office:value="944" calcext:value-type="float">
            <text:p>944</text:p>
          </table:table-cell>
          <table:table-cell table:formula="of:= ([times.C946] - [times.B946]) / 1000000" office:value-type="float" office:value="85.392128" calcext:value-type="float">
            <text:p>85.392128</text:p>
          </table:table-cell>
          <table:table-cell table:formula="of:= ([times.E946] - [times.D946]) / 1000000" office:value-type="float" office:value="117.735424" calcext:value-type="float">
            <text:p>117.735424</text:p>
          </table:table-cell>
          <table:table-cell table:formula="of:= ([times.G946] - [times.F946]) / 1000000" office:value-type="float" office:value="127.521024" calcext:value-type="float">
            <text:p>127.521024</text:p>
          </table:table-cell>
        </table:table-row>
        <table:table-row table:style-name="ro1">
          <table:table-cell table:formula="of:=[times.A947]" office:value-type="float" office:value="945" calcext:value-type="float">
            <text:p>945</text:p>
          </table:table-cell>
          <table:table-cell table:formula="of:= ([times.C947] - [times.B947]) / 1000000" office:value-type="float" office:value="85.227776" calcext:value-type="float">
            <text:p>85.227776</text:p>
          </table:table-cell>
          <table:table-cell table:formula="of:= ([times.E947] - [times.D947]) / 1000000" office:value-type="float" office:value="117.582336" calcext:value-type="float">
            <text:p>117.582336</text:p>
          </table:table-cell>
          <table:table-cell table:formula="of:= ([times.G947] - [times.F947]) / 1000000" office:value-type="float" office:value="127.421184" calcext:value-type="float">
            <text:p>127.421184</text:p>
          </table:table-cell>
        </table:table-row>
        <table:table-row table:style-name="ro1">
          <table:table-cell table:formula="of:=[times.A948]" office:value-type="float" office:value="946" calcext:value-type="float">
            <text:p>946</text:p>
          </table:table-cell>
          <table:table-cell table:formula="of:= ([times.C948] - [times.B948]) / 1000000" office:value-type="float" office:value="85.0176" calcext:value-type="float">
            <text:p>85.0176</text:p>
          </table:table-cell>
          <table:table-cell table:formula="of:= ([times.E948] - [times.D948]) / 1000000" office:value-type="float" office:value="117.41952" calcext:value-type="float">
            <text:p>117.41952</text:p>
          </table:table-cell>
          <table:table-cell table:formula="of:= ([times.G948] - [times.F948]) / 1000000" office:value-type="float" office:value="127.099904" calcext:value-type="float">
            <text:p>127.099904</text:p>
          </table:table-cell>
        </table:table-row>
        <table:table-row table:style-name="ro1">
          <table:table-cell table:formula="of:=[times.A949]" office:value-type="float" office:value="947" calcext:value-type="float">
            <text:p>947</text:p>
          </table:table-cell>
          <table:table-cell table:formula="of:= ([times.C949] - [times.B949]) / 1000000" office:value-type="float" office:value="84.812032" calcext:value-type="float">
            <text:p>84.812032</text:p>
          </table:table-cell>
          <table:table-cell table:formula="of:= ([times.E949] - [times.D949]) / 1000000" office:value-type="float" office:value="117.257984" calcext:value-type="float">
            <text:p>117.257984</text:p>
          </table:table-cell>
          <table:table-cell table:formula="of:= ([times.G949] - [times.F949]) / 1000000" office:value-type="float" office:value="126.985984" calcext:value-type="float">
            <text:p>126.985984</text:p>
          </table:table-cell>
        </table:table-row>
        <table:table-row table:style-name="ro1">
          <table:table-cell table:formula="of:=[times.A950]" office:value-type="float" office:value="948" calcext:value-type="float">
            <text:p>948</text:p>
          </table:table-cell>
          <table:table-cell table:formula="of:= ([times.C950] - [times.B950]) / 1000000" office:value-type="float" office:value="84.641536" calcext:value-type="float">
            <text:p>84.641536</text:p>
          </table:table-cell>
          <table:table-cell table:formula="of:= ([times.E950] - [times.D950]) / 1000000" office:value-type="float" office:value="117.10208" calcext:value-type="float">
            <text:p>117.10208</text:p>
          </table:table-cell>
          <table:table-cell table:formula="of:= ([times.G950] - [times.F950]) / 1000000" office:value-type="float" office:value="127.00416" calcext:value-type="float">
            <text:p>127.00416</text:p>
          </table:table-cell>
        </table:table-row>
        <table:table-row table:style-name="ro1">
          <table:table-cell table:formula="of:=[times.A951]" office:value-type="float" office:value="949" calcext:value-type="float">
            <text:p>949</text:p>
          </table:table-cell>
          <table:table-cell table:formula="of:= ([times.C951] - [times.B951]) / 1000000" office:value-type="float" office:value="84.46848" calcext:value-type="float">
            <text:p>84.46848</text:p>
          </table:table-cell>
          <table:table-cell table:formula="of:= ([times.E951] - [times.D951]) / 1000000" office:value-type="float" office:value="116.934144" calcext:value-type="float">
            <text:p>116.934144</text:p>
          </table:table-cell>
          <table:table-cell table:formula="of:= ([times.G951] - [times.F951]) / 1000000" office:value-type="float" office:value="126.950144" calcext:value-type="float">
            <text:p>126.950144</text:p>
          </table:table-cell>
        </table:table-row>
        <table:table-row table:style-name="ro1">
          <table:table-cell table:formula="of:=[times.A952]" office:value-type="float" office:value="950" calcext:value-type="float">
            <text:p>950</text:p>
          </table:table-cell>
          <table:table-cell table:formula="of:= ([times.C952] - [times.B952]) / 1000000" office:value-type="float" office:value="84.304896" calcext:value-type="float">
            <text:p>84.304896</text:p>
          </table:table-cell>
          <table:table-cell table:formula="of:= ([times.E952] - [times.D952]) / 1000000" office:value-type="float" office:value="116.749056" calcext:value-type="float">
            <text:p>116.749056</text:p>
          </table:table-cell>
          <table:table-cell table:formula="of:= ([times.G952] - [times.F952]) / 1000000" office:value-type="float" office:value="126.661376" calcext:value-type="float">
            <text:p>126.661376</text:p>
          </table:table-cell>
        </table:table-row>
        <table:table-row table:style-name="ro1">
          <table:table-cell table:formula="of:=[times.A953]" office:value-type="float" office:value="951" calcext:value-type="float">
            <text:p>951</text:p>
          </table:table-cell>
          <table:table-cell table:formula="of:= ([times.C953] - [times.B953]) / 1000000" office:value-type="float" office:value="84.094976" calcext:value-type="float">
            <text:p>84.094976</text:p>
          </table:table-cell>
          <table:table-cell table:formula="of:= ([times.E953] - [times.D953]) / 1000000" office:value-type="float" office:value="116.581376" calcext:value-type="float">
            <text:p>116.581376</text:p>
          </table:table-cell>
          <table:table-cell table:formula="of:= ([times.G953] - [times.F953]) / 1000000" office:value-type="float" office:value="126.332928" calcext:value-type="float">
            <text:p>126.332928</text:p>
          </table:table-cell>
        </table:table-row>
        <table:table-row table:style-name="ro1">
          <table:table-cell table:formula="of:=[times.A954]" office:value-type="float" office:value="952" calcext:value-type="float">
            <text:p>952</text:p>
          </table:table-cell>
          <table:table-cell table:formula="of:= ([times.C954] - [times.B954]) / 1000000" office:value-type="float" office:value="83.897856" calcext:value-type="float">
            <text:p>83.897856</text:p>
          </table:table-cell>
          <table:table-cell table:formula="of:= ([times.E954] - [times.D954]) / 1000000" office:value-type="float" office:value="116.425472" calcext:value-type="float">
            <text:p>116.425472</text:p>
          </table:table-cell>
          <table:table-cell table:formula="of:= ([times.G954] - [times.F954]) / 1000000" office:value-type="float" office:value="126.610944" calcext:value-type="float">
            <text:p>126.610944</text:p>
          </table:table-cell>
        </table:table-row>
        <table:table-row table:style-name="ro1">
          <table:table-cell table:formula="of:=[times.A955]" office:value-type="float" office:value="953" calcext:value-type="float">
            <text:p>953</text:p>
          </table:table-cell>
          <table:table-cell table:formula="of:= ([times.C955] - [times.B955]) / 1000000" office:value-type="float" office:value="83.739136" calcext:value-type="float">
            <text:p>83.739136</text:p>
          </table:table-cell>
          <table:table-cell table:formula="of:= ([times.E955] - [times.D955]) / 1000000" office:value-type="float" office:value="116.27648" calcext:value-type="float">
            <text:p>116.27648</text:p>
          </table:table-cell>
          <table:table-cell table:formula="of:= ([times.G955] - [times.F955]) / 1000000" office:value-type="float" office:value="126.462208" calcext:value-type="float">
            <text:p>126.462208</text:p>
          </table:table-cell>
        </table:table-row>
        <table:table-row table:style-name="ro1">
          <table:table-cell table:formula="of:=[times.A956]" office:value-type="float" office:value="954" calcext:value-type="float">
            <text:p>954</text:p>
          </table:table-cell>
          <table:table-cell table:formula="of:= ([times.C956] - [times.B956]) / 1000000" office:value-type="float" office:value="83.558912" calcext:value-type="float">
            <text:p>83.558912</text:p>
          </table:table-cell>
          <table:table-cell table:formula="of:= ([times.E956] - [times.D956]) / 1000000" office:value-type="float" office:value="115.997184" calcext:value-type="float">
            <text:p>115.997184</text:p>
          </table:table-cell>
          <table:table-cell table:formula="of:= ([times.G956] - [times.F956]) / 1000000" office:value-type="float" office:value="126.470144" calcext:value-type="float">
            <text:p>126.470144</text:p>
          </table:table-cell>
        </table:table-row>
        <table:table-row table:style-name="ro1">
          <table:table-cell table:formula="of:=[times.A957]" office:value-type="float" office:value="955" calcext:value-type="float">
            <text:p>955</text:p>
          </table:table-cell>
          <table:table-cell table:formula="of:= ([times.C957] - [times.B957]) / 1000000" office:value-type="float" office:value="83.414016" calcext:value-type="float">
            <text:p>83.414016</text:p>
          </table:table-cell>
          <table:table-cell table:formula="of:= ([times.E957] - [times.D957]) / 1000000" office:value-type="float" office:value="115.76576" calcext:value-type="float">
            <text:p>115.76576</text:p>
          </table:table-cell>
          <table:table-cell table:formula="of:= ([times.G957] - [times.F957]) / 1000000" office:value-type="float" office:value="126.1824" calcext:value-type="float">
            <text:p>126.1824</text:p>
          </table:table-cell>
        </table:table-row>
        <table:table-row table:style-name="ro1">
          <table:table-cell table:formula="of:=[times.A958]" office:value-type="float" office:value="956" calcext:value-type="float">
            <text:p>956</text:p>
          </table:table-cell>
          <table:table-cell table:formula="of:= ([times.C958] - [times.B958]) / 1000000" office:value-type="float" office:value="83.186176" calcext:value-type="float">
            <text:p>83.186176</text:p>
          </table:table-cell>
          <table:table-cell table:formula="of:= ([times.E958] - [times.D958]) / 1000000" office:value-type="float" office:value="115.616" calcext:value-type="float">
            <text:p>115.616</text:p>
          </table:table-cell>
          <table:table-cell table:formula="of:= ([times.G958] - [times.F958]) / 1000000" office:value-type="float" office:value="125.884928" calcext:value-type="float">
            <text:p>125.884928</text:p>
          </table:table-cell>
        </table:table-row>
        <table:table-row table:style-name="ro1">
          <table:table-cell table:formula="of:=[times.A959]" office:value-type="float" office:value="957" calcext:value-type="float">
            <text:p>957</text:p>
          </table:table-cell>
          <table:table-cell table:formula="of:= ([times.C959] - [times.B959]) / 1000000" office:value-type="float" office:value="83.008" calcext:value-type="float">
            <text:p>83.008</text:p>
          </table:table-cell>
          <table:table-cell table:formula="of:= ([times.E959] - [times.D959]) / 1000000" office:value-type="float" office:value="115.455488" calcext:value-type="float">
            <text:p>115.455488</text:p>
          </table:table-cell>
          <table:table-cell table:formula="of:= ([times.G959] - [times.F959]) / 1000000" office:value-type="float" office:value="125.593088" calcext:value-type="float">
            <text:p>125.593088</text:p>
          </table:table-cell>
        </table:table-row>
        <table:table-row table:style-name="ro1">
          <table:table-cell table:formula="of:=[times.A960]" office:value-type="float" office:value="958" calcext:value-type="float">
            <text:p>958</text:p>
          </table:table-cell>
          <table:table-cell table:formula="of:= ([times.C960] - [times.B960]) / 1000000" office:value-type="float" office:value="82.799616" calcext:value-type="float">
            <text:p>82.799616</text:p>
          </table:table-cell>
          <table:table-cell table:formula="of:= ([times.E960] - [times.D960]) / 1000000" office:value-type="float" office:value="115.29088" calcext:value-type="float">
            <text:p>115.29088</text:p>
          </table:table-cell>
          <table:table-cell table:formula="of:= ([times.G960] - [times.F960]) / 1000000" office:value-type="float" office:value="125.555712" calcext:value-type="float">
            <text:p>125.555712</text:p>
          </table:table-cell>
        </table:table-row>
        <table:table-row table:style-name="ro1">
          <table:table-cell table:formula="of:=[times.A961]" office:value-type="float" office:value="959" calcext:value-type="float">
            <text:p>959</text:p>
          </table:table-cell>
          <table:table-cell table:formula="of:= ([times.C961] - [times.B961]) / 1000000" office:value-type="float" office:value="82.624" calcext:value-type="float">
            <text:p>82.624</text:p>
          </table:table-cell>
          <table:table-cell table:formula="of:= ([times.E961] - [times.D961]) / 1000000" office:value-type="float" office:value="115.17568" calcext:value-type="float">
            <text:p>115.17568</text:p>
          </table:table-cell>
          <table:table-cell table:formula="of:= ([times.G961] - [times.F961]) / 1000000" office:value-type="float" office:value="125.265152" calcext:value-type="float">
            <text:p>125.265152</text:p>
          </table:table-cell>
        </table:table-row>
        <table:table-row table:style-name="ro1">
          <table:table-cell table:formula="of:=[times.A962]" office:value-type="float" office:value="960" calcext:value-type="float">
            <text:p>960</text:p>
          </table:table-cell>
          <table:table-cell table:formula="of:= ([times.C962] - [times.B962]) / 1000000" office:value-type="float" office:value="82.461696" calcext:value-type="float">
            <text:p>82.461696</text:p>
          </table:table-cell>
          <table:table-cell table:formula="of:= ([times.E962] - [times.D962]) / 1000000" office:value-type="float" office:value="115.012608" calcext:value-type="float">
            <text:p>115.012608</text:p>
          </table:table-cell>
          <table:table-cell table:formula="of:= ([times.G962] - [times.F962]) / 1000000" office:value-type="float" office:value="124.934912" calcext:value-type="float">
            <text:p>124.934912</text:p>
          </table:table-cell>
        </table:table-row>
        <table:table-row table:style-name="ro1">
          <table:table-cell table:formula="of:=[times.A963]" office:value-type="float" office:value="961" calcext:value-type="float">
            <text:p>961</text:p>
          </table:table-cell>
          <table:table-cell table:formula="of:= ([times.C963] - [times.B963]) / 1000000" office:value-type="float" office:value="82.252288" calcext:value-type="float">
            <text:p>82.252288</text:p>
          </table:table-cell>
          <table:table-cell table:formula="of:= ([times.E963] - [times.D963]) / 1000000" office:value-type="float" office:value="114.743552" calcext:value-type="float">
            <text:p>114.743552</text:p>
          </table:table-cell>
          <table:table-cell table:formula="of:= ([times.G963] - [times.F963]) / 1000000" office:value-type="float" office:value="124.933888" calcext:value-type="float">
            <text:p>124.933888</text:p>
          </table:table-cell>
        </table:table-row>
        <table:table-row table:style-name="ro1">
          <table:table-cell table:formula="of:=[times.A964]" office:value-type="float" office:value="962" calcext:value-type="float">
            <text:p>962</text:p>
          </table:table-cell>
          <table:table-cell table:formula="of:= ([times.C964] - [times.B964]) / 1000000" office:value-type="float" office:value="82.087936" calcext:value-type="float">
            <text:p>82.087936</text:p>
          </table:table-cell>
          <table:table-cell table:formula="of:= ([times.E964] - [times.D964]) / 1000000" office:value-type="float" office:value="114.40512" calcext:value-type="float">
            <text:p>114.40512</text:p>
          </table:table-cell>
          <table:table-cell table:formula="of:= ([times.G964] - [times.F964]) / 1000000" office:value-type="float" office:value="124.578048" calcext:value-type="float">
            <text:p>124.578048</text:p>
          </table:table-cell>
        </table:table-row>
        <table:table-row table:style-name="ro1">
          <table:table-cell table:formula="of:=[times.A965]" office:value-type="float" office:value="963" calcext:value-type="float">
            <text:p>963</text:p>
          </table:table-cell>
          <table:table-cell table:formula="of:= ([times.C965] - [times.B965]) / 1000000" office:value-type="float" office:value="81.897216" calcext:value-type="float">
            <text:p>81.897216</text:p>
          </table:table-cell>
          <table:table-cell table:formula="of:= ([times.E965] - [times.D965]) / 1000000" office:value-type="float" office:value="114.096896" calcext:value-type="float">
            <text:p>114.096896</text:p>
          </table:table-cell>
          <table:table-cell table:formula="of:= ([times.G965] - [times.F965]) / 1000000" office:value-type="float" office:value="124.247552" calcext:value-type="float">
            <text:p>124.247552</text:p>
          </table:table-cell>
        </table:table-row>
        <table:table-row table:style-name="ro1">
          <table:table-cell table:formula="of:=[times.A966]" office:value-type="float" office:value="964" calcext:value-type="float">
            <text:p>964</text:p>
          </table:table-cell>
          <table:table-cell table:formula="of:= ([times.C966] - [times.B966]) / 1000000" office:value-type="float" office:value="81.753088" calcext:value-type="float">
            <text:p>81.753088</text:p>
          </table:table-cell>
          <table:table-cell table:formula="of:= ([times.E966] - [times.D966]) / 1000000" office:value-type="float" office:value="113.895424" calcext:value-type="float">
            <text:p>113.895424</text:p>
          </table:table-cell>
          <table:table-cell table:formula="of:= ([times.G966] - [times.F966]) / 1000000" office:value-type="float" office:value="123.922432" calcext:value-type="float">
            <text:p>123.922432</text:p>
          </table:table-cell>
        </table:table-row>
        <table:table-row table:style-name="ro1">
          <table:table-cell table:formula="of:=[times.A967]" office:value-type="float" office:value="965" calcext:value-type="float">
            <text:p>965</text:p>
          </table:table-cell>
          <table:table-cell table:formula="of:= ([times.C967] - [times.B967]) / 1000000" office:value-type="float" office:value="81.526784" calcext:value-type="float">
            <text:p>81.526784</text:p>
          </table:table-cell>
          <table:table-cell table:formula="of:= ([times.E967] - [times.D967]) / 1000000" office:value-type="float" office:value="113.748224" calcext:value-type="float">
            <text:p>113.748224</text:p>
          </table:table-cell>
          <table:table-cell table:formula="of:= ([times.G967] - [times.F967]) / 1000000" office:value-type="float" office:value="123.600128" calcext:value-type="float">
            <text:p>123.600128</text:p>
          </table:table-cell>
        </table:table-row>
        <table:table-row table:style-name="ro1">
          <table:table-cell table:formula="of:=[times.A968]" office:value-type="float" office:value="966" calcext:value-type="float">
            <text:p>966</text:p>
          </table:table-cell>
          <table:table-cell table:formula="of:= ([times.C968] - [times.B968]) / 1000000" office:value-type="float" office:value="81.382144" calcext:value-type="float">
            <text:p>81.382144</text:p>
          </table:table-cell>
          <table:table-cell table:formula="of:= ([times.E968] - [times.D968]) / 1000000" office:value-type="float" office:value="113.589248" calcext:value-type="float">
            <text:p>113.589248</text:p>
          </table:table-cell>
          <table:table-cell table:formula="of:= ([times.G968] - [times.F968]) / 1000000" office:value-type="float" office:value="123.175168" calcext:value-type="float">
            <text:p>123.175168</text:p>
          </table:table-cell>
        </table:table-row>
        <table:table-row table:style-name="ro1">
          <table:table-cell table:formula="of:=[times.A969]" office:value-type="float" office:value="967" calcext:value-type="float">
            <text:p>967</text:p>
          </table:table-cell>
          <table:table-cell table:formula="of:= ([times.C969] - [times.B969]) / 1000000" office:value-type="float" office:value="81.14176" calcext:value-type="float">
            <text:p>81.14176</text:p>
          </table:table-cell>
          <table:table-cell table:formula="of:= ([times.E969] - [times.D969]) / 1000000" office:value-type="float" office:value="113.279488" calcext:value-type="float">
            <text:p>113.279488</text:p>
          </table:table-cell>
          <table:table-cell table:formula="of:= ([times.G969] - [times.F969]) / 1000000" office:value-type="float" office:value="122.823936" calcext:value-type="float">
            <text:p>122.823936</text:p>
          </table:table-cell>
        </table:table-row>
        <table:table-row table:style-name="ro1">
          <table:table-cell table:formula="of:=[times.A970]" office:value-type="float" office:value="968" calcext:value-type="float">
            <text:p>968</text:p>
          </table:table-cell>
          <table:table-cell table:formula="of:= ([times.C970] - [times.B970]) / 1000000" office:value-type="float" office:value="80.960768" calcext:value-type="float">
            <text:p>80.960768</text:p>
          </table:table-cell>
          <table:table-cell table:formula="of:= ([times.E970] - [times.D970]) / 1000000" office:value-type="float" office:value="112.80512" calcext:value-type="float">
            <text:p>112.80512</text:p>
          </table:table-cell>
          <table:table-cell table:formula="of:= ([times.G970] - [times.F970]) / 1000000" office:value-type="float" office:value="122.49728" calcext:value-type="float">
            <text:p>122.49728</text:p>
          </table:table-cell>
        </table:table-row>
        <table:table-row table:style-name="ro1">
          <table:table-cell table:formula="of:=[times.A971]" office:value-type="float" office:value="969" calcext:value-type="float">
            <text:p>969</text:p>
          </table:table-cell>
          <table:table-cell table:formula="of:= ([times.C971] - [times.B971]) / 1000000" office:value-type="float" office:value="80.758528" calcext:value-type="float">
            <text:p>80.758528</text:p>
          </table:table-cell>
          <table:table-cell table:formula="of:= ([times.E971] - [times.D971]) / 1000000" office:value-type="float" office:value="112.489984" calcext:value-type="float">
            <text:p>112.489984</text:p>
          </table:table-cell>
          <table:table-cell table:formula="of:= ([times.G971] - [times.F971]) / 1000000" office:value-type="float" office:value="122.18496" calcext:value-type="float">
            <text:p>122.18496</text:p>
          </table:table-cell>
        </table:table-row>
        <table:table-row table:style-name="ro1">
          <table:table-cell table:formula="of:=[times.A972]" office:value-type="float" office:value="970" calcext:value-type="float">
            <text:p>970</text:p>
          </table:table-cell>
          <table:table-cell table:formula="of:= ([times.C972] - [times.B972]) / 1000000" office:value-type="float" office:value="80.584192" calcext:value-type="float">
            <text:p>80.584192</text:p>
          </table:table-cell>
          <table:table-cell table:formula="of:= ([times.E972] - [times.D972]) / 1000000" office:value-type="float" office:value="112.203776" calcext:value-type="float">
            <text:p>112.203776</text:p>
          </table:table-cell>
          <table:table-cell table:formula="of:= ([times.G972] - [times.F972]) / 1000000" office:value-type="float" office:value="121.888256" calcext:value-type="float">
            <text:p>121.888256</text:p>
          </table:table-cell>
        </table:table-row>
        <table:table-row table:style-name="ro1">
          <table:table-cell table:formula="of:=[times.A973]" office:value-type="float" office:value="971" calcext:value-type="float">
            <text:p>971</text:p>
          </table:table-cell>
          <table:table-cell table:formula="of:= ([times.C973] - [times.B973]) / 1000000" office:value-type="float" office:value="80.374528" calcext:value-type="float">
            <text:p>80.374528</text:p>
          </table:table-cell>
          <table:table-cell table:formula="of:= ([times.E973] - [times.D973]) / 1000000" office:value-type="float" office:value="112.059136" calcext:value-type="float">
            <text:p>112.059136</text:p>
          </table:table-cell>
          <table:table-cell table:formula="of:= ([times.G973] - [times.F973]) / 1000000" office:value-type="float" office:value="121.723904" calcext:value-type="float">
            <text:p>121.723904</text:p>
          </table:table-cell>
        </table:table-row>
        <table:table-row table:style-name="ro1">
          <table:table-cell table:formula="of:=[times.A974]" office:value-type="float" office:value="972" calcext:value-type="float">
            <text:p>972</text:p>
          </table:table-cell>
          <table:table-cell table:formula="of:= ([times.C974] - [times.B974]) / 1000000" office:value-type="float" office:value="80.187904" calcext:value-type="float">
            <text:p>80.187904</text:p>
          </table:table-cell>
          <table:table-cell table:formula="of:= ([times.E974] - [times.D974]) / 1000000" office:value-type="float" office:value="111.894528" calcext:value-type="float">
            <text:p>111.894528</text:p>
          </table:table-cell>
          <table:table-cell table:formula="of:= ([times.G974] - [times.F974]) / 1000000" office:value-type="float" office:value="122.524672" calcext:value-type="float">
            <text:p>122.524672</text:p>
          </table:table-cell>
        </table:table-row>
        <table:table-row table:style-name="ro1">
          <table:table-cell table:formula="of:=[times.A975]" office:value-type="float" office:value="973" calcext:value-type="float">
            <text:p>973</text:p>
          </table:table-cell>
          <table:table-cell table:formula="of:= ([times.C975] - [times.B975]) / 1000000" office:value-type="float" office:value="79.927296" calcext:value-type="float">
            <text:p>79.927296</text:p>
          </table:table-cell>
          <table:table-cell table:formula="of:= ([times.E975] - [times.D975]) / 1000000" office:value-type="float" office:value="111.740672" calcext:value-type="float">
            <text:p>111.740672</text:p>
          </table:table-cell>
          <table:table-cell table:formula="of:= ([times.G975] - [times.F975]) / 1000000" office:value-type="float" office:value="122.199552" calcext:value-type="float">
            <text:p>122.199552</text:p>
          </table:table-cell>
        </table:table-row>
        <table:table-row table:style-name="ro1">
          <table:table-cell table:formula="of:=[times.A976]" office:value-type="float" office:value="974" calcext:value-type="float">
            <text:p>974</text:p>
          </table:table-cell>
          <table:table-cell table:formula="of:= ([times.C976] - [times.B976]) / 1000000" office:value-type="float" office:value="79.747072" calcext:value-type="float">
            <text:p>79.747072</text:p>
          </table:table-cell>
          <table:table-cell table:formula="of:= ([times.E976] - [times.D976]) / 1000000" office:value-type="float" office:value="111.588864" calcext:value-type="float">
            <text:p>111.588864</text:p>
          </table:table-cell>
          <table:table-cell table:formula="of:= ([times.G976] - [times.F976]) / 1000000" office:value-type="float" office:value="121.895936" calcext:value-type="float">
            <text:p>121.895936</text:p>
          </table:table-cell>
        </table:table-row>
        <table:table-row table:style-name="ro1">
          <table:table-cell table:formula="of:=[times.A977]" office:value-type="float" office:value="975" calcext:value-type="float">
            <text:p>975</text:p>
          </table:table-cell>
          <table:table-cell table:formula="of:= ([times.C977] - [times.B977]) / 1000000" office:value-type="float" office:value="79.58016" calcext:value-type="float">
            <text:p>79.58016</text:p>
          </table:table-cell>
          <table:table-cell table:formula="of:= ([times.E977] - [times.D977]) / 1000000" office:value-type="float" office:value="111.424" calcext:value-type="float">
            <text:p>111.424</text:p>
          </table:table-cell>
          <table:table-cell table:formula="of:= ([times.G977] - [times.F977]) / 1000000" office:value-type="float" office:value="121.587712" calcext:value-type="float">
            <text:p>121.587712</text:p>
          </table:table-cell>
        </table:table-row>
        <table:table-row table:style-name="ro1">
          <table:table-cell table:formula="of:=[times.A978]" office:value-type="float" office:value="976" calcext:value-type="float">
            <text:p>976</text:p>
          </table:table-cell>
          <table:table-cell table:formula="of:= ([times.C978] - [times.B978]) / 1000000" office:value-type="float" office:value="79.369984" calcext:value-type="float">
            <text:p>79.369984</text:p>
          </table:table-cell>
          <table:table-cell table:formula="of:= ([times.E978] - [times.D978]) / 1000000" office:value-type="float" office:value="111.266048" calcext:value-type="float">
            <text:p>111.266048</text:p>
          </table:table-cell>
          <table:table-cell table:formula="of:= ([times.G978] - [times.F978]) / 1000000" office:value-type="float" office:value="121.2928" calcext:value-type="float">
            <text:p>121.2928</text:p>
          </table:table-cell>
        </table:table-row>
        <table:table-row table:style-name="ro1">
          <table:table-cell table:formula="of:=[times.A979]" office:value-type="float" office:value="977" calcext:value-type="float">
            <text:p>977</text:p>
          </table:table-cell>
          <table:table-cell table:formula="of:= ([times.C979] - [times.B979]) / 1000000" office:value-type="float" office:value="79.203072" calcext:value-type="float">
            <text:p>79.203072</text:p>
          </table:table-cell>
          <table:table-cell table:formula="of:= ([times.E979] - [times.D979]) / 1000000" office:value-type="float" office:value="111.116032" calcext:value-type="float">
            <text:p>111.116032</text:p>
          </table:table-cell>
          <table:table-cell table:formula="of:= ([times.G979] - [times.F979]) / 1000000" office:value-type="float" office:value="120.996096" calcext:value-type="float">
            <text:p>120.996096</text:p>
          </table:table-cell>
        </table:table-row>
        <table:table-row table:style-name="ro1">
          <table:table-cell table:formula="of:=[times.A980]" office:value-type="float" office:value="978" calcext:value-type="float">
            <text:p>978</text:p>
          </table:table-cell>
          <table:table-cell table:formula="of:= ([times.C980] - [times.B980]) / 1000000" office:value-type="float" office:value="78.987008" calcext:value-type="float">
            <text:p>78.987008</text:p>
          </table:table-cell>
          <table:table-cell table:formula="of:= ([times.E980] - [times.D980]) / 1000000" office:value-type="float" office:value="110.95296" calcext:value-type="float">
            <text:p>110.95296</text:p>
          </table:table-cell>
          <table:table-cell table:formula="of:= ([times.G980] - [times.F980]) / 1000000" office:value-type="float" office:value="120.670976" calcext:value-type="float">
            <text:p>120.670976</text:p>
          </table:table-cell>
        </table:table-row>
        <table:table-row table:style-name="ro1">
          <table:table-cell table:formula="of:=[times.A981]" office:value-type="float" office:value="979" calcext:value-type="float">
            <text:p>979</text:p>
          </table:table-cell>
          <table:table-cell table:formula="of:= ([times.C981] - [times.B981]) / 1000000" office:value-type="float" office:value="78.811136" calcext:value-type="float">
            <text:p>78.811136</text:p>
          </table:table-cell>
          <table:table-cell table:formula="of:= ([times.E981] - [times.D981]) / 1000000" office:value-type="float" office:value="110.793216" calcext:value-type="float">
            <text:p>110.793216</text:p>
          </table:table-cell>
          <table:table-cell table:formula="of:= ([times.G981] - [times.F981]) / 1000000" office:value-type="float" office:value="120.36608" calcext:value-type="float">
            <text:p>120.36608</text:p>
          </table:table-cell>
        </table:table-row>
        <table:table-row table:style-name="ro1">
          <table:table-cell table:formula="of:=[times.A982]" office:value-type="float" office:value="980" calcext:value-type="float">
            <text:p>980</text:p>
          </table:table-cell>
          <table:table-cell table:formula="of:= ([times.C982] - [times.B982]) / 1000000" office:value-type="float" office:value="78.640896" calcext:value-type="float">
            <text:p>78.640896</text:p>
          </table:table-cell>
          <table:table-cell table:formula="of:= ([times.E982] - [times.D982]) / 1000000" office:value-type="float" office:value="110.53312" calcext:value-type="float">
            <text:p>110.53312</text:p>
          </table:table-cell>
          <table:table-cell table:formula="of:= ([times.G982] - [times.F982]) / 1000000" office:value-type="float" office:value="120.048384" calcext:value-type="float">
            <text:p>120.048384</text:p>
          </table:table-cell>
        </table:table-row>
        <table:table-row table:style-name="ro1">
          <table:table-cell table:formula="of:=[times.A983]" office:value-type="float" office:value="981" calcext:value-type="float">
            <text:p>981</text:p>
          </table:table-cell>
          <table:table-cell table:formula="of:= ([times.C983] - [times.B983]) / 1000000" office:value-type="float" office:value="78.475776" calcext:value-type="float">
            <text:p>78.475776</text:p>
          </table:table-cell>
          <table:table-cell table:formula="of:= ([times.E983] - [times.D983]) / 1000000" office:value-type="float" office:value="109.847808" calcext:value-type="float">
            <text:p>109.847808</text:p>
          </table:table-cell>
          <table:table-cell table:formula="of:= ([times.G983] - [times.F983]) / 1000000" office:value-type="float" office:value="119.746048" calcext:value-type="float">
            <text:p>119.746048</text:p>
          </table:table-cell>
        </table:table-row>
        <table:table-row table:style-name="ro1">
          <table:table-cell table:formula="of:=[times.A984]" office:value-type="float" office:value="982" calcext:value-type="float">
            <text:p>982</text:p>
          </table:table-cell>
          <table:table-cell table:formula="of:= ([times.C984] - [times.B984]) / 1000000" office:value-type="float" office:value="78.269952" calcext:value-type="float">
            <text:p>78.269952</text:p>
          </table:table-cell>
          <table:table-cell table:formula="of:= ([times.E984] - [times.D984]) / 1000000" office:value-type="float" office:value="109.555968" calcext:value-type="float">
            <text:p>109.555968</text:p>
          </table:table-cell>
          <table:table-cell table:formula="of:= ([times.G984] - [times.F984]) / 1000000" office:value-type="float" office:value="119.45088" calcext:value-type="float">
            <text:p>119.45088</text:p>
          </table:table-cell>
        </table:table-row>
        <table:table-row table:style-name="ro1">
          <table:table-cell table:formula="of:=[times.A985]" office:value-type="float" office:value="983" calcext:value-type="float">
            <text:p>983</text:p>
          </table:table-cell>
          <table:table-cell table:formula="of:= ([times.C985] - [times.B985]) / 1000000" office:value-type="float" office:value="78.102272" calcext:value-type="float">
            <text:p>78.102272</text:p>
          </table:table-cell>
          <table:table-cell table:formula="of:= ([times.E985] - [times.D985]) / 1000000" office:value-type="float" office:value="109.10464" calcext:value-type="float">
            <text:p>109.10464</text:p>
          </table:table-cell>
          <table:table-cell table:formula="of:= ([times.G985] - [times.F985]) / 1000000" office:value-type="float" office:value="119.118848" calcext:value-type="float">
            <text:p>119.118848</text:p>
          </table:table-cell>
        </table:table-row>
        <table:table-row table:style-name="ro1">
          <table:table-cell table:formula="of:=[times.A986]" office:value-type="float" office:value="984" calcext:value-type="float">
            <text:p>984</text:p>
          </table:table-cell>
          <table:table-cell table:formula="of:= ([times.C986] - [times.B986]) / 1000000" office:value-type="float" office:value="77.928192" calcext:value-type="float">
            <text:p>77.928192</text:p>
          </table:table-cell>
          <table:table-cell table:formula="of:= ([times.E986] - [times.D986]) / 1000000" office:value-type="float" office:value="108.45056" calcext:value-type="float">
            <text:p>108.45056</text:p>
          </table:table-cell>
          <table:table-cell table:formula="of:= ([times.G986] - [times.F986]) / 1000000" office:value-type="float" office:value="118.816" calcext:value-type="float">
            <text:p>118.816</text:p>
          </table:table-cell>
        </table:table-row>
        <table:table-row table:style-name="ro1">
          <table:table-cell table:formula="of:=[times.A987]" office:value-type="float" office:value="985" calcext:value-type="float">
            <text:p>985</text:p>
          </table:table-cell>
          <table:table-cell table:formula="of:= ([times.C987] - [times.B987]) / 1000000" office:value-type="float" office:value="77.745152" calcext:value-type="float">
            <text:p>77.745152</text:p>
          </table:table-cell>
          <table:table-cell table:formula="of:= ([times.E987] - [times.D987]) / 1000000" office:value-type="float" office:value="108.015872" calcext:value-type="float">
            <text:p>108.015872</text:p>
          </table:table-cell>
          <table:table-cell table:formula="of:= ([times.G987] - [times.F987]) / 1000000" office:value-type="float" office:value="118.505984" calcext:value-type="float">
            <text:p>118.505984</text:p>
          </table:table-cell>
        </table:table-row>
        <table:table-row table:style-name="ro1">
          <table:table-cell table:formula="of:=[times.A988]" office:value-type="float" office:value="986" calcext:value-type="float">
            <text:p>986</text:p>
          </table:table-cell>
          <table:table-cell table:formula="of:= ([times.C988] - [times.B988]) / 1000000" office:value-type="float" office:value="77.547008" calcext:value-type="float">
            <text:p>77.547008</text:p>
          </table:table-cell>
          <table:table-cell table:formula="of:= ([times.E988] - [times.D988]) / 1000000" office:value-type="float" office:value="107.623936" calcext:value-type="float">
            <text:p>107.623936</text:p>
          </table:table-cell>
          <table:table-cell table:formula="of:= ([times.G988] - [times.F988]) / 1000000" office:value-type="float" office:value="118.176" calcext:value-type="float">
            <text:p>118.176</text:p>
          </table:table-cell>
        </table:table-row>
        <table:table-row table:style-name="ro1">
          <table:table-cell table:formula="of:=[times.A989]" office:value-type="float" office:value="987" calcext:value-type="float">
            <text:p>987</text:p>
          </table:table-cell>
          <table:table-cell table:formula="of:= ([times.C989] - [times.B989]) / 1000000" office:value-type="float" office:value="77.373696" calcext:value-type="float">
            <text:p>77.373696</text:p>
          </table:table-cell>
          <table:table-cell table:formula="of:= ([times.E989] - [times.D989]) / 1000000" office:value-type="float" office:value="107.358976" calcext:value-type="float">
            <text:p>107.358976</text:p>
          </table:table-cell>
          <table:table-cell table:formula="of:= ([times.G989] - [times.F989]) / 1000000" office:value-type="float" office:value="117.870592" calcext:value-type="float">
            <text:p>117.870592</text:p>
          </table:table-cell>
        </table:table-row>
        <table:table-row table:style-name="ro1">
          <table:table-cell table:formula="of:=[times.A990]" office:value-type="float" office:value="988" calcext:value-type="float">
            <text:p>988</text:p>
          </table:table-cell>
          <table:table-cell table:formula="of:= ([times.C990] - [times.B990]) / 1000000" office:value-type="float" office:value="77.161984" calcext:value-type="float">
            <text:p>77.161984</text:p>
          </table:table-cell>
          <table:table-cell table:formula="of:= ([times.E990] - [times.D990]) / 1000000" office:value-type="float" office:value="107.18208" calcext:value-type="float">
            <text:p>107.18208</text:p>
          </table:table-cell>
          <table:table-cell table:formula="of:= ([times.G990] - [times.F990]) / 1000000" office:value-type="float" office:value="117.57312" calcext:value-type="float">
            <text:p>117.57312</text:p>
          </table:table-cell>
        </table:table-row>
        <table:table-row table:style-name="ro1">
          <table:table-cell table:formula="of:=[times.A991]" office:value-type="float" office:value="989" calcext:value-type="float">
            <text:p>989</text:p>
          </table:table-cell>
          <table:table-cell table:formula="of:= ([times.C991] - [times.B991]) / 1000000" office:value-type="float" office:value="76.990208" calcext:value-type="float">
            <text:p>76.990208</text:p>
          </table:table-cell>
          <table:table-cell table:formula="of:= ([times.E991] - [times.D991]) / 1000000" office:value-type="float" office:value="106.824192" calcext:value-type="float">
            <text:p>106.824192</text:p>
          </table:table-cell>
          <table:table-cell table:formula="of:= ([times.G991] - [times.F991]) / 1000000" office:value-type="float" office:value="117.275904" calcext:value-type="float">
            <text:p>117.275904</text:p>
          </table:table-cell>
        </table:table-row>
        <table:table-row table:style-name="ro1">
          <table:table-cell table:formula="of:=[times.A992]" office:value-type="float" office:value="990" calcext:value-type="float">
            <text:p>990</text:p>
          </table:table-cell>
          <table:table-cell table:formula="of:= ([times.C992] - [times.B992]) / 1000000" office:value-type="float" office:value="76.839424" calcext:value-type="float">
            <text:p>76.839424</text:p>
          </table:table-cell>
          <table:table-cell table:formula="of:= ([times.E992] - [times.D992]) / 1000000" office:value-type="float" office:value="106.411008" calcext:value-type="float">
            <text:p>106.411008</text:p>
          </table:table-cell>
          <table:table-cell table:formula="of:= ([times.G992] - [times.F992]) / 1000000" office:value-type="float" office:value="116.978688" calcext:value-type="float">
            <text:p>116.978688</text:p>
          </table:table-cell>
        </table:table-row>
        <table:table-row table:style-name="ro1">
          <table:table-cell table:formula="of:=[times.A993]" office:value-type="float" office:value="991" calcext:value-type="float">
            <text:p>991</text:p>
          </table:table-cell>
          <table:table-cell table:formula="of:= ([times.C993] - [times.B993]) / 1000000" office:value-type="float" office:value="76.67584" calcext:value-type="float">
            <text:p>76.67584</text:p>
          </table:table-cell>
          <table:table-cell table:formula="of:= ([times.E993] - [times.D993]) / 1000000" office:value-type="float" office:value="106.018816" calcext:value-type="float">
            <text:p>106.018816</text:p>
          </table:table-cell>
          <table:table-cell table:formula="of:= ([times.G993] - [times.F993]) / 1000000" office:value-type="float" office:value="116.58112" calcext:value-type="float">
            <text:p>116.58112</text:p>
          </table:table-cell>
        </table:table-row>
        <table:table-row table:style-name="ro1">
          <table:table-cell table:formula="of:=[times.A994]" office:value-type="float" office:value="992" calcext:value-type="float">
            <text:p>992</text:p>
          </table:table-cell>
          <table:table-cell table:formula="of:= ([times.C994] - [times.B994]) / 1000000" office:value-type="float" office:value="76.510208" calcext:value-type="float">
            <text:p>76.510208</text:p>
          </table:table-cell>
          <table:table-cell table:formula="of:= ([times.E994] - [times.D994]) / 1000000" office:value-type="float" office:value="105.607936" calcext:value-type="float">
            <text:p>105.607936</text:p>
          </table:table-cell>
          <table:table-cell table:formula="of:= ([times.G994] - [times.F994]) / 1000000" office:value-type="float" office:value="116.18688" calcext:value-type="float">
            <text:p>116.18688</text:p>
          </table:table-cell>
        </table:table-row>
        <table:table-row table:style-name="ro1">
          <table:table-cell table:formula="of:=[times.A995]" office:value-type="float" office:value="993" calcext:value-type="float">
            <text:p>993</text:p>
          </table:table-cell>
          <table:table-cell table:formula="of:= ([times.C995] - [times.B995]) / 1000000" office:value-type="float" office:value="76.349696" calcext:value-type="float">
            <text:p>76.349696</text:p>
          </table:table-cell>
          <table:table-cell table:formula="of:= ([times.E995] - [times.D995]) / 1000000" office:value-type="float" office:value="105.373952" calcext:value-type="float">
            <text:p>105.373952</text:p>
          </table:table-cell>
          <table:table-cell table:formula="of:= ([times.G995] - [times.F995]) / 1000000" office:value-type="float" office:value="115.819264" calcext:value-type="float">
            <text:p>115.819264</text:p>
          </table:table-cell>
        </table:table-row>
        <table:table-row table:style-name="ro1">
          <table:table-cell table:formula="of:=[times.A996]" office:value-type="float" office:value="994" calcext:value-type="float">
            <text:p>994</text:p>
          </table:table-cell>
          <table:table-cell table:formula="of:= ([times.C996] - [times.B996]) / 1000000" office:value-type="float" office:value="76.110848" calcext:value-type="float">
            <text:p>76.110848</text:p>
          </table:table-cell>
          <table:table-cell table:formula="of:= ([times.E996] - [times.D996]) / 1000000" office:value-type="float" office:value="105.165312" calcext:value-type="float">
            <text:p>105.165312</text:p>
          </table:table-cell>
          <table:table-cell table:formula="of:= ([times.G996] - [times.F996]) / 1000000" office:value-type="float" office:value="115.790592" calcext:value-type="float">
            <text:p>115.790592</text:p>
          </table:table-cell>
        </table:table-row>
        <table:table-row table:style-name="ro1">
          <table:table-cell table:formula="of:=[times.A997]" office:value-type="float" office:value="995" calcext:value-type="float">
            <text:p>995</text:p>
          </table:table-cell>
          <table:table-cell table:formula="of:= ([times.C997] - [times.B997]) / 1000000" office:value-type="float" office:value="75.93984" calcext:value-type="float">
            <text:p>75.93984</text:p>
          </table:table-cell>
          <table:table-cell table:formula="of:= ([times.E997] - [times.D997]) / 1000000" office:value-type="float" office:value="104.978432" calcext:value-type="float">
            <text:p>104.978432</text:p>
          </table:table-cell>
          <table:table-cell table:formula="of:= ([times.G997] - [times.F997]) / 1000000" office:value-type="float" office:value="115.484928" calcext:value-type="float">
            <text:p>115.484928</text:p>
          </table:table-cell>
        </table:table-row>
        <table:table-row table:style-name="ro1">
          <table:table-cell table:formula="of:=[times.A998]" office:value-type="float" office:value="996" calcext:value-type="float">
            <text:p>996</text:p>
          </table:table-cell>
          <table:table-cell table:formula="of:= ([times.C998] - [times.B998]) / 1000000" office:value-type="float" office:value="75.76064" calcext:value-type="float">
            <text:p>75.76064</text:p>
          </table:table-cell>
          <table:table-cell table:formula="of:= ([times.E998] - [times.D998]) / 1000000" office:value-type="float" office:value="104.828672" calcext:value-type="float">
            <text:p>104.828672</text:p>
          </table:table-cell>
          <table:table-cell table:formula="of:= ([times.G998] - [times.F998]) / 1000000" office:value-type="float" office:value="115.188736" calcext:value-type="float">
            <text:p>115.188736</text:p>
          </table:table-cell>
        </table:table-row>
        <table:table-row table:style-name="ro1">
          <table:table-cell table:formula="of:=[times.A999]" office:value-type="float" office:value="997" calcext:value-type="float">
            <text:p>997</text:p>
          </table:table-cell>
          <table:table-cell table:formula="of:= ([times.C999] - [times.B999]) / 1000000" office:value-type="float" office:value="75.53536" calcext:value-type="float">
            <text:p>75.53536</text:p>
          </table:table-cell>
          <table:table-cell table:formula="of:= ([times.E999] - [times.D999]) / 1000000" office:value-type="float" office:value="104.55808" calcext:value-type="float">
            <text:p>104.55808</text:p>
          </table:table-cell>
          <table:table-cell table:formula="of:= ([times.G999] - [times.F999]) / 1000000" office:value-type="float" office:value="114.893056" calcext:value-type="float">
            <text:p>114.893056</text:p>
          </table:table-cell>
        </table:table-row>
        <table:table-row table:style-name="ro1">
          <table:table-cell table:formula="of:=[times.A1000]" office:value-type="float" office:value="998" calcext:value-type="float">
            <text:p>998</text:p>
          </table:table-cell>
          <table:table-cell table:formula="of:= ([times.C1000] - [times.B1000]) / 1000000" office:value-type="float" office:value="75.36384" calcext:value-type="float">
            <text:p>75.36384</text:p>
          </table:table-cell>
          <table:table-cell table:formula="of:= ([times.E1000] - [times.D1000]) / 1000000" office:value-type="float" office:value="104.327936" calcext:value-type="float">
            <text:p>104.327936</text:p>
          </table:table-cell>
          <table:table-cell table:formula="of:= ([times.G1000] - [times.F1000]) / 1000000" office:value-type="float" office:value="114.59712" calcext:value-type="float">
            <text:p>114.59712</text:p>
          </table:table-cell>
        </table:table-row>
        <table:table-row table:style-name="ro1">
          <table:table-cell table:formula="of:=[times.A1001]" office:value-type="float" office:value="999" calcext:value-type="float">
            <text:p>999</text:p>
          </table:table-cell>
          <table:table-cell table:formula="of:= ([times.C1001] - [times.B1001]) / 1000000" office:value-type="float" office:value="75.152128" calcext:value-type="float">
            <text:p>75.152128</text:p>
          </table:table-cell>
          <table:table-cell table:formula="of:= ([times.E1001] - [times.D1001]) / 1000000" office:value-type="float" office:value="104.154624" calcext:value-type="float">
            <text:p>104.154624</text:p>
          </table:table-cell>
          <table:table-cell table:formula="of:= ([times.G1001] - [times.F1001]) / 1000000" office:value-type="float" office:value="114.092288" calcext:value-type="float">
            <text:p>114.092288</text:p>
          </table:table-cell>
        </table:table-row>
      </table:table>
      <table:table table:name="Analysis" table:style-name="ta1">
        <table:shapes>
          <draw:frame draw:z-index="0" draw:style-name="gr1" draw:text-style-name="P1" svg:width="388.78mm" svg:height="167.87mm" svg:x="41.3mm" svg:y="18.86mm">
            <loext:p draw:notify-on-update-of-ranges="time_difference_ms.A2:time_difference_ms.A1001 time_difference_ms.B1:time_difference_ms.B1 time_difference_ms.B2:time_difference_ms.B1001 time_difference_ms.C1:time_difference_ms.C1 time_difference_ms.C2:time_difference_ms.C1001 time_difference_ms.D1:time_difference_ms.D1 time_difference_ms.D2:time_difference_ms.D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7:37:12.050960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17:45:56.651530944</dc:date>
    <meta:editing-duration>PT19M59S</meta:editing-duration>
    <meta:editing-cycles>4</meta:editing-cycles>
    <meta:generator>LibreOffice/5.1.4.2$Linux_X86_64 LibreOffice_project/10m0$Build-2</meta:generator>
    <meta:document-statistic meta:table-count="3" meta:cell-count="110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879cm" svg:height="16.788cm" xlink:href=".." xlink:type="simple" chart:class="chart:line" chart:style-name="ch1">
        <chart:title svg:x="16.75cm" svg:y="0.471cm" chart:style-name="ch2">
          <text:p>Experiment 1 - Two Nodes</text:p>
        </chart:title>
        <chart:subtitle svg:x="16.445cm" svg:y="1.585cm" chart:style-name="ch3">
          <text:p>Message Latency vs Message ID</text:p>
        </chart:subtitle>
        <chart:legend chart:legend-position="end" svg:x="36.239cm" svg:y="7.597cm" style:legend-expansion="high" chart:style-name="ch4"/>
        <chart:plot-area chart:style-name="ch5" table:cell-range-address="time_difference_ms.A1:time_difference_ms.D1001" chart:data-source-has-labels="both" svg:x="1.788cm" svg:y="2.603cm" svg:width="33.674cm" svg:height="12.869cm">
          <chartooo:coordinate-region svg:x="2.595cm" svg:y="2.724cm" svg:width="32.867cm" svg:height="11.746cm"/>
          <chart:axis chart:dimension="x" chart:name="primary-x" chart:style-name="ch6" chartooo:axis-type="auto">
            <chartooo:date-scale/>
            <chart:title svg:x="17.708cm" svg:y="15.807cm" chart:style-name="ch7">
              <text:p>Message ID</text:p>
            </chart:title>
            <chart:categories table:cell-range-address="time_difference_ms.A2:time_difference_ms.A1001"/>
          </chart:axis>
          <chart:axis chart:dimension="y" chart:name="primary-y" chart:style-name="ch6">
            <chart:title svg:x="0.451cm" svg:y="10.721cm" chart:style-name="ch8">
              <text:p>Message Latency (ms)</text:p>
            </chart:title>
            <chart:grid chart:style-name="ch9" chart:class="major"/>
          </chart:axis>
          <chart:series chart:style-name="ch10" chart:values-cell-range-address="time_difference_ms.B2:time_difference_ms.B1001" chart:label-cell-address="time_difference_ms.B1:time_difference_ms.B1" chart:class="chart:line">
            <chart:data-point chart:repeated="1000"/>
          </chart:series>
          <chart:series chart:style-name="ch11" chart:values-cell-range-address="time_difference_ms.C2:time_difference_ms.C1001" chart:label-cell-address="time_difference_ms.C1:time_difference_ms.C1" chart:class="chart:line">
            <chart:data-point chart:repeated="1000"/>
          </chart:series>
          <chart:series chart:style-name="ch12" chart:values-cell-range-address="time_difference_ms.D2:time_difference_ms.D1001" chart:label-cell-address="time_difference_ms.D1:time_difference_ms.D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time_difference_ms.B1:time_difference_ms.B1</svg:desc>
                </draw:g>
              </table:table-cell>
              <table:table-cell office:value-type="string">
                <text:p>100000</text:p>
                <draw:g>
                  <svg:desc>time_difference_ms.C1:time_difference_ms.C1</svg:desc>
                </draw:g>
              </table:table-cell>
              <table:table-cell office:value-type="string">
                <text:p>1000000</text:p>
                <draw:g>
                  <svg:desc>time_difference_ms.D1:time_difference_m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ime_difference_ms.A2:time_difference_ms.A1001</svg:desc>
                </draw:g>
              </table:table-cell>
              <table:table-cell office:value-type="float" office:value="10.72512">
                <text:p>10.72512</text:p>
                <draw:g>
                  <svg:desc>time_difference_ms.B2:time_difference_ms.B1001</svg:desc>
                </draw:g>
              </table:table-cell>
              <table:table-cell office:value-type="float" office:value="3.136">
                <text:p>3.136</text:p>
                <draw:g>
                  <svg:desc>time_difference_ms.C2:time_difference_ms.C1001</svg:desc>
                </draw:g>
              </table:table-cell>
              <table:table-cell office:value-type="float" office:value="2.84672">
                <text:p>2.84672</text:p>
                <draw:g>
                  <svg:desc>time_difference_ms.D2:time_difference_ms.D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.647808">
                <text:p>14.647808</text:p>
              </table:table-cell>
              <table:table-cell office:value-type="float" office:value="5.959936">
                <text:p>5.959936</text:p>
              </table:table-cell>
              <table:table-cell office:value-type="float" office:value="3.940352">
                <text:p>3.9403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.73408">
                <text:p>14.73408</text:p>
              </table:table-cell>
              <table:table-cell office:value-type="float" office:value="6.47424">
                <text:p>6.47424</text:p>
              </table:table-cell>
              <table:table-cell office:value-type="float" office:value="6.112256">
                <text:p>6.1122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.803968">
                <text:p>14.803968</text:p>
              </table:table-cell>
              <table:table-cell office:value-type="float" office:value="6.593792">
                <text:p>6.593792</text:p>
              </table:table-cell>
              <table:table-cell office:value-type="float" office:value="6.114816">
                <text:p>6.1148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830336">
                <text:p>14.830336</text:p>
              </table:table-cell>
              <table:table-cell office:value-type="float" office:value="6.711296">
                <text:p>6.711296</text:p>
              </table:table-cell>
              <table:table-cell office:value-type="float" office:value="5.824256">
                <text:p>5.8242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89792">
                <text:p>14.89792</text:p>
              </table:table-cell>
              <table:table-cell office:value-type="float" office:value="6.899456">
                <text:p>6.899456</text:p>
              </table:table-cell>
              <table:table-cell office:value-type="float" office:value="5.532672">
                <text:p>5.5326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938624">
                <text:p>14.938624</text:p>
              </table:table-cell>
              <table:table-cell office:value-type="float" office:value="7.234048">
                <text:p>7.234048</text:p>
              </table:table-cell>
              <table:table-cell office:value-type="float" office:value="5.534208">
                <text:p>5.534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.993152">
                <text:p>14.993152</text:p>
              </table:table-cell>
              <table:table-cell office:value-type="float" office:value="7.547904">
                <text:p>7.547904</text:p>
              </table:table-cell>
              <table:table-cell office:value-type="float" office:value="5.450752">
                <text:p>5.4507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046656">
                <text:p>15.046656</text:p>
              </table:table-cell>
              <table:table-cell office:value-type="float" office:value="7.60064">
                <text:p>7.60064</text:p>
              </table:table-cell>
              <table:table-cell office:value-type="float" office:value="5.138944">
                <text:p>5.1389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.10016">
                <text:p>15.10016</text:p>
              </table:table-cell>
              <table:table-cell office:value-type="float" office:value="7.435264">
                <text:p>7.435264</text:p>
              </table:table-cell>
              <table:table-cell office:value-type="float" office:value="5.447936">
                <text:p>5.4479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14752">
                <text:p>15.14752</text:p>
              </table:table-cell>
              <table:table-cell office:value-type="float" office:value="7.65312">
                <text:p>7.65312</text:p>
              </table:table-cell>
              <table:table-cell office:value-type="float" office:value="5.19424">
                <text:p>5.19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.197184">
                <text:p>15.197184</text:p>
              </table:table-cell>
              <table:table-cell office:value-type="float" office:value="7.639808">
                <text:p>7.639808</text:p>
              </table:table-cell>
              <table:table-cell office:value-type="float" office:value="5.10592">
                <text:p>5.105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.33184">
                <text:p>15.33184</text:p>
              </table:table-cell>
              <table:table-cell office:value-type="float" office:value="7.868672">
                <text:p>7.868672</text:p>
              </table:table-cell>
              <table:table-cell office:value-type="float" office:value="5.019136">
                <text:p>5.0191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.472128">
                <text:p>15.472128</text:p>
              </table:table-cell>
              <table:table-cell office:value-type="float" office:value="7.881216">
                <text:p>7.881216</text:p>
              </table:table-cell>
              <table:table-cell office:value-type="float" office:value="5.39776">
                <text:p>5.397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.476224">
                <text:p>15.476224</text:p>
              </table:table-cell>
              <table:table-cell office:value-type="float" office:value="8.25216">
                <text:p>8.25216</text:p>
              </table:table-cell>
              <table:table-cell office:value-type="float" office:value="5.671936">
                <text:p>5.671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.56096">
                <text:p>15.56096</text:p>
              </table:table-cell>
              <table:table-cell office:value-type="float" office:value="8.40832">
                <text:p>8.40832</text:p>
              </table:table-cell>
              <table:table-cell office:value-type="float" office:value="7.238144">
                <text:p>7.2381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89632">
                <text:p>15.589632</text:p>
              </table:table-cell>
              <table:table-cell office:value-type="float" office:value="9.813248">
                <text:p>9.813248</text:p>
              </table:table-cell>
              <table:table-cell office:value-type="float" office:value="7.508992">
                <text:p>7.5089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.603968">
                <text:p>15.603968</text:p>
              </table:table-cell>
              <table:table-cell office:value-type="float" office:value="11.385856">
                <text:p>11.385856</text:p>
              </table:table-cell>
              <table:table-cell office:value-type="float" office:value="8.176128">
                <text:p>8.1761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710208">
                <text:p>15.710208</text:p>
              </table:table-cell>
              <table:table-cell office:value-type="float" office:value="12.905984">
                <text:p>12.905984</text:p>
              </table:table-cell>
              <table:table-cell office:value-type="float" office:value="10.753024">
                <text:p>10.7530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.739904">
                <text:p>15.739904</text:p>
              </table:table-cell>
              <table:table-cell office:value-type="float" office:value="13.607936">
                <text:p>13.607936</text:p>
              </table:table-cell>
              <table:table-cell office:value-type="float" office:value="10.598912">
                <text:p>10.5989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754752">
                <text:p>15.754752</text:p>
              </table:table-cell>
              <table:table-cell office:value-type="float" office:value="14.605824">
                <text:p>14.605824</text:p>
              </table:table-cell>
              <table:table-cell office:value-type="float" office:value="12.15616">
                <text:p>12.156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.896832">
                <text:p>15.896832</text:p>
              </table:table-cell>
              <table:table-cell office:value-type="float" office:value="19.838976">
                <text:p>19.838976</text:p>
              </table:table-cell>
              <table:table-cell office:value-type="float" office:value="12.300032">
                <text:p>12.3000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.92704">
                <text:p>15.92704</text:p>
              </table:table-cell>
              <table:table-cell office:value-type="float" office:value="20.843776">
                <text:p>20.843776</text:p>
              </table:table-cell>
              <table:table-cell office:value-type="float" office:value="13.246976">
                <text:p>13.2469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.002816">
                <text:p>16.002816</text:p>
              </table:table-cell>
              <table:table-cell office:value-type="float" office:value="22.319104">
                <text:p>22.319104</text:p>
              </table:table-cell>
              <table:table-cell office:value-type="float" office:value="13.455872">
                <text:p>13.4558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.02304">
                <text:p>16.02304</text:p>
              </table:table-cell>
              <table:table-cell office:value-type="float" office:value="25.635072">
                <text:p>25.635072</text:p>
              </table:table-cell>
              <table:table-cell office:value-type="float" office:value="13.609984">
                <text:p>13.6099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.098816">
                <text:p>16.098816</text:p>
              </table:table-cell>
              <table:table-cell office:value-type="float" office:value="28.039936">
                <text:p>28.039936</text:p>
              </table:table-cell>
              <table:table-cell office:value-type="float" office:value="13.854208">
                <text:p>13.85420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.132864">
                <text:p>16.132864</text:p>
              </table:table-cell>
              <table:table-cell office:value-type="float" office:value="29.1072">
                <text:p>29.1072</text:p>
              </table:table-cell>
              <table:table-cell office:value-type="float" office:value="14.044928">
                <text:p>14.04492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.20608">
                <text:p>16.20608</text:p>
              </table:table-cell>
              <table:table-cell office:value-type="float" office:value="30.548992">
                <text:p>30.548992</text:p>
              </table:table-cell>
              <table:table-cell office:value-type="float" office:value="14.215168">
                <text:p>14.2151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.536128">
                <text:p>15.536128</text:p>
              </table:table-cell>
              <table:table-cell office:value-type="float" office:value="32.64512">
                <text:p>32.64512</text:p>
              </table:table-cell>
              <table:table-cell office:value-type="float" office:value="14.424832">
                <text:p>14.4248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6.786944">
                <text:p>16.786944</text:p>
              </table:table-cell>
              <table:table-cell office:value-type="float" office:value="33.386752">
                <text:p>33.386752</text:p>
              </table:table-cell>
              <table:table-cell office:value-type="float" office:value="16.089856">
                <text:p>16.0898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653056">
                <text:p>16.653056</text:p>
              </table:table-cell>
              <table:table-cell office:value-type="float" office:value="33.627136">
                <text:p>33.627136</text:p>
              </table:table-cell>
              <table:table-cell office:value-type="float" office:value="16.439808">
                <text:p>16.4398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6.498944">
                <text:p>16.498944</text:p>
              </table:table-cell>
              <table:table-cell office:value-type="float" office:value="33.884928">
                <text:p>33.884928</text:p>
              </table:table-cell>
              <table:table-cell office:value-type="float" office:value="16.705792">
                <text:p>16.7057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.486144">
                <text:p>16.486144</text:p>
              </table:table-cell>
              <table:table-cell office:value-type="float" office:value="34.139136">
                <text:p>34.139136</text:p>
              </table:table-cell>
              <table:table-cell office:value-type="float" office:value="18.321408">
                <text:p>18.3214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6.39424">
                <text:p>16.39424</text:p>
              </table:table-cell>
              <table:table-cell office:value-type="float" office:value="35.029504">
                <text:p>35.029504</text:p>
              </table:table-cell>
              <table:table-cell office:value-type="float" office:value="19.74528">
                <text:p>19.745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6.427776">
                <text:p>16.427776</text:p>
              </table:table-cell>
              <table:table-cell office:value-type="float" office:value="34.905088">
                <text:p>34.905088</text:p>
              </table:table-cell>
              <table:table-cell office:value-type="float" office:value="20.470016">
                <text:p>20.47001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6.338944">
                <text:p>16.338944</text:p>
              </table:table-cell>
              <table:table-cell office:value-type="float" office:value="34.911744">
                <text:p>34.911744</text:p>
              </table:table-cell>
              <table:table-cell office:value-type="float" office:value="20.854272">
                <text:p>20.8542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6.246016">
                <text:p>16.246016</text:p>
              </table:table-cell>
              <table:table-cell office:value-type="float" office:value="34.863104">
                <text:p>34.863104</text:p>
              </table:table-cell>
              <table:table-cell office:value-type="float" office:value="21.49888">
                <text:p>21.498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6.154112">
                <text:p>16.154112</text:p>
              </table:table-cell>
              <table:table-cell office:value-type="float" office:value="34.887424">
                <text:p>34.887424</text:p>
              </table:table-cell>
              <table:table-cell office:value-type="float" office:value="22.97088">
                <text:p>22.970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6.146944">
                <text:p>16.146944</text:p>
              </table:table-cell>
              <table:table-cell office:value-type="float" office:value="34.914816">
                <text:p>34.914816</text:p>
              </table:table-cell>
              <table:table-cell office:value-type="float" office:value="24.47488">
                <text:p>24.4748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6.052736">
                <text:p>16.052736</text:p>
              </table:table-cell>
              <table:table-cell office:value-type="float" office:value="34.93504">
                <text:p>34.93504</text:p>
              </table:table-cell>
              <table:table-cell office:value-type="float" office:value="25.785344">
                <text:p>25.7853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99616">
                <text:p>15.99616</text:p>
              </table:table-cell>
              <table:table-cell office:value-type="float" office:value="34.848">
                <text:p>34.848</text:p>
              </table:table-cell>
              <table:table-cell office:value-type="float" office:value="26.008832">
                <text:p>26.0088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.883776">
                <text:p>15.883776</text:p>
              </table:table-cell>
              <table:table-cell office:value-type="float" office:value="34.834176">
                <text:p>34.834176</text:p>
              </table:table-cell>
              <table:table-cell office:value-type="float" office:value="26.197248">
                <text:p>26.1972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.08032">
                <text:p>17.08032</text:p>
              </table:table-cell>
              <table:table-cell office:value-type="float" office:value="35.101696">
                <text:p>35.101696</text:p>
              </table:table-cell>
              <table:table-cell office:value-type="float" office:value="26.191872">
                <text:p>26.1918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.049856">
                <text:p>17.049856</text:p>
              </table:table-cell>
              <table:table-cell office:value-type="float" office:value="36.24064">
                <text:p>36.24064</text:p>
              </table:table-cell>
              <table:table-cell office:value-type="float" office:value="25.903872">
                <text:p>25.90387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.010432">
                <text:p>17.010432</text:p>
              </table:table-cell>
              <table:table-cell office:value-type="float" office:value="37.53216">
                <text:p>37.53216</text:p>
              </table:table-cell>
              <table:table-cell office:value-type="float" office:value="25.547776">
                <text:p>25.54777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.89216">
                <text:p>16.89216</text:p>
              </table:table-cell>
              <table:table-cell office:value-type="float" office:value="37.675008">
                <text:p>37.675008</text:p>
              </table:table-cell>
              <table:table-cell office:value-type="float" office:value="25.379072">
                <text:p>25.3790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6.830976">
                <text:p>16.830976</text:p>
              </table:table-cell>
              <table:table-cell office:value-type="float" office:value="38.308864">
                <text:p>38.308864</text:p>
              </table:table-cell>
              <table:table-cell office:value-type="float" office:value="25.270528">
                <text:p>25.27052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6.744192">
                <text:p>16.744192</text:p>
              </table:table-cell>
              <table:table-cell office:value-type="float" office:value="38.265344">
                <text:p>38.265344</text:p>
              </table:table-cell>
              <table:table-cell office:value-type="float" office:value="25.153024">
                <text:p>25.1530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6.505856">
                <text:p>16.505856</text:p>
              </table:table-cell>
              <table:table-cell office:value-type="float" office:value="38.177024">
                <text:p>38.177024</text:p>
              </table:table-cell>
              <table:table-cell office:value-type="float" office:value="25.673728">
                <text:p>25.6737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.01792">
                <text:p>16.01792</text:p>
              </table:table-cell>
              <table:table-cell office:value-type="float" office:value="38.205184">
                <text:p>38.205184</text:p>
              </table:table-cell>
              <table:table-cell office:value-type="float" office:value="25.684992">
                <text:p>25.6849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.390208">
                <text:p>15.390208</text:p>
              </table:table-cell>
              <table:table-cell office:value-type="float" office:value="38.155264">
                <text:p>38.155264</text:p>
              </table:table-cell>
              <table:table-cell office:value-type="float" office:value="25.488128">
                <text:p>25.4881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.78656">
                <text:p>14.78656</text:p>
              </table:table-cell>
              <table:table-cell office:value-type="float" office:value="38.172928">
                <text:p>38.172928</text:p>
              </table:table-cell>
              <table:table-cell office:value-type="float" office:value="25.276672">
                <text:p>25.2766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.249216">
                <text:p>14.249216</text:p>
              </table:table-cell>
              <table:table-cell office:value-type="float" office:value="38.454272">
                <text:p>38.454272</text:p>
              </table:table-cell>
              <table:table-cell office:value-type="float" office:value="26.49472">
                <text:p>26.4947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.721856">
                <text:p>13.721856</text:p>
              </table:table-cell>
              <table:table-cell office:value-type="float" office:value="39.570176">
                <text:p>39.570176</text:p>
              </table:table-cell>
              <table:table-cell office:value-type="float" office:value="26.640896">
                <text:p>26.6408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.127424">
                <text:p>13.127424</text:p>
              </table:table-cell>
              <table:table-cell office:value-type="float" office:value="39.545088">
                <text:p>39.545088</text:p>
              </table:table-cell>
              <table:table-cell office:value-type="float" office:value="26.726656">
                <text:p>26.7266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.374464">
                <text:p>13.374464</text:p>
              </table:table-cell>
              <table:table-cell office:value-type="float" office:value="39.581952">
                <text:p>39.581952</text:p>
              </table:table-cell>
              <table:table-cell office:value-type="float" office:value="27.246592">
                <text:p>27.2465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.875776">
                <text:p>12.875776</text:p>
              </table:table-cell>
              <table:table-cell office:value-type="float" office:value="39.577088">
                <text:p>39.577088</text:p>
              </table:table-cell>
              <table:table-cell office:value-type="float" office:value="27.19488">
                <text:p>27.1948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2.338688">
                <text:p>12.338688</text:p>
              </table:table-cell>
              <table:table-cell office:value-type="float" office:value="39.612928">
                <text:p>39.612928</text:p>
              </table:table-cell>
              <table:table-cell office:value-type="float" office:value="26.944512">
                <text:p>26.9445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832832">
                <text:p>11.832832</text:p>
              </table:table-cell>
              <table:table-cell office:value-type="float" office:value="39.646208">
                <text:p>39.646208</text:p>
              </table:table-cell>
              <table:table-cell office:value-type="float" office:value="26.642944">
                <text:p>26.6429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172096">
                <text:p>11.172096</text:p>
              </table:table-cell>
              <table:table-cell office:value-type="float" office:value="39.654912">
                <text:p>39.654912</text:p>
              </table:table-cell>
              <table:table-cell office:value-type="float" office:value="26.447872">
                <text:p>26.4478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581248">
                <text:p>10.581248</text:p>
              </table:table-cell>
              <table:table-cell office:value-type="float" office:value="39.670784">
                <text:p>39.670784</text:p>
              </table:table-cell>
              <table:table-cell office:value-type="float" office:value="26.372352">
                <text:p>26.3723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0.066944">
                <text:p>10.066944</text:p>
              </table:table-cell>
              <table:table-cell office:value-type="float" office:value="39.686656">
                <text:p>39.686656</text:p>
              </table:table-cell>
              <table:table-cell office:value-type="float" office:value="26.113792">
                <text:p>26.11379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.29376">
                <text:p>10.29376</text:p>
              </table:table-cell>
              <table:table-cell office:value-type="float" office:value="39.70816">
                <text:p>39.70816</text:p>
              </table:table-cell>
              <table:table-cell office:value-type="float" office:value="25.77024">
                <text:p>25.7702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.786112">
                <text:p>9.786112</text:p>
              </table:table-cell>
              <table:table-cell office:value-type="float" office:value="39.734272">
                <text:p>39.734272</text:p>
              </table:table-cell>
              <table:table-cell office:value-type="float" office:value="25.579776">
                <text:p>25.5797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.227264">
                <text:p>9.227264</text:p>
              </table:table-cell>
              <table:table-cell office:value-type="float" office:value="39.812352">
                <text:p>39.812352</text:p>
              </table:table-cell>
              <table:table-cell office:value-type="float" office:value="27.587328">
                <text:p>27.5873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.65664">
                <text:p>8.65664</text:p>
              </table:table-cell>
              <table:table-cell office:value-type="float" office:value="39.832832">
                <text:p>39.832832</text:p>
              </table:table-cell>
              <table:table-cell office:value-type="float" office:value="30.336512">
                <text:p>30.33651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.065536">
                <text:p>8.065536</text:p>
              </table:table-cell>
              <table:table-cell office:value-type="float" office:value="39.864064">
                <text:p>39.864064</text:p>
              </table:table-cell>
              <table:table-cell office:value-type="float" office:value="30.244864">
                <text:p>30.2448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.55584">
                <text:p>7.55584</text:p>
              </table:table-cell>
              <table:table-cell office:value-type="float" office:value="40.188928">
                <text:p>40.188928</text:p>
              </table:table-cell>
              <table:table-cell office:value-type="float" office:value="30.117888">
                <text:p>30.11788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.96064">
                <text:p>6.96064</text:p>
              </table:table-cell>
              <table:table-cell office:value-type="float" office:value="42.895104">
                <text:p>42.895104</text:p>
              </table:table-cell>
              <table:table-cell office:value-type="float" office:value="30.463744">
                <text:p>30.46374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.837248">
                <text:p>6.837248</text:p>
              </table:table-cell>
              <table:table-cell office:value-type="float" office:value="42.7968">
                <text:p>42.7968</text:p>
              </table:table-cell>
              <table:table-cell office:value-type="float" office:value="30.430464">
                <text:p>30.4304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260736">
                <text:p>6.260736</text:p>
              </table:table-cell>
              <table:table-cell office:value-type="float" office:value="42.763008">
                <text:p>42.763008</text:p>
              </table:table-cell>
              <table:table-cell office:value-type="float" office:value="30.352896">
                <text:p>30.35289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.696256">
                <text:p>5.696256</text:p>
              </table:table-cell>
              <table:table-cell office:value-type="float" office:value="42.772224">
                <text:p>42.772224</text:p>
              </table:table-cell>
              <table:table-cell office:value-type="float" office:value="30.51392">
                <text:p>30.5139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.38112">
                <text:p>5.38112</text:p>
              </table:table-cell>
              <table:table-cell office:value-type="float" office:value="42.799872">
                <text:p>42.799872</text:p>
              </table:table-cell>
              <table:table-cell office:value-type="float" office:value="31.698944">
                <text:p>31.6989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.816128">
                <text:p>4.816128</text:p>
              </table:table-cell>
              <table:table-cell office:value-type="float" office:value="42.726144">
                <text:p>42.726144</text:p>
              </table:table-cell>
              <table:table-cell office:value-type="float" office:value="31.61856">
                <text:p>31.6185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.28288">
                <text:p>4.28288</text:p>
              </table:table-cell>
              <table:table-cell office:value-type="float" office:value="42.715392">
                <text:p>42.715392</text:p>
              </table:table-cell>
              <table:table-cell office:value-type="float" office:value="31.310336">
                <text:p>31.31033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057088">
                <text:p>4.057088</text:p>
              </table:table-cell>
              <table:table-cell office:value-type="float" office:value="42.71488">
                <text:p>42.71488</text:p>
              </table:table-cell>
              <table:table-cell office:value-type="float" office:value="31.182592">
                <text:p>31.18259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.526912">
                <text:p>3.526912</text:p>
              </table:table-cell>
              <table:table-cell office:value-type="float" office:value="42.74176">
                <text:p>42.74176</text:p>
              </table:table-cell>
              <table:table-cell office:value-type="float" office:value="30.880256">
                <text:p>30.88025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.233024">
                <text:p>3.233024</text:p>
              </table:table-cell>
              <table:table-cell office:value-type="float" office:value="42.804736">
                <text:p>42.804736</text:p>
              </table:table-cell>
              <table:table-cell office:value-type="float" office:value="30.872832">
                <text:p>30.8728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.655232">
                <text:p>2.655232</text:p>
              </table:table-cell>
              <table:table-cell office:value-type="float" office:value="42.706944">
                <text:p>42.706944</text:p>
              </table:table-cell>
              <table:table-cell office:value-type="float" office:value="30.777856">
                <text:p>30.7778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.366976">
                <text:p>2.366976</text:p>
              </table:table-cell>
              <table:table-cell office:value-type="float" office:value="42.673664">
                <text:p>42.673664</text:p>
              </table:table-cell>
              <table:table-cell office:value-type="float" office:value="30.695168">
                <text:p>30.6951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960192">
                <text:p>1.960192</text:p>
              </table:table-cell>
              <table:table-cell office:value-type="float" office:value="42.686208">
                <text:p>42.686208</text:p>
              </table:table-cell>
              <table:table-cell office:value-type="float" office:value="31.055872">
                <text:p>31.05587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6128">
                <text:p>1.6128</text:p>
              </table:table-cell>
              <table:table-cell office:value-type="float" office:value="42.699008">
                <text:p>42.699008</text:p>
              </table:table-cell>
              <table:table-cell office:value-type="float" office:value="30.968064">
                <text:p>30.9680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440768">
                <text:p>1.440768</text:p>
              </table:table-cell>
              <table:table-cell office:value-type="float" office:value="42.749184">
                <text:p>42.749184</text:p>
              </table:table-cell>
              <table:table-cell office:value-type="float" office:value="31.568384">
                <text:p>31.56838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355776">
                <text:p>1.355776</text:p>
              </table:table-cell>
              <table:table-cell office:value-type="float" office:value="42.828288">
                <text:p>42.828288</text:p>
              </table:table-cell>
              <table:table-cell office:value-type="float" office:value="31.58784">
                <text:p>31.587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7328">
                <text:p>1.347328</text:p>
              </table:table-cell>
              <table:table-cell office:value-type="float" office:value="42.845696">
                <text:p>42.845696</text:p>
              </table:table-cell>
              <table:table-cell office:value-type="float" office:value="31.676672">
                <text:p>31.67667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47328">
                <text:p>1.347328</text:p>
              </table:table-cell>
              <table:table-cell office:value-type="float" office:value="42.864896">
                <text:p>42.864896</text:p>
              </table:table-cell>
              <table:table-cell office:value-type="float" office:value="31.390208">
                <text:p>31.39020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396224">
                <text:p>1.396224</text:p>
              </table:table-cell>
              <table:table-cell office:value-type="float" office:value="42.887936">
                <text:p>42.887936</text:p>
              </table:table-cell>
              <table:table-cell office:value-type="float" office:value="31.142144">
                <text:p>31.14214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384704">
                <text:p>1.384704</text:p>
              </table:table-cell>
              <table:table-cell office:value-type="float" office:value="42.918912">
                <text:p>42.918912</text:p>
              </table:table-cell>
              <table:table-cell office:value-type="float" office:value="30.801152">
                <text:p>30.80115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374208">
                <text:p>1.374208</text:p>
              </table:table-cell>
              <table:table-cell office:value-type="float" office:value="42.827008">
                <text:p>42.827008</text:p>
              </table:table-cell>
              <table:table-cell office:value-type="float" office:value="30.499328">
                <text:p>30.49932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386944">
                <text:p>2.386944</text:p>
              </table:table-cell>
              <table:table-cell office:value-type="float" office:value="42.850304">
                <text:p>42.850304</text:p>
              </table:table-cell>
              <table:table-cell office:value-type="float" office:value="30.338816">
                <text:p>30.3388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912576">
                <text:p>1.912576</text:p>
              </table:table-cell>
              <table:table-cell office:value-type="float" office:value="42.819072">
                <text:p>42.819072</text:p>
              </table:table-cell>
              <table:table-cell office:value-type="float" office:value="30.240768">
                <text:p>30.2407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660672">
                <text:p>1.660672</text:p>
              </table:table-cell>
              <table:table-cell office:value-type="float" office:value="42.813952">
                <text:p>42.813952</text:p>
              </table:table-cell>
              <table:table-cell office:value-type="float" office:value="32.468992">
                <text:p>32.46899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442048">
                <text:p>1.442048</text:p>
              </table:table-cell>
              <table:table-cell office:value-type="float" office:value="42.840064">
                <text:p>42.840064</text:p>
              </table:table-cell>
              <table:table-cell office:value-type="float" office:value="32.893184">
                <text:p>32.89318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325568">
                <text:p>1.325568</text:p>
              </table:table-cell>
              <table:table-cell office:value-type="float" office:value="42.86208">
                <text:p>42.86208</text:p>
              </table:table-cell>
              <table:table-cell office:value-type="float" office:value="33.345536">
                <text:p>33.34553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339136">
                <text:p>1.339136</text:p>
              </table:table-cell>
              <table:table-cell office:value-type="float" office:value="42.888192">
                <text:p>42.888192</text:p>
              </table:table-cell>
              <table:table-cell office:value-type="float" office:value="33.448448">
                <text:p>33.44844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341696">
                <text:p>1.341696</text:p>
              </table:table-cell>
              <table:table-cell office:value-type="float" office:value="42.917888">
                <text:p>42.917888</text:p>
              </table:table-cell>
              <table:table-cell office:value-type="float" office:value="33.657856">
                <text:p>33.65785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424384">
                <text:p>1.424384</text:p>
              </table:table-cell>
              <table:table-cell office:value-type="float" office:value="42.83008">
                <text:p>42.83008</text:p>
              </table:table-cell>
              <table:table-cell office:value-type="float" office:value="34.968832">
                <text:p>34.9688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372416">
                <text:p>1.372416</text:p>
              </table:table-cell>
              <table:table-cell office:value-type="float" office:value="42.823424">
                <text:p>42.823424</text:p>
              </table:table-cell>
              <table:table-cell office:value-type="float" office:value="35.101184">
                <text:p>35.10118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366272">
                <text:p>1.366272</text:p>
              </table:table-cell>
              <table:table-cell office:value-type="float" office:value="42.768896">
                <text:p>42.768896</text:p>
              </table:table-cell>
              <table:table-cell office:value-type="float" office:value="35.278848">
                <text:p>35.27884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392128">
                <text:p>1.392128</text:p>
              </table:table-cell>
              <table:table-cell office:value-type="float" office:value="42.811136">
                <text:p>42.811136</text:p>
              </table:table-cell>
              <table:table-cell office:value-type="float" office:value="37.145088">
                <text:p>37.1450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348608">
                <text:p>1.348608</text:p>
              </table:table-cell>
              <table:table-cell office:value-type="float" office:value="43.068672">
                <text:p>43.068672</text:p>
              </table:table-cell>
              <table:table-cell office:value-type="float" office:value="38.6048">
                <text:p>38.604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328128">
                <text:p>1.328128</text:p>
              </table:table-cell>
              <table:table-cell office:value-type="float" office:value="46.540288">
                <text:p>46.540288</text:p>
              </table:table-cell>
              <table:table-cell office:value-type="float" office:value="39.355648">
                <text:p>39.35564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359872">
                <text:p>1.359872</text:p>
              </table:table-cell>
              <table:table-cell office:value-type="float" office:value="46.379776">
                <text:p>46.379776</text:p>
              </table:table-cell>
              <table:table-cell office:value-type="float" office:value="39.24992">
                <text:p>39.2499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340928">
                <text:p>1.340928</text:p>
              </table:table-cell>
              <table:table-cell office:value-type="float" office:value="46.206976">
                <text:p>46.206976</text:p>
              </table:table-cell>
              <table:table-cell office:value-type="float" office:value="40.324864">
                <text:p>40.32486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338624">
                <text:p>1.338624</text:p>
              </table:table-cell>
              <table:table-cell office:value-type="float" office:value="46.086912">
                <text:p>46.086912</text:p>
              </table:table-cell>
              <table:table-cell office:value-type="float" office:value="41.433344">
                <text:p>41.43334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373952">
                <text:p>1.373952</text:p>
              </table:table-cell>
              <table:table-cell office:value-type="float" office:value="45.808128">
                <text:p>45.808128</text:p>
              </table:table-cell>
              <table:table-cell office:value-type="float" office:value="42.825984">
                <text:p>42.82598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.337856">
                <text:p>1.337856</text:p>
              </table:table-cell>
              <table:table-cell office:value-type="float" office:value="45.542144">
                <text:p>45.542144</text:p>
              </table:table-cell>
              <table:table-cell office:value-type="float" office:value="44.523008">
                <text:p>44.52300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337088">
                <text:p>1.337088</text:p>
              </table:table-cell>
              <table:table-cell office:value-type="float" office:value="45.300992">
                <text:p>45.300992</text:p>
              </table:table-cell>
              <table:table-cell office:value-type="float" office:value="45.568">
                <text:p>45.5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344">
                <text:p>1.344</text:p>
              </table:table-cell>
              <table:table-cell office:value-type="float" office:value="45.213952">
                <text:p>45.213952</text:p>
              </table:table-cell>
              <table:table-cell office:value-type="float" office:value="47.059712">
                <text:p>47.0597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414656">
                <text:p>1.414656</text:p>
              </table:table-cell>
              <table:table-cell office:value-type="float" office:value="45.057792">
                <text:p>45.057792</text:p>
              </table:table-cell>
              <table:table-cell office:value-type="float" office:value="47.241216">
                <text:p>47.2412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353984">
                <text:p>1.353984</text:p>
              </table:table-cell>
              <table:table-cell office:value-type="float" office:value="44.939776">
                <text:p>44.939776</text:p>
              </table:table-cell>
              <table:table-cell office:value-type="float" office:value="47.450112">
                <text:p>47.4501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380096">
                <text:p>1.380096</text:p>
              </table:table-cell>
              <table:table-cell office:value-type="float" office:value="44.798976">
                <text:p>44.798976</text:p>
              </table:table-cell>
              <table:table-cell office:value-type="float" office:value="49.491712">
                <text:p>49.4917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51808">
                <text:p>1.51808</text:p>
              </table:table-cell>
              <table:table-cell office:value-type="float" office:value="44.585984">
                <text:p>44.585984</text:p>
              </table:table-cell>
              <table:table-cell office:value-type="float" office:value="51.08224">
                <text:p>51.0822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227776">
                <text:p>1.227776</text:p>
              </table:table-cell>
              <table:table-cell office:value-type="float" office:value="44.321024">
                <text:p>44.321024</text:p>
              </table:table-cell>
              <table:table-cell office:value-type="float" office:value="52.079104">
                <text:p>52.07910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093888">
                <text:p>1.093888</text:p>
              </table:table-cell>
              <table:table-cell office:value-type="float" office:value="44.114944">
                <text:p>44.114944</text:p>
              </table:table-cell>
              <table:table-cell office:value-type="float" office:value="52.721408">
                <text:p>52.72140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100288">
                <text:p>1.100288</text:p>
              </table:table-cell>
              <table:table-cell office:value-type="float" office:value="43.927808">
                <text:p>43.927808</text:p>
              </table:table-cell>
              <table:table-cell office:value-type="float" office:value="52.829696">
                <text:p>52.82969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101824">
                <text:p>1.101824</text:p>
              </table:table-cell>
              <table:table-cell office:value-type="float" office:value="43.565824">
                <text:p>43.565824</text:p>
              </table:table-cell>
              <table:table-cell office:value-type="float" office:value="54.238208">
                <text:p>54.23820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.113344">
                <text:p>1.113344</text:p>
              </table:table-cell>
              <table:table-cell office:value-type="float" office:value="43.2768">
                <text:p>43.2768</text:p>
              </table:table-cell>
              <table:table-cell office:value-type="float" office:value="55.215872">
                <text:p>55.21587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081856">
                <text:p>1.081856</text:p>
              </table:table-cell>
              <table:table-cell office:value-type="float" office:value="42.822144">
                <text:p>42.822144</text:p>
              </table:table-cell>
              <table:table-cell office:value-type="float" office:value="56.678144">
                <text:p>56.67814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088">
                <text:p>1.088</text:p>
              </table:table-cell>
              <table:table-cell office:value-type="float" office:value="42.306048">
                <text:p>42.306048</text:p>
              </table:table-cell>
              <table:table-cell office:value-type="float" office:value="56.843264">
                <text:p>56.8432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088">
                <text:p>1.088</text:p>
              </table:table-cell>
              <table:table-cell office:value-type="float" office:value="42.043136">
                <text:p>42.043136</text:p>
              </table:table-cell>
              <table:table-cell office:value-type="float" office:value="57.081088">
                <text:p>57.08108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091328">
                <text:p>1.091328</text:p>
              </table:table-cell>
              <table:table-cell office:value-type="float" office:value="41.949696">
                <text:p>41.949696</text:p>
              </table:table-cell>
              <table:table-cell office:value-type="float" office:value="57.996032">
                <text:p>57.99603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.106944">
                <text:p>1.106944</text:p>
              </table:table-cell>
              <table:table-cell office:value-type="float" office:value="41.661184">
                <text:p>41.661184</text:p>
              </table:table-cell>
              <table:table-cell office:value-type="float" office:value="58.355968">
                <text:p>58.35596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.115136">
                <text:p>1.115136</text:p>
              </table:table-cell>
              <table:table-cell office:value-type="float" office:value="41.391104">
                <text:p>41.391104</text:p>
              </table:table-cell>
              <table:table-cell office:value-type="float" office:value="59.746816">
                <text:p>59.74681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.119744">
                <text:p>1.119744</text:p>
              </table:table-cell>
              <table:table-cell office:value-type="float" office:value="41.118976">
                <text:p>41.118976</text:p>
              </table:table-cell>
              <table:table-cell office:value-type="float" office:value="61.207808">
                <text:p>61.20780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094656">
                <text:p>1.094656</text:p>
              </table:table-cell>
              <table:table-cell office:value-type="float" office:value="40.816896">
                <text:p>40.816896</text:p>
              </table:table-cell>
              <table:table-cell office:value-type="float" office:value="61.041408">
                <text:p>61.04140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.09824">
                <text:p>1.09824</text:p>
              </table:table-cell>
              <table:table-cell office:value-type="float" office:value="40.529152">
                <text:p>40.529152</text:p>
              </table:table-cell>
              <table:table-cell office:value-type="float" office:value="63.02208">
                <text:p>63.0220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.094656">
                <text:p>1.094656</text:p>
              </table:table-cell>
              <table:table-cell office:value-type="float" office:value="40.26752">
                <text:p>40.26752</text:p>
              </table:table-cell>
              <table:table-cell office:value-type="float" office:value="63.138048">
                <text:p>63.1380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130752">
                <text:p>1.130752</text:p>
              </table:table-cell>
              <table:table-cell office:value-type="float" office:value="40.014848">
                <text:p>40.014848</text:p>
              </table:table-cell>
              <table:table-cell office:value-type="float" office:value="64.355328">
                <text:p>64.35532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.16224">
                <text:p>1.16224</text:p>
              </table:table-cell>
              <table:table-cell office:value-type="float" office:value="39.751936">
                <text:p>39.751936</text:p>
              </table:table-cell>
              <table:table-cell office:value-type="float" office:value="64.576768">
                <text:p>64.57676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156864">
                <text:p>1.156864</text:p>
              </table:table-cell>
              <table:table-cell office:value-type="float" office:value="39.364096">
                <text:p>39.364096</text:p>
              </table:table-cell>
              <table:table-cell office:value-type="float" office:value="64.728832">
                <text:p>64.72883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090816">
                <text:p>1.090816</text:p>
              </table:table-cell>
              <table:table-cell office:value-type="float" office:value="39.157248">
                <text:p>39.157248</text:p>
              </table:table-cell>
              <table:table-cell office:value-type="float" office:value="66.064896">
                <text:p>66.06489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.090816">
                <text:p>1.090816</text:p>
              </table:table-cell>
              <table:table-cell office:value-type="float" office:value="38.973696">
                <text:p>38.973696</text:p>
              </table:table-cell>
              <table:table-cell office:value-type="float" office:value="65.97888">
                <text:p>65.9788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.087744">
                <text:p>1.087744</text:p>
              </table:table-cell>
              <table:table-cell office:value-type="float" office:value="38.69696">
                <text:p>38.69696</text:p>
              </table:table-cell>
              <table:table-cell office:value-type="float" office:value="65.796096">
                <text:p>65.79609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.126144">
                <text:p>1.126144</text:p>
              </table:table-cell>
              <table:table-cell office:value-type="float" office:value="38.512896">
                <text:p>38.512896</text:p>
              </table:table-cell>
              <table:table-cell office:value-type="float" office:value="65.757696">
                <text:p>65.7576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083136">
                <text:p>1.083136</text:p>
              </table:table-cell>
              <table:table-cell office:value-type="float" office:value="38.299136">
                <text:p>38.299136</text:p>
              </table:table-cell>
              <table:table-cell office:value-type="float" office:value="65.346048">
                <text:p>65.34604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083904">
                <text:p>1.083904</text:p>
              </table:table-cell>
              <table:table-cell office:value-type="float" office:value="38.12224">
                <text:p>38.12224</text:p>
              </table:table-cell>
              <table:table-cell office:value-type="float" office:value="65.03296">
                <text:p>65.0329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080064">
                <text:p>1.080064</text:p>
              </table:table-cell>
              <table:table-cell office:value-type="float" office:value="37.820416">
                <text:p>37.820416</text:p>
              </table:table-cell>
              <table:table-cell office:value-type="float" office:value="65.021184">
                <text:p>65.0211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090816">
                <text:p>1.090816</text:p>
              </table:table-cell>
              <table:table-cell office:value-type="float" office:value="37.349376">
                <text:p>37.349376</text:p>
              </table:table-cell>
              <table:table-cell office:value-type="float" office:value="65.30432">
                <text:p>65.3043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09184">
                <text:p>1.09184</text:p>
              </table:table-cell>
              <table:table-cell office:value-type="float" office:value="37.02272">
                <text:p>37.02272</text:p>
              </table:table-cell>
              <table:table-cell office:value-type="float" office:value="65.240832">
                <text:p>65.2408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149184">
                <text:p>1.149184</text:p>
              </table:table-cell>
              <table:table-cell office:value-type="float" office:value="36.815104">
                <text:p>36.815104</text:p>
              </table:table-cell>
              <table:table-cell office:value-type="float" office:value="65.091072">
                <text:p>65.09107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.104128">
                <text:p>1.104128</text:p>
              </table:table-cell>
              <table:table-cell office:value-type="float" office:value="36.633088">
                <text:p>36.633088</text:p>
              </table:table-cell>
              <table:table-cell office:value-type="float" office:value="65.054976">
                <text:p>65.0549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077248">
                <text:p>1.077248</text:p>
              </table:table-cell>
              <table:table-cell office:value-type="float" office:value="36.139264">
                <text:p>36.139264</text:p>
              </table:table-cell>
              <table:table-cell office:value-type="float" office:value="65.52576">
                <text:p>65.5257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.125888">
                <text:p>1.125888</text:p>
              </table:table-cell>
              <table:table-cell office:value-type="float" office:value="35.916288">
                <text:p>35.916288</text:p>
              </table:table-cell>
              <table:table-cell office:value-type="float" office:value="65.666816">
                <text:p>65.66681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.09312">
                <text:p>1.09312</text:p>
              </table:table-cell>
              <table:table-cell office:value-type="float" office:value="37.07904">
                <text:p>37.07904</text:p>
              </table:table-cell>
              <table:table-cell office:value-type="float" office:value="65.485568">
                <text:p>65.48556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069056">
                <text:p>1.069056</text:p>
              </table:table-cell>
              <table:table-cell office:value-type="float" office:value="36.812032">
                <text:p>36.812032</text:p>
              </table:table-cell>
              <table:table-cell office:value-type="float" office:value="66.633216">
                <text:p>66.6332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129984">
                <text:p>1.129984</text:p>
              </table:table-cell>
              <table:table-cell office:value-type="float" office:value="36.436224">
                <text:p>36.436224</text:p>
              </table:table-cell>
              <table:table-cell office:value-type="float" office:value="66.637056">
                <text:p>66.637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.07904">
                <text:p>1.07904</text:p>
              </table:table-cell>
              <table:table-cell office:value-type="float" office:value="36.212224">
                <text:p>36.212224</text:p>
              </table:table-cell>
              <table:table-cell office:value-type="float" office:value="67.752448">
                <text:p>67.7524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108224">
                <text:p>1.108224</text:p>
              </table:table-cell>
              <table:table-cell office:value-type="float" office:value="35.981056">
                <text:p>35.981056</text:p>
              </table:table-cell>
              <table:table-cell office:value-type="float" office:value="69.118208">
                <text:p>69.11820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.076736">
                <text:p>1.076736</text:p>
              </table:table-cell>
              <table:table-cell office:value-type="float" office:value="35.86688">
                <text:p>35.86688</text:p>
              </table:table-cell>
              <table:table-cell office:value-type="float" office:value="69.628416">
                <text:p>69.6284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236224">
                <text:p>1.236224</text:p>
              </table:table-cell>
              <table:table-cell office:value-type="float" office:value="35.367936">
                <text:p>35.367936</text:p>
              </table:table-cell>
              <table:table-cell office:value-type="float" office:value="70.77632">
                <text:p>70.7763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.07008">
                <text:p>1.07008</text:p>
              </table:table-cell>
              <table:table-cell office:value-type="float" office:value="35.047936">
                <text:p>35.047936</text:p>
              </table:table-cell>
              <table:table-cell office:value-type="float" office:value="71.03744">
                <text:p>71.0374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77472">
                <text:p>0.777472</text:p>
              </table:table-cell>
              <table:table-cell office:value-type="float" office:value="34.736896">
                <text:p>34.736896</text:p>
              </table:table-cell>
              <table:table-cell office:value-type="float" office:value="73.004032">
                <text:p>73.00403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48032">
                <text:p>0.748032</text:p>
              </table:table-cell>
              <table:table-cell office:value-type="float" office:value="34.438912">
                <text:p>34.438912</text:p>
              </table:table-cell>
              <table:table-cell office:value-type="float" office:value="74.432256">
                <text:p>74.43225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58272">
                <text:p>0.758272</text:p>
              </table:table-cell>
              <table:table-cell office:value-type="float" office:value="33.910272">
                <text:p>33.910272</text:p>
              </table:table-cell>
              <table:table-cell office:value-type="float" office:value="75.843328">
                <text:p>75.8433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36">
                <text:p>0.736</text:p>
              </table:table-cell>
              <table:table-cell office:value-type="float" office:value="33.616384">
                <text:p>33.616384</text:p>
              </table:table-cell>
              <table:table-cell office:value-type="float" office:value="76.521984">
                <text:p>76.52198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47776">
                <text:p>0.747776</text:p>
              </table:table-cell>
              <table:table-cell office:value-type="float" office:value="33.331712">
                <text:p>33.331712</text:p>
              </table:table-cell>
              <table:table-cell office:value-type="float" office:value="77.34784">
                <text:p>77.3478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36">
                <text:p>0.736</text:p>
              </table:table-cell>
              <table:table-cell office:value-type="float" office:value="33.026048">
                <text:p>33.026048</text:p>
              </table:table-cell>
              <table:table-cell office:value-type="float" office:value="78.118912">
                <text:p>78.11891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5008">
                <text:p>0.75008</text:p>
              </table:table-cell>
              <table:table-cell office:value-type="float" office:value="32.79232">
                <text:p>32.79232</text:p>
              </table:table-cell>
              <table:table-cell office:value-type="float" office:value="79.226368">
                <text:p>79.22636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43168">
                <text:p>0.743168</text:p>
              </table:table-cell>
              <table:table-cell office:value-type="float" office:value="32.617984">
                <text:p>32.617984</text:p>
              </table:table-cell>
              <table:table-cell office:value-type="float" office:value="79.252224">
                <text:p>79.2522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56736">
                <text:p>0.756736</text:p>
              </table:table-cell>
              <table:table-cell office:value-type="float" office:value="32.17664">
                <text:p>32.17664</text:p>
              </table:table-cell>
              <table:table-cell office:value-type="float" office:value="80.039936">
                <text:p>80.03993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36">
                <text:p>0.736</text:p>
              </table:table-cell>
              <table:table-cell office:value-type="float" office:value="31.82592">
                <text:p>31.82592</text:p>
              </table:table-cell>
              <table:table-cell office:value-type="float" office:value="82.325248">
                <text:p>82.32524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52896">
                <text:p>0.752896</text:p>
              </table:table-cell>
              <table:table-cell office:value-type="float" office:value="31.678976">
                <text:p>31.678976</text:p>
              </table:table-cell>
              <table:table-cell office:value-type="float" office:value="84.718592">
                <text:p>84.71859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34464">
                <text:p>0.734464</text:p>
              </table:table-cell>
              <table:table-cell office:value-type="float" office:value="31.284224">
                <text:p>31.284224</text:p>
              </table:table-cell>
              <table:table-cell office:value-type="float" office:value="84.909056">
                <text:p>84.90905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40352">
                <text:p>0.740352</text:p>
              </table:table-cell>
              <table:table-cell office:value-type="float" office:value="31.08096">
                <text:p>31.08096</text:p>
              </table:table-cell>
              <table:table-cell office:value-type="float" office:value="84.80384">
                <text:p>84.8038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42144">
                <text:p>0.742144</text:p>
              </table:table-cell>
              <table:table-cell office:value-type="float" office:value="30.980864">
                <text:p>30.980864</text:p>
              </table:table-cell>
              <table:table-cell office:value-type="float" office:value="84.781312">
                <text:p>84.78131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51872">
                <text:p>0.751872</text:p>
              </table:table-cell>
              <table:table-cell office:value-type="float" office:value="30.710272">
                <text:p>30.710272</text:p>
              </table:table-cell>
              <table:table-cell office:value-type="float" office:value="84.504576">
                <text:p>84.50457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53152">
                <text:p>0.753152</text:p>
              </table:table-cell>
              <table:table-cell office:value-type="float" office:value="30.534144">
                <text:p>30.534144</text:p>
              </table:table-cell>
              <table:table-cell office:value-type="float" office:value="84.345856">
                <text:p>84.34585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38048">
                <text:p>0.738048</text:p>
              </table:table-cell>
              <table:table-cell office:value-type="float" office:value="30.196224">
                <text:p>30.196224</text:p>
              </table:table-cell>
              <table:table-cell office:value-type="float" office:value="84.230912">
                <text:p>84.23091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14848">
                <text:p>0.814848</text:p>
              </table:table-cell>
              <table:table-cell office:value-type="float" office:value="29.740288">
                <text:p>29.740288</text:p>
              </table:table-cell>
              <table:table-cell office:value-type="float" office:value="84.236288">
                <text:p>84.2362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4128">
                <text:p>0.784128</text:p>
              </table:table-cell>
              <table:table-cell office:value-type="float" office:value="29.438976">
                <text:p>29.438976</text:p>
              </table:table-cell>
              <table:table-cell office:value-type="float" office:value="83.952128">
                <text:p>83.95212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51872">
                <text:p>0.751872</text:p>
              </table:table-cell>
              <table:table-cell office:value-type="float" office:value="29.2288">
                <text:p>29.2288</text:p>
              </table:table-cell>
              <table:table-cell office:value-type="float" office:value="83.618304">
                <text:p>83.61830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36">
                <text:p>0.736</text:p>
              </table:table-cell>
              <table:table-cell office:value-type="float" office:value="28.81792">
                <text:p>28.81792</text:p>
              </table:table-cell>
              <table:table-cell office:value-type="float" office:value="83.457024">
                <text:p>83.45702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36">
                <text:p>0.736</text:p>
              </table:table-cell>
              <table:table-cell office:value-type="float" office:value="28.639232">
                <text:p>28.639232</text:p>
              </table:table-cell>
              <table:table-cell office:value-type="float" office:value="83.110912">
                <text:p>83.11091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41888">
                <text:p>0.741888</text:p>
              </table:table-cell>
              <table:table-cell office:value-type="float" office:value="28.225024">
                <text:p>28.225024</text:p>
              </table:table-cell>
              <table:table-cell office:value-type="float" office:value="84.189184">
                <text:p>84.18918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56992">
                <text:p>0.756992</text:p>
              </table:table-cell>
              <table:table-cell office:value-type="float" office:value="29.908992">
                <text:p>29.908992</text:p>
              </table:table-cell>
              <table:table-cell office:value-type="float" office:value="84.89216">
                <text:p>84.8921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88992">
                <text:p>0.788992</text:p>
              </table:table-cell>
              <table:table-cell office:value-type="float" office:value="29.97248">
                <text:p>29.97248</text:p>
              </table:table-cell>
              <table:table-cell office:value-type="float" office:value="85.67808">
                <text:p>85.6780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49056">
                <text:p>0.749056</text:p>
              </table:table-cell>
              <table:table-cell office:value-type="float" office:value="29.60128">
                <text:p>29.60128</text:p>
              </table:table-cell>
              <table:table-cell office:value-type="float" office:value="85.78176">
                <text:p>85.7817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43168">
                <text:p>0.743168</text:p>
              </table:table-cell>
              <table:table-cell office:value-type="float" office:value="29.220096">
                <text:p>29.220096</text:p>
              </table:table-cell>
              <table:table-cell office:value-type="float" office:value="85.79584">
                <text:p>85.7958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77216">
                <text:p>0.777216</text:p>
              </table:table-cell>
              <table:table-cell office:value-type="float" office:value="28.836352">
                <text:p>28.836352</text:p>
              </table:table-cell>
              <table:table-cell office:value-type="float" office:value="85.516288">
                <text:p>85.51628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3984">
                <text:p>0.73984</text:p>
              </table:table-cell>
              <table:table-cell office:value-type="float" office:value="28.461056">
                <text:p>28.461056</text:p>
              </table:table-cell>
              <table:table-cell office:value-type="float" office:value="85.455104">
                <text:p>85.45510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42144">
                <text:p>0.742144</text:p>
              </table:table-cell>
              <table:table-cell office:value-type="float" office:value="27.890944">
                <text:p>27.890944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45216">
                <text:p>0.745216</text:p>
              </table:table-cell>
              <table:table-cell office:value-type="float" office:value="27.501568">
                <text:p>27.501568</text:p>
              </table:table-cell>
              <table:table-cell office:value-type="float" office:value="86.157824">
                <text:p>86.15782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49312">
                <text:p>0.749312</text:p>
              </table:table-cell>
              <table:table-cell office:value-type="float" office:value="27.1168">
                <text:p>27.1168</text:p>
              </table:table-cell>
              <table:table-cell office:value-type="float" office:value="86.808832">
                <text:p>86.80883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48032">
                <text:p>0.748032</text:p>
              </table:table-cell>
              <table:table-cell office:value-type="float" office:value="26.69696">
                <text:p>26.69696</text:p>
              </table:table-cell>
              <table:table-cell office:value-type="float" office:value="87.642112">
                <text:p>87.64211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39072">
                <text:p>0.739072</text:p>
              </table:table-cell>
              <table:table-cell office:value-type="float" office:value="26.43712">
                <text:p>26.43712</text:p>
              </table:table-cell>
              <table:table-cell office:value-type="float" office:value="88.660992">
                <text:p>88.66099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7488">
                <text:p>0.7488</text:p>
              </table:table-cell>
              <table:table-cell office:value-type="float" office:value="26.073088">
                <text:p>26.073088</text:p>
              </table:table-cell>
              <table:table-cell office:value-type="float" office:value="89.339136">
                <text:p>89.33913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34208">
                <text:p>0.734208</text:p>
              </table:table-cell>
              <table:table-cell office:value-type="float" office:value="27.151872">
                <text:p>27.151872</text:p>
              </table:table-cell>
              <table:table-cell office:value-type="float" office:value="89.782528">
                <text:p>89.78252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3728">
                <text:p>0.73728</text:p>
              </table:table-cell>
              <table:table-cell office:value-type="float" office:value="27.00544">
                <text:p>27.00544</text:p>
              </table:table-cell>
              <table:table-cell office:value-type="float" office:value="90.921216">
                <text:p>90.9212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51872">
                <text:p>0.751872</text:p>
              </table:table-cell>
              <table:table-cell office:value-type="float" office:value="26.9568">
                <text:p>26.9568</text:p>
              </table:table-cell>
              <table:table-cell office:value-type="float" office:value="91.312896">
                <text:p>91.31289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78752">
                <text:p>0.778752</text:p>
              </table:table-cell>
              <table:table-cell office:value-type="float" office:value="26.735104">
                <text:p>26.735104</text:p>
              </table:table-cell>
              <table:table-cell office:value-type="float" office:value="91.4432">
                <text:p>91.443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68768">
                <text:p>0.768768</text:p>
              </table:table-cell>
              <table:table-cell office:value-type="float" office:value="27.04128">
                <text:p>27.04128</text:p>
              </table:table-cell>
              <table:table-cell office:value-type="float" office:value="91.401216">
                <text:p>91.40121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3088">
                <text:p>0.73088</text:p>
              </table:table-cell>
              <table:table-cell office:value-type="float" office:value="27.436032">
                <text:p>27.436032</text:p>
              </table:table-cell>
              <table:table-cell office:value-type="float" office:value="91.115776">
                <text:p>91.11577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79264">
                <text:p>0.779264</text:p>
              </table:table-cell>
              <table:table-cell office:value-type="float" office:value="28.196608">
                <text:p>28.196608</text:p>
              </table:table-cell>
              <table:table-cell office:value-type="float" office:value="90.966784">
                <text:p>90.96678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32672">
                <text:p>0.732672</text:p>
              </table:table-cell>
              <table:table-cell office:value-type="float" office:value="29.352704">
                <text:p>29.352704</text:p>
              </table:table-cell>
              <table:table-cell office:value-type="float" office:value="90.84288">
                <text:p>90.8428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5904">
                <text:p>0.75904</text:p>
              </table:table-cell>
              <table:table-cell office:value-type="float" office:value="29.199104">
                <text:p>29.199104</text:p>
              </table:table-cell>
              <table:table-cell office:value-type="float" office:value="93.060096">
                <text:p>93.06009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27808">
                <text:p>0.727808</text:p>
              </table:table-cell>
              <table:table-cell office:value-type="float" office:value="29.254144">
                <text:p>29.254144</text:p>
              </table:table-cell>
              <table:table-cell office:value-type="float" office:value="94.49472">
                <text:p>94.4947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20736">
                <text:p>0.820736</text:p>
              </table:table-cell>
              <table:table-cell office:value-type="float" office:value="29.054976">
                <text:p>29.054976</text:p>
              </table:table-cell>
              <table:table-cell office:value-type="float" office:value="95.1488">
                <text:p>95.148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49056">
                <text:p>0.749056</text:p>
              </table:table-cell>
              <table:table-cell office:value-type="float" office:value="29.014016">
                <text:p>29.014016</text:p>
              </table:table-cell>
              <table:table-cell office:value-type="float" office:value="95.261696">
                <text:p>95.26169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40096">
                <text:p>0.740096</text:p>
              </table:table-cell>
              <table:table-cell office:value-type="float" office:value="29.953024">
                <text:p>29.953024</text:p>
              </table:table-cell>
              <table:table-cell office:value-type="float" office:value="95.915776">
                <text:p>95.9157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56224">
                <text:p>0.756224</text:p>
              </table:table-cell>
              <table:table-cell office:value-type="float" office:value="34.943232">
                <text:p>34.943232</text:p>
              </table:table-cell>
              <table:table-cell office:value-type="float" office:value="97.329152">
                <text:p>97.32915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47776">
                <text:p>0.747776</text:p>
              </table:table-cell>
              <table:table-cell office:value-type="float" office:value="36.518912">
                <text:p>36.518912</text:p>
              </table:table-cell>
              <table:table-cell office:value-type="float" office:value="98.772224">
                <text:p>98.77222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31904">
                <text:p>0.731904</text:p>
              </table:table-cell>
              <table:table-cell office:value-type="float" office:value="38.149888">
                <text:p>38.149888</text:p>
              </table:table-cell>
              <table:table-cell office:value-type="float" office:value="99.508992">
                <text:p>99.50899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4496">
                <text:p>0.74496</text:p>
              </table:table-cell>
              <table:table-cell office:value-type="float" office:value="39.004928">
                <text:p>39.004928</text:p>
              </table:table-cell>
              <table:table-cell office:value-type="float" office:value="100.311808">
                <text:p>100.31180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740352">
                <text:p>0.740352</text:p>
              </table:table-cell>
              <table:table-cell office:value-type="float" office:value="40.525568">
                <text:p>40.525568</text:p>
              </table:table-cell>
              <table:table-cell office:value-type="float" office:value="101.04192">
                <text:p>101.0419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776448">
                <text:p>0.776448</text:p>
              </table:table-cell>
              <table:table-cell office:value-type="float" office:value="45.772032">
                <text:p>45.772032</text:p>
              </table:table-cell>
              <table:table-cell office:value-type="float" office:value="102.086912">
                <text:p>102.08691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741888">
                <text:p>0.741888</text:p>
              </table:table-cell>
              <table:table-cell office:value-type="float" office:value="46.704384">
                <text:p>46.704384</text:p>
              </table:table-cell>
              <table:table-cell office:value-type="float" office:value="102.5792">
                <text:p>102.579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745472">
                <text:p>0.745472</text:p>
              </table:table-cell>
              <table:table-cell office:value-type="float" office:value="48.195072">
                <text:p>48.195072</text:p>
              </table:table-cell>
              <table:table-cell office:value-type="float" office:value="102.544896">
                <text:p>102.54489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43168">
                <text:p>0.743168</text:p>
              </table:table-cell>
              <table:table-cell office:value-type="float" office:value="51.362816">
                <text:p>51.362816</text:p>
              </table:table-cell>
              <table:table-cell office:value-type="float" office:value="102.615808">
                <text:p>102.61580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31648">
                <text:p>0.731648</text:p>
              </table:table-cell>
              <table:table-cell office:value-type="float" office:value="53.19808">
                <text:p>53.19808</text:p>
              </table:table-cell>
              <table:table-cell office:value-type="float" office:value="102.921216">
                <text:p>102.92121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36768">
                <text:p>0.736768</text:p>
              </table:table-cell>
              <table:table-cell office:value-type="float" office:value="54.932224">
                <text:p>54.932224</text:p>
              </table:table-cell>
              <table:table-cell office:value-type="float" office:value="104.880896">
                <text:p>104.88089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63392">
                <text:p>0.763392</text:p>
              </table:table-cell>
              <table:table-cell office:value-type="float" office:value="54.668032">
                <text:p>54.668032</text:p>
              </table:table-cell>
              <table:table-cell office:value-type="float" office:value="106.74816">
                <text:p>106.748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36256">
                <text:p>0.736256</text:p>
              </table:table-cell>
              <table:table-cell office:value-type="float" office:value="54.321664">
                <text:p>54.321664</text:p>
              </table:table-cell>
              <table:table-cell office:value-type="float" office:value="107.836672">
                <text:p>107.83667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740864">
                <text:p>0.740864</text:p>
              </table:table-cell>
              <table:table-cell office:value-type="float" office:value="53.864192">
                <text:p>53.864192</text:p>
              </table:table-cell>
              <table:table-cell office:value-type="float" office:value="108.50816">
                <text:p>108.5081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734208">
                <text:p>0.734208</text:p>
              </table:table-cell>
              <table:table-cell office:value-type="float" office:value="54.741248">
                <text:p>54.741248</text:p>
              </table:table-cell>
              <table:table-cell office:value-type="float" office:value="109.40544">
                <text:p>109.4054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74496">
                <text:p>0.74496</text:p>
              </table:table-cell>
              <table:table-cell office:value-type="float" office:value="56.615936">
                <text:p>56.615936</text:p>
              </table:table-cell>
              <table:table-cell office:value-type="float" office:value="110.42688">
                <text:p>110.4268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36">
                <text:p>0.736</text:p>
              </table:table-cell>
              <table:table-cell office:value-type="float" office:value="57.21728">
                <text:p>57.21728</text:p>
              </table:table-cell>
              <table:table-cell office:value-type="float" office:value="111.556864">
                <text:p>111.55686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88992">
                <text:p>0.788992</text:p>
              </table:table-cell>
              <table:table-cell office:value-type="float" office:value="57.239808">
                <text:p>57.239808</text:p>
              </table:table-cell>
              <table:table-cell office:value-type="float" office:value="111.529984">
                <text:p>111.52998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488">
                <text:p>0.7488</text:p>
              </table:table-cell>
              <table:table-cell office:value-type="float" office:value="57.584896">
                <text:p>57.584896</text:p>
              </table:table-cell>
              <table:table-cell office:value-type="float" office:value="112.808448">
                <text:p>112.80844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739072">
                <text:p>0.739072</text:p>
              </table:table-cell>
              <table:table-cell office:value-type="float" office:value="58.57792">
                <text:p>58.57792</text:p>
              </table:table-cell>
              <table:table-cell office:value-type="float" office:value="112.879104">
                <text:p>112.8791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37792">
                <text:p>0.737792</text:p>
              </table:table-cell>
              <table:table-cell office:value-type="float" office:value="59.47392">
                <text:p>59.47392</text:p>
              </table:table-cell>
              <table:table-cell office:value-type="float" office:value="114.918656">
                <text:p>114.91865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5008">
                <text:p>0.75008</text:p>
              </table:table-cell>
              <table:table-cell office:value-type="float" office:value="59.869952">
                <text:p>59.869952</text:p>
              </table:table-cell>
              <table:table-cell office:value-type="float" office:value="116.38912">
                <text:p>116.3891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767488">
                <text:p>0.767488</text:p>
              </table:table-cell>
              <table:table-cell office:value-type="float" office:value="60.642816">
                <text:p>60.642816</text:p>
              </table:table-cell>
              <table:table-cell office:value-type="float" office:value="117.79584">
                <text:p>117.7958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3728">
                <text:p>0.73728</text:p>
              </table:table-cell>
              <table:table-cell office:value-type="float" office:value="61.132032">
                <text:p>61.132032</text:p>
              </table:table-cell>
              <table:table-cell office:value-type="float" office:value="118.43584">
                <text:p>118.4358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49056">
                <text:p>0.749056</text:p>
              </table:table-cell>
              <table:table-cell office:value-type="float" office:value="61.044736">
                <text:p>61.044736</text:p>
              </table:table-cell>
              <table:table-cell office:value-type="float" office:value="119.284224">
                <text:p>119.28422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45984">
                <text:p>0.745984</text:p>
              </table:table-cell>
              <table:table-cell office:value-type="float" office:value="60.908032">
                <text:p>60.908032</text:p>
              </table:table-cell>
              <table:table-cell office:value-type="float" office:value="121.149696">
                <text:p>121.14969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38048">
                <text:p>0.738048</text:p>
              </table:table-cell>
              <table:table-cell office:value-type="float" office:value="60.574976">
                <text:p>60.574976</text:p>
              </table:table-cell>
              <table:table-cell office:value-type="float" office:value="121.850368">
                <text:p>121.85036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747776">
                <text:p>0.747776</text:p>
              </table:table-cell>
              <table:table-cell office:value-type="float" office:value="60.24192">
                <text:p>60.24192</text:p>
              </table:table-cell>
              <table:table-cell office:value-type="float" office:value="122.208">
                <text:p>122.20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765184">
                <text:p>0.765184</text:p>
              </table:table-cell>
              <table:table-cell office:value-type="float" office:value="59.910656">
                <text:p>59.910656</text:p>
              </table:table-cell>
              <table:table-cell office:value-type="float" office:value="122.259712">
                <text:p>122.25971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734208">
                <text:p>0.734208</text:p>
              </table:table-cell>
              <table:table-cell office:value-type="float" office:value="59.558656">
                <text:p>59.558656</text:p>
              </table:table-cell>
              <table:table-cell office:value-type="float" office:value="122.65984">
                <text:p>122.659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592">
                <text:p>0.78592</text:p>
              </table:table-cell>
              <table:table-cell office:value-type="float" office:value="59.25888">
                <text:p>59.25888</text:p>
              </table:table-cell>
              <table:table-cell office:value-type="float" office:value="124.509696">
                <text:p>124.50969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50848">
                <text:p>0.750848</text:p>
              </table:table-cell>
              <table:table-cell office:value-type="float" office:value="58.309376">
                <text:p>58.309376</text:p>
              </table:table-cell>
              <table:table-cell office:value-type="float" office:value="125.904896">
                <text:p>125.9048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780288">
                <text:p>0.780288</text:p>
              </table:table-cell>
              <table:table-cell office:value-type="float" office:value="58.147072">
                <text:p>58.147072</text:p>
              </table:table-cell>
              <table:table-cell office:value-type="float" office:value="126.555904">
                <text:p>126.55590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780032">
                <text:p>0.780032</text:p>
              </table:table-cell>
              <table:table-cell office:value-type="float" office:value="58.665216">
                <text:p>58.665216</text:p>
              </table:table-cell>
              <table:table-cell office:value-type="float" office:value="127.408896">
                <text:p>127.40889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99328">
                <text:p>0.899328</text:p>
              </table:table-cell>
              <table:table-cell office:value-type="float" office:value="59.412224">
                <text:p>59.412224</text:p>
              </table:table-cell>
              <table:table-cell office:value-type="float" office:value="128.137984">
                <text:p>128.13798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81056">
                <text:p>0.781056</text:p>
              </table:table-cell>
              <table:table-cell office:value-type="float" office:value="59.518976">
                <text:p>59.518976</text:p>
              </table:table-cell>
              <table:table-cell office:value-type="float" office:value="129.218048">
                <text:p>129.21804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51872">
                <text:p>0.751872</text:p>
              </table:table-cell>
              <table:table-cell office:value-type="float" office:value="59.41504">
                <text:p>59.41504</text:p>
              </table:table-cell>
              <table:table-cell office:value-type="float" office:value="129.129984">
                <text:p>129.12998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65696">
                <text:p>0.765696</text:p>
              </table:table-cell>
              <table:table-cell office:value-type="float" office:value="58.751744">
                <text:p>58.751744</text:p>
              </table:table-cell>
              <table:table-cell office:value-type="float" office:value="130.127872">
                <text:p>130.12787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52896">
                <text:p>0.752896</text:p>
              </table:table-cell>
              <table:table-cell office:value-type="float" office:value="58.703872">
                <text:p>58.703872</text:p>
              </table:table-cell>
              <table:table-cell office:value-type="float" office:value="130.078976">
                <text:p>130.07897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41376">
                <text:p>0.741376</text:p>
              </table:table-cell>
              <table:table-cell office:value-type="float" office:value="59.465728">
                <text:p>59.465728</text:p>
              </table:table-cell>
              <table:table-cell office:value-type="float" office:value="130.898688">
                <text:p>130.89868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4656">
                <text:p>0.774656</text:p>
              </table:table-cell>
              <table:table-cell office:value-type="float" office:value="59.380992">
                <text:p>59.380992</text:p>
              </table:table-cell>
              <table:table-cell office:value-type="float" office:value="131.647232">
                <text:p>131.64723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48032">
                <text:p>0.748032</text:p>
              </table:table-cell>
              <table:table-cell office:value-type="float" office:value="59.087872">
                <text:p>59.087872</text:p>
              </table:table-cell>
              <table:table-cell office:value-type="float" office:value="131.967488">
                <text:p>131.96748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4112">
                <text:p>0.74112</text:p>
              </table:table-cell>
              <table:table-cell office:value-type="float" office:value="58.83392">
                <text:p>58.83392</text:p>
              </table:table-cell>
              <table:table-cell office:value-type="float" office:value="131.83488">
                <text:p>131.8348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50848">
                <text:p>0.750848</text:p>
              </table:table-cell>
              <table:table-cell office:value-type="float" office:value="60.039936">
                <text:p>60.039936</text:p>
              </table:table-cell>
              <table:table-cell office:value-type="float" office:value="131.76704">
                <text:p>131.7670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736">
                <text:p>0.736</text:p>
              </table:table-cell>
              <table:table-cell office:value-type="float" office:value="61.164288">
                <text:p>61.164288</text:p>
              </table:table-cell>
              <table:table-cell office:value-type="float" office:value="131.474944">
                <text:p>131.47494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737536">
                <text:p>0.737536</text:p>
              </table:table-cell>
              <table:table-cell office:value-type="float" office:value="62.022912">
                <text:p>62.022912</text:p>
              </table:table-cell>
              <table:table-cell office:value-type="float" office:value="131.42784">
                <text:p>131.4278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804864">
                <text:p>0.804864</text:p>
              </table:table-cell>
              <table:table-cell office:value-type="float" office:value="61.975296">
                <text:p>61.975296</text:p>
              </table:table-cell>
              <table:table-cell office:value-type="float" office:value="131.43296">
                <text:p>131.4329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41632">
                <text:p>0.741632</text:p>
              </table:table-cell>
              <table:table-cell office:value-type="float" office:value="62.18496">
                <text:p>62.18496</text:p>
              </table:table-cell>
              <table:table-cell office:value-type="float" office:value="131.111168">
                <text:p>131.11116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764672">
                <text:p>0.764672</text:p>
              </table:table-cell>
              <table:table-cell office:value-type="float" office:value="61.925888">
                <text:p>61.925888</text:p>
              </table:table-cell>
              <table:table-cell office:value-type="float" office:value="130.81216">
                <text:p>130.8121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739072">
                <text:p>0.739072</text:p>
              </table:table-cell>
              <table:table-cell office:value-type="float" office:value="61.376">
                <text:p>61.376</text:p>
              </table:table-cell>
              <table:table-cell office:value-type="float" office:value="130.657024">
                <text:p>130.6570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472">
                <text:p>0.73472</text:p>
              </table:table-cell>
              <table:table-cell office:value-type="float" office:value="60.984064">
                <text:p>60.984064</text:p>
              </table:table-cell>
              <table:table-cell office:value-type="float" office:value="130.919936">
                <text:p>130.91993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7488">
                <text:p>0.7488</text:p>
              </table:table-cell>
              <table:table-cell office:value-type="float" office:value="60.729856">
                <text:p>60.729856</text:p>
              </table:table-cell>
              <table:table-cell office:value-type="float" office:value="130.76096">
                <text:p>130.7609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769024">
                <text:p>0.769024</text:p>
              </table:table-cell>
              <table:table-cell office:value-type="float" office:value="60.539136">
                <text:p>60.539136</text:p>
              </table:table-cell>
              <table:table-cell office:value-type="float" office:value="130.680832">
                <text:p>130.68083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7552">
                <text:p>0.7552</text:p>
              </table:table-cell>
              <table:table-cell office:value-type="float" office:value="60.257792">
                <text:p>60.257792</text:p>
              </table:table-cell>
              <table:table-cell office:value-type="float" office:value="130.368">
                <text:p>130.36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744192">
                <text:p>0.744192</text:p>
              </table:table-cell>
              <table:table-cell office:value-type="float" office:value="60.051968">
                <text:p>60.051968</text:p>
              </table:table-cell>
              <table:table-cell office:value-type="float" office:value="130.202368">
                <text:p>130.20236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745984">
                <text:p>0.745984</text:p>
              </table:table-cell>
              <table:table-cell office:value-type="float" office:value="59.86304">
                <text:p>59.86304</text:p>
              </table:table-cell>
              <table:table-cell office:value-type="float" office:value="130.07616">
                <text:p>130.0761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32672">
                <text:p>0.732672</text:p>
              </table:table-cell>
              <table:table-cell office:value-type="float" office:value="59.846912">
                <text:p>59.846912</text:p>
              </table:table-cell>
              <table:table-cell office:value-type="float" office:value="130.042368">
                <text:p>130.04236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747264">
                <text:p>0.747264</text:p>
              </table:table-cell>
              <table:table-cell office:value-type="float" office:value="59.881216">
                <text:p>59.881216</text:p>
              </table:table-cell>
              <table:table-cell office:value-type="float" office:value="130.113792">
                <text:p>130.11379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756224">
                <text:p>0.756224</text:p>
              </table:table-cell>
              <table:table-cell office:value-type="float" office:value="62.259712">
                <text:p>62.259712</text:p>
              </table:table-cell>
              <table:table-cell office:value-type="float" office:value="129.831936">
                <text:p>129.83193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65952">
                <text:p>0.765952</text:p>
              </table:table-cell>
              <table:table-cell office:value-type="float" office:value="62.705152">
                <text:p>62.705152</text:p>
              </table:table-cell>
              <table:table-cell office:value-type="float" office:value="129.529088">
                <text:p>129.52908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41376">
                <text:p>0.741376</text:p>
              </table:table-cell>
              <table:table-cell office:value-type="float" office:value="63.686144">
                <text:p>63.686144</text:p>
              </table:table-cell>
              <table:table-cell office:value-type="float" office:value="129.202688">
                <text:p>129.20268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33696">
                <text:p>0.733696</text:p>
              </table:table-cell>
              <table:table-cell office:value-type="float" office:value="65.285632">
                <text:p>65.285632</text:p>
              </table:table-cell>
              <table:table-cell office:value-type="float" office:value="128.902144">
                <text:p>128.90214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54944">
                <text:p>0.754944</text:p>
              </table:table-cell>
              <table:table-cell office:value-type="float" office:value="66.924032">
                <text:p>66.924032</text:p>
              </table:table-cell>
              <table:table-cell office:value-type="float" office:value="128.802304">
                <text:p>128.80230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29856">
                <text:p>0.729856</text:p>
              </table:table-cell>
              <table:table-cell office:value-type="float" office:value="67.412992">
                <text:p>67.412992</text:p>
              </table:table-cell>
              <table:table-cell office:value-type="float" office:value="128.842752">
                <text:p>128.84275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54432">
                <text:p>0.754432</text:p>
              </table:table-cell>
              <table:table-cell office:value-type="float" office:value="67.518976">
                <text:p>67.518976</text:p>
              </table:table-cell>
              <table:table-cell office:value-type="float" office:value="128.555776">
                <text:p>128.55577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740352">
                <text:p>0.740352</text:p>
              </table:table-cell>
              <table:table-cell office:value-type="float" office:value="67.363072">
                <text:p>67.363072</text:p>
              </table:table-cell>
              <table:table-cell office:value-type="float" office:value="128.22016">
                <text:p>128.2201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737024">
                <text:p>0.737024</text:p>
              </table:table-cell>
              <table:table-cell office:value-type="float" office:value="67.200768">
                <text:p>67.200768</text:p>
              </table:table-cell>
              <table:table-cell office:value-type="float" office:value="127.887104">
                <text:p>127.88710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56992">
                <text:p>0.756992</text:p>
              </table:table-cell>
              <table:table-cell office:value-type="float" office:value="69.04704">
                <text:p>69.04704</text:p>
              </table:table-cell>
              <table:table-cell office:value-type="float" office:value="127.71968">
                <text:p>127.7196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752128">
                <text:p>0.752128</text:p>
              </table:table-cell>
              <table:table-cell office:value-type="float" office:value="70.509056">
                <text:p>70.509056</text:p>
              </table:table-cell>
              <table:table-cell office:value-type="float" office:value="130.095104">
                <text:p>130.09510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760832">
                <text:p>0.760832</text:p>
              </table:table-cell>
              <table:table-cell office:value-type="float" office:value="72.079872">
                <text:p>72.079872</text:p>
              </table:table-cell>
              <table:table-cell office:value-type="float" office:value="130.729216">
                <text:p>130.7292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47776">
                <text:p>0.747776</text:p>
              </table:table-cell>
              <table:table-cell office:value-type="float" office:value="75.793152">
                <text:p>75.793152</text:p>
              </table:table-cell>
              <table:table-cell office:value-type="float" office:value="132.231168">
                <text:p>132.23116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39328">
                <text:p>0.739328</text:p>
              </table:table-cell>
              <table:table-cell office:value-type="float" office:value="77.360896">
                <text:p>77.360896</text:p>
              </table:table-cell>
              <table:table-cell office:value-type="float" office:value="132.920832">
                <text:p>132.92083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73472">
                <text:p>0.73472</text:p>
              </table:table-cell>
              <table:table-cell office:value-type="float" office:value="79.66976">
                <text:p>79.66976</text:p>
              </table:table-cell>
              <table:table-cell office:value-type="float" office:value="133.245696">
                <text:p>133.24569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742912">
                <text:p>0.742912</text:p>
              </table:table-cell>
              <table:table-cell office:value-type="float" office:value="80.789248">
                <text:p>80.789248</text:p>
              </table:table-cell>
              <table:table-cell office:value-type="float" office:value="133.689856">
                <text:p>133.68985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79488">
                <text:p>0.79488</text:p>
              </table:table-cell>
              <table:table-cell office:value-type="float" office:value="81.524992">
                <text:p>81.524992</text:p>
              </table:table-cell>
              <table:table-cell office:value-type="float" office:value="134.498048">
                <text:p>134.49804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56224">
                <text:p>0.756224</text:p>
              </table:table-cell>
              <table:table-cell office:value-type="float" office:value="82.471424">
                <text:p>82.471424</text:p>
              </table:table-cell>
              <table:table-cell office:value-type="float" office:value="135.306752">
                <text:p>135.30675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43936">
                <text:p>0.743936</text:p>
              </table:table-cell>
              <table:table-cell office:value-type="float" office:value="83.401216">
                <text:p>83.401216</text:p>
              </table:table-cell>
              <table:table-cell office:value-type="float" office:value="135.41376">
                <text:p>135.4137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76704">
                <text:p>0.776704</text:p>
              </table:table-cell>
              <table:table-cell office:value-type="float" office:value="84.187904">
                <text:p>84.187904</text:p>
              </table:table-cell>
              <table:table-cell office:value-type="float" office:value="135.6352">
                <text:p>135.635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45984">
                <text:p>0.745984</text:p>
              </table:table-cell>
              <table:table-cell office:value-type="float" office:value="84.1152">
                <text:p>84.1152</text:p>
              </table:table-cell>
              <table:table-cell office:value-type="float" office:value="137.517568">
                <text:p>137.51756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8208">
                <text:p>0.78208</text:p>
              </table:table-cell>
              <table:table-cell office:value-type="float" office:value="88.654336">
                <text:p>88.654336</text:p>
              </table:table-cell>
              <table:table-cell office:value-type="float" office:value="138.952704">
                <text:p>138.95270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5008">
                <text:p>0.75008</text:p>
              </table:table-cell>
              <table:table-cell office:value-type="float" office:value="89.673984">
                <text:p>89.673984</text:p>
              </table:table-cell>
              <table:table-cell office:value-type="float" office:value="141.861376">
                <text:p>141.86137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744448">
                <text:p>0.744448</text:p>
              </table:table-cell>
              <table:table-cell office:value-type="float" office:value="90.897408">
                <text:p>90.897408</text:p>
              </table:table-cell>
              <table:table-cell office:value-type="float" office:value="142.978048">
                <text:p>142.97804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76288">
                <text:p>0.76288</text:p>
              </table:table-cell>
              <table:table-cell office:value-type="float" office:value="91.010304">
                <text:p>91.010304</text:p>
              </table:table-cell>
              <table:table-cell office:value-type="float" office:value="144.428288">
                <text:p>144.42828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7056">
                <text:p>0.77056</text:p>
              </table:table-cell>
              <table:table-cell office:value-type="float" office:value="90.852864">
                <text:p>90.852864</text:p>
              </table:table-cell>
              <table:table-cell office:value-type="float" office:value="147.716864">
                <text:p>147.71686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54432">
                <text:p>0.754432</text:p>
              </table:table-cell>
              <table:table-cell office:value-type="float" office:value="90.680064">
                <text:p>90.680064</text:p>
              </table:table-cell>
              <table:table-cell office:value-type="float" office:value="150.800128">
                <text:p>150.80012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737024">
                <text:p>0.737024</text:p>
              </table:table-cell>
              <table:table-cell office:value-type="float" office:value="90.502144">
                <text:p>90.502144</text:p>
              </table:table-cell>
              <table:table-cell office:value-type="float" office:value="152.030976">
                <text:p>152.0309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35488">
                <text:p>0.735488</text:p>
              </table:table-cell>
              <table:table-cell office:value-type="float" office:value="90.224896">
                <text:p>90.224896</text:p>
              </table:table-cell>
              <table:table-cell office:value-type="float" office:value="153.450752">
                <text:p>153.45075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77984">
                <text:p>0.777984</text:p>
              </table:table-cell>
              <table:table-cell office:value-type="float" office:value="89.959936">
                <text:p>89.959936</text:p>
              </table:table-cell>
              <table:table-cell office:value-type="float" office:value="154.916608">
                <text:p>154.91660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771072">
                <text:p>0.771072</text:p>
              </table:table-cell>
              <table:table-cell office:value-type="float" office:value="89.766912">
                <text:p>89.766912</text:p>
              </table:table-cell>
              <table:table-cell office:value-type="float" office:value="155.783168">
                <text:p>155.78316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783104">
                <text:p>0.783104</text:p>
              </table:table-cell>
              <table:table-cell office:value-type="float" office:value="89.588736">
                <text:p>89.588736</text:p>
              </table:table-cell>
              <table:table-cell office:value-type="float" office:value="155.697408">
                <text:p>155.6974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37792">
                <text:p>0.737792</text:p>
              </table:table-cell>
              <table:table-cell office:value-type="float" office:value="90.387968">
                <text:p>90.387968</text:p>
              </table:table-cell>
              <table:table-cell office:value-type="float" office:value="155.595264">
                <text:p>155.59526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734208">
                <text:p>0.734208</text:p>
              </table:table-cell>
              <table:table-cell office:value-type="float" office:value="90.22592">
                <text:p>90.22592</text:p>
              </table:table-cell>
              <table:table-cell office:value-type="float" office:value="157.123072">
                <text:p>157.12307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735232">
                <text:p>0.735232</text:p>
              </table:table-cell>
              <table:table-cell office:value-type="float" office:value="90.052608">
                <text:p>90.052608</text:p>
              </table:table-cell>
              <table:table-cell office:value-type="float" office:value="157.040128">
                <text:p>157.04012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731904">
                <text:p>0.731904</text:p>
              </table:table-cell>
              <table:table-cell office:value-type="float" office:value="89.875456">
                <text:p>89.875456</text:p>
              </table:table-cell>
              <table:table-cell office:value-type="float" office:value="157.469952">
                <text:p>157.46995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7808">
                <text:p>0.7808</text:p>
              </table:table-cell>
              <table:table-cell office:value-type="float" office:value="89.75616">
                <text:p>89.75616</text:p>
              </table:table-cell>
              <table:table-cell office:value-type="float" office:value="158.61504">
                <text:p>158.6150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51872">
                <text:p>0.751872</text:p>
              </table:table-cell>
              <table:table-cell office:value-type="float" office:value="89.607168">
                <text:p>89.607168</text:p>
              </table:table-cell>
              <table:table-cell office:value-type="float" office:value="162.630656">
                <text:p>162.63065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759296">
                <text:p>0.759296</text:p>
              </table:table-cell>
              <table:table-cell office:value-type="float" office:value="89.432064">
                <text:p>89.432064</text:p>
              </table:table-cell>
              <table:table-cell office:value-type="float" office:value="163.782912">
                <text:p>163.78291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3984">
                <text:p>0.73984</text:p>
              </table:table-cell>
              <table:table-cell office:value-type="float" office:value="89.28896">
                <text:p>89.28896</text:p>
              </table:table-cell>
              <table:table-cell office:value-type="float" office:value="166.10304">
                <text:p>166.1030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754944">
                <text:p>0.754944</text:p>
              </table:table-cell>
              <table:table-cell office:value-type="float" office:value="89.113088">
                <text:p>89.113088</text:p>
              </table:table-cell>
              <table:table-cell office:value-type="float" office:value="167.525632">
                <text:p>167.52563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73216">
                <text:p>0.73216</text:p>
              </table:table-cell>
              <table:table-cell office:value-type="float" office:value="88.970752">
                <text:p>88.970752</text:p>
              </table:table-cell>
              <table:table-cell office:value-type="float" office:value="168.216832">
                <text:p>168.2168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4112">
                <text:p>0.74112</text:p>
              </table:table-cell>
              <table:table-cell office:value-type="float" office:value="88.800768">
                <text:p>88.800768</text:p>
              </table:table-cell>
              <table:table-cell office:value-type="float" office:value="168.207872">
                <text:p>168.20787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751104">
                <text:p>0.751104</text:p>
              </table:table-cell>
              <table:table-cell office:value-type="float" office:value="88.58368">
                <text:p>88.58368</text:p>
              </table:table-cell>
              <table:table-cell office:value-type="float" office:value="168.543488">
                <text:p>168.54348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735488">
                <text:p>0.735488</text:p>
              </table:table-cell>
              <table:table-cell office:value-type="float" office:value="88.317184">
                <text:p>88.317184</text:p>
              </table:table-cell>
              <table:table-cell office:value-type="float" office:value="169.263104">
                <text:p>169.26310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75392">
                <text:p>0.75392</text:p>
              </table:table-cell>
              <table:table-cell office:value-type="float" office:value="88.073472">
                <text:p>88.073472</text:p>
              </table:table-cell>
              <table:table-cell office:value-type="float" office:value="170.701568">
                <text:p>170.70156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742912">
                <text:p>0.742912</text:p>
              </table:table-cell>
              <table:table-cell office:value-type="float" office:value="87.88992">
                <text:p>87.88992</text:p>
              </table:table-cell>
              <table:table-cell office:value-type="float" office:value="171.81568">
                <text:p>171.8156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738304">
                <text:p>0.738304</text:p>
              </table:table-cell>
              <table:table-cell office:value-type="float" office:value="87.749632">
                <text:p>87.749632</text:p>
              </table:table-cell>
              <table:table-cell office:value-type="float" office:value="172.473856">
                <text:p>172.47385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748288">
                <text:p>0.748288</text:p>
              </table:table-cell>
              <table:table-cell office:value-type="float" office:value="87.463936">
                <text:p>87.463936</text:p>
              </table:table-cell>
              <table:table-cell office:value-type="float" office:value="172.469248">
                <text:p>172.46924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739328">
                <text:p>0.739328</text:p>
              </table:table-cell>
              <table:table-cell office:value-type="float" office:value="87.226624">
                <text:p>87.226624</text:p>
              </table:table-cell>
              <table:table-cell office:value-type="float" office:value="172.819968">
                <text:p>172.81996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744192">
                <text:p>0.744192</text:p>
              </table:table-cell>
              <table:table-cell office:value-type="float" office:value="87.106816">
                <text:p>87.106816</text:p>
              </table:table-cell>
              <table:table-cell office:value-type="float" office:value="172.930048">
                <text:p>172.93004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771072">
                <text:p>0.771072</text:p>
              </table:table-cell>
              <table:table-cell office:value-type="float" office:value="86.929408">
                <text:p>86.929408</text:p>
              </table:table-cell>
              <table:table-cell office:value-type="float" office:value="174.100992">
                <text:p>174.10099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33952">
                <text:p>0.733952</text:p>
              </table:table-cell>
              <table:table-cell office:value-type="float" office:value="86.754816">
                <text:p>86.754816</text:p>
              </table:table-cell>
              <table:table-cell office:value-type="float" office:value="175.440896">
                <text:p>175.44089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776192">
                <text:p>0.776192</text:p>
              </table:table-cell>
              <table:table-cell office:value-type="float" office:value="86.468096">
                <text:p>86.468096</text:p>
              </table:table-cell>
              <table:table-cell office:value-type="float" office:value="176.540672">
                <text:p>176.54067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748032">
                <text:p>0.748032</text:p>
              </table:table-cell>
              <table:table-cell office:value-type="float" office:value="86.216448">
                <text:p>86.216448</text:p>
              </table:table-cell>
              <table:table-cell office:value-type="float" office:value="177.191936">
                <text:p>177.19193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763904">
                <text:p>0.763904</text:p>
              </table:table-cell>
              <table:table-cell office:value-type="float" office:value="86.176">
                <text:p>86.176</text:p>
              </table:table-cell>
              <table:table-cell office:value-type="float" office:value="177.336064">
                <text:p>177.33606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738048">
                <text:p>0.738048</text:p>
              </table:table-cell>
              <table:table-cell office:value-type="float" office:value="86.221824">
                <text:p>86.221824</text:p>
              </table:table-cell>
              <table:table-cell office:value-type="float" office:value="177.331712">
                <text:p>177.33171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766976">
                <text:p>0.766976</text:p>
              </table:table-cell>
              <table:table-cell office:value-type="float" office:value="86.056192">
                <text:p>86.056192</text:p>
              </table:table-cell>
              <table:table-cell office:value-type="float" office:value="178.424064">
                <text:p>178.4240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760064">
                <text:p>0.760064</text:p>
              </table:table-cell>
              <table:table-cell office:value-type="float" office:value="85.87904">
                <text:p>85.87904</text:p>
              </table:table-cell>
              <table:table-cell office:value-type="float" office:value="179.541248">
                <text:p>179.54124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74624">
                <text:p>0.74624</text:p>
              </table:table-cell>
              <table:table-cell office:value-type="float" office:value="85.86496">
                <text:p>85.86496</text:p>
              </table:table-cell>
              <table:table-cell office:value-type="float" office:value="180.205056">
                <text:p>180.20505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746752">
                <text:p>0.746752</text:p>
              </table:table-cell>
              <table:table-cell office:value-type="float" office:value="87.137024">
                <text:p>87.137024</text:p>
              </table:table-cell>
              <table:table-cell office:value-type="float" office:value="180.54272">
                <text:p>180.5427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734976">
                <text:p>0.734976</text:p>
              </table:table-cell>
              <table:table-cell office:value-type="float" office:value="87.183104">
                <text:p>87.183104</text:p>
              </table:table-cell>
              <table:table-cell office:value-type="float" office:value="180.460288">
                <text:p>180.46028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41888">
                <text:p>0.741888</text:p>
              </table:table-cell>
              <table:table-cell office:value-type="float" office:value="88.49408">
                <text:p>88.49408</text:p>
              </table:table-cell>
              <table:table-cell office:value-type="float" office:value="182.390784">
                <text:p>182.39078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754176">
                <text:p>0.754176</text:p>
              </table:table-cell>
              <table:table-cell office:value-type="float" office:value="89.190144">
                <text:p>89.190144</text:p>
              </table:table-cell>
              <table:table-cell office:value-type="float" office:value="183.817216">
                <text:p>183.81721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735232">
                <text:p>0.735232</text:p>
              </table:table-cell>
              <table:table-cell office:value-type="float" office:value="89.74592">
                <text:p>89.74592</text:p>
              </table:table-cell>
              <table:table-cell office:value-type="float" office:value="186.752768">
                <text:p>186.75276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750848">
                <text:p>0.750848</text:p>
              </table:table-cell>
              <table:table-cell office:value-type="float" office:value="89.735936">
                <text:p>89.735936</text:p>
              </table:table-cell>
              <table:table-cell office:value-type="float" office:value="188.183808">
                <text:p>188.18380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744192">
                <text:p>0.744192</text:p>
              </table:table-cell>
              <table:table-cell office:value-type="float" office:value="89.892864">
                <text:p>89.892864</text:p>
              </table:table-cell>
              <table:table-cell office:value-type="float" office:value="190.264832">
                <text:p>190.26483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736768">
                <text:p>0.736768</text:p>
              </table:table-cell>
              <table:table-cell office:value-type="float" office:value="89.727744">
                <text:p>89.727744</text:p>
              </table:table-cell>
              <table:table-cell office:value-type="float" office:value="190.453248">
                <text:p>190.45324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760064">
                <text:p>0.760064</text:p>
              </table:table-cell>
              <table:table-cell office:value-type="float" office:value="89.55776">
                <text:p>89.55776</text:p>
              </table:table-cell>
              <table:table-cell office:value-type="float" office:value="190.370816">
                <text:p>190.37081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733696">
                <text:p>0.733696</text:p>
              </table:table-cell>
              <table:table-cell office:value-type="float" office:value="89.206016">
                <text:p>89.206016</text:p>
              </table:table-cell>
              <table:table-cell office:value-type="float" office:value="190.361344">
                <text:p>190.36134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758016">
                <text:p>0.758016</text:p>
              </table:table-cell>
              <table:table-cell office:value-type="float" office:value="88.962816">
                <text:p>88.962816</text:p>
              </table:table-cell>
              <table:table-cell office:value-type="float" office:value="190.0672">
                <text:p>190.067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791552">
                <text:p>0.791552</text:p>
              </table:table-cell>
              <table:table-cell office:value-type="float" office:value="88.75776">
                <text:p>88.75776</text:p>
              </table:table-cell>
              <table:table-cell office:value-type="float" office:value="190.013696">
                <text:p>190.01369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36768">
                <text:p>0.736768</text:p>
              </table:table-cell>
              <table:table-cell office:value-type="float" office:value="90.78016">
                <text:p>90.78016</text:p>
              </table:table-cell>
              <table:table-cell office:value-type="float" office:value="189.72416">
                <text:p>189.7241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731904">
                <text:p>0.731904</text:p>
              </table:table-cell>
              <table:table-cell office:value-type="float" office:value="92.271104">
                <text:p>92.271104</text:p>
              </table:table-cell>
              <table:table-cell office:value-type="float" office:value="189.648896">
                <text:p>189.64889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750848">
                <text:p>0.750848</text:p>
              </table:table-cell>
              <table:table-cell office:value-type="float" office:value="94.173696">
                <text:p>94.173696</text:p>
              </table:table-cell>
              <table:table-cell office:value-type="float" office:value="189.270784">
                <text:p>189.27078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743936">
                <text:p>0.743936</text:p>
              </table:table-cell>
              <table:table-cell office:value-type="float" office:value="94.34112">
                <text:p>94.34112</text:p>
              </table:table-cell>
              <table:table-cell office:value-type="float" office:value="189.09696">
                <text:p>189.0969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757248">
                <text:p>0.757248</text:p>
              </table:table-cell>
              <table:table-cell office:value-type="float" office:value="94.24384">
                <text:p>94.24384</text:p>
              </table:table-cell>
              <table:table-cell office:value-type="float" office:value="189.791488">
                <text:p>189.79148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88736">
                <text:p>0.788736</text:p>
              </table:table-cell>
              <table:table-cell office:value-type="float" office:value="93.96096">
                <text:p>93.96096</text:p>
              </table:table-cell>
              <table:table-cell office:value-type="float" office:value="191.634944">
                <text:p>191.63494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5392">
                <text:p>0.75392</text:p>
              </table:table-cell>
              <table:table-cell office:value-type="float" office:value="93.76896">
                <text:p>93.76896</text:p>
              </table:table-cell>
              <table:table-cell office:value-type="float" office:value="193.04192">
                <text:p>193.0419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33696">
                <text:p>0.733696</text:p>
              </table:table-cell>
              <table:table-cell office:value-type="float" office:value="95.000064">
                <text:p>95.000064</text:p>
              </table:table-cell>
              <table:table-cell office:value-type="float" office:value="193.726208">
                <text:p>193.72620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4496">
                <text:p>0.74496</text:p>
              </table:table-cell>
              <table:table-cell office:value-type="float" office:value="95.028736">
                <text:p>95.028736</text:p>
              </table:table-cell>
              <table:table-cell office:value-type="float" office:value="194.541056">
                <text:p>194.54105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738816">
                <text:p>0.738816</text:p>
              </table:table-cell>
              <table:table-cell office:value-type="float" office:value="95.996416">
                <text:p>95.996416</text:p>
              </table:table-cell>
              <table:table-cell office:value-type="float" office:value="195.312128">
                <text:p>195.31212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54688">
                <text:p>0.754688</text:p>
              </table:table-cell>
              <table:table-cell office:value-type="float" office:value="95.922944">
                <text:p>95.922944</text:p>
              </table:table-cell>
              <table:table-cell office:value-type="float" office:value="196.27264">
                <text:p>196.2726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73984">
                <text:p>0.73984</text:p>
              </table:table-cell>
              <table:table-cell office:value-type="float" office:value="97.04192">
                <text:p>97.04192</text:p>
              </table:table-cell>
              <table:table-cell office:value-type="float" office:value="200.265216">
                <text:p>200.26521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740096">
                <text:p>0.740096</text:p>
              </table:table-cell>
              <table:table-cell office:value-type="float" office:value="97.200128">
                <text:p>97.200128</text:p>
              </table:table-cell>
              <table:table-cell office:value-type="float" office:value="201.289984">
                <text:p>201.28998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75008">
                <text:p>0.75008</text:p>
              </table:table-cell>
              <table:table-cell office:value-type="float" office:value="98.091264">
                <text:p>98.091264</text:p>
              </table:table-cell>
              <table:table-cell office:value-type="float" office:value="202.738176">
                <text:p>202.738176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731648">
                <text:p>0.731648</text:p>
              </table:table-cell>
              <table:table-cell office:value-type="float" office:value="98.03264">
                <text:p>98.03264</text:p>
              </table:table-cell>
              <table:table-cell office:value-type="float" office:value="203.903744">
                <text:p>203.90374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52896">
                <text:p>0.752896</text:p>
              </table:table-cell>
              <table:table-cell office:value-type="float" office:value="97.762048">
                <text:p>97.762048</text:p>
              </table:table-cell>
              <table:table-cell office:value-type="float" office:value="205.06368">
                <text:p>205.06368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772096">
                <text:p>0.772096</text:p>
              </table:table-cell>
              <table:table-cell office:value-type="float" office:value="97.728">
                <text:p>97.728</text:p>
              </table:table-cell>
              <table:table-cell office:value-type="float" office:value="205.833984">
                <text:p>205.83398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748288">
                <text:p>0.748288</text:p>
              </table:table-cell>
              <table:table-cell office:value-type="float" office:value="97.5488">
                <text:p>97.5488</text:p>
              </table:table-cell>
              <table:table-cell office:value-type="float" office:value="206.941184">
                <text:p>206.94118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771072">
                <text:p>0.771072</text:p>
              </table:table-cell>
              <table:table-cell office:value-type="float" office:value="97.259008">
                <text:p>97.259008</text:p>
              </table:table-cell>
              <table:table-cell office:value-type="float" office:value="208.294912">
                <text:p>208.29491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736">
                <text:p>0.736</text:p>
              </table:table-cell>
              <table:table-cell office:value-type="float" office:value="98.740224">
                <text:p>98.740224</text:p>
              </table:table-cell>
              <table:table-cell office:value-type="float" office:value="208.2048">
                <text:p>208.204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4672">
                <text:p>0.764672</text:p>
              </table:table-cell>
              <table:table-cell office:value-type="float" office:value="100.183552">
                <text:p>100.183552</text:p>
              </table:table-cell>
              <table:table-cell office:value-type="float" office:value="208.861696">
                <text:p>208.861696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74496">
                <text:p>0.74496</text:p>
              </table:table-cell>
              <table:table-cell office:value-type="float" office:value="99.931904">
                <text:p>99.931904</text:p>
              </table:table-cell>
              <table:table-cell office:value-type="float" office:value="210.63168">
                <text:p>210.6316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767232">
                <text:p>0.767232</text:p>
              </table:table-cell>
              <table:table-cell office:value-type="float" office:value="100.729344">
                <text:p>100.729344</text:p>
              </table:table-cell>
              <table:table-cell office:value-type="float" office:value="212.071936">
                <text:p>212.07193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749568">
                <text:p>0.749568</text:p>
              </table:table-cell>
              <table:table-cell office:value-type="float" office:value="100.785408">
                <text:p>100.785408</text:p>
              </table:table-cell>
              <table:table-cell office:value-type="float" office:value="213.582848">
                <text:p>213.58284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749824">
                <text:p>0.749824</text:p>
              </table:table-cell>
              <table:table-cell office:value-type="float" office:value="100.628736">
                <text:p>100.628736</text:p>
              </table:table-cell>
              <table:table-cell office:value-type="float" office:value="214.24896">
                <text:p>214.2489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31392">
                <text:p>0.731392</text:p>
              </table:table-cell>
              <table:table-cell office:value-type="float" office:value="100.622592">
                <text:p>100.622592</text:p>
              </table:table-cell>
              <table:table-cell office:value-type="float" office:value="215.732992">
                <text:p>215.73299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745984">
                <text:p>0.745984</text:p>
              </table:table-cell>
              <table:table-cell office:value-type="float" office:value="100.447744">
                <text:p>100.447744</text:p>
              </table:table-cell>
              <table:table-cell office:value-type="float" office:value="216.518144">
                <text:p>216.51814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731136">
                <text:p>0.731136</text:p>
              </table:table-cell>
              <table:table-cell office:value-type="float" office:value="100.169216">
                <text:p>100.169216</text:p>
              </table:table-cell>
              <table:table-cell office:value-type="float" office:value="217.639168">
                <text:p>217.63916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776704">
                <text:p>0.776704</text:p>
              </table:table-cell>
              <table:table-cell office:value-type="float" office:value="100.04992">
                <text:p>100.04992</text:p>
              </table:table-cell>
              <table:table-cell office:value-type="float" office:value="218.295296">
                <text:p>218.29529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743936">
                <text:p>0.743936</text:p>
              </table:table-cell>
              <table:table-cell office:value-type="float" office:value="100.179712">
                <text:p>100.179712</text:p>
              </table:table-cell>
              <table:table-cell office:value-type="float" office:value="218.338048">
                <text:p>218.33804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488">
                <text:p>0.7488</text:p>
              </table:table-cell>
              <table:table-cell office:value-type="float" office:value="99.943936">
                <text:p>99.943936</text:p>
              </table:table-cell>
              <table:table-cell office:value-type="float" office:value="218.638592">
                <text:p>218.63859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75136">
                <text:p>0.75136</text:p>
              </table:table-cell>
              <table:table-cell office:value-type="float" office:value="99.795712">
                <text:p>99.795712</text:p>
              </table:table-cell>
              <table:table-cell office:value-type="float" office:value="220.597248">
                <text:p>220.59724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733952">
                <text:p>0.733952</text:p>
              </table:table-cell>
              <table:table-cell office:value-type="float" office:value="99.511808">
                <text:p>99.511808</text:p>
              </table:table-cell>
              <table:table-cell office:value-type="float" office:value="221.97888">
                <text:p>221.9788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748032">
                <text:p>0.748032</text:p>
              </table:table-cell>
              <table:table-cell office:value-type="float" office:value="99.29728">
                <text:p>99.29728</text:p>
              </table:table-cell>
              <table:table-cell office:value-type="float" office:value="223.385344">
                <text:p>223.38534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765184">
                <text:p>0.765184</text:p>
              </table:table-cell>
              <table:table-cell office:value-type="float" office:value="99.105024">
                <text:p>99.105024</text:p>
              </table:table-cell>
              <table:table-cell office:value-type="float" office:value="226.363904">
                <text:p>226.363904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742144">
                <text:p>0.742144</text:p>
              </table:table-cell>
              <table:table-cell office:value-type="float" office:value="98.850816">
                <text:p>98.850816</text:p>
              </table:table-cell>
              <table:table-cell office:value-type="float" office:value="226.253056">
                <text:p>226.25305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735744">
                <text:p>0.735744</text:p>
              </table:table-cell>
              <table:table-cell office:value-type="float" office:value="98.438144">
                <text:p>98.438144</text:p>
              </table:table-cell>
              <table:table-cell office:value-type="float" office:value="226.22976">
                <text:p>226.2297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751872">
                <text:p>0.751872</text:p>
              </table:table-cell>
              <table:table-cell office:value-type="float" office:value="98.294528">
                <text:p>98.294528</text:p>
              </table:table-cell>
              <table:table-cell office:value-type="float" office:value="226.104832">
                <text:p>226.10483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731904">
                <text:p>0.731904</text:p>
              </table:table-cell>
              <table:table-cell office:value-type="float" office:value="98.347264">
                <text:p>98.347264</text:p>
              </table:table-cell>
              <table:table-cell office:value-type="float" office:value="225.99296">
                <text:p>225.9929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752128">
                <text:p>0.752128</text:p>
              </table:table-cell>
              <table:table-cell office:value-type="float" office:value="98.025984">
                <text:p>98.025984</text:p>
              </table:table-cell>
              <table:table-cell office:value-type="float" office:value="225.874176">
                <text:p>225.87417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98208">
                <text:p>0.798208</text:p>
              </table:table-cell>
              <table:table-cell office:value-type="float" office:value="97.824768">
                <text:p>97.824768</text:p>
              </table:table-cell>
              <table:table-cell office:value-type="float" office:value="225.5488">
                <text:p>225.548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737024">
                <text:p>0.737024</text:p>
              </table:table-cell>
              <table:table-cell office:value-type="float" office:value="97.6384">
                <text:p>97.6384</text:p>
              </table:table-cell>
              <table:table-cell office:value-type="float" office:value="226.281984">
                <text:p>226.28198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75008">
                <text:p>0.75008</text:p>
              </table:table-cell>
              <table:table-cell office:value-type="float" office:value="97.362944">
                <text:p>97.362944</text:p>
              </table:table-cell>
              <table:table-cell office:value-type="float" office:value="226.18368">
                <text:p>226.1836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735744">
                <text:p>0.735744</text:p>
              </table:table-cell>
              <table:table-cell office:value-type="float" office:value="96.999424">
                <text:p>96.999424</text:p>
              </table:table-cell>
              <table:table-cell office:value-type="float" office:value="228.025856">
                <text:p>228.025856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750848">
                <text:p>0.750848</text:p>
              </table:table-cell>
              <table:table-cell office:value-type="float" office:value="96.724736">
                <text:p>96.724736</text:p>
              </table:table-cell>
              <table:table-cell office:value-type="float" office:value="227.708672">
                <text:p>227.70867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758784">
                <text:p>0.758784</text:p>
              </table:table-cell>
              <table:table-cell office:value-type="float" office:value="96.54912">
                <text:p>96.54912</text:p>
              </table:table-cell>
              <table:table-cell office:value-type="float" office:value="228.980992">
                <text:p>228.98099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830208">
                <text:p>0.830208</text:p>
              </table:table-cell>
              <table:table-cell office:value-type="float" office:value="96.31488">
                <text:p>96.31488</text:p>
              </table:table-cell>
              <table:table-cell office:value-type="float" office:value="229.628928">
                <text:p>229.628928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740096">
                <text:p>0.740096</text:p>
              </table:table-cell>
              <table:table-cell office:value-type="float" office:value="96.640512">
                <text:p>96.640512</text:p>
              </table:table-cell>
              <table:table-cell office:value-type="float" office:value="231.081984">
                <text:p>231.08198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759552">
                <text:p>0.759552</text:p>
              </table:table-cell>
              <table:table-cell office:value-type="float" office:value="101.49632">
                <text:p>101.49632</text:p>
              </table:table-cell>
              <table:table-cell office:value-type="float" office:value="230.933248">
                <text:p>230.93324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742656">
                <text:p>0.742656</text:p>
              </table:table-cell>
              <table:table-cell office:value-type="float" office:value="102.011904">
                <text:p>102.011904</text:p>
              </table:table-cell>
              <table:table-cell office:value-type="float" office:value="230.795776">
                <text:p>230.79577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48288">
                <text:p>0.748288</text:p>
              </table:table-cell>
              <table:table-cell office:value-type="float" office:value="101.879296">
                <text:p>101.879296</text:p>
              </table:table-cell>
              <table:table-cell office:value-type="float" office:value="230.63808">
                <text:p>230.63808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74496">
                <text:p>0.74496</text:p>
              </table:table-cell>
              <table:table-cell office:value-type="float" office:value="101.523456">
                <text:p>101.523456</text:p>
              </table:table-cell>
              <table:table-cell office:value-type="float" office:value="233.076224">
                <text:p>233.07622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763136">
                <text:p>0.763136</text:p>
              </table:table-cell>
              <table:table-cell office:value-type="float" office:value="101.262336">
                <text:p>101.262336</text:p>
              </table:table-cell>
              <table:table-cell office:value-type="float" office:value="232.775168">
                <text:p>232.77516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729344">
                <text:p>0.729344</text:p>
              </table:table-cell>
              <table:table-cell office:value-type="float" office:value="103.168">
                <text:p>103.168</text:p>
              </table:table-cell>
              <table:table-cell office:value-type="float" office:value="232.694272">
                <text:p>232.69427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740864">
                <text:p>0.740864</text:p>
              </table:table-cell>
              <table:table-cell office:value-type="float" office:value="104.972288">
                <text:p>104.972288</text:p>
              </table:table-cell>
              <table:table-cell office:value-type="float" office:value="232.52352">
                <text:p>232.5235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744192">
                <text:p>0.744192</text:p>
              </table:table-cell>
              <table:table-cell office:value-type="float" office:value="105.042688">
                <text:p>105.042688</text:p>
              </table:table-cell>
              <table:table-cell office:value-type="float" office:value="232.200192">
                <text:p>232.20019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731904">
                <text:p>0.731904</text:p>
              </table:table-cell>
              <table:table-cell office:value-type="float" office:value="105.377024">
                <text:p>105.377024</text:p>
              </table:table-cell>
              <table:table-cell office:value-type="float" office:value="232.145152">
                <text:p>232.14515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739072">
                <text:p>0.739072</text:p>
              </table:table-cell>
              <table:table-cell office:value-type="float" office:value="106.670592">
                <text:p>106.670592</text:p>
              </table:table-cell>
              <table:table-cell office:value-type="float" office:value="232.103168">
                <text:p>232.10316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760064">
                <text:p>0.760064</text:p>
              </table:table-cell>
              <table:table-cell office:value-type="float" office:value="106.808576">
                <text:p>106.808576</text:p>
              </table:table-cell>
              <table:table-cell office:value-type="float" office:value="231.783424">
                <text:p>231.78342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790016">
                <text:p>0.790016</text:p>
              </table:table-cell>
              <table:table-cell office:value-type="float" office:value="108.31104">
                <text:p>108.31104</text:p>
              </table:table-cell>
              <table:table-cell office:value-type="float" office:value="231.465728">
                <text:p>231.46572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2368">
                <text:p>0.762368</text:p>
              </table:table-cell>
              <table:table-cell office:value-type="float" office:value="109.862144">
                <text:p>109.862144</text:p>
              </table:table-cell>
              <table:table-cell office:value-type="float" office:value="232.825856">
                <text:p>232.82585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759296">
                <text:p>0.759296</text:p>
              </table:table-cell>
              <table:table-cell office:value-type="float" office:value="110.280704">
                <text:p>110.280704</text:p>
              </table:table-cell>
              <table:table-cell office:value-type="float" office:value="232.745472">
                <text:p>232.74547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747776">
                <text:p>0.747776</text:p>
              </table:table-cell>
              <table:table-cell office:value-type="float" office:value="111.919104">
                <text:p>111.919104</text:p>
              </table:table-cell>
              <table:table-cell office:value-type="float" office:value="232.735488">
                <text:p>232.73548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744704">
                <text:p>0.744704</text:p>
              </table:table-cell>
              <table:table-cell office:value-type="float" office:value="112.829696">
                <text:p>112.829696</text:p>
              </table:table-cell>
              <table:table-cell office:value-type="float" office:value="232.523008">
                <text:p>232.52300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74112">
                <text:p>0.74112</text:p>
              </table:table-cell>
              <table:table-cell office:value-type="float" office:value="114.32448">
                <text:p>114.32448</text:p>
              </table:table-cell>
              <table:table-cell office:value-type="float" office:value="232.212992">
                <text:p>232.21299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752896">
                <text:p>0.752896</text:p>
              </table:table-cell>
              <table:table-cell office:value-type="float" office:value="114.366208">
                <text:p>114.366208</text:p>
              </table:table-cell>
              <table:table-cell office:value-type="float" office:value="232.067584">
                <text:p>232.06758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730112">
                <text:p>0.730112</text:p>
              </table:table-cell>
              <table:table-cell office:value-type="float" office:value="113.784576">
                <text:p>113.784576</text:p>
              </table:table-cell>
              <table:table-cell office:value-type="float" office:value="232.314112">
                <text:p>232.31411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78208">
                <text:p>0.78208</text:p>
              </table:table-cell>
              <table:table-cell office:value-type="float" office:value="113.451008">
                <text:p>113.451008</text:p>
              </table:table-cell>
              <table:table-cell office:value-type="float" office:value="232.011008">
                <text:p>232.01100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760832">
                <text:p>0.760832</text:p>
              </table:table-cell>
              <table:table-cell office:value-type="float" office:value="114.520064">
                <text:p>114.520064</text:p>
              </table:table-cell>
              <table:table-cell office:value-type="float" office:value="231.561216">
                <text:p>231.56121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7744">
                <text:p>0.7744</text:p>
              </table:table-cell>
              <table:table-cell office:value-type="float" office:value="115.032576">
                <text:p>115.032576</text:p>
              </table:table-cell>
              <table:table-cell office:value-type="float" office:value="231.276032">
                <text:p>231.2760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55712">
                <text:p>0.755712</text:p>
              </table:table-cell>
              <table:table-cell office:value-type="float" office:value="116.84096">
                <text:p>116.84096</text:p>
              </table:table-cell>
              <table:table-cell office:value-type="float" office:value="230.968064">
                <text:p>230.96806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737024">
                <text:p>0.737024</text:p>
              </table:table-cell>
              <table:table-cell office:value-type="float" office:value="118.1952">
                <text:p>118.1952</text:p>
              </table:table-cell>
              <table:table-cell office:value-type="float" office:value="230.980352">
                <text:p>230.98035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739328">
                <text:p>0.739328</text:p>
              </table:table-cell>
              <table:table-cell office:value-type="float" office:value="119.652608">
                <text:p>119.652608</text:p>
              </table:table-cell>
              <table:table-cell office:value-type="float" office:value="230.707968">
                <text:p>230.70796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735744">
                <text:p>0.735744</text:p>
              </table:table-cell>
              <table:table-cell office:value-type="float" office:value="120.525056">
                <text:p>120.525056</text:p>
              </table:table-cell>
              <table:table-cell office:value-type="float" office:value="230.407936">
                <text:p>230.4079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741888">
                <text:p>0.741888</text:p>
              </table:table-cell>
              <table:table-cell office:value-type="float" office:value="121.859328">
                <text:p>121.859328</text:p>
              </table:table-cell>
              <table:table-cell office:value-type="float" office:value="230.07616">
                <text:p>230.07616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7808">
                <text:p>0.7808</text:p>
              </table:table-cell>
              <table:table-cell office:value-type="float" office:value="121.941248">
                <text:p>121.941248</text:p>
              </table:table-cell>
              <table:table-cell office:value-type="float" office:value="230.03904">
                <text:p>230.0390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7552">
                <text:p>0.7552</text:p>
              </table:table-cell>
              <table:table-cell office:value-type="float" office:value="122.786048">
                <text:p>122.786048</text:p>
              </table:table-cell>
              <table:table-cell office:value-type="float" office:value="229.749248">
                <text:p>229.74924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74624">
                <text:p>0.74624</text:p>
              </table:table-cell>
              <table:table-cell office:value-type="float" office:value="123.755776">
                <text:p>123.755776</text:p>
              </table:table-cell>
              <table:table-cell office:value-type="float" office:value="229.478912">
                <text:p>229.47891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743936">
                <text:p>0.743936</text:p>
              </table:table-cell>
              <table:table-cell office:value-type="float" office:value="123.638016">
                <text:p>123.638016</text:p>
              </table:table-cell>
              <table:table-cell office:value-type="float" office:value="229.533184">
                <text:p>229.53318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739072">
                <text:p>0.739072</text:p>
              </table:table-cell>
              <table:table-cell office:value-type="float" office:value="123.738112">
                <text:p>123.738112</text:p>
              </table:table-cell>
              <table:table-cell office:value-type="float" office:value="229.234176">
                <text:p>229.23417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61856">
                <text:p>0.761856</text:p>
              </table:table-cell>
              <table:table-cell office:value-type="float" office:value="125.21216">
                <text:p>125.21216</text:p>
              </table:table-cell>
              <table:table-cell office:value-type="float" office:value="228.929024">
                <text:p>228.92902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77696">
                <text:p>0.77696</text:p>
              </table:table-cell>
              <table:table-cell office:value-type="float" office:value="126.37696">
                <text:p>126.37696</text:p>
              </table:table-cell>
              <table:table-cell office:value-type="float" office:value="228.73728">
                <text:p>228.7372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738048">
                <text:p>0.738048</text:p>
              </table:table-cell>
              <table:table-cell office:value-type="float" office:value="128.283136">
                <text:p>128.283136</text:p>
              </table:table-cell>
              <table:table-cell office:value-type="float" office:value="228.830208">
                <text:p>228.83020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74496">
                <text:p>0.74496</text:p>
              </table:table-cell>
              <table:table-cell office:value-type="float" office:value="128.283904">
                <text:p>128.283904</text:p>
              </table:table-cell>
              <table:table-cell office:value-type="float" office:value="228.54016">
                <text:p>228.5401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736">
                <text:p>0.736</text:p>
              </table:table-cell>
              <table:table-cell office:value-type="float" office:value="128.290048">
                <text:p>128.290048</text:p>
              </table:table-cell>
              <table:table-cell office:value-type="float" office:value="228.2432">
                <text:p>228.243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737792">
                <text:p>0.737792</text:p>
              </table:table-cell>
              <table:table-cell office:value-type="float" office:value="128.374016">
                <text:p>128.374016</text:p>
              </table:table-cell>
              <table:table-cell office:value-type="float" office:value="227.919872">
                <text:p>227.91987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747264">
                <text:p>0.747264</text:p>
              </table:table-cell>
              <table:table-cell office:value-type="float" office:value="128.205056">
                <text:p>128.205056</text:p>
              </table:table-cell>
              <table:table-cell office:value-type="float" office:value="227.954176">
                <text:p>227.954176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769792">
                <text:p>0.769792</text:p>
              </table:table-cell>
              <table:table-cell office:value-type="float" office:value="128.032">
                <text:p>128.032</text:p>
              </table:table-cell>
              <table:table-cell office:value-type="float" office:value="227.72864">
                <text:p>227.7286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737792">
                <text:p>0.737792</text:p>
              </table:table-cell>
              <table:table-cell office:value-type="float" office:value="127.70816">
                <text:p>127.70816</text:p>
              </table:table-cell>
              <table:table-cell office:value-type="float" office:value="227.401728">
                <text:p>227.40172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733952">
                <text:p>0.733952</text:p>
              </table:table-cell>
              <table:table-cell office:value-type="float" office:value="127.489024">
                <text:p>127.489024</text:p>
              </table:table-cell>
              <table:table-cell office:value-type="float" office:value="227.128064">
                <text:p>227.12806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30112">
                <text:p>0.730112</text:p>
              </table:table-cell>
              <table:table-cell office:value-type="float" office:value="129.536768">
                <text:p>129.536768</text:p>
              </table:table-cell>
              <table:table-cell office:value-type="float" office:value="227.497984">
                <text:p>227.49798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747776">
                <text:p>0.747776</text:p>
              </table:table-cell>
              <table:table-cell office:value-type="float" office:value="129.537024">
                <text:p>129.537024</text:p>
              </table:table-cell>
              <table:table-cell office:value-type="float" office:value="227.192064">
                <text:p>227.19206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74112">
                <text:p>0.74112</text:p>
              </table:table-cell>
              <table:table-cell office:value-type="float" office:value="129.377024">
                <text:p>129.377024</text:p>
              </table:table-cell>
              <table:table-cell office:value-type="float" office:value="226.882816">
                <text:p>226.88281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739072">
                <text:p>0.739072</text:p>
              </table:table-cell>
              <table:table-cell office:value-type="float" office:value="129.154048">
                <text:p>129.154048</text:p>
              </table:table-cell>
              <table:table-cell office:value-type="float" office:value="226.586112">
                <text:p>226.58611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747776">
                <text:p>0.747776</text:p>
              </table:table-cell>
              <table:table-cell office:value-type="float" office:value="129.235968">
                <text:p>129.235968</text:p>
              </table:table-cell>
              <table:table-cell office:value-type="float" office:value="226.265856">
                <text:p>226.26585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737024">
                <text:p>0.737024</text:p>
              </table:table-cell>
              <table:table-cell office:value-type="float" office:value="128.894208">
                <text:p>128.894208</text:p>
              </table:table-cell>
              <table:table-cell office:value-type="float" office:value="225.963776">
                <text:p>225.96377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734208">
                <text:p>0.734208</text:p>
              </table:table-cell>
              <table:table-cell office:value-type="float" office:value="128.55296">
                <text:p>128.55296</text:p>
              </table:table-cell>
              <table:table-cell office:value-type="float" office:value="225.513984">
                <text:p>225.513984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73216">
                <text:p>0.73216</text:p>
              </table:table-cell>
              <table:table-cell office:value-type="float" office:value="128.19968">
                <text:p>128.19968</text:p>
              </table:table-cell>
              <table:table-cell office:value-type="float" office:value="225.177856">
                <text:p>225.17785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741376">
                <text:p>0.741376</text:p>
              </table:table-cell>
              <table:table-cell office:value-type="float" office:value="127.99104">
                <text:p>127.99104</text:p>
              </table:table-cell>
              <table:table-cell office:value-type="float" office:value="224.860928">
                <text:p>224.860928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739072">
                <text:p>0.739072</text:p>
              </table:table-cell>
              <table:table-cell office:value-type="float" office:value="127.94112">
                <text:p>127.94112</text:p>
              </table:table-cell>
              <table:table-cell office:value-type="float" office:value="224.489984">
                <text:p>224.48998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4368">
                <text:p>0.74368</text:p>
              </table:table-cell>
              <table:table-cell office:value-type="float" office:value="129.076992">
                <text:p>129.076992</text:p>
              </table:table-cell>
              <table:table-cell office:value-type="float" office:value="224.158976">
                <text:p>224.15897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77696">
                <text:p>0.77696</text:p>
              </table:table-cell>
              <table:table-cell office:value-type="float" office:value="131.014656">
                <text:p>131.014656</text:p>
              </table:table-cell>
              <table:table-cell office:value-type="float" office:value="223.979008">
                <text:p>223.97900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769792">
                <text:p>0.769792</text:p>
              </table:table-cell>
              <table:table-cell office:value-type="float" office:value="131.431424">
                <text:p>131.431424</text:p>
              </table:table-cell>
              <table:table-cell office:value-type="float" office:value="223.910912">
                <text:p>223.91091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7296">
                <text:p>0.7296</text:p>
              </table:table-cell>
              <table:table-cell office:value-type="float" office:value="131.826176">
                <text:p>131.826176</text:p>
              </table:table-cell>
              <table:table-cell office:value-type="float" office:value="223.616">
                <text:p>223.61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749824">
                <text:p>0.749824</text:p>
              </table:table-cell>
              <table:table-cell office:value-type="float" office:value="134.256128">
                <text:p>134.256128</text:p>
              </table:table-cell>
              <table:table-cell office:value-type="float" office:value="223.325184">
                <text:p>223.325184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732672">
                <text:p>0.732672</text:p>
              </table:table-cell>
              <table:table-cell office:value-type="float" office:value="135.845632">
                <text:p>135.845632</text:p>
              </table:table-cell>
              <table:table-cell office:value-type="float" office:value="223.028992">
                <text:p>223.02899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736256">
                <text:p>0.736256</text:p>
              </table:table-cell>
              <table:table-cell office:value-type="float" office:value="137.435904">
                <text:p>137.435904</text:p>
              </table:table-cell>
              <table:table-cell office:value-type="float" office:value="244.315392">
                <text:p>244.31539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797952">
                <text:p>0.797952</text:p>
              </table:table-cell>
              <table:table-cell office:value-type="float" office:value="137.829888">
                <text:p>137.829888</text:p>
              </table:table-cell>
              <table:table-cell office:value-type="float" office:value="244.392192">
                <text:p>244.39219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765696">
                <text:p>0.765696</text:p>
              </table:table-cell>
              <table:table-cell office:value-type="float" office:value="137.872896">
                <text:p>137.872896</text:p>
              </table:table-cell>
              <table:table-cell office:value-type="float" office:value="244.086016">
                <text:p>244.08601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754176">
                <text:p>0.754176</text:p>
              </table:table-cell>
              <table:table-cell office:value-type="float" office:value="138.479104">
                <text:p>138.479104</text:p>
              </table:table-cell>
              <table:table-cell office:value-type="float" office:value="243.791104">
                <text:p>243.79110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41888">
                <text:p>0.741888</text:p>
              </table:table-cell>
              <table:table-cell office:value-type="float" office:value="140.709632">
                <text:p>140.709632</text:p>
              </table:table-cell>
              <table:table-cell office:value-type="float" office:value="243.49824">
                <text:p>243.4982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735744">
                <text:p>0.735744</text:p>
              </table:table-cell>
              <table:table-cell office:value-type="float" office:value="140.716544">
                <text:p>140.716544</text:p>
              </table:table-cell>
              <table:table-cell office:value-type="float" office:value="243.16672">
                <text:p>243.1667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765184">
                <text:p>0.765184</text:p>
              </table:table-cell>
              <table:table-cell office:value-type="float" office:value="141.82784">
                <text:p>141.82784</text:p>
              </table:table-cell>
              <table:table-cell office:value-type="float" office:value="242.992128">
                <text:p>242.99212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817408">
                <text:p>0.817408</text:p>
              </table:table-cell>
              <table:table-cell office:value-type="float" office:value="142.857984">
                <text:p>142.857984</text:p>
              </table:table-cell>
              <table:table-cell office:value-type="float" office:value="243.137536">
                <text:p>243.13753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820992">
                <text:p>0.820992</text:p>
              </table:table-cell>
              <table:table-cell office:value-type="float" office:value="145.594368">
                <text:p>145.594368</text:p>
              </table:table-cell>
              <table:table-cell office:value-type="float" office:value="242.79808">
                <text:p>242.79808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847104">
                <text:p>0.847104</text:p>
              </table:table-cell>
              <table:table-cell office:value-type="float" office:value="147.156224">
                <text:p>147.156224</text:p>
              </table:table-cell>
              <table:table-cell office:value-type="float" office:value="242.430208">
                <text:p>242.43020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805376">
                <text:p>0.805376</text:p>
              </table:table-cell>
              <table:table-cell office:value-type="float" office:value="148.017152">
                <text:p>148.017152</text:p>
              </table:table-cell>
              <table:table-cell office:value-type="float" office:value="242.108928">
                <text:p>242.108928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.689088">
                <text:p>1.689088</text:p>
              </table:table-cell>
              <table:table-cell office:value-type="float" office:value="148.883712">
                <text:p>148.883712</text:p>
              </table:table-cell>
              <table:table-cell office:value-type="float" office:value="241.790208">
                <text:p>241.79020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.616128">
                <text:p>1.616128</text:p>
              </table:table-cell>
              <table:table-cell office:value-type="float" office:value="149.021952">
                <text:p>149.021952</text:p>
              </table:table-cell>
              <table:table-cell office:value-type="float" office:value="241.455104">
                <text:p>241.455104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2.447872">
                <text:p>2.447872</text:p>
              </table:table-cell>
              <table:table-cell office:value-type="float" office:value="148.995584">
                <text:p>148.995584</text:p>
              </table:table-cell>
              <table:table-cell office:value-type="float" office:value="241.148928">
                <text:p>241.14892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.395648">
                <text:p>2.395648</text:p>
              </table:table-cell>
              <table:table-cell office:value-type="float" office:value="148.841728">
                <text:p>148.841728</text:p>
              </table:table-cell>
              <table:table-cell office:value-type="float" office:value="240.838912">
                <text:p>240.83891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2.235392">
                <text:p>2.235392</text:p>
              </table:table-cell>
              <table:table-cell office:value-type="float" office:value="148.957696">
                <text:p>148.957696</text:p>
              </table:table-cell>
              <table:table-cell office:value-type="float" office:value="240.672768">
                <text:p>240.672768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2.156288">
                <text:p>2.156288</text:p>
              </table:table-cell>
              <table:table-cell office:value-type="float" office:value="148.785664">
                <text:p>148.785664</text:p>
              </table:table-cell>
              <table:table-cell office:value-type="float" office:value="240.759808">
                <text:p>240.75980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2.089984">
                <text:p>2.089984</text:p>
              </table:table-cell>
              <table:table-cell office:value-type="float" office:value="148.468224">
                <text:p>148.468224</text:p>
              </table:table-cell>
              <table:table-cell office:value-type="float" office:value="240.434944">
                <text:p>240.43494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.871872">
                <text:p>1.871872</text:p>
              </table:table-cell>
              <table:table-cell office:value-type="float" office:value="148.217088">
                <text:p>148.217088</text:p>
              </table:table-cell>
              <table:table-cell office:value-type="float" office:value="240.132352">
                <text:p>240.13235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.748992">
                <text:p>1.748992</text:p>
              </table:table-cell>
              <table:table-cell office:value-type="float" office:value="148.076288">
                <text:p>148.076288</text:p>
              </table:table-cell>
              <table:table-cell office:value-type="float" office:value="239.821056">
                <text:p>239.821056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2.727936">
                <text:p>2.727936</text:p>
              </table:table-cell>
              <table:table-cell office:value-type="float" office:value="148.032512">
                <text:p>148.032512</text:p>
              </table:table-cell>
              <table:table-cell office:value-type="float" office:value="239.525376">
                <text:p>239.52537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3.0208">
                <text:p>3.0208</text:p>
              </table:table-cell>
              <table:table-cell office:value-type="float" office:value="149.058816">
                <text:p>149.058816</text:p>
              </table:table-cell>
              <table:table-cell office:value-type="float" office:value="239.232">
                <text:p>239.23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3.4752">
                <text:p>3.4752</text:p>
              </table:table-cell>
              <table:table-cell office:value-type="float" office:value="149.142016">
                <text:p>149.142016</text:p>
              </table:table-cell>
              <table:table-cell office:value-type="float" office:value="239.032064">
                <text:p>239.032064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4.687104">
                <text:p>4.687104</text:p>
              </table:table-cell>
              <table:table-cell office:value-type="float" office:value="148.918272">
                <text:p>148.918272</text:p>
              </table:table-cell>
              <table:table-cell office:value-type="float" office:value="239.068928">
                <text:p>239.06892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.270912">
                <text:p>7.270912</text:p>
              </table:table-cell>
              <table:table-cell office:value-type="float" office:value="148.747776">
                <text:p>148.747776</text:p>
              </table:table-cell>
              <table:table-cell office:value-type="float" office:value="238.713088">
                <text:p>238.713088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7.275008">
                <text:p>7.275008</text:p>
              </table:table-cell>
              <table:table-cell office:value-type="float" office:value="148.549376">
                <text:p>148.549376</text:p>
              </table:table-cell>
              <table:table-cell office:value-type="float" office:value="238.370304">
                <text:p>238.37030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.126784">
                <text:p>7.126784</text:p>
              </table:table-cell>
              <table:table-cell office:value-type="float" office:value="148.372736">
                <text:p>148.372736</text:p>
              </table:table-cell>
              <table:table-cell office:value-type="float" office:value="238.059008">
                <text:p>238.05900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8.093952">
                <text:p>8.093952</text:p>
              </table:table-cell>
              <table:table-cell office:value-type="float" office:value="148.194816">
                <text:p>148.194816</text:p>
              </table:table-cell>
              <table:table-cell office:value-type="float" office:value="237.748736">
                <text:p>237.748736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8.043776">
                <text:p>8.043776</text:p>
              </table:table-cell>
              <table:table-cell office:value-type="float" office:value="148.01408">
                <text:p>148.01408</text:p>
              </table:table-cell>
              <table:table-cell office:value-type="float" office:value="237.538816">
                <text:p>237.53881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8.140032">
                <text:p>8.140032</text:p>
              </table:table-cell>
              <table:table-cell office:value-type="float" office:value="147.731712">
                <text:p>147.731712</text:p>
              </table:table-cell>
              <table:table-cell office:value-type="float" office:value="237.538048">
                <text:p>237.53804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8.878592">
                <text:p>8.878592</text:p>
              </table:table-cell>
              <table:table-cell office:value-type="float" office:value="147.759616">
                <text:p>147.759616</text:p>
              </table:table-cell>
              <table:table-cell office:value-type="float" office:value="237.22752">
                <text:p>237.2275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9.1008">
                <text:p>9.1008</text:p>
              </table:table-cell>
              <table:table-cell office:value-type="float" office:value="147.61984">
                <text:p>147.61984</text:p>
              </table:table-cell>
              <table:table-cell office:value-type="float" office:value="236.897792">
                <text:p>236.89779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0.603776">
                <text:p>10.603776</text:p>
              </table:table-cell>
              <table:table-cell office:value-type="float" office:value="147.600896">
                <text:p>147.600896</text:p>
              </table:table-cell>
              <table:table-cell office:value-type="float" office:value="236.709888">
                <text:p>236.709888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0.700288">
                <text:p>10.700288</text:p>
              </table:table-cell>
              <table:table-cell office:value-type="float" office:value="147.29472">
                <text:p>147.29472</text:p>
              </table:table-cell>
              <table:table-cell office:value-type="float" office:value="236.53888">
                <text:p>236.5388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.509568">
                <text:p>10.509568</text:p>
              </table:table-cell>
              <table:table-cell office:value-type="float" office:value="147.060992">
                <text:p>147.060992</text:p>
              </table:table-cell>
              <table:table-cell office:value-type="float" office:value="236.588544">
                <text:p>236.58854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0.278144">
                <text:p>10.278144</text:p>
              </table:table-cell>
              <table:table-cell office:value-type="float" office:value="146.92992">
                <text:p>146.92992</text:p>
              </table:table-cell>
              <table:table-cell office:value-type="float" office:value="236.25728">
                <text:p>236.2572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0.09536">
                <text:p>10.09536</text:p>
              </table:table-cell>
              <table:table-cell office:value-type="float" office:value="146.65984">
                <text:p>146.65984</text:p>
              </table:table-cell>
              <table:table-cell office:value-type="float" office:value="235.953408">
                <text:p>235.95340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9.912064">
                <text:p>9.912064</text:p>
              </table:table-cell>
              <table:table-cell office:value-type="float" office:value="146.445056">
                <text:p>146.445056</text:p>
              </table:table-cell>
              <table:table-cell office:value-type="float" office:value="235.60576">
                <text:p>235.6057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9.730816">
                <text:p>9.730816</text:p>
              </table:table-cell>
              <table:table-cell office:value-type="float" office:value="149.401088">
                <text:p>149.401088</text:p>
              </table:table-cell>
              <table:table-cell office:value-type="float" office:value="235.256576">
                <text:p>235.25657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9.67296">
                <text:p>9.67296</text:p>
              </table:table-cell>
              <table:table-cell office:value-type="float" office:value="149.250816">
                <text:p>149.250816</text:p>
              </table:table-cell>
              <table:table-cell office:value-type="float" office:value="235.009792">
                <text:p>235.00979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.229952">
                <text:p>11.229952</text:p>
              </table:table-cell>
              <table:table-cell office:value-type="float" office:value="149.09184">
                <text:p>149.09184</text:p>
              </table:table-cell>
              <table:table-cell office:value-type="float" office:value="234.957056">
                <text:p>234.957056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1.93984">
                <text:p>11.93984</text:p>
              </table:table-cell>
              <table:table-cell office:value-type="float" office:value="149.118464">
                <text:p>149.118464</text:p>
              </table:table-cell>
              <table:table-cell office:value-type="float" office:value="234.595072">
                <text:p>234.59507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2.222976">
                <text:p>12.222976</text:p>
              </table:table-cell>
              <table:table-cell office:value-type="float" office:value="148.85504">
                <text:p>148.85504</text:p>
              </table:table-cell>
              <table:table-cell office:value-type="float" office:value="234.27584">
                <text:p>234.2758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3.353984">
                <text:p>13.353984</text:p>
              </table:table-cell>
              <table:table-cell office:value-type="float" office:value="148.544512">
                <text:p>148.544512</text:p>
              </table:table-cell>
              <table:table-cell office:value-type="float" office:value="234.004992">
                <text:p>234.00499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3.733632">
                <text:p>13.733632</text:p>
              </table:table-cell>
              <table:table-cell office:value-type="float" office:value="155.100928">
                <text:p>155.100928</text:p>
              </table:table-cell>
              <table:table-cell office:value-type="float" office:value="233.836032">
                <text:p>233.836032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4.509312">
                <text:p>14.509312</text:p>
              </table:table-cell>
              <table:table-cell office:value-type="float" office:value="156.549888">
                <text:p>156.549888</text:p>
              </table:table-cell>
              <table:table-cell office:value-type="float" office:value="233.844736">
                <text:p>233.84473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4.855936">
                <text:p>14.855936</text:p>
              </table:table-cell>
              <table:table-cell office:value-type="float" office:value="157.789184">
                <text:p>157.789184</text:p>
              </table:table-cell>
              <table:table-cell office:value-type="float" office:value="233.554944">
                <text:p>233.554944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6.338176">
                <text:p>16.338176</text:p>
              </table:table-cell>
              <table:table-cell office:value-type="float" office:value="158.29888">
                <text:p>158.29888</text:p>
              </table:table-cell>
              <table:table-cell office:value-type="float" office:value="233.23008">
                <text:p>233.23008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6.28288">
                <text:p>16.28288</text:p>
              </table:table-cell>
              <table:table-cell office:value-type="float" office:value="157.889792">
                <text:p>157.889792</text:p>
              </table:table-cell>
              <table:table-cell office:value-type="float" office:value="232.925952">
                <text:p>232.92595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6.19584">
                <text:p>16.19584</text:p>
              </table:table-cell>
              <table:table-cell office:value-type="float" office:value="157.721856">
                <text:p>157.721856</text:p>
              </table:table-cell>
              <table:table-cell office:value-type="float" office:value="232.743424">
                <text:p>232.74342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6.729344">
                <text:p>16.729344</text:p>
              </table:table-cell>
              <table:table-cell office:value-type="float" office:value="157.868032">
                <text:p>157.868032</text:p>
              </table:table-cell>
              <table:table-cell office:value-type="float" office:value="232.717568">
                <text:p>232.717568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7.784832">
                <text:p>17.784832</text:p>
              </table:table-cell>
              <table:table-cell office:value-type="float" office:value="157.698048">
                <text:p>157.698048</text:p>
              </table:table-cell>
              <table:table-cell office:value-type="float" office:value="232.424192">
                <text:p>232.42419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9.207168">
                <text:p>19.207168</text:p>
              </table:table-cell>
              <table:table-cell office:value-type="float" office:value="157.481984">
                <text:p>157.481984</text:p>
              </table:table-cell>
              <table:table-cell office:value-type="float" office:value="232.128">
                <text:p>232.12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9.13472">
                <text:p>19.13472</text:p>
              </table:table-cell>
              <table:table-cell office:value-type="float" office:value="157.336064">
                <text:p>157.336064</text:p>
              </table:table-cell>
              <table:table-cell office:value-type="float" office:value="231.798016">
                <text:p>231.79801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9.577344">
                <text:p>19.577344</text:p>
              </table:table-cell>
              <table:table-cell office:value-type="float" office:value="157.12512">
                <text:p>157.12512</text:p>
              </table:table-cell>
              <table:table-cell office:value-type="float" office:value="231.732736">
                <text:p>231.73273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21.057024">
                <text:p>21.057024</text:p>
              </table:table-cell>
              <table:table-cell office:value-type="float" office:value="157.044224">
                <text:p>157.044224</text:p>
              </table:table-cell>
              <table:table-cell office:value-type="float" office:value="231.429632">
                <text:p>231.42963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21.246208">
                <text:p>21.246208</text:p>
              </table:table-cell>
              <table:table-cell office:value-type="float" office:value="163.0208">
                <text:p>163.0208</text:p>
              </table:table-cell>
              <table:table-cell office:value-type="float" office:value="231.129344">
                <text:p>231.129344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21.086208">
                <text:p>21.086208</text:p>
              </table:table-cell>
              <table:table-cell office:value-type="float" office:value="164.3136">
                <text:p>164.3136</text:p>
              </table:table-cell>
              <table:table-cell office:value-type="float" office:value="230.921472">
                <text:p>230.92147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20.913152">
                <text:p>20.913152</text:p>
              </table:table-cell>
              <table:table-cell office:value-type="float" office:value="164.882432">
                <text:p>164.882432</text:p>
              </table:table-cell>
              <table:table-cell office:value-type="float" office:value="230.885632">
                <text:p>230.88563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0.582144">
                <text:p>20.582144</text:p>
              </table:table-cell>
              <table:table-cell office:value-type="float" office:value="165.846784">
                <text:p>165.846784</text:p>
              </table:table-cell>
              <table:table-cell office:value-type="float" office:value="230.590208">
                <text:p>230.590208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0.401664">
                <text:p>20.401664</text:p>
              </table:table-cell>
              <table:table-cell office:value-type="float" office:value="165.049856">
                <text:p>165.049856</text:p>
              </table:table-cell>
              <table:table-cell office:value-type="float" office:value="230.251008">
                <text:p>230.25100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0.166144">
                <text:p>20.166144</text:p>
              </table:table-cell>
              <table:table-cell office:value-type="float" office:value="164.764928">
                <text:p>164.764928</text:p>
              </table:table-cell>
              <table:table-cell office:value-type="float" office:value="230.15168">
                <text:p>230.1516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9.965184">
                <text:p>19.965184</text:p>
              </table:table-cell>
              <table:table-cell office:value-type="float" office:value="171.51872">
                <text:p>171.51872</text:p>
              </table:table-cell>
              <table:table-cell office:value-type="float" office:value="229.845248">
                <text:p>229.84524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8.911104">
                <text:p>28.911104</text:p>
              </table:table-cell>
              <table:table-cell office:value-type="float" office:value="174.03008">
                <text:p>174.03008</text:p>
              </table:table-cell>
              <table:table-cell office:value-type="float" office:value="229.743616">
                <text:p>229.7436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.34528">
                <text:p>29.34528</text:p>
              </table:table-cell>
              <table:table-cell office:value-type="float" office:value="177.05216">
                <text:p>177.05216</text:p>
              </table:table-cell>
              <table:table-cell office:value-type="float" office:value="229.447168">
                <text:p>229.447168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9.327872">
                <text:p>29.327872</text:p>
              </table:table-cell>
              <table:table-cell office:value-type="float" office:value="179.924992">
                <text:p>179.924992</text:p>
              </table:table-cell>
              <table:table-cell office:value-type="float" office:value="229.13408">
                <text:p>229.13408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29.739776">
                <text:p>29.739776</text:p>
              </table:table-cell>
              <table:table-cell office:value-type="float" office:value="179.909632">
                <text:p>179.909632</text:p>
              </table:table-cell>
              <table:table-cell office:value-type="float" office:value="229.03296">
                <text:p>229.0329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9.898752">
                <text:p>29.898752</text:p>
              </table:table-cell>
              <table:table-cell office:value-type="float" office:value="182.686208">
                <text:p>182.686208</text:p>
              </table:table-cell>
              <table:table-cell office:value-type="float" office:value="228.71424">
                <text:p>228.7142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9.68704">
                <text:p>29.68704</text:p>
              </table:table-cell>
              <table:table-cell office:value-type="float" office:value="188.669952">
                <text:p>188.669952</text:p>
              </table:table-cell>
              <table:table-cell office:value-type="float" office:value="228.643072">
                <text:p>228.643072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29.49888">
                <text:p>29.49888</text:p>
              </table:table-cell>
              <table:table-cell office:value-type="float" office:value="190.816">
                <text:p>190.816</text:p>
              </table:table-cell>
              <table:table-cell office:value-type="float" office:value="228.33792">
                <text:p>228.3379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9.303808">
                <text:p>29.303808</text:p>
              </table:table-cell>
              <table:table-cell office:value-type="float" office:value="190.804224">
                <text:p>190.804224</text:p>
              </table:table-cell>
              <table:table-cell office:value-type="float" office:value="228.034816">
                <text:p>228.03481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9.106944">
                <text:p>29.106944</text:p>
              </table:table-cell>
              <table:table-cell office:value-type="float" office:value="192.155392">
                <text:p>192.155392</text:p>
              </table:table-cell>
              <table:table-cell office:value-type="float" office:value="227.830784">
                <text:p>227.830784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8.912896">
                <text:p>28.912896</text:p>
              </table:table-cell>
              <table:table-cell office:value-type="float" office:value="191.88608">
                <text:p>191.88608</text:p>
              </table:table-cell>
              <table:table-cell office:value-type="float" office:value="227.762432">
                <text:p>227.76243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8.627712">
                <text:p>28.627712</text:p>
              </table:table-cell>
              <table:table-cell office:value-type="float" office:value="191.643136">
                <text:p>191.643136</text:p>
              </table:table-cell>
              <table:table-cell office:value-type="float" office:value="227.434496">
                <text:p>227.43449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8.953856">
                <text:p>28.953856</text:p>
              </table:table-cell>
              <table:table-cell office:value-type="float" office:value="191.234048">
                <text:p>191.234048</text:p>
              </table:table-cell>
              <table:table-cell office:value-type="float" office:value="227.117824">
                <text:p>227.11782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9.756672">
                <text:p>29.756672</text:p>
              </table:table-cell>
              <table:table-cell office:value-type="float" office:value="190.957056">
                <text:p>190.957056</text:p>
              </table:table-cell>
              <table:table-cell office:value-type="float" office:value="227.010048">
                <text:p>227.01004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0.223104">
                <text:p>30.223104</text:p>
              </table:table-cell>
              <table:table-cell office:value-type="float" office:value="194.674944">
                <text:p>194.674944</text:p>
              </table:table-cell>
              <table:table-cell office:value-type="float" office:value="226.68288">
                <text:p>226.6828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32.719872">
                <text:p>32.719872</text:p>
              </table:table-cell>
              <table:table-cell office:value-type="float" office:value="194.78784">
                <text:p>194.78784</text:p>
              </table:table-cell>
              <table:table-cell office:value-type="float" office:value="226.567936">
                <text:p>226.567936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32.726016">
                <text:p>32.726016</text:p>
              </table:table-cell>
              <table:table-cell office:value-type="float" office:value="194.891264">
                <text:p>194.891264</text:p>
              </table:table-cell>
              <table:table-cell office:value-type="float" office:value="226.241536">
                <text:p>226.24153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33.191936">
                <text:p>33.191936</text:p>
              </table:table-cell>
              <table:table-cell office:value-type="float" office:value="194.59968">
                <text:p>194.59968</text:p>
              </table:table-cell>
              <table:table-cell office:value-type="float" office:value="225.920512">
                <text:p>225.92051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33.428736">
                <text:p>33.428736</text:p>
              </table:table-cell>
              <table:table-cell office:value-type="float" office:value="194.34496">
                <text:p>194.34496</text:p>
              </table:table-cell>
              <table:table-cell office:value-type="float" office:value="225.741312">
                <text:p>225.74131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33.264384">
                <text:p>33.264384</text:p>
              </table:table-cell>
              <table:table-cell office:value-type="float" office:value="194.163968">
                <text:p>194.163968</text:p>
              </table:table-cell>
              <table:table-cell office:value-type="float" office:value="225.602048">
                <text:p>225.602048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33.049088">
                <text:p>33.049088</text:p>
              </table:table-cell>
              <table:table-cell office:value-type="float" office:value="193.979904">
                <text:p>193.979904</text:p>
              </table:table-cell>
              <table:table-cell office:value-type="float" office:value="225.649152">
                <text:p>225.64915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32.867072">
                <text:p>32.867072</text:p>
              </table:table-cell>
              <table:table-cell office:value-type="float" office:value="193.748736">
                <text:p>193.748736</text:p>
              </table:table-cell>
              <table:table-cell office:value-type="float" office:value="225.359104">
                <text:p>225.35910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2.637184">
                <text:p>32.637184</text:p>
              </table:table-cell>
              <table:table-cell office:value-type="float" office:value="193.507072">
                <text:p>193.507072</text:p>
              </table:table-cell>
              <table:table-cell office:value-type="float" office:value="225.031168">
                <text:p>225.03116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32.445952">
                <text:p>32.445952</text:p>
              </table:table-cell>
              <table:table-cell office:value-type="float" office:value="193.351168">
                <text:p>193.351168</text:p>
              </table:table-cell>
              <table:table-cell office:value-type="float" office:value="224.728064">
                <text:p>224.72806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32.254976">
                <text:p>32.254976</text:p>
              </table:table-cell>
              <table:table-cell office:value-type="float" office:value="193.060864">
                <text:p>193.060864</text:p>
              </table:table-cell>
              <table:table-cell office:value-type="float" office:value="224.418048">
                <text:p>224.418048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32.073984">
                <text:p>32.073984</text:p>
              </table:table-cell>
              <table:table-cell office:value-type="float" office:value="193.184">
                <text:p>193.184</text:p>
              </table:table-cell>
              <table:table-cell office:value-type="float" office:value="224.249344">
                <text:p>224.249344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31.84256">
                <text:p>31.84256</text:p>
              </table:table-cell>
              <table:table-cell office:value-type="float" office:value="192.908032">
                <text:p>192.908032</text:p>
              </table:table-cell>
              <table:table-cell office:value-type="float" office:value="224.18176">
                <text:p>224.18176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31.612672">
                <text:p>31.612672</text:p>
              </table:table-cell>
              <table:table-cell office:value-type="float" office:value="192.388096">
                <text:p>192.388096</text:p>
              </table:table-cell>
              <table:table-cell office:value-type="float" office:value="223.860224">
                <text:p>223.860224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31.529984">
                <text:p>31.529984</text:p>
              </table:table-cell>
              <table:table-cell office:value-type="float" office:value="192.0832">
                <text:p>192.0832</text:p>
              </table:table-cell>
              <table:table-cell office:value-type="float" office:value="223.753984">
                <text:p>223.753984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39.289856">
                <text:p>39.289856</text:p>
              </table:table-cell>
              <table:table-cell office:value-type="float" office:value="191.68896">
                <text:p>191.68896</text:p>
              </table:table-cell>
              <table:table-cell office:value-type="float" office:value="223.449856">
                <text:p>223.449856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42.063104">
                <text:p>42.063104</text:p>
              </table:table-cell>
              <table:table-cell office:value-type="float" office:value="191.439104">
                <text:p>191.439104</text:p>
              </table:table-cell>
              <table:table-cell office:value-type="float" office:value="223.42912">
                <text:p>223.4291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43.074048">
                <text:p>43.074048</text:p>
              </table:table-cell>
              <table:table-cell office:value-type="float" office:value="191.787264">
                <text:p>191.787264</text:p>
              </table:table-cell>
              <table:table-cell office:value-type="float" office:value="223.13856">
                <text:p>223.1385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4.197376">
                <text:p>44.197376</text:p>
              </table:table-cell>
              <table:table-cell office:value-type="float" office:value="191.61984">
                <text:p>191.61984</text:p>
              </table:table-cell>
              <table:table-cell office:value-type="float" office:value="222.811904">
                <text:p>222.81190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44.527872">
                <text:p>44.527872</text:p>
              </table:table-cell>
              <table:table-cell office:value-type="float" office:value="191.4432">
                <text:p>191.4432</text:p>
              </table:table-cell>
              <table:table-cell office:value-type="float" office:value="222.508032">
                <text:p>222.508032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46.822912">
                <text:p>46.822912</text:p>
              </table:table-cell>
              <table:table-cell office:value-type="float" office:value="191.297792">
                <text:p>191.297792</text:p>
              </table:table-cell>
              <table:table-cell office:value-type="float" office:value="222.326528">
                <text:p>222.326528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47.58272">
                <text:p>47.58272</text:p>
              </table:table-cell>
              <table:table-cell office:value-type="float" office:value="191.020288">
                <text:p>191.020288</text:p>
              </table:table-cell>
              <table:table-cell office:value-type="float" office:value="222.215168">
                <text:p>222.215168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47.969792">
                <text:p>47.969792</text:p>
              </table:table-cell>
              <table:table-cell office:value-type="float" office:value="190.803712">
                <text:p>190.803712</text:p>
              </table:table-cell>
              <table:table-cell office:value-type="float" office:value="221.912576">
                <text:p>221.912576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48.393984">
                <text:p>48.393984</text:p>
              </table:table-cell>
              <table:table-cell office:value-type="float" office:value="190.649088">
                <text:p>190.649088</text:p>
              </table:table-cell>
              <table:table-cell office:value-type="float" office:value="221.8368">
                <text:p>221.836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49.152512">
                <text:p>49.152512</text:p>
              </table:table-cell>
              <table:table-cell office:value-type="float" office:value="190.47936">
                <text:p>190.47936</text:p>
              </table:table-cell>
              <table:table-cell office:value-type="float" office:value="221.506816">
                <text:p>221.506816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50.973696">
                <text:p>50.973696</text:p>
              </table:table-cell>
              <table:table-cell office:value-type="float" office:value="190.372096">
                <text:p>190.372096</text:p>
              </table:table-cell>
              <table:table-cell office:value-type="float" office:value="221.266944">
                <text:p>221.26694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51.27296">
                <text:p>51.27296</text:p>
              </table:table-cell>
              <table:table-cell office:value-type="float" office:value="190.127872">
                <text:p>190.127872</text:p>
              </table:table-cell>
              <table:table-cell office:value-type="float" office:value="221.086208">
                <text:p>221.086208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51.691776">
                <text:p>51.691776</text:p>
              </table:table-cell>
              <table:table-cell office:value-type="float" office:value="189.892864">
                <text:p>189.892864</text:p>
              </table:table-cell>
              <table:table-cell office:value-type="float" office:value="221.168384">
                <text:p>221.16838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2.44416">
                <text:p>52.44416</text:p>
              </table:table-cell>
              <table:table-cell office:value-type="float" office:value="189.729792">
                <text:p>189.729792</text:p>
              </table:table-cell>
              <table:table-cell office:value-type="float" office:value="220.875264">
                <text:p>220.87526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52.750848">
                <text:p>52.750848</text:p>
              </table:table-cell>
              <table:table-cell office:value-type="float" office:value="189.722624">
                <text:p>189.722624</text:p>
              </table:table-cell>
              <table:table-cell office:value-type="float" office:value="220.544256">
                <text:p>220.54425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53.953024">
                <text:p>53.953024</text:p>
              </table:table-cell>
              <table:table-cell office:value-type="float" office:value="191.307776">
                <text:p>191.307776</text:p>
              </table:table-cell>
              <table:table-cell office:value-type="float" office:value="220.184064">
                <text:p>220.184064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55.05792">
                <text:p>55.05792</text:p>
              </table:table-cell>
              <table:table-cell office:value-type="float" office:value="192.433152">
                <text:p>192.433152</text:p>
              </table:table-cell>
              <table:table-cell office:value-type="float" office:value="219.876096">
                <text:p>219.876096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55.026176">
                <text:p>55.026176</text:p>
              </table:table-cell>
              <table:table-cell office:value-type="float" office:value="192.645888">
                <text:p>192.645888</text:p>
              </table:table-cell>
              <table:table-cell office:value-type="float" office:value="219.5648">
                <text:p>219.5648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55.019264">
                <text:p>55.019264</text:p>
              </table:table-cell>
              <table:table-cell office:value-type="float" office:value="192.4352">
                <text:p>192.4352</text:p>
              </table:table-cell>
              <table:table-cell office:value-type="float" office:value="219.367168">
                <text:p>219.367168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54.675712">
                <text:p>54.675712</text:p>
              </table:table-cell>
              <table:table-cell office:value-type="float" office:value="192.045568">
                <text:p>192.045568</text:p>
              </table:table-cell>
              <table:table-cell office:value-type="float" office:value="219.41504">
                <text:p>219.41504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55.787264">
                <text:p>55.787264</text:p>
              </table:table-cell>
              <table:table-cell office:value-type="float" office:value="191.907072">
                <text:p>191.907072</text:p>
              </table:table-cell>
              <table:table-cell office:value-type="float" office:value="219.098624">
                <text:p>219.09862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56.381696">
                <text:p>56.381696</text:p>
              </table:table-cell>
              <table:table-cell office:value-type="float" office:value="191.52">
                <text:p>191.52</text:p>
              </table:table-cell>
              <table:table-cell office:value-type="float" office:value="218.75328">
                <text:p>218.75328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56.837376">
                <text:p>56.837376</text:p>
              </table:table-cell>
              <table:table-cell office:value-type="float" office:value="191.41376">
                <text:p>191.41376</text:p>
              </table:table-cell>
              <table:table-cell office:value-type="float" office:value="218.43584">
                <text:p>218.4358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6.731904">
                <text:p>56.731904</text:p>
              </table:table-cell>
              <table:table-cell office:value-type="float" office:value="191.121152">
                <text:p>191.121152</text:p>
              </table:table-cell>
              <table:table-cell office:value-type="float" office:value="218.081792">
                <text:p>218.08179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58.278144">
                <text:p>58.278144</text:p>
              </table:table-cell>
              <table:table-cell office:value-type="float" office:value="190.87872">
                <text:p>190.87872</text:p>
              </table:table-cell>
              <table:table-cell office:value-type="float" office:value="217.916928">
                <text:p>217.916928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58.632192">
                <text:p>58.632192</text:p>
              </table:table-cell>
              <table:table-cell office:value-type="float" office:value="190.724096">
                <text:p>190.724096</text:p>
              </table:table-cell>
              <table:table-cell office:value-type="float" office:value="218.053632">
                <text:p>218.05363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59.51488">
                <text:p>59.51488</text:p>
              </table:table-cell>
              <table:table-cell office:value-type="float" office:value="190.30784">
                <text:p>190.30784</text:p>
              </table:table-cell>
              <table:table-cell office:value-type="float" office:value="217.763072">
                <text:p>217.76307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59.878912">
                <text:p>59.878912</text:p>
              </table:table-cell>
              <table:table-cell office:value-type="float" office:value="190.114304">
                <text:p>190.114304</text:p>
              </table:table-cell>
              <table:table-cell office:value-type="float" office:value="217.472">
                <text:p>217.47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62.080768">
                <text:p>62.080768</text:p>
              </table:table-cell>
              <table:table-cell office:value-type="float" office:value="195.740672">
                <text:p>195.740672</text:p>
              </table:table-cell>
              <table:table-cell office:value-type="float" office:value="217.176064">
                <text:p>217.176064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62.139904">
                <text:p>62.139904</text:p>
              </table:table-cell>
              <table:table-cell office:value-type="float" office:value="195.439872">
                <text:p>195.439872</text:p>
              </table:table-cell>
              <table:table-cell office:value-type="float" office:value="216.84608">
                <text:p>216.8460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61.981952">
                <text:p>61.981952</text:p>
              </table:table-cell>
              <table:table-cell office:value-type="float" office:value="195.227136">
                <text:p>195.227136</text:p>
              </table:table-cell>
              <table:table-cell office:value-type="float" office:value="216.672">
                <text:p>216.67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61.80608">
                <text:p>61.80608</text:p>
              </table:table-cell>
              <table:table-cell office:value-type="float" office:value="195.036416">
                <text:p>195.036416</text:p>
              </table:table-cell>
              <table:table-cell office:value-type="float" office:value="216.70912">
                <text:p>216.7091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61.625344">
                <text:p>61.625344</text:p>
              </table:table-cell>
              <table:table-cell office:value-type="float" office:value="194.777088">
                <text:p>194.777088</text:p>
              </table:table-cell>
              <table:table-cell office:value-type="float" office:value="216.416768">
                <text:p>216.41676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2.65472">
                <text:p>62.65472</text:p>
              </table:table-cell>
              <table:table-cell office:value-type="float" office:value="194.451712">
                <text:p>194.451712</text:p>
              </table:table-cell>
              <table:table-cell office:value-type="float" office:value="216.125696">
                <text:p>216.12569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62.580992">
                <text:p>62.580992</text:p>
              </table:table-cell>
              <table:table-cell office:value-type="float" office:value="194.20416">
                <text:p>194.20416</text:p>
              </table:table-cell>
              <table:table-cell office:value-type="float" office:value="215.7952">
                <text:p>215.795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63.523072">
                <text:p>63.523072</text:p>
              </table:table-cell>
              <table:table-cell office:value-type="float" office:value="194.0928">
                <text:p>194.0928</text:p>
              </table:table-cell>
              <table:table-cell office:value-type="float" office:value="215.557888">
                <text:p>215.55788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63.899136">
                <text:p>63.899136</text:p>
              </table:table-cell>
              <table:table-cell office:value-type="float" office:value="193.552384">
                <text:p>193.552384</text:p>
              </table:table-cell>
              <table:table-cell office:value-type="float" office:value="215.380992">
                <text:p>215.380992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64.051968">
                <text:p>64.051968</text:p>
              </table:table-cell>
              <table:table-cell office:value-type="float" office:value="193.156864">
                <text:p>193.156864</text:p>
              </table:table-cell>
              <table:table-cell office:value-type="float" office:value="215.419648">
                <text:p>215.41964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63.904768">
                <text:p>63.904768</text:p>
              </table:table-cell>
              <table:table-cell office:value-type="float" office:value="192.822272">
                <text:p>192.822272</text:p>
              </table:table-cell>
              <table:table-cell office:value-type="float" office:value="215.121408">
                <text:p>215.121408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63.72608">
                <text:p>63.72608</text:p>
              </table:table-cell>
              <table:table-cell office:value-type="float" office:value="192.546048">
                <text:p>192.546048</text:p>
              </table:table-cell>
              <table:table-cell office:value-type="float" office:value="214.814464">
                <text:p>214.814464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63.558656">
                <text:p>63.558656</text:p>
              </table:table-cell>
              <table:table-cell office:value-type="float" office:value="192.350976">
                <text:p>192.350976</text:p>
              </table:table-cell>
              <table:table-cell office:value-type="float" office:value="214.478592">
                <text:p>214.47859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63.559936">
                <text:p>63.559936</text:p>
              </table:table-cell>
              <table:table-cell office:value-type="float" office:value="192.162816">
                <text:p>192.162816</text:p>
              </table:table-cell>
              <table:table-cell office:value-type="float" office:value="214.129408">
                <text:p>214.129408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63.400704">
                <text:p>63.400704</text:p>
              </table:table-cell>
              <table:table-cell office:value-type="float" office:value="192.00512">
                <text:p>192.00512</text:p>
              </table:table-cell>
              <table:table-cell office:value-type="float" office:value="213.813248">
                <text:p>213.81324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3.222016">
                <text:p>63.222016</text:p>
              </table:table-cell>
              <table:table-cell office:value-type="float" office:value="191.727104">
                <text:p>191.727104</text:p>
              </table:table-cell>
              <table:table-cell office:value-type="float" office:value="213.612032">
                <text:p>213.61203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63.033856">
                <text:p>63.033856</text:p>
              </table:table-cell>
              <table:table-cell office:value-type="float" office:value="191.493888">
                <text:p>191.493888</text:p>
              </table:table-cell>
              <table:table-cell office:value-type="float" office:value="213.661952">
                <text:p>213.66195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63.374336">
                <text:p>63.374336</text:p>
              </table:table-cell>
              <table:table-cell office:value-type="float" office:value="191.316224">
                <text:p>191.316224</text:p>
              </table:table-cell>
              <table:table-cell office:value-type="float" office:value="213.364224">
                <text:p>213.364224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63.523328">
                <text:p>63.523328</text:p>
              </table:table-cell>
              <table:table-cell office:value-type="float" office:value="191.165952">
                <text:p>191.165952</text:p>
              </table:table-cell>
              <table:table-cell office:value-type="float" office:value="213.074432">
                <text:p>213.074432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63.36">
                <text:p>63.36</text:p>
              </table:table-cell>
              <table:table-cell office:value-type="float" office:value="190.984704">
                <text:p>190.984704</text:p>
              </table:table-cell>
              <table:table-cell office:value-type="float" office:value="212.714496">
                <text:p>212.71449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63.186176">
                <text:p>63.186176</text:p>
              </table:table-cell>
              <table:table-cell office:value-type="float" office:value="190.583552">
                <text:p>190.583552</text:p>
              </table:table-cell>
              <table:table-cell office:value-type="float" office:value="212.407296">
                <text:p>212.40729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62.951936">
                <text:p>62.951936</text:p>
              </table:table-cell>
              <table:table-cell office:value-type="float" office:value="190.249984">
                <text:p>190.249984</text:p>
              </table:table-cell>
              <table:table-cell office:value-type="float" office:value="212.40704">
                <text:p>212.40704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62.806528">
                <text:p>62.806528</text:p>
              </table:table-cell>
              <table:table-cell office:value-type="float" office:value="190.072832">
                <text:p>190.072832</text:p>
              </table:table-cell>
              <table:table-cell office:value-type="float" office:value="212.488704">
                <text:p>212.48870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62.531072">
                <text:p>62.531072</text:p>
              </table:table-cell>
              <table:table-cell office:value-type="float" office:value="189.789952">
                <text:p>189.789952</text:p>
              </table:table-cell>
              <table:table-cell office:value-type="float" office:value="212.163072">
                <text:p>212.16307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62.303744">
                <text:p>62.303744</text:p>
              </table:table-cell>
              <table:table-cell office:value-type="float" office:value="189.295872">
                <text:p>189.295872</text:p>
              </table:table-cell>
              <table:table-cell office:value-type="float" office:value="211.827968">
                <text:p>211.82796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2.273024">
                <text:p>62.273024</text:p>
              </table:table-cell>
              <table:table-cell office:value-type="float" office:value="188.818176">
                <text:p>188.818176</text:p>
              </table:table-cell>
              <table:table-cell office:value-type="float" office:value="211.495936">
                <text:p>211.495936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64.858624">
                <text:p>64.858624</text:p>
              </table:table-cell>
              <table:table-cell office:value-type="float" office:value="188.291328">
                <text:p>188.291328</text:p>
              </table:table-cell>
              <table:table-cell office:value-type="float" office:value="211.174656">
                <text:p>211.174656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65.243904">
                <text:p>65.243904</text:p>
              </table:table-cell>
              <table:table-cell office:value-type="float" office:value="188.068352">
                <text:p>188.068352</text:p>
              </table:table-cell>
              <table:table-cell office:value-type="float" office:value="210.842368">
                <text:p>210.842368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65.633792">
                <text:p>65.633792</text:p>
              </table:table-cell>
              <table:table-cell office:value-type="float" office:value="187.6928">
                <text:p>187.6928</text:p>
              </table:table-cell>
              <table:table-cell office:value-type="float" office:value="210.740992">
                <text:p>210.74099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66.402048">
                <text:p>66.402048</text:p>
              </table:table-cell>
              <table:table-cell office:value-type="float" office:value="187.334912">
                <text:p>187.334912</text:p>
              </table:table-cell>
              <table:table-cell office:value-type="float" office:value="210.462976">
                <text:p>210.46297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66.799104">
                <text:p>66.799104</text:p>
              </table:table-cell>
              <table:table-cell office:value-type="float" office:value="186.615552">
                <text:p>186.615552</text:p>
              </table:table-cell>
              <table:table-cell office:value-type="float" office:value="210.245632">
                <text:p>210.24563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68.35712">
                <text:p>68.35712</text:p>
              </table:table-cell>
              <table:table-cell office:value-type="float" office:value="186.395136">
                <text:p>186.395136</text:p>
              </table:table-cell>
              <table:table-cell office:value-type="float" office:value="209.673216">
                <text:p>209.67321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68.673024">
                <text:p>68.673024</text:p>
              </table:table-cell>
              <table:table-cell office:value-type="float" office:value="186.055936">
                <text:p>186.055936</text:p>
              </table:table-cell>
              <table:table-cell office:value-type="float" office:value="209.343744">
                <text:p>209.343744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68.706816">
                <text:p>68.706816</text:p>
              </table:table-cell>
              <table:table-cell office:value-type="float" office:value="185.67808">
                <text:p>185.67808</text:p>
              </table:table-cell>
              <table:table-cell office:value-type="float" office:value="209.017856">
                <text:p>209.017856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70.239232">
                <text:p>70.239232</text:p>
              </table:table-cell>
              <table:table-cell office:value-type="float" office:value="185.34656">
                <text:p>185.34656</text:p>
              </table:table-cell>
              <table:table-cell office:value-type="float" office:value="208.735744">
                <text:p>208.73574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2.288256">
                <text:p>72.288256</text:p>
              </table:table-cell>
              <table:table-cell office:value-type="float" office:value="185.0368">
                <text:p>185.0368</text:p>
              </table:table-cell>
              <table:table-cell office:value-type="float" office:value="208.777984">
                <text:p>208.777984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72.211456">
                <text:p>72.211456</text:p>
              </table:table-cell>
              <table:table-cell office:value-type="float" office:value="184.811008">
                <text:p>184.811008</text:p>
              </table:table-cell>
              <table:table-cell office:value-type="float" office:value="208.462592">
                <text:p>208.46259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72.676352">
                <text:p>72.676352</text:p>
              </table:table-cell>
              <table:table-cell office:value-type="float" office:value="184.717056">
                <text:p>184.717056</text:p>
              </table:table-cell>
              <table:table-cell office:value-type="float" office:value="208.157184">
                <text:p>208.157184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74.193152">
                <text:p>74.193152</text:p>
              </table:table-cell>
              <table:table-cell office:value-type="float" office:value="184.538112">
                <text:p>184.538112</text:p>
              </table:table-cell>
              <table:table-cell office:value-type="float" office:value="207.736832">
                <text:p>207.73683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76.066816">
                <text:p>76.066816</text:p>
              </table:table-cell>
              <table:table-cell office:value-type="float" office:value="184.35328">
                <text:p>184.35328</text:p>
              </table:table-cell>
              <table:table-cell office:value-type="float" office:value="207.399936">
                <text:p>207.399936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77.23136">
                <text:p>77.23136</text:p>
              </table:table-cell>
              <table:table-cell office:value-type="float" office:value="184.151808">
                <text:p>184.151808</text:p>
              </table:table-cell>
              <table:table-cell office:value-type="float" office:value="207.071232">
                <text:p>207.07123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77.209856">
                <text:p>77.209856</text:p>
              </table:table-cell>
              <table:table-cell office:value-type="float" office:value="183.99488">
                <text:p>183.99488</text:p>
              </table:table-cell>
              <table:table-cell office:value-type="float" office:value="206.872064">
                <text:p>206.87206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77.568768">
                <text:p>77.568768</text:p>
              </table:table-cell>
              <table:table-cell office:value-type="float" office:value="183.833088">
                <text:p>183.833088</text:p>
              </table:table-cell>
              <table:table-cell office:value-type="float" office:value="206.845696">
                <text:p>206.84569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78.442752">
                <text:p>78.442752</text:p>
              </table:table-cell>
              <table:table-cell office:value-type="float" office:value="183.643392">
                <text:p>183.643392</text:p>
              </table:table-cell>
              <table:table-cell office:value-type="float" office:value="206.539008">
                <text:p>206.53900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78.81216">
                <text:p>78.81216</text:p>
              </table:table-cell>
              <table:table-cell office:value-type="float" office:value="183.49824">
                <text:p>183.49824</text:p>
              </table:table-cell>
              <table:table-cell office:value-type="float" office:value="206.219008">
                <text:p>206.21900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9.906048">
                <text:p>79.906048</text:p>
              </table:table-cell>
              <table:table-cell office:value-type="float" office:value="183.332864">
                <text:p>183.332864</text:p>
              </table:table-cell>
              <table:table-cell office:value-type="float" office:value="205.9072">
                <text:p>205.907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80.260864">
                <text:p>80.260864</text:p>
              </table:table-cell>
              <table:table-cell office:value-type="float" office:value="183.167744">
                <text:p>183.167744</text:p>
              </table:table-cell>
              <table:table-cell office:value-type="float" office:value="205.73184">
                <text:p>205.7318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81.029632">
                <text:p>81.029632</text:p>
              </table:table-cell>
              <table:table-cell office:value-type="float" office:value="183.028224">
                <text:p>183.028224</text:p>
              </table:table-cell>
              <table:table-cell office:value-type="float" office:value="205.737472">
                <text:p>205.73747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81.878016">
                <text:p>81.878016</text:p>
              </table:table-cell>
              <table:table-cell office:value-type="float" office:value="182.866432">
                <text:p>182.866432</text:p>
              </table:table-cell>
              <table:table-cell office:value-type="float" office:value="205.425152">
                <text:p>205.42515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82.245888">
                <text:p>82.245888</text:p>
              </table:table-cell>
              <table:table-cell office:value-type="float" office:value="182.59328">
                <text:p>182.59328</text:p>
              </table:table-cell>
              <table:table-cell office:value-type="float" office:value="205.131264">
                <text:p>205.13126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83.018496">
                <text:p>83.018496</text:p>
              </table:table-cell>
              <table:table-cell office:value-type="float" office:value="182.377728">
                <text:p>182.377728</text:p>
              </table:table-cell>
              <table:table-cell office:value-type="float" office:value="204.83712">
                <text:p>204.8371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83.744">
                <text:p>83.744</text:p>
              </table:table-cell>
              <table:table-cell office:value-type="float" office:value="182.215168">
                <text:p>182.215168</text:p>
              </table:table-cell>
              <table:table-cell office:value-type="float" office:value="204.67328">
                <text:p>204.67328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84.873216">
                <text:p>84.873216</text:p>
              </table:table-cell>
              <table:table-cell office:value-type="float" office:value="181.732096">
                <text:p>181.732096</text:p>
              </table:table-cell>
              <table:table-cell office:value-type="float" office:value="204.737792">
                <text:p>204.73779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84.844032">
                <text:p>84.844032</text:p>
              </table:table-cell>
              <table:table-cell office:value-type="float" office:value="181.463808">
                <text:p>181.463808</text:p>
              </table:table-cell>
              <table:table-cell office:value-type="float" office:value="204.439552">
                <text:p>204.43955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85.677568">
                <text:p>85.677568</text:p>
              </table:table-cell>
              <table:table-cell office:value-type="float" office:value="181.193984">
                <text:p>181.193984</text:p>
              </table:table-cell>
              <table:table-cell office:value-type="float" office:value="204.12928">
                <text:p>204.1292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86.03392">
                <text:p>86.03392</text:p>
              </table:table-cell>
              <table:table-cell office:value-type="float" office:value="180.992512">
                <text:p>180.992512</text:p>
              </table:table-cell>
              <table:table-cell office:value-type="float" office:value="203.78496">
                <text:p>203.78496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86.835968">
                <text:p>86.835968</text:p>
              </table:table-cell>
              <table:table-cell office:value-type="float" office:value="180.85504">
                <text:p>180.85504</text:p>
              </table:table-cell>
              <table:table-cell office:value-type="float" office:value="203.482624">
                <text:p>203.482624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88.40704">
                <text:p>88.40704</text:p>
              </table:table-cell>
              <table:table-cell office:value-type="float" office:value="180.6912">
                <text:p>180.6912</text:p>
              </table:table-cell>
              <table:table-cell office:value-type="float" office:value="203.303168">
                <text:p>203.303168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89.158912">
                <text:p>89.158912</text:p>
              </table:table-cell>
              <table:table-cell office:value-type="float" office:value="180.530176">
                <text:p>180.530176</text:p>
              </table:table-cell>
              <table:table-cell office:value-type="float" office:value="203.388928">
                <text:p>203.388928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89.906176">
                <text:p>89.906176</text:p>
              </table:table-cell>
              <table:table-cell office:value-type="float" office:value="180.273408">
                <text:p>180.273408</text:p>
              </table:table-cell>
              <table:table-cell office:value-type="float" office:value="203.095808">
                <text:p>203.095808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90.283008">
                <text:p>90.283008</text:p>
              </table:table-cell>
              <table:table-cell office:value-type="float" office:value="180.04096">
                <text:p>180.04096</text:p>
              </table:table-cell>
              <table:table-cell office:value-type="float" office:value="202.765056">
                <text:p>202.765056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91.855104">
                <text:p>91.855104</text:p>
              </table:table-cell>
              <table:table-cell office:value-type="float" office:value="179.87072">
                <text:p>179.87072</text:p>
              </table:table-cell>
              <table:table-cell office:value-type="float" office:value="202.461952">
                <text:p>202.46195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92.515072">
                <text:p>92.515072</text:p>
              </table:table-cell>
              <table:table-cell office:value-type="float" office:value="179.71072">
                <text:p>179.71072</text:p>
              </table:table-cell>
              <table:table-cell office:value-type="float" office:value="202.151168">
                <text:p>202.15116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93.62688">
                <text:p>93.62688</text:p>
              </table:table-cell>
              <table:table-cell office:value-type="float" office:value="179.52512">
                <text:p>179.52512</text:p>
              </table:table-cell>
              <table:table-cell office:value-type="float" office:value="201.81504">
                <text:p>201.81504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94.006016">
                <text:p>94.006016</text:p>
              </table:table-cell>
              <table:table-cell office:value-type="float" office:value="179.367424">
                <text:p>179.367424</text:p>
              </table:table-cell>
              <table:table-cell office:value-type="float" office:value="201.634816">
                <text:p>201.63481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95.220992">
                <text:p>95.220992</text:p>
              </table:table-cell>
              <table:table-cell office:value-type="float" office:value="179.083776">
                <text:p>179.083776</text:p>
              </table:table-cell>
              <table:table-cell office:value-type="float" office:value="201.53088">
                <text:p>201.53088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95.58016">
                <text:p>95.58016</text:p>
              </table:table-cell>
              <table:table-cell office:value-type="float" office:value="178.682624">
                <text:p>178.682624</text:p>
              </table:table-cell>
              <table:table-cell office:value-type="float" office:value="201.216">
                <text:p>201.216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96.339968">
                <text:p>96.339968</text:p>
              </table:table-cell>
              <table:table-cell office:value-type="float" office:value="178.439424">
                <text:p>178.439424</text:p>
              </table:table-cell>
              <table:table-cell office:value-type="float" office:value="200.87296">
                <text:p>200.8729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97.100032">
                <text:p>97.100032</text:p>
              </table:table-cell>
              <table:table-cell office:value-type="float" office:value="178.150912">
                <text:p>178.150912</text:p>
              </table:table-cell>
              <table:table-cell office:value-type="float" office:value="200.554496">
                <text:p>200.554496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97.467136">
                <text:p>97.467136</text:p>
              </table:table-cell>
              <table:table-cell office:value-type="float" office:value="177.910784">
                <text:p>177.910784</text:p>
              </table:table-cell>
              <table:table-cell office:value-type="float" office:value="200.363776">
                <text:p>200.36377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97.422848">
                <text:p>97.422848</text:p>
              </table:table-cell>
              <table:table-cell office:value-type="float" office:value="177.77792">
                <text:p>177.77792</text:p>
              </table:table-cell>
              <table:table-cell office:value-type="float" office:value="200.298752">
                <text:p>200.298752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97.89184">
                <text:p>97.89184</text:p>
              </table:table-cell>
              <table:table-cell office:value-type="float" office:value="177.597952">
                <text:p>177.597952</text:p>
              </table:table-cell>
              <table:table-cell office:value-type="float" office:value="200.184064">
                <text:p>200.184064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99.456">
                <text:p>99.456</text:p>
              </table:table-cell>
              <table:table-cell office:value-type="float" office:value="177.312768">
                <text:p>177.312768</text:p>
              </table:table-cell>
              <table:table-cell office:value-type="float" office:value="200.048128">
                <text:p>200.04812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99.451392">
                <text:p>99.451392</text:p>
              </table:table-cell>
              <table:table-cell office:value-type="float" office:value="176.99584">
                <text:p>176.99584</text:p>
              </table:table-cell>
              <table:table-cell office:value-type="float" office:value="200.058112">
                <text:p>200.05811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99.857408">
                <text:p>99.857408</text:p>
              </table:table-cell>
              <table:table-cell office:value-type="float" office:value="176.752128">
                <text:p>176.752128</text:p>
              </table:table-cell>
              <table:table-cell office:value-type="float" office:value="199.725824">
                <text:p>199.72582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99.95776">
                <text:p>99.95776</text:p>
              </table:table-cell>
              <table:table-cell office:value-type="float" office:value="176.576512">
                <text:p>176.576512</text:p>
              </table:table-cell>
              <table:table-cell office:value-type="float" office:value="199.406592">
                <text:p>199.40659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99.758848">
                <text:p>99.758848</text:p>
              </table:table-cell>
              <table:table-cell office:value-type="float" office:value="176.417536">
                <text:p>176.417536</text:p>
              </table:table-cell>
              <table:table-cell office:value-type="float" office:value="199.041024">
                <text:p>199.04102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99.522304">
                <text:p>99.522304</text:p>
              </table:table-cell>
              <table:table-cell office:value-type="float" office:value="176.252672">
                <text:p>176.252672</text:p>
              </table:table-cell>
              <table:table-cell office:value-type="float" office:value="198.983936">
                <text:p>198.983936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99.382272">
                <text:p>99.382272</text:p>
              </table:table-cell>
              <table:table-cell office:value-type="float" office:value="175.992064">
                <text:p>175.992064</text:p>
              </table:table-cell>
              <table:table-cell office:value-type="float" office:value="198.681344">
                <text:p>198.68134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99.196928">
                <text:p>99.196928</text:p>
              </table:table-cell>
              <table:table-cell office:value-type="float" office:value="175.753216">
                <text:p>175.753216</text:p>
              </table:table-cell>
              <table:table-cell office:value-type="float" office:value="198.4192">
                <text:p>198.419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99.511552">
                <text:p>99.511552</text:p>
              </table:table-cell>
              <table:table-cell office:value-type="float" office:value="175.590144">
                <text:p>175.590144</text:p>
              </table:table-cell>
              <table:table-cell office:value-type="float" office:value="198.518784">
                <text:p>198.51878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01.444096">
                <text:p>101.444096</text:p>
              </table:table-cell>
              <table:table-cell office:value-type="float" office:value="175.421184">
                <text:p>175.421184</text:p>
              </table:table-cell>
              <table:table-cell office:value-type="float" office:value="198.228224">
                <text:p>198.228224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01.839104">
                <text:p>101.839104</text:p>
              </table:table-cell>
              <table:table-cell office:value-type="float" office:value="175.22304">
                <text:p>175.22304</text:p>
              </table:table-cell>
              <table:table-cell office:value-type="float" office:value="197.903104">
                <text:p>197.90310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02.642944">
                <text:p>102.642944</text:p>
              </table:table-cell>
              <table:table-cell office:value-type="float" office:value="174.97088">
                <text:p>174.97088</text:p>
              </table:table-cell>
              <table:table-cell office:value-type="float" office:value="197.601024">
                <text:p>197.601024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03.374336">
                <text:p>103.374336</text:p>
              </table:table-cell>
              <table:table-cell office:value-type="float" office:value="174.71104">
                <text:p>174.71104</text:p>
              </table:table-cell>
              <table:table-cell office:value-type="float" office:value="197.291776">
                <text:p>197.29177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3.754752">
                <text:p>103.754752</text:p>
              </table:table-cell>
              <table:table-cell office:value-type="float" office:value="174.44864">
                <text:p>174.44864</text:p>
              </table:table-cell>
              <table:table-cell office:value-type="float" office:value="196.996352">
                <text:p>196.996352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04.510208">
                <text:p>104.510208</text:p>
              </table:table-cell>
              <table:table-cell office:value-type="float" office:value="174.18752">
                <text:p>174.18752</text:p>
              </table:table-cell>
              <table:table-cell office:value-type="float" office:value="196.70016">
                <text:p>196.70016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04.44416">
                <text:p>104.44416</text:p>
              </table:table-cell>
              <table:table-cell office:value-type="float" office:value="174.041856">
                <text:p>174.041856</text:p>
              </table:table-cell>
              <table:table-cell office:value-type="float" office:value="196.498944">
                <text:p>196.498944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05.33888">
                <text:p>105.33888</text:p>
              </table:table-cell>
              <table:table-cell office:value-type="float" office:value="173.858816">
                <text:p>173.858816</text:p>
              </table:table-cell>
              <table:table-cell office:value-type="float" office:value="196.537344">
                <text:p>196.537344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05.700864">
                <text:p>105.700864</text:p>
              </table:table-cell>
              <table:table-cell office:value-type="float" office:value="173.72672">
                <text:p>173.72672</text:p>
              </table:table-cell>
              <table:table-cell office:value-type="float" office:value="196.229632">
                <text:p>196.22963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05.542144">
                <text:p>105.542144</text:p>
              </table:table-cell>
              <table:table-cell office:value-type="float" office:value="173.3568">
                <text:p>173.3568</text:p>
              </table:table-cell>
              <table:table-cell office:value-type="float" office:value="195.937024">
                <text:p>195.93702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06.091008">
                <text:p>106.091008</text:p>
              </table:table-cell>
              <table:table-cell office:value-type="float" office:value="173.147136">
                <text:p>173.147136</text:p>
              </table:table-cell>
              <table:table-cell office:value-type="float" office:value="195.643648">
                <text:p>195.643648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06.553088">
                <text:p>106.553088</text:p>
              </table:table-cell>
              <table:table-cell office:value-type="float" office:value="172.982784">
                <text:p>172.982784</text:p>
              </table:table-cell>
              <table:table-cell office:value-type="float" office:value="195.299328">
                <text:p>195.299328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06.518016">
                <text:p>106.518016</text:p>
              </table:table-cell>
              <table:table-cell office:value-type="float" office:value="172.722176">
                <text:p>172.722176</text:p>
              </table:table-cell>
              <table:table-cell office:value-type="float" office:value="195.12192">
                <text:p>195.1219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07.751936">
                <text:p>107.751936</text:p>
              </table:table-cell>
              <table:table-cell office:value-type="float" office:value="172.500224">
                <text:p>172.500224</text:p>
              </table:table-cell>
              <table:table-cell office:value-type="float" office:value="195.126784">
                <text:p>195.12678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7.737856">
                <text:p>107.737856</text:p>
              </table:table-cell>
              <table:table-cell office:value-type="float" office:value="172.304128">
                <text:p>172.304128</text:p>
              </table:table-cell>
              <table:table-cell office:value-type="float" office:value="194.836224">
                <text:p>194.83622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08.49408">
                <text:p>108.49408</text:p>
              </table:table-cell>
              <table:table-cell office:value-type="float" office:value="172.137984">
                <text:p>172.137984</text:p>
              </table:table-cell>
              <table:table-cell office:value-type="float" office:value="194.503168">
                <text:p>194.503168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08.866304">
                <text:p>108.866304</text:p>
              </table:table-cell>
              <table:table-cell office:value-type="float" office:value="171.984896">
                <text:p>171.984896</text:p>
              </table:table-cell>
              <table:table-cell office:value-type="float" office:value="194.187776">
                <text:p>194.187776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09.64992">
                <text:p>109.64992</text:p>
              </table:table-cell>
              <table:table-cell office:value-type="float" office:value="171.617792">
                <text:p>171.617792</text:p>
              </table:table-cell>
              <table:table-cell office:value-type="float" office:value="194.067968">
                <text:p>194.067968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10.742016">
                <text:p>110.742016</text:p>
              </table:table-cell>
              <table:table-cell office:value-type="float" office:value="171.303936">
                <text:p>171.303936</text:p>
              </table:table-cell>
              <table:table-cell office:value-type="float" office:value="193.774336">
                <text:p>193.774336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12.282112">
                <text:p>112.282112</text:p>
              </table:table-cell>
              <table:table-cell office:value-type="float" office:value="171.032064">
                <text:p>171.032064</text:p>
              </table:table-cell>
              <table:table-cell office:value-type="float" office:value="193.831936">
                <text:p>193.831936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13.277696">
                <text:p>113.277696</text:p>
              </table:table-cell>
              <table:table-cell office:value-type="float" office:value="170.81088">
                <text:p>170.81088</text:p>
              </table:table-cell>
              <table:table-cell office:value-type="float" office:value="193.538816">
                <text:p>193.53881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14.827776">
                <text:p>114.827776</text:p>
              </table:table-cell>
              <table:table-cell office:value-type="float" office:value="170.6112">
                <text:p>170.6112</text:p>
              </table:table-cell>
              <table:table-cell office:value-type="float" office:value="193.22112">
                <text:p>193.22112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14.820096">
                <text:p>114.820096</text:p>
              </table:table-cell>
              <table:table-cell office:value-type="float" office:value="170.322688">
                <text:p>170.322688</text:p>
              </table:table-cell>
              <table:table-cell office:value-type="float" office:value="193.12128">
                <text:p>193.12128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15.9296">
                <text:p>115.9296</text:p>
              </table:table-cell>
              <table:table-cell office:value-type="float" office:value="170.06976">
                <text:p>170.06976</text:p>
              </table:table-cell>
              <table:table-cell office:value-type="float" office:value="192.834048">
                <text:p>192.83404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16.996096">
                <text:p>116.996096</text:p>
              </table:table-cell>
              <table:table-cell office:value-type="float" office:value="169.876736">
                <text:p>169.876736</text:p>
              </table:table-cell>
              <table:table-cell office:value-type="float" office:value="192.742656">
                <text:p>192.74265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17.362944">
                <text:p>117.362944</text:p>
              </table:table-cell>
              <table:table-cell office:value-type="float" office:value="169.60512">
                <text:p>169.60512</text:p>
              </table:table-cell>
              <table:table-cell office:value-type="float" office:value="192.451584">
                <text:p>192.45158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17.375488">
                <text:p>117.375488</text:p>
              </table:table-cell>
              <table:table-cell office:value-type="float" office:value="169.344">
                <text:p>169.344</text:p>
              </table:table-cell>
              <table:table-cell office:value-type="float" office:value="192.1408">
                <text:p>192.140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18.12608">
                <text:p>118.12608</text:p>
              </table:table-cell>
              <table:table-cell office:value-type="float" office:value="169.199872">
                <text:p>169.199872</text:p>
              </table:table-cell>
              <table:table-cell office:value-type="float" office:value="192.050176">
                <text:p>192.05017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18.128128">
                <text:p>118.128128</text:p>
              </table:table-cell>
              <table:table-cell office:value-type="float" office:value="169.014784">
                <text:p>169.014784</text:p>
              </table:table-cell>
              <table:table-cell office:value-type="float" office:value="191.758592">
                <text:p>191.758592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19.288832">
                <text:p>119.288832</text:p>
              </table:table-cell>
              <table:table-cell office:value-type="float" office:value="168.87808">
                <text:p>168.87808</text:p>
              </table:table-cell>
              <table:table-cell office:value-type="float" office:value="191.58784">
                <text:p>191.5878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19.675904">
                <text:p>119.675904</text:p>
              </table:table-cell>
              <table:table-cell office:value-type="float" office:value="168.694272">
                <text:p>168.694272</text:p>
              </table:table-cell>
              <table:table-cell office:value-type="float" office:value="191.599616">
                <text:p>191.599616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20.8">
                <text:p>120.8</text:p>
              </table:table-cell>
              <table:table-cell office:value-type="float" office:value="168.502272">
                <text:p>168.502272</text:p>
              </table:table-cell>
              <table:table-cell office:value-type="float" office:value="191.34976">
                <text:p>191.3497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21.880064">
                <text:p>121.880064</text:p>
              </table:table-cell>
              <table:table-cell office:value-type="float" office:value="168.281856">
                <text:p>168.281856</text:p>
              </table:table-cell>
              <table:table-cell office:value-type="float" office:value="191.28192">
                <text:p>191.2819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22.252032">
                <text:p>122.252032</text:p>
              </table:table-cell>
              <table:table-cell office:value-type="float" office:value="168.035072">
                <text:p>168.035072</text:p>
              </table:table-cell>
              <table:table-cell office:value-type="float" office:value="190.992128">
                <text:p>190.99212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24.024064">
                <text:p>124.024064</text:p>
              </table:table-cell>
              <table:table-cell office:value-type="float" office:value="167.893504">
                <text:p>167.893504</text:p>
              </table:table-cell>
              <table:table-cell office:value-type="float" office:value="190.785024">
                <text:p>190.785024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23.95904">
                <text:p>123.95904</text:p>
              </table:table-cell>
              <table:table-cell office:value-type="float" office:value="167.742208">
                <text:p>167.742208</text:p>
              </table:table-cell>
              <table:table-cell office:value-type="float" office:value="190.678528">
                <text:p>190.678528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24.443136">
                <text:p>124.443136</text:p>
              </table:table-cell>
              <table:table-cell office:value-type="float" office:value="167.460096">
                <text:p>167.460096</text:p>
              </table:table-cell>
              <table:table-cell office:value-type="float" office:value="190.373888">
                <text:p>190.373888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25.60128">
                <text:p>125.60128</text:p>
              </table:table-cell>
              <table:table-cell office:value-type="float" office:value="167.256576">
                <text:p>167.256576</text:p>
              </table:table-cell>
              <table:table-cell office:value-type="float" office:value="190.415104">
                <text:p>190.41510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25.803008">
                <text:p>125.803008</text:p>
              </table:table-cell>
              <table:table-cell office:value-type="float" office:value="167.084288">
                <text:p>167.084288</text:p>
              </table:table-cell>
              <table:table-cell office:value-type="float" office:value="190.294016">
                <text:p>190.294016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25.62176">
                <text:p>125.62176</text:p>
              </table:table-cell>
              <table:table-cell office:value-type="float" office:value="166.92224">
                <text:p>166.92224</text:p>
              </table:table-cell>
              <table:table-cell office:value-type="float" office:value="189.491712">
                <text:p>189.491712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25.410816">
                <text:p>125.410816</text:p>
              </table:table-cell>
              <table:table-cell office:value-type="float" office:value="166.782464">
                <text:p>166.782464</text:p>
              </table:table-cell>
              <table:table-cell office:value-type="float" office:value="189.175808">
                <text:p>189.175808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25.241856">
                <text:p>125.241856</text:p>
              </table:table-cell>
              <table:table-cell office:value-type="float" office:value="166.496">
                <text:p>166.496</text:p>
              </table:table-cell>
              <table:table-cell office:value-type="float" office:value="189.132032">
                <text:p>189.13203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25.024">
                <text:p>125.024</text:p>
              </table:table-cell>
              <table:table-cell office:value-type="float" office:value="166.260736">
                <text:p>166.260736</text:p>
              </table:table-cell>
              <table:table-cell office:value-type="float" office:value="188.955136">
                <text:p>188.955136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24.848128">
                <text:p>124.848128</text:p>
              </table:table-cell>
              <table:table-cell office:value-type="float" office:value="166.124032">
                <text:p>166.124032</text:p>
              </table:table-cell>
              <table:table-cell office:value-type="float" office:value="188.85632">
                <text:p>188.8563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4.670208">
                <text:p>124.670208</text:p>
              </table:table-cell>
              <table:table-cell office:value-type="float" office:value="165.826304">
                <text:p>165.826304</text:p>
              </table:table-cell>
              <table:table-cell office:value-type="float" office:value="188.438016">
                <text:p>188.438016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24.464896">
                <text:p>124.464896</text:p>
              </table:table-cell>
              <table:table-cell office:value-type="float" office:value="165.6128">
                <text:p>165.6128</text:p>
              </table:table-cell>
              <table:table-cell office:value-type="float" office:value="188.256">
                <text:p>188.256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24.303872">
                <text:p>124.303872</text:p>
              </table:table-cell>
              <table:table-cell office:value-type="float" office:value="165.419008">
                <text:p>165.419008</text:p>
              </table:table-cell>
              <table:table-cell office:value-type="float" office:value="188.123392">
                <text:p>188.12339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24.0704">
                <text:p>124.0704</text:p>
              </table:table-cell>
              <table:table-cell office:value-type="float" office:value="165.276672">
                <text:p>165.276672</text:p>
              </table:table-cell>
              <table:table-cell office:value-type="float" office:value="187.984128">
                <text:p>187.984128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24.795136">
                <text:p>124.795136</text:p>
              </table:table-cell>
              <table:table-cell office:value-type="float" office:value="164.989696">
                <text:p>164.989696</text:p>
              </table:table-cell>
              <table:table-cell office:value-type="float" office:value="188.083456">
                <text:p>188.083456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24.610048">
                <text:p>124.610048</text:p>
              </table:table-cell>
              <table:table-cell office:value-type="float" office:value="164.640512">
                <text:p>164.640512</text:p>
              </table:table-cell>
              <table:table-cell office:value-type="float" office:value="187.985152">
                <text:p>187.98515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24.39936">
                <text:p>124.39936</text:p>
              </table:table-cell>
              <table:table-cell office:value-type="float" office:value="164.384">
                <text:p>164.384</text:p>
              </table:table-cell>
              <table:table-cell office:value-type="float" office:value="188.070144">
                <text:p>188.07014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24.212992">
                <text:p>124.212992</text:p>
              </table:table-cell>
              <table:table-cell office:value-type="float" office:value="164.2112">
                <text:p>164.2112</text:p>
              </table:table-cell>
              <table:table-cell office:value-type="float" office:value="188.171008">
                <text:p>188.171008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24.05504">
                <text:p>124.05504</text:p>
              </table:table-cell>
              <table:table-cell office:value-type="float" office:value="163.940608">
                <text:p>163.940608</text:p>
              </table:table-cell>
              <table:table-cell office:value-type="float" office:value="187.864064">
                <text:p>187.864064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23.858688">
                <text:p>123.858688</text:p>
              </table:table-cell>
              <table:table-cell office:value-type="float" office:value="163.704064">
                <text:p>163.704064</text:p>
              </table:table-cell>
              <table:table-cell office:value-type="float" office:value="187.56608">
                <text:p>187.5660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23.723008">
                <text:p>123.723008</text:p>
              </table:table-cell>
              <table:table-cell office:value-type="float" office:value="163.536384">
                <text:p>163.536384</text:p>
              </table:table-cell>
              <table:table-cell office:value-type="float" office:value="187.271168">
                <text:p>187.271168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23.527936">
                <text:p>123.527936</text:p>
              </table:table-cell>
              <table:table-cell office:value-type="float" office:value="163.271424">
                <text:p>163.271424</text:p>
              </table:table-cell>
              <table:table-cell office:value-type="float" office:value="186.90304">
                <text:p>186.90304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23.290112">
                <text:p>123.290112</text:p>
              </table:table-cell>
              <table:table-cell office:value-type="float" office:value="162.871296">
                <text:p>162.871296</text:p>
              </table:table-cell>
              <table:table-cell office:value-type="float" office:value="186.948864">
                <text:p>186.94886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23.12192">
                <text:p>123.12192</text:p>
              </table:table-cell>
              <table:table-cell office:value-type="float" office:value="162.414592">
                <text:p>162.414592</text:p>
              </table:table-cell>
              <table:table-cell office:value-type="float" office:value="186.64064">
                <text:p>186.64064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22.92096">
                <text:p>122.92096</text:p>
              </table:table-cell>
              <table:table-cell office:value-type="float" office:value="162.208">
                <text:p>162.208</text:p>
              </table:table-cell>
              <table:table-cell office:value-type="float" office:value="185.674752">
                <text:p>185.67475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22.742528">
                <text:p>122.742528</text:p>
              </table:table-cell>
              <table:table-cell office:value-type="float" office:value="162.057984">
                <text:p>162.057984</text:p>
              </table:table-cell>
              <table:table-cell office:value-type="float" office:value="185.296128">
                <text:p>185.296128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22.596096">
                <text:p>122.596096</text:p>
              </table:table-cell>
              <table:table-cell office:value-type="float" office:value="161.904896">
                <text:p>161.904896</text:p>
              </table:table-cell>
              <table:table-cell office:value-type="float" office:value="184.913152">
                <text:p>184.913152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22.404864">
                <text:p>122.404864</text:p>
              </table:table-cell>
              <table:table-cell office:value-type="float" office:value="161.649664">
                <text:p>161.649664</text:p>
              </table:table-cell>
              <table:table-cell office:value-type="float" office:value="184.60288">
                <text:p>184.6028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22.213632">
                <text:p>122.213632</text:p>
              </table:table-cell>
              <table:table-cell office:value-type="float" office:value="161.407232">
                <text:p>161.407232</text:p>
              </table:table-cell>
              <table:table-cell office:value-type="float" office:value="184.548608">
                <text:p>184.548608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22.063616">
                <text:p>122.063616</text:p>
              </table:table-cell>
              <table:table-cell office:value-type="float" office:value="161.212672">
                <text:p>161.212672</text:p>
              </table:table-cell>
              <table:table-cell office:value-type="float" office:value="184.012288">
                <text:p>184.0122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5.206016">
                <text:p>125.206016</text:p>
              </table:table-cell>
              <table:table-cell office:value-type="float" office:value="161.027072">
                <text:p>161.027072</text:p>
              </table:table-cell>
              <table:table-cell office:value-type="float" office:value="183.68">
                <text:p>183.6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25.048576">
                <text:p>125.048576</text:p>
              </table:table-cell>
              <table:table-cell office:value-type="float" office:value="160.771584">
                <text:p>160.771584</text:p>
              </table:table-cell>
              <table:table-cell office:value-type="float" office:value="183.372032">
                <text:p>183.37203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24.8128">
                <text:p>124.8128</text:p>
              </table:table-cell>
              <table:table-cell office:value-type="float" office:value="160.519936">
                <text:p>160.519936</text:p>
              </table:table-cell>
              <table:table-cell office:value-type="float" office:value="184.128">
                <text:p>184.128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24.580096">
                <text:p>124.580096</text:p>
              </table:table-cell>
              <table:table-cell office:value-type="float" office:value="160.347136">
                <text:p>160.347136</text:p>
              </table:table-cell>
              <table:table-cell office:value-type="float" office:value="183.814144">
                <text:p>183.81414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24.371712">
                <text:p>124.371712</text:p>
              </table:table-cell>
              <table:table-cell office:value-type="float" office:value="160.184064">
                <text:p>160.184064</text:p>
              </table:table-cell>
              <table:table-cell office:value-type="float" office:value="183.517696">
                <text:p>183.51769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24.177664">
                <text:p>124.177664</text:p>
              </table:table-cell>
              <table:table-cell office:value-type="float" office:value="160.022016">
                <text:p>160.022016</text:p>
              </table:table-cell>
              <table:table-cell office:value-type="float" office:value="183.185408">
                <text:p>183.18540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24.018688">
                <text:p>124.018688</text:p>
              </table:table-cell>
              <table:table-cell office:value-type="float" office:value="159.86176">
                <text:p>159.86176</text:p>
              </table:table-cell>
              <table:table-cell office:value-type="float" office:value="182.88">
                <text:p>182.8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23.83488">
                <text:p>123.83488</text:p>
              </table:table-cell>
              <table:table-cell office:value-type="float" office:value="159.590912">
                <text:p>159.590912</text:p>
              </table:table-cell>
              <table:table-cell office:value-type="float" office:value="182.568192">
                <text:p>182.56819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23.6352">
                <text:p>123.6352</text:p>
              </table:table-cell>
              <table:table-cell office:value-type="float" office:value="159.264">
                <text:p>159.264</text:p>
              </table:table-cell>
              <table:table-cell office:value-type="float" office:value="182.267904">
                <text:p>182.26790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23.449344">
                <text:p>123.449344</text:p>
              </table:table-cell>
              <table:table-cell office:value-type="float" office:value="158.740992">
                <text:p>158.740992</text:p>
              </table:table-cell>
              <table:table-cell office:value-type="float" office:value="181.97248">
                <text:p>181.9724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23.245056">
                <text:p>123.245056</text:p>
              </table:table-cell>
              <table:table-cell office:value-type="float" office:value="158.442496">
                <text:p>158.442496</text:p>
              </table:table-cell>
              <table:table-cell office:value-type="float" office:value="181.63712">
                <text:p>181.6371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23.058176">
                <text:p>123.058176</text:p>
              </table:table-cell>
              <table:table-cell office:value-type="float" office:value="158.055168">
                <text:p>158.055168</text:p>
              </table:table-cell>
              <table:table-cell office:value-type="float" office:value="181.338368">
                <text:p>181.338368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22.854144">
                <text:p>122.854144</text:p>
              </table:table-cell>
              <table:table-cell office:value-type="float" office:value="157.845248">
                <text:p>157.845248</text:p>
              </table:table-cell>
              <table:table-cell office:value-type="float" office:value="181.042176">
                <text:p>181.042176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22.625024">
                <text:p>122.625024</text:p>
              </table:table-cell>
              <table:table-cell office:value-type="float" office:value="157.683456">
                <text:p>157.683456</text:p>
              </table:table-cell>
              <table:table-cell office:value-type="float" office:value="180.746752">
                <text:p>180.746752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22.470144">
                <text:p>122.470144</text:p>
              </table:table-cell>
              <table:table-cell office:value-type="float" office:value="157.497088">
                <text:p>157.497088</text:p>
              </table:table-cell>
              <table:table-cell office:value-type="float" office:value="180.451072">
                <text:p>180.45107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22.279168">
                <text:p>122.279168</text:p>
              </table:table-cell>
              <table:table-cell office:value-type="float" office:value="157.34016">
                <text:p>157.34016</text:p>
              </table:table-cell>
              <table:table-cell office:value-type="float" office:value="180.08192">
                <text:p>180.0819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22.143488">
                <text:p>122.143488</text:p>
              </table:table-cell>
              <table:table-cell office:value-type="float" office:value="157.178112">
                <text:p>157.178112</text:p>
              </table:table-cell>
              <table:table-cell office:value-type="float" office:value="179.782912">
                <text:p>179.78291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21.946112">
                <text:p>121.946112</text:p>
              </table:table-cell>
              <table:table-cell office:value-type="float" office:value="167.850752">
                <text:p>167.850752</text:p>
              </table:table-cell>
              <table:table-cell office:value-type="float" office:value="179.445504">
                <text:p>179.44550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21.800192">
                <text:p>121.800192</text:p>
              </table:table-cell>
              <table:table-cell office:value-type="float" office:value="167.501824">
                <text:p>167.501824</text:p>
              </table:table-cell>
              <table:table-cell office:value-type="float" office:value="179.139584">
                <text:p>179.139584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21.648896">
                <text:p>121.648896</text:p>
              </table:table-cell>
              <table:table-cell office:value-type="float" office:value="167.288064">
                <text:p>167.288064</text:p>
              </table:table-cell>
              <table:table-cell office:value-type="float" office:value="178.828288">
                <text:p>178.82828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21.467392">
                <text:p>121.467392</text:p>
              </table:table-cell>
              <table:table-cell office:value-type="float" office:value="166.822144">
                <text:p>166.822144</text:p>
              </table:table-cell>
              <table:table-cell office:value-type="float" office:value="178.529792">
                <text:p>178.52979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21.32608">
                <text:p>121.32608</text:p>
              </table:table-cell>
              <table:table-cell office:value-type="float" office:value="166.438144">
                <text:p>166.438144</text:p>
              </table:table-cell>
              <table:table-cell office:value-type="float" office:value="178.19392">
                <text:p>178.1939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21.008128">
                <text:p>121.008128</text:p>
              </table:table-cell>
              <table:table-cell office:value-type="float" office:value="166.241024">
                <text:p>166.241024</text:p>
              </table:table-cell>
              <table:table-cell office:value-type="float" office:value="177.889024">
                <text:p>177.889024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20.827904">
                <text:p>120.827904</text:p>
              </table:table-cell>
              <table:table-cell office:value-type="float" office:value="166.076928">
                <text:p>166.076928</text:p>
              </table:table-cell>
              <table:table-cell office:value-type="float" office:value="177.520896">
                <text:p>177.520896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20.648704">
                <text:p>120.648704</text:p>
              </table:table-cell>
              <table:table-cell office:value-type="float" office:value="165.802496">
                <text:p>165.802496</text:p>
              </table:table-cell>
              <table:table-cell office:value-type="float" office:value="177.221888">
                <text:p>177.221888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20.496128">
                <text:p>120.496128</text:p>
              </table:table-cell>
              <table:table-cell office:value-type="float" office:value="165.601024">
                <text:p>165.601024</text:p>
              </table:table-cell>
              <table:table-cell office:value-type="float" office:value="176.925696">
                <text:p>176.925696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20.323328">
                <text:p>120.323328</text:p>
              </table:table-cell>
              <table:table-cell office:value-type="float" office:value="165.41184">
                <text:p>165.41184</text:p>
              </table:table-cell>
              <table:table-cell office:value-type="float" office:value="176.620288">
                <text:p>176.620288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20.153088">
                <text:p>120.153088</text:p>
              </table:table-cell>
              <table:table-cell office:value-type="float" office:value="165.22624">
                <text:p>165.22624</text:p>
              </table:table-cell>
              <table:table-cell office:value-type="float" office:value="176.979968">
                <text:p>176.979968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19.958784">
                <text:p>119.958784</text:p>
              </table:table-cell>
              <table:table-cell office:value-type="float" office:value="165.076992">
                <text:p>165.076992</text:p>
              </table:table-cell>
              <table:table-cell office:value-type="float" office:value="176.656896">
                <text:p>176.65689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19.757056">
                <text:p>119.757056</text:p>
              </table:table-cell>
              <table:table-cell office:value-type="float" office:value="164.91392">
                <text:p>164.91392</text:p>
              </table:table-cell>
              <table:table-cell office:value-type="float" office:value="176.354304">
                <text:p>176.35430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19.547648">
                <text:p>119.547648</text:p>
              </table:table-cell>
              <table:table-cell office:value-type="float" office:value="164.642304">
                <text:p>164.642304</text:p>
              </table:table-cell>
              <table:table-cell office:value-type="float" office:value="176.0448">
                <text:p>176.0448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19.384576">
                <text:p>119.384576</text:p>
              </table:table-cell>
              <table:table-cell office:value-type="float" office:value="164.409088">
                <text:p>164.409088</text:p>
              </table:table-cell>
              <table:table-cell office:value-type="float" office:value="175.748096">
                <text:p>175.748096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19.16928">
                <text:p>119.16928</text:p>
              </table:table-cell>
              <table:table-cell office:value-type="float" office:value="164.112896">
                <text:p>164.112896</text:p>
              </table:table-cell>
              <table:table-cell office:value-type="float" office:value="175.454208">
                <text:p>175.454208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18.998272">
                <text:p>118.998272</text:p>
              </table:table-cell>
              <table:table-cell office:value-type="float" office:value="163.8784">
                <text:p>163.8784</text:p>
              </table:table-cell>
              <table:table-cell office:value-type="float" office:value="175.124224">
                <text:p>175.12422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18.611968">
                <text:p>118.611968</text:p>
              </table:table-cell>
              <table:table-cell office:value-type="float" office:value="163.591936">
                <text:p>163.591936</text:p>
              </table:table-cell>
              <table:table-cell office:value-type="float" office:value="174.817792">
                <text:p>174.81779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18.412032">
                <text:p>118.412032</text:p>
              </table:table-cell>
              <table:table-cell office:value-type="float" office:value="163.35104">
                <text:p>163.35104</text:p>
              </table:table-cell>
              <table:table-cell office:value-type="float" office:value="174.505472">
                <text:p>174.505472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18.133248">
                <text:p>118.133248</text:p>
              </table:table-cell>
              <table:table-cell office:value-type="float" office:value="163.1872">
                <text:p>163.1872</text:p>
              </table:table-cell>
              <table:table-cell office:value-type="float" office:value="174.164224">
                <text:p>174.164224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17.963008">
                <text:p>117.963008</text:p>
              </table:table-cell>
              <table:table-cell office:value-type="float" office:value="163.020544">
                <text:p>163.020544</text:p>
              </table:table-cell>
              <table:table-cell office:value-type="float" office:value="173.822976">
                <text:p>173.822976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16.69888">
                <text:p>116.69888</text:p>
              </table:table-cell>
              <table:table-cell office:value-type="float" office:value="162.857984">
                <text:p>162.857984</text:p>
              </table:table-cell>
              <table:table-cell office:value-type="float" office:value="173.499136">
                <text:p>173.499136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16.474112">
                <text:p>116.474112</text:p>
              </table:table-cell>
              <table:table-cell office:value-type="float" office:value="162.69312">
                <text:p>162.69312</text:p>
              </table:table-cell>
              <table:table-cell office:value-type="float" office:value="173.133824">
                <text:p>173.13382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16.312832">
                <text:p>116.312832</text:p>
              </table:table-cell>
              <table:table-cell office:value-type="float" office:value="162.477056">
                <text:p>162.477056</text:p>
              </table:table-cell>
              <table:table-cell office:value-type="float" office:value="173.072896">
                <text:p>173.072896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16.140288">
                <text:p>116.140288</text:p>
              </table:table-cell>
              <table:table-cell office:value-type="float" office:value="162.209024">
                <text:p>162.209024</text:p>
              </table:table-cell>
              <table:table-cell office:value-type="float" office:value="172.784128">
                <text:p>172.784128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15.961088">
                <text:p>115.961088</text:p>
              </table:table-cell>
              <table:table-cell office:value-type="float" office:value="161.967872">
                <text:p>161.967872</text:p>
              </table:table-cell>
              <table:table-cell office:value-type="float" office:value="172.5248">
                <text:p>172.524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15.794176">
                <text:p>115.794176</text:p>
              </table:table-cell>
              <table:table-cell office:value-type="float" office:value="161.806848">
                <text:p>161.806848</text:p>
              </table:table-cell>
              <table:table-cell office:value-type="float" office:value="172.838144">
                <text:p>172.83814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15.608064">
                <text:p>115.608064</text:p>
              </table:table-cell>
              <table:table-cell office:value-type="float" office:value="161.663232">
                <text:p>161.663232</text:p>
              </table:table-cell>
              <table:table-cell office:value-type="float" office:value="172.525568">
                <text:p>172.525568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15.410944">
                <text:p>115.410944</text:p>
              </table:table-cell>
              <table:table-cell office:value-type="float" office:value="161.50528">
                <text:p>161.50528</text:p>
              </table:table-cell>
              <table:table-cell office:value-type="float" office:value="172.225792">
                <text:p>172.22579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15.262976">
                <text:p>115.262976</text:p>
              </table:table-cell>
              <table:table-cell office:value-type="float" office:value="161.238016">
                <text:p>161.238016</text:p>
              </table:table-cell>
              <table:table-cell office:value-type="float" office:value="171.913728">
                <text:p>171.91372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15.079936">
                <text:p>115.079936</text:p>
              </table:table-cell>
              <table:table-cell office:value-type="float" office:value="160.999936">
                <text:p>160.999936</text:p>
              </table:table-cell>
              <table:table-cell office:value-type="float" office:value="171.592192">
                <text:p>171.59219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14.982144">
                <text:p>114.982144</text:p>
              </table:table-cell>
              <table:table-cell office:value-type="float" office:value="160.873728">
                <text:p>160.873728</text:p>
              </table:table-cell>
              <table:table-cell office:value-type="float" office:value="171.354368">
                <text:p>171.354368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14.842112">
                <text:p>114.842112</text:p>
              </table:table-cell>
              <table:table-cell office:value-type="float" office:value="160.694272">
                <text:p>160.694272</text:p>
              </table:table-cell>
              <table:table-cell office:value-type="float" office:value="170.993408">
                <text:p>170.9934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14.586624">
                <text:p>114.586624</text:p>
              </table:table-cell>
              <table:table-cell office:value-type="float" office:value="160.503552">
                <text:p>160.503552</text:p>
              </table:table-cell>
              <table:table-cell office:value-type="float" office:value="170.692352">
                <text:p>170.69235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14.352128">
                <text:p>114.352128</text:p>
              </table:table-cell>
              <table:table-cell office:value-type="float" office:value="160.2112">
                <text:p>160.2112</text:p>
              </table:table-cell>
              <table:table-cell office:value-type="float" office:value="170.365184">
                <text:p>170.36518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14.15808">
                <text:p>114.15808</text:p>
              </table:table-cell>
              <table:table-cell office:value-type="float" office:value="159.93728">
                <text:p>159.93728</text:p>
              </table:table-cell>
              <table:table-cell office:value-type="float" office:value="170.059776">
                <text:p>170.05977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13.913088">
                <text:p>113.913088</text:p>
              </table:table-cell>
              <table:table-cell office:value-type="float" office:value="159.631872">
                <text:p>159.631872</text:p>
              </table:table-cell>
              <table:table-cell office:value-type="float" office:value="169.75104">
                <text:p>169.7510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13.715968">
                <text:p>113.715968</text:p>
              </table:table-cell>
              <table:table-cell office:value-type="float" office:value="159.272704">
                <text:p>159.272704</text:p>
              </table:table-cell>
              <table:table-cell office:value-type="float" office:value="169.407744">
                <text:p>169.407744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13.469184">
                <text:p>113.469184</text:p>
              </table:table-cell>
              <table:table-cell office:value-type="float" office:value="159.054336">
                <text:p>159.054336</text:p>
              </table:table-cell>
              <table:table-cell office:value-type="float" office:value="169.064448">
                <text:p>169.064448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13.274112">
                <text:p>113.274112</text:p>
              </table:table-cell>
              <table:table-cell office:value-type="float" office:value="158.770176">
                <text:p>158.770176</text:p>
              </table:table-cell>
              <table:table-cell office:value-type="float" office:value="168.921856">
                <text:p>168.921856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13.080064">
                <text:p>113.080064</text:p>
              </table:table-cell>
              <table:table-cell office:value-type="float" office:value="158.535936">
                <text:p>158.535936</text:p>
              </table:table-cell>
              <table:table-cell office:value-type="float" office:value="168.62592">
                <text:p>168.62592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12.84992">
                <text:p>112.84992</text:p>
              </table:table-cell>
              <table:table-cell office:value-type="float" office:value="158.366976">
                <text:p>158.366976</text:p>
              </table:table-cell>
              <table:table-cell office:value-type="float" office:value="168.84224">
                <text:p>168.8422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12.653824">
                <text:p>112.653824</text:p>
              </table:table-cell>
              <table:table-cell office:value-type="float" office:value="158.202112">
                <text:p>158.202112</text:p>
              </table:table-cell>
              <table:table-cell office:value-type="float" office:value="168.522752">
                <text:p>168.52275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12.411904">
                <text:p>112.411904</text:p>
              </table:table-cell>
              <table:table-cell office:value-type="float" office:value="158.03904">
                <text:p>158.03904</text:p>
              </table:table-cell>
              <table:table-cell office:value-type="float" office:value="168.207104">
                <text:p>168.207104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12.206336">
                <text:p>112.206336</text:p>
              </table:table-cell>
              <table:table-cell office:value-type="float" office:value="157.874432">
                <text:p>157.874432</text:p>
              </table:table-cell>
              <table:table-cell office:value-type="float" office:value="167.904">
                <text:p>167.90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11.9872">
                <text:p>111.9872</text:p>
              </table:table-cell>
              <table:table-cell office:value-type="float" office:value="157.808896">
                <text:p>157.808896</text:p>
              </table:table-cell>
              <table:table-cell office:value-type="float" office:value="167.576064">
                <text:p>167.576064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11.805952">
                <text:p>111.805952</text:p>
              </table:table-cell>
              <table:table-cell office:value-type="float" office:value="157.373952">
                <text:p>157.373952</text:p>
              </table:table-cell>
              <table:table-cell office:value-type="float" office:value="167.273984">
                <text:p>167.27398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11.707136">
                <text:p>111.707136</text:p>
              </table:table-cell>
              <table:table-cell office:value-type="float" office:value="157.038848">
                <text:p>157.038848</text:p>
              </table:table-cell>
              <table:table-cell office:value-type="float" office:value="166.967552">
                <text:p>166.967552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11.495168">
                <text:p>111.495168</text:p>
              </table:table-cell>
              <table:table-cell office:value-type="float" office:value="156.824064">
                <text:p>156.824064</text:p>
              </table:table-cell>
              <table:table-cell office:value-type="float" office:value="166.669824">
                <text:p>166.66982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11.321856">
                <text:p>111.321856</text:p>
              </table:table-cell>
              <table:table-cell office:value-type="float" office:value="156.627712">
                <text:p>156.627712</text:p>
              </table:table-cell>
              <table:table-cell office:value-type="float" office:value="166.37312">
                <text:p>166.37312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11.095808">
                <text:p>111.095808</text:p>
              </table:table-cell>
              <table:table-cell office:value-type="float" office:value="156.33024">
                <text:p>156.33024</text:p>
              </table:table-cell>
              <table:table-cell office:value-type="float" office:value="166.043392">
                <text:p>166.04339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10.892032">
                <text:p>110.892032</text:p>
              </table:table-cell>
              <table:table-cell office:value-type="float" office:value="156.071936">
                <text:p>156.071936</text:p>
              </table:table-cell>
              <table:table-cell office:value-type="float" office:value="165.741568">
                <text:p>165.74156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10.706176">
                <text:p>110.706176</text:p>
              </table:table-cell>
              <table:table-cell office:value-type="float" office:value="155.878656">
                <text:p>155.878656</text:p>
              </table:table-cell>
              <table:table-cell office:value-type="float" office:value="165.562112">
                <text:p>165.56211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10.523904">
                <text:p>110.523904</text:p>
              </table:table-cell>
              <table:table-cell office:value-type="float" office:value="155.69408">
                <text:p>155.69408</text:p>
              </table:table-cell>
              <table:table-cell office:value-type="float" office:value="165.643776">
                <text:p>165.643776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10.356992">
                <text:p>110.356992</text:p>
              </table:table-cell>
              <table:table-cell office:value-type="float" office:value="155.40992">
                <text:p>155.40992</text:p>
              </table:table-cell>
              <table:table-cell office:value-type="float" office:value="165.31712">
                <text:p>165.3171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10.189056">
                <text:p>110.189056</text:p>
              </table:table-cell>
              <table:table-cell office:value-type="float" office:value="155.156224">
                <text:p>155.156224</text:p>
              </table:table-cell>
              <table:table-cell office:value-type="float" office:value="165.013504">
                <text:p>165.01350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09.95712">
                <text:p>109.95712</text:p>
              </table:table-cell>
              <table:table-cell office:value-type="float" office:value="154.989056">
                <text:p>154.989056</text:p>
              </table:table-cell>
              <table:table-cell office:value-type="float" office:value="164.705024">
                <text:p>164.70502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09.784576">
                <text:p>109.784576</text:p>
              </table:table-cell>
              <table:table-cell office:value-type="float" office:value="154.827008">
                <text:p>154.827008</text:p>
              </table:table-cell>
              <table:table-cell office:value-type="float" office:value="164.359936">
                <text:p>164.359936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09.610752">
                <text:p>109.610752</text:p>
              </table:table-cell>
              <table:table-cell office:value-type="float" office:value="154.67008">
                <text:p>154.67008</text:p>
              </table:table-cell>
              <table:table-cell office:value-type="float" office:value="164.016896">
                <text:p>164.016896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09.44512">
                <text:p>109.44512</text:p>
              </table:table-cell>
              <table:table-cell office:value-type="float" office:value="154.505728">
                <text:p>154.505728</text:p>
              </table:table-cell>
              <table:table-cell office:value-type="float" office:value="163.75296">
                <text:p>163.75296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09.28384">
                <text:p>109.28384</text:p>
              </table:table-cell>
              <table:table-cell office:value-type="float" office:value="154.342144">
                <text:p>154.342144</text:p>
              </table:table-cell>
              <table:table-cell office:value-type="float" office:value="163.755776">
                <text:p>163.755776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09.11872">
                <text:p>109.11872</text:p>
              </table:table-cell>
              <table:table-cell office:value-type="float" office:value="154.176">
                <text:p>154.176</text:p>
              </table:table-cell>
              <table:table-cell office:value-type="float" office:value="163.44064">
                <text:p>163.4406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08.957184">
                <text:p>108.957184</text:p>
              </table:table-cell>
              <table:table-cell office:value-type="float" office:value="153.904128">
                <text:p>153.904128</text:p>
              </table:table-cell>
              <table:table-cell office:value-type="float" office:value="163.141888">
                <text:p>163.14188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08.715776">
                <text:p>108.715776</text:p>
              </table:table-cell>
              <table:table-cell office:value-type="float" office:value="153.689088">
                <text:p>153.689088</text:p>
              </table:table-cell>
              <table:table-cell office:value-type="float" office:value="162.81984">
                <text:p>162.81984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08.56192">
                <text:p>108.56192</text:p>
              </table:table-cell>
              <table:table-cell office:value-type="float" office:value="153.493248">
                <text:p>153.493248</text:p>
              </table:table-cell>
              <table:table-cell office:value-type="float" office:value="162.52032">
                <text:p>162.5203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08.378112">
                <text:p>108.378112</text:p>
              </table:table-cell>
              <table:table-cell office:value-type="float" office:value="153.337344">
                <text:p>153.337344</text:p>
              </table:table-cell>
              <table:table-cell office:value-type="float" office:value="162.33088">
                <text:p>162.33088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08.152064">
                <text:p>108.152064</text:p>
              </table:table-cell>
              <table:table-cell office:value-type="float" office:value="153.170944">
                <text:p>153.170944</text:p>
              </table:table-cell>
              <table:table-cell office:value-type="float" office:value="162.301184">
                <text:p>162.301184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08.009984">
                <text:p>108.009984</text:p>
              </table:table-cell>
              <table:table-cell office:value-type="float" office:value="152.91392">
                <text:p>152.91392</text:p>
              </table:table-cell>
              <table:table-cell office:value-type="float" office:value="161.982208">
                <text:p>161.982208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16.037888">
                <text:p>116.037888</text:p>
              </table:table-cell>
              <table:table-cell office:value-type="float" office:value="152.676608">
                <text:p>152.676608</text:p>
              </table:table-cell>
              <table:table-cell office:value-type="float" office:value="161.681664">
                <text:p>161.681664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15.88608">
                <text:p>115.88608</text:p>
              </table:table-cell>
              <table:table-cell office:value-type="float" office:value="152.511232">
                <text:p>152.511232</text:p>
              </table:table-cell>
              <table:table-cell office:value-type="float" office:value="161.607424">
                <text:p>161.607424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15.724032">
                <text:p>115.724032</text:p>
              </table:table-cell>
              <table:table-cell office:value-type="float" office:value="152.260096">
                <text:p>152.260096</text:p>
              </table:table-cell>
              <table:table-cell office:value-type="float" office:value="161.277184">
                <text:p>161.277184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15.47392">
                <text:p>115.47392</text:p>
              </table:table-cell>
              <table:table-cell office:value-type="float" office:value="152.028928">
                <text:p>152.028928</text:p>
              </table:table-cell>
              <table:table-cell office:value-type="float" office:value="160.9728">
                <text:p>160.9728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15.30496">
                <text:p>115.30496</text:p>
              </table:table-cell>
              <table:table-cell office:value-type="float" office:value="151.85408">
                <text:p>151.85408</text:p>
              </table:table-cell>
              <table:table-cell office:value-type="float" office:value="160.786688">
                <text:p>160.78668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15.133952">
                <text:p>115.133952</text:p>
              </table:table-cell>
              <table:table-cell office:value-type="float" office:value="151.54304">
                <text:p>151.54304</text:p>
              </table:table-cell>
              <table:table-cell office:value-type="float" office:value="160.438016">
                <text:p>160.438016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14.972928">
                <text:p>114.972928</text:p>
              </table:table-cell>
              <table:table-cell office:value-type="float" office:value="150.914048">
                <text:p>150.914048</text:p>
              </table:table-cell>
              <table:table-cell office:value-type="float" office:value="160.47104">
                <text:p>160.47104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14.809856">
                <text:p>114.809856</text:p>
              </table:table-cell>
              <table:table-cell office:value-type="float" office:value="150.57408">
                <text:p>150.57408</text:p>
              </table:table-cell>
              <table:table-cell office:value-type="float" office:value="160.332288">
                <text:p>160.33228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14.644736">
                <text:p>114.644736</text:p>
              </table:table-cell>
              <table:table-cell office:value-type="float" office:value="150.28608">
                <text:p>150.28608</text:p>
              </table:table-cell>
              <table:table-cell office:value-type="float" office:value="160.263168">
                <text:p>160.263168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14.442752">
                <text:p>114.442752</text:p>
              </table:table-cell>
              <table:table-cell office:value-type="float" office:value="149.838848">
                <text:p>149.838848</text:p>
              </table:table-cell>
              <table:table-cell office:value-type="float" office:value="159.974912">
                <text:p>159.974912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14.2528">
                <text:p>114.2528</text:p>
              </table:table-cell>
              <table:table-cell office:value-type="float" office:value="149.554688">
                <text:p>149.554688</text:p>
              </table:table-cell>
              <table:table-cell office:value-type="float" office:value="159.80416">
                <text:p>159.80416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14.081536">
                <text:p>114.081536</text:p>
              </table:table-cell>
              <table:table-cell office:value-type="float" office:value="149.408768">
                <text:p>149.408768</text:p>
              </table:table-cell>
              <table:table-cell office:value-type="float" office:value="159.748096">
                <text:p>159.74809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13.889792">
                <text:p>113.889792</text:p>
              </table:table-cell>
              <table:table-cell office:value-type="float" office:value="148.849152">
                <text:p>148.849152</text:p>
              </table:table-cell>
              <table:table-cell office:value-type="float" office:value="159.45856">
                <text:p>159.45856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13.679616">
                <text:p>113.679616</text:p>
              </table:table-cell>
              <table:table-cell office:value-type="float" office:value="148.605696">
                <text:p>148.605696</text:p>
              </table:table-cell>
              <table:table-cell office:value-type="float" office:value="159.157248">
                <text:p>159.157248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13.453824">
                <text:p>113.453824</text:p>
              </table:table-cell>
              <table:table-cell office:value-type="float" office:value="148.243968">
                <text:p>148.243968</text:p>
              </table:table-cell>
              <table:table-cell office:value-type="float" office:value="159.027968">
                <text:p>159.0279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13.279488">
                <text:p>113.279488</text:p>
              </table:table-cell>
              <table:table-cell office:value-type="float" office:value="147.860992">
                <text:p>147.860992</text:p>
              </table:table-cell>
              <table:table-cell office:value-type="float" office:value="159.15392">
                <text:p>159.1539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13.046016">
                <text:p>113.046016</text:p>
              </table:table-cell>
              <table:table-cell office:value-type="float" office:value="147.224832">
                <text:p>147.224832</text:p>
              </table:table-cell>
              <table:table-cell office:value-type="float" office:value="158.829824">
                <text:p>158.829824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12.880128">
                <text:p>112.880128</text:p>
              </table:table-cell>
              <table:table-cell office:value-type="float" office:value="146.71104">
                <text:p>146.71104</text:p>
              </table:table-cell>
              <table:table-cell office:value-type="float" office:value="158.525696">
                <text:p>158.52569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12.708096">
                <text:p>112.708096</text:p>
              </table:table-cell>
              <table:table-cell office:value-type="float" office:value="146.288128">
                <text:p>146.288128</text:p>
              </table:table-cell>
              <table:table-cell office:value-type="float" office:value="158.17472">
                <text:p>158.17472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12.481792">
                <text:p>112.481792</text:p>
              </table:table-cell>
              <table:table-cell office:value-type="float" office:value="146.070016">
                <text:p>146.070016</text:p>
              </table:table-cell>
              <table:table-cell office:value-type="float" office:value="157.875968">
                <text:p>157.87596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12.334848">
                <text:p>112.334848</text:p>
              </table:table-cell>
              <table:table-cell office:value-type="float" office:value="145.869056">
                <text:p>145.869056</text:p>
              </table:table-cell>
              <table:table-cell office:value-type="float" office:value="157.577984">
                <text:p>157.57798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12.099072">
                <text:p>112.099072</text:p>
              </table:table-cell>
              <table:table-cell office:value-type="float" office:value="145.694976">
                <text:p>145.694976</text:p>
              </table:table-cell>
              <table:table-cell office:value-type="float" office:value="157.282048">
                <text:p>157.28204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11.94624">
                <text:p>111.94624</text:p>
              </table:table-cell>
              <table:table-cell office:value-type="float" office:value="145.531136">
                <text:p>145.531136</text:p>
              </table:table-cell>
              <table:table-cell office:value-type="float" office:value="157.113856">
                <text:p>157.113856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11.751936">
                <text:p>111.751936</text:p>
              </table:table-cell>
              <table:table-cell office:value-type="float" office:value="145.340928">
                <text:p>145.340928</text:p>
              </table:table-cell>
              <table:table-cell office:value-type="float" office:value="157.271808">
                <text:p>157.271808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11.597056">
                <text:p>111.597056</text:p>
              </table:table-cell>
              <table:table-cell office:value-type="float" office:value="145.186048">
                <text:p>145.186048</text:p>
              </table:table-cell>
              <table:table-cell office:value-type="float" office:value="156.979968">
                <text:p>156.97996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11.3728">
                <text:p>111.3728</text:p>
              </table:table-cell>
              <table:table-cell office:value-type="float" office:value="144.998656">
                <text:p>144.998656</text:p>
              </table:table-cell>
              <table:table-cell office:value-type="float" office:value="156.64896">
                <text:p>156.64896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11.20896">
                <text:p>111.20896</text:p>
              </table:table-cell>
              <table:table-cell office:value-type="float" office:value="144.749824">
                <text:p>144.749824</text:p>
              </table:table-cell>
              <table:table-cell office:value-type="float" office:value="156.340992">
                <text:p>156.34099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10.991616">
                <text:p>110.991616</text:p>
              </table:table-cell>
              <table:table-cell office:value-type="float" office:value="144.245504">
                <text:p>144.245504</text:p>
              </table:table-cell>
              <table:table-cell office:value-type="float" office:value="156.02944">
                <text:p>156.02944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10.829312">
                <text:p>110.829312</text:p>
              </table:table-cell>
              <table:table-cell office:value-type="float" office:value="143.860736">
                <text:p>143.860736</text:p>
              </table:table-cell>
              <table:table-cell office:value-type="float" office:value="155.728896">
                <text:p>155.728896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10.632704">
                <text:p>110.632704</text:p>
              </table:table-cell>
              <table:table-cell office:value-type="float" office:value="143.57504">
                <text:p>143.57504</text:p>
              </table:table-cell>
              <table:table-cell office:value-type="float" office:value="155.43296">
                <text:p>155.43296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10.384128">
                <text:p>110.384128</text:p>
              </table:table-cell>
              <table:table-cell office:value-type="float" office:value="143.378944">
                <text:p>143.378944</text:p>
              </table:table-cell>
              <table:table-cell office:value-type="float" office:value="155.102208">
                <text:p>155.102208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10.209792">
                <text:p>110.209792</text:p>
              </table:table-cell>
              <table:table-cell office:value-type="float" office:value="143.209216">
                <text:p>143.209216</text:p>
              </table:table-cell>
              <table:table-cell office:value-type="float" office:value="154.922496">
                <text:p>154.922496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10.031872">
                <text:p>110.031872</text:p>
              </table:table-cell>
              <table:table-cell office:value-type="float" office:value="143.049728">
                <text:p>143.049728</text:p>
              </table:table-cell>
              <table:table-cell office:value-type="float" office:value="154.994688">
                <text:p>154.994688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09.867008">
                <text:p>109.867008</text:p>
              </table:table-cell>
              <table:table-cell office:value-type="float" office:value="142.885888">
                <text:p>142.885888</text:p>
              </table:table-cell>
              <table:table-cell office:value-type="float" office:value="154.676992">
                <text:p>154.676992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09.660928">
                <text:p>109.660928</text:p>
              </table:table-cell>
              <table:table-cell office:value-type="float" office:value="142.724352">
                <text:p>142.724352</text:p>
              </table:table-cell>
              <table:table-cell office:value-type="float" office:value="154.355968">
                <text:p>154.35596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09.489664">
                <text:p>109.489664</text:p>
              </table:table-cell>
              <table:table-cell office:value-type="float" office:value="142.546688">
                <text:p>142.546688</text:p>
              </table:table-cell>
              <table:table-cell office:value-type="float" office:value="154.059008">
                <text:p>154.059008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09.273856">
                <text:p>109.273856</text:p>
              </table:table-cell>
              <table:table-cell office:value-type="float" office:value="142.3872">
                <text:p>142.3872</text:p>
              </table:table-cell>
              <table:table-cell office:value-type="float" office:value="153.76512">
                <text:p>153.7651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09.082368">
                <text:p>109.082368</text:p>
              </table:table-cell>
              <table:table-cell office:value-type="float" office:value="142.232064">
                <text:p>142.232064</text:p>
              </table:table-cell>
              <table:table-cell office:value-type="float" office:value="153.276672">
                <text:p>153.27667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08.916992">
                <text:p>108.916992</text:p>
              </table:table-cell>
              <table:table-cell office:value-type="float" office:value="142.065664">
                <text:p>142.065664</text:p>
              </table:table-cell>
              <table:table-cell office:value-type="float" office:value="153.440768">
                <text:p>153.440768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08.703744">
                <text:p>108.703744</text:p>
              </table:table-cell>
              <table:table-cell office:value-type="float" office:value="141.91104">
                <text:p>141.91104</text:p>
              </table:table-cell>
              <table:table-cell office:value-type="float" office:value="153.499136">
                <text:p>153.49913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08.536832">
                <text:p>108.536832</text:p>
              </table:table-cell>
              <table:table-cell office:value-type="float" office:value="141.745408">
                <text:p>141.745408</text:p>
              </table:table-cell>
              <table:table-cell office:value-type="float" office:value="153.332992">
                <text:p>153.332992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08.343808">
                <text:p>108.343808</text:p>
              </table:table-cell>
              <table:table-cell office:value-type="float" office:value="141.568">
                <text:p>141.568</text:p>
              </table:table-cell>
              <table:table-cell office:value-type="float" office:value="153.004288">
                <text:p>153.00428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08.160768">
                <text:p>108.160768</text:p>
              </table:table-cell>
              <table:table-cell office:value-type="float" office:value="141.407232">
                <text:p>141.407232</text:p>
              </table:table-cell>
              <table:table-cell office:value-type="float" office:value="153.019904">
                <text:p>153.01990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07.971328">
                <text:p>107.971328</text:p>
              </table:table-cell>
              <table:table-cell office:value-type="float" office:value="141.251328">
                <text:p>141.251328</text:p>
              </table:table-cell>
              <table:table-cell office:value-type="float" office:value="152.965888">
                <text:p>152.965888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07.809792">
                <text:p>107.809792</text:p>
              </table:table-cell>
              <table:table-cell office:value-type="float" office:value="141.075968">
                <text:p>141.075968</text:p>
              </table:table-cell>
              <table:table-cell office:value-type="float" office:value="152.655872">
                <text:p>152.65587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07.650304">
                <text:p>107.650304</text:p>
              </table:table-cell>
              <table:table-cell office:value-type="float" office:value="140.910848">
                <text:p>140.910848</text:p>
              </table:table-cell>
              <table:table-cell office:value-type="float" office:value="152.258304">
                <text:p>152.25830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07.443712">
                <text:p>107.443712</text:p>
              </table:table-cell>
              <table:table-cell office:value-type="float" office:value="140.759808">
                <text:p>140.759808</text:p>
              </table:table-cell>
              <table:table-cell office:value-type="float" office:value="152.15104">
                <text:p>152.1510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07.283968">
                <text:p>107.283968</text:p>
              </table:table-cell>
              <table:table-cell office:value-type="float" office:value="140.576768">
                <text:p>140.576768</text:p>
              </table:table-cell>
              <table:table-cell office:value-type="float" office:value="151.902208">
                <text:p>151.902208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07.116032">
                <text:p>107.116032</text:p>
              </table:table-cell>
              <table:table-cell office:value-type="float" office:value="140.443136">
                <text:p>140.443136</text:p>
              </table:table-cell>
              <table:table-cell office:value-type="float" office:value="151.608576">
                <text:p>151.608576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06.918144">
                <text:p>106.918144</text:p>
              </table:table-cell>
              <table:table-cell office:value-type="float" office:value="140.203264">
                <text:p>140.203264</text:p>
              </table:table-cell>
              <table:table-cell office:value-type="float" office:value="151.996672">
                <text:p>151.99667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06.713856">
                <text:p>106.713856</text:p>
              </table:table-cell>
              <table:table-cell office:value-type="float" office:value="139.95264">
                <text:p>139.95264</text:p>
              </table:table-cell>
              <table:table-cell office:value-type="float" office:value="151.704832">
                <text:p>151.70483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06.54592">
                <text:p>106.54592</text:p>
              </table:table-cell>
              <table:table-cell office:value-type="float" office:value="139.728896">
                <text:p>139.728896</text:p>
              </table:table-cell>
              <table:table-cell office:value-type="float" office:value="151.380224">
                <text:p>151.380224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06.329344">
                <text:p>106.329344</text:p>
              </table:table-cell>
              <table:table-cell office:value-type="float" office:value="139.535872">
                <text:p>139.535872</text:p>
              </table:table-cell>
              <table:table-cell office:value-type="float" office:value="151.078144">
                <text:p>151.078144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06.153472">
                <text:p>106.153472</text:p>
              </table:table-cell>
              <table:table-cell office:value-type="float" office:value="139.37408">
                <text:p>139.37408</text:p>
              </table:table-cell>
              <table:table-cell office:value-type="float" office:value="150.76608">
                <text:p>150.76608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05.969664">
                <text:p>105.969664</text:p>
              </table:table-cell>
              <table:table-cell office:value-type="float" office:value="139.218432">
                <text:p>139.218432</text:p>
              </table:table-cell>
              <table:table-cell office:value-type="float" office:value="150.470656">
                <text:p>150.47065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05.758976">
                <text:p>105.758976</text:p>
              </table:table-cell>
              <table:table-cell office:value-type="float" office:value="138.929152">
                <text:p>138.929152</text:p>
              </table:table-cell>
              <table:table-cell office:value-type="float" office:value="150.177024">
                <text:p>150.177024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05.608704">
                <text:p>105.608704</text:p>
              </table:table-cell>
              <table:table-cell office:value-type="float" office:value="138.744832">
                <text:p>138.744832</text:p>
              </table:table-cell>
              <table:table-cell office:value-type="float" office:value="149.90592">
                <text:p>149.9059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05.366016">
                <text:p>105.366016</text:p>
              </table:table-cell>
              <table:table-cell office:value-type="float" office:value="138.55104">
                <text:p>138.55104</text:p>
              </table:table-cell>
              <table:table-cell office:value-type="float" office:value="149.60512">
                <text:p>149.6051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05.177088">
                <text:p>105.177088</text:p>
              </table:table-cell>
              <table:table-cell office:value-type="float" office:value="138.363904">
                <text:p>138.363904</text:p>
              </table:table-cell>
              <table:table-cell office:value-type="float" office:value="149.296896">
                <text:p>149.296896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05.026816">
                <text:p>105.026816</text:p>
              </table:table-cell>
              <table:table-cell office:value-type="float" office:value="138.072576">
                <text:p>138.072576</text:p>
              </table:table-cell>
              <table:table-cell office:value-type="float" office:value="148.955648">
                <text:p>148.955648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04.801792">
                <text:p>104.801792</text:p>
              </table:table-cell>
              <table:table-cell office:value-type="float" office:value="137.84576">
                <text:p>137.84576</text:p>
              </table:table-cell>
              <table:table-cell office:value-type="float" office:value="148.651776">
                <text:p>148.651776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04.605952">
                <text:p>104.605952</text:p>
              </table:table-cell>
              <table:table-cell office:value-type="float" office:value="137.319424">
                <text:p>137.319424</text:p>
              </table:table-cell>
              <table:table-cell office:value-type="float" office:value="148.34304">
                <text:p>148.34304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04.464128">
                <text:p>104.464128</text:p>
              </table:table-cell>
              <table:table-cell office:value-type="float" office:value="136.94208">
                <text:p>136.94208</text:p>
              </table:table-cell>
              <table:table-cell office:value-type="float" office:value="148.008704">
                <text:p>148.00870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04.256">
                <text:p>104.256</text:p>
              </table:table-cell>
              <table:table-cell office:value-type="float" office:value="136.687104">
                <text:p>136.687104</text:p>
              </table:table-cell>
              <table:table-cell office:value-type="float" office:value="147.84512">
                <text:p>147.8451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04.087296">
                <text:p>104.087296</text:p>
              </table:table-cell>
              <table:table-cell office:value-type="float" office:value="136.323072">
                <text:p>136.323072</text:p>
              </table:table-cell>
              <table:table-cell office:value-type="float" office:value="148.02688">
                <text:p>148.0268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03.934976">
                <text:p>103.934976</text:p>
              </table:table-cell>
              <table:table-cell office:value-type="float" office:value="135.942912">
                <text:p>135.942912</text:p>
              </table:table-cell>
              <table:table-cell office:value-type="float" office:value="147.703296">
                <text:p>147.703296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03.725824">
                <text:p>103.725824</text:p>
              </table:table-cell>
              <table:table-cell office:value-type="float" office:value="135.7568">
                <text:p>135.7568</text:p>
              </table:table-cell>
              <table:table-cell office:value-type="float" office:value="147.400192">
                <text:p>147.40019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03.55968">
                <text:p>103.55968</text:p>
              </table:table-cell>
              <table:table-cell office:value-type="float" office:value="135.590912">
                <text:p>135.590912</text:p>
              </table:table-cell>
              <table:table-cell office:value-type="float" office:value="147.087104">
                <text:p>147.087104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03.352576">
                <text:p>103.352576</text:p>
              </table:table-cell>
              <table:table-cell office:value-type="float" office:value="135.433728">
                <text:p>135.433728</text:p>
              </table:table-cell>
              <table:table-cell office:value-type="float" office:value="146.792192">
                <text:p>146.79219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03.18208">
                <text:p>103.18208</text:p>
              </table:table-cell>
              <table:table-cell office:value-type="float" office:value="135.26912">
                <text:p>135.26912</text:p>
              </table:table-cell>
              <table:table-cell office:value-type="float" office:value="146.457344">
                <text:p>146.457344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03.003136">
                <text:p>103.003136</text:p>
              </table:table-cell>
              <table:table-cell office:value-type="float" office:value="135.110912">
                <text:p>135.110912</text:p>
              </table:table-cell>
              <table:table-cell office:value-type="float" office:value="146.153984">
                <text:p>146.15398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02.855424">
                <text:p>102.855424</text:p>
              </table:table-cell>
              <table:table-cell office:value-type="float" office:value="134.94784">
                <text:p>134.94784</text:p>
              </table:table-cell>
              <table:table-cell office:value-type="float" office:value="145.841664">
                <text:p>145.841664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02.686208">
                <text:p>102.686208</text:p>
              </table:table-cell>
              <table:table-cell office:value-type="float" office:value="134.786048">
                <text:p>134.786048</text:p>
              </table:table-cell>
              <table:table-cell office:value-type="float" office:value="145.495296">
                <text:p>145.495296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02.478848">
                <text:p>102.478848</text:p>
              </table:table-cell>
              <table:table-cell office:value-type="float" office:value="134.678016">
                <text:p>134.678016</text:p>
              </table:table-cell>
              <table:table-cell office:value-type="float" office:value="145.330176">
                <text:p>145.330176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02.32704">
                <text:p>102.32704</text:p>
              </table:table-cell>
              <table:table-cell office:value-type="float" office:value="134.496">
                <text:p>134.496</text:p>
              </table:table-cell>
              <table:table-cell office:value-type="float" office:value="145.535232">
                <text:p>145.53523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02.178304">
                <text:p>102.178304</text:p>
              </table:table-cell>
              <table:table-cell office:value-type="float" office:value="134.309376">
                <text:p>134.309376</text:p>
              </table:table-cell>
              <table:table-cell office:value-type="float" office:value="145.243136">
                <text:p>145.243136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01.949696">
                <text:p>101.949696</text:p>
              </table:table-cell>
              <table:table-cell office:value-type="float" office:value="134.126848">
                <text:p>134.126848</text:p>
              </table:table-cell>
              <table:table-cell office:value-type="float" office:value="144.948736">
                <text:p>144.948736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01.806848">
                <text:p>101.806848</text:p>
              </table:table-cell>
              <table:table-cell office:value-type="float" office:value="133.945088">
                <text:p>133.945088</text:p>
              </table:table-cell>
              <table:table-cell office:value-type="float" office:value="144.6528">
                <text:p>144.6528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01.63712">
                <text:p>101.63712</text:p>
              </table:table-cell>
              <table:table-cell office:value-type="float" office:value="133.761024">
                <text:p>133.761024</text:p>
              </table:table-cell>
              <table:table-cell office:value-type="float" office:value="144.359936">
                <text:p>144.359936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01.477888">
                <text:p>101.477888</text:p>
              </table:table-cell>
              <table:table-cell office:value-type="float" office:value="133.57696">
                <text:p>133.57696</text:p>
              </table:table-cell>
              <table:table-cell office:value-type="float" office:value="144.064512">
                <text:p>144.06451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01.324032">
                <text:p>101.324032</text:p>
              </table:table-cell>
              <table:table-cell office:value-type="float" office:value="133.403648">
                <text:p>133.403648</text:p>
              </table:table-cell>
              <table:table-cell office:value-type="float" office:value="143.771904">
                <text:p>143.771904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01.13792">
                <text:p>101.13792</text:p>
              </table:table-cell>
              <table:table-cell office:value-type="float" office:value="133.206016">
                <text:p>133.206016</text:p>
              </table:table-cell>
              <table:table-cell office:value-type="float" office:value="143.437056">
                <text:p>143.437056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00.902144">
                <text:p>100.902144</text:p>
              </table:table-cell>
              <table:table-cell office:value-type="float" office:value="132.780032">
                <text:p>132.780032</text:p>
              </table:table-cell>
              <table:table-cell office:value-type="float" office:value="143.132928">
                <text:p>143.132928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00.742144">
                <text:p>100.742144</text:p>
              </table:table-cell>
              <table:table-cell office:value-type="float" office:value="132.51328">
                <text:p>132.51328</text:p>
              </table:table-cell>
              <table:table-cell office:value-type="float" office:value="143.036416">
                <text:p>143.036416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00.520448">
                <text:p>100.520448</text:p>
              </table:table-cell>
              <table:table-cell office:value-type="float" office:value="132.325632">
                <text:p>132.325632</text:p>
              </table:table-cell>
              <table:table-cell office:value-type="float" office:value="142.759936">
                <text:p>142.75993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00.352">
                <text:p>100.352</text:p>
              </table:table-cell>
              <table:table-cell office:value-type="float" office:value="132.17536">
                <text:p>132.17536</text:p>
              </table:table-cell>
              <table:table-cell office:value-type="float" office:value="142.71488">
                <text:p>142.71488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00.144128">
                <text:p>100.144128</text:p>
              </table:table-cell>
              <table:table-cell office:value-type="float" office:value="131.865856">
                <text:p>131.865856</text:p>
              </table:table-cell>
              <table:table-cell office:value-type="float" office:value="142.41408">
                <text:p>142.41408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99.974656">
                <text:p>99.974656</text:p>
              </table:table-cell>
              <table:table-cell office:value-type="float" office:value="131.627776">
                <text:p>131.627776</text:p>
              </table:table-cell>
              <table:table-cell office:value-type="float" office:value="142.107904">
                <text:p>142.107904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99.767552">
                <text:p>99.767552</text:p>
              </table:table-cell>
              <table:table-cell office:value-type="float" office:value="131.456">
                <text:p>131.456</text:p>
              </table:table-cell>
              <table:table-cell office:value-type="float" office:value="141.811968">
                <text:p>141.811968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99.579904">
                <text:p>99.579904</text:p>
              </table:table-cell>
              <table:table-cell office:value-type="float" office:value="131.29088">
                <text:p>131.29088</text:p>
              </table:table-cell>
              <table:table-cell office:value-type="float" office:value="141.515264">
                <text:p>141.515264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99.424">
                <text:p>99.424</text:p>
              </table:table-cell>
              <table:table-cell office:value-type="float" office:value="131.086336">
                <text:p>131.086336</text:p>
              </table:table-cell>
              <table:table-cell office:value-type="float" office:value="141.211904">
                <text:p>141.21190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99.192064">
                <text:p>99.192064</text:p>
              </table:table-cell>
              <table:table-cell office:value-type="float" office:value="130.866176">
                <text:p>130.866176</text:p>
              </table:table-cell>
              <table:table-cell office:value-type="float" office:value="141.037056">
                <text:p>141.037056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99.044864">
                <text:p>99.044864</text:p>
              </table:table-cell>
              <table:table-cell office:value-type="float" office:value="130.681088">
                <text:p>130.681088</text:p>
              </table:table-cell>
              <table:table-cell office:value-type="float" office:value="141.072896">
                <text:p>141.072896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98.852096">
                <text:p>98.852096</text:p>
              </table:table-cell>
              <table:table-cell office:value-type="float" office:value="130.518016">
                <text:p>130.518016</text:p>
              </table:table-cell>
              <table:table-cell office:value-type="float" office:value="140.782592">
                <text:p>140.78259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98.652672">
                <text:p>98.652672</text:p>
              </table:table-cell>
              <table:table-cell office:value-type="float" office:value="130.231808">
                <text:p>130.231808</text:p>
              </table:table-cell>
              <table:table-cell office:value-type="float" office:value="140.454656">
                <text:p>140.45465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98.486784">
                <text:p>98.486784</text:p>
              </table:table-cell>
              <table:table-cell office:value-type="float" office:value="129.759232">
                <text:p>129.759232</text:p>
              </table:table-cell>
              <table:table-cell office:value-type="float" office:value="140.1472">
                <text:p>140.147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98.243072">
                <text:p>98.243072</text:p>
              </table:table-cell>
              <table:table-cell office:value-type="float" office:value="129.4912">
                <text:p>129.4912</text:p>
              </table:table-cell>
              <table:table-cell office:value-type="float" office:value="139.837184">
                <text:p>139.837184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98.07104">
                <text:p>98.07104</text:p>
              </table:table-cell>
              <table:table-cell office:value-type="float" office:value="129.310208">
                <text:p>129.310208</text:p>
              </table:table-cell>
              <table:table-cell office:value-type="float" office:value="139.666944">
                <text:p>139.66694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97.88928">
                <text:p>97.88928</text:p>
              </table:table-cell>
              <table:table-cell office:value-type="float" office:value="129.091072">
                <text:p>129.091072</text:p>
              </table:table-cell>
              <table:table-cell office:value-type="float" office:value="139.604224">
                <text:p>139.604224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97.672192">
                <text:p>97.672192</text:p>
              </table:table-cell>
              <table:table-cell office:value-type="float" office:value="128.926976">
                <text:p>128.926976</text:p>
              </table:table-cell>
              <table:table-cell office:value-type="float" office:value="139.26912">
                <text:p>139.26912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97.506304">
                <text:p>97.506304</text:p>
              </table:table-cell>
              <table:table-cell office:value-type="float" office:value="128.751104">
                <text:p>128.751104</text:p>
              </table:table-cell>
              <table:table-cell office:value-type="float" office:value="138.932736">
                <text:p>138.932736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97.334784">
                <text:p>97.334784</text:p>
              </table:table-cell>
              <table:table-cell office:value-type="float" office:value="128.609024">
                <text:p>128.609024</text:p>
              </table:table-cell>
              <table:table-cell office:value-type="float" office:value="138.721792">
                <text:p>138.721792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97.16864">
                <text:p>97.16864</text:p>
              </table:table-cell>
              <table:table-cell office:value-type="float" office:value="128.430848">
                <text:p>128.430848</text:p>
              </table:table-cell>
              <table:table-cell office:value-type="float" office:value="138.653696">
                <text:p>138.653696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97.004032">
                <text:p>97.004032</text:p>
              </table:table-cell>
              <table:table-cell office:value-type="float" office:value="128.246016">
                <text:p>128.246016</text:p>
              </table:table-cell>
              <table:table-cell office:value-type="float" office:value="138.344192">
                <text:p>138.34419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96.80128">
                <text:p>96.80128</text:p>
              </table:table-cell>
              <table:table-cell office:value-type="float" office:value="128.090112">
                <text:p>128.090112</text:p>
              </table:table-cell>
              <table:table-cell office:value-type="float" office:value="138.089728">
                <text:p>138.08972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96.588032">
                <text:p>96.588032</text:p>
              </table:table-cell>
              <table:table-cell office:value-type="float" office:value="127.936512">
                <text:p>127.936512</text:p>
              </table:table-cell>
              <table:table-cell office:value-type="float" office:value="137.912576">
                <text:p>137.912576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96.465152">
                <text:p>96.465152</text:p>
              </table:table-cell>
              <table:table-cell office:value-type="float" office:value="127.769856">
                <text:p>127.769856</text:p>
              </table:table-cell>
              <table:table-cell office:value-type="float" office:value="137.918976">
                <text:p>137.918976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96.122112">
                <text:p>96.122112</text:p>
              </table:table-cell>
              <table:table-cell office:value-type="float" office:value="127.56992">
                <text:p>127.56992</text:p>
              </table:table-cell>
              <table:table-cell office:value-type="float" office:value="137.613824">
                <text:p>137.613824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95.961088">
                <text:p>95.961088</text:p>
              </table:table-cell>
              <table:table-cell office:value-type="float" office:value="127.427072">
                <text:p>127.427072</text:p>
              </table:table-cell>
              <table:table-cell office:value-type="float" office:value="137.31712">
                <text:p>137.31712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94.699776">
                <text:p>94.699776</text:p>
              </table:table-cell>
              <table:table-cell office:value-type="float" office:value="127.2448">
                <text:p>127.2448</text:p>
              </table:table-cell>
              <table:table-cell office:value-type="float" office:value="137.024">
                <text:p>137.024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94.501376">
                <text:p>94.501376</text:p>
              </table:table-cell>
              <table:table-cell office:value-type="float" office:value="127.078912">
                <text:p>127.078912</text:p>
              </table:table-cell>
              <table:table-cell office:value-type="float" office:value="136.784896">
                <text:p>136.78489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94.318592">
                <text:p>94.318592</text:p>
              </table:table-cell>
              <table:table-cell office:value-type="float" office:value="126.895872">
                <text:p>126.895872</text:p>
              </table:table-cell>
              <table:table-cell office:value-type="float" office:value="136.777216">
                <text:p>136.77721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94.15424">
                <text:p>94.15424</text:p>
              </table:table-cell>
              <table:table-cell office:value-type="float" office:value="126.732288">
                <text:p>126.732288</text:p>
              </table:table-cell>
              <table:table-cell office:value-type="float" office:value="136.461312">
                <text:p>136.461312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93.992192">
                <text:p>93.992192</text:p>
              </table:table-cell>
              <table:table-cell office:value-type="float" office:value="126.567936">
                <text:p>126.567936</text:p>
              </table:table-cell>
              <table:table-cell office:value-type="float" office:value="136.108544">
                <text:p>136.108544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93.824768">
                <text:p>93.824768</text:p>
              </table:table-cell>
              <table:table-cell office:value-type="float" office:value="126.406144">
                <text:p>126.406144</text:p>
              </table:table-cell>
              <table:table-cell office:value-type="float" office:value="135.800832">
                <text:p>135.8008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3.616128">
                <text:p>93.616128</text:p>
              </table:table-cell>
              <table:table-cell office:value-type="float" office:value="126.127872">
                <text:p>126.127872</text:p>
              </table:table-cell>
              <table:table-cell office:value-type="float" office:value="135.684864">
                <text:p>135.684864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93.445632">
                <text:p>93.445632</text:p>
              </table:table-cell>
              <table:table-cell office:value-type="float" office:value="125.897728">
                <text:p>125.897728</text:p>
              </table:table-cell>
              <table:table-cell office:value-type="float" office:value="135.393792">
                <text:p>135.39379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93.225472">
                <text:p>93.225472</text:p>
              </table:table-cell>
              <table:table-cell office:value-type="float" office:value="125.720064">
                <text:p>125.720064</text:p>
              </table:table-cell>
              <table:table-cell office:value-type="float" office:value="135.264768">
                <text:p>135.26476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93.048832">
                <text:p>93.048832</text:p>
              </table:table-cell>
              <table:table-cell office:value-type="float" office:value="125.553152">
                <text:p>125.553152</text:p>
              </table:table-cell>
              <table:table-cell office:value-type="float" office:value="134.973696">
                <text:p>134.973696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92.871936">
                <text:p>92.871936</text:p>
              </table:table-cell>
              <table:table-cell office:value-type="float" office:value="125.388032">
                <text:p>125.388032</text:p>
              </table:table-cell>
              <table:table-cell office:value-type="float" office:value="134.806528">
                <text:p>134.806528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92.663296">
                <text:p>92.663296</text:p>
              </table:table-cell>
              <table:table-cell office:value-type="float" office:value="125.267968">
                <text:p>125.267968</text:p>
              </table:table-cell>
              <table:table-cell office:value-type="float" office:value="134.80704">
                <text:p>134.80704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92.50816">
                <text:p>92.50816</text:p>
              </table:table-cell>
              <table:table-cell office:value-type="float" office:value="125.085952">
                <text:p>125.085952</text:p>
              </table:table-cell>
              <table:table-cell office:value-type="float" office:value="134.503936">
                <text:p>134.503936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92.33792">
                <text:p>92.33792</text:p>
              </table:table-cell>
              <table:table-cell office:value-type="float" office:value="124.939008">
                <text:p>124.939008</text:p>
              </table:table-cell>
              <table:table-cell office:value-type="float" office:value="134.210048">
                <text:p>134.210048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92.13056">
                <text:p>92.13056</text:p>
              </table:table-cell>
              <table:table-cell office:value-type="float" office:value="124.638208">
                <text:p>124.638208</text:p>
              </table:table-cell>
              <table:table-cell office:value-type="float" office:value="133.913088">
                <text:p>133.91308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91.994112">
                <text:p>91.994112</text:p>
              </table:table-cell>
              <table:table-cell office:value-type="float" office:value="124.41856">
                <text:p>124.41856</text:p>
              </table:table-cell>
              <table:table-cell office:value-type="float" office:value="133.778944">
                <text:p>133.77894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1.757056">
                <text:p>91.757056</text:p>
              </table:table-cell>
              <table:table-cell office:value-type="float" office:value="124.172032">
                <text:p>124.172032</text:p>
              </table:table-cell>
              <table:table-cell office:value-type="float" office:value="133.478144">
                <text:p>133.478144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91.590656">
                <text:p>91.590656</text:p>
              </table:table-cell>
              <table:table-cell office:value-type="float" office:value="124.015104">
                <text:p>124.015104</text:p>
              </table:table-cell>
              <table:table-cell office:value-type="float" office:value="133.362176">
                <text:p>133.362176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91.436288">
                <text:p>91.436288</text:p>
              </table:table-cell>
              <table:table-cell office:value-type="float" office:value="123.855872">
                <text:p>123.855872</text:p>
              </table:table-cell>
              <table:table-cell office:value-type="float" office:value="133.020928">
                <text:p>133.020928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91.22688">
                <text:p>91.22688</text:p>
              </table:table-cell>
              <table:table-cell office:value-type="float" office:value="123.693056">
                <text:p>123.693056</text:p>
              </table:table-cell>
              <table:table-cell office:value-type="float" office:value="132.851968">
                <text:p>132.851968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91.001088">
                <text:p>91.001088</text:p>
              </table:table-cell>
              <table:table-cell office:value-type="float" office:value="123.532288">
                <text:p>123.532288</text:p>
              </table:table-cell>
              <table:table-cell office:value-type="float" office:value="132.748288">
                <text:p>132.74828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90.843904">
                <text:p>90.843904</text:p>
              </table:table-cell>
              <table:table-cell office:value-type="float" office:value="123.367168">
                <text:p>123.367168</text:p>
              </table:table-cell>
              <table:table-cell office:value-type="float" office:value="132.451328">
                <text:p>132.451328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90.678784">
                <text:p>90.678784</text:p>
              </table:table-cell>
              <table:table-cell office:value-type="float" office:value="123.202816">
                <text:p>123.202816</text:p>
              </table:table-cell>
              <table:table-cell office:value-type="float" office:value="132.265984">
                <text:p>132.265984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90.447104">
                <text:p>90.447104</text:p>
              </table:table-cell>
              <table:table-cell office:value-type="float" office:value="122.897152">
                <text:p>122.897152</text:p>
              </table:table-cell>
              <table:table-cell office:value-type="float" office:value="132.267008">
                <text:p>132.267008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90.334208">
                <text:p>90.334208</text:p>
              </table:table-cell>
              <table:table-cell office:value-type="float" office:value="122.658304">
                <text:p>122.658304</text:p>
              </table:table-cell>
              <table:table-cell office:value-type="float" office:value="131.965184">
                <text:p>131.965184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90.02496">
                <text:p>90.02496</text:p>
              </table:table-cell>
              <table:table-cell office:value-type="float" office:value="122.482944">
                <text:p>122.482944</text:p>
              </table:table-cell>
              <table:table-cell office:value-type="float" office:value="131.65696">
                <text:p>131.6569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89.814784">
                <text:p>89.814784</text:p>
              </table:table-cell>
              <table:table-cell office:value-type="float" office:value="122.320128">
                <text:p>122.320128</text:p>
              </table:table-cell>
              <table:table-cell office:value-type="float" office:value="131.359744">
                <text:p>131.35974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89.664">
                <text:p>89.664</text:p>
              </table:table-cell>
              <table:table-cell office:value-type="float" office:value="122.15808">
                <text:p>122.15808</text:p>
              </table:table-cell>
              <table:table-cell office:value-type="float" office:value="131.065088">
                <text:p>131.065088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89.438976">
                <text:p>89.438976</text:p>
              </table:table-cell>
              <table:table-cell office:value-type="float" office:value="121.9968">
                <text:p>121.9968</text:p>
              </table:table-cell>
              <table:table-cell office:value-type="float" office:value="130.850816">
                <text:p>130.850816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89.268992">
                <text:p>89.268992</text:p>
              </table:table-cell>
              <table:table-cell office:value-type="float" office:value="121.835776">
                <text:p>121.835776</text:p>
              </table:table-cell>
              <table:table-cell office:value-type="float" office:value="130.816768">
                <text:p>130.816768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89.077504">
                <text:p>89.077504</text:p>
              </table:table-cell>
              <table:table-cell office:value-type="float" office:value="121.67168">
                <text:p>121.67168</text:p>
              </table:table-cell>
              <table:table-cell office:value-type="float" office:value="130.51136">
                <text:p>130.51136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88.847104">
                <text:p>88.847104</text:p>
              </table:table-cell>
              <table:table-cell office:value-type="float" office:value="121.515776">
                <text:p>121.515776</text:p>
              </table:table-cell>
              <table:table-cell office:value-type="float" office:value="130.177024">
                <text:p>130.177024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88.679936">
                <text:p>88.679936</text:p>
              </table:table-cell>
              <table:table-cell office:value-type="float" office:value="121.247232">
                <text:p>121.247232</text:p>
              </table:table-cell>
              <table:table-cell office:value-type="float" office:value="129.906944">
                <text:p>129.906944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88.506624">
                <text:p>88.506624</text:p>
              </table:table-cell>
              <table:table-cell office:value-type="float" office:value="120.91008">
                <text:p>120.91008</text:p>
              </table:table-cell>
              <table:table-cell office:value-type="float" office:value="129.717504">
                <text:p>129.717504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88.34304">
                <text:p>88.34304</text:p>
              </table:table-cell>
              <table:table-cell office:value-type="float" office:value="120.638976">
                <text:p>120.638976</text:p>
              </table:table-cell>
              <table:table-cell office:value-type="float" office:value="129.57184">
                <text:p>129.57184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88.091904">
                <text:p>88.091904</text:p>
              </table:table-cell>
              <table:table-cell office:value-type="float" office:value="120.460032">
                <text:p>120.460032</text:p>
              </table:table-cell>
              <table:table-cell office:value-type="float" office:value="129.547008">
                <text:p>129.54700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7.922176">
                <text:p>87.922176</text:p>
              </table:table-cell>
              <table:table-cell office:value-type="float" office:value="120.29312">
                <text:p>120.29312</text:p>
              </table:table-cell>
              <table:table-cell office:value-type="float" office:value="129.622016">
                <text:p>129.622016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87.746048">
                <text:p>87.746048</text:p>
              </table:table-cell>
              <table:table-cell office:value-type="float" office:value="120.139264">
                <text:p>120.139264</text:p>
              </table:table-cell>
              <table:table-cell office:value-type="float" office:value="129.620992">
                <text:p>129.620992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87.545856">
                <text:p>87.545856</text:p>
              </table:table-cell>
              <table:table-cell office:value-type="float" office:value="119.960832">
                <text:p>119.960832</text:p>
              </table:table-cell>
              <table:table-cell office:value-type="float" office:value="129.284096">
                <text:p>129.284096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87.36128">
                <text:p>87.36128</text:p>
              </table:table-cell>
              <table:table-cell office:value-type="float" office:value="119.814656">
                <text:p>119.814656</text:p>
              </table:table-cell>
              <table:table-cell office:value-type="float" office:value="128.941312">
                <text:p>128.94131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87.235072">
                <text:p>87.235072</text:p>
              </table:table-cell>
              <table:table-cell office:value-type="float" office:value="119.705856">
                <text:p>119.705856</text:p>
              </table:table-cell>
              <table:table-cell office:value-type="float" office:value="128.676352">
                <text:p>128.676352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86.994944">
                <text:p>86.994944</text:p>
              </table:table-cell>
              <table:table-cell office:value-type="float" office:value="119.525888">
                <text:p>119.525888</text:p>
              </table:table-cell>
              <table:table-cell office:value-type="float" office:value="128.445696">
                <text:p>128.445696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86.801152">
                <text:p>86.801152</text:p>
              </table:table-cell>
              <table:table-cell office:value-type="float" office:value="119.151872">
                <text:p>119.151872</text:p>
              </table:table-cell>
              <table:table-cell office:value-type="float" office:value="128.40576">
                <text:p>128.40576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86.651648">
                <text:p>86.651648</text:p>
              </table:table-cell>
              <table:table-cell office:value-type="float" office:value="118.914304">
                <text:p>118.914304</text:p>
              </table:table-cell>
              <table:table-cell office:value-type="float" office:value="128.104448">
                <text:p>128.104448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86.457856">
                <text:p>86.457856</text:p>
              </table:table-cell>
              <table:table-cell office:value-type="float" office:value="118.723328">
                <text:p>118.723328</text:p>
              </table:table-cell>
              <table:table-cell office:value-type="float" office:value="127.808768">
                <text:p>127.80876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86.296832">
                <text:p>86.296832</text:p>
              </table:table-cell>
              <table:table-cell office:value-type="float" office:value="118.562048">
                <text:p>118.562048</text:p>
              </table:table-cell>
              <table:table-cell office:value-type="float" office:value="127.474688">
                <text:p>127.47468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86.112768">
                <text:p>86.112768</text:p>
              </table:table-cell>
              <table:table-cell office:value-type="float" office:value="118.439936">
                <text:p>118.439936</text:p>
              </table:table-cell>
              <table:table-cell office:value-type="float" office:value="127.610368">
                <text:p>127.610368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85.929728">
                <text:p>85.929728</text:p>
              </table:table-cell>
              <table:table-cell office:value-type="float" office:value="118.25792">
                <text:p>118.25792</text:p>
              </table:table-cell>
              <table:table-cell office:value-type="float" office:value="127.638272">
                <text:p>127.63827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85.732864">
                <text:p>85.732864</text:p>
              </table:table-cell>
              <table:table-cell office:value-type="float" office:value="118.070784">
                <text:p>118.070784</text:p>
              </table:table-cell>
              <table:table-cell office:value-type="float" office:value="127.643136">
                <text:p>127.643136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85.56288">
                <text:p>85.56288</text:p>
              </table:table-cell>
              <table:table-cell office:value-type="float" office:value="117.913088">
                <text:p>117.913088</text:p>
              </table:table-cell>
              <table:table-cell office:value-type="float" office:value="127.657728">
                <text:p>127.657728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85.392128">
                <text:p>85.392128</text:p>
              </table:table-cell>
              <table:table-cell office:value-type="float" office:value="117.735424">
                <text:p>117.735424</text:p>
              </table:table-cell>
              <table:table-cell office:value-type="float" office:value="127.521024">
                <text:p>127.521024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85.227776">
                <text:p>85.227776</text:p>
              </table:table-cell>
              <table:table-cell office:value-type="float" office:value="117.582336">
                <text:p>117.582336</text:p>
              </table:table-cell>
              <table:table-cell office:value-type="float" office:value="127.421184">
                <text:p>127.42118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85.0176">
                <text:p>85.0176</text:p>
              </table:table-cell>
              <table:table-cell office:value-type="float" office:value="117.41952">
                <text:p>117.41952</text:p>
              </table:table-cell>
              <table:table-cell office:value-type="float" office:value="127.099904">
                <text:p>127.099904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84.812032">
                <text:p>84.812032</text:p>
              </table:table-cell>
              <table:table-cell office:value-type="float" office:value="117.257984">
                <text:p>117.257984</text:p>
              </table:table-cell>
              <table:table-cell office:value-type="float" office:value="126.985984">
                <text:p>126.985984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84.641536">
                <text:p>84.641536</text:p>
              </table:table-cell>
              <table:table-cell office:value-type="float" office:value="117.10208">
                <text:p>117.10208</text:p>
              </table:table-cell>
              <table:table-cell office:value-type="float" office:value="127.00416">
                <text:p>127.00416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84.46848">
                <text:p>84.46848</text:p>
              </table:table-cell>
              <table:table-cell office:value-type="float" office:value="116.934144">
                <text:p>116.934144</text:p>
              </table:table-cell>
              <table:table-cell office:value-type="float" office:value="126.950144">
                <text:p>126.95014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84.304896">
                <text:p>84.304896</text:p>
              </table:table-cell>
              <table:table-cell office:value-type="float" office:value="116.749056">
                <text:p>116.749056</text:p>
              </table:table-cell>
              <table:table-cell office:value-type="float" office:value="126.661376">
                <text:p>126.661376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84.094976">
                <text:p>84.094976</text:p>
              </table:table-cell>
              <table:table-cell office:value-type="float" office:value="116.581376">
                <text:p>116.581376</text:p>
              </table:table-cell>
              <table:table-cell office:value-type="float" office:value="126.332928">
                <text:p>126.33292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83.897856">
                <text:p>83.897856</text:p>
              </table:table-cell>
              <table:table-cell office:value-type="float" office:value="116.425472">
                <text:p>116.425472</text:p>
              </table:table-cell>
              <table:table-cell office:value-type="float" office:value="126.610944">
                <text:p>126.610944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83.739136">
                <text:p>83.739136</text:p>
              </table:table-cell>
              <table:table-cell office:value-type="float" office:value="116.27648">
                <text:p>116.27648</text:p>
              </table:table-cell>
              <table:table-cell office:value-type="float" office:value="126.462208">
                <text:p>126.462208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83.558912">
                <text:p>83.558912</text:p>
              </table:table-cell>
              <table:table-cell office:value-type="float" office:value="115.997184">
                <text:p>115.997184</text:p>
              </table:table-cell>
              <table:table-cell office:value-type="float" office:value="126.470144">
                <text:p>126.470144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83.414016">
                <text:p>83.414016</text:p>
              </table:table-cell>
              <table:table-cell office:value-type="float" office:value="115.76576">
                <text:p>115.76576</text:p>
              </table:table-cell>
              <table:table-cell office:value-type="float" office:value="126.1824">
                <text:p>126.1824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83.186176">
                <text:p>83.186176</text:p>
              </table:table-cell>
              <table:table-cell office:value-type="float" office:value="115.616">
                <text:p>115.616</text:p>
              </table:table-cell>
              <table:table-cell office:value-type="float" office:value="125.884928">
                <text:p>125.884928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83.008">
                <text:p>83.008</text:p>
              </table:table-cell>
              <table:table-cell office:value-type="float" office:value="115.455488">
                <text:p>115.455488</text:p>
              </table:table-cell>
              <table:table-cell office:value-type="float" office:value="125.593088">
                <text:p>125.593088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82.799616">
                <text:p>82.799616</text:p>
              </table:table-cell>
              <table:table-cell office:value-type="float" office:value="115.29088">
                <text:p>115.29088</text:p>
              </table:table-cell>
              <table:table-cell office:value-type="float" office:value="125.555712">
                <text:p>125.555712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82.624">
                <text:p>82.624</text:p>
              </table:table-cell>
              <table:table-cell office:value-type="float" office:value="115.17568">
                <text:p>115.17568</text:p>
              </table:table-cell>
              <table:table-cell office:value-type="float" office:value="125.265152">
                <text:p>125.26515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2.461696">
                <text:p>82.461696</text:p>
              </table:table-cell>
              <table:table-cell office:value-type="float" office:value="115.012608">
                <text:p>115.012608</text:p>
              </table:table-cell>
              <table:table-cell office:value-type="float" office:value="124.934912">
                <text:p>124.93491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82.252288">
                <text:p>82.252288</text:p>
              </table:table-cell>
              <table:table-cell office:value-type="float" office:value="114.743552">
                <text:p>114.743552</text:p>
              </table:table-cell>
              <table:table-cell office:value-type="float" office:value="124.933888">
                <text:p>124.933888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82.087936">
                <text:p>82.087936</text:p>
              </table:table-cell>
              <table:table-cell office:value-type="float" office:value="114.40512">
                <text:p>114.40512</text:p>
              </table:table-cell>
              <table:table-cell office:value-type="float" office:value="124.578048">
                <text:p>124.578048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81.897216">
                <text:p>81.897216</text:p>
              </table:table-cell>
              <table:table-cell office:value-type="float" office:value="114.096896">
                <text:p>114.096896</text:p>
              </table:table-cell>
              <table:table-cell office:value-type="float" office:value="124.247552">
                <text:p>124.247552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81.753088">
                <text:p>81.753088</text:p>
              </table:table-cell>
              <table:table-cell office:value-type="float" office:value="113.895424">
                <text:p>113.895424</text:p>
              </table:table-cell>
              <table:table-cell office:value-type="float" office:value="123.922432">
                <text:p>123.92243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81.526784">
                <text:p>81.526784</text:p>
              </table:table-cell>
              <table:table-cell office:value-type="float" office:value="113.748224">
                <text:p>113.748224</text:p>
              </table:table-cell>
              <table:table-cell office:value-type="float" office:value="123.600128">
                <text:p>123.600128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81.382144">
                <text:p>81.382144</text:p>
              </table:table-cell>
              <table:table-cell office:value-type="float" office:value="113.589248">
                <text:p>113.589248</text:p>
              </table:table-cell>
              <table:table-cell office:value-type="float" office:value="123.175168">
                <text:p>123.17516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81.14176">
                <text:p>81.14176</text:p>
              </table:table-cell>
              <table:table-cell office:value-type="float" office:value="113.279488">
                <text:p>113.279488</text:p>
              </table:table-cell>
              <table:table-cell office:value-type="float" office:value="122.823936">
                <text:p>122.823936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80.960768">
                <text:p>80.960768</text:p>
              </table:table-cell>
              <table:table-cell office:value-type="float" office:value="112.80512">
                <text:p>112.80512</text:p>
              </table:table-cell>
              <table:table-cell office:value-type="float" office:value="122.49728">
                <text:p>122.49728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80.758528">
                <text:p>80.758528</text:p>
              </table:table-cell>
              <table:table-cell office:value-type="float" office:value="112.489984">
                <text:p>112.489984</text:p>
              </table:table-cell>
              <table:table-cell office:value-type="float" office:value="122.18496">
                <text:p>122.1849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80.584192">
                <text:p>80.584192</text:p>
              </table:table-cell>
              <table:table-cell office:value-type="float" office:value="112.203776">
                <text:p>112.203776</text:p>
              </table:table-cell>
              <table:table-cell office:value-type="float" office:value="121.888256">
                <text:p>121.888256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80.374528">
                <text:p>80.374528</text:p>
              </table:table-cell>
              <table:table-cell office:value-type="float" office:value="112.059136">
                <text:p>112.059136</text:p>
              </table:table-cell>
              <table:table-cell office:value-type="float" office:value="121.723904">
                <text:p>121.723904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80.187904">
                <text:p>80.187904</text:p>
              </table:table-cell>
              <table:table-cell office:value-type="float" office:value="111.894528">
                <text:p>111.894528</text:p>
              </table:table-cell>
              <table:table-cell office:value-type="float" office:value="122.524672">
                <text:p>122.52467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79.927296">
                <text:p>79.927296</text:p>
              </table:table-cell>
              <table:table-cell office:value-type="float" office:value="111.740672">
                <text:p>111.740672</text:p>
              </table:table-cell>
              <table:table-cell office:value-type="float" office:value="122.199552">
                <text:p>122.199552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79.747072">
                <text:p>79.747072</text:p>
              </table:table-cell>
              <table:table-cell office:value-type="float" office:value="111.588864">
                <text:p>111.588864</text:p>
              </table:table-cell>
              <table:table-cell office:value-type="float" office:value="121.895936">
                <text:p>121.895936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79.58016">
                <text:p>79.58016</text:p>
              </table:table-cell>
              <table:table-cell office:value-type="float" office:value="111.424">
                <text:p>111.424</text:p>
              </table:table-cell>
              <table:table-cell office:value-type="float" office:value="121.587712">
                <text:p>121.58771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79.369984">
                <text:p>79.369984</text:p>
              </table:table-cell>
              <table:table-cell office:value-type="float" office:value="111.266048">
                <text:p>111.266048</text:p>
              </table:table-cell>
              <table:table-cell office:value-type="float" office:value="121.2928">
                <text:p>121.2928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79.203072">
                <text:p>79.203072</text:p>
              </table:table-cell>
              <table:table-cell office:value-type="float" office:value="111.116032">
                <text:p>111.116032</text:p>
              </table:table-cell>
              <table:table-cell office:value-type="float" office:value="120.996096">
                <text:p>120.996096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78.987008">
                <text:p>78.987008</text:p>
              </table:table-cell>
              <table:table-cell office:value-type="float" office:value="110.95296">
                <text:p>110.95296</text:p>
              </table:table-cell>
              <table:table-cell office:value-type="float" office:value="120.670976">
                <text:p>120.67097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78.811136">
                <text:p>78.811136</text:p>
              </table:table-cell>
              <table:table-cell office:value-type="float" office:value="110.793216">
                <text:p>110.793216</text:p>
              </table:table-cell>
              <table:table-cell office:value-type="float" office:value="120.36608">
                <text:p>120.3660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78.640896">
                <text:p>78.640896</text:p>
              </table:table-cell>
              <table:table-cell office:value-type="float" office:value="110.53312">
                <text:p>110.53312</text:p>
              </table:table-cell>
              <table:table-cell office:value-type="float" office:value="120.048384">
                <text:p>120.048384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78.475776">
                <text:p>78.475776</text:p>
              </table:table-cell>
              <table:table-cell office:value-type="float" office:value="109.847808">
                <text:p>109.847808</text:p>
              </table:table-cell>
              <table:table-cell office:value-type="float" office:value="119.746048">
                <text:p>119.746048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78.269952">
                <text:p>78.269952</text:p>
              </table:table-cell>
              <table:table-cell office:value-type="float" office:value="109.555968">
                <text:p>109.555968</text:p>
              </table:table-cell>
              <table:table-cell office:value-type="float" office:value="119.45088">
                <text:p>119.4508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78.102272">
                <text:p>78.102272</text:p>
              </table:table-cell>
              <table:table-cell office:value-type="float" office:value="109.10464">
                <text:p>109.10464</text:p>
              </table:table-cell>
              <table:table-cell office:value-type="float" office:value="119.118848">
                <text:p>119.118848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77.928192">
                <text:p>77.928192</text:p>
              </table:table-cell>
              <table:table-cell office:value-type="float" office:value="108.45056">
                <text:p>108.45056</text:p>
              </table:table-cell>
              <table:table-cell office:value-type="float" office:value="118.816">
                <text:p>118.81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77.745152">
                <text:p>77.745152</text:p>
              </table:table-cell>
              <table:table-cell office:value-type="float" office:value="108.015872">
                <text:p>108.015872</text:p>
              </table:table-cell>
              <table:table-cell office:value-type="float" office:value="118.505984">
                <text:p>118.50598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77.547008">
                <text:p>77.547008</text:p>
              </table:table-cell>
              <table:table-cell office:value-type="float" office:value="107.623936">
                <text:p>107.623936</text:p>
              </table:table-cell>
              <table:table-cell office:value-type="float" office:value="118.176">
                <text:p>118.176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77.373696">
                <text:p>77.373696</text:p>
              </table:table-cell>
              <table:table-cell office:value-type="float" office:value="107.358976">
                <text:p>107.358976</text:p>
              </table:table-cell>
              <table:table-cell office:value-type="float" office:value="117.870592">
                <text:p>117.870592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77.161984">
                <text:p>77.161984</text:p>
              </table:table-cell>
              <table:table-cell office:value-type="float" office:value="107.18208">
                <text:p>107.18208</text:p>
              </table:table-cell>
              <table:table-cell office:value-type="float" office:value="117.57312">
                <text:p>117.5731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76.990208">
                <text:p>76.990208</text:p>
              </table:table-cell>
              <table:table-cell office:value-type="float" office:value="106.824192">
                <text:p>106.824192</text:p>
              </table:table-cell>
              <table:table-cell office:value-type="float" office:value="117.275904">
                <text:p>117.27590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76.839424">
                <text:p>76.839424</text:p>
              </table:table-cell>
              <table:table-cell office:value-type="float" office:value="106.411008">
                <text:p>106.411008</text:p>
              </table:table-cell>
              <table:table-cell office:value-type="float" office:value="116.978688">
                <text:p>116.978688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76.67584">
                <text:p>76.67584</text:p>
              </table:table-cell>
              <table:table-cell office:value-type="float" office:value="106.018816">
                <text:p>106.018816</text:p>
              </table:table-cell>
              <table:table-cell office:value-type="float" office:value="116.58112">
                <text:p>116.58112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76.510208">
                <text:p>76.510208</text:p>
              </table:table-cell>
              <table:table-cell office:value-type="float" office:value="105.607936">
                <text:p>105.607936</text:p>
              </table:table-cell>
              <table:table-cell office:value-type="float" office:value="116.18688">
                <text:p>116.18688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76.349696">
                <text:p>76.349696</text:p>
              </table:table-cell>
              <table:table-cell office:value-type="float" office:value="105.373952">
                <text:p>105.373952</text:p>
              </table:table-cell>
              <table:table-cell office:value-type="float" office:value="115.819264">
                <text:p>115.819264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76.110848">
                <text:p>76.110848</text:p>
              </table:table-cell>
              <table:table-cell office:value-type="float" office:value="105.165312">
                <text:p>105.165312</text:p>
              </table:table-cell>
              <table:table-cell office:value-type="float" office:value="115.790592">
                <text:p>115.790592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75.93984">
                <text:p>75.93984</text:p>
              </table:table-cell>
              <table:table-cell office:value-type="float" office:value="104.978432">
                <text:p>104.978432</text:p>
              </table:table-cell>
              <table:table-cell office:value-type="float" office:value="115.484928">
                <text:p>115.484928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75.76064">
                <text:p>75.76064</text:p>
              </table:table-cell>
              <table:table-cell office:value-type="float" office:value="104.828672">
                <text:p>104.828672</text:p>
              </table:table-cell>
              <table:table-cell office:value-type="float" office:value="115.188736">
                <text:p>115.188736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75.53536">
                <text:p>75.53536</text:p>
              </table:table-cell>
              <table:table-cell office:value-type="float" office:value="104.55808">
                <text:p>104.55808</text:p>
              </table:table-cell>
              <table:table-cell office:value-type="float" office:value="114.893056">
                <text:p>114.893056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75.36384">
                <text:p>75.36384</text:p>
              </table:table-cell>
              <table:table-cell office:value-type="float" office:value="104.327936">
                <text:p>104.327936</text:p>
              </table:table-cell>
              <table:table-cell office:value-type="float" office:value="114.59712">
                <text:p>114.59712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75.152128">
                <text:p>75.152128</text:p>
              </table:table-cell>
              <table:table-cell office:value-type="float" office:value="104.154624">
                <text:p>104.154624</text:p>
              </table:table-cell>
              <table:table-cell office:value-type="float" office:value="114.092288">
                <text:p>114.092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